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5.4515" calcext:value-type="float">
            <text:p>75.4515</text:p>
          </table:table-cell>
          <table:table-cell office:value-type="float" office:value="287.181" calcext:value-type="float">
            <text:p>287.181</text:p>
          </table:table-cell>
          <table:table-cell office:value-type="float" office:value="42.0767" calcext:value-type="float">
            <text:p>42.0767</text:p>
          </table:table-cell>
          <table:table-cell office:value-type="float" office:value="75.8734" calcext:value-type="float">
            <text:p>75.8734</text:p>
          </table:table-cell>
          <table:table-cell office:value-type="float" office:value="276.804" calcext:value-type="float">
            <text:p>276.804</text:p>
          </table:table-cell>
          <table:table-cell office:value-type="float" office:value="42.2224" calcext:value-type="float">
            <text:p>42.2224</text:p>
          </table:table-cell>
          <table:table-cell/>
          <table:table-cell table:formula="of:=([.D1]-[.A1])/0.0166667" office:value-type="float" office:value="25.3139493721017" calcext:value-type="float">
            <text:p>25.3139493721017</text:p>
          </table:table-cell>
          <table:table-cell table:formula="of:=ABS([.E1]-[.B1])/0.0166667" office:value-type="float" office:value="622.618754762491" calcext:value-type="float">
            <text:p>622.618754762491</text:p>
          </table:table-cell>
          <table:table-cell table:formula="of:=([.F1]-[.C1])/0.0166667" office:value-type="float" office:value="8.74198251603485" calcext:value-type="float">
            <text:p>8.74198251603485</text:p>
          </table:table-cell>
          <table:table-cell table:formula="of:=DEGREES(ATAN(ABS([.F1]-[.C1])/ABS([.E1]-[.B1])))" office:value-type="float" office:value="0.804418094289762" calcext:value-type="float">
            <text:p>0.804418094289762</text:p>
          </table:table-cell>
          <table:table-cell table:formula="of:=SQRT(POWER([.H1];2)+POWER([.I1];2)+POWER([.J1];2))" office:value-type="float" office:value="623.194457672017" calcext:value-type="float">
            <text:p>623.194457672017</text:p>
          </table:table-cell>
        </table:table-row>
        <table:table-row table:style-name="ro1">
          <table:table-cell office:value-type="float" office:value="75.9304" calcext:value-type="float">
            <text:p>75.9304</text:p>
          </table:table-cell>
          <table:table-cell office:value-type="float" office:value="283.309" calcext:value-type="float">
            <text:p>283.309</text:p>
          </table:table-cell>
          <table:table-cell office:value-type="float" office:value="41.9281" calcext:value-type="float">
            <text:p>41.9281</text:p>
          </table:table-cell>
          <table:table-cell office:value-type="float" office:value="76.3387" calcext:value-type="float">
            <text:p>76.3387</text:p>
          </table:table-cell>
          <table:table-cell office:value-type="float" office:value="273.141" calcext:value-type="float">
            <text:p>273.141</text:p>
          </table:table-cell>
          <table:table-cell office:value-type="float" office:value="41.8202" calcext:value-type="float">
            <text:p>41.8202</text:p>
          </table:table-cell>
          <table:table-cell/>
          <table:table-cell table:formula="of:=([.D2]-[.A2])/0.0166667" office:value-type="float" office:value="24.4979510040978" calcext:value-type="float">
            <text:p>24.4979510040978</text:p>
          </table:table-cell>
          <table:table-cell table:formula="of:=ABS([.E2]-[.B2])/0.0166667" office:value-type="float" office:value="610.078779842441" calcext:value-type="float">
            <text:p>610.078779842441</text:p>
          </table:table-cell>
          <table:table-cell table:formula="of:=([.F2]-[.C2])/0.0166667" office:value-type="float" office:value="-6.47398705202594" calcext:value-type="float">
            <text:p>-6.47398705202594</text:p>
          </table:table-cell>
          <table:table-cell table:formula="of:=DEGREES(ATAN(ABS([.F2]-[.C2])/ABS([.E2]-[.B2])))" office:value-type="float" office:value="0.607984123540421" calcext:value-type="float">
            <text:p>0.607984123540421</text:p>
          </table:table-cell>
          <table:table-cell table:formula="of:=SQRT(POWER([.H2];2)+POWER([.I2];2)+POWER([.J2];2))" office:value-type="float" office:value="610.604765560989" calcext:value-type="float">
            <text:p>610.604765560989</text:p>
          </table:table-cell>
        </table:table-row>
        <table:table-row table:style-name="ro1">
          <table:table-cell office:value-type="float" office:value="76.2467" calcext:value-type="float">
            <text:p>76.2467</text:p>
          </table:table-cell>
          <table:table-cell office:value-type="float" office:value="290.165" calcext:value-type="float">
            <text:p>290.165</text:p>
          </table:table-cell>
          <table:table-cell office:value-type="float" office:value="40.8271" calcext:value-type="float">
            <text:p>40.8271</text:p>
          </table:table-cell>
          <table:table-cell office:value-type="float" office:value="76.6546" calcext:value-type="float">
            <text:p>76.6546</text:p>
          </table:table-cell>
          <table:table-cell office:value-type="float" office:value="279.67" calcext:value-type="float">
            <text:p>279.67</text:p>
          </table:table-cell>
          <table:table-cell office:value-type="float" office:value="40.9977" calcext:value-type="float">
            <text:p>40.9977</text:p>
          </table:table-cell>
          <table:table-cell/>
          <table:table-cell table:formula="of:=([.D3]-[.A3])/0.0166667" office:value-type="float" office:value="24.4739510520978" calcext:value-type="float">
            <text:p>24.4739510520978</text:p>
          </table:table-cell>
          <table:table-cell table:formula="of:=ABS([.E3]-[.B3])/0.0166667" office:value-type="float" office:value="629.698740602519" calcext:value-type="float">
            <text:p>629.698740602519</text:p>
          </table:table-cell>
          <table:table-cell table:formula="of:=([.F3]-[.C3])/0.0166667" office:value-type="float" office:value="10.235979528041" calcext:value-type="float">
            <text:p>10.235979528041</text:p>
          </table:table-cell>
          <table:table-cell table:formula="of:=DEGREES(ATAN(ABS([.F3]-[.C3])/ABS([.E3]-[.B3])))" office:value-type="float" office:value="0.931281484520327" calcext:value-type="float">
            <text:p>0.931281484520327</text:p>
          </table:table-cell>
          <table:table-cell table:formula="of:=SQRT(POWER([.H3];2)+POWER([.I3];2)+POWER([.J3];2))" office:value-type="float" office:value="630.257291487689" calcext:value-type="float">
            <text:p>630.257291487689</text:p>
          </table:table-cell>
        </table:table-row>
        <table:table-row table:style-name="ro1">
          <table:table-cell office:value-type="float" office:value="76.5059" calcext:value-type="float">
            <text:p>76.5059</text:p>
          </table:table-cell>
          <table:table-cell office:value-type="float" office:value="290.138" calcext:value-type="float">
            <text:p>290.138</text:p>
          </table:table-cell>
          <table:table-cell office:value-type="float" office:value="41.0856" calcext:value-type="float">
            <text:p>41.0856</text:p>
          </table:table-cell>
          <table:table-cell office:value-type="float" office:value="77.1615" calcext:value-type="float">
            <text:p>77.1615</text:p>
          </table:table-cell>
          <table:table-cell office:value-type="float" office:value="279.714" calcext:value-type="float">
            <text:p>279.714</text:p>
          </table:table-cell>
          <table:table-cell office:value-type="float" office:value="40.9859" calcext:value-type="float">
            <text:p>40.9859</text:p>
          </table:table-cell>
          <table:table-cell/>
          <table:table-cell table:formula="of:=([.D4]-[.A4])/0.0166667" office:value-type="float" office:value="39.3359213281578" calcext:value-type="float">
            <text:p>39.3359213281578</text:p>
          </table:table-cell>
          <table:table-cell table:formula="of:=ABS([.E4]-[.B4])/0.0166667" office:value-type="float" office:value="625.4387491225" calcext:value-type="float">
            <text:p>625.4387491225</text:p>
          </table:table-cell>
          <table:table-cell table:formula="of:=([.F4]-[.C4])/0.0166667" office:value-type="float" office:value="-5.98198803602384" calcext:value-type="float">
            <text:p>-5.98198803602384</text:p>
          </table:table-cell>
          <table:table-cell table:formula="of:=DEGREES(ATAN(ABS([.F4]-[.C4])/ABS([.E4]-[.B4])))" office:value-type="float" office:value="0.547986861002372" calcext:value-type="float">
            <text:p>0.547986861002372</text:p>
          </table:table-cell>
          <table:table-cell table:formula="of:=SQRT(POWER([.H4];2)+POWER([.I4];2)+POWER([.J4];2))" office:value-type="float" office:value="626.703061897352" calcext:value-type="float">
            <text:p>626.703061897352</text:p>
          </table:table-cell>
        </table:table-row>
        <table:table-row table:style-name="ro1">
          <table:table-cell office:value-type="float" office:value="75.941" calcext:value-type="float">
            <text:p>75.941</text:p>
          </table:table-cell>
          <table:table-cell office:value-type="float" office:value="284.76" calcext:value-type="float">
            <text:p>284.76</text:p>
          </table:table-cell>
          <table:table-cell office:value-type="float" office:value="41.1881" calcext:value-type="float">
            <text:p>41.1881</text:p>
          </table:table-cell>
          <table:table-cell office:value-type="float" office:value="76.3383" calcext:value-type="float">
            <text:p>76.3383</text:p>
          </table:table-cell>
          <table:table-cell office:value-type="float" office:value="273.177" calcext:value-type="float">
            <text:p>273.177</text:p>
          </table:table-cell>
          <table:table-cell office:value-type="float" office:value="41.5664" calcext:value-type="float">
            <text:p>41.5664</text:p>
          </table:table-cell>
          <table:table-cell/>
          <table:table-cell table:formula="of:=([.D5]-[.A5])/0.0166667" office:value-type="float" office:value="23.8379523240954" calcext:value-type="float">
            <text:p>23.8379523240954</text:p>
          </table:table-cell>
          <table:table-cell table:formula="of:=ABS([.E5]-[.B5])/0.0166667" office:value-type="float" office:value="694.978610042778" calcext:value-type="float">
            <text:p>694.978610042778</text:p>
          </table:table-cell>
          <table:table-cell table:formula="of:=([.F5]-[.C5])/0.0166667" office:value-type="float" office:value="22.697954604091" calcext:value-type="float">
            <text:p>22.697954604091</text:p>
          </table:table-cell>
          <table:table-cell table:formula="of:=DEGREES(ATAN(ABS([.F5]-[.C5])/ABS([.E5]-[.B5])))" office:value-type="float" office:value="1.8706113805812" calcext:value-type="float">
            <text:p>1.8706113805812</text:p>
          </table:table-cell>
          <table:table-cell table:formula="of:=SQRT(POWER([.H5];2)+POWER([.I5];2)+POWER([.J5];2))" office:value-type="float" office:value="695.757654310182" calcext:value-type="float">
            <text:p>695.757654310182</text:p>
          </table:table-cell>
        </table:table-row>
        <table:table-row table:style-name="ro1">
          <table:table-cell office:value-type="float" office:value="74.1976" calcext:value-type="float">
            <text:p>74.1976</text:p>
          </table:table-cell>
          <table:table-cell office:value-type="float" office:value="294.023" calcext:value-type="float">
            <text:p>294.023</text:p>
          </table:table-cell>
          <table:table-cell office:value-type="float" office:value="41.0038" calcext:value-type="float">
            <text:p>41.0038</text:p>
          </table:table-cell>
          <table:table-cell office:value-type="float" office:value="74.3967" calcext:value-type="float">
            <text:p>74.3967</text:p>
          </table:table-cell>
          <table:table-cell office:value-type="float" office:value="283.374" calcext:value-type="float">
            <text:p>283.374</text:p>
          </table:table-cell>
          <table:table-cell office:value-type="float" office:value="40.9197" calcext:value-type="float">
            <text:p>40.9197</text:p>
          </table:table-cell>
          <table:table-cell/>
          <table:table-cell table:formula="of:=([.D6]-[.A6])/0.0166667" office:value-type="float" office:value="11.9459761080479" calcext:value-type="float">
            <text:p>11.9459761080479</text:p>
          </table:table-cell>
          <table:table-cell table:formula="of:=ABS([.E6]-[.B6])/0.0166667" office:value-type="float" office:value="638.938722122556" calcext:value-type="float">
            <text:p>638.938722122556</text:p>
          </table:table-cell>
          <table:table-cell table:formula="of:=([.F6]-[.C6])/0.0166667" office:value-type="float" office:value="-5.04598990802015" calcext:value-type="float">
            <text:p>-5.04598990802015</text:p>
          </table:table-cell>
          <table:table-cell table:formula="of:=DEGREES(ATAN(ABS([.F6]-[.C6])/ABS([.E6]-[.B6])))" office:value-type="float" office:value="0.452481442665778" calcext:value-type="float">
            <text:p>0.452481442665778</text:p>
          </table:table-cell>
          <table:table-cell table:formula="of:=SQRT(POWER([.H6];2)+POWER([.I6];2)+POWER([.J6];2))" office:value-type="float" office:value="639.07030832838" calcext:value-type="float">
            <text:p>639.07030832838</text:p>
          </table:table-cell>
        </table:table-row>
        <table:table-row table:style-name="ro1">
          <table:table-cell office:value-type="float" office:value="73.6275" calcext:value-type="float">
            <text:p>73.6275</text:p>
          </table:table-cell>
          <table:table-cell office:value-type="float" office:value="281.885" calcext:value-type="float">
            <text:p>281.885</text:p>
          </table:table-cell>
          <table:table-cell office:value-type="float" office:value="41.4209" calcext:value-type="float">
            <text:p>41.4209</text:p>
          </table:table-cell>
          <table:table-cell office:value-type="float" office:value="73.3439" calcext:value-type="float">
            <text:p>73.3439</text:p>
          </table:table-cell>
          <table:table-cell office:value-type="float" office:value="274.218" calcext:value-type="float">
            <text:p>274.218</text:p>
          </table:table-cell>
          <table:table-cell office:value-type="float" office:value="41.1742" calcext:value-type="float">
            <text:p>41.1742</text:p>
          </table:table-cell>
          <table:table-cell/>
          <table:table-cell table:formula="of:=([.D7]-[.A7])/0.0166667" office:value-type="float" office:value="-17.0159659680676" calcext:value-type="float">
            <text:p>-17.0159659680676</text:p>
          </table:table-cell>
          <table:table-cell table:formula="of:=ABS([.E7]-[.B7])/0.0166667" office:value-type="float" office:value="460.019079961839" calcext:value-type="float">
            <text:p>460.019079961839</text:p>
          </table:table-cell>
          <table:table-cell table:formula="of:=([.F7]-[.C7])/0.0166667" office:value-type="float" office:value="-14.8019703960595" calcext:value-type="float">
            <text:p>-14.8019703960595</text:p>
          </table:table-cell>
          <table:table-cell table:formula="of:=DEGREES(ATAN(ABS([.F7]-[.C7])/ABS([.E7]-[.B7])))" office:value-type="float" office:value="1.84296252160357" calcext:value-type="float">
            <text:p>1.84296252160357</text:p>
          </table:table-cell>
          <table:table-cell table:formula="of:=SQRT(POWER([.H7];2)+POWER([.I7];2)+POWER([.J7];2))" office:value-type="float" office:value="460.571596339124" calcext:value-type="float">
            <text:p>460.571596339124</text:p>
          </table:table-cell>
        </table:table-row>
        <table:table-row table:style-name="ro1">
          <table:table-cell office:value-type="float" office:value="74.1475" calcext:value-type="float">
            <text:p>74.1475</text:p>
          </table:table-cell>
          <table:table-cell office:value-type="float" office:value="284.703" calcext:value-type="float">
            <text:p>284.703</text:p>
          </table:table-cell>
          <table:table-cell office:value-type="float" office:value="40.7062" calcext:value-type="float">
            <text:p>40.7062</text:p>
          </table:table-cell>
          <table:table-cell office:value-type="float" office:value="74.0942" calcext:value-type="float">
            <text:p>74.0942</text:p>
          </table:table-cell>
          <table:table-cell office:value-type="float" office:value="274.347" calcext:value-type="float">
            <text:p>274.347</text:p>
          </table:table-cell>
          <table:table-cell office:value-type="float" office:value="40.8971" calcext:value-type="float">
            <text:p>40.8971</text:p>
          </table:table-cell>
          <table:table-cell/>
          <table:table-cell table:formula="of:=([.D8]-[.A8])/0.0166667" office:value-type="float" office:value="-3.19799360401237" calcext:value-type="float">
            <text:p>-3.19799360401237</text:p>
          </table:table-cell>
          <table:table-cell table:formula="of:=ABS([.E8]-[.B8])/0.0166667" office:value-type="float" office:value="621.358757282485" calcext:value-type="float">
            <text:p>621.358757282485</text:p>
          </table:table-cell>
          <table:table-cell table:formula="of:=([.F8]-[.C8])/0.0166667" office:value-type="float" office:value="11.4539770920458" calcext:value-type="float">
            <text:p>11.4539770920458</text:p>
          </table:table-cell>
          <table:table-cell table:formula="of:=DEGREES(ATAN(ABS([.F8]-[.C8])/ABS([.E8]-[.B8])))" office:value-type="float" office:value="1.05605693944793" calcext:value-type="float">
            <text:p>1.05605693944793</text:p>
          </table:table-cell>
          <table:table-cell table:formula="of:=SQRT(POWER([.H8];2)+POWER([.I8];2)+POWER([.J8];2))" office:value-type="float" office:value="621.47254646199" calcext:value-type="float">
            <text:p>621.47254646199</text:p>
          </table:table-cell>
        </table:table-row>
        <table:table-row table:style-name="ro1">
          <table:table-cell office:value-type="float" office:value="74.419" calcext:value-type="float">
            <text:p>74.419</text:p>
          </table:table-cell>
          <table:table-cell office:value-type="float" office:value="287.359" calcext:value-type="float">
            <text:p>287.359</text:p>
          </table:table-cell>
          <table:table-cell office:value-type="float" office:value="40.7831" calcext:value-type="float">
            <text:p>40.7831</text:p>
          </table:table-cell>
          <table:table-cell office:value-type="float" office:value="74.6108" calcext:value-type="float">
            <text:p>74.6108</text:p>
          </table:table-cell>
          <table:table-cell office:value-type="float" office:value="276.981" calcext:value-type="float">
            <text:p>276.981</text:p>
          </table:table-cell>
          <table:table-cell office:value-type="float" office:value="40.7062" calcext:value-type="float">
            <text:p>40.7062</text:p>
          </table:table-cell>
          <table:table-cell/>
          <table:table-cell table:formula="of:=([.D9]-[.A9])/0.0166667" office:value-type="float" office:value="11.5079769840461" calcext:value-type="float">
            <text:p>11.5079769840461</text:p>
          </table:table-cell>
          <table:table-cell table:formula="of:=ABS([.E9]-[.B9])/0.0166667" office:value-type="float" office:value="622.67875464249" calcext:value-type="float">
            <text:p>622.67875464249</text:p>
          </table:table-cell>
          <table:table-cell table:formula="of:=([.F9]-[.C9])/0.0166667" office:value-type="float" office:value="-4.61399077201815" calcext:value-type="float">
            <text:p>-4.61399077201815</text:p>
          </table:table-cell>
          <table:table-cell table:formula="of:=DEGREES(ATAN(ABS([.F9]-[.C9])/ABS([.E9]-[.B9])))" office:value-type="float" office:value="0.424548545648454" calcext:value-type="float">
            <text:p>0.424548545648454</text:p>
          </table:table-cell>
          <table:table-cell table:formula="of:=SQRT(POWER([.H9];2)+POWER([.I9];2)+POWER([.J9];2))" office:value-type="float" office:value="622.802178808193" calcext:value-type="float">
            <text:p>622.802178808193</text:p>
          </table:table-cell>
        </table:table-row>
        <table:table-row table:style-name="ro1">
          <table:table-cell office:value-type="float" office:value="73.1323" calcext:value-type="float">
            <text:p>73.1323</text:p>
          </table:table-cell>
          <table:table-cell office:value-type="float" office:value="287.235" calcext:value-type="float">
            <text:p>287.235</text:p>
          </table:table-cell>
          <table:table-cell office:value-type="float" office:value="40.8151" calcext:value-type="float">
            <text:p>40.8151</text:p>
          </table:table-cell>
          <table:table-cell office:value-type="float" office:value="72.8475" calcext:value-type="float">
            <text:p>72.8475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40.7539" calcext:value-type="float">
            <text:p>40.7539</text:p>
          </table:table-cell>
          <table:table-cell/>
          <table:table-cell table:formula="of:=([.D10]-[.A10])/0.0166667" office:value-type="float" office:value="-17.0879658240686" calcext:value-type="float">
            <text:p>-17.0879658240686</text:p>
          </table:table-cell>
          <table:table-cell table:formula="of:=ABS([.E10]-[.B10])/0.0166667" office:value-type="float" office:value="626.638746722508" calcext:value-type="float">
            <text:p>626.638746722508</text:p>
          </table:table-cell>
          <table:table-cell table:formula="of:=([.F10]-[.C10])/0.0166667" office:value-type="float" office:value="-3.67199265601466" calcext:value-type="float">
            <text:p>-3.67199265601466</text:p>
          </table:table-cell>
          <table:table-cell table:formula="of:=DEGREES(ATAN(ABS([.F10]-[.C10])/ABS([.E10]-[.B10])))" office:value-type="float" office:value="0.335739330922269" calcext:value-type="float">
            <text:p>0.335739330922269</text:p>
          </table:table-cell>
          <table:table-cell table:formula="of:=SQRT(POWER([.H10];2)+POWER([.I10];2)+POWER([.J10];2))" office:value-type="float" office:value="626.882445917913" calcext:value-type="float">
            <text:p>626.882445917913</text:p>
          </table:table-cell>
        </table:table-row>
        <table:table-row table:style-name="ro1">
          <table:table-cell office:value-type="float" office:value="74.1894" calcext:value-type="float">
            <text:p>74.1894</text:p>
          </table:table-cell>
          <table:table-cell office:value-type="float" office:value="292.728" calcext:value-type="float">
            <text:p>292.728</text:p>
          </table:table-cell>
          <table:table-cell office:value-type="float" office:value="40.6936" calcext:value-type="float">
            <text:p>40.6936</text:p>
          </table:table-cell>
          <table:table-cell office:value-type="float" office:value="73.8852" calcext:value-type="float">
            <text:p>73.8852</text:p>
          </table:table-cell>
          <table:table-cell office:value-type="float" office:value="283.379" calcext:value-type="float">
            <text:p>283.379</text:p>
          </table:table-cell>
          <table:table-cell office:value-type="float" office:value="40.6703" calcext:value-type="float">
            <text:p>40.6703</text:p>
          </table:table-cell>
          <table:table-cell/>
          <table:table-cell table:formula="of:=([.D11]-[.A11])/0.0166667" office:value-type="float" office:value="-18.2519634960735" calcext:value-type="float">
            <text:p>-18.2519634960735</text:p>
          </table:table-cell>
          <table:table-cell table:formula="of:=ABS([.E11]-[.B11])/0.0166667" office:value-type="float" office:value="560.938878122243" calcext:value-type="float">
            <text:p>560.938878122243</text:p>
          </table:table-cell>
          <table:table-cell table:formula="of:=([.F11]-[.C11])/0.0166667" office:value-type="float" office:value="-1.39799720400596" calcext:value-type="float">
            <text:p>-1.39799720400596</text:p>
          </table:table-cell>
          <table:table-cell table:formula="of:=DEGREES(ATAN(ABS([.F11]-[.C11])/ABS([.E11]-[.B11])))" office:value-type="float" office:value="0.142794833528772" calcext:value-type="float">
            <text:p>0.142794833528772</text:p>
          </table:table-cell>
          <table:table-cell table:formula="of:=SQRT(POWER([.H11];2)+POWER([.I11];2)+POWER([.J11];2))" office:value-type="float" office:value="561.237484098029" calcext:value-type="float">
            <text:p>561.237484098029</text:p>
          </table:table-cell>
        </table:table-row>
        <table:table-row table:style-name="ro1">
          <table:table-cell office:value-type="float" office:value="73.6687" calcext:value-type="float">
            <text:p>73.6687</text:p>
          </table:table-cell>
          <table:table-cell office:value-type="float" office:value="291.057" calcext:value-type="float">
            <text:p>291.057</text:p>
          </table:table-cell>
          <table:table-cell office:value-type="float" office:value="41.9921" calcext:value-type="float">
            <text:p>41.9921</text:p>
          </table:table-cell>
          <table:table-cell office:value-type="float" office:value="73.6208" calcext:value-type="float">
            <text:p>73.6208</text:p>
          </table:table-cell>
          <table:table-cell office:value-type="float" office:value="279.114" calcext:value-type="float">
            <text:p>279.114</text:p>
          </table:table-cell>
          <table:table-cell office:value-type="float" office:value="42.3708" calcext:value-type="float">
            <text:p>42.3708</text:p>
          </table:table-cell>
          <table:table-cell/>
          <table:table-cell table:formula="of:=([.D12]-[.A12])/0.0166667" office:value-type="float" office:value="-2.87399425201141" calcext:value-type="float">
            <text:p>-2.87399425201141</text:p>
          </table:table-cell>
          <table:table-cell table:formula="of:=ABS([.E12]-[.B12])/0.0166667" office:value-type="float" office:value="716.578566842869" calcext:value-type="float">
            <text:p>716.578566842869</text:p>
          </table:table-cell>
          <table:table-cell table:formula="of:=([.F12]-[.C12])/0.0166667" office:value-type="float" office:value="22.721954556091" calcext:value-type="float">
            <text:p>22.721954556091</text:p>
          </table:table-cell>
          <table:table-cell table:formula="of:=DEGREES(ATAN(ABS([.F12]-[.C12])/ABS([.E12]-[.B12])))" office:value-type="float" office:value="1.81618052212344" calcext:value-type="float">
            <text:p>1.81618052212344</text:p>
          </table:table-cell>
          <table:table-cell table:formula="of:=SQRT(POWER([.H12];2)+POWER([.I12];2)+POWER([.J12];2))" office:value-type="float" office:value="716.944481477045" calcext:value-type="float">
            <text:p>716.944481477045</text:p>
          </table:table-cell>
        </table:table-row>
        <table:table-row table:style-name="ro1">
          <table:table-cell office:value-type="float" office:value="74.1673" calcext:value-type="float">
            <text:p>74.1673</text:p>
          </table:table-cell>
          <table:table-cell office:value-type="float" office:value="287.013" calcext:value-type="float">
            <text:p>287.013</text:p>
          </table:table-cell>
          <table:table-cell office:value-type="float" office:value="42.3696" calcext:value-type="float">
            <text:p>42.3696</text:p>
          </table:table-cell>
          <table:table-cell office:value-type="float" office:value="74.1126" calcext:value-type="float">
            <text:p>74.1126</text:p>
          </table:table-cell>
          <table:table-cell office:value-type="float" office:value="276.629" calcext:value-type="float">
            <text:p>276.629</text:p>
          </table:table-cell>
          <table:table-cell office:value-type="float" office:value="42.267" calcext:value-type="float">
            <text:p>42.267</text:p>
          </table:table-cell>
          <table:table-cell/>
          <table:table-cell table:formula="of:=([.D13]-[.A13])/0.0166667" office:value-type="float" office:value="-3.28199343601294" calcext:value-type="float">
            <text:p>-3.28199343601294</text:p>
          </table:table-cell>
          <table:table-cell table:formula="of:=ABS([.E13]-[.B13])/0.0166667" office:value-type="float" office:value="623.03875392249" calcext:value-type="float">
            <text:p>623.03875392249</text:p>
          </table:table-cell>
          <table:table-cell table:formula="of:=([.F13]-[.C13])/0.0166667" office:value-type="float" office:value="-6.15598768802435" calcext:value-type="float">
            <text:p>-6.15598768802435</text:p>
          </table:table-cell>
          <table:table-cell table:formula="of:=DEGREES(ATAN(ABS([.F13]-[.C13])/ABS([.E13]-[.B13])))" office:value-type="float" office:value="0.566097427737814" calcext:value-type="float">
            <text:p>0.566097427737814</text:p>
          </table:table-cell>
          <table:table-cell table:formula="of:=SQRT(POWER([.H13];2)+POWER([.I13];2)+POWER([.J13];2))" office:value-type="float" office:value="623.077809390302" calcext:value-type="float">
            <text:p>623.077809390302</text:p>
          </table:table-cell>
        </table:table-row>
        <table:table-row table:style-name="ro1">
          <table:table-cell office:value-type="float" office:value="74.3994" calcext:value-type="float">
            <text:p>74.3994</text:p>
          </table:table-cell>
          <table:table-cell office:value-type="float" office:value="283.223" calcext:value-type="float">
            <text:p>283.223</text:p>
          </table:table-cell>
          <table:table-cell office:value-type="float" office:value="41.7031" calcext:value-type="float">
            <text:p>41.7031</text:p>
          </table:table-cell>
          <table:table-cell office:value-type="float" office:value="74.3475" calcext:value-type="float">
            <text:p>74.3475</text:p>
          </table:table-cell>
          <table:table-cell office:value-type="float" office:value="274.245" calcext:value-type="float">
            <text:p>274.245</text:p>
          </table:table-cell>
          <table:table-cell office:value-type="float" office:value="41.6575" calcext:value-type="float">
            <text:p>41.6575</text:p>
          </table:table-cell>
          <table:table-cell/>
          <table:table-cell table:formula="of:=([.D14]-[.A14])/0.0166667" office:value-type="float" office:value="-3.11399377201266" calcext:value-type="float">
            <text:p>-3.11399377201266</text:p>
          </table:table-cell>
          <table:table-cell table:formula="of:=ABS([.E14]-[.B14])/0.0166667" office:value-type="float" office:value="538.678922642155" calcext:value-type="float">
            <text:p>538.678922642155</text:p>
          </table:table-cell>
          <table:table-cell table:formula="of:=([.F14]-[.C14])/0.0166667" office:value-type="float" office:value="-2.73599452801096" calcext:value-type="float">
            <text:p>-2.73599452801096</text:p>
          </table:table-cell>
          <table:table-cell table:formula="of:=DEGREES(ATAN(ABS([.F14]-[.C14])/ABS([.E14]-[.B14])))" office:value-type="float" office:value="0.291007471550224" calcext:value-type="float">
            <text:p>0.291007471550224</text:p>
          </table:table-cell>
          <table:table-cell table:formula="of:=SQRT(POWER([.H14];2)+POWER([.I14];2)+POWER([.J14];2))" office:value-type="float" office:value="538.694871260329" calcext:value-type="float">
            <text:p>538.694871260329</text:p>
          </table:table-cell>
        </table:table-row>
        <table:table-row table:style-name="ro1">
          <table:table-cell office:value-type="float" office:value="74.136" calcext:value-type="float">
            <text:p>74.136</text:p>
          </table:table-cell>
          <table:table-cell office:value-type="float" office:value="280.29" calcext:value-type="float">
            <text:p>280.29</text:p>
          </table:table-cell>
          <table:table-cell office:value-type="float" office:value="43.181" calcext:value-type="float">
            <text:p>43.181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43.3652" calcext:value-type="float">
            <text:p>43.3652</text:p>
          </table:table-cell>
          <table:table-cell/>
          <table:table-cell table:formula="of:=([.D15]-[.A15])/0.0166667" office:value-type="float" office:value="-2.74799450401098" calcext:value-type="float">
            <text:p>-2.74799450401098</text:p>
          </table:table-cell>
          <table:table-cell table:formula="of:=ABS([.E15]-[.B15])/0.0166667" office:value-type="float" office:value="535.438929122144" calcext:value-type="float">
            <text:p>535.438929122144</text:p>
          </table:table-cell>
          <table:table-cell table:formula="of:=([.F15]-[.C15])/0.0166667" office:value-type="float" office:value="11.0519778960445" calcext:value-type="float">
            <text:p>11.0519778960445</text:p>
          </table:table-cell>
          <table:table-cell table:formula="of:=DEGREES(ATAN(ABS([.F15]-[.C15])/ABS([.E15]-[.B15])))" office:value-type="float" office:value="1.18247244998151" calcext:value-type="float">
            <text:p>1.18247244998151</text:p>
          </table:table-cell>
          <table:table-cell table:formula="of:=SQRT(POWER([.H15];2)+POWER([.I15];2)+POWER([.J15];2))" office:value-type="float" office:value="535.560028856408" calcext:value-type="float">
            <text:p>535.560028856408</text:p>
          </table:table-cell>
        </table:table-row>
        <table:table-row table:style-name="ro1">
          <table:table-cell office:value-type="float" office:value="73.6444" calcext:value-type="float">
            <text:p>73.6444</text:p>
          </table:table-cell>
          <table:table-cell office:value-type="float" office:value="284.226" calcext:value-type="float">
            <text:p>284.226</text:p>
          </table:table-cell>
          <table:table-cell office:value-type="float" office:value="42.8147" calcext:value-type="float">
            <text:p>42.8147</text:p>
          </table:table-cell>
          <table:table-cell office:value-type="float" office:value="73.6031" calcext:value-type="float">
            <text:p>73.6031</text:p>
          </table:table-cell>
          <table:table-cell office:value-type="float" office:value="273.852" calcext:value-type="float">
            <text:p>273.852</text:p>
          </table:table-cell>
          <table:table-cell office:value-type="float" office:value="43.2166" calcext:value-type="float">
            <text:p>43.2166</text:p>
          </table:table-cell>
          <table:table-cell/>
          <table:table-cell table:formula="of:=([.D16]-[.A16])/0.0166667" office:value-type="float" office:value="-2.47799504401032" calcext:value-type="float">
            <text:p>-2.47799504401032</text:p>
          </table:table-cell>
          <table:table-cell table:formula="of:=ABS([.E16]-[.B16])/0.0166667" office:value-type="float" office:value="622.438755122491" calcext:value-type="float">
            <text:p>622.438755122491</text:p>
          </table:table-cell>
          <table:table-cell table:formula="of:=([.F16]-[.C16])/0.0166667" office:value-type="float" office:value="24.1139517720963" calcext:value-type="float">
            <text:p>24.1139517720963</text:p>
          </table:table-cell>
          <table:table-cell table:formula="of:=DEGREES(ATAN(ABS([.F16]-[.C16])/ABS([.E16]-[.B16])))" office:value-type="float" office:value="2.21859108085681" calcext:value-type="float">
            <text:p>2.21859108085681</text:p>
          </table:table-cell>
          <table:table-cell table:formula="of:=SQRT(POWER([.H16];2)+POWER([.I16];2)+POWER([.J16];2))" office:value-type="float" office:value="622.910609163098" calcext:value-type="float">
            <text:p>622.910609163098</text:p>
          </table:table-cell>
        </table:table-row>
        <table:table-row table:style-name="ro1">
          <table:table-cell office:value-type="float" office:value="74.1778" calcext:value-type="float">
            <text:p>74.1778</text:p>
          </table:table-cell>
          <table:table-cell office:value-type="float" office:value="289.876" calcext:value-type="float">
            <text:p>289.876</text:p>
          </table:table-cell>
          <table:table-cell office:value-type="float" office:value="41.4051" calcext:value-type="float">
            <text:p>41.4051</text:p>
          </table:table-cell>
          <table:table-cell office:value-type="float" office:value="74.1235" calcext:value-type="float">
            <text:p>74.1235</text:p>
          </table:table-cell>
          <table:table-cell office:value-type="float" office:value="279.322" calcext:value-type="float">
            <text:p>279.322</text:p>
          </table:table-cell>
          <table:table-cell office:value-type="float" office:value="41.5802" calcext:value-type="float">
            <text:p>41.5802</text:p>
          </table:table-cell>
          <table:table-cell/>
          <table:table-cell table:formula="of:=([.D17]-[.A17])/0.0166667" office:value-type="float" office:value="-3.2579934840129" calcext:value-type="float">
            <text:p>-3.2579934840129</text:p>
          </table:table-cell>
          <table:table-cell table:formula="of:=ABS([.E17]-[.B17])/0.0166667" office:value-type="float" office:value="633.238733522531" calcext:value-type="float">
            <text:p>633.238733522531</text:p>
          </table:table-cell>
          <table:table-cell table:formula="of:=([.F17]-[.C17])/0.0166667" office:value-type="float" office:value="10.5059789880421" calcext:value-type="float">
            <text:p>10.5059789880421</text:p>
          </table:table-cell>
          <table:table-cell table:formula="of:=DEGREES(ATAN(ABS([.F17]-[.C17])/ABS([.E17]-[.B17])))" office:value-type="float" office:value="0.950499397463397" calcext:value-type="float">
            <text:p>0.950499397463397</text:p>
          </table:table-cell>
          <table:table-cell table:formula="of:=SQRT(POWER([.H17];2)+POWER([.I17];2)+POWER([.J17];2))" office:value-type="float" office:value="633.334259099615" calcext:value-type="float">
            <text:p>633.334259099615</text:p>
          </table:table-cell>
        </table:table-row>
        <table:table-row table:style-name="ro1">
          <table:table-cell office:value-type="float" office:value="73.9148" calcext:value-type="float">
            <text:p>73.9148</text:p>
          </table:table-cell>
          <table:table-cell office:value-type="float" office:value="288.408" calcext:value-type="float">
            <text:p>288.408</text:p>
          </table:table-cell>
          <table:table-cell office:value-type="float" office:value="41.8964" calcext:value-type="float">
            <text:p>41.8964</text:p>
          </table:table-cell>
          <table:table-cell office:value-type="float" office:value="73.6197" calcext:value-type="float">
            <text:p>73.6197</text:p>
          </table:table-cell>
          <table:table-cell office:value-type="float" office:value="279.162" calcext:value-type="float">
            <text:p>279.162</text:p>
          </table:table-cell>
          <table:table-cell office:value-type="float" office:value="42.1124" calcext:value-type="float">
            <text:p>42.1124</text:p>
          </table:table-cell>
          <table:table-cell/>
          <table:table-cell table:formula="of:=([.D18]-[.A18])/0.0166667" office:value-type="float" office:value="-17.7059645880711" calcext:value-type="float">
            <text:p>-17.7059645880711</text:p>
          </table:table-cell>
          <table:table-cell table:formula="of:=ABS([.E18]-[.B18])/0.0166667" office:value-type="float" office:value="554.758890482221" calcext:value-type="float">
            <text:p>554.758890482221</text:p>
          </table:table-cell>
          <table:table-cell table:formula="of:=([.F18]-[.C18])/0.0166667" office:value-type="float" office:value="12.9599740800519" calcext:value-type="float">
            <text:p>12.9599740800519</text:p>
          </table:table-cell>
          <table:table-cell table:formula="of:=DEGREES(ATAN(ABS([.F18]-[.C18])/ABS([.E18]-[.B18])))" office:value-type="float" office:value="1.33826927324401" calcext:value-type="float">
            <text:p>1.33826927324401</text:p>
          </table:table-cell>
          <table:table-cell table:formula="of:=SQRT(POWER([.H18];2)+POWER([.I18];2)+POWER([.J18];2))" office:value-type="float" office:value="555.192659064594" calcext:value-type="float">
            <text:p>555.192659064594</text:p>
          </table:table-cell>
        </table:table-row>
        <table:table-row table:style-name="ro1">
          <table:table-cell office:value-type="float" office:value="73.6723" calcext:value-type="float">
            <text:p>73.6723</text:p>
          </table:table-cell>
          <table:table-cell office:value-type="float" office:value="292.507" calcext:value-type="float">
            <text:p>292.507</text:p>
          </table:table-cell>
          <table:table-cell office:value-type="float" office:value="41.5065" calcext:value-type="float">
            <text:p>41.5065</text:p>
          </table:table-cell>
          <table:table-cell office:value-type="float" office:value="73.6287" calcext:value-type="float">
            <text:p>73.6287</text:p>
          </table:table-cell>
          <table:table-cell office:value-type="float" office:value="281.841" calcext:value-type="float">
            <text:p>281.841</text:p>
          </table:table-cell>
          <table:table-cell office:value-type="float" office:value="41.6802" calcext:value-type="float">
            <text:p>41.6802</text:p>
          </table:table-cell>
          <table:table-cell/>
          <table:table-cell table:formula="of:=([.D19]-[.A19])/0.0166667" office:value-type="float" office:value="-2.61599476801119" calcext:value-type="float">
            <text:p>-2.61599476801119</text:p>
          </table:table-cell>
          <table:table-cell table:formula="of:=ABS([.E19]-[.B19])/0.0166667" office:value-type="float" office:value="639.95872008256" calcext:value-type="float">
            <text:p>639.95872008256</text:p>
          </table:table-cell>
          <table:table-cell table:formula="of:=([.F19]-[.C19])/0.0166667" office:value-type="float" office:value="10.4219791560415" calcext:value-type="float">
            <text:p>10.4219791560415</text:p>
          </table:table-cell>
          <table:table-cell table:formula="of:=DEGREES(ATAN(ABS([.F19]-[.C19])/ABS([.E19]-[.B19])))" office:value-type="float" office:value="0.933001801388841" calcext:value-type="float">
            <text:p>0.933001801388841</text:p>
          </table:table-cell>
          <table:table-cell table:formula="of:=SQRT(POWER([.H19];2)+POWER([.I19];2)+POWER([.J19];2))" office:value-type="float" office:value="640.048923511214" calcext:value-type="float">
            <text:p>640.048923511214</text:p>
          </table:table-cell>
        </table:table-row>
        <table:table-row table:style-name="ro1">
          <table:table-cell office:value-type="float" office:value="74.6604" calcext:value-type="float">
            <text:p>74.6604</text:p>
          </table:table-cell>
          <table:table-cell office:value-type="float" office:value="284.701" calcext:value-type="float">
            <text:p>284.701</text:p>
          </table:table-cell>
          <table:table-cell office:value-type="float" office:value="40.9557" calcext:value-type="float">
            <text:p>40.9557</text:p>
          </table:table-cell>
          <table:table-cell office:value-type="float" office:value="74.838" calcext:value-type="float">
            <text:p>74.838</text:p>
          </table:table-cell>
          <table:table-cell office:value-type="float" office:value="273.129" calcext:value-type="float">
            <text:p>273.129</text:p>
          </table:table-cell>
          <table:table-cell office:value-type="float" office:value="41.0921" calcext:value-type="float">
            <text:p>41.0921</text:p>
          </table:table-cell>
          <table:table-cell/>
          <table:table-cell table:formula="of:=([.D20]-[.A20])/0.0166667" office:value-type="float" office:value="10.6559786880425" calcext:value-type="float">
            <text:p>10.6559786880425</text:p>
          </table:table-cell>
          <table:table-cell table:formula="of:=ABS([.E20]-[.B20])/0.0166667" office:value-type="float" office:value="694.318611362777" calcext:value-type="float">
            <text:p>694.318611362777</text:p>
          </table:table-cell>
          <table:table-cell table:formula="of:=([.F20]-[.C20])/0.0166667" office:value-type="float" office:value="8.18398363203285" calcext:value-type="float">
            <text:p>8.18398363203285</text:p>
          </table:table-cell>
          <table:table-cell table:formula="of:=DEGREES(ATAN(ABS([.F20]-[.C20])/ABS([.E20]-[.B20])))" office:value-type="float" office:value="0.675318218389726" calcext:value-type="float">
            <text:p>0.675318218389726</text:p>
          </table:table-cell>
          <table:table-cell table:formula="of:=SQRT(POWER([.H20];2)+POWER([.I20];2)+POWER([.J20];2))" office:value-type="float" office:value="694.448602529104" calcext:value-type="float">
            <text:p>694.448602529104</text:p>
          </table:table-cell>
        </table:table-row>
        <table:table-row table:style-name="ro1">
          <table:table-cell office:value-type="float" office:value="74.4277" calcext:value-type="float">
            <text:p>74.4277</text:p>
          </table:table-cell>
          <table:table-cell office:value-type="float" office:value="288.618" calcext:value-type="float">
            <text:p>288.618</text:p>
          </table:table-cell>
          <table:table-cell office:value-type="float" office:value="41.0916" calcext:value-type="float">
            <text:p>41.0916</text:p>
          </table:table-cell>
          <table:table-cell office:value-type="float" office:value="74.1216" calcext:value-type="float">
            <text:p>74.1216</text:p>
          </table:table-cell>
          <table:table-cell office:value-type="float" office:value="279.424" calcext:value-type="float">
            <text:p>279.424</text:p>
          </table:table-cell>
          <table:table-cell office:value-type="float" office:value="41.0614" calcext:value-type="float">
            <text:p>41.0614</text:p>
          </table:table-cell>
          <table:table-cell/>
          <table:table-cell table:formula="of:=([.D21]-[.A21])/0.0166667" office:value-type="float" office:value="-18.3659632680735" calcext:value-type="float">
            <text:p>-18.3659632680735</text:p>
          </table:table-cell>
          <table:table-cell table:formula="of:=ABS([.E21]-[.B21])/0.0166667" office:value-type="float" office:value="551.638896722208" calcext:value-type="float">
            <text:p>551.638896722208</text:p>
          </table:table-cell>
          <table:table-cell table:formula="of:=([.F21]-[.C21])/0.0166667" office:value-type="float" office:value="-1.81199637600729" calcext:value-type="float">
            <text:p>-1.81199637600729</text:p>
          </table:table-cell>
          <table:table-cell table:formula="of:=DEGREES(ATAN(ABS([.F21]-[.C21])/ABS([.E21]-[.B21])))" office:value-type="float" office:value="0.188201687855482" calcext:value-type="float">
            <text:p>0.188201687855482</text:p>
          </table:table-cell>
          <table:table-cell table:formula="of:=SQRT(POWER([.H21];2)+POWER([.I21];2)+POWER([.J21];2))" office:value-type="float" office:value="551.94751952928" calcext:value-type="float">
            <text:p>551.94751952928</text:p>
          </table:table-cell>
        </table:table-row>
        <table:table-row table:style-name="ro1">
          <table:table-cell office:value-type="float" office:value="73.9213" calcext:value-type="float">
            <text:p>73.9213</text:p>
          </table:table-cell>
          <table:table-cell office:value-type="float" office:value="289.746" calcext:value-type="float">
            <text:p>289.746</text:p>
          </table:table-cell>
          <table:table-cell office:value-type="float" office:value="41.9402" calcext:value-type="float">
            <text:p>41.9402</text:p>
          </table:table-cell>
          <table:table-cell office:value-type="float" office:value="73.6197" calcext:value-type="float">
            <text:p>73.6197</text:p>
          </table:table-cell>
          <table:table-cell office:value-type="float" office:value="279.172" calcext:value-type="float">
            <text:p>279.172</text:p>
          </table:table-cell>
          <table:table-cell office:value-type="float" office:value="42.1107" calcext:value-type="float">
            <text:p>42.1107</text:p>
          </table:table-cell>
          <table:table-cell/>
          <table:table-cell table:formula="of:=([.D22]-[.A22])/0.0166667" office:value-type="float" office:value="-18.0959638080728" calcext:value-type="float">
            <text:p>-18.0959638080728</text:p>
          </table:table-cell>
          <table:table-cell table:formula="of:=ABS([.E22]-[.B22])/0.0166667" office:value-type="float" office:value="634.438731122535" calcext:value-type="float">
            <text:p>634.438731122535</text:p>
          </table:table-cell>
          <table:table-cell table:formula="of:=([.F22]-[.C22])/0.0166667" office:value-type="float" office:value="10.2299795400412" calcext:value-type="float">
            <text:p>10.2299795400412</text:p>
          </table:table-cell>
          <table:table-cell table:formula="of:=DEGREES(ATAN(ABS([.F22]-[.C22])/ABS([.E22]-[.B22])))" office:value-type="float" office:value="0.923783232893939" calcext:value-type="float">
            <text:p>0.923783232893939</text:p>
          </table:table-cell>
          <table:table-cell table:formula="of:=SQRT(POWER([.H22];2)+POWER([.I22];2)+POWER([.J22];2))" office:value-type="float" office:value="634.779189904572" calcext:value-type="float">
            <text:p>634.779189904572</text:p>
          </table:table-cell>
        </table:table-row>
        <table:table-row table:style-name="ro1">
          <table:table-cell office:value-type="float" office:value="74.4381" calcext:value-type="float">
            <text:p>74.4381</text:p>
          </table:table-cell>
          <table:table-cell office:value-type="float" office:value="289.794" calcext:value-type="float">
            <text:p>289.794</text:p>
          </table:table-cell>
          <table:table-cell office:value-type="float" office:value="41.9279" calcext:value-type="float">
            <text:p>41.9279</text:p>
          </table:table-cell>
          <table:table-cell office:value-type="float" office:value="74.6386" calcext:value-type="float">
            <text:p>74.6386</text:p>
          </table:table-cell>
          <table:table-cell office:value-type="float" office:value="280.611" calcext:value-type="float">
            <text:p>280.611</text:p>
          </table:table-cell>
          <table:table-cell office:value-type="float" office:value="41.8693" calcext:value-type="float">
            <text:p>41.8693</text:p>
          </table:table-cell>
          <table:table-cell/>
          <table:table-cell table:formula="of:=([.D23]-[.A23])/0.0166667" office:value-type="float" office:value="12.0299759400476" calcext:value-type="float">
            <text:p>12.0299759400476</text:p>
          </table:table-cell>
          <table:table-cell table:formula="of:=ABS([.E23]-[.B23])/0.0166667" office:value-type="float" office:value="550.978898042203" calcext:value-type="float">
            <text:p>550.978898042203</text:p>
          </table:table-cell>
          <table:table-cell table:formula="of:=([.F23]-[.C23])/0.0166667" office:value-type="float" office:value="-3.51599296801397" calcext:value-type="float">
            <text:p>-3.51599296801397</text:p>
          </table:table-cell>
          <table:table-cell table:formula="of:=DEGREES(ATAN(ABS([.F23]-[.C23])/ABS([.E23]-[.B23])))" office:value-type="float" office:value="0.365619852526414" calcext:value-type="float">
            <text:p>0.365619852526414</text:p>
          </table:table-cell>
          <table:table-cell table:formula="of:=SQRT(POWER([.H23];2)+POWER([.I23];2)+POWER([.J23];2))" office:value-type="float" office:value="551.121428194795" calcext:value-type="float">
            <text:p>551.121428194795</text:p>
          </table:table-cell>
        </table:table-row>
        <table:table-row table:style-name="ro1">
          <table:table-cell office:value-type="float" office:value="73.6208" calcext:value-type="float">
            <text:p>73.6208</text:p>
          </table:table-cell>
          <table:table-cell office:value-type="float" office:value="279.119" calcext:value-type="float">
            <text:p>279.119</text:p>
          </table:table-cell>
          <table:table-cell office:value-type="float" office:value="42.3699" calcext:value-type="float">
            <text:p>42.3699</text:p>
          </table:table-cell>
          <table:table-cell office:value-type="float" office:value="73.5793" calcext:value-type="float">
            <text:p>73.5793</text:p>
          </table:table-cell>
          <table:table-cell office:value-type="float" office:value="268.997" calcext:value-type="float">
            <text:p>268.997</text:p>
          </table:table-cell>
          <table:table-cell office:value-type="float" office:value="42.5255" calcext:value-type="float">
            <text:p>42.5255</text:p>
          </table:table-cell>
          <table:table-cell/>
          <table:table-cell table:formula="of:=([.D24]-[.A24])/0.0166667" office:value-type="float" office:value="-2.48999502000991" calcext:value-type="float">
            <text:p>-2.48999502000991</text:p>
          </table:table-cell>
          <table:table-cell table:formula="of:=ABS([.E24]-[.B24])/0.0166667" office:value-type="float" office:value="607.31878536243" calcext:value-type="float">
            <text:p>607.31878536243</text:p>
          </table:table-cell>
          <table:table-cell table:formula="of:=([.F24]-[.C24])/0.0166667" office:value-type="float" office:value="9.33598132803733" calcext:value-type="float">
            <text:p>9.33598132803733</text:p>
          </table:table-cell>
          <table:table-cell table:formula="of:=DEGREES(ATAN(ABS([.F24]-[.C24])/ABS([.E24]-[.B24])))" office:value-type="float" office:value="0.880707481970537" calcext:value-type="float">
            <text:p>0.880707481970537</text:p>
          </table:table-cell>
          <table:table-cell table:formula="of:=SQRT(POWER([.H24];2)+POWER([.I24];2)+POWER([.J24];2))" office:value-type="float" office:value="607.395643445567" calcext:value-type="float">
            <text:p>607.395643445567</text:p>
          </table:table-cell>
        </table:table-row>
        <table:table-row table:style-name="ro1">
          <table:table-cell office:value-type="float" office:value="74.4002" calcext:value-type="float">
            <text:p>74.4002</text:p>
          </table:table-cell>
          <table:table-cell office:value-type="float" office:value="283.173" calcext:value-type="float">
            <text:p>283.173</text:p>
          </table:table-cell>
          <table:table-cell office:value-type="float" office:value="41.9639" calcext:value-type="float">
            <text:p>41.9639</text:p>
          </table:table-cell>
          <table:table-cell office:value-type="float" office:value="74.3418" calcext:value-type="float">
            <text:p>74.3418</text:p>
          </table:table-cell>
          <table:table-cell office:value-type="float" office:value="272.888" calcext:value-type="float">
            <text:p>272.888</text:p>
          </table:table-cell>
          <table:table-cell office:value-type="float" office:value="42.1279" calcext:value-type="float">
            <text:p>42.1279</text:p>
          </table:table-cell>
          <table:table-cell/>
          <table:table-cell table:formula="of:=([.D25]-[.A25])/0.0166667" office:value-type="float" office:value="-3.50399299201352" calcext:value-type="float">
            <text:p>-3.50399299201352</text:p>
          </table:table-cell>
          <table:table-cell table:formula="of:=ABS([.E25]-[.B25])/0.0166667" office:value-type="float" office:value="617.09876580247" calcext:value-type="float">
            <text:p>617.09876580247</text:p>
          </table:table-cell>
          <table:table-cell table:formula="of:=([.F25]-[.C25])/0.0166667" office:value-type="float" office:value="9.83998032003902" calcext:value-type="float">
            <text:p>9.83998032003902</text:p>
          </table:table-cell>
          <table:table-cell table:formula="of:=DEGREES(ATAN(ABS([.F25]-[.C25])/ABS([.E25]-[.B25])))" office:value-type="float" office:value="0.913535398571668" calcext:value-type="float">
            <text:p>0.913535398571668</text:p>
          </table:table-cell>
          <table:table-cell table:formula="of:=SQRT(POWER([.H25];2)+POWER([.I25];2)+POWER([.J25];2))" office:value-type="float" office:value="617.187159567111" calcext:value-type="float">
            <text:p>617.187159567111</text:p>
          </table:table-cell>
        </table:table-row>
        <table:table-row table:style-name="ro1">
          <table:table-cell office:value-type="float" office:value="74.1489" calcext:value-type="float">
            <text:p>74.1489</text:p>
          </table:table-cell>
          <table:table-cell office:value-type="float" office:value="282.922" calcext:value-type="float">
            <text:p>282.922</text:p>
          </table:table-cell>
          <table:table-cell office:value-type="float" office:value="43.016" calcext:value-type="float">
            <text:p>43.016</text:p>
          </table:table-cell>
          <table:table-cell office:value-type="float" office:value="74.346" calcext:value-type="float">
            <text:p>74.346</text:p>
          </table:table-cell>
          <table:table-cell office:value-type="float" office:value="272.634" calcext:value-type="float">
            <text:p>272.634</text:p>
          </table:table-cell>
          <table:table-cell office:value-type="float" office:value="43.4054" calcext:value-type="float">
            <text:p>43.4054</text:p>
          </table:table-cell>
          <table:table-cell/>
          <table:table-cell table:formula="of:=([.D26]-[.A26])/0.0166667" office:value-type="float" office:value="11.8259763480477" calcext:value-type="float">
            <text:p>11.8259763480477</text:p>
          </table:table-cell>
          <table:table-cell table:formula="of:=ABS([.E26]-[.B26])/0.0166667" office:value-type="float" office:value="617.27876544247" calcext:value-type="float">
            <text:p>617.27876544247</text:p>
          </table:table-cell>
          <table:table-cell table:formula="of:=([.F26]-[.C26])/0.0166667" office:value-type="float" office:value="23.3639532720936" calcext:value-type="float">
            <text:p>23.3639532720936</text:p>
          </table:table-cell>
          <table:table-cell table:formula="of:=DEGREES(ATAN(ABS([.F26]-[.C26])/ABS([.E26]-[.B26])))" office:value-type="float" office:value="2.16760607821218" calcext:value-type="float">
            <text:p>2.16760607821218</text:p>
          </table:table-cell>
          <table:table-cell table:formula="of:=SQRT(POWER([.H26];2)+POWER([.I26];2)+POWER([.J26];2))" office:value-type="float" office:value="617.833960134327" calcext:value-type="float">
            <text:p>617.833960134327</text:p>
          </table:table-cell>
        </table:table-row>
        <table:table-row table:style-name="ro1">
          <table:table-cell office:value-type="float" office:value="73.8946" calcext:value-type="float">
            <text:p>73.8946</text:p>
          </table:table-cell>
          <table:table-cell office:value-type="float" office:value="284.52" calcext:value-type="float">
            <text:p>284.52</text:p>
          </table:table-cell>
          <table:table-cell office:value-type="float" office:value="41.4994" calcext:value-type="float">
            <text:p>41.4994</text:p>
          </table:table-cell>
          <table:table-cell office:value-type="float" office:value="73.8508" calcext:value-type="float">
            <text:p>73.8508</text:p>
          </table:table-cell>
          <table:table-cell office:value-type="float" office:value="275.532" calcext:value-type="float">
            <text:p>275.532</text:p>
          </table:table-cell>
          <table:table-cell office:value-type="float" office:value="41.2018" calcext:value-type="float">
            <text:p>41.2018</text:p>
          </table:table-cell>
          <table:table-cell/>
          <table:table-cell table:formula="of:=([.D27]-[.A27])/0.0166667" office:value-type="float" office:value="-2.62799474400993" calcext:value-type="float">
            <text:p>-2.62799474400993</text:p>
          </table:table-cell>
          <table:table-cell table:formula="of:=ABS([.E27]-[.B27])/0.0166667" office:value-type="float" office:value="539.278921442157" calcext:value-type="float">
            <text:p>539.278921442157</text:p>
          </table:table-cell>
          <table:table-cell table:formula="of:=([.F27]-[.C27])/0.0166667" office:value-type="float" office:value="-17.8559642880716" calcext:value-type="float">
            <text:p>-17.8559642880716</text:p>
          </table:table-cell>
          <table:table-cell table:formula="of:=DEGREES(ATAN(ABS([.F27]-[.C27])/ABS([.E27]-[.B27])))" office:value-type="float" office:value="1.89641709448049" calcext:value-type="float">
            <text:p>1.89641709448049</text:p>
          </table:table-cell>
          <table:table-cell table:formula="of:=SQRT(POWER([.H27];2)+POWER([.I27];2)+POWER([.J27];2))" office:value-type="float" office:value="539.5808530043" calcext:value-type="float">
            <text:p>539.5808530043</text:p>
          </table:table-cell>
        </table:table-row>
        <table:table-row table:style-name="ro1">
          <table:table-cell office:value-type="float" office:value="73.9377" calcext:value-type="float">
            <text:p>73.9377</text:p>
          </table:table-cell>
          <table:table-cell office:value-type="float" office:value="293.934" calcext:value-type="float">
            <text:p>293.934</text:p>
          </table:table-cell>
          <table:table-cell office:value-type="float" office:value="41.2786" calcext:value-type="float">
            <text:p>41.2786</text:p>
          </table:table-cell>
          <table:table-cell office:value-type="float" office:value="73.6366" calcext:value-type="float">
            <text:p>73.6366</text:p>
          </table:table-cell>
          <table:table-cell office:value-type="float" office:value="284.596" calcext:value-type="float">
            <text:p>284.596</text:p>
          </table:table-cell>
          <table:table-cell office:value-type="float" office:value="40.9822" calcext:value-type="float">
            <text:p>40.9822</text:p>
          </table:table-cell>
          <table:table-cell/>
          <table:table-cell table:formula="of:=([.D28]-[.A28])/0.0166667" office:value-type="float" office:value="-18.0659638680726" calcext:value-type="float">
            <text:p>-18.0659638680726</text:p>
          </table:table-cell>
          <table:table-cell table:formula="of:=ABS([.E28]-[.B28])/0.0166667" office:value-type="float" office:value="560.278879442242" calcext:value-type="float">
            <text:p>560.278879442242</text:p>
          </table:table-cell>
          <table:table-cell table:formula="of:=([.F28]-[.C28])/0.0166667" office:value-type="float" office:value="-17.783964432071" calcext:value-type="float">
            <text:p>-17.783964432071</text:p>
          </table:table-cell>
          <table:table-cell table:formula="of:=DEGREES(ATAN(ABS([.F28]-[.C28])/ABS([.E28]-[.B28])))" office:value-type="float" office:value="1.81803053826968" calcext:value-type="float">
            <text:p>1.81803053826968</text:p>
          </table:table-cell>
          <table:table-cell table:formula="of:=SQRT(POWER([.H28];2)+POWER([.I28];2)+POWER([.J28];2))" office:value-type="float" office:value="560.852093862953" calcext:value-type="float">
            <text:p>560.852093862953</text:p>
          </table:table-cell>
        </table:table-row>
        <table:table-row table:style-name="ro1">
          <table:table-cell office:value-type="float" office:value="74.4451" calcext:value-type="float">
            <text:p>74.4451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41.7096" calcext:value-type="float">
            <text:p>41.7096</text:p>
          </table:table-cell>
          <table:table-cell office:value-type="float" office:value="74.631" calcext:value-type="float">
            <text:p>74.631</text:p>
          </table:table-cell>
          <table:table-cell office:value-type="float" office:value="279.26" calcext:value-type="float">
            <text:p>279.26</text:p>
          </table:table-cell>
          <table:table-cell office:value-type="float" office:value="42.0872" calcext:value-type="float">
            <text:p>42.0872</text:p>
          </table:table-cell>
          <table:table-cell/>
          <table:table-cell table:formula="of:=([.D29]-[.A29])/0.0166667" office:value-type="float" office:value="11.1539776920448" calcext:value-type="float">
            <text:p>11.1539776920448</text:p>
          </table:table-cell>
          <table:table-cell table:formula="of:=ABS([.E29]-[.B29])/0.0166667" office:value-type="float" office:value="714.898570202861" calcext:value-type="float">
            <text:p>714.898570202861</text:p>
          </table:table-cell>
          <table:table-cell table:formula="of:=([.F29]-[.C29])/0.0166667" office:value-type="float" office:value="22.6559546880907" calcext:value-type="float">
            <text:p>22.6559546880907</text:p>
          </table:table-cell>
          <table:table-cell table:formula="of:=DEGREES(ATAN(ABS([.F29]-[.C29])/ABS([.E29]-[.B29])))" office:value-type="float" office:value="1.81516138142647" calcext:value-type="float">
            <text:p>1.81516138142647</text:p>
          </table:table-cell>
          <table:table-cell table:formula="of:=SQRT(POWER([.H29];2)+POWER([.I29];2)+POWER([.J29];2))" office:value-type="float" office:value="715.344440936867" calcext:value-type="float">
            <text:p>715.344440936867</text:p>
          </table:table-cell>
        </table:table-row>
        <table:table-row table:style-name="ro1">
          <table:table-cell office:value-type="float" office:value="74.1663" calcext:value-type="float">
            <text:p>74.1663</text:p>
          </table:table-cell>
          <table:table-cell office:value-type="float" office:value="287.054" calcext:value-type="float">
            <text:p>287.054</text:p>
          </table:table-cell>
          <table:table-cell office:value-type="float" office:value="42.1087" calcext:value-type="float">
            <text:p>42.1087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277.85" calcext:value-type="float">
            <text:p>277.85</text:p>
          </table:table-cell>
          <table:table-cell office:value-type="float" office:value="42.3217" calcext:value-type="float">
            <text:p>42.3217</text:p>
          </table:table-cell>
          <table:table-cell/>
          <table:table-cell table:formula="of:=([.D30]-[.A30])/0.0166667" office:value-type="float" office:value="-17.9459641080724" calcext:value-type="float">
            <text:p>-17.9459641080724</text:p>
          </table:table-cell>
          <table:table-cell table:formula="of:=ABS([.E30]-[.B30])/0.0166667" office:value-type="float" office:value="552.238895522206" calcext:value-type="float">
            <text:p>552.238895522206</text:p>
          </table:table-cell>
          <table:table-cell table:formula="of:=([.F30]-[.C30])/0.0166667" office:value-type="float" office:value="12.7799744400512" calcext:value-type="float">
            <text:p>12.7799744400512</text:p>
          </table:table-cell>
          <table:table-cell table:formula="of:=DEGREES(ATAN(ABS([.F30]-[.C30])/ABS([.E30]-[.B30])))" office:value-type="float" office:value="1.32570872322837" calcext:value-type="float">
            <text:p>1.32570872322837</text:p>
          </table:table-cell>
          <table:table-cell table:formula="of:=SQRT(POWER([.H30];2)+POWER([.I30];2)+POWER([.J30];2))" office:value-type="float" office:value="552.678191266891" calcext:value-type="float">
            <text:p>552.678191266891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.1608" calcext:value-type="float">
            <text:p>42.1608</text:p>
          </table:table-cell>
          <table:table-cell office:value-type="float" office:value="73.8683" calcext:value-type="float">
            <text:p>73.8683</text:p>
          </table:table-cell>
          <table:table-cell office:value-type="float" office:value="277.802" calcext:value-type="float">
            <text:p>277.802</text:p>
          </table:table-cell>
          <table:table-cell office:value-type="float" office:value="42.5793" calcext:value-type="float">
            <text:p>42.5793</text:p>
          </table:table-cell>
          <table:table-cell/>
          <table:table-cell table:formula="of:=([.D31]-[.A31])/0.0166667" office:value-type="float" office:value="-2.84999430001137" calcext:value-type="float">
            <text:p>-2.84999430001137</text:p>
          </table:table-cell>
          <table:table-cell table:formula="of:=ABS([.E31]-[.B31])/0.0166667" office:value-type="float" office:value="632.878734242532" calcext:value-type="float">
            <text:p>632.878734242532</text:p>
          </table:table-cell>
          <table:table-cell table:formula="of:=([.F31]-[.C31])/0.0166667" office:value-type="float" office:value="25.1099497801005" calcext:value-type="float">
            <text:p>25.1099497801005</text:p>
          </table:table-cell>
          <table:table-cell table:formula="of:=DEGREES(ATAN(ABS([.F31]-[.C31])/ABS([.E31]-[.B31])))" office:value-type="float" office:value="2.27206234917046" calcext:value-type="float">
            <text:p>2.27206234917046</text:p>
          </table:table-cell>
          <table:table-cell table:formula="of:=SQRT(POWER([.H31];2)+POWER([.I31];2)+POWER([.J31];2))" office:value-type="float" office:value="633.38307863559" calcext:value-type="float">
            <text:p>633.38307863559</text:p>
          </table:table-cell>
        </table:table-row>
        <table:table-row table:style-name="ro1">
          <table:table-cell office:value-type="float" office:value="73.6675" calcext:value-type="float">
            <text:p>73.6675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41.7288" calcext:value-type="float">
            <text:p>41.7288</text:p>
          </table:table-cell>
          <table:table-cell office:value-type="float" office:value="73.1226" calcext:value-type="float">
            <text:p>73.1226</text:p>
          </table:table-cell>
          <table:table-cell office:value-type="float" office:value="281.674" calcext:value-type="float">
            <text:p>281.674</text:p>
          </table:table-cell>
          <table:table-cell office:value-type="float" office:value="42.2159" calcext:value-type="float">
            <text:p>42.2159</text:p>
          </table:table-cell>
          <table:table-cell/>
          <table:table-cell table:formula="of:=([.D32]-[.A32])/0.0166667" office:value-type="float" office:value="-32.6939346121307" calcext:value-type="float">
            <text:p>-32.6939346121307</text:p>
          </table:table-cell>
          <table:table-cell table:formula="of:=ABS([.E32]-[.B32])/0.0166667" office:value-type="float" office:value="565.498869002263" calcext:value-type="float">
            <text:p>565.498869002263</text:p>
          </table:table-cell>
          <table:table-cell table:formula="of:=([.F32]-[.C32])/0.0166667" office:value-type="float" office:value="29.2259415481168" calcext:value-type="float">
            <text:p>29.2259415481168</text:p>
          </table:table-cell>
          <table:table-cell table:formula="of:=DEGREES(ATAN(ABS([.F32]-[.C32])/ABS([.E32]-[.B32])))" office:value-type="float" office:value="2.95851096598364" calcext:value-type="float">
            <text:p>2.95851096598364</text:p>
          </table:table-cell>
          <table:table-cell table:formula="of:=SQRT(POWER([.H32];2)+POWER([.I32];2)+POWER([.J32];2))" office:value-type="float" office:value="567.196632450012" calcext:value-type="float">
            <text:p>567.196632450012</text:p>
          </table:table-cell>
        </table:table-row>
        <table:table-row table:style-name="ro1">
          <table:table-cell office:value-type="float" office:value="73.6582" calcext:value-type="float">
            <text:p>73.6582</text:p>
          </table:table-cell>
          <table:table-cell office:value-type="float" office:value="288.326" calcext:value-type="float">
            <text:p>288.326</text:p>
          </table:table-cell>
          <table:table-cell office:value-type="float" office:value="42.167" calcext:value-type="float">
            <text:p>42.167</text:p>
          </table:table-cell>
          <table:table-cell office:value-type="float" office:value="73.3643" calcext:value-type="float">
            <text:p>73.3643</text:p>
          </table:table-cell>
          <table:table-cell office:value-type="float" office:value="277.749" calcext:value-type="float">
            <text:p>277.749</text:p>
          </table:table-cell>
          <table:table-cell office:value-type="float" office:value="42.5926" calcext:value-type="float">
            <text:p>42.5926</text:p>
          </table:table-cell>
          <table:table-cell/>
          <table:table-cell table:formula="of:=([.D33]-[.A33])/0.0166667" office:value-type="float" office:value="-17.6339647320702" calcext:value-type="float">
            <text:p>-17.6339647320702</text:p>
          </table:table-cell>
          <table:table-cell table:formula="of:=ABS([.E33]-[.B33])/0.0166667" office:value-type="float" office:value="634.618730762538" calcext:value-type="float">
            <text:p>634.618730762538</text:p>
          </table:table-cell>
          <table:table-cell table:formula="of:=([.F33]-[.C33])/0.0166667" office:value-type="float" office:value="25.5359489281019" calcext:value-type="float">
            <text:p>25.5359489281019</text:p>
          </table:table-cell>
          <table:table-cell table:formula="of:=DEGREES(ATAN(ABS([.F33]-[.C33])/ABS([.E33]-[.B33])))" office:value-type="float" office:value="2.30423898681022" calcext:value-type="float">
            <text:p>2.30423898681022</text:p>
          </table:table-cell>
          <table:table-cell table:formula="of:=SQRT(POWER([.H33];2)+POWER([.I33];2)+POWER([.J33];2))" office:value-type="float" office:value="635.377033606414" calcext:value-type="float">
            <text:p>635.377033606414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74.886" calcext:value-type="float">
            <text:p>74.886</text:p>
          </table:table-cell>
          <table:table-cell office:value-type="float" office:value="279.129" calcext:value-type="float">
            <text:p>279.129</text:p>
          </table:table-cell>
          <table:table-cell office:value-type="float" office:value="42.8575" calcext:value-type="float">
            <text:p>42.8575</text:p>
          </table:table-cell>
          <table:table-cell/>
          <table:table-cell table:formula="of:=([.D34]-[.A34])/0.0166667" office:value-type="float" office:value="11.2799774400453" calcext:value-type="float">
            <text:p>11.2799774400453</text:p>
          </table:table-cell>
          <table:table-cell table:formula="of:=ABS([.E34]-[.B34])/0.0166667" office:value-type="float" office:value="633.898732202536" calcext:value-type="float">
            <text:p>633.898732202536</text:p>
          </table:table-cell>
          <table:table-cell table:formula="of:=([.F34]-[.C34])/0.0166667" office:value-type="float" office:value="24.2759514480972" calcext:value-type="float">
            <text:p>24.2759514480972</text:p>
          </table:table-cell>
          <table:table-cell table:formula="of:=DEGREES(ATAN(ABS([.F34]-[.C34])/ABS([.E34]-[.B34])))" office:value-type="float" office:value="2.19314240230606" calcext:value-type="float">
            <text:p>2.19314240230606</text:p>
          </table:table-cell>
          <table:table-cell table:formula="of:=SQRT(POWER([.H34];2)+POWER([.I34];2)+POWER([.J34];2))" office:value-type="float" office:value="634.463680913053" calcext:value-type="float">
            <text:p>634.463680913053</text:p>
          </table:table-cell>
        </table:table-row>
        <table:table-row table:style-name="ro1">
          <table:table-cell office:value-type="float" office:value="74.2067" calcext:value-type="float">
            <text:p>74.2067</text:p>
          </table:table-cell>
          <table:table-cell office:value-type="float" office:value="295.258" calcext:value-type="float">
            <text:p>295.258</text:p>
          </table:table-cell>
          <table:table-cell office:value-type="float" office:value="41.5849" calcext:value-type="float">
            <text:p>41.5849</text:p>
          </table:table-cell>
          <table:table-cell office:value-type="float" office:value="74.1522" calcext:value-type="float">
            <text:p>74.1522</text:p>
          </table:table-cell>
          <table:table-cell office:value-type="float" office:value="284.433" calcext:value-type="float">
            <text:p>284.433</text:p>
          </table:table-cell>
          <table:table-cell office:value-type="float" office:value="42.0178" calcext:value-type="float">
            <text:p>42.0178</text:p>
          </table:table-cell>
          <table:table-cell/>
          <table:table-cell table:formula="of:=([.D35]-[.A35])/0.0166667" office:value-type="float" office:value="-3.26999346001335" calcext:value-type="float">
            <text:p>-3.26999346001335</text:p>
          </table:table-cell>
          <table:table-cell table:formula="of:=ABS([.E35]-[.B35])/0.0166667" office:value-type="float" office:value="649.498701002597" calcext:value-type="float">
            <text:p>649.498701002597</text:p>
          </table:table-cell>
          <table:table-cell table:formula="of:=([.F35]-[.C35])/0.0166667" office:value-type="float" office:value="25.9739480521041" calcext:value-type="float">
            <text:p>25.9739480521041</text:p>
          </table:table-cell>
          <table:table-cell table:formula="of:=DEGREES(ATAN(ABS([.F35]-[.C35])/ABS([.E35]-[.B35])))" office:value-type="float" office:value="2.2900815966911" calcext:value-type="float">
            <text:p>2.2900815966911</text:p>
          </table:table-cell>
          <table:table-cell table:formula="of:=SQRT(POWER([.H35];2)+POWER([.I35];2)+POWER([.J35];2))" office:value-type="float" office:value="650.026077506667" calcext:value-type="float">
            <text:p>650.026077506667</text:p>
          </table:table-cell>
        </table:table-row>
        <table:table-row table:style-name="ro1">
          <table:table-cell office:value-type="float" office:value="74.2048" calcext:value-type="float">
            <text:p>74.2048</text:p>
          </table:table-cell>
          <table:table-cell office:value-type="float" office:value="295.374" calcext:value-type="float">
            <text:p>295.374</text:p>
          </table:table-cell>
          <table:table-cell office:value-type="float" office:value="41.0487" calcext:value-type="float">
            <text:p>41.0487</text:p>
          </table:table-cell>
          <table:table-cell office:value-type="float" office:value="74.1574" calcext:value-type="float">
            <text:p>74.1574</text:p>
          </table:table-cell>
          <table:table-cell office:value-type="float" office:value="285.853" calcext:value-type="float">
            <text:p>285.853</text:p>
          </table:table-cell>
          <table:table-cell office:value-type="float" office:value="41.5369" calcext:value-type="float">
            <text:p>41.5369</text:p>
          </table:table-cell>
          <table:table-cell/>
          <table:table-cell table:formula="of:=([.D36]-[.A36])/0.0166667" office:value-type="float" office:value="-2.843994312012" calcext:value-type="float">
            <text:p>-2.843994312012</text:p>
          </table:table-cell>
          <table:table-cell table:formula="of:=ABS([.E36]-[.B36])/0.0166667" office:value-type="float" office:value="571.258857482286" calcext:value-type="float">
            <text:p>571.258857482286</text:p>
          </table:table-cell>
          <table:table-cell table:formula="of:=([.F36]-[.C36])/0.0166667" office:value-type="float" office:value="29.2919414161175" calcext:value-type="float">
            <text:p>29.2919414161175</text:p>
          </table:table-cell>
          <table:table-cell table:formula="of:=DEGREES(ATAN(ABS([.F36]-[.C36])/ABS([.E36]-[.B36])))" office:value-type="float" office:value="2.93533486927272" calcext:value-type="float">
            <text:p>2.93533486927272</text:p>
          </table:table-cell>
          <table:table-cell table:formula="of:=SQRT(POWER([.H36];2)+POWER([.I36];2)+POWER([.J36];2))" office:value-type="float" office:value="572.016423179911" calcext:value-type="float">
            <text:p>572.016423179911</text:p>
          </table:table-cell>
        </table:table-row>
        <table:table-row table:style-name="ro1">
          <table:table-cell office:value-type="float" office:value="73.1363" calcext:value-type="float">
            <text:p>73.1363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43.3505" calcext:value-type="float">
            <text:p>43.3505</text:p>
          </table:table-cell>
          <table:table-cell office:value-type="float" office:value="72.8587" calcext:value-type="float">
            <text:p>72.8587</text:p>
          </table:table-cell>
          <table:table-cell office:value-type="float" office:value="274.966" calcext:value-type="float">
            <text:p>274.966</text:p>
          </table:table-cell>
          <table:table-cell office:value-type="float" office:value="43.5408" calcext:value-type="float">
            <text:p>43.5408</text:p>
          </table:table-cell>
          <table:table-cell/>
          <table:table-cell table:formula="of:=([.D37]-[.A37])/0.0166667" office:value-type="float" office:value="-16.655966688067" calcext:value-type="float">
            <text:p>-16.655966688067</text:p>
          </table:table-cell>
          <table:table-cell table:formula="of:=ABS([.E37]-[.B37])/0.0166667" office:value-type="float" office:value="545.818908362182" calcext:value-type="float">
            <text:p>545.818908362182</text:p>
          </table:table-cell>
          <table:table-cell table:formula="of:=([.F37]-[.C37])/0.0166667" office:value-type="float" office:value="11.4179771640457" calcext:value-type="float">
            <text:p>11.4179771640457</text:p>
          </table:table-cell>
          <table:table-cell table:formula="of:=DEGREES(ATAN(ABS([.F37]-[.C37])/ABS([.E37]-[.B37])))" office:value-type="float" office:value="1.19839472396639" calcext:value-type="float">
            <text:p>1.19839472396639</text:p>
          </table:table-cell>
          <table:table-cell table:formula="of:=SQRT(POWER([.H37];2)+POWER([.I37];2)+POWER([.J37];2))" office:value-type="float" office:value="546.192339890003" calcext:value-type="float">
            <text:p>546.192339890003</text:p>
          </table:table-cell>
        </table:table-row>
        <table:table-row table:style-name="ro1">
          <table:table-cell office:value-type="float" office:value="73.6511" calcext:value-type="float">
            <text:p>73.6511</text:p>
          </table:table-cell>
          <table:table-cell office:value-type="float" office:value="285.47" calcext:value-type="float">
            <text:p>285.47</text:p>
          </table:table-cell>
          <table:table-cell office:value-type="float" office:value="43.125" calcext:value-type="float">
            <text:p>43.125</text:p>
          </table:table-cell>
          <table:table-cell office:value-type="float" office:value="73.6107" calcext:value-type="float">
            <text:p>73.6107</text:p>
          </table:table-cell>
          <table:table-cell office:value-type="float" office:value="274.998" calcext:value-type="float">
            <text:p>274.998</text:p>
          </table:table-cell>
          <table:table-cell office:value-type="float" office:value="43.7767" calcext:value-type="float">
            <text:p>43.7767</text:p>
          </table:table-cell>
          <table:table-cell/>
          <table:table-cell table:formula="of:=([.D38]-[.A38])/0.0166667" office:value-type="float" office:value="-2.42399515201002" calcext:value-type="float">
            <text:p>-2.42399515201002</text:p>
          </table:table-cell>
          <table:table-cell table:formula="of:=ABS([.E38]-[.B38])/0.0166667" office:value-type="float" office:value="628.318743362516" calcext:value-type="float">
            <text:p>628.318743362516</text:p>
          </table:table-cell>
          <table:table-cell table:formula="of:=([.F38]-[.C38])/0.0166667" office:value-type="float" office:value="39.1019217961563" calcext:value-type="float">
            <text:p>39.1019217961563</text:p>
          </table:table-cell>
          <table:table-cell table:formula="of:=DEGREES(ATAN(ABS([.F38]-[.C38])/ABS([.E38]-[.B38])))" office:value-type="float" office:value="3.5610740040216" calcext:value-type="float">
            <text:p>3.5610740040216</text:p>
          </table:table-cell>
          <table:table-cell table:formula="of:=SQRT(POWER([.H38];2)+POWER([.I38];2)+POWER([.J38];2))" office:value-type="float" office:value="629.538941846571" calcext:value-type="float">
            <text:p>629.538941846571</text:p>
          </table:table-cell>
        </table:table-row>
        <table:table-row table:style-name="ro1">
          <table:table-cell office:value-type="float" office:value="73.9178" calcext:value-type="float">
            <text:p>73.9178</text:p>
          </table:table-cell>
          <table:table-cell office:value-type="float" office:value="288.245" calcext:value-type="float">
            <text:p>288.245</text:p>
          </table:table-cell>
          <table:table-cell office:value-type="float" office:value="42.6873" calcext:value-type="float">
            <text:p>42.6873</text:p>
          </table:table-cell>
          <table:table-cell office:value-type="float" office:value="73.8652" calcext:value-type="float">
            <text:p>73.8652</text:p>
          </table:table-cell>
          <table:table-cell office:value-type="float" office:value="276.393" calcext:value-type="float">
            <text:p>276.393</text:p>
          </table:table-cell>
          <table:table-cell office:value-type="float" office:value="43.3037" calcext:value-type="float">
            <text:p>43.3037</text:p>
          </table:table-cell>
          <table:table-cell/>
          <table:table-cell table:formula="of:=([.D39]-[.A39])/0.0166667" office:value-type="float" office:value="-3.15599368801252" calcext:value-type="float">
            <text:p>-3.15599368801252</text:p>
          </table:table-cell>
          <table:table-cell table:formula="of:=ABS([.E39]-[.B39])/0.0166667" office:value-type="float" office:value="711.118577762846" calcext:value-type="float">
            <text:p>711.118577762846</text:p>
          </table:table-cell>
          <table:table-cell table:formula="of:=([.F39]-[.C39])/0.0166667" office:value-type="float" office:value="36.9839260321479" calcext:value-type="float">
            <text:p>36.9839260321479</text:p>
          </table:table-cell>
          <table:table-cell table:formula="of:=DEGREES(ATAN(ABS([.F39]-[.C39])/ABS([.E39]-[.B39])))" office:value-type="float" office:value="2.97716230641493" calcext:value-type="float">
            <text:p>2.97716230641493</text:p>
          </table:table-cell>
          <table:table-cell table:formula="of:=SQRT(POWER([.H39];2)+POWER([.I39];2)+POWER([.J39];2))" office:value-type="float" office:value="712.086653940631" calcext:value-type="float">
            <text:p>712.086653940631</text:p>
          </table:table-cell>
        </table:table-row>
        <table:table-row table:style-name="ro1">
          <table:table-cell office:value-type="float" office:value="74.1753" calcext:value-type="float">
            <text:p>74.1753</text:p>
          </table:table-cell>
          <table:table-cell office:value-type="float" office:value="288.275" calcext:value-type="float">
            <text:p>288.275</text:p>
          </table:table-cell>
          <table:table-cell office:value-type="float" office:value="42.6803" calcext:value-type="float">
            <text:p>42.6803</text:p>
          </table:table-cell>
          <table:table-cell office:value-type="float" office:value="74.1282" calcext:value-type="float">
            <text:p>74.1282</text:p>
          </table:table-cell>
          <table:table-cell office:value-type="float" office:value="279.07" calcext:value-type="float">
            <text:p>279.07</text:p>
          </table:table-cell>
          <table:table-cell office:value-type="float" office:value="42.874" calcext:value-type="float">
            <text:p>42.874</text:p>
          </table:table-cell>
          <table:table-cell/>
          <table:table-cell table:formula="of:=([.D40]-[.A40])/0.0166667" office:value-type="float" office:value="-2.82599434801047" calcext:value-type="float">
            <text:p>-2.82599434801047</text:p>
          </table:table-cell>
          <table:table-cell table:formula="of:=ABS([.E40]-[.B40])/0.0166667" office:value-type="float" office:value="552.298895402208" calcext:value-type="float">
            <text:p>552.298895402208</text:p>
          </table:table-cell>
          <table:table-cell table:formula="of:=([.F40]-[.C40])/0.0166667" office:value-type="float" office:value="11.6219767560465" calcext:value-type="float">
            <text:p>11.6219767560465</text:p>
          </table:table-cell>
          <table:table-cell table:formula="of:=DEGREES(ATAN(ABS([.F40]-[.C40])/ABS([.E40]-[.B40])))" office:value-type="float" office:value="1.20549210410643" calcext:value-type="float">
            <text:p>1.20549210410643</text:p>
          </table:table-cell>
          <table:table-cell table:formula="of:=SQRT(POWER([.H40];2)+POWER([.I40];2)+POWER([.J40];2))" office:value-type="float" office:value="552.428390336949" calcext:value-type="float">
            <text:p>552.428390336949</text:p>
          </table:table-cell>
        </table:table-row>
        <table:table-row table:style-name="ro1">
          <table:table-cell office:value-type="float" office:value="73.9398" calcext:value-type="float">
            <text:p>73.9398</text:p>
          </table:table-cell>
          <table:table-cell office:value-type="float" office:value="293.83" calcext:value-type="float">
            <text:p>293.83</text:p>
          </table:table-cell>
          <table:table-cell office:value-type="float" office:value="41.8112" calcext:value-type="float">
            <text:p>41.8112</text:p>
          </table:table-cell>
          <table:table-cell office:value-type="float" office:value="73.8818" calcext:value-type="float">
            <text:p>73.8818</text:p>
          </table:table-cell>
          <table:table-cell office:value-type="float" office:value="280.318" calcext:value-type="float">
            <text:p>280.318</text:p>
          </table:table-cell>
          <table:table-cell office:value-type="float" office:value="42.928" calcext:value-type="float">
            <text:p>42.928</text:p>
          </table:table-cell>
          <table:table-cell/>
          <table:table-cell table:formula="of:=([.D41]-[.A41])/0.0166667" office:value-type="float" office:value="-3.47999304001434" calcext:value-type="float">
            <text:p>-3.47999304001434</text:p>
          </table:table-cell>
          <table:table-cell table:formula="of:=ABS([.E41]-[.B41])/0.0166667" office:value-type="float" office:value="810.718378563243" calcext:value-type="float">
            <text:p>810.718378563243</text:p>
          </table:table-cell>
          <table:table-cell table:formula="of:=([.F41]-[.C41])/0.0166667" office:value-type="float" office:value="67.0078659842679" calcext:value-type="float">
            <text:p>67.0078659842679</text:p>
          </table:table-cell>
          <table:table-cell table:formula="of:=DEGREES(ATAN(ABS([.F41]-[.C41])/ABS([.E41]-[.B41])))" office:value-type="float" office:value="4.72489722117748" calcext:value-type="float">
            <text:p>4.72489722117748</text:p>
          </table:table-cell>
          <table:table-cell table:formula="of:=SQRT(POWER([.H41];2)+POWER([.I41];2)+POWER([.J41];2))" office:value-type="float" office:value="813.490291150139" calcext:value-type="float">
            <text:p>813.490291150139</text:p>
          </table:table-cell>
        </table:table-row>
        <table:table-row table:style-name="ro1">
          <table:table-cell office:value-type="float" office:value="73.665" calcext:value-type="float">
            <text:p>73.665</text:p>
          </table:table-cell>
          <table:table-cell office:value-type="float" office:value="289.595" calcext:value-type="float">
            <text:p>289.595</text:p>
          </table:table-cell>
          <table:table-cell office:value-type="float" office:value="42.478" calcext:value-type="float">
            <text:p>42.478</text:p>
          </table:table-cell>
          <table:table-cell office:value-type="float" office:value="73.3704" calcext:value-type="float">
            <text:p>73.3704</text:p>
          </table:table-cell>
          <table:table-cell office:value-type="float" office:value="278.97" calcext:value-type="float">
            <text:p>278.97</text:p>
          </table:table-cell>
          <table:table-cell office:value-type="float" office:value="42.897" calcext:value-type="float">
            <text:p>42.897</text:p>
          </table:table-cell>
          <table:table-cell/>
          <table:table-cell table:formula="of:=([.D42]-[.A42])/0.0166667" office:value-type="float" office:value="-17.6759646480709" calcext:value-type="float">
            <text:p>-17.6759646480709</text:p>
          </table:table-cell>
          <table:table-cell table:formula="of:=ABS([.E42]-[.B42])/0.0166667" office:value-type="float" office:value="637.49872500255" calcext:value-type="float">
            <text:p>637.49872500255</text:p>
          </table:table-cell>
          <table:table-cell table:formula="of:=([.F42]-[.C42])/0.0166667" office:value-type="float" office:value="25.1399497201004" calcext:value-type="float">
            <text:p>25.1399497201004</text:p>
          </table:table-cell>
          <table:table-cell table:formula="of:=DEGREES(ATAN(ABS([.F42]-[.C42])/ABS([.E42]-[.B42])))" office:value-type="float" office:value="2.25830573952971" calcext:value-type="float">
            <text:p>2.25830573952971</text:p>
          </table:table-cell>
          <table:table-cell table:formula="of:=SQRT(POWER([.H42];2)+POWER([.I42];2)+POWER([.J42];2))" office:value-type="float" office:value="638.239047049024" calcext:value-type="float">
            <text:p>638.239047049024</text:p>
          </table:table-cell>
        </table:table-row>
        <table:table-row table:style-name="ro1">
          <table:table-cell office:value-type="float" office:value="73.3955" calcext:value-type="float">
            <text:p>73.3955</text:p>
          </table:table-cell>
          <table:table-cell office:value-type="float" office:value="286.974" calcext:value-type="float">
            <text:p>286.974</text:p>
          </table:table-cell>
          <table:table-cell office:value-type="float" office:value="42.1284" calcext:value-type="float">
            <text:p>42.1284</text:p>
          </table:table-cell>
          <table:table-cell office:value-type="float" office:value="73.3546" calcext:value-type="float">
            <text:p>73.3546</text:p>
          </table:table-cell>
          <table:table-cell office:value-type="float" office:value="275.208" calcext:value-type="float">
            <text:p>275.208</text:p>
          </table:table-cell>
          <table:table-cell office:value-type="float" office:value="42.504" calcext:value-type="float">
            <text:p>42.504</text:p>
          </table:table-cell>
          <table:table-cell/>
          <table:table-cell table:formula="of:=([.D43]-[.A43])/0.0166667" office:value-type="float" office:value="-2.45399509200943" calcext:value-type="float">
            <text:p>-2.45399509200943</text:p>
          </table:table-cell>
          <table:table-cell table:formula="of:=ABS([.E43]-[.B43])/0.0166667" office:value-type="float" office:value="705.958588082822" calcext:value-type="float">
            <text:p>705.958588082822</text:p>
          </table:table-cell>
          <table:table-cell table:formula="of:=([.F43]-[.C43])/0.0166667" office:value-type="float" office:value="22.5359549280901" calcext:value-type="float">
            <text:p>22.5359549280901</text:p>
          </table:table-cell>
          <table:table-cell table:formula="of:=DEGREES(ATAN(ABS([.F43]-[.C43])/ABS([.E43]-[.B43])))" office:value-type="float" office:value="1.82840295766308" calcext:value-type="float">
            <text:p>1.82840295766308</text:p>
          </table:table-cell>
          <table:table-cell table:formula="of:=SQRT(POWER([.H43];2)+POWER([.I43];2)+POWER([.J43];2))" office:value-type="float" office:value="706.322461376051" calcext:value-type="float">
            <text:p>706.322461376051</text:p>
          </table:table-cell>
        </table:table-row>
        <table:table-row table:style-name="ro1">
          <table:table-cell office:value-type="float" office:value="73.6803" calcext:value-type="float">
            <text:p>73.6803</text:p>
          </table:table-cell>
          <table:table-cell office:value-type="float" office:value="293.735" calcext:value-type="float">
            <text:p>293.735</text:p>
          </table:table-cell>
          <table:table-cell office:value-type="float" office:value="42.0864" calcext:value-type="float">
            <text:p>42.0864</text:p>
          </table:table-cell>
          <table:table-cell office:value-type="float" office:value="73.633" calcext:value-type="float">
            <text:p>73.633</text:p>
          </table:table-cell>
          <table:table-cell office:value-type="float" office:value="281.612" calcext:value-type="float">
            <text:p>281.612</text:p>
          </table:table-cell>
          <table:table-cell office:value-type="float" office:value="42.7246" calcext:value-type="float">
            <text:p>42.7246</text:p>
          </table:table-cell>
          <table:table-cell/>
          <table:table-cell table:formula="of:=([.D44]-[.A44])/0.0166667" office:value-type="float" office:value="-2.83799432401177" calcext:value-type="float">
            <text:p>-2.83799432401177</text:p>
          </table:table-cell>
          <table:table-cell table:formula="of:=ABS([.E44]-[.B44])/0.0166667" office:value-type="float" office:value="727.378545242909" calcext:value-type="float">
            <text:p>727.378545242909</text:p>
          </table:table-cell>
          <table:table-cell table:formula="of:=([.F44]-[.C44])/0.0166667" office:value-type="float" office:value="38.2919234161535" calcext:value-type="float">
            <text:p>38.2919234161535</text:p>
          </table:table-cell>
          <table:table-cell table:formula="of:=DEGREES(ATAN(ABS([.F44]-[.C44])/ABS([.E44]-[.B44])))" office:value-type="float" office:value="3.01348207304889" calcext:value-type="float">
            <text:p>3.01348207304889</text:p>
          </table:table-cell>
          <table:table-cell table:formula="of:=SQRT(POWER([.H44];2)+POWER([.I44];2)+POWER([.J44];2))" office:value-type="float" office:value="728.391291608008" calcext:value-type="float">
            <text:p>728.391291608008</text:p>
          </table:table-cell>
        </table:table-row>
        <table:table-row table:style-name="ro1">
          <table:table-cell office:value-type="float" office:value="74.2013" calcext:value-type="float">
            <text:p>74.2013</text:p>
          </table:table-cell>
          <table:table-cell office:value-type="float" office:value="293.781" calcext:value-type="float">
            <text:p>293.781</text:p>
          </table:table-cell>
          <table:table-cell office:value-type="float" office:value="42.0744" calcext:value-type="float">
            <text:p>42.0744</text:p>
          </table:table-cell>
          <table:table-cell office:value-type="float" office:value="74.1471" calcext:value-type="float">
            <text:p>74.1471</text:p>
          </table:table-cell>
          <table:table-cell office:value-type="float" office:value="283.022" calcext:value-type="float">
            <text:p>283.022</text:p>
          </table:table-cell>
          <table:table-cell office:value-type="float" office:value="42.4956" calcext:value-type="float">
            <text:p>42.4956</text:p>
          </table:table-cell>
          <table:table-cell/>
          <table:table-cell table:formula="of:=([.D45]-[.A45])/0.0166667" office:value-type="float" office:value="-3.25199349601353" calcext:value-type="float">
            <text:p>-3.25199349601353</text:p>
          </table:table-cell>
          <table:table-cell table:formula="of:=ABS([.E45]-[.B45])/0.0166667" office:value-type="float" office:value="645.538708922583" calcext:value-type="float">
            <text:p>645.538708922583</text:p>
          </table:table-cell>
          <table:table-cell table:formula="of:=([.F45]-[.C45])/0.0166667" office:value-type="float" office:value="25.2719494561014" calcext:value-type="float">
            <text:p>25.2719494561014</text:p>
          </table:table-cell>
          <table:table-cell table:formula="of:=DEGREES(ATAN(ABS([.F45]-[.C45])/ABS([.E45]-[.B45])))" office:value-type="float" office:value="2.24190582799774" calcext:value-type="float">
            <text:p>2.24190582799774</text:p>
          </table:table-cell>
          <table:table-cell table:formula="of:=SQRT(POWER([.H45];2)+POWER([.I45];2)+POWER([.J45];2))" office:value-type="float" office:value="646.041385368186" calcext:value-type="float">
            <text:p>646.041385368186</text:p>
          </table:table-cell>
        </table:table-row>
        <table:table-row table:style-name="ro1">
          <table:table-cell office:value-type="float" office:value="73.6603" calcext:value-type="float">
            <text:p>73.6603</text:p>
          </table:table-cell>
          <table:table-cell office:value-type="float" office:value="288.205" calcext:value-type="float">
            <text:p>288.205</text:p>
          </table:table-cell>
          <table:table-cell office:value-type="float" office:value="42.6961" calcext:value-type="float">
            <text:p>42.6961</text:p>
          </table:table-cell>
          <table:table-cell office:value-type="float" office:value="73.3678" calcext:value-type="float">
            <text:p>73.3678</text:p>
          </table:table-cell>
          <table:table-cell office:value-type="float" office:value="277.59" calcext:value-type="float">
            <text:p>277.59</text:p>
          </table:table-cell>
          <table:table-cell office:value-type="float" office:value="43.3667" calcext:value-type="float">
            <text:p>43.3667</text:p>
          </table:table-cell>
          <table:table-cell/>
          <table:table-cell table:formula="of:=([.D46]-[.A46])/0.0166667" office:value-type="float" office:value="-17.5499649000704" calcext:value-type="float">
            <text:p>-17.5499649000704</text:p>
          </table:table-cell>
          <table:table-cell table:formula="of:=ABS([.E46]-[.B46])/0.0166667" office:value-type="float" office:value="636.898726202548" calcext:value-type="float">
            <text:p>636.898726202548</text:p>
          </table:table-cell>
          <table:table-cell table:formula="of:=([.F46]-[.C46])/0.0166667" office:value-type="float" office:value="40.235919528161" calcext:value-type="float">
            <text:p>40.235919528161</text:p>
          </table:table-cell>
          <table:table-cell table:formula="of:=DEGREES(ATAN(ABS([.F46]-[.C46])/ABS([.E46]-[.B46])))" office:value-type="float" office:value="3.61484280405412" calcext:value-type="float">
            <text:p>3.61484280405412</text:p>
          </table:table-cell>
          <table:table-cell table:formula="of:=SQRT(POWER([.H46];2)+POWER([.I46];2)+POWER([.J46];2))" office:value-type="float" office:value="638.409678753932" calcext:value-type="float">
            <text:p>638.409678753932</text:p>
          </table:table-cell>
        </table:table-row>
        <table:table-row table:style-name="ro1">
          <table:table-cell office:value-type="float" office:value="73.1399" calcext:value-type="float">
            <text:p>73.1399</text:p>
          </table:table-cell>
          <table:table-cell office:value-type="float" office:value="286.892" calcext:value-type="float">
            <text:p>286.892</text:p>
          </table:table-cell>
          <table:table-cell office:value-type="float" office:value="42.3983" calcext:value-type="float">
            <text:p>42.3983</text:p>
          </table:table-cell>
          <table:table-cell office:value-type="float" office:value="72.6086" calcext:value-type="float">
            <text:p>72.6086</text:p>
          </table:table-cell>
          <table:table-cell office:value-type="float" office:value="276.292" calcext:value-type="float">
            <text:p>276.292</text:p>
          </table:table-cell>
          <table:table-cell office:value-type="float" office:value="43.0826" calcext:value-type="float">
            <text:p>43.0826</text:p>
          </table:table-cell>
          <table:table-cell/>
          <table:table-cell table:formula="of:=([.D47]-[.A47])/0.0166667" office:value-type="float" office:value="-31.8779362441276" calcext:value-type="float">
            <text:p>-31.8779362441276</text:p>
          </table:table-cell>
          <table:table-cell table:formula="of:=ABS([.E47]-[.B47])/0.0166667" office:value-type="float" office:value="635.998728002545" calcext:value-type="float">
            <text:p>635.998728002545</text:p>
          </table:table-cell>
          <table:table-cell table:formula="of:=([.F47]-[.C47])/0.0166667" office:value-type="float" office:value="41.0579178841643" calcext:value-type="float">
            <text:p>41.0579178841643</text:p>
          </table:table-cell>
          <table:table-cell table:formula="of:=DEGREES(ATAN(ABS([.F47]-[.C47])/ABS([.E47]-[.B47])))" office:value-type="float" office:value="3.69369539973214" calcext:value-type="float">
            <text:p>3.69369539973214</text:p>
          </table:table-cell>
          <table:table-cell table:formula="of:=SQRT(POWER([.H47];2)+POWER([.I47];2)+POWER([.J47];2))" office:value-type="float" office:value="638.119375556818" calcext:value-type="float">
            <text:p>638.119375556818</text:p>
          </table:table-cell>
        </table:table-row>
        <table:table-row table:style-name="ro1">
          <table:table-cell office:value-type="float" office:value="74.2013" calcext:value-type="float">
            <text:p>74.2013</text:p>
          </table:table-cell>
          <table:table-cell office:value-type="float" office:value="293.781" calcext:value-type="float">
            <text:p>293.781</text:p>
          </table:table-cell>
          <table:table-cell office:value-type="float" office:value="42.0744" calcext:value-type="float">
            <text:p>42.0744</text:p>
          </table:table-cell>
          <table:table-cell office:value-type="float" office:value="74.148" calcext:value-type="float">
            <text:p>74.148</text:p>
          </table:table-cell>
          <table:table-cell office:value-type="float" office:value="282.966" calcext:value-type="float">
            <text:p>282.966</text:p>
          </table:table-cell>
          <table:table-cell office:value-type="float" office:value="42.7567" calcext:value-type="float">
            <text:p>42.7567</text:p>
          </table:table-cell>
          <table:table-cell/>
          <table:table-cell table:formula="of:=([.D48]-[.A48])/0.0166667" office:value-type="float" office:value="-3.19799360401323" calcext:value-type="float">
            <text:p>-3.19799360401323</text:p>
          </table:table-cell>
          <table:table-cell table:formula="of:=ABS([.E48]-[.B48])/0.0166667" office:value-type="float" office:value="648.898702202596" calcext:value-type="float">
            <text:p>648.898702202596</text:p>
          </table:table-cell>
          <table:table-cell table:formula="of:=([.F48]-[.C48])/0.0166667" office:value-type="float" office:value="40.9379181241641" calcext:value-type="float">
            <text:p>40.9379181241641</text:p>
          </table:table-cell>
          <table:table-cell table:formula="of:=DEGREES(ATAN(ABS([.F48]-[.C48])/ABS([.E48]-[.B48])))" office:value-type="float" office:value="3.60990927981274" calcext:value-type="float">
            <text:p>3.60990927981274</text:p>
          </table:table-cell>
          <table:table-cell table:formula="of:=SQRT(POWER([.H48];2)+POWER([.I48];2)+POWER([.J48];2))" office:value-type="float" office:value="650.196636429046" calcext:value-type="float">
            <text:p>650.196636429046</text:p>
          </table:table-cell>
        </table:table-row>
        <table:table-row table:style-name="ro1">
          <table:table-cell office:value-type="float" office:value="74.4434" calcext:value-type="float">
            <text:p>74.4434</text:p>
          </table:table-cell>
          <table:table-cell office:value-type="float" office:value="291.288" calcext:value-type="float">
            <text:p>291.288</text:p>
          </table:table-cell>
          <table:table-cell office:value-type="float" office:value="41.178" calcext:value-type="float">
            <text:p>41.178</text:p>
          </table:table-cell>
          <table:table-cell office:value-type="float" office:value="74.384" calcext:value-type="float">
            <text:p>74.384</text:p>
          </table:table-cell>
          <table:table-cell office:value-type="float" office:value="280.624" calcext:value-type="float">
            <text:p>280.624</text:p>
          </table:table-cell>
          <table:table-cell office:value-type="float" office:value="41.6179" calcext:value-type="float">
            <text:p>41.6179</text:p>
          </table:table-cell>
          <table:table-cell/>
          <table:table-cell table:formula="of:=([.D49]-[.A49])/0.0166667" office:value-type="float" office:value="-3.56399287201405" calcext:value-type="float">
            <text:p>-3.56399287201405</text:p>
          </table:table-cell>
          <table:table-cell table:formula="of:=ABS([.E49]-[.B49])/0.0166667" office:value-type="float" office:value="639.838720322559" calcext:value-type="float">
            <text:p>639.838720322559</text:p>
          </table:table-cell>
          <table:table-cell table:formula="of:=([.F49]-[.C49])/0.0166667" office:value-type="float" office:value="26.3939472121057" calcext:value-type="float">
            <text:p>26.3939472121057</text:p>
          </table:table-cell>
          <table:table-cell table:formula="of:=DEGREES(ATAN(ABS([.F49]-[.C49])/ABS([.E49]-[.B49])))" office:value-type="float" office:value="2.36216538898693" calcext:value-type="float">
            <text:p>2.36216538898693</text:p>
          </table:table-cell>
          <table:table-cell table:formula="of:=SQRT(POWER([.H49];2)+POWER([.I49];2)+POWER([.J49];2))" office:value-type="float" office:value="640.39279393091" calcext:value-type="float">
            <text:p>640.39279393091</text:p>
          </table:table-cell>
        </table:table-row>
        <table:table-row table:style-name="ro1">
          <table:table-cell office:value-type="float" office:value="74.1877" calcext:value-type="float">
            <text:p>74.1877</text:p>
          </table:table-cell>
          <table:table-cell office:value-type="float" office:value="291.029" calcext:value-type="float">
            <text:p>291.029</text:p>
          </table:table-cell>
          <table:table-cell office:value-type="float" office:value="42.2483" calcext:value-type="float">
            <text:p>42.2483</text:p>
          </table:table-cell>
          <table:table-cell office:value-type="float" office:value="74.135" calcext:value-type="float">
            <text:p>74.135</text:p>
          </table:table-cell>
          <table:table-cell office:value-type="float" office:value="280.328" calcext:value-type="float">
            <text:p>280.328</text:p>
          </table:table-cell>
          <table:table-cell office:value-type="float" office:value="42.9241" calcext:value-type="float">
            <text:p>42.9241</text:p>
          </table:table-cell>
          <table:table-cell/>
          <table:table-cell table:formula="of:=([.D50]-[.A50])/0.0166667" office:value-type="float" office:value="-3.16199367601274" calcext:value-type="float">
            <text:p>-3.16199367601274</text:p>
          </table:table-cell>
          <table:table-cell table:formula="of:=ABS([.E50]-[.B50])/0.0166667" office:value-type="float" office:value="642.05871588257" calcext:value-type="float">
            <text:p>642.05871588257</text:p>
          </table:table-cell>
          <table:table-cell table:formula="of:=([.F50]-[.C50])/0.0166667" office:value-type="float" office:value="40.5479189041623" calcext:value-type="float">
            <text:p>40.5479189041623</text:p>
          </table:table-cell>
          <table:table-cell table:formula="of:=DEGREES(ATAN(ABS([.F50]-[.C50])/ABS([.E50]-[.B50])))" office:value-type="float" office:value="3.61360006915086" calcext:value-type="float">
            <text:p>3.61360006915086</text:p>
          </table:table-cell>
          <table:table-cell table:formula="of:=SQRT(POWER([.H50];2)+POWER([.I50];2)+POWER([.J50];2))" office:value-type="float" office:value="643.345573212593" calcext:value-type="float">
            <text:p>643.345573212593</text:p>
          </table:table-cell>
        </table:table-row>
        <table:table-row table:style-name="ro1">
          <table:table-cell office:value-type="float" office:value="73.9277" calcext:value-type="float">
            <text:p>73.9277</text:p>
          </table:table-cell>
          <table:table-cell office:value-type="float" office:value="291.07" calcext:value-type="float">
            <text:p>291.07</text:p>
          </table:table-cell>
          <table:table-cell office:value-type="float" office:value="41.9877" calcext:value-type="float">
            <text:p>41.9877</text:p>
          </table:table-cell>
          <table:table-cell office:value-type="float" office:value="73.6274" calcext:value-type="float">
            <text:p>73.6274</text:p>
          </table:table-cell>
          <table:table-cell office:value-type="float" office:value="280.33" calcext:value-type="float">
            <text:p>280.33</text:p>
          </table:table-cell>
          <table:table-cell office:value-type="float" office:value="42.6774" calcext:value-type="float">
            <text:p>42.6774</text:p>
          </table:table-cell>
          <table:table-cell/>
          <table:table-cell table:formula="of:=([.D51]-[.A51])/0.0166667" office:value-type="float" office:value="-18.0179639640725" calcext:value-type="float">
            <text:p>-18.0179639640725</text:p>
          </table:table-cell>
          <table:table-cell table:formula="of:=ABS([.E51]-[.B51])/0.0166667" office:value-type="float" office:value="644.398711202578" calcext:value-type="float">
            <text:p>644.398711202578</text:p>
          </table:table-cell>
          <table:table-cell table:formula="of:=([.F51]-[.C51])/0.0166667" office:value-type="float" office:value="41.3819172361657" calcext:value-type="float">
            <text:p>41.3819172361657</text:p>
          </table:table-cell>
          <table:table-cell table:formula="of:=DEGREES(ATAN(ABS([.F51]-[.C51])/ABS([.E51]-[.B51])))" office:value-type="float" office:value="3.67436791708906" calcext:value-type="float">
            <text:p>3.67436791708906</text:p>
          </table:table-cell>
          <table:table-cell table:formula="of:=SQRT(POWER([.H51];2)+POWER([.I51];2)+POWER([.J51];2))" office:value-type="float" office:value="645.977406028334" calcext:value-type="float">
            <text:p>645.977406028334</text:p>
          </table:table-cell>
        </table:table-row>
        <table:table-row table:style-name="ro1">
          <table:table-cell office:value-type="float" office:value="74.1531" calcext:value-type="float">
            <text:p>74.1531</text:p>
          </table:table-cell>
          <table:table-cell office:value-type="float" office:value="284.377" calcext:value-type="float">
            <text:p>284.377</text:p>
          </table:table-cell>
          <table:table-cell office:value-type="float" office:value="42.2799" calcext:value-type="float">
            <text:p>42.2799</text:p>
          </table:table-cell>
          <table:table-cell office:value-type="float" office:value="73.8549" calcext:value-type="float">
            <text:p>73.8549</text:p>
          </table:table-cell>
          <table:table-cell office:value-type="float" office:value="275.324" calcext:value-type="float">
            <text:p>275.324</text:p>
          </table:table-cell>
          <table:table-cell office:value-type="float" office:value="42.2318" calcext:value-type="float">
            <text:p>42.2318</text:p>
          </table:table-cell>
          <table:table-cell/>
          <table:table-cell table:formula="of:=([.D52]-[.A52])/0.0166667" office:value-type="float" office:value="-17.8919642160712" calcext:value-type="float">
            <text:p>-17.8919642160712</text:p>
          </table:table-cell>
          <table:table-cell table:formula="of:=ABS([.E52]-[.B52])/0.0166667" office:value-type="float" office:value="543.178913642173" calcext:value-type="float">
            <text:p>543.178913642173</text:p>
          </table:table-cell>
          <table:table-cell table:formula="of:=([.F52]-[.C52])/0.0166667" office:value-type="float" office:value="-2.88599422801143" calcext:value-type="float">
            <text:p>-2.88599422801143</text:p>
          </table:table-cell>
          <table:table-cell table:formula="of:=DEGREES(ATAN(ABS([.F52]-[.C52])/ABS([.E52]-[.B52])))" office:value-type="float" office:value="0.304418542150633" calcext:value-type="float">
            <text:p>0.304418542150633</text:p>
          </table:table-cell>
          <table:table-cell table:formula="of:=SQRT(POWER([.H52];2)+POWER([.I52];2)+POWER([.J52];2))" office:value-type="float" office:value="543.481171312939" calcext:value-type="float">
            <text:p>543.481171312939</text:p>
          </table:table-cell>
        </table:table-row>
        <table:table-row table:style-name="ro1">
          <table:table-cell office:value-type="float" office:value="74.4189" calcext:value-type="float">
            <text:p>74.4189</text:p>
          </table:table-cell>
          <table:table-cell office:value-type="float" office:value="285.544" calcext:value-type="float">
            <text:p>285.544</text:p>
          </table:table-cell>
          <table:table-cell office:value-type="float" office:value="43.1064" calcext:value-type="float">
            <text:p>43.1064</text:p>
          </table:table-cell>
          <table:table-cell office:value-type="float" office:value="74.612" calcext:value-type="float">
            <text:p>74.612</text:p>
          </table:table-cell>
          <table:table-cell office:value-type="float" office:value="275.108" calcext:value-type="float">
            <text:p>275.108</text:p>
          </table:table-cell>
          <table:table-cell office:value-type="float" office:value="43.7498" calcext:value-type="float">
            <text:p>43.7498</text:p>
          </table:table-cell>
          <table:table-cell/>
          <table:table-cell table:formula="of:=([.D53]-[.A53])/0.0166667" office:value-type="float" office:value="11.5859768280464" calcext:value-type="float">
            <text:p>11.5859768280464</text:p>
          </table:table-cell>
          <table:table-cell table:formula="of:=ABS([.E53]-[.B53])/0.0166667" office:value-type="float" office:value="626.158747682503" calcext:value-type="float">
            <text:p>626.158747682503</text:p>
          </table:table-cell>
          <table:table-cell table:formula="of:=([.F53]-[.C53])/0.0166667" office:value-type="float" office:value="38.6039227921544" calcext:value-type="float">
            <text:p>38.6039227921544</text:p>
          </table:table-cell>
          <table:table-cell table:formula="of:=DEGREES(ATAN(ABS([.F53]-[.C53])/ABS([.E53]-[.B53])))" office:value-type="float" office:value="3.52793257634446" calcext:value-type="float">
            <text:p>3.52793257634446</text:p>
          </table:table-cell>
          <table:table-cell table:formula="of:=SQRT(POWER([.H53];2)+POWER([.I53];2)+POWER([.J53];2))" office:value-type="float" office:value="627.454599961881" calcext:value-type="float">
            <text:p>627.454599961881</text:p>
          </table:table-cell>
        </table:table-row>
        <table:table-row table:style-name="ro1">
          <table:table-cell office:value-type="float" office:value="74.3967" calcext:value-type="float">
            <text:p>74.3967</text:p>
          </table:table-cell>
          <table:table-cell office:value-type="float" office:value="281.595" calcext:value-type="float">
            <text:p>281.595</text:p>
          </table:table-cell>
          <table:table-cell office:value-type="float" office:value="43.2233" calcext:value-type="float">
            <text:p>43.2233</text:p>
          </table:table-cell>
          <table:table-cell office:value-type="float" office:value="74.3404" calcext:value-type="float">
            <text:p>74.3404</text:p>
          </table:table-cell>
          <table:table-cell office:value-type="float" office:value="271.294" calcext:value-type="float">
            <text:p>271.294</text:p>
          </table:table-cell>
          <table:table-cell office:value-type="float" office:value="43.8671" calcext:value-type="float">
            <text:p>43.8671</text:p>
          </table:table-cell>
          <table:table-cell/>
          <table:table-cell table:formula="of:=([.D54]-[.A54])/0.0166667" office:value-type="float" office:value="-3.3779932440131" calcext:value-type="float">
            <text:p>-3.3779932440131</text:p>
          </table:table-cell>
          <table:table-cell table:formula="of:=ABS([.E54]-[.B54])/0.0166667" office:value-type="float" office:value="618.058763882475" calcext:value-type="float">
            <text:p>618.058763882475</text:p>
          </table:table-cell>
          <table:table-cell table:formula="of:=([.F54]-[.C54])/0.0166667" office:value-type="float" office:value="38.6279227441544" calcext:value-type="float">
            <text:p>38.6279227441544</text:p>
          </table:table-cell>
          <table:table-cell table:formula="of:=DEGREES(ATAN(ABS([.F54]-[.C54])/ABS([.E54]-[.B54])))" office:value-type="float" office:value="3.57626511856222" calcext:value-type="float">
            <text:p>3.57626511856222</text:p>
          </table:table-cell>
          <table:table-cell table:formula="of:=SQRT(POWER([.H54];2)+POWER([.I54];2)+POWER([.J54];2))" office:value-type="float" office:value="619.273899713057" calcext:value-type="float">
            <text:p>619.273899713057</text:p>
          </table:table-cell>
        </table:table-row>
        <table:table-row table:style-name="ro1">
          <table:table-cell office:value-type="float" office:value="74.1753" calcext:value-type="float">
            <text:p>74.1753</text:p>
          </table:table-cell>
          <table:table-cell office:value-type="float" office:value="288.269" calcext:value-type="float">
            <text:p>288.269</text:p>
          </table:table-cell>
          <table:table-cell office:value-type="float" office:value="42.6811" calcext:value-type="float">
            <text:p>42.6811</text:p>
          </table:table-cell>
          <table:table-cell office:value-type="float" office:value="74.1282" calcext:value-type="float">
            <text:p>74.1282</text:p>
          </table:table-cell>
          <table:table-cell office:value-type="float" office:value="279.07" calcext:value-type="float">
            <text:p>279.07</text:p>
          </table:table-cell>
          <table:table-cell office:value-type="float" office:value="42.874" calcext:value-type="float">
            <text:p>42.874</text:p>
          </table:table-cell>
          <table:table-cell/>
          <table:table-cell table:formula="of:=([.D55]-[.A55])/0.0166667" office:value-type="float" office:value="-2.82599434801047" calcext:value-type="float">
            <text:p>-2.82599434801047</text:p>
          </table:table-cell>
          <table:table-cell table:formula="of:=ABS([.E55]-[.B55])/0.0166667" office:value-type="float" office:value="551.938896122208" calcext:value-type="float">
            <text:p>551.938896122208</text:p>
          </table:table-cell>
          <table:table-cell table:formula="of:=([.F55]-[.C55])/0.0166667" office:value-type="float" office:value="11.5739768520464" calcext:value-type="float">
            <text:p>11.5739768520464</text:p>
          </table:table-cell>
          <table:table-cell table:formula="of:=DEGREES(ATAN(ABS([.F55]-[.C55])/ABS([.E55]-[.B55])))" office:value-type="float" office:value="1.20129756371458" calcext:value-type="float">
            <text:p>1.20129756371458</text:p>
          </table:table-cell>
          <table:table-cell table:formula="of:=SQRT(POWER([.H55];2)+POWER([.I55];2)+POWER([.J55];2))" office:value-type="float" office:value="552.067467105995" calcext:value-type="float">
            <text:p>552.067467105995</text:p>
          </table:table-cell>
        </table:table-row>
        <table:table-row table:style-name="ro1">
          <table:table-cell office:value-type="float" office:value="74.1887" calcext:value-type="float">
            <text:p>74.1887</text:p>
          </table:table-cell>
          <table:table-cell office:value-type="float" office:value="290.981" calcext:value-type="float">
            <text:p>290.981</text:p>
          </table:table-cell>
          <table:table-cell office:value-type="float" office:value="42.5122" calcext:value-type="float">
            <text:p>42.5122</text:p>
          </table:table-cell>
          <table:table-cell office:value-type="float" office:value="74.1429" calcext:value-type="float">
            <text:p>74.1429</text:p>
          </table:table-cell>
          <table:table-cell office:value-type="float" office:value="281.575" calcext:value-type="float">
            <text:p>281.575</text:p>
          </table:table-cell>
          <table:table-cell office:value-type="float" office:value="43.2287" calcext:value-type="float">
            <text:p>43.2287</text:p>
          </table:table-cell>
          <table:table-cell/>
          <table:table-cell table:formula="of:=([.D56]-[.A56])/0.0166667" office:value-type="float" office:value="-2.74799450401098" calcext:value-type="float">
            <text:p>-2.74799450401098</text:p>
          </table:table-cell>
          <table:table-cell table:formula="of:=ABS([.E56]-[.B56])/0.0166667" office:value-type="float" office:value="564.358871282258" calcext:value-type="float">
            <text:p>564.358871282258</text:p>
          </table:table-cell>
          <table:table-cell table:formula="of:=([.F56]-[.C56])/0.0166667" office:value-type="float" office:value="42.9899140201722" calcext:value-type="float">
            <text:p>42.9899140201722</text:p>
          </table:table-cell>
          <table:table-cell table:formula="of:=DEGREES(ATAN(ABS([.F56]-[.C56])/ABS([.E56]-[.B56])))" office:value-type="float" office:value="4.35608098676528" calcext:value-type="float">
            <text:p>4.35608098676528</text:p>
          </table:table-cell>
          <table:table-cell table:formula="of:=SQRT(POWER([.H56];2)+POWER([.I56];2)+POWER([.J56];2))" office:value-type="float" office:value="566.000547505247" calcext:value-type="float">
            <text:p>566.000547505247</text:p>
          </table:table-cell>
        </table:table-row>
        <table:table-row table:style-name="ro1">
          <table:table-cell office:value-type="float" office:value="74.4018" calcext:value-type="float">
            <text:p>74.4018</text:p>
          </table:table-cell>
          <table:table-cell office:value-type="float" office:value="283.041" calcext:value-type="float">
            <text:p>283.041</text:p>
          </table:table-cell>
          <table:table-cell office:value-type="float" office:value="42.4901" calcext:value-type="float">
            <text:p>42.4901</text:p>
          </table:table-cell>
          <table:table-cell office:value-type="float" office:value="74.3443" calcext:value-type="float">
            <text:p>74.3443</text:p>
          </table:table-cell>
          <table:table-cell office:value-type="float" office:value="272.72" calcext:value-type="float">
            <text:p>272.72</text:p>
          </table:table-cell>
          <table:table-cell office:value-type="float" office:value="42.8973" calcext:value-type="float">
            <text:p>42.8973</text:p>
          </table:table-cell>
          <table:table-cell/>
          <table:table-cell table:formula="of:=([.D57]-[.A57])/0.0166667" office:value-type="float" office:value="-3.44999310001322" calcext:value-type="float">
            <text:p>-3.44999310001322</text:p>
          </table:table-cell>
          <table:table-cell table:formula="of:=ABS([.E57]-[.B57])/0.0166667" office:value-type="float" office:value="619.258761482475" calcext:value-type="float">
            <text:p>619.258761482475</text:p>
          </table:table-cell>
          <table:table-cell table:formula="of:=([.F57]-[.C57])/0.0166667" office:value-type="float" office:value="24.4319511360979" calcext:value-type="float">
            <text:p>24.4319511360979</text:p>
          </table:table-cell>
          <table:table-cell table:formula="of:=DEGREES(ATAN(ABS([.F57]-[.C57])/ABS([.E57]-[.B57])))" office:value-type="float" office:value="2.2593496033058" calcext:value-type="float">
            <text:p>2.2593496033058</text:p>
          </table:table-cell>
          <table:table-cell table:formula="of:=SQRT(POWER([.H57];2)+POWER([.I57];2)+POWER([.J57];2))" office:value-type="float" office:value="619.750140267444" calcext:value-type="float">
            <text:p>619.750140267444</text:p>
          </table:table-cell>
        </table:table-row>
        <table:table-row table:style-name="ro1">
          <table:table-cell office:value-type="float" office:value="74.4769" calcext:value-type="float">
            <text:p>74.4769</text:p>
          </table:table-cell>
          <table:table-cell office:value-type="float" office:value="296.574" calcext:value-type="float">
            <text:p>296.574</text:p>
          </table:table-cell>
          <table:table-cell office:value-type="float" office:value="41.8947" calcext:value-type="float">
            <text:p>41.8947</text:p>
          </table:table-cell>
          <table:table-cell office:value-type="float" office:value="74.4241" calcext:value-type="float">
            <text:p>74.4241</text:p>
          </table:table-cell>
          <table:table-cell office:value-type="float" office:value="287.015" calcext:value-type="float">
            <text:p>287.015</text:p>
          </table:table-cell>
          <table:table-cell office:value-type="float" office:value="42.3669" calcext:value-type="float">
            <text:p>42.3669</text:p>
          </table:table-cell>
          <table:table-cell/>
          <table:table-cell table:formula="of:=([.D58]-[.A58])/0.0166667" office:value-type="float" office:value="-3.16799366401296" calcext:value-type="float">
            <text:p>-3.16799366401296</text:p>
          </table:table-cell>
          <table:table-cell table:formula="of:=ABS([.E58]-[.B58])/0.0166667" office:value-type="float" office:value="573.538852922296" calcext:value-type="float">
            <text:p>573.538852922296</text:p>
          </table:table-cell>
          <table:table-cell table:formula="of:=([.F58]-[.C58])/0.0166667" office:value-type="float" office:value="28.3319433361134" calcext:value-type="float">
            <text:p>28.3319433361134</text:p>
          </table:table-cell>
          <table:table-cell table:formula="of:=DEGREES(ATAN(ABS([.F58]-[.C58])/ABS([.E58]-[.B58])))" office:value-type="float" office:value="2.82802516758279" calcext:value-type="float">
            <text:p>2.82802516758279</text:p>
          </table:table-cell>
          <table:table-cell table:formula="of:=SQRT(POWER([.H58];2)+POWER([.I58];2)+POWER([.J58];2))" office:value-type="float" office:value="574.246942532983" calcext:value-type="float">
            <text:p>574.246942532983</text:p>
          </table:table-cell>
        </table:table-row>
        <table:table-row table:style-name="ro1">
          <table:table-cell office:value-type="float" office:value="74.1672" calcext:value-type="float">
            <text:p>74.1672</text:p>
          </table:table-cell>
          <table:table-cell office:value-type="float" office:value="286.991" calcext:value-type="float">
            <text:p>286.991</text:p>
          </table:table-cell>
          <table:table-cell office:value-type="float" office:value="42.3731" calcext:value-type="float">
            <text:p>42.3731</text:p>
          </table:table-cell>
          <table:table-cell office:value-type="float" office:value="73.8683" calcext:value-type="float">
            <text:p>73.8683</text:p>
          </table:table-cell>
          <table:table-cell office:value-type="float" office:value="277.797" calcext:value-type="float">
            <text:p>277.797</text:p>
          </table:table-cell>
          <table:table-cell office:value-type="float" office:value="42.5801" calcext:value-type="float">
            <text:p>42.5801</text:p>
          </table:table-cell>
          <table:table-cell/>
          <table:table-cell table:formula="of:=([.D59]-[.A59])/0.0166667" office:value-type="float" office:value="-17.9339641320711" calcext:value-type="float">
            <text:p>-17.9339641320711</text:p>
          </table:table-cell>
          <table:table-cell table:formula="of:=ABS([.E59]-[.B59])/0.0166667" office:value-type="float" office:value="551.638896722204" calcext:value-type="float">
            <text:p>551.638896722204</text:p>
          </table:table-cell>
          <table:table-cell table:formula="of:=([.F59]-[.C59])/0.0166667" office:value-type="float" office:value="12.4199751600497" calcext:value-type="float">
            <text:p>12.4199751600497</text:p>
          </table:table-cell>
          <table:table-cell table:formula="of:=DEGREES(ATAN(ABS([.F59]-[.C59])/ABS([.E59]-[.B59])))" office:value-type="float" office:value="1.28977843617709" calcext:value-type="float">
            <text:p>1.28977843617709</text:p>
          </table:table-cell>
          <table:table-cell table:formula="of:=SQRT(POWER([.H59];2)+POWER([.I59];2)+POWER([.J59];2))" office:value-type="float" office:value="552.070063696047" calcext:value-type="float">
            <text:p>552.070063696047</text:p>
          </table:table-cell>
        </table:table-row>
        <table:table-row table:style-name="ro1">
          <table:table-cell office:value-type="float" office:value="74.6872" calcext:value-type="float">
            <text:p>74.6872</text:p>
          </table:table-cell>
          <table:table-cell office:value-type="float" office:value="288.531" calcext:value-type="float">
            <text:p>288.531</text:p>
          </table:table-cell>
          <table:table-cell office:value-type="float" office:value="41.6143" calcext:value-type="float">
            <text:p>41.6143</text:p>
          </table:table-cell>
          <table:table-cell office:value-type="float" office:value="75.1274" calcext:value-type="float">
            <text:p>75.1274</text:p>
          </table:table-cell>
          <table:table-cell office:value-type="float" office:value="278.041" calcext:value-type="float">
            <text:p>278.041</text:p>
          </table:table-cell>
          <table:table-cell office:value-type="float" office:value="42.0291" calcext:value-type="float">
            <text:p>42.0291</text:p>
          </table:table-cell>
          <table:table-cell/>
          <table:table-cell table:formula="of:=([.D60]-[.A60])/0.0166667" office:value-type="float" office:value="26.4119471761051" calcext:value-type="float">
            <text:p>26.4119471761051</text:p>
          </table:table-cell>
          <table:table-cell table:formula="of:=ABS([.E60]-[.B60])/0.0166667" office:value-type="float" office:value="629.398741202518" calcext:value-type="float">
            <text:p>629.398741202518</text:p>
          </table:table-cell>
          <table:table-cell table:formula="of:=([.F60]-[.C60])/0.0166667" office:value-type="float" office:value="24.8879502240995" calcext:value-type="float">
            <text:p>24.8879502240995</text:p>
          </table:table-cell>
          <table:table-cell table:formula="of:=DEGREES(ATAN(ABS([.F60]-[.C60])/ABS([.E60]-[.B60])))" office:value-type="float" office:value="2.26443412160447" calcext:value-type="float">
            <text:p>2.26443412160447</text:p>
          </table:table-cell>
          <table:table-cell table:formula="of:=SQRT(POWER([.H60];2)+POWER([.I60];2)+POWER([.J60];2))" office:value-type="float" office:value="630.444110486651" calcext:value-type="float">
            <text:p>630.444110486651</text:p>
          </table:table-cell>
        </table:table-row>
        <table:table-row table:style-name="ro1">
          <table:table-cell office:value-type="float" office:value="74.4601" calcext:value-type="float">
            <text:p>74.4601</text:p>
          </table:table-cell>
          <table:table-cell office:value-type="float" office:value="293.925" calcext:value-type="float">
            <text:p>293.925</text:p>
          </table:table-cell>
          <table:table-cell office:value-type="float" office:value="41.5335" calcext:value-type="float">
            <text:p>41.5335</text:p>
          </table:table-cell>
          <table:table-cell office:value-type="float" office:value="74.6559" calcext:value-type="float">
            <text:p>74.6559</text:p>
          </table:table-cell>
          <table:table-cell office:value-type="float" office:value="283.126" calcext:value-type="float">
            <text:p>283.126</text:p>
          </table:table-cell>
          <table:table-cell office:value-type="float" office:value="42.2217" calcext:value-type="float">
            <text:p>42.2217</text:p>
          </table:table-cell>
          <table:table-cell/>
          <table:table-cell table:formula="of:=([.D61]-[.A61])/0.0166667" office:value-type="float" office:value="11.7479765040473" calcext:value-type="float">
            <text:p>11.7479765040473</text:p>
          </table:table-cell>
          <table:table-cell table:formula="of:=ABS([.E61]-[.B61])/0.0166667" office:value-type="float" office:value="647.938704122594" calcext:value-type="float">
            <text:p>647.938704122594</text:p>
          </table:table-cell>
          <table:table-cell table:formula="of:=([.F61]-[.C61])/0.0166667" office:value-type="float" office:value="41.2919174161653" calcext:value-type="float">
            <text:p>41.2919174161653</text:p>
          </table:table-cell>
          <table:table-cell table:formula="of:=DEGREES(ATAN(ABS([.F61]-[.C61])/ABS([.E61]-[.B61])))" office:value-type="float" office:value="3.64642144571198" calcext:value-type="float">
            <text:p>3.64642144571198</text:p>
          </table:table-cell>
          <table:table-cell table:formula="of:=SQRT(POWER([.H61];2)+POWER([.I61];2)+POWER([.J61];2))" office:value-type="float" office:value="649.35937792251" calcext:value-type="float">
            <text:p>649.35937792251</text:p>
          </table:table-cell>
        </table:table-row>
        <table:table-row table:style-name="ro1">
          <table:table-cell office:value-type="float" office:value="73.9178" calcext:value-type="float">
            <text:p>73.9178</text:p>
          </table:table-cell>
          <table:table-cell office:value-type="float" office:value="288.24" calcext:value-type="float">
            <text:p>288.24</text:p>
          </table:table-cell>
          <table:table-cell office:value-type="float" office:value="42.6881" calcext:value-type="float">
            <text:p>42.6881</text:p>
          </table:table-cell>
          <table:table-cell office:value-type="float" office:value="73.6274" calcext:value-type="float">
            <text:p>73.6274</text:p>
          </table:table-cell>
          <table:table-cell office:value-type="float" office:value="280.336" calcext:value-type="float">
            <text:p>280.336</text:p>
          </table:table-cell>
          <table:table-cell office:value-type="float" office:value="42.6766" calcext:value-type="float">
            <text:p>42.6766</text:p>
          </table:table-cell>
          <table:table-cell/>
          <table:table-cell table:formula="of:=([.D62]-[.A62])/0.0166667" office:value-type="float" office:value="-17.42396515207" calcext:value-type="float">
            <text:p>-17.42396515207</text:p>
          </table:table-cell>
          <table:table-cell table:formula="of:=ABS([.E62]-[.B62])/0.0166667" office:value-type="float" office:value="474.239051521897" calcext:value-type="float">
            <text:p>474.239051521897</text:p>
          </table:table-cell>
          <table:table-cell table:formula="of:=([.F62]-[.C62])/0.0166667" office:value-type="float" office:value="-0.689998620002644" calcext:value-type="float">
            <text:p>-0.689998620002644</text:p>
          </table:table-cell>
          <table:table-cell table:formula="of:=DEGREES(ATAN(ABS([.F62]-[.C62])/ABS([.E62]-[.B62])))" office:value-type="float" office:value="0.0833629807004696" calcext:value-type="float">
            <text:p>0.08336298070047</text:p>
          </table:table-cell>
          <table:table-cell table:formula="of:=SQRT(POWER([.H62];2)+POWER([.I62];2)+POWER([.J62];2))" office:value-type="float" office:value="474.559531195091" calcext:value-type="float">
            <text:p>474.559531195091</text:p>
          </table:table-cell>
        </table:table-row>
        <table:table-row table:style-name="ro1">
          <table:table-cell office:value-type="float" office:value="74.1994" calcext:value-type="float">
            <text:p>74.1994</text:p>
          </table:table-cell>
          <table:table-cell office:value-type="float" office:value="293.902" calcext:value-type="float">
            <text:p>293.902</text:p>
          </table:table-cell>
          <table:table-cell office:value-type="float" office:value="41.5394" calcext:value-type="float">
            <text:p>41.5394</text:p>
          </table:table-cell>
          <table:table-cell office:value-type="float" office:value="74.1443" calcext:value-type="float">
            <text:p>74.1443</text:p>
          </table:table-cell>
          <table:table-cell office:value-type="float" office:value="283.188" calcext:value-type="float">
            <text:p>283.188</text:p>
          </table:table-cell>
          <table:table-cell office:value-type="float" office:value="41.7112" calcext:value-type="float">
            <text:p>41.7112</text:p>
          </table:table-cell>
          <table:table-cell/>
          <table:table-cell table:formula="of:=([.D63]-[.A63])/0.0166667" office:value-type="float" office:value="-3.30599338801298" calcext:value-type="float">
            <text:p>-3.30599338801298</text:p>
          </table:table-cell>
          <table:table-cell table:formula="of:=ABS([.E63]-[.B63])/0.0166667" office:value-type="float" office:value="642.838714322571" calcext:value-type="float">
            <text:p>642.838714322571</text:p>
          </table:table-cell>
          <table:table-cell table:formula="of:=([.F63]-[.C63])/0.0166667" office:value-type="float" office:value="10.3079793840411" calcext:value-type="float">
            <text:p>10.3079793840411</text:p>
          </table:table-cell>
          <table:table-cell table:formula="of:=DEGREES(ATAN(ABS([.F63]-[.C63])/ABS([.E63]-[.B63])))" office:value-type="float" office:value="0.918664494143957" calcext:value-type="float">
            <text:p>0.918664494143957</text:p>
          </table:table-cell>
          <table:table-cell table:formula="of:=SQRT(POWER([.H63];2)+POWER([.I63];2)+POWER([.J63];2))" office:value-type="float" office:value="642.929853610143" calcext:value-type="float">
            <text:p>642.929853610143</text:p>
          </table:table-cell>
        </table:table-row>
        <table:table-row table:style-name="ro1">
          <table:table-cell office:value-type="float" office:value="74.6965" calcext:value-type="float">
            <text:p>74.6965</text:p>
          </table:table-cell>
          <table:table-cell office:value-type="float" office:value="289.806" calcext:value-type="float">
            <text:p>289.806</text:p>
          </table:table-cell>
          <table:table-cell office:value-type="float" office:value="41.9237" calcext:value-type="float">
            <text:p>41.9237</text:p>
          </table:table-cell>
          <table:table-cell office:value-type="float" office:value="74.8765" calcext:value-type="float">
            <text:p>74.8765</text:p>
          </table:table-cell>
          <table:table-cell office:value-type="float" office:value="277.91" calcext:value-type="float">
            <text:p>277.91</text:p>
          </table:table-cell>
          <table:table-cell office:value-type="float" office:value="42.5526" calcext:value-type="float">
            <text:p>42.5526</text:p>
          </table:table-cell>
          <table:table-cell/>
          <table:table-cell table:formula="of:=([.D64]-[.A64])/0.0166667" office:value-type="float" office:value="10.7999784000428" calcext:value-type="float">
            <text:p>10.7999784000428</text:p>
          </table:table-cell>
          <table:table-cell table:formula="of:=ABS([.E64]-[.B64])/0.0166667" office:value-type="float" office:value="713.758572482853" calcext:value-type="float">
            <text:p>713.758572482853</text:p>
          </table:table-cell>
          <table:table-cell table:formula="of:=([.F64]-[.C64])/0.0166667" office:value-type="float" office:value="37.733924532151" calcext:value-type="float">
            <text:p>37.733924532151</text:p>
          </table:table-cell>
          <table:table-cell table:formula="of:=DEGREES(ATAN(ABS([.F64]-[.C64])/ABS([.E64]-[.B64])))" office:value-type="float" office:value="3.02621069813535" calcext:value-type="float">
            <text:p>3.02621069813535</text:p>
          </table:table-cell>
          <table:table-cell table:formula="of:=SQRT(POWER([.H64];2)+POWER([.I64];2)+POWER([.J64];2))" office:value-type="float" office:value="714.836896352447" calcext:value-type="float">
            <text:p>714.836896352447</text:p>
          </table:table-cell>
        </table:table-row>
        <table:table-row table:style-name="ro1">
          <table:table-cell office:value-type="float" office:value="74.1531" calcext:value-type="float">
            <text:p>74.1531</text:p>
          </table:table-cell>
          <table:table-cell office:value-type="float" office:value="284.372" calcext:value-type="float">
            <text:p>284.372</text:p>
          </table:table-cell>
          <table:table-cell office:value-type="float" office:value="42.2808" calcext:value-type="float">
            <text:p>42.2808</text:p>
          </table:table-cell>
          <table:table-cell office:value-type="float" office:value="74.0999" calcext:value-type="float">
            <text:p>74.0999</text:p>
          </table:table-cell>
          <table:table-cell office:value-type="float" office:value="274.039" calcext:value-type="float">
            <text:p>274.039</text:p>
          </table:table-cell>
          <table:table-cell office:value-type="float" office:value="42.4382" calcext:value-type="float">
            <text:p>42.4382</text:p>
          </table:table-cell>
          <table:table-cell/>
          <table:table-cell table:formula="of:=([.D65]-[.A65])/0.0166667" office:value-type="float" office:value="-3.19199361601215" calcext:value-type="float">
            <text:p>-3.19199361601215</text:p>
          </table:table-cell>
          <table:table-cell table:formula="of:=ABS([.E65]-[.B65])/0.0166667" office:value-type="float" office:value="619.978760042482" calcext:value-type="float">
            <text:p>619.978760042482</text:p>
          </table:table-cell>
          <table:table-cell table:formula="of:=([.F65]-[.C65])/0.0166667" office:value-type="float" office:value="9.44398111203794" calcext:value-type="float">
            <text:p>9.44398111203794</text:p>
          </table:table-cell>
          <table:table-cell table:formula="of:=DEGREES(ATAN(ABS([.F65]-[.C65])/ABS([.E65]-[.B65])))" office:value-type="float" office:value="0.872704757839587" calcext:value-type="float">
            <text:p>0.872704757839587</text:p>
          </table:table-cell>
          <table:table-cell table:formula="of:=SQRT(POWER([.H65];2)+POWER([.I65];2)+POWER([.J65];2))" office:value-type="float" office:value="620.058900836285" calcext:value-type="float">
            <text:p>620.058900836285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83" calcext:value-type="float">
            <text:p>289.683</text:p>
          </table:table-cell>
          <table:table-cell office:value-type="float" office:value="42.4546" calcext:value-type="float">
            <text:p>42.4546</text:p>
          </table:table-cell>
          <table:table-cell office:value-type="float" office:value="74.6498" calcext:value-type="float">
            <text:p>74.6498</text:p>
          </table:table-cell>
          <table:table-cell office:value-type="float" office:value="281.663" calcext:value-type="float">
            <text:p>281.663</text:p>
          </table:table-cell>
          <table:table-cell office:value-type="float" office:value="42.9586" calcext:value-type="float">
            <text:p>42.9586</text:p>
          </table:table-cell>
          <table:table-cell/>
          <table:table-cell table:formula="of:=([.D66]-[.A66])/0.0166667" office:value-type="float" office:value="-2.89199421601122" calcext:value-type="float">
            <text:p>-2.89199421601122</text:p>
          </table:table-cell>
          <table:table-cell table:formula="of:=ABS([.E66]-[.B66])/0.0166667" office:value-type="float" office:value="481.199037601924" calcext:value-type="float">
            <text:p>481.199037601924</text:p>
          </table:table-cell>
          <table:table-cell table:formula="of:=([.F66]-[.C66])/0.0166667" office:value-type="float" office:value="30.2399395201208" calcext:value-type="float">
            <text:p>30.2399395201208</text:p>
          </table:table-cell>
          <table:table-cell table:formula="of:=DEGREES(ATAN(ABS([.F66]-[.C66])/ABS([.E66]-[.B66])))" office:value-type="float" office:value="3.59590382013601" calcext:value-type="float">
            <text:p>3.59590382013601</text:p>
          </table:table-cell>
          <table:table-cell table:formula="of:=SQRT(POWER([.H66];2)+POWER([.I66];2)+POWER([.J66];2))" office:value-type="float" office:value="482.15695718484" calcext:value-type="float">
            <text:p>482.15695718484</text:p>
          </table:table-cell>
        </table:table-row>
        <table:table-row table:style-name="ro1">
          <table:table-cell office:value-type="float" office:value="73.9243" calcext:value-type="float">
            <text:p>73.9243</text:p>
          </table:table-cell>
          <table:table-cell office:value-type="float" office:value="289.577" calcext:value-type="float">
            <text:p>289.577</text:p>
          </table:table-cell>
          <table:table-cell office:value-type="float" office:value="42.734" calcext:value-type="float">
            <text:p>42.734</text:p>
          </table:table-cell>
          <table:table-cell office:value-type="float" office:value="73.8766" calcext:value-type="float">
            <text:p>73.8766</text:p>
          </table:table-cell>
          <table:table-cell office:value-type="float" office:value="278.985" calcext:value-type="float">
            <text:p>278.985</text:p>
          </table:table-cell>
          <table:table-cell office:value-type="float" office:value="43.1401" calcext:value-type="float">
            <text:p>43.1401</text:p>
          </table:table-cell>
          <table:table-cell/>
          <table:table-cell table:formula="of:=([.D67]-[.A67])/0.0166667" office:value-type="float" office:value="-2.86199427601181" calcext:value-type="float">
            <text:p>-2.86199427601181</text:p>
          </table:table-cell>
          <table:table-cell table:formula="of:=ABS([.E67]-[.B67])/0.0166667" office:value-type="float" office:value="635.518728962541" calcext:value-type="float">
            <text:p>635.518728962541</text:p>
          </table:table-cell>
          <table:table-cell table:formula="of:=([.F67]-[.C67])/0.0166667" office:value-type="float" office:value="24.3659512680972" calcext:value-type="float">
            <text:p>24.3659512680972</text:p>
          </table:table-cell>
          <table:table-cell table:formula="of:=DEGREES(ATAN(ABS([.F67]-[.C67])/ABS([.E67]-[.B67])))" office:value-type="float" office:value="2.1956594662984" calcext:value-type="float">
            <text:p>2.1956594662984</text:p>
          </table:table-cell>
          <table:table-cell table:formula="of:=SQRT(POWER([.H67];2)+POWER([.I67];2)+POWER([.J67];2))" office:value-type="float" office:value="635.992095434054" calcext:value-type="float">
            <text:p>635.992095434054</text:p>
          </table:table-cell>
        </table:table-row>
        <table:table-row table:style-name="ro1">
          <table:table-cell office:value-type="float" office:value="74.6925" calcext:value-type="float">
            <text:p>74.6925</text:p>
          </table:table-cell>
          <table:table-cell office:value-type="float" office:value="288.143" calcext:value-type="float">
            <text:p>288.143</text:p>
          </table:table-cell>
          <table:table-cell office:value-type="float" office:value="43.4603" calcext:value-type="float">
            <text:p>43.4603</text:p>
          </table:table-cell>
          <table:table-cell office:value-type="float" office:value="74.8806" calcext:value-type="float">
            <text:p>74.8806</text:p>
          </table:table-cell>
          <table:table-cell office:value-type="float" office:value="277.603" calcext:value-type="float">
            <text:p>277.603</text:p>
          </table:table-cell>
          <table:table-cell office:value-type="float" office:value="44.0984" calcext:value-type="float">
            <text:p>44.0984</text:p>
          </table:table-cell>
          <table:table-cell/>
          <table:table-cell table:formula="of:=([.D68]-[.A68])/0.0166667" office:value-type="float" office:value="11.2859774280455" calcext:value-type="float">
            <text:p>11.2859774280455</text:p>
          </table:table-cell>
          <table:table-cell table:formula="of:=ABS([.E68]-[.B68])/0.0166667" office:value-type="float" office:value="632.398735202527" calcext:value-type="float">
            <text:p>632.398735202527</text:p>
          </table:table-cell>
          <table:table-cell table:formula="of:=([.F68]-[.C68])/0.0166667" office:value-type="float" office:value="38.2859234281532" calcext:value-type="float">
            <text:p>38.2859234281532</text:p>
          </table:table-cell>
          <table:table-cell table:formula="of:=DEGREES(ATAN(ABS([.F68]-[.C68])/ABS([.E68]-[.B68])))" office:value-type="float" office:value="3.46450359764353" calcext:value-type="float">
            <text:p>3.46450359764353</text:p>
          </table:table-cell>
          <table:table-cell table:formula="of:=SQRT(POWER([.H68];2)+POWER([.I68];2)+POWER([.J68];2))" office:value-type="float" office:value="633.657119825075" calcext:value-type="float">
            <text:p>633.657119825075</text:p>
          </table:table-cell>
        </table:table-row>
        <table:table-row table:style-name="ro1">
          <table:table-cell office:value-type="float" office:value="74.1959" calcext:value-type="float">
            <text:p>74.1959</text:p>
          </table:table-cell>
          <table:table-cell office:value-type="float" office:value="292.326" calcext:value-type="float">
            <text:p>292.326</text:p>
          </table:table-cell>
          <table:table-cell office:value-type="float" office:value="42.5589" calcext:value-type="float">
            <text:p>42.5589</text:p>
          </table:table-cell>
          <table:table-cell office:value-type="float" office:value="74.142" calcext:value-type="float">
            <text:p>74.142</text:p>
          </table:table-cell>
          <table:table-cell office:value-type="float" office:value="281.63" calcext:value-type="float">
            <text:p>281.63</text:p>
          </table:table-cell>
          <table:table-cell office:value-type="float" office:value="42.9686" calcext:value-type="float">
            <text:p>42.9686</text:p>
          </table:table-cell>
          <table:table-cell/>
          <table:table-cell table:formula="of:=([.D69]-[.A69])/0.0166667" office:value-type="float" office:value="-3.23399353201286" calcext:value-type="float">
            <text:p>-3.23399353201286</text:p>
          </table:table-cell>
          <table:table-cell table:formula="of:=ABS([.E69]-[.B69])/0.0166667" office:value-type="float" office:value="641.758716482569" calcext:value-type="float">
            <text:p>641.758716482569</text:p>
          </table:table-cell>
          <table:table-cell table:formula="of:=([.F69]-[.C69])/0.0166667" office:value-type="float" office:value="24.5819508360984" calcext:value-type="float">
            <text:p>24.5819508360984</text:p>
          </table:table-cell>
          <table:table-cell table:formula="of:=DEGREES(ATAN(ABS([.F69]-[.C69])/ABS([.E69]-[.B69])))" office:value-type="float" office:value="2.19358737627027" calcext:value-type="float">
            <text:p>2.19358737627027</text:p>
          </table:table-cell>
          <table:table-cell table:formula="of:=SQRT(POWER([.H69];2)+POWER([.I69];2)+POWER([.J69];2))" office:value-type="float" office:value="642.237480378113" calcext:value-type="float">
            <text:p>642.237480378113</text:p>
          </table:table-cell>
        </table:table-row>
        <table:table-row table:style-name="ro1">
          <table:table-cell office:value-type="float" office:value="74.1968" calcext:value-type="float">
            <text:p>74.1968</text:p>
          </table:table-cell>
          <table:table-cell office:value-type="float" office:value="292.266" calcext:value-type="float">
            <text:p>292.266</text:p>
          </table:table-cell>
          <table:table-cell office:value-type="float" office:value="42.825" calcext:value-type="float">
            <text:p>42.825</text:p>
          </table:table-cell>
          <table:table-cell office:value-type="float" office:value="73.8964" calcext:value-type="float">
            <text:p>73.8964</text:p>
          </table:table-cell>
          <table:table-cell office:value-type="float" office:value="282.786" calcext:value-type="float">
            <text:p>282.786</text:p>
          </table:table-cell>
          <table:table-cell office:value-type="float" office:value="43.5437" calcext:value-type="float">
            <text:p>43.5437</text:p>
          </table:table-cell>
          <table:table-cell/>
          <table:table-cell table:formula="of:=([.D70]-[.A70])/0.0166667" office:value-type="float" office:value="-18.0239639520719" calcext:value-type="float">
            <text:p>-18.0239639520719</text:p>
          </table:table-cell>
          <table:table-cell table:formula="of:=ABS([.E70]-[.B70])/0.0166667" office:value-type="float" office:value="568.798862402276" calcext:value-type="float">
            <text:p>568.798862402276</text:p>
          </table:table-cell>
          <table:table-cell table:formula="of:=([.F70]-[.C70])/0.0166667" office:value-type="float" office:value="43.1219137561724" calcext:value-type="float">
            <text:p>43.1219137561724</text:p>
          </table:table-cell>
          <table:table-cell table:formula="of:=DEGREES(ATAN(ABS([.F70]-[.C70])/ABS([.E70]-[.B70])))" office:value-type="float" office:value="4.33542791641057" calcext:value-type="float">
            <text:p>4.33542791641057</text:p>
          </table:table-cell>
          <table:table-cell table:formula="of:=SQRT(POWER([.H70];2)+POWER([.I70];2)+POWER([.J70];2))" office:value-type="float" office:value="570.715786177905" calcext:value-type="float">
            <text:p>570.715786177905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48" calcext:value-type="float">
            <text:p>289.648</text:p>
          </table:table-cell>
          <table:table-cell office:value-type="float" office:value="42.4649" calcext:value-type="float">
            <text:p>42.4649</text:p>
          </table:table-cell>
          <table:table-cell office:value-type="float" office:value="73.885" calcext:value-type="float">
            <text:p>73.885</text:p>
          </table:table-cell>
          <table:table-cell office:value-type="float" office:value="281.752" calcext:value-type="float">
            <text:p>281.752</text:p>
          </table:table-cell>
          <table:table-cell office:value-type="float" office:value="42.1962" calcext:value-type="float">
            <text:p>42.1962</text:p>
          </table:table-cell>
          <table:table-cell/>
          <table:table-cell table:formula="of:=([.D71]-[.A71])/0.0166667" office:value-type="float" office:value="-17.7899644200708" calcext:value-type="float">
            <text:p>-17.7899644200708</text:p>
          </table:table-cell>
          <table:table-cell table:formula="of:=ABS([.E71]-[.B71])/0.0166667" office:value-type="float" office:value="473.759052481896" calcext:value-type="float">
            <text:p>473.759052481896</text:p>
          </table:table-cell>
          <table:table-cell table:formula="of:=([.F71]-[.C71])/0.0166667" office:value-type="float" office:value="-16.1219677560646" calcext:value-type="float">
            <text:p>-16.1219677560646</text:p>
          </table:table-cell>
          <table:table-cell table:formula="of:=DEGREES(ATAN(ABS([.F71]-[.C71])/ABS([.E71]-[.B71])))" office:value-type="float" office:value="1.94901688131157" calcext:value-type="float">
            <text:p>1.94901688131157</text:p>
          </table:table-cell>
          <table:table-cell table:formula="of:=SQRT(POWER([.H71];2)+POWER([.I71];2)+POWER([.J71];2))" office:value-type="float" office:value="474.366989246658" calcext:value-type="float">
            <text:p>474.366989246658</text:p>
          </table:table-cell>
        </table:table-row>
        <table:table-row table:style-name="ro1">
          <table:table-cell office:value-type="float" office:value="73.4119" calcext:value-type="float">
            <text:p>73.4119</text:p>
          </table:table-cell>
          <table:table-cell office:value-type="float" office:value="290.904" calcext:value-type="float">
            <text:p>290.904</text:p>
          </table:table-cell>
          <table:table-cell office:value-type="float" office:value="42.5314" calcext:value-type="float">
            <text:p>42.5314</text:p>
          </table:table-cell>
          <table:table-cell office:value-type="float" office:value="73.1221" calcext:value-type="float">
            <text:p>73.1221</text:p>
          </table:table-cell>
          <table:table-cell office:value-type="float" office:value="280.223" calcext:value-type="float">
            <text:p>280.223</text:p>
          </table:table-cell>
          <table:table-cell office:value-type="float" office:value="42.9502" calcext:value-type="float">
            <text:p>42.9502</text:p>
          </table:table-cell>
          <table:table-cell/>
          <table:table-cell table:formula="of:=([.D72]-[.A72])/0.0166667" office:value-type="float" office:value="-17.3879652240695" calcext:value-type="float">
            <text:p>-17.3879652240695</text:p>
          </table:table-cell>
          <table:table-cell table:formula="of:=ABS([.E72]-[.B72])/0.0166667" office:value-type="float" office:value="640.858718282563" calcext:value-type="float">
            <text:p>640.858718282563</text:p>
          </table:table-cell>
          <table:table-cell table:formula="of:=([.F72]-[.C72])/0.0166667" office:value-type="float" office:value="25.1279497441008" calcext:value-type="float">
            <text:p>25.1279497441008</text:p>
          </table:table-cell>
          <table:table-cell table:formula="of:=DEGREES(ATAN(ABS([.F72]-[.C72])/ABS([.E72]-[.B72])))" office:value-type="float" office:value="2.24540650092648" calcext:value-type="float">
            <text:p>2.24540650092648</text:p>
          </table:table-cell>
          <table:table-cell table:formula="of:=SQRT(POWER([.H72];2)+POWER([.I72];2)+POWER([.J72];2))" office:value-type="float" office:value="641.586823424347" calcext:value-type="float">
            <text:p>641.586823424347</text:p>
          </table:table-cell>
        </table:table-row>
        <table:table-row table:style-name="ro1">
          <table:table-cell office:value-type="float" office:value="74.4397" calcext:value-type="float">
            <text:p>74.4397</text:p>
          </table:table-cell>
          <table:table-cell office:value-type="float" office:value="289.666" calcext:value-type="float">
            <text:p>289.666</text:p>
          </table:table-cell>
          <table:table-cell office:value-type="float" office:value="42.4597" calcext:value-type="float">
            <text:p>42.4597</text:p>
          </table:table-cell>
          <table:table-cell office:value-type="float" office:value="74.3798" calcext:value-type="float">
            <text:p>74.3798</text:p>
          </table:table-cell>
          <table:table-cell office:value-type="float" office:value="279.123" calcext:value-type="float">
            <text:p>279.123</text:p>
          </table:table-cell>
          <table:table-cell office:value-type="float" office:value="42.6128" calcext:value-type="float">
            <text:p>42.6128</text:p>
          </table:table-cell>
          <table:table-cell/>
          <table:table-cell table:formula="of:=([.D73]-[.A73])/0.0166667" office:value-type="float" office:value="-3.59399281201431" calcext:value-type="float">
            <text:p>-3.59399281201431</text:p>
          </table:table-cell>
          <table:table-cell table:formula="of:=ABS([.E73]-[.B73])/0.0166667" office:value-type="float" office:value="632.578734842531" calcext:value-type="float">
            <text:p>632.578734842531</text:p>
          </table:table-cell>
          <table:table-cell table:formula="of:=([.F73]-[.C73])/0.0166667" office:value-type="float" office:value="9.18598162803687" calcext:value-type="float">
            <text:p>9.18598162803687</text:p>
          </table:table-cell>
          <table:table-cell table:formula="of:=DEGREES(ATAN(ABS([.F73]-[.C73])/ABS([.E73]-[.B73])))" office:value-type="float" office:value="0.831961237648746" calcext:value-type="float">
            <text:p>0.831961237648746</text:p>
          </table:table-cell>
          <table:table-cell table:formula="of:=SQRT(POWER([.H73];2)+POWER([.I73];2)+POWER([.J73];2))" office:value-type="float" office:value="632.655636833958" calcext:value-type="float">
            <text:p>632.655636833958</text:p>
          </table:table-cell>
        </table:table-row>
        <table:table-row table:style-name="ro1">
          <table:table-cell office:value-type="float" office:value="74.1959" calcext:value-type="float">
            <text:p>74.1959</text:p>
          </table:table-cell>
          <table:table-cell office:value-type="float" office:value="292.32" calcext:value-type="float">
            <text:p>292.32</text:p>
          </table:table-cell>
          <table:table-cell office:value-type="float" office:value="42.5598" calcext:value-type="float">
            <text:p>42.5598</text:p>
          </table:table-cell>
          <table:table-cell office:value-type="float" office:value="74.1429" calcext:value-type="float">
            <text:p>74.1429</text:p>
          </table:table-cell>
          <table:table-cell office:value-type="float" office:value="281.564" calcext:value-type="float">
            <text:p>281.564</text:p>
          </table:table-cell>
          <table:table-cell office:value-type="float" office:value="43.2304" calcext:value-type="float">
            <text:p>43.2304</text:p>
          </table:table-cell>
          <table:table-cell/>
          <table:table-cell table:formula="of:=([.D74]-[.A74])/0.0166667" office:value-type="float" office:value="-3.17999364001256" calcext:value-type="float">
            <text:p>-3.17999364001256</text:p>
          </table:table-cell>
          <table:table-cell table:formula="of:=ABS([.E74]-[.B74])/0.0166667" office:value-type="float" office:value="645.35870928258" calcext:value-type="float">
            <text:p>645.35870928258</text:p>
          </table:table-cell>
          <table:table-cell table:formula="of:=([.F74]-[.C74])/0.0166667" office:value-type="float" office:value="40.235919528161" calcext:value-type="float">
            <text:p>40.235919528161</text:p>
          </table:table-cell>
          <table:table-cell table:formula="of:=DEGREES(ATAN(ABS([.F74]-[.C74])/ABS([.E74]-[.B74])))" office:value-type="float" office:value="3.56757916092605" calcext:value-type="float">
            <text:p>3.56757916092605</text:p>
          </table:table-cell>
          <table:table-cell table:formula="of:=SQRT(POWER([.H74];2)+POWER([.I74];2)+POWER([.J74];2))" office:value-type="float" office:value="646.619598548254" calcext:value-type="float">
            <text:p>646.619598548254</text:p>
          </table:table-cell>
        </table:table-row>
        <table:table-row table:style-name="ro1">
          <table:table-cell office:value-type="float" office:value="73.6546" calcext:value-type="float">
            <text:p>73.6546</text:p>
          </table:table-cell>
          <table:table-cell office:value-type="float" office:value="286.891" calcext:value-type="float">
            <text:p>286.891</text:p>
          </table:table-cell>
          <table:table-cell office:value-type="float" office:value="42.648" calcext:value-type="float">
            <text:p>42.648</text:p>
          </table:table-cell>
          <table:table-cell office:value-type="float" office:value="73.3618" calcext:value-type="float">
            <text:p>73.3618</text:p>
          </table:table-cell>
          <table:table-cell office:value-type="float" office:value="276.376" calcext:value-type="float">
            <text:p>276.376</text:p>
          </table:table-cell>
          <table:table-cell office:value-type="float" office:value="43.0622" calcext:value-type="float">
            <text:p>43.0622</text:p>
          </table:table-cell>
          <table:table-cell/>
          <table:table-cell table:formula="of:=([.D75]-[.A75])/0.0166667" office:value-type="float" office:value="-17.5679648640703" calcext:value-type="float">
            <text:p>-17.5679648640703</text:p>
          </table:table-cell>
          <table:table-cell table:formula="of:=ABS([.E75]-[.B75])/0.0166667" office:value-type="float" office:value="630.898738202526" calcext:value-type="float">
            <text:p>630.898738202526</text:p>
          </table:table-cell>
          <table:table-cell table:formula="of:=([.F75]-[.C75])/0.0166667" office:value-type="float" office:value="24.851950296099" calcext:value-type="float">
            <text:p>24.851950296099</text:p>
          </table:table-cell>
          <table:table-cell table:formula="of:=DEGREES(ATAN(ABS([.F75]-[.C75])/ABS([.E75]-[.B75])))" office:value-type="float" office:value="2.25579158599989" calcext:value-type="float">
            <text:p>2.25579158599989</text:p>
          </table:table-cell>
          <table:table-cell table:formula="of:=SQRT(POWER([.H75];2)+POWER([.I75];2)+POWER([.J75];2))" office:value-type="float" office:value="631.632385718564" calcext:value-type="float">
            <text:p>631.632385718564</text:p>
          </table:table-cell>
        </table:table-row>
        <table:table-row table:style-name="ro1">
          <table:table-cell office:value-type="float" office:value="74.2159" calcext:value-type="float">
            <text:p>74.2159</text:p>
          </table:table-cell>
          <table:table-cell office:value-type="float" office:value="296.496" calcext:value-type="float">
            <text:p>296.496</text:p>
          </table:table-cell>
          <table:table-cell office:value-type="float" office:value="42.1684" calcext:value-type="float">
            <text:p>42.1684</text:p>
          </table:table-cell>
          <table:table-cell office:value-type="float" office:value="74.418" calcext:value-type="float">
            <text:p>74.418</text:p>
          </table:table-cell>
          <table:table-cell office:value-type="float" office:value="285.595" calcext:value-type="float">
            <text:p>285.595</text:p>
          </table:table-cell>
          <table:table-cell office:value-type="float" office:value="42.8449" calcext:value-type="float">
            <text:p>42.8449</text:p>
          </table:table-cell>
          <table:table-cell/>
          <table:table-cell table:formula="of:=([.D76]-[.A76])/0.0166667" office:value-type="float" office:value="12.1259757480486" calcext:value-type="float">
            <text:p>12.1259757480486</text:p>
          </table:table-cell>
          <table:table-cell table:formula="of:=ABS([.E76]-[.B76])/0.0166667" office:value-type="float" office:value="654.058691882614" calcext:value-type="float">
            <text:p>654.058691882614</text:p>
          </table:table-cell>
          <table:table-cell table:formula="of:=([.F76]-[.C76])/0.0166667" office:value-type="float" office:value="40.5899188201626" calcext:value-type="float">
            <text:p>40.5899188201626</text:p>
          </table:table-cell>
          <table:table-cell table:formula="of:=DEGREES(ATAN(ABS([.F76]-[.C76])/ABS([.E76]-[.B76])))" office:value-type="float" office:value="3.55113755195756" calcext:value-type="float">
            <text:p>3.55113755195756</text:p>
          </table:table-cell>
          <table:table-cell table:formula="of:=SQRT(POWER([.H76];2)+POWER([.I76];2)+POWER([.J76];2))" office:value-type="float" office:value="655.429136692034" calcext:value-type="float">
            <text:p>655.429136692034</text:p>
          </table:table-cell>
        </table:table-row>
        <table:table-row table:style-name="ro1">
          <table:table-cell office:value-type="float" office:value="74.4476" calcext:value-type="float">
            <text:p>74.4476</text:p>
          </table:table-cell>
          <table:table-cell office:value-type="float" office:value="290.998" calcext:value-type="float">
            <text:p>290.998</text:p>
          </table:table-cell>
          <table:table-cell office:value-type="float" office:value="42.507" calcext:value-type="float">
            <text:p>42.507</text:p>
          </table:table-cell>
          <table:table-cell office:value-type="float" office:value="74.6431" calcext:value-type="float">
            <text:p>74.6431</text:p>
          </table:table-cell>
          <table:table-cell office:value-type="float" office:value="280.275" calcext:value-type="float">
            <text:p>280.275</text:p>
          </table:table-cell>
          <table:table-cell office:value-type="float" office:value="43.4294" calcext:value-type="float">
            <text:p>43.4294</text:p>
          </table:table-cell>
          <table:table-cell/>
          <table:table-cell table:formula="of:=([.D77]-[.A77])/0.0166667" office:value-type="float" office:value="11.7299765400475" calcext:value-type="float">
            <text:p>11.7299765400475</text:p>
          </table:table-cell>
          <table:table-cell table:formula="of:=ABS([.E77]-[.B77])/0.0166667" office:value-type="float" office:value="643.378713242574" calcext:value-type="float">
            <text:p>643.378713242574</text:p>
          </table:table-cell>
          <table:table-cell table:formula="of:=([.F77]-[.C77])/0.0166667" office:value-type="float" office:value="55.3438893122216" calcext:value-type="float">
            <text:p>55.3438893122216</text:p>
          </table:table-cell>
          <table:table-cell table:formula="of:=DEGREES(ATAN(ABS([.F77]-[.C77])/ABS([.E77]-[.B77])))" office:value-type="float" office:value="4.91652038009602" calcext:value-type="float">
            <text:p>4.91652038009602</text:p>
          </table:table-cell>
          <table:table-cell table:formula="of:=SQRT(POWER([.H77];2)+POWER([.I77];2)+POWER([.J77];2))" office:value-type="float" office:value="645.861213487468" calcext:value-type="float">
            <text:p>645.861213487468</text:p>
          </table:table-cell>
        </table:table-row>
        <table:table-row table:style-name="ro1">
          <table:table-cell office:value-type="float" office:value="73.9178" calcext:value-type="float">
            <text:p>73.9178</text:p>
          </table:table-cell>
          <table:table-cell office:value-type="float" office:value="288.235" calcext:value-type="float">
            <text:p>288.235</text:p>
          </table:table-cell>
          <table:table-cell office:value-type="float" office:value="42.689" calcext:value-type="float">
            <text:p>42.689</text:p>
          </table:table-cell>
          <table:table-cell office:value-type="float" office:value="73.8661" calcext:value-type="float">
            <text:p>73.8661</text:p>
          </table:table-cell>
          <table:table-cell office:value-type="float" office:value="276.331" calcext:value-type="float">
            <text:p>276.331</text:p>
          </table:table-cell>
          <table:table-cell office:value-type="float" office:value="43.5624" calcext:value-type="float">
            <text:p>43.5624</text:p>
          </table:table-cell>
          <table:table-cell/>
          <table:table-cell table:formula="of:=([.D78]-[.A78])/0.0166667" office:value-type="float" office:value="-3.10199379601221" calcext:value-type="float">
            <text:p>-3.10199379601221</text:p>
          </table:table-cell>
          <table:table-cell table:formula="of:=ABS([.E78]-[.B78])/0.0166667" office:value-type="float" office:value="714.238571522857" calcext:value-type="float">
            <text:p>714.238571522857</text:p>
          </table:table-cell>
          <table:table-cell table:formula="of:=([.F78]-[.C78])/0.0166667" office:value-type="float" office:value="52.4038951922094" calcext:value-type="float">
            <text:p>52.4038951922094</text:p>
          </table:table-cell>
          <table:table-cell table:formula="of:=DEGREES(ATAN(ABS([.F78]-[.C78])/ABS([.E78]-[.B78])))" office:value-type="float" office:value="4.19628924218897" calcext:value-type="float">
            <text:p>4.19628924218897</text:p>
          </table:table-cell>
          <table:table-cell table:formula="of:=SQRT(POWER([.H78];2)+POWER([.I78];2)+POWER([.J78];2))" office:value-type="float" office:value="716.165153891082" calcext:value-type="float">
            <text:p>716.165153891082</text:p>
          </table:table-cell>
        </table:table-row>
        <table:table-row table:style-name="ro1">
          <table:table-cell office:value-type="float" office:value="74.1672" calcext:value-type="float">
            <text:p>74.1672</text:p>
          </table:table-cell>
          <table:table-cell office:value-type="float" office:value="286.997" calcext:value-type="float">
            <text:p>286.997</text:p>
          </table:table-cell>
          <table:table-cell office:value-type="float" office:value="42.3722" calcext:value-type="float">
            <text:p>42.3722</text:p>
          </table:table-cell>
          <table:table-cell office:value-type="float" office:value="74.1135" calcext:value-type="float">
            <text:p>74.1135</text:p>
          </table:table-cell>
          <table:table-cell office:value-type="float" office:value="276.561" calcext:value-type="float">
            <text:p>276.561</text:p>
          </table:table-cell>
          <table:table-cell office:value-type="float" office:value="42.5273" calcext:value-type="float">
            <text:p>42.5273</text:p>
          </table:table-cell>
          <table:table-cell/>
          <table:table-cell table:formula="of:=([.D79]-[.A79])/0.0166667" office:value-type="float" office:value="-3.22199355601241" calcext:value-type="float">
            <text:p>-3.22199355601241</text:p>
          </table:table-cell>
          <table:table-cell table:formula="of:=ABS([.E79]-[.B79])/0.0166667" office:value-type="float" office:value="626.158747682507" calcext:value-type="float">
            <text:p>626.158747682507</text:p>
          </table:table-cell>
          <table:table-cell table:formula="of:=([.F79]-[.C79])/0.0166667" office:value-type="float" office:value="9.30598138803707" calcext:value-type="float">
            <text:p>9.30598138803707</text:p>
          </table:table-cell>
          <table:table-cell table:formula="of:=DEGREES(ATAN(ABS([.F79]-[.C79])/ABS([.E79]-[.B79])))" office:value-type="float" office:value="0.851468110546753" calcext:value-type="float">
            <text:p>0.851468110546753</text:p>
          </table:table-cell>
          <table:table-cell table:formula="of:=SQRT(POWER([.H79];2)+POWER([.I79];2)+POWER([.J79];2))" office:value-type="float" office:value="626.236185341756" calcext:value-type="float">
            <text:p>626.236185341756</text:p>
          </table:table-cell>
        </table:table-row>
        <table:table-row table:style-name="ro1">
          <table:table-cell office:value-type="float" office:value="74.4406" calcext:value-type="float">
            <text:p>74.4406</text:p>
          </table:table-cell>
          <table:table-cell office:value-type="float" office:value="289.607" calcext:value-type="float">
            <text:p>289.607</text:p>
          </table:table-cell>
          <table:table-cell office:value-type="float" office:value="42.7245" calcext:value-type="float">
            <text:p>42.7245</text:p>
          </table:table-cell>
          <table:table-cell office:value-type="float" office:value="74.3815" calcext:value-type="float">
            <text:p>74.3815</text:p>
          </table:table-cell>
          <table:table-cell office:value-type="float" office:value="279.021" calcext:value-type="float">
            <text:p>279.021</text:p>
          </table:table-cell>
          <table:table-cell office:value-type="float" office:value="43.1297" calcext:value-type="float">
            <text:p>43.1297</text:p>
          </table:table-cell>
          <table:table-cell/>
          <table:table-cell table:formula="of:=([.D80]-[.A80])/0.0166667" office:value-type="float" office:value="-3.54599290801423" calcext:value-type="float">
            <text:p>-3.54599290801423</text:p>
          </table:table-cell>
          <table:table-cell table:formula="of:=ABS([.E80]-[.B80])/0.0166667" office:value-type="float" office:value="635.158729682541" calcext:value-type="float">
            <text:p>635.158729682541</text:p>
          </table:table-cell>
          <table:table-cell table:formula="of:=([.F80]-[.C80])/0.0166667" office:value-type="float" office:value="24.3119513760973" calcext:value-type="float">
            <text:p>24.3119513760973</text:p>
          </table:table-cell>
          <table:table-cell table:formula="of:=DEGREES(ATAN(ABS([.F80]-[.C80])/ABS([.E80]-[.B80])))" office:value-type="float" office:value="2.19203868964658" calcext:value-type="float">
            <text:p>2.19203868964658</text:p>
          </table:table-cell>
          <table:table-cell table:formula="of:=SQRT(POWER([.H80];2)+POWER([.I80];2)+POWER([.J80];2))" office:value-type="float" office:value="635.63374433502" calcext:value-type="float">
            <text:p>635.63374433502</text:p>
          </table:table-cell>
        </table:table-row>
        <table:table-row table:style-name="ro1">
          <table:table-cell office:value-type="float" office:value="73.6814" calcext:value-type="float">
            <text:p>73.6814</text:p>
          </table:table-cell>
          <table:table-cell office:value-type="float" office:value="293.681" calcext:value-type="float">
            <text:p>293.681</text:p>
          </table:table-cell>
          <table:table-cell office:value-type="float" office:value="42.3527" calcext:value-type="float">
            <text:p>42.3527</text:p>
          </table:table-cell>
          <table:table-cell office:value-type="float" office:value="73.6387" calcext:value-type="float">
            <text:p>73.6387</text:p>
          </table:table-cell>
          <table:table-cell office:value-type="float" office:value="282.916" calcext:value-type="float">
            <text:p>282.916</text:p>
          </table:table-cell>
          <table:table-cell office:value-type="float" office:value="42.7694" calcext:value-type="float">
            <text:p>42.7694</text:p>
          </table:table-cell>
          <table:table-cell/>
          <table:table-cell table:formula="of:=([.D81]-[.A81])/0.0166667" office:value-type="float" office:value="-2.56199487601003" calcext:value-type="float">
            <text:p>-2.56199487601003</text:p>
          </table:table-cell>
          <table:table-cell table:formula="of:=ABS([.E81]-[.B81])/0.0166667" office:value-type="float" office:value="645.898708202583" calcext:value-type="float">
            <text:p>645.898708202583</text:p>
          </table:table-cell>
          <table:table-cell table:formula="of:=([.F81]-[.C81])/0.0166667" office:value-type="float" office:value="25.0019499960999" calcext:value-type="float">
            <text:p>25.0019499960999</text:p>
          </table:table-cell>
          <table:table-cell table:formula="of:=DEGREES(ATAN(ABS([.F81]-[.C81])/ABS([.E81]-[.B81])))" office:value-type="float" office:value="2.21674291057758" calcext:value-type="float">
            <text:p>2.21674291057758</text:p>
          </table:table-cell>
          <table:table-cell table:formula="of:=SQRT(POWER([.H81];2)+POWER([.I81];2)+POWER([.J81];2))" office:value-type="float" office:value="646.38750187416" calcext:value-type="float">
            <text:p>646.38750187416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74.886" calcext:value-type="float">
            <text:p>74.886</text:p>
          </table:table-cell>
          <table:table-cell office:value-type="float" office:value="279.129" calcext:value-type="float">
            <text:p>279.129</text:p>
          </table:table-cell>
          <table:table-cell office:value-type="float" office:value="42.8575" calcext:value-type="float">
            <text:p>42.8575</text:p>
          </table:table-cell>
          <table:table-cell/>
          <table:table-cell table:formula="of:=([.D82]-[.A82])/0.0166667" office:value-type="float" office:value="11.2799774400453" calcext:value-type="float">
            <text:p>11.2799774400453</text:p>
          </table:table-cell>
          <table:table-cell table:formula="of:=ABS([.E82]-[.B82])/0.0166667" office:value-type="float" office:value="633.898732202536" calcext:value-type="float">
            <text:p>633.898732202536</text:p>
          </table:table-cell>
          <table:table-cell table:formula="of:=([.F82]-[.C82])/0.0166667" office:value-type="float" office:value="24.2759514480972" calcext:value-type="float">
            <text:p>24.2759514480972</text:p>
          </table:table-cell>
          <table:table-cell table:formula="of:=DEGREES(ATAN(ABS([.F82]-[.C82])/ABS([.E82]-[.B82])))" office:value-type="float" office:value="2.19314240230606" calcext:value-type="float">
            <text:p>2.19314240230606</text:p>
          </table:table-cell>
          <table:table-cell table:formula="of:=SQRT(POWER([.H82];2)+POWER([.I82];2)+POWER([.J82];2))" office:value-type="float" office:value="634.463680913053" calcext:value-type="float">
            <text:p>634.463680913053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89" calcext:value-type="float">
            <text:p>289.689</text:p>
          </table:table-cell>
          <table:table-cell office:value-type="float" office:value="42.4537" calcext:value-type="float">
            <text:p>42.4537</text:p>
          </table:table-cell>
          <table:table-cell office:value-type="float" office:value="74.8778" calcext:value-type="float">
            <text:p>74.8778</text:p>
          </table:table-cell>
          <table:table-cell office:value-type="float" office:value="277.799" calcext:value-type="float">
            <text:p>277.799</text:p>
          </table:table-cell>
          <table:table-cell office:value-type="float" office:value="43.0699" calcext:value-type="float">
            <text:p>43.0699</text:p>
          </table:table-cell>
          <table:table-cell/>
          <table:table-cell table:formula="of:=([.D83]-[.A83])/0.0166667" office:value-type="float" office:value="10.7879784240432" calcext:value-type="float">
            <text:p>10.7879784240432</text:p>
          </table:table-cell>
          <table:table-cell table:formula="of:=ABS([.E83]-[.B83])/0.0166667" office:value-type="float" office:value="713.398573202856" calcext:value-type="float">
            <text:p>713.398573202856</text:p>
          </table:table-cell>
          <table:table-cell table:formula="of:=([.F83]-[.C83])/0.0166667" office:value-type="float" office:value="36.9719260561478" calcext:value-type="float">
            <text:p>36.9719260561478</text:p>
          </table:table-cell>
          <table:table-cell table:formula="of:=DEGREES(ATAN(ABS([.F83]-[.C83])/ABS([.E83]-[.B83])))" office:value-type="float" office:value="2.96670325972901" calcext:value-type="float">
            <text:p>2.96670325972901</text:p>
          </table:table-cell>
          <table:table-cell table:formula="of:=SQRT(POWER([.H83];2)+POWER([.I83];2)+POWER([.J83];2))" office:value-type="float" office:value="714.437420662335" calcext:value-type="float">
            <text:p>714.437420662335</text:p>
          </table:table-cell>
        </table:table-row>
        <table:table-row table:style-name="ro1">
          <table:table-cell office:value-type="float" office:value="74.6741" calcext:value-type="float">
            <text:p>74.6741</text:p>
          </table:table-cell>
          <table:table-cell office:value-type="float" office:value="285.619" calcext:value-type="float">
            <text:p>285.619</text:p>
          </table:table-cell>
          <table:table-cell office:value-type="float" office:value="42.8388" calcext:value-type="float">
            <text:p>42.8388</text:p>
          </table:table-cell>
          <table:table-cell office:value-type="float" office:value="74.8617" calcext:value-type="float">
            <text:p>74.8617</text:p>
          </table:table-cell>
          <table:table-cell office:value-type="float" office:value="275.175" calcext:value-type="float">
            <text:p>275.175</text:p>
          </table:table-cell>
          <table:table-cell office:value-type="float" office:value="43.4888" calcext:value-type="float">
            <text:p>43.4888</text:p>
          </table:table-cell>
          <table:table-cell/>
          <table:table-cell table:formula="of:=([.D84]-[.A84])/0.0166667" office:value-type="float" office:value="11.2559774880452" calcext:value-type="float">
            <text:p>11.2559774880452</text:p>
          </table:table-cell>
          <table:table-cell table:formula="of:=ABS([.E84]-[.B84])/0.0166667" office:value-type="float" office:value="626.638746722508" calcext:value-type="float">
            <text:p>626.638746722508</text:p>
          </table:table-cell>
          <table:table-cell table:formula="of:=([.F84]-[.C84])/0.0166667" office:value-type="float" office:value="38.9999220001559" calcext:value-type="float">
            <text:p>38.9999220001559</text:p>
          </table:table-cell>
          <table:table-cell table:formula="of:=DEGREES(ATAN(ABS([.F84]-[.C84])/ABS([.E84]-[.B84])))" office:value-type="float" office:value="3.56130633250199" calcext:value-type="float">
            <text:p>3.56130633250199</text:p>
          </table:table-cell>
          <table:table-cell table:formula="of:=SQRT(POWER([.H84];2)+POWER([.I84];2)+POWER([.J84];2))" office:value-type="float" office:value="627.952076068855" calcext:value-type="float">
            <text:p>627.952076068855</text:p>
          </table:table-cell>
        </table:table-row>
        <table:table-row table:style-name="ro1">
          <table:table-cell office:value-type="float" office:value="73.9484" calcext:value-type="float">
            <text:p>73.9484</text:p>
          </table:table-cell>
          <table:table-cell office:value-type="float" office:value="295.052" calcext:value-type="float">
            <text:p>295.052</text:p>
          </table:table-cell>
          <table:table-cell office:value-type="float" office:value="42.395" calcext:value-type="float">
            <text:p>42.395</text:p>
          </table:table-cell>
          <table:table-cell office:value-type="float" office:value="73.8953" calcext:value-type="float">
            <text:p>73.8953</text:p>
          </table:table-cell>
          <table:table-cell office:value-type="float" office:value="282.825" calcext:value-type="float">
            <text:p>282.825</text:p>
          </table:table-cell>
          <table:table-cell office:value-type="float" office:value="43.2856" calcext:value-type="float">
            <text:p>43.2856</text:p>
          </table:table-cell>
          <table:table-cell/>
          <table:table-cell table:formula="of:=([.D85]-[.A85])/0.0166667" office:value-type="float" office:value="-3.18599362801278" calcext:value-type="float">
            <text:p>-3.18599362801278</text:p>
          </table:table-cell>
          <table:table-cell table:formula="of:=ABS([.E85]-[.B85])/0.0166667" office:value-type="float" office:value="733.618532762936" calcext:value-type="float">
            <text:p>733.618532762936</text:p>
          </table:table-cell>
          <table:table-cell table:formula="of:=([.F85]-[.C85])/0.0166667" office:value-type="float" office:value="53.4358931282137" calcext:value-type="float">
            <text:p>53.4358931282137</text:p>
          </table:table-cell>
          <table:table-cell table:formula="of:=DEGREES(ATAN(ABS([.F85]-[.C85])/ABS([.E85]-[.B85])))" office:value-type="float" office:value="4.16599862826232" calcext:value-type="float">
            <text:p>4.16599862826232</text:p>
          </table:table-cell>
          <table:table-cell table:formula="of:=SQRT(POWER([.H85];2)+POWER([.I85];2)+POWER([.J85];2))" office:value-type="float" office:value="735.568961310258" calcext:value-type="float">
            <text:p>735.568961310258</text:p>
          </table:table-cell>
        </table:table-row>
        <table:table-row table:style-name="ro1">
          <table:table-cell office:value-type="float" office:value="74.1568" calcext:value-type="float">
            <text:p>74.1568</text:p>
          </table:table-cell>
          <table:table-cell office:value-type="float" office:value="284.159" calcext:value-type="float">
            <text:p>284.159</text:p>
          </table:table-cell>
          <table:table-cell office:value-type="float" office:value="43.326" calcext:value-type="float">
            <text:p>43.326</text:p>
          </table:table-cell>
          <table:table-cell office:value-type="float" office:value="73.8621" calcext:value-type="float">
            <text:p>73.8621</text:p>
          </table:table-cell>
          <table:table-cell office:value-type="float" office:value="276.529" calcext:value-type="float">
            <text:p>276.529</text:p>
          </table:table-cell>
          <table:table-cell office:value-type="float" office:value="42.5347" calcext:value-type="float">
            <text:p>42.5347</text:p>
          </table:table-cell>
          <table:table-cell/>
          <table:table-cell table:formula="of:=([.D86]-[.A86])/0.0166667" office:value-type="float" office:value="-17.6819646360711" calcext:value-type="float">
            <text:p>-17.6819646360711</text:p>
          </table:table-cell>
          <table:table-cell table:formula="of:=ABS([.E86]-[.B86])/0.0166667" office:value-type="float" office:value="457.799084401831" calcext:value-type="float">
            <text:p>457.799084401831</text:p>
          </table:table-cell>
          <table:table-cell table:formula="of:=([.F86]-[.C86])/0.0166667" office:value-type="float" office:value="-47.4779050441899" calcext:value-type="float">
            <text:p>-47.4779050441899</text:p>
          </table:table-cell>
          <table:table-cell table:formula="of:=DEGREES(ATAN(ABS([.F86]-[.C86])/ABS([.E86]-[.B86])))" office:value-type="float" office:value="5.92092339222546" calcext:value-type="float">
            <text:p>5.92092339222546</text:p>
          </table:table-cell>
          <table:table-cell table:formula="of:=SQRT(POWER([.H86];2)+POWER([.I86];2)+POWER([.J86];2))" office:value-type="float" office:value="460.593969804134" calcext:value-type="float">
            <text:p>460.593969804134</text:p>
          </table:table-cell>
        </table:table-row>
        <table:table-row table:style-name="ro1">
          <table:table-cell office:value-type="float" office:value="74.6605" calcext:value-type="float">
            <text:p>74.6605</text:p>
          </table:table-cell>
          <table:table-cell office:value-type="float" office:value="282.81" calcext:value-type="float">
            <text:p>282.81</text:p>
          </table:table-cell>
          <table:table-cell office:value-type="float" office:value="43.7847" calcext:value-type="float">
            <text:p>43.7847</text:p>
          </table:table-cell>
          <table:table-cell office:value-type="float" office:value="74.6047" calcext:value-type="float">
            <text:p>74.6047</text:p>
          </table:table-cell>
          <table:table-cell office:value-type="float" office:value="273.805" calcext:value-type="float">
            <text:p>273.805</text:p>
          </table:table-cell>
          <table:table-cell office:value-type="float" office:value="43.9572" calcext:value-type="float">
            <text:p>43.9572</text:p>
          </table:table-cell>
          <table:table-cell/>
          <table:table-cell table:formula="of:=([.D87]-[.A87])/0.0166667" office:value-type="float" office:value="-3.34799330401369" calcext:value-type="float">
            <text:p>-3.34799330401369</text:p>
          </table:table-cell>
          <table:table-cell table:formula="of:=ABS([.E87]-[.B87])/0.0166667" office:value-type="float" office:value="540.298919402161" calcext:value-type="float">
            <text:p>540.298919402161</text:p>
          </table:table-cell>
          <table:table-cell table:formula="of:=([.F87]-[.C87])/0.0166667" office:value-type="float" office:value="10.3499793000414" calcext:value-type="float">
            <text:p>10.3499793000414</text:p>
          </table:table-cell>
          <table:table-cell table:formula="of:=DEGREES(ATAN(ABS([.F87]-[.C87])/ABS([.E87]-[.B87])))" office:value-type="float" office:value="1.09742513069051" calcext:value-type="float">
            <text:p>1.09742513069051</text:p>
          </table:table-cell>
          <table:table-cell table:formula="of:=SQRT(POWER([.H87];2)+POWER([.I87];2)+POWER([.J87];2))" office:value-type="float" office:value="540.408413552026" calcext:value-type="float">
            <text:p>540.408413552026</text:p>
          </table:table-cell>
        </table:table-row>
        <table:table-row table:style-name="ro1">
          <table:table-cell office:value-type="float" office:value="74.4189" calcext:value-type="float">
            <text:p>74.4189</text:p>
          </table:table-cell>
          <table:table-cell office:value-type="float" office:value="285.549" calcext:value-type="float">
            <text:p>285.549</text:p>
          </table:table-cell>
          <table:table-cell office:value-type="float" office:value="43.1055" calcext:value-type="float">
            <text:p>43.1055</text:p>
          </table:table-cell>
          <table:table-cell office:value-type="float" office:value="74.3674" calcext:value-type="float">
            <text:p>74.3674</text:p>
          </table:table-cell>
          <table:table-cell office:value-type="float" office:value="276.446" calcext:value-type="float">
            <text:p>276.446</text:p>
          </table:table-cell>
          <table:table-cell office:value-type="float" office:value="43.2906" calcext:value-type="float">
            <text:p>43.2906</text:p>
          </table:table-cell>
          <table:table-cell/>
          <table:table-cell table:formula="of:=([.D88]-[.A88])/0.0166667" office:value-type="float" office:value="-3.08999382001177" calcext:value-type="float">
            <text:p>-3.08999382001177</text:p>
          </table:table-cell>
          <table:table-cell table:formula="of:=ABS([.E88]-[.B88])/0.0166667" office:value-type="float" office:value="546.178907642182" calcext:value-type="float">
            <text:p>546.178907642182</text:p>
          </table:table-cell>
          <table:table-cell table:formula="of:=([.F88]-[.C88])/0.0166667" office:value-type="float" office:value="11.1059777880443" calcext:value-type="float">
            <text:p>11.1059777880443</text:p>
          </table:table-cell>
          <table:table-cell table:formula="of:=DEGREES(ATAN(ABS([.F88]-[.C88])/ABS([.E88]-[.B88])))" office:value-type="float" office:value="1.16488931922717" calcext:value-type="float">
            <text:p>1.16488931922717</text:p>
          </table:table-cell>
          <table:table-cell table:formula="of:=SQRT(POWER([.H88];2)+POWER([.I88];2)+POWER([.J88];2))" office:value-type="float" office:value="546.300549109776" calcext:value-type="float">
            <text:p>546.300549109776</text:p>
          </table:table-cell>
        </table:table-row>
        <table:table-row table:style-name="ro1">
          <table:table-cell office:value-type="float" office:value="74.7166" calcext:value-type="float">
            <text:p>74.7166</text:p>
          </table:table-cell>
          <table:table-cell office:value-type="float" office:value="292.246" calcext:value-type="float">
            <text:p>292.246</text:p>
          </table:table-cell>
          <table:table-cell office:value-type="float" office:value="43.0801" calcext:value-type="float">
            <text:p>43.0801</text:p>
          </table:table-cell>
          <table:table-cell office:value-type="float" office:value="74.9066" calcext:value-type="float">
            <text:p>74.9066</text:p>
          </table:table-cell>
          <table:table-cell office:value-type="float" office:value="281.485" calcext:value-type="float">
            <text:p>281.485</text:p>
          </table:table-cell>
          <table:table-cell office:value-type="float" office:value="43.9895" calcext:value-type="float">
            <text:p>43.9895</text:p>
          </table:table-cell>
          <table:table-cell/>
          <table:table-cell table:formula="of:=([.D89]-[.A89])/0.0166667" office:value-type="float" office:value="11.3999772000455" calcext:value-type="float">
            <text:p>11.3999772000455</text:p>
          </table:table-cell>
          <table:table-cell table:formula="of:=ABS([.E89]-[.B89])/0.0166667" office:value-type="float" office:value="645.658708682581" calcext:value-type="float">
            <text:p>645.658708682581</text:p>
          </table:table-cell>
          <table:table-cell table:formula="of:=([.F89]-[.C89])/0.0166667" office:value-type="float" office:value="54.5638908722181" calcext:value-type="float">
            <text:p>54.5638908722181</text:p>
          </table:table-cell>
          <table:table-cell table:formula="of:=DEGREES(ATAN(ABS([.F89]-[.C89])/ABS([.E89]-[.B89])))" office:value-type="float" office:value="4.83052420183093" calcext:value-type="float">
            <text:p>4.83052420183093</text:p>
          </table:table-cell>
          <table:table-cell table:formula="of:=SQRT(POWER([.H89];2)+POWER([.I89];2)+POWER([.J89];2))" office:value-type="float" office:value="648.060449159594" calcext:value-type="float">
            <text:p>648.060449159594</text:p>
          </table:table-cell>
        </table:table-row>
        <table:table-row table:style-name="ro1">
          <table:table-cell office:value-type="float" office:value="74.6833" calcext:value-type="float">
            <text:p>74.6833</text:p>
          </table:table-cell>
          <table:table-cell office:value-type="float" office:value="286.878" calcext:value-type="float">
            <text:p>286.878</text:p>
          </table:table-cell>
          <table:table-cell office:value-type="float" office:value="43.1487" calcext:value-type="float">
            <text:p>43.1487</text:p>
          </table:table-cell>
          <table:table-cell office:value-type="float" office:value="74.6259" calcext:value-type="float">
            <text:p>74.6259</text:p>
          </table:table-cell>
          <table:table-cell office:value-type="float" office:value="277.769" calcext:value-type="float">
            <text:p>277.769</text:p>
          </table:table-cell>
          <table:table-cell office:value-type="float" office:value="43.0771" calcext:value-type="float">
            <text:p>43.0771</text:p>
          </table:table-cell>
          <table:table-cell/>
          <table:table-cell table:formula="of:=([.D90]-[.A90])/0.0166667" office:value-type="float" office:value="-3.44399311201385" calcext:value-type="float">
            <text:p>-3.44399311201385</text:p>
          </table:table-cell>
          <table:table-cell table:formula="of:=ABS([.E90]-[.B90])/0.0166667" office:value-type="float" office:value="546.538906922185" calcext:value-type="float">
            <text:p>546.538906922185</text:p>
          </table:table-cell>
          <table:table-cell table:formula="of:=([.F90]-[.C90])/0.0166667" office:value-type="float" office:value="-4.29599140801698" calcext:value-type="float">
            <text:p>-4.29599140801698</text:p>
          </table:table-cell>
          <table:table-cell table:formula="of:=DEGREES(ATAN(ABS([.F90]-[.C90])/ABS([.E90]-[.B90])))" office:value-type="float" office:value="0.450356057469336" calcext:value-type="float">
            <text:p>0.450356057469336</text:p>
          </table:table-cell>
          <table:table-cell table:formula="of:=SQRT(POWER([.H90];2)+POWER([.I90];2)+POWER([.J90];2))" office:value-type="float" office:value="546.566641326042" calcext:value-type="float">
            <text:p>546.566641326042</text:p>
          </table:table-cell>
        </table:table-row>
        <table:table-row table:style-name="ro1">
          <table:table-cell office:value-type="float" office:value="73.9282" calcext:value-type="float">
            <text:p>73.9282</text:p>
          </table:table-cell>
          <table:table-cell office:value-type="float" office:value="289.327" calcext:value-type="float">
            <text:p>289.327</text:p>
          </table:table-cell>
          <table:table-cell office:value-type="float" office:value="43.7937" calcext:value-type="float">
            <text:p>43.7937</text:p>
          </table:table-cell>
          <table:table-cell office:value-type="float" office:value="73.6361" calcext:value-type="float">
            <text:p>73.6361</text:p>
          </table:table-cell>
          <table:table-cell office:value-type="float" office:value="279.899" calcext:value-type="float">
            <text:p>279.899</text:p>
          </table:table-cell>
          <table:table-cell office:value-type="float" office:value="44.7492" calcext:value-type="float">
            <text:p>44.7492</text:p>
          </table:table-cell>
          <table:table-cell/>
          <table:table-cell table:formula="of:=([.D91]-[.A91])/0.0166667" office:value-type="float" office:value="-17.5259649480704" calcext:value-type="float">
            <text:p>-17.5259649480704</text:p>
          </table:table-cell>
          <table:table-cell table:formula="of:=ABS([.E91]-[.B91])/0.0166667" office:value-type="float" office:value="565.678868642263" calcext:value-type="float">
            <text:p>565.678868642263</text:p>
          </table:table-cell>
          <table:table-cell table:formula="of:=([.F91]-[.C91])/0.0166667" office:value-type="float" office:value="57.3298853402294" calcext:value-type="float">
            <text:p>57.3298853402294</text:p>
          </table:table-cell>
          <table:table-cell table:formula="of:=DEGREES(ATAN(ABS([.F91]-[.C91])/ABS([.E91]-[.B91])))" office:value-type="float" office:value="5.78699909625258" calcext:value-type="float">
            <text:p>5.78699909625258</text:p>
          </table:table-cell>
          <table:table-cell table:formula="of:=SQRT(POWER([.H91];2)+POWER([.I91];2)+POWER([.J91];2))" office:value-type="float" office:value="568.846602898246" calcext:value-type="float">
            <text:p>568.846602898246</text:p>
          </table:table-cell>
        </table:table-row>
        <table:table-row table:style-name="ro1">
          <table:table-cell office:value-type="float" office:value="73.6756" calcext:value-type="float">
            <text:p>73.6756</text:p>
          </table:table-cell>
          <table:table-cell office:value-type="float" office:value="292.328" calcext:value-type="float">
            <text:p>292.328</text:p>
          </table:table-cell>
          <table:table-cell office:value-type="float" office:value="42.3064" calcext:value-type="float">
            <text:p>42.3064</text:p>
          </table:table-cell>
          <table:table-cell office:value-type="float" office:value="73.8817" calcext:value-type="float">
            <text:p>73.8817</text:p>
          </table:table-cell>
          <table:table-cell office:value-type="float" office:value="280.302" calcext:value-type="float">
            <text:p>280.302</text:p>
          </table:table-cell>
          <table:table-cell office:value-type="float" office:value="42.9305" calcext:value-type="float">
            <text:p>42.9305</text:p>
          </table:table-cell>
          <table:table-cell/>
          <table:table-cell table:formula="of:=([.D92]-[.A92])/0.0166667" office:value-type="float" office:value="12.365975268049" calcext:value-type="float">
            <text:p>12.365975268049</text:p>
          </table:table-cell>
          <table:table-cell table:formula="of:=ABS([.E92]-[.B92])/0.0166667" office:value-type="float" office:value="721.558556882884" calcext:value-type="float">
            <text:p>721.558556882884</text:p>
          </table:table-cell>
          <table:table-cell table:formula="of:=([.F92]-[.C92])/0.0166667" office:value-type="float" office:value="37.4459251081501" calcext:value-type="float">
            <text:p>37.4459251081501</text:p>
          </table:table-cell>
          <table:table-cell table:formula="of:=DEGREES(ATAN(ABS([.F92]-[.C92])/ABS([.E92]-[.B92])))" office:value-type="float" office:value="2.97075058607004" calcext:value-type="float">
            <text:p>2.97075058607004</text:p>
          </table:table-cell>
          <table:table-cell table:formula="of:=SQRT(POWER([.H92];2)+POWER([.I92];2)+POWER([.J92];2))" office:value-type="float" office:value="722.635361480771" calcext:value-type="float">
            <text:p>722.635361480771</text:p>
          </table:table-cell>
        </table:table-row>
        <table:table-row table:style-name="ro1">
          <table:table-cell office:value-type="float" office:value="73.9252" calcext:value-type="float">
            <text:p>73.9252</text:p>
          </table:table-cell>
          <table:table-cell office:value-type="float" office:value="289.502" calcext:value-type="float">
            <text:p>289.502</text:p>
          </table:table-cell>
          <table:table-cell office:value-type="float" office:value="43.0011" calcext:value-type="float">
            <text:p>43.0011</text:p>
          </table:table-cell>
          <table:table-cell office:value-type="float" office:value="73.8795" calcext:value-type="float">
            <text:p>73.8795</text:p>
          </table:table-cell>
          <table:table-cell office:value-type="float" office:value="278.815" calcext:value-type="float">
            <text:p>278.815</text:p>
          </table:table-cell>
          <table:table-cell office:value-type="float" office:value="43.917" calcext:value-type="float">
            <text:p>43.917</text:p>
          </table:table-cell>
          <table:table-cell/>
          <table:table-cell table:formula="of:=([.D93]-[.A93])/0.0166667" office:value-type="float" office:value="-2.74199451601161" calcext:value-type="float">
            <text:p>-2.74199451601161</text:p>
          </table:table-cell>
          <table:table-cell table:formula="of:=ABS([.E93]-[.B93])/0.0166667" office:value-type="float" office:value="641.218717562566" calcext:value-type="float">
            <text:p>641.218717562566</text:p>
          </table:table-cell>
          <table:table-cell table:formula="of:=([.F93]-[.C93])/0.0166667" office:value-type="float" office:value="54.9538900922199" calcext:value-type="float">
            <text:p>54.9538900922199</text:p>
          </table:table-cell>
          <table:table-cell table:formula="of:=DEGREES(ATAN(ABS([.F93]-[.C93])/ABS([.E93]-[.B93])))" office:value-type="float" office:value="4.89840817564809" calcext:value-type="float">
            <text:p>4.89840817564809</text:p>
          </table:table-cell>
          <table:table-cell table:formula="of:=SQRT(POWER([.H93];2)+POWER([.I93];2)+POWER([.J93];2))" office:value-type="float" office:value="643.575086779138" calcext:value-type="float">
            <text:p>643.575086779138</text:p>
          </table:table-cell>
        </table:table-row>
        <table:table-row table:style-name="ro1">
          <table:table-cell office:value-type="float" office:value="73.9463" calcext:value-type="float">
            <text:p>73.9463</text:p>
          </table:table-cell>
          <table:table-cell office:value-type="float" office:value="295.174" calcext:value-type="float">
            <text:p>295.174</text:p>
          </table:table-cell>
          <table:table-cell office:value-type="float" office:value="41.8591" calcext:value-type="float">
            <text:p>41.8591</text:p>
          </table:table-cell>
          <table:table-cell office:value-type="float" office:value="73.8933" calcext:value-type="float">
            <text:p>73.8933</text:p>
          </table:table-cell>
          <table:table-cell office:value-type="float" office:value="282.941" calcext:value-type="float">
            <text:p>282.941</text:p>
          </table:table-cell>
          <table:table-cell office:value-type="float" office:value="42.763" calcext:value-type="float">
            <text:p>42.763</text:p>
          </table:table-cell>
          <table:table-cell/>
          <table:table-cell table:formula="of:=([.D94]-[.A94])/0.0166667" office:value-type="float" office:value="-3.17999364001256" calcext:value-type="float">
            <text:p>-3.17999364001256</text:p>
          </table:table-cell>
          <table:table-cell table:formula="of:=ABS([.E94]-[.B94])/0.0166667" office:value-type="float" office:value="733.978532042936" calcext:value-type="float">
            <text:p>733.978532042936</text:p>
          </table:table-cell>
          <table:table-cell table:formula="of:=([.F94]-[.C94])/0.0166667" office:value-type="float" office:value="54.2338915322169" calcext:value-type="float">
            <text:p>54.2338915322169</text:p>
          </table:table-cell>
          <table:table-cell table:formula="of:=DEGREES(ATAN(ABS([.F94]-[.C94])/ABS([.E94]-[.B94])))" office:value-type="float" office:value="4.2259224523424" calcext:value-type="float">
            <text:p>4.2259224523424</text:p>
          </table:table-cell>
          <table:table-cell table:formula="of:=SQRT(POWER([.H94];2)+POWER([.I94];2)+POWER([.J94];2))" office:value-type="float" office:value="735.98635371193" calcext:value-type="float">
            <text:p>735.98635371193</text:p>
          </table:table-cell>
        </table:table-row>
        <table:table-row table:style-name="ro1">
          <table:table-cell office:value-type="float" office:value="74.1796" calcext:value-type="float">
            <text:p>74.1796</text:p>
          </table:table-cell>
          <table:table-cell office:value-type="float" office:value="289.759" calcext:value-type="float">
            <text:p>289.759</text:p>
          </table:table-cell>
          <table:table-cell office:value-type="float" office:value="41.9358" calcext:value-type="float">
            <text:p>41.9358</text:p>
          </table:table-cell>
          <table:table-cell office:value-type="float" office:value="74.1263" calcext:value-type="float">
            <text:p>74.1263</text:p>
          </table:table-cell>
          <table:table-cell office:value-type="float" office:value="279.161" calcext:value-type="float">
            <text:p>279.161</text:p>
          </table:table-cell>
          <table:table-cell office:value-type="float" office:value="42.3585" calcext:value-type="float">
            <text:p>42.3585</text:p>
          </table:table-cell>
          <table:table-cell/>
          <table:table-cell table:formula="of:=([.D95]-[.A95])/0.0166667" office:value-type="float" office:value="-3.19799360401237" calcext:value-type="float">
            <text:p>-3.19799360401237</text:p>
          </table:table-cell>
          <table:table-cell table:formula="of:=ABS([.E95]-[.B95])/0.0166667" office:value-type="float" office:value="635.878728242544" calcext:value-type="float">
            <text:p>635.878728242544</text:p>
          </table:table-cell>
          <table:table-cell table:formula="of:=([.F95]-[.C95])/0.0166667" office:value-type="float" office:value="25.3619492761014" calcext:value-type="float">
            <text:p>25.3619492761014</text:p>
          </table:table-cell>
          <table:table-cell table:formula="of:=DEGREES(ATAN(ABS([.F95]-[.C95])/ABS([.E95]-[.B95])))" office:value-type="float" office:value="2.28402488422752" calcext:value-type="float">
            <text:p>2.28402488422752</text:p>
          </table:table-cell>
          <table:table-cell table:formula="of:=SQRT(POWER([.H95];2)+POWER([.I95];2)+POWER([.J95];2))" office:value-type="float" office:value="636.392341771592" calcext:value-type="float">
            <text:p>636.392341771592</text:p>
          </table:table-cell>
        </table:table-row>
        <table:table-row table:style-name="ro1">
          <table:table-cell office:value-type="float" office:value="74.2085" calcext:value-type="float">
            <text:p>74.2085</text:p>
          </table:table-cell>
          <table:table-cell office:value-type="float" office:value="295.13" calcext:value-type="float">
            <text:p>295.13</text:p>
          </table:table-cell>
          <table:table-cell office:value-type="float" office:value="42.1221" calcext:value-type="float">
            <text:p>42.1221</text:p>
          </table:table-cell>
          <table:table-cell office:value-type="float" office:value="74.1549" calcext:value-type="float">
            <text:p>74.1549</text:p>
          </table:table-cell>
          <table:table-cell office:value-type="float" office:value="284.26" calcext:value-type="float">
            <text:p>284.26</text:p>
          </table:table-cell>
          <table:table-cell office:value-type="float" office:value="42.8046" calcext:value-type="float">
            <text:p>42.8046</text:p>
          </table:table-cell>
          <table:table-cell/>
          <table:table-cell table:formula="of:=([.D96]-[.A96])/0.0166667" office:value-type="float" office:value="-3.21599356801304" calcext:value-type="float">
            <text:p>-3.21599356801304</text:p>
          </table:table-cell>
          <table:table-cell table:formula="of:=ABS([.E96]-[.B96])/0.0166667" office:value-type="float" office:value="652.198695602609" calcext:value-type="float">
            <text:p>652.198695602609</text:p>
          </table:table-cell>
          <table:table-cell table:formula="of:=([.F96]-[.C96])/0.0166667" office:value-type="float" office:value="40.9499181001637" calcext:value-type="float">
            <text:p>40.9499181001637</text:p>
          </table:table-cell>
          <table:table-cell table:formula="of:=DEGREES(ATAN(ABS([.F96]-[.C96])/ABS([.E96]-[.B96])))" office:value-type="float" office:value="3.59274186571107" calcext:value-type="float">
            <text:p>3.59274186571107</text:p>
          </table:table-cell>
          <table:table-cell table:formula="of:=SQRT(POWER([.H96];2)+POWER([.I96];2)+POWER([.J96];2))" office:value-type="float" office:value="653.490915738531" calcext:value-type="float">
            <text:p>653.490915738531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2.4658" calcext:value-type="float">
            <text:p>42.4658</text:p>
          </table:table-cell>
          <table:table-cell office:value-type="float" office:value="73.8807" calcext:value-type="float">
            <text:p>73.8807</text:p>
          </table:table-cell>
          <table:table-cell office:value-type="float" office:value="280.356" calcext:value-type="float">
            <text:p>280.356</text:p>
          </table:table-cell>
          <table:table-cell office:value-type="float" office:value="42.6709" calcext:value-type="float">
            <text:p>42.6709</text:p>
          </table:table-cell>
          <table:table-cell/>
          <table:table-cell table:formula="of:=([.D97]-[.A97])/0.0166667" office:value-type="float" office:value="-18.0479639040719" calcext:value-type="float">
            <text:p>-18.0479639040719</text:p>
          </table:table-cell>
          <table:table-cell table:formula="of:=ABS([.E97]-[.B97])/0.0166667" office:value-type="float" office:value="557.158885682229" calcext:value-type="float">
            <text:p>557.158885682229</text:p>
          </table:table-cell>
          <table:table-cell table:formula="of:=([.F97]-[.C97])/0.0166667" office:value-type="float" office:value="12.3059753880493" calcext:value-type="float">
            <text:p>12.3059753880493</text:p>
          </table:table-cell>
          <table:table-cell table:formula="of:=DEGREES(ATAN(ABS([.F97]-[.C97])/ABS([.E97]-[.B97])))" office:value-type="float" office:value="1.26528688605333" calcext:value-type="float">
            <text:p>1.26528688605333</text:p>
          </table:table-cell>
          <table:table-cell table:formula="of:=SQRT(POWER([.H97];2)+POWER([.I97];2)+POWER([.J97];2))" office:value-type="float" office:value="557.586934859486" calcext:value-type="float">
            <text:p>557.586934859486</text:p>
          </table:table-cell>
        </table:table-row>
        <table:table-row table:style-name="ro1">
          <table:table-cell office:value-type="float" office:value="74.4642" calcext:value-type="float">
            <text:p>74.4642</text:p>
          </table:table-cell>
          <table:table-cell office:value-type="float" office:value="293.623" calcext:value-type="float">
            <text:p>293.623</text:p>
          </table:table-cell>
          <table:table-cell office:value-type="float" office:value="42.8696" calcext:value-type="float">
            <text:p>42.8696</text:p>
          </table:table-cell>
          <table:table-cell office:value-type="float" office:value="74.6536" calcext:value-type="float">
            <text:p>74.6536</text:p>
          </table:table-cell>
          <table:table-cell office:value-type="float" office:value="281.396" calcext:value-type="float">
            <text:p>281.396</text:p>
          </table:table-cell>
          <table:table-cell office:value-type="float" office:value="44.2568" calcext:value-type="float">
            <text:p>44.2568</text:p>
          </table:table-cell>
          <table:table-cell/>
          <table:table-cell table:formula="of:=([.D98]-[.A98])/0.0166667" office:value-type="float" office:value="11.363977272045" calcext:value-type="float">
            <text:p>11.363977272045</text:p>
          </table:table-cell>
          <table:table-cell table:formula="of:=ABS([.E98]-[.B98])/0.0166667" office:value-type="float" office:value="733.618532762933" calcext:value-type="float">
            <text:p>733.618532762933</text:p>
          </table:table-cell>
          <table:table-cell table:formula="of:=([.F98]-[.C98])/0.0166667" office:value-type="float" office:value="83.2318335363329" calcext:value-type="float">
            <text:p>83.2318335363329</text:p>
          </table:table-cell>
          <table:table-cell table:formula="of:=DEGREES(ATAN(ABS([.F98]-[.C98])/ABS([.E98]-[.B98])))" office:value-type="float" office:value="6.47274849986615" calcext:value-type="float">
            <text:p>6.47274849986615</text:p>
          </table:table-cell>
          <table:table-cell table:formula="of:=SQRT(POWER([.H98];2)+POWER([.I98];2)+POWER([.J98];2))" office:value-type="float" office:value="738.412371041072" calcext:value-type="float">
            <text:p>738.412371041072</text:p>
          </table:table-cell>
        </table:table-row>
        <table:table-row table:style-name="ro1">
          <table:table-cell office:value-type="float" office:value="73.9418" calcext:value-type="float">
            <text:p>73.9418</text:p>
          </table:table-cell>
          <table:table-cell office:value-type="float" office:value="293.704" calcext:value-type="float">
            <text:p>293.704</text:p>
          </table:table-cell>
          <table:table-cell office:value-type="float" office:value="42.3466" calcext:value-type="float">
            <text:p>42.3466</text:p>
          </table:table-cell>
          <table:table-cell office:value-type="float" office:value="73.888" calcext:value-type="float">
            <text:p>73.888</text:p>
          </table:table-cell>
          <table:table-cell office:value-type="float" office:value="281.594" calcext:value-type="float">
            <text:p>281.594</text:p>
          </table:table-cell>
          <table:table-cell office:value-type="float" office:value="42.9767" calcext:value-type="float">
            <text:p>42.9767</text:p>
          </table:table-cell>
          <table:table-cell/>
          <table:table-cell table:formula="of:=([.D99]-[.A99])/0.0166667" office:value-type="float" office:value="-3.22799354401264" calcext:value-type="float">
            <text:p>-3.22799354401264</text:p>
          </table:table-cell>
          <table:table-cell table:formula="of:=ABS([.E99]-[.B99])/0.0166667" office:value-type="float" office:value="726.598546802907" calcext:value-type="float">
            <text:p>726.598546802907</text:p>
          </table:table-cell>
          <table:table-cell table:formula="of:=([.F99]-[.C99])/0.0166667" office:value-type="float" office:value="37.8059243881511" calcext:value-type="float">
            <text:p>37.8059243881511</text:p>
          </table:table-cell>
          <table:table-cell table:formula="of:=DEGREES(ATAN(ABS([.F99]-[.C99])/ABS([.E99]-[.B99])))" office:value-type="float" office:value="2.97849250255235" calcext:value-type="float">
            <text:p>2.97849250255235</text:p>
          </table:table-cell>
          <table:table-cell table:formula="of:=SQRT(POWER([.H99];2)+POWER([.I99];2)+POWER([.J99];2))" office:value-type="float" office:value="727.588589848177" calcext:value-type="float">
            <text:p>727.588589848177</text:p>
          </table:table-cell>
        </table:table-row>
        <table:table-row table:style-name="ro1">
          <table:table-cell office:value-type="float" office:value="73.9418" calcext:value-type="float">
            <text:p>73.9418</text:p>
          </table:table-cell>
          <table:table-cell office:value-type="float" office:value="293.704" calcext:value-type="float">
            <text:p>293.704</text:p>
          </table:table-cell>
          <table:table-cell office:value-type="float" office:value="42.3466" calcext:value-type="float">
            <text:p>42.3466</text:p>
          </table:table-cell>
          <table:table-cell office:value-type="float" office:value="73.8933" calcext:value-type="float">
            <text:p>73.8933</text:p>
          </table:table-cell>
          <table:table-cell office:value-type="float" office:value="282.941" calcext:value-type="float">
            <text:p>282.941</text:p>
          </table:table-cell>
          <table:table-cell office:value-type="float" office:value="42.763" calcext:value-type="float">
            <text:p>42.763</text:p>
          </table:table-cell>
          <table:table-cell/>
          <table:table-cell table:formula="of:=([.D100]-[.A100])/0.0166667" office:value-type="float" office:value="-2.90999418001189" calcext:value-type="float">
            <text:p>-2.90999418001189</text:p>
          </table:table-cell>
          <table:table-cell table:formula="of:=ABS([.E100]-[.B100])/0.0166667" office:value-type="float" office:value="645.778708442585" calcext:value-type="float">
            <text:p>645.778708442585</text:p>
          </table:table-cell>
          <table:table-cell table:formula="of:=([.F100]-[.C100])/0.0166667" office:value-type="float" office:value="24.9839500320997" calcext:value-type="float">
            <text:p>24.9839500320997</text:p>
          </table:table-cell>
          <table:table-cell table:formula="of:=DEGREES(ATAN(ABS([.F100]-[.C100])/ABS([.E100]-[.B100])))" office:value-type="float" office:value="2.21555978648661" calcext:value-type="float">
            <text:p>2.21555978648661</text:p>
          </table:table-cell>
          <table:table-cell table:formula="of:=SQRT(POWER([.H100];2)+POWER([.I100];2)+POWER([.J100];2))" office:value-type="float" office:value="646.26837003145" calcext:value-type="float">
            <text:p>646.26837003145</text:p>
          </table:table-cell>
        </table:table-row>
        <table:table-row table:style-name="ro1">
          <table:table-cell office:value-type="float" office:value="74.7295" calcext:value-type="float">
            <text:p>74.7295</text:p>
          </table:table-cell>
          <table:table-cell office:value-type="float" office:value="295.302" calcext:value-type="float">
            <text:p>295.302</text:p>
          </table:table-cell>
          <table:table-cell office:value-type="float" office:value="41.5731" calcext:value-type="float">
            <text:p>41.5731</text:p>
          </table:table-cell>
          <table:table-cell office:value-type="float" office:value="75.156" calcext:value-type="float">
            <text:p>75.156</text:p>
          </table:table-cell>
          <table:table-cell office:value-type="float" office:value="281.876" calcext:value-type="float">
            <text:p>281.876</text:p>
          </table:table-cell>
          <table:table-cell office:value-type="float" office:value="42.1647" calcext:value-type="float">
            <text:p>42.1647</text:p>
          </table:table-cell>
          <table:table-cell/>
          <table:table-cell table:formula="of:=([.D101]-[.A101])/0.0166667" office:value-type="float" office:value="25.5899488201026" calcext:value-type="float">
            <text:p>25.5899488201026</text:p>
          </table:table-cell>
          <table:table-cell table:formula="of:=ABS([.E101]-[.B101])/0.0166667" office:value-type="float" office:value="805.558388883225" calcext:value-type="float">
            <text:p>805.558388883225</text:p>
          </table:table-cell>
          <table:table-cell table:formula="of:=([.F101]-[.C101])/0.0166667" office:value-type="float" office:value="35.4959290081424" calcext:value-type="float">
            <text:p>35.4959290081424</text:p>
          </table:table-cell>
          <table:table-cell table:formula="of:=DEGREES(ATAN(ABS([.F101]-[.C101])/ABS([.E101]-[.B101])))" office:value-type="float" office:value="2.52303522313914" calcext:value-type="float">
            <text:p>2.52303522313914</text:p>
          </table:table-cell>
          <table:table-cell table:formula="of:=SQRT(POWER([.H101];2)+POWER([.I101];2)+POWER([.J101];2))" office:value-type="float" office:value="806.746009817776" calcext:value-type="float">
            <text:p>806.746009817776</text:p>
          </table:table-cell>
        </table:table-row>
        <table:table-row table:style-name="ro1">
          <table:table-cell office:value-type="float" office:value="73.9178" calcext:value-type="float">
            <text:p>73.9178</text:p>
          </table:table-cell>
          <table:table-cell office:value-type="float" office:value="288.229" calcext:value-type="float">
            <text:p>288.229</text:p>
          </table:table-cell>
          <table:table-cell office:value-type="float" office:value="42.6899" calcext:value-type="float">
            <text:p>42.6899</text:p>
          </table:table-cell>
          <table:table-cell office:value-type="float" office:value="73.8713" calcext:value-type="float">
            <text:p>73.8713</text:p>
          </table:table-cell>
          <table:table-cell office:value-type="float" office:value="277.649" calcext:value-type="float">
            <text:p>277.649</text:p>
          </table:table-cell>
          <table:table-cell office:value-type="float" office:value="43.3527" calcext:value-type="float">
            <text:p>43.3527</text:p>
          </table:table-cell>
          <table:table-cell/>
          <table:table-cell table:formula="of:=([.D102]-[.A102])/0.0166667" office:value-type="float" office:value="-2.78999442001084" calcext:value-type="float">
            <text:p>-2.78999442001084</text:p>
          </table:table-cell>
          <table:table-cell table:formula="of:=ABS([.E102]-[.B102])/0.0166667" office:value-type="float" office:value="634.798730402538" calcext:value-type="float">
            <text:p>634.798730402538</text:p>
          </table:table-cell>
          <table:table-cell table:formula="of:=([.F102]-[.C102])/0.0166667" office:value-type="float" office:value="39.7679204641589" calcext:value-type="float">
            <text:p>39.7679204641589</text:p>
          </table:table-cell>
          <table:table-cell table:formula="of:=DEGREES(ATAN(ABS([.F102]-[.C102])/ABS([.E102]-[.B102])))" office:value-type="float" office:value="3.58469563138383" calcext:value-type="float">
            <text:p>3.58469563138383</text:p>
          </table:table-cell>
          <table:table-cell table:formula="of:=SQRT(POWER([.H102];2)+POWER([.I102];2)+POWER([.J102];2))" office:value-type="float" office:value="636.049290297208" calcext:value-type="float">
            <text:p>636.049290297208</text:p>
          </table:table-cell>
        </table:table-row>
        <table:table-row table:style-name="ro1">
          <table:table-cell office:value-type="float" office:value="74.7151" calcext:value-type="float">
            <text:p>74.7151</text:p>
          </table:table-cell>
          <table:table-cell office:value-type="float" office:value="292.359" calcext:value-type="float">
            <text:p>292.359</text:p>
          </table:table-cell>
          <table:table-cell office:value-type="float" office:value="42.5488" calcext:value-type="float">
            <text:p>42.5488</text:p>
          </table:table-cell>
          <table:table-cell office:value-type="float" office:value="74.8956" calcext:value-type="float">
            <text:p>74.8956</text:p>
          </table:table-cell>
          <table:table-cell office:value-type="float" office:value="280.354" calcext:value-type="float">
            <text:p>280.354</text:p>
          </table:table-cell>
          <table:table-cell office:value-type="float" office:value="43.1638" calcext:value-type="float">
            <text:p>43.1638</text:p>
          </table:table-cell>
          <table:table-cell/>
          <table:table-cell table:formula="of:=([.D103]-[.A103])/0.0166667" office:value-type="float" office:value="10.829978340043" calcext:value-type="float">
            <text:p>10.829978340043</text:p>
          </table:table-cell>
          <table:table-cell table:formula="of:=ABS([.E103]-[.B103])/0.0166667" office:value-type="float" office:value="720.298559402881" calcext:value-type="float">
            <text:p>720.298559402881</text:p>
          </table:table-cell>
          <table:table-cell table:formula="of:=([.F103]-[.C103])/0.0166667" office:value-type="float" office:value="36.8999262001477" calcext:value-type="float">
            <text:p>36.8999262001477</text:p>
          </table:table-cell>
          <table:table-cell table:formula="of:=DEGREES(ATAN(ABS([.F103]-[.C103])/ABS([.E103]-[.B103])))" office:value-type="float" office:value="2.93262206550523" calcext:value-type="float">
            <text:p>2.93262206550523</text:p>
          </table:table-cell>
          <table:table-cell table:formula="of:=SQRT(POWER([.H103];2)+POWER([.I103];2)+POWER([.J103];2))" office:value-type="float" office:value="721.324412218447" calcext:value-type="float">
            <text:p>721.324412218447</text:p>
          </table:table-cell>
        </table:table-row>
        <table:table-row table:style-name="ro1">
          <table:table-cell office:value-type="float" office:value="73.9317" calcext:value-type="float">
            <text:p>73.9317</text:p>
          </table:table-cell>
          <table:table-cell office:value-type="float" office:value="290.834" calcext:value-type="float">
            <text:p>290.834</text:p>
          </table:table-cell>
          <table:table-cell office:value-type="float" office:value="43.0497" calcext:value-type="float">
            <text:p>43.0497</text:p>
          </table:table-cell>
          <table:table-cell office:value-type="float" office:value="73.891" calcext:value-type="float">
            <text:p>73.891</text:p>
          </table:table-cell>
          <table:table-cell office:value-type="float" office:value="281.43" calcext:value-type="float">
            <text:p>281.43</text:p>
          </table:table-cell>
          <table:table-cell office:value-type="float" office:value="43.7564" calcext:value-type="float">
            <text:p>43.7564</text:p>
          </table:table-cell>
          <table:table-cell/>
          <table:table-cell table:formula="of:=([.D104]-[.A104])/0.0166667" office:value-type="float" office:value="-2.44199511600983" calcext:value-type="float">
            <text:p>-2.44199511600983</text:p>
          </table:table-cell>
          <table:table-cell table:formula="of:=ABS([.E104]-[.B104])/0.0166667" office:value-type="float" office:value="564.238871522257" calcext:value-type="float">
            <text:p>564.238871522257</text:p>
          </table:table-cell>
          <table:table-cell table:formula="of:=([.F104]-[.C104])/0.0166667" office:value-type="float" office:value="42.4019151961695" calcext:value-type="float">
            <text:p>42.4019151961695</text:p>
          </table:table-cell>
          <table:table-cell table:formula="of:=DEGREES(ATAN(ABS([.F104]-[.C104])/ABS([.E104]-[.B104])))" office:value-type="float" office:value="4.29763530719771" calcext:value-type="float">
            <text:p>4.29763530719771</text:p>
          </table:table-cell>
          <table:table-cell table:formula="of:=SQRT(POWER([.H104];2)+POWER([.I104];2)+POWER([.J104];2))" office:value-type="float" office:value="565.835126065146" calcext:value-type="float">
            <text:p>565.835126065146</text:p>
          </table:table-cell>
        </table:table-row>
        <table:table-row table:style-name="ro1">
          <table:table-cell office:value-type="float" office:value="74.9205" calcext:value-type="float">
            <text:p>74.9205</text:p>
          </table:table-cell>
          <table:table-cell office:value-type="float" office:value="284.393" calcext:value-type="float">
            <text:p>284.393</text:p>
          </table:table-cell>
          <table:table-cell office:value-type="float" office:value="42.5234" calcext:value-type="float">
            <text:p>42.5234</text:p>
          </table:table-cell>
          <table:table-cell office:value-type="float" office:value="75.0929" calcext:value-type="float">
            <text:p>75.0929</text:p>
          </table:table-cell>
          <table:table-cell office:value-type="float" office:value="272.753" calcext:value-type="float">
            <text:p>272.753</text:p>
          </table:table-cell>
          <table:table-cell office:value-type="float" office:value="43.1323" calcext:value-type="float">
            <text:p>43.1323</text:p>
          </table:table-cell>
          <table:table-cell/>
          <table:table-cell table:formula="of:=([.D105]-[.A105])/0.0166667" office:value-type="float" office:value="10.3439793120411" calcext:value-type="float">
            <text:p>10.3439793120411</text:p>
          </table:table-cell>
          <table:table-cell table:formula="of:=ABS([.E105]-[.B105])/0.0166667" office:value-type="float" office:value="698.398603202793" calcext:value-type="float">
            <text:p>698.398603202793</text:p>
          </table:table-cell>
          <table:table-cell table:formula="of:=([.F105]-[.C105])/0.0166667" office:value-type="float" office:value="36.533926932146" calcext:value-type="float">
            <text:p>36.533926932146</text:p>
          </table:table-cell>
          <table:table-cell table:formula="of:=DEGREES(ATAN(ABS([.F105]-[.C105])/ABS([.E105]-[.B105])))" office:value-type="float" office:value="2.9944699193954" calcext:value-type="float">
            <text:p>2.9944699193954</text:p>
          </table:table-cell>
          <table:table-cell table:formula="of:=SQRT(POWER([.H105];2)+POWER([.I105];2)+POWER([.J105];2))" office:value-type="float" office:value="699.43000699191" calcext:value-type="float">
            <text:p>699.43000699191</text:p>
          </table:table-cell>
        </table:table-row>
        <table:table-row table:style-name="ro1">
          <table:table-cell office:value-type="float" office:value="74.4258" calcext:value-type="float">
            <text:p>74.4258</text:p>
          </table:table-cell>
          <table:table-cell office:value-type="float" office:value="286.917" calcext:value-type="float">
            <text:p>286.917</text:p>
          </table:table-cell>
          <table:table-cell office:value-type="float" office:value="42.8909" calcext:value-type="float">
            <text:p>42.8909</text:p>
          </table:table-cell>
          <table:table-cell office:value-type="float" office:value="74.1253" calcext:value-type="float">
            <text:p>74.1253</text:p>
          </table:table-cell>
          <table:table-cell office:value-type="float" office:value="279.214" calcext:value-type="float">
            <text:p>279.214</text:p>
          </table:table-cell>
          <table:table-cell office:value-type="float" office:value="42.0992" calcext:value-type="float">
            <text:p>42.0992</text:p>
          </table:table-cell>
          <table:table-cell/>
          <table:table-cell table:formula="of:=([.D106]-[.A106])/0.0166667" office:value-type="float" office:value="-18.0299639400721" calcext:value-type="float">
            <text:p>-18.0299639400721</text:p>
          </table:table-cell>
          <table:table-cell table:formula="of:=ABS([.E106]-[.B106])/0.0166667" office:value-type="float" office:value="462.179075641847" calcext:value-type="float">
            <text:p>462.179075641847</text:p>
          </table:table-cell>
          <table:table-cell table:formula="of:=([.F106]-[.C106])/0.0166667" office:value-type="float" office:value="-47.5019049961899" calcext:value-type="float">
            <text:p>-47.5019049961899</text:p>
          </table:table-cell>
          <table:table-cell table:formula="of:=DEGREES(ATAN(ABS([.F106]-[.C106])/ABS([.E106]-[.B106])))" office:value-type="float" office:value="5.86814901086208" calcext:value-type="float">
            <text:p>5.86814901086208</text:p>
          </table:table-cell>
          <table:table-cell table:formula="of:=SQRT(POWER([.H106];2)+POWER([.I106];2)+POWER([.J106];2))" office:value-type="float" office:value="464.963448605479" calcext:value-type="float">
            <text:p>464.963448605479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53" calcext:value-type="float">
            <text:p>289.653</text:p>
          </table:table-cell>
          <table:table-cell office:value-type="float" office:value="42.464" calcext:value-type="float">
            <text:p>42.464</text:p>
          </table:table-cell>
          <table:table-cell office:value-type="float" office:value="74.3816" calcext:value-type="float">
            <text:p>74.3816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43.1272" calcext:value-type="float">
            <text:p>43.1272</text:p>
          </table:table-cell>
          <table:table-cell/>
          <table:table-cell table:formula="of:=([.D107]-[.A107])/0.0166667" office:value-type="float" office:value="12.0059759880484" calcext:value-type="float">
            <text:p>12.0059759880484</text:p>
          </table:table-cell>
          <table:table-cell table:formula="of:=ABS([.E107]-[.B107])/0.0166667" office:value-type="float" office:value="637.018725962549" calcext:value-type="float">
            <text:p>637.018725962549</text:p>
          </table:table-cell>
          <table:table-cell table:formula="of:=([.F107]-[.C107])/0.0166667" office:value-type="float" office:value="39.7919204161594" calcext:value-type="float">
            <text:p>39.7919204161594</text:p>
          </table:table-cell>
          <table:table-cell table:formula="of:=DEGREES(ATAN(ABS([.F107]-[.C107])/ABS([.E107]-[.B107])))" office:value-type="float" office:value="3.57438571266227" calcext:value-type="float">
            <text:p>3.57438571266227</text:p>
          </table:table-cell>
          <table:table-cell table:formula="of:=SQRT(POWER([.H107];2)+POWER([.I107];2)+POWER([.J107];2))" office:value-type="float" office:value="638.373243186759" calcext:value-type="float">
            <text:p>638.373243186759</text:p>
          </table:table-cell>
        </table:table-row>
        <table:table-row table:style-name="ro1">
          <table:table-cell office:value-type="float" office:value="74.1834" calcext:value-type="float">
            <text:p>74.1834</text:p>
          </table:table-cell>
          <table:table-cell office:value-type="float" office:value="289.537" calcext:value-type="float">
            <text:p>289.537</text:p>
          </table:table-cell>
          <table:table-cell office:value-type="float" office:value="42.9933" calcext:value-type="float">
            <text:p>42.9933</text:p>
          </table:table-cell>
          <table:table-cell office:value-type="float" office:value="74.1309" calcext:value-type="float">
            <text:p>74.1309</text:p>
          </table:table-cell>
          <table:table-cell office:value-type="float" office:value="278.909" calcext:value-type="float">
            <text:p>278.909</text:p>
          </table:table-cell>
          <table:table-cell office:value-type="float" office:value="43.6498" calcext:value-type="float">
            <text:p>43.6498</text:p>
          </table:table-cell>
          <table:table-cell/>
          <table:table-cell table:formula="of:=([.D108]-[.A108])/0.0166667" office:value-type="float" office:value="-3.14999370001315" calcext:value-type="float">
            <text:p>-3.14999370001315</text:p>
          </table:table-cell>
          <table:table-cell table:formula="of:=ABS([.E108]-[.B108])/0.0166667" office:value-type="float" office:value="637.67872464255" calcext:value-type="float">
            <text:p>637.67872464255</text:p>
          </table:table-cell>
          <table:table-cell table:formula="of:=([.F108]-[.C108])/0.0166667" office:value-type="float" office:value="39.3899212201576" calcext:value-type="float">
            <text:p>39.3899212201576</text:p>
          </table:table-cell>
          <table:table-cell table:formula="of:=DEGREES(ATAN(ABS([.F108]-[.C108])/ABS([.E108]-[.B108])))" office:value-type="float" office:value="3.53471464376587" calcext:value-type="float">
            <text:p>3.53471464376587</text:p>
          </table:table-cell>
          <table:table-cell table:formula="of:=SQRT(POWER([.H108];2)+POWER([.I108];2)+POWER([.J108];2))" office:value-type="float" office:value="638.901905002473" calcext:value-type="float">
            <text:p>638.901905002473</text:p>
          </table:table-cell>
        </table:table-row>
        <table:table-row table:style-name="ro1">
          <table:table-cell office:value-type="float" office:value="74.4563" calcext:value-type="float">
            <text:p>74.4563</text:p>
          </table:table-cell>
          <table:table-cell office:value-type="float" office:value="292.283" calcext:value-type="float">
            <text:p>292.283</text:p>
          </table:table-cell>
          <table:table-cell office:value-type="float" office:value="42.82" calcext:value-type="float">
            <text:p>42.82</text:p>
          </table:table-cell>
          <table:table-cell office:value-type="float" office:value="74.4053" calcext:value-type="float">
            <text:p>74.4053</text:p>
          </table:table-cell>
          <table:table-cell office:value-type="float" office:value="282.841" calcext:value-type="float">
            <text:p>282.841</text:p>
          </table:table-cell>
          <table:table-cell office:value-type="float" office:value="43.5303" calcext:value-type="float">
            <text:p>43.5303</text:p>
          </table:table-cell>
          <table:table-cell/>
          <table:table-cell table:formula="of:=([.D109]-[.A109])/0.0166667" office:value-type="float" office:value="-3.05999388001236" calcext:value-type="float">
            <text:p>-3.05999388001236</text:p>
          </table:table-cell>
          <table:table-cell table:formula="of:=ABS([.E109]-[.B109])/0.0166667" office:value-type="float" office:value="566.518866962267" calcext:value-type="float">
            <text:p>566.518866962267</text:p>
          </table:table-cell>
          <table:table-cell table:formula="of:=([.F109]-[.C109])/0.0166667" office:value-type="float" office:value="42.6179147641703" calcext:value-type="float">
            <text:p>42.6179147641703</text:p>
          </table:table-cell>
          <table:table-cell table:formula="of:=DEGREES(ATAN(ABS([.F109]-[.C109])/ABS([.E109]-[.B109])))" office:value-type="float" office:value="4.3021267241426" calcext:value-type="float">
            <text:p>4.3021267241426</text:p>
          </table:table-cell>
          <table:table-cell table:formula="of:=SQRT(POWER([.H109];2)+POWER([.I109];2)+POWER([.J109];2))" office:value-type="float" office:value="568.127870153896" calcext:value-type="float">
            <text:p>568.127870153896</text:p>
          </table:table-cell>
        </table:table-row>
        <table:table-row table:style-name="ro1">
          <table:table-cell office:value-type="float" office:value="74.4626" calcext:value-type="float">
            <text:p>74.4626</text:p>
          </table:table-cell>
          <table:table-cell office:value-type="float" office:value="293.743" calcext:value-type="float">
            <text:p>293.743</text:p>
          </table:table-cell>
          <table:table-cell office:value-type="float" office:value="42.3357" calcext:value-type="float">
            <text:p>42.3357</text:p>
          </table:table-cell>
          <table:table-cell office:value-type="float" office:value="74.6513" calcext:value-type="float">
            <text:p>74.6513</text:p>
          </table:table-cell>
          <table:table-cell office:value-type="float" office:value="281.559" calcext:value-type="float">
            <text:p>281.559</text:p>
          </table:table-cell>
          <table:table-cell office:value-type="float" office:value="43.4779" calcext:value-type="float">
            <text:p>43.4779</text:p>
          </table:table-cell>
          <table:table-cell/>
          <table:table-cell table:formula="of:=([.D110]-[.A110])/0.0166667" office:value-type="float" office:value="11.321977356046" calcext:value-type="float">
            <text:p>11.321977356046</text:p>
          </table:table-cell>
          <table:table-cell table:formula="of:=ABS([.E110]-[.B110])/0.0166667" office:value-type="float" office:value="731.038537922922" calcext:value-type="float">
            <text:p>731.038537922922</text:p>
          </table:table-cell>
          <table:table-cell table:formula="of:=([.F110]-[.C110])/0.0166667" office:value-type="float" office:value="68.5318629362739" calcext:value-type="float">
            <text:p>68.5318629362739</text:p>
          </table:table-cell>
          <table:table-cell table:formula="of:=DEGREES(ATAN(ABS([.F110]-[.C110])/ABS([.E110]-[.B110])))" office:value-type="float" office:value="5.35559196417664" calcext:value-type="float">
            <text:p>5.35559196417664</text:p>
          </table:table-cell>
          <table:table-cell table:formula="of:=SQRT(POWER([.H110];2)+POWER([.I110];2)+POWER([.J110];2))" office:value-type="float" office:value="734.331088363588" calcext:value-type="float">
            <text:p>734.331088363588</text:p>
          </table:table-cell>
        </table:table-row>
        <table:table-row table:style-name="ro1">
          <table:table-cell office:value-type="float" office:value="73.9297" calcext:value-type="float">
            <text:p>73.9297</text:p>
          </table:table-cell>
          <table:table-cell office:value-type="float" office:value="290.952" calcext:value-type="float">
            <text:p>290.952</text:p>
          </table:table-cell>
          <table:table-cell office:value-type="float" office:value="42.5191" calcext:value-type="float">
            <text:p>42.5191</text:p>
          </table:table-cell>
          <table:table-cell office:value-type="float" office:value="73.8828" calcext:value-type="float">
            <text:p>73.8828</text:p>
          </table:table-cell>
          <table:table-cell office:value-type="float" office:value="280.254" calcext:value-type="float">
            <text:p>280.254</text:p>
          </table:table-cell>
          <table:table-cell office:value-type="float" office:value="43.1891" calcext:value-type="float">
            <text:p>43.1891</text:p>
          </table:table-cell>
          <table:table-cell/>
          <table:table-cell table:formula="of:=([.D111]-[.A111])/0.0166667" office:value-type="float" office:value="-2.81399437201088" calcext:value-type="float">
            <text:p>-2.81399437201088</text:p>
          </table:table-cell>
          <table:table-cell table:formula="of:=ABS([.E111]-[.B111])/0.0166667" office:value-type="float" office:value="641.878716242566" calcext:value-type="float">
            <text:p>641.878716242566</text:p>
          </table:table-cell>
          <table:table-cell table:formula="of:=([.F111]-[.C111])/0.0166667" office:value-type="float" office:value="40.1999196001609" calcext:value-type="float">
            <text:p>40.1999196001609</text:p>
          </table:table-cell>
          <table:table-cell table:formula="of:=DEGREES(ATAN(ABS([.F111]-[.C111])/ABS([.E111]-[.B111])))" office:value-type="float" office:value="3.5836698138549" calcext:value-type="float">
            <text:p>3.5836698138549</text:p>
          </table:table-cell>
          <table:table-cell table:formula="of:=SQRT(POWER([.H111];2)+POWER([.I111];2)+POWER([.J111];2))" office:value-type="float" office:value="643.142471358711" calcext:value-type="float">
            <text:p>643.142471358711</text:p>
          </table:table-cell>
        </table:table-row>
        <table:table-row table:style-name="ro1">
          <table:table-cell office:value-type="float" office:value="74.1691" calcext:value-type="float">
            <text:p>74.1691</text:p>
          </table:table-cell>
          <table:table-cell office:value-type="float" office:value="286.882" calcext:value-type="float">
            <text:p>286.882</text:p>
          </table:table-cell>
          <table:table-cell office:value-type="float" office:value="42.8987" calcext:value-type="float">
            <text:p>42.8987</text:p>
          </table:table-cell>
          <table:table-cell office:value-type="float" office:value="74.3608" calcext:value-type="float">
            <text:p>74.3608</text:p>
          </table:table-cell>
          <table:table-cell office:value-type="float" office:value="275.124" calcext:value-type="float">
            <text:p>275.124</text:p>
          </table:table-cell>
          <table:table-cell office:value-type="float" office:value="43.5016" calcext:value-type="float">
            <text:p>43.5016</text:p>
          </table:table-cell>
          <table:table-cell/>
          <table:table-cell table:formula="of:=([.D112]-[.A112])/0.0166667" office:value-type="float" office:value="11.5019769960458" calcext:value-type="float">
            <text:p>11.5019769960458</text:p>
          </table:table-cell>
          <table:table-cell table:formula="of:=ABS([.E112]-[.B112])/0.0166667" office:value-type="float" office:value="705.478589042821" calcext:value-type="float">
            <text:p>705.478589042821</text:p>
          </table:table-cell>
          <table:table-cell table:formula="of:=([.F112]-[.C112])/0.0166667" office:value-type="float" office:value="36.173927652145" calcext:value-type="float">
            <text:p>36.173927652145</text:p>
          </table:table-cell>
          <table:table-cell table:formula="of:=DEGREES(ATAN(ABS([.F112]-[.C112])/ABS([.E112]-[.B112])))" office:value-type="float" office:value="2.93531205147231" calcext:value-type="float">
            <text:p>2.93531205147231</text:p>
          </table:table-cell>
          <table:table-cell table:formula="of:=SQRT(POWER([.H112];2)+POWER([.I112];2)+POWER([.J112];2))" office:value-type="float" office:value="706.499036173758" calcext:value-type="float">
            <text:p>706.499036173758</text:p>
          </table:table-cell>
        </table:table-row>
        <table:table-row table:style-name="ro1">
          <table:table-cell office:value-type="float" office:value="74.1905" calcext:value-type="float">
            <text:p>74.1905</text:p>
          </table:table-cell>
          <table:table-cell office:value-type="float" office:value="290.857" calcext:value-type="float">
            <text:p>290.857</text:p>
          </table:table-cell>
          <table:table-cell office:value-type="float" office:value="43.0437" calcext:value-type="float">
            <text:p>43.0437</text:p>
          </table:table-cell>
          <table:table-cell office:value-type="float" office:value="73.892" calcext:value-type="float">
            <text:p>73.892</text:p>
          </table:table-cell>
          <table:table-cell office:value-type="float" office:value="281.381" calcext:value-type="float">
            <text:p>281.381</text:p>
          </table:table-cell>
          <table:table-cell office:value-type="float" office:value="44.0152" calcext:value-type="float">
            <text:p>44.0152</text:p>
          </table:table-cell>
          <table:table-cell/>
          <table:table-cell table:formula="of:=([.D113]-[.A113])/0.0166667" office:value-type="float" office:value="-17.9099641800719" calcext:value-type="float">
            <text:p>-17.9099641800719</text:p>
          </table:table-cell>
          <table:table-cell table:formula="of:=ABS([.E113]-[.B113])/0.0166667" office:value-type="float" office:value="568.558862882278" calcext:value-type="float">
            <text:p>568.558862882278</text:p>
          </table:table-cell>
          <table:table-cell table:formula="of:=([.F113]-[.C113])/0.0166667" office:value-type="float" office:value="58.2898834202331" calcext:value-type="float">
            <text:p>58.2898834202331</text:p>
          </table:table-cell>
          <table:table-cell table:formula="of:=DEGREES(ATAN(ABS([.F113]-[.C113])/ABS([.E113]-[.B113])))" office:value-type="float" office:value="5.85363553058371" calcext:value-type="float">
            <text:p>5.85363553058371</text:p>
          </table:table-cell>
          <table:table-cell table:formula="of:=SQRT(POWER([.H113];2)+POWER([.I113];2)+POWER([.J113];2))" office:value-type="float" office:value="571.819602574155" calcext:value-type="float">
            <text:p>571.819602574155</text:p>
          </table:table-cell>
        </table:table-row>
        <table:table-row table:style-name="ro1">
          <table:table-cell office:value-type="float" office:value="74.4563" calcext:value-type="float">
            <text:p>74.4563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42.8209" calcext:value-type="float">
            <text:p>42.8209</text:p>
          </table:table-cell>
          <table:table-cell office:value-type="float" office:value="74.3975" calcext:value-type="float">
            <text:p>74.3975</text:p>
          </table:table-cell>
          <table:table-cell office:value-type="float" office:value="281.535" calcext:value-type="float">
            <text:p>281.535</text:p>
          </table:table-cell>
          <table:table-cell office:value-type="float" office:value="43.4841" calcext:value-type="float">
            <text:p>43.4841</text:p>
          </table:table-cell>
          <table:table-cell/>
          <table:table-cell table:formula="of:=([.D114]-[.A114])/0.0166667" office:value-type="float" office:value="-3.52799294401442" calcext:value-type="float">
            <text:p>-3.52799294401442</text:p>
          </table:table-cell>
          <table:table-cell table:formula="of:=ABS([.E114]-[.B114])/0.0166667" office:value-type="float" office:value="644.518710962576" calcext:value-type="float">
            <text:p>644.518710962576</text:p>
          </table:table-cell>
          <table:table-cell table:formula="of:=([.F114]-[.C114])/0.0166667" office:value-type="float" office:value="39.7919204161589" calcext:value-type="float">
            <text:p>39.7919204161589</text:p>
          </table:table-cell>
          <table:table-cell table:formula="of:=DEGREES(ATAN(ABS([.F114]-[.C114])/ABS([.E114]-[.B114])))" office:value-type="float" office:value="3.53289809924264" calcext:value-type="float">
            <text:p>3.53289809924264</text:p>
          </table:table-cell>
          <table:table-cell table:formula="of:=SQRT(POWER([.H114];2)+POWER([.I114];2)+POWER([.J114];2))" office:value-type="float" office:value="645.755536132273" calcext:value-type="float">
            <text:p>645.755536132273</text:p>
          </table:table-cell>
        </table:table-row>
        <table:table-row table:style-name="ro1">
          <table:table-cell office:value-type="float" office:value="74.1824" calcext:value-type="float">
            <text:p>74.1824</text:p>
          </table:table-cell>
          <table:table-cell office:value-type="float" office:value="289.584" calcext:value-type="float">
            <text:p>289.584</text:p>
          </table:table-cell>
          <table:table-cell office:value-type="float" office:value="42.7305" calcext:value-type="float">
            <text:p>42.7305</text:p>
          </table:table-cell>
          <table:table-cell office:value-type="float" office:value="74.1299" calcext:value-type="float">
            <text:p>74.1299</text:p>
          </table:table-cell>
          <table:table-cell office:value-type="float" office:value="278.942" calcext:value-type="float">
            <text:p>278.942</text:p>
          </table:table-cell>
          <table:table-cell office:value-type="float" office:value="43.3947" calcext:value-type="float">
            <text:p>43.3947</text:p>
          </table:table-cell>
          <table:table-cell/>
          <table:table-cell table:formula="of:=([.D115]-[.A115])/0.0166667" office:value-type="float" office:value="-3.14999370001229" calcext:value-type="float">
            <text:p>-3.14999370001229</text:p>
          </table:table-cell>
          <table:table-cell table:formula="of:=ABS([.E115]-[.B115])/0.0166667" office:value-type="float" office:value="638.518722962554" calcext:value-type="float">
            <text:p>638.518722962554</text:p>
          </table:table-cell>
          <table:table-cell table:formula="of:=([.F115]-[.C115])/0.0166667" office:value-type="float" office:value="39.8519202961595" calcext:value-type="float">
            <text:p>39.8519202961595</text:p>
          </table:table-cell>
          <table:table-cell table:formula="of:=DEGREES(ATAN(ABS([.F115]-[.C115])/ABS([.E115]-[.B115])))" office:value-type="float" office:value="3.5713735911805" calcext:value-type="float">
            <text:p>3.5713735911805</text:p>
          </table:table-cell>
          <table:table-cell table:formula="of:=SQRT(POWER([.H115];2)+POWER([.I115];2)+POWER([.J115];2))" office:value-type="float" office:value="639.768909517595" calcext:value-type="float">
            <text:p>639.768909517595</text:p>
          </table:table-cell>
        </table:table-row>
        <table:table-row table:style-name="ro1">
          <table:table-cell office:value-type="float" office:value="74.1682" calcext:value-type="float">
            <text:p>74.1682</text:p>
          </table:table-cell>
          <table:table-cell office:value-type="float" office:value="286.94" calcext:value-type="float">
            <text:p>286.94</text:p>
          </table:table-cell>
          <table:table-cell office:value-type="float" office:value="42.6355" calcext:value-type="float">
            <text:p>42.6355</text:p>
          </table:table-cell>
          <table:table-cell office:value-type="float" office:value="74.1144" calcext:value-type="float">
            <text:p>74.1144</text:p>
          </table:table-cell>
          <table:table-cell office:value-type="float" office:value="276.509" calcext:value-type="float">
            <text:p>276.509</text:p>
          </table:table-cell>
          <table:table-cell office:value-type="float" office:value="42.7849" calcext:value-type="float">
            <text:p>42.7849</text:p>
          </table:table-cell>
          <table:table-cell/>
          <table:table-cell table:formula="of:=([.D116]-[.A116])/0.0166667" office:value-type="float" office:value="-3.22799354401264" calcext:value-type="float">
            <text:p>-3.22799354401264</text:p>
          </table:table-cell>
          <table:table-cell table:formula="of:=ABS([.E116]-[.B116])/0.0166667" office:value-type="float" office:value="625.858748282503" calcext:value-type="float">
            <text:p>625.858748282503</text:p>
          </table:table-cell>
          <table:table-cell table:formula="of:=([.F116]-[.C116])/0.0166667" office:value-type="float" office:value="8.96398207203585" calcext:value-type="float">
            <text:p>8.96398207203585</text:p>
          </table:table-cell>
          <table:table-cell table:formula="of:=DEGREES(ATAN(ABS([.F116]-[.C116])/ABS([.E116]-[.B116])))" office:value-type="float" office:value="0.820573693856826" calcext:value-type="float">
            <text:p>0.820573693856826</text:p>
          </table:table-cell>
          <table:table-cell table:formula="of:=SQRT(POWER([.H116];2)+POWER([.I116];2)+POWER([.J116];2))" office:value-type="float" office:value="625.931262774635" calcext:value-type="float">
            <text:p>625.931262774635</text:p>
          </table:table-cell>
        </table:table-row>
        <table:table-row table:style-name="ro1">
          <table:table-cell office:value-type="float" office:value="74.1734" calcext:value-type="float">
            <text:p>74.1734</text:p>
          </table:table-cell>
          <table:table-cell office:value-type="float" office:value="288.369" calcext:value-type="float">
            <text:p>288.369</text:p>
          </table:table-cell>
          <table:table-cell office:value-type="float" office:value="42.1555" calcext:value-type="float">
            <text:p>42.1555</text:p>
          </table:table-cell>
          <table:table-cell office:value-type="float" office:value="74.1203" calcext:value-type="float">
            <text:p>74.1203</text:p>
          </table:table-cell>
          <table:table-cell office:value-type="float" office:value="277.834" calcext:value-type="float">
            <text:p>277.834</text:p>
          </table:table-cell>
          <table:table-cell office:value-type="float" office:value="42.5719" calcext:value-type="float">
            <text:p>42.5719</text:p>
          </table:table-cell>
          <table:table-cell/>
          <table:table-cell table:formula="of:=([.D117]-[.A117])/0.0166667" office:value-type="float" office:value="-3.18599362801278" calcext:value-type="float">
            <text:p>-3.18599362801278</text:p>
          </table:table-cell>
          <table:table-cell table:formula="of:=ABS([.E117]-[.B117])/0.0166667" office:value-type="float" office:value="632.09873580253" calcext:value-type="float">
            <text:p>632.09873580253</text:p>
          </table:table-cell>
          <table:table-cell table:formula="of:=([.F117]-[.C117])/0.0166667" office:value-type="float" office:value="24.9839500320997" calcext:value-type="float">
            <text:p>24.9839500320997</text:p>
          </table:table-cell>
          <table:table-cell table:formula="of:=DEGREES(ATAN(ABS([.F117]-[.C117])/ABS([.E117]-[.B117])))" office:value-type="float" office:value="2.26345990846779" calcext:value-type="float">
            <text:p>2.26345990846779</text:p>
          </table:table-cell>
          <table:table-cell table:formula="of:=SQRT(POWER([.H117];2)+POWER([.I117];2)+POWER([.J117];2))" office:value-type="float" office:value="632.600316248546" calcext:value-type="float">
            <text:p>632.600316248546</text:p>
          </table:table-cell>
        </table:table-row>
        <table:table-row table:style-name="ro1">
          <table:table-cell office:value-type="float" office:value="74.1814" calcext:value-type="float">
            <text:p>74.1814</text:p>
          </table:table-cell>
          <table:table-cell office:value-type="float" office:value="289.637" calcext:value-type="float">
            <text:p>289.637</text:p>
          </table:table-cell>
          <table:table-cell office:value-type="float" office:value="42.4666" calcext:value-type="float">
            <text:p>42.4666</text:p>
          </table:table-cell>
          <table:table-cell office:value-type="float" office:value="74.3757" calcext:value-type="float">
            <text:p>74.3757</text:p>
          </table:table-cell>
          <table:table-cell office:value-type="float" office:value="277.643" calcext:value-type="float">
            <text:p>277.643</text:p>
          </table:table-cell>
          <table:table-cell office:value-type="float" office:value="43.5984" calcext:value-type="float">
            <text:p>43.5984</text:p>
          </table:table-cell>
          <table:table-cell/>
          <table:table-cell table:formula="of:=([.D118]-[.A118])/0.0166667" office:value-type="float" office:value="11.6579766840465" calcext:value-type="float">
            <text:p>11.6579766840465</text:p>
          </table:table-cell>
          <table:table-cell table:formula="of:=ABS([.E118]-[.B118])/0.0166667" office:value-type="float" office:value="719.63856072288" calcext:value-type="float">
            <text:p>719.63856072288</text:p>
          </table:table-cell>
          <table:table-cell table:formula="of:=([.F118]-[.C118])/0.0166667" office:value-type="float" office:value="67.9078641842715" calcext:value-type="float">
            <text:p>67.9078641842715</text:p>
          </table:table-cell>
          <table:table-cell table:formula="of:=DEGREES(ATAN(ABS([.F118]-[.C118])/ABS([.E118]-[.B118])))" office:value-type="float" office:value="5.39068755694307" calcext:value-type="float">
            <text:p>5.39068755694307</text:p>
          </table:table-cell>
          <table:table-cell table:formula="of:=SQRT(POWER([.H118];2)+POWER([.I118];2)+POWER([.J118];2))" office:value-type="float" office:value="722.92948792931" calcext:value-type="float">
            <text:p>722.92948792931</text:p>
          </table:table-cell>
        </table:table-row>
        <table:table-row table:style-name="ro1">
          <table:table-cell office:value-type="float" office:value="73.9242" calcext:value-type="float">
            <text:p>73.9242</text:p>
          </table:table-cell>
          <table:table-cell office:value-type="float" office:value="289.56" calcext:value-type="float">
            <text:p>289.56</text:p>
          </table:table-cell>
          <table:table-cell office:value-type="float" office:value="42.7366" calcext:value-type="float">
            <text:p>42.7366</text:p>
          </table:table-cell>
          <table:table-cell office:value-type="float" office:value="73.8765" calcext:value-type="float">
            <text:p>73.8765</text:p>
          </table:table-cell>
          <table:table-cell office:value-type="float" office:value="278.969" calcext:value-type="float">
            <text:p>278.969</text:p>
          </table:table-cell>
          <table:table-cell office:value-type="float" office:value="43.1426" calcext:value-type="float">
            <text:p>43.1426</text:p>
          </table:table-cell>
          <table:table-cell/>
          <table:table-cell table:formula="of:=([.D119]-[.A119])/0.0166667" office:value-type="float" office:value="-2.86199427601181" calcext:value-type="float">
            <text:p>-2.86199427601181</text:p>
          </table:table-cell>
          <table:table-cell table:formula="of:=ABS([.E119]-[.B119])/0.0166667" office:value-type="float" office:value="635.458729082542" calcext:value-type="float">
            <text:p>635.458729082542</text:p>
          </table:table-cell>
          <table:table-cell table:formula="of:=([.F119]-[.C119])/0.0166667" office:value-type="float" office:value="24.3599512800974" calcext:value-type="float">
            <text:p>24.3599512800974</text:p>
          </table:table-cell>
          <table:table-cell table:formula="of:=DEGREES(ATAN(ABS([.F119]-[.C119])/ABS([.E119]-[.B119])))" office:value-type="float" office:value="2.19532638554417" calcext:value-type="float">
            <text:p>2.19532638554417</text:p>
          </table:table-cell>
          <table:table-cell table:formula="of:=SQRT(POWER([.H119];2)+POWER([.I119];2)+POWER([.J119];2))" office:value-type="float" office:value="635.931910352677" calcext:value-type="float">
            <text:p>635.931910352677</text:p>
          </table:table-cell>
        </table:table-row>
        <table:table-row table:style-name="ro1">
          <table:table-cell office:value-type="float" office:value="74.4626" calcext:value-type="float">
            <text:p>74.4626</text:p>
          </table:table-cell>
          <table:table-cell office:value-type="float" office:value="293.743" calcext:value-type="float">
            <text:p>293.743</text:p>
          </table:table-cell>
          <table:table-cell office:value-type="float" office:value="42.3357" calcext:value-type="float">
            <text:p>42.3357</text:p>
          </table:table-cell>
          <table:table-cell office:value-type="float" office:value="74.4035" calcext:value-type="float">
            <text:p>74.4035</text:p>
          </table:table-cell>
          <table:table-cell office:value-type="float" office:value="282.936" calcext:value-type="float">
            <text:p>282.936</text:p>
          </table:table-cell>
          <table:table-cell office:value-type="float" office:value="43.0114" calcext:value-type="float">
            <text:p>43.0114</text:p>
          </table:table-cell>
          <table:table-cell/>
          <table:table-cell table:formula="of:=([.D120]-[.A120])/0.0166667" office:value-type="float" office:value="-3.54599290801423" calcext:value-type="float">
            <text:p>-3.54599290801423</text:p>
          </table:table-cell>
          <table:table-cell table:formula="of:=ABS([.E120]-[.B120])/0.0166667" office:value-type="float" office:value="648.418703162595" calcext:value-type="float">
            <text:p>648.418703162595</text:p>
          </table:table-cell>
          <table:table-cell table:formula="of:=([.F120]-[.C120])/0.0166667" office:value-type="float" office:value="40.5419189161621" calcext:value-type="float">
            <text:p>40.5419189161621</text:p>
          </table:table-cell>
          <table:table-cell table:formula="of:=DEGREES(ATAN(ABS([.F120]-[.C120])/ABS([.E120]-[.B120])))" office:value-type="float" office:value="3.577720661433" calcext:value-type="float">
            <text:p>3.577720661433</text:p>
          </table:table-cell>
          <table:table-cell table:formula="of:=SQRT(POWER([.H120];2)+POWER([.I120];2)+POWER([.J120];2))" office:value-type="float" office:value="649.694571214944" calcext:value-type="float">
            <text:p>649.694571214944</text:p>
          </table:table-cell>
        </table:table-row>
        <table:table-row table:style-name="ro1">
          <table:table-cell office:value-type="float" office:value="74.194" calcext:value-type="float">
            <text:p>74.194</text:p>
          </table:table-cell>
          <table:table-cell office:value-type="float" office:value="292.434" calcext:value-type="float">
            <text:p>292.434</text:p>
          </table:table-cell>
          <table:table-cell office:value-type="float" office:value="42.0278" calcext:value-type="float">
            <text:p>42.0278</text:p>
          </table:table-cell>
          <table:table-cell office:value-type="float" office:value="74.1401" calcext:value-type="float">
            <text:p>74.1401</text:p>
          </table:table-cell>
          <table:table-cell office:value-type="float" office:value="281.728" calcext:value-type="float">
            <text:p>281.728</text:p>
          </table:table-cell>
          <table:table-cell office:value-type="float" office:value="42.4496" calcext:value-type="float">
            <text:p>42.4496</text:p>
          </table:table-cell>
          <table:table-cell/>
          <table:table-cell table:formula="of:=([.D121]-[.A121])/0.0166667" office:value-type="float" office:value="-3.23399353201286" calcext:value-type="float">
            <text:p>-3.23399353201286</text:p>
          </table:table-cell>
          <table:table-cell table:formula="of:=ABS([.E121]-[.B121])/0.0166667" office:value-type="float" office:value="642.358715282571" calcext:value-type="float">
            <text:p>642.358715282571</text:p>
          </table:table-cell>
          <table:table-cell table:formula="of:=([.F121]-[.C121])/0.0166667" office:value-type="float" office:value="25.3079493841011" calcext:value-type="float">
            <text:p>25.3079493841011</text:p>
          </table:table-cell>
          <table:table-cell table:formula="of:=DEGREES(ATAN(ABS([.F121]-[.C121])/ABS([.E121]-[.B121])))" office:value-type="float" office:value="2.25619904009184" calcext:value-type="float">
            <text:p>2.25619904009184</text:p>
          </table:table-cell>
          <table:table-cell table:formula="of:=SQRT(POWER([.H121];2)+POWER([.I121];2)+POWER([.J121];2))" office:value-type="float" office:value="642.86520369022" calcext:value-type="float">
            <text:p>642.86520369022</text:p>
          </table:table-cell>
        </table:table-row>
        <table:table-row table:style-name="ro1">
          <table:table-cell office:value-type="float" office:value="73.9282" calcext:value-type="float">
            <text:p>73.9282</text:p>
          </table:table-cell>
          <table:table-cell office:value-type="float" office:value="289.327" calcext:value-type="float">
            <text:p>289.327</text:p>
          </table:table-cell>
          <table:table-cell office:value-type="float" office:value="43.7937" calcext:value-type="float">
            <text:p>43.7937</text:p>
          </table:table-cell>
          <table:table-cell office:value-type="float" office:value="73.8773" calcext:value-type="float">
            <text:p>73.8773</text:p>
          </table:table-cell>
          <table:table-cell office:value-type="float" office:value="277.333" calcext:value-type="float">
            <text:p>277.333</text:p>
          </table:table-cell>
          <table:table-cell office:value-type="float" office:value="44.8967" calcext:value-type="float">
            <text:p>44.8967</text:p>
          </table:table-cell>
          <table:table-cell/>
          <table:table-cell table:formula="of:=([.D122]-[.A122])/0.0166667" office:value-type="float" office:value="-3.05399389201213" calcext:value-type="float">
            <text:p>-3.05399389201213</text:p>
          </table:table-cell>
          <table:table-cell table:formula="of:=ABS([.E122]-[.B122])/0.0166667" office:value-type="float" office:value="719.638560722877" calcext:value-type="float">
            <text:p>719.638560722877</text:p>
          </table:table-cell>
          <table:table-cell table:formula="of:=([.F122]-[.C122])/0.0166667" office:value-type="float" office:value="66.1798676402648" calcext:value-type="float">
            <text:p>66.1798676402648</text:p>
          </table:table-cell>
          <table:table-cell table:formula="of:=DEGREES(ATAN(ABS([.F122]-[.C122])/ABS([.E122]-[.B122])))" office:value-type="float" office:value="5.25429278360623" calcext:value-type="float">
            <text:p>5.25429278360623</text:p>
          </table:table-cell>
          <table:table-cell table:formula="of:=SQRT(POWER([.H122];2)+POWER([.I122];2)+POWER([.J122];2))" office:value-type="float" office:value="722.681644874746" calcext:value-type="float">
            <text:p>722.681644874746</text:p>
          </table:table-cell>
        </table:table-row>
        <table:table-row table:style-name="ro1">
          <table:table-cell office:value-type="float" office:value="74.1851" calcext:value-type="float">
            <text:p>74.1851</text:p>
          </table:table-cell>
          <table:table-cell office:value-type="float" office:value="289.409" calcext:value-type="float">
            <text:p>289.409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74.1327" calcext:value-type="float">
            <text:p>74.1327</text:p>
          </table:table-cell>
          <table:table-cell office:value-type="float" office:value="278.782" calcext:value-type="float">
            <text:p>278.782</text:p>
          </table:table-cell>
          <table:table-cell office:value-type="float" office:value="44.1695" calcext:value-type="float">
            <text:p>44.1695</text:p>
          </table:table-cell>
          <table:table-cell/>
          <table:table-cell table:formula="of:=([.D123]-[.A123])/0.0166667" office:value-type="float" office:value="-3.14399371201292" calcext:value-type="float">
            <text:p>-3.14399371201292</text:p>
          </table:table-cell>
          <table:table-cell table:formula="of:=ABS([.E123]-[.B123])/0.0166667" office:value-type="float" office:value="637.618724762551" calcext:value-type="float">
            <text:p>637.618724762551</text:p>
          </table:table-cell>
          <table:table-cell table:formula="of:=([.F123]-[.C123])/0.0166667" office:value-type="float" office:value="38.7479225041551" calcext:value-type="float">
            <text:p>38.7479225041551</text:p>
          </table:table-cell>
          <table:table-cell table:formula="of:=DEGREES(ATAN(ABS([.F123]-[.C123])/ABS([.E123]-[.B123])))" office:value-type="float" office:value="3.47757283929555" calcext:value-type="float">
            <text:p>3.47757283929555</text:p>
          </table:table-cell>
          <table:table-cell table:formula="of:=SQRT(POWER([.H123];2)+POWER([.I123];2)+POWER([.J123];2))" office:value-type="float" office:value="638.80272726615" calcext:value-type="float">
            <text:p>638.80272726615</text:p>
          </table:table-cell>
        </table:table-row>
        <table:table-row table:style-name="ro1">
          <table:table-cell office:value-type="float" office:value="74.1719" calcext:value-type="float">
            <text:p>74.1719</text:p>
          </table:table-cell>
          <table:table-cell office:value-type="float" office:value="286.722" calcext:value-type="float">
            <text:p>286.722</text:p>
          </table:table-cell>
          <table:table-cell office:value-type="float" office:value="43.6855" calcext:value-type="float">
            <text:p>43.6855</text:p>
          </table:table-cell>
          <table:table-cell office:value-type="float" office:value="74.3633" calcext:value-type="float">
            <text:p>74.3633</text:p>
          </table:table-cell>
          <table:table-cell office:value-type="float" office:value="274.974" calcext:value-type="float">
            <text:p>274.974</text:p>
          </table:table-cell>
          <table:table-cell office:value-type="float" office:value="44.2692" calcext:value-type="float">
            <text:p>44.2692</text:p>
          </table:table-cell>
          <table:table-cell/>
          <table:table-cell table:formula="of:=([.D124]-[.A124])/0.0166667" office:value-type="float" office:value="11.483977032046" calcext:value-type="float">
            <text:p>11.483977032046</text:p>
          </table:table-cell>
          <table:table-cell table:formula="of:=ABS([.E124]-[.B124])/0.0166667" office:value-type="float" office:value="704.878590242819" calcext:value-type="float">
            <text:p>704.878590242819</text:p>
          </table:table-cell>
          <table:table-cell table:formula="of:=([.F124]-[.C124])/0.0166667" office:value-type="float" office:value="35.0219299561401" calcext:value-type="float">
            <text:p>35.0219299561401</text:p>
          </table:table-cell>
          <table:table-cell table:formula="of:=DEGREES(ATAN(ABS([.F124]-[.C124])/ABS([.E124]-[.B124])))" office:value-type="float" office:value="2.84440479755232" calcext:value-type="float">
            <text:p>2.84440479755232</text:p>
          </table:table-cell>
          <table:table-cell table:formula="of:=SQRT(POWER([.H124];2)+POWER([.I124];2)+POWER([.J124];2))" office:value-type="float" office:value="705.841514994003" calcext:value-type="float">
            <text:p>705.841514994003</text:p>
          </table:table-cell>
        </table:table-row>
        <table:table-row table:style-name="ro1">
          <table:table-cell office:value-type="float" office:value="74.9211" calcext:value-type="float">
            <text:p>74.9211</text:p>
          </table:table-cell>
          <table:table-cell office:value-type="float" office:value="284.332" calcext:value-type="float">
            <text:p>284.332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74.861" calcext:value-type="float">
            <text:p>74.861</text:p>
          </table:table-cell>
          <table:table-cell office:value-type="float" office:value="275.227" calcext:value-type="float">
            <text:p>275.227</text:p>
          </table:table-cell>
          <table:table-cell office:value-type="float" office:value="43.2323" calcext:value-type="float">
            <text:p>43.2323</text:p>
          </table:table-cell>
          <table:table-cell/>
          <table:table-cell table:formula="of:=([.D125]-[.A125])/0.0166667" office:value-type="float" office:value="-3.60599278801391" calcext:value-type="float">
            <text:p>-3.60599278801391</text:p>
          </table:table-cell>
          <table:table-cell table:formula="of:=ABS([.E125]-[.B125])/0.0166667" office:value-type="float" office:value="546.298907402186" calcext:value-type="float">
            <text:p>546.298907402186</text:p>
          </table:table-cell>
          <table:table-cell table:formula="of:=([.F125]-[.C125])/0.0166667" office:value-type="float" office:value="26.7719464561074" calcext:value-type="float">
            <text:p>26.7719464561074</text:p>
          </table:table-cell>
          <table:table-cell table:formula="of:=DEGREES(ATAN(ABS([.F125]-[.C125])/ABS([.E125]-[.B125])))" office:value-type="float" office:value="2.80559477104157" calcext:value-type="float">
            <text:p>2.80559477104157</text:p>
          </table:table-cell>
          <table:table-cell table:formula="of:=SQRT(POWER([.H125];2)+POWER([.I125];2)+POWER([.J125];2))" office:value-type="float" office:value="546.966394333197" calcext:value-type="float">
            <text:p>546.966394333197</text:p>
          </table:table-cell>
        </table:table-row>
        <table:table-row table:style-name="ro1">
          <table:table-cell office:value-type="float" office:value="74.4043" calcext:value-type="float">
            <text:p>74.4043</text:p>
          </table:table-cell>
          <table:table-cell office:value-type="float" office:value="282.88" calcext:value-type="float">
            <text:p>282.88</text:p>
          </table:table-cell>
          <table:table-cell office:value-type="float" office:value="43.2722" calcext:value-type="float">
            <text:p>43.2722</text:p>
          </table:table-cell>
          <table:table-cell office:value-type="float" office:value="74.3468" calcext:value-type="float">
            <text:p>74.3468</text:p>
          </table:table-cell>
          <table:table-cell office:value-type="float" office:value="272.574" calcext:value-type="float">
            <text:p>272.574</text:p>
          </table:table-cell>
          <table:table-cell office:value-type="float" office:value="43.662" calcext:value-type="float">
            <text:p>43.662</text:p>
          </table:table-cell>
          <table:table-cell/>
          <table:table-cell table:formula="of:=([.D126]-[.A126])/0.0166667" office:value-type="float" office:value="-3.44999310001407" calcext:value-type="float">
            <text:p>-3.44999310001407</text:p>
          </table:table-cell>
          <table:table-cell table:formula="of:=ABS([.E126]-[.B126])/0.0166667" office:value-type="float" office:value="618.358763282472" calcext:value-type="float">
            <text:p>618.358763282472</text:p>
          </table:table-cell>
          <table:table-cell table:formula="of:=([.F126]-[.C126])/0.0166667" office:value-type="float" office:value="23.3879532240936" calcext:value-type="float">
            <text:p>23.3879532240936</text:p>
          </table:table-cell>
          <table:table-cell table:formula="of:=DEGREES(ATAN(ABS([.F126]-[.C126])/ABS([.E126]-[.B126])))" office:value-type="float" office:value="2.16604444591929" calcext:value-type="float">
            <text:p>2.16604444591929</text:p>
          </table:table-cell>
          <table:table-cell table:formula="of:=SQRT(POWER([.H126];2)+POWER([.I126];2)+POWER([.J126];2))" office:value-type="float" office:value="618.810519413359" calcext:value-type="float">
            <text:p>618.810519413359</text:p>
          </table:table-cell>
        </table:table-row>
        <table:table-row table:style-name="ro1">
          <table:table-cell office:value-type="float" office:value="74.4214" calcext:value-type="float">
            <text:p>74.4214</text:p>
          </table:table-cell>
          <table:table-cell office:value-type="float" office:value="285.369" calcext:value-type="float">
            <text:p>285.369</text:p>
          </table:table-cell>
          <table:table-cell office:value-type="float" office:value="43.8932" calcext:value-type="float">
            <text:p>43.8932</text:p>
          </table:table-cell>
          <table:table-cell office:value-type="float" office:value="74.365" calcext:value-type="float">
            <text:p>74.365</text:p>
          </table:table-cell>
          <table:table-cell office:value-type="float" office:value="274.866" calcext:value-type="float">
            <text:p>274.866</text:p>
          </table:table-cell>
          <table:table-cell office:value-type="float" office:value="44.7815" calcext:value-type="float">
            <text:p>44.7815</text:p>
          </table:table-cell>
          <table:table-cell/>
          <table:table-cell table:formula="of:=([.D127]-[.A127])/0.0166667" office:value-type="float" office:value="-3.38399323201418" calcext:value-type="float">
            <text:p>-3.38399323201418</text:p>
          </table:table-cell>
          <table:table-cell table:formula="of:=ABS([.E127]-[.B127])/0.0166667" office:value-type="float" office:value="630.178739642523" calcext:value-type="float">
            <text:p>630.178739642523</text:p>
          </table:table-cell>
          <table:table-cell table:formula="of:=([.F127]-[.C127])/0.0166667" office:value-type="float" office:value="53.2978934042133" calcext:value-type="float">
            <text:p>53.2978934042133</text:p>
          </table:table-cell>
          <table:table-cell table:formula="of:=DEGREES(ATAN(ABS([.F127]-[.C127])/ABS([.E127]-[.B127])))" office:value-type="float" office:value="4.83433354814719" calcext:value-type="float">
            <text:p>4.83433354814719</text:p>
          </table:table-cell>
          <table:table-cell table:formula="of:=SQRT(POWER([.H127];2)+POWER([.I127];2)+POWER([.J127];2))" office:value-type="float" office:value="632.43763388097" calcext:value-type="float">
            <text:p>632.43763388097</text:p>
          </table:table-cell>
        </table:table-row>
        <table:table-row table:style-name="ro1">
          <table:table-cell office:value-type="float" office:value="73.9372" calcext:value-type="float">
            <text:p>73.9372</text:p>
          </table:table-cell>
          <table:table-cell office:value-type="float" office:value="292.232" calcext:value-type="float">
            <text:p>292.232</text:p>
          </table:table-cell>
          <table:table-cell office:value-type="float" office:value="42.8327" calcext:value-type="float">
            <text:p>42.8327</text:p>
          </table:table-cell>
          <table:table-cell office:value-type="float" office:value="73.8953" calcext:value-type="float">
            <text:p>73.8953</text:p>
          </table:table-cell>
          <table:table-cell office:value-type="float" office:value="282.831" calcext:value-type="float">
            <text:p>282.831</text:p>
          </table:table-cell>
          <table:table-cell office:value-type="float" office:value="43.2847" calcext:value-type="float">
            <text:p>43.2847</text:p>
          </table:table-cell>
          <table:table-cell/>
          <table:table-cell table:formula="of:=([.D128]-[.A128])/0.0166667" office:value-type="float" office:value="-2.51399497200995" calcext:value-type="float">
            <text:p>-2.51399497200995</text:p>
          </table:table-cell>
          <table:table-cell table:formula="of:=ABS([.E128]-[.B128])/0.0166667" office:value-type="float" office:value="564.058871882257" calcext:value-type="float">
            <text:p>564.058871882257</text:p>
          </table:table-cell>
          <table:table-cell table:formula="of:=([.F128]-[.C128])/0.0166667" office:value-type="float" office:value="27.1199457601084" calcext:value-type="float">
            <text:p>27.1199457601084</text:p>
          </table:table-cell>
          <table:table-cell table:formula="of:=DEGREES(ATAN(ABS([.F128]-[.C128])/ABS([.E128]-[.B128])))" office:value-type="float" office:value="2.7526608019554" calcext:value-type="float">
            <text:p>2.7526608019554</text:p>
          </table:table-cell>
          <table:table-cell table:formula="of:=SQRT(POWER([.H128];2)+POWER([.I128];2)+POWER([.J128];2))" office:value-type="float" office:value="564.71605482564" calcext:value-type="float">
            <text:p>564.71605482564</text:p>
          </table:table-cell>
        </table:table-row>
        <table:table-row table:style-name="ro1">
          <table:table-cell office:value-type="float" office:value="73.6489" calcext:value-type="float">
            <text:p>73.6489</text:p>
          </table:table-cell>
          <table:table-cell office:value-type="float" office:value="285.572" calcext:value-type="float">
            <text:p>285.572</text:p>
          </table:table-cell>
          <table:table-cell office:value-type="float" office:value="42.602" calcext:value-type="float">
            <text:p>42.602</text:p>
          </table:table-cell>
          <table:table-cell office:value-type="float" office:value="73.6086" calcext:value-type="float">
            <text:p>73.6086</text:p>
          </table:table-cell>
          <table:table-cell office:value-type="float" office:value="275.096" calcext:value-type="float">
            <text:p>275.096</text:p>
          </table:table-cell>
          <table:table-cell office:value-type="float" office:value="43.2649" calcext:value-type="float">
            <text:p>43.2649</text:p>
          </table:table-cell>
          <table:table-cell/>
          <table:table-cell table:formula="of:=([.D129]-[.A129])/0.0166667" office:value-type="float" office:value="-2.41799516400979" calcext:value-type="float">
            <text:p>-2.41799516400979</text:p>
          </table:table-cell>
          <table:table-cell table:formula="of:=ABS([.E129]-[.B129])/0.0166667" office:value-type="float" office:value="628.558742882514" calcext:value-type="float">
            <text:p>628.558742882514</text:p>
          </table:table-cell>
          <table:table-cell table:formula="of:=([.F129]-[.C129])/0.0166667" office:value-type="float" office:value="39.7739204521591" calcext:value-type="float">
            <text:p>39.7739204521591</text:p>
          </table:table-cell>
          <table:table-cell table:formula="of:=DEGREES(ATAN(ABS([.F129]-[.C129])/ABS([.E129]-[.B129])))" office:value-type="float" office:value="3.62073309731516" calcext:value-type="float">
            <text:p>3.62073309731516</text:p>
          </table:table-cell>
          <table:table-cell table:formula="of:=SQRT(POWER([.H129];2)+POWER([.I129];2)+POWER([.J129];2))" office:value-type="float" office:value="629.820533725914" calcext:value-type="float">
            <text:p>629.820533725914</text:p>
          </table:table-cell>
        </table:table-row>
        <table:table-row table:style-name="ro1">
          <table:table-cell office:value-type="float" office:value="74.1887" calcext:value-type="float">
            <text:p>74.1887</text:p>
          </table:table-cell>
          <table:table-cell office:value-type="float" office:value="290.981" calcext:value-type="float">
            <text:p>290.981</text:p>
          </table:table-cell>
          <table:table-cell office:value-type="float" office:value="42.5122" calcext:value-type="float">
            <text:p>42.5122</text:p>
          </table:table-cell>
          <table:table-cell office:value-type="float" office:value="74.141" calcext:value-type="float">
            <text:p>74.141</text:p>
          </table:table-cell>
          <table:table-cell office:value-type="float" office:value="281.674" calcext:value-type="float">
            <text:p>281.674</text:p>
          </table:table-cell>
          <table:table-cell office:value-type="float" office:value="42.71" calcext:value-type="float">
            <text:p>42.71</text:p>
          </table:table-cell>
          <table:table-cell/>
          <table:table-cell table:formula="of:=([.D130]-[.A130])/0.0166667" office:value-type="float" office:value="-2.86199427601096" calcext:value-type="float">
            <text:p>-2.86199427601096</text:p>
          </table:table-cell>
          <table:table-cell table:formula="of:=ABS([.E130]-[.B130])/0.0166667" office:value-type="float" office:value="558.418883162235" calcext:value-type="float">
            <text:p>558.418883162235</text:p>
          </table:table-cell>
          <table:table-cell table:formula="of:=([.F130]-[.C130])/0.0166667" office:value-type="float" office:value="11.8679762640475" calcext:value-type="float">
            <text:p>11.8679762640475</text:p>
          </table:table-cell>
          <table:table-cell table:formula="of:=DEGREES(ATAN(ABS([.F130]-[.C130])/ABS([.E130]-[.B130])))" office:value-type="float" office:value="1.21751362723429" calcext:value-type="float">
            <text:p>1.21751362723429</text:p>
          </table:table-cell>
          <table:table-cell table:formula="of:=SQRT(POWER([.H130];2)+POWER([.I130];2)+POWER([.J130];2))" office:value-type="float" office:value="558.552315315224" calcext:value-type="float">
            <text:p>558.552315315224</text:p>
          </table:table-cell>
        </table:table-row>
        <table:table-row table:style-name="ro1">
          <table:table-cell office:value-type="float" office:value="73.6476" calcext:value-type="float">
            <text:p>73.6476</text:p>
          </table:table-cell>
          <table:table-cell office:value-type="float" office:value="284.043" calcext:value-type="float">
            <text:p>284.043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73.358" calcext:value-type="float">
            <text:p>73.358</text:p>
          </table:table-cell>
          <table:table-cell office:value-type="float" office:value="273.605" calcext:value-type="float">
            <text:p>273.605</text:p>
          </table:table-cell>
          <table:table-cell office:value-type="float" office:value="44.2478" calcext:value-type="float">
            <text:p>44.2478</text:p>
          </table:table-cell>
          <table:table-cell/>
          <table:table-cell table:formula="of:=([.D131]-[.A131])/0.0166667" office:value-type="float" office:value="-17.3759652480691" calcext:value-type="float">
            <text:p>-17.3759652480691</text:p>
          </table:table-cell>
          <table:table-cell table:formula="of:=ABS([.E131]-[.B131])/0.0166667" office:value-type="float" office:value="626.278747442504" calcext:value-type="float">
            <text:p>626.278747442504</text:p>
          </table:table-cell>
          <table:table-cell table:formula="of:=([.F131]-[.C131])/0.0166667" office:value-type="float" office:value="38.7779224441549" calcext:value-type="float">
            <text:p>38.7779224441549</text:p>
          </table:table-cell>
          <table:table-cell table:formula="of:=DEGREES(ATAN(ABS([.F131]-[.C131])/ABS([.E131]-[.B131])))" office:value-type="float" office:value="3.54311632365781" calcext:value-type="float">
            <text:p>3.54311632365781</text:p>
          </table:table-cell>
          <table:table-cell table:formula="of:=SQRT(POWER([.H131];2)+POWER([.I131];2)+POWER([.J131];2))" office:value-type="float" office:value="627.718663841963" calcext:value-type="float">
            <text:p>627.718663841963</text:p>
          </table:table-cell>
        </table:table-row>
        <table:table-row table:style-name="ro1">
          <table:table-cell office:value-type="float" office:value="73.8953" calcext:value-type="float">
            <text:p>73.8953</text:p>
          </table:table-cell>
          <table:table-cell office:value-type="float" office:value="282.831" calcext:value-type="float">
            <text:p>282.831</text:p>
          </table:table-cell>
          <table:table-cell office:value-type="float" office:value="43.2847" calcext:value-type="float">
            <text:p>43.2847</text:p>
          </table:table-cell>
          <table:table-cell office:value-type="float" office:value="73.8427" calcext:value-type="float">
            <text:p>73.8427</text:p>
          </table:table-cell>
          <table:table-cell office:value-type="float" office:value="271.269" calcext:value-type="float">
            <text:p>271.269</text:p>
          </table:table-cell>
          <table:table-cell office:value-type="float" office:value="43.6295" calcext:value-type="float">
            <text:p>43.6295</text:p>
          </table:table-cell>
          <table:table-cell/>
          <table:table-cell table:formula="of:=([.D132]-[.A132])/0.0166667" office:value-type="float" office:value="-3.15599368801337" calcext:value-type="float">
            <text:p>-3.15599368801337</text:p>
          </table:table-cell>
          <table:table-cell table:formula="of:=ABS([.E132]-[.B132])/0.0166667" office:value-type="float" office:value="693.718612562776" calcext:value-type="float">
            <text:p>693.718612562776</text:p>
          </table:table-cell>
          <table:table-cell table:formula="of:=([.F132]-[.C132])/0.0166667" office:value-type="float" office:value="20.6879586240827" calcext:value-type="float">
            <text:p>20.6879586240827</text:p>
          </table:table-cell>
          <table:table-cell table:formula="of:=DEGREES(ATAN(ABS([.F132]-[.C132])/ABS([.E132]-[.B132])))" office:value-type="float" office:value="1.70815874517377" calcext:value-type="float">
            <text:p>1.70815874517377</text:p>
          </table:table-cell>
          <table:table-cell table:formula="of:=SQRT(POWER([.H132];2)+POWER([.I132];2)+POWER([.J132];2))" office:value-type="float" office:value="694.034196091383" calcext:value-type="float">
            <text:p>694.034196091383</text:p>
          </table:table-cell>
        </table:table-row>
        <table:table-row table:style-name="ro1">
          <table:table-cell office:value-type="float" office:value="74.1896" calcext:value-type="float">
            <text:p>74.1896</text:p>
          </table:table-cell>
          <table:table-cell office:value-type="float" office:value="290.922" calcext:value-type="float">
            <text:p>290.922</text:p>
          </table:table-cell>
          <table:table-cell office:value-type="float" office:value="42.7776" calcext:value-type="float">
            <text:p>42.7776</text:p>
          </table:table-cell>
          <table:table-cell office:value-type="float" office:value="74.1359" calcext:value-type="float">
            <text:p>74.1359</text:p>
          </table:table-cell>
          <table:table-cell office:value-type="float" office:value="280.274" calcext:value-type="float">
            <text:p>280.274</text:p>
          </table:table-cell>
          <table:table-cell office:value-type="float" office:value="43.1835" calcext:value-type="float">
            <text:p>43.1835</text:p>
          </table:table-cell>
          <table:table-cell/>
          <table:table-cell table:formula="of:=([.D133]-[.A133])/0.0166667" office:value-type="float" office:value="-3.22199355601241" calcext:value-type="float">
            <text:p>-3.22199355601241</text:p>
          </table:table-cell>
          <table:table-cell table:formula="of:=ABS([.E133]-[.B133])/0.0166667" office:value-type="float" office:value="638.878722242557" calcext:value-type="float">
            <text:p>638.878722242557</text:p>
          </table:table-cell>
          <table:table-cell table:formula="of:=([.F133]-[.C133])/0.0166667" office:value-type="float" office:value="24.3539512920976" calcext:value-type="float">
            <text:p>24.3539512920976</text:p>
          </table:table-cell>
          <table:table-cell table:formula="of:=DEGREES(ATAN(ABS([.F133]-[.C133])/ABS([.E133]-[.B133])))" office:value-type="float" office:value="2.18304864224021" calcext:value-type="float">
            <text:p>2.18304864224021</text:p>
          </table:table-cell>
          <table:table-cell table:formula="of:=SQRT(POWER([.H133];2)+POWER([.I133];2)+POWER([.J133];2))" office:value-type="float" office:value="639.350856666584" calcext:value-type="float">
            <text:p>639.350856666584</text:p>
          </table:table-cell>
        </table:table-row>
        <table:table-row table:style-name="ro1">
          <table:table-cell office:value-type="float" office:value="74.178" calcext:value-type="float">
            <text:p>74.178</text:p>
          </table:table-cell>
          <table:table-cell office:value-type="float" office:value="288.085" calcext:value-type="float">
            <text:p>288.085</text:p>
          </table:table-cell>
          <table:table-cell office:value-type="float" office:value="43.4739" calcext:value-type="float">
            <text:p>43.4739</text:p>
          </table:table-cell>
          <table:table-cell office:value-type="float" office:value="74.1327" calcext:value-type="float">
            <text:p>74.1327</text:p>
          </table:table-cell>
          <table:table-cell office:value-type="float" office:value="278.782" calcext:value-type="float">
            <text:p>278.782</text:p>
          </table:table-cell>
          <table:table-cell office:value-type="float" office:value="44.1695" calcext:value-type="float">
            <text:p>44.1695</text:p>
          </table:table-cell>
          <table:table-cell/>
          <table:table-cell table:formula="of:=([.D134]-[.A134])/0.0166667" office:value-type="float" office:value="-2.71799456401072" calcext:value-type="float">
            <text:p>-2.71799456401072</text:p>
          </table:table-cell>
          <table:table-cell table:formula="of:=ABS([.E134]-[.B134])/0.0166667" office:value-type="float" office:value="558.178883642233" calcext:value-type="float">
            <text:p>558.178883642233</text:p>
          </table:table-cell>
          <table:table-cell table:formula="of:=([.F134]-[.C134])/0.0166667" office:value-type="float" office:value="41.7359165281669" calcext:value-type="float">
            <text:p>41.7359165281669</text:p>
          </table:table-cell>
          <table:table-cell table:formula="of:=DEGREES(ATAN(ABS([.F134]-[.C134])/ABS([.E134]-[.B134])))" office:value-type="float" office:value="4.27613875726432" calcext:value-type="float">
            <text:p>4.27613875726432</text:p>
          </table:table-cell>
          <table:table-cell table:formula="of:=SQRT(POWER([.H134];2)+POWER([.I134];2)+POWER([.J134];2))" office:value-type="float" office:value="559.743638076383" calcext:value-type="float">
            <text:p>559.743638076383</text:p>
          </table:table-cell>
        </table:table-row>
        <table:table-row table:style-name="ro1">
          <table:table-cell office:value-type="float" office:value="74.7151" calcext:value-type="float">
            <text:p>74.7151</text:p>
          </table:table-cell>
          <table:table-cell office:value-type="float" office:value="292.354" calcext:value-type="float">
            <text:p>292.354</text:p>
          </table:table-cell>
          <table:table-cell office:value-type="float" office:value="42.5497" calcext:value-type="float">
            <text:p>42.5497</text:p>
          </table:table-cell>
          <table:table-cell office:value-type="float" office:value="74.9052" calcext:value-type="float">
            <text:p>74.9052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3.4717" calcext:value-type="float">
            <text:p>43.4717</text:p>
          </table:table-cell>
          <table:table-cell/>
          <table:table-cell table:formula="of:=([.D135]-[.A135])/0.0166667" office:value-type="float" office:value="11.4059771880448" calcext:value-type="float">
            <text:p>11.4059771880448</text:p>
          </table:table-cell>
          <table:table-cell table:formula="of:=ABS([.E135]-[.B135])/0.0166667" office:value-type="float" office:value="646.258707482583" calcext:value-type="float">
            <text:p>646.258707482583</text:p>
          </table:table-cell>
          <table:table-cell table:formula="of:=([.F135]-[.C135])/0.0166667" office:value-type="float" office:value="55.3198893602211" calcext:value-type="float">
            <text:p>55.3198893602211</text:p>
          </table:table-cell>
          <table:table-cell table:formula="of:=DEGREES(ATAN(ABS([.F135]-[.C135])/ABS([.E135]-[.B135])))" office:value-type="float" office:value="4.89260473286397" calcext:value-type="float">
            <text:p>4.89260473286397</text:p>
          </table:table-cell>
          <table:table-cell table:formula="of:=SQRT(POWER([.H135];2)+POWER([.I135];2)+POWER([.J135];2))" office:value-type="float" office:value="648.722362395115" calcext:value-type="float">
            <text:p>648.722362395115</text:p>
          </table:table-cell>
        </table:table-row>
        <table:table-row table:style-name="ro1">
          <table:table-cell office:value-type="float" office:value="73.4194" calcext:value-type="float">
            <text:p>73.4194</text:p>
          </table:table-cell>
          <table:table-cell office:value-type="float" office:value="292.125" calcext:value-type="float">
            <text:p>292.125</text:p>
          </table:table-cell>
          <table:table-cell office:value-type="float" office:value="43.1108" calcext:value-type="float">
            <text:p>43.1108</text:p>
          </table:table-cell>
          <table:table-cell office:value-type="float" office:value="73.3811" calcext:value-type="float">
            <text:p>73.3811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44.2387" calcext:value-type="float">
            <text:p>44.2387</text:p>
          </table:table-cell>
          <table:table-cell/>
          <table:table-cell table:formula="of:=([.D136]-[.A136])/0.0166667" office:value-type="float" office:value="-2.29799540400874" calcext:value-type="float">
            <text:p>-2.29799540400874</text:p>
          </table:table-cell>
          <table:table-cell table:formula="of:=ABS([.E136]-[.B136])/0.0166667" office:value-type="float" office:value="728.638542722915" calcext:value-type="float">
            <text:p>728.638542722915</text:p>
          </table:table-cell>
          <table:table-cell table:formula="of:=([.F136]-[.C136])/0.0166667" office:value-type="float" office:value="67.6738646522709" calcext:value-type="float">
            <text:p>67.6738646522709</text:p>
          </table:table-cell>
          <table:table-cell table:formula="of:=DEGREES(ATAN(ABS([.F136]-[.C136])/ABS([.E136]-[.B136])))" office:value-type="float" office:value="5.30624561665812" calcext:value-type="float">
            <text:p>5.30624561665812</text:p>
          </table:table-cell>
          <table:table-cell table:formula="of:=SQRT(POWER([.H136];2)+POWER([.I136];2)+POWER([.J136];2))" office:value-type="float" office:value="731.778080213683" calcext:value-type="float">
            <text:p>731.778080213683</text:p>
          </table:table-cell>
        </table:table-row>
        <table:table-row table:style-name="ro1">
          <table:table-cell office:value-type="float" office:value="73.6579" calcext:value-type="float">
            <text:p>73.6579</text:p>
          </table:table-cell>
          <table:table-cell office:value-type="float" office:value="286.72" calcext:value-type="float">
            <text:p>286.72</text:p>
          </table:table-cell>
          <table:table-cell office:value-type="float" office:value="43.4369" calcext:value-type="float">
            <text:p>43.4369</text:p>
          </table:table-cell>
          <table:table-cell office:value-type="float" office:value="73.6217" calcext:value-type="float">
            <text:p>73.6217</text:p>
          </table:table-cell>
          <table:table-cell office:value-type="float" office:value="277.517" calcext:value-type="float">
            <text:p>277.517</text:p>
          </table:table-cell>
          <table:table-cell office:value-type="float" office:value="43.8745" calcext:value-type="float">
            <text:p>43.8745</text:p>
          </table:table-cell>
          <table:table-cell/>
          <table:table-cell table:formula="of:=([.D137]-[.A137])/0.0166667" office:value-type="float" office:value="-2.17199565600832" calcext:value-type="float">
            <text:p>-2.17199565600832</text:p>
          </table:table-cell>
          <table:table-cell table:formula="of:=ABS([.E137]-[.B137])/0.0166667" office:value-type="float" office:value="552.178895642211" calcext:value-type="float">
            <text:p>552.178895642211</text:p>
          </table:table-cell>
          <table:table-cell table:formula="of:=([.F137]-[.C137])/0.0166667" office:value-type="float" office:value="26.2559474881048" calcext:value-type="float">
            <text:p>26.2559474881048</text:p>
          </table:table-cell>
          <table:table-cell table:formula="of:=DEGREES(ATAN(ABS([.F137]-[.C137])/ABS([.E137]-[.B137])))" office:value-type="float" office:value="2.72234733326579" calcext:value-type="float">
            <text:p>2.72234733326579</text:p>
          </table:table-cell>
          <table:table-cell table:formula="of:=SQRT(POWER([.H137];2)+POWER([.I137];2)+POWER([.J137];2))" office:value-type="float" office:value="552.807041503886" calcext:value-type="float">
            <text:p>552.807041503886</text:p>
          </table:table-cell>
        </table:table-row>
        <table:table-row table:style-name="ro1">
          <table:table-cell office:value-type="float" office:value="74.1638" calcext:value-type="float">
            <text:p>74.1638</text:p>
          </table:table-cell>
          <table:table-cell office:value-type="float" office:value="285.458" calcext:value-type="float">
            <text:p>285.458</text:p>
          </table:table-cell>
          <table:table-cell office:value-type="float" office:value="43.3755" calcext:value-type="float">
            <text:p>43.3755</text:p>
          </table:table-cell>
          <table:table-cell office:value-type="float" office:value="73.8723" calcext:value-type="float">
            <text:p>73.8723</text:p>
          </table:table-cell>
          <table:table-cell office:value-type="float" office:value="277.591" calcext:value-type="float">
            <text:p>277.591</text:p>
          </table:table-cell>
          <table:table-cell office:value-type="float" office:value="43.6112" calcext:value-type="float">
            <text:p>43.6112</text:p>
          </table:table-cell>
          <table:table-cell/>
          <table:table-cell table:formula="of:=([.D138]-[.A138])/0.0166667" office:value-type="float" office:value="-17.4899650200699" calcext:value-type="float">
            <text:p>-17.4899650200699</text:p>
          </table:table-cell>
          <table:table-cell table:formula="of:=ABS([.E138]-[.B138])/0.0166667" office:value-type="float" office:value="472.019055961889" calcext:value-type="float">
            <text:p>472.019055961889</text:p>
          </table:table-cell>
          <table:table-cell table:formula="of:=([.F138]-[.C138])/0.0166667" office:value-type="float" office:value="14.1419717160562" calcext:value-type="float">
            <text:p>14.1419717160562</text:p>
          </table:table-cell>
          <table:table-cell table:formula="of:=DEGREES(ATAN(ABS([.F138]-[.C138])/ABS([.E138]-[.B138])))" office:value-type="float" office:value="1.71610228264553" calcext:value-type="float">
            <text:p>1.71610228264553</text:p>
          </table:table-cell>
          <table:table-cell table:formula="of:=SQRT(POWER([.H138];2)+POWER([.I138];2)+POWER([.J138];2))" office:value-type="float" office:value="472.554635393172" calcext:value-type="float">
            <text:p>472.554635393172</text:p>
          </table:table-cell>
        </table:table-row>
        <table:table-row table:style-name="ro1">
          <table:table-cell office:value-type="float" office:value="74.2021" calcext:value-type="float">
            <text:p>74.2021</text:p>
          </table:table-cell>
          <table:table-cell office:value-type="float" office:value="293.715" calcext:value-type="float">
            <text:p>293.715</text:p>
          </table:table-cell>
          <table:table-cell office:value-type="float" office:value="42.3424" calcext:value-type="float">
            <text:p>42.3424</text:p>
          </table:table-cell>
          <table:table-cell office:value-type="float" office:value="74.1489" calcext:value-type="float">
            <text:p>74.1489</text:p>
          </table:table-cell>
          <table:table-cell office:value-type="float" office:value="282.906" calcext:value-type="float">
            <text:p>282.906</text:p>
          </table:table-cell>
          <table:table-cell office:value-type="float" office:value="43.0185" calcext:value-type="float">
            <text:p>43.0185</text:p>
          </table:table-cell>
          <table:table-cell/>
          <table:table-cell table:formula="of:=([.D139]-[.A139])/0.0166667" office:value-type="float" office:value="-3.191993616013" calcext:value-type="float">
            <text:p>-3.191993616013</text:p>
          </table:table-cell>
          <table:table-cell table:formula="of:=ABS([.E139]-[.B139])/0.0166667" office:value-type="float" office:value="648.538702922592" calcext:value-type="float">
            <text:p>648.538702922592</text:p>
          </table:table-cell>
          <table:table-cell table:formula="of:=([.F139]-[.C139])/0.0166667" office:value-type="float" office:value="40.5659188681626" calcext:value-type="float">
            <text:p>40.5659188681626</text:p>
          </table:table-cell>
          <table:table-cell table:formula="of:=DEGREES(ATAN(ABS([.F139]-[.C139])/ABS([.E139]-[.B139])))" office:value-type="float" office:value="3.5791724317858" calcext:value-type="float">
            <text:p>3.5791724317858</text:p>
          </table:table-cell>
          <table:table-cell table:formula="of:=SQRT(POWER([.H139];2)+POWER([.I139];2)+POWER([.J139];2))" office:value-type="float" office:value="649.813997837367" calcext:value-type="float">
            <text:p>649.813997837367</text:p>
          </table:table-cell>
        </table:table-row>
        <table:table-row table:style-name="ro1">
          <table:table-cell office:value-type="float" office:value="74.1852" calcext:value-type="float">
            <text:p>74.1852</text:p>
          </table:table-cell>
          <table:table-cell office:value-type="float" office:value="289.42" calcext:value-type="float">
            <text:p>289.42</text:p>
          </table:table-cell>
          <table:table-cell office:value-type="float" office:value="43.5219" calcext:value-type="float">
            <text:p>43.5219</text:p>
          </table:table-cell>
          <table:table-cell office:value-type="float" office:value="74.3783" calcext:value-type="float">
            <text:p>74.3783</text:p>
          </table:table-cell>
          <table:table-cell office:value-type="float" office:value="277.5" calcext:value-type="float">
            <text:p>277.5</text:p>
          </table:table-cell>
          <table:table-cell office:value-type="float" office:value="44.3683" calcext:value-type="float">
            <text:p>44.3683</text:p>
          </table:table-cell>
          <table:table-cell/>
          <table:table-cell table:formula="of:=([.D140]-[.A140])/0.0166667" office:value-type="float" office:value="11.5859768280464" calcext:value-type="float">
            <text:p>11.5859768280464</text:p>
          </table:table-cell>
          <table:table-cell table:formula="of:=ABS([.E140]-[.B140])/0.0166667" office:value-type="float" office:value="715.198569602862" calcext:value-type="float">
            <text:p>715.198569602862</text:p>
          </table:table-cell>
          <table:table-cell table:formula="of:=([.F140]-[.C140])/0.0166667" office:value-type="float" office:value="50.7838984322029" calcext:value-type="float">
            <text:p>50.7838984322029</text:p>
          </table:table-cell>
          <table:table-cell table:formula="of:=DEGREES(ATAN(ABS([.F140]-[.C140])/ABS([.E140]-[.B140])))" office:value-type="float" office:value="4.06156795617104" calcext:value-type="float">
            <text:p>4.06156795617104</text:p>
          </table:table-cell>
          <table:table-cell table:formula="of:=SQRT(POWER([.H140];2)+POWER([.I140];2)+POWER([.J140];2))" office:value-type="float" office:value="717.09290413517" calcext:value-type="float">
            <text:p>717.09290413517</text:p>
          </table:table-cell>
        </table:table-row>
        <table:table-row table:style-name="ro1">
          <table:table-cell office:value-type="float" office:value="74.1861" calcext:value-type="float">
            <text:p>74.1861</text:p>
          </table:table-cell>
          <table:table-cell office:value-type="float" office:value="289.356" calcext:value-type="float">
            <text:p>289.356</text:p>
          </table:table-cell>
          <table:table-cell office:value-type="float" office:value="43.7868" calcext:value-type="float">
            <text:p>43.7868</text:p>
          </table:table-cell>
          <table:table-cell office:value-type="float" office:value="74.3799" calcext:value-type="float">
            <text:p>74.3799</text:p>
          </table:table-cell>
          <table:table-cell office:value-type="float" office:value="277.384" calcext:value-type="float">
            <text:p>277.384</text:p>
          </table:table-cell>
          <table:table-cell office:value-type="float" office:value="44.884" calcext:value-type="float">
            <text:p>44.884</text:p>
          </table:table-cell>
          <table:table-cell/>
          <table:table-cell table:formula="of:=([.D141]-[.A141])/0.0166667" office:value-type="float" office:value="11.6279767440471" calcext:value-type="float">
            <text:p>11.6279767440471</text:p>
          </table:table-cell>
          <table:table-cell table:formula="of:=ABS([.E141]-[.B141])/0.0166667" office:value-type="float" office:value="718.318563362872" calcext:value-type="float">
            <text:p>718.318563362872</text:p>
          </table:table-cell>
          <table:table-cell table:formula="of:=([.F141]-[.C141])/0.0166667" office:value-type="float" office:value="65.8318683362634" calcext:value-type="float">
            <text:p>65.8318683362634</text:p>
          </table:table-cell>
          <table:table-cell table:formula="of:=DEGREES(ATAN(ABS([.F141]-[.C141])/ABS([.E141]-[.B141])))" office:value-type="float" office:value="5.2363686797495" calcext:value-type="float">
            <text:p>5.2363686797495</text:p>
          </table:table-cell>
          <table:table-cell table:formula="of:=SQRT(POWER([.H141];2)+POWER([.I141];2)+POWER([.J141];2))" office:value-type="float" office:value="721.422624543689" calcext:value-type="float">
            <text:p>721.422624543689</text:p>
          </table:table-cell>
        </table:table-row>
        <table:table-row table:style-name="ro1">
          <table:table-cell office:value-type="float" office:value="74.6695" calcext:value-type="float">
            <text:p>74.6695</text:p>
          </table:table-cell>
          <table:table-cell office:value-type="float" office:value="284.051" calcext:value-type="float">
            <text:p>284.051</text:p>
          </table:table-cell>
          <table:table-cell office:value-type="float" office:value="44.0955" calcext:value-type="float">
            <text:p>44.0955</text:p>
          </table:table-cell>
          <table:table-cell office:value-type="float" office:value="74.8564" calcext:value-type="float">
            <text:p>74.8564</text:p>
          </table:table-cell>
          <table:table-cell office:value-type="float" office:value="273.678" calcext:value-type="float">
            <text:p>273.678</text:p>
          </table:table-cell>
          <table:table-cell office:value-type="float" office:value="44.7164" calcext:value-type="float">
            <text:p>44.7164</text:p>
          </table:table-cell>
          <table:table-cell/>
          <table:table-cell table:formula="of:=([.D142]-[.A142])/0.0166667" office:value-type="float" office:value="11.2139775720445" calcext:value-type="float">
            <text:p>11.2139775720445</text:p>
          </table:table-cell>
          <table:table-cell table:formula="of:=ABS([.E142]-[.B142])/0.0166667" office:value-type="float" office:value="622.378755242489" calcext:value-type="float">
            <text:p>622.378755242489</text:p>
          </table:table-cell>
          <table:table-cell table:formula="of:=([.F142]-[.C142])/0.0166667" office:value-type="float" office:value="37.253925492149" calcext:value-type="float">
            <text:p>37.253925492149</text:p>
          </table:table-cell>
          <table:table-cell table:formula="of:=DEGREES(ATAN(ABS([.F142]-[.C142])/ABS([.E142]-[.B142])))" office:value-type="float" office:value="3.42548476359116" calcext:value-type="float">
            <text:p>3.42548476359116</text:p>
          </table:table-cell>
          <table:table-cell table:formula="of:=SQRT(POWER([.H142];2)+POWER([.I142];2)+POWER([.J142];2))" office:value-type="float" office:value="623.593556120291" calcext:value-type="float">
            <text:p>623.593556120291</text:p>
          </table:table-cell>
        </table:table-row>
        <table:table-row table:style-name="ro1">
          <table:table-cell office:value-type="float" office:value="74.4214" calcext:value-type="float">
            <text:p>74.4214</text:p>
          </table:table-cell>
          <table:table-cell office:value-type="float" office:value="285.38" calcext:value-type="float">
            <text:p>285.38</text:p>
          </table:table-cell>
          <table:table-cell office:value-type="float" office:value="43.8915" calcext:value-type="float">
            <text:p>43.8915</text:p>
          </table:table-cell>
          <table:table-cell office:value-type="float" office:value="74.3699" calcext:value-type="float">
            <text:p>74.3699</text:p>
          </table:table-cell>
          <table:table-cell office:value-type="float" office:value="276.278" calcext:value-type="float">
            <text:p>276.278</text:p>
          </table:table-cell>
          <table:table-cell office:value-type="float" office:value="44.0632" calcext:value-type="float">
            <text:p>44.0632</text:p>
          </table:table-cell>
          <table:table-cell/>
          <table:table-cell table:formula="of:=([.D143]-[.A143])/0.0166667" office:value-type="float" office:value="-3.08999382001262" calcext:value-type="float">
            <text:p>-3.08999382001262</text:p>
          </table:table-cell>
          <table:table-cell table:formula="of:=ABS([.E143]-[.B143])/0.0166667" office:value-type="float" office:value="546.118907762183" calcext:value-type="float">
            <text:p>546.118907762183</text:p>
          </table:table-cell>
          <table:table-cell table:formula="of:=([.F143]-[.C143])/0.0166667" office:value-type="float" office:value="10.3019793960413" calcext:value-type="float">
            <text:p>10.3019793960413</text:p>
          </table:table-cell>
          <table:table-cell table:formula="of:=DEGREES(ATAN(ABS([.F143]-[.C143])/ABS([.E143]-[.B143])))" office:value-type="float" office:value="1.0806986023018" calcext:value-type="float">
            <text:p>1.0806986023018</text:p>
          </table:table-cell>
          <table:table-cell table:formula="of:=SQRT(POWER([.H143];2)+POWER([.I143];2)+POWER([.J143];2))" office:value-type="float" office:value="546.224807434305" calcext:value-type="float">
            <text:p>546.224807434305</text:p>
          </table:table-cell>
        </table:table-row>
        <table:table-row table:style-name="ro1">
          <table:table-cell office:value-type="float" office:value="74.1914" calcext:value-type="float">
            <text:p>74.1914</text:p>
          </table:table-cell>
          <table:table-cell office:value-type="float" office:value="290.798" calcext:value-type="float">
            <text:p>290.798</text:p>
          </table:table-cell>
          <table:table-cell office:value-type="float" office:value="43.3088" calcext:value-type="float">
            <text:p>43.3088</text:p>
          </table:table-cell>
          <table:table-cell office:value-type="float" office:value="73.8983" calcext:value-type="float">
            <text:p>73.8983</text:p>
          </table:table-cell>
          <table:table-cell office:value-type="float" office:value="282.665" calcext:value-type="float">
            <text:p>282.665</text:p>
          </table:table-cell>
          <table:table-cell office:value-type="float" office:value="44.066" calcext:value-type="float">
            <text:p>44.066</text:p>
          </table:table-cell>
          <table:table-cell/>
          <table:table-cell table:formula="of:=([.D144]-[.A144])/0.0166667" office:value-type="float" office:value="-17.5859648280701" calcext:value-type="float">
            <text:p>-17.5859648280701</text:p>
          </table:table-cell>
          <table:table-cell table:formula="of:=ABS([.E144]-[.B144])/0.0166667" office:value-type="float" office:value="487.979024041951" calcext:value-type="float">
            <text:p>487.979024041951</text:p>
          </table:table-cell>
          <table:table-cell table:formula="of:=([.F144]-[.C144])/0.0166667" office:value-type="float" office:value="45.431909136182" calcext:value-type="float">
            <text:p>45.431909136182</text:p>
          </table:table-cell>
          <table:table-cell table:formula="of:=DEGREES(ATAN(ABS([.F144]-[.C144])/ABS([.E144]-[.B144])))" office:value-type="float" office:value="5.3190286561217" calcext:value-type="float">
            <text:p>5.3190286561217</text:p>
          </table:table-cell>
          <table:table-cell table:formula="of:=SQRT(POWER([.H144];2)+POWER([.I144];2)+POWER([.J144];2))" office:value-type="float" office:value="490.404784266658" calcext:value-type="float">
            <text:p>490.404784266658</text:p>
          </table:table-cell>
        </table:table-row>
        <table:table-row table:style-name="ro1">
          <table:table-cell office:value-type="float" office:value="74.4344" calcext:value-type="float">
            <text:p>74.4344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43.2035" calcext:value-type="float">
            <text:p>43.2035</text:p>
          </table:table-cell>
          <table:table-cell office:value-type="float" office:value="74.3824" calcext:value-type="float">
            <text:p>74.3824</text:p>
          </table:table-cell>
          <table:table-cell office:value-type="float" office:value="278.973" calcext:value-type="float">
            <text:p>278.973</text:p>
          </table:table-cell>
          <table:table-cell office:value-type="float" office:value="43.3875" calcext:value-type="float">
            <text:p>43.3875</text:p>
          </table:table-cell>
          <table:table-cell/>
          <table:table-cell table:formula="of:=([.D145]-[.A145])/0.0166667" office:value-type="float" office:value="-3.11999376001203" calcext:value-type="float">
            <text:p>-3.11999376001203</text:p>
          </table:table-cell>
          <table:table-cell table:formula="of:=ABS([.E145]-[.B145])/0.0166667" office:value-type="float" office:value="551.938896122208" calcext:value-type="float">
            <text:p>551.938896122208</text:p>
          </table:table-cell>
          <table:table-cell table:formula="of:=([.F145]-[.C145])/0.0166667" office:value-type="float" office:value="11.0399779200444" calcext:value-type="float">
            <text:p>11.0399779200444</text:p>
          </table:table-cell>
          <table:table-cell table:formula="of:=DEGREES(ATAN(ABS([.F145]-[.C145])/ABS([.E145]-[.B145])))" office:value-type="float" office:value="1.1458873579444" calcext:value-type="float">
            <text:p>1.1458873579444</text:p>
          </table:table-cell>
          <table:table-cell table:formula="of:=SQRT(POWER([.H145];2)+POWER([.I145];2)+POWER([.J145];2))" office:value-type="float" office:value="552.058113359581" calcext:value-type="float">
            <text:p>552.058113359581</text:p>
          </table:table-cell>
        </table:table-row>
        <table:table-row table:style-name="ro1">
          <table:table-cell office:value-type="float" office:value="73.3975" calcext:value-type="float">
            <text:p>73.3975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43.6562" calcext:value-type="float">
            <text:p>43.6562</text:p>
          </table:table-cell>
          <table:table-cell office:value-type="float" office:value="73.3628" calcext:value-type="float">
            <text:p>73.3628</text:p>
          </table:table-cell>
          <table:table-cell office:value-type="float" office:value="274.857" calcext:value-type="float">
            <text:p>274.857</text:p>
          </table:table-cell>
          <table:table-cell office:value-type="float" office:value="44.297" calcext:value-type="float">
            <text:p>44.297</text:p>
          </table:table-cell>
          <table:table-cell/>
          <table:table-cell table:formula="of:=([.D146]-[.A146])/0.0166667" office:value-type="float" office:value="-2.08199583600838" calcext:value-type="float">
            <text:p>-2.08199583600838</text:p>
          </table:table-cell>
          <table:table-cell table:formula="of:=ABS([.E146]-[.B146])/0.0166667" office:value-type="float" office:value="628.198743602511" calcext:value-type="float">
            <text:p>628.198743602511</text:p>
          </table:table-cell>
          <table:table-cell table:formula="of:=([.F146]-[.C146])/0.0166667" office:value-type="float" office:value="38.4479231041537" calcext:value-type="float">
            <text:p>38.4479231041537</text:p>
          </table:table-cell>
          <table:table-cell table:formula="of:=DEGREES(ATAN(ABS([.F146]-[.C146])/ABS([.E146]-[.B146])))" office:value-type="float" office:value="3.50232999115851" calcext:value-type="float">
            <text:p>3.50232999115851</text:p>
          </table:table-cell>
          <table:table-cell table:formula="of:=SQRT(POWER([.H146];2)+POWER([.I146];2)+POWER([.J146];2))" office:value-type="float" office:value="629.377660043203" calcext:value-type="float">
            <text:p>629.377660043203</text:p>
          </table:table-cell>
        </table:table-row>
        <table:table-row table:style-name="ro1">
          <table:table-cell office:value-type="float" office:value="74.458" calcext:value-type="float">
            <text:p>74.458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3.3518" calcext:value-type="float">
            <text:p>43.3518</text:p>
          </table:table-cell>
          <table:table-cell office:value-type="float" office:value="74.6453" calcext:value-type="float">
            <text:p>74.6453</text:p>
          </table:table-cell>
          <table:table-cell office:value-type="float" office:value="280.113" calcext:value-type="float">
            <text:p>280.113</text:p>
          </table:table-cell>
          <table:table-cell office:value-type="float" office:value="44.2063" calcext:value-type="float">
            <text:p>44.2063</text:p>
          </table:table-cell>
          <table:table-cell/>
          <table:table-cell table:formula="of:=([.D147]-[.A147])/0.0166667" office:value-type="float" office:value="11.2379775240454" calcext:value-type="float">
            <text:p>11.2379775240454</text:p>
          </table:table-cell>
          <table:table-cell table:formula="of:=ABS([.E147]-[.B147])/0.0166667" office:value-type="float" office:value="723.058553882892" calcext:value-type="float">
            <text:p>723.058553882892</text:p>
          </table:table-cell>
          <table:table-cell table:formula="of:=([.F147]-[.C147])/0.0166667" office:value-type="float" office:value="51.2698974602052" calcext:value-type="float">
            <text:p>51.2698974602052</text:p>
          </table:table-cell>
          <table:table-cell table:formula="of:=DEGREES(ATAN(ABS([.F147]-[.C147])/ABS([.E147]-[.B147])))" office:value-type="float" office:value="4.05588231782829" calcext:value-type="float">
            <text:p>4.05588231782829</text:p>
          </table:table-cell>
          <table:table-cell table:formula="of:=SQRT(POWER([.H147];2)+POWER([.I147];2)+POWER([.J147];2))" office:value-type="float" office:value="724.961079553674" calcext:value-type="float">
            <text:p>724.961079553674</text:p>
          </table:table-cell>
        </table:table-row>
        <table:table-row table:style-name="ro1">
          <table:table-cell office:value-type="float" office:value="74.4169" calcext:value-type="float">
            <text:p>74.4169</text:p>
          </table:table-cell>
          <table:table-cell office:value-type="float" office:value="283.838" calcext:value-type="float">
            <text:p>283.838</text:p>
          </table:table-cell>
          <table:table-cell office:value-type="float" office:value="44.8868" calcext:value-type="float">
            <text:p>44.8868</text:p>
          </table:table-cell>
          <table:table-cell office:value-type="float" office:value="74.1185" calcext:value-type="float">
            <text:p>74.1185</text:p>
          </table:table-cell>
          <table:table-cell office:value-type="float" office:value="274.624" calcext:value-type="float">
            <text:p>274.624</text:p>
          </table:table-cell>
          <table:table-cell office:value-type="float" office:value="45.8104" calcext:value-type="float">
            <text:p>45.8104</text:p>
          </table:table-cell>
          <table:table-cell/>
          <table:table-cell table:formula="of:=([.D148]-[.A148])/0.0166667" office:value-type="float" office:value="-17.9039641920717" calcext:value-type="float">
            <text:p>-17.9039641920717</text:p>
          </table:table-cell>
          <table:table-cell table:formula="of:=ABS([.E148]-[.B148])/0.0166667" office:value-type="float" office:value="552.838894322211" calcext:value-type="float">
            <text:p>552.838894322211</text:p>
          </table:table-cell>
          <table:table-cell table:formula="of:=([.F148]-[.C148])/0.0166667" office:value-type="float" office:value="55.4158891682217" calcext:value-type="float">
            <text:p>55.4158891682217</text:p>
          </table:table-cell>
          <table:table-cell table:formula="of:=DEGREES(ATAN(ABS([.F148]-[.C148])/ABS([.E148]-[.B148])))" office:value-type="float" office:value="5.72413771481889" calcext:value-type="float">
            <text:p>5.72413771481889</text:p>
          </table:table-cell>
          <table:table-cell table:formula="of:=SQRT(POWER([.H148];2)+POWER([.I148];2)+POWER([.J148];2))" office:value-type="float" office:value="555.897756589735" calcext:value-type="float">
            <text:p>555.897756589735</text:p>
          </table:table-cell>
        </table:table-row>
        <table:table-row table:style-name="ro1">
          <table:table-cell office:value-type="float" office:value="74.436" calcext:value-type="float">
            <text:p>74.436</text:p>
          </table:table-cell>
          <table:table-cell office:value-type="float" office:value="288.051" calcext:value-type="float">
            <text:p>288.051</text:p>
          </table:table-cell>
          <table:table-cell office:value-type="float" office:value="43.7313" calcext:value-type="float">
            <text:p>43.7313</text:p>
          </table:table-cell>
          <table:table-cell office:value-type="float" office:value="74.3857" calcext:value-type="float">
            <text:p>74.3857</text:p>
          </table:table-cell>
          <table:table-cell office:value-type="float" office:value="278.759" calcext:value-type="float">
            <text:p>278.759</text:p>
          </table:table-cell>
          <table:table-cell office:value-type="float" office:value="44.4203" calcext:value-type="float">
            <text:p>44.4203</text:p>
          </table:table-cell>
          <table:table-cell/>
          <table:table-cell table:formula="of:=([.D149]-[.A149])/0.0166667" office:value-type="float" office:value="-3.0179939640125" calcext:value-type="float">
            <text:p>-3.0179939640125</text:p>
          </table:table-cell>
          <table:table-cell table:formula="of:=ABS([.E149]-[.B149])/0.0166667" office:value-type="float" office:value="557.518884962229" calcext:value-type="float">
            <text:p>557.518884962229</text:p>
          </table:table-cell>
          <table:table-cell table:formula="of:=([.F149]-[.C149])/0.0166667" office:value-type="float" office:value="41.3399173201654" calcext:value-type="float">
            <text:p>41.3399173201654</text:p>
          </table:table-cell>
          <table:table-cell table:formula="of:=DEGREES(ATAN(ABS([.F149]-[.C149])/ABS([.E149]-[.B149])))" office:value-type="float" office:value="4.24071023225406" calcext:value-type="float">
            <text:p>4.24071023225406</text:p>
          </table:table-cell>
          <table:table-cell table:formula="of:=SQRT(POWER([.H149];2)+POWER([.I149];2)+POWER([.J149];2))" office:value-type="float" office:value="559.057603598352" calcext:value-type="float">
            <text:p>559.057603598352</text:p>
          </table:table-cell>
        </table:table-row>
        <table:table-row table:style-name="ro1">
          <table:table-cell office:value-type="float" office:value="74.2113" calcext:value-type="float">
            <text:p>74.2113</text:p>
          </table:table-cell>
          <table:table-cell office:value-type="float" office:value="294.953" calcext:value-type="float">
            <text:p>294.953</text:p>
          </table:table-cell>
          <table:table-cell office:value-type="float" office:value="42.9244" calcext:value-type="float">
            <text:p>42.9244</text:p>
          </table:table-cell>
          <table:table-cell office:value-type="float" office:value="74.4068" calcext:value-type="float">
            <text:p>74.4068</text:p>
          </table:table-cell>
          <table:table-cell office:value-type="float" office:value="282.715" calcext:value-type="float">
            <text:p>282.715</text:p>
          </table:table-cell>
          <table:table-cell office:value-type="float" office:value="44.0536" calcext:value-type="float">
            <text:p>44.0536</text:p>
          </table:table-cell>
          <table:table-cell/>
          <table:table-cell table:formula="of:=([.D150]-[.A150])/0.0166667" office:value-type="float" office:value="11.7299765400475" calcext:value-type="float">
            <text:p>11.7299765400475</text:p>
          </table:table-cell>
          <table:table-cell table:formula="of:=ABS([.E150]-[.B150])/0.0166667" office:value-type="float" office:value="734.278531442937" calcext:value-type="float">
            <text:p>734.278531442937</text:p>
          </table:table-cell>
          <table:table-cell table:formula="of:=([.F150]-[.C150])/0.0166667" office:value-type="float" office:value="67.7518644962713" calcext:value-type="float">
            <text:p>67.7518644962713</text:p>
          </table:table-cell>
          <table:table-cell table:formula="of:=DEGREES(ATAN(ABS([.F150]-[.C150])/ABS([.E150]-[.B150])))" office:value-type="float" office:value="5.27175337876784" calcext:value-type="float">
            <text:p>5.27175337876784</text:p>
          </table:table-cell>
          <table:table-cell table:formula="of:=SQRT(POWER([.H150];2)+POWER([.I150];2)+POWER([.J150];2))" office:value-type="float" office:value="737.490928235967" calcext:value-type="float">
            <text:p>737.490928235967</text:p>
          </table:table-cell>
        </table:table-row>
        <table:table-row table:style-name="ro1">
          <table:table-cell office:value-type="float" office:value="74.4222" calcext:value-type="float">
            <text:p>74.4222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44.1557" calcext:value-type="float">
            <text:p>44.1557</text:p>
          </table:table-cell>
          <table:table-cell office:value-type="float" office:value="74.3732" calcext:value-type="float">
            <text:p>74.3732</text:p>
          </table:table-cell>
          <table:table-cell office:value-type="float" office:value="276.07" calcext:value-type="float">
            <text:p>276.07</text:p>
          </table:table-cell>
          <table:table-cell office:value-type="float" office:value="45.0887" calcext:value-type="float">
            <text:p>45.0887</text:p>
          </table:table-cell>
          <table:table-cell/>
          <table:table-cell table:formula="of:=([.D151]-[.A151])/0.0166667" office:value-type="float" office:value="-2.93999412001216" calcext:value-type="float">
            <text:p>-2.93999412001216</text:p>
          </table:table-cell>
          <table:table-cell table:formula="of:=ABS([.E151]-[.B151])/0.0166667" office:value-type="float" office:value="554.218891562218" calcext:value-type="float">
            <text:p>554.218891562218</text:p>
          </table:table-cell>
          <table:table-cell table:formula="of:=([.F151]-[.C151])/0.0166667" office:value-type="float" office:value="55.9798880402239" calcext:value-type="float">
            <text:p>55.9798880402239</text:p>
          </table:table-cell>
          <table:table-cell table:formula="of:=DEGREES(ATAN(ABS([.F151]-[.C151])/ABS([.E151]-[.B151])))" office:value-type="float" office:value="5.76770283097214" calcext:value-type="float">
            <text:p>5.76770283097214</text:p>
          </table:table-cell>
          <table:table-cell table:formula="of:=SQRT(POWER([.H151];2)+POWER([.I151];2)+POWER([.J151];2))" office:value-type="float" office:value="557.046650824575" calcext:value-type="float">
            <text:p>557.046650824575</text:p>
          </table:table-cell>
        </table:table-row>
        <table:table-row table:style-name="ro1">
          <table:table-cell office:value-type="float" office:value="74.6763" calcext:value-type="float">
            <text:p>74.6763</text:p>
          </table:table-cell>
          <table:table-cell office:value-type="float" office:value="285.449" calcext:value-type="float">
            <text:p>285.449</text:p>
          </table:table-cell>
          <table:table-cell office:value-type="float" office:value="43.6253" calcext:value-type="float">
            <text:p>43.6253</text:p>
          </table:table-cell>
          <table:table-cell office:value-type="float" office:value="74.6135" calcext:value-type="float">
            <text:p>74.6135</text:p>
          </table:table-cell>
          <table:table-cell office:value-type="float" office:value="274.995" calcext:value-type="float">
            <text:p>274.995</text:p>
          </table:table-cell>
          <table:table-cell office:value-type="float" office:value="44.2636" calcext:value-type="float">
            <text:p>44.2636</text:p>
          </table:table-cell>
          <table:table-cell/>
          <table:table-cell table:formula="of:=([.D152]-[.A152])/0.0166667" office:value-type="float" office:value="-3.76799246401482" calcext:value-type="float">
            <text:p>-3.76799246401482</text:p>
          </table:table-cell>
          <table:table-cell table:formula="of:=ABS([.E152]-[.B152])/0.0166667" office:value-type="float" office:value="627.23874552251" calcext:value-type="float">
            <text:p>627.23874552251</text:p>
          </table:table-cell>
          <table:table-cell table:formula="of:=([.F152]-[.C152])/0.0166667" office:value-type="float" office:value="38.2979234041528" calcext:value-type="float">
            <text:p>38.2979234041528</text:p>
          </table:table-cell>
          <table:table-cell table:formula="of:=DEGREES(ATAN(ABS([.F152]-[.C152])/ABS([.E152]-[.B152])))" office:value-type="float" office:value="3.49402619630005" calcext:value-type="float">
            <text:p>3.49402619630005</text:p>
          </table:table-cell>
          <table:table-cell table:formula="of:=SQRT(POWER([.H152];2)+POWER([.I152];2)+POWER([.J152];2))" office:value-type="float" office:value="628.418151065778" calcext:value-type="float">
            <text:p>628.418151065778</text:p>
          </table:table-cell>
        </table:table-row>
        <table:table-row table:style-name="ro1">
          <table:table-cell office:value-type="float" office:value="74.4501" calcext:value-type="float">
            <text:p>74.4501</text:p>
          </table:table-cell>
          <table:table-cell office:value-type="float" office:value="290.821" calcext:value-type="float">
            <text:p>290.821</text:p>
          </table:table-cell>
          <table:table-cell office:value-type="float" office:value="43.3029" calcext:value-type="float">
            <text:p>43.3029</text:p>
          </table:table-cell>
          <table:table-cell office:value-type="float" office:value="74.3916" calcext:value-type="float">
            <text:p>74.3916</text:p>
          </table:table-cell>
          <table:table-cell office:value-type="float" office:value="280.137" calcext:value-type="float">
            <text:p>280.137</text:p>
          </table:table-cell>
          <table:table-cell office:value-type="float" office:value="43.9545" calcext:value-type="float">
            <text:p>43.9545</text:p>
          </table:table-cell>
          <table:table-cell/>
          <table:table-cell table:formula="of:=([.D153]-[.A153])/0.0166667" office:value-type="float" office:value="-3.5099929800146" calcext:value-type="float">
            <text:p>-3.5099929800146</text:p>
          </table:table-cell>
          <table:table-cell table:formula="of:=ABS([.E153]-[.B153])/0.0166667" office:value-type="float" office:value="641.038717922566" calcext:value-type="float">
            <text:p>641.038717922566</text:p>
          </table:table-cell>
          <table:table-cell table:formula="of:=([.F153]-[.C153])/0.0166667" office:value-type="float" office:value="39.0959218081565" calcext:value-type="float">
            <text:p>39.0959218081565</text:p>
          </table:table-cell>
          <table:table-cell table:formula="of:=DEGREES(ATAN(ABS([.F153]-[.C153])/ABS([.E153]-[.B153])))" office:value-type="float" office:value="3.49005466715371" calcext:value-type="float">
            <text:p>3.49005466715371</text:p>
          </table:table-cell>
          <table:table-cell table:formula="of:=SQRT(POWER([.H153];2)+POWER([.I153];2)+POWER([.J153];2))" office:value-type="float" office:value="642.239401647514" calcext:value-type="float">
            <text:p>642.239401647514</text:p>
          </table:table-cell>
        </table:table-row>
        <table:table-row table:style-name="ro1">
          <table:table-cell office:value-type="float" office:value="74.458" calcext:value-type="float">
            <text:p>74.458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3.3518" calcext:value-type="float">
            <text:p>43.3518</text:p>
          </table:table-cell>
          <table:table-cell office:value-type="float" office:value="74.6453" calcext:value-type="float">
            <text:p>74.6453</text:p>
          </table:table-cell>
          <table:table-cell office:value-type="float" office:value="280.113" calcext:value-type="float">
            <text:p>280.113</text:p>
          </table:table-cell>
          <table:table-cell office:value-type="float" office:value="44.2063" calcext:value-type="float">
            <text:p>44.2063</text:p>
          </table:table-cell>
          <table:table-cell/>
          <table:table-cell table:formula="of:=([.D154]-[.A154])/0.0166667" office:value-type="float" office:value="11.2379775240454" calcext:value-type="float">
            <text:p>11.2379775240454</text:p>
          </table:table-cell>
          <table:table-cell table:formula="of:=ABS([.E154]-[.B154])/0.0166667" office:value-type="float" office:value="723.058553882892" calcext:value-type="float">
            <text:p>723.058553882892</text:p>
          </table:table-cell>
          <table:table-cell table:formula="of:=([.F154]-[.C154])/0.0166667" office:value-type="float" office:value="51.2698974602052" calcext:value-type="float">
            <text:p>51.2698974602052</text:p>
          </table:table-cell>
          <table:table-cell table:formula="of:=DEGREES(ATAN(ABS([.F154]-[.C154])/ABS([.E154]-[.B154])))" office:value-type="float" office:value="4.05588231782829" calcext:value-type="float">
            <text:p>4.05588231782829</text:p>
          </table:table-cell>
          <table:table-cell table:formula="of:=SQRT(POWER([.H154];2)+POWER([.I154];2)+POWER([.J154];2))" office:value-type="float" office:value="724.961079553674" calcext:value-type="float">
            <text:p>724.961079553674</text:p>
          </table:table-cell>
        </table:table-row>
        <table:table-row table:style-name="ro1">
          <table:table-cell office:value-type="float" office:value="74.4517" calcext:value-type="float">
            <text:p>74.4517</text:p>
          </table:table-cell>
          <table:table-cell office:value-type="float" office:value="290.703" calcext:value-type="float">
            <text:p>290.703</text:p>
          </table:table-cell>
          <table:table-cell office:value-type="float" office:value="43.8326" calcext:value-type="float">
            <text:p>43.8326</text:p>
          </table:table-cell>
          <table:table-cell office:value-type="float" office:value="74.3941" calcext:value-type="float">
            <text:p>74.3941</text:p>
          </table:table-cell>
          <table:table-cell office:value-type="float" office:value="279.976" calcext:value-type="float">
            <text:p>279.976</text:p>
          </table:table-cell>
          <table:table-cell office:value-type="float" office:value="44.7304" calcext:value-type="float">
            <text:p>44.7304</text:p>
          </table:table-cell>
          <table:table-cell/>
          <table:table-cell table:formula="of:=([.D155]-[.A155])/0.0166667" office:value-type="float" office:value="-3.4559930880143" calcext:value-type="float">
            <text:p>-3.4559930880143</text:p>
          </table:table-cell>
          <table:table-cell table:formula="of:=ABS([.E155]-[.B155])/0.0166667" office:value-type="float" office:value="643.618712762573" calcext:value-type="float">
            <text:p>643.618712762573</text:p>
          </table:table-cell>
          <table:table-cell table:formula="of:=([.F155]-[.C155])/0.0166667" office:value-type="float" office:value="53.8678922642157" calcext:value-type="float">
            <text:p>53.8678922642157</text:p>
          </table:table-cell>
          <table:table-cell table:formula="of:=DEGREES(ATAN(ABS([.F155]-[.C155])/ABS([.E155]-[.B155])))" office:value-type="float" office:value="4.78423994819742" calcext:value-type="float">
            <text:p>4.78423994819742</text:p>
          </table:table-cell>
          <table:table-cell table:formula="of:=SQRT(POWER([.H155];2)+POWER([.I155];2)+POWER([.J155];2))" office:value-type="float" office:value="645.878271134248" calcext:value-type="float">
            <text:p>645.878271134248</text:p>
          </table:table-cell>
        </table:table-row>
        <table:table-row table:style-name="ro1">
          <table:table-cell office:value-type="float" office:value="74.1869" calcext:value-type="float">
            <text:p>74.1869</text:p>
          </table:table-cell>
          <table:table-cell office:value-type="float" office:value="289.287" calcext:value-type="float">
            <text:p>289.287</text:p>
          </table:table-cell>
          <table:table-cell office:value-type="float" office:value="44.0524" calcext:value-type="float">
            <text:p>44.0524</text:p>
          </table:table-cell>
          <table:table-cell office:value-type="float" office:value="74.1363" calcext:value-type="float">
            <text:p>74.1363</text:p>
          </table:table-cell>
          <table:table-cell office:value-type="float" office:value="278.563" calcext:value-type="float">
            <text:p>278.563</text:p>
          </table:table-cell>
          <table:table-cell office:value-type="float" office:value="45.2011" calcext:value-type="float">
            <text:p>45.2011</text:p>
          </table:table-cell>
          <table:table-cell/>
          <table:table-cell table:formula="of:=([.D156]-[.A156])/0.0166667" office:value-type="float" office:value="-3.03599392801146" calcext:value-type="float">
            <text:p>-3.03599392801146</text:p>
          </table:table-cell>
          <table:table-cell table:formula="of:=ABS([.E156]-[.B156])/0.0166667" office:value-type="float" office:value="643.438713122573" calcext:value-type="float">
            <text:p>643.438713122573</text:p>
          </table:table-cell>
          <table:table-cell table:formula="of:=([.F156]-[.C156])/0.0166667" office:value-type="float" office:value="68.9218621562756" calcext:value-type="float">
            <text:p>68.9218621562756</text:p>
          </table:table-cell>
          <table:table-cell table:formula="of:=DEGREES(ATAN(ABS([.F156]-[.C156])/ABS([.E156]-[.B156])))" office:value-type="float" office:value="6.11391892398787" calcext:value-type="float">
            <text:p>6.11391892398787</text:p>
          </table:table-cell>
          <table:table-cell table:formula="of:=SQRT(POWER([.H156];2)+POWER([.I156];2)+POWER([.J156];2))" office:value-type="float" office:value="647.126585674745" calcext:value-type="float">
            <text:p>647.126585674745</text:p>
          </table:table-cell>
        </table:table-row>
        <table:table-row table:style-name="ro1">
          <table:table-cell office:value-type="float" office:value="74.1595" calcext:value-type="float">
            <text:p>74.1595</text:p>
          </table:table-cell>
          <table:table-cell office:value-type="float" office:value="283.986" calcext:value-type="float">
            <text:p>283.986</text:p>
          </table:table-cell>
          <table:table-cell office:value-type="float" office:value="44.1102" calcext:value-type="float">
            <text:p>44.1102</text:p>
          </table:table-cell>
          <table:table-cell office:value-type="float" office:value="74.1208" calcext:value-type="float">
            <text:p>74.1208</text:p>
          </table:table-cell>
          <table:table-cell office:value-type="float" office:value="276.148" calcext:value-type="float">
            <text:p>276.148</text:p>
          </table:table-cell>
          <table:table-cell office:value-type="float" office:value="44.5827" calcext:value-type="float">
            <text:p>44.5827</text:p>
          </table:table-cell>
          <table:table-cell/>
          <table:table-cell table:formula="of:=([.D157]-[.A157])/0.0166667" office:value-type="float" office:value="-2.32199535600878" calcext:value-type="float">
            <text:p>-2.32199535600878</text:p>
          </table:table-cell>
          <table:table-cell table:formula="of:=ABS([.E157]-[.B157])/0.0166667" office:value-type="float" office:value="470.279059441879" calcext:value-type="float">
            <text:p>470.279059441879</text:p>
          </table:table-cell>
          <table:table-cell table:formula="of:=([.F157]-[.C157])/0.0166667" office:value-type="float" office:value="28.3499433001136" calcext:value-type="float">
            <text:p>28.3499433001136</text:p>
          </table:table-cell>
          <table:table-cell table:formula="of:=DEGREES(ATAN(ABS([.F157]-[.C157])/ABS([.E157]-[.B157])))" office:value-type="float" office:value="3.44980007612237" calcext:value-type="float">
            <text:p>3.44980007612237</text:p>
          </table:table-cell>
          <table:table-cell table:formula="of:=SQRT(POWER([.H157];2)+POWER([.I157];2)+POWER([.J157];2))" office:value-type="float" office:value="471.138519649043" calcext:value-type="float">
            <text:p>471.138519649043</text:p>
          </table:table-cell>
        </table:table-row>
        <table:table-row table:style-name="ro1">
          <table:table-cell office:value-type="float" office:value="74.2122" calcext:value-type="float">
            <text:p>74.2122</text:p>
          </table:table-cell>
          <table:table-cell office:value-type="float" office:value="294.897" calcext:value-type="float">
            <text:p>294.897</text:p>
          </table:table-cell>
          <table:table-cell office:value-type="float" office:value="43.1909" calcext:value-type="float">
            <text:p>43.1909</text:p>
          </table:table-cell>
          <table:table-cell office:value-type="float" office:value="74.1544" calcext:value-type="float">
            <text:p>74.1544</text:p>
          </table:table-cell>
          <table:table-cell office:value-type="float" office:value="282.58" calcext:value-type="float">
            <text:p>282.58</text:p>
          </table:table-cell>
          <table:table-cell office:value-type="float" office:value="44.5798" calcext:value-type="float">
            <text:p>44.5798</text:p>
          </table:table-cell>
          <table:table-cell/>
          <table:table-cell table:formula="of:=([.D158]-[.A158])/0.0166667" office:value-type="float" office:value="-3.46799306401389" calcext:value-type="float">
            <text:p>-3.46799306401389</text:p>
          </table:table-cell>
          <table:table-cell table:formula="of:=ABS([.E158]-[.B158])/0.0166667" office:value-type="float" office:value="739.018521962957" calcext:value-type="float">
            <text:p>739.018521962957</text:p>
          </table:table-cell>
          <table:table-cell table:formula="of:=([.F158]-[.C158])/0.0166667" office:value-type="float" office:value="83.3338333323333" calcext:value-type="float">
            <text:p>83.3338333323333</text:p>
          </table:table-cell>
          <table:table-cell table:formula="of:=DEGREES(ATAN(ABS([.F158]-[.C158])/ABS([.E158]-[.B158])))" office:value-type="float" office:value="6.43365816017234" calcext:value-type="float">
            <text:p>6.43365816017234</text:p>
          </table:table-cell>
          <table:table-cell table:formula="of:=SQRT(POWER([.H158];2)+POWER([.I158];2)+POWER([.J158];2))" office:value-type="float" office:value="743.710246371573" calcext:value-type="float">
            <text:p>743.710246371573</text:p>
          </table:table-cell>
        </table:table-row>
        <table:table-row table:style-name="ro1">
          <table:table-cell office:value-type="float" office:value="74.4431" calcext:value-type="float">
            <text:p>74.4431</text:p>
          </table:table-cell>
          <table:table-cell office:value-type="float" office:value="289.438" calcext:value-type="float">
            <text:p>289.438</text:p>
          </table:table-cell>
          <table:table-cell office:value-type="float" office:value="43.5168" calcext:value-type="float">
            <text:p>43.5168</text:p>
          </table:table-cell>
          <table:table-cell office:value-type="float" office:value="74.6371" calcext:value-type="float">
            <text:p>74.6371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44.1561" calcext:value-type="float">
            <text:p>44.1561</text:p>
          </table:table-cell>
          <table:table-cell/>
          <table:table-cell table:formula="of:=([.D159]-[.A159])/0.0166667" office:value-type="float" office:value="11.6399767200467" calcext:value-type="float">
            <text:p>11.6399767200467</text:p>
          </table:table-cell>
          <table:table-cell table:formula="of:=ABS([.E159]-[.B159])/0.0166667" office:value-type="float" office:value="636.058727882544" calcext:value-type="float">
            <text:p>636.058727882544</text:p>
          </table:table-cell>
          <table:table-cell table:formula="of:=([.F159]-[.C159])/0.0166667" office:value-type="float" office:value="38.3579232841533" calcext:value-type="float">
            <text:p>38.3579232841533</text:p>
          </table:table-cell>
          <table:table-cell table:formula="of:=DEGREES(ATAN(ABS([.F159]-[.C159])/ABS([.E159]-[.B159])))" office:value-type="float" office:value="3.45107862576526" calcext:value-type="float">
            <text:p>3.45107862576526</text:p>
          </table:table-cell>
          <table:table-cell table:formula="of:=SQRT(POWER([.H159];2)+POWER([.I159];2)+POWER([.J159];2))" office:value-type="float" office:value="637.320582322803" calcext:value-type="float">
            <text:p>637.320582322803</text:p>
          </table:table-cell>
        </table:table-row>
        <table:table-row table:style-name="ro1">
          <table:table-cell office:value-type="float" office:value="74.1851" calcext:value-type="float">
            <text:p>74.1851</text:p>
          </table:table-cell>
          <table:table-cell office:value-type="float" office:value="289.415" calcext:value-type="float">
            <text:p>289.415</text:p>
          </table:table-cell>
          <table:table-cell office:value-type="float" office:value="43.5228" calcext:value-type="float">
            <text:p>43.5228</text:p>
          </table:table-cell>
          <table:table-cell office:value-type="float" office:value="74.1405" calcext:value-type="float">
            <text:p>74.1405</text:p>
          </table:table-cell>
          <table:table-cell office:value-type="float" office:value="280.02" calcext:value-type="float">
            <text:p>280.02</text:p>
          </table:table-cell>
          <table:table-cell office:value-type="float" office:value="44.4757" calcext:value-type="float">
            <text:p>44.4757</text:p>
          </table:table-cell>
          <table:table-cell/>
          <table:table-cell table:formula="of:=([.D160]-[.A160])/0.0166667" office:value-type="float" office:value="-2.67599464801086" calcext:value-type="float">
            <text:p>-2.67599464801086</text:p>
          </table:table-cell>
          <table:table-cell table:formula="of:=ABS([.E160]-[.B160])/0.0166667" office:value-type="float" office:value="563.698872602257" calcext:value-type="float">
            <text:p>563.698872602257</text:p>
          </table:table-cell>
          <table:table-cell table:formula="of:=([.F160]-[.C160])/0.0166667" office:value-type="float" office:value="57.1738856522291" calcext:value-type="float">
            <text:p>57.1738856522291</text:p>
          </table:table-cell>
          <table:table-cell table:formula="of:=DEGREES(ATAN(ABS([.F160]-[.C160])/ABS([.E160]-[.B160])))" office:value-type="float" office:value="5.79149297673078" calcext:value-type="float">
            <text:p>5.79149297673078</text:p>
          </table:table-cell>
          <table:table-cell table:formula="of:=SQRT(POWER([.H160];2)+POWER([.I160];2)+POWER([.J160];2))" office:value-type="float" office:value="566.597240657759" calcext:value-type="float">
            <text:p>566.597240657759</text:p>
          </table:table-cell>
        </table:table-row>
        <table:table-row table:style-name="ro1">
          <table:table-cell office:value-type="float" office:value="73.911" calcext:value-type="float">
            <text:p>73.911</text:p>
          </table:table-cell>
          <table:table-cell office:value-type="float" office:value="285.27" calcext:value-type="float">
            <text:p>285.27</text:p>
          </table:table-cell>
          <table:table-cell office:value-type="float" office:value="44.1662" calcext:value-type="float">
            <text:p>44.1662</text:p>
          </table:table-cell>
          <table:table-cell office:value-type="float" office:value="73.8609" calcext:value-type="float">
            <text:p>73.8609</text:p>
          </table:table-cell>
          <table:table-cell office:value-type="float" office:value="273.466" calcext:value-type="float">
            <text:p>273.466</text:p>
          </table:table-cell>
          <table:table-cell office:value-type="float" office:value="45.2524" calcext:value-type="float">
            <text:p>45.2524</text:p>
          </table:table-cell>
          <table:table-cell/>
          <table:table-cell table:formula="of:=([.D161]-[.A161])/0.0166667" office:value-type="float" office:value="-3.00599398801205" calcext:value-type="float">
            <text:p>-3.00599398801205</text:p>
          </table:table-cell>
          <table:table-cell table:formula="of:=ABS([.E161]-[.B161])/0.0166667" office:value-type="float" office:value="708.238583522831" calcext:value-type="float">
            <text:p>708.238583522831</text:p>
          </table:table-cell>
          <table:table-cell table:formula="of:=([.F161]-[.C161])/0.0166667" office:value-type="float" office:value="65.1718696562606" calcext:value-type="float">
            <text:p>65.1718696562606</text:p>
          </table:table-cell>
          <table:table-cell table:formula="of:=DEGREES(ATAN(ABS([.F161]-[.C161])/ABS([.E161]-[.B161])))" office:value-type="float" office:value="5.2575315995908" calcext:value-type="float">
            <text:p>5.2575315995908</text:p>
          </table:table-cell>
          <table:table-cell table:formula="of:=SQRT(POWER([.H161];2)+POWER([.I161];2)+POWER([.J161];2))" office:value-type="float" office:value="711.237161419997" calcext:value-type="float">
            <text:p>711.237161419997</text:p>
          </table:table-cell>
        </table:table-row>
        <table:table-row table:style-name="ro1">
          <table:table-cell office:value-type="float" office:value="74.4455" calcext:value-type="float">
            <text:p>74.4455</text:p>
          </table:table-cell>
          <table:table-cell office:value-type="float" office:value="289.258" calcext:value-type="float">
            <text:p>289.258</text:p>
          </table:table-cell>
          <table:table-cell office:value-type="float" office:value="44.3093" calcext:value-type="float">
            <text:p>44.3093</text:p>
          </table:table-cell>
          <table:table-cell office:value-type="float" office:value="74.6342" calcext:value-type="float">
            <text:p>74.6342</text:p>
          </table:table-cell>
          <table:table-cell office:value-type="float" office:value="277.199" calcext:value-type="float">
            <text:p>277.199</text:p>
          </table:table-cell>
          <table:table-cell office:value-type="float" office:value="45.9041" calcext:value-type="float">
            <text:p>45.9041</text:p>
          </table:table-cell>
          <table:table-cell/>
          <table:table-cell table:formula="of:=([.D162]-[.A162])/0.0166667" office:value-type="float" office:value="11.321977356046" calcext:value-type="float">
            <text:p>11.321977356046</text:p>
          </table:table-cell>
          <table:table-cell table:formula="of:=ABS([.E162]-[.B162])/0.0166667" office:value-type="float" office:value="723.538552922892" calcext:value-type="float">
            <text:p>723.538552922892</text:p>
          </table:table-cell>
          <table:table-cell table:formula="of:=([.F162]-[.C162])/0.0166667" office:value-type="float" office:value="95.6878086243827" calcext:value-type="float">
            <text:p>95.6878086243827</text:p>
          </table:table-cell>
          <table:table-cell table:formula="of:=DEGREES(ATAN(ABS([.F162]-[.C162])/ABS([.E162]-[.B162])))" office:value-type="float" office:value="7.53363566551617" calcext:value-type="float">
            <text:p>7.53363566551617</text:p>
          </table:table-cell>
          <table:table-cell table:formula="of:=SQRT(POWER([.H162];2)+POWER([.I162];2)+POWER([.J162];2))" office:value-type="float" office:value="729.926284946871" calcext:value-type="float">
            <text:p>729.926284946871</text:p>
          </table:table-cell>
        </table:table-row>
        <table:table-row table:style-name="ro1">
          <table:table-cell office:value-type="float" office:value="74.4588" calcext:value-type="float">
            <text:p>74.4588</text:p>
          </table:table-cell>
          <table:table-cell office:value-type="float" office:value="292.099" calcext:value-type="float">
            <text:p>292.099</text:p>
          </table:table-cell>
          <table:table-cell office:value-type="float" office:value="43.6183" calcext:value-type="float">
            <text:p>43.6183</text:p>
          </table:table-cell>
          <table:table-cell office:value-type="float" office:value="74.4084" calcext:value-type="float">
            <text:p>74.4084</text:p>
          </table:table-cell>
          <table:table-cell office:value-type="float" office:value="282.599" calcext:value-type="float">
            <text:p>282.599</text:p>
          </table:table-cell>
          <table:table-cell office:value-type="float" office:value="44.5745" calcext:value-type="float">
            <text:p>44.5745</text:p>
          </table:table-cell>
          <table:table-cell/>
          <table:table-cell table:formula="of:=([.D163]-[.A163])/0.0166667" office:value-type="float" office:value="-3.02399395201187" calcext:value-type="float">
            <text:p>-3.02399395201187</text:p>
          </table:table-cell>
          <table:table-cell table:formula="of:=ABS([.E163]-[.B163])/0.0166667" office:value-type="float" office:value="569.99886000228" calcext:value-type="float">
            <text:p>569.99886000228</text:p>
          </table:table-cell>
          <table:table-cell table:formula="of:=([.F163]-[.C163])/0.0166667" office:value-type="float" office:value="57.3718852562296" calcext:value-type="float">
            <text:p>57.3718852562296</text:p>
          </table:table-cell>
          <table:table-cell table:formula="of:=DEGREES(ATAN(ABS([.F163]-[.C163])/ABS([.E163]-[.B163])))" office:value-type="float" office:value="5.74761354718101" calcext:value-type="float">
            <text:p>5.74761354718101</text:p>
          </table:table-cell>
          <table:table-cell table:formula="of:=SQRT(POWER([.H163];2)+POWER([.I163];2)+POWER([.J163];2))" office:value-type="float" office:value="572.886880772439" calcext:value-type="float">
            <text:p>572.886880772439</text:p>
          </table:table-cell>
        </table:table-row>
        <table:table-row table:style-name="ro1">
          <table:table-cell office:value-type="float" office:value="74.1727" calcext:value-type="float">
            <text:p>74.1727</text:p>
          </table:table-cell>
          <table:table-cell office:value-type="float" office:value="286.654" calcext:value-type="float">
            <text:p>286.654</text:p>
          </table:table-cell>
          <table:table-cell office:value-type="float" office:value="43.9497" calcext:value-type="float">
            <text:p>43.9497</text:p>
          </table:table-cell>
          <table:table-cell office:value-type="float" office:value="74.1217" calcext:value-type="float">
            <text:p>74.1217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44.8398" calcext:value-type="float">
            <text:p>44.8398</text:p>
          </table:table-cell>
          <table:table-cell/>
          <table:table-cell table:formula="of:=([.D164]-[.A164])/0.0166667" office:value-type="float" office:value="-3.05999388001236" calcext:value-type="float">
            <text:p>-3.05999388001236</text:p>
          </table:table-cell>
          <table:table-cell table:formula="of:=ABS([.E164]-[.B164])/0.0166667" office:value-type="float" office:value="633.778732442534" calcext:value-type="float">
            <text:p>633.778732442534</text:p>
          </table:table-cell>
          <table:table-cell table:formula="of:=([.F164]-[.C164])/0.0166667" office:value-type="float" office:value="53.4058931882134" calcext:value-type="float">
            <text:p>53.4058931882134</text:p>
          </table:table-cell>
          <table:table-cell table:formula="of:=DEGREES(ATAN(ABS([.F164]-[.C164])/ABS([.E164]-[.B164])))" office:value-type="float" office:value="4.81669743784844" calcext:value-type="float">
            <text:p>4.81669743784844</text:p>
          </table:table-cell>
          <table:table-cell table:formula="of:=SQRT(POWER([.H164];2)+POWER([.I164];2)+POWER([.J164];2))" office:value-type="float" office:value="636.032259155337" calcext:value-type="float">
            <text:p>636.032259155337</text:p>
          </table:table-cell>
        </table:table-row>
        <table:table-row table:style-name="ro1">
          <table:table-cell office:value-type="float" office:value="74.4517" calcext:value-type="float">
            <text:p>74.4517</text:p>
          </table:table-cell>
          <table:table-cell office:value-type="float" office:value="290.703" calcext:value-type="float">
            <text:p>290.703</text:p>
          </table:table-cell>
          <table:table-cell office:value-type="float" office:value="43.8326" calcext:value-type="float">
            <text:p>43.8326</text:p>
          </table:table-cell>
          <table:table-cell office:value-type="float" office:value="74.3949" calcext:value-type="float">
            <text:p>74.3949</text:p>
          </table:table-cell>
          <table:table-cell office:value-type="float" office:value="279.927" calcext:value-type="float">
            <text:p>279.927</text:p>
          </table:table-cell>
          <table:table-cell office:value-type="float" office:value="44.9879" calcext:value-type="float">
            <text:p>44.9879</text:p>
          </table:table-cell>
          <table:table-cell/>
          <table:table-cell table:formula="of:=([.D165]-[.A165])/0.0166667" office:value-type="float" office:value="-3.40799318401336" calcext:value-type="float">
            <text:p>-3.40799318401336</text:p>
          </table:table-cell>
          <table:table-cell table:formula="of:=ABS([.E165]-[.B165])/0.0166667" office:value-type="float" office:value="646.558706882584" calcext:value-type="float">
            <text:p>646.558706882584</text:p>
          </table:table-cell>
          <table:table-cell table:formula="of:=([.F165]-[.C165])/0.0166667" office:value-type="float" office:value="69.3178613642775" calcext:value-type="float">
            <text:p>69.3178613642775</text:p>
          </table:table-cell>
          <table:table-cell table:formula="of:=DEGREES(ATAN(ABS([.F165]-[.C165])/ABS([.E165]-[.B165])))" office:value-type="float" office:value="6.11933337382855" calcext:value-type="float">
            <text:p>6.11933337382855</text:p>
          </table:table-cell>
          <table:table-cell table:formula="of:=SQRT(POWER([.H165];2)+POWER([.I165];2)+POWER([.J165];2))" office:value-type="float" office:value="650.272821027711" calcext:value-type="float">
            <text:p>650.272821027711</text:p>
          </table:table-cell>
        </table:table-row>
        <table:table-row table:style-name="ro1">
          <table:table-cell office:value-type="float" office:value="74.4659" calcext:value-type="float">
            <text:p>74.4659</text:p>
          </table:table-cell>
          <table:table-cell office:value-type="float" office:value="293.508" calcext:value-type="float">
            <text:p>293.508</text:p>
          </table:table-cell>
          <table:table-cell office:value-type="float" office:value="43.4019" calcext:value-type="float">
            <text:p>43.4019</text:p>
          </table:table-cell>
          <table:table-cell office:value-type="float" office:value="74.6626" calcext:value-type="float">
            <text:p>74.6626</text:p>
          </table:table-cell>
          <table:table-cell office:value-type="float" office:value="282.629" calcext:value-type="float">
            <text:p>282.629</text:p>
          </table:table-cell>
          <table:table-cell office:value-type="float" office:value="44.5676" calcext:value-type="float">
            <text:p>44.5676</text:p>
          </table:table-cell>
          <table:table-cell/>
          <table:table-cell table:formula="of:=([.D166]-[.A166])/0.0166667" office:value-type="float" office:value="11.8019763960468" calcext:value-type="float">
            <text:p>11.8019763960468</text:p>
          </table:table-cell>
          <table:table-cell table:formula="of:=ABS([.E166]-[.B166])/0.0166667" office:value-type="float" office:value="652.738694522609" calcext:value-type="float">
            <text:p>652.738694522609</text:p>
          </table:table-cell>
          <table:table-cell table:formula="of:=([.F166]-[.C166])/0.0166667" office:value-type="float" office:value="69.9418601162798" calcext:value-type="float">
            <text:p>69.9418601162798</text:p>
          </table:table-cell>
          <table:table-cell table:formula="of:=DEGREES(ATAN(ABS([.F166]-[.C166])/ABS([.E166]-[.B166])))" office:value-type="float" office:value="6.11598706069287" calcext:value-type="float">
            <text:p>6.11598706069287</text:p>
          </table:table-cell>
          <table:table-cell table:formula="of:=SQRT(POWER([.H166];2)+POWER([.I166];2)+POWER([.J166];2))" office:value-type="float" office:value="656.581262122563" calcext:value-type="float">
            <text:p>656.581262122563</text:p>
          </table:table-cell>
        </table:table-row>
        <table:table-row table:style-name="ro1">
          <table:table-cell office:value-type="float" office:value="74.4501" calcext:value-type="float">
            <text:p>74.4501</text:p>
          </table:table-cell>
          <table:table-cell office:value-type="float" office:value="290.821" calcext:value-type="float">
            <text:p>290.821</text:p>
          </table:table-cell>
          <table:table-cell office:value-type="float" office:value="43.3029" calcext:value-type="float">
            <text:p>43.3029</text:p>
          </table:table-cell>
          <table:table-cell office:value-type="float" office:value="74.3849" calcext:value-type="float">
            <text:p>74.3849</text:p>
          </table:table-cell>
          <table:table-cell office:value-type="float" office:value="278.812" calcext:value-type="float">
            <text:p>278.812</text:p>
          </table:table-cell>
          <table:table-cell office:value-type="float" office:value="44.1624" calcext:value-type="float">
            <text:p>44.1624</text:p>
          </table:table-cell>
          <table:table-cell/>
          <table:table-cell table:formula="of:=([.D167]-[.A167])/0.0166667" office:value-type="float" office:value="-3.91199217601591" calcext:value-type="float">
            <text:p>-3.91199217601591</text:p>
          </table:table-cell>
          <table:table-cell table:formula="of:=ABS([.E167]-[.B167])/0.0166667" office:value-type="float" office:value="720.538558922883" calcext:value-type="float">
            <text:p>720.538558922883</text:p>
          </table:table-cell>
          <table:table-cell table:formula="of:=([.F167]-[.C167])/0.0166667" office:value-type="float" office:value="51.5698968602061" calcext:value-type="float">
            <text:p>51.5698968602061</text:p>
          </table:table-cell>
          <table:table-cell table:formula="of:=DEGREES(ATAN(ABS([.F167]-[.C167])/ABS([.E167]-[.B167])))" office:value-type="float" office:value="4.09375415684487" calcext:value-type="float">
            <text:p>4.09375415684487</text:p>
          </table:table-cell>
          <table:table-cell table:formula="of:=SQRT(POWER([.H167];2)+POWER([.I167];2)+POWER([.J167];2))" office:value-type="float" office:value="722.3922569073" calcext:value-type="float">
            <text:p>722.3922569073</text:p>
          </table:table-cell>
        </table:table-row>
        <table:table-row table:style-name="ro1">
          <table:table-cell office:value-type="float" office:value="74.6687" calcext:value-type="float">
            <text:p>74.6687</text:p>
          </table:table-cell>
          <table:table-cell office:value-type="float" office:value="284.09" calcext:value-type="float">
            <text:p>284.09</text:p>
          </table:table-cell>
          <table:table-cell office:value-type="float" office:value="43.837" calcext:value-type="float">
            <text:p>43.837</text:p>
          </table:table-cell>
          <table:table-cell office:value-type="float" office:value="74.6135" calcext:value-type="float">
            <text:p>74.6135</text:p>
          </table:table-cell>
          <table:table-cell office:value-type="float" office:value="274.995" calcext:value-type="float">
            <text:p>274.995</text:p>
          </table:table-cell>
          <table:table-cell office:value-type="float" office:value="44.2636" calcext:value-type="float">
            <text:p>44.2636</text:p>
          </table:table-cell>
          <table:table-cell/>
          <table:table-cell table:formula="of:=([.D168]-[.A168])/0.0166667" office:value-type="float" office:value="-3.3119933760132" calcext:value-type="float">
            <text:p>-3.3119933760132</text:p>
          </table:table-cell>
          <table:table-cell table:formula="of:=ABS([.E168]-[.B168])/0.0166667" office:value-type="float" office:value="545.698908602181" calcext:value-type="float">
            <text:p>545.698908602181</text:p>
          </table:table-cell>
          <table:table-cell table:formula="of:=([.F168]-[.C168])/0.0166667" office:value-type="float" office:value="25.595948808102" calcext:value-type="float">
            <text:p>25.595948808102</text:p>
          </table:table-cell>
          <table:table-cell table:formula="of:=DEGREES(ATAN(ABS([.F168]-[.C168])/ABS([.E168]-[.B168])))" office:value-type="float" office:value="2.68548413318163" calcext:value-type="float">
            <text:p>2.68548413318163</text:p>
          </table:table-cell>
          <table:table-cell table:formula="of:=SQRT(POWER([.H168];2)+POWER([.I168];2)+POWER([.J168];2))" office:value-type="float" office:value="546.30890597273" calcext:value-type="float">
            <text:p>546.30890597273</text:p>
          </table:table-cell>
        </table:table-row>
        <table:table-row table:style-name="ro1">
          <table:table-cell office:value-type="float" office:value="74.1736" calcext:value-type="float">
            <text:p>74.1736</text:p>
          </table:table-cell>
          <table:table-cell office:value-type="float" office:value="286.597" calcext:value-type="float">
            <text:p>286.597</text:p>
          </table:table-cell>
          <table:table-cell office:value-type="float" office:value="44.212" calcext:value-type="float">
            <text:p>44.212</text:p>
          </table:table-cell>
          <table:table-cell office:value-type="float" office:value="74.1227" calcext:value-type="float">
            <text:p>74.1227</text:p>
          </table:table-cell>
          <table:table-cell office:value-type="float" office:value="276.044" calcext:value-type="float">
            <text:p>276.044</text:p>
          </table:table-cell>
          <table:table-cell office:value-type="float" office:value="45.0951" calcext:value-type="float">
            <text:p>45.0951</text:p>
          </table:table-cell>
          <table:table-cell/>
          <table:table-cell table:formula="of:=([.D169]-[.A169])/0.0166667" office:value-type="float" office:value="-3.05399389201213" calcext:value-type="float">
            <text:p>-3.05399389201213</text:p>
          </table:table-cell>
          <table:table-cell table:formula="of:=ABS([.E169]-[.B169])/0.0166667" office:value-type="float" office:value="633.178733642533" calcext:value-type="float">
            <text:p>633.178733642533</text:p>
          </table:table-cell>
          <table:table-cell table:formula="of:=([.F169]-[.C169])/0.0166667" office:value-type="float" office:value="52.9858940282119" calcext:value-type="float">
            <text:p>52.9858940282119</text:p>
          </table:table-cell>
          <table:table-cell table:formula="of:=DEGREES(ATAN(ABS([.F169]-[.C169])/ABS([.E169]-[.B169])))" office:value-type="float" office:value="4.78350125178848" calcext:value-type="float">
            <text:p>4.78350125178848</text:p>
          </table:table-cell>
          <table:table-cell table:formula="of:=SQRT(POWER([.H169];2)+POWER([.I169];2)+POWER([.J169];2))" office:value-type="float" office:value="635.39919781333" calcext:value-type="float">
            <text:p>635.39919781333</text:p>
          </table:table-cell>
        </table:table-row>
        <table:table-row table:style-name="ro1">
          <table:table-cell office:value-type="float" office:value="73.9468" calcext:value-type="float">
            <text:p>73.9468</text:p>
          </table:table-cell>
          <table:table-cell office:value-type="float" office:value="293.397" calcext:value-type="float">
            <text:p>293.397</text:p>
          </table:table-cell>
          <table:table-cell office:value-type="float" office:value="43.6807" calcext:value-type="float">
            <text:p>43.6807</text:p>
          </table:table-cell>
          <table:table-cell office:value-type="float" office:value="73.9023" calcext:value-type="float">
            <text:p>73.9023</text:p>
          </table:table-cell>
          <table:table-cell office:value-type="float" office:value="282.446" calcext:value-type="float">
            <text:p>282.446</text:p>
          </table:table-cell>
          <table:table-cell office:value-type="float" office:value="45.1054" calcext:value-type="float">
            <text:p>45.1054</text:p>
          </table:table-cell>
          <table:table-cell/>
          <table:table-cell table:formula="of:=([.D170]-[.A170])/0.0166667" office:value-type="float" office:value="-2.66999466001064" calcext:value-type="float">
            <text:p>-2.66999466001064</text:p>
          </table:table-cell>
          <table:table-cell table:formula="of:=ABS([.E170]-[.B170])/0.0166667" office:value-type="float" office:value="657.058685882626" calcext:value-type="float">
            <text:p>657.058685882626</text:p>
          </table:table-cell>
          <table:table-cell table:formula="of:=([.F170]-[.C170])/0.0166667" office:value-type="float" office:value="85.481829036342" calcext:value-type="float">
            <text:p>85.481829036342</text:p>
          </table:table-cell>
          <table:table-cell table:formula="of:=DEGREES(ATAN(ABS([.F170]-[.C170])/ABS([.E170]-[.B170])))" office:value-type="float" office:value="7.41241727597229" calcext:value-type="float">
            <text:p>7.41241727597229</text:p>
          </table:table-cell>
          <table:table-cell table:formula="of:=SQRT(POWER([.H170];2)+POWER([.I170];2)+POWER([.J170];2))" office:value-type="float" office:value="662.601228991228" calcext:value-type="float">
            <text:p>662.601228991228</text:p>
          </table:table-cell>
        </table:table-row>
        <table:table-row table:style-name="ro1">
          <table:table-cell office:value-type="float" office:value="74.4077" calcext:value-type="float">
            <text:p>74.4077</text:p>
          </table:table-cell>
          <table:table-cell office:value-type="float" office:value="282.66" calcext:value-type="float">
            <text:p>282.66</text:p>
          </table:table-cell>
          <table:table-cell office:value-type="float" office:value="44.3137" calcext:value-type="float">
            <text:p>44.3137</text:p>
          </table:table-cell>
          <table:table-cell office:value-type="float" office:value="74.365" calcext:value-type="float">
            <text:p>74.365</text:p>
          </table:table-cell>
          <table:table-cell office:value-type="float" office:value="274.866" calcext:value-type="float">
            <text:p>274.866</text:p>
          </table:table-cell>
          <table:table-cell office:value-type="float" office:value="44.7815" calcext:value-type="float">
            <text:p>44.7815</text:p>
          </table:table-cell>
          <table:table-cell/>
          <table:table-cell table:formula="of:=([.D171]-[.A171])/0.0166667" office:value-type="float" office:value="-2.56199487601088" calcext:value-type="float">
            <text:p>-2.56199487601088</text:p>
          </table:table-cell>
          <table:table-cell table:formula="of:=ABS([.E171]-[.B171])/0.0166667" office:value-type="float" office:value="467.639064721873" calcext:value-type="float">
            <text:p>467.639064721873</text:p>
          </table:table-cell>
          <table:table-cell table:formula="of:=([.F171]-[.C171])/0.0166667" office:value-type="float" office:value="28.0679438641125" calcext:value-type="float">
            <text:p>28.0679438641125</text:p>
          </table:table-cell>
          <table:table-cell table:formula="of:=DEGREES(ATAN(ABS([.F171]-[.C171])/ABS([.E171]-[.B171])))" office:value-type="float" office:value="3.43480234468347" calcext:value-type="float">
            <text:p>3.43480234468347</text:p>
          </table:table-cell>
          <table:table-cell table:formula="of:=SQRT(POWER([.H171];2)+POWER([.I171];2)+POWER([.J171];2))" office:value-type="float" office:value="468.487639265383" calcext:value-type="float">
            <text:p>468.487639265383</text:p>
          </table:table-cell>
        </table:table-row>
        <table:table-row table:style-name="ro1">
          <table:table-cell office:value-type="float" office:value="74.1798" calcext:value-type="float">
            <text:p>74.1798</text:p>
          </table:table-cell>
          <table:table-cell office:value-type="float" office:value="287.97" calcext:value-type="float">
            <text:p>287.97</text:p>
          </table:table-cell>
          <table:table-cell office:value-type="float" office:value="44.0005" calcext:value-type="float">
            <text:p>44.0005</text:p>
          </table:table-cell>
          <table:table-cell office:value-type="float" office:value="74.1345" calcext:value-type="float">
            <text:p>74.1345</text:p>
          </table:table-cell>
          <table:table-cell office:value-type="float" office:value="278.68" calcext:value-type="float">
            <text:p>278.68</text:p>
          </table:table-cell>
          <table:table-cell office:value-type="float" office:value="44.6844" calcext:value-type="float">
            <text:p>44.6844</text:p>
          </table:table-cell>
          <table:table-cell/>
          <table:table-cell table:formula="of:=([.D172]-[.A172])/0.0166667" office:value-type="float" office:value="-2.71799456401072" calcext:value-type="float">
            <text:p>-2.71799456401072</text:p>
          </table:table-cell>
          <table:table-cell table:formula="of:=ABS([.E172]-[.B172])/0.0166667" office:value-type="float" office:value="557.398885202231" calcext:value-type="float">
            <text:p>557.398885202231</text:p>
          </table:table-cell>
          <table:table-cell table:formula="of:=([.F172]-[.C172])/0.0166667" office:value-type="float" office:value="41.0339179321638" calcext:value-type="float">
            <text:p>41.0339179321638</text:p>
          </table:table-cell>
          <table:table-cell table:formula="of:=DEGREES(ATAN(ABS([.F172]-[.C172])/ABS([.E172]-[.B172])))" office:value-type="float" office:value="4.2103365802439" calcext:value-type="float">
            <text:p>4.2103365802439</text:p>
          </table:table-cell>
          <table:table-cell table:formula="of:=SQRT(POWER([.H172];2)+POWER([.I172];2)+POWER([.J172];2))" office:value-type="float" office:value="558.91384590114" calcext:value-type="float">
            <text:p>558.91384590114</text:p>
          </table:table-cell>
        </table:table-row>
        <table:table-row table:style-name="ro1">
          <table:table-cell office:value-type="float" office:value="73.6799" calcext:value-type="float">
            <text:p>73.6799</text:p>
          </table:table-cell>
          <table:table-cell office:value-type="float" office:value="292.084" calcext:value-type="float">
            <text:p>292.084</text:p>
          </table:table-cell>
          <table:table-cell office:value-type="float" office:value="43.3713" calcext:value-type="float">
            <text:p>43.3713</text:p>
          </table:table-cell>
          <table:table-cell office:value-type="float" office:value="73.6395" calcext:value-type="float">
            <text:p>73.6395</text:p>
          </table:table-cell>
          <table:table-cell office:value-type="float" office:value="281.296" calcext:value-type="float">
            <text:p>281.296</text:p>
          </table:table-cell>
          <table:table-cell office:value-type="float" office:value="44.2818" calcext:value-type="float">
            <text:p>44.2818</text:p>
          </table:table-cell>
          <table:table-cell/>
          <table:table-cell table:formula="of:=([.D173]-[.A173])/0.0166667" office:value-type="float" office:value="-2.42399515201002" calcext:value-type="float">
            <text:p>-2.42399515201002</text:p>
          </table:table-cell>
          <table:table-cell table:formula="of:=ABS([.E173]-[.B173])/0.0166667" office:value-type="float" office:value="647.27870544259" calcext:value-type="float">
            <text:p>647.27870544259</text:p>
          </table:table-cell>
          <table:table-cell table:formula="of:=([.F173]-[.C173])/0.0166667" office:value-type="float" office:value="54.6298907402185" calcext:value-type="float">
            <text:p>54.6298907402185</text:p>
          </table:table-cell>
          <table:table-cell table:formula="of:=DEGREES(ATAN(ABS([.F173]-[.C173])/ABS([.E173]-[.B173])))" office:value-type="float" office:value="4.82429235343103" calcext:value-type="float">
            <text:p>4.82429235343103</text:p>
          </table:table-cell>
          <table:table-cell table:formula="of:=SQRT(POWER([.H173];2)+POWER([.I173];2)+POWER([.J173];2))" office:value-type="float" office:value="649.584500457192" calcext:value-type="float">
            <text:p>649.584500457192</text:p>
          </table:table-cell>
        </table:table-row>
        <table:table-row table:style-name="ro1">
          <table:table-cell office:value-type="float" office:value="74.4377" calcext:value-type="float">
            <text:p>74.4377</text:p>
          </table:table-cell>
          <table:table-cell office:value-type="float" office:value="287.936" calcext:value-type="float">
            <text:p>287.936</text:p>
          </table:table-cell>
          <table:table-cell office:value-type="float" office:value="44.2575" calcext:value-type="float">
            <text:p>44.2575</text:p>
          </table:table-cell>
          <table:table-cell office:value-type="float" office:value="74.6334" calcext:value-type="float">
            <text:p>74.6334</text:p>
          </table:table-cell>
          <table:table-cell office:value-type="float" office:value="277.257" calcext:value-type="float">
            <text:p>277.257</text:p>
          </table:table-cell>
          <table:table-cell office:value-type="float" office:value="45.6469" calcext:value-type="float">
            <text:p>45.6469</text:p>
          </table:table-cell>
          <table:table-cell/>
          <table:table-cell table:formula="of:=([.D174]-[.A174])/0.0166667" office:value-type="float" office:value="11.7419765160462" calcext:value-type="float">
            <text:p>11.7419765160462</text:p>
          </table:table-cell>
          <table:table-cell table:formula="of:=ABS([.E174]-[.B174])/0.0166667" office:value-type="float" office:value="640.738718522561" calcext:value-type="float">
            <text:p>640.738718522561</text:p>
          </table:table-cell>
          <table:table-cell table:formula="of:=([.F174]-[.C174])/0.0166667" office:value-type="float" office:value="83.3638332723336" calcext:value-type="float">
            <text:p>83.3638332723336</text:p>
          </table:table-cell>
          <table:table-cell table:formula="of:=DEGREES(ATAN(ABS([.F174]-[.C174])/ABS([.E174]-[.B174])))" office:value-type="float" office:value="7.41287405153605" calcext:value-type="float">
            <text:p>7.41287405153605</text:p>
          </table:table-cell>
          <table:table-cell table:formula="of:=SQRT(POWER([.H174];2)+POWER([.I174];2)+POWER([.J174];2))" office:value-type="float" office:value="646.245702596385" calcext:value-type="float">
            <text:p>646.245702596385</text:p>
          </table:table-cell>
        </table:table-row>
        <table:table-row table:style-name="ro1">
          <table:table-cell office:value-type="float" office:value="73.9139" calcext:value-type="float">
            <text:p>73.9139</text:p>
          </table:table-cell>
          <table:table-cell office:value-type="float" office:value="285.096" calcext:value-type="float">
            <text:p>285.096</text:p>
          </table:table-cell>
          <table:table-cell office:value-type="float" office:value="44.9509" calcext:value-type="float">
            <text:p>44.9509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274.608" calcext:value-type="float">
            <text:p>274.608</text:p>
          </table:table-cell>
          <table:table-cell office:value-type="float" office:value="45.8152" calcext:value-type="float">
            <text:p>45.8152</text:p>
          </table:table-cell>
          <table:table-cell/>
          <table:table-cell table:formula="of:=([.D175]-[.A175])/0.0166667" office:value-type="float" office:value="-2.6999946000109" calcext:value-type="float">
            <text:p>-2.6999946000109</text:p>
          </table:table-cell>
          <table:table-cell table:formula="of:=ABS([.E175]-[.B175])/0.0166667" office:value-type="float" office:value="629.278741442517" calcext:value-type="float">
            <text:p>629.278741442517</text:p>
          </table:table-cell>
          <table:table-cell table:formula="of:=([.F175]-[.C175])/0.0166667" office:value-type="float" office:value="51.8578962842074" calcext:value-type="float">
            <text:p>51.8578962842074</text:p>
          </table:table-cell>
          <table:table-cell table:formula="of:=DEGREES(ATAN(ABS([.F175]-[.C175])/ABS([.E175]-[.B175])))" office:value-type="float" office:value="4.71101218417037" calcext:value-type="float">
            <text:p>4.71101218417037</text:p>
          </table:table-cell>
          <table:table-cell table:formula="of:=SQRT(POWER([.H175];2)+POWER([.I175];2)+POWER([.J175];2))" office:value-type="float" office:value="631.417663523394" calcext:value-type="float">
            <text:p>631.417663523394</text:p>
          </table:table-cell>
        </table:table-row>
        <table:table-row table:style-name="ro1">
          <table:table-cell office:value-type="float" office:value="74.4291" calcext:value-type="float">
            <text:p>74.4291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43.9437" calcext:value-type="float">
            <text:p>43.9437</text:p>
          </table:table-cell>
          <table:table-cell office:value-type="float" office:value="74.379" calcext:value-type="float">
            <text:p>74.379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44.627" calcext:value-type="float">
            <text:p>44.627</text:p>
          </table:table-cell>
          <table:table-cell/>
          <table:table-cell table:formula="of:=([.D176]-[.A176])/0.0166667" office:value-type="float" office:value="-3.00599398801205" calcext:value-type="float">
            <text:p>-3.00599398801205</text:p>
          </table:table-cell>
          <table:table-cell table:formula="of:=ABS([.E176]-[.B176])/0.0166667" office:value-type="float" office:value="554.458891082217" calcext:value-type="float">
            <text:p>554.458891082217</text:p>
          </table:table-cell>
          <table:table-cell table:formula="of:=([.F176]-[.C176])/0.0166667" office:value-type="float" office:value="40.9979180041642" calcext:value-type="float">
            <text:p>40.9979180041642</text:p>
          </table:table-cell>
          <table:table-cell table:formula="of:=DEGREES(ATAN(ABS([.F176]-[.C176])/ABS([.E176]-[.B176])))" office:value-type="float" office:value="4.22888093097879" calcext:value-type="float">
            <text:p>4.22888093097879</text:p>
          </table:table-cell>
          <table:table-cell table:formula="of:=SQRT(POWER([.H176];2)+POWER([.I176];2)+POWER([.J176];2))" office:value-type="float" office:value="555.980689575325" calcext:value-type="float">
            <text:p>555.980689575325</text:p>
          </table:table-cell>
        </table:table-row>
        <table:table-row table:style-name="ro1">
          <table:table-cell office:value-type="float" office:value="73.9458" calcext:value-type="float">
            <text:p>73.9458</text:p>
          </table:table-cell>
          <table:table-cell office:value-type="float" office:value="293.463" calcext:value-type="float">
            <text:p>293.463</text:p>
          </table:table-cell>
          <table:table-cell office:value-type="float" office:value="43.4136" calcext:value-type="float">
            <text:p>43.4136</text:p>
          </table:table-cell>
          <table:table-cell office:value-type="float" office:value="73.3972" calcext:value-type="float">
            <text:p>73.3972</text:p>
          </table:table-cell>
          <table:table-cell office:value-type="float" office:value="283.806" calcext:value-type="float">
            <text:p>283.806</text:p>
          </table:table-cell>
          <table:table-cell office:value-type="float" office:value="44.6494" calcext:value-type="float">
            <text:p>44.6494</text:p>
          </table:table-cell>
          <table:table-cell/>
          <table:table-cell table:formula="of:=([.D177]-[.A177])/0.0166667" office:value-type="float" office:value="-32.9159341681321" calcext:value-type="float">
            <text:p>-32.9159341681321</text:p>
          </table:table-cell>
          <table:table-cell table:formula="of:=ABS([.E177]-[.B177])/0.0166667" office:value-type="float" office:value="579.41884116232" calcext:value-type="float">
            <text:p>579.41884116232</text:p>
          </table:table-cell>
          <table:table-cell table:formula="of:=([.F177]-[.C177])/0.0166667" office:value-type="float" office:value="74.1478517042964" calcext:value-type="float">
            <text:p>74.1478517042964</text:p>
          </table:table-cell>
          <table:table-cell table:formula="of:=DEGREES(ATAN(ABS([.F177]-[.C177])/ABS([.E177]-[.B177])))" office:value-type="float" office:value="7.29246841902847" calcext:value-type="float">
            <text:p>7.29246841902847</text:p>
          </table:table-cell>
          <table:table-cell table:formula="of:=SQRT(POWER([.H177];2)+POWER([.I177];2)+POWER([.J177];2))" office:value-type="float" office:value="585.070556538619" calcext:value-type="float">
            <text:p>585.070556538619</text:p>
          </table:table-cell>
        </table:table-row>
        <table:table-row table:style-name="ro1">
          <table:table-cell office:value-type="float" office:value="74.4205" calcext:value-type="float">
            <text:p>74.4205</text:p>
          </table:table-cell>
          <table:table-cell office:value-type="float" office:value="285.425" calcext:value-type="float">
            <text:p>285.425</text:p>
          </table:table-cell>
          <table:table-cell office:value-type="float" office:value="43.6314" calcext:value-type="float">
            <text:p>43.6314</text:p>
          </table:table-cell>
          <table:table-cell office:value-type="float" office:value="74.369" calcext:value-type="float">
            <text:p>74.369</text:p>
          </table:table-cell>
          <table:table-cell office:value-type="float" office:value="276.32" calcext:value-type="float">
            <text:p>276.32</text:p>
          </table:table-cell>
          <table:table-cell office:value-type="float" office:value="43.808" calcext:value-type="float">
            <text:p>43.808</text:p>
          </table:table-cell>
          <table:table-cell/>
          <table:table-cell table:formula="of:=([.D178]-[.A178])/0.0166667" office:value-type="float" office:value="-3.08999382001262" calcext:value-type="float">
            <text:p>-3.08999382001262</text:p>
          </table:table-cell>
          <table:table-cell table:formula="of:=ABS([.E178]-[.B178])/0.0166667" office:value-type="float" office:value="546.298907402186" calcext:value-type="float">
            <text:p>546.298907402186</text:p>
          </table:table-cell>
          <table:table-cell table:formula="of:=([.F178]-[.C178])/0.0166667" office:value-type="float" office:value="10.5959788080424" calcext:value-type="float">
            <text:p>10.5959788080424</text:p>
          </table:table-cell>
          <table:table-cell table:formula="of:=DEGREES(ATAN(ABS([.F178]-[.C178])/ABS([.E178]-[.B178])))" office:value-type="float" office:value="1.11116596251803" calcext:value-type="float">
            <text:p>1.11116596251803</text:p>
          </table:table-cell>
          <table:table-cell table:formula="of:=SQRT(POWER([.H178];2)+POWER([.I178];2)+POWER([.J178];2))" office:value-type="float" office:value="546.410394353485" calcext:value-type="float">
            <text:p>546.410394353485</text:p>
          </table:table-cell>
        </table:table-row>
        <table:table-row table:style-name="ro1">
          <table:table-cell office:value-type="float" office:value="75.1608" calcext:value-type="float">
            <text:p>75.1608</text:p>
          </table:table-cell>
          <table:table-cell office:value-type="float" office:value="281.449" calcext:value-type="float">
            <text:p>281.449</text:p>
          </table:table-cell>
          <table:table-cell office:value-type="float" office:value="44.2439" calcext:value-type="float">
            <text:p>44.2439</text:p>
          </table:table-cell>
          <table:table-cell office:value-type="float" office:value="75.3453" calcext:value-type="float">
            <text:p>75.3453</text:p>
          </table:table-cell>
          <table:table-cell office:value-type="float" office:value="272.475" calcext:value-type="float">
            <text:p>272.475</text:p>
          </table:table-cell>
          <table:table-cell office:value-type="float" office:value="44.6549" calcext:value-type="float">
            <text:p>44.6549</text:p>
          </table:table-cell>
          <table:table-cell/>
          <table:table-cell table:formula="of:=([.D179]-[.A179])/0.0166667" office:value-type="float" office:value="11.0699778600443" calcext:value-type="float">
            <text:p>11.0699778600443</text:p>
          </table:table-cell>
          <table:table-cell table:formula="of:=ABS([.E179]-[.B179])/0.0166667" office:value-type="float" office:value="538.438923122153" calcext:value-type="float">
            <text:p>538.438923122153</text:p>
          </table:table-cell>
          <table:table-cell table:formula="of:=([.F179]-[.C179])/0.0166667" office:value-type="float" office:value="24.6599506800987" calcext:value-type="float">
            <text:p>24.6599506800987</text:p>
          </table:table-cell>
          <table:table-cell table:formula="of:=DEGREES(ATAN(ABS([.F179]-[.C179])/ABS([.E179]-[.B179])))" office:value-type="float" office:value="2.62225555342386" calcext:value-type="float">
            <text:p>2.62225555342386</text:p>
          </table:table-cell>
          <table:table-cell table:formula="of:=SQRT(POWER([.H179];2)+POWER([.I179];2)+POWER([.J179];2))" office:value-type="float" office:value="539.116992414736" calcext:value-type="float">
            <text:p>539.116992414736</text:p>
          </table:table-cell>
        </table:table-row>
        <table:table-row table:style-name="ro1">
          <table:table-cell office:value-type="float" office:value="74.1666" calcext:value-type="float">
            <text:p>74.1666</text:p>
          </table:table-cell>
          <table:table-cell office:value-type="float" office:value="285.294" calcext:value-type="float">
            <text:p>285.294</text:p>
          </table:table-cell>
          <table:table-cell office:value-type="float" office:value="44.1601" calcext:value-type="float">
            <text:p>44.1601</text:p>
          </table:table-cell>
          <table:table-cell office:value-type="float" office:value="74.115" calcext:value-type="float">
            <text:p>74.115</text:p>
          </table:table-cell>
          <table:table-cell office:value-type="float" office:value="274.845" calcext:value-type="float">
            <text:p>274.845</text:p>
          </table:table-cell>
          <table:table-cell office:value-type="float" office:value="44.7871" calcext:value-type="float">
            <text:p>44.7871</text:p>
          </table:table-cell>
          <table:table-cell/>
          <table:table-cell table:formula="of:=([.D180]-[.A180])/0.0166667" office:value-type="float" office:value="-3.09599380801284" calcext:value-type="float">
            <text:p>-3.09599380801284</text:p>
          </table:table-cell>
          <table:table-cell table:formula="of:=ABS([.E180]-[.B180])/0.0166667" office:value-type="float" office:value="626.938746122505" calcext:value-type="float">
            <text:p>626.938746122505</text:p>
          </table:table-cell>
          <table:table-cell table:formula="of:=([.F180]-[.C180])/0.0166667" office:value-type="float" office:value="37.6199247601506" calcext:value-type="float">
            <text:p>37.6199247601506</text:p>
          </table:table-cell>
          <table:table-cell table:formula="of:=DEGREES(ATAN(ABS([.F180]-[.C180])/ABS([.E180]-[.B180])))" office:value-type="float" office:value="3.43395818464404" calcext:value-type="float">
            <text:p>3.43395818464404</text:p>
          </table:table-cell>
          <table:table-cell table:formula="of:=SQRT(POWER([.H180];2)+POWER([.I180];2)+POWER([.J180];2))" office:value-type="float" office:value="628.074068328153" calcext:value-type="float">
            <text:p>628.074068328153</text:p>
          </table:table-cell>
        </table:table-row>
        <table:table-row table:style-name="ro1">
          <table:table-cell office:value-type="float" office:value="74.9251" calcext:value-type="float">
            <text:p>74.9251</text:p>
          </table:table-cell>
          <table:table-cell office:value-type="float" office:value="284.002" calcext:value-type="float">
            <text:p>284.002</text:p>
          </table:table-cell>
          <table:table-cell office:value-type="float" office:value="44.3528" calcext:value-type="float">
            <text:p>44.3528</text:p>
          </table:table-cell>
          <table:table-cell office:value-type="float" office:value="75.3468" calcext:value-type="float">
            <text:p>75.3468</text:p>
          </table:table-cell>
          <table:table-cell office:value-type="float" office:value="272.318" calcext:value-type="float">
            <text:p>272.318</text:p>
          </table:table-cell>
          <table:table-cell office:value-type="float" office:value="45.4181" calcext:value-type="float">
            <text:p>45.4181</text:p>
          </table:table-cell>
          <table:table-cell/>
          <table:table-cell table:formula="of:=([.D181]-[.A181])/0.0166667" office:value-type="float" office:value="25.3019493961013" calcext:value-type="float">
            <text:p>25.3019493961013</text:p>
          </table:table-cell>
          <table:table-cell table:formula="of:=ABS([.E181]-[.B181])/0.0166667" office:value-type="float" office:value="701.038597922806" calcext:value-type="float">
            <text:p>701.038597922806</text:p>
          </table:table-cell>
          <table:table-cell table:formula="of:=([.F181]-[.C181])/0.0166667" office:value-type="float" office:value="63.9178721642557" calcext:value-type="float">
            <text:p>63.9178721642557</text:p>
          </table:table-cell>
          <table:table-cell table:formula="of:=DEGREES(ATAN(ABS([.F181]-[.C181])/ABS([.E181]-[.B181])))" office:value-type="float" office:value="5.20959408874439" calcext:value-type="float">
            <text:p>5.20959408874439</text:p>
          </table:table-cell>
          <table:table-cell table:formula="of:=SQRT(POWER([.H181];2)+POWER([.I181];2)+POWER([.J181];2))" office:value-type="float" office:value="704.401021295982" calcext:value-type="float">
            <text:p>704.401021295982</text:p>
          </table:table-cell>
        </table:table-row>
        <table:table-row table:style-name="ro1">
          <table:table-cell office:value-type="float" office:value="73.9357" calcext:value-type="float">
            <text:p>73.9357</text:p>
          </table:table-cell>
          <table:table-cell office:value-type="float" office:value="290.593" calcext:value-type="float">
            <text:p>290.593</text:p>
          </table:table-cell>
          <table:table-cell office:value-type="float" office:value="44.1098" calcext:value-type="float">
            <text:p>44.1098</text:p>
          </table:table-cell>
          <table:table-cell office:value-type="float" office:value="73.6438" calcext:value-type="float">
            <text:p>73.6438</text:p>
          </table:table-cell>
          <table:table-cell office:value-type="float" office:value="281.078" calcext:value-type="float">
            <text:p>281.078</text:p>
          </table:table-cell>
          <table:table-cell office:value-type="float" office:value="45.3177" calcext:value-type="float">
            <text:p>45.3177</text:p>
          </table:table-cell>
          <table:table-cell/>
          <table:table-cell table:formula="of:=([.D182]-[.A182])/0.0166667" office:value-type="float" office:value="-17.51396497207" calcext:value-type="float">
            <text:p>-17.51396497207</text:p>
          </table:table-cell>
          <table:table-cell table:formula="of:=ABS([.E182]-[.B182])/0.0166667" office:value-type="float" office:value="570.898858202286" calcext:value-type="float">
            <text:p>570.898858202286</text:p>
          </table:table-cell>
          <table:table-cell table:formula="of:=([.F182]-[.C182])/0.0166667" office:value-type="float" office:value="72.47385505229" calcext:value-type="float">
            <text:p>72.47385505229</text:p>
          </table:table-cell>
          <table:table-cell table:formula="of:=DEGREES(ATAN(ABS([.F182]-[.C182])/ABS([.E182]-[.B182])))" office:value-type="float" office:value="7.23482437585825" calcext:value-type="float">
            <text:p>7.23482437585825</text:p>
          </table:table-cell>
          <table:table-cell table:formula="of:=SQRT(POWER([.H182];2)+POWER([.I182];2)+POWER([.J182];2))" office:value-type="float" office:value="575.74708417139" calcext:value-type="float">
            <text:p>575.74708417139</text:p>
          </table:table-cell>
        </table:table-row>
        <table:table-row table:style-name="ro1">
          <table:table-cell office:value-type="float" office:value="73.9514" calcext:value-type="float">
            <text:p>73.9514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43.1967" calcext:value-type="float">
            <text:p>43.1967</text:p>
          </table:table-cell>
          <table:table-cell office:value-type="float" office:value="73.9046" calcext:value-type="float">
            <text:p>73.9046</text:p>
          </table:table-cell>
          <table:table-cell office:value-type="float" office:value="283.967" calcext:value-type="float">
            <text:p>283.967</text:p>
          </table:table-cell>
          <table:table-cell office:value-type="float" office:value="44.1155" calcext:value-type="float">
            <text:p>44.1155</text:p>
          </table:table-cell>
          <table:table-cell/>
          <table:table-cell table:formula="of:=([.D183]-[.A183])/0.0166667" office:value-type="float" office:value="-2.80799438401151" calcext:value-type="float">
            <text:p>-2.80799438401151</text:p>
          </table:table-cell>
          <table:table-cell table:formula="of:=ABS([.E183]-[.B183])/0.0166667" office:value-type="float" office:value="654.478691042619" calcext:value-type="float">
            <text:p>654.478691042619</text:p>
          </table:table-cell>
          <table:table-cell table:formula="of:=([.F183]-[.C183])/0.0166667" office:value-type="float" office:value="55.1278897442204" calcext:value-type="float">
            <text:p>55.1278897442204</text:p>
          </table:table-cell>
          <table:table-cell table:formula="of:=DEGREES(ATAN(ABS([.F183]-[.C183])/ABS([.E183]-[.B183])))" office:value-type="float" office:value="4.81475872677247" calcext:value-type="float">
            <text:p>4.81475872677247</text:p>
          </table:table-cell>
          <table:table-cell table:formula="of:=SQRT(POWER([.H183];2)+POWER([.I183];2)+POWER([.J183];2))" office:value-type="float" office:value="656.802349332713" calcext:value-type="float">
            <text:p>656.802349332713</text:p>
          </table:table-cell>
        </table:table-row>
        <table:table-row table:style-name="ro1">
          <table:table-cell office:value-type="float" office:value="73.3975" calcext:value-type="float">
            <text:p>73.3975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43.6562" calcext:value-type="float">
            <text:p>43.6562</text:p>
          </table:table-cell>
          <table:table-cell office:value-type="float" office:value="73.1127" calcext:value-type="float">
            <text:p>73.1127</text:p>
          </table:table-cell>
          <table:table-cell office:value-type="float" office:value="274.829" calcext:value-type="float">
            <text:p>274.829</text:p>
          </table:table-cell>
          <table:table-cell office:value-type="float" office:value="44.3037" calcext:value-type="float">
            <text:p>44.3037</text:p>
          </table:table-cell>
          <table:table-cell/>
          <table:table-cell table:formula="of:=([.D184]-[.A184])/0.0166667" office:value-type="float" office:value="-17.0879658240677" calcext:value-type="float">
            <text:p>-17.0879658240677</text:p>
          </table:table-cell>
          <table:table-cell table:formula="of:=ABS([.E184]-[.B184])/0.0166667" office:value-type="float" office:value="629.878740242519" calcext:value-type="float">
            <text:p>629.878740242519</text:p>
          </table:table-cell>
          <table:table-cell table:formula="of:=([.F184]-[.C184])/0.0166667" office:value-type="float" office:value="38.8499223001554" calcext:value-type="float">
            <text:p>38.8499223001554</text:p>
          </table:table-cell>
          <table:table-cell table:formula="of:=DEGREES(ATAN(ABS([.F184]-[.C184])/ABS([.E184]-[.B184])))" office:value-type="float" office:value="3.52944179508979" calcext:value-type="float">
            <text:p>3.52944179508979</text:p>
          </table:table-cell>
          <table:table-cell table:formula="of:=SQRT(POWER([.H184];2)+POWER([.I184];2)+POWER([.J184];2))" office:value-type="float" office:value="631.307011245904" calcext:value-type="float">
            <text:p>631.307011245904</text:p>
          </table:table-cell>
        </table:table-row>
        <table:table-row table:style-name="ro1">
          <table:table-cell office:value-type="float" office:value="74.2131" calcext:value-type="float">
            <text:p>74.2131</text:p>
          </table:table-cell>
          <table:table-cell office:value-type="float" office:value="294.831" calcext:value-type="float">
            <text:p>294.831</text:p>
          </table:table-cell>
          <table:table-cell office:value-type="float" office:value="43.459" calcext:value-type="float">
            <text:p>43.459</text:p>
          </table:table-cell>
          <table:table-cell office:value-type="float" office:value="74.1622" calcext:value-type="float">
            <text:p>74.1622</text:p>
          </table:table-cell>
          <table:table-cell office:value-type="float" office:value="283.814" calcext:value-type="float">
            <text:p>283.814</text:p>
          </table:table-cell>
          <table:table-cell office:value-type="float" office:value="44.8929" calcext:value-type="float">
            <text:p>44.8929</text:p>
          </table:table-cell>
          <table:table-cell/>
          <table:table-cell table:formula="of:=([.D185]-[.A185])/0.0166667" office:value-type="float" office:value="-3.05399389201213" calcext:value-type="float">
            <text:p>-3.05399389201213</text:p>
          </table:table-cell>
          <table:table-cell table:formula="of:=ABS([.E185]-[.B185])/0.0166667" office:value-type="float" office:value="661.018677962644" calcext:value-type="float">
            <text:p>661.018677962644</text:p>
          </table:table-cell>
          <table:table-cell table:formula="of:=([.F185]-[.C185])/0.0166667" office:value-type="float" office:value="86.0338279323438" calcext:value-type="float">
            <text:p>86.0338279323438</text:p>
          </table:table-cell>
          <table:table-cell table:formula="of:=DEGREES(ATAN(ABS([.F185]-[.C185])/ABS([.E185]-[.B185])))" office:value-type="float" office:value="7.41555502316489" calcext:value-type="float">
            <text:p>7.41555502316489</text:p>
          </table:table-cell>
          <table:table-cell table:formula="of:=SQRT(POWER([.H185];2)+POWER([.I185];2)+POWER([.J185];2))" office:value-type="float" office:value="666.600959377397" calcext:value-type="float">
            <text:p>666.600959377397</text:p>
          </table:table-cell>
        </table:table-row>
        <table:table-row table:style-name="ro1">
          <table:table-cell office:value-type="float" office:value="74.4588" calcext:value-type="float">
            <text:p>74.4588</text:p>
          </table:table-cell>
          <table:table-cell office:value-type="float" office:value="292.104" calcext:value-type="float">
            <text:p>292.104</text:p>
          </table:table-cell>
          <table:table-cell office:value-type="float" office:value="43.6174" calcext:value-type="float">
            <text:p>43.6174</text:p>
          </table:table-cell>
          <table:table-cell office:value-type="float" office:value="74.6468" calcext:value-type="float">
            <text:p>74.6468</text:p>
          </table:table-cell>
          <table:table-cell office:value-type="float" office:value="280.006" calcext:value-type="float">
            <text:p>280.006</text:p>
          </table:table-cell>
          <table:table-cell office:value-type="float" office:value="44.7234" calcext:value-type="float">
            <text:p>44.7234</text:p>
          </table:table-cell>
          <table:table-cell/>
          <table:table-cell table:formula="of:=([.D186]-[.A186])/0.0166667" office:value-type="float" office:value="11.2799774400453" calcext:value-type="float">
            <text:p>11.2799774400453</text:p>
          </table:table-cell>
          <table:table-cell table:formula="of:=ABS([.E186]-[.B186])/0.0166667" office:value-type="float" office:value="725.878548242904" calcext:value-type="float">
            <text:p>725.878548242904</text:p>
          </table:table-cell>
          <table:table-cell table:formula="of:=([.F186]-[.C186])/0.0166667" office:value-type="float" office:value="66.3598672802651" calcext:value-type="float">
            <text:p>66.3598672802651</text:p>
          </table:table-cell>
          <table:table-cell table:formula="of:=DEGREES(ATAN(ABS([.F186]-[.C186])/ABS([.E186]-[.B186])))" office:value-type="float" office:value="5.22346450567019" calcext:value-type="float">
            <text:p>5.22346450567019</text:p>
          </table:table-cell>
          <table:table-cell table:formula="of:=SQRT(POWER([.H186];2)+POWER([.I186];2)+POWER([.J186];2))" office:value-type="float" office:value="728.992823473406" calcext:value-type="float">
            <text:p>728.992823473406</text:p>
          </table:table-cell>
        </table:table-row>
        <table:table-row table:style-name="ro1">
          <table:table-cell office:value-type="float" office:value="74.4651" calcext:value-type="float">
            <text:p>74.4651</text:p>
          </table:table-cell>
          <table:table-cell office:value-type="float" office:value="293.568" calcext:value-type="float">
            <text:p>293.568</text:p>
          </table:table-cell>
          <table:table-cell office:value-type="float" office:value="43.1354" calcext:value-type="float">
            <text:p>43.1354</text:p>
          </table:table-cell>
          <table:table-cell office:value-type="float" office:value="74.6544" calcext:value-type="float">
            <text:p>74.6544</text:p>
          </table:table-cell>
          <table:table-cell office:value-type="float" office:value="281.346" calcext:value-type="float">
            <text:p>281.346</text:p>
          </table:table-cell>
          <table:table-cell office:value-type="float" office:value="44.5153" calcext:value-type="float">
            <text:p>44.5153</text:p>
          </table:table-cell>
          <table:table-cell/>
          <table:table-cell table:formula="of:=([.D187]-[.A187])/0.0166667" office:value-type="float" office:value="11.3579772840448" calcext:value-type="float">
            <text:p>11.3579772840448</text:p>
          </table:table-cell>
          <table:table-cell table:formula="of:=ABS([.E187]-[.B187])/0.0166667" office:value-type="float" office:value="733.318533362932" calcext:value-type="float">
            <text:p>733.318533362932</text:p>
          </table:table-cell>
          <table:table-cell table:formula="of:=([.F187]-[.C187])/0.0166667" office:value-type="float" office:value="82.7938344123316" calcext:value-type="float">
            <text:p>82.7938344123316</text:p>
          </table:table-cell>
          <table:table-cell table:formula="of:=DEGREES(ATAN(ABS([.F187]-[.C187])/ABS([.E187]-[.B187])))" office:value-type="float" office:value="6.44158516734656" calcext:value-type="float">
            <text:p>6.44158516734656</text:p>
          </table:table-cell>
          <table:table-cell table:formula="of:=SQRT(POWER([.H187];2)+POWER([.I187];2)+POWER([.J187];2))" office:value-type="float" office:value="738.064966001126" calcext:value-type="float">
            <text:p>738.064966001126</text:p>
          </table:table-cell>
        </table:table-row>
        <table:table-row table:style-name="ro1">
          <table:table-cell office:value-type="float" office:value="73.6741" calcext:value-type="float">
            <text:p>73.6741</text:p>
          </table:table-cell>
          <table:table-cell office:value-type="float" office:value="290.757" calcext:value-type="float">
            <text:p>290.757</text:p>
          </table:table-cell>
          <table:table-cell office:value-type="float" office:value="43.32" calcext:value-type="float">
            <text:p>43.32</text:p>
          </table:table-cell>
          <table:table-cell office:value-type="float" office:value="73.3838" calcext:value-type="float">
            <text:p>73.3838</text:p>
          </table:table-cell>
          <table:table-cell office:value-type="float" office:value="281.378" calcext:value-type="float">
            <text:p>281.378</text:p>
          </table:table-cell>
          <table:table-cell office:value-type="float" office:value="43.7692" calcext:value-type="float">
            <text:p>43.7692</text:p>
          </table:table-cell>
          <table:table-cell/>
          <table:table-cell table:formula="of:=([.D188]-[.A188])/0.0166667" office:value-type="float" office:value="-17.4179651640698" calcext:value-type="float">
            <text:p>-17.4179651640698</text:p>
          </table:table-cell>
          <table:table-cell table:formula="of:=ABS([.E188]-[.B188])/0.0166667" office:value-type="float" office:value="562.738874522252" calcext:value-type="float">
            <text:p>562.738874522252</text:p>
          </table:table-cell>
          <table:table-cell table:formula="of:=([.F188]-[.C188])/0.0166667" office:value-type="float" office:value="26.9519460961077" calcext:value-type="float">
            <text:p>26.9519460961077</text:p>
          </table:table-cell>
          <table:table-cell table:formula="of:=DEGREES(ATAN(ABS([.F188]-[.C188])/ABS([.E188]-[.B188])))" office:value-type="float" office:value="2.74204200797546" calcext:value-type="float">
            <text:p>2.74204200797546</text:p>
          </table:table-cell>
          <table:table-cell table:formula="of:=SQRT(POWER([.H188];2)+POWER([.I188];2)+POWER([.J188];2))" office:value-type="float" office:value="563.653114785499" calcext:value-type="float">
            <text:p>563.653114785499</text:p>
          </table:table-cell>
        </table:table-row>
        <table:table-row table:style-name="ro1">
          <table:table-cell office:value-type="float" office:value="73.9478" calcext:value-type="float">
            <text:p>73.9478</text:p>
          </table:table-cell>
          <table:table-cell office:value-type="float" office:value="293.343" calcext:value-type="float">
            <text:p>293.343</text:p>
          </table:table-cell>
          <table:table-cell office:value-type="float" office:value="43.946" calcext:value-type="float">
            <text:p>43.946</text:p>
          </table:table-cell>
          <table:table-cell office:value-type="float" office:value="73.9086" calcext:value-type="float">
            <text:p>73.9086</text:p>
          </table:table-cell>
          <table:table-cell office:value-type="float" office:value="283.739" calcext:value-type="float">
            <text:p>283.739</text:p>
          </table:table-cell>
          <table:table-cell office:value-type="float" office:value="45.1584" calcext:value-type="float">
            <text:p>45.1584</text:p>
          </table:table-cell>
          <table:table-cell/>
          <table:table-cell table:formula="of:=([.D189]-[.A189])/0.0166667" office:value-type="float" office:value="-2.35199529600904" calcext:value-type="float">
            <text:p>-2.35199529600904</text:p>
          </table:table-cell>
          <table:table-cell table:formula="of:=ABS([.E189]-[.B189])/0.0166667" office:value-type="float" office:value="576.238847522307" calcext:value-type="float">
            <text:p>576.238847522307</text:p>
          </table:table-cell>
          <table:table-cell table:formula="of:=([.F189]-[.C189])/0.0166667" office:value-type="float" office:value="72.7438545122911" calcext:value-type="float">
            <text:p>72.7438545122911</text:p>
          </table:table-cell>
          <table:table-cell table:formula="of:=DEGREES(ATAN(ABS([.F189]-[.C189])/ABS([.E189]-[.B189])))" office:value-type="float" office:value="7.19490676389972" calcext:value-type="float">
            <text:p>7.19490676389972</text:p>
          </table:table-cell>
          <table:table-cell table:formula="of:=SQRT(POWER([.H189];2)+POWER([.I189];2)+POWER([.J189];2))" office:value-type="float" office:value="580.817019073146" calcext:value-type="float">
            <text:p>580.817019073146</text:p>
          </table:table-cell>
        </table:table-row>
        <table:table-row table:style-name="ro1">
          <table:table-cell office:value-type="float" office:value="73.9514" calcext:value-type="float">
            <text:p>73.9514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43.1967" calcext:value-type="float">
            <text:p>43.1967</text:p>
          </table:table-cell>
          <table:table-cell office:value-type="float" office:value="73.8993" calcext:value-type="float">
            <text:p>73.8993</text:p>
          </table:table-cell>
          <table:table-cell office:value-type="float" office:value="282.61" calcext:value-type="float">
            <text:p>282.61</text:p>
          </table:table-cell>
          <table:table-cell office:value-type="float" office:value="44.3261" calcext:value-type="float">
            <text:p>44.3261</text:p>
          </table:table-cell>
          <table:table-cell/>
          <table:table-cell table:formula="of:=([.D190]-[.A190])/0.0166667" office:value-type="float" office:value="-3.12599374801311" calcext:value-type="float">
            <text:p>-3.12599374801311</text:p>
          </table:table-cell>
          <table:table-cell table:formula="of:=ABS([.E190]-[.B190])/0.0166667" office:value-type="float" office:value="735.898528202943" calcext:value-type="float">
            <text:p>735.898528202943</text:p>
          </table:table-cell>
          <table:table-cell table:formula="of:=([.F190]-[.C190])/0.0166667" office:value-type="float" office:value="67.7638644722709" calcext:value-type="float">
            <text:p>67.7638644722709</text:p>
          </table:table-cell>
          <table:table-cell table:formula="of:=DEGREES(ATAN(ABS([.F190]-[.C190])/ABS([.E190]-[.B190])))" office:value-type="float" office:value="5.26113982985821" calcext:value-type="float">
            <text:p>5.26113982985821</text:p>
          </table:table-cell>
          <table:table-cell table:formula="of:=SQRT(POWER([.H190];2)+POWER([.I190];2)+POWER([.J190];2))" office:value-type="float" office:value="739.018509224489" calcext:value-type="float">
            <text:p>739.018509224489</text:p>
          </table:table-cell>
        </table:table-row>
        <table:table-row table:style-name="ro1">
          <table:table-cell office:value-type="float" office:value="74.7259" calcext:value-type="float">
            <text:p>74.7259</text:p>
          </table:table-cell>
          <table:table-cell office:value-type="float" office:value="293.518" calcext:value-type="float">
            <text:p>293.518</text:p>
          </table:table-cell>
          <table:table-cell office:value-type="float" office:value="43.3979" calcext:value-type="float">
            <text:p>43.3979</text:p>
          </table:table-cell>
          <table:table-cell office:value-type="float" office:value="74.9174" calcext:value-type="float">
            <text:p>74.9174</text:p>
          </table:table-cell>
          <table:table-cell office:value-type="float" office:value="282.597" calcext:value-type="float">
            <text:p>282.597</text:p>
          </table:table-cell>
          <table:table-cell office:value-type="float" office:value="44.8214" calcext:value-type="float">
            <text:p>44.8214</text:p>
          </table:table-cell>
          <table:table-cell/>
          <table:table-cell table:formula="of:=([.D191]-[.A191])/0.0166667" office:value-type="float" office:value="11.4899770200463" calcext:value-type="float">
            <text:p>11.4899770200463</text:p>
          </table:table-cell>
          <table:table-cell table:formula="of:=ABS([.E191]-[.B191])/0.0166667" office:value-type="float" office:value="655.258689482621" calcext:value-type="float">
            <text:p>655.258689482621</text:p>
          </table:table-cell>
          <table:table-cell table:formula="of:=([.F191]-[.C191])/0.0166667" office:value-type="float" office:value="85.4098291803415" calcext:value-type="float">
            <text:p>85.4098291803415</text:p>
          </table:table-cell>
          <table:table-cell table:formula="of:=DEGREES(ATAN(ABS([.F191]-[.C191])/ABS([.E191]-[.B191])))" office:value-type="float" office:value="7.42636143614475" calcext:value-type="float">
            <text:p>7.42636143614475</text:p>
          </table:table-cell>
          <table:table-cell table:formula="of:=SQRT(POWER([.H191];2)+POWER([.I191];2)+POWER([.J191];2))" office:value-type="float" office:value="660.901512053814" calcext:value-type="float">
            <text:p>660.901512053814</text:p>
          </table:table-cell>
        </table:table-row>
        <table:table-row table:style-name="ro1">
          <table:table-cell office:value-type="float" office:value="74.2113" calcext:value-type="float">
            <text:p>74.2113</text:p>
          </table:table-cell>
          <table:table-cell office:value-type="float" office:value="294.953" calcext:value-type="float">
            <text:p>294.953</text:p>
          </table:table-cell>
          <table:table-cell office:value-type="float" office:value="42.9244" calcext:value-type="float">
            <text:p>42.9244</text:p>
          </table:table-cell>
          <table:table-cell office:value-type="float" office:value="74.1605" calcext:value-type="float">
            <text:p>74.1605</text:p>
          </table:table-cell>
          <table:table-cell office:value-type="float" office:value="283.936" calcext:value-type="float">
            <text:p>283.936</text:p>
          </table:table-cell>
          <table:table-cell office:value-type="float" office:value="44.3701" calcext:value-type="float">
            <text:p>44.3701</text:p>
          </table:table-cell>
          <table:table-cell/>
          <table:table-cell table:formula="of:=([.D192]-[.A192])/0.0166667" office:value-type="float" office:value="-3.04799390401191" calcext:value-type="float">
            <text:p>-3.04799390401191</text:p>
          </table:table-cell>
          <table:table-cell table:formula="of:=ABS([.E192]-[.B192])/0.0166667" office:value-type="float" office:value="661.018677962644" calcext:value-type="float">
            <text:p>661.018677962644</text:p>
          </table:table-cell>
          <table:table-cell table:formula="of:=([.F192]-[.C192])/0.0166667" office:value-type="float" office:value="86.7418265163471" calcext:value-type="float">
            <text:p>86.7418265163471</text:p>
          </table:table-cell>
          <table:table-cell table:formula="of:=DEGREES(ATAN(ABS([.F192]-[.C192])/ABS([.E192]-[.B192])))" office:value-type="float" office:value="7.47589238391954" calcext:value-type="float">
            <text:p>7.47589238391954</text:p>
          </table:table-cell>
          <table:table-cell table:formula="of:=SQRT(POWER([.H192];2)+POWER([.I192];2)+POWER([.J192];2))" office:value-type="float" office:value="666.692678338162" calcext:value-type="float">
            <text:p>666.692678338162</text:p>
          </table:table-cell>
        </table:table-row>
        <table:table-row table:style-name="ro1">
          <table:table-cell office:value-type="float" office:value="74.1986" calcext:value-type="float">
            <text:p>74.1986</text:p>
          </table:table-cell>
          <table:table-cell office:value-type="float" office:value="292.136" calcext:value-type="float">
            <text:p>292.136</text:p>
          </table:table-cell>
          <table:table-cell office:value-type="float" office:value="43.3585" calcext:value-type="float">
            <text:p>43.3585</text:p>
          </table:table-cell>
          <table:table-cell office:value-type="float" office:value="74.3933" calcext:value-type="float">
            <text:p>74.3933</text:p>
          </table:table-cell>
          <table:table-cell office:value-type="float" office:value="280.035" calcext:value-type="float">
            <text:p>280.035</text:p>
          </table:table-cell>
          <table:table-cell office:value-type="float" office:value="44.4711" calcext:value-type="float">
            <text:p>44.4711</text:p>
          </table:table-cell>
          <table:table-cell/>
          <table:table-cell table:formula="of:=([.D193]-[.A193])/0.0166667" office:value-type="float" office:value="11.6819766360466" calcext:value-type="float">
            <text:p>11.6819766360466</text:p>
          </table:table-cell>
          <table:table-cell table:formula="of:=ABS([.E193]-[.B193])/0.0166667" office:value-type="float" office:value="726.058547882904" calcext:value-type="float">
            <text:p>726.058547882904</text:p>
          </table:table-cell>
          <table:table-cell table:formula="of:=([.F193]-[.C193])/0.0166667" office:value-type="float" office:value="66.7558664882671" calcext:value-type="float">
            <text:p>66.7558664882671</text:p>
          </table:table-cell>
          <table:table-cell table:formula="of:=DEGREES(ATAN(ABS([.F193]-[.C193])/ABS([.E193]-[.B193])))" office:value-type="float" office:value="5.25316594428545" calcext:value-type="float">
            <text:p>5.25316594428545</text:p>
          </table:table-cell>
          <table:table-cell table:formula="of:=SQRT(POWER([.H193];2)+POWER([.I193];2)+POWER([.J193];2))" office:value-type="float" office:value="729.214528957395" calcext:value-type="float">
            <text:p>729.214528957395</text:p>
          </table:table-cell>
        </table:table-row>
        <table:table-row table:style-name="ro1">
          <table:table-cell office:value-type="float" office:value="74.4509" calcext:value-type="float">
            <text:p>74.4509</text:p>
          </table:table-cell>
          <table:table-cell office:value-type="float" office:value="290.762" calcext:value-type="float">
            <text:p>290.762</text:p>
          </table:table-cell>
          <table:table-cell office:value-type="float" office:value="43.5678" calcext:value-type="float">
            <text:p>43.5678</text:p>
          </table:table-cell>
          <table:table-cell office:value-type="float" office:value="74.6461" calcext:value-type="float">
            <text:p>74.6461</text:p>
          </table:table-cell>
          <table:table-cell office:value-type="float" office:value="280.059" calcext:value-type="float">
            <text:p>280.059</text:p>
          </table:table-cell>
          <table:table-cell office:value-type="float" office:value="44.4649" calcext:value-type="float">
            <text:p>44.4649</text:p>
          </table:table-cell>
          <table:table-cell/>
          <table:table-cell table:formula="of:=([.D194]-[.A194])/0.0166667" office:value-type="float" office:value="11.7119765760468" calcext:value-type="float">
            <text:p>11.7119765760468</text:p>
          </table:table-cell>
          <table:table-cell table:formula="of:=ABS([.E194]-[.B194])/0.0166667" office:value-type="float" office:value="642.178715642567" calcext:value-type="float">
            <text:p>642.178715642567</text:p>
          </table:table-cell>
          <table:table-cell table:formula="of:=([.F194]-[.C194])/0.0166667" office:value-type="float" office:value="53.8258923482154" calcext:value-type="float">
            <text:p>53.8258923482154</text:p>
          </table:table-cell>
          <table:table-cell table:formula="of:=DEGREES(ATAN(ABS([.F194]-[.C194])/ABS([.E194]-[.B194])))" office:value-type="float" office:value="4.79119687351354" calcext:value-type="float">
            <text:p>4.79119687351354</text:p>
          </table:table-cell>
          <table:table-cell table:formula="of:=SQRT(POWER([.H194];2)+POWER([.I194];2)+POWER([.J194];2))" office:value-type="float" office:value="644.536965508369" calcext:value-type="float">
            <text:p>644.536965508369</text:p>
          </table:table-cell>
        </table:table-row>
        <table:table-row table:style-name="ro1">
          <table:table-cell office:value-type="float" office:value="73.3937" calcext:value-type="float">
            <text:p>73.3937</text:p>
          </table:table-cell>
          <table:table-cell office:value-type="float" office:value="283.967" calcext:value-type="float">
            <text:p>283.967</text:p>
          </table:table-cell>
          <table:table-cell office:value-type="float" office:value="43.868" calcext:value-type="float">
            <text:p>43.868</text:p>
          </table:table-cell>
          <table:table-cell office:value-type="float" office:value="73.1127" calcext:value-type="float">
            <text:p>73.1127</text:p>
          </table:table-cell>
          <table:table-cell office:value-type="float" office:value="274.835" calcext:value-type="float">
            <text:p>274.835</text:p>
          </table:table-cell>
          <table:table-cell office:value-type="float" office:value="44.3029" calcext:value-type="float">
            <text:p>44.3029</text:p>
          </table:table-cell>
          <table:table-cell/>
          <table:table-cell table:formula="of:=([.D195]-[.A195])/0.0166667" office:value-type="float" office:value="-16.8599662800669" calcext:value-type="float">
            <text:p>-16.8599662800669</text:p>
          </table:table-cell>
          <table:table-cell table:formula="of:=ABS([.E195]-[.B195])/0.0166667" office:value-type="float" office:value="547.918904162192" calcext:value-type="float">
            <text:p>547.918904162192</text:p>
          </table:table-cell>
          <table:table-cell table:formula="of:=([.F195]-[.C195])/0.0166667" office:value-type="float" office:value="26.0939478121043" calcext:value-type="float">
            <text:p>26.0939478121043</text:p>
          </table:table-cell>
          <table:table-cell table:formula="of:=DEGREES(ATAN(ABS([.F195]-[.C195])/ABS([.E195]-[.B195])))" office:value-type="float" office:value="2.72657927876784" calcext:value-type="float">
            <text:p>2.72657927876784</text:p>
          </table:table-cell>
          <table:table-cell table:formula="of:=SQRT(POWER([.H195];2)+POWER([.I195];2)+POWER([.J195];2))" office:value-type="float" office:value="548.798941429084" calcext:value-type="float">
            <text:p>548.798941429084</text:p>
          </table:table-cell>
        </table:table-row>
        <table:table-row table:style-name="ro1">
          <table:table-cell office:value-type="float" office:value="74.4517" calcext:value-type="float">
            <text:p>74.4517</text:p>
          </table:table-cell>
          <table:table-cell office:value-type="float" office:value="290.709" calcext:value-type="float">
            <text:p>290.709</text:p>
          </table:table-cell>
          <table:table-cell office:value-type="float" office:value="43.8317" calcext:value-type="float">
            <text:p>43.8317</text:p>
          </table:table-cell>
          <table:table-cell office:value-type="float" office:value="74.6319" calcext:value-type="float">
            <text:p>74.6319</text:p>
          </table:table-cell>
          <table:table-cell office:value-type="float" office:value="277.357" calcext:value-type="float">
            <text:p>277.357</text:p>
          </table:table-cell>
          <table:table-cell office:value-type="float" office:value="45.1346" calcext:value-type="float">
            <text:p>45.1346</text:p>
          </table:table-cell>
          <table:table-cell/>
          <table:table-cell table:formula="of:=([.D196]-[.A196])/0.0166667" office:value-type="float" office:value="10.8119783760432" calcext:value-type="float">
            <text:p>10.8119783760432</text:p>
          </table:table-cell>
          <table:table-cell table:formula="of:=ABS([.E196]-[.B196])/0.0166667" office:value-type="float" office:value="801.118397763203" calcext:value-type="float">
            <text:p>801.118397763203</text:p>
          </table:table-cell>
          <table:table-cell table:formula="of:=([.F196]-[.C196])/0.0166667" office:value-type="float" office:value="78.1738436523128" calcext:value-type="float">
            <text:p>78.1738436523128</text:p>
          </table:table-cell>
          <table:table-cell table:formula="of:=DEGREES(ATAN(ABS([.F196]-[.C196])/ABS([.E196]-[.B196])))" office:value-type="float" office:value="5.57332787042366" calcext:value-type="float">
            <text:p>5.57332787042366</text:p>
          </table:table-cell>
          <table:table-cell table:formula="of:=SQRT(POWER([.H196];2)+POWER([.I196];2)+POWER([.J196];2))" office:value-type="float" office:value="804.99610927163" calcext:value-type="float">
            <text:p>804.99610927163</text:p>
          </table:table-cell>
        </table:table-row>
        <table:table-row table:style-name="ro1">
          <table:table-cell office:value-type="float" office:value="73.6694" calcext:value-type="float">
            <text:p>73.6694</text:p>
          </table:table-cell>
          <table:table-cell office:value-type="float" office:value="289.362" calcext:value-type="float">
            <text:p>289.362</text:p>
          </table:table-cell>
          <table:table-cell office:value-type="float" office:value="43.5358" calcext:value-type="float">
            <text:p>43.5358</text:p>
          </table:table-cell>
          <table:table-cell office:value-type="float" office:value="73.6294" calcext:value-type="float">
            <text:p>73.6294</text:p>
          </table:table-cell>
          <table:table-cell office:value-type="float" office:value="278.677" calcext:value-type="float">
            <text:p>278.677</text:p>
          </table:table-cell>
          <table:table-cell office:value-type="float" office:value="44.4402" calcext:value-type="float">
            <text:p>44.4402</text:p>
          </table:table-cell>
          <table:table-cell/>
          <table:table-cell table:formula="of:=([.D197]-[.A197])/0.0166667" office:value-type="float" office:value="-2.39999520000912" calcext:value-type="float">
            <text:p>-2.39999520000912</text:p>
          </table:table-cell>
          <table:table-cell table:formula="of:=ABS([.E197]-[.B197])/0.0166667" office:value-type="float" office:value="641.098717802565" calcext:value-type="float">
            <text:p>641.098717802565</text:p>
          </table:table-cell>
          <table:table-cell table:formula="of:=([.F197]-[.C197])/0.0166667" office:value-type="float" office:value="54.2638914722168" calcext:value-type="float">
            <text:p>54.2638914722168</text:p>
          </table:table-cell>
          <table:table-cell table:formula="of:=DEGREES(ATAN(ABS([.F197]-[.C197])/ABS([.E197]-[.B197])))" office:value-type="float" office:value="4.83809877544651" calcext:value-type="float">
            <text:p>4.83809877544651</text:p>
          </table:table-cell>
          <table:table-cell table:formula="of:=SQRT(POWER([.H197];2)+POWER([.I197];2)+POWER([.J197];2))" office:value-type="float" office:value="643.395598261879" calcext:value-type="float">
            <text:p>643.395598261879</text:p>
          </table:table-cell>
        </table:table-row>
        <table:table-row table:style-name="ro1">
          <table:table-cell office:value-type="float" office:value="74.436" calcext:value-type="float">
            <text:p>74.436</text:p>
          </table:table-cell>
          <table:table-cell office:value-type="float" office:value="288.051" calcext:value-type="float">
            <text:p>288.051</text:p>
          </table:table-cell>
          <table:table-cell office:value-type="float" office:value="43.7313" calcext:value-type="float">
            <text:p>43.7313</text:p>
          </table:table-cell>
          <table:table-cell office:value-type="float" office:value="74.379" calcext:value-type="float">
            <text:p>74.379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44.627" calcext:value-type="float">
            <text:p>44.627</text:p>
          </table:table-cell>
          <table:table-cell/>
          <table:table-cell table:formula="of:=([.D198]-[.A198])/0.0166667" office:value-type="float" office:value="-3.41999316001381" calcext:value-type="float">
            <text:p>-3.41999316001381</text:p>
          </table:table-cell>
          <table:table-cell table:formula="of:=ABS([.E198]-[.B198])/0.0166667" office:value-type="float" office:value="636.838726322546" calcext:value-type="float">
            <text:p>636.838726322546</text:p>
          </table:table-cell>
          <table:table-cell table:formula="of:=([.F198]-[.C198])/0.0166667" office:value-type="float" office:value="53.7418925162153" calcext:value-type="float">
            <text:p>53.7418925162153</text:p>
          </table:table-cell>
          <table:table-cell table:formula="of:=DEGREES(ATAN(ABS([.F198]-[.C198])/ABS([.E198]-[.B198])))" office:value-type="float" office:value="4.82367855188203" calcext:value-type="float">
            <text:p>4.82367855188203</text:p>
          </table:table-cell>
          <table:table-cell table:formula="of:=SQRT(POWER([.H198];2)+POWER([.I198];2)+POWER([.J198];2))" office:value-type="float" office:value="639.111454058337" calcext:value-type="float">
            <text:p>639.111454058337</text:p>
          </table:table-cell>
        </table:table-row>
        <table:table-row table:style-name="ro1">
          <table:table-cell office:value-type="float" office:value="74.1604" calcext:value-type="float">
            <text:p>74.1604</text:p>
          </table:table-cell>
          <table:table-cell office:value-type="float" office:value="283.931" calcext:value-type="float">
            <text:p>283.931</text:p>
          </table:table-cell>
          <table:table-cell office:value-type="float" office:value="44.371" calcext:value-type="float">
            <text:p>44.371</text:p>
          </table:table-cell>
          <table:table-cell office:value-type="float" office:value="74.11" calcext:value-type="float">
            <text:p>74.11</text:p>
          </table:table-cell>
          <table:table-cell office:value-type="float" office:value="273.493" calcext:value-type="float">
            <text:p>273.493</text:p>
          </table:table-cell>
          <table:table-cell office:value-type="float" office:value="45.2459" calcext:value-type="float">
            <text:p>45.2459</text:p>
          </table:table-cell>
          <table:table-cell/>
          <table:table-cell table:formula="of:=([.D199]-[.A199])/0.0166667" office:value-type="float" office:value="-3.02399395201187" calcext:value-type="float">
            <text:p>-3.02399395201187</text:p>
          </table:table-cell>
          <table:table-cell table:formula="of:=ABS([.E199]-[.B199])/0.0166667" office:value-type="float" office:value="626.278747442504" calcext:value-type="float">
            <text:p>626.278747442504</text:p>
          </table:table-cell>
          <table:table-cell table:formula="of:=([.F199]-[.C199])/0.0166667" office:value-type="float" office:value="52.4938950122098" calcext:value-type="float">
            <text:p>52.4938950122098</text:p>
          </table:table-cell>
          <table:table-cell table:formula="of:=DEGREES(ATAN(ABS([.F199]-[.C199])/ABS([.E199]-[.B199])))" office:value-type="float" office:value="4.79126048298547" calcext:value-type="float">
            <text:p>4.79126048298547</text:p>
          </table:table-cell>
          <table:table-cell table:formula="of:=SQRT(POWER([.H199];2)+POWER([.I199];2)+POWER([.J199];2))" office:value-type="float" office:value="628.48215810087" calcext:value-type="float">
            <text:p>628.48215810087</text:p>
          </table:table-cell>
        </table:table-row>
        <table:table-row table:style-name="ro1">
          <table:table-cell office:value-type="float" office:value="74.6863" calcext:value-type="float">
            <text:p>74.6863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.1992" calcext:value-type="float">
            <text:p>44.1992</text:p>
          </table:table-cell>
          <table:table-cell office:value-type="float" office:value="74.8671" calcext:value-type="float">
            <text:p>74.8671</text:p>
          </table:table-cell>
          <table:table-cell office:value-type="float" office:value="274.773" calcext:value-type="float">
            <text:p>274.773</text:p>
          </table:table-cell>
          <table:table-cell office:value-type="float" office:value="45.5334" calcext:value-type="float">
            <text:p>45.5334</text:p>
          </table:table-cell>
          <table:table-cell/>
          <table:table-cell table:formula="of:=([.D200]-[.A200])/0.0166667" office:value-type="float" office:value="10.8479783040428" calcext:value-type="float">
            <text:p>10.8479783040428</text:p>
          </table:table-cell>
          <table:table-cell table:formula="of:=ABS([.E200]-[.B200])/0.0166667" office:value-type="float" office:value="712.618574762848" calcext:value-type="float">
            <text:p>712.618574762848</text:p>
          </table:table-cell>
          <table:table-cell table:formula="of:=([.F200]-[.C200])/0.0166667" office:value-type="float" office:value="80.0518398963204" calcext:value-type="float">
            <text:p>80.0518398963204</text:p>
          </table:table-cell>
          <table:table-cell table:formula="of:=DEGREES(ATAN(ABS([.F200]-[.C200])/ABS([.E200]-[.B200])))" office:value-type="float" office:value="6.40943759456445" calcext:value-type="float">
            <text:p>6.40943759456445</text:p>
          </table:table-cell>
          <table:table-cell table:formula="of:=SQRT(POWER([.H200];2)+POWER([.I200];2)+POWER([.J200];2))" office:value-type="float" office:value="717.182828016053" calcext:value-type="float">
            <text:p>717.182828016053</text:p>
          </table:table-cell>
        </table:table-row>
        <table:table-row table:style-name="ro1">
          <table:table-cell office:value-type="float" office:value="74.1708" calcext:value-type="float">
            <text:p>74.1708</text:p>
          </table:table-cell>
          <table:table-cell office:value-type="float" office:value="286.757" calcext:value-type="float">
            <text:p>286.757</text:p>
          </table:table-cell>
          <table:table-cell office:value-type="float" office:value="43.4263" calcext:value-type="float">
            <text:p>43.4263</text:p>
          </table:table-cell>
          <table:table-cell office:value-type="float" office:value="74.1208" calcext:value-type="float">
            <text:p>74.1208</text:p>
          </table:table-cell>
          <table:table-cell office:value-type="float" office:value="276.148" calcext:value-type="float">
            <text:p>276.148</text:p>
          </table:table-cell>
          <table:table-cell office:value-type="float" office:value="44.5827" calcext:value-type="float">
            <text:p>44.5827</text:p>
          </table:table-cell>
          <table:table-cell/>
          <table:table-cell table:formula="of:=([.D201]-[.A201])/0.0166667" office:value-type="float" office:value="-2.99999400001183" calcext:value-type="float">
            <text:p>-2.99999400001183</text:p>
          </table:table-cell>
          <table:table-cell table:formula="of:=ABS([.E201]-[.B201])/0.0166667" office:value-type="float" office:value="636.538726922545" calcext:value-type="float">
            <text:p>636.538726922545</text:p>
          </table:table-cell>
          <table:table-cell table:formula="of:=([.F201]-[.C201])/0.0166667" office:value-type="float" office:value="69.3838612322778" calcext:value-type="float">
            <text:p>69.3838612322778</text:p>
          </table:table-cell>
          <table:table-cell table:formula="of:=DEGREES(ATAN(ABS([.F201]-[.C201])/ABS([.E201]-[.B201])))" office:value-type="float" office:value="6.22078297366099" calcext:value-type="float">
            <text:p>6.22078297366099</text:p>
          </table:table-cell>
          <table:table-cell table:formula="of:=SQRT(POWER([.H201];2)+POWER([.I201];2)+POWER([.J201];2))" office:value-type="float" office:value="640.316071198962" calcext:value-type="float">
            <text:p>640.316071198962</text:p>
          </table:table-cell>
        </table:table-row>
        <table:table-row table:style-name="ro1">
          <table:table-cell office:value-type="float" office:value="74.1995" calcext:value-type="float">
            <text:p>74.1995</text:p>
          </table:table-cell>
          <table:table-cell office:value-type="float" office:value="292.082" calcext:value-type="float">
            <text:p>292.082</text:p>
          </table:table-cell>
          <table:table-cell office:value-type="float" office:value="43.6233" calcext:value-type="float">
            <text:p>43.6233</text:p>
          </table:table-cell>
          <table:table-cell office:value-type="float" office:value="73.9003" calcext:value-type="float">
            <text:p>73.9003</text:p>
          </table:table-cell>
          <table:table-cell office:value-type="float" office:value="282.555" calcext:value-type="float">
            <text:p>282.555</text:p>
          </table:table-cell>
          <table:table-cell office:value-type="float" office:value="44.586" calcext:value-type="float">
            <text:p>44.586</text:p>
          </table:table-cell>
          <table:table-cell/>
          <table:table-cell table:formula="of:=([.D202]-[.A202])/0.0166667" office:value-type="float" office:value="-17.9519640960717" calcext:value-type="float">
            <text:p>-17.9519640960717</text:p>
          </table:table-cell>
          <table:table-cell table:formula="of:=ABS([.E202]-[.B202])/0.0166667" office:value-type="float" office:value="571.618856762286" calcext:value-type="float">
            <text:p>571.618856762286</text:p>
          </table:table-cell>
          <table:table-cell table:formula="of:=([.F202]-[.C202])/0.0166667" office:value-type="float" office:value="57.7618844762309" calcext:value-type="float">
            <text:p>57.7618844762309</text:p>
          </table:table-cell>
          <table:table-cell table:formula="of:=DEGREES(ATAN(ABS([.F202]-[.C202])/ABS([.E202]-[.B202])))" office:value-type="float" office:value="5.77013190019662" calcext:value-type="float">
            <text:p>5.77013190019662</text:p>
          </table:table-cell>
          <table:table-cell table:formula="of:=SQRT(POWER([.H202];2)+POWER([.I202];2)+POWER([.J202];2))" office:value-type="float" office:value="574.810251926124" calcext:value-type="float">
            <text:p>574.810251926124</text:p>
          </table:table-cell>
        </table:table-row>
        <table:table-row table:style-name="ro1">
          <table:table-cell office:value-type="float" office:value="74.423" calcext:value-type="float">
            <text:p>74.423</text:p>
          </table:table-cell>
          <table:table-cell office:value-type="float" office:value="285.256" calcext:value-type="float">
            <text:p>285.256</text:p>
          </table:table-cell>
          <table:table-cell office:value-type="float" office:value="44.4163" calcext:value-type="float">
            <text:p>44.4163</text:p>
          </table:table-cell>
          <table:table-cell office:value-type="float" office:value="74.3732" calcext:value-type="float">
            <text:p>74.3732</text:p>
          </table:table-cell>
          <table:table-cell office:value-type="float" office:value="276.065" calcext:value-type="float">
            <text:p>276.065</text:p>
          </table:table-cell>
          <table:table-cell office:value-type="float" office:value="45.0895" calcext:value-type="float">
            <text:p>45.0895</text:p>
          </table:table-cell>
          <table:table-cell/>
          <table:table-cell table:formula="of:=([.D203]-[.A203])/0.0166667" office:value-type="float" office:value="-2.98799402401224" calcext:value-type="float">
            <text:p>-2.98799402401224</text:p>
          </table:table-cell>
          <table:table-cell table:formula="of:=ABS([.E203]-[.B203])/0.0166667" office:value-type="float" office:value="551.458897082204" calcext:value-type="float">
            <text:p>551.458897082204</text:p>
          </table:table-cell>
          <table:table-cell table:formula="of:=([.F203]-[.C203])/0.0166667" office:value-type="float" office:value="40.3919192161616" calcext:value-type="float">
            <text:p>40.3919192161616</text:p>
          </table:table-cell>
          <table:table-cell table:formula="of:=DEGREES(ATAN(ABS([.F203]-[.C203])/ABS([.E203]-[.B203])))" office:value-type="float" office:value="4.18918097511283" calcext:value-type="float">
            <text:p>4.18918097511283</text:p>
          </table:table-cell>
          <table:table-cell table:formula="of:=SQRT(POWER([.H203];2)+POWER([.I203];2)+POWER([.J203];2))" office:value-type="float" office:value="552.944256157322" calcext:value-type="float">
            <text:p>552.944256157322</text:p>
          </table:table-cell>
        </table:table-row>
        <table:table-row table:style-name="ro1">
          <table:table-cell office:value-type="float" office:value="74.4455" calcext:value-type="float">
            <text:p>74.4455</text:p>
          </table:table-cell>
          <table:table-cell office:value-type="float" office:value="289.252" calcext:value-type="float">
            <text:p>289.252</text:p>
          </table:table-cell>
          <table:table-cell office:value-type="float" office:value="44.3102" calcext:value-type="float">
            <text:p>44.3102</text:p>
          </table:table-cell>
          <table:table-cell office:value-type="float" office:value="74.3966" calcext:value-type="float">
            <text:p>74.3966</text:p>
          </table:table-cell>
          <table:table-cell office:value-type="float" office:value="279.819" calcext:value-type="float">
            <text:p>279.819</text:p>
          </table:table-cell>
          <table:table-cell office:value-type="float" office:value="45.5039" calcext:value-type="float">
            <text:p>45.5039</text:p>
          </table:table-cell>
          <table:table-cell/>
          <table:table-cell table:formula="of:=([.D204]-[.A204])/0.0166667" office:value-type="float" office:value="-2.93399413201108" calcext:value-type="float">
            <text:p>-2.93399413201108</text:p>
          </table:table-cell>
          <table:table-cell table:formula="of:=ABS([.E204]-[.B204])/0.0166667" office:value-type="float" office:value="565.978868042263" calcext:value-type="float">
            <text:p>565.978868042263</text:p>
          </table:table-cell>
          <table:table-cell table:formula="of:=([.F204]-[.C204])/0.0166667" office:value-type="float" office:value="71.6218567562865" calcext:value-type="float">
            <text:p>71.6218567562865</text:p>
          </table:table-cell>
          <table:table-cell table:formula="of:=DEGREES(ATAN(ABS([.F204]-[.C204])/ABS([.E204]-[.B204])))" office:value-type="float" office:value="7.21216588168349" calcext:value-type="float">
            <text:p>7.21216588168349</text:p>
          </table:table-cell>
          <table:table-cell table:formula="of:=SQRT(POWER([.H204];2)+POWER([.I204];2)+POWER([.J204];2))" office:value-type="float" office:value="570.500111969478" calcext:value-type="float">
            <text:p>570.500111969478</text:p>
          </table:table-cell>
        </table:table-row>
        <table:table-row table:style-name="ro1">
          <table:table-cell office:value-type="float" office:value="74.1986" calcext:value-type="float">
            <text:p>74.1986</text:p>
          </table:table-cell>
          <table:table-cell office:value-type="float" office:value="292.136" calcext:value-type="float">
            <text:p>292.136</text:p>
          </table:table-cell>
          <table:table-cell office:value-type="float" office:value="43.3585" calcext:value-type="float">
            <text:p>43.3585</text:p>
          </table:table-cell>
          <table:table-cell office:value-type="float" office:value="74.1414" calcext:value-type="float">
            <text:p>74.1414</text:p>
          </table:table-cell>
          <table:table-cell office:value-type="float" office:value="279.956" calcext:value-type="float">
            <text:p>279.956</text:p>
          </table:table-cell>
          <table:table-cell office:value-type="float" office:value="44.7358" calcext:value-type="float">
            <text:p>44.7358</text:p>
          </table:table-cell>
          <table:table-cell/>
          <table:table-cell table:formula="of:=([.D205]-[.A205])/0.0166667" office:value-type="float" office:value="-3.4319931360134" calcext:value-type="float">
            <text:p>-3.4319931360134</text:p>
          </table:table-cell>
          <table:table-cell table:formula="of:=ABS([.E205]-[.B205])/0.0166667" office:value-type="float" office:value="730.798538402924" calcext:value-type="float">
            <text:p>730.798538402924</text:p>
          </table:table-cell>
          <table:table-cell table:formula="of:=([.F205]-[.C205])/0.0166667" office:value-type="float" office:value="82.6378347243304" calcext:value-type="float">
            <text:p>82.6378347243304</text:p>
          </table:table-cell>
          <table:table-cell table:formula="of:=DEGREES(ATAN(ABS([.F205]-[.C205])/ABS([.E205]-[.B205])))" office:value-type="float" office:value="6.45153395048574" calcext:value-type="float">
            <text:p>6.45153395048574</text:p>
          </table:table-cell>
          <table:table-cell table:formula="of:=SQRT(POWER([.H205];2)+POWER([.I205];2)+POWER([.J205];2))" office:value-type="float" office:value="735.463999143847" calcext:value-type="float">
            <text:p>735.463999143847</text:p>
          </table:table-cell>
        </table:table-row>
        <table:table-row table:style-name="ro1">
          <table:table-cell office:value-type="float" office:value="74.4572" calcext:value-type="float">
            <text:p>74.4572</text:p>
          </table:table-cell>
          <table:table-cell office:value-type="float" office:value="292.223" calcext:value-type="float">
            <text:p>292.223</text:p>
          </table:table-cell>
          <table:table-cell office:value-type="float" office:value="43.086" calcext:value-type="float">
            <text:p>43.086</text:p>
          </table:table-cell>
          <table:table-cell office:value-type="float" office:value="74.6521" calcext:value-type="float">
            <text:p>74.6521</text:p>
          </table:table-cell>
          <table:table-cell office:value-type="float" office:value="281.51" calcext:value-type="float">
            <text:p>281.51</text:p>
          </table:table-cell>
          <table:table-cell office:value-type="float" office:value="43.7368" calcext:value-type="float">
            <text:p>43.7368</text:p>
          </table:table-cell>
          <table:table-cell/>
          <table:table-cell table:formula="of:=([.D206]-[.A206])/0.0166667" office:value-type="float" office:value="11.693976612047" calcext:value-type="float">
            <text:p>11.693976612047</text:p>
          </table:table-cell>
          <table:table-cell table:formula="of:=ABS([.E206]-[.B206])/0.0166667" office:value-type="float" office:value="642.778714442572" calcext:value-type="float">
            <text:p>642.778714442572</text:p>
          </table:table-cell>
          <table:table-cell table:formula="of:=([.F206]-[.C206])/0.0166667" office:value-type="float" office:value="39.0479219041564" calcext:value-type="float">
            <text:p>39.0479219041564</text:p>
          </table:table-cell>
          <table:table-cell table:formula="of:=DEGREES(ATAN(ABS([.F206]-[.C206])/ABS([.E206]-[.B206])))" office:value-type="float" office:value="3.47636752903264" calcext:value-type="float">
            <text:p>3.47636752903264</text:p>
          </table:table-cell>
          <table:table-cell table:formula="of:=SQRT(POWER([.H206];2)+POWER([.I206];2)+POWER([.J206];2))" office:value-type="float" office:value="644.069844841755" calcext:value-type="float">
            <text:p>644.069844841755</text:p>
          </table:table-cell>
        </table:table-row>
        <table:table-row table:style-name="ro1">
          <table:table-cell office:value-type="float" office:value="73.9317" calcext:value-type="float">
            <text:p>73.9317</text:p>
          </table:table-cell>
          <table:table-cell office:value-type="float" office:value="290.834" calcext:value-type="float">
            <text:p>290.834</text:p>
          </table:table-cell>
          <table:table-cell office:value-type="float" office:value="43.0497" calcext:value-type="float">
            <text:p>43.0497</text:p>
          </table:table-cell>
          <table:table-cell office:value-type="float" office:value="73.8848" calcext:value-type="float">
            <text:p>73.8848</text:p>
          </table:table-cell>
          <table:table-cell office:value-type="float" office:value="280.146" calcext:value-type="float">
            <text:p>280.146</text:p>
          </table:table-cell>
          <table:table-cell office:value-type="float" office:value="43.7074" calcext:value-type="float">
            <text:p>43.7074</text:p>
          </table:table-cell>
          <table:table-cell/>
          <table:table-cell table:formula="of:=([.D207]-[.A207])/0.0166667" office:value-type="float" office:value="-2.81399437201173" calcext:value-type="float">
            <text:p>-2.81399437201173</text:p>
          </table:table-cell>
          <table:table-cell table:formula="of:=ABS([.E207]-[.B207])/0.0166667" office:value-type="float" office:value="641.278717442564" calcext:value-type="float">
            <text:p>641.278717442564</text:p>
          </table:table-cell>
          <table:table-cell table:formula="of:=([.F207]-[.C207])/0.0166667" office:value-type="float" office:value="39.4619210761577" calcext:value-type="float">
            <text:p>39.4619210761577</text:p>
          </table:table-cell>
          <table:table-cell table:formula="of:=DEGREES(ATAN(ABS([.F207]-[.C207])/ABS([.E207]-[.B207])))" office:value-type="float" office:value="3.52133013382956" calcext:value-type="float">
            <text:p>3.52133013382956</text:p>
          </table:table-cell>
          <table:table-cell table:formula="of:=SQRT(POWER([.H207];2)+POWER([.I207];2)+POWER([.J207];2))" office:value-type="float" office:value="642.497902894731" calcext:value-type="float">
            <text:p>642.497902894731</text:p>
          </table:table-cell>
        </table:table-row>
        <table:table-row table:style-name="ro1">
          <table:table-cell office:value-type="float" office:value="74.1958" calcext:value-type="float">
            <text:p>74.1958</text:p>
          </table:table-cell>
          <table:table-cell office:value-type="float" office:value="292.314" calcext:value-type="float">
            <text:p>292.314</text:p>
          </table:table-cell>
          <table:table-cell office:value-type="float" office:value="42.5606" calcext:value-type="float">
            <text:p>42.5606</text:p>
          </table:table-cell>
          <table:table-cell office:value-type="float" office:value="74.1429" calcext:value-type="float">
            <text:p>74.1429</text:p>
          </table:table-cell>
          <table:table-cell office:value-type="float" office:value="281.564" calcext:value-type="float">
            <text:p>281.564</text:p>
          </table:table-cell>
          <table:table-cell office:value-type="float" office:value="43.2304" calcext:value-type="float">
            <text:p>43.2304</text:p>
          </table:table-cell>
          <table:table-cell/>
          <table:table-cell table:formula="of:=([.D208]-[.A208])/0.0166667" office:value-type="float" office:value="-3.17399365201319" calcext:value-type="float">
            <text:p>-3.17399365201319</text:p>
          </table:table-cell>
          <table:table-cell table:formula="of:=ABS([.E208]-[.B208])/0.0166667" office:value-type="float" office:value="644.99871000258" calcext:value-type="float">
            <text:p>644.99871000258</text:p>
          </table:table-cell>
          <table:table-cell table:formula="of:=([.F208]-[.C208])/0.0166667" office:value-type="float" office:value="40.1879196241609" calcext:value-type="float">
            <text:p>40.1879196241609</text:p>
          </table:table-cell>
          <table:table-cell table:formula="of:=DEGREES(ATAN(ABS([.F208]-[.C208])/ABS([.E208]-[.B208])))" office:value-type="float" office:value="3.56531785759598" calcext:value-type="float">
            <text:p>3.56531785759598</text:p>
          </table:table-cell>
          <table:table-cell table:formula="of:=SQRT(POWER([.H208];2)+POWER([.I208];2)+POWER([.J208];2))" office:value-type="float" office:value="646.257285471052" calcext:value-type="float">
            <text:p>646.257285471052</text:p>
          </table:table-cell>
        </table:table-row>
        <table:table-row table:style-name="ro1">
          <table:table-cell office:value-type="float" office:value="74.4241" calcext:value-type="float">
            <text:p>74.4241</text:p>
          </table:table-cell>
          <table:table-cell office:value-type="float" office:value="287.021" calcext:value-type="float">
            <text:p>287.021</text:p>
          </table:table-cell>
          <table:table-cell office:value-type="float" office:value="42.366" calcext:value-type="float">
            <text:p>42.366</text:p>
          </table:table-cell>
          <table:table-cell office:value-type="float" office:value="74.3648" calcext:value-type="float">
            <text:p>74.3648</text:p>
          </table:table-cell>
          <table:table-cell office:value-type="float" office:value="276.587" calcext:value-type="float">
            <text:p>276.587</text:p>
          </table:table-cell>
          <table:table-cell office:value-type="float" office:value="42.5207" calcext:value-type="float">
            <text:p>42.5207</text:p>
          </table:table-cell>
          <table:table-cell/>
          <table:table-cell table:formula="of:=([.D209]-[.A209])/0.0166667" office:value-type="float" office:value="-3.55799288401383" calcext:value-type="float">
            <text:p>-3.55799288401383</text:p>
          </table:table-cell>
          <table:table-cell table:formula="of:=ABS([.E209]-[.B209])/0.0166667" office:value-type="float" office:value="626.038747922506" calcext:value-type="float">
            <text:p>626.038747922506</text:p>
          </table:table-cell>
          <table:table-cell table:formula="of:=([.F209]-[.C209])/0.0166667" office:value-type="float" office:value="9.28198143603703" calcext:value-type="float">
            <text:p>9.28198143603703</text:p>
          </table:table-cell>
          <table:table-cell table:formula="of:=DEGREES(ATAN(ABS([.F209]-[.C209])/ABS([.E209]-[.B209])))" office:value-type="float" office:value="0.849435277845382" calcext:value-type="float">
            <text:p>0.849435277845382</text:p>
          </table:table-cell>
          <table:table-cell table:formula="of:=SQRT(POWER([.H209];2)+POWER([.I209];2)+POWER([.J209];2))" office:value-type="float" office:value="626.117663377356" calcext:value-type="float">
            <text:p>626.117663377356</text:p>
          </table:table-cell>
        </table:table-row>
        <table:table-row table:style-name="ro1">
          <table:table-cell office:value-type="float" office:value="73.9327" calcext:value-type="float">
            <text:p>73.932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3.3139" calcext:value-type="float">
            <text:p>43.3139</text:p>
          </table:table-cell>
          <table:table-cell office:value-type="float" office:value="73.8858" calcext:value-type="float">
            <text:p>73.8858</text:p>
          </table:table-cell>
          <table:table-cell office:value-type="float" office:value="280.092" calcext:value-type="float">
            <text:p>280.092</text:p>
          </table:table-cell>
          <table:table-cell office:value-type="float" office:value="43.9663" calcext:value-type="float">
            <text:p>43.9663</text:p>
          </table:table-cell>
          <table:table-cell/>
          <table:table-cell table:formula="of:=([.D210]-[.A210])/0.0166667" office:value-type="float" office:value="-2.81399437201088" calcext:value-type="float">
            <text:p>-2.81399437201088</text:p>
          </table:table-cell>
          <table:table-cell table:formula="of:=ABS([.E210]-[.B210])/0.0166667" office:value-type="float" office:value="641.278717442564" calcext:value-type="float">
            <text:p>641.278717442564</text:p>
          </table:table-cell>
          <table:table-cell table:formula="of:=([.F210]-[.C210])/0.0166667" office:value-type="float" office:value="39.1439217121566" calcext:value-type="float">
            <text:p>39.1439217121566</text:p>
          </table:table-cell>
          <table:table-cell table:formula="of:=DEGREES(ATAN(ABS([.F210]-[.C210])/ABS([.E210]-[.B210])))" office:value-type="float" office:value="3.49302444161725" calcext:value-type="float">
            <text:p>3.49302444161725</text:p>
          </table:table-cell>
          <table:table-cell table:formula="of:=SQRT(POWER([.H210];2)+POWER([.I210];2)+POWER([.J210];2))" office:value-type="float" office:value="642.478449923508" calcext:value-type="float">
            <text:p>642.478449923508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74.8861" calcext:value-type="float">
            <text:p>74.8861</text:p>
          </table:table-cell>
          <table:table-cell office:value-type="float" office:value="279.135" calcext:value-type="float">
            <text:p>279.135</text:p>
          </table:table-cell>
          <table:table-cell office:value-type="float" office:value="42.8566" calcext:value-type="float">
            <text:p>42.8566</text:p>
          </table:table-cell>
          <table:table-cell/>
          <table:table-cell table:formula="of:=([.D211]-[.A211])/0.0166667" office:value-type="float" office:value="11.2859774280455" calcext:value-type="float">
            <text:p>11.2859774280455</text:p>
          </table:table-cell>
          <table:table-cell table:formula="of:=ABS([.E211]-[.B211])/0.0166667" office:value-type="float" office:value="633.538732922536" calcext:value-type="float">
            <text:p>633.538732922536</text:p>
          </table:table-cell>
          <table:table-cell table:formula="of:=([.F211]-[.C211])/0.0166667" office:value-type="float" office:value="24.2219515560969" calcext:value-type="float">
            <text:p>24.2219515560969</text:p>
          </table:table-cell>
          <table:table-cell table:formula="of:=DEGREES(ATAN(ABS([.F211]-[.C211])/ABS([.E211]-[.B211])))" office:value-type="float" office:value="2.18951092458136" calcext:value-type="float">
            <text:p>2.18951092458136</text:p>
          </table:table-cell>
          <table:table-cell table:formula="of:=SQRT(POWER([.H211];2)+POWER([.I211];2)+POWER([.J211];2))" office:value-type="float" office:value="634.102044103932" calcext:value-type="float">
            <text:p>634.102044103932</text:p>
          </table:table-cell>
        </table:table-row>
        <table:table-row table:style-name="ro1">
          <table:table-cell office:value-type="float" office:value="74.1986" calcext:value-type="float">
            <text:p>74.1986</text:p>
          </table:table-cell>
          <table:table-cell office:value-type="float" office:value="292.147" calcext:value-type="float">
            <text:p>292.147</text:p>
          </table:table-cell>
          <table:table-cell office:value-type="float" office:value="43.3568" calcext:value-type="float">
            <text:p>43.3568</text:p>
          </table:table-cell>
          <table:table-cell office:value-type="float" office:value="74.3924" calcext:value-type="float">
            <text:p>74.3924</text:p>
          </table:table-cell>
          <table:table-cell office:value-type="float" office:value="280.089" calcext:value-type="float">
            <text:p>280.089</text:p>
          </table:table-cell>
          <table:table-cell office:value-type="float" office:value="44.2125" calcext:value-type="float">
            <text:p>44.2125</text:p>
          </table:table-cell>
          <table:table-cell/>
          <table:table-cell table:formula="of:=([.D212]-[.A212])/0.0166667" office:value-type="float" office:value="11.6279767440463" calcext:value-type="float">
            <text:p>11.6279767440463</text:p>
          </table:table-cell>
          <table:table-cell table:formula="of:=ABS([.E212]-[.B212])/0.0166667" office:value-type="float" office:value="723.478553042894" calcext:value-type="float">
            <text:p>723.478553042894</text:p>
          </table:table-cell>
          <table:table-cell table:formula="of:=([.F212]-[.C212])/0.0166667" office:value-type="float" office:value="51.3418973162053" calcext:value-type="float">
            <text:p>51.3418973162053</text:p>
          </table:table-cell>
          <table:table-cell table:formula="of:=DEGREES(ATAN(ABS([.F212]-[.C212])/ABS([.E212]-[.B212])))" office:value-type="float" office:value="4.05920910402561" calcext:value-type="float">
            <text:p>4.05920910402561</text:p>
          </table:table-cell>
          <table:table-cell table:formula="of:=SQRT(POWER([.H212];2)+POWER([.I212];2)+POWER([.J212];2))" office:value-type="float" office:value="725.391216500604" calcext:value-type="float">
            <text:p>725.391216500604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6" calcext:value-type="float">
            <text:p>284.366</text:p>
          </table:table-cell>
          <table:table-cell office:value-type="float" office:value="42.7783" calcext:value-type="float">
            <text:p>42.7783</text:p>
          </table:table-cell>
          <table:table-cell office:value-type="float" office:value="75.5915" calcext:value-type="float">
            <text:p>75.5915</text:p>
          </table:table-cell>
          <table:table-cell office:value-type="float" office:value="272.804" calcext:value-type="float">
            <text:p>272.804</text:p>
          </table:table-cell>
          <table:table-cell office:value-type="float" office:value="43.1195" calcext:value-type="float">
            <text:p>43.1195</text:p>
          </table:table-cell>
          <table:table-cell/>
          <table:table-cell table:formula="of:=([.D213]-[.A213])/0.0166667" office:value-type="float" office:value="24.8939502120998" calcext:value-type="float">
            <text:p>24.8939502120998</text:p>
          </table:table-cell>
          <table:table-cell table:formula="of:=ABS([.E213]-[.B213])/0.0166667" office:value-type="float" office:value="693.718612562776" calcext:value-type="float">
            <text:p>693.718612562776</text:p>
          </table:table-cell>
          <table:table-cell table:formula="of:=([.F213]-[.C213])/0.0166667" office:value-type="float" office:value="20.4719590560819" calcext:value-type="float">
            <text:p>20.4719590560819</text:p>
          </table:table-cell>
          <table:table-cell table:formula="of:=DEGREES(ATAN(ABS([.F213]-[.C213])/ABS([.E213]-[.B213])))" office:value-type="float" office:value="1.69033454221471" calcext:value-type="float">
            <text:p>1.69033454221471</text:p>
          </table:table-cell>
          <table:table-cell table:formula="of:=SQRT(POWER([.H213];2)+POWER([.I213];2)+POWER([.J213];2))" office:value-type="float" office:value="694.466934620201" calcext:value-type="float">
            <text:p>694.466934620201</text:p>
          </table:table-cell>
        </table:table-row>
        <table:table-row table:style-name="ro1">
          <table:table-cell office:value-type="float" office:value="74.1833" calcext:value-type="float">
            <text:p>74.1833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2.9942" calcext:value-type="float">
            <text:p>42.9942</text:p>
          </table:table-cell>
          <table:table-cell office:value-type="float" office:value="74.1359" calcext:value-type="float">
            <text:p>74.1359</text:p>
          </table:table-cell>
          <table:table-cell office:value-type="float" office:value="280.279" calcext:value-type="float">
            <text:p>280.279</text:p>
          </table:table-cell>
          <table:table-cell office:value-type="float" office:value="43.1827" calcext:value-type="float">
            <text:p>43.1827</text:p>
          </table:table-cell>
          <table:table-cell/>
          <table:table-cell table:formula="of:=([.D214]-[.A214])/0.0166667" office:value-type="float" office:value="-2.84399431201114" calcext:value-type="float">
            <text:p>-2.84399431201114</text:p>
          </table:table-cell>
          <table:table-cell table:formula="of:=ABS([.E214]-[.B214])/0.0166667" office:value-type="float" office:value="555.118889762221" calcext:value-type="float">
            <text:p>555.118889762221</text:p>
          </table:table-cell>
          <table:table-cell table:formula="of:=([.F214]-[.C214])/0.0166667" office:value-type="float" office:value="11.3099773800451" calcext:value-type="float">
            <text:p>11.3099773800451</text:p>
          </table:table-cell>
          <table:table-cell table:formula="of:=DEGREES(ATAN(ABS([.F214]-[.C214])/ABS([.E214]-[.B214])))" office:value-type="float" office:value="1.16718119535995" calcext:value-type="float">
            <text:p>1.16718119535995</text:p>
          </table:table-cell>
          <table:table-cell table:formula="of:=SQRT(POWER([.H214];2)+POWER([.I214];2)+POWER([.J214];2))" office:value-type="float" office:value="555.241376036427" calcext:value-type="float">
            <text:p>555.241376036427</text:p>
          </table:table-cell>
        </table:table-row>
        <table:table-row table:style-name="ro1">
          <table:table-cell office:value-type="float" office:value="74.6673" calcext:value-type="float">
            <text:p>74.6673</text:p>
          </table:table-cell>
          <table:table-cell office:value-type="float" office:value="284.207" calcext:value-type="float">
            <text:p>284.207</text:p>
          </table:table-cell>
          <table:table-cell office:value-type="float" office:value="43.3137" calcext:value-type="float">
            <text:p>43.3137</text:p>
          </table:table-cell>
          <table:table-cell office:value-type="float" office:value="74.8536" calcext:value-type="float">
            <text:p>74.8536</text:p>
          </table:table-cell>
          <table:table-cell office:value-type="float" office:value="273.867" calcext:value-type="float">
            <text:p>273.867</text:p>
          </table:table-cell>
          <table:table-cell office:value-type="float" office:value="43.6977" calcext:value-type="float">
            <text:p>43.6977</text:p>
          </table:table-cell>
          <table:table-cell/>
          <table:table-cell table:formula="of:=([.D215]-[.A215])/0.0166667" office:value-type="float" office:value="11.1779776440449" calcext:value-type="float">
            <text:p>11.1779776440449</text:p>
          </table:table-cell>
          <table:table-cell table:formula="of:=ABS([.E215]-[.B215])/0.0166667" office:value-type="float" office:value="620.39875920248" calcext:value-type="float">
            <text:p>620.39875920248</text:p>
          </table:table-cell>
          <table:table-cell table:formula="of:=([.F215]-[.C215])/0.0166667" office:value-type="float" office:value="23.0399539200922" calcext:value-type="float">
            <text:p>23.0399539200922</text:p>
          </table:table-cell>
          <table:table-cell table:formula="of:=DEGREES(ATAN(ABS([.F215]-[.C215])/ABS([.E215]-[.B215])))" office:value-type="float" office:value="2.1268349102791" calcext:value-type="float">
            <text:p>2.1268349102791</text:p>
          </table:table-cell>
          <table:table-cell table:formula="of:=SQRT(POWER([.H215];2)+POWER([.I215];2)+POWER([.J215];2))" office:value-type="float" office:value="620.927054556997" calcext:value-type="float">
            <text:p>620.927054556997</text:p>
          </table:table-cell>
        </table:table-row>
        <table:table-row table:style-name="ro1">
          <table:table-cell office:value-type="float" office:value="74.6833" calcext:value-type="float">
            <text:p>74.6833</text:p>
          </table:table-cell>
          <table:table-cell office:value-type="float" office:value="286.873" calcext:value-type="float">
            <text:p>286.873</text:p>
          </table:table-cell>
          <table:table-cell office:value-type="float" office:value="43.1496" calcext:value-type="float">
            <text:p>43.1496</text:p>
          </table:table-cell>
          <table:table-cell office:value-type="float" office:value="74.62" calcext:value-type="float">
            <text:p>74.62</text:p>
          </table:table-cell>
          <table:table-cell office:value-type="float" office:value="276.351" calcext:value-type="float">
            <text:p>276.351</text:p>
          </table:table-cell>
          <table:table-cell office:value-type="float" office:value="43.8008" calcext:value-type="float">
            <text:p>43.8008</text:p>
          </table:table-cell>
          <table:table-cell/>
          <table:table-cell table:formula="of:=([.D216]-[.A216])/0.0166667" office:value-type="float" office:value="-3.79799240401508" calcext:value-type="float">
            <text:p>-3.79799240401508</text:p>
          </table:table-cell>
          <table:table-cell table:formula="of:=ABS([.E216]-[.B216])/0.0166667" office:value-type="float" office:value="631.318737362525" calcext:value-type="float">
            <text:p>631.318737362525</text:p>
          </table:table-cell>
          <table:table-cell table:formula="of:=([.F216]-[.C216])/0.0166667" office:value-type="float" office:value="39.0719218561565" calcext:value-type="float">
            <text:p>39.0719218561565</text:p>
          </table:table-cell>
          <table:table-cell table:formula="of:=DEGREES(ATAN(ABS([.F216]-[.C216])/ABS([.E216]-[.B216])))" office:value-type="float" office:value="3.54148293190327" calcext:value-type="float">
            <text:p>3.54148293190327</text:p>
          </table:table-cell>
          <table:table-cell table:formula="of:=SQRT(POWER([.H216];2)+POWER([.I216];2)+POWER([.J216];2))" office:value-type="float" office:value="632.538052585651" calcext:value-type="float">
            <text:p>632.538052585651</text:p>
          </table:table-cell>
        </table:table-row>
        <table:table-row table:style-name="ro1">
          <table:table-cell office:value-type="float" office:value="74.6657" calcext:value-type="float">
            <text:p>74.6657</text:p>
          </table:table-cell>
          <table:table-cell office:value-type="float" office:value="284.314" calcext:value-type="float">
            <text:p>284.314</text:p>
          </table:table-cell>
          <table:table-cell office:value-type="float" office:value="42.7913" calcext:value-type="float">
            <text:p>42.7913</text:p>
          </table:table-cell>
          <table:table-cell office:value-type="float" office:value="74.8443" calcext:value-type="float">
            <text:p>74.8443</text:p>
          </table:table-cell>
          <table:table-cell office:value-type="float" office:value="272.677" calcext:value-type="float">
            <text:p>272.677</text:p>
          </table:table-cell>
          <table:table-cell office:value-type="float" office:value="43.3939" calcext:value-type="float">
            <text:p>43.3939</text:p>
          </table:table-cell>
          <table:table-cell/>
          <table:table-cell table:formula="of:=([.D217]-[.A217])/0.0166667" office:value-type="float" office:value="10.715978568043" calcext:value-type="float">
            <text:p>10.715978568043</text:p>
          </table:table-cell>
          <table:table-cell table:formula="of:=ABS([.E217]-[.B217])/0.0166667" office:value-type="float" office:value="698.218603562793" calcext:value-type="float">
            <text:p>698.218603562793</text:p>
          </table:table-cell>
          <table:table-cell table:formula="of:=([.F217]-[.C217])/0.0166667" office:value-type="float" office:value="36.1559276881448" calcext:value-type="float">
            <text:p>36.1559276881448</text:p>
          </table:table-cell>
          <table:table-cell table:formula="of:=DEGREES(ATAN(ABS([.F217]-[.C217])/ABS([.E217]-[.B217])))" office:value-type="float" office:value="2.96430570818313" calcext:value-type="float">
            <text:p>2.96430570818313</text:p>
          </table:table-cell>
          <table:table-cell table:formula="of:=SQRT(POWER([.H217];2)+POWER([.I217];2)+POWER([.J217];2))" office:value-type="float" office:value="699.236227368718" calcext:value-type="float">
            <text:p>699.236227368718</text:p>
          </table:table-cell>
        </table:table-row>
        <table:table-row table:style-name="ro1">
          <table:table-cell office:value-type="float" office:value="74.4501" calcext:value-type="float">
            <text:p>74.4501</text:p>
          </table:table-cell>
          <table:table-cell office:value-type="float" office:value="290.827" calcext:value-type="float">
            <text:p>290.827</text:p>
          </table:table-cell>
          <table:table-cell office:value-type="float" office:value="43.302" calcext:value-type="float">
            <text:p>43.302</text:p>
          </table:table-cell>
          <table:table-cell office:value-type="float" office:value="74.3984" calcext:value-type="float">
            <text:p>74.3984</text:p>
          </table:table-cell>
          <table:table-cell office:value-type="float" office:value="281.48" calcext:value-type="float">
            <text:p>281.48</text:p>
          </table:table-cell>
          <table:table-cell office:value-type="float" office:value="43.7439" calcext:value-type="float">
            <text:p>43.7439</text:p>
          </table:table-cell>
          <table:table-cell/>
          <table:table-cell table:formula="of:=([.D218]-[.A218])/0.0166667" office:value-type="float" office:value="-3.10199379601307" calcext:value-type="float">
            <text:p>-3.10199379601307</text:p>
          </table:table-cell>
          <table:table-cell table:formula="of:=ABS([.E218]-[.B218])/0.0166667" office:value-type="float" office:value="560.818878362242" calcext:value-type="float">
            <text:p>560.818878362242</text:p>
          </table:table-cell>
          <table:table-cell table:formula="of:=([.F218]-[.C218])/0.0166667" office:value-type="float" office:value="26.5139469721059" calcext:value-type="float">
            <text:p>26.5139469721059</text:p>
          </table:table-cell>
          <table:table-cell table:formula="of:=DEGREES(ATAN(ABS([.F218]-[.C218])/ABS([.E218]-[.B218])))" office:value-type="float" office:value="2.70676863558349" calcext:value-type="float">
            <text:p>2.70676863558349</text:p>
          </table:table-cell>
          <table:table-cell table:formula="of:=SQRT(POWER([.H218];2)+POWER([.I218];2)+POWER([.J218];2))" office:value-type="float" office:value="561.453850353734" calcext:value-type="float">
            <text:p>561.453850353734</text:p>
          </table:table-cell>
        </table:table-row>
        <table:table-row table:style-name="ro1">
          <table:table-cell office:value-type="float" office:value="74.1569" calcext:value-type="float">
            <text:p>74.1569</text:p>
          </table:table-cell>
          <table:table-cell office:value-type="float" office:value="284.164" calcext:value-type="float">
            <text:p>284.164</text:p>
          </table:table-cell>
          <table:table-cell office:value-type="float" office:value="43.3251" calcext:value-type="float">
            <text:p>43.3251</text:p>
          </table:table-cell>
          <table:table-cell office:value-type="float" office:value="73.86" calcext:value-type="float">
            <text:p>73.86</text:p>
          </table:table-cell>
          <table:table-cell office:value-type="float" office:value="275.081" calcext:value-type="float">
            <text:p>275.081</text:p>
          </table:table-cell>
          <table:table-cell office:value-type="float" office:value="43.5131" calcext:value-type="float">
            <text:p>43.5131</text:p>
          </table:table-cell>
          <table:table-cell/>
          <table:table-cell table:formula="of:=([.D219]-[.A219])/0.0166667" office:value-type="float" office:value="-17.8139643720709" calcext:value-type="float">
            <text:p>-17.8139643720709</text:p>
          </table:table-cell>
          <table:table-cell table:formula="of:=ABS([.E219]-[.B219])/0.0166667" office:value-type="float" office:value="544.978910042178" calcext:value-type="float">
            <text:p>544.978910042178</text:p>
          </table:table-cell>
          <table:table-cell table:formula="of:=([.F219]-[.C219])/0.0166667" office:value-type="float" office:value="11.2799774400453" calcext:value-type="float">
            <text:p>11.2799774400453</text:p>
          </table:table-cell>
          <table:table-cell table:formula="of:=DEGREES(ATAN(ABS([.F219]-[.C219])/ABS([.E219]-[.B219])))" office:value-type="float" office:value="1.18573915351386" calcext:value-type="float">
            <text:p>1.18573915351386</text:p>
          </table:table-cell>
          <table:table-cell table:formula="of:=SQRT(POWER([.H219];2)+POWER([.I219];2)+POWER([.J219];2))" office:value-type="float" office:value="545.386640474863" calcext:value-type="float">
            <text:p>545.386640474863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8" calcext:value-type="float">
            <text:p>285.478</text:p>
          </table:table-cell>
          <table:table-cell office:value-type="float" office:value="43.6185" calcext:value-type="float">
            <text:p>43.6185</text:p>
          </table:table-cell>
          <table:table-cell office:value-type="float" office:value="75.0879" calcext:value-type="float">
            <text:p>75.0879</text:p>
          </table:table-cell>
          <table:table-cell office:value-type="float" office:value="271.173" calcext:value-type="float">
            <text:p>271.173</text:p>
          </table:table-cell>
          <table:table-cell office:value-type="float" office:value="44.863" calcext:value-type="float">
            <text:p>44.863</text:p>
          </table:table-cell>
          <table:table-cell/>
          <table:table-cell table:formula="of:=([.D220]-[.A220])/0.0166667" office:value-type="float" office:value="9.34198131603798" calcext:value-type="float">
            <text:p>9.34198131603798</text:p>
          </table:table-cell>
          <table:table-cell table:formula="of:=ABS([.E220]-[.B220])/0.0166667" office:value-type="float" office:value="858.298283403434" calcext:value-type="float">
            <text:p>858.298283403434</text:p>
          </table:table-cell>
          <table:table-cell table:formula="of:=([.F220]-[.C220])/0.0166667" office:value-type="float" office:value="74.6698506602988" calcext:value-type="float">
            <text:p>74.6698506602988</text:p>
          </table:table-cell>
          <table:table-cell table:formula="of:=DEGREES(ATAN(ABS([.F220]-[.C220])/ABS([.E220]-[.B220])))" office:value-type="float" office:value="4.97207401224263" calcext:value-type="float">
            <text:p>4.97207401224263</text:p>
          </table:table-cell>
          <table:table-cell table:formula="of:=SQRT(POWER([.H220];2)+POWER([.I220];2)+POWER([.J220];2))" office:value-type="float" office:value="861.59085563034" calcext:value-type="float">
            <text:p>861.59085563034</text:p>
          </table:table-cell>
        </table:table-row>
        <table:table-row table:style-name="ro1">
          <table:table-cell office:value-type="float" office:value="73.6614" calcext:value-type="float">
            <text:p>73.6614</text:p>
          </table:table-cell>
          <table:table-cell office:value-type="float" office:value="288.153" calcext:value-type="float">
            <text:p>288.153</text:p>
          </table:table-cell>
          <table:table-cell office:value-type="float" office:value="42.959" calcext:value-type="float">
            <text:p>42.959</text:p>
          </table:table-cell>
          <table:table-cell office:value-type="float" office:value="73.6196" calcext:value-type="float">
            <text:p>73.6196</text:p>
          </table:table-cell>
          <table:table-cell office:value-type="float" office:value="277.617" calcext:value-type="float">
            <text:p>277.617</text:p>
          </table:table-cell>
          <table:table-cell office:value-type="float" office:value="43.36" calcext:value-type="float">
            <text:p>43.36</text:p>
          </table:table-cell>
          <table:table-cell/>
          <table:table-cell table:formula="of:=([.D221]-[.A221])/0.0166667" office:value-type="float" office:value="-2.50799498400973" calcext:value-type="float">
            <text:p>-2.50799498400973</text:p>
          </table:table-cell>
          <table:table-cell table:formula="of:=ABS([.E221]-[.B221])/0.0166667" office:value-type="float" office:value="632.158735682529" calcext:value-type="float">
            <text:p>632.158735682529</text:p>
          </table:table-cell>
          <table:table-cell table:formula="of:=([.F221]-[.C221])/0.0166667" office:value-type="float" office:value="24.059951880096" calcext:value-type="float">
            <text:p>24.059951880096</text:p>
          </table:table-cell>
          <table:table-cell table:formula="of:=DEGREES(ATAN(ABS([.F221]-[.C221])/ABS([.E221]-[.B221])))" office:value-type="float" office:value="2.17962446369124" calcext:value-type="float">
            <text:p>2.17962446369124</text:p>
          </table:table-cell>
          <table:table-cell table:formula="of:=SQRT(POWER([.H221];2)+POWER([.I221];2)+POWER([.J221];2))" office:value-type="float" office:value="632.62140212219" calcext:value-type="float">
            <text:p>632.62140212219</text:p>
          </table:table-cell>
        </table:table-row>
        <table:table-row table:style-name="ro1">
          <table:table-cell office:value-type="float" office:value="74.4103" calcext:value-type="float">
            <text:p>74.4103</text:p>
          </table:table-cell>
          <table:table-cell office:value-type="float" office:value="284.284" calcext:value-type="float">
            <text:p>284.284</text:p>
          </table:table-cell>
          <table:table-cell office:value-type="float" office:value="42.7983" calcext:value-type="float">
            <text:p>42.7983</text:p>
          </table:table-cell>
          <table:table-cell office:value-type="float" office:value="74.3525" calcext:value-type="float">
            <text:p>74.3525</text:p>
          </table:table-cell>
          <table:table-cell office:value-type="float" office:value="273.917" calcext:value-type="float">
            <text:p>273.917</text:p>
          </table:table-cell>
          <table:table-cell office:value-type="float" office:value="43.1991" calcext:value-type="float">
            <text:p>43.1991</text:p>
          </table:table-cell>
          <table:table-cell/>
          <table:table-cell table:formula="of:=([.D222]-[.A222])/0.0166667" office:value-type="float" office:value="-3.46799306401389" calcext:value-type="float">
            <text:p>-3.46799306401389</text:p>
          </table:table-cell>
          <table:table-cell table:formula="of:=ABS([.E222]-[.B222])/0.0166667" office:value-type="float" office:value="622.018755962489" calcext:value-type="float">
            <text:p>622.018755962489</text:p>
          </table:table-cell>
          <table:table-cell table:formula="of:=([.F222]-[.C222])/0.0166667" office:value-type="float" office:value="24.0479519040964" calcext:value-type="float">
            <text:p>24.0479519040964</text:p>
          </table:table-cell>
          <table:table-cell table:formula="of:=DEGREES(ATAN(ABS([.F222]-[.C222])/ABS([.E222]-[.B222])))" office:value-type="float" office:value="2.21401729536372" calcext:value-type="float">
            <text:p>2.21401729536372</text:p>
          </table:table-cell>
          <table:table-cell table:formula="of:=SQRT(POWER([.H222];2)+POWER([.I222];2)+POWER([.J222];2))" office:value-type="float" office:value="622.493103364042" calcext:value-type="float">
            <text:p>622.493103364042</text:p>
          </table:table-cell>
        </table:table-row>
        <table:table-row table:style-name="ro1">
          <table:table-cell office:value-type="float" office:value="74.1725" calcext:value-type="float">
            <text:p>74.1725</text:p>
          </table:table-cell>
          <table:table-cell office:value-type="float" office:value="288.432" calcext:value-type="float">
            <text:p>288.432</text:p>
          </table:table-cell>
          <table:table-cell office:value-type="float" office:value="41.8902" calcext:value-type="float">
            <text:p>41.8902</text:p>
          </table:table-cell>
          <table:table-cell office:value-type="float" office:value="74.1184" calcext:value-type="float">
            <text:p>74.1184</text:p>
          </table:table-cell>
          <table:table-cell office:value-type="float" office:value="277.94" calcext:value-type="float">
            <text:p>277.94</text:p>
          </table:table-cell>
          <table:table-cell office:value-type="float" office:value="42.0548" calcext:value-type="float">
            <text:p>42.0548</text:p>
          </table:table-cell>
          <table:table-cell/>
          <table:table-cell table:formula="of:=([.D223]-[.A223])/0.0166667" office:value-type="float" office:value="-3.24599350801331" calcext:value-type="float">
            <text:p>-3.24599350801331</text:p>
          </table:table-cell>
          <table:table-cell table:formula="of:=ABS([.E223]-[.B223])/0.0166667" office:value-type="float" office:value="629.518740962519" calcext:value-type="float">
            <text:p>629.518740962519</text:p>
          </table:table-cell>
          <table:table-cell table:formula="of:=([.F223]-[.C223])/0.0166667" office:value-type="float" office:value="9.87598024803951" calcext:value-type="float">
            <text:p>9.87598024803951</text:p>
          </table:table-cell>
          <table:table-cell table:formula="of:=DEGREES(ATAN(ABS([.F223]-[.C223])/ABS([.E223]-[.B223])))" office:value-type="float" office:value="0.898790670895998" calcext:value-type="float">
            <text:p>0.898790670895998</text:p>
          </table:table-cell>
          <table:table-cell table:formula="of:=SQRT(POWER([.H223];2)+POWER([.I223];2)+POWER([.J223];2))" office:value-type="float" office:value="629.6045716819" calcext:value-type="float">
            <text:p>629.6045716819</text:p>
          </table:table-cell>
        </table:table-row>
        <table:table-row table:style-name="ro1">
          <table:table-cell office:value-type="float" office:value="74.6665" calcext:value-type="float">
            <text:p>74.6665</text:p>
          </table:table-cell>
          <table:table-cell office:value-type="float" office:value="284.258" calcext:value-type="float">
            <text:p>284.258</text:p>
          </table:table-cell>
          <table:table-cell office:value-type="float" office:value="43.053" calcext:value-type="float">
            <text:p>43.053</text:p>
          </table:table-cell>
          <table:table-cell office:value-type="float" office:value="74.6031" calcext:value-type="float">
            <text:p>74.6031</text:p>
          </table:table-cell>
          <table:table-cell office:value-type="float" office:value="273.892" calcext:value-type="float">
            <text:p>273.892</text:p>
          </table:table-cell>
          <table:table-cell office:value-type="float" office:value="43.4485" calcext:value-type="float">
            <text:p>43.4485</text:p>
          </table:table-cell>
          <table:table-cell/>
          <table:table-cell table:formula="of:=([.D224]-[.A224])/0.0166667" office:value-type="float" office:value="-3.8039923920153" calcext:value-type="float">
            <text:p>-3.8039923920153</text:p>
          </table:table-cell>
          <table:table-cell table:formula="of:=ABS([.E224]-[.B224])/0.0166667" office:value-type="float" office:value="621.958756082487" calcext:value-type="float">
            <text:p>621.958756082487</text:p>
          </table:table-cell>
          <table:table-cell table:formula="of:=([.F224]-[.C224])/0.0166667" office:value-type="float" office:value="23.7299525400952" calcext:value-type="float">
            <text:p>23.7299525400952</text:p>
          </table:table-cell>
          <table:table-cell table:formula="of:=DEGREES(ATAN(ABS([.F224]-[.C224])/ABS([.E224]-[.B224])))" office:value-type="float" office:value="2.18497924019455" calcext:value-type="float">
            <text:p>2.18497924019455</text:p>
          </table:table-cell>
          <table:table-cell table:formula="of:=SQRT(POWER([.H224];2)+POWER([.I224];2)+POWER([.J224];2))" office:value-type="float" office:value="622.422907092395" calcext:value-type="float">
            <text:p>622.422907092395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2.4658" calcext:value-type="float">
            <text:p>42.4658</text:p>
          </table:table-cell>
          <table:table-cell office:value-type="float" office:value="74.129" calcext:value-type="float">
            <text:p>74.129</text:p>
          </table:table-cell>
          <table:table-cell office:value-type="float" office:value="279" calcext:value-type="float">
            <text:p>279</text:p>
          </table:table-cell>
          <table:table-cell office:value-type="float" office:value="43.1353" calcext:value-type="float">
            <text:p>43.1353</text:p>
          </table:table-cell>
          <table:table-cell/>
          <table:table-cell table:formula="of:=([.D225]-[.A225])/0.0166667" office:value-type="float" office:value="-3.14999370001229" calcext:value-type="float">
            <text:p>-3.14999370001229</text:p>
          </table:table-cell>
          <table:table-cell table:formula="of:=ABS([.E225]-[.B225])/0.0166667" office:value-type="float" office:value="638.518722962554" calcext:value-type="float">
            <text:p>638.518722962554</text:p>
          </table:table-cell>
          <table:table-cell table:formula="of:=([.F225]-[.C225])/0.0166667" office:value-type="float" office:value="40.1699196601606" calcext:value-type="float">
            <text:p>40.1699196601606</text:p>
          </table:table-cell>
          <table:table-cell table:formula="of:=DEGREES(ATAN(ABS([.F225]-[.C225])/ABS([.E225]-[.B225])))" office:value-type="float" office:value="3.59979681297604" calcext:value-type="float">
            <text:p>3.59979681297604</text:p>
          </table:table-cell>
          <table:table-cell table:formula="of:=SQRT(POWER([.H225];2)+POWER([.I225];2)+POWER([.J225];2))" office:value-type="float" office:value="639.78879677558" calcext:value-type="float">
            <text:p>639.78879677558</text:p>
          </table:table-cell>
        </table:table-row>
        <table:table-row table:style-name="ro1">
          <table:table-cell office:value-type="float" office:value="73.9178" calcext:value-type="float">
            <text:p>73.9178</text:p>
          </table:table-cell>
          <table:table-cell office:value-type="float" office:value="288.235" calcext:value-type="float">
            <text:p>288.235</text:p>
          </table:table-cell>
          <table:table-cell office:value-type="float" office:value="42.689" calcext:value-type="float">
            <text:p>42.689</text:p>
          </table:table-cell>
          <table:table-cell office:value-type="float" office:value="73.6196" calcext:value-type="float">
            <text:p>73.6196</text:p>
          </table:table-cell>
          <table:table-cell office:value-type="float" office:value="277.622" calcext:value-type="float">
            <text:p>277.622</text:p>
          </table:table-cell>
          <table:table-cell office:value-type="float" office:value="43.3592" calcext:value-type="float">
            <text:p>43.3592</text:p>
          </table:table-cell>
          <table:table-cell/>
          <table:table-cell table:formula="of:=([.D226]-[.A226])/0.0166667" office:value-type="float" office:value="-17.8919642160712" calcext:value-type="float">
            <text:p>-17.8919642160712</text:p>
          </table:table-cell>
          <table:table-cell table:formula="of:=ABS([.E226]-[.B226])/0.0166667" office:value-type="float" office:value="636.778726442547" calcext:value-type="float">
            <text:p>636.778726442547</text:p>
          </table:table-cell>
          <table:table-cell table:formula="of:=([.F226]-[.C226])/0.0166667" office:value-type="float" office:value="40.2119195761609" calcext:value-type="float">
            <text:p>40.2119195761609</text:p>
          </table:table-cell>
          <table:table-cell table:formula="of:=DEGREES(ATAN(ABS([.F226]-[.C226])/ABS([.E226]-[.B226])))" office:value-type="float" office:value="3.61337133352283" calcext:value-type="float">
            <text:p>3.61337133352283</text:p>
          </table:table-cell>
          <table:table-cell table:formula="of:=SQRT(POWER([.H226];2)+POWER([.I226];2)+POWER([.J226];2))" office:value-type="float" office:value="638.297945562494" calcext:value-type="float">
            <text:p>638.297945562494</text:p>
          </table:table-cell>
        </table:table-row>
        <table:table-row table:style-name="ro1">
          <table:table-cell office:value-type="float" office:value="74.4103" calcext:value-type="float">
            <text:p>74.4103</text:p>
          </table:table-cell>
          <table:table-cell office:value-type="float" office:value="284.29" calcext:value-type="float">
            <text:p>284.29</text:p>
          </table:table-cell>
          <table:table-cell office:value-type="float" office:value="42.7975" calcext:value-type="float">
            <text:p>42.7975</text:p>
          </table:table-cell>
          <table:table-cell office:value-type="float" office:value="74.3517" calcext:value-type="float">
            <text:p>74.3517</text:p>
          </table:table-cell>
          <table:table-cell office:value-type="float" office:value="273.968" calcext:value-type="float">
            <text:p>273.968</text:p>
          </table:table-cell>
          <table:table-cell office:value-type="float" office:value="42.9432" calcext:value-type="float">
            <text:p>42.9432</text:p>
          </table:table-cell>
          <table:table-cell/>
          <table:table-cell table:formula="of:=([.D227]-[.A227])/0.0166667" office:value-type="float" office:value="-3.51599296801482" calcext:value-type="float">
            <text:p>-3.51599296801482</text:p>
          </table:table-cell>
          <table:table-cell table:formula="of:=ABS([.E227]-[.B227])/0.0166667" office:value-type="float" office:value="619.318761362477" calcext:value-type="float">
            <text:p>619.318761362477</text:p>
          </table:table-cell>
          <table:table-cell table:formula="of:=([.F227]-[.C227])/0.0166667" office:value-type="float" office:value="8.74198251603485" calcext:value-type="float">
            <text:p>8.74198251603485</text:p>
          </table:table-cell>
          <table:table-cell table:formula="of:=DEGREES(ATAN(ABS([.F227]-[.C227])/ABS([.E227]-[.B227])))" office:value-type="float" office:value="0.80870380780634" calcext:value-type="float">
            <text:p>0.80870380780634</text:p>
          </table:table-cell>
          <table:table-cell table:formula="of:=SQRT(POWER([.H227];2)+POWER([.I227];2)+POWER([.J227];2))" office:value-type="float" office:value="619.390436348847" calcext:value-type="float">
            <text:p>619.390436348847</text:p>
          </table:table-cell>
        </table:table-row>
        <table:table-row table:style-name="ro1">
          <table:table-cell office:value-type="float" office:value="73.9006" calcext:value-type="float">
            <text:p>73.9006</text:p>
          </table:table-cell>
          <table:table-cell office:value-type="float" office:value="284.185" calcext:value-type="float">
            <text:p>284.185</text:p>
          </table:table-cell>
          <table:table-cell office:value-type="float" office:value="43.0716" calcext:value-type="float">
            <text:p>43.0716</text:p>
          </table:table-cell>
          <table:table-cell office:value-type="float" office:value="73.6086" calcext:value-type="float">
            <text:p>73.6086</text:p>
          </table:table-cell>
          <table:table-cell office:value-type="float" office:value="275.096" calcext:value-type="float">
            <text:p>275.096</text:p>
          </table:table-cell>
          <table:table-cell office:value-type="float" office:value="43.2649" calcext:value-type="float">
            <text:p>43.2649</text:p>
          </table:table-cell>
          <table:table-cell/>
          <table:table-cell table:formula="of:=([.D228]-[.A228])/0.0166667" office:value-type="float" office:value="-17.5199649600702" calcext:value-type="float">
            <text:p>-17.5199649600702</text:p>
          </table:table-cell>
          <table:table-cell table:formula="of:=ABS([.E228]-[.B228])/0.0166667" office:value-type="float" office:value="545.338909322181" calcext:value-type="float">
            <text:p>545.338909322181</text:p>
          </table:table-cell>
          <table:table-cell table:formula="of:=([.F228]-[.C228])/0.0166667" office:value-type="float" office:value="11.5979768040464" calcext:value-type="float">
            <text:p>11.5979768040464</text:p>
          </table:table-cell>
          <table:table-cell table:formula="of:=DEGREES(ATAN(ABS([.F228]-[.C228])/ABS([.E228]-[.B228])))" office:value-type="float" office:value="1.21835238550184" calcext:value-type="float">
            <text:p>1.21835238550184</text:p>
          </table:table-cell>
          <table:table-cell table:formula="of:=SQRT(POWER([.H228];2)+POWER([.I228];2)+POWER([.J228];2))" office:value-type="float" office:value="545.743518751121" calcext:value-type="float">
            <text:p>545.743518751121</text:p>
          </table:table-cell>
        </table:table-row>
        <table:table-row table:style-name="ro1">
          <table:table-cell office:value-type="float" office:value="74.6965" calcext:value-type="float">
            <text:p>74.6965</text:p>
          </table:table-cell>
          <table:table-cell office:value-type="float" office:value="289.806" calcext:value-type="float">
            <text:p>289.806</text:p>
          </table:table-cell>
          <table:table-cell office:value-type="float" office:value="41.9237" calcext:value-type="float">
            <text:p>41.9237</text:p>
          </table:table-cell>
          <table:table-cell office:value-type="float" office:value="74.6318" calcext:value-type="float">
            <text:p>74.6318</text:p>
          </table:table-cell>
          <table:table-cell office:value-type="float" office:value="279.212" calcext:value-type="float">
            <text:p>279.212</text:p>
          </table:table-cell>
          <table:table-cell office:value-type="float" office:value="42.3457" calcext:value-type="float">
            <text:p>42.3457</text:p>
          </table:table-cell>
          <table:table-cell/>
          <table:table-cell table:formula="of:=([.D229]-[.A229])/0.0166667" office:value-type="float" office:value="-3.88199223601565" calcext:value-type="float">
            <text:p>-3.88199223601565</text:p>
          </table:table-cell>
          <table:table-cell table:formula="of:=ABS([.E229]-[.B229])/0.0166667" office:value-type="float" office:value="635.638728722542" calcext:value-type="float">
            <text:p>635.638728722542</text:p>
          </table:table-cell>
          <table:table-cell table:formula="of:=([.F229]-[.C229])/0.0166667" office:value-type="float" office:value="25.3199493601015" calcext:value-type="float">
            <text:p>25.3199493601015</text:p>
          </table:table-cell>
          <table:table-cell table:formula="of:=DEGREES(ATAN(ABS([.F229]-[.C229])/ABS([.E229]-[.B229])))" office:value-type="float" office:value="2.28110653576464" calcext:value-type="float">
            <text:p>2.28110653576464</text:p>
          </table:table-cell>
          <table:table-cell table:formula="of:=SQRT(POWER([.H229];2)+POWER([.I229];2)+POWER([.J229];2))" office:value-type="float" office:value="636.154669205004" calcext:value-type="float">
            <text:p>636.154669205004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.1608" calcext:value-type="float">
            <text:p>42.1608</text:p>
          </table:table-cell>
          <table:table-cell office:value-type="float" office:value="73.8621" calcext:value-type="float">
            <text:p>73.8621</text:p>
          </table:table-cell>
          <table:table-cell office:value-type="float" office:value="276.529" calcext:value-type="float">
            <text:p>276.529</text:p>
          </table:table-cell>
          <table:table-cell office:value-type="float" office:value="42.5347" calcext:value-type="float">
            <text:p>42.5347</text:p>
          </table:table-cell>
          <table:table-cell/>
          <table:table-cell table:formula="of:=([.D230]-[.A230])/0.0166667" office:value-type="float" office:value="-3.22199355601327" calcext:value-type="float">
            <text:p>-3.22199355601327</text:p>
          </table:table-cell>
          <table:table-cell table:formula="of:=ABS([.E230]-[.B230])/0.0166667" office:value-type="float" office:value="709.258581482839" calcext:value-type="float">
            <text:p>709.258581482839</text:p>
          </table:table-cell>
          <table:table-cell table:formula="of:=([.F230]-[.C230])/0.0166667" office:value-type="float" office:value="22.4339551320897" calcext:value-type="float">
            <text:p>22.4339551320897</text:p>
          </table:table-cell>
          <table:table-cell table:formula="of:=DEGREES(ATAN(ABS([.F230]-[.C230])/ABS([.E230]-[.B230])))" office:value-type="float" office:value="1.81167007453865" calcext:value-type="float">
            <text:p>1.81167007453865</text:p>
          </table:table-cell>
          <table:table-cell table:formula="of:=SQRT(POWER([.H230];2)+POWER([.I230];2)+POWER([.J230];2))" office:value-type="float" office:value="709.620602147649" calcext:value-type="float">
            <text:p>709.620602147649</text:p>
          </table:table-cell>
        </table:table-row>
        <table:table-row table:style-name="ro1">
          <table:table-cell office:value-type="float" office:value="74.148" calcext:value-type="float">
            <text:p>74.148</text:p>
          </table:table-cell>
          <table:table-cell office:value-type="float" office:value="282.972" calcext:value-type="float">
            <text:p>282.972</text:p>
          </table:table-cell>
          <table:table-cell office:value-type="float" office:value="42.7559" calcext:value-type="float">
            <text:p>42.7559</text:p>
          </table:table-cell>
          <table:table-cell office:value-type="float" office:value="74.3313" calcext:value-type="float">
            <text:p>74.3313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43.3144" calcext:value-type="float">
            <text:p>43.3144</text:p>
          </table:table-cell>
          <table:table-cell/>
          <table:table-cell table:formula="of:=([.D231]-[.A231])/0.0166667" office:value-type="float" office:value="10.9979780040442" calcext:value-type="float">
            <text:p>10.9979780040442</text:p>
          </table:table-cell>
          <table:table-cell table:formula="of:=ABS([.E231]-[.B231])/0.0166667" office:value-type="float" office:value="769.678460643077" calcext:value-type="float">
            <text:p>769.678460643077</text:p>
          </table:table-cell>
          <table:table-cell table:formula="of:=([.F231]-[.C231])/0.0166667" office:value-type="float" office:value="33.5099329801342" calcext:value-type="float">
            <text:p>33.5099329801342</text:p>
          </table:table-cell>
          <table:table-cell table:formula="of:=DEGREES(ATAN(ABS([.F231]-[.C231])/ABS([.E231]-[.B231])))" office:value-type="float" office:value="2.49294489649298" calcext:value-type="float">
            <text:p>2.49294489649298</text:p>
          </table:table-cell>
          <table:table-cell table:formula="of:=SQRT(POWER([.H231];2)+POWER([.I231];2)+POWER([.J231];2))" office:value-type="float" office:value="770.486082876522" calcext:value-type="float">
            <text:p>770.486082876522</text:p>
          </table:table-cell>
        </table:table-row>
        <table:table-row table:style-name="ro1">
          <table:table-cell office:value-type="float" office:value="73.8976" calcext:value-type="float">
            <text:p>73.8976</text:p>
          </table:table-cell>
          <table:table-cell office:value-type="float" office:value="284.352" calcext:value-type="float">
            <text:p>284.352</text:p>
          </table:table-cell>
          <table:table-cell office:value-type="float" office:value="42.2863" calcext:value-type="float">
            <text:p>42.2863</text:p>
          </table:table-cell>
          <table:table-cell office:value-type="float" office:value="73.8447" calcext:value-type="float">
            <text:p>73.8447</text:p>
          </table:table-cell>
          <table:table-cell office:value-type="float" office:value="272.717" calcext:value-type="float">
            <text:p>272.717</text:p>
          </table:table-cell>
          <table:table-cell office:value-type="float" office:value="42.6553" calcext:value-type="float">
            <text:p>42.6553</text:p>
          </table:table-cell>
          <table:table-cell/>
          <table:table-cell table:formula="of:=([.D232]-[.A232])/0.0166667" office:value-type="float" office:value="-3.17399365201233" calcext:value-type="float">
            <text:p>-3.17399365201233</text:p>
          </table:table-cell>
          <table:table-cell table:formula="of:=ABS([.E232]-[.B232])/0.0166667" office:value-type="float" office:value="698.098603802792" calcext:value-type="float">
            <text:p>698.098603802792</text:p>
          </table:table-cell>
          <table:table-cell table:formula="of:=([.F232]-[.C232])/0.0166667" office:value-type="float" office:value="22.1399557200885" calcext:value-type="float">
            <text:p>22.1399557200885</text:p>
          </table:table-cell>
          <table:table-cell table:formula="of:=DEGREES(ATAN(ABS([.F232]-[.C232])/ABS([.E232]-[.B232])))" office:value-type="float" office:value="1.81650696376989" calcext:value-type="float">
            <text:p>1.81650696376989</text:p>
          </table:table-cell>
          <table:table-cell table:formula="of:=SQRT(POWER([.H232];2)+POWER([.I232];2)+POWER([.J232];2))" office:value-type="float" office:value="698.45680790325" calcext:value-type="float">
            <text:p>698.45680790325</text:p>
          </table:table-cell>
        </table:table-row>
        <table:table-row table:style-name="ro1">
          <table:table-cell office:value-type="float" office:value="74.1663" calcext:value-type="float">
            <text:p>74.1663</text:p>
          </table:table-cell>
          <table:table-cell office:value-type="float" office:value="287.054" calcext:value-type="float">
            <text:p>287.054</text:p>
          </table:table-cell>
          <table:table-cell office:value-type="float" office:value="42.1087" calcext:value-type="float">
            <text:p>42.1087</text:p>
          </table:table-cell>
          <table:table-cell office:value-type="float" office:value="74.1184" calcext:value-type="float">
            <text:p>74.1184</text:p>
          </table:table-cell>
          <table:table-cell office:value-type="float" office:value="277.94" calcext:value-type="float">
            <text:p>277.94</text:p>
          </table:table-cell>
          <table:table-cell office:value-type="float" office:value="42.0548" calcext:value-type="float">
            <text:p>42.0548</text:p>
          </table:table-cell>
          <table:table-cell/>
          <table:table-cell table:formula="of:=([.D233]-[.A233])/0.0166667" office:value-type="float" office:value="-2.87399425201226" calcext:value-type="float">
            <text:p>-2.87399425201226</text:p>
          </table:table-cell>
          <table:table-cell table:formula="of:=ABS([.E233]-[.B233])/0.0166667" office:value-type="float" office:value="546.838906322186" calcext:value-type="float">
            <text:p>546.838906322186</text:p>
          </table:table-cell>
          <table:table-cell table:formula="of:=([.F233]-[.C233])/0.0166667" office:value-type="float" office:value="-3.23399353201286" calcext:value-type="float">
            <text:p>-3.23399353201286</text:p>
          </table:table-cell>
          <table:table-cell table:formula="of:=DEGREES(ATAN(ABS([.F233]-[.C233])/ABS([.E233]-[.B233])))" office:value-type="float" office:value="0.338842057560252" calcext:value-type="float">
            <text:p>0.338842057560252</text:p>
          </table:table-cell>
          <table:table-cell table:formula="of:=SQRT(POWER([.H233];2)+POWER([.I233];2)+POWER([.J233];2))" office:value-type="float" office:value="546.856021293329" calcext:value-type="float">
            <text:p>546.856021293329</text:p>
          </table:table-cell>
        </table:table-row>
        <table:table-row table:style-name="ro1">
          <table:table-cell office:value-type="float" office:value="74.6734" calcext:value-type="float">
            <text:p>74.6734</text:p>
          </table:table-cell>
          <table:table-cell office:value-type="float" office:value="285.675" calcext:value-type="float">
            <text:p>285.675</text:p>
          </table:table-cell>
          <table:table-cell office:value-type="float" office:value="42.5763" calcext:value-type="float">
            <text:p>42.5763</text:p>
          </table:table-cell>
          <table:table-cell office:value-type="float" office:value="74.8523" calcext:value-type="float">
            <text:p>74.8523</text:p>
          </table:table-cell>
          <table:table-cell office:value-type="float" office:value="273.969" calcext:value-type="float">
            <text:p>273.969</text:p>
          </table:table-cell>
          <table:table-cell office:value-type="float" office:value="43.1862" calcext:value-type="float">
            <text:p>43.1862</text:p>
          </table:table-cell>
          <table:table-cell/>
          <table:table-cell table:formula="of:=([.D234]-[.A234])/0.0166667" office:value-type="float" office:value="10.7339785320429" calcext:value-type="float">
            <text:p>10.7339785320429</text:p>
          </table:table-cell>
          <table:table-cell table:formula="of:=ABS([.E234]-[.B234])/0.0166667" office:value-type="float" office:value="702.358595282811" calcext:value-type="float">
            <text:p>702.358595282811</text:p>
          </table:table-cell>
          <table:table-cell table:formula="of:=([.F234]-[.C234])/0.0166667" office:value-type="float" office:value="36.5939268121461" calcext:value-type="float">
            <text:p>36.5939268121461</text:p>
          </table:table-cell>
          <table:table-cell table:formula="of:=DEGREES(ATAN(ABS([.F234]-[.C234])/ABS([.E234]-[.B234])))" office:value-type="float" office:value="2.98249850029038" calcext:value-type="float">
            <text:p>2.98249850029038</text:p>
          </table:table-cell>
          <table:table-cell table:formula="of:=SQRT(POWER([.H234];2)+POWER([.I234];2)+POWER([.J234];2))" office:value-type="float" office:value="703.393154745127" calcext:value-type="float">
            <text:p>703.393154745127</text:p>
          </table:table-cell>
        </table:table-row>
        <table:table-row table:style-name="ro1">
          <table:table-cell office:value-type="float" office:value="74.407" calcext:value-type="float">
            <text:p>74.407</text:p>
          </table:table-cell>
          <table:table-cell office:value-type="float" office:value="284.508" calcext:value-type="float">
            <text:p>284.508</text:p>
          </table:table-cell>
          <table:table-cell office:value-type="float" office:value="41.75" calcext:value-type="float">
            <text:p>41.75</text:p>
          </table:table-cell>
          <table:table-cell office:value-type="float" office:value="74.3491" calcext:value-type="float">
            <text:p>74.3491</text:p>
          </table:table-cell>
          <table:table-cell office:value-type="float" office:value="274.122" calcext:value-type="float">
            <text:p>274.122</text:p>
          </table:table-cell>
          <table:table-cell office:value-type="float" office:value="42.1743" calcext:value-type="float">
            <text:p>42.1743</text:p>
          </table:table-cell>
          <table:table-cell/>
          <table:table-cell table:formula="of:=([.D235]-[.A235])/0.0166667" office:value-type="float" office:value="-3.47399305201326" calcext:value-type="float">
            <text:p>-3.47399305201326</text:p>
          </table:table-cell>
          <table:table-cell table:formula="of:=ABS([.E235]-[.B235])/0.0166667" office:value-type="float" office:value="623.158753682491" calcext:value-type="float">
            <text:p>623.158753682491</text:p>
          </table:table-cell>
          <table:table-cell table:formula="of:=([.F235]-[.C235])/0.0166667" office:value-type="float" office:value="25.457949084102" calcext:value-type="float">
            <text:p>25.457949084102</text:p>
          </table:table-cell>
          <table:table-cell table:formula="of:=DEGREES(ATAN(ABS([.F235]-[.C235])/ABS([.E235]-[.B235])))" office:value-type="float" office:value="2.33940768275" calcext:value-type="float">
            <text:p>2.33940768275</text:p>
          </table:table-cell>
          <table:table-cell table:formula="of:=SQRT(POWER([.H235];2)+POWER([.I235];2)+POWER([.J235];2))" office:value-type="float" office:value="623.688229879649" calcext:value-type="float">
            <text:p>623.688229879649</text:p>
          </table:table-cell>
        </table:table-row>
        <table:table-row table:style-name="ro1">
          <table:table-cell office:value-type="float" office:value="73.904" calcext:value-type="float">
            <text:p>73.904</text:p>
          </table:table-cell>
          <table:table-cell office:value-type="float" office:value="285.659" calcext:value-type="float">
            <text:p>285.659</text:p>
          </table:table-cell>
          <table:table-cell office:value-type="float" office:value="42.3322" calcext:value-type="float">
            <text:p>42.3322</text:p>
          </table:table-cell>
          <table:table-cell office:value-type="float" office:value="73.602" calcext:value-type="float">
            <text:p>73.602</text:p>
          </table:table-cell>
          <table:table-cell office:value-type="float" office:value="273.892" calcext:value-type="float">
            <text:p>273.892</text:p>
          </table:table-cell>
          <table:table-cell office:value-type="float" office:value="42.9624" calcext:value-type="float">
            <text:p>42.9624</text:p>
          </table:table-cell>
          <table:table-cell/>
          <table:table-cell table:formula="of:=([.D236]-[.A236])/0.0166667" office:value-type="float" office:value="-18.119963760072" calcext:value-type="float">
            <text:p>-18.119963760072</text:p>
          </table:table-cell>
          <table:table-cell table:formula="of:=ABS([.E236]-[.B236])/0.0166667" office:value-type="float" office:value="706.018587962824" calcext:value-type="float">
            <text:p>706.018587962824</text:p>
          </table:table-cell>
          <table:table-cell table:formula="of:=([.F236]-[.C236])/0.0166667" office:value-type="float" office:value="37.8119243761514" calcext:value-type="float">
            <text:p>37.8119243761514</text:p>
          </table:table-cell>
          <table:table-cell table:formula="of:=DEGREES(ATAN(ABS([.F236]-[.C236])/ABS([.E236]-[.B236])))" office:value-type="float" office:value="3.06563583035833" calcext:value-type="float">
            <text:p>3.06563583035833</text:p>
          </table:table-cell>
          <table:table-cell table:formula="of:=SQRT(POWER([.H236];2)+POWER([.I236];2)+POWER([.J236];2))" office:value-type="float" office:value="707.262554685821" calcext:value-type="float">
            <text:p>707.262554685821</text:p>
          </table:table-cell>
        </table:table-row>
        <table:table-row table:style-name="ro1">
          <table:table-cell office:value-type="float" office:value="73.904" calcext:value-type="float">
            <text:p>73.904</text:p>
          </table:table-cell>
          <table:table-cell office:value-type="float" office:value="285.664" calcext:value-type="float">
            <text:p>285.664</text:p>
          </table:table-cell>
          <table:table-cell office:value-type="float" office:value="42.3313" calcext:value-type="float">
            <text:p>42.3313</text:p>
          </table:table-cell>
          <table:table-cell office:value-type="float" office:value="73.8559" calcext:value-type="float">
            <text:p>73.8559</text:p>
          </table:table-cell>
          <table:table-cell office:value-type="float" office:value="275.273" calcext:value-type="float">
            <text:p>275.273</text:p>
          </table:table-cell>
          <table:table-cell office:value-type="float" office:value="42.4888" calcext:value-type="float">
            <text:p>42.4888</text:p>
          </table:table-cell>
          <table:table-cell/>
          <table:table-cell table:formula="of:=([.D237]-[.A237])/0.0166667" office:value-type="float" office:value="-2.885994228011" calcext:value-type="float">
            <text:p>-2.885994228011</text:p>
          </table:table-cell>
          <table:table-cell table:formula="of:=ABS([.E237]-[.B237])/0.0166667" office:value-type="float" office:value="623.458753082492" calcext:value-type="float">
            <text:p>623.458753082492</text:p>
          </table:table-cell>
          <table:table-cell table:formula="of:=([.F237]-[.C237])/0.0166667" office:value-type="float" office:value="9.44998110003773" calcext:value-type="float">
            <text:p>9.44998110003773</text:p>
          </table:table-cell>
          <table:table-cell table:formula="of:=DEGREES(ATAN(ABS([.F237]-[.C237])/ABS([.E237]-[.B237])))" office:value-type="float" office:value="0.868385553700123" calcext:value-type="float">
            <text:p>0.868385553700123</text:p>
          </table:table-cell>
          <table:table-cell table:formula="of:=SQRT(POWER([.H237];2)+POWER([.I237];2)+POWER([.J237];2))" office:value-type="float" office:value="623.537046133307" calcext:value-type="float">
            <text:p>623.537046133307</text:p>
          </table:table-cell>
        </table:table-row>
        <table:table-row table:style-name="ro1">
          <table:table-cell office:value-type="float" office:value="74.1541" calcext:value-type="float">
            <text:p>74.1541</text:p>
          </table:table-cell>
          <table:table-cell office:value-type="float" office:value="284.321" calcext:value-type="float">
            <text:p>284.321</text:p>
          </table:table-cell>
          <table:table-cell office:value-type="float" office:value="42.5419" calcext:value-type="float">
            <text:p>42.5419</text:p>
          </table:table-cell>
          <table:table-cell office:value-type="float" office:value="74.3443" calcext:value-type="float">
            <text:p>74.3443</text:p>
          </table:table-cell>
          <table:table-cell office:value-type="float" office:value="272.72" calcext:value-type="float">
            <text:p>272.72</text:p>
          </table:table-cell>
          <table:table-cell office:value-type="float" office:value="42.8973" calcext:value-type="float">
            <text:p>42.8973</text:p>
          </table:table-cell>
          <table:table-cell/>
          <table:table-cell table:formula="of:=([.D238]-[.A238])/0.0166667" office:value-type="float" office:value="11.4119771760459" calcext:value-type="float">
            <text:p>11.4119771760459</text:p>
          </table:table-cell>
          <table:table-cell table:formula="of:=ABS([.E238]-[.B238])/0.0166667" office:value-type="float" office:value="696.058607882784" calcext:value-type="float">
            <text:p>696.058607882784</text:p>
          </table:table-cell>
          <table:table-cell table:formula="of:=([.F238]-[.C238])/0.0166667" office:value-type="float" office:value="21.3239573520855" calcext:value-type="float">
            <text:p>21.3239573520855</text:p>
          </table:table-cell>
          <table:table-cell table:formula="of:=DEGREES(ATAN(ABS([.F238]-[.C238])/ABS([.E238]-[.B238])))" office:value-type="float" office:value="1.75472401354139" calcext:value-type="float">
            <text:p>1.75472401354139</text:p>
          </table:table-cell>
          <table:table-cell table:formula="of:=SQRT(POWER([.H238];2)+POWER([.I238];2)+POWER([.J238];2))" office:value-type="float" office:value="696.478664416893" calcext:value-type="float">
            <text:p>696.478664416893</text:p>
          </table:table-cell>
        </table:table-row>
        <table:table-row table:style-name="ro1">
          <table:table-cell office:value-type="float" office:value="74.425" calcext:value-type="float">
            <text:p>74.425</text:p>
          </table:table-cell>
          <table:table-cell office:value-type="float" office:value="286.963" calcext:value-type="float">
            <text:p>286.963</text:p>
          </table:table-cell>
          <table:table-cell office:value-type="float" office:value="42.6294" calcext:value-type="float">
            <text:p>42.6294</text:p>
          </table:table-cell>
          <table:table-cell office:value-type="float" office:value="74.6128" calcext:value-type="float">
            <text:p>74.6128</text:p>
          </table:table-cell>
          <table:table-cell office:value-type="float" office:value="275.057" calcext:value-type="float">
            <text:p>275.057</text:p>
          </table:table-cell>
          <table:table-cell office:value-type="float" office:value="44.006" calcext:value-type="float">
            <text:p>44.006</text:p>
          </table:table-cell>
          <table:table-cell/>
          <table:table-cell table:formula="of:=([.D239]-[.A239])/0.0166667" office:value-type="float" office:value="11.2679774640448" calcext:value-type="float">
            <text:p>11.2679774640448</text:p>
          </table:table-cell>
          <table:table-cell table:formula="of:=ABS([.E239]-[.B239])/0.0166667" office:value-type="float" office:value="714.358571282858" calcext:value-type="float">
            <text:p>714.358571282858</text:p>
          </table:table-cell>
          <table:table-cell table:formula="of:=([.F239]-[.C239])/0.0166667" office:value-type="float" office:value="82.5958348083306" calcext:value-type="float">
            <text:p>82.5958348083306</text:p>
          </table:table-cell>
          <table:table-cell table:formula="of:=DEGREES(ATAN(ABS([.F239]-[.C239])/ABS([.E239]-[.B239])))" office:value-type="float" office:value="6.59538794554941" calcext:value-type="float">
            <text:p>6.59538794554941</text:p>
          </table:table-cell>
          <table:table-cell table:formula="of:=SQRT(POWER([.H239];2)+POWER([.I239];2)+POWER([.J239];2))" office:value-type="float" office:value="719.205956322041" calcext:value-type="float">
            <text:p>719.205956322041</text:p>
          </table:table-cell>
        </table:table-row>
        <table:table-row table:style-name="ro1">
          <table:table-cell office:value-type="float" office:value="74.1401" calcext:value-type="float">
            <text:p>74.1401</text:p>
          </table:table-cell>
          <table:table-cell office:value-type="float" office:value="281.728" calcext:value-type="float">
            <text:p>281.728</text:p>
          </table:table-cell>
          <table:table-cell office:value-type="float" office:value="42.4496" calcext:value-type="float">
            <text:p>42.4496</text:p>
          </table:table-cell>
          <table:table-cell office:value-type="float" office:value="74.0874" calcext:value-type="float">
            <text:p>74.0874</text:p>
          </table:table-cell>
          <table:table-cell office:value-type="float" office:value="271.501" calcext:value-type="float">
            <text:p>271.501</text:p>
          </table:table-cell>
          <table:table-cell office:value-type="float" office:value="42.6037" calcext:value-type="float">
            <text:p>42.6037</text:p>
          </table:table-cell>
          <table:table-cell/>
          <table:table-cell table:formula="of:=([.D240]-[.A240])/0.0166667" office:value-type="float" office:value="-3.16199367601274" calcext:value-type="float">
            <text:p>-3.16199367601274</text:p>
          </table:table-cell>
          <table:table-cell table:formula="of:=ABS([.E240]-[.B240])/0.0166667" office:value-type="float" office:value="613.618772762456" calcext:value-type="float">
            <text:p>613.618772762456</text:p>
          </table:table-cell>
          <table:table-cell table:formula="of:=([.F240]-[.C240])/0.0166667" office:value-type="float" office:value="9.24598150803739" calcext:value-type="float">
            <text:p>9.24598150803739</text:p>
          </table:table-cell>
          <table:table-cell table:formula="of:=DEGREES(ATAN(ABS([.F240]-[.C240])/ABS([.E240]-[.B240])))" office:value-type="float" office:value="0.863265034151713" calcext:value-type="float">
            <text:p>0.863265034151713</text:p>
          </table:table-cell>
          <table:table-cell table:formula="of:=SQRT(POWER([.H240];2)+POWER([.I240];2)+POWER([.J240];2))" office:value-type="float" office:value="613.696573776127" calcext:value-type="float">
            <text:p>613.696573776127</text:p>
          </table:table-cell>
        </table:table-row>
        <table:table-row table:style-name="ro1">
          <table:table-cell office:value-type="float" office:value="74.1592" calcext:value-type="float">
            <text:p>74.1592</text:p>
          </table:table-cell>
          <table:table-cell office:value-type="float" office:value="285.74" calcext:value-type="float">
            <text:p>285.74</text:p>
          </table:table-cell>
          <table:table-cell office:value-type="float" office:value="42.0631" calcext:value-type="float">
            <text:p>42.0631</text:p>
          </table:table-cell>
          <table:table-cell office:value-type="float" office:value="74.3443" calcext:value-type="float">
            <text:p>74.3443</text:p>
          </table:table-cell>
          <table:table-cell office:value-type="float" office:value="272.725" calcext:value-type="float">
            <text:p>272.725</text:p>
          </table:table-cell>
          <table:table-cell office:value-type="float" office:value="42.8965" calcext:value-type="float">
            <text:p>42.8965</text:p>
          </table:table-cell>
          <table:table-cell/>
          <table:table-cell table:formula="of:=([.D241]-[.A241])/0.0166667" office:value-type="float" office:value="11.1059777880448" calcext:value-type="float">
            <text:p>11.1059777880448</text:p>
          </table:table-cell>
          <table:table-cell table:formula="of:=ABS([.E241]-[.B241])/0.0166667" office:value-type="float" office:value="780.898438203123" calcext:value-type="float">
            <text:p>780.898438203123</text:p>
          </table:table-cell>
          <table:table-cell table:formula="of:=([.F241]-[.C241])/0.0166667" office:value-type="float" office:value="50.0038999922003" calcext:value-type="float">
            <text:p>50.0038999922003</text:p>
          </table:table-cell>
          <table:table-cell table:formula="of:=DEGREES(ATAN(ABS([.F241]-[.C241])/ABS([.E241]-[.B241])))" office:value-type="float" office:value="3.66386467650787" calcext:value-type="float">
            <text:p>3.66386467650787</text:p>
          </table:table-cell>
          <table:table-cell table:formula="of:=SQRT(POWER([.H241];2)+POWER([.I241];2)+POWER([.J241];2))" office:value-type="float" office:value="782.57657998763" calcext:value-type="float">
            <text:p>782.57657998763</text:p>
          </table:table-cell>
        </table:table-row>
        <table:table-row table:style-name="ro1">
          <table:table-cell office:value-type="float" office:value="74.9282" calcext:value-type="float">
            <text:p>74.9282</text:p>
          </table:table-cell>
          <table:table-cell office:value-type="float" office:value="285.817" calcext:value-type="float">
            <text:p>285.817</text:p>
          </table:table-cell>
          <table:table-cell office:value-type="float" office:value="42.0437" calcext:value-type="float">
            <text:p>42.0437</text:p>
          </table:table-cell>
          <table:table-cell office:value-type="float" office:value="75.3501" calcext:value-type="float">
            <text:p>75.3501</text:p>
          </table:table-cell>
          <table:table-cell office:value-type="float" office:value="274.23" calcext:value-type="float">
            <text:p>274.23</text:p>
          </table:table-cell>
          <table:table-cell office:value-type="float" office:value="42.1474" calcext:value-type="float">
            <text:p>42.1474</text:p>
          </table:table-cell>
          <table:table-cell/>
          <table:table-cell table:formula="of:=([.D242]-[.A242])/0.0166667" office:value-type="float" office:value="25.3139493721009" calcext:value-type="float">
            <text:p>25.3139493721009</text:p>
          </table:table-cell>
          <table:table-cell table:formula="of:=ABS([.E242]-[.B242])/0.0166667" office:value-type="float" office:value="695.21860956278" calcext:value-type="float">
            <text:p>695.21860956278</text:p>
          </table:table-cell>
          <table:table-cell table:formula="of:=([.F242]-[.C242])/0.0166667" office:value-type="float" office:value="6.22198755602467" calcext:value-type="float">
            <text:p>6.22198755602467</text:p>
          </table:table-cell>
          <table:table-cell table:formula="of:=DEGREES(ATAN(ABS([.F242]-[.C242])/ABS([.E242]-[.B242])))" office:value-type="float" office:value="0.512765487992081" calcext:value-type="float">
            <text:p>0.512765487992081</text:p>
          </table:table-cell>
          <table:table-cell table:formula="of:=SQRT(POWER([.H242];2)+POWER([.I242];2)+POWER([.J242];2))" office:value-type="float" office:value="695.707139710644" calcext:value-type="float">
            <text:p>695.707139710644</text:p>
          </table:table-cell>
        </table:table-row>
        <table:table-row table:style-name="ro1">
          <table:table-cell office:value-type="float" office:value="74.4389" calcext:value-type="float">
            <text:p>74.4389</text:p>
          </table:table-cell>
          <table:table-cell office:value-type="float" office:value="289.73" calcext:value-type="float">
            <text:p>289.73</text:p>
          </table:table-cell>
          <table:table-cell office:value-type="float" office:value="42.1939" calcext:value-type="float">
            <text:p>42.1939</text:p>
          </table:table-cell>
          <table:table-cell office:value-type="float" office:value="74.6244" calcext:value-type="float">
            <text:p>74.6244</text:p>
          </table:table-cell>
          <table:table-cell office:value-type="float" office:value="277.885" calcext:value-type="float">
            <text:p>277.885</text:p>
          </table:table-cell>
          <table:table-cell office:value-type="float" office:value="42.559" calcext:value-type="float">
            <text:p>42.559</text:p>
          </table:table-cell>
          <table:table-cell/>
          <table:table-cell table:formula="of:=([.D243]-[.A243])/0.0166667" office:value-type="float" office:value="11.1299777400439" calcext:value-type="float">
            <text:p>11.1299777400439</text:p>
          </table:table-cell>
          <table:table-cell table:formula="of:=ABS([.E243]-[.B243])/0.0166667" office:value-type="float" office:value="710.698578602845" calcext:value-type="float">
            <text:p>710.698578602845</text:p>
          </table:table-cell>
          <table:table-cell table:formula="of:=([.F243]-[.C243])/0.0166667" office:value-type="float" office:value="21.9059561880875" calcext:value-type="float">
            <text:p>21.9059561880875</text:p>
          </table:table-cell>
          <table:table-cell table:formula="of:=DEGREES(ATAN(ABS([.F243]-[.C243])/ABS([.E243]-[.B243])))" office:value-type="float" office:value="1.76547641755325" calcext:value-type="float">
            <text:p>1.76547641755325</text:p>
          </table:table-cell>
          <table:table-cell table:formula="of:=SQRT(POWER([.H243];2)+POWER([.I243];2)+POWER([.J243];2))" office:value-type="float" office:value="711.123207995008" calcext:value-type="float">
            <text:p>711.123207995008</text:p>
          </table:table-cell>
        </table:table-row>
        <table:table-row table:style-name="ro1">
          <table:table-cell office:value-type="float" office:value="74.2067" calcext:value-type="float">
            <text:p>74.2067</text:p>
          </table:table-cell>
          <table:table-cell office:value-type="float" office:value="295.258" calcext:value-type="float">
            <text:p>295.258</text:p>
          </table:table-cell>
          <table:table-cell office:value-type="float" office:value="41.5849" calcext:value-type="float">
            <text:p>41.5849</text:p>
          </table:table-cell>
          <table:table-cell office:value-type="float" office:value="74.4018" calcext:value-type="float">
            <text:p>74.4018</text:p>
          </table:table-cell>
          <table:table-cell office:value-type="float" office:value="283.046" calcext:value-type="float">
            <text:p>283.046</text:p>
          </table:table-cell>
          <table:table-cell office:value-type="float" office:value="42.4893" calcext:value-type="float">
            <text:p>42.4893</text:p>
          </table:table-cell>
          <table:table-cell/>
          <table:table-cell table:formula="of:=([.D244]-[.A244])/0.0166667" office:value-type="float" office:value="11.7059765880466" calcext:value-type="float">
            <text:p>11.7059765880466</text:p>
          </table:table-cell>
          <table:table-cell table:formula="of:=ABS([.E244]-[.B244])/0.0166667" office:value-type="float" office:value="732.71853456293" calcext:value-type="float">
            <text:p>732.71853456293</text:p>
          </table:table-cell>
          <table:table-cell table:formula="of:=([.F244]-[.C244])/0.0166667" office:value-type="float" office:value="54.2638914722172" calcext:value-type="float">
            <text:p>54.2638914722172</text:p>
          </table:table-cell>
          <table:table-cell table:formula="of:=DEGREES(ATAN(ABS([.F244]-[.C244])/ABS([.E244]-[.B244])))" office:value-type="float" office:value="4.23549613065125" calcext:value-type="float">
            <text:p>4.23549613065125</text:p>
          </table:table-cell>
          <table:table-cell table:formula="of:=SQRT(POWER([.H244];2)+POWER([.I244];2)+POWER([.J244];2))" office:value-type="float" office:value="734.818379395641" calcext:value-type="float">
            <text:p>734.818379395641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5.1387" calcext:value-type="float">
            <text:p>75.1387</text:p>
          </table:table-cell>
          <table:table-cell office:value-type="float" office:value="279.154" calcext:value-type="float">
            <text:p>279.154</text:p>
          </table:table-cell>
          <table:table-cell office:value-type="float" office:value="42.8512" calcext:value-type="float">
            <text:p>42.8512</text:p>
          </table:table-cell>
          <table:table-cell/>
          <table:table-cell table:formula="of:=([.D245]-[.A245])/0.0166667" office:value-type="float" office:value="10.9439781120438" calcext:value-type="float">
            <text:p>10.9439781120438</text:p>
          </table:table-cell>
          <table:table-cell table:formula="of:=ABS([.E245]-[.B245])/0.0166667" office:value-type="float" office:value="633.778732442534" calcext:value-type="float">
            <text:p>633.778732442534</text:p>
          </table:table-cell>
          <table:table-cell table:formula="of:=([.F245]-[.C245])/0.0166667" office:value-type="float" office:value="24.257951484097" calcext:value-type="float">
            <text:p>24.257951484097</text:p>
          </table:table-cell>
          <table:table-cell table:formula="of:=DEGREES(ATAN(ABS([.F245]-[.C245])/ABS([.E245]-[.B245])))" office:value-type="float" office:value="2.19193237007782" calcext:value-type="float">
            <text:p>2.19193237007782</text:p>
          </table:table-cell>
          <table:table-cell table:formula="of:=SQRT(POWER([.H245];2)+POWER([.I245];2)+POWER([.J245];2))" office:value-type="float" office:value="634.337213604552" calcext:value-type="float">
            <text:p>634.337213604552</text:p>
          </table:table-cell>
        </table:table-row>
        <table:table-row table:style-name="ro1">
          <table:table-cell office:value-type="float" office:value="74.4468" calcext:value-type="float">
            <text:p>74.4468</text:p>
          </table:table-cell>
          <table:table-cell office:value-type="float" office:value="291.063" calcext:value-type="float">
            <text:p>291.063</text:p>
          </table:table-cell>
          <table:table-cell office:value-type="float" office:value="42.2405" calcext:value-type="float">
            <text:p>42.2405</text:p>
          </table:table-cell>
          <table:table-cell office:value-type="float" office:value="74.135" calcext:value-type="float">
            <text:p>74.135</text:p>
          </table:table-cell>
          <table:table-cell office:value-type="float" office:value="280.339" calcext:value-type="float">
            <text:p>280.339</text:p>
          </table:table-cell>
          <table:table-cell office:value-type="float" office:value="42.9224" calcext:value-type="float">
            <text:p>42.9224</text:p>
          </table:table-cell>
          <table:table-cell/>
          <table:table-cell table:formula="of:=([.D246]-[.A246])/0.0166667" office:value-type="float" office:value="-18.7079625840743" calcext:value-type="float">
            <text:p>-18.7079625840743</text:p>
          </table:table-cell>
          <table:table-cell table:formula="of:=ABS([.E246]-[.B246])/0.0166667" office:value-type="float" office:value="643.438713122573" calcext:value-type="float">
            <text:p>643.438713122573</text:p>
          </table:table-cell>
          <table:table-cell table:formula="of:=([.F246]-[.C246])/0.0166667" office:value-type="float" office:value="40.913918172164" calcext:value-type="float">
            <text:p>40.913918172164</text:p>
          </table:table-cell>
          <table:table-cell table:formula="of:=DEGREES(ATAN(ABS([.F246]-[.C246])/ABS([.E246]-[.B246])))" office:value-type="float" office:value="3.63833114355761" calcext:value-type="float">
            <text:p>3.63833114355761</text:p>
          </table:table-cell>
          <table:table-cell table:formula="of:=SQRT(POWER([.H246];2)+POWER([.I246];2)+POWER([.J246];2))" office:value-type="float" office:value="645.009545750355" calcext:value-type="float">
            <text:p>645.009545750355</text:p>
          </table:table-cell>
        </table:table-row>
        <table:table-row table:style-name="ro1">
          <table:table-cell office:value-type="float" office:value="74.1401" calcext:value-type="float">
            <text:p>74.1401</text:p>
          </table:table-cell>
          <table:table-cell office:value-type="float" office:value="281.728" calcext:value-type="float">
            <text:p>281.728</text:p>
          </table:table-cell>
          <table:table-cell office:value-type="float" office:value="42.4496" calcext:value-type="float">
            <text:p>42.4496</text:p>
          </table:table-cell>
          <table:table-cell office:value-type="float" office:value="74.0874" calcext:value-type="float">
            <text:p>74.0874</text:p>
          </table:table-cell>
          <table:table-cell office:value-type="float" office:value="271.501" calcext:value-type="float">
            <text:p>271.501</text:p>
          </table:table-cell>
          <table:table-cell office:value-type="float" office:value="42.6037" calcext:value-type="float">
            <text:p>42.6037</text:p>
          </table:table-cell>
          <table:table-cell/>
          <table:table-cell table:formula="of:=([.D247]-[.A247])/0.0166667" office:value-type="float" office:value="-3.16199367601274" calcext:value-type="float">
            <text:p>-3.16199367601274</text:p>
          </table:table-cell>
          <table:table-cell table:formula="of:=ABS([.E247]-[.B247])/0.0166667" office:value-type="float" office:value="613.618772762456" calcext:value-type="float">
            <text:p>613.618772762456</text:p>
          </table:table-cell>
          <table:table-cell table:formula="of:=([.F247]-[.C247])/0.0166667" office:value-type="float" office:value="9.24598150803739" calcext:value-type="float">
            <text:p>9.24598150803739</text:p>
          </table:table-cell>
          <table:table-cell table:formula="of:=DEGREES(ATAN(ABS([.F247]-[.C247])/ABS([.E247]-[.B247])))" office:value-type="float" office:value="0.863265034151713" calcext:value-type="float">
            <text:p>0.863265034151713</text:p>
          </table:table-cell>
          <table:table-cell table:formula="of:=SQRT(POWER([.H247];2)+POWER([.I247];2)+POWER([.J247];2))" office:value-type="float" office:value="613.696573776127" calcext:value-type="float">
            <text:p>613.696573776127</text:p>
          </table:table-cell>
        </table:table-row>
        <table:table-row table:style-name="ro1">
          <table:table-cell office:value-type="float" office:value="74.1452" calcext:value-type="float">
            <text:p>74.1452</text:p>
          </table:table-cell>
          <table:table-cell office:value-type="float" office:value="283.132" calcext:value-type="float">
            <text:p>283.132</text:p>
          </table:table-cell>
          <table:table-cell office:value-type="float" office:value="41.9728" calcext:value-type="float">
            <text:p>41.9728</text:p>
          </table:table-cell>
          <table:table-cell office:value-type="float" office:value="74.3344" calcext:value-type="float">
            <text:p>74.3344</text:p>
          </table:table-cell>
          <table:table-cell office:value-type="float" office:value="271.629" calcext:value-type="float">
            <text:p>271.629</text:p>
          </table:table-cell>
          <table:table-cell office:value-type="float" office:value="42.0868" calcext:value-type="float">
            <text:p>42.0868</text:p>
          </table:table-cell>
          <table:table-cell/>
          <table:table-cell table:formula="of:=([.D248]-[.A248])/0.0166667" office:value-type="float" office:value="11.3519772960454" calcext:value-type="float">
            <text:p>11.3519772960454</text:p>
          </table:table-cell>
          <table:table-cell table:formula="of:=ABS([.E248]-[.B248])/0.0166667" office:value-type="float" office:value="690.17861964276" calcext:value-type="float">
            <text:p>690.17861964276</text:p>
          </table:table-cell>
          <table:table-cell table:formula="of:=([.F248]-[.C248])/0.0166667" office:value-type="float" office:value="6.83998632002719" calcext:value-type="float">
            <text:p>6.83998632002719</text:p>
          </table:table-cell>
          <table:table-cell table:formula="of:=DEGREES(ATAN(ABS([.F248]-[.C248])/ABS([.E248]-[.B248])))" office:value-type="float" office:value="0.567808835499878" calcext:value-type="float">
            <text:p>0.567808835499878</text:p>
          </table:table-cell>
          <table:table-cell table:formula="of:=SQRT(POWER([.H248];2)+POWER([.I248];2)+POWER([.J248];2))" office:value-type="float" office:value="690.305859611067" calcext:value-type="float">
            <text:p>690.305859611067</text:p>
          </table:table-cell>
        </table:table-row>
        <table:table-row table:style-name="ro1">
          <table:table-cell office:value-type="float" office:value="74.4311" calcext:value-type="float">
            <text:p>74.4311</text:p>
          </table:table-cell>
          <table:table-cell office:value-type="float" office:value="288.398" calcext:value-type="float">
            <text:p>288.398</text:p>
          </table:table-cell>
          <table:table-cell office:value-type="float" office:value="42.1485" calcext:value-type="float">
            <text:p>42.1485</text:p>
          </table:table-cell>
          <table:table-cell office:value-type="float" office:value="74.1272" calcext:value-type="float">
            <text:p>74.1272</text:p>
          </table:table-cell>
          <table:table-cell office:value-type="float" office:value="279.107" calcext:value-type="float">
            <text:p>279.107</text:p>
          </table:table-cell>
          <table:table-cell office:value-type="float" office:value="42.6176" calcext:value-type="float">
            <text:p>42.6176</text:p>
          </table:table-cell>
          <table:table-cell/>
          <table:table-cell table:formula="of:=([.D249]-[.A249])/0.0166667" office:value-type="float" office:value="-18.2339635320729" calcext:value-type="float">
            <text:p>-18.2339635320729</text:p>
          </table:table-cell>
          <table:table-cell table:formula="of:=ABS([.E249]-[.B249])/0.0166667" office:value-type="float" office:value="557.45888508223" calcext:value-type="float">
            <text:p>557.45888508223</text:p>
          </table:table-cell>
          <table:table-cell table:formula="of:=([.F249]-[.C249])/0.0166667" office:value-type="float" office:value="28.1459437081129" calcext:value-type="float">
            <text:p>28.1459437081129</text:p>
          </table:table-cell>
          <table:table-cell table:formula="of:=DEGREES(ATAN(ABS([.F249]-[.C249])/ABS([.E249]-[.B249])))" office:value-type="float" office:value="2.89039352774067" calcext:value-type="float">
            <text:p>2.89039352774067</text:p>
          </table:table-cell>
          <table:table-cell table:formula="of:=SQRT(POWER([.H249];2)+POWER([.I249];2)+POWER([.J249];2))" office:value-type="float" office:value="558.46672249153" calcext:value-type="float">
            <text:p>558.46672249153</text:p>
          </table:table-cell>
        </table:table-row>
        <table:table-row table:style-name="ro1">
          <table:table-cell office:value-type="float" office:value="74.4311" calcext:value-type="float">
            <text:p>74.4311</text:p>
          </table:table-cell>
          <table:table-cell office:value-type="float" office:value="288.398" calcext:value-type="float">
            <text:p>288.398</text:p>
          </table:table-cell>
          <table:table-cell office:value-type="float" office:value="42.1485" calcext:value-type="float">
            <text:p>42.1485</text:p>
          </table:table-cell>
          <table:table-cell office:value-type="float" office:value="74.1263" calcext:value-type="float">
            <text:p>74.1263</text:p>
          </table:table-cell>
          <table:table-cell office:value-type="float" office:value="279.161" calcext:value-type="float">
            <text:p>279.161</text:p>
          </table:table-cell>
          <table:table-cell office:value-type="float" office:value="42.3585" calcext:value-type="float">
            <text:p>42.3585</text:p>
          </table:table-cell>
          <table:table-cell/>
          <table:table-cell table:formula="of:=([.D250]-[.A250])/0.0166667" office:value-type="float" office:value="-18.2879634240732" calcext:value-type="float">
            <text:p>-18.2879634240732</text:p>
          </table:table-cell>
          <table:table-cell table:formula="of:=ABS([.E250]-[.B250])/0.0166667" office:value-type="float" office:value="554.218891562218" calcext:value-type="float">
            <text:p>554.218891562218</text:p>
          </table:table-cell>
          <table:table-cell table:formula="of:=([.F250]-[.C250])/0.0166667" office:value-type="float" office:value="12.5999748000505" calcext:value-type="float">
            <text:p>12.5999748000505</text:p>
          </table:table-cell>
          <table:table-cell table:formula="of:=DEGREES(ATAN(ABS([.F250]-[.C250])/ABS([.E250]-[.B250])))" office:value-type="float" office:value="1.3023753761593" calcext:value-type="float">
            <text:p>1.3023753761593</text:p>
          </table:table-cell>
          <table:table-cell table:formula="of:=SQRT(POWER([.H250];2)+POWER([.I250];2)+POWER([.J250];2))" office:value-type="float" office:value="554.663671728748" calcext:value-type="float">
            <text:p>554.663671728748</text:p>
          </table:table-cell>
        </table:table-row>
        <table:table-row table:style-name="ro1">
          <table:table-cell office:value-type="float" office:value="74.1471" calcext:value-type="float">
            <text:p>74.1471</text:p>
          </table:table-cell>
          <table:table-cell office:value-type="float" office:value="283.022" calcext:value-type="float">
            <text:p>283.022</text:p>
          </table:table-cell>
          <table:table-cell office:value-type="float" office:value="42.4956" calcext:value-type="float">
            <text:p>42.4956</text:p>
          </table:table-cell>
          <table:table-cell office:value-type="float" office:value="73.8447" calcext:value-type="float">
            <text:p>73.8447</text:p>
          </table:table-cell>
          <table:table-cell office:value-type="float" office:value="272.717" calcext:value-type="float">
            <text:p>272.717</text:p>
          </table:table-cell>
          <table:table-cell office:value-type="float" office:value="42.6553" calcext:value-type="float">
            <text:p>42.6553</text:p>
          </table:table-cell>
          <table:table-cell/>
          <table:table-cell table:formula="of:=([.D251]-[.A251])/0.0166667" office:value-type="float" office:value="-18.1439637120721" calcext:value-type="float">
            <text:p>-18.1439637120721</text:p>
          </table:table-cell>
          <table:table-cell table:formula="of:=ABS([.E251]-[.B251])/0.0166667" office:value-type="float" office:value="618.298763402474" calcext:value-type="float">
            <text:p>618.298763402474</text:p>
          </table:table-cell>
          <table:table-cell table:formula="of:=([.F251]-[.C251])/0.0166667" office:value-type="float" office:value="9.58198083603795" calcext:value-type="float">
            <text:p>9.58198083603795</text:p>
          </table:table-cell>
          <table:table-cell table:formula="of:=DEGREES(ATAN(ABS([.F251]-[.C251])/ABS([.E251]-[.B251])))" office:value-type="float" office:value="0.887860608703135" calcext:value-type="float">
            <text:p>0.887860608703135</text:p>
          </table:table-cell>
          <table:table-cell table:formula="of:=SQRT(POWER([.H251];2)+POWER([.I251];2)+POWER([.J251];2))" office:value-type="float" office:value="618.639134391735" calcext:value-type="float">
            <text:p>618.639134391735</text:p>
          </table:table-cell>
        </table:table-row>
        <table:table-row table:style-name="ro1">
          <table:table-cell office:value-type="float" office:value="73.389" calcext:value-type="float">
            <text:p>73.389</text:p>
          </table:table-cell>
          <table:table-cell office:value-type="float" office:value="284.19" calcext:value-type="float">
            <text:p>284.19</text:p>
          </table:table-cell>
          <table:table-cell office:value-type="float" office:value="42.8228" calcext:value-type="float">
            <text:p>42.8228</text:p>
          </table:table-cell>
          <table:table-cell office:value-type="float" office:value="72.8517" calcext:value-type="float">
            <text:p>72.8517</text:p>
          </table:table-cell>
          <table:table-cell office:value-type="float" office:value="272.453" calcext:value-type="float">
            <text:p>272.453</text:p>
          </table:table-cell>
          <table:table-cell office:value-type="float" office:value="43.4484" calcext:value-type="float">
            <text:p>43.4484</text:p>
          </table:table-cell>
          <table:table-cell/>
          <table:table-cell table:formula="of:=([.D252]-[.A252])/0.0166667" office:value-type="float" office:value="-32.2379355241291" calcext:value-type="float">
            <text:p>-32.2379355241291</text:p>
          </table:table-cell>
          <table:table-cell table:formula="of:=ABS([.E252]-[.B252])/0.0166667" office:value-type="float" office:value="704.218591562818" calcext:value-type="float">
            <text:p>704.218591562818</text:p>
          </table:table-cell>
          <table:table-cell table:formula="of:=([.F252]-[.C252])/0.0166667" office:value-type="float" office:value="37.5359249281501" calcext:value-type="float">
            <text:p>37.5359249281501</text:p>
          </table:table-cell>
          <table:table-cell table:formula="of:=DEGREES(ATAN(ABS([.F252]-[.C252])/ABS([.E252]-[.B252])))" office:value-type="float" office:value="3.05106520294706" calcext:value-type="float">
            <text:p>3.05106520294706</text:p>
          </table:table-cell>
          <table:table-cell table:formula="of:=SQRT(POWER([.H252];2)+POWER([.I252];2)+POWER([.J252];2))" office:value-type="float" office:value="705.954711613846" calcext:value-type="float">
            <text:p>705.954711613846</text:p>
          </table:table-cell>
        </table:table-row>
        <table:table-row table:style-name="ro1">
          <table:table-cell office:value-type="float" office:value="74.4609" calcext:value-type="float">
            <text:p>74.4609</text:p>
          </table:table-cell>
          <table:table-cell office:value-type="float" office:value="293.864" calcext:value-type="float">
            <text:p>293.864</text:p>
          </table:table-cell>
          <table:table-cell office:value-type="float" office:value="41.801" calcext:value-type="float">
            <text:p>41.801</text:p>
          </table:table-cell>
          <table:table-cell office:value-type="float" office:value="74.401" calcext:value-type="float">
            <text:p>74.401</text:p>
          </table:table-cell>
          <table:table-cell office:value-type="float" office:value="283.096" calcext:value-type="float">
            <text:p>283.096</text:p>
          </table:table-cell>
          <table:table-cell office:value-type="float" office:value="42.2288" calcext:value-type="float">
            <text:p>42.2288</text:p>
          </table:table-cell>
          <table:table-cell/>
          <table:table-cell table:formula="of:=([.D253]-[.A253])/0.0166667" office:value-type="float" office:value="-3.59399281201431" calcext:value-type="float">
            <text:p>-3.59399281201431</text:p>
          </table:table-cell>
          <table:table-cell table:formula="of:=ABS([.E253]-[.B253])/0.0166667" office:value-type="float" office:value="646.078707842583" calcext:value-type="float">
            <text:p>646.078707842583</text:p>
          </table:table-cell>
          <table:table-cell table:formula="of:=([.F253]-[.C253])/0.0166667" office:value-type="float" office:value="25.6679486641025" calcext:value-type="float">
            <text:p>25.6679486641025</text:p>
          </table:table-cell>
          <table:table-cell table:formula="of:=DEGREES(ATAN(ABS([.F253]-[.C253])/ABS([.E253]-[.B253])))" office:value-type="float" office:value="2.27509757766919" calcext:value-type="float">
            <text:p>2.27509757766919</text:p>
          </table:table-cell>
          <table:table-cell table:formula="of:=SQRT(POWER([.H253];2)+POWER([.I253];2)+POWER([.J253];2))" office:value-type="float" office:value="646.59837387709" calcext:value-type="float">
            <text:p>646.59837387709</text:p>
          </table:table-cell>
        </table:table-row>
        <table:table-row table:style-name="ro1">
          <table:table-cell office:value-type="float" office:value="74.4164" calcext:value-type="float">
            <text:p>74.4164</text:p>
          </table:table-cell>
          <table:table-cell office:value-type="float" office:value="285.713" calcext:value-type="float">
            <text:p>285.713</text:p>
          </table:table-cell>
          <table:table-cell office:value-type="float" office:value="42.3188" calcext:value-type="float">
            <text:p>42.3188</text:p>
          </table:table-cell>
          <table:table-cell office:value-type="float" office:value="74.3565" calcext:value-type="float">
            <text:p>74.3565</text:p>
          </table:table-cell>
          <table:table-cell office:value-type="float" office:value="275.373" calcext:value-type="float">
            <text:p>275.373</text:p>
          </table:table-cell>
          <table:table-cell office:value-type="float" office:value="42.2193" calcext:value-type="float">
            <text:p>42.2193</text:p>
          </table:table-cell>
          <table:table-cell/>
          <table:table-cell table:formula="of:=([.D254]-[.A254])/0.0166667" office:value-type="float" office:value="-3.59399281201431" calcext:value-type="float">
            <text:p>-3.59399281201431</text:p>
          </table:table-cell>
          <table:table-cell table:formula="of:=ABS([.E254]-[.B254])/0.0166667" office:value-type="float" office:value="620.398759202484" calcext:value-type="float">
            <text:p>620.398759202484</text:p>
          </table:table-cell>
          <table:table-cell table:formula="of:=([.F254]-[.C254])/0.0166667" office:value-type="float" office:value="-5.96998806002425" calcext:value-type="float">
            <text:p>-5.96998806002425</text:p>
          </table:table-cell>
          <table:table-cell table:formula="of:=DEGREES(ATAN(ABS([.F254]-[.C254])/ABS([.E254]-[.B254])))" office:value-type="float" office:value="0.551330184237108" calcext:value-type="float">
            <text:p>0.551330184237108</text:p>
          </table:table-cell>
          <table:table-cell table:formula="of:=SQRT(POWER([.H254];2)+POWER([.I254];2)+POWER([.J254];2))" office:value-type="float" office:value="620.437892106656" calcext:value-type="float">
            <text:p>620.437892106656</text:p>
          </table:table-cell>
        </table:table-row>
        <table:table-row table:style-name="ro1">
          <table:table-cell office:value-type="float" office:value="74.1522" calcext:value-type="float">
            <text:p>74.1522</text:p>
          </table:table-cell>
          <table:table-cell office:value-type="float" office:value="284.428" calcext:value-type="float">
            <text:p>284.428</text:p>
          </table:table-cell>
          <table:table-cell office:value-type="float" office:value="42.0187" calcext:value-type="float">
            <text:p>42.0187</text:p>
          </table:table-cell>
          <table:table-cell office:value-type="float" office:value="74.3443" calcext:value-type="float">
            <text:p>74.3443</text:p>
          </table:table-cell>
          <table:table-cell office:value-type="float" office:value="272.731" calcext:value-type="float">
            <text:p>272.731</text:p>
          </table:table-cell>
          <table:table-cell office:value-type="float" office:value="42.8957" calcext:value-type="float">
            <text:p>42.8957</text:p>
          </table:table-cell>
          <table:table-cell/>
          <table:table-cell table:formula="of:=([.D255]-[.A255])/0.0166667" office:value-type="float" office:value="11.5259769480467" calcext:value-type="float">
            <text:p>11.5259769480467</text:p>
          </table:table-cell>
          <table:table-cell table:formula="of:=ABS([.E255]-[.B255])/0.0166667" office:value-type="float" office:value="701.818596362808" calcext:value-type="float">
            <text:p>701.818596362808</text:p>
          </table:table-cell>
          <table:table-cell table:formula="of:=([.F255]-[.C255])/0.0166667" office:value-type="float" office:value="52.6198947602102" calcext:value-type="float">
            <text:p>52.6198947602102</text:p>
          </table:table-cell>
          <table:table-cell table:formula="of:=DEGREES(ATAN(ABS([.F255]-[.C255])/ABS([.E255]-[.B255])))" office:value-type="float" office:value="4.28781382012626" calcext:value-type="float">
            <text:p>4.28781382012626</text:p>
          </table:table-cell>
          <table:table-cell table:formula="of:=SQRT(POWER([.H255];2)+POWER([.I255];2)+POWER([.J255];2))" office:value-type="float" office:value="703.882833765566" calcext:value-type="float">
            <text:p>703.882833765566</text:p>
          </table:table-cell>
        </table:table-row>
        <table:table-row table:style-name="ro1">
          <table:table-cell office:value-type="float" office:value="74.7122" calcext:value-type="float">
            <text:p>74.7122</text:p>
          </table:table-cell>
          <table:table-cell office:value-type="float" office:value="292.604" calcext:value-type="float">
            <text:p>292.604</text:p>
          </table:table-cell>
          <table:table-cell office:value-type="float" office:value="41.4815" calcext:value-type="float">
            <text:p>41.4815</text:p>
          </table:table-cell>
          <table:table-cell office:value-type="float" office:value="74.9004" calcext:value-type="float">
            <text:p>74.9004</text:p>
          </table:table-cell>
          <table:table-cell office:value-type="float" office:value="281.962" calcext:value-type="float">
            <text:p>281.962</text:p>
          </table:table-cell>
          <table:table-cell office:value-type="float" office:value="41.649" calcext:value-type="float">
            <text:p>41.649</text:p>
          </table:table-cell>
          <table:table-cell/>
          <table:table-cell table:formula="of:=([.D256]-[.A256])/0.0166667" office:value-type="float" office:value="11.2919774160457" calcext:value-type="float">
            <text:p>11.2919774160457</text:p>
          </table:table-cell>
          <table:table-cell table:formula="of:=ABS([.E256]-[.B256])/0.0166667" office:value-type="float" office:value="638.518722962554" calcext:value-type="float">
            <text:p>638.518722962554</text:p>
          </table:table-cell>
          <table:table-cell table:formula="of:=([.F256]-[.C256])/0.0166667" office:value-type="float" office:value="10.0499799000404" calcext:value-type="float">
            <text:p>10.0499799000404</text:p>
          </table:table-cell>
          <table:table-cell table:formula="of:=DEGREES(ATAN(ABS([.F256]-[.C256])/ABS([.E256]-[.B256])))" office:value-type="float" office:value="0.901733761150123" calcext:value-type="float">
            <text:p>0.901733761150123</text:p>
          </table:table-cell>
          <table:table-cell table:formula="of:=SQRT(POWER([.H256];2)+POWER([.I256];2)+POWER([.J256];2))" office:value-type="float" office:value="638.697636150069" calcext:value-type="float">
            <text:p>638.697636150069</text:p>
          </table:table-cell>
        </table:table-row>
        <table:table-row table:style-name="ro1">
          <table:table-cell office:value-type="float" office:value="74.446" calcext:value-type="float">
            <text:p>74.446</text:p>
          </table:table-cell>
          <table:table-cell office:value-type="float" office:value="291.122" calcext:value-type="float">
            <text:p>291.122</text:p>
          </table:table-cell>
          <table:table-cell office:value-type="float" office:value="41.9747" calcext:value-type="float">
            <text:p>41.9747</text:p>
          </table:table-cell>
          <table:table-cell office:value-type="float" office:value="74.6401" calcext:value-type="float">
            <text:p>74.6401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42.3903" calcext:value-type="float">
            <text:p>42.3903</text:p>
          </table:table-cell>
          <table:table-cell/>
          <table:table-cell table:formula="of:=([.D257]-[.A257])/0.0166667" office:value-type="float" office:value="11.6459767080469" calcext:value-type="float">
            <text:p>11.6459767080469</text:p>
          </table:table-cell>
          <table:table-cell table:formula="of:=ABS([.E257]-[.B257])/0.0166667" office:value-type="float" office:value="637.49872500255" calcext:value-type="float">
            <text:p>637.49872500255</text:p>
          </table:table-cell>
          <table:table-cell table:formula="of:=([.F257]-[.C257])/0.0166667" office:value-type="float" office:value="24.9359501281" calcext:value-type="float">
            <text:p>24.9359501281</text:p>
          </table:table-cell>
          <table:table-cell table:formula="of:=DEGREES(ATAN(ABS([.F257]-[.C257])/ABS([.E257]-[.B257])))" office:value-type="float" office:value="2.23999932877145" calcext:value-type="float">
            <text:p>2.23999932877145</text:p>
          </table:table-cell>
          <table:table-cell table:formula="of:=SQRT(POWER([.H257];2)+POWER([.I257];2)+POWER([.J257];2))" office:value-type="float" office:value="638.092512698709" calcext:value-type="float">
            <text:p>638.092512698709</text:p>
          </table:table-cell>
        </table:table-row>
        <table:table-row table:style-name="ro1">
          <table:table-cell office:value-type="float" office:value="74.7073" calcext:value-type="float">
            <text:p>74.7073</text:p>
          </table:table-cell>
          <table:table-cell office:value-type="float" office:value="290.967" calcext:value-type="float">
            <text:p>290.967</text:p>
          </table:table-cell>
          <table:table-cell office:value-type="float" office:value="42.7657" calcext:value-type="float">
            <text:p>42.7657</text:p>
          </table:table-cell>
          <table:table-cell office:value-type="float" office:value="74.8963" calcext:value-type="float">
            <text:p>74.8963</text:p>
          </table:table-cell>
          <table:table-cell office:value-type="float" office:value="280.3" calcext:value-type="float">
            <text:p>280.3</text:p>
          </table:table-cell>
          <table:table-cell office:value-type="float" office:value="43.4232" calcext:value-type="float">
            <text:p>43.4232</text:p>
          </table:table-cell>
          <table:table-cell/>
          <table:table-cell table:formula="of:=([.D258]-[.A258])/0.0166667" office:value-type="float" office:value="11.3399773200449" calcext:value-type="float">
            <text:p>11.3399773200449</text:p>
          </table:table-cell>
          <table:table-cell table:formula="of:=ABS([.E258]-[.B258])/0.0166667" office:value-type="float" office:value="640.018719962559" calcext:value-type="float">
            <text:p>640.018719962559</text:p>
          </table:table-cell>
          <table:table-cell table:formula="of:=([.F258]-[.C258])/0.0166667" office:value-type="float" office:value="39.4499211001577" calcext:value-type="float">
            <text:p>39.4499211001577</text:p>
          </table:table-cell>
          <table:table-cell table:formula="of:=DEGREES(ATAN(ABS([.F258]-[.C258])/ABS([.E258]-[.B258])))" office:value-type="float" office:value="3.52717484600983" calcext:value-type="float">
            <text:p>3.52717484600983</text:p>
          </table:table-cell>
          <table:table-cell table:formula="of:=SQRT(POWER([.H258];2)+POWER([.I258];2)+POWER([.J258];2))" office:value-type="float" office:value="641.333652058692" calcext:value-type="float">
            <text:p>641.333652058692</text:p>
          </table:table-cell>
        </table:table-row>
        <table:table-row table:style-name="ro1">
          <table:table-cell office:value-type="float" office:value="73.9084" calcext:value-type="float">
            <text:p>73.9084</text:p>
          </table:table-cell>
          <table:table-cell office:value-type="float" office:value="287.092" calcext:value-type="float">
            <text:p>287.092</text:p>
          </table:table-cell>
          <table:table-cell office:value-type="float" office:value="41.8504" calcext:value-type="float">
            <text:p>41.8504</text:p>
          </table:table-cell>
          <table:table-cell office:value-type="float" office:value="73.8348" calcext:value-type="float">
            <text:p>73.8348</text:p>
          </table:table-cell>
          <table:table-cell office:value-type="float" office:value="270.163" calcext:value-type="float">
            <text:p>270.163</text:p>
          </table:table-cell>
          <table:table-cell office:value-type="float" office:value="43.0701" calcext:value-type="float">
            <text:p>43.0701</text:p>
          </table:table-cell>
          <table:table-cell/>
          <table:table-cell table:formula="of:=([.D259]-[.A259])/0.0166667" office:value-type="float" office:value="-4.4159911680176" calcext:value-type="float">
            <text:p>-4.4159911680176</text:p>
          </table:table-cell>
          <table:table-cell table:formula="of:=ABS([.E259]-[.B259])/0.0166667" office:value-type="float" office:value="1015.73796852406" calcext:value-type="float">
            <text:p>1015.73796852406</text:p>
          </table:table-cell>
          <table:table-cell table:formula="of:=([.F259]-[.C259])/0.0166667" office:value-type="float" office:value="73.1818536362925" calcext:value-type="float">
            <text:p>73.1818536362925</text:p>
          </table:table-cell>
          <table:table-cell table:formula="of:=DEGREES(ATAN(ABS([.F259]-[.C259])/ABS([.E259]-[.B259])))" office:value-type="float" office:value="4.12092371523787" calcext:value-type="float">
            <text:p>4.12092371523787</text:p>
          </table:table-cell>
          <table:table-cell table:formula="of:=SQRT(POWER([.H259];2)+POWER([.I259];2)+POWER([.J259];2))" office:value-type="float" office:value="1018.38043254033" calcext:value-type="float">
            <text:p>1018.38043254033</text:p>
          </table:table-cell>
        </table:table-row>
        <table:table-row table:style-name="ro1">
          <table:table-cell office:value-type="float" office:value="73.6546" calcext:value-type="float">
            <text:p>73.6546</text:p>
          </table:table-cell>
          <table:table-cell office:value-type="float" office:value="286.896" calcext:value-type="float">
            <text:p>286.896</text:p>
          </table:table-cell>
          <table:table-cell office:value-type="float" office:value="42.6471" calcext:value-type="float">
            <text:p>42.6471</text:p>
          </table:table-cell>
          <table:table-cell office:value-type="float" office:value="73.3643" calcext:value-type="float">
            <text:p>73.3643</text:p>
          </table:table-cell>
          <table:table-cell office:value-type="float" office:value="277.749" calcext:value-type="float">
            <text:p>277.749</text:p>
          </table:table-cell>
          <table:table-cell office:value-type="float" office:value="42.5926" calcext:value-type="float">
            <text:p>42.5926</text:p>
          </table:table-cell>
          <table:table-cell/>
          <table:table-cell table:formula="of:=([.D260]-[.A260])/0.0166667" office:value-type="float" office:value="-17.4179651640698" calcext:value-type="float">
            <text:p>-17.4179651640698</text:p>
          </table:table-cell>
          <table:table-cell table:formula="of:=ABS([.E260]-[.B260])/0.0166667" office:value-type="float" office:value="548.818902362195" calcext:value-type="float">
            <text:p>548.818902362195</text:p>
          </table:table-cell>
          <table:table-cell table:formula="of:=([.F260]-[.C260])/0.0166667" office:value-type="float" office:value="-3.26999346001335" calcext:value-type="float">
            <text:p>-3.26999346001335</text:p>
          </table:table-cell>
          <table:table-cell table:formula="of:=DEGREES(ATAN(ABS([.F260]-[.C260])/ABS([.E260]-[.B260])))" office:value-type="float" office:value="0.341377832363248" calcext:value-type="float">
            <text:p>0.341377832363248</text:p>
          </table:table-cell>
          <table:table-cell table:formula="of:=SQRT(POWER([.H260];2)+POWER([.I260];2)+POWER([.J260];2))" office:value-type="float" office:value="549.104968068701" calcext:value-type="float">
            <text:p>549.104968068701</text:p>
          </table:table-cell>
        </table:table-row>
        <table:table-row table:style-name="ro1">
          <table:table-cell office:value-type="float" office:value="74.688" calcext:value-type="float">
            <text:p>74.688</text:p>
          </table:table-cell>
          <table:table-cell office:value-type="float" office:value="288.484" calcext:value-type="float">
            <text:p>288.484</text:p>
          </table:table-cell>
          <table:table-cell office:value-type="float" office:value="41.8771" calcext:value-type="float">
            <text:p>41.8771</text:p>
          </table:table-cell>
          <table:table-cell office:value-type="float" office:value="74.8751" calcext:value-type="float">
            <text:p>74.8751</text:p>
          </table:table-cell>
          <table:table-cell office:value-type="float" office:value="278.016" calcext:value-type="float">
            <text:p>278.016</text:p>
          </table:table-cell>
          <table:table-cell office:value-type="float" office:value="42.0354" calcext:value-type="float">
            <text:p>42.0354</text:p>
          </table:table-cell>
          <table:table-cell/>
          <table:table-cell table:formula="of:=([.D261]-[.A261])/0.0166667" office:value-type="float" office:value="11.225977548045" calcext:value-type="float">
            <text:p>11.225977548045</text:p>
          </table:table-cell>
          <table:table-cell table:formula="of:=ABS([.E261]-[.B261])/0.0166667" office:value-type="float" office:value="628.07874384251" calcext:value-type="float">
            <text:p>628.07874384251</text:p>
          </table:table-cell>
          <table:table-cell table:formula="of:=([.F261]-[.C261])/0.0166667" office:value-type="float" office:value="9.49798100403824" calcext:value-type="float">
            <text:p>9.49798100403824</text:p>
          </table:table-cell>
          <table:table-cell table:formula="of:=DEGREES(ATAN(ABS([.F261]-[.C261])/ABS([.E261]-[.B261])))" office:value-type="float" office:value="0.866376634692171" calcext:value-type="float">
            <text:p>0.866376634692171</text:p>
          </table:table-cell>
          <table:table-cell table:formula="of:=SQRT(POWER([.H261];2)+POWER([.I261];2)+POWER([.J261];2))" office:value-type="float" office:value="628.250859674579" calcext:value-type="float">
            <text:p>628.250859674579</text:p>
          </table:table-cell>
        </table:table-row>
        <table:table-row table:style-name="ro1">
          <table:table-cell office:value-type="float" office:value="74.148" calcext:value-type="float">
            <text:p>74.148</text:p>
          </table:table-cell>
          <table:table-cell office:value-type="float" office:value="282.966" calcext:value-type="float">
            <text:p>282.966</text:p>
          </table:table-cell>
          <table:table-cell office:value-type="float" office:value="42.7567" calcext:value-type="float">
            <text:p>42.7567</text:p>
          </table:table-cell>
          <table:table-cell office:value-type="float" office:value="73.8508" calcext:value-type="float">
            <text:p>73.8508</text:p>
          </table:table-cell>
          <table:table-cell office:value-type="float" office:value="273.966" calcext:value-type="float">
            <text:p>273.966</text:p>
          </table:table-cell>
          <table:table-cell office:value-type="float" office:value="42.7004" calcext:value-type="float">
            <text:p>42.7004</text:p>
          </table:table-cell>
          <table:table-cell/>
          <table:table-cell table:formula="of:=([.D262]-[.A262])/0.0166667" office:value-type="float" office:value="-17.8319643360707" calcext:value-type="float">
            <text:p>-17.8319643360707</text:p>
          </table:table-cell>
          <table:table-cell table:formula="of:=ABS([.E262]-[.B262])/0.0166667" office:value-type="float" office:value="539.99892000216" calcext:value-type="float">
            <text:p>539.99892000216</text:p>
          </table:table-cell>
          <table:table-cell table:formula="of:=([.F262]-[.C262])/0.0166667" office:value-type="float" office:value="-3.37799324401353" calcext:value-type="float">
            <text:p>-3.37799324401353</text:p>
          </table:table-cell>
          <table:table-cell table:formula="of:=DEGREES(ATAN(ABS([.F262]-[.C262])/ABS([.E262]-[.B262])))" office:value-type="float" office:value="0.358412256765207" calcext:value-type="float">
            <text:p>0.358412256765207</text:p>
          </table:table-cell>
          <table:table-cell table:formula="of:=SQRT(POWER([.H262];2)+POWER([.I262];2)+POWER([.J262];2))" office:value-type="float" office:value="540.303825078019" calcext:value-type="float">
            <text:p>540.303825078019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55" calcext:value-type="float">
            <text:p>288.355</text:p>
          </table:table-cell>
          <table:table-cell office:value-type="float" office:value="42.1599" calcext:value-type="float">
            <text:p>42.1599</text:p>
          </table:table-cell>
          <table:table-cell office:value-type="float" office:value="73.8673" calcext:value-type="float">
            <text:p>73.8673</text:p>
          </table:table-cell>
          <table:table-cell office:value-type="float" office:value="277.86" calcext:value-type="float">
            <text:p>277.86</text:p>
          </table:table-cell>
          <table:table-cell office:value-type="float" office:value="42.32" calcext:value-type="float">
            <text:p>42.32</text:p>
          </table:table-cell>
          <table:table-cell/>
          <table:table-cell table:formula="of:=([.D263]-[.A263])/0.0166667" office:value-type="float" office:value="-2.90999418001189" calcext:value-type="float">
            <text:p>-2.90999418001189</text:p>
          </table:table-cell>
          <table:table-cell table:formula="of:=ABS([.E263]-[.B263])/0.0166667" office:value-type="float" office:value="629.698740602519" calcext:value-type="float">
            <text:p>629.698740602519</text:p>
          </table:table-cell>
          <table:table-cell table:formula="of:=([.F263]-[.C263])/0.0166667" office:value-type="float" office:value="9.60598078803842" calcext:value-type="float">
            <text:p>9.60598078803842</text:p>
          </table:table-cell>
          <table:table-cell table:formula="of:=DEGREES(ATAN(ABS([.F263]-[.C263])/ABS([.E263]-[.B263])))" office:value-type="float" office:value="0.873972638502399" calcext:value-type="float">
            <text:p>0.873972638502399</text:p>
          </table:table-cell>
          <table:table-cell table:formula="of:=SQRT(POWER([.H263];2)+POWER([.I263];2)+POWER([.J263];2))" office:value-type="float" office:value="629.778728482811" calcext:value-type="float">
            <text:p>629.778728482811</text:p>
          </table:table-cell>
        </table:table-row>
        <table:table-row table:style-name="ro1">
          <table:table-cell office:value-type="float" office:value="74.1806" calcext:value-type="float">
            <text:p>74.1806</text:p>
          </table:table-cell>
          <table:table-cell office:value-type="float" office:value="289.706" calcext:value-type="float">
            <text:p>289.706</text:p>
          </table:table-cell>
          <table:table-cell office:value-type="float" office:value="42.2" calcext:value-type="float">
            <text:p>42.2</text:p>
          </table:table-cell>
          <table:table-cell office:value-type="float" office:value="74.1212" calcext:value-type="float">
            <text:p>74.1212</text:p>
          </table:table-cell>
          <table:table-cell office:value-type="float" office:value="277.781" calcext:value-type="float">
            <text:p>277.781</text:p>
          </table:table-cell>
          <table:table-cell office:value-type="float" office:value="42.8301" calcext:value-type="float">
            <text:p>42.8301</text:p>
          </table:table-cell>
          <table:table-cell/>
          <table:table-cell table:formula="of:=([.D264]-[.A264])/0.0166667" office:value-type="float" office:value="-3.56399287201405" calcext:value-type="float">
            <text:p>-3.56399287201405</text:p>
          </table:table-cell>
          <table:table-cell table:formula="of:=ABS([.E264]-[.B264])/0.0166667" office:value-type="float" office:value="715.498569002863" calcext:value-type="float">
            <text:p>715.498569002863</text:p>
          </table:table-cell>
          <table:table-cell table:formula="of:=([.F264]-[.C264])/0.0166667" office:value-type="float" office:value="37.8059243881511" calcext:value-type="float">
            <text:p>37.8059243881511</text:p>
          </table:table-cell>
          <table:table-cell table:formula="of:=DEGREES(ATAN(ABS([.F264]-[.C264])/ABS([.E264]-[.B264])))" office:value-type="float" office:value="3.0246145803405" calcext:value-type="float">
            <text:p>3.0246145803405</text:p>
          </table:table-cell>
          <table:table-cell table:formula="of:=SQRT(POWER([.H264];2)+POWER([.I264];2)+POWER([.J264];2))" office:value-type="float" office:value="716.505542343657" calcext:value-type="float">
            <text:p>716.505542343657</text:p>
          </table:table-cell>
        </table:table-row>
        <table:table-row table:style-name="ro1">
          <table:table-cell office:value-type="float" office:value="74.1392" calcext:value-type="float">
            <text:p>74.1392</text:p>
          </table:table-cell>
          <table:table-cell office:value-type="float" office:value="281.788" calcext:value-type="float">
            <text:p>281.788</text:p>
          </table:table-cell>
          <table:table-cell office:value-type="float" office:value="42.1881" calcext:value-type="float">
            <text:p>42.1881</text:p>
          </table:table-cell>
          <table:table-cell office:value-type="float" office:value="74.0855" calcext:value-type="float">
            <text:p>74.0855</text:p>
          </table:table-cell>
          <table:table-cell office:value-type="float" office:value="271.602" calcext:value-type="float">
            <text:p>271.602</text:p>
          </table:table-cell>
          <table:table-cell office:value-type="float" office:value="42.0936" calcext:value-type="float">
            <text:p>42.0936</text:p>
          </table:table-cell>
          <table:table-cell/>
          <table:table-cell table:formula="of:=([.D265]-[.A265])/0.0166667" office:value-type="float" office:value="-3.22199355601327" calcext:value-type="float">
            <text:p>-3.22199355601327</text:p>
          </table:table-cell>
          <table:table-cell table:formula="of:=ABS([.E265]-[.B265])/0.0166667" office:value-type="float" office:value="611.158777682447" calcext:value-type="float">
            <text:p>611.158777682447</text:p>
          </table:table-cell>
          <table:table-cell table:formula="of:=([.F265]-[.C265])/0.0166667" office:value-type="float" office:value="-5.66998866002247" calcext:value-type="float">
            <text:p>-5.66998866002247</text:p>
          </table:table-cell>
          <table:table-cell table:formula="of:=DEGREES(ATAN(ABS([.F265]-[.C265])/ABS([.E265]-[.B265])))" office:value-type="float" office:value="0.53154288531366" calcext:value-type="float">
            <text:p>0.53154288531366</text:p>
          </table:table-cell>
          <table:table-cell table:formula="of:=SQRT(POWER([.H265];2)+POWER([.I265];2)+POWER([.J265];2))" office:value-type="float" office:value="611.193571262151" calcext:value-type="float">
            <text:p>611.193571262151</text:p>
          </table:table-cell>
        </table:table-row>
        <table:table-row table:style-name="ro1">
          <table:table-cell office:value-type="float" office:value="74.1531" calcext:value-type="float">
            <text:p>74.1531</text:p>
          </table:table-cell>
          <table:table-cell office:value-type="float" office:value="284.377" calcext:value-type="float">
            <text:p>284.377</text:p>
          </table:table-cell>
          <table:table-cell office:value-type="float" office:value="42.2799" calcext:value-type="float">
            <text:p>42.2799</text:p>
          </table:table-cell>
          <table:table-cell office:value-type="float" office:value="73.8549" calcext:value-type="float">
            <text:p>73.8549</text:p>
          </table:table-cell>
          <table:table-cell office:value-type="float" office:value="275.33" calcext:value-type="float">
            <text:p>275.33</text:p>
          </table:table-cell>
          <table:table-cell office:value-type="float" office:value="42.2309" calcext:value-type="float">
            <text:p>42.2309</text:p>
          </table:table-cell>
          <table:table-cell/>
          <table:table-cell table:formula="of:=([.D266]-[.A266])/0.0166667" office:value-type="float" office:value="-17.8919642160712" calcext:value-type="float">
            <text:p>-17.8919642160712</text:p>
          </table:table-cell>
          <table:table-cell table:formula="of:=ABS([.E266]-[.B266])/0.0166667" office:value-type="float" office:value="542.818914362173" calcext:value-type="float">
            <text:p>542.818914362173</text:p>
          </table:table-cell>
          <table:table-cell table:formula="of:=([.F266]-[.C266])/0.0166667" office:value-type="float" office:value="-2.93999412001173" calcext:value-type="float">
            <text:p>-2.93999412001173</text:p>
          </table:table-cell>
          <table:table-cell table:formula="of:=DEGREES(ATAN(ABS([.F266]-[.C266])/ABS([.E266]-[.B266])))" office:value-type="float" office:value="0.310320077839798" calcext:value-type="float">
            <text:p>0.310320077839798</text:p>
          </table:table-cell>
          <table:table-cell table:formula="of:=SQRT(POWER([.H266];2)+POWER([.I266];2)+POWER([.J266];2))" office:value-type="float" office:value="543.121662004254" calcext:value-type="float">
            <text:p>543.121662004254</text:p>
          </table:table-cell>
        </table:table-row>
        <table:table-row table:style-name="ro1">
          <table:table-cell office:value-type="float" office:value="73.9233" calcext:value-type="float">
            <text:p>73.9233</text:p>
          </table:table-cell>
          <table:table-cell office:value-type="float" office:value="289.624" calcext:value-type="float">
            <text:p>289.624</text:p>
          </table:table-cell>
          <table:table-cell office:value-type="float" office:value="42.471" calcext:value-type="float">
            <text:p>42.471</text:p>
          </table:table-cell>
          <table:table-cell office:value-type="float" office:value="73.6285" calcext:value-type="float">
            <text:p>73.6285</text:p>
          </table:table-cell>
          <table:table-cell office:value-type="float" office:value="280.282" calcext:value-type="float">
            <text:p>280.282</text:p>
          </table:table-cell>
          <table:table-cell office:value-type="float" office:value="42.9362" calcext:value-type="float">
            <text:p>42.9362</text:p>
          </table:table-cell>
          <table:table-cell/>
          <table:table-cell table:formula="of:=([.D267]-[.A267])/0.0166667" office:value-type="float" office:value="-17.6879646240705" calcext:value-type="float">
            <text:p>-17.6879646240705</text:p>
          </table:table-cell>
          <table:table-cell table:formula="of:=ABS([.E267]-[.B267])/0.0166667" office:value-type="float" office:value="560.518878962245" calcext:value-type="float">
            <text:p>560.518878962245</text:p>
          </table:table-cell>
          <table:table-cell table:formula="of:=([.F267]-[.C267])/0.0166667" office:value-type="float" office:value="27.9119441761118" calcext:value-type="float">
            <text:p>27.9119441761118</text:p>
          </table:table-cell>
          <table:table-cell table:formula="of:=DEGREES(ATAN(ABS([.F267]-[.C267])/ABS([.E267]-[.B267])))" office:value-type="float" office:value="2.85078120504012" calcext:value-type="float">
            <text:p>2.85078120504012</text:p>
          </table:table-cell>
          <table:table-cell table:formula="of:=SQRT(POWER([.H267];2)+POWER([.I267];2)+POWER([.J267];2))" office:value-type="float" office:value="561.492078655901" calcext:value-type="float">
            <text:p>561.492078655901</text:p>
          </table:table-cell>
        </table:table-row>
        <table:table-row table:style-name="ro1">
          <table:table-cell office:value-type="float" office:value="74.6711" calcext:value-type="float">
            <text:p>74.6711</text:p>
          </table:table-cell>
          <table:table-cell office:value-type="float" office:value="285.845" calcext:value-type="float">
            <text:p>285.845</text:p>
          </table:table-cell>
          <table:table-cell office:value-type="float" office:value="41.7876" calcext:value-type="float">
            <text:p>41.7876</text:p>
          </table:table-cell>
          <table:table-cell office:value-type="float" office:value="74.8569" calcext:value-type="float">
            <text:p>74.8569</text:p>
          </table:table-cell>
          <table:table-cell office:value-type="float" office:value="275.539" calcext:value-type="float">
            <text:p>275.539</text:p>
          </table:table-cell>
          <table:table-cell office:value-type="float" office:value="41.6898" calcext:value-type="float">
            <text:p>41.6898</text:p>
          </table:table-cell>
          <table:table-cell/>
          <table:table-cell table:formula="of:=([.D268]-[.A268])/0.0166667" office:value-type="float" office:value="11.1479777040446" calcext:value-type="float">
            <text:p>11.1479777040446</text:p>
          </table:table-cell>
          <table:table-cell table:formula="of:=ABS([.E268]-[.B268])/0.0166667" office:value-type="float" office:value="618.358763282476" calcext:value-type="float">
            <text:p>618.358763282476</text:p>
          </table:table-cell>
          <table:table-cell table:formula="of:=([.F268]-[.C268])/0.0166667" office:value-type="float" office:value="-5.86798826402344" calcext:value-type="float">
            <text:p>-5.86798826402344</text:p>
          </table:table-cell>
          <table:table-cell table:formula="of:=DEGREES(ATAN(ABS([.F268]-[.C268])/ABS([.E268]-[.B268])))" office:value-type="float" office:value="0.543698723165701" calcext:value-type="float">
            <text:p>0.543698723165701</text:p>
          </table:table-cell>
          <table:table-cell table:formula="of:=SQRT(POWER([.H268];2)+POWER([.I268];2)+POWER([.J268];2))" office:value-type="float" office:value="618.48708217827" calcext:value-type="float">
            <text:p>618.48708217827</text:p>
          </table:table-cell>
        </table:table-row>
        <table:table-row table:style-name="ro1">
          <table:table-cell office:value-type="float" office:value="74.7051" calcext:value-type="float">
            <text:p>74.7051</text:p>
          </table:table-cell>
          <table:table-cell office:value-type="float" office:value="291.139" calcext:value-type="float">
            <text:p>291.139</text:p>
          </table:table-cell>
          <table:table-cell office:value-type="float" office:value="41.9696" calcext:value-type="float">
            <text:p>41.9696</text:p>
          </table:table-cell>
          <table:table-cell office:value-type="float" office:value="74.3925" calcext:value-type="float">
            <text:p>74.3925</text:p>
          </table:table-cell>
          <table:table-cell office:value-type="float" office:value="281.858" calcext:value-type="float">
            <text:p>281.858</text:p>
          </table:table-cell>
          <table:table-cell office:value-type="float" office:value="41.9226" calcext:value-type="float">
            <text:p>41.9226</text:p>
          </table:table-cell>
          <table:table-cell/>
          <table:table-cell table:formula="of:=([.D269]-[.A269])/0.0166667" office:value-type="float" office:value="-18.7559624880752" calcext:value-type="float">
            <text:p>-18.7559624880752</text:p>
          </table:table-cell>
          <table:table-cell table:formula="of:=ABS([.E269]-[.B269])/0.0166667" office:value-type="float" office:value="556.858886282228" calcext:value-type="float">
            <text:p>556.858886282228</text:p>
          </table:table-cell>
          <table:table-cell table:formula="of:=([.F269]-[.C269])/0.0166667" office:value-type="float" office:value="-2.8199943600111" calcext:value-type="float">
            <text:p>-2.8199943600111</text:p>
          </table:table-cell>
          <table:table-cell table:formula="of:=DEGREES(ATAN(ABS([.F269]-[.C269])/ABS([.E269]-[.B269])))" office:value-type="float" office:value="0.29014961937984" calcext:value-type="float">
            <text:p>0.29014961937984</text:p>
          </table:table-cell>
          <table:table-cell table:formula="of:=SQRT(POWER([.H269];2)+POWER([.I269];2)+POWER([.J269];2))" office:value-type="float" office:value="557.181799530932" calcext:value-type="float">
            <text:p>557.181799530932</text:p>
          </table:table-cell>
        </table:table-row>
        <table:table-row table:style-name="ro1">
          <table:table-cell office:value-type="float" office:value="73.4045" calcext:value-type="float">
            <text:p>73.4045</text:p>
          </table:table-cell>
          <table:table-cell office:value-type="float" office:value="289.687" calcext:value-type="float">
            <text:p>289.687</text:p>
          </table:table-cell>
          <table:table-cell office:value-type="float" office:value="41.9544" calcext:value-type="float">
            <text:p>41.9544</text:p>
          </table:table-cell>
          <table:table-cell office:value-type="float" office:value="73.1124" calcext:value-type="float">
            <text:p>73.1124</text:p>
          </table:table-cell>
          <table:table-cell office:value-type="float" office:value="277.726" calcext:value-type="float">
            <text:p>277.726</text:p>
          </table:table-cell>
          <table:table-cell office:value-type="float" office:value="42.5985" calcext:value-type="float">
            <text:p>42.5985</text:p>
          </table:table-cell>
          <table:table-cell/>
          <table:table-cell table:formula="of:=([.D270]-[.A270])/0.0166667" office:value-type="float" office:value="-17.5259649480704" calcext:value-type="float">
            <text:p>-17.5259649480704</text:p>
          </table:table-cell>
          <table:table-cell table:formula="of:=ABS([.E270]-[.B270])/0.0166667" office:value-type="float" office:value="717.658564682871" calcext:value-type="float">
            <text:p>717.658564682871</text:p>
          </table:table-cell>
          <table:table-cell table:formula="of:=([.F270]-[.C270])/0.0166667" office:value-type="float" office:value="38.6459227081547" calcext:value-type="float">
            <text:p>38.6459227081547</text:p>
          </table:table-cell>
          <table:table-cell table:formula="of:=DEGREES(ATAN(ABS([.F270]-[.C270])/ABS([.E270]-[.B270])))" office:value-type="float" office:value="3.08240127222967" calcext:value-type="float">
            <text:p>3.08240127222967</text:p>
          </table:table-cell>
          <table:table-cell table:formula="of:=SQRT(POWER([.H270];2)+POWER([.I270];2)+POWER([.J270];2))" office:value-type="float" office:value="718.912012872232" calcext:value-type="float">
            <text:p>718.912012872232</text:p>
          </table:table-cell>
        </table:table-row>
        <table:table-row table:style-name="ro1">
          <table:table-cell office:value-type="float" office:value="74.6803" calcext:value-type="float">
            <text:p>74.6803</text:p>
          </table:table-cell>
          <table:table-cell office:value-type="float" office:value="287.107" calcext:value-type="float">
            <text:p>287.107</text:p>
          </table:table-cell>
          <table:table-cell office:value-type="float" office:value="42.0955" calcext:value-type="float">
            <text:p>42.0955</text:p>
          </table:table-cell>
          <table:table-cell office:value-type="float" office:value="75.1098" calcext:value-type="float">
            <text:p>75.1098</text:p>
          </table:table-cell>
          <table:table-cell office:value-type="float" office:value="275.413" calcext:value-type="float">
            <text:p>275.413</text:p>
          </table:table-cell>
          <table:table-cell office:value-type="float" office:value="42.4545" calcext:value-type="float">
            <text:p>42.4545</text:p>
          </table:table-cell>
          <table:table-cell/>
          <table:table-cell table:formula="of:=([.D271]-[.A271])/0.0166667" office:value-type="float" office:value="25.7699484601033" calcext:value-type="float">
            <text:p>25.7699484601033</text:p>
          </table:table-cell>
          <table:table-cell table:formula="of:=ABS([.E271]-[.B271])/0.0166667" office:value-type="float" office:value="701.638596722808" calcext:value-type="float">
            <text:p>701.638596722808</text:p>
          </table:table-cell>
          <table:table-cell table:formula="of:=([.F271]-[.C271])/0.0166667" office:value-type="float" office:value="21.5399569200863" calcext:value-type="float">
            <text:p>21.5399569200863</text:p>
          </table:table-cell>
          <table:table-cell table:formula="of:=DEGREES(ATAN(ABS([.F271]-[.C271])/ABS([.E271]-[.B271])))" office:value-type="float" office:value="1.75839974533049" calcext:value-type="float">
            <text:p>1.75839974533049</text:p>
          </table:table-cell>
          <table:table-cell table:formula="of:=SQRT(POWER([.H271];2)+POWER([.I271];2)+POWER([.J271];2))" office:value-type="float" office:value="702.442012125489" calcext:value-type="float">
            <text:p>702.442012125489</text:p>
          </table:table-cell>
        </table:table-row>
        <table:table-row table:style-name="ro1">
          <table:table-cell office:value-type="float" office:value="73.6745" calcext:value-type="float">
            <text:p>73.6745</text:p>
          </table:table-cell>
          <table:table-cell office:value-type="float" office:value="292.393" calcext:value-type="float">
            <text:p>292.393</text:p>
          </table:table-cell>
          <table:table-cell office:value-type="float" office:value="42.0391" calcext:value-type="float">
            <text:p>42.0391</text:p>
          </table:table-cell>
          <table:table-cell office:value-type="float" office:value="73.3779" calcext:value-type="float">
            <text:p>73.3779</text:p>
          </table:table-cell>
          <table:table-cell office:value-type="float" office:value="281.651" calcext:value-type="float">
            <text:p>281.651</text:p>
          </table:table-cell>
          <table:table-cell office:value-type="float" office:value="42.469" calcext:value-type="float">
            <text:p>42.469</text:p>
          </table:table-cell>
          <table:table-cell/>
          <table:table-cell table:formula="of:=([.D272]-[.A272])/0.0166667" office:value-type="float" office:value="-17.7959644080711" calcext:value-type="float">
            <text:p>-17.7959644080711</text:p>
          </table:table-cell>
          <table:table-cell table:formula="of:=ABS([.E272]-[.B272])/0.0166667" office:value-type="float" office:value="644.518710962576" calcext:value-type="float">
            <text:p>644.518710962576</text:p>
          </table:table-cell>
          <table:table-cell table:formula="of:=([.F272]-[.C272])/0.0166667" office:value-type="float" office:value="25.7939484121034" calcext:value-type="float">
            <text:p>25.7939484121034</text:p>
          </table:table-cell>
          <table:table-cell table:formula="of:=DEGREES(ATAN(ABS([.F272]-[.C272])/ABS([.E272]-[.B272])))" office:value-type="float" office:value="2.29178160522475" calcext:value-type="float">
            <text:p>2.29178160522475</text:p>
          </table:table-cell>
          <table:table-cell table:formula="of:=SQRT(POWER([.H272];2)+POWER([.I272];2)+POWER([.J272];2))" office:value-type="float" office:value="645.280088724858" calcext:value-type="float">
            <text:p>645.280088724858</text:p>
          </table:table-cell>
        </table:table-row>
        <table:table-row table:style-name="ro1">
          <table:table-cell office:value-type="float" office:value="73.9094" calcext:value-type="float">
            <text:p>73.9094</text:p>
          </table:table-cell>
          <table:table-cell office:value-type="float" office:value="287.03" calcext:value-type="float">
            <text:p>287.03</text:p>
          </table:table-cell>
          <table:table-cell office:value-type="float" office:value="42.1149" calcext:value-type="float">
            <text:p>42.1149</text:p>
          </table:table-cell>
          <table:table-cell office:value-type="float" office:value="73.8559" calcext:value-type="float">
            <text:p>73.8559</text:p>
          </table:table-cell>
          <table:table-cell office:value-type="float" office:value="275.273" calcext:value-type="float">
            <text:p>275.273</text:p>
          </table:table-cell>
          <table:table-cell office:value-type="float" office:value="42.4888" calcext:value-type="float">
            <text:p>42.4888</text:p>
          </table:table-cell>
          <table:table-cell/>
          <table:table-cell table:formula="of:=([.D273]-[.A273])/0.0166667" office:value-type="float" office:value="-3.20999358001282" calcext:value-type="float">
            <text:p>-3.20999358001282</text:p>
          </table:table-cell>
          <table:table-cell table:formula="of:=ABS([.E273]-[.B273])/0.0166667" office:value-type="float" office:value="705.418589162819" calcext:value-type="float">
            <text:p>705.418589162819</text:p>
          </table:table-cell>
          <table:table-cell table:formula="of:=([.F273]-[.C273])/0.0166667" office:value-type="float" office:value="22.4339551320897" calcext:value-type="float">
            <text:p>22.4339551320897</text:p>
          </table:table-cell>
          <table:table-cell table:formula="of:=DEGREES(ATAN(ABS([.F273]-[.C273])/ABS([.E273]-[.B273])))" office:value-type="float" office:value="1.82152539360334" calcext:value-type="float">
            <text:p>1.82152539360334</text:p>
          </table:table-cell>
          <table:table-cell table:formula="of:=SQRT(POWER([.H273];2)+POWER([.I273];2)+POWER([.J273];2))" office:value-type="float" office:value="705.782524817747" calcext:value-type="float">
            <text:p>705.782524817747</text:p>
          </table:table-cell>
        </table:table-row>
        <table:table-row table:style-name="ro1">
          <table:table-cell office:value-type="float" office:value="74.9108" calcext:value-type="float">
            <text:p>74.9108</text:p>
          </table:table-cell>
          <table:table-cell office:value-type="float" office:value="283.155" calcext:value-type="float">
            <text:p>283.155</text:p>
          </table:table-cell>
          <table:table-cell office:value-type="float" office:value="42.2147" calcext:value-type="float">
            <text:p>42.2147</text:p>
          </table:table-cell>
          <table:table-cell office:value-type="float" office:value="75.3312" calcext:value-type="float">
            <text:p>75.3312</text:p>
          </table:table-cell>
          <table:table-cell office:value-type="float" office:value="271.639" calcext:value-type="float">
            <text:p>271.639</text:p>
          </table:table-cell>
          <table:table-cell office:value-type="float" office:value="42.5698" calcext:value-type="float">
            <text:p>42.5698</text:p>
          </table:table-cell>
          <table:table-cell/>
          <table:table-cell table:formula="of:=([.D274]-[.A274])/0.0166667" office:value-type="float" office:value="25.2239495521009" calcext:value-type="float">
            <text:p>25.2239495521009</text:p>
          </table:table-cell>
          <table:table-cell table:formula="of:=ABS([.E274]-[.B274])/0.0166667" office:value-type="float" office:value="690.958618082762" calcext:value-type="float">
            <text:p>690.958618082762</text:p>
          </table:table-cell>
          <table:table-cell table:formula="of:=([.F274]-[.C274])/0.0166667" office:value-type="float" office:value="21.3059573880852" calcext:value-type="float">
            <text:p>21.3059573880852</text:p>
          </table:table-cell>
          <table:table-cell table:formula="of:=DEGREES(ATAN(ABS([.F274]-[.C274])/ABS([.E274]-[.B274])))" office:value-type="float" office:value="1.7661763293992" calcext:value-type="float">
            <text:p>1.7661763293992</text:p>
          </table:table-cell>
          <table:table-cell table:formula="of:=SQRT(POWER([.H274];2)+POWER([.I274];2)+POWER([.J274];2))" office:value-type="float" office:value="691.747066024909" calcext:value-type="float">
            <text:p>691.747066024909</text:p>
          </table:table-cell>
        </table:table-row>
        <table:table-row table:style-name="ro1">
          <table:table-cell office:value-type="float" office:value="74.4061" calcext:value-type="float">
            <text:p>74.4061</text:p>
          </table:table-cell>
          <table:table-cell office:value-type="float" office:value="284.57" calcext:value-type="float">
            <text:p>284.57</text:p>
          </table:table-cell>
          <table:table-cell office:value-type="float" office:value="41.4867" calcext:value-type="float">
            <text:p>41.4867</text:p>
          </table:table-cell>
          <table:table-cell office:value-type="float" office:value="74.3474" calcext:value-type="float">
            <text:p>74.3474</text:p>
          </table:table-cell>
          <table:table-cell office:value-type="float" office:value="274.235" calcext:value-type="float">
            <text:p>274.235</text:p>
          </table:table-cell>
          <table:table-cell office:value-type="float" office:value="41.6592" calcext:value-type="float">
            <text:p>41.6592</text:p>
          </table:table-cell>
          <table:table-cell/>
          <table:table-cell table:formula="of:=([.D275]-[.A275])/0.0166667" office:value-type="float" office:value="-3.52199295601419" calcext:value-type="float">
            <text:p>-3.52199295601419</text:p>
          </table:table-cell>
          <table:table-cell table:formula="of:=ABS([.E275]-[.B275])/0.0166667" office:value-type="float" office:value="620.098759802479" calcext:value-type="float">
            <text:p>620.098759802479</text:p>
          </table:table-cell>
          <table:table-cell table:formula="of:=([.F275]-[.C275])/0.0166667" office:value-type="float" office:value="10.3499793000414" calcext:value-type="float">
            <text:p>10.3499793000414</text:p>
          </table:table-cell>
          <table:table-cell table:formula="of:=DEGREES(ATAN(ABS([.F275]-[.C275])/ABS([.E275]-[.B275])))" office:value-type="float" office:value="0.956226833101524" calcext:value-type="float">
            <text:p>0.956226833101524</text:p>
          </table:table-cell>
          <table:table-cell table:formula="of:=SQRT(POWER([.H275];2)+POWER([.I275];2)+POWER([.J275];2))" office:value-type="float" office:value="620.195129305662" calcext:value-type="float">
            <text:p>620.195129305662</text:p>
          </table:table-cell>
        </table:table-row>
        <table:table-row table:style-name="ro1">
          <table:table-cell office:value-type="float" office:value="74.4061" calcext:value-type="float">
            <text:p>74.4061</text:p>
          </table:table-cell>
          <table:table-cell office:value-type="float" office:value="284.57" calcext:value-type="float">
            <text:p>284.57</text:p>
          </table:table-cell>
          <table:table-cell office:value-type="float" office:value="41.4867" calcext:value-type="float">
            <text:p>41.4867</text:p>
          </table:table-cell>
          <table:table-cell office:value-type="float" office:value="74.5913" calcext:value-type="float">
            <text:p>74.5913</text:p>
          </table:table-cell>
          <table:table-cell office:value-type="float" office:value="272.904" calcext:value-type="float">
            <text:p>272.904</text:p>
          </table:table-cell>
          <table:table-cell office:value-type="float" office:value="42.1229" calcext:value-type="float">
            <text:p>42.1229</text:p>
          </table:table-cell>
          <table:table-cell/>
          <table:table-cell table:formula="of:=([.D276]-[.A276])/0.0166667" office:value-type="float" office:value="11.111977776045" calcext:value-type="float">
            <text:p>11.111977776045</text:p>
          </table:table-cell>
          <table:table-cell table:formula="of:=ABS([.E276]-[.B276])/0.0166667" office:value-type="float" office:value="699.9586000828" calcext:value-type="float">
            <text:p>699.9586000828</text:p>
          </table:table-cell>
          <table:table-cell table:formula="of:=([.F276]-[.C276])/0.0166667" office:value-type="float" office:value="38.1719236561528" calcext:value-type="float">
            <text:p>38.1719236561528</text:p>
          </table:table-cell>
          <table:table-cell table:formula="of:=DEGREES(ATAN(ABS([.F276]-[.C276])/ABS([.E276]-[.B276])))" office:value-type="float" office:value="3.12150723538686" calcext:value-type="float">
            <text:p>3.12150723538686</text:p>
          </table:table-cell>
          <table:table-cell table:formula="of:=SQRT(POWER([.H276];2)+POWER([.I276];2)+POWER([.J276];2))" office:value-type="float" office:value="701.086737597838" calcext:value-type="float">
            <text:p>701.086737597838</text:p>
          </table:table-cell>
        </table:table-row>
        <table:table-row table:style-name="ro1">
          <table:table-cell office:value-type="float" office:value="74.3993" calcext:value-type="float">
            <text:p>74.3993</text:p>
          </table:table-cell>
          <table:table-cell office:value-type="float" office:value="283.207" calcext:value-type="float">
            <text:p>283.207</text:p>
          </table:table-cell>
          <table:table-cell office:value-type="float" office:value="41.7057" calcext:value-type="float">
            <text:p>41.7057</text:p>
          </table:table-cell>
          <table:table-cell office:value-type="float" office:value="74.3409" calcext:value-type="float">
            <text:p>74.3409</text:p>
          </table:table-cell>
          <table:table-cell office:value-type="float" office:value="272.923" calcext:value-type="float">
            <text:p>272.923</text:p>
          </table:table-cell>
          <table:table-cell office:value-type="float" office:value="41.8744" calcext:value-type="float">
            <text:p>41.8744</text:p>
          </table:table-cell>
          <table:table-cell/>
          <table:table-cell table:formula="of:=([.D277]-[.A277])/0.0166667" office:value-type="float" office:value="-3.50399299201352" calcext:value-type="float">
            <text:p>-3.50399299201352</text:p>
          </table:table-cell>
          <table:table-cell table:formula="of:=ABS([.E277]-[.B277])/0.0166667" office:value-type="float" office:value="617.038765922468" calcext:value-type="float">
            <text:p>617.038765922468</text:p>
          </table:table-cell>
          <table:table-cell table:formula="of:=([.F277]-[.C277])/0.0166667" office:value-type="float" office:value="10.1219797560406" calcext:value-type="float">
            <text:p>10.1219797560406</text:p>
          </table:table-cell>
          <table:table-cell table:formula="of:=DEGREES(ATAN(ABS([.F277]-[.C277])/ABS([.E277]-[.B277])))" office:value-type="float" office:value="0.939802716554153" calcext:value-type="float">
            <text:p>0.939802716554153</text:p>
          </table:table-cell>
          <table:table-cell table:formula="of:=SQRT(POWER([.H277];2)+POWER([.I277];2)+POWER([.J277];2))" office:value-type="float" office:value="617.131729124497" calcext:value-type="float">
            <text:p>617.131729124497</text:p>
          </table:table-cell>
        </table:table-row>
        <table:table-row table:style-name="ro1">
          <table:table-cell office:value-type="float" office:value="74.4487" calcext:value-type="float">
            <text:p>74.4487</text:p>
          </table:table-cell>
          <table:table-cell office:value-type="float" office:value="292.799" calcext:value-type="float">
            <text:p>292.799</text:p>
          </table:table-cell>
          <table:table-cell office:value-type="float" office:value="40.4218" calcext:value-type="float">
            <text:p>40.4218</text:p>
          </table:table-cell>
          <table:table-cell office:value-type="float" office:value="74.6429" calcext:value-type="float">
            <text:p>74.6429</text:p>
          </table:table-cell>
          <table:table-cell office:value-type="float" office:value="282.147" calcext:value-type="float">
            <text:p>282.147</text:p>
          </table:table-cell>
          <table:table-cell office:value-type="float" office:value="40.6114" calcext:value-type="float">
            <text:p>40.6114</text:p>
          </table:table-cell>
          <table:table-cell/>
          <table:table-cell table:formula="of:=([.D278]-[.A278])/0.0166667" office:value-type="float" office:value="11.6519766960463" calcext:value-type="float">
            <text:p>11.6519766960463</text:p>
          </table:table-cell>
          <table:table-cell table:formula="of:=ABS([.E278]-[.B278])/0.0166667" office:value-type="float" office:value="639.118721762556" calcext:value-type="float">
            <text:p>639.118721762556</text:p>
          </table:table-cell>
          <table:table-cell table:formula="of:=([.F278]-[.C278])/0.0166667" office:value-type="float" office:value="11.3759772480459" calcext:value-type="float">
            <text:p>11.3759772480459</text:p>
          </table:table-cell>
          <table:table-cell table:formula="of:=DEGREES(ATAN(ABS([.F278]-[.C278])/ABS([.E278]-[.B278])))" office:value-type="float" office:value="1.01972707231446" calcext:value-type="float">
            <text:p>1.01972707231446</text:p>
          </table:table-cell>
          <table:table-cell table:formula="of:=SQRT(POWER([.H278];2)+POWER([.I278];2)+POWER([.J278];2))" office:value-type="float" office:value="639.326146756627" calcext:value-type="float">
            <text:p>639.326146756627</text:p>
          </table:table-cell>
        </table:table-row>
        <table:table-row table:style-name="ro1">
          <table:table-cell office:value-type="float" office:value="74.4817" calcext:value-type="float">
            <text:p>74.4817</text:p>
          </table:table-cell>
          <table:table-cell office:value-type="float" office:value="298.204" calcext:value-type="float">
            <text:p>298.204</text:p>
          </table:table-cell>
          <table:table-cell office:value-type="float" office:value="40.8598" calcext:value-type="float">
            <text:p>40.8598</text:p>
          </table:table-cell>
          <table:table-cell office:value-type="float" office:value="74.6773" calcext:value-type="float">
            <text:p>74.6773</text:p>
          </table:table-cell>
          <table:table-cell office:value-type="float" office:value="287.331" calcext:value-type="float">
            <text:p>287.331</text:p>
          </table:table-cell>
          <table:table-cell office:value-type="float" office:value="41.0404" calcext:value-type="float">
            <text:p>41.0404</text:p>
          </table:table-cell>
          <table:table-cell/>
          <table:table-cell table:formula="of:=([.D279]-[.A279])/0.0166667" office:value-type="float" office:value="11.7359765280469" calcext:value-type="float">
            <text:p>11.7359765280469</text:p>
          </table:table-cell>
          <table:table-cell table:formula="of:=ABS([.E279]-[.B279])/0.0166667" office:value-type="float" office:value="652.378695242609" calcext:value-type="float">
            <text:p>652.378695242609</text:p>
          </table:table-cell>
          <table:table-cell table:formula="of:=([.F279]-[.C279])/0.0166667" office:value-type="float" office:value="10.8359783280432" calcext:value-type="float">
            <text:p>10.8359783280432</text:p>
          </table:table-cell>
          <table:table-cell table:formula="of:=DEGREES(ATAN(ABS([.F279]-[.C279])/ABS([.E279]-[.B279])))" office:value-type="float" office:value="0.9515925995101" calcext:value-type="float">
            <text:p>0.9515925995101</text:p>
          </table:table-cell>
          <table:table-cell table:formula="of:=SQRT(POWER([.H279];2)+POWER([.I279];2)+POWER([.J279];2))" office:value-type="float" office:value="652.574220742623" calcext:value-type="float">
            <text:p>652.574220742623</text:p>
          </table:table-cell>
        </table:table-row>
        <table:table-row table:style-name="ro1">
          <table:table-cell office:value-type="float" office:value="74.1494" calcext:value-type="float">
            <text:p>74.1494</text:p>
          </table:table-cell>
          <table:table-cell office:value-type="float" office:value="284.606" calcext:value-type="float">
            <text:p>284.606</text:p>
          </table:table-cell>
          <table:table-cell office:value-type="float" office:value="41.2295" calcext:value-type="float">
            <text:p>41.2295</text:p>
          </table:table-cell>
          <table:table-cell office:value-type="float" office:value="74.3392" calcext:value-type="float">
            <text:p>74.3392</text:p>
          </table:table-cell>
          <table:table-cell office:value-type="float" office:value="273.035" calcext:value-type="float">
            <text:p>273.035</text:p>
          </table:table-cell>
          <table:table-cell office:value-type="float" office:value="41.3603" calcext:value-type="float">
            <text:p>41.3603</text:p>
          </table:table-cell>
          <table:table-cell/>
          <table:table-cell table:formula="of:=([.D280]-[.A280])/0.0166667" office:value-type="float" office:value="11.3879772240459" calcext:value-type="float">
            <text:p>11.3879772240459</text:p>
          </table:table-cell>
          <table:table-cell table:formula="of:=ABS([.E280]-[.B280])/0.0166667" office:value-type="float" office:value="694.258611482775" calcext:value-type="float">
            <text:p>694.258611482775</text:p>
          </table:table-cell>
          <table:table-cell table:formula="of:=([.F280]-[.C280])/0.0166667" office:value-type="float" office:value="7.84798430403143" calcext:value-type="float">
            <text:p>7.84798430403143</text:p>
          </table:table-cell>
          <table:table-cell table:formula="of:=DEGREES(ATAN(ABS([.F280]-[.C280])/ABS([.E280]-[.B280])))" office:value-type="float" office:value="0.647650917822777" calcext:value-type="float">
            <text:p>0.647650917822777</text:p>
          </table:table-cell>
          <table:table-cell table:formula="of:=SQRT(POWER([.H280];2)+POWER([.I280];2)+POWER([.J280];2))" office:value-type="float" office:value="694.396354037723" calcext:value-type="float">
            <text:p>694.396354037723</text:p>
          </table:table-cell>
        </table:table-row>
        <table:table-row table:style-name="ro1">
          <table:table-cell office:value-type="float" office:value="73.8819" calcext:value-type="float">
            <text:p>73.8819</text:p>
          </table:table-cell>
          <table:table-cell office:value-type="float" office:value="281.922" calcext:value-type="float">
            <text:p>281.922</text:p>
          </table:table-cell>
          <table:table-cell office:value-type="float" office:value="41.4126" calcext:value-type="float">
            <text:p>41.4126</text:p>
          </table:table-cell>
          <table:table-cell office:value-type="float" office:value="73.8397" calcext:value-type="float">
            <text:p>73.8397</text:p>
          </table:table-cell>
          <table:table-cell office:value-type="float" office:value="272.98" calcext:value-type="float">
            <text:p>272.98</text:p>
          </table:table-cell>
          <table:table-cell office:value-type="float" office:value="41.374" calcext:value-type="float">
            <text:p>41.374</text:p>
          </table:table-cell>
          <table:table-cell/>
          <table:table-cell table:formula="of:=([.D281]-[.A281])/0.0166667" office:value-type="float" office:value="-2.53199493601062" calcext:value-type="float">
            <text:p>-2.53199493601062</text:p>
          </table:table-cell>
          <table:table-cell table:formula="of:=ABS([.E281]-[.B281])/0.0166667" office:value-type="float" office:value="536.518926962147" calcext:value-type="float">
            <text:p>536.518926962147</text:p>
          </table:table-cell>
          <table:table-cell table:formula="of:=([.F281]-[.C281])/0.0166667" office:value-type="float" office:value="-2.31599536800898" calcext:value-type="float">
            <text:p>-2.31599536800898</text:p>
          </table:table-cell>
          <table:table-cell table:formula="of:=DEGREES(ATAN(ABS([.F281]-[.C281])/ABS([.E281]-[.B281])))" office:value-type="float" office:value="0.247327594754312" calcext:value-type="float">
            <text:p>0.247327594754312</text:p>
          </table:table-cell>
          <table:table-cell table:formula="of:=SQRT(POWER([.H281];2)+POWER([.I281];2)+POWER([.J281];2))" office:value-type="float" office:value="536.529900212014" calcext:value-type="float">
            <text:p>536.529900212014</text:p>
          </table:table-cell>
        </table:table-row>
        <table:table-row table:style-name="ro1">
          <table:table-cell office:value-type="float" office:value="73.6445" calcext:value-type="float">
            <text:p>73.6445</text:p>
          </table:table-cell>
          <table:table-cell office:value-type="float" office:value="285.809" calcext:value-type="float">
            <text:p>285.809</text:p>
          </table:table-cell>
          <table:table-cell office:value-type="float" office:value="41.5488" calcext:value-type="float">
            <text:p>41.5488</text:p>
          </table:table-cell>
          <table:table-cell office:value-type="float" office:value="73.1061" calcext:value-type="float">
            <text:p>73.1061</text:p>
          </table:table-cell>
          <table:table-cell office:value-type="float" office:value="277.996" calcext:value-type="float">
            <text:p>277.996</text:p>
          </table:table-cell>
          <table:table-cell office:value-type="float" office:value="41.3042" calcext:value-type="float">
            <text:p>41.3042</text:p>
          </table:table-cell>
          <table:table-cell/>
          <table:table-cell table:formula="of:=([.D282]-[.A282])/0.0166667" office:value-type="float" office:value="-32.303935392129" calcext:value-type="float">
            <text:p>-32.303935392129</text:p>
          </table:table-cell>
          <table:table-cell table:formula="of:=ABS([.E282]-[.B282])/0.0166667" office:value-type="float" office:value="468.779062441878" calcext:value-type="float">
            <text:p>468.779062441878</text:p>
          </table:table-cell>
          <table:table-cell table:formula="of:=([.F282]-[.C282])/0.0166667" office:value-type="float" office:value="-14.6759706480586" calcext:value-type="float">
            <text:p>-14.6759706480586</text:p>
          </table:table-cell>
          <table:table-cell table:formula="of:=DEGREES(ATAN(ABS([.F282]-[.C282])/ABS([.E282]-[.B282])))" office:value-type="float" office:value="1.7931616196646" calcext:value-type="float">
            <text:p>1.7931616196646</text:p>
          </table:table-cell>
          <table:table-cell table:formula="of:=SQRT(POWER([.H282];2)+POWER([.I282];2)+POWER([.J282];2))" office:value-type="float" office:value="470.119918467796" calcext:value-type="float">
            <text:p>470.119918467796</text:p>
          </table:table-cell>
        </table:table-row>
        <table:table-row table:style-name="ro1">
          <table:table-cell office:value-type="float" office:value="74.4347" calcext:value-type="float">
            <text:p>74.4347</text:p>
          </table:table-cell>
          <table:table-cell office:value-type="float" office:value="290.022" calcext:value-type="float">
            <text:p>290.022</text:p>
          </table:table-cell>
          <table:table-cell office:value-type="float" office:value="40.8666" calcext:value-type="float">
            <text:p>40.8666</text:p>
          </table:table-cell>
          <table:table-cell office:value-type="float" office:value="74.3672" calcext:value-type="float">
            <text:p>74.3672</text:p>
          </table:table-cell>
          <table:table-cell office:value-type="float" office:value="278.178" calcext:value-type="float">
            <text:p>278.178</text:p>
          </table:table-cell>
          <table:table-cell office:value-type="float" office:value="41.0122" calcext:value-type="float">
            <text:p>41.0122</text:p>
          </table:table-cell>
          <table:table-cell/>
          <table:table-cell table:formula="of:=([.D283]-[.A283])/0.0166667" office:value-type="float" office:value="-4.04999190001678" calcext:value-type="float">
            <text:p>-4.04999190001678</text:p>
          </table:table-cell>
          <table:table-cell table:formula="of:=ABS([.E283]-[.B283])/0.0166667" office:value-type="float" office:value="710.638578722842" calcext:value-type="float">
            <text:p>710.638578722842</text:p>
          </table:table-cell>
          <table:table-cell table:formula="of:=([.F283]-[.C283])/0.0166667" office:value-type="float" office:value="8.73598252803505" calcext:value-type="float">
            <text:p>8.73598252803505</text:p>
          </table:table-cell>
          <table:table-cell table:formula="of:=DEGREES(ATAN(ABS([.F283]-[.C283])/ABS([.E283]-[.B283])))" office:value-type="float" office:value="0.704309802736061" calcext:value-type="float">
            <text:p>0.704309802736061</text:p>
          </table:table-cell>
          <table:table-cell table:formula="of:=SQRT(POWER([.H283];2)+POWER([.I283];2)+POWER([.J283];2))" office:value-type="float" office:value="710.703812705646" calcext:value-type="float">
            <text:p>710.703812705646</text:p>
          </table:table-cell>
        </table:table-row>
        <table:table-row table:style-name="ro1">
          <table:table-cell office:value-type="float" office:value="73.6701" calcext:value-type="float">
            <text:p>73.6701</text:p>
          </table:table-cell>
          <table:table-cell office:value-type="float" office:value="292.632" calcext:value-type="float">
            <text:p>292.632</text:p>
          </table:table-cell>
          <table:table-cell office:value-type="float" office:value="40.9715" calcext:value-type="float">
            <text:p>40.9715</text:p>
          </table:table-cell>
          <table:table-cell office:value-type="float" office:value="73.3671" calcext:value-type="float">
            <text:p>73.3671</text:p>
          </table:table-cell>
          <table:table-cell office:value-type="float" office:value="280.634" calcext:value-type="float">
            <text:p>280.634</text:p>
          </table:table-cell>
          <table:table-cell office:value-type="float" office:value="41.1224" calcext:value-type="float">
            <text:p>41.1224</text:p>
          </table:table-cell>
          <table:table-cell/>
          <table:table-cell table:formula="of:=([.D284]-[.A284])/0.0166667" office:value-type="float" office:value="-18.1799636400734" calcext:value-type="float">
            <text:p>-18.1799636400734</text:p>
          </table:table-cell>
          <table:table-cell table:formula="of:=ABS([.E284]-[.B284])/0.0166667" office:value-type="float" office:value="719.878560242879" calcext:value-type="float">
            <text:p>719.878560242879</text:p>
          </table:table-cell>
          <table:table-cell table:formula="of:=([.F284]-[.C284])/0.0166667" office:value-type="float" office:value="9.05398189203622" calcext:value-type="float">
            <text:p>9.05398189203622</text:p>
          </table:table-cell>
          <table:table-cell table:formula="of:=DEGREES(ATAN(ABS([.F284]-[.C284])/ABS([.E284]-[.B284])))" office:value-type="float" office:value="0.720576536998069" calcext:value-type="float">
            <text:p>0.720576536998069</text:p>
          </table:table-cell>
          <table:table-cell table:formula="of:=SQRT(POWER([.H284];2)+POWER([.I284];2)+POWER([.J284];2))" office:value-type="float" office:value="720.164999957243" calcext:value-type="float">
            <text:p>720.164999957243</text:p>
          </table:table-cell>
        </table:table-row>
        <table:table-row table:style-name="ro1">
          <table:table-cell office:value-type="float" office:value="74.1617" calcext:value-type="float">
            <text:p>74.1617</text:p>
          </table:table-cell>
          <table:table-cell office:value-type="float" office:value="287.346" calcext:value-type="float">
            <text:p>287.346</text:p>
          </table:table-cell>
          <table:table-cell office:value-type="float" office:value="40.7876" calcext:value-type="float">
            <text:p>40.7876</text:p>
          </table:table-cell>
          <table:table-cell office:value-type="float" office:value="74.3457" calcext:value-type="float">
            <text:p>74.3457</text:p>
          </table:table-cell>
          <table:table-cell office:value-type="float" office:value="274.338" calcext:value-type="float">
            <text:p>274.338</text:p>
          </table:table-cell>
          <table:table-cell office:value-type="float" office:value="41.1451" calcext:value-type="float">
            <text:p>41.1451</text:p>
          </table:table-cell>
          <table:table-cell/>
          <table:table-cell table:formula="of:=([.D285]-[.A285])/0.0166667" office:value-type="float" office:value="11.039977920044" calcext:value-type="float">
            <text:p>11.039977920044</text:p>
          </table:table-cell>
          <table:table-cell table:formula="of:=ABS([.E285]-[.B285])/0.0166667" office:value-type="float" office:value="780.478439043121" calcext:value-type="float">
            <text:p>780.478439043121</text:p>
          </table:table-cell>
          <table:table-cell table:formula="of:=([.F285]-[.C285])/0.0166667" office:value-type="float" office:value="21.4499571000859" calcext:value-type="float">
            <text:p>21.4499571000859</text:p>
          </table:table-cell>
          <table:table-cell table:formula="of:=DEGREES(ATAN(ABS([.F285]-[.C285])/ABS([.E285]-[.B285])))" office:value-type="float" office:value="1.57426863294293" calcext:value-type="float">
            <text:p>1.57426863294293</text:p>
          </table:table-cell>
          <table:table-cell table:formula="of:=SQRT(POWER([.H285];2)+POWER([.I285];2)+POWER([.J285];2))" office:value-type="float" office:value="780.851186579912" calcext:value-type="float">
            <text:p>780.851186579912</text:p>
          </table:table-cell>
        </table:table-row>
        <table:table-row table:style-name="ro1">
          <table:table-cell office:value-type="float" office:value="73.8999" calcext:value-type="float">
            <text:p>73.8999</text:p>
          </table:table-cell>
          <table:table-cell office:value-type="float" office:value="285.885" calcext:value-type="float">
            <text:p>285.885</text:p>
          </table:table-cell>
          <table:table-cell office:value-type="float" office:value="41.2799" calcext:value-type="float">
            <text:p>41.2799</text:p>
          </table:table-cell>
          <table:table-cell office:value-type="float" office:value="73.8519" calcext:value-type="float">
            <text:p>73.8519</text:p>
          </table:table-cell>
          <table:table-cell office:value-type="float" office:value="275.49" calcext:value-type="float">
            <text:p>275.49</text:p>
          </table:table-cell>
          <table:table-cell office:value-type="float" office:value="41.4579" calcext:value-type="float">
            <text:p>41.4579</text:p>
          </table:table-cell>
          <table:table-cell/>
          <table:table-cell table:formula="of:=([.D286]-[.A286])/0.0166667" office:value-type="float" office:value="-2.87999424001163" calcext:value-type="float">
            <text:p>-2.87999424001163</text:p>
          </table:table-cell>
          <table:table-cell table:formula="of:=ABS([.E286]-[.B286])/0.0166667" office:value-type="float" office:value="623.698752602494" calcext:value-type="float">
            <text:p>623.698752602494</text:p>
          </table:table-cell>
          <table:table-cell table:formula="of:=([.F286]-[.C286])/0.0166667" office:value-type="float" office:value="10.679978640043" calcext:value-type="float">
            <text:p>10.679978640043</text:p>
          </table:table-cell>
          <table:table-cell table:formula="of:=DEGREES(ATAN(ABS([.F286]-[.C286])/ABS([.E286]-[.B286])))" office:value-type="float" office:value="0.981015114827943" calcext:value-type="float">
            <text:p>0.981015114827943</text:p>
          </table:table-cell>
          <table:table-cell table:formula="of:=SQRT(POWER([.H286];2)+POWER([.I286];2)+POWER([.J286];2))" office:value-type="float" office:value="623.796834160355" calcext:value-type="float">
            <text:p>623.796834160355</text:p>
          </table:table-cell>
        </table:table-row>
        <table:table-row table:style-name="ro1">
          <table:table-cell office:value-type="float" office:value="74.4426" calcext:value-type="float">
            <text:p>74.4426</text:p>
          </table:table-cell>
          <table:table-cell office:value-type="float" office:value="291.353" calcext:value-type="float">
            <text:p>291.353</text:p>
          </table:table-cell>
          <table:table-cell office:value-type="float" office:value="40.9106" calcext:value-type="float">
            <text:p>40.9106</text:p>
          </table:table-cell>
          <table:table-cell office:value-type="float" office:value="74.6205" calcext:value-type="float">
            <text:p>74.6205</text:p>
          </table:table-cell>
          <table:table-cell office:value-type="float" office:value="278.145" calcext:value-type="float">
            <text:p>278.145</text:p>
          </table:table-cell>
          <table:table-cell office:value-type="float" office:value="41.2658" calcext:value-type="float">
            <text:p>41.2658</text:p>
          </table:table-cell>
          <table:table-cell/>
          <table:table-cell table:formula="of:=([.D287]-[.A287])/0.0166667" office:value-type="float" office:value="10.6739786520432" calcext:value-type="float">
            <text:p>10.6739786520432</text:p>
          </table:table-cell>
          <table:table-cell table:formula="of:=ABS([.E287]-[.B287])/0.0166667" office:value-type="float" office:value="792.478415043172" calcext:value-type="float">
            <text:p>792.478415043172</text:p>
          </table:table-cell>
          <table:table-cell table:formula="of:=([.F287]-[.C287])/0.0166667" office:value-type="float" office:value="21.311957376085" calcext:value-type="float">
            <text:p>21.311957376085</text:p>
          </table:table-cell>
          <table:table-cell table:formula="of:=DEGREES(ATAN(ABS([.F287]-[.C287])/ABS([.E287]-[.B287])))" office:value-type="float" office:value="1.54047219874093" calcext:value-type="float">
            <text:p>1.54047219874093</text:p>
          </table:table-cell>
          <table:table-cell table:formula="of:=SQRT(POWER([.H287];2)+POWER([.I287];2)+POWER([.J287];2))" office:value-type="float" office:value="792.836787527422" calcext:value-type="float">
            <text:p>792.836787527422</text:p>
          </table:table-cell>
        </table:table-row>
        <table:table-row table:style-name="ro1">
          <table:table-cell office:value-type="float" office:value="73.9192" calcext:value-type="float">
            <text:p>73.9192</text:p>
          </table:table-cell>
          <table:table-cell office:value-type="float" office:value="289.858" calcext:value-type="float">
            <text:p>289.858</text:p>
          </table:table-cell>
          <table:table-cell office:value-type="float" office:value="41.4104" calcext:value-type="float">
            <text:p>41.4104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278.014" calcext:value-type="float">
            <text:p>278.014</text:p>
          </table:table-cell>
          <table:table-cell office:value-type="float" office:value="41.5446" calcext:value-type="float">
            <text:p>41.5446</text:p>
          </table:table-cell>
          <table:table-cell/>
          <table:table-cell table:formula="of:=([.D288]-[.A288])/0.0166667" office:value-type="float" office:value="-3.29999340001361" calcext:value-type="float">
            <text:p>-3.29999340001361</text:p>
          </table:table-cell>
          <table:table-cell table:formula="of:=ABS([.E288]-[.B288])/0.0166667" office:value-type="float" office:value="710.638578722842" calcext:value-type="float">
            <text:p>710.638578722842</text:p>
          </table:table-cell>
          <table:table-cell table:formula="of:=([.F288]-[.C288])/0.0166667" office:value-type="float" office:value="8.0519838960322" calcext:value-type="float">
            <text:p>8.0519838960322</text:p>
          </table:table-cell>
          <table:table-cell table:formula="of:=DEGREES(ATAN(ABS([.F288]-[.C288])/ABS([.E288]-[.B288])))" office:value-type="float" office:value="0.649169586780124" calcext:value-type="float">
            <text:p>0.649169586780124</text:p>
          </table:table-cell>
          <table:table-cell table:formula="of:=SQRT(POWER([.H288];2)+POWER([.I288];2)+POWER([.J288];2))" office:value-type="float" office:value="710.69185584916" calcext:value-type="float">
            <text:p>710.69185584916</text:p>
          </table:table-cell>
        </table:table-row>
        <table:table-row table:style-name="ro1">
          <table:table-cell office:value-type="float" office:value="74.1555" calcext:value-type="float">
            <text:p>74.1555</text:p>
          </table:table-cell>
          <table:table-cell office:value-type="float" office:value="285.972" calcext:value-type="float">
            <text:p>285.972</text:p>
          </table:table-cell>
          <table:table-cell office:value-type="float" office:value="41.0092" calcext:value-type="float">
            <text:p>41.0092</text:p>
          </table:table-cell>
          <table:table-cell office:value-type="float" office:value="74.0952" calcext:value-type="float">
            <text:p>74.0952</text:p>
          </table:table-cell>
          <table:table-cell office:value-type="float" office:value="274.306" calcext:value-type="float">
            <text:p>274.306</text:p>
          </table:table-cell>
          <table:table-cell office:value-type="float" office:value="41.1527" calcext:value-type="float">
            <text:p>41.1527</text:p>
          </table:table-cell>
          <table:table-cell/>
          <table:table-cell table:formula="of:=([.D289]-[.A289])/0.0166667" office:value-type="float" office:value="-3.61799276401435" calcext:value-type="float">
            <text:p>-3.61799276401435</text:p>
          </table:table-cell>
          <table:table-cell table:formula="of:=ABS([.E289]-[.B289])/0.0166667" office:value-type="float" office:value="699.9586000828" calcext:value-type="float">
            <text:p>699.9586000828</text:p>
          </table:table-cell>
          <table:table-cell table:formula="of:=([.F289]-[.C289])/0.0166667" office:value-type="float" office:value="8.60998278003462" calcext:value-type="float">
            <text:p>8.60998278003462</text:p>
          </table:table-cell>
          <table:table-cell table:formula="of:=DEGREES(ATAN(ABS([.F289]-[.C289])/ABS([.E289]-[.B289])))" office:value-type="float" office:value="0.704742818251771" calcext:value-type="float">
            <text:p>0.704742818251771</text:p>
          </table:table-cell>
          <table:table-cell table:formula="of:=SQRT(POWER([.H289];2)+POWER([.I289];2)+POWER([.J289];2))" office:value-type="float" office:value="700.020902191489" calcext:value-type="float">
            <text:p>700.020902191489</text:p>
          </table:table-cell>
        </table:table-row>
        <table:table-row table:style-name="ro1">
          <table:table-cell office:value-type="float" office:value="74.1485" calcext:value-type="float">
            <text:p>74.1485</text:p>
          </table:table-cell>
          <table:table-cell office:value-type="float" office:value="284.657" calcext:value-type="float">
            <text:p>284.657</text:p>
          </table:table-cell>
          <table:table-cell office:value-type="float" office:value="40.9675" calcext:value-type="float">
            <text:p>40.9675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275.641" calcext:value-type="float">
            <text:p>275.641</text:p>
          </table:table-cell>
          <table:table-cell office:value-type="float" office:value="40.685" calcext:value-type="float">
            <text:p>40.685</text:p>
          </table:table-cell>
          <table:table-cell/>
          <table:table-cell table:formula="of:=([.D290]-[.A290])/0.0166667" office:value-type="float" office:value="-17.981964036072" calcext:value-type="float">
            <text:p>-17.981964036072</text:p>
          </table:table-cell>
          <table:table-cell table:formula="of:=ABS([.E290]-[.B290])/0.0166667" office:value-type="float" office:value="540.958918082162" calcext:value-type="float">
            <text:p>540.958918082162</text:p>
          </table:table-cell>
          <table:table-cell table:formula="of:=([.F290]-[.C290])/0.0166667" office:value-type="float" office:value="-16.9499661000677" calcext:value-type="float">
            <text:p>-16.9499661000677</text:p>
          </table:table-cell>
          <table:table-cell table:formula="of:=DEGREES(ATAN(ABS([.F290]-[.C290])/ABS([.E290]-[.B290])))" office:value-type="float" office:value="1.79467212103509" calcext:value-type="float">
            <text:p>1.79467212103509</text:p>
          </table:table-cell>
          <table:table-cell table:formula="of:=SQRT(POWER([.H290];2)+POWER([.I290];2)+POWER([.J290];2))" office:value-type="float" office:value="541.523040538453" calcext:value-type="float">
            <text:p>541.523040538453</text:p>
          </table:table-cell>
        </table:table-row>
        <table:table-row table:style-name="ro1">
          <table:table-cell office:value-type="float" office:value="74.7028" calcext:value-type="float">
            <text:p>74.7028</text:p>
          </table:table-cell>
          <table:table-cell office:value-type="float" office:value="291.311" calcext:value-type="float">
            <text:p>291.311</text:p>
          </table:table-cell>
          <table:table-cell office:value-type="float" office:value="41.172" calcext:value-type="float">
            <text:p>41.172</text:p>
          </table:table-cell>
          <table:table-cell office:value-type="float" office:value="74.8833" calcext:value-type="float">
            <text:p>74.8833</text:p>
          </table:table-cell>
          <table:table-cell office:value-type="float" office:value="279.344" calcext:value-type="float">
            <text:p>279.344</text:p>
          </table:table-cell>
          <table:table-cell office:value-type="float" office:value="41.8205" calcext:value-type="float">
            <text:p>41.8205</text:p>
          </table:table-cell>
          <table:table-cell/>
          <table:table-cell table:formula="of:=([.D291]-[.A291])/0.0166667" office:value-type="float" office:value="10.8299783400439" calcext:value-type="float">
            <text:p>10.8299783400439</text:p>
          </table:table-cell>
          <table:table-cell table:formula="of:=ABS([.E291]-[.B291])/0.0166667" office:value-type="float" office:value="718.018563962871" calcext:value-type="float">
            <text:p>718.018563962871</text:p>
          </table:table-cell>
          <table:table-cell table:formula="of:=([.F291]-[.C291])/0.0166667" office:value-type="float" office:value="38.909922180156" calcext:value-type="float">
            <text:p>38.909922180156</text:p>
          </table:table-cell>
          <table:table-cell table:formula="of:=DEGREES(ATAN(ABS([.F291]-[.C291])/ABS([.E291]-[.B291])))" office:value-type="float" office:value="3.10186391791221" calcext:value-type="float">
            <text:p>3.10186391791221</text:p>
          </table:table-cell>
          <table:table-cell table:formula="of:=SQRT(POWER([.H291];2)+POWER([.I291];2)+POWER([.J291];2))" office:value-type="float" office:value="719.153619660094" calcext:value-type="float">
            <text:p>719.153619660094</text:p>
          </table:table-cell>
        </table:table-row>
        <table:table-row table:style-name="ro1">
          <table:table-cell office:value-type="float" office:value="74.1769" calcext:value-type="float">
            <text:p>74.1769</text:p>
          </table:table-cell>
          <table:table-cell office:value-type="float" office:value="289.94" calcext:value-type="float">
            <text:p>289.94</text:p>
          </table:table-cell>
          <table:table-cell office:value-type="float" office:value="41.1386" calcext:value-type="float">
            <text:p>41.1386</text:p>
          </table:table-cell>
          <table:table-cell office:value-type="float" office:value="74.3623" calcext:value-type="float">
            <text:p>74.3623</text:p>
          </table:table-cell>
          <table:table-cell office:value-type="float" office:value="276.755" calcext:value-type="float">
            <text:p>276.755</text:p>
          </table:table-cell>
          <table:table-cell office:value-type="float" office:value="41.7452" calcext:value-type="float">
            <text:p>41.7452</text:p>
          </table:table-cell>
          <table:table-cell/>
          <table:table-cell table:formula="of:=([.D292]-[.A292])/0.0166667" office:value-type="float" office:value="11.1239777520446" calcext:value-type="float">
            <text:p>11.1239777520446</text:p>
          </table:table-cell>
          <table:table-cell table:formula="of:=ABS([.E292]-[.B292])/0.0166667" office:value-type="float" office:value="791.098417803165" calcext:value-type="float">
            <text:p>791.098417803165</text:p>
          </table:table-cell>
          <table:table-cell table:formula="of:=([.F292]-[.C292])/0.0166667" office:value-type="float" office:value="36.3959272081456" calcext:value-type="float">
            <text:p>36.3959272081456</text:p>
          </table:table-cell>
          <table:table-cell table:formula="of:=DEGREES(ATAN(ABS([.F292]-[.C292])/ABS([.E292]-[.B292])))" office:value-type="float" office:value="2.63413950507135" calcext:value-type="float">
            <text:p>2.63413950507135</text:p>
          </table:table-cell>
          <table:table-cell table:formula="of:=SQRT(POWER([.H292];2)+POWER([.I292];2)+POWER([.J292];2))" office:value-type="float" office:value="792.013328832943" calcext:value-type="float">
            <text:p>792.013328832943</text:p>
          </table:table-cell>
        </table:table-row>
        <table:table-row table:style-name="ro1">
          <table:table-cell office:value-type="float" office:value="73.6492" calcext:value-type="float">
            <text:p>73.6492</text:p>
          </table:table-cell>
          <table:table-cell office:value-type="float" office:value="287.182" calcext:value-type="float">
            <text:p>287.182</text:p>
          </table:table-cell>
          <table:table-cell office:value-type="float" office:value="41.3289" calcext:value-type="float">
            <text:p>41.3289</text:p>
          </table:table-cell>
          <table:table-cell office:value-type="float" office:value="73.3536" calcext:value-type="float">
            <text:p>73.3536</text:p>
          </table:table-cell>
          <table:table-cell office:value-type="float" office:value="276.752" calcext:value-type="float">
            <text:p>276.752</text:p>
          </table:table-cell>
          <table:table-cell office:value-type="float" office:value="41.2555" calcext:value-type="float">
            <text:p>41.2555</text:p>
          </table:table-cell>
          <table:table-cell/>
          <table:table-cell table:formula="of:=([.D293]-[.A293])/0.0166667" office:value-type="float" office:value="-17.7359645280705" calcext:value-type="float">
            <text:p>-17.7359645280705</text:p>
          </table:table-cell>
          <table:table-cell table:formula="of:=ABS([.E293]-[.B293])/0.0166667" office:value-type="float" office:value="625.798748402504" calcext:value-type="float">
            <text:p>625.798748402504</text:p>
          </table:table-cell>
          <table:table-cell table:formula="of:=([.F293]-[.C293])/0.0166667" office:value-type="float" office:value="-4.40399119201758" calcext:value-type="float">
            <text:p>-4.40399119201758</text:p>
          </table:table-cell>
          <table:table-cell table:formula="of:=DEGREES(ATAN(ABS([.F293]-[.C293])/ABS([.E293]-[.B293])))" office:value-type="float" office:value="0.403206212129961" calcext:value-type="float">
            <text:p>0.403206212129961</text:p>
          </table:table-cell>
          <table:table-cell table:formula="of:=SQRT(POWER([.H293];2)+POWER([.I293];2)+POWER([.J293];2))" office:value-type="float" office:value="626.065518199414" calcext:value-type="float">
            <text:p>626.065518199414</text:p>
          </table:table-cell>
        </table:table-row>
        <table:table-row table:style-name="ro1">
          <table:table-cell office:value-type="float" office:value="73.9247" calcext:value-type="float">
            <text:p>73.9247</text:p>
          </table:table-cell>
          <table:table-cell office:value-type="float" office:value="291.247" calcext:value-type="float">
            <text:p>291.247</text:p>
          </table:table-cell>
          <table:table-cell office:value-type="float" office:value="41.1894" calcext:value-type="float">
            <text:p>41.1894</text:p>
          </table:table-cell>
          <table:table-cell office:value-type="float" office:value="73.8704" calcext:value-type="float">
            <text:p>73.8704</text:p>
          </table:table-cell>
          <table:table-cell office:value-type="float" office:value="279.296" calcext:value-type="float">
            <text:p>279.296</text:p>
          </table:table-cell>
          <table:table-cell office:value-type="float" office:value="41.5868" calcext:value-type="float">
            <text:p>41.5868</text:p>
          </table:table-cell>
          <table:table-cell/>
          <table:table-cell table:formula="of:=([.D294]-[.A294])/0.0166667" office:value-type="float" office:value="-3.2579934840129" calcext:value-type="float">
            <text:p>-3.2579934840129</text:p>
          </table:table-cell>
          <table:table-cell table:formula="of:=ABS([.E294]-[.B294])/0.0166667" office:value-type="float" office:value="717.05856588287" calcext:value-type="float">
            <text:p>717.05856588287</text:p>
          </table:table-cell>
          <table:table-cell table:formula="of:=([.F294]-[.C294])/0.0166667" office:value-type="float" office:value="23.8439523120952" calcext:value-type="float">
            <text:p>23.8439523120952</text:p>
          </table:table-cell>
          <table:table-cell table:formula="of:=DEGREES(ATAN(ABS([.F294]-[.C294])/ABS([.E294]-[.B294])))" office:value-type="float" office:value="1.90452314695617" calcext:value-type="float">
            <text:p>1.90452314695617</text:p>
          </table:table-cell>
          <table:table-cell table:formula="of:=SQRT(POWER([.H294];2)+POWER([.I294];2)+POWER([.J294];2))" office:value-type="float" office:value="717.462288548604" calcext:value-type="float">
            <text:p>717.462288548604</text:p>
          </table:table-cell>
        </table:table-row>
        <table:table-row table:style-name="ro1">
          <table:table-cell office:value-type="float" office:value="74.4576" calcext:value-type="float">
            <text:p>74.4576</text:p>
          </table:table-cell>
          <table:table-cell office:value-type="float" office:value="294.106" calcext:value-type="float">
            <text:p>294.106</text:p>
          </table:table-cell>
          <table:table-cell office:value-type="float" office:value="40.7297" calcext:value-type="float">
            <text:p>40.7297</text:p>
          </table:table-cell>
          <table:table-cell office:value-type="float" office:value="74.3976" calcext:value-type="float">
            <text:p>74.3976</text:p>
          </table:table-cell>
          <table:table-cell office:value-type="float" office:value="283.329" calcext:value-type="float">
            <text:p>283.329</text:p>
          </table:table-cell>
          <table:table-cell office:value-type="float" office:value="41.1802" calcext:value-type="float">
            <text:p>41.1802</text:p>
          </table:table-cell>
          <table:table-cell/>
          <table:table-cell table:formula="of:=([.D295]-[.A295])/0.0166667" office:value-type="float" office:value="-3.59999280001454" calcext:value-type="float">
            <text:p>-3.59999280001454</text:p>
          </table:table-cell>
          <table:table-cell table:formula="of:=ABS([.E295]-[.B295])/0.0166667" office:value-type="float" office:value="646.618706762586" calcext:value-type="float">
            <text:p>646.618706762586</text:p>
          </table:table-cell>
          <table:table-cell table:formula="of:=([.F295]-[.C295])/0.0166667" office:value-type="float" office:value="27.029945940108" calcext:value-type="float">
            <text:p>27.029945940108</text:p>
          </table:table-cell>
          <table:table-cell table:formula="of:=DEGREES(ATAN(ABS([.F295]-[.C295])/ABS([.E295]-[.B295])))" office:value-type="float" office:value="2.39368375976107" calcext:value-type="float">
            <text:p>2.39368375976107</text:p>
          </table:table-cell>
          <table:table-cell table:formula="of:=SQRT(POWER([.H295];2)+POWER([.I295];2)+POWER([.J295];2))" office:value-type="float" office:value="647.193425384563" calcext:value-type="float">
            <text:p>647.193425384563</text:p>
          </table:table-cell>
        </table:table-row>
        <table:table-row table:style-name="ro1">
          <table:table-cell office:value-type="float" office:value="74.6619" calcext:value-type="float">
            <text:p>74.6619</text:p>
          </table:table-cell>
          <table:table-cell office:value-type="float" office:value="284.594" calcext:value-type="float">
            <text:p>284.594</text:p>
          </table:table-cell>
          <table:table-cell office:value-type="float" office:value="41.4804" calcext:value-type="float">
            <text:p>41.4804</text:p>
          </table:table-cell>
          <table:table-cell office:value-type="float" office:value="74.5913" calcext:value-type="float">
            <text:p>74.5913</text:p>
          </table:table-cell>
          <table:table-cell office:value-type="float" office:value="272.909" calcext:value-type="float">
            <text:p>272.909</text:p>
          </table:table-cell>
          <table:table-cell office:value-type="float" office:value="42.1221" calcext:value-type="float">
            <text:p>42.1221</text:p>
          </table:table-cell>
          <table:table-cell/>
          <table:table-cell table:formula="of:=([.D296]-[.A296])/0.0166667" office:value-type="float" office:value="-4.23599152801688" calcext:value-type="float">
            <text:p>-4.23599152801688</text:p>
          </table:table-cell>
          <table:table-cell table:formula="of:=ABS([.E296]-[.B296])/0.0166667" office:value-type="float" office:value="701.098597802805" calcext:value-type="float">
            <text:p>701.098597802805</text:p>
          </table:table-cell>
          <table:table-cell table:formula="of:=([.F296]-[.C296])/0.0166667" office:value-type="float" office:value="38.501922996154" calcext:value-type="float">
            <text:p>38.501922996154</text:p>
          </table:table-cell>
          <table:table-cell table:formula="of:=DEGREES(ATAN(ABS([.F296]-[.C296])/ABS([.E296]-[.B296])))" office:value-type="float" office:value="3.14332971850785" calcext:value-type="float">
            <text:p>3.14332971850785</text:p>
          </table:table-cell>
          <table:table-cell table:formula="of:=SQRT(POWER([.H296];2)+POWER([.I296];2)+POWER([.J296];2))" office:value-type="float" office:value="702.167775919463" calcext:value-type="float">
            <text:p>702.167775919463</text:p>
          </table:table-cell>
        </table:table-row>
        <table:table-row table:style-name="ro1">
          <table:table-cell office:value-type="float" office:value="74.4277" calcext:value-type="float">
            <text:p>74.4277</text:p>
          </table:table-cell>
          <table:table-cell office:value-type="float" office:value="288.624" calcext:value-type="float">
            <text:p>288.624</text:p>
          </table:table-cell>
          <table:table-cell office:value-type="float" office:value="41.0907" calcext:value-type="float">
            <text:p>41.0907</text:p>
          </table:table-cell>
          <table:table-cell office:value-type="float" office:value="74.6139" calcext:value-type="float">
            <text:p>74.6139</text:p>
          </table:table-cell>
          <table:table-cell office:value-type="float" office:value="276.77" calcext:value-type="float">
            <text:p>276.77</text:p>
          </table:table-cell>
          <table:table-cell office:value-type="float" office:value="41.7404" calcext:value-type="float">
            <text:p>41.7404</text:p>
          </table:table-cell>
          <table:table-cell/>
          <table:table-cell table:formula="of:=([.D297]-[.A297])/0.0166667" office:value-type="float" office:value="11.1719776560447" calcext:value-type="float">
            <text:p>11.1719776560447</text:p>
          </table:table-cell>
          <table:table-cell table:formula="of:=ABS([.E297]-[.B297])/0.0166667" office:value-type="float" office:value="711.238577522847" calcext:value-type="float">
            <text:p>711.238577522847</text:p>
          </table:table-cell>
          <table:table-cell table:formula="of:=([.F297]-[.C297])/0.0166667" office:value-type="float" office:value="38.9819220361561" calcext:value-type="float">
            <text:p>38.9819220361561</text:p>
          </table:table-cell>
          <table:table-cell table:formula="of:=DEGREES(ATAN(ABS([.F297]-[.C297])/ABS([.E297]-[.B297])))" office:value-type="float" office:value="3.13715713125751" calcext:value-type="float">
            <text:p>3.13715713125751</text:p>
          </table:table-cell>
          <table:table-cell table:formula="of:=SQRT(POWER([.H297];2)+POWER([.I297];2)+POWER([.J297];2))" office:value-type="float" office:value="712.393653457906" calcext:value-type="float">
            <text:p>712.393653457906</text:p>
          </table:table-cell>
        </table:table-row>
        <table:table-row table:style-name="ro1">
          <table:table-cell office:value-type="float" office:value="73.6678" calcext:value-type="float">
            <text:p>73.6678</text:p>
          </table:table-cell>
          <table:table-cell office:value-type="float" office:value="292.735" calcext:value-type="float">
            <text:p>292.735</text:p>
          </table:table-cell>
          <table:table-cell office:value-type="float" office:value="40.4393" calcext:value-type="float">
            <text:p>40.4393</text:p>
          </table:table-cell>
          <table:table-cell office:value-type="float" office:value="73.6186" calcext:value-type="float">
            <text:p>73.6186</text:p>
          </table:table-cell>
          <table:table-cell office:value-type="float" office:value="280.753" calcext:value-type="float">
            <text:p>280.753</text:p>
          </table:table-cell>
          <table:table-cell office:value-type="float" office:value="40.5967" calcext:value-type="float">
            <text:p>40.5967</text:p>
          </table:table-cell>
          <table:table-cell/>
          <table:table-cell table:formula="of:=([.D298]-[.A298])/0.0166667" office:value-type="float" office:value="-2.95199409601175" calcext:value-type="float">
            <text:p>-2.95199409601175</text:p>
          </table:table-cell>
          <table:table-cell table:formula="of:=ABS([.E298]-[.B298])/0.0166667" office:value-type="float" office:value="718.918562162877" calcext:value-type="float">
            <text:p>718.918562162877</text:p>
          </table:table-cell>
          <table:table-cell table:formula="of:=([.F298]-[.C298])/0.0166667" office:value-type="float" office:value="9.44398111203751" calcext:value-type="float">
            <text:p>9.44398111203751</text:p>
          </table:table-cell>
          <table:table-cell table:formula="of:=DEGREES(ATAN(ABS([.F298]-[.C298])/ABS([.E298]-[.B298])))" office:value-type="float" office:value="0.752615339715438" calcext:value-type="float">
            <text:p>0.752615339715438</text:p>
          </table:table-cell>
          <table:table-cell table:formula="of:=SQRT(POWER([.H298];2)+POWER([.I298];2)+POWER([.J298];2))" office:value-type="float" office:value="718.986649438449" calcext:value-type="float">
            <text:p>718.986649438449</text:p>
          </table:table-cell>
        </table:table-row>
        <table:table-row table:style-name="ro1">
          <table:table-cell office:value-type="float" office:value="74.1522" calcext:value-type="float">
            <text:p>74.1522</text:p>
          </table:table-cell>
          <table:table-cell office:value-type="float" office:value="284.433" calcext:value-type="float">
            <text:p>284.433</text:p>
          </table:table-cell>
          <table:table-cell office:value-type="float" office:value="42.0178" calcext:value-type="float">
            <text:p>42.0178</text:p>
          </table:table-cell>
          <table:table-cell office:value-type="float" office:value="74.3491" calcext:value-type="float">
            <text:p>74.3491</text:p>
          </table:table-cell>
          <table:table-cell office:value-type="float" office:value="274.127" calcext:value-type="float">
            <text:p>274.127</text:p>
          </table:table-cell>
          <table:table-cell office:value-type="float" office:value="42.1734" calcext:value-type="float">
            <text:p>42.1734</text:p>
          </table:table-cell>
          <table:table-cell/>
          <table:table-cell table:formula="of:=([.D299]-[.A299])/0.0166667" office:value-type="float" office:value="11.8139763720481" calcext:value-type="float">
            <text:p>11.8139763720481</text:p>
          </table:table-cell>
          <table:table-cell table:formula="of:=ABS([.E299]-[.B299])/0.0166667" office:value-type="float" office:value="618.358763282472" calcext:value-type="float">
            <text:p>618.358763282472</text:p>
          </table:table-cell>
          <table:table-cell table:formula="of:=([.F299]-[.C299])/0.0166667" office:value-type="float" office:value="9.33598132803733" calcext:value-type="float">
            <text:p>9.33598132803733</text:p>
          </table:table-cell>
          <table:table-cell table:formula="of:=DEGREES(ATAN(ABS([.F299]-[.C299])/ABS([.E299]-[.B299])))" office:value-type="float" office:value="0.86498602537925" calcext:value-type="float">
            <text:p>0.86498602537925</text:p>
          </table:table-cell>
          <table:table-cell table:formula="of:=SQRT(POWER([.H299];2)+POWER([.I299];2)+POWER([.J299];2))" office:value-type="float" office:value="618.542068668984" calcext:value-type="float">
            <text:p>618.542068668984</text:p>
          </table:table-cell>
        </table:table-row>
        <table:table-row table:style-name="ro1">
          <table:table-cell office:value-type="float" office:value="74.1778" calcext:value-type="float">
            <text:p>74.1778</text:p>
          </table:table-cell>
          <table:table-cell office:value-type="float" office:value="289.876" calcext:value-type="float">
            <text:p>289.876</text:p>
          </table:table-cell>
          <table:table-cell office:value-type="float" office:value="41.4051" calcext:value-type="float">
            <text:p>41.4051</text:p>
          </table:table-cell>
          <table:table-cell office:value-type="float" office:value="74.3689" calcext:value-type="float">
            <text:p>74.3689</text:p>
          </table:table-cell>
          <table:table-cell office:value-type="float" office:value="278.072" calcext:value-type="float">
            <text:p>278.072</text:p>
          </table:table-cell>
          <table:table-cell office:value-type="float" office:value="41.5306" calcext:value-type="float">
            <text:p>41.5306</text:p>
          </table:table-cell>
          <table:table-cell/>
          <table:table-cell table:formula="of:=([.D300]-[.A300])/0.0166667" office:value-type="float" office:value="11.4659770680454" calcext:value-type="float">
            <text:p>11.4659770680454</text:p>
          </table:table-cell>
          <table:table-cell table:formula="of:=ABS([.E300]-[.B300])/0.0166667" office:value-type="float" office:value="708.238583522831" calcext:value-type="float">
            <text:p>708.238583522831</text:p>
          </table:table-cell>
          <table:table-cell table:formula="of:=([.F300]-[.C300])/0.0166667" office:value-type="float" office:value="7.52998494003026" calcext:value-type="float">
            <text:p>7.52998494003026</text:p>
          </table:table-cell>
          <table:table-cell table:formula="of:=DEGREES(ATAN(ABS([.F300]-[.C300])/ABS([.E300]-[.B300])))" office:value-type="float" office:value="0.609145154746351" calcext:value-type="float">
            <text:p>0.609145154746351</text:p>
          </table:table-cell>
          <table:table-cell table:formula="of:=SQRT(POWER([.H300];2)+POWER([.I300];2)+POWER([.J300];2))" office:value-type="float" office:value="708.371414226851" calcext:value-type="float">
            <text:p>708.371414226851</text:p>
          </table:table-cell>
        </table:table-row>
        <table:table-row table:style-name="ro1">
          <table:table-cell office:value-type="float" office:value="74.6703" calcext:value-type="float">
            <text:p>74.6703</text:p>
          </table:table-cell>
          <table:table-cell office:value-type="float" office:value="285.902" calcext:value-type="float">
            <text:p>285.902</text:p>
          </table:table-cell>
          <table:table-cell office:value-type="float" office:value="41.5244" calcext:value-type="float">
            <text:p>41.5244</text:p>
          </table:table-cell>
          <table:table-cell office:value-type="float" office:value="74.6132" calcext:value-type="float">
            <text:p>74.6132</text:p>
          </table:table-cell>
          <table:table-cell office:value-type="float" office:value="276.833" calcext:value-type="float">
            <text:p>276.833</text:p>
          </table:table-cell>
          <table:table-cell office:value-type="float" office:value="41.4804" calcext:value-type="float">
            <text:p>41.4804</text:p>
          </table:table-cell>
          <table:table-cell/>
          <table:table-cell table:formula="of:=([.D301]-[.A301])/0.0166667" office:value-type="float" office:value="-3.42599314801318" calcext:value-type="float">
            <text:p>-3.42599314801318</text:p>
          </table:table-cell>
          <table:table-cell table:formula="of:=ABS([.E301]-[.B301])/0.0166667" office:value-type="float" office:value="544.138911722174" calcext:value-type="float">
            <text:p>544.138911722174</text:p>
          </table:table-cell>
          <table:table-cell table:formula="of:=([.F301]-[.C301])/0.0166667" office:value-type="float" office:value="-2.63999472001038" calcext:value-type="float">
            <text:p>-2.63999472001038</text:p>
          </table:table-cell>
          <table:table-cell table:formula="of:=DEGREES(ATAN(ABS([.F301]-[.C301])/ABS([.E301]-[.B301])))" office:value-type="float" office:value="0.277979327180812" calcext:value-type="float">
            <text:p>0.277979327180812</text:p>
          </table:table-cell>
          <table:table-cell table:formula="of:=SQRT(POWER([.H301];2)+POWER([.I301];2)+POWER([.J301];2))" office:value-type="float" office:value="544.156100996179" calcext:value-type="float">
            <text:p>544.156100996179</text:p>
          </table:table-cell>
        </table:table-row>
        <table:table-row table:style-name="ro1">
          <table:table-cell office:value-type="float" office:value="74.426" calcext:value-type="float">
            <text:p>74.426</text:p>
          </table:table-cell>
          <table:table-cell office:value-type="float" office:value="288.751" calcext:value-type="float">
            <text:p>288.751</text:p>
          </table:table-cell>
          <table:table-cell office:value-type="float" office:value="40.5586" calcext:value-type="float">
            <text:p>40.5586</text:p>
          </table:table-cell>
          <table:table-cell office:value-type="float" office:value="74.3598" calcext:value-type="float">
            <text:p>74.3598</text:p>
          </table:table-cell>
          <table:table-cell office:value-type="float" office:value="276.912" calcext:value-type="float">
            <text:p>276.912</text:p>
          </table:table-cell>
          <table:table-cell office:value-type="float" office:value="40.9699" calcext:value-type="float">
            <text:p>40.9699</text:p>
          </table:table-cell>
          <table:table-cell/>
          <table:table-cell table:formula="of:=([.D302]-[.A302])/0.0166667" office:value-type="float" office:value="-3.97199205601558" calcext:value-type="float">
            <text:p>-3.97199205601558</text:p>
          </table:table-cell>
          <table:table-cell table:formula="of:=ABS([.E302]-[.B302])/0.0166667" office:value-type="float" office:value="710.338579322841" calcext:value-type="float">
            <text:p>710.338579322841</text:p>
          </table:table-cell>
          <table:table-cell table:formula="of:=([.F302]-[.C302])/0.0166667" office:value-type="float" office:value="24.677950644099" calcext:value-type="float">
            <text:p>24.677950644099</text:p>
          </table:table-cell>
          <table:table-cell table:formula="of:=DEGREES(ATAN(ABS([.F302]-[.C302])/ABS([.E302]-[.B302])))" office:value-type="float" office:value="1.98971873632897" calcext:value-type="float">
            <text:p>1.98971873632897</text:p>
          </table:table-cell>
          <table:table-cell table:formula="of:=SQRT(POWER([.H302];2)+POWER([.I302];2)+POWER([.J302];2))" office:value-type="float" office:value="710.778218042223" calcext:value-type="float">
            <text:p>710.778218042223</text:p>
          </table:table-cell>
        </table:table-row>
        <table:table-row table:style-name="ro1">
          <table:table-cell office:value-type="float" office:value="74.4443" calcext:value-type="float">
            <text:p>74.4443</text:p>
          </table:table-cell>
          <table:table-cell office:value-type="float" office:value="291.24" calcext:value-type="float">
            <text:p>291.24</text:p>
          </table:table-cell>
          <table:table-cell office:value-type="float" office:value="41.4426" calcext:value-type="float">
            <text:p>41.4426</text:p>
          </table:table-cell>
          <table:table-cell office:value-type="float" office:value="74.8751" calcext:value-type="float">
            <text:p>74.8751</text:p>
          </table:table-cell>
          <table:table-cell office:value-type="float" office:value="278.016" calcext:value-type="float">
            <text:p>278.016</text:p>
          </table:table-cell>
          <table:table-cell office:value-type="float" office:value="42.0354" calcext:value-type="float">
            <text:p>42.0354</text:p>
          </table:table-cell>
          <table:table-cell/>
          <table:table-cell table:formula="of:=([.D303]-[.A303])/0.0166667" office:value-type="float" office:value="25.8479483041037" calcext:value-type="float">
            <text:p>25.8479483041037</text:p>
          </table:table-cell>
          <table:table-cell table:formula="of:=ABS([.E303]-[.B303])/0.0166667" office:value-type="float" office:value="793.438413123173" calcext:value-type="float">
            <text:p>793.438413123173</text:p>
          </table:table-cell>
          <table:table-cell table:formula="of:=([.F303]-[.C303])/0.0166667" office:value-type="float" office:value="35.5679288641425" calcext:value-type="float">
            <text:p>35.5679288641425</text:p>
          </table:table-cell>
          <table:table-cell table:formula="of:=DEGREES(ATAN(ABS([.F303]-[.C303])/ABS([.E303]-[.B303])))" office:value-type="float" office:value="2.56671313505959" calcext:value-type="float">
            <text:p>2.56671313505959</text:p>
          </table:table-cell>
          <table:table-cell table:formula="of:=SQRT(POWER([.H303];2)+POWER([.I303];2)+POWER([.J303];2))" office:value-type="float" office:value="794.655717537246" calcext:value-type="float">
            <text:p>794.655717537246</text:p>
          </table:table-cell>
        </table:table-row>
        <table:table-row table:style-name="ro1">
          <table:table-cell office:value-type="float" office:value="74.175" calcext:value-type="float">
            <text:p>74.175</text:p>
          </table:table-cell>
          <table:table-cell office:value-type="float" office:value="290.047" calcext:value-type="float">
            <text:p>290.047</text:p>
          </table:table-cell>
          <table:table-cell office:value-type="float" office:value="40.6086" calcext:value-type="float">
            <text:p>40.6086</text:p>
          </table:table-cell>
          <table:table-cell office:value-type="float" office:value="74.3673" calcext:value-type="float">
            <text:p>74.3673</text:p>
          </table:table-cell>
          <table:table-cell office:value-type="float" office:value="278.183" calcext:value-type="float">
            <text:p>278.183</text:p>
          </table:table-cell>
          <table:table-cell office:value-type="float" office:value="41.0113" calcext:value-type="float">
            <text:p>41.0113</text:p>
          </table:table-cell>
          <table:table-cell/>
          <table:table-cell table:formula="of:=([.D304]-[.A304])/0.0166667" office:value-type="float" office:value="11.5379769240463" calcext:value-type="float">
            <text:p>11.5379769240463</text:p>
          </table:table-cell>
          <table:table-cell table:formula="of:=ABS([.E304]-[.B304])/0.0166667" office:value-type="float" office:value="711.838576322849" calcext:value-type="float">
            <text:p>711.838576322849</text:p>
          </table:table-cell>
          <table:table-cell table:formula="of:=([.F304]-[.C304])/0.0166667" office:value-type="float" office:value="24.1619516760964" calcext:value-type="float">
            <text:p>24.1619516760964</text:p>
          </table:table-cell>
          <table:table-cell table:formula="of:=DEGREES(ATAN(ABS([.F304]-[.C304])/ABS([.E304]-[.B304])))" office:value-type="float" office:value="1.94404547410002" calcext:value-type="float">
            <text:p>1.94404547410002</text:p>
          </table:table-cell>
          <table:table-cell table:formula="of:=SQRT(POWER([.H304];2)+POWER([.I304];2)+POWER([.J304];2))" office:value-type="float" office:value="712.341970939267" calcext:value-type="float">
            <text:p>712.341970939267</text:p>
          </table:table-cell>
        </table:table-row>
        <table:table-row table:style-name="ro1">
          <table:table-cell office:value-type="float" office:value="73.9063" calcext:value-type="float">
            <text:p>73.9063</text:p>
          </table:table-cell>
          <table:table-cell office:value-type="float" office:value="287.207" calcext:value-type="float">
            <text:p>287.207</text:p>
          </table:table-cell>
          <table:table-cell office:value-type="float" office:value="41.3225" calcext:value-type="float">
            <text:p>41.3225</text:p>
          </table:table-cell>
          <table:table-cell office:value-type="float" office:value="73.8519" calcext:value-type="float">
            <text:p>73.8519</text:p>
          </table:table-cell>
          <table:table-cell office:value-type="float" office:value="275.48" calcext:value-type="float">
            <text:p>275.48</text:p>
          </table:table-cell>
          <table:table-cell office:value-type="float" office:value="41.4595" calcext:value-type="float">
            <text:p>41.4595</text:p>
          </table:table-cell>
          <table:table-cell/>
          <table:table-cell table:formula="of:=([.D305]-[.A305])/0.0166667" office:value-type="float" office:value="-3.26399347201312" calcext:value-type="float">
            <text:p>-3.26399347201312</text:p>
          </table:table-cell>
          <table:table-cell table:formula="of:=ABS([.E305]-[.B305])/0.0166667" office:value-type="float" office:value="703.618592762813" calcext:value-type="float">
            <text:p>703.618592762813</text:p>
          </table:table-cell>
          <table:table-cell table:formula="of:=([.F305]-[.C305])/0.0166667" office:value-type="float" office:value="8.21998356003291" calcext:value-type="float">
            <text:p>8.21998356003291</text:p>
          </table:table-cell>
          <table:table-cell table:formula="of:=DEGREES(ATAN(ABS([.F305]-[.C305])/ABS([.E305]-[.B305])))" office:value-type="float" office:value="0.669324185473046" calcext:value-type="float">
            <text:p>0.669324185473046</text:p>
          </table:table-cell>
          <table:table-cell table:formula="of:=SQRT(POWER([.H305];2)+POWER([.I305];2)+POWER([.J305];2))" office:value-type="float" office:value="703.674175925644" calcext:value-type="float">
            <text:p>703.674175925644</text:p>
          </table:table-cell>
        </table:table-row>
        <table:table-row table:style-name="ro1">
          <table:table-cell office:value-type="float" office:value="74.1635" calcext:value-type="float">
            <text:p>74.1635</text:p>
          </table:table-cell>
          <table:table-cell office:value-type="float" office:value="287.226" calcext:value-type="float">
            <text:p>287.226</text:p>
          </table:table-cell>
          <table:table-cell office:value-type="float" office:value="41.3171" calcext:value-type="float">
            <text:p>41.3171</text:p>
          </table:table-cell>
          <table:table-cell office:value-type="float" office:value="74.1097" calcext:value-type="float">
            <text:p>74.1097</text:p>
          </table:table-cell>
          <table:table-cell office:value-type="float" office:value="276.776" calcext:value-type="float">
            <text:p>276.776</text:p>
          </table:table-cell>
          <table:table-cell office:value-type="float" office:value="41.4944" calcext:value-type="float">
            <text:p>41.4944</text:p>
          </table:table-cell>
          <table:table-cell/>
          <table:table-cell table:formula="of:=([.D306]-[.A306])/0.0166667" office:value-type="float" office:value="-3.22799354401264" calcext:value-type="float">
            <text:p>-3.22799354401264</text:p>
          </table:table-cell>
          <table:table-cell table:formula="of:=ABS([.E306]-[.B306])/0.0166667" office:value-type="float" office:value="626.998746002507" calcext:value-type="float">
            <text:p>626.998746002507</text:p>
          </table:table-cell>
          <table:table-cell table:formula="of:=([.F306]-[.C306])/0.0166667" office:value-type="float" office:value="10.6379787240423" calcext:value-type="float">
            <text:p>10.6379787240423</text:p>
          </table:table-cell>
          <table:table-cell table:formula="of:=DEGREES(ATAN(ABS([.F306]-[.C306])/ABS([.E306]-[.B306])))" office:value-type="float" office:value="0.972015992539902" calcext:value-type="float">
            <text:p>0.972015992539902</text:p>
          </table:table-cell>
          <table:table-cell table:formula="of:=SQRT(POWER([.H306];2)+POWER([.I306];2)+POWER([.J306];2))" office:value-type="float" office:value="627.09729230987" calcext:value-type="float">
            <text:p>627.09729230987</text:p>
          </table:table-cell>
        </table:table-row>
        <table:table-row table:style-name="ro1">
          <table:table-cell office:value-type="float" office:value="74.3976" calcext:value-type="float">
            <text:p>74.3976</text:p>
          </table:table-cell>
          <table:table-cell office:value-type="float" office:value="283.324" calcext:value-type="float">
            <text:p>283.324</text:p>
          </table:table-cell>
          <table:table-cell office:value-type="float" office:value="41.181" calcext:value-type="float">
            <text:p>41.181</text:p>
          </table:table-cell>
          <table:table-cell office:value-type="float" office:value="74.3457" calcext:value-type="float">
            <text:p>74.3457</text:p>
          </table:table-cell>
          <table:table-cell office:value-type="float" office:value="274.338" calcext:value-type="float">
            <text:p>274.338</text:p>
          </table:table-cell>
          <table:table-cell office:value-type="float" office:value="41.1451" calcext:value-type="float">
            <text:p>41.1451</text:p>
          </table:table-cell>
          <table:table-cell/>
          <table:table-cell table:formula="of:=([.D307]-[.A307])/0.0166667" office:value-type="float" office:value="-3.11399377201266" calcext:value-type="float">
            <text:p>-3.11399377201266</text:p>
          </table:table-cell>
          <table:table-cell table:formula="of:=ABS([.E307]-[.B307])/0.0166667" office:value-type="float" office:value="539.158921682156" calcext:value-type="float">
            <text:p>539.158921682156</text:p>
          </table:table-cell>
          <table:table-cell table:formula="of:=([.F307]-[.C307])/0.0166667" office:value-type="float" office:value="-2.1539956920085" calcext:value-type="float">
            <text:p>-2.1539956920085</text:p>
          </table:table-cell>
          <table:table-cell table:formula="of:=DEGREES(ATAN(ABS([.F307]-[.C307])/ABS([.E307]-[.B307])))" office:value-type="float" office:value="0.228901351127742" calcext:value-type="float">
            <text:p>0.228901351127742</text:p>
          </table:table-cell>
          <table:table-cell table:formula="of:=SQRT(POWER([.H307];2)+POWER([.I307];2)+POWER([.J307];2))" office:value-type="float" office:value="539.172216906731" calcext:value-type="float">
            <text:p>539.172216906731</text:p>
          </table:table-cell>
        </table:table-row>
        <table:table-row table:style-name="ro1">
          <table:table-cell office:value-type="float" office:value="74.1831" calcext:value-type="float">
            <text:p>74.1831</text:p>
          </table:table-cell>
          <table:table-cell office:value-type="float" office:value="291.336" calcext:value-type="float">
            <text:p>291.336</text:p>
          </table:table-cell>
          <table:table-cell office:value-type="float" office:value="40.9159" calcext:value-type="float">
            <text:p>40.9159</text:p>
          </table:table-cell>
          <table:table-cell office:value-type="float" office:value="74.1276" calcext:value-type="float">
            <text:p>74.1276</text:p>
          </table:table-cell>
          <table:table-cell office:value-type="float" office:value="280.772" calcext:value-type="float">
            <text:p>280.772</text:p>
          </table:table-cell>
          <table:table-cell office:value-type="float" office:value="40.8409" calcext:value-type="float">
            <text:p>40.8409</text:p>
          </table:table-cell>
          <table:table-cell/>
          <table:table-cell table:formula="of:=([.D308]-[.A308])/0.0166667" office:value-type="float" office:value="-3.32999334001302" calcext:value-type="float">
            <text:p>-3.32999334001302</text:p>
          </table:table-cell>
          <table:table-cell table:formula="of:=ABS([.E308]-[.B308])/0.0166667" office:value-type="float" office:value="633.838732322537" calcext:value-type="float">
            <text:p>633.838732322537</text:p>
          </table:table-cell>
          <table:table-cell table:formula="of:=([.F308]-[.C308])/0.0166667" office:value-type="float" office:value="-4.49999100001817" calcext:value-type="float">
            <text:p>-4.49999100001817</text:p>
          </table:table-cell>
          <table:table-cell table:formula="of:=DEGREES(ATAN(ABS([.F308]-[.C308])/ABS([.E308]-[.B308])))" office:value-type="float" office:value="0.406769336153931" calcext:value-type="float">
            <text:p>0.406769336153931</text:p>
          </table:table-cell>
          <table:table-cell table:formula="of:=SQRT(POWER([.H308];2)+POWER([.I308];2)+POWER([.J308];2))" office:value-type="float" office:value="633.863453250686" calcext:value-type="float">
            <text:p>633.863453250686</text:p>
          </table:table-cell>
        </table:table-row>
        <table:table-row table:style-name="ro1">
          <table:table-cell office:value-type="float" office:value="73.8862" calcext:value-type="float">
            <text:p>73.8862</text:p>
          </table:table-cell>
          <table:table-cell office:value-type="float" office:value="283.329" calcext:value-type="float">
            <text:p>283.329</text:p>
          </table:table-cell>
          <table:table-cell office:value-type="float" office:value="40.9318" calcext:value-type="float">
            <text:p>40.9318</text:p>
          </table:table-cell>
          <table:table-cell office:value-type="float" office:value="74.0875" calcext:value-type="float">
            <text:p>74.0875</text:p>
          </table:table-cell>
          <table:table-cell office:value-type="float" office:value="273.109" calcext:value-type="float">
            <text:p>273.109</text:p>
          </table:table-cell>
          <table:table-cell office:value-type="float" office:value="40.8541" calcext:value-type="float">
            <text:p>40.8541</text:p>
          </table:table-cell>
          <table:table-cell/>
          <table:table-cell table:formula="of:=([.D309]-[.A309])/0.0166667" office:value-type="float" office:value="12.0779758440485" calcext:value-type="float">
            <text:p>12.0779758440485</text:p>
          </table:table-cell>
          <table:table-cell table:formula="of:=ABS([.E309]-[.B309])/0.0166667" office:value-type="float" office:value="613.198773602455" calcext:value-type="float">
            <text:p>613.198773602455</text:p>
          </table:table-cell>
          <table:table-cell table:formula="of:=([.F309]-[.C309])/0.0166667" office:value-type="float" office:value="-4.66199067601865" calcext:value-type="float">
            <text:p>-4.66199067601865</text:p>
          </table:table-cell>
          <table:table-cell table:formula="of:=DEGREES(ATAN(ABS([.F309]-[.C309])/ABS([.E309]-[.B309])))" office:value-type="float" office:value="0.435596506434713" calcext:value-type="float">
            <text:p>0.435596506434713</text:p>
          </table:table-cell>
          <table:table-cell table:formula="of:=SQRT(POWER([.H309];2)+POWER([.I309];2)+POWER([.J309];2))" office:value-type="float" office:value="613.335428297687" calcext:value-type="float">
            <text:p>613.335428297687</text:p>
          </table:table-cell>
        </table:table-row>
        <table:table-row table:style-name="ro1">
          <table:table-cell office:value-type="float" office:value="73.382" calcext:value-type="float">
            <text:p>73.382</text:p>
          </table:table-cell>
          <table:table-cell office:value-type="float" office:value="284.53" calcext:value-type="float">
            <text:p>284.53</text:p>
          </table:table-cell>
          <table:table-cell office:value-type="float" office:value="41.2489" calcext:value-type="float">
            <text:p>41.2489</text:p>
          </table:table-cell>
          <table:table-cell office:value-type="float" office:value="73.0935" calcext:value-type="float">
            <text:p>73.0935</text:p>
          </table:table-cell>
          <table:table-cell office:value-type="float" office:value="274.2" calcext:value-type="float">
            <text:p>274.2</text:p>
          </table:table-cell>
          <table:table-cell office:value-type="float" office:value="41.1795" calcext:value-type="float">
            <text:p>41.1795</text:p>
          </table:table-cell>
          <table:table-cell/>
          <table:table-cell table:formula="of:=([.D310]-[.A310])/0.0166667" office:value-type="float" office:value="-17.3099653800692" calcext:value-type="float">
            <text:p>-17.3099653800692</text:p>
          </table:table-cell>
          <table:table-cell table:formula="of:=ABS([.E310]-[.B310])/0.0166667" office:value-type="float" office:value="619.798760402478" calcext:value-type="float">
            <text:p>619.798760402478</text:p>
          </table:table-cell>
          <table:table-cell table:formula="of:=([.F310]-[.C310])/0.0166667" office:value-type="float" office:value="-4.16399167201676" calcext:value-type="float">
            <text:p>-4.16399167201676</text:p>
          </table:table-cell>
          <table:table-cell table:formula="of:=DEGREES(ATAN(ABS([.F310]-[.C310])/ABS([.E310]-[.B310])))" office:value-type="float" office:value="0.384924228007615" calcext:value-type="float">
            <text:p>0.384924228007615</text:p>
          </table:table-cell>
          <table:table-cell table:formula="of:=SQRT(POWER([.H310];2)+POWER([.I310];2)+POWER([.J310];2))" office:value-type="float" office:value="620.054414648063" calcext:value-type="float">
            <text:p>620.054414648063</text:p>
          </table:table-cell>
        </table:table-row>
        <table:table-row table:style-name="ro1">
          <table:table-cell office:value-type="float" office:value="74.1635" calcext:value-type="float">
            <text:p>74.1635</text:p>
          </table:table-cell>
          <table:table-cell office:value-type="float" office:value="287.226" calcext:value-type="float">
            <text:p>287.226</text:p>
          </table:table-cell>
          <table:table-cell office:value-type="float" office:value="41.3171" calcext:value-type="float">
            <text:p>41.3171</text:p>
          </table:table-cell>
          <table:table-cell office:value-type="float" office:value="74.1039" calcext:value-type="float">
            <text:p>74.1039</text:p>
          </table:table-cell>
          <table:table-cell office:value-type="float" office:value="275.46" calcext:value-type="float">
            <text:p>275.46</text:p>
          </table:table-cell>
          <table:table-cell office:value-type="float" office:value="41.7096" calcext:value-type="float">
            <text:p>41.7096</text:p>
          </table:table-cell>
          <table:table-cell/>
          <table:table-cell table:formula="of:=([.D311]-[.A311])/0.0166667" office:value-type="float" office:value="-3.5759928480145" calcext:value-type="float">
            <text:p>-3.5759928480145</text:p>
          </table:table-cell>
          <table:table-cell table:formula="of:=ABS([.E311]-[.B311])/0.0166667" office:value-type="float" office:value="705.958588082825" calcext:value-type="float">
            <text:p>705.958588082825</text:p>
          </table:table-cell>
          <table:table-cell table:formula="of:=([.F311]-[.C311])/0.0166667" office:value-type="float" office:value="23.5499529000941" calcext:value-type="float">
            <text:p>23.5499529000941</text:p>
          </table:table-cell>
          <table:table-cell table:formula="of:=DEGREES(ATAN(ABS([.F311]-[.C311])/ABS([.E311]-[.B311])))" office:value-type="float" office:value="1.91061169203748" calcext:value-type="float">
            <text:p>1.91061169203748</text:p>
          </table:table-cell>
          <table:table-cell table:formula="of:=SQRT(POWER([.H311];2)+POWER([.I311];2)+POWER([.J311];2))" office:value-type="float" office:value="706.360330209973" calcext:value-type="float">
            <text:p>706.360330209973</text:p>
          </table:table-cell>
        </table:table-row>
        <table:table-row table:style-name="ro1">
          <table:table-cell office:value-type="float" office:value="74.6386" calcext:value-type="float">
            <text:p>74.6386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41.8702" calcext:value-type="float">
            <text:p>41.8702</text:p>
          </table:table-cell>
          <table:table-cell office:value-type="float" office:value="74.5898" calcext:value-type="float">
            <text:p>74.5898</text:p>
          </table:table-cell>
          <table:table-cell office:value-type="float" office:value="273.016" calcext:value-type="float">
            <text:p>273.016</text:p>
          </table:table-cell>
          <table:table-cell office:value-type="float" office:value="41.6091" calcext:value-type="float">
            <text:p>41.6091</text:p>
          </table:table-cell>
          <table:table-cell/>
          <table:table-cell table:formula="of:=([.D312]-[.A312])/0.0166667" office:value-type="float" office:value="-2.92799414401171" calcext:value-type="float">
            <text:p>-2.92799414401171</text:p>
          </table:table-cell>
          <table:table-cell table:formula="of:=ABS([.E312]-[.B312])/0.0166667" office:value-type="float" office:value="455.39908920182" calcext:value-type="float">
            <text:p>455.39908920182</text:p>
          </table:table-cell>
          <table:table-cell table:formula="of:=([.F312]-[.C312])/0.0166667" office:value-type="float" office:value="-15.6659686680626" calcext:value-type="float">
            <text:p>-15.6659686680626</text:p>
          </table:table-cell>
          <table:table-cell table:formula="of:=DEGREES(ATAN(ABS([.F312]-[.C312])/ABS([.E312]-[.B312])))" office:value-type="float" office:value="1.97022806891928" calcext:value-type="float">
            <text:p>1.97022806891928</text:p>
          </table:table-cell>
          <table:table-cell table:formula="of:=SQRT(POWER([.H312];2)+POWER([.I312];2)+POWER([.J312];2))" office:value-type="float" office:value="455.677875444775" calcext:value-type="float">
            <text:p>455.677875444775</text:p>
          </table:table-cell>
        </table:table-row>
        <table:table-row table:style-name="ro1">
          <table:table-cell office:value-type="float" office:value="73.9257" calcext:value-type="float">
            <text:p>73.9257</text:p>
          </table:table-cell>
          <table:table-cell office:value-type="float" office:value="291.194" calcext:value-type="float">
            <text:p>291.194</text:p>
          </table:table-cell>
          <table:table-cell office:value-type="float" office:value="41.4548" calcext:value-type="float">
            <text:p>41.4548</text:p>
          </table:table-cell>
          <table:table-cell office:value-type="float" office:value="73.8767" calcext:value-type="float">
            <text:p>73.8767</text:p>
          </table:table-cell>
          <table:table-cell office:value-type="float" office:value="280.583" calcext:value-type="float">
            <text:p>280.583</text:p>
          </table:table-cell>
          <table:table-cell office:value-type="float" office:value="41.6292" calcext:value-type="float">
            <text:p>41.6292</text:p>
          </table:table-cell>
          <table:table-cell/>
          <table:table-cell table:formula="of:=([.D313]-[.A313])/0.0166667" office:value-type="float" office:value="-2.93999412001216" calcext:value-type="float">
            <text:p>-2.93999412001216</text:p>
          </table:table-cell>
          <table:table-cell table:formula="of:=ABS([.E313]-[.B313])/0.0166667" office:value-type="float" office:value="636.658726682546" calcext:value-type="float">
            <text:p>636.658726682546</text:p>
          </table:table-cell>
          <table:table-cell table:formula="of:=([.F313]-[.C313])/0.0166667" office:value-type="float" office:value="10.4639790720418" calcext:value-type="float">
            <text:p>10.4639790720418</text:p>
          </table:table-cell>
          <table:table-cell table:formula="of:=DEGREES(ATAN(ABS([.F313]-[.C313])/ABS([.E313]-[.B313])))" office:value-type="float" office:value="0.941615712917054" calcext:value-type="float">
            <text:p>0.941615712917054</text:p>
          </table:table-cell>
          <table:table-cell table:formula="of:=SQRT(POWER([.H313];2)+POWER([.I313];2)+POWER([.J313];2))" office:value-type="float" office:value="636.75149994679" calcext:value-type="float">
            <text:p>636.75149994679</text:p>
          </table:table-cell>
        </table:table-row>
        <table:table-row table:style-name="ro1">
          <table:table-cell office:value-type="float" office:value="74.4522" calcext:value-type="float">
            <text:p>74.4522</text:p>
          </table:table-cell>
          <table:table-cell office:value-type="float" office:value="292.582" calcext:value-type="float">
            <text:p>292.582</text:p>
          </table:table-cell>
          <table:table-cell office:value-type="float" office:value="41.4874" calcext:value-type="float">
            <text:p>41.4874</text:p>
          </table:table-cell>
          <table:table-cell office:value-type="float" office:value="74.384" calcext:value-type="float">
            <text:p>74.384</text:p>
          </table:table-cell>
          <table:table-cell office:value-type="float" office:value="280.624" calcext:value-type="float">
            <text:p>280.624</text:p>
          </table:table-cell>
          <table:table-cell office:value-type="float" office:value="41.6179" calcext:value-type="float">
            <text:p>41.6179</text:p>
          </table:table-cell>
          <table:table-cell/>
          <table:table-cell table:formula="of:=([.D314]-[.A314])/0.0166667" office:value-type="float" office:value="-4.09199181601664" calcext:value-type="float">
            <text:p>-4.09199181601664</text:p>
          </table:table-cell>
          <table:table-cell table:formula="of:=ABS([.E314]-[.B314])/0.0166667" office:value-type="float" office:value="717.478565042868" calcext:value-type="float">
            <text:p>717.478565042868</text:p>
          </table:table-cell>
          <table:table-cell table:formula="of:=([.F314]-[.C314])/0.0166667" office:value-type="float" office:value="7.82998434003119" calcext:value-type="float">
            <text:p>7.82998434003119</text:p>
          </table:table-cell>
          <table:table-cell table:formula="of:=DEGREES(ATAN(ABS([.F314]-[.C314])/ABS([.E314]-[.B314])))" office:value-type="float" office:value="0.625255261095802" calcext:value-type="float">
            <text:p>0.625255261095802</text:p>
          </table:table-cell>
          <table:table-cell table:formula="of:=SQRT(POWER([.H314];2)+POWER([.I314];2)+POWER([.J314];2))" office:value-type="float" office:value="717.532956976724" calcext:value-type="float">
            <text:p>717.532956976724</text:p>
          </table:table-cell>
        </table:table-row>
        <table:table-row table:style-name="ro1">
          <table:table-cell office:value-type="float" office:value="74.6453" calcext:value-type="float">
            <text:p>74.6453</text:p>
          </table:table-cell>
          <table:table-cell office:value-type="float" office:value="281.998" calcext:value-type="float">
            <text:p>281.998</text:p>
          </table:table-cell>
          <table:table-cell office:value-type="float" office:value="41.3933" calcext:value-type="float">
            <text:p>41.3933</text:p>
          </table:table-cell>
          <table:table-cell office:value-type="float" office:value="74.5818" calcext:value-type="float">
            <text:p>74.5818</text:p>
          </table:table-cell>
          <table:table-cell office:value-type="float" office:value="271.766" calcext:value-type="float">
            <text:p>271.766</text:p>
          </table:table-cell>
          <table:table-cell office:value-type="float" office:value="41.5676" calcext:value-type="float">
            <text:p>41.5676</text:p>
          </table:table-cell>
          <table:table-cell/>
          <table:table-cell table:formula="of:=([.D315]-[.A315])/0.0166667" office:value-type="float" office:value="-3.80999238001553" calcext:value-type="float">
            <text:p>-3.80999238001553</text:p>
          </table:table-cell>
          <table:table-cell table:formula="of:=ABS([.E315]-[.B315])/0.0166667" office:value-type="float" office:value="613.918772162454" calcext:value-type="float">
            <text:p>613.918772162454</text:p>
          </table:table-cell>
          <table:table-cell table:formula="of:=([.F315]-[.C315])/0.0166667" office:value-type="float" office:value="10.4579790840415" calcext:value-type="float">
            <text:p>10.4579790840415</text:p>
          </table:table-cell>
          <table:table-cell table:formula="of:=DEGREES(ATAN(ABS([.F315]-[.C315])/ABS([.E315]-[.B315])))" office:value-type="float" office:value="0.975927340464012" calcext:value-type="float">
            <text:p>0.975927340464012</text:p>
          </table:table-cell>
          <table:table-cell table:formula="of:=SQRT(POWER([.H315];2)+POWER([.I315];2)+POWER([.J315];2))" office:value-type="float" office:value="614.019661071136" calcext:value-type="float">
            <text:p>614.019661071136</text:p>
          </table:table-cell>
        </table:table-row>
        <table:table-row table:style-name="ro1">
          <table:table-cell office:value-type="float" office:value="73.3831" calcext:value-type="float">
            <text:p>73.3831</text:p>
          </table:table-cell>
          <table:table-cell office:value-type="float" office:value="284.474" calcext:value-type="float">
            <text:p>284.474</text:p>
          </table:table-cell>
          <table:table-cell office:value-type="float" office:value="41.5115" calcext:value-type="float">
            <text:p>41.5115</text:p>
          </table:table-cell>
          <table:table-cell office:value-type="float" office:value="73.0948" calcext:value-type="float">
            <text:p>73.0948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41.4374" calcext:value-type="float">
            <text:p>41.4374</text:p>
          </table:table-cell>
          <table:table-cell/>
          <table:table-cell table:formula="of:=([.D316]-[.A316])/0.0166667" office:value-type="float" office:value="-17.2979654040687" calcext:value-type="float">
            <text:p>-17.2979654040687</text:p>
          </table:table-cell>
          <table:table-cell table:formula="of:=ABS([.E316]-[.B316])/0.0166667" office:value-type="float" office:value="619.858760282481" calcext:value-type="float">
            <text:p>619.858760282481</text:p>
          </table:table-cell>
          <table:table-cell table:formula="of:=([.F316]-[.C316])/0.0166667" office:value-type="float" office:value="-4.44599110801787" calcext:value-type="float">
            <text:p>-4.44599110801787</text:p>
          </table:table-cell>
          <table:table-cell table:formula="of:=DEGREES(ATAN(ABS([.F316]-[.C316])/ABS([.E316]-[.B316])))" office:value-type="float" office:value="0.410951936644876" calcext:value-type="float">
            <text:p>0.410951936644876</text:p>
          </table:table-cell>
          <table:table-cell table:formula="of:=SQRT(POWER([.H316];2)+POWER([.I316];2)+POWER([.J316];2))" office:value-type="float" office:value="620.116012648429" calcext:value-type="float">
            <text:p>620.116012648429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5.878" calcext:value-type="float">
            <text:p>285.878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74.3557" calcext:value-type="float">
            <text:p>74.3557</text:p>
          </table:table-cell>
          <table:table-cell office:value-type="float" office:value="275.44" calcext:value-type="float">
            <text:p>275.44</text:p>
          </table:table-cell>
          <table:table-cell office:value-type="float" office:value="41.9595" calcext:value-type="float">
            <text:p>41.9595</text:p>
          </table:table-cell>
          <table:table-cell/>
          <table:table-cell table:formula="of:=([.D317]-[.A317])/0.0166667" office:value-type="float" office:value="-3.49199301601393" calcext:value-type="float">
            <text:p>-3.49199301601393</text:p>
          </table:table-cell>
          <table:table-cell table:formula="of:=ABS([.E317]-[.B317])/0.0166667" office:value-type="float" office:value="626.278747442504" calcext:value-type="float">
            <text:p>626.278747442504</text:p>
          </table:table-cell>
          <table:table-cell table:formula="of:=([.F317]-[.C317])/0.0166667" office:value-type="float" office:value="25.7339485321029" calcext:value-type="float">
            <text:p>25.7339485321029</text:p>
          </table:table-cell>
          <table:table-cell table:formula="of:=DEGREES(ATAN(ABS([.F317]-[.C317])/ABS([.E317]-[.B317])))" office:value-type="float" office:value="2.35297407750946" calcext:value-type="float">
            <text:p>2.35297407750946</text:p>
          </table:table-cell>
          <table:table-cell table:formula="of:=SQRT(POWER([.H317];2)+POWER([.I317];2)+POWER([.J317];2))" office:value-type="float" office:value="626.816958625426" calcext:value-type="float">
            <text:p>626.816958625426</text:p>
          </table:table-cell>
        </table:table-row>
        <table:table-row table:style-name="ro1">
          <table:table-cell office:value-type="float" office:value="74.1734" calcext:value-type="float">
            <text:p>74.1734</text:p>
          </table:table-cell>
          <table:table-cell office:value-type="float" office:value="288.38" calcext:value-type="float">
            <text:p>288.38</text:p>
          </table:table-cell>
          <table:table-cell office:value-type="float" office:value="42.1537" calcext:value-type="float">
            <text:p>42.1537</text:p>
          </table:table-cell>
          <table:table-cell office:value-type="float" office:value="74.1253" calcext:value-type="float">
            <text:p>74.1253</text:p>
          </table:table-cell>
          <table:table-cell office:value-type="float" office:value="279.22" calcext:value-type="float">
            <text:p>279.22</text:p>
          </table:table-cell>
          <table:table-cell office:value-type="float" office:value="42.0984" calcext:value-type="float">
            <text:p>42.0984</text:p>
          </table:table-cell>
          <table:table-cell/>
          <table:table-cell table:formula="of:=([.D318]-[.A318])/0.0166667" office:value-type="float" office:value="-2.88599422801185" calcext:value-type="float">
            <text:p>-2.88599422801185</text:p>
          </table:table-cell>
          <table:table-cell table:formula="of:=ABS([.E318]-[.B318])/0.0166667" office:value-type="float" office:value="549.598900802196" calcext:value-type="float">
            <text:p>549.598900802196</text:p>
          </table:table-cell>
          <table:table-cell table:formula="of:=([.F318]-[.C318])/0.0166667" office:value-type="float" office:value="-3.31799336401343" calcext:value-type="float">
            <text:p>-3.31799336401343</text:p>
          </table:table-cell>
          <table:table-cell table:formula="of:=DEGREES(ATAN(ABS([.F318]-[.C318])/ABS([.E318]-[.B318])))" office:value-type="float" office:value="0.345897174078068" calcext:value-type="float">
            <text:p>0.345897174078068</text:p>
          </table:table-cell>
          <table:table-cell table:formula="of:=SQRT(POWER([.H318];2)+POWER([.I318];2)+POWER([.J318];2))" office:value-type="float" office:value="549.616493389373" calcext:value-type="float">
            <text:p>549.616493389373</text:p>
          </table:table-cell>
        </table:table-row>
        <table:table-row table:style-name="ro1">
          <table:table-cell office:value-type="float" office:value="74.1636" calcext:value-type="float">
            <text:p>74.1636</text:p>
          </table:table-cell>
          <table:table-cell office:value-type="float" office:value="287.231" calcext:value-type="float">
            <text:p>287.231</text:p>
          </table:table-cell>
          <table:table-cell office:value-type="float" office:value="41.3162" calcext:value-type="float">
            <text:p>41.3162</text:p>
          </table:table-cell>
          <table:table-cell office:value-type="float" office:value="74.1088" calcext:value-type="float">
            <text:p>74.1088</text:p>
          </table:table-cell>
          <table:table-cell office:value-type="float" office:value="276.833" calcext:value-type="float">
            <text:p>276.833</text:p>
          </table:table-cell>
          <table:table-cell office:value-type="float" office:value="41.2351" calcext:value-type="float">
            <text:p>41.2351</text:p>
          </table:table-cell>
          <table:table-cell/>
          <table:table-cell table:formula="of:=([.D319]-[.A319])/0.0166667" office:value-type="float" office:value="-3.28799342401316" calcext:value-type="float">
            <text:p>-3.28799342401316</text:p>
          </table:table-cell>
          <table:table-cell table:formula="of:=ABS([.E319]-[.B319])/0.0166667" office:value-type="float" office:value="623.878752242494" calcext:value-type="float">
            <text:p>623.878752242494</text:p>
          </table:table-cell>
          <table:table-cell table:formula="of:=([.F319]-[.C319])/0.0166667" office:value-type="float" office:value="-4.86599026801942" calcext:value-type="float">
            <text:p>-4.86599026801942</text:p>
          </table:table-cell>
          <table:table-cell table:formula="of:=DEGREES(ATAN(ABS([.F319]-[.C319])/ABS([.E319]-[.B319])))" office:value-type="float" office:value="0.446873773547555" calcext:value-type="float">
            <text:p>0.446873773547555</text:p>
          </table:table-cell>
          <table:table-cell table:formula="of:=SQRT(POWER([.H319];2)+POWER([.I319];2)+POWER([.J319];2))" office:value-type="float" office:value="623.906392226987" calcext:value-type="float">
            <text:p>623.906392226987</text:p>
          </table:table-cell>
        </table:table-row>
        <table:table-row table:style-name="ro1">
          <table:table-cell office:value-type="float" office:value="74.3968" calcext:value-type="float">
            <text:p>74.3968</text:p>
          </table:table-cell>
          <table:table-cell office:value-type="float" office:value="283.384" calcext:value-type="float">
            <text:p>283.384</text:p>
          </table:table-cell>
          <table:table-cell office:value-type="float" office:value="40.918" calcext:value-type="float">
            <text:p>40.918</text:p>
          </table:table-cell>
          <table:table-cell office:value-type="float" office:value="74.331" calcext:value-type="float">
            <text:p>74.331</text:p>
          </table:table-cell>
          <table:table-cell office:value-type="float" office:value="271.84" calcext:value-type="float">
            <text:p>271.84</text:p>
          </table:table-cell>
          <table:table-cell office:value-type="float" office:value="41.0629" calcext:value-type="float">
            <text:p>41.0629</text:p>
          </table:table-cell>
          <table:table-cell/>
          <table:table-cell table:formula="of:=([.D320]-[.A320])/0.0166667" office:value-type="float" office:value="-3.94799210401554" calcext:value-type="float">
            <text:p>-3.94799210401554</text:p>
          </table:table-cell>
          <table:table-cell table:formula="of:=ABS([.E320]-[.B320])/0.0166667" office:value-type="float" office:value="692.638614722773" calcext:value-type="float">
            <text:p>692.638614722773</text:p>
          </table:table-cell>
          <table:table-cell table:formula="of:=([.F320]-[.C320])/0.0166667" office:value-type="float" office:value="8.69398261203476" calcext:value-type="float">
            <text:p>8.69398261203476</text:p>
          </table:table-cell>
          <table:table-cell table:formula="of:=DEGREES(ATAN(ABS([.F320]-[.C320])/ABS([.E320]-[.B320])))" office:value-type="float" office:value="0.719137429419565" calcext:value-type="float">
            <text:p>0.719137429419565</text:p>
          </table:table-cell>
          <table:table-cell table:formula="of:=SQRT(POWER([.H320];2)+POWER([.I320];2)+POWER([.J320];2))" office:value-type="float" office:value="692.704426563302" calcext:value-type="float">
            <text:p>692.704426563302</text:p>
          </table:table-cell>
        </table:table-row>
        <table:table-row table:style-name="ro1">
          <table:table-cell office:value-type="float" office:value="73.6389" calcext:value-type="float">
            <text:p>73.6389</text:p>
          </table:table-cell>
          <table:table-cell office:value-type="float" office:value="284.5" calcext:value-type="float">
            <text:p>284.5</text:p>
          </table:table-cell>
          <table:table-cell office:value-type="float" office:value="41.505" calcext:value-type="float">
            <text:p>41.505</text:p>
          </table:table-cell>
          <table:table-cell office:value-type="float" office:value="73.5965" calcext:value-type="float">
            <text:p>73.5965</text:p>
          </table:table-cell>
          <table:table-cell office:value-type="float" office:value="274.153" calcext:value-type="float">
            <text:p>274.153</text:p>
          </table:table-cell>
          <table:table-cell office:value-type="float" office:value="41.6795" calcext:value-type="float">
            <text:p>41.6795</text:p>
          </table:table-cell>
          <table:table-cell/>
          <table:table-cell table:formula="of:=([.D321]-[.A321])/0.0166667" office:value-type="float" office:value="-2.54399491201022" calcext:value-type="float">
            <text:p>-2.54399491201022</text:p>
          </table:table-cell>
          <table:table-cell table:formula="of:=ABS([.E321]-[.B321])/0.0166667" office:value-type="float" office:value="620.818758362482" calcext:value-type="float">
            <text:p>620.818758362482</text:p>
          </table:table-cell>
          <table:table-cell table:formula="of:=([.F321]-[.C321])/0.0166667" office:value-type="float" office:value="10.4699790600416" calcext:value-type="float">
            <text:p>10.4699790600416</text:p>
          </table:table-cell>
          <table:table-cell table:formula="of:=DEGREES(ATAN(ABS([.F321]-[.C321])/ABS([.E321]-[.B321])))" office:value-type="float" office:value="0.966189793654638" calcext:value-type="float">
            <text:p>0.966189793654638</text:p>
          </table:table-cell>
          <table:table-cell table:formula="of:=SQRT(POWER([.H321];2)+POWER([.I321];2)+POWER([.J321];2))" office:value-type="float" office:value="620.912250729814" calcext:value-type="float">
            <text:p>620.912250729814</text:p>
          </table:table-cell>
        </table:table-row>
        <table:table-row table:style-name="ro1">
          <table:table-cell office:value-type="float" office:value="74.3849" calcext:value-type="float">
            <text:p>74.3849</text:p>
          </table:table-cell>
          <table:table-cell office:value-type="float" office:value="280.58" calcext:value-type="float">
            <text:p>280.58</text:p>
          </table:table-cell>
          <table:table-cell office:value-type="float" office:value="41.8765" calcext:value-type="float">
            <text:p>41.8765</text:p>
          </table:table-cell>
          <table:table-cell office:value-type="float" office:value="74.3327" calcext:value-type="float">
            <text:p>74.3327</text:p>
          </table:table-cell>
          <table:table-cell office:value-type="float" office:value="271.739" calcext:value-type="float">
            <text:p>271.739</text:p>
          </table:table-cell>
          <table:table-cell office:value-type="float" office:value="41.5744" calcext:value-type="float">
            <text:p>41.5744</text:p>
          </table:table-cell>
          <table:table-cell/>
          <table:table-cell table:formula="of:=([.D322]-[.A322])/0.0166667" office:value-type="float" office:value="-3.13199373601248" calcext:value-type="float">
            <text:p>-3.13199373601248</text:p>
          </table:table-cell>
          <table:table-cell table:formula="of:=ABS([.E322]-[.B322])/0.0166667" office:value-type="float" office:value="530.458939082122" calcext:value-type="float">
            <text:p>530.458939082122</text:p>
          </table:table-cell>
          <table:table-cell table:formula="of:=([.F322]-[.C322])/0.0166667" office:value-type="float" office:value="-18.1259637480727" calcext:value-type="float">
            <text:p>-18.1259637480727</text:p>
          </table:table-cell>
          <table:table-cell table:formula="of:=DEGREES(ATAN(ABS([.F322]-[.C322])/ABS([.E322]-[.B322])))" office:value-type="float" office:value="1.95705496564032" calcext:value-type="float">
            <text:p>1.95705496564032</text:p>
          </table:table-cell>
          <table:table-cell table:formula="of:=SQRT(POWER([.H322];2)+POWER([.I322];2)+POWER([.J322];2))" office:value-type="float" office:value="530.777774589978" calcext:value-type="float">
            <text:p>530.777774589978</text:p>
          </table:table-cell>
        </table:table-row>
        <table:table-row table:style-name="ro1">
          <table:table-cell office:value-type="float" office:value="74.4294" calcext:value-type="float">
            <text:p>74.4294</text:p>
          </table:table-cell>
          <table:table-cell office:value-type="float" office:value="288.513" calcext:value-type="float">
            <text:p>288.513</text:p>
          </table:table-cell>
          <table:table-cell office:value-type="float" office:value="41.6195" calcext:value-type="float">
            <text:p>41.6195</text:p>
          </table:table-cell>
          <table:table-cell office:value-type="float" office:value="74.3698" calcext:value-type="float">
            <text:p>74.3698</text:p>
          </table:table-cell>
          <table:table-cell office:value-type="float" office:value="278.019" calcext:value-type="float">
            <text:p>278.019</text:p>
          </table:table-cell>
          <table:table-cell office:value-type="float" office:value="41.7895" calcext:value-type="float">
            <text:p>41.7895</text:p>
          </table:table-cell>
          <table:table-cell/>
          <table:table-cell table:formula="of:=([.D323]-[.A323])/0.0166667" office:value-type="float" office:value="-3.5759928480145" calcext:value-type="float">
            <text:p>-3.5759928480145</text:p>
          </table:table-cell>
          <table:table-cell table:formula="of:=ABS([.E323]-[.B323])/0.0166667" office:value-type="float" office:value="629.638740722517" calcext:value-type="float">
            <text:p>629.638740722517</text:p>
          </table:table-cell>
          <table:table-cell table:formula="of:=([.F323]-[.C323])/0.0166667" office:value-type="float" office:value="10.1999796000405" calcext:value-type="float">
            <text:p>10.1999796000405</text:p>
          </table:table-cell>
          <table:table-cell table:formula="of:=DEGREES(ATAN(ABS([.F323]-[.C323])/ABS([.E323]-[.B323])))" office:value-type="float" office:value="0.928095159092325" calcext:value-type="float">
            <text:p>0.928095159092325</text:p>
          </table:table-cell>
          <table:table-cell table:formula="of:=SQRT(POWER([.H323];2)+POWER([.I323];2)+POWER([.J323];2))" office:value-type="float" office:value="629.731507173753" calcext:value-type="float">
            <text:p>629.731507173753</text:p>
          </table:table-cell>
        </table:table-row>
        <table:table-row table:style-name="ro1">
          <table:table-cell office:value-type="float" office:value="73.9247" calcext:value-type="float">
            <text:p>73.9247</text:p>
          </table:table-cell>
          <table:table-cell office:value-type="float" office:value="291.253" calcext:value-type="float">
            <text:p>291.253</text:p>
          </table:table-cell>
          <table:table-cell office:value-type="float" office:value="41.1885" calcext:value-type="float">
            <text:p>41.1885</text:p>
          </table:table-cell>
          <table:table-cell office:value-type="float" office:value="73.8747" calcext:value-type="float">
            <text:p>73.8747</text:p>
          </table:table-cell>
          <table:table-cell office:value-type="float" office:value="280.692" calcext:value-type="float">
            <text:p>280.692</text:p>
          </table:table-cell>
          <table:table-cell office:value-type="float" office:value="41.1082" calcext:value-type="float">
            <text:p>41.1082</text:p>
          </table:table-cell>
          <table:table-cell/>
          <table:table-cell table:formula="of:=([.D324]-[.A324])/0.0166667" office:value-type="float" office:value="-2.99999400001183" calcext:value-type="float">
            <text:p>-2.99999400001183</text:p>
          </table:table-cell>
          <table:table-cell table:formula="of:=ABS([.E324]-[.B324])/0.0166667" office:value-type="float" office:value="633.658732682533" calcext:value-type="float">
            <text:p>633.658732682533</text:p>
          </table:table-cell>
          <table:table-cell table:formula="of:=([.F324]-[.C324])/0.0166667" office:value-type="float" office:value="-4.81799036401934" calcext:value-type="float">
            <text:p>-4.81799036401934</text:p>
          </table:table-cell>
          <table:table-cell table:formula="of:=DEGREES(ATAN(ABS([.F324]-[.C324])/ABS([.E324]-[.B324])))" office:value-type="float" office:value="0.435637007470251" calcext:value-type="float">
            <text:p>0.435637007470251</text:p>
          </table:table-cell>
          <table:table-cell table:formula="of:=SQRT(POWER([.H324];2)+POWER([.I324];2)+POWER([.J324];2))" office:value-type="float" office:value="633.684150425101" calcext:value-type="float">
            <text:p>633.684150425101</text:p>
          </table:table-cell>
        </table:table-row>
        <table:table-row table:style-name="ro1">
          <table:table-cell office:value-type="float" office:value="73.8893" calcext:value-type="float">
            <text:p>73.8893</text:p>
          </table:table-cell>
          <table:table-cell office:value-type="float" office:value="283.173" calcext:value-type="float">
            <text:p>283.173</text:p>
          </table:table-cell>
          <table:table-cell office:value-type="float" office:value="41.7159" calcext:value-type="float">
            <text:p>41.7159</text:p>
          </table:table-cell>
          <table:table-cell office:value-type="float" office:value="73.8357" calcext:value-type="float">
            <text:p>73.8357</text:p>
          </table:table-cell>
          <table:table-cell office:value-type="float" office:value="271.634" calcext:value-type="float">
            <text:p>271.634</text:p>
          </table:table-cell>
          <table:table-cell office:value-type="float" office:value="41.8435" calcext:value-type="float">
            <text:p>41.8435</text:p>
          </table:table-cell>
          <table:table-cell/>
          <table:table-cell table:formula="of:=([.D325]-[.A325])/0.0166667" office:value-type="float" office:value="-3.21599356801304" calcext:value-type="float">
            <text:p>-3.21599356801304</text:p>
          </table:table-cell>
          <table:table-cell table:formula="of:=ABS([.E325]-[.B325])/0.0166667" office:value-type="float" office:value="692.338615322769" calcext:value-type="float">
            <text:p>692.338615322769</text:p>
          </table:table-cell>
          <table:table-cell table:formula="of:=([.F325]-[.C325])/0.0166667" office:value-type="float" office:value="7.65598468803069" calcext:value-type="float">
            <text:p>7.65598468803069</text:p>
          </table:table-cell>
          <table:table-cell table:formula="of:=DEGREES(ATAN(ABS([.F325]-[.C325])/ABS([.E325]-[.B325])))" office:value-type="float" office:value="0.633559536111407" calcext:value-type="float">
            <text:p>0.633559536111407</text:p>
          </table:table-cell>
          <table:table-cell table:formula="of:=SQRT(POWER([.H325];2)+POWER([.I325];2)+POWER([.J325];2))" office:value-type="float" office:value="692.388413380251" calcext:value-type="float">
            <text:p>692.388413380251</text:p>
          </table:table-cell>
        </table:table-row>
        <table:table-row table:style-name="ro1">
          <table:table-cell office:value-type="float" office:value="73.9312" calcext:value-type="float">
            <text:p>73.9312</text:p>
          </table:table-cell>
          <table:table-cell office:value-type="float" office:value="292.59" calcext:value-type="float">
            <text:p>292.59</text:p>
          </table:table-cell>
          <table:table-cell office:value-type="float" office:value="41.2334" calcext:value-type="float">
            <text:p>41.2334</text:p>
          </table:table-cell>
          <table:table-cell office:value-type="float" office:value="73.8767" calcext:value-type="float">
            <text:p>73.8767</text:p>
          </table:table-cell>
          <table:table-cell office:value-type="float" office:value="280.573" calcext:value-type="float">
            <text:p>280.573</text:p>
          </table:table-cell>
          <table:table-cell office:value-type="float" office:value="41.6309" calcext:value-type="float">
            <text:p>41.6309</text:p>
          </table:table-cell>
          <table:table-cell/>
          <table:table-cell table:formula="of:=([.D326]-[.A326])/0.0166667" office:value-type="float" office:value="-3.26999346001335" calcext:value-type="float">
            <text:p>-3.26999346001335</text:p>
          </table:table-cell>
          <table:table-cell table:formula="of:=ABS([.E326]-[.B326])/0.0166667" office:value-type="float" office:value="721.018557962884" calcext:value-type="float">
            <text:p>721.018557962884</text:p>
          </table:table-cell>
          <table:table-cell table:formula="of:=([.F326]-[.C326])/0.0166667" office:value-type="float" office:value="23.849952300095" calcext:value-type="float">
            <text:p>23.849952300095</text:p>
          </table:table-cell>
          <table:table-cell table:formula="of:=DEGREES(ATAN(ABS([.F326]-[.C326])/ABS([.E326]-[.B326])))" office:value-type="float" office:value="1.89454699642042" calcext:value-type="float">
            <text:p>1.89454699642042</text:p>
          </table:table-cell>
          <table:table-cell table:formula="of:=SQRT(POWER([.H326];2)+POWER([.I326];2)+POWER([.J326];2))" office:value-type="float" office:value="721.420317158328" calcext:value-type="float">
            <text:p>721.420317158328</text:p>
          </table:table-cell>
        </table:table-row>
        <table:table-row table:style-name="ro1">
          <table:table-cell office:value-type="float" office:value="73.6343" calcext:value-type="float">
            <text:p>73.6343</text:p>
          </table:table-cell>
          <table:table-cell office:value-type="float" office:value="283.137" calcext:value-type="float">
            <text:p>283.137</text:p>
          </table:table-cell>
          <table:table-cell office:value-type="float" office:value="41.7241" calcext:value-type="float">
            <text:p>41.7241</text:p>
          </table:table-cell>
          <table:table-cell office:value-type="float" office:value="73.5889" calcext:value-type="float">
            <text:p>73.5889</text:p>
          </table:table-cell>
          <table:table-cell office:value-type="float" office:value="271.501" calcext:value-type="float">
            <text:p>271.501</text:p>
          </table:table-cell>
          <table:table-cell office:value-type="float" office:value="42.3616" calcext:value-type="float">
            <text:p>42.3616</text:p>
          </table:table-cell>
          <table:table-cell/>
          <table:table-cell table:formula="of:=([.D327]-[.A327])/0.0166667" office:value-type="float" office:value="-2.72399455201094" calcext:value-type="float">
            <text:p>-2.72399455201094</text:p>
          </table:table-cell>
          <table:table-cell table:formula="of:=ABS([.E327]-[.B327])/0.0166667" office:value-type="float" office:value="698.158603682794" calcext:value-type="float">
            <text:p>698.158603682794</text:p>
          </table:table-cell>
          <table:table-cell table:formula="of:=([.F327]-[.C327])/0.0166667" office:value-type="float" office:value="38.2499235001532" calcext:value-type="float">
            <text:p>38.2499235001532</text:p>
          </table:table-cell>
          <table:table-cell table:formula="of:=DEGREES(ATAN(ABS([.F327]-[.C327])/ABS([.E327]-[.B327])))" office:value-type="float" office:value="3.13592124135651" calcext:value-type="float">
            <text:p>3.13592124135651</text:p>
          </table:table-cell>
          <table:table-cell table:formula="of:=SQRT(POWER([.H327];2)+POWER([.I327];2)+POWER([.J327];2))" office:value-type="float" office:value="699.210921461039" calcext:value-type="float">
            <text:p>699.210921461039</text:p>
          </table:table-cell>
        </table:table-row>
        <table:table-row table:style-name="ro1">
          <table:table-cell office:value-type="float" office:value="74.1635" calcext:value-type="float">
            <text:p>74.1635</text:p>
          </table:table-cell>
          <table:table-cell office:value-type="float" office:value="287.226" calcext:value-type="float">
            <text:p>287.226</text:p>
          </table:table-cell>
          <table:table-cell office:value-type="float" office:value="41.3171" calcext:value-type="float">
            <text:p>41.3171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38" calcext:value-type="float">
            <text:p>275.538</text:p>
          </table:table-cell>
          <table:table-cell office:value-type="float" office:value="41.4453" calcext:value-type="float">
            <text:p>41.4453</text:p>
          </table:table-cell>
          <table:table-cell/>
          <table:table-cell table:formula="of:=([.D328]-[.A328])/0.0166667" office:value-type="float" office:value="11.4299771400457" calcext:value-type="float">
            <text:p>11.4299771400457</text:p>
          </table:table-cell>
          <table:table-cell table:formula="of:=ABS([.E328]-[.B328])/0.0166667" office:value-type="float" office:value="701.278597442804" calcext:value-type="float">
            <text:p>701.278597442804</text:p>
          </table:table-cell>
          <table:table-cell table:formula="of:=([.F328]-[.C328])/0.0166667" office:value-type="float" office:value="7.69198461603075" calcext:value-type="float">
            <text:p>7.69198461603075</text:p>
          </table:table-cell>
          <table:table-cell table:formula="of:=DEGREES(ATAN(ABS([.F328]-[.C328])/ABS([.E328]-[.B328])))" office:value-type="float" office:value="0.628424399999186" calcext:value-type="float">
            <text:p>0.628424399999186</text:p>
          </table:table-cell>
          <table:table-cell table:formula="of:=SQRT(POWER([.H328];2)+POWER([.I328];2)+POWER([.J328];2))" office:value-type="float" office:value="701.413916483058" calcext:value-type="float">
            <text:p>701.413916483058</text:p>
          </table:table-cell>
        </table:table-row>
        <table:table-row table:style-name="ro1">
          <table:table-cell office:value-type="float" office:value="74.1697" calcext:value-type="float">
            <text:p>74.1697</text:p>
          </table:table-cell>
          <table:table-cell office:value-type="float" office:value="288.611" calcext:value-type="float">
            <text:p>288.611</text:p>
          </table:table-cell>
          <table:table-cell office:value-type="float" office:value="41.0951" calcext:value-type="float">
            <text:p>41.0951</text:p>
          </table:table-cell>
          <table:table-cell office:value-type="float" office:value="74.3673" calcext:value-type="float">
            <text:p>74.3673</text:p>
          </table:table-cell>
          <table:table-cell office:value-type="float" office:value="278.188" calcext:value-type="float">
            <text:p>278.188</text:p>
          </table:table-cell>
          <table:table-cell office:value-type="float" office:value="41.0105" calcext:value-type="float">
            <text:p>41.0105</text:p>
          </table:table-cell>
          <table:table-cell/>
          <table:table-cell table:formula="of:=([.D329]-[.A329])/0.0166667" office:value-type="float" office:value="11.8559762880471" calcext:value-type="float">
            <text:p>11.8559762880471</text:p>
          </table:table-cell>
          <table:table-cell table:formula="of:=ABS([.E329]-[.B329])/0.0166667" office:value-type="float" office:value="625.378749242502" calcext:value-type="float">
            <text:p>625.378749242502</text:p>
          </table:table-cell>
          <table:table-cell table:formula="of:=([.F329]-[.C329])/0.0166667" office:value-type="float" office:value="-5.07598984802041" calcext:value-type="float">
            <text:p>-5.07598984802041</text:p>
          </table:table-cell>
          <table:table-cell table:formula="of:=DEGREES(ATAN(ABS([.F329]-[.C329])/ABS([.E329]-[.B329])))" office:value-type="float" office:value="0.465040439949292" calcext:value-type="float">
            <text:p>0.465040439949292</text:p>
          </table:table-cell>
          <table:table-cell table:formula="of:=SQRT(POWER([.H329];2)+POWER([.I329];2)+POWER([.J329];2))" office:value-type="float" office:value="625.511718396063" calcext:value-type="float">
            <text:p>625.511718396063</text:p>
          </table:table-cell>
        </table:table-row>
        <table:table-row table:style-name="ro1">
          <table:table-cell office:value-type="float" office:value="74.3841" calcext:value-type="float">
            <text:p>74.3841</text:p>
          </table:table-cell>
          <table:table-cell office:value-type="float" office:value="280.635" calcext:value-type="float">
            <text:p>280.635</text:p>
          </table:table-cell>
          <table:table-cell office:value-type="float" office:value="41.6163" calcext:value-type="float">
            <text:p>41.6163</text:p>
          </table:table-cell>
          <table:table-cell office:value-type="float" office:value="74.5666" calcext:value-type="float">
            <text:p>74.5666</text:p>
          </table:table-cell>
          <table:table-cell office:value-type="float" office:value="269.241" calcext:value-type="float">
            <text:p>269.241</text:p>
          </table:table-cell>
          <table:table-cell office:value-type="float" office:value="41.7389" calcext:value-type="float">
            <text:p>41.7389</text:p>
          </table:table-cell>
          <table:table-cell/>
          <table:table-cell table:formula="of:=([.D330]-[.A330])/0.0166667" office:value-type="float" office:value="10.9499781000432" calcext:value-type="float">
            <text:p>10.9499781000432</text:p>
          </table:table-cell>
          <table:table-cell table:formula="of:=ABS([.E330]-[.B330])/0.0166667" office:value-type="float" office:value="683.638632722735" calcext:value-type="float">
            <text:p>683.638632722735</text:p>
          </table:table-cell>
          <table:table-cell table:formula="of:=([.F330]-[.C330])/0.0166667" office:value-type="float" office:value="7.35598528802933" calcext:value-type="float">
            <text:p>7.35598528802933</text:p>
          </table:table-cell>
          <table:table-cell table:formula="of:=DEGREES(ATAN(ABS([.F330]-[.C330])/ABS([.E330]-[.B330])))" office:value-type="float" office:value="0.616481612502373" calcext:value-type="float">
            <text:p>0.616481612502373</text:p>
          </table:table-cell>
          <table:table-cell table:formula="of:=SQRT(POWER([.H330];2)+POWER([.I330];2)+POWER([.J330];2))" office:value-type="float" office:value="683.765890265784" calcext:value-type="float">
            <text:p>683.765890265784</text:p>
          </table:table-cell>
        </table:table-row>
        <table:table-row table:style-name="ro1">
          <table:table-cell office:value-type="float" office:value="74.6019" calcext:value-type="float">
            <text:p>74.6019</text:p>
          </table:table-cell>
          <table:table-cell office:value-type="float" office:value="275.773" calcext:value-type="float">
            <text:p>275.773</text:p>
          </table:table-cell>
          <table:table-cell office:value-type="float" office:value="40.4065" calcext:value-type="float">
            <text:p>40.4065</text:p>
          </table:table-cell>
          <table:table-cell office:value-type="float" office:value="74.5304" calcext:value-type="float">
            <text:p>74.5304</text:p>
          </table:table-cell>
          <table:table-cell office:value-type="float" office:value="264.649" calcext:value-type="float">
            <text:p>264.649</text:p>
          </table:table-cell>
          <table:table-cell office:value-type="float" office:value="40.0609" calcext:value-type="float">
            <text:p>40.0609</text:p>
          </table:table-cell>
          <table:table-cell/>
          <table:table-cell table:formula="of:=([.D331]-[.A331])/0.0166667" office:value-type="float" office:value="-4.28999142001718" calcext:value-type="float">
            <text:p>-4.28999142001718</text:p>
          </table:table-cell>
          <table:table-cell table:formula="of:=ABS([.E331]-[.B331])/0.0166667" office:value-type="float" office:value="667.438665122671" calcext:value-type="float">
            <text:p>667.438665122671</text:p>
          </table:table-cell>
          <table:table-cell table:formula="of:=([.F331]-[.C331])/0.0166667" office:value-type="float" office:value="-20.7359585280832" calcext:value-type="float">
            <text:p>-20.7359585280832</text:p>
          </table:table-cell>
          <table:table-cell table:formula="of:=DEGREES(ATAN(ABS([.F331]-[.C331])/ABS([.E331]-[.B331])))" office:value-type="float" office:value="1.77949066785786" calcext:value-type="float">
            <text:p>1.77949066785786</text:p>
          </table:table-cell>
          <table:table-cell table:formula="of:=SQRT(POWER([.H331];2)+POWER([.I331];2)+POWER([.J331];2))" office:value-type="float" office:value="667.774479673486" calcext:value-type="float">
            <text:p>667.774479673486</text:p>
          </table:table-cell>
        </table:table-row>
        <table:table-row table:style-name="ro1">
          <table:table-cell office:value-type="float" office:value="74.8895" calcext:value-type="float">
            <text:p>74.8895</text:p>
          </table:table-cell>
          <table:table-cell office:value-type="float" office:value="280.848" calcext:value-type="float">
            <text:p>280.848</text:p>
          </table:table-cell>
          <table:table-cell office:value-type="float" office:value="40.8215" calcext:value-type="float">
            <text:p>40.8215</text:p>
          </table:table-cell>
          <table:table-cell office:value-type="float" office:value="75.0596" calcext:value-type="float">
            <text:p>75.0596</text:p>
          </table:table-cell>
          <table:table-cell office:value-type="float" office:value="269.492" calcext:value-type="float">
            <text:p>269.492</text:p>
          </table:table-cell>
          <table:table-cell office:value-type="float" office:value="40.7074" calcext:value-type="float">
            <text:p>40.7074</text:p>
          </table:table-cell>
          <table:table-cell/>
          <table:table-cell table:formula="of:=([.D332]-[.A332])/0.0166667" office:value-type="float" office:value="10.2059795880411" calcext:value-type="float">
            <text:p>10.2059795880411</text:p>
          </table:table-cell>
          <table:table-cell table:formula="of:=ABS([.E332]-[.B332])/0.0166667" office:value-type="float" office:value="681.358637282725" calcext:value-type="float">
            <text:p>681.358637282725</text:p>
          </table:table-cell>
          <table:table-cell table:formula="of:=([.F332]-[.C332])/0.0166667" office:value-type="float" office:value="-6.84598630802742" calcext:value-type="float">
            <text:p>-6.84598630802742</text:p>
          </table:table-cell>
          <table:table-cell table:formula="of:=DEGREES(ATAN(ABS([.F332]-[.C332])/ABS([.E332]-[.B332])))" office:value-type="float" office:value="0.575662950284892" calcext:value-type="float">
            <text:p>0.575662950284892</text:p>
          </table:table-cell>
          <table:table-cell table:formula="of:=SQRT(POWER([.H332];2)+POWER([.I332];2)+POWER([.J332];2))" office:value-type="float" office:value="681.469457971268" calcext:value-type="float">
            <text:p>681.469457971268</text:p>
          </table:table-cell>
        </table:table-row>
        <table:table-row table:style-name="ro1">
          <table:table-cell office:value-type="float" office:value="74.4286" calcext:value-type="float">
            <text:p>74.4286</text:p>
          </table:table-cell>
          <table:table-cell office:value-type="float" office:value="288.577" calcext:value-type="float">
            <text:p>288.577</text:p>
          </table:table-cell>
          <table:table-cell office:value-type="float" office:value="41.3539" calcext:value-type="float">
            <text:p>41.3539</text:p>
          </table:table-cell>
          <table:table-cell office:value-type="float" office:value="74.3681" calcext:value-type="float">
            <text:p>74.3681</text:p>
          </table:table-cell>
          <table:table-cell office:value-type="float" office:value="278.125" calcext:value-type="float">
            <text:p>278.125</text:p>
          </table:table-cell>
          <table:table-cell office:value-type="float" office:value="41.2715" calcext:value-type="float">
            <text:p>41.2715</text:p>
          </table:table-cell>
          <table:table-cell/>
          <table:table-cell table:formula="of:=([.D333]-[.A333])/0.0166667" office:value-type="float" office:value="-3.6299927400148" calcext:value-type="float">
            <text:p>-3.6299927400148</text:p>
          </table:table-cell>
          <table:table-cell table:formula="of:=ABS([.E333]-[.B333])/0.0166667" office:value-type="float" office:value="627.118745762508" calcext:value-type="float">
            <text:p>627.118745762508</text:p>
          </table:table-cell>
          <table:table-cell table:formula="of:=([.F333]-[.C333])/0.0166667" office:value-type="float" office:value="-4.94399011201976" calcext:value-type="float">
            <text:p>-4.94399011201976</text:p>
          </table:table-cell>
          <table:table-cell table:formula="of:=DEGREES(ATAN(ABS([.F333]-[.C333])/ABS([.E333]-[.B333])))" office:value-type="float" office:value="0.451691008927566" calcext:value-type="float">
            <text:p>0.451691008927566</text:p>
          </table:table-cell>
          <table:table-cell table:formula="of:=SQRT(POWER([.H333];2)+POWER([.I333];2)+POWER([.J333];2))" office:value-type="float" office:value="627.148739273437" calcext:value-type="float">
            <text:p>627.148739273437</text:p>
          </table:table-cell>
        </table:table-row>
        <table:table-row table:style-name="ro1">
          <table:table-cell office:value-type="float" office:value="74.1697" calcext:value-type="float">
            <text:p>74.1697</text:p>
          </table:table-cell>
          <table:table-cell office:value-type="float" office:value="288.611" calcext:value-type="float">
            <text:p>288.611</text:p>
          </table:table-cell>
          <table:table-cell office:value-type="float" office:value="41.0951" calcext:value-type="float">
            <text:p>41.0951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41.4444" calcext:value-type="float">
            <text:p>41.4444</text:p>
          </table:table-cell>
          <table:table-cell/>
          <table:table-cell table:formula="of:=([.D334]-[.A334])/0.0166667" office:value-type="float" office:value="11.0579778840438" calcext:value-type="float">
            <text:p>11.0579778840438</text:p>
          </table:table-cell>
          <table:table-cell table:formula="of:=ABS([.E334]-[.B334])/0.0166667" office:value-type="float" office:value="784.018431963137" calcext:value-type="float">
            <text:p>784.018431963137</text:p>
          </table:table-cell>
          <table:table-cell table:formula="of:=([.F334]-[.C334])/0.0166667" office:value-type="float" office:value="20.9579580840838" calcext:value-type="float">
            <text:p>20.9579580840838</text:p>
          </table:table-cell>
          <table:table-cell table:formula="of:=DEGREES(ATAN(ABS([.F334]-[.C334])/ABS([.E334]-[.B334])))" office:value-type="float" office:value="1.53123523566951" calcext:value-type="float">
            <text:p>1.53123523566951</text:p>
          </table:table-cell>
          <table:table-cell table:formula="of:=SQRT(POWER([.H334];2)+POWER([.I334];2)+POWER([.J334];2))" office:value-type="float" office:value="784.376450781048" calcext:value-type="float">
            <text:p>784.376450781048</text:p>
          </table:table-cell>
        </table:table-row>
        <table:table-row table:style-name="ro1">
          <table:table-cell office:value-type="float" office:value="73.8893" calcext:value-type="float">
            <text:p>73.8893</text:p>
          </table:table-cell>
          <table:table-cell office:value-type="float" office:value="283.168" calcext:value-type="float">
            <text:p>283.168</text:p>
          </table:table-cell>
          <table:table-cell office:value-type="float" office:value="41.7168" calcext:value-type="float">
            <text:p>41.7168</text:p>
          </table:table-cell>
          <table:table-cell office:value-type="float" office:value="73.8468" calcext:value-type="float">
            <text:p>73.8468</text:p>
          </table:table-cell>
          <table:table-cell office:value-type="float" office:value="274.181" calcext:value-type="float">
            <text:p>274.181</text:p>
          </table:table-cell>
          <table:table-cell office:value-type="float" office:value="41.6727" calcext:value-type="float">
            <text:p>41.6727</text:p>
          </table:table-cell>
          <table:table-cell/>
          <table:table-cell table:formula="of:=([.D335]-[.A335])/0.0166667" office:value-type="float" office:value="-2.54999490001044" calcext:value-type="float">
            <text:p>-2.54999490001044</text:p>
          </table:table-cell>
          <table:table-cell table:formula="of:=ABS([.E335]-[.B335])/0.0166667" office:value-type="float" office:value="539.218921562158" calcext:value-type="float">
            <text:p>539.218921562158</text:p>
          </table:table-cell>
          <table:table-cell table:formula="of:=([.F335]-[.C335])/0.0166667" office:value-type="float" office:value="-2.6459947080106" calcext:value-type="float">
            <text:p>-2.6459947080106</text:p>
          </table:table-cell>
          <table:table-cell table:formula="of:=DEGREES(ATAN(ABS([.F335]-[.C335])/ABS([.E335]-[.B335])))" office:value-type="float" office:value="0.281153176354673" calcext:value-type="float">
            <text:p>0.281153176354673</text:p>
          </table:table-cell>
          <table:table-cell table:formula="of:=SQRT(POWER([.H335];2)+POWER([.I335];2)+POWER([.J335];2))" office:value-type="float" office:value="539.23144301185" calcext:value-type="float">
            <text:p>539.23144301185</text:p>
          </table:table-cell>
        </table:table-row>
        <table:table-row table:style-name="ro1">
          <table:table-cell office:value-type="float" office:value="73.8895" calcext:value-type="float">
            <text:p>73.8895</text:p>
          </table:table-cell>
          <table:table-cell office:value-type="float" office:value="284.806" calcext:value-type="float">
            <text:p>284.806</text:p>
          </table:table-cell>
          <table:table-cell office:value-type="float" office:value="40.1836" calcext:value-type="float">
            <text:p>40.1836</text:p>
          </table:table-cell>
          <table:table-cell office:value-type="float" office:value="73.8385" calcext:value-type="float">
            <text:p>73.8385</text:p>
          </table:table-cell>
          <table:table-cell office:value-type="float" office:value="274.587" calcext:value-type="float">
            <text:p>274.587</text:p>
          </table:table-cell>
          <table:table-cell office:value-type="float" office:value="39.6137" calcext:value-type="float">
            <text:p>39.6137</text:p>
          </table:table-cell>
          <table:table-cell/>
          <table:table-cell table:formula="of:=([.D336]-[.A336])/0.0166667" office:value-type="float" office:value="-3.05999388001236" calcext:value-type="float">
            <text:p>-3.05999388001236</text:p>
          </table:table-cell>
          <table:table-cell table:formula="of:=ABS([.E336]-[.B336])/0.0166667" office:value-type="float" office:value="613.138773722452" calcext:value-type="float">
            <text:p>613.138773722452</text:p>
          </table:table-cell>
          <table:table-cell table:formula="of:=([.F336]-[.C336])/0.0166667" office:value-type="float" office:value="-34.1939316121366" calcext:value-type="float">
            <text:p>-34.1939316121366</text:p>
          </table:table-cell>
          <table:table-cell table:formula="of:=DEGREES(ATAN(ABS([.F336]-[.C336])/ABS([.E336]-[.B336])))" office:value-type="float" office:value="3.19200274679571" calcext:value-type="float">
            <text:p>3.19200274679571</text:p>
          </table:table-cell>
          <table:table-cell table:formula="of:=SQRT(POWER([.H336];2)+POWER([.I336];2)+POWER([.J336];2))" office:value-type="float" office:value="614.099132358542" calcext:value-type="float">
            <text:p>614.099132358542</text:p>
          </table:table-cell>
        </table:table-row>
        <table:table-row table:style-name="ro1">
          <table:table-cell office:value-type="float" office:value="73.6471" calcext:value-type="float">
            <text:p>73.6471</text:p>
          </table:table-cell>
          <table:table-cell office:value-type="float" office:value="288.889" calcext:value-type="float">
            <text:p>288.889</text:p>
          </table:table-cell>
          <table:table-cell office:value-type="float" office:value="39.5184" calcext:value-type="float">
            <text:p>39.5184</text:p>
          </table:table-cell>
          <table:table-cell office:value-type="float" office:value="73.5974" calcext:value-type="float">
            <text:p>73.5974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39.4396" calcext:value-type="float">
            <text:p>39.4396</text:p>
          </table:table-cell>
          <table:table-cell/>
          <table:table-cell table:formula="of:=([.D337]-[.A337])/0.0166667" office:value-type="float" office:value="-2.98199403601201" calcext:value-type="float">
            <text:p>-2.98199403601201</text:p>
          </table:table-cell>
          <table:table-cell table:formula="of:=ABS([.E337]-[.B337])/0.0166667" office:value-type="float" office:value="706.018587962824" calcext:value-type="float">
            <text:p>706.018587962824</text:p>
          </table:table-cell>
          <table:table-cell table:formula="of:=([.F337]-[.C337])/0.0166667" office:value-type="float" office:value="-4.72799054401898" calcext:value-type="float">
            <text:p>-4.72799054401898</text:p>
          </table:table-cell>
          <table:table-cell table:formula="of:=DEGREES(ATAN(ABS([.F337]-[.C337])/ABS([.E337]-[.B337])))" office:value-type="float" office:value="0.38368657568059" calcext:value-type="float">
            <text:p>0.38368657568059</text:p>
          </table:table-cell>
          <table:table-cell table:formula="of:=SQRT(POWER([.H337];2)+POWER([.I337];2)+POWER([.J337];2))" office:value-type="float" office:value="706.040716058242" calcext:value-type="float">
            <text:p>706.040716058242</text:p>
          </table:table-cell>
        </table:table-row>
        <table:table-row table:style-name="ro1">
          <table:table-cell office:value-type="float" office:value="74.3968" calcext:value-type="float">
            <text:p>74.3968</text:p>
          </table:table-cell>
          <table:table-cell office:value-type="float" office:value="283.379" calcext:value-type="float">
            <text:p>283.379</text:p>
          </table:table-cell>
          <table:table-cell office:value-type="float" office:value="40.9189" calcext:value-type="float">
            <text:p>40.9189</text:p>
          </table:table-cell>
          <table:table-cell office:value-type="float" office:value="74.5802" calcext:value-type="float">
            <text:p>74.5802</text:p>
          </table:table-cell>
          <table:table-cell office:value-type="float" office:value="271.867" calcext:value-type="float">
            <text:p>271.867</text:p>
          </table:table-cell>
          <table:table-cell office:value-type="float" office:value="41.0561" calcext:value-type="float">
            <text:p>41.0561</text:p>
          </table:table-cell>
          <table:table-cell/>
          <table:table-cell table:formula="of:=([.D338]-[.A338])/0.0166667" office:value-type="float" office:value="11.0039779920444" calcext:value-type="float">
            <text:p>11.0039779920444</text:p>
          </table:table-cell>
          <table:table-cell table:formula="of:=ABS([.E338]-[.B338])/0.0166667" office:value-type="float" office:value="690.718618562763" calcext:value-type="float">
            <text:p>690.718618562763</text:p>
          </table:table-cell>
          <table:table-cell table:formula="of:=([.F338]-[.C338])/0.0166667" office:value-type="float" office:value="8.23198353603293" calcext:value-type="float">
            <text:p>8.23198353603293</text:p>
          </table:table-cell>
          <table:table-cell table:formula="of:=DEGREES(ATAN(ABS([.F338]-[.C338])/ABS([.E338]-[.B338])))" office:value-type="float" office:value="0.68281869293749" calcext:value-type="float">
            <text:p>0.68281869293749</text:p>
          </table:table-cell>
          <table:table-cell table:formula="of:=SQRT(POWER([.H338];2)+POWER([.I338];2)+POWER([.J338];2))" office:value-type="float" office:value="690.855312720282" calcext:value-type="float">
            <text:p>690.855312720282</text:p>
          </table:table-cell>
        </table:table-row>
        <table:table-row table:style-name="ro1">
          <table:table-cell office:value-type="float" office:value="74.176" calcext:value-type="float">
            <text:p>74.176</text:p>
          </table:table-cell>
          <table:table-cell office:value-type="float" office:value="290.004" calcext:value-type="float">
            <text:p>290.004</text:p>
          </table:table-cell>
          <table:table-cell office:value-type="float" office:value="40.8719" calcext:value-type="float">
            <text:p>40.8719</text:p>
          </table:table-cell>
          <table:table-cell office:value-type="float" office:value="74.3739" calcext:value-type="float">
            <text:p>74.3739</text:p>
          </table:table-cell>
          <table:table-cell office:value-type="float" office:value="279.514" calcext:value-type="float">
            <text:p>279.514</text:p>
          </table:table-cell>
          <table:table-cell office:value-type="float" office:value="40.793" calcext:value-type="float">
            <text:p>40.793</text:p>
          </table:table-cell>
          <table:table-cell/>
          <table:table-cell table:formula="of:=([.D339]-[.A339])/0.0166667" office:value-type="float" office:value="11.8739762520477" calcext:value-type="float">
            <text:p>11.8739762520477</text:p>
          </table:table-cell>
          <table:table-cell table:formula="of:=ABS([.E339]-[.B339])/0.0166667" office:value-type="float" office:value="629.398741202518" calcext:value-type="float">
            <text:p>629.398741202518</text:p>
          </table:table-cell>
          <table:table-cell table:formula="of:=([.F339]-[.C339])/0.0166667" office:value-type="float" office:value="-4.73399053201877" calcext:value-type="float">
            <text:p>-4.73399053201877</text:p>
          </table:table-cell>
          <table:table-cell table:formula="of:=DEGREES(ATAN(ABS([.F339]-[.C339])/ABS([.E339]-[.B339])))" office:value-type="float" office:value="0.430939157199498" calcext:value-type="float">
            <text:p>0.430939157199498</text:p>
          </table:table-cell>
          <table:table-cell table:formula="of:=SQRT(POWER([.H339];2)+POWER([.I339];2)+POWER([.J339];2))" office:value-type="float" office:value="629.528535815261" calcext:value-type="float">
            <text:p>629.528535815261</text:p>
          </table:table-cell>
        </table:table-row>
        <table:table-row table:style-name="ro1">
          <table:table-cell office:value-type="float" office:value="74.3968" calcext:value-type="float">
            <text:p>74.3968</text:p>
          </table:table-cell>
          <table:table-cell office:value-type="float" office:value="283.379" calcext:value-type="float">
            <text:p>283.379</text:p>
          </table:table-cell>
          <table:table-cell office:value-type="float" office:value="40.9189" calcext:value-type="float">
            <text:p>40.9189</text:p>
          </table:table-cell>
          <table:table-cell office:value-type="float" office:value="74.581" calcext:value-type="float">
            <text:p>74.581</text:p>
          </table:table-cell>
          <table:table-cell office:value-type="float" office:value="271.817" calcext:value-type="float">
            <text:p>271.817</text:p>
          </table:table-cell>
          <table:table-cell office:value-type="float" office:value="41.3119" calcext:value-type="float">
            <text:p>41.3119</text:p>
          </table:table-cell>
          <table:table-cell/>
          <table:table-cell table:formula="of:=([.D340]-[.A340])/0.0166667" office:value-type="float" office:value="11.0519778960445" calcext:value-type="float">
            <text:p>11.0519778960445</text:p>
          </table:table-cell>
          <table:table-cell table:formula="of:=ABS([.E340]-[.B340])/0.0166667" office:value-type="float" office:value="693.718612562776" calcext:value-type="float">
            <text:p>693.718612562776</text:p>
          </table:table-cell>
          <table:table-cell table:formula="of:=([.F340]-[.C340])/0.0166667" office:value-type="float" office:value="23.5799528400944" calcext:value-type="float">
            <text:p>23.5799528400944</text:p>
          </table:table-cell>
          <table:table-cell table:formula="of:=DEGREES(ATAN(ABS([.F340]-[.C340])/ABS([.E340]-[.B340])))" office:value-type="float" office:value="1.94677179366934" calcext:value-type="float">
            <text:p>1.94677179366934</text:p>
          </table:table-cell>
          <table:table-cell table:formula="of:=SQRT(POWER([.H340];2)+POWER([.I340];2)+POWER([.J340];2))" office:value-type="float" office:value="694.207226847559" calcext:value-type="float">
            <text:p>694.207226847559</text:p>
          </table:table-cell>
        </table:table-row>
        <table:table-row table:style-name="ro1">
          <table:table-cell office:value-type="float" office:value="73.9302" calcext:value-type="float">
            <text:p>73.9302</text:p>
          </table:table-cell>
          <table:table-cell office:value-type="float" office:value="292.655" calcext:value-type="float">
            <text:p>292.655</text:p>
          </table:table-cell>
          <table:table-cell office:value-type="float" office:value="40.9653" calcext:value-type="float">
            <text:p>40.9653</text:p>
          </table:table-cell>
          <table:table-cell office:value-type="float" office:value="74.1294" calcext:value-type="float">
            <text:p>74.1294</text:p>
          </table:table-cell>
          <table:table-cell office:value-type="float" office:value="280.664" calcext:value-type="float">
            <text:p>280.664</text:p>
          </table:table-cell>
          <table:table-cell office:value-type="float" office:value="41.3623" calcext:value-type="float">
            <text:p>41.3623</text:p>
          </table:table-cell>
          <table:table-cell/>
          <table:table-cell table:formula="of:=([.D341]-[.A341])/0.0166667" office:value-type="float" office:value="11.9519760960481" calcext:value-type="float">
            <text:p>11.9519760960481</text:p>
          </table:table-cell>
          <table:table-cell table:formula="of:=ABS([.E341]-[.B341])/0.0166667" office:value-type="float" office:value="719.458561082877" calcext:value-type="float">
            <text:p>719.458561082877</text:p>
          </table:table-cell>
          <table:table-cell table:formula="of:=([.F341]-[.C341])/0.0166667" office:value-type="float" office:value="23.8199523600952" calcext:value-type="float">
            <text:p>23.8199523600952</text:p>
          </table:table-cell>
          <table:table-cell table:formula="of:=DEGREES(ATAN(ABS([.F341]-[.C341])/ABS([.E341]-[.B341])))" office:value-type="float" office:value="1.89626542907193" calcext:value-type="float">
            <text:p>1.89626542907193</text:p>
          </table:table-cell>
          <table:table-cell table:formula="of:=SQRT(POWER([.H341];2)+POWER([.I341];2)+POWER([.J341];2))" office:value-type="float" office:value="719.951985189625" calcext:value-type="float">
            <text:p>719.951985189625</text:p>
          </table:table-cell>
        </table:table-row>
        <table:table-row table:style-name="ro1">
          <table:table-cell office:value-type="float" office:value="73.631" calcext:value-type="float">
            <text:p>73.631</text:p>
          </table:table-cell>
          <table:table-cell office:value-type="float" office:value="283.308" calcext:value-type="float">
            <text:p>283.308</text:p>
          </table:table-cell>
          <table:table-cell office:value-type="float" office:value="40.9375" calcext:value-type="float">
            <text:p>40.9375</text:p>
          </table:table-cell>
          <table:table-cell office:value-type="float" office:value="73.5823" calcext:value-type="float">
            <text:p>73.5823</text:p>
          </table:table-cell>
          <table:table-cell office:value-type="float" office:value="271.802" calcext:value-type="float">
            <text:p>271.802</text:p>
          </table:table-cell>
          <table:table-cell office:value-type="float" office:value="40.8286" calcext:value-type="float">
            <text:p>40.8286</text:p>
          </table:table-cell>
          <table:table-cell/>
          <table:table-cell table:formula="of:=([.D342]-[.A342])/0.0166667" office:value-type="float" office:value="-2.92199415601149" calcext:value-type="float">
            <text:p>-2.92199415601149</text:p>
          </table:table-cell>
          <table:table-cell table:formula="of:=ABS([.E342]-[.B342])/0.0166667" office:value-type="float" office:value="690.35861928276" calcext:value-type="float">
            <text:p>690.35861928276</text:p>
          </table:table-cell>
          <table:table-cell table:formula="of:=([.F342]-[.C342])/0.0166667" office:value-type="float" office:value="-6.53398693202604" calcext:value-type="float">
            <text:p>-6.53398693202604</text:p>
          </table:table-cell>
          <table:table-cell table:formula="of:=DEGREES(ATAN(ABS([.F342]-[.C342])/ABS([.E342]-[.B342])))" office:value-type="float" office:value="0.542266998864915" calcext:value-type="float">
            <text:p>0.542266998864915</text:p>
          </table:table-cell>
          <table:table-cell table:formula="of:=SQRT(POWER([.H342];2)+POWER([.I342];2)+POWER([.J342];2))" office:value-type="float" office:value="690.395722939442" calcext:value-type="float">
            <text:p>690.395722939442</text:p>
          </table:table-cell>
        </table:table-row>
        <table:table-row table:style-name="ro1">
          <table:table-cell office:value-type="float" office:value="74.9445" calcext:value-type="float">
            <text:p>74.9445</text:p>
          </table:table-cell>
          <table:table-cell office:value-type="float" office:value="288.629" calcext:value-type="float">
            <text:p>288.629</text:p>
          </table:table-cell>
          <table:table-cell office:value-type="float" office:value="41.3408" calcext:value-type="float">
            <text:p>41.3408</text:p>
          </table:table-cell>
          <table:table-cell office:value-type="float" office:value="75.1174" calcext:value-type="float">
            <text:p>75.1174</text:p>
          </table:table-cell>
          <table:table-cell office:value-type="float" office:value="276.831" calcext:value-type="float">
            <text:p>276.831</text:p>
          </table:table-cell>
          <table:table-cell office:value-type="float" office:value="41.7258" calcext:value-type="float">
            <text:p>41.7258</text:p>
          </table:table-cell>
          <table:table-cell/>
          <table:table-cell table:formula="of:=([.D343]-[.A343])/0.0166667" office:value-type="float" office:value="10.3739792520414" calcext:value-type="float">
            <text:p>10.3739792520414</text:p>
          </table:table-cell>
          <table:table-cell table:formula="of:=ABS([.E343]-[.B343])/0.0166667" office:value-type="float" office:value="707.878584242832" calcext:value-type="float">
            <text:p>707.878584242832</text:p>
          </table:table-cell>
          <table:table-cell table:formula="of:=([.F343]-[.C343])/0.0166667" office:value-type="float" office:value="23.0999538000923" calcext:value-type="float">
            <text:p>23.0999538000923</text:p>
          </table:table-cell>
          <table:table-cell table:formula="of:=DEGREES(ATAN(ABS([.F343]-[.C343])/ABS([.E343]-[.B343])))" office:value-type="float" office:value="1.8690498407466" calcext:value-type="float">
            <text:p>1.8690498407466</text:p>
          </table:table-cell>
          <table:table-cell table:formula="of:=SQRT(POWER([.H343];2)+POWER([.I343];2)+POWER([.J343];2))" office:value-type="float" office:value="708.331361257374" calcext:value-type="float">
            <text:p>708.331361257374</text:p>
          </table:table-cell>
        </table:table-row>
        <table:table-row table:style-name="ro1">
          <table:table-cell office:value-type="float" office:value="74.6696" calcext:value-type="float">
            <text:p>74.6696</text:p>
          </table:table-cell>
          <table:table-cell office:value-type="float" office:value="285.969" calcext:value-type="float">
            <text:p>285.969</text:p>
          </table:table-cell>
          <table:table-cell office:value-type="float" office:value="41.2593" calcext:value-type="float">
            <text:p>41.2593</text:p>
          </table:table-cell>
          <table:table-cell office:value-type="float" office:value="74.8475" calcext:value-type="float">
            <text:p>74.8475</text:p>
          </table:table-cell>
          <table:table-cell office:value-type="float" office:value="274.339" calcext:value-type="float">
            <text:p>274.339</text:p>
          </table:table-cell>
          <table:table-cell office:value-type="float" office:value="41.389" calcext:value-type="float">
            <text:p>41.389</text:p>
          </table:table-cell>
          <table:table-cell/>
          <table:table-cell table:formula="of:=([.D344]-[.A344])/0.0166667" office:value-type="float" office:value="10.6739786520423" calcext:value-type="float">
            <text:p>10.6739786520423</text:p>
          </table:table-cell>
          <table:table-cell table:formula="of:=ABS([.E344]-[.B344])/0.0166667" office:value-type="float" office:value="697.798604402791" calcext:value-type="float">
            <text:p>697.798604402791</text:p>
          </table:table-cell>
          <table:table-cell table:formula="of:=([.F344]-[.C344])/0.0166667" office:value-type="float" office:value="7.78198443603111" calcext:value-type="float">
            <text:p>7.78198443603111</text:p>
          </table:table-cell>
          <table:table-cell table:formula="of:=DEGREES(ATAN(ABS([.F344]-[.C344])/ABS([.E344]-[.B344])))" office:value-type="float" office:value="0.638947080566648" calcext:value-type="float">
            <text:p>0.638947080566648</text:p>
          </table:table-cell>
          <table:table-cell table:formula="of:=SQRT(POWER([.H344];2)+POWER([.I344];2)+POWER([.J344];2))" office:value-type="float" office:value="697.923624337584" calcext:value-type="float">
            <text:p>697.923624337584</text:p>
          </table:table-cell>
        </table:table-row>
        <table:table-row table:style-name="ro1">
          <table:table-cell office:value-type="float" office:value="74.6604" calcext:value-type="float">
            <text:p>74.6604</text:p>
          </table:table-cell>
          <table:table-cell office:value-type="float" office:value="284.706" calcext:value-type="float">
            <text:p>284.706</text:p>
          </table:table-cell>
          <table:table-cell office:value-type="float" office:value="40.9548" calcext:value-type="float">
            <text:p>40.9548</text:p>
          </table:table-cell>
          <table:table-cell office:value-type="float" office:value="74.5962" calcext:value-type="float">
            <text:p>74.5962</text:p>
          </table:table-cell>
          <table:table-cell office:value-type="float" office:value="274.364" calcext:value-type="float">
            <text:p>274.364</text:p>
          </table:table-cell>
          <table:table-cell office:value-type="float" office:value="41.1384" calcext:value-type="float">
            <text:p>41.1384</text:p>
          </table:table-cell>
          <table:table-cell/>
          <table:table-cell table:formula="of:=([.D345]-[.A345])/0.0166667" office:value-type="float" office:value="-3.85199229601538" calcext:value-type="float">
            <text:p>-3.85199229601538</text:p>
          </table:table-cell>
          <table:table-cell table:formula="of:=ABS([.E345]-[.B345])/0.0166667" office:value-type="float" office:value="620.518758962485" calcext:value-type="float">
            <text:p>620.518758962485</text:p>
          </table:table-cell>
          <table:table-cell table:formula="of:=([.F345]-[.C345])/0.0166667" office:value-type="float" office:value="11.015977968044" calcext:value-type="float">
            <text:p>11.015977968044</text:p>
          </table:table-cell>
          <table:table-cell table:formula="of:=DEGREES(ATAN(ABS([.F345]-[.C345])/ABS([.E345]-[.B345])))" office:value-type="float" office:value="1.01705668199906" calcext:value-type="float">
            <text:p>1.01705668199906</text:p>
          </table:table-cell>
          <table:table-cell table:formula="of:=SQRT(POWER([.H345];2)+POWER([.I345];2)+POWER([.J345];2))" office:value-type="float" office:value="620.628487776369" calcext:value-type="float">
            <text:p>620.628487776369</text:p>
          </table:table-cell>
        </table:table-row>
        <table:table-row table:style-name="ro1">
          <table:table-cell office:value-type="float" office:value="74.1636" calcext:value-type="float">
            <text:p>74.1636</text:p>
          </table:table-cell>
          <table:table-cell office:value-type="float" office:value="287.231" calcext:value-type="float">
            <text:p>287.231</text:p>
          </table:table-cell>
          <table:table-cell office:value-type="float" office:value="41.3162" calcext:value-type="float">
            <text:p>41.3162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41.4444" calcext:value-type="float">
            <text:p>41.4444</text:p>
          </table:table-cell>
          <table:table-cell/>
          <table:table-cell table:formula="of:=([.D346]-[.A346])/0.0166667" office:value-type="float" office:value="11.4239771520455" calcext:value-type="float">
            <text:p>11.4239771520455</text:p>
          </table:table-cell>
          <table:table-cell table:formula="of:=ABS([.E346]-[.B346])/0.0166667" office:value-type="float" office:value="701.218597562806" calcext:value-type="float">
            <text:p>701.218597562806</text:p>
          </table:table-cell>
          <table:table-cell table:formula="of:=([.F346]-[.C346])/0.0166667" office:value-type="float" office:value="7.69198461603075" calcext:value-type="float">
            <text:p>7.69198461603075</text:p>
          </table:table-cell>
          <table:table-cell table:formula="of:=DEGREES(ATAN(ABS([.F346]-[.C346])/ABS([.E346]-[.B346])))" office:value-type="float" office:value="0.628478166919324" calcext:value-type="float">
            <text:p>0.628478166919324</text:p>
          </table:table-cell>
          <table:table-cell table:formula="of:=SQRT(POWER([.H346];2)+POWER([.I346];2)+POWER([.J346];2))" office:value-type="float" office:value="701.353830423169" calcext:value-type="float">
            <text:p>701.353830423169</text:p>
          </table:table-cell>
        </table:table-row>
        <table:table-row table:style-name="ro1">
          <table:table-cell office:value-type="float" office:value="74.4105" calcext:value-type="float">
            <text:p>74.4105</text:p>
          </table:table-cell>
          <table:table-cell office:value-type="float" office:value="286.105" calcext:value-type="float">
            <text:p>286.105</text:p>
          </table:table-cell>
          <table:table-cell office:value-type="float" office:value="40.4761" calcext:value-type="float">
            <text:p>40.4761</text:p>
          </table:table-cell>
          <table:table-cell office:value-type="float" office:value="74.3514" calcext:value-type="float">
            <text:p>74.3514</text:p>
          </table:table-cell>
          <table:table-cell office:value-type="float" office:value="275.705" calcext:value-type="float">
            <text:p>275.705</text:p>
          </table:table-cell>
          <table:table-cell office:value-type="float" office:value="40.6698" calcext:value-type="float">
            <text:p>40.6698</text:p>
          </table:table-cell>
          <table:table-cell/>
          <table:table-cell table:formula="of:=([.D347]-[.A347])/0.0166667" office:value-type="float" office:value="-3.54599290801423" calcext:value-type="float">
            <text:p>-3.54599290801423</text:p>
          </table:table-cell>
          <table:table-cell table:formula="of:=ABS([.E347]-[.B347])/0.0166667" office:value-type="float" office:value="623.998752002498" calcext:value-type="float">
            <text:p>623.998752002498</text:p>
          </table:table-cell>
          <table:table-cell table:formula="of:=([.F347]-[.C347])/0.0166667" office:value-type="float" office:value="11.6219767560465" calcext:value-type="float">
            <text:p>11.6219767560465</text:p>
          </table:table-cell>
          <table:table-cell table:formula="of:=DEGREES(ATAN(ABS([.F347]-[.C347])/ABS([.E347]-[.B347])))" office:value-type="float" office:value="1.06701052619268" calcext:value-type="float">
            <text:p>1.06701052619268</text:p>
          </table:table-cell>
          <table:table-cell table:formula="of:=SQRT(POWER([.H347];2)+POWER([.I347];2)+POWER([.J347];2))" office:value-type="float" office:value="624.117045841641" calcext:value-type="float">
            <text:p>624.117045841641</text:p>
          </table:table-cell>
        </table:table-row>
        <table:table-row table:style-name="ro1">
          <table:table-cell office:value-type="float" office:value="74.3908" calcext:value-type="float">
            <text:p>74.3908</text:p>
          </table:table-cell>
          <table:table-cell office:value-type="float" office:value="281.973" calcext:value-type="float">
            <text:p>281.973</text:p>
          </table:table-cell>
          <table:table-cell office:value-type="float" office:value="41.3997" calcext:value-type="float">
            <text:p>41.3997</text:p>
          </table:table-cell>
          <table:table-cell office:value-type="float" office:value="74.0894" calcext:value-type="float">
            <text:p>74.0894</text:p>
          </table:table-cell>
          <table:table-cell office:value-type="float" office:value="273.008" calcext:value-type="float">
            <text:p>273.008</text:p>
          </table:table-cell>
          <table:table-cell office:value-type="float" office:value="41.3671" calcext:value-type="float">
            <text:p>41.3671</text:p>
          </table:table-cell>
          <table:table-cell/>
          <table:table-cell table:formula="of:=([.D348]-[.A348])/0.0166667" office:value-type="float" office:value="-18.0839638320724" calcext:value-type="float">
            <text:p>-18.0839638320724</text:p>
          </table:table-cell>
          <table:table-cell table:formula="of:=ABS([.E348]-[.B348])/0.0166667" office:value-type="float" office:value="537.898924202154" calcext:value-type="float">
            <text:p>537.898924202154</text:p>
          </table:table-cell>
          <table:table-cell table:formula="of:=([.F348]-[.C348])/0.0166667" office:value-type="float" office:value="-1.95599608800796" calcext:value-type="float">
            <text:p>-1.95599608800796</text:p>
          </table:table-cell>
          <table:table-cell table:formula="of:=DEGREES(ATAN(ABS([.F348]-[.C348])/ABS([.E348]-[.B348])))" office:value-type="float" office:value="0.208347370806214" calcext:value-type="float">
            <text:p>0.208347370806214</text:p>
          </table:table-cell>
          <table:table-cell table:formula="of:=SQRT(POWER([.H348];2)+POWER([.I348];2)+POWER([.J348];2))" office:value-type="float" office:value="538.206380793103" calcext:value-type="float">
            <text:p>538.206380793103</text:p>
          </table:table-cell>
        </table:table-row>
        <table:table-row table:style-name="ro1">
          <table:table-cell office:value-type="float" office:value="74.6529" calcext:value-type="float">
            <text:p>74.6529</text:p>
          </table:table-cell>
          <table:table-cell office:value-type="float" office:value="283.353" calcext:value-type="float">
            <text:p>283.353</text:p>
          </table:table-cell>
          <table:table-cell office:value-type="float" office:value="41.1738" calcext:value-type="float">
            <text:p>41.1738</text:p>
          </table:table-cell>
          <table:table-cell office:value-type="float" office:value="75.0793" calcext:value-type="float">
            <text:p>75.0793</text:p>
          </table:table-cell>
          <table:table-cell office:value-type="float" office:value="271.869" calcext:value-type="float">
            <text:p>271.869</text:p>
          </table:table-cell>
          <table:table-cell office:value-type="float" office:value="41.2986" calcext:value-type="float">
            <text:p>41.2986</text:p>
          </table:table-cell>
          <table:table-cell/>
          <table:table-cell table:formula="of:=([.D349]-[.A349])/0.0166667" office:value-type="float" office:value="25.5839488321024" calcext:value-type="float">
            <text:p>25.5839488321024</text:p>
          </table:table-cell>
          <table:table-cell table:formula="of:=ABS([.E349]-[.B349])/0.0166667" office:value-type="float" office:value="689.038621922755" calcext:value-type="float">
            <text:p>689.038621922755</text:p>
          </table:table-cell>
          <table:table-cell table:formula="of:=([.F349]-[.C349])/0.0166667" office:value-type="float" office:value="7.48798502402998" calcext:value-type="float">
            <text:p>7.48798502402998</text:p>
          </table:table-cell>
          <table:table-cell table:formula="of:=DEGREES(ATAN(ABS([.F349]-[.C349])/ABS([.E349]-[.B349])))" office:value-type="float" office:value="0.622625549974081" calcext:value-type="float">
            <text:p>0.622625549974081</text:p>
          </table:table-cell>
          <table:table-cell table:formula="of:=SQRT(POWER([.H349];2)+POWER([.I349];2)+POWER([.J349];2))" office:value-type="float" office:value="689.554081170413" calcext:value-type="float">
            <text:p>689.554081170413</text:p>
          </table:table-cell>
        </table:table-row>
        <table:table-row table:style-name="ro1">
          <table:table-cell office:value-type="float" office:value="74.426" calcext:value-type="float">
            <text:p>74.426</text:p>
          </table:table-cell>
          <table:table-cell office:value-type="float" office:value="288.751" calcext:value-type="float">
            <text:p>288.751</text:p>
          </table:table-cell>
          <table:table-cell office:value-type="float" office:value="40.5586" calcext:value-type="float">
            <text:p>40.5586</text:p>
          </table:table-cell>
          <table:table-cell office:value-type="float" office:value="74.3714" calcext:value-type="float">
            <text:p>74.3714</text:p>
          </table:table-cell>
          <table:table-cell office:value-type="float" office:value="279.68" calcext:value-type="float">
            <text:p>279.68</text:p>
          </table:table-cell>
          <table:table-cell office:value-type="float" office:value="40.0107" calcext:value-type="float">
            <text:p>40.0107</text:p>
          </table:table-cell>
          <table:table-cell/>
          <table:table-cell table:formula="of:=([.D350]-[.A350])/0.0166667" office:value-type="float" office:value="-3.27599344801357" calcext:value-type="float">
            <text:p>-3.27599344801357</text:p>
          </table:table-cell>
          <table:table-cell table:formula="of:=ABS([.E350]-[.B350])/0.0166667" office:value-type="float" office:value="544.258911482175" calcext:value-type="float">
            <text:p>544.258911482175</text:p>
          </table:table-cell>
          <table:table-cell table:formula="of:=([.F350]-[.C350])/0.0166667" office:value-type="float" office:value="-32.8739342521314" calcext:value-type="float">
            <text:p>-32.8739342521314</text:p>
          </table:table-cell>
          <table:table-cell table:formula="of:=DEGREES(ATAN(ABS([.F350]-[.C350])/ABS([.E350]-[.B350])))" office:value-type="float" office:value="3.45653892053405" calcext:value-type="float">
            <text:p>3.45653892053405</text:p>
          </table:table-cell>
          <table:table-cell table:formula="of:=SQRT(POWER([.H350];2)+POWER([.I350];2)+POWER([.J350];2))" office:value-type="float" office:value="545.260662815545" calcext:value-type="float">
            <text:p>545.260662815545</text:p>
          </table:table-cell>
        </table:table-row>
        <table:table-row table:style-name="ro1">
          <table:table-cell office:value-type="float" office:value="73.9117" calcext:value-type="float">
            <text:p>73.9117</text:p>
          </table:table-cell>
          <table:table-cell office:value-type="float" office:value="288.581" calcext:value-type="float">
            <text:p>288.581</text:p>
          </table:table-cell>
          <table:table-cell office:value-type="float" office:value="41.1023" calcext:value-type="float">
            <text:p>41.1023</text:p>
          </table:table-cell>
          <table:table-cell office:value-type="float" office:value="73.6153" calcext:value-type="float">
            <text:p>73.6153</text:p>
          </table:table-cell>
          <table:table-cell office:value-type="float" office:value="279.381" calcext:value-type="float">
            <text:p>279.381</text:p>
          </table:table-cell>
          <table:table-cell office:value-type="float" office:value="41.073" calcext:value-type="float">
            <text:p>41.073</text:p>
          </table:table-cell>
          <table:table-cell/>
          <table:table-cell table:formula="of:=([.D351]-[.A351])/0.0166667" office:value-type="float" office:value="-17.7839644320706" calcext:value-type="float">
            <text:p>-17.7839644320706</text:p>
          </table:table-cell>
          <table:table-cell table:formula="of:=ABS([.E351]-[.B351])/0.0166667" office:value-type="float" office:value="551.998896002211" calcext:value-type="float">
            <text:p>551.998896002211</text:p>
          </table:table-cell>
          <table:table-cell table:formula="of:=([.F351]-[.C351])/0.0166667" office:value-type="float" office:value="-1.75799648400699" calcext:value-type="float">
            <text:p>-1.75799648400699</text:p>
          </table:table-cell>
          <table:table-cell table:formula="of:=DEGREES(ATAN(ABS([.F351]-[.C351])/ABS([.E351]-[.B351])))" office:value-type="float" office:value="0.18247398521176" calcext:value-type="float">
            <text:p>0.18247398521176</text:p>
          </table:table-cell>
          <table:table-cell table:formula="of:=SQRT(POWER([.H351];2)+POWER([.I351];2)+POWER([.J351];2))" office:value-type="float" office:value="552.288096133004" calcext:value-type="float">
            <text:p>552.288096133004</text:p>
          </table:table-cell>
        </table:table-row>
        <table:table-row table:style-name="ro1">
          <table:table-cell office:value-type="float" office:value="74.3874" calcext:value-type="float">
            <text:p>74.3874</text:p>
          </table:table-cell>
          <table:table-cell office:value-type="float" office:value="282.198" calcext:value-type="float">
            <text:p>282.198</text:p>
          </table:table-cell>
          <table:table-cell office:value-type="float" office:value="40.3526" calcext:value-type="float">
            <text:p>40.3526</text:p>
          </table:table-cell>
          <table:table-cell office:value-type="float" office:value="74.3275" calcext:value-type="float">
            <text:p>74.3275</text:p>
          </table:table-cell>
          <table:table-cell office:value-type="float" office:value="272.041" calcext:value-type="float">
            <text:p>272.041</text:p>
          </table:table-cell>
          <table:table-cell office:value-type="float" office:value="40.0381" calcext:value-type="float">
            <text:p>40.0381</text:p>
          </table:table-cell>
          <table:table-cell/>
          <table:table-cell table:formula="of:=([.D352]-[.A352])/0.0166667" office:value-type="float" office:value="-3.59399281201431" calcext:value-type="float">
            <text:p>-3.59399281201431</text:p>
          </table:table-cell>
          <table:table-cell table:formula="of:=ABS([.E352]-[.B352])/0.0166667" office:value-type="float" office:value="609.418781162437" calcext:value-type="float">
            <text:p>609.418781162437</text:p>
          </table:table-cell>
          <table:table-cell table:formula="of:=([.F352]-[.C352])/0.0166667" office:value-type="float" office:value="-18.8699622600756" calcext:value-type="float">
            <text:p>-18.8699622600756</text:p>
          </table:table-cell>
          <table:table-cell table:formula="of:=DEGREES(ATAN(ABS([.F352]-[.C352])/ABS([.E352]-[.B352])))" office:value-type="float" office:value="1.77353225969656" calcext:value-type="float">
            <text:p>1.77353225969656</text:p>
          </table:table-cell>
          <table:table-cell table:formula="of:=SQRT(POWER([.H352];2)+POWER([.I352];2)+POWER([.J352];2))" office:value-type="float" office:value="609.721447132655" calcext:value-type="float">
            <text:p>609.721447132655</text:p>
          </table:table-cell>
        </table:table-row>
        <table:table-row table:style-name="ro1">
          <table:table-cell office:value-type="float" office:value="74.1415" calcext:value-type="float">
            <text:p>74.1415</text:p>
          </table:table-cell>
          <table:table-cell office:value-type="float" office:value="283.354" calcext:value-type="float">
            <text:p>283.354</text:p>
          </table:table-cell>
          <table:table-cell office:value-type="float" office:value="40.9253" calcext:value-type="float">
            <text:p>40.9253</text:p>
          </table:table-cell>
          <table:table-cell office:value-type="float" office:value="74.0885" calcext:value-type="float">
            <text:p>74.0885</text:p>
          </table:table-cell>
          <table:table-cell office:value-type="float" office:value="273.059" calcext:value-type="float">
            <text:p>273.059</text:p>
          </table:table-cell>
          <table:table-cell office:value-type="float" office:value="41.1107" calcext:value-type="float">
            <text:p>41.1107</text:p>
          </table:table-cell>
          <table:table-cell/>
          <table:table-cell table:formula="of:=([.D353]-[.A353])/0.0166667" office:value-type="float" office:value="-3.17999364001256" calcext:value-type="float">
            <text:p>-3.17999364001256</text:p>
          </table:table-cell>
          <table:table-cell table:formula="of:=ABS([.E353]-[.B353])/0.0166667" office:value-type="float" office:value="617.698764602468" calcext:value-type="float">
            <text:p>617.698764602468</text:p>
          </table:table-cell>
          <table:table-cell table:formula="of:=([.F353]-[.C353])/0.0166667" office:value-type="float" office:value="11.1239777520446" calcext:value-type="float">
            <text:p>11.1239777520446</text:p>
          </table:table-cell>
          <table:table-cell table:formula="of:=DEGREES(ATAN(ABS([.F353]-[.C353])/ABS([.E353]-[.B353])))" office:value-type="float" office:value="1.03171339345682" calcext:value-type="float">
            <text:p>1.03171339345682</text:p>
          </table:table-cell>
          <table:table-cell table:formula="of:=SQRT(POWER([.H353];2)+POWER([.I353];2)+POWER([.J353];2))" office:value-type="float" office:value="617.807105035216" calcext:value-type="float">
            <text:p>617.807105035216</text:p>
          </table:table-cell>
        </table:table-row>
        <table:table-row table:style-name="ro1">
          <table:table-cell office:value-type="float" office:value="74.1688" calcext:value-type="float">
            <text:p>74.1688</text:p>
          </table:table-cell>
          <table:table-cell office:value-type="float" office:value="288.664" calcext:value-type="float">
            <text:p>288.664</text:p>
          </table:table-cell>
          <table:table-cell office:value-type="float" office:value="40.8309" calcext:value-type="float">
            <text:p>40.8309</text:p>
          </table:table-cell>
          <table:table-cell office:value-type="float" office:value="74.3673" calcext:value-type="float">
            <text:p>74.3673</text:p>
          </table:table-cell>
          <table:table-cell office:value-type="float" office:value="278.183" calcext:value-type="float">
            <text:p>278.183</text:p>
          </table:table-cell>
          <table:table-cell office:value-type="float" office:value="41.0113" calcext:value-type="float">
            <text:p>41.0113</text:p>
          </table:table-cell>
          <table:table-cell/>
          <table:table-cell table:formula="of:=([.D354]-[.A354])/0.0166667" office:value-type="float" office:value="11.9099761800474" calcext:value-type="float">
            <text:p>11.9099761800474</text:p>
          </table:table-cell>
          <table:table-cell table:formula="of:=ABS([.E354]-[.B354])/0.0166667" office:value-type="float" office:value="628.858742282515" calcext:value-type="float">
            <text:p>628.858742282515</text:p>
          </table:table-cell>
          <table:table-cell table:formula="of:=([.F354]-[.C354])/0.0166667" office:value-type="float" office:value="10.8239783520432" calcext:value-type="float">
            <text:p>10.8239783520432</text:p>
          </table:table-cell>
          <table:table-cell table:formula="of:=DEGREES(ATAN(ABS([.F354]-[.C354])/ABS([.E354]-[.B354])))" office:value-type="float" office:value="0.986083206575486" calcext:value-type="float">
            <text:p>0.986083206575486</text:p>
          </table:table-cell>
          <table:table-cell table:formula="of:=SQRT(POWER([.H354];2)+POWER([.I354];2)+POWER([.J354];2))" office:value-type="float" office:value="629.064641976579" calcext:value-type="float">
            <text:p>629.064641976579</text:p>
          </table:table-cell>
        </table:table-row>
        <table:table-row table:style-name="ro1">
          <table:table-cell office:value-type="float" office:value="74.2139" calcext:value-type="float">
            <text:p>74.2139</text:p>
          </table:table-cell>
          <table:table-cell office:value-type="float" office:value="298.479" calcext:value-type="float">
            <text:p>298.479</text:p>
          </table:table-cell>
          <table:table-cell office:value-type="float" office:value="39.5144" calcext:value-type="float">
            <text:p>39.5144</text:p>
          </table:table-cell>
          <table:table-cell office:value-type="float" office:value="74.1507" calcext:value-type="float">
            <text:p>74.1507</text:p>
          </table:table-cell>
          <table:table-cell office:value-type="float" office:value="286.235" calcext:value-type="float">
            <text:p>286.235</text:p>
          </table:table-cell>
          <table:table-cell office:value-type="float" office:value="39.6925" calcext:value-type="float">
            <text:p>39.6925</text:p>
          </table:table-cell>
          <table:table-cell/>
          <table:table-cell table:formula="of:=([.D355]-[.A355])/0.0166667" office:value-type="float" office:value="-3.79199241601486" calcext:value-type="float">
            <text:p>-3.79199241601486</text:p>
          </table:table-cell>
          <table:table-cell table:formula="of:=ABS([.E355]-[.B355])/0.0166667" office:value-type="float" office:value="734.638530722937" calcext:value-type="float">
            <text:p>734.638530722937</text:p>
          </table:table-cell>
          <table:table-cell table:formula="of:=([.F355]-[.C355])/0.0166667" office:value-type="float" office:value="10.6859786280428" calcext:value-type="float">
            <text:p>10.6859786280428</text:p>
          </table:table-cell>
          <table:table-cell table:formula="of:=DEGREES(ATAN(ABS([.F355]-[.C355])/ABS([.E355]-[.B355])))" office:value-type="float" office:value="0.833359909419376" calcext:value-type="float">
            <text:p>0.833359909419376</text:p>
          </table:table-cell>
          <table:table-cell table:formula="of:=SQRT(POWER([.H355];2)+POWER([.I355];2)+POWER([.J355];2))" office:value-type="float" office:value="734.726030686594" calcext:value-type="float">
            <text:p>734.726030686594</text:p>
          </table:table-cell>
        </table:table-row>
        <table:table-row table:style-name="ro1">
          <table:table-cell office:value-type="float" office:value="74.9312" calcext:value-type="float">
            <text:p>74.9312</text:p>
          </table:table-cell>
          <table:table-cell office:value-type="float" office:value="287.631" calcext:value-type="float">
            <text:p>287.631</text:p>
          </table:table-cell>
          <table:table-cell office:value-type="float" office:value="39.7121" calcext:value-type="float">
            <text:p>39.7121</text:p>
          </table:table-cell>
          <table:table-cell office:value-type="float" office:value="75.354" calcext:value-type="float">
            <text:p>75.354</text:p>
          </table:table-cell>
          <table:table-cell office:value-type="float" office:value="276.044" calcext:value-type="float">
            <text:p>276.044</text:p>
          </table:table-cell>
          <table:table-cell office:value-type="float" office:value="39.3542" calcext:value-type="float">
            <text:p>39.3542</text:p>
          </table:table-cell>
          <table:table-cell/>
          <table:table-cell table:formula="of:=([.D356]-[.A356])/0.0166667" office:value-type="float" office:value="25.3679492641012" calcext:value-type="float">
            <text:p>25.3679492641012</text:p>
          </table:table-cell>
          <table:table-cell table:formula="of:=ABS([.E356]-[.B356])/0.0166667" office:value-type="float" office:value="695.21860956278" calcext:value-type="float">
            <text:p>695.21860956278</text:p>
          </table:table-cell>
          <table:table-cell table:formula="of:=([.F356]-[.C356])/0.0166667" office:value-type="float" office:value="-21.4739570520859" calcext:value-type="float">
            <text:p>-21.4739570520859</text:p>
          </table:table-cell>
          <table:table-cell table:formula="of:=DEGREES(ATAN(ABS([.F356]-[.C356])/ABS([.E356]-[.B356])))" office:value-type="float" office:value="1.76919321342875" calcext:value-type="float">
            <text:p>1.76919321342875</text:p>
          </table:table-cell>
          <table:table-cell table:formula="of:=SQRT(POWER([.H356];2)+POWER([.I356];2)+POWER([.J356];2))" office:value-type="float" office:value="696.012628307667" calcext:value-type="float">
            <text:p>696.012628307667</text:p>
          </table:table-cell>
        </table:table-row>
        <table:table-row table:style-name="ro1">
          <table:table-cell office:value-type="float" office:value="73.6377" calcext:value-type="float">
            <text:p>73.6377</text:p>
          </table:table-cell>
          <table:table-cell office:value-type="float" office:value="284.551" calcext:value-type="float">
            <text:p>284.551</text:p>
          </table:table-cell>
          <table:table-cell office:value-type="float" office:value="41.2432" calcext:value-type="float">
            <text:p>41.2432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275.539" calcext:value-type="float">
            <text:p>275.539</text:p>
          </table:table-cell>
          <table:table-cell office:value-type="float" office:value="40.956" calcext:value-type="float">
            <text:p>40.956</text:p>
          </table:table-cell>
          <table:table-cell/>
          <table:table-cell table:formula="of:=([.D357]-[.A357])/0.0166667" office:value-type="float" office:value="-17.4119651760696" calcext:value-type="float">
            <text:p>-17.4119651760696</text:p>
          </table:table-cell>
          <table:table-cell table:formula="of:=ABS([.E357]-[.B357])/0.0166667" office:value-type="float" office:value="540.718918562163" calcext:value-type="float">
            <text:p>540.718918562163</text:p>
          </table:table-cell>
          <table:table-cell table:formula="of:=([.F357]-[.C357])/0.0166667" office:value-type="float" office:value="-17.2319655360688" calcext:value-type="float">
            <text:p>-17.2319655360688</text:p>
          </table:table-cell>
          <table:table-cell table:formula="of:=DEGREES(ATAN(ABS([.F357]-[.C357])/ABS([.E357]-[.B357])))" office:value-type="float" office:value="1.82531963333699" calcext:value-type="float">
            <text:p>1.82531963333699</text:p>
          </table:table-cell>
          <table:table-cell table:formula="of:=SQRT(POWER([.H357];2)+POWER([.I357];2)+POWER([.J357];2))" office:value-type="float" office:value="541.273559356601" calcext:value-type="float">
            <text:p>541.273559356601</text:p>
          </table:table-cell>
        </table:table-row>
        <table:table-row table:style-name="ro1">
          <table:table-cell office:value-type="float" office:value="73.6276" calcext:value-type="float">
            <text:p>73.6276</text:p>
          </table:table-cell>
          <table:table-cell office:value-type="float" office:value="281.901" calcext:value-type="float">
            <text:p>281.901</text:p>
          </table:table-cell>
          <table:table-cell office:value-type="float" office:value="41.4183" calcext:value-type="float">
            <text:p>41.4183</text:p>
          </table:table-cell>
          <table:table-cell office:value-type="float" office:value="73.5802" calcext:value-type="float">
            <text:p>73.5802</text:p>
          </table:table-cell>
          <table:table-cell office:value-type="float" office:value="270.412" calcext:value-type="float">
            <text:p>270.412</text:p>
          </table:table-cell>
          <table:table-cell office:value-type="float" office:value="41.554" calcext:value-type="float">
            <text:p>41.554</text:p>
          </table:table-cell>
          <table:table-cell/>
          <table:table-cell table:formula="of:=([.D358]-[.A358])/0.0166667" office:value-type="float" office:value="-2.84399431201114" calcext:value-type="float">
            <text:p>-2.84399431201114</text:p>
          </table:table-cell>
          <table:table-cell table:formula="of:=ABS([.E358]-[.B358])/0.0166667" office:value-type="float" office:value="689.338621322759" calcext:value-type="float">
            <text:p>689.338621322759</text:p>
          </table:table-cell>
          <table:table-cell table:formula="of:=([.F358]-[.C358])/0.0166667" office:value-type="float" office:value="8.14198371603256" calcext:value-type="float">
            <text:p>8.14198371603256</text:p>
          </table:table-cell>
          <table:table-cell table:formula="of:=DEGREES(ATAN(ABS([.F358]-[.C358])/ABS([.E358]-[.B358])))" office:value-type="float" office:value="0.676706045212471" calcext:value-type="float">
            <text:p>0.676706045212471</text:p>
          </table:table-cell>
          <table:table-cell table:formula="of:=SQRT(POWER([.H358];2)+POWER([.I358];2)+POWER([.J358];2))" office:value-type="float" office:value="689.392569621722" calcext:value-type="float">
            <text:p>689.392569621722</text:p>
          </table:table-cell>
        </table:table-row>
        <table:table-row table:style-name="ro1">
          <table:table-cell office:value-type="float" office:value="74.4277" calcext:value-type="float">
            <text:p>74.4277</text:p>
          </table:table-cell>
          <table:table-cell office:value-type="float" office:value="288.629" calcext:value-type="float">
            <text:p>288.629</text:p>
          </table:table-cell>
          <table:table-cell office:value-type="float" office:value="41.0898" calcext:value-type="float">
            <text:p>41.0898</text:p>
          </table:table-cell>
          <table:table-cell office:value-type="float" office:value="74.3681" calcext:value-type="float">
            <text:p>74.3681</text:p>
          </table:table-cell>
          <table:table-cell office:value-type="float" office:value="278.13" calcext:value-type="float">
            <text:p>278.13</text:p>
          </table:table-cell>
          <table:table-cell office:value-type="float" office:value="41.2706" calcext:value-type="float">
            <text:p>41.2706</text:p>
          </table:table-cell>
          <table:table-cell/>
          <table:table-cell table:formula="of:=([.D359]-[.A359])/0.0166667" office:value-type="float" office:value="-3.5759928480145" calcext:value-type="float">
            <text:p>-3.5759928480145</text:p>
          </table:table-cell>
          <table:table-cell table:formula="of:=ABS([.E359]-[.B359])/0.0166667" office:value-type="float" office:value="629.938740122521" calcext:value-type="float">
            <text:p>629.938740122521</text:p>
          </table:table-cell>
          <table:table-cell table:formula="of:=([.F359]-[.C359])/0.0166667" office:value-type="float" office:value="10.8479783040437" calcext:value-type="float">
            <text:p>10.8479783040437</text:p>
          </table:table-cell>
          <table:table-cell table:formula="of:=DEGREES(ATAN(ABS([.F359]-[.C359])/ABS([.E359]-[.B359])))" office:value-type="float" office:value="0.986575208703357" calcext:value-type="float">
            <text:p>0.986575208703357</text:p>
          </table:table-cell>
          <table:table-cell table:formula="of:=SQRT(POWER([.H359];2)+POWER([.I359];2)+POWER([.J359];2))" office:value-type="float" office:value="630.042286410431" calcext:value-type="float">
            <text:p>630.042286410431</text:p>
          </table:table-cell>
        </table:table-row>
        <table:table-row table:style-name="ro1">
          <table:table-cell office:value-type="float" office:value="74.1841" calcext:value-type="float">
            <text:p>74.1841</text:p>
          </table:table-cell>
          <table:table-cell office:value-type="float" office:value="291.276" calcext:value-type="float">
            <text:p>291.276</text:p>
          </table:table-cell>
          <table:table-cell office:value-type="float" office:value="41.1823" calcext:value-type="float">
            <text:p>41.1823</text:p>
          </table:table-cell>
          <table:table-cell office:value-type="float" office:value="74.3756" calcext:value-type="float">
            <text:p>74.3756</text:p>
          </table:table-cell>
          <table:table-cell office:value-type="float" office:value="279.401" calcext:value-type="float">
            <text:p>279.401</text:p>
          </table:table-cell>
          <table:table-cell office:value-type="float" office:value="41.3139" calcext:value-type="float">
            <text:p>41.3139</text:p>
          </table:table-cell>
          <table:table-cell/>
          <table:table-cell table:formula="of:=([.D360]-[.A360])/0.0166667" office:value-type="float" office:value="11.4899770200463" calcext:value-type="float">
            <text:p>11.4899770200463</text:p>
          </table:table-cell>
          <table:table-cell table:formula="of:=ABS([.E360]-[.B360])/0.0166667" office:value-type="float" office:value="712.49857500285" calcext:value-type="float">
            <text:p>712.49857500285</text:p>
          </table:table-cell>
          <table:table-cell table:formula="of:=([.F360]-[.C360])/0.0166667" office:value-type="float" office:value="7.89598420803151" calcext:value-type="float">
            <text:p>7.89598420803151</text:p>
          </table:table-cell>
          <table:table-cell table:formula="of:=DEGREES(ATAN(ABS([.F360]-[.C360])/ABS([.E360]-[.B360])))" office:value-type="float" office:value="0.634931867908625" calcext:value-type="float">
            <text:p>0.634931867908625</text:p>
          </table:table-cell>
          <table:table-cell table:formula="of:=SQRT(POWER([.H360];2)+POWER([.I360];2)+POWER([.J360];2))" office:value-type="float" office:value="712.634959512671" calcext:value-type="float">
            <text:p>712.634959512671</text:p>
          </table:table-cell>
        </table:table-row>
        <table:table-row table:style-name="ro1">
          <table:table-cell office:value-type="float" office:value="74.3976" calcext:value-type="float">
            <text:p>74.3976</text:p>
          </table:table-cell>
          <table:table-cell office:value-type="float" office:value="283.329" calcext:value-type="float">
            <text:p>283.329</text:p>
          </table:table-cell>
          <table:table-cell office:value-type="float" office:value="41.1802" calcext:value-type="float">
            <text:p>41.1802</text:p>
          </table:table-cell>
          <table:table-cell office:value-type="float" office:value="74.5882" calcext:value-type="float">
            <text:p>74.5882</text:p>
          </table:table-cell>
          <table:table-cell office:value-type="float" office:value="273.112" calcext:value-type="float">
            <text:p>273.112</text:p>
          </table:table-cell>
          <table:table-cell office:value-type="float" office:value="41.0971" calcext:value-type="float">
            <text:p>41.0971</text:p>
          </table:table-cell>
          <table:table-cell/>
          <table:table-cell table:formula="of:=([.D361]-[.A361])/0.0166667" office:value-type="float" office:value="11.435977128046" calcext:value-type="float">
            <text:p>11.435977128046</text:p>
          </table:table-cell>
          <table:table-cell table:formula="of:=ABS([.E361]-[.B361])/0.0166667" office:value-type="float" office:value="613.018773962451" calcext:value-type="float">
            <text:p>613.018773962451</text:p>
          </table:table-cell>
          <table:table-cell table:formula="of:=([.F361]-[.C361])/0.0166667" office:value-type="float" office:value="-4.98599002802005" calcext:value-type="float">
            <text:p>-4.98599002802005</text:p>
          </table:table-cell>
          <table:table-cell table:formula="of:=DEGREES(ATAN(ABS([.F361]-[.C361])/ABS([.E361]-[.B361])))" office:value-type="float" office:value="0.466005117877365" calcext:value-type="float">
            <text:p>0.466005117877365</text:p>
          </table:table-cell>
          <table:table-cell table:formula="of:=SQRT(POWER([.H361];2)+POWER([.I361];2)+POWER([.J361];2))" office:value-type="float" office:value="613.145707723588" calcext:value-type="float">
            <text:p>613.145707723588</text:p>
          </table:table-cell>
        </table:table-row>
        <table:table-row table:style-name="ro1">
          <table:table-cell office:value-type="float" office:value="74.4269" calcext:value-type="float">
            <text:p>74.4269</text:p>
          </table:table-cell>
          <table:table-cell office:value-type="float" office:value="288.687" calcext:value-type="float">
            <text:p>288.687</text:p>
          </table:table-cell>
          <table:table-cell office:value-type="float" office:value="40.8247" calcext:value-type="float">
            <text:p>40.8247</text:p>
          </table:table-cell>
          <table:table-cell office:value-type="float" office:value="74.6198" calcext:value-type="float">
            <text:p>74.6198</text:p>
          </table:table-cell>
          <table:table-cell office:value-type="float" office:value="278.209" calcext:value-type="float">
            <text:p>278.209</text:p>
          </table:table-cell>
          <table:table-cell office:value-type="float" office:value="41.0048" calcext:value-type="float">
            <text:p>41.0048</text:p>
          </table:table-cell>
          <table:table-cell/>
          <table:table-cell table:formula="of:=([.D362]-[.A362])/0.0166667" office:value-type="float" office:value="11.573976852046" calcext:value-type="float">
            <text:p>11.573976852046</text:p>
          </table:table-cell>
          <table:table-cell table:formula="of:=ABS([.E362]-[.B362])/0.0166667" office:value-type="float" office:value="628.678742642515" calcext:value-type="float">
            <text:p>628.678742642515</text:p>
          </table:table-cell>
          <table:table-cell table:formula="of:=([.F362]-[.C362])/0.0166667" office:value-type="float" office:value="10.8059783880434" calcext:value-type="float">
            <text:p>10.8059783880434</text:p>
          </table:table-cell>
          <table:table-cell table:formula="of:=DEGREES(ATAN(ABS([.F362]-[.C362])/ABS([.E362]-[.B362])))" office:value-type="float" office:value="0.984725506309454" calcext:value-type="float">
            <text:p>0.984725506309454</text:p>
          </table:table-cell>
          <table:table-cell table:formula="of:=SQRT(POWER([.H362];2)+POWER([.I362];2)+POWER([.J362];2))" office:value-type="float" office:value="628.878118207072" calcext:value-type="float">
            <text:p>628.878118207072</text:p>
          </table:table-cell>
        </table:table-row>
        <table:table-row table:style-name="ro1">
          <table:table-cell office:value-type="float" office:value="73.8852" calcext:value-type="float">
            <text:p>73.8852</text:p>
          </table:table-cell>
          <table:table-cell office:value-type="float" office:value="283.389" calcext:value-type="float">
            <text:p>283.389</text:p>
          </table:table-cell>
          <table:table-cell office:value-type="float" office:value="40.6686" calcext:value-type="float">
            <text:p>40.6686</text:p>
          </table:table-cell>
          <table:table-cell office:value-type="float" office:value="73.8255" calcext:value-type="float">
            <text:p>73.8255</text:p>
          </table:table-cell>
          <table:table-cell office:value-type="float" office:value="270.589" calcext:value-type="float">
            <text:p>270.589</text:p>
          </table:table-cell>
          <table:table-cell office:value-type="float" office:value="40.7817" calcext:value-type="float">
            <text:p>40.7817</text:p>
          </table:table-cell>
          <table:table-cell/>
          <table:table-cell table:formula="of:=([.D363]-[.A363])/0.0166667" office:value-type="float" office:value="-3.58199283601387" calcext:value-type="float">
            <text:p>-3.58199283601387</text:p>
          </table:table-cell>
          <table:table-cell table:formula="of:=ABS([.E363]-[.B363])/0.0166667" office:value-type="float" office:value="767.998464003073" calcext:value-type="float">
            <text:p>767.998464003073</text:p>
          </table:table-cell>
          <table:table-cell table:formula="of:=([.F363]-[.C363])/0.0166667" office:value-type="float" office:value="6.78598642802732" calcext:value-type="float">
            <text:p>6.78598642802732</text:p>
          </table:table-cell>
          <table:table-cell table:formula="of:=DEGREES(ATAN(ABS([.F363]-[.C363])/ABS([.E363]-[.B363])))" office:value-type="float" office:value="0.506248752145833" calcext:value-type="float">
            <text:p>0.506248752145833</text:p>
          </table:table-cell>
          <table:table-cell table:formula="of:=SQRT(POWER([.H363];2)+POWER([.I363];2)+POWER([.J363];2))" office:value-type="float" office:value="768.036796641644" calcext:value-type="float">
            <text:p>768.036796641644</text:p>
          </table:table-cell>
        </table:table-row>
        <table:table-row table:style-name="ro1">
          <table:table-cell office:value-type="float" office:value="74.4277" calcext:value-type="float">
            <text:p>74.4277</text:p>
          </table:table-cell>
          <table:table-cell office:value-type="float" office:value="288.635" calcext:value-type="float">
            <text:p>288.635</text:p>
          </table:table-cell>
          <table:table-cell office:value-type="float" office:value="41.0889" calcext:value-type="float">
            <text:p>41.0889</text:p>
          </table:table-cell>
          <table:table-cell office:value-type="float" office:value="74.3739" calcext:value-type="float">
            <text:p>74.3739</text:p>
          </table:table-cell>
          <table:table-cell office:value-type="float" office:value="279.514" calcext:value-type="float">
            <text:p>279.514</text:p>
          </table:table-cell>
          <table:table-cell office:value-type="float" office:value="40.793" calcext:value-type="float">
            <text:p>40.793</text:p>
          </table:table-cell>
          <table:table-cell/>
          <table:table-cell table:formula="of:=([.D364]-[.A364])/0.0166667" office:value-type="float" office:value="-3.22799354401264" calcext:value-type="float">
            <text:p>-3.22799354401264</text:p>
          </table:table-cell>
          <table:table-cell table:formula="of:=ABS([.E364]-[.B364])/0.0166667" office:value-type="float" office:value="547.258905482188" calcext:value-type="float">
            <text:p>547.258905482188</text:p>
          </table:table-cell>
          <table:table-cell table:formula="of:=([.F364]-[.C364])/0.0166667" office:value-type="float" office:value="-17.7539644920712" calcext:value-type="float">
            <text:p>-17.7539644920712</text:p>
          </table:table-cell>
          <table:table-cell table:formula="of:=DEGREES(ATAN(ABS([.F364]-[.C364])/ABS([.E364]-[.B364])))" office:value-type="float" office:value="1.85811612535363" calcext:value-type="float">
            <text:p>1.85811612535363</text:p>
          </table:table-cell>
          <table:table-cell table:formula="of:=SQRT(POWER([.H364];2)+POWER([.I364];2)+POWER([.J364];2))" office:value-type="float" office:value="547.5563284513" calcext:value-type="float">
            <text:p>547.5563284513</text:p>
          </table:table-cell>
        </table:table-row>
        <table:table-row table:style-name="ro1">
          <table:table-cell office:value-type="float" office:value="73.9192" calcext:value-type="float">
            <text:p>73.9192</text:p>
          </table:table-cell>
          <table:table-cell office:value-type="float" office:value="289.858" calcext:value-type="float">
            <text:p>289.858</text:p>
          </table:table-cell>
          <table:table-cell office:value-type="float" office:value="41.4104" calcext:value-type="float">
            <text:p>41.4104</text:p>
          </table:table-cell>
          <table:table-cell office:value-type="float" office:value="73.8694" calcext:value-type="float">
            <text:p>73.8694</text:p>
          </table:table-cell>
          <table:table-cell office:value-type="float" office:value="279.349" calcext:value-type="float">
            <text:p>279.349</text:p>
          </table:table-cell>
          <table:table-cell office:value-type="float" office:value="41.3271" calcext:value-type="float">
            <text:p>41.3271</text:p>
          </table:table-cell>
          <table:table-cell/>
          <table:table-cell table:formula="of:=([.D365]-[.A365])/0.0166667" office:value-type="float" office:value="-2.98799402401224" calcext:value-type="float">
            <text:p>-2.98799402401224</text:p>
          </table:table-cell>
          <table:table-cell table:formula="of:=ABS([.E365]-[.B365])/0.0166667" office:value-type="float" office:value="630.538738922523" calcext:value-type="float">
            <text:p>630.538738922523</text:p>
          </table:table-cell>
          <table:table-cell table:formula="of:=([.F365]-[.C365])/0.0166667" office:value-type="float" office:value="-4.99799000402007" calcext:value-type="float">
            <text:p>-4.99799000402007</text:p>
          </table:table-cell>
          <table:table-cell table:formula="of:=DEGREES(ATAN(ABS([.F365]-[.C365])/ABS([.E365]-[.B365])))" office:value-type="float" office:value="0.454147728624923" calcext:value-type="float">
            <text:p>0.454147728624923</text:p>
          </table:table-cell>
          <table:table-cell table:formula="of:=SQRT(POWER([.H365];2)+POWER([.I365];2)+POWER([.J365];2))" office:value-type="float" office:value="630.565626477033" calcext:value-type="float">
            <text:p>630.565626477033</text:p>
          </table:table-cell>
        </table:table-row>
        <table:table-row table:style-name="ro1">
          <table:table-cell office:value-type="float" office:value="73.9097" calcext:value-type="float">
            <text:p>73.9097</text:p>
          </table:table-cell>
          <table:table-cell office:value-type="float" office:value="288.703" calcext:value-type="float">
            <text:p>288.703</text:p>
          </table:table-cell>
          <table:table-cell office:value-type="float" office:value="40.5711" calcext:value-type="float">
            <text:p>40.5711</text:p>
          </table:table-cell>
          <table:table-cell office:value-type="float" office:value="73.855" calcext:value-type="float">
            <text:p>73.855</text:p>
          </table:table-cell>
          <table:table-cell office:value-type="float" office:value="276.912" calcext:value-type="float">
            <text:p>276.912</text:p>
          </table:table-cell>
          <table:table-cell office:value-type="float" office:value="40.7246" calcext:value-type="float">
            <text:p>40.7246</text:p>
          </table:table-cell>
          <table:table-cell/>
          <table:table-cell table:formula="of:=([.D366]-[.A366])/0.0166667" office:value-type="float" office:value="-3.28199343601294" calcext:value-type="float">
            <text:p>-3.28199343601294</text:p>
          </table:table-cell>
          <table:table-cell table:formula="of:=ABS([.E366]-[.B366])/0.0166667" office:value-type="float" office:value="707.45858508283" calcext:value-type="float">
            <text:p>707.45858508283</text:p>
          </table:table-cell>
          <table:table-cell table:formula="of:=([.F366]-[.C366])/0.0166667" office:value-type="float" office:value="9.20998158003691" calcext:value-type="float">
            <text:p>9.20998158003691</text:p>
          </table:table-cell>
          <table:table-cell table:formula="of:=DEGREES(ATAN(ABS([.F366]-[.C366])/ABS([.E366]-[.B366])))" office:value-type="float" office:value="0.745857463814707" calcext:value-type="float">
            <text:p>0.745857463814707</text:p>
          </table:table-cell>
          <table:table-cell table:formula="of:=SQRT(POWER([.H366];2)+POWER([.I366];2)+POWER([.J366];2))" office:value-type="float" office:value="707.526144286568" calcext:value-type="float">
            <text:p>707.526144286568</text:p>
          </table:table-cell>
        </table:table-row>
        <table:table-row table:style-name="ro1">
          <table:table-cell office:value-type="float" office:value="73.631" calcext:value-type="float">
            <text:p>73.631</text:p>
          </table:table-cell>
          <table:table-cell office:value-type="float" office:value="283.314" calcext:value-type="float">
            <text:p>283.314</text:p>
          </table:table-cell>
          <table:table-cell office:value-type="float" office:value="40.9366" calcext:value-type="float">
            <text:p>40.9366</text:p>
          </table:table-cell>
          <table:table-cell office:value-type="float" office:value="73.3367" calcext:value-type="float">
            <text:p>73.3367</text:p>
          </table:table-cell>
          <table:table-cell office:value-type="float" office:value="273.071" calcext:value-type="float">
            <text:p>273.071</text:p>
          </table:table-cell>
          <table:table-cell office:value-type="float" office:value="40.6191" calcext:value-type="float">
            <text:p>40.6191</text:p>
          </table:table-cell>
          <table:table-cell/>
          <table:table-cell table:formula="of:=([.D367]-[.A367])/0.0166667" office:value-type="float" office:value="-17.657964684071" calcext:value-type="float">
            <text:p>-17.657964684071</text:p>
          </table:table-cell>
          <table:table-cell table:formula="of:=ABS([.E367]-[.B367])/0.0166667" office:value-type="float" office:value="614.578770842458" calcext:value-type="float">
            <text:p>614.578770842458</text:p>
          </table:table-cell>
          <table:table-cell table:formula="of:=([.F367]-[.C367])/0.0166667" office:value-type="float" office:value="-19.0499619000759" calcext:value-type="float">
            <text:p>-19.0499619000759</text:p>
          </table:table-cell>
          <table:table-cell table:formula="of:=DEGREES(ATAN(ABS([.F367]-[.C367])/ABS([.E367]-[.B367])))" office:value-type="float" office:value="1.77541611323734" calcext:value-type="float">
            <text:p>1.77541611323734</text:p>
          </table:table-cell>
          <table:table-cell table:formula="of:=SQRT(POWER([.H367];2)+POWER([.I367];2)+POWER([.J367];2))" office:value-type="float" office:value="615.127442352725" calcext:value-type="float">
            <text:p>615.127442352725</text:p>
          </table:table-cell>
        </table:table-row>
        <table:table-row table:style-name="ro1">
          <table:table-cell office:value-type="float" office:value="74.1626" calcext:value-type="float">
            <text:p>74.1626</text:p>
          </table:table-cell>
          <table:table-cell office:value-type="float" office:value="287.288" calcext:value-type="float">
            <text:p>287.288</text:p>
          </table:table-cell>
          <table:table-cell office:value-type="float" office:value="41.052" calcext:value-type="float">
            <text:p>41.052</text:p>
          </table:table-cell>
          <table:table-cell office:value-type="float" office:value="74.3589" calcext:value-type="float">
            <text:p>74.3589</text:p>
          </table:table-cell>
          <table:table-cell office:value-type="float" office:value="276.96" calcext:value-type="float">
            <text:p>276.96</text:p>
          </table:table-cell>
          <table:table-cell office:value-type="float" office:value="40.7119" calcext:value-type="float">
            <text:p>40.7119</text:p>
          </table:table-cell>
          <table:table-cell/>
          <table:table-cell table:formula="of:=([.D368]-[.A368])/0.0166667" office:value-type="float" office:value="11.7779764440476" calcext:value-type="float">
            <text:p>11.7779764440476</text:p>
          </table:table-cell>
          <table:table-cell table:formula="of:=ABS([.E368]-[.B368])/0.0166667" office:value-type="float" office:value="619.678760642481" calcext:value-type="float">
            <text:p>619.678760642481</text:p>
          </table:table-cell>
          <table:table-cell table:formula="of:=([.F368]-[.C368])/0.0166667" office:value-type="float" office:value="-20.4059591880816" calcext:value-type="float">
            <text:p>-20.4059591880816</text:p>
          </table:table-cell>
          <table:table-cell table:formula="of:=DEGREES(ATAN(ABS([.F368]-[.C368])/ABS([.E368]-[.B368])))" office:value-type="float" office:value="1.88606271172983" calcext:value-type="float">
            <text:p>1.88606271172983</text:p>
          </table:table-cell>
          <table:table-cell table:formula="of:=SQRT(POWER([.H368];2)+POWER([.I368];2)+POWER([.J368];2))" office:value-type="float" office:value="620.126511520756" calcext:value-type="float">
            <text:p>620.126511520756</text:p>
          </table:table-cell>
        </table:table-row>
        <table:table-row table:style-name="ro1">
          <table:table-cell office:value-type="float" office:value="74.1636" calcext:value-type="float">
            <text:p>74.1636</text:p>
          </table:table-cell>
          <table:table-cell office:value-type="float" office:value="287.236" calcext:value-type="float">
            <text:p>287.236</text:p>
          </table:table-cell>
          <table:table-cell office:value-type="float" office:value="41.3153" calcext:value-type="float">
            <text:p>41.3153</text:p>
          </table:table-cell>
          <table:table-cell office:value-type="float" office:value="74.3606" calcext:value-type="float">
            <text:p>74.3606</text:p>
          </table:table-cell>
          <table:table-cell office:value-type="float" office:value="276.86" calcext:value-type="float">
            <text:p>276.86</text:p>
          </table:table-cell>
          <table:table-cell office:value-type="float" office:value="41.2285" calcext:value-type="float">
            <text:p>41.2285</text:p>
          </table:table-cell>
          <table:table-cell/>
          <table:table-cell table:formula="of:=([.D369]-[.A369])/0.0166667" office:value-type="float" office:value="11.8199763600474" calcext:value-type="float">
            <text:p>11.8199763600474</text:p>
          </table:table-cell>
          <table:table-cell table:formula="of:=ABS([.E369]-[.B369])/0.0166667" office:value-type="float" office:value="622.558754882489" calcext:value-type="float">
            <text:p>622.558754882489</text:p>
          </table:table-cell>
          <table:table-cell table:formula="of:=([.F369]-[.C369])/0.0166667" office:value-type="float" office:value="-5.20798958402106" calcext:value-type="float">
            <text:p>-5.20798958402106</text:p>
          </table:table-cell>
          <table:table-cell table:formula="of:=DEGREES(ATAN(ABS([.F369]-[.C369])/ABS([.E369]-[.B369])))" office:value-type="float" office:value="0.47929429984749" calcext:value-type="float">
            <text:p>0.47929429984749</text:p>
          </table:table-cell>
          <table:table-cell table:formula="of:=SQRT(POWER([.H369];2)+POWER([.I369];2)+POWER([.J369];2))" office:value-type="float" office:value="622.692731832879" calcext:value-type="float">
            <text:p>622.692731832879</text:p>
          </table:table-cell>
        </table:table-row>
        <table:table-row table:style-name="ro1">
          <table:table-cell office:value-type="float" office:value="73.8893" calcext:value-type="float">
            <text:p>73.8893</text:p>
          </table:table-cell>
          <table:table-cell office:value-type="float" office:value="283.168" calcext:value-type="float">
            <text:p>283.168</text:p>
          </table:table-cell>
          <table:table-cell office:value-type="float" office:value="41.7168" calcext:value-type="float">
            <text:p>41.7168</text:p>
          </table:table-cell>
          <table:table-cell office:value-type="float" office:value="73.5954" calcext:value-type="float">
            <text:p>73.5954</text:p>
          </table:table-cell>
          <table:table-cell office:value-type="float" office:value="274.2" calcext:value-type="float">
            <text:p>274.2</text:p>
          </table:table-cell>
          <table:table-cell office:value-type="float" office:value="41.4235" calcext:value-type="float">
            <text:p>41.4235</text:p>
          </table:table-cell>
          <table:table-cell/>
          <table:table-cell table:formula="of:=([.D370]-[.A370])/0.0166667" office:value-type="float" office:value="-17.633964732071" calcext:value-type="float">
            <text:p>-17.633964732071</text:p>
          </table:table-cell>
          <table:table-cell table:formula="of:=ABS([.E370]-[.B370])/0.0166667" office:value-type="float" office:value="538.078923842153" calcext:value-type="float">
            <text:p>538.078923842153</text:p>
          </table:table-cell>
          <table:table-cell table:formula="of:=([.F370]-[.C370])/0.0166667" office:value-type="float" office:value="-17.5979648040705" calcext:value-type="float">
            <text:p>-17.5979648040705</text:p>
          </table:table-cell>
          <table:table-cell table:formula="of:=DEGREES(ATAN(ABS([.F370]-[.C370])/ABS([.E370]-[.B370])))" office:value-type="float" office:value="1.87320074983319" calcext:value-type="float">
            <text:p>1.87320074983319</text:p>
          </table:table-cell>
          <table:table-cell table:formula="of:=SQRT(POWER([.H370];2)+POWER([.I370];2)+POWER([.J370];2))" office:value-type="float" office:value="538.655338189966" calcext:value-type="float">
            <text:p>538.655338189966</text:p>
          </table:table-cell>
        </table:table-row>
        <table:table-row table:style-name="ro1">
          <table:table-cell office:value-type="float" office:value="74.3909" calcext:value-type="float">
            <text:p>74.3909</text:p>
          </table:table-cell>
          <table:table-cell office:value-type="float" office:value="281.983" calcext:value-type="float">
            <text:p>281.983</text:p>
          </table:table-cell>
          <table:table-cell office:value-type="float" office:value="41.398" calcext:value-type="float">
            <text:p>41.398</text:p>
          </table:table-cell>
          <table:table-cell office:value-type="float" office:value="74.331" calcext:value-type="float">
            <text:p>74.331</text:p>
          </table:table-cell>
          <table:table-cell office:value-type="float" office:value="271.84" calcext:value-type="float">
            <text:p>271.84</text:p>
          </table:table-cell>
          <table:table-cell office:value-type="float" office:value="41.0629" calcext:value-type="float">
            <text:p>41.0629</text:p>
          </table:table-cell>
          <table:table-cell/>
          <table:table-cell table:formula="of:=([.D371]-[.A371])/0.0166667" office:value-type="float" office:value="-3.59399281201431" calcext:value-type="float">
            <text:p>-3.59399281201431</text:p>
          </table:table-cell>
          <table:table-cell table:formula="of:=ABS([.E371]-[.B371])/0.0166667" office:value-type="float" office:value="608.578782842436" calcext:value-type="float">
            <text:p>608.578782842436</text:p>
          </table:table-cell>
          <table:table-cell table:formula="of:=([.F371]-[.C371])/0.0166667" office:value-type="float" office:value="-20.1059597880807" calcext:value-type="float">
            <text:p>-20.1059597880807</text:p>
          </table:table-cell>
          <table:table-cell table:formula="of:=DEGREES(ATAN(ABS([.F371]-[.C371])/ABS([.E371]-[.B371])))" office:value-type="float" office:value="1.89222467488933" calcext:value-type="float">
            <text:p>1.89222467488933</text:p>
          </table:table-cell>
          <table:table-cell table:formula="of:=SQRT(POWER([.H371];2)+POWER([.I371];2)+POWER([.J371];2))" office:value-type="float" office:value="608.921424593776" calcext:value-type="float">
            <text:p>608.921424593776</text:p>
          </table:table-cell>
        </table:table-row>
        <table:table-row table:style-name="ro1">
          <table:table-cell office:value-type="float" office:value="74.4044" calcext:value-type="float">
            <text:p>74.4044</text:p>
          </table:table-cell>
          <table:table-cell office:value-type="float" office:value="284.682" calcext:value-type="float">
            <text:p>284.682</text:p>
          </table:table-cell>
          <table:table-cell office:value-type="float" office:value="40.9611" calcext:value-type="float">
            <text:p>40.9611</text:p>
          </table:table-cell>
          <table:table-cell office:value-type="float" office:value="74.3523" calcext:value-type="float">
            <text:p>74.3523</text:p>
          </table:table-cell>
          <table:table-cell office:value-type="float" office:value="275.648" calcext:value-type="float">
            <text:p>275.648</text:p>
          </table:table-cell>
          <table:table-cell office:value-type="float" office:value="40.9287" calcext:value-type="float">
            <text:p>40.9287</text:p>
          </table:table-cell>
          <table:table-cell/>
          <table:table-cell table:formula="of:=([.D372]-[.A372])/0.0166667" office:value-type="float" office:value="-3.12599374801225" calcext:value-type="float">
            <text:p>-3.12599374801225</text:p>
          </table:table-cell>
          <table:table-cell table:formula="of:=ABS([.E372]-[.B372])/0.0166667" office:value-type="float" office:value="542.038915922168" calcext:value-type="float">
            <text:p>542.038915922168</text:p>
          </table:table-cell>
          <table:table-cell table:formula="of:=([.F372]-[.C372])/0.0166667" office:value-type="float" office:value="-1.94399611200794" calcext:value-type="float">
            <text:p>-1.94399611200794</text:p>
          </table:table-cell>
          <table:table-cell table:formula="of:=DEGREES(ATAN(ABS([.F372]-[.C372])/ABS([.E372]-[.B372])))" office:value-type="float" office:value="0.205487635262397" calcext:value-type="float">
            <text:p>0.205487635262397</text:p>
          </table:table-cell>
          <table:table-cell table:formula="of:=SQRT(POWER([.H372];2)+POWER([.I372];2)+POWER([.J372];2))" office:value-type="float" office:value="542.051415764109" calcext:value-type="float">
            <text:p>542.051415764109</text:p>
          </table:table-cell>
        </table:table-row>
        <table:table-row table:style-name="ro1">
          <table:table-cell office:value-type="float" office:value="74.3951" calcext:value-type="float">
            <text:p>74.3951</text:p>
          </table:table-cell>
          <table:table-cell office:value-type="float" office:value="283.496" calcext:value-type="float">
            <text:p>283.496</text:p>
          </table:table-cell>
          <table:table-cell office:value-type="float" office:value="40.3932" calcext:value-type="float">
            <text:p>40.3932</text:p>
          </table:table-cell>
          <table:table-cell office:value-type="float" office:value="74.5706" calcext:value-type="float">
            <text:p>74.5706</text:p>
          </table:table-cell>
          <table:table-cell office:value-type="float" office:value="270.727" calcext:value-type="float">
            <text:p>270.727</text:p>
          </table:table-cell>
          <table:table-cell office:value-type="float" office:value="40.5046" calcext:value-type="float">
            <text:p>40.5046</text:p>
          </table:table-cell>
          <table:table-cell/>
          <table:table-cell table:formula="of:=([.D373]-[.A373])/0.0166667" office:value-type="float" office:value="10.5299789400421" calcext:value-type="float">
            <text:p>10.5299789400421</text:p>
          </table:table-cell>
          <table:table-cell table:formula="of:=ABS([.E373]-[.B373])/0.0166667" office:value-type="float" office:value="766.138467723065" calcext:value-type="float">
            <text:p>766.138467723065</text:p>
          </table:table-cell>
          <table:table-cell table:formula="of:=([.F373]-[.C373])/0.0166667" office:value-type="float" office:value="6.68398663202693" calcext:value-type="float">
            <text:p>6.68398663202693</text:p>
          </table:table-cell>
          <table:table-cell table:formula="of:=DEGREES(ATAN(ABS([.F373]-[.C373])/ABS([.E373]-[.B373])))" office:value-type="float" office:value="0.49985025524619" calcext:value-type="float">
            <text:p>0.49985025524619</text:p>
          </table:table-cell>
          <table:table-cell table:formula="of:=SQRT(POWER([.H373];2)+POWER([.I373];2)+POWER([.J373];2))" office:value-type="float" office:value="766.239980592778" calcext:value-type="float">
            <text:p>766.239980592778</text:p>
          </table:table-cell>
        </table:table-row>
        <table:table-row table:style-name="ro1">
          <table:table-cell office:value-type="float" office:value="74.1597" calcext:value-type="float">
            <text:p>74.1597</text:p>
          </table:table-cell>
          <table:table-cell office:value-type="float" office:value="287.444" calcext:value-type="float">
            <text:p>287.444</text:p>
          </table:table-cell>
          <table:table-cell office:value-type="float" office:value="40.2609" calcext:value-type="float">
            <text:p>40.2609</text:p>
          </table:table-cell>
          <table:table-cell office:value-type="float" office:value="73.858" calcext:value-type="float">
            <text:p>73.858</text:p>
          </table:table-cell>
          <table:table-cell office:value-type="float" office:value="278.323" calcext:value-type="float">
            <text:p>278.323</text:p>
          </table:table-cell>
          <table:table-cell office:value-type="float" office:value="39.9894" calcext:value-type="float">
            <text:p>39.9894</text:p>
          </table:table-cell>
          <table:table-cell/>
          <table:table-cell table:formula="of:=([.D374]-[.A374])/0.0166667" office:value-type="float" office:value="-18.1019637960722" calcext:value-type="float">
            <text:p>-18.1019637960722</text:p>
          </table:table-cell>
          <table:table-cell table:formula="of:=ABS([.E374]-[.B374])/0.0166667" office:value-type="float" office:value="547.258905482191" calcext:value-type="float">
            <text:p>547.258905482191</text:p>
          </table:table-cell>
          <table:table-cell table:formula="of:=([.F374]-[.C374])/0.0166667" office:value-type="float" office:value="-16.2899674200649" calcext:value-type="float">
            <text:p>-16.2899674200649</text:p>
          </table:table-cell>
          <table:table-cell table:formula="of:=DEGREES(ATAN(ABS([.F374]-[.C374])/ABS([.E374]-[.B374])))" office:value-type="float" office:value="1.70498982663484" calcext:value-type="float">
            <text:p>1.70498982663484</text:p>
          </table:table-cell>
          <table:table-cell table:formula="of:=SQRT(POWER([.H374];2)+POWER([.I374];2)+POWER([.J374];2))" office:value-type="float" office:value="547.800468931332" calcext:value-type="float">
            <text:p>547.800468931332</text:p>
          </table:table-cell>
        </table:table-row>
        <table:table-row table:style-name="ro1">
          <table:table-cell office:value-type="float" office:value="73.926" calcext:value-type="float">
            <text:p>73.926</text:p>
          </table:table-cell>
          <table:table-cell office:value-type="float" office:value="292.873" calcext:value-type="float">
            <text:p>292.873</text:p>
          </table:table-cell>
          <table:table-cell office:value-type="float" office:value="39.8984" calcext:value-type="float">
            <text:p>39.8984</text:p>
          </table:table-cell>
          <table:table-cell office:value-type="float" office:value="74.1256" calcext:value-type="float">
            <text:p>74.1256</text:p>
          </table:table-cell>
          <table:table-cell office:value-type="float" office:value="280.865" calcext:value-type="float">
            <text:p>280.865</text:p>
          </table:table-cell>
          <table:table-cell office:value-type="float" office:value="40.3214" calcext:value-type="float">
            <text:p>40.3214</text:p>
          </table:table-cell>
          <table:table-cell/>
          <table:table-cell table:formula="of:=([.D375]-[.A375])/0.0166667" office:value-type="float" office:value="11.9759760480481" calcext:value-type="float">
            <text:p>11.9759760480481</text:p>
          </table:table-cell>
          <table:table-cell table:formula="of:=ABS([.E375]-[.B375])/0.0166667" office:value-type="float" office:value="720.478559042881" calcext:value-type="float">
            <text:p>720.478559042881</text:p>
          </table:table-cell>
          <table:table-cell table:formula="of:=([.F375]-[.C375])/0.0166667" office:value-type="float" office:value="25.3799492401012" calcext:value-type="float">
            <text:p>25.3799492401012</text:p>
          </table:table-cell>
          <table:table-cell table:formula="of:=DEGREES(ATAN(ABS([.F375]-[.C375])/ABS([.E375]-[.B375])))" office:value-type="float" office:value="2.01749644126221" calcext:value-type="float">
            <text:p>2.01749644126221</text:p>
          </table:table-cell>
          <table:table-cell table:formula="of:=SQRT(POWER([.H375];2)+POWER([.I375];2)+POWER([.J375];2))" office:value-type="float" office:value="721.024909324386" calcext:value-type="float">
            <text:p>721.024909324386</text:p>
          </table:table-cell>
        </table:table-row>
        <table:table-row table:style-name="ro1">
          <table:table-cell office:value-type="float" office:value="73.6287" calcext:value-type="float">
            <text:p>73.6287</text:p>
          </table:table-cell>
          <table:table-cell office:value-type="float" office:value="281.841" calcext:value-type="float">
            <text:p>281.841</text:p>
          </table:table-cell>
          <table:table-cell office:value-type="float" office:value="41.6802" calcext:value-type="float">
            <text:p>41.6802</text:p>
          </table:table-cell>
          <table:table-cell office:value-type="float" office:value="73.3367" calcext:value-type="float">
            <text:p>73.3367</text:p>
          </table:table-cell>
          <table:table-cell office:value-type="float" office:value="271.628" calcext:value-type="float">
            <text:p>271.628</text:p>
          </table:table-cell>
          <table:table-cell office:value-type="float" office:value="41.602" calcext:value-type="float">
            <text:p>41.602</text:p>
          </table:table-cell>
          <table:table-cell/>
          <table:table-cell table:formula="of:=([.D376]-[.A376])/0.0166667" office:value-type="float" office:value="-17.5199649600702" calcext:value-type="float">
            <text:p>-17.5199649600702</text:p>
          </table:table-cell>
          <table:table-cell table:formula="of:=ABS([.E376]-[.B376])/0.0166667" office:value-type="float" office:value="612.778774442452" calcext:value-type="float">
            <text:p>612.778774442452</text:p>
          </table:table-cell>
          <table:table-cell table:formula="of:=([.F376]-[.C376])/0.0166667" office:value-type="float" office:value="-4.69199061601892" calcext:value-type="float">
            <text:p>-4.69199061601892</text:p>
          </table:table-cell>
          <table:table-cell table:formula="of:=DEGREES(ATAN(ABS([.F376]-[.C376])/ABS([.E376]-[.B376])))" office:value-type="float" office:value="0.438699931376115" calcext:value-type="float">
            <text:p>0.438699931376115</text:p>
          </table:table-cell>
          <table:table-cell table:formula="of:=SQRT(POWER([.H376];2)+POWER([.I376];2)+POWER([.J376];2))" office:value-type="float" office:value="613.04713550863" calcext:value-type="float">
            <text:p>613.04713550863</text:p>
          </table:table-cell>
        </table:table-row>
        <table:table-row table:style-name="ro1">
          <table:table-cell office:value-type="float" office:value="74.1626" calcext:value-type="float">
            <text:p>74.1626</text:p>
          </table:table-cell>
          <table:table-cell office:value-type="float" office:value="287.288" calcext:value-type="float">
            <text:p>287.288</text:p>
          </table:table-cell>
          <table:table-cell office:value-type="float" office:value="41.052" calcext:value-type="float">
            <text:p>41.052</text:p>
          </table:table-cell>
          <table:table-cell office:value-type="float" office:value="74.1138" calcext:value-type="float">
            <text:p>74.1138</text:p>
          </table:table-cell>
          <table:table-cell office:value-type="float" office:value="278.21" calcext:value-type="float">
            <text:p>278.21</text:p>
          </table:table-cell>
          <table:table-cell office:value-type="float" office:value="40.7585" calcext:value-type="float">
            <text:p>40.7585</text:p>
          </table:table-cell>
          <table:table-cell/>
          <table:table-cell table:formula="of:=([.D377]-[.A377])/0.0166667" office:value-type="float" office:value="-2.92799414401171" calcext:value-type="float">
            <text:p>-2.92799414401171</text:p>
          </table:table-cell>
          <table:table-cell table:formula="of:=ABS([.E377]-[.B377])/0.0166667" office:value-type="float" office:value="544.678910642181" calcext:value-type="float">
            <text:p>544.678910642181</text:p>
          </table:table-cell>
          <table:table-cell table:formula="of:=([.F377]-[.C377])/0.0166667" office:value-type="float" office:value="-17.6099647800705" calcext:value-type="float">
            <text:p>-17.6099647800705</text:p>
          </table:table-cell>
          <table:table-cell table:formula="of:=DEGREES(ATAN(ABS([.F377]-[.C377])/ABS([.E377]-[.B377])))" office:value-type="float" office:value="1.85177965019775" calcext:value-type="float">
            <text:p>1.85177965019775</text:p>
          </table:table-cell>
          <table:table-cell table:formula="of:=SQRT(POWER([.H377];2)+POWER([.I377];2)+POWER([.J377];2))" office:value-type="float" office:value="544.971375126818" calcext:value-type="float">
            <text:p>544.971375126818</text:p>
          </table:table-cell>
        </table:table-row>
        <table:table-row table:style-name="ro1">
          <table:table-cell office:value-type="float" office:value="74.1759" calcext:value-type="float">
            <text:p>74.1759</text:p>
          </table:table-cell>
          <table:table-cell office:value-type="float" office:value="289.993" calcext:value-type="float">
            <text:p>289.993</text:p>
          </table:table-cell>
          <table:table-cell office:value-type="float" office:value="40.8737" calcext:value-type="float">
            <text:p>40.8737</text:p>
          </table:table-cell>
          <table:table-cell office:value-type="float" office:value="73.6243" calcext:value-type="float">
            <text:p>73.6243</text:p>
          </table:table-cell>
          <table:table-cell office:value-type="float" office:value="282.066" calcext:value-type="float">
            <text:p>282.066</text:p>
          </table:table-cell>
          <table:table-cell office:value-type="float" office:value="40.6341" calcext:value-type="float">
            <text:p>40.6341</text:p>
          </table:table-cell>
          <table:table-cell/>
          <table:table-cell table:formula="of:=([.D378]-[.A378])/0.0166667" office:value-type="float" office:value="-33.095933808132" calcext:value-type="float">
            <text:p>-33.095933808132</text:p>
          </table:table-cell>
          <table:table-cell table:formula="of:=ABS([.E378]-[.B378])/0.0166667" office:value-type="float" office:value="475.619048761904" calcext:value-type="float">
            <text:p>475.619048761904</text:p>
          </table:table-cell>
          <table:table-cell table:formula="of:=([.F378]-[.C378])/0.0166667" office:value-type="float" office:value="-14.3759712480577" calcext:value-type="float">
            <text:p>-14.3759712480577</text:p>
          </table:table-cell>
          <table:table-cell table:formula="of:=DEGREES(ATAN(ABS([.F378]-[.C378])/ABS([.E378]-[.B378])))" office:value-type="float" office:value="1.73128427005098" calcext:value-type="float">
            <text:p>1.73128427005098</text:p>
          </table:table-cell>
          <table:table-cell table:formula="of:=SQRT(POWER([.H378];2)+POWER([.I378];2)+POWER([.J378];2))" office:value-type="float" office:value="476.985837241668" calcext:value-type="float">
            <text:p>476.985837241668</text:p>
          </table:table-cell>
        </table:table-row>
        <table:table-row table:style-name="ro1">
          <table:table-cell office:value-type="float" office:value="73.8936" calcext:value-type="float">
            <text:p>73.8936</text:p>
          </table:table-cell>
          <table:table-cell office:value-type="float" office:value="284.576" calcext:value-type="float">
            <text:p>284.576</text:p>
          </table:table-cell>
          <table:table-cell office:value-type="float" office:value="41.2367" calcext:value-type="float">
            <text:p>41.2367</text:p>
          </table:table-cell>
          <table:table-cell office:value-type="float" office:value="74.0846" calcext:value-type="float">
            <text:p>74.0846</text:p>
          </table:table-cell>
          <table:table-cell office:value-type="float" office:value="271.662" calcext:value-type="float">
            <text:p>271.662</text:p>
          </table:table-cell>
          <table:table-cell office:value-type="float" office:value="41.8366" calcext:value-type="float">
            <text:p>41.8366</text:p>
          </table:table-cell>
          <table:table-cell/>
          <table:table-cell table:formula="of:=([.D379]-[.A379])/0.0166667" office:value-type="float" office:value="11.4599770800451" calcext:value-type="float">
            <text:p>11.4599770800451</text:p>
          </table:table-cell>
          <table:table-cell table:formula="of:=ABS([.E379]-[.B379])/0.0166667" office:value-type="float" office:value="774.838450323102" calcext:value-type="float">
            <text:p>774.838450323102</text:p>
          </table:table-cell>
          <table:table-cell table:formula="of:=([.F379]-[.C379])/0.0166667" office:value-type="float" office:value="35.9939280121439" calcext:value-type="float">
            <text:p>35.9939280121439</text:p>
          </table:table-cell>
          <table:table-cell table:formula="of:=DEGREES(ATAN(ABS([.F379]-[.C379])/ABS([.E379]-[.B379])))" office:value-type="float" office:value="2.65967525359584" calcext:value-type="float">
            <text:p>2.65967525359584</text:p>
          </table:table-cell>
          <table:table-cell table:formula="of:=SQRT(POWER([.H379];2)+POWER([.I379];2)+POWER([.J379];2))" office:value-type="float" office:value="775.758672544191" calcext:value-type="float">
            <text:p>775.758672544191</text:p>
          </table:table-cell>
        </table:table-row>
        <table:table-row table:style-name="ro1">
          <table:table-cell office:value-type="float" office:value="73.9138" calcext:value-type="float">
            <text:p>73.9138</text:p>
          </table:table-cell>
          <table:table-cell office:value-type="float" office:value="288.471" calcext:value-type="float">
            <text:p>288.471</text:p>
          </table:table-cell>
          <table:table-cell office:value-type="float" office:value="41.631" calcext:value-type="float">
            <text:p>41.631</text:p>
          </table:table-cell>
          <table:table-cell office:value-type="float" office:value="73.8694" calcext:value-type="float">
            <text:p>73.8694</text:p>
          </table:table-cell>
          <table:table-cell office:value-type="float" office:value="279.344" calcext:value-type="float">
            <text:p>279.344</text:p>
          </table:table-cell>
          <table:table-cell office:value-type="float" office:value="41.3279" calcext:value-type="float">
            <text:p>41.3279</text:p>
          </table:table-cell>
          <table:table-cell/>
          <table:table-cell table:formula="of:=([.D380]-[.A380])/0.0166667" office:value-type="float" office:value="-2.66399467201042" calcext:value-type="float">
            <text:p>-2.66399467201042</text:p>
          </table:table-cell>
          <table:table-cell table:formula="of:=ABS([.E380]-[.B380])/0.0166667" office:value-type="float" office:value="547.618904762191" calcext:value-type="float">
            <text:p>547.618904762191</text:p>
          </table:table-cell>
          <table:table-cell table:formula="of:=([.F380]-[.C380])/0.0166667" office:value-type="float" office:value="-18.1859636280728" calcext:value-type="float">
            <text:p>-18.1859636280728</text:p>
          </table:table-cell>
          <table:table-cell table:formula="of:=DEGREES(ATAN(ABS([.F380]-[.C380])/ABS([.E380]-[.B380])))" office:value-type="float" office:value="1.90204567124929" calcext:value-type="float">
            <text:p>1.90204567124929</text:p>
          </table:table-cell>
          <table:table-cell table:formula="of:=SQRT(POWER([.H380];2)+POWER([.I380];2)+POWER([.J380];2))" office:value-type="float" office:value="547.927267977818" calcext:value-type="float">
            <text:p>547.927267977818</text:p>
          </table:table-cell>
        </table:table-row>
        <table:table-row table:style-name="ro1">
          <table:table-cell office:value-type="float" office:value="74.3968" calcext:value-type="float">
            <text:p>74.3968</text:p>
          </table:table-cell>
          <table:table-cell office:value-type="float" office:value="283.379" calcext:value-type="float">
            <text:p>283.379</text:p>
          </table:table-cell>
          <table:table-cell office:value-type="float" office:value="40.9189" calcext:value-type="float">
            <text:p>40.9189</text:p>
          </table:table-cell>
          <table:table-cell office:value-type="float" office:value="74.5874" calcext:value-type="float">
            <text:p>74.5874</text:p>
          </table:table-cell>
          <table:table-cell office:value-type="float" office:value="273.163" calcext:value-type="float">
            <text:p>273.163</text:p>
          </table:table-cell>
          <table:table-cell office:value-type="float" office:value="40.8405" calcext:value-type="float">
            <text:p>40.8405</text:p>
          </table:table-cell>
          <table:table-cell/>
          <table:table-cell table:formula="of:=([.D381]-[.A381])/0.0166667" office:value-type="float" office:value="11.435977128046" calcext:value-type="float">
            <text:p>11.435977128046</text:p>
          </table:table-cell>
          <table:table-cell table:formula="of:=ABS([.E381]-[.B381])/0.0166667" office:value-type="float" office:value="612.958774082452" calcext:value-type="float">
            <text:p>612.958774082452</text:p>
          </table:table-cell>
          <table:table-cell table:formula="of:=([.F381]-[.C381])/0.0166667" office:value-type="float" office:value="-4.70399059201894" calcext:value-type="float">
            <text:p>-4.70399059201894</text:p>
          </table:table-cell>
          <table:table-cell table:formula="of:=DEGREES(ATAN(ABS([.F381]-[.C381])/ABS([.E381]-[.B381])))" office:value-type="float" office:value="0.439692730358971" calcext:value-type="float">
            <text:p>0.439692730358971</text:p>
          </table:table-cell>
          <table:table-cell table:formula="of:=SQRT(POWER([.H381];2)+POWER([.I381];2)+POWER([.J381];2))" office:value-type="float" office:value="613.083491724435" calcext:value-type="float">
            <text:p>613.083491724435</text:p>
          </table:table-cell>
        </table:table-row>
        <table:table-row table:style-name="ro1">
          <table:table-cell office:value-type="float" office:value="73.6265" calcext:value-type="float">
            <text:p>73.6265</text:p>
          </table:table-cell>
          <table:table-cell office:value-type="float" office:value="281.956" calcext:value-type="float">
            <text:p>281.956</text:p>
          </table:table-cell>
          <table:table-cell office:value-type="float" office:value="41.1571" calcext:value-type="float">
            <text:p>41.1571</text:p>
          </table:table-cell>
          <table:table-cell office:value-type="float" office:value="73.3308" calcext:value-type="float">
            <text:p>73.3308</text:p>
          </table:table-cell>
          <table:table-cell office:value-type="float" office:value="270.437" calcext:value-type="float">
            <text:p>270.437</text:p>
          </table:table-cell>
          <table:table-cell office:value-type="float" office:value="41.3054" calcext:value-type="float">
            <text:p>41.3054</text:p>
          </table:table-cell>
          <table:table-cell/>
          <table:table-cell table:formula="of:=([.D382]-[.A382])/0.0166667" office:value-type="float" office:value="-17.7419645160708" calcext:value-type="float">
            <text:p>-17.7419645160708</text:p>
          </table:table-cell>
          <table:table-cell table:formula="of:=ABS([.E382]-[.B382])/0.0166667" office:value-type="float" office:value="691.138617722765" calcext:value-type="float">
            <text:p>691.138617722765</text:p>
          </table:table-cell>
          <table:table-cell table:formula="of:=([.F382]-[.C382])/0.0166667" office:value-type="float" office:value="8.89798220403553" calcext:value-type="float">
            <text:p>8.89798220403553</text:p>
          </table:table-cell>
          <table:table-cell table:formula="of:=DEGREES(ATAN(ABS([.F382]-[.C382])/ABS([.E382]-[.B382])))" office:value-type="float" office:value="0.737606970402024" calcext:value-type="float">
            <text:p>0.737606970402024</text:p>
          </table:table-cell>
          <table:table-cell table:formula="of:=SQRT(POWER([.H382];2)+POWER([.I382];2)+POWER([.J382];2))" office:value-type="float" office:value="691.423560706407" calcext:value-type="float">
            <text:p>691.423560706407</text:p>
          </table:table-cell>
        </table:table-row>
        <table:table-row table:style-name="ro1">
          <table:table-cell office:value-type="float" office:value="74.4286" calcext:value-type="float">
            <text:p>74.4286</text:p>
          </table:table-cell>
          <table:table-cell office:value-type="float" office:value="288.577" calcext:value-type="float">
            <text:p>288.577</text:p>
          </table:table-cell>
          <table:table-cell office:value-type="float" office:value="41.3539" calcext:value-type="float">
            <text:p>41.3539</text:p>
          </table:table-cell>
          <table:table-cell office:value-type="float" office:value="74.6214" calcext:value-type="float">
            <text:p>74.6214</text:p>
          </table:table-cell>
          <table:table-cell office:value-type="float" office:value="278.102" calcext:value-type="float">
            <text:p>278.102</text:p>
          </table:table-cell>
          <table:table-cell office:value-type="float" office:value="41.5232" calcext:value-type="float">
            <text:p>41.5232</text:p>
          </table:table-cell>
          <table:table-cell/>
          <table:table-cell table:formula="of:=([.D383]-[.A383])/0.0166667" office:value-type="float" office:value="11.5679768640457" calcext:value-type="float">
            <text:p>11.5679768640457</text:p>
          </table:table-cell>
          <table:table-cell table:formula="of:=ABS([.E383]-[.B383])/0.0166667" office:value-type="float" office:value="628.498743002515" calcext:value-type="float">
            <text:p>628.498743002515</text:p>
          </table:table-cell>
          <table:table-cell table:formula="of:=([.F383]-[.C383])/0.0166667" office:value-type="float" office:value="10.1579796840406" calcext:value-type="float">
            <text:p>10.1579796840406</text:p>
          </table:table-cell>
          <table:table-cell table:formula="of:=DEGREES(ATAN(ABS([.F383]-[.C383])/ABS([.E383]-[.B383])))" office:value-type="float" office:value="0.925950451400509" calcext:value-type="float">
            <text:p>0.925950451400509</text:p>
          </table:table-cell>
          <table:table-cell table:formula="of:=SQRT(POWER([.H383];2)+POWER([.I383];2)+POWER([.J383];2))" office:value-type="float" office:value="628.687261359518" calcext:value-type="float">
            <text:p>628.687261359518</text:p>
          </table:table-cell>
        </table:table-row>
        <table:table-row table:style-name="ro1">
          <table:table-cell office:value-type="float" office:value="73.9192" calcext:value-type="float">
            <text:p>73.9192</text:p>
          </table:table-cell>
          <table:table-cell office:value-type="float" office:value="289.858" calcext:value-type="float">
            <text:p>289.858</text:p>
          </table:table-cell>
          <table:table-cell office:value-type="float" office:value="41.4104" calcext:value-type="float">
            <text:p>41.4104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278.019" calcext:value-type="float">
            <text:p>278.019</text:p>
          </table:table-cell>
          <table:table-cell office:value-type="float" office:value="41.5438" calcext:value-type="float">
            <text:p>41.5438</text:p>
          </table:table-cell>
          <table:table-cell/>
          <table:table-cell table:formula="of:=([.D384]-[.A384])/0.0166667" office:value-type="float" office:value="-3.29999340001361" calcext:value-type="float">
            <text:p>-3.29999340001361</text:p>
          </table:table-cell>
          <table:table-cell table:formula="of:=ABS([.E384]-[.B384])/0.0166667" office:value-type="float" office:value="710.338579322841" calcext:value-type="float">
            <text:p>710.338579322841</text:p>
          </table:table-cell>
          <table:table-cell table:formula="of:=([.F384]-[.C384])/0.0166667" office:value-type="float" office:value="8.00398399203169" calcext:value-type="float">
            <text:p>8.00398399203169</text:p>
          </table:table-cell>
          <table:table-cell table:formula="of:=DEGREES(ATAN(ABS([.F384]-[.C384])/ABS([.E384]-[.B384])))" office:value-type="float" office:value="0.645572560021688" calcext:value-type="float">
            <text:p>0.645572560021688</text:p>
          </table:table-cell>
          <table:table-cell table:formula="of:=SQRT(POWER([.H384];2)+POWER([.I384];2)+POWER([.J384];2))" office:value-type="float" office:value="710.391336511487" calcext:value-type="float">
            <text:p>710.391336511487</text:p>
          </table:table-cell>
        </table:table-row>
        <table:table-row table:style-name="ro1">
          <table:table-cell office:value-type="float" office:value="73.9192" calcext:value-type="float">
            <text:p>73.9192</text:p>
          </table:table-cell>
          <table:table-cell office:value-type="float" office:value="289.858" calcext:value-type="float">
            <text:p>289.858</text:p>
          </table:table-cell>
          <table:table-cell office:value-type="float" office:value="41.4104" calcext:value-type="float">
            <text:p>41.4104</text:p>
          </table:table-cell>
          <table:table-cell office:value-type="float" office:value="73.6152" calcext:value-type="float">
            <text:p>73.6152</text:p>
          </table:table-cell>
          <table:table-cell office:value-type="float" office:value="279.371" calcext:value-type="float">
            <text:p>279.371</text:p>
          </table:table-cell>
          <table:table-cell office:value-type="float" office:value="41.0747" calcext:value-type="float">
            <text:p>41.0747</text:p>
          </table:table-cell>
          <table:table-cell/>
          <table:table-cell table:formula="of:=([.D385]-[.A385])/0.0166667" office:value-type="float" office:value="-18.2399635200731" calcext:value-type="float">
            <text:p>-18.2399635200731</text:p>
          </table:table-cell>
          <table:table-cell table:formula="of:=ABS([.E385]-[.B385])/0.0166667" office:value-type="float" office:value="629.218741562518" calcext:value-type="float">
            <text:p>629.218741562518</text:p>
          </table:table-cell>
          <table:table-cell table:formula="of:=([.F385]-[.C385])/0.0166667" office:value-type="float" office:value="-20.1419597160807" calcext:value-type="float">
            <text:p>-20.1419597160807</text:p>
          </table:table-cell>
          <table:table-cell table:formula="of:=DEGREES(ATAN(ABS([.F385]-[.C385])/ABS([.E385]-[.B385])))" office:value-type="float" office:value="1.83347262401356" calcext:value-type="float">
            <text:p>1.83347262401356</text:p>
          </table:table-cell>
          <table:table-cell table:formula="of:=SQRT(POWER([.H385];2)+POWER([.I385];2)+POWER([.J385];2))" office:value-type="float" office:value="629.805223496866" calcext:value-type="float">
            <text:p>629.805223496866</text:p>
          </table:table-cell>
        </table:table-row>
        <table:table-row table:style-name="ro1">
          <table:table-cell office:value-type="float" office:value="73.8873" calcext:value-type="float">
            <text:p>73.8873</text:p>
          </table:table-cell>
          <table:table-cell office:value-type="float" office:value="283.279" calcext:value-type="float">
            <text:p>283.279</text:p>
          </table:table-cell>
          <table:table-cell office:value-type="float" office:value="41.193" calcext:value-type="float">
            <text:p>41.193</text:p>
          </table:table-cell>
          <table:table-cell office:value-type="float" office:value="73.8346" calcext:value-type="float">
            <text:p>73.8346</text:p>
          </table:table-cell>
          <table:table-cell office:value-type="float" office:value="271.684" calcext:value-type="float">
            <text:p>271.684</text:p>
          </table:table-cell>
          <table:table-cell office:value-type="float" office:value="41.5881" calcext:value-type="float">
            <text:p>41.5881</text:p>
          </table:table-cell>
          <table:table-cell/>
          <table:table-cell table:formula="of:=([.D386]-[.A386])/0.0166667" office:value-type="float" office:value="-3.16199367601274" calcext:value-type="float">
            <text:p>-3.16199367601274</text:p>
          </table:table-cell>
          <table:table-cell table:formula="of:=ABS([.E386]-[.B386])/0.0166667" office:value-type="float" office:value="695.698608602781" calcext:value-type="float">
            <text:p>695.698608602781</text:p>
          </table:table-cell>
          <table:table-cell table:formula="of:=([.F386]-[.C386])/0.0166667" office:value-type="float" office:value="23.7059525880948" calcext:value-type="float">
            <text:p>23.7059525880948</text:p>
          </table:table-cell>
          <table:table-cell table:formula="of:=DEGREES(ATAN(ABS([.F386]-[.C386])/ABS([.E386]-[.B386])))" office:value-type="float" office:value="1.95160043415951" calcext:value-type="float">
            <text:p>1.95160043415951</text:p>
          </table:table-cell>
          <table:table-cell table:formula="of:=SQRT(POWER([.H386];2)+POWER([.I386];2)+POWER([.J386];2))" office:value-type="float" office:value="696.109563505604" calcext:value-type="float">
            <text:p>696.109563505604</text:p>
          </table:table-cell>
        </table:table-row>
        <table:table-row table:style-name="ro1">
          <table:table-cell office:value-type="float" office:value="73.884" calcext:value-type="float">
            <text:p>73.884</text:p>
          </table:table-cell>
          <table:table-cell office:value-type="float" office:value="281.818" calcext:value-type="float">
            <text:p>281.818</text:p>
          </table:table-cell>
          <table:table-cell office:value-type="float" office:value="41.9338" calcext:value-type="float">
            <text:p>41.9338</text:p>
          </table:table-cell>
          <table:table-cell office:value-type="float" office:value="73.5922" calcext:value-type="float">
            <text:p>73.5922</text:p>
          </table:table-cell>
          <table:table-cell office:value-type="float" office:value="272.851" calcext:value-type="float">
            <text:p>272.851</text:p>
          </table:table-cell>
          <table:table-cell office:value-type="float" office:value="41.8932" calcext:value-type="float">
            <text:p>41.8932</text:p>
          </table:table-cell>
          <table:table-cell/>
          <table:table-cell table:formula="of:=([.D387]-[.A387])/0.0166667" office:value-type="float" office:value="-17.5079649840697" calcext:value-type="float">
            <text:p>-17.5079649840697</text:p>
          </table:table-cell>
          <table:table-cell table:formula="of:=ABS([.E387]-[.B387])/0.0166667" office:value-type="float" office:value="538.018923962151" calcext:value-type="float">
            <text:p>538.018923962151</text:p>
          </table:table-cell>
          <table:table-cell table:formula="of:=([.F387]-[.C387])/0.0166667" office:value-type="float" office:value="-2.43599512800961" calcext:value-type="float">
            <text:p>-2.43599512800961</text:p>
          </table:table-cell>
          <table:table-cell table:formula="of:=DEGREES(ATAN(ABS([.F387]-[.C387])/ABS([.E387]-[.B387])))" office:value-type="float" office:value="0.259417057268419" calcext:value-type="float">
            <text:p>0.259417057268419</text:p>
          </table:table-cell>
          <table:table-cell table:formula="of:=SQRT(POWER([.H387];2)+POWER([.I387];2)+POWER([.J387];2))" office:value-type="float" office:value="538.309228465887" calcext:value-type="float">
            <text:p>538.309228465887</text:p>
          </table:table-cell>
        </table:table-row>
        <table:table-row table:style-name="ro1">
          <table:table-cell office:value-type="float" office:value="74.1485" calcext:value-type="float">
            <text:p>74.1485</text:p>
          </table:table-cell>
          <table:table-cell office:value-type="float" office:value="284.663" calcext:value-type="float">
            <text:p>284.663</text:p>
          </table:table-cell>
          <table:table-cell office:value-type="float" office:value="40.9666" calcext:value-type="float">
            <text:p>40.9666</text:p>
          </table:table-cell>
          <table:table-cell office:value-type="float" office:value="74.1001" calcext:value-type="float">
            <text:p>74.1001</text:p>
          </table:table-cell>
          <table:table-cell office:value-type="float" office:value="275.673" calcext:value-type="float">
            <text:p>275.673</text:p>
          </table:table-cell>
          <table:table-cell office:value-type="float" office:value="40.6774" calcext:value-type="float">
            <text:p>40.6774</text:p>
          </table:table-cell>
          <table:table-cell/>
          <table:table-cell table:formula="of:=([.D388]-[.A388])/0.0166667" office:value-type="float" office:value="-2.90399419201167" calcext:value-type="float">
            <text:p>-2.90399419201167</text:p>
          </table:table-cell>
          <table:table-cell table:formula="of:=ABS([.E388]-[.B388])/0.0166667" office:value-type="float" office:value="539.398921202158" calcext:value-type="float">
            <text:p>539.398921202158</text:p>
          </table:table-cell>
          <table:table-cell table:formula="of:=([.F388]-[.C388])/0.0166667" office:value-type="float" office:value="-17.3519652960695" calcext:value-type="float">
            <text:p>-17.3519652960695</text:p>
          </table:table-cell>
          <table:table-cell table:formula="of:=DEGREES(ATAN(ABS([.F388]-[.C388])/ABS([.E388]-[.B388])))" office:value-type="float" office:value="1.8425169281107" calcext:value-type="float">
            <text:p>1.8425169281107</text:p>
          </table:table-cell>
          <table:table-cell table:formula="of:=SQRT(POWER([.H388];2)+POWER([.I388];2)+POWER([.J388];2))" office:value-type="float" office:value="539.685760490265" calcext:value-type="float">
            <text:p>539.685760490265</text:p>
          </table:table-cell>
        </table:table-row>
        <table:table-row table:style-name="ro1">
          <table:table-cell office:value-type="float" office:value="74.1532" calcext:value-type="float">
            <text:p>74.1532</text:p>
          </table:table-cell>
          <table:table-cell office:value-type="float" office:value="284.382" calcext:value-type="float">
            <text:p>284.382</text:p>
          </table:table-cell>
          <table:table-cell office:value-type="float" office:value="42.2791" calcext:value-type="float">
            <text:p>42.2791</text:p>
          </table:table-cell>
          <table:table-cell office:value-type="float" office:value="74.0999" calcext:value-type="float">
            <text:p>74.0999</text:p>
          </table:table-cell>
          <table:table-cell office:value-type="float" office:value="274.049" calcext:value-type="float">
            <text:p>274.049</text:p>
          </table:table-cell>
          <table:table-cell office:value-type="float" office:value="42.4366" calcext:value-type="float">
            <text:p>42.4366</text:p>
          </table:table-cell>
          <table:table-cell/>
          <table:table-cell table:formula="of:=([.D389]-[.A389])/0.0166667" office:value-type="float" office:value="-3.19799360401237" calcext:value-type="float">
            <text:p>-3.19799360401237</text:p>
          </table:table-cell>
          <table:table-cell table:formula="of:=ABS([.E389]-[.B389])/0.0166667" office:value-type="float" office:value="619.978760042482" calcext:value-type="float">
            <text:p>619.978760042482</text:p>
          </table:table-cell>
          <table:table-cell table:formula="of:=([.F389]-[.C389])/0.0166667" office:value-type="float" office:value="9.44998110003773" calcext:value-type="float">
            <text:p>9.44998110003773</text:p>
          </table:table-cell>
          <table:table-cell table:formula="of:=DEGREES(ATAN(ABS([.F389]-[.C389])/ABS([.E389]-[.B389])))" office:value-type="float" office:value="0.873259122297437" calcext:value-type="float">
            <text:p>0.873259122297437</text:p>
          </table:table-cell>
          <table:table-cell table:formula="of:=SQRT(POWER([.H389];2)+POWER([.I389];2)+POWER([.J389];2))" office:value-type="float" office:value="620.059023166098" calcext:value-type="float">
            <text:p>620.059023166098</text:p>
          </table:table-cell>
        </table:table-row>
        <table:table-row table:style-name="ro1">
          <table:table-cell office:value-type="float" office:value="74.1875" calcext:value-type="float">
            <text:p>74.1875</text:p>
          </table:table-cell>
          <table:table-cell office:value-type="float" office:value="292.842" calcext:value-type="float">
            <text:p>292.842</text:p>
          </table:table-cell>
          <table:table-cell office:value-type="float" office:value="40.1592" calcext:value-type="float">
            <text:p>40.1592</text:p>
          </table:table-cell>
          <table:table-cell office:value-type="float" office:value="74.1316" calcext:value-type="float">
            <text:p>74.1316</text:p>
          </table:table-cell>
          <table:table-cell office:value-type="float" office:value="282.212" calcext:value-type="float">
            <text:p>282.212</text:p>
          </table:table-cell>
          <table:table-cell office:value-type="float" office:value="40.0997" calcext:value-type="float">
            <text:p>40.0997</text:p>
          </table:table-cell>
          <table:table-cell/>
          <table:table-cell table:formula="of:=([.D390]-[.A390])/0.0166667" office:value-type="float" office:value="-3.35399329201306" calcext:value-type="float">
            <text:p>-3.35399329201306</text:p>
          </table:table-cell>
          <table:table-cell table:formula="of:=ABS([.E390]-[.B390])/0.0166667" office:value-type="float" office:value="637.798724402551" calcext:value-type="float">
            <text:p>637.798724402551</text:p>
          </table:table-cell>
          <table:table-cell table:formula="of:=([.F390]-[.C390])/0.0166667" office:value-type="float" office:value="-3.56999286001427" calcext:value-type="float">
            <text:p>-3.56999286001427</text:p>
          </table:table-cell>
          <table:table-cell table:formula="of:=DEGREES(ATAN(ABS([.F390]-[.C390])/ABS([.E390]-[.B390])))" office:value-type="float" office:value="0.320702095838872" calcext:value-type="float">
            <text:p>0.320702095838872</text:p>
          </table:table-cell>
          <table:table-cell table:formula="of:=SQRT(POWER([.H390];2)+POWER([.I390];2)+POWER([.J390];2))" office:value-type="float" office:value="637.817534228673" calcext:value-type="float">
            <text:p>637.817534228673</text:p>
          </table:table-cell>
        </table:table-row>
        <table:table-row table:style-name="ro1">
          <table:table-cell office:value-type="float" office:value="73.4036" calcext:value-type="float">
            <text:p>73.4036</text:p>
          </table:table-cell>
          <table:table-cell office:value-type="float" office:value="291.312" calcext:value-type="float">
            <text:p>291.312</text:p>
          </table:table-cell>
          <table:table-cell office:value-type="float" office:value="40.6697" calcext:value-type="float">
            <text:p>40.6697</text:p>
          </table:table-cell>
          <table:table-cell office:value-type="float" office:value="73.1107" calcext:value-type="float">
            <text:p>73.1107</text:p>
          </table:table-cell>
          <table:table-cell office:value-type="float" office:value="280.699" calcext:value-type="float">
            <text:p>280.699</text:p>
          </table:table-cell>
          <table:table-cell office:value-type="float" office:value="40.6102" calcext:value-type="float">
            <text:p>40.6102</text:p>
          </table:table-cell>
          <table:table-cell/>
          <table:table-cell table:formula="of:=([.D391]-[.A391])/0.0166667" office:value-type="float" office:value="-17.5739648520705" calcext:value-type="float">
            <text:p>-17.5739648520705</text:p>
          </table:table-cell>
          <table:table-cell table:formula="of:=ABS([.E391]-[.B391])/0.0166667" office:value-type="float" office:value="636.778726442547" calcext:value-type="float">
            <text:p>636.778726442547</text:p>
          </table:table-cell>
          <table:table-cell table:formula="of:=([.F391]-[.C391])/0.0166667" office:value-type="float" office:value="-3.56999286001427" calcext:value-type="float">
            <text:p>-3.56999286001427</text:p>
          </table:table-cell>
          <table:table-cell table:formula="of:=DEGREES(ATAN(ABS([.F391]-[.C391])/ABS([.E391]-[.B391])))" office:value-type="float" office:value="0.321215788619802" calcext:value-type="float">
            <text:p>0.321215788619802</text:p>
          </table:table-cell>
          <table:table-cell table:formula="of:=SQRT(POWER([.H391];2)+POWER([.I391];2)+POWER([.J391];2))" office:value-type="float" office:value="637.031188827858" calcext:value-type="float">
            <text:p>637.031188827858</text:p>
          </table:table-cell>
        </table:table-row>
        <table:table-row table:style-name="ro1">
          <table:table-cell office:value-type="float" office:value="74.4113" calcext:value-type="float">
            <text:p>74.4113</text:p>
          </table:table-cell>
          <table:table-cell office:value-type="float" office:value="286.037" calcext:value-type="float">
            <text:p>286.037</text:p>
          </table:table-cell>
          <table:table-cell office:value-type="float" office:value="40.7417" calcext:value-type="float">
            <text:p>40.7417</text:p>
          </table:table-cell>
          <table:table-cell office:value-type="float" office:value="74.5954" calcext:value-type="float">
            <text:p>74.5954</text:p>
          </table:table-cell>
          <table:table-cell office:value-type="float" office:value="274.4" calcext:value-type="float">
            <text:p>274.4</text:p>
          </table:table-cell>
          <table:table-cell office:value-type="float" office:value="40.8836" calcext:value-type="float">
            <text:p>40.8836</text:p>
          </table:table-cell>
          <table:table-cell/>
          <table:table-cell table:formula="of:=([.D392]-[.A392])/0.0166667" office:value-type="float" office:value="11.0459779080442" calcext:value-type="float">
            <text:p>11.0459779080442</text:p>
          </table:table-cell>
          <table:table-cell table:formula="of:=ABS([.E392]-[.B392])/0.0166667" office:value-type="float" office:value="698.218603562793" calcext:value-type="float">
            <text:p>698.218603562793</text:p>
          </table:table-cell>
          <table:table-cell table:formula="of:=([.F392]-[.C392])/0.0166667" office:value-type="float" office:value="8.51398297203404" calcext:value-type="float">
            <text:p>8.51398297203404</text:p>
          </table:table-cell>
          <table:table-cell table:formula="of:=DEGREES(ATAN(ABS([.F392]-[.C392])/ABS([.E392]-[.B392])))" office:value-type="float" office:value="0.698622341206833" calcext:value-type="float">
            <text:p>0.698622341206833</text:p>
          </table:table-cell>
          <table:table-cell table:formula="of:=SQRT(POWER([.H392];2)+POWER([.I392];2)+POWER([.J392];2))" office:value-type="float" office:value="698.357873797647" calcext:value-type="float">
            <text:p>698.357873797647</text:p>
          </table:table-cell>
        </table:table-row>
        <table:table-row table:style-name="ro1">
          <table:table-cell office:value-type="float" office:value="74.1875" calcext:value-type="float">
            <text:p>74.1875</text:p>
          </table:table-cell>
          <table:table-cell office:value-type="float" office:value="292.836" calcext:value-type="float">
            <text:p>292.836</text:p>
          </table:table-cell>
          <table:table-cell office:value-type="float" office:value="40.1601" calcext:value-type="float">
            <text:p>40.1601</text:p>
          </table:table-cell>
          <table:table-cell office:value-type="float" office:value="74.1294" calcext:value-type="float">
            <text:p>74.1294</text:p>
          </table:table-cell>
          <table:table-cell office:value-type="float" office:value="280.658" calcext:value-type="float">
            <text:p>280.658</text:p>
          </table:table-cell>
          <table:table-cell office:value-type="float" office:value="41.3631" calcext:value-type="float">
            <text:p>41.3631</text:p>
          </table:table-cell>
          <table:table-cell/>
          <table:table-cell table:formula="of:=([.D393]-[.A393])/0.0166667" office:value-type="float" office:value="-3.48599302801371" calcext:value-type="float">
            <text:p>-3.48599302801371</text:p>
          </table:table-cell>
          <table:table-cell table:formula="of:=ABS([.E393]-[.B393])/0.0166667" office:value-type="float" office:value="730.678538642923" calcext:value-type="float">
            <text:p>730.678538642923</text:p>
          </table:table-cell>
          <table:table-cell table:formula="of:=([.F393]-[.C393])/0.0166667" office:value-type="float" office:value="72.1798556402889" calcext:value-type="float">
            <text:p>72.1798556402889</text:p>
          </table:table-cell>
          <table:table-cell table:formula="of:=DEGREES(ATAN(ABS([.F393]-[.C393])/ABS([.E393]-[.B393])))" office:value-type="float" office:value="5.64164237784649" calcext:value-type="float">
            <text:p>5.64164237784649</text:p>
          </table:table-cell>
          <table:table-cell table:formula="of:=SQRT(POWER([.H393];2)+POWER([.I393];2)+POWER([.J393];2))" office:value-type="float" office:value="734.243291110652" calcext:value-type="float">
            <text:p>734.243291110652</text:p>
          </table:table-cell>
        </table:table-row>
        <table:table-row table:style-name="ro1">
          <table:table-cell office:value-type="float" office:value="74.1716" calcext:value-type="float">
            <text:p>74.1716</text:p>
          </table:table-cell>
          <table:table-cell office:value-type="float" office:value="288.49" calcext:value-type="float">
            <text:p>288.49</text:p>
          </table:table-cell>
          <table:table-cell office:value-type="float" office:value="41.6257" calcext:value-type="float">
            <text:p>41.6257</text:p>
          </table:table-cell>
          <table:table-cell office:value-type="float" office:value="74.1175" calcext:value-type="float">
            <text:p>74.1175</text:p>
          </table:table-cell>
          <table:table-cell office:value-type="float" office:value="277.993" calcext:value-type="float">
            <text:p>277.993</text:p>
          </table:table-cell>
          <table:table-cell office:value-type="float" office:value="41.7961" calcext:value-type="float">
            <text:p>41.7961</text:p>
          </table:table-cell>
          <table:table-cell/>
          <table:table-cell table:formula="of:=([.D394]-[.A394])/0.0166667" office:value-type="float" office:value="-3.24599350801245" calcext:value-type="float">
            <text:p>-3.24599350801245</text:p>
          </table:table-cell>
          <table:table-cell table:formula="of:=ABS([.E394]-[.B394])/0.0166667" office:value-type="float" office:value="629.81874036252" calcext:value-type="float">
            <text:p>629.81874036252</text:p>
          </table:table-cell>
          <table:table-cell table:formula="of:=([.F394]-[.C394])/0.0166667" office:value-type="float" office:value="10.2239795520409" calcext:value-type="float">
            <text:p>10.2239795520409</text:p>
          </table:table-cell>
          <table:table-cell table:formula="of:=DEGREES(ATAN(ABS([.F394]-[.C394])/ABS([.E394]-[.B394])))" office:value-type="float" office:value="0.930012705964185" calcext:value-type="float">
            <text:p>0.930012705964185</text:p>
          </table:table-cell>
          <table:table-cell table:formula="of:=SQRT(POWER([.H394];2)+POWER([.I394];2)+POWER([.J394];2))" office:value-type="float" office:value="629.910082427299" calcext:value-type="float">
            <text:p>629.910082427299</text:p>
          </table:table-cell>
        </table:table-row>
        <table:table-row table:style-name="ro1">
          <table:table-cell office:value-type="float" office:value="74.1373" calcext:value-type="float">
            <text:p>74.1373</text:p>
          </table:table-cell>
          <table:table-cell office:value-type="float" office:value="281.898" calcext:value-type="float">
            <text:p>281.898</text:p>
          </table:table-cell>
          <table:table-cell office:value-type="float" office:value="41.6664" calcext:value-type="float">
            <text:p>41.6664</text:p>
          </table:table-cell>
          <table:table-cell office:value-type="float" office:value="74.0788" calcext:value-type="float">
            <text:p>74.0788</text:p>
          </table:table-cell>
          <table:table-cell office:value-type="float" office:value="270.374" calcext:value-type="float">
            <text:p>270.374</text:p>
          </table:table-cell>
          <table:table-cell office:value-type="float" office:value="42.0487" calcext:value-type="float">
            <text:p>42.0487</text:p>
          </table:table-cell>
          <table:table-cell/>
          <table:table-cell table:formula="of:=([.D395]-[.A395])/0.0166667" office:value-type="float" office:value="-3.50999298001375" calcext:value-type="float">
            <text:p>-3.50999298001375</text:p>
          </table:table-cell>
          <table:table-cell table:formula="of:=ABS([.E395]-[.B395])/0.0166667" office:value-type="float" office:value="691.438617122766" calcext:value-type="float">
            <text:p>691.438617122766</text:p>
          </table:table-cell>
          <table:table-cell table:formula="of:=([.F395]-[.C395])/0.0166667" office:value-type="float" office:value="22.9379541240914" calcext:value-type="float">
            <text:p>22.9379541240914</text:p>
          </table:table-cell>
          <table:table-cell table:formula="of:=DEGREES(ATAN(ABS([.F395]-[.C395])/ABS([.E395]-[.B395])))" office:value-type="float" office:value="1.9000474144897" calcext:value-type="float">
            <text:p>1.9000474144897</text:p>
          </table:table-cell>
          <table:table-cell table:formula="of:=SQRT(POWER([.H395];2)+POWER([.I395];2)+POWER([.J395];2))" office:value-type="float" office:value="691.827891197487" calcext:value-type="float">
            <text:p>691.827891197487</text:p>
          </table:table-cell>
        </table:table-row>
        <table:table-row table:style-name="ro1">
          <table:table-cell office:value-type="float" office:value="74.695" calcext:value-type="float">
            <text:p>74.695</text:p>
          </table:table-cell>
          <table:table-cell office:value-type="float" office:value="289.928" calcext:value-type="float">
            <text:p>289.928</text:p>
          </table:table-cell>
          <table:table-cell office:value-type="float" office:value="41.392" calcext:value-type="float">
            <text:p>41.392</text:p>
          </table:table-cell>
          <table:table-cell office:value-type="float" office:value="74.8738" calcext:value-type="float">
            <text:p>74.8738</text:p>
          </table:table-cell>
          <table:table-cell office:value-type="float" office:value="278.128" calcext:value-type="float">
            <text:p>278.128</text:p>
          </table:table-cell>
          <table:table-cell office:value-type="float" office:value="41.5168" calcext:value-type="float">
            <text:p>41.5168</text:p>
          </table:table-cell>
          <table:table-cell/>
          <table:table-cell table:formula="of:=([.D396]-[.A396])/0.0166667" office:value-type="float" office:value="10.7279785440435" calcext:value-type="float">
            <text:p>10.7279785440435</text:p>
          </table:table-cell>
          <table:table-cell table:formula="of:=ABS([.E396]-[.B396])/0.0166667" office:value-type="float" office:value="707.998584002833" calcext:value-type="float">
            <text:p>707.998584002833</text:p>
          </table:table-cell>
          <table:table-cell table:formula="of:=([.F396]-[.C396])/0.0166667" office:value-type="float" office:value="7.48798502402998" calcext:value-type="float">
            <text:p>7.48798502402998</text:p>
          </table:table-cell>
          <table:table-cell table:formula="of:=DEGREES(ATAN(ABS([.F396]-[.C396])/ABS([.E396]-[.B396])))" office:value-type="float" office:value="0.605953109173663" calcext:value-type="float">
            <text:p>0.605953109173663</text:p>
          </table:table-cell>
          <table:table-cell table:formula="of:=SQRT(POWER([.H396];2)+POWER([.I396];2)+POWER([.J396];2))" office:value-type="float" office:value="708.119449241" calcext:value-type="float">
            <text:p>708.119449241</text:p>
          </table:table-cell>
        </table:table-row>
        <table:table-row table:style-name="ro1">
          <table:table-cell office:value-type="float" office:value="74.4372" calcext:value-type="float">
            <text:p>74.4372</text:p>
          </table:table-cell>
          <table:table-cell office:value-type="float" office:value="289.841" calcext:value-type="float">
            <text:p>289.841</text:p>
          </table:table-cell>
          <table:table-cell office:value-type="float" office:value="41.6644" calcext:value-type="float">
            <text:p>41.6644</text:p>
          </table:table-cell>
          <table:table-cell office:value-type="float" office:value="74.6237" calcext:value-type="float">
            <text:p>74.6237</text:p>
          </table:table-cell>
          <table:table-cell office:value-type="float" office:value="277.943" calcext:value-type="float">
            <text:p>277.943</text:p>
          </table:table-cell>
          <table:table-cell office:value-type="float" office:value="42.2996" calcext:value-type="float">
            <text:p>42.2996</text:p>
          </table:table-cell>
          <table:table-cell/>
          <table:table-cell table:formula="of:=([.D397]-[.A397])/0.0166667" office:value-type="float" office:value="11.1899776200445" calcext:value-type="float">
            <text:p>11.1899776200445</text:p>
          </table:table-cell>
          <table:table-cell table:formula="of:=ABS([.E397]-[.B397])/0.0166667" office:value-type="float" office:value="713.878572242857" calcext:value-type="float">
            <text:p>713.878572242857</text:p>
          </table:table-cell>
          <table:table-cell table:formula="of:=([.F397]-[.C397])/0.0166667" office:value-type="float" office:value="38.1119237761523" calcext:value-type="float">
            <text:p>38.1119237761523</text:p>
          </table:table-cell>
          <table:table-cell table:formula="of:=DEGREES(ATAN(ABS([.F397]-[.C397])/ABS([.E397]-[.B397])))" office:value-type="float" office:value="3.05595573603235" calcext:value-type="float">
            <text:p>3.05595573603235</text:p>
          </table:table-cell>
          <table:table-cell table:formula="of:=SQRT(POWER([.H397];2)+POWER([.I397];2)+POWER([.J397];2))" office:value-type="float" office:value="714.982762198192" calcext:value-type="float">
            <text:p>714.982762198192</text:p>
          </table:table-cell>
        </table:table-row>
        <table:table-row table:style-name="ro1">
          <table:table-cell office:value-type="float" office:value="74.1401" calcext:value-type="float">
            <text:p>74.1401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42.4487" calcext:value-type="float">
            <text:p>42.4487</text:p>
          </table:table-cell>
          <table:table-cell office:value-type="float" office:value="74.3296" calcext:value-type="float">
            <text:p>74.3296</text:p>
          </table:table-cell>
          <table:table-cell office:value-type="float" office:value="270.242" calcext:value-type="float">
            <text:p>270.242</text:p>
          </table:table-cell>
          <table:table-cell office:value-type="float" office:value="42.8066" calcext:value-type="float">
            <text:p>42.8066</text:p>
          </table:table-cell>
          <table:table-cell/>
          <table:table-cell table:formula="of:=([.D398]-[.A398])/0.0166667" office:value-type="float" office:value="11.3699772600452" calcext:value-type="float">
            <text:p>11.3699772600452</text:p>
          </table:table-cell>
          <table:table-cell table:formula="of:=ABS([.E398]-[.B398])/0.0166667" office:value-type="float" office:value="689.518620962756" calcext:value-type="float">
            <text:p>689.518620962756</text:p>
          </table:table-cell>
          <table:table-cell table:formula="of:=([.F398]-[.C398])/0.0166667" office:value-type="float" office:value="21.4739570520859" calcext:value-type="float">
            <text:p>21.4739570520859</text:p>
          </table:table-cell>
          <table:table-cell table:formula="of:=DEGREES(ATAN(ABS([.F398]-[.C398])/ABS([.E398]-[.B398])))" office:value-type="float" office:value="1.78380905172485" calcext:value-type="float">
            <text:p>1.78380905172485</text:p>
          </table:table-cell>
          <table:table-cell table:formula="of:=SQRT(POWER([.H398];2)+POWER([.I398];2)+POWER([.J398];2))" office:value-type="float" office:value="689.946618129801" calcext:value-type="float">
            <text:p>689.946618129801</text:p>
          </table:table-cell>
        </table:table-row>
        <table:table-row table:style-name="ro1">
          <table:table-cell office:value-type="float" office:value="74.6612" calcext:value-type="float">
            <text:p>74.6612</text:p>
          </table:table-cell>
          <table:table-cell office:value-type="float" office:value="284.661" calcext:value-type="float">
            <text:p>284.661</text:p>
          </table:table-cell>
          <table:table-cell office:value-type="float" office:value="41.216" calcext:value-type="float">
            <text:p>41.216</text:p>
          </table:table-cell>
          <table:table-cell office:value-type="float" office:value="74.8468" calcext:value-type="float">
            <text:p>74.8468</text:p>
          </table:table-cell>
          <table:table-cell office:value-type="float" office:value="274.395" calcext:value-type="float">
            <text:p>274.395</text:p>
          </table:table-cell>
          <table:table-cell office:value-type="float" office:value="41.131" calcext:value-type="float">
            <text:p>41.131</text:p>
          </table:table-cell>
          <table:table-cell/>
          <table:table-cell table:formula="of:=([.D399]-[.A399])/0.0166667" office:value-type="float" office:value="11.135977728045" calcext:value-type="float">
            <text:p>11.135977728045</text:p>
          </table:table-cell>
          <table:table-cell table:formula="of:=ABS([.E399]-[.B399])/0.0166667" office:value-type="float" office:value="615.958768082465" calcext:value-type="float">
            <text:p>615.958768082465</text:p>
          </table:table-cell>
          <table:table-cell table:formula="of:=([.F399]-[.C399])/0.0166667" office:value-type="float" office:value="-5.09998980002045" calcext:value-type="float">
            <text:p>-5.09998980002045</text:p>
          </table:table-cell>
          <table:table-cell table:formula="of:=DEGREES(ATAN(ABS([.F399]-[.C399])/ABS([.E399]-[.B399])))" office:value-type="float" office:value="0.474384373009886" calcext:value-type="float">
            <text:p>0.474384373009886</text:p>
          </table:table-cell>
          <table:table-cell table:formula="of:=SQRT(POWER([.H399];2)+POWER([.I399];2)+POWER([.J399];2))" office:value-type="float" office:value="616.080533594097" calcext:value-type="float">
            <text:p>616.080533594097</text:p>
          </table:table-cell>
        </table:table-row>
        <table:table-row table:style-name="ro1">
          <table:table-cell office:value-type="float" office:value="74.1654" calcext:value-type="float">
            <text:p>74.1654</text:p>
          </table:table-cell>
          <table:table-cell office:value-type="float" office:value="287.111" calcext:value-type="float">
            <text:p>287.111</text:p>
          </table:table-cell>
          <table:table-cell office:value-type="float" office:value="41.845" calcext:value-type="float">
            <text:p>41.845</text:p>
          </table:table-cell>
          <table:table-cell office:value-type="float" office:value="74.1135" calcext:value-type="float">
            <text:p>74.1135</text:p>
          </table:table-cell>
          <table:table-cell office:value-type="float" office:value="276.571" calcext:value-type="float">
            <text:p>276.571</text:p>
          </table:table-cell>
          <table:table-cell office:value-type="float" office:value="42.5256" calcext:value-type="float">
            <text:p>42.5256</text:p>
          </table:table-cell>
          <table:table-cell/>
          <table:table-cell table:formula="of:=([.D400]-[.A400])/0.0166667" office:value-type="float" office:value="-3.11399377201266" calcext:value-type="float">
            <text:p>-3.11399377201266</text:p>
          </table:table-cell>
          <table:table-cell table:formula="of:=ABS([.E400]-[.B400])/0.0166667" office:value-type="float" office:value="632.398735202527" calcext:value-type="float">
            <text:p>632.398735202527</text:p>
          </table:table-cell>
          <table:table-cell table:formula="of:=([.F400]-[.C400])/0.0166667" office:value-type="float" office:value="40.8359183281632" calcext:value-type="float">
            <text:p>40.8359183281632</text:p>
          </table:table-cell>
          <table:table-cell table:formula="of:=DEGREES(ATAN(ABS([.F400]-[.C400])/ABS([.E400]-[.B400])))" office:value-type="float" office:value="3.69463407422969" calcext:value-type="float">
            <text:p>3.69463407422969</text:p>
          </table:table-cell>
          <table:table-cell table:formula="of:=SQRT(POWER([.H400];2)+POWER([.I400];2)+POWER([.J400];2))" office:value-type="float" office:value="633.723464508513" calcext:value-type="float">
            <text:p>633.723464508513</text:p>
          </table:table-cell>
        </table:table-row>
        <table:table-row table:style-name="ro1">
          <table:table-cell office:value-type="float" office:value="73.9128" calcext:value-type="float">
            <text:p>73.9128</text:p>
          </table:table-cell>
          <table:table-cell office:value-type="float" office:value="288.529" calcext:value-type="float">
            <text:p>288.529</text:p>
          </table:table-cell>
          <table:table-cell office:value-type="float" office:value="41.3663" calcext:value-type="float">
            <text:p>41.3663</text:p>
          </table:table-cell>
          <table:table-cell office:value-type="float" office:value="73.6153" calcext:value-type="float">
            <text:p>73.6153</text:p>
          </table:table-cell>
          <table:table-cell office:value-type="float" office:value="279.376" calcext:value-type="float">
            <text:p>279.376</text:p>
          </table:table-cell>
          <table:table-cell office:value-type="float" office:value="41.0738" calcext:value-type="float">
            <text:p>41.0738</text:p>
          </table:table-cell>
          <table:table-cell/>
          <table:table-cell table:formula="of:=([.D401]-[.A401])/0.0166667" office:value-type="float" office:value="-17.8499643000714" calcext:value-type="float">
            <text:p>-17.8499643000714</text:p>
          </table:table-cell>
          <table:table-cell table:formula="of:=ABS([.E401]-[.B401])/0.0166667" office:value-type="float" office:value="549.178901642198" calcext:value-type="float">
            <text:p>549.178901642198</text:p>
          </table:table-cell>
          <table:table-cell table:formula="of:=([.F401]-[.C401])/0.0166667" office:value-type="float" office:value="-17.5499649000704" calcext:value-type="float">
            <text:p>-17.5499649000704</text:p>
          </table:table-cell>
          <table:table-cell table:formula="of:=DEGREES(ATAN(ABS([.F401]-[.C401])/ABS([.E401]-[.B401])))" office:value-type="float" office:value="1.83036316483858" calcext:value-type="float">
            <text:p>1.83036316483858</text:p>
          </table:table-cell>
          <table:table-cell table:formula="of:=SQRT(POWER([.H401];2)+POWER([.I401];2)+POWER([.J401];2))" office:value-type="float" office:value="549.749114144296" calcext:value-type="float">
            <text:p>549.749114144296</text:p>
          </table:table-cell>
        </table:table-row>
        <table:table-row table:style-name="ro1">
          <table:table-cell office:value-type="float" office:value="74.6811" calcext:value-type="float">
            <text:p>74.6811</text:p>
          </table:table-cell>
          <table:table-cell office:value-type="float" office:value="287.05" calcext:value-type="float">
            <text:p>287.05</text:p>
          </table:table-cell>
          <table:table-cell office:value-type="float" office:value="42.3591" calcext:value-type="float">
            <text:p>42.3591</text:p>
          </table:table-cell>
          <table:table-cell office:value-type="float" office:value="74.6163" calcext:value-type="float">
            <text:p>74.6163</text:p>
          </table:table-cell>
          <table:table-cell office:value-type="float" office:value="276.618" calcext:value-type="float">
            <text:p>276.618</text:p>
          </table:table-cell>
          <table:table-cell office:value-type="float" office:value="42.5134" calcext:value-type="float">
            <text:p>42.5134</text:p>
          </table:table-cell>
          <table:table-cell/>
          <table:table-cell table:formula="of:=([.D402]-[.A402])/0.0166667" office:value-type="float" office:value="-3.88799222401587" calcext:value-type="float">
            <text:p>-3.88799222401587</text:p>
          </table:table-cell>
          <table:table-cell table:formula="of:=ABS([.E402]-[.B402])/0.0166667" office:value-type="float" office:value="625.918748162505" calcext:value-type="float">
            <text:p>625.918748162505</text:p>
          </table:table-cell>
          <table:table-cell table:formula="of:=([.F402]-[.C402])/0.0166667" office:value-type="float" office:value="9.25798148403699" calcext:value-type="float">
            <text:p>9.25798148403699</text:p>
          </table:table-cell>
          <table:table-cell table:formula="of:=DEGREES(ATAN(ABS([.F402]-[.C402])/ABS([.E402]-[.B402])))" office:value-type="float" office:value="0.847401663543687" calcext:value-type="float">
            <text:p>0.847401663543687</text:p>
          </table:table-cell>
          <table:table-cell table:formula="of:=SQRT(POWER([.H402];2)+POWER([.I402];2)+POWER([.J402];2))" office:value-type="float" office:value="625.999285946885" calcext:value-type="float">
            <text:p>625.999285946885</text:p>
          </table:table-cell>
        </table:table-row>
        <table:table-row table:style-name="ro1">
          <table:table-cell office:value-type="float" office:value="74.6796" calcext:value-type="float">
            <text:p>74.6796</text:p>
          </table:table-cell>
          <table:table-cell office:value-type="float" office:value="287.164" calcext:value-type="float">
            <text:p>287.164</text:p>
          </table:table-cell>
          <table:table-cell office:value-type="float" office:value="41.8318" calcext:value-type="float">
            <text:p>41.8318</text:p>
          </table:table-cell>
          <table:table-cell office:value-type="float" office:value="74.8583" calcext:value-type="float">
            <text:p>74.8583</text:p>
          </table:table-cell>
          <table:table-cell office:value-type="float" office:value="275.44" calcext:value-type="float">
            <text:p>275.44</text:p>
          </table:table-cell>
          <table:table-cell office:value-type="float" office:value="42.2038" calcext:value-type="float">
            <text:p>42.2038</text:p>
          </table:table-cell>
          <table:table-cell/>
          <table:table-cell table:formula="of:=([.D403]-[.A403])/0.0166667" office:value-type="float" office:value="10.7219785560433" calcext:value-type="float">
            <text:p>10.7219785560433</text:p>
          </table:table-cell>
          <table:table-cell table:formula="of:=ABS([.E403]-[.B403])/0.0166667" office:value-type="float" office:value="703.438593122813" calcext:value-type="float">
            <text:p>703.438593122813</text:p>
          </table:table-cell>
          <table:table-cell table:formula="of:=([.F403]-[.C403])/0.0166667" office:value-type="float" office:value="22.3199553600893" calcext:value-type="float">
            <text:p>22.3199553600893</text:p>
          </table:table-cell>
          <table:table-cell table:formula="of:=DEGREES(ATAN(ABS([.F403]-[.C403])/ABS([.E403]-[.B403])))" office:value-type="float" office:value="1.81737303441259" calcext:value-type="float">
            <text:p>1.81737303441259</text:p>
          </table:table-cell>
          <table:table-cell table:formula="of:=SQRT(POWER([.H403];2)+POWER([.I403];2)+POWER([.J403];2))" office:value-type="float" office:value="703.874275368858" calcext:value-type="float">
            <text:p>703.874275368858</text:p>
          </table:table-cell>
        </table:table-row>
        <table:table-row table:style-name="ro1">
          <table:table-cell office:value-type="float" office:value="74.1788" calcext:value-type="float">
            <text:p>74.1788</text:p>
          </table:table-cell>
          <table:table-cell office:value-type="float" office:value="289.829" calcext:value-type="float">
            <text:p>289.829</text:p>
          </table:table-cell>
          <table:table-cell office:value-type="float" office:value="41.6688" calcext:value-type="float">
            <text:p>41.6688</text:p>
          </table:table-cell>
          <table:table-cell office:value-type="float" office:value="74.1235" calcext:value-type="float">
            <text:p>74.1235</text:p>
          </table:table-cell>
          <table:table-cell office:value-type="float" office:value="279.327" calcext:value-type="float">
            <text:p>279.327</text:p>
          </table:table-cell>
          <table:table-cell office:value-type="float" office:value="41.5794" calcext:value-type="float">
            <text:p>41.5794</text:p>
          </table:table-cell>
          <table:table-cell/>
          <table:table-cell table:formula="of:=([.D404]-[.A404])/0.0166667" office:value-type="float" office:value="-3.31799336401257" calcext:value-type="float">
            <text:p>-3.31799336401257</text:p>
          </table:table-cell>
          <table:table-cell table:formula="of:=ABS([.E404]-[.B404])/0.0166667" office:value-type="float" office:value="630.118739762521" calcext:value-type="float">
            <text:p>630.118739762521</text:p>
          </table:table-cell>
          <table:table-cell table:formula="of:=([.F404]-[.C404])/0.0166667" office:value-type="float" office:value="-5.36398927202132" calcext:value-type="float">
            <text:p>-5.36398927202132</text:p>
          </table:table-cell>
          <table:table-cell table:formula="of:=DEGREES(ATAN(ABS([.F404]-[.C404])/ABS([.E404]-[.B404])))" office:value-type="float" office:value="0.487727953275916" calcext:value-type="float">
            <text:p>0.487727953275916</text:p>
          </table:table-cell>
          <table:table-cell table:formula="of:=SQRT(POWER([.H404];2)+POWER([.I404];2)+POWER([.J404];2))" office:value-type="float" office:value="630.150305610322" calcext:value-type="float">
            <text:p>630.150305610322</text:p>
          </table:table-cell>
        </table:table-row>
        <table:table-row table:style-name="ro1">
          <table:table-cell office:value-type="float" office:value="74.6943" calcext:value-type="float">
            <text:p>74.6943</text:p>
          </table:table-cell>
          <table:table-cell office:value-type="float" office:value="289.987" calcext:value-type="float">
            <text:p>289.987</text:p>
          </table:table-cell>
          <table:table-cell office:value-type="float" office:value="41.1264" calcext:value-type="float">
            <text:p>41.1264</text:p>
          </table:table-cell>
          <table:table-cell office:value-type="float" office:value="74.8731" calcext:value-type="float">
            <text:p>74.8731</text:p>
          </table:table-cell>
          <table:table-cell office:value-type="float" office:value="278.181" calcext:value-type="float">
            <text:p>278.181</text:p>
          </table:table-cell>
          <table:table-cell office:value-type="float" office:value="41.2576" calcext:value-type="float">
            <text:p>41.2576</text:p>
          </table:table-cell>
          <table:table-cell/>
          <table:table-cell table:formula="of:=([.D405]-[.A405])/0.0166667" office:value-type="float" office:value="10.7279785440426" calcext:value-type="float">
            <text:p>10.7279785440426</text:p>
          </table:table-cell>
          <table:table-cell table:formula="of:=ABS([.E405]-[.B405])/0.0166667" office:value-type="float" office:value="708.358583282836" calcext:value-type="float">
            <text:p>708.358583282836</text:p>
          </table:table-cell>
          <table:table-cell table:formula="of:=([.F405]-[.C405])/0.0166667" office:value-type="float" office:value="7.87198425603147" calcext:value-type="float">
            <text:p>7.87198425603147</text:p>
          </table:table-cell>
          <table:table-cell table:formula="of:=DEGREES(ATAN(ABS([.F405]-[.C405])/ABS([.E405]-[.B405])))" office:value-type="float" office:value="0.636701409467417" calcext:value-type="float">
            <text:p>0.636701409467417</text:p>
          </table:table-cell>
          <table:table-cell table:formula="of:=SQRT(POWER([.H405];2)+POWER([.I405];2)+POWER([.J405];2))" office:value-type="float" office:value="708.483549682161" calcext:value-type="float">
            <text:p>708.483549682161</text:p>
          </table:table-cell>
        </table:table-row>
        <table:table-row table:style-name="ro1">
          <table:table-cell office:value-type="float" office:value="74.6461" calcext:value-type="float">
            <text:p>74.6461</text:p>
          </table:table-cell>
          <table:table-cell office:value-type="float" office:value="281.948" calcext:value-type="float">
            <text:p>281.948</text:p>
          </table:table-cell>
          <table:table-cell office:value-type="float" office:value="41.6536" calcext:value-type="float">
            <text:p>41.6536</text:p>
          </table:table-cell>
          <table:table-cell office:value-type="float" office:value="74.8316" calcext:value-type="float">
            <text:p>74.8316</text:p>
          </table:table-cell>
          <table:table-cell office:value-type="float" office:value="271.743" calcext:value-type="float">
            <text:p>271.743</text:p>
          </table:table-cell>
          <table:table-cell office:value-type="float" office:value="41.8164" calcext:value-type="float">
            <text:p>41.8164</text:p>
          </table:table-cell>
          <table:table-cell/>
          <table:table-cell table:formula="of:=([.D406]-[.A406])/0.0166667" office:value-type="float" office:value="11.1299777400439" calcext:value-type="float">
            <text:p>11.1299777400439</text:p>
          </table:table-cell>
          <table:table-cell table:formula="of:=ABS([.E406]-[.B406])/0.0166667" office:value-type="float" office:value="612.298775402448" calcext:value-type="float">
            <text:p>612.298775402448</text:p>
          </table:table-cell>
          <table:table-cell table:formula="of:=([.F406]-[.C406])/0.0166667" office:value-type="float" office:value="9.76798046403933" calcext:value-type="float">
            <text:p>9.76798046403933</text:p>
          </table:table-cell>
          <table:table-cell table:formula="of:=DEGREES(ATAN(ABS([.F406]-[.C406])/ABS([.E406]-[.B406])))" office:value-type="float" office:value="0.913959993168343" calcext:value-type="float">
            <text:p>0.913959993168343</text:p>
          </table:table-cell>
          <table:table-cell table:formula="of:=SQRT(POWER([.H406];2)+POWER([.I406];2)+POWER([.J406];2))" office:value-type="float" office:value="612.477820174884" calcext:value-type="float">
            <text:p>612.477820174884</text:p>
          </table:table-cell>
        </table:table-row>
        <table:table-row table:style-name="ro1">
          <table:table-cell office:value-type="float" office:value="74.1364" calcext:value-type="float">
            <text:p>74.1364</text:p>
          </table:table-cell>
          <table:table-cell office:value-type="float" office:value="281.953" calcext:value-type="float">
            <text:p>281.953</text:p>
          </table:table-cell>
          <table:table-cell office:value-type="float" office:value="41.4053" calcext:value-type="float">
            <text:p>41.4053</text:p>
          </table:table-cell>
          <table:table-cell office:value-type="float" office:value="74.0933" calcext:value-type="float">
            <text:p>74.0933</text:p>
          </table:table-cell>
          <table:table-cell office:value-type="float" office:value="274.413" calcext:value-type="float">
            <text:p>274.413</text:p>
          </table:table-cell>
          <table:table-cell office:value-type="float" office:value="40.6372" calcext:value-type="float">
            <text:p>40.6372</text:p>
          </table:table-cell>
          <table:table-cell/>
          <table:table-cell table:formula="of:=([.D407]-[.A407])/0.0166667" office:value-type="float" office:value="-2.58599482801007" calcext:value-type="float">
            <text:p>-2.58599482801007</text:p>
          </table:table-cell>
          <table:table-cell table:formula="of:=ABS([.E407]-[.B407])/0.0166667" office:value-type="float" office:value="452.399095201807" calcext:value-type="float">
            <text:p>452.399095201807</text:p>
          </table:table-cell>
          <table:table-cell table:formula="of:=([.F407]-[.C407])/0.0166667" office:value-type="float" office:value="-46.0859078281842" calcext:value-type="float">
            <text:p>-46.0859078281842</text:p>
          </table:table-cell>
          <table:table-cell table:formula="of:=DEGREES(ATAN(ABS([.F407]-[.C407])/ABS([.E407]-[.B407])))" office:value-type="float" office:value="5.8166571680224" calcext:value-type="float">
            <text:p>5.8166571680224</text:p>
          </table:table-cell>
          <table:table-cell table:formula="of:=SQRT(POWER([.H407];2)+POWER([.I407];2)+POWER([.J407];2))" office:value-type="float" office:value="454.747775815355" calcext:value-type="float">
            <text:p>454.747775815355</text:p>
          </table:table-cell>
        </table:table-row>
        <table:table-row table:style-name="ro1">
          <table:table-cell office:value-type="float" office:value="74.1434" calcext:value-type="float">
            <text:p>74.1434</text:p>
          </table:table-cell>
          <table:table-cell office:value-type="float" office:value="283.248" calcext:value-type="float">
            <text:p>283.248</text:p>
          </table:table-cell>
          <table:table-cell office:value-type="float" office:value="41.4485" calcext:value-type="float">
            <text:p>41.4485</text:p>
          </table:table-cell>
          <table:table-cell office:value-type="float" office:value="74.0952" calcext:value-type="float">
            <text:p>74.0952</text:p>
          </table:table-cell>
          <table:table-cell office:value-type="float" office:value="274.311" calcext:value-type="float">
            <text:p>274.311</text:p>
          </table:table-cell>
          <table:table-cell office:value-type="float" office:value="41.1519" calcext:value-type="float">
            <text:p>41.1519</text:p>
          </table:table-cell>
          <table:table-cell/>
          <table:table-cell table:formula="of:=([.D408]-[.A408])/0.0166667" office:value-type="float" office:value="-2.89199421601122" calcext:value-type="float">
            <text:p>-2.89199421601122</text:p>
          </table:table-cell>
          <table:table-cell table:formula="of:=ABS([.E408]-[.B408])/0.0166667" office:value-type="float" office:value="536.218927562146" calcext:value-type="float">
            <text:p>536.218927562146</text:p>
          </table:table-cell>
          <table:table-cell table:formula="of:=([.F408]-[.C408])/0.0166667" office:value-type="float" office:value="-17.7959644080715" calcext:value-type="float">
            <text:p>-17.7959644080715</text:p>
          </table:table-cell>
          <table:table-cell table:formula="of:=DEGREES(ATAN(ABS([.F408]-[.C408])/ABS([.E408]-[.B408])))" office:value-type="float" office:value="1.9008272450715" calcext:value-type="float">
            <text:p>1.9008272450715</text:p>
          </table:table-cell>
          <table:table-cell table:formula="of:=SQRT(POWER([.H408];2)+POWER([.I408];2)+POWER([.J408];2))" office:value-type="float" office:value="536.52194573536" calcext:value-type="float">
            <text:p>536.52194573536</text:p>
          </table:table-cell>
        </table:table-row>
        <table:table-row table:style-name="ro1">
          <table:table-cell office:value-type="float" office:value="73.902" calcext:value-type="float">
            <text:p>73.902</text:p>
          </table:table-cell>
          <table:table-cell office:value-type="float" office:value="285.778" calcext:value-type="float">
            <text:p>285.778</text:p>
          </table:table-cell>
          <table:table-cell office:value-type="float" office:value="41.8055" calcext:value-type="float">
            <text:p>41.8055</text:p>
          </table:table-cell>
          <table:table-cell office:value-type="float" office:value="73.8591" calcext:value-type="float">
            <text:p>73.8591</text:p>
          </table:table-cell>
          <table:table-cell office:value-type="float" office:value="276.702" calcext:value-type="float">
            <text:p>276.702</text:p>
          </table:table-cell>
          <table:table-cell office:value-type="float" office:value="41.7585" calcext:value-type="float">
            <text:p>41.7585</text:p>
          </table:table-cell>
          <table:table-cell/>
          <table:table-cell table:formula="of:=([.D409]-[.A409])/0.0166667" office:value-type="float" office:value="-2.57399485201048" calcext:value-type="float">
            <text:p>-2.57399485201048</text:p>
          </table:table-cell>
          <table:table-cell table:formula="of:=ABS([.E409]-[.B409])/0.0166667" office:value-type="float" office:value="544.55891088218" calcext:value-type="float">
            <text:p>544.55891088218</text:p>
          </table:table-cell>
          <table:table-cell table:formula="of:=([.F409]-[.C409])/0.0166667" office:value-type="float" office:value="-2.81999436001153" calcext:value-type="float">
            <text:p>-2.81999436001153</text:p>
          </table:table-cell>
          <table:table-cell table:formula="of:=DEGREES(ATAN(ABS([.F409]-[.C409])/ABS([.E409]-[.B409])))" office:value-type="float" office:value="0.296703125368657" calcext:value-type="float">
            <text:p>0.296703125368657</text:p>
          </table:table-cell>
          <table:table-cell table:formula="of:=SQRT(POWER([.H409];2)+POWER([.I409];2)+POWER([.J409];2))" office:value-type="float" office:value="544.572295695323" calcext:value-type="float">
            <text:p>544.572295695323</text:p>
          </table:table-cell>
        </table:table-row>
        <table:table-row table:style-name="ro1">
          <table:table-cell office:value-type="float" office:value="74.1893" calcext:value-type="float">
            <text:p>74.1893</text:p>
          </table:table-cell>
          <table:table-cell office:value-type="float" office:value="292.722" calcext:value-type="float">
            <text:p>292.722</text:p>
          </table:table-cell>
          <table:table-cell office:value-type="float" office:value="40.6945" calcext:value-type="float">
            <text:p>40.6945</text:p>
          </table:table-cell>
          <table:table-cell office:value-type="float" office:value="74.1284" calcext:value-type="float">
            <text:p>74.1284</text:p>
          </table:table-cell>
          <table:table-cell office:value-type="float" office:value="280.702" calcext:value-type="float">
            <text:p>280.702</text:p>
          </table:table-cell>
          <table:table-cell office:value-type="float" office:value="41.1042" calcext:value-type="float">
            <text:p>41.1042</text:p>
          </table:table-cell>
          <table:table-cell/>
          <table:table-cell table:formula="of:=([.D410]-[.A410])/0.0166667" office:value-type="float" office:value="-3.65399269201484" calcext:value-type="float">
            <text:p>-3.65399269201484</text:p>
          </table:table-cell>
          <table:table-cell table:formula="of:=ABS([.E410]-[.B410])/0.0166667" office:value-type="float" office:value="721.198557602884" calcext:value-type="float">
            <text:p>721.198557602884</text:p>
          </table:table-cell>
          <table:table-cell table:formula="of:=([.F410]-[.C410])/0.0166667" office:value-type="float" office:value="24.5819508360984" calcext:value-type="float">
            <text:p>24.5819508360984</text:p>
          </table:table-cell>
          <table:table-cell table:formula="of:=DEGREES(ATAN(ABS([.F410]-[.C410])/ABS([.E410]-[.B410])))" office:value-type="float" office:value="1.95216278238999" calcext:value-type="float">
            <text:p>1.95216278238999</text:p>
          </table:table-cell>
          <table:table-cell table:formula="of:=SQRT(POWER([.H410];2)+POWER([.I410];2)+POWER([.J410];2))" office:value-type="float" office:value="721.626623301816" calcext:value-type="float">
            <text:p>721.626623301816</text:p>
          </table:table-cell>
        </table:table-row>
        <table:table-row table:style-name="ro1">
          <table:table-cell office:value-type="float" office:value="74.8963" calcext:value-type="float">
            <text:p>74.8963</text:p>
          </table:table-cell>
          <table:table-cell office:value-type="float" office:value="282.292" calcext:value-type="float">
            <text:p>282.292</text:p>
          </table:table-cell>
          <table:table-cell office:value-type="float" office:value="40.0794" calcext:value-type="float">
            <text:p>40.0794</text:p>
          </table:table-cell>
          <table:table-cell office:value-type="float" office:value="75.3152" calcext:value-type="float">
            <text:p>75.3152</text:p>
          </table:table-cell>
          <table:table-cell office:value-type="float" office:value="270.937" calcext:value-type="float">
            <text:p>270.937</text:p>
          </table:table-cell>
          <table:table-cell office:value-type="float" office:value="39.7199" calcext:value-type="float">
            <text:p>39.7199</text:p>
          </table:table-cell>
          <table:table-cell/>
          <table:table-cell table:formula="of:=([.D411]-[.A411])/0.0166667" office:value-type="float" office:value="25.133949732101" calcext:value-type="float">
            <text:p>25.133949732101</text:p>
          </table:table-cell>
          <table:table-cell table:formula="of:=ABS([.E411]-[.B411])/0.0166667" office:value-type="float" office:value="681.298637402723" calcext:value-type="float">
            <text:p>681.298637402723</text:p>
          </table:table-cell>
          <table:table-cell table:formula="of:=([.F411]-[.C411])/0.0166667" office:value-type="float" office:value="-21.5699568600861" calcext:value-type="float">
            <text:p>-21.5699568600861</text:p>
          </table:table-cell>
          <table:table-cell table:formula="of:=DEGREES(ATAN(ABS([.F411]-[.C411])/ABS([.E411]-[.B411])))" office:value-type="float" office:value="1.8133821863987" calcext:value-type="float">
            <text:p>1.8133821863987</text:p>
          </table:table-cell>
          <table:table-cell table:formula="of:=SQRT(POWER([.H411];2)+POWER([.I411];2)+POWER([.J411];2))" office:value-type="float" office:value="682.103226641605" calcext:value-type="float">
            <text:p>682.103226641605</text:p>
          </table:table-cell>
        </table:table-row>
        <table:table-row table:style-name="ro1">
          <table:table-cell office:value-type="float" office:value="74.4277" calcext:value-type="float">
            <text:p>74.4277</text:p>
          </table:table-cell>
          <table:table-cell office:value-type="float" office:value="288.618" calcext:value-type="float">
            <text:p>288.618</text:p>
          </table:table-cell>
          <table:table-cell office:value-type="float" office:value="41.0916" calcext:value-type="float">
            <text:p>41.0916</text:p>
          </table:table-cell>
          <table:table-cell office:value-type="float" office:value="74.3689" calcext:value-type="float">
            <text:p>74.3689</text:p>
          </table:table-cell>
          <table:table-cell office:value-type="float" office:value="278.061" calcext:value-type="float">
            <text:p>278.061</text:p>
          </table:table-cell>
          <table:table-cell office:value-type="float" office:value="41.5323" calcext:value-type="float">
            <text:p>41.5323</text:p>
          </table:table-cell>
          <table:table-cell/>
          <table:table-cell table:formula="of:=([.D412]-[.A412])/0.0166667" office:value-type="float" office:value="-3.52799294401442" calcext:value-type="float">
            <text:p>-3.52799294401442</text:p>
          </table:table-cell>
          <table:table-cell table:formula="of:=ABS([.E412]-[.B412])/0.0166667" office:value-type="float" office:value="633.418733162535" calcext:value-type="float">
            <text:p>633.418733162535</text:p>
          </table:table-cell>
          <table:table-cell table:formula="of:=([.F412]-[.C412])/0.0166667" office:value-type="float" office:value="26.4419471161057" calcext:value-type="float">
            <text:p>26.4419471161057</text:p>
          </table:table-cell>
          <table:table-cell table:formula="of:=DEGREES(ATAN(ABS([.F412]-[.C412])/ABS([.E412]-[.B412])))" office:value-type="float" office:value="2.39041376067015" calcext:value-type="float">
            <text:p>2.39041376067015</text:p>
          </table:table-cell>
          <table:table-cell table:formula="of:=SQRT(POWER([.H412];2)+POWER([.I412];2)+POWER([.J412];2))" office:value-type="float" office:value="633.980216428505" calcext:value-type="float">
            <text:p>633.980216428505</text:p>
          </table:table-cell>
        </table:table-row>
        <table:table-row table:style-name="ro1">
          <table:table-cell office:value-type="float" office:value="74.2049" calcext:value-type="float">
            <text:p>74.2049</text:p>
          </table:table-cell>
          <table:table-cell office:value-type="float" office:value="295.38" calcext:value-type="float">
            <text:p>295.38</text:p>
          </table:table-cell>
          <table:table-cell office:value-type="float" office:value="41.0478" calcext:value-type="float">
            <text:p>41.0478</text:p>
          </table:table-cell>
          <table:table-cell office:value-type="float" office:value="74.1424" calcext:value-type="float">
            <text:p>74.1424</text:p>
          </table:table-cell>
          <table:table-cell office:value-type="float" office:value="283.288" calcext:value-type="float">
            <text:p>283.288</text:p>
          </table:table-cell>
          <table:table-cell office:value-type="float" office:value="41.1891" calcext:value-type="float">
            <text:p>41.1891</text:p>
          </table:table-cell>
          <table:table-cell/>
          <table:table-cell table:formula="of:=([.D413]-[.A413])/0.0166667" office:value-type="float" office:value="-3.749992500015" calcext:value-type="float">
            <text:p>-3.749992500015</text:p>
          </table:table-cell>
          <table:table-cell table:formula="of:=ABS([.E413]-[.B413])/0.0166667" office:value-type="float" office:value="725.518548962901" calcext:value-type="float">
            <text:p>725.518548962901</text:p>
          </table:table-cell>
          <table:table-cell table:formula="of:=([.F413]-[.C413])/0.0166667" office:value-type="float" office:value="8.47798304403398" calcext:value-type="float">
            <text:p>8.47798304403398</text:p>
          </table:table-cell>
          <table:table-cell table:formula="of:=DEGREES(ATAN(ABS([.F413]-[.C413])/ABS([.E413]-[.B413])))" office:value-type="float" office:value="0.669494308666672" calcext:value-type="float">
            <text:p>0.669494308666672</text:p>
          </table:table-cell>
          <table:table-cell table:formula="of:=SQRT(POWER([.H413];2)+POWER([.I413];2)+POWER([.J413];2))" office:value-type="float" office:value="725.57777221293" calcext:value-type="float">
            <text:p>725.57777221293</text:p>
          </table:table-cell>
        </table:table-row>
        <table:table-row table:style-name="ro1">
          <table:table-cell office:value-type="float" office:value="73.8976" calcext:value-type="float">
            <text:p>73.8976</text:p>
          </table:table-cell>
          <table:table-cell office:value-type="float" office:value="284.358" calcext:value-type="float">
            <text:p>284.358</text:p>
          </table:table-cell>
          <table:table-cell office:value-type="float" office:value="42.2854" calcext:value-type="float">
            <text:p>42.2854</text:p>
          </table:table-cell>
          <table:table-cell office:value-type="float" office:value="73.6031" calcext:value-type="float">
            <text:p>73.6031</text:p>
          </table:table-cell>
          <table:table-cell office:value-type="float" office:value="275.354" calcext:value-type="float">
            <text:p>275.354</text:p>
          </table:table-cell>
          <table:table-cell office:value-type="float" office:value="41.9805" calcext:value-type="float">
            <text:p>41.9805</text:p>
          </table:table-cell>
          <table:table-cell/>
          <table:table-cell table:formula="of:=([.D414]-[.A414])/0.0166667" office:value-type="float" office:value="-17.6699646600706" calcext:value-type="float">
            <text:p>-17.6699646600706</text:p>
          </table:table-cell>
          <table:table-cell table:formula="of:=ABS([.E414]-[.B414])/0.0166667" office:value-type="float" office:value="540.238919522162" calcext:value-type="float">
            <text:p>540.238919522162</text:p>
          </table:table-cell>
          <table:table-cell table:formula="of:=([.F414]-[.C414])/0.0166667" office:value-type="float" office:value="-18.2939634120734" calcext:value-type="float">
            <text:p>-18.2939634120734</text:p>
          </table:table-cell>
          <table:table-cell table:formula="of:=DEGREES(ATAN(ABS([.F414]-[.C414])/ABS([.E414]-[.B414])))" office:value-type="float" office:value="1.93945029279659" calcext:value-type="float">
            <text:p>1.93945029279659</text:p>
          </table:table-cell>
          <table:table-cell table:formula="of:=SQRT(POWER([.H414];2)+POWER([.I414];2)+POWER([.J414];2))" office:value-type="float" office:value="540.837301704388" calcext:value-type="float">
            <text:p>540.837301704388</text:p>
          </table:table-cell>
        </table:table-row>
        <table:table-row table:style-name="ro1">
          <table:table-cell office:value-type="float" office:value="74.4294" calcext:value-type="float">
            <text:p>74.4294</text:p>
          </table:table-cell>
          <table:table-cell office:value-type="float" office:value="288.513" calcext:value-type="float">
            <text:p>288.513</text:p>
          </table:table-cell>
          <table:table-cell office:value-type="float" office:value="41.6195" calcext:value-type="float">
            <text:p>41.6195</text:p>
          </table:table-cell>
          <table:table-cell office:value-type="float" office:value="74.3698" calcext:value-type="float">
            <text:p>74.3698</text:p>
          </table:table-cell>
          <table:table-cell office:value-type="float" office:value="278.019" calcext:value-type="float">
            <text:p>278.019</text:p>
          </table:table-cell>
          <table:table-cell office:value-type="float" office:value="41.7895" calcext:value-type="float">
            <text:p>41.7895</text:p>
          </table:table-cell>
          <table:table-cell/>
          <table:table-cell table:formula="of:=([.D415]-[.A415])/0.0166667" office:value-type="float" office:value="-3.5759928480145" calcext:value-type="float">
            <text:p>-3.5759928480145</text:p>
          </table:table-cell>
          <table:table-cell table:formula="of:=ABS([.E415]-[.B415])/0.0166667" office:value-type="float" office:value="629.638740722517" calcext:value-type="float">
            <text:p>629.638740722517</text:p>
          </table:table-cell>
          <table:table-cell table:formula="of:=([.F415]-[.C415])/0.0166667" office:value-type="float" office:value="10.1999796000405" calcext:value-type="float">
            <text:p>10.1999796000405</text:p>
          </table:table-cell>
          <table:table-cell table:formula="of:=DEGREES(ATAN(ABS([.F415]-[.C415])/ABS([.E415]-[.B415])))" office:value-type="float" office:value="0.928095159092325" calcext:value-type="float">
            <text:p>0.928095159092325</text:p>
          </table:table-cell>
          <table:table-cell table:formula="of:=SQRT(POWER([.H415];2)+POWER([.I415];2)+POWER([.J415];2))" office:value-type="float" office:value="629.731507173753" calcext:value-type="float">
            <text:p>629.731507173753</text:p>
          </table:table-cell>
        </table:table-row>
        <table:table-row table:style-name="ro1">
          <table:table-cell office:value-type="float" office:value="73.8989" calcext:value-type="float">
            <text:p>73.8989</text:p>
          </table:table-cell>
          <table:table-cell office:value-type="float" office:value="285.942" calcext:value-type="float">
            <text:p>285.942</text:p>
          </table:table-cell>
          <table:table-cell office:value-type="float" office:value="41.0164" calcext:value-type="float">
            <text:p>41.0164</text:p>
          </table:table-cell>
          <table:table-cell office:value-type="float" office:value="73.8509" calcext:value-type="float">
            <text:p>73.8509</text:p>
          </table:table-cell>
          <table:table-cell office:value-type="float" office:value="275.542" calcext:value-type="float">
            <text:p>275.542</text:p>
          </table:table-cell>
          <table:table-cell office:value-type="float" office:value="41.2001" calcext:value-type="float">
            <text:p>41.2001</text:p>
          </table:table-cell>
          <table:table-cell/>
          <table:table-cell table:formula="of:=([.D416]-[.A416])/0.0166667" office:value-type="float" office:value="-2.87999424001163" calcext:value-type="float">
            <text:p>-2.87999424001163</text:p>
          </table:table-cell>
          <table:table-cell table:formula="of:=ABS([.E416]-[.B416])/0.0166667" office:value-type="float" office:value="623.998752002498" calcext:value-type="float">
            <text:p>623.998752002498</text:p>
          </table:table-cell>
          <table:table-cell table:formula="of:=([.F416]-[.C416])/0.0166667" office:value-type="float" office:value="11.0219779560442" calcext:value-type="float">
            <text:p>11.0219779560442</text:p>
          </table:table-cell>
          <table:table-cell table:formula="of:=DEGREES(ATAN(ABS([.F416]-[.C416])/ABS([.E416]-[.B416])))" office:value-type="float" office:value="1.01193656581449" calcext:value-type="float">
            <text:p>1.01193656581449</text:p>
          </table:table-cell>
          <table:table-cell table:formula="of:=SQRT(POWER([.H416];2)+POWER([.I416];2)+POWER([.J416];2))" office:value-type="float" office:value="624.10273262145" calcext:value-type="float">
            <text:p>624.10273262145</text:p>
          </table:table-cell>
        </table:table-row>
        <table:table-row table:style-name="ro1">
          <table:table-cell office:value-type="float" office:value="74.6788" calcext:value-type="float">
            <text:p>74.6788</text:p>
          </table:table-cell>
          <table:table-cell office:value-type="float" office:value="287.221" calcext:value-type="float">
            <text:p>287.221</text:p>
          </table:table-cell>
          <table:table-cell office:value-type="float" office:value="41.5679" calcext:value-type="float">
            <text:p>41.5679</text:p>
          </table:table-cell>
          <table:table-cell office:value-type="float" office:value="74.614" calcext:value-type="float">
            <text:p>74.614</text:p>
          </table:table-cell>
          <table:table-cell office:value-type="float" office:value="276.78" calcext:value-type="float">
            <text:p>276.78</text:p>
          </table:table-cell>
          <table:table-cell office:value-type="float" office:value="41.7387" calcext:value-type="float">
            <text:p>41.7387</text:p>
          </table:table-cell>
          <table:table-cell/>
          <table:table-cell table:formula="of:=([.D417]-[.A417])/0.0166667" office:value-type="float" office:value="-3.88799222401502" calcext:value-type="float">
            <text:p>-3.88799222401502</text:p>
          </table:table-cell>
          <table:table-cell table:formula="of:=ABS([.E417]-[.B417])/0.0166667" office:value-type="float" office:value="626.458747082508" calcext:value-type="float">
            <text:p>626.458747082508</text:p>
          </table:table-cell>
          <table:table-cell table:formula="of:=([.F417]-[.C417])/0.0166667" office:value-type="float" office:value="10.247979504041" calcext:value-type="float">
            <text:p>10.247979504041</text:p>
          </table:table-cell>
          <table:table-cell table:formula="of:=DEGREES(ATAN(ABS([.F417]-[.C417])/ABS([.E417]-[.B417])))" office:value-type="float" office:value="0.937194363396387" calcext:value-type="float">
            <text:p>0.937194363396387</text:p>
          </table:table-cell>
          <table:table-cell table:formula="of:=SQRT(POWER([.H417];2)+POWER([.I417];2)+POWER([.J417];2))" office:value-type="float" office:value="626.554626001305" calcext:value-type="float">
            <text:p>626.554626001305</text:p>
          </table:table-cell>
        </table:table-row>
        <table:table-row table:style-name="ro1">
          <table:table-cell office:value-type="float" office:value="73.8913" calcext:value-type="float">
            <text:p>73.8913</text:p>
          </table:table-cell>
          <table:table-cell office:value-type="float" office:value="283.057" calcext:value-type="float">
            <text:p>283.057</text:p>
          </table:table-cell>
          <table:table-cell office:value-type="float" office:value="42.2398" calcext:value-type="float">
            <text:p>42.2398</text:p>
          </table:table-cell>
          <table:table-cell office:value-type="float" office:value="73.5976" calcext:value-type="float">
            <text:p>73.5976</text:p>
          </table:table-cell>
          <table:table-cell office:value-type="float" office:value="274.092" calcext:value-type="float">
            <text:p>274.092</text:p>
          </table:table-cell>
          <table:table-cell office:value-type="float" office:value="41.9379" calcext:value-type="float">
            <text:p>41.9379</text:p>
          </table:table-cell>
          <table:table-cell/>
          <table:table-cell table:formula="of:=([.D418]-[.A418])/0.0166667" office:value-type="float" office:value="-17.6219647560706" calcext:value-type="float">
            <text:p>-17.6219647560706</text:p>
          </table:table-cell>
          <table:table-cell table:formula="of:=ABS([.E418]-[.B418])/0.0166667" office:value-type="float" office:value="537.898924202154" calcext:value-type="float">
            <text:p>537.898924202154</text:p>
          </table:table-cell>
          <table:table-cell table:formula="of:=([.F418]-[.C418])/0.0166667" office:value-type="float" office:value="-18.1139637720727" calcext:value-type="float">
            <text:p>-18.1139637720727</text:p>
          </table:table-cell>
          <table:table-cell table:formula="of:=DEGREES(ATAN(ABS([.F418]-[.C418])/ABS([.E418]-[.B418])))" office:value-type="float" office:value="1.92872968207083" calcext:value-type="float">
            <text:p>1.92872968207083</text:p>
          </table:table-cell>
          <table:table-cell table:formula="of:=SQRT(POWER([.H418];2)+POWER([.I418];2)+POWER([.J418];2))" office:value-type="float" office:value="538.492248768015" calcext:value-type="float">
            <text:p>538.492248768015</text:p>
          </table:table-cell>
        </table:table-row>
        <table:table-row table:style-name="ro1">
          <table:table-cell office:value-type="float" office:value="74.1332" calcext:value-type="float">
            <text:p>74.1332</text:p>
          </table:table-cell>
          <table:table-cell office:value-type="float" office:value="280.447" calcext:value-type="float">
            <text:p>280.447</text:p>
          </table:table-cell>
          <table:table-cell office:value-type="float" office:value="42.403" calcext:value-type="float">
            <text:p>42.403</text:p>
          </table:table-cell>
          <table:table-cell office:value-type="float" office:value="74.0855" calcext:value-type="float">
            <text:p>74.085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42.0928" calcext:value-type="float">
            <text:p>42.0928</text:p>
          </table:table-cell>
          <table:table-cell/>
          <table:table-cell table:formula="of:=([.D419]-[.A419])/0.0166667" office:value-type="float" office:value="-2.86199427601181" calcext:value-type="float">
            <text:p>-2.86199427601181</text:p>
          </table:table-cell>
          <table:table-cell table:formula="of:=ABS([.E419]-[.B419])/0.0166667" office:value-type="float" office:value="530.39893920212" calcext:value-type="float">
            <text:p>530.39893920212</text:p>
          </table:table-cell>
          <table:table-cell table:formula="of:=([.F419]-[.C419])/0.0166667" office:value-type="float" office:value="-18.6119627760746" calcext:value-type="float">
            <text:p>-18.6119627760746</text:p>
          </table:table-cell>
          <table:table-cell table:formula="of:=DEGREES(ATAN(ABS([.F419]-[.C419])/ABS([.E419]-[.B419])))" office:value-type="float" office:value="2.00971281010286" calcext:value-type="float">
            <text:p>2.00971281010286</text:p>
          </table:table-cell>
          <table:table-cell table:formula="of:=SQRT(POWER([.H419];2)+POWER([.I419];2)+POWER([.J419];2))" office:value-type="float" office:value="530.733107009868" calcext:value-type="float">
            <text:p>530.733107009868</text:p>
          </table:table-cell>
        </table:table-row>
        <table:table-row table:style-name="ro1">
          <table:table-cell office:value-type="float" office:value="74.6788" calcext:value-type="float">
            <text:p>74.6788</text:p>
          </table:table-cell>
          <table:table-cell office:value-type="float" office:value="287.216" calcext:value-type="float">
            <text:p>287.216</text:p>
          </table:table-cell>
          <table:table-cell office:value-type="float" office:value="41.5688" calcext:value-type="float">
            <text:p>41.5688</text:p>
          </table:table-cell>
          <table:table-cell office:value-type="float" office:value="74.6221" calcext:value-type="float">
            <text:p>74.6221</text:p>
          </table:table-cell>
          <table:table-cell office:value-type="float" office:value="278.049" calcext:value-type="float">
            <text:p>278.049</text:p>
          </table:table-cell>
          <table:table-cell office:value-type="float" office:value="41.7822" calcext:value-type="float">
            <text:p>41.7822</text:p>
          </table:table-cell>
          <table:table-cell/>
          <table:table-cell table:formula="of:=([.D420]-[.A420])/0.0166667" office:value-type="float" office:value="-3.40199319601314" calcext:value-type="float">
            <text:p>-3.40199319601314</text:p>
          </table:table-cell>
          <table:table-cell table:formula="of:=ABS([.E420]-[.B420])/0.0166667" office:value-type="float" office:value="550.018899962202" calcext:value-type="float">
            <text:p>550.018899962202</text:p>
          </table:table-cell>
          <table:table-cell table:formula="of:=([.F420]-[.C420])/0.0166667" office:value-type="float" office:value="12.8039743920512" calcext:value-type="float">
            <text:p>12.8039743920512</text:p>
          </table:table-cell>
          <table:table-cell table:formula="of:=DEGREES(ATAN(ABS([.F420]-[.C420])/ABS([.E420]-[.B420])))" office:value-type="float" office:value="1.33355638697311" calcext:value-type="float">
            <text:p>1.33355638697311</text:p>
          </table:table-cell>
          <table:table-cell table:formula="of:=SQRT(POWER([.H420];2)+POWER([.I420];2)+POWER([.J420];2))" office:value-type="float" office:value="550.178430723678" calcext:value-type="float">
            <text:p>550.178430723678</text:p>
          </table:table-cell>
        </table:table-row>
        <table:table-row table:style-name="ro1">
          <table:table-cell office:value-type="float" office:value="74.4053" calcext:value-type="float">
            <text:p>74.4053</text:p>
          </table:table-cell>
          <table:table-cell office:value-type="float" office:value="284.626" calcext:value-type="float">
            <text:p>284.626</text:p>
          </table:table-cell>
          <table:table-cell office:value-type="float" office:value="41.224" calcext:value-type="float">
            <text:p>41.224</text:p>
          </table:table-cell>
          <table:table-cell office:value-type="float" office:value="74.3409" calcext:value-type="float">
            <text:p>74.3409</text:p>
          </table:table-cell>
          <table:table-cell office:value-type="float" office:value="272.933" calcext:value-type="float">
            <text:p>272.933</text:p>
          </table:table-cell>
          <table:table-cell office:value-type="float" office:value="41.8728" calcext:value-type="float">
            <text:p>41.8728</text:p>
          </table:table-cell>
          <table:table-cell/>
          <table:table-cell table:formula="of:=([.D421]-[.A421])/0.0166667" office:value-type="float" office:value="-3.86399227201498" calcext:value-type="float">
            <text:p>-3.86399227201498</text:p>
          </table:table-cell>
          <table:table-cell table:formula="of:=ABS([.E421]-[.B421])/0.0166667" office:value-type="float" office:value="701.578596842805" calcext:value-type="float">
            <text:p>701.578596842805</text:p>
          </table:table-cell>
          <table:table-cell table:formula="of:=([.F421]-[.C421])/0.0166667" office:value-type="float" office:value="38.9279221441558" calcext:value-type="float">
            <text:p>38.9279221441558</text:p>
          </table:table-cell>
          <table:table-cell table:formula="of:=DEGREES(ATAN(ABS([.F421]-[.C421])/ABS([.E421]-[.B421])))" office:value-type="float" office:value="3.17586788376489" calcext:value-type="float">
            <text:p>3.17586788376489</text:p>
          </table:table-cell>
          <table:table-cell table:formula="of:=SQRT(POWER([.H421];2)+POWER([.I421];2)+POWER([.J421];2))" office:value-type="float" office:value="702.668372069399" calcext:value-type="float">
            <text:p>702.668372069399</text:p>
          </table:table-cell>
        </table:table-row>
        <table:table-row table:style-name="ro1">
          <table:table-cell office:value-type="float" office:value="74.3916" calcext:value-type="float">
            <text:p>74.3916</text:p>
          </table:table-cell>
          <table:table-cell office:value-type="float" office:value="281.913" calcext:value-type="float">
            <text:p>281.913</text:p>
          </table:table-cell>
          <table:table-cell office:value-type="float" office:value="41.6617" calcext:value-type="float">
            <text:p>41.6617</text:p>
          </table:table-cell>
          <table:table-cell office:value-type="float" office:value="74.3279" calcext:value-type="float">
            <text:p>74.3279</text:p>
          </table:table-cell>
          <table:table-cell office:value-type="float" office:value="270.347" calcext:value-type="float">
            <text:p>270.347</text:p>
          </table:table-cell>
          <table:table-cell office:value-type="float" office:value="42.2972" calcext:value-type="float">
            <text:p>42.2972</text:p>
          </table:table-cell>
          <table:table-cell/>
          <table:table-cell table:formula="of:=([.D422]-[.A422])/0.0166667" office:value-type="float" office:value="-3.82199235601512" calcext:value-type="float">
            <text:p>-3.82199235601512</text:p>
          </table:table-cell>
          <table:table-cell table:formula="of:=ABS([.E422]-[.B422])/0.0166667" office:value-type="float" office:value="693.958612082778" calcext:value-type="float">
            <text:p>693.958612082778</text:p>
          </table:table-cell>
          <table:table-cell table:formula="of:=([.F422]-[.C422])/0.0166667" office:value-type="float" office:value="38.1299237401521" calcext:value-type="float">
            <text:p>38.1299237401521</text:p>
          </table:table-cell>
          <table:table-cell table:formula="of:=DEGREES(ATAN(ABS([.F422]-[.C422])/ABS([.E422]-[.B422])))" office:value-type="float" office:value="3.1449846015148" calcext:value-type="float">
            <text:p>3.1449846015148</text:p>
          </table:table-cell>
          <table:table-cell table:formula="of:=SQRT(POWER([.H422];2)+POWER([.I422];2)+POWER([.J422];2))" office:value-type="float" office:value="695.015866001528" calcext:value-type="float">
            <text:p>695.015866001528</text:p>
          </table:table-cell>
        </table:table-row>
        <table:table-row table:style-name="ro1">
          <table:table-cell office:value-type="float" office:value="73.8777" calcext:value-type="float">
            <text:p>73.8777</text:p>
          </table:table-cell>
          <table:table-cell office:value-type="float" office:value="280.524" calcext:value-type="float">
            <text:p>280.524</text:p>
          </table:table-cell>
          <table:table-cell office:value-type="float" office:value="41.8903" calcext:value-type="float">
            <text:p>41.8903</text:p>
          </table:table-cell>
          <table:table-cell office:value-type="float" office:value="73.8317" calcext:value-type="float">
            <text:p>73.8317</text:p>
          </table:table-cell>
          <table:table-cell office:value-type="float" office:value="270.296" calcext:value-type="float">
            <text:p>270.296</text:p>
          </table:table-cell>
          <table:table-cell office:value-type="float" office:value="42.3101" calcext:value-type="float">
            <text:p>42.3101</text:p>
          </table:table-cell>
          <table:table-cell/>
          <table:table-cell table:formula="of:=([.D423]-[.A423])/0.0166667" office:value-type="float" office:value="-2.75999448001143" calcext:value-type="float">
            <text:p>-2.75999448001143</text:p>
          </table:table-cell>
          <table:table-cell table:formula="of:=ABS([.E423]-[.B423])/0.0166667" office:value-type="float" office:value="613.678772642455" calcext:value-type="float">
            <text:p>613.678772642455</text:p>
          </table:table-cell>
          <table:table-cell table:formula="of:=([.F423]-[.C423])/0.0166667" office:value-type="float" office:value="25.1879496241005" calcext:value-type="float">
            <text:p>25.1879496241005</text:p>
          </table:table-cell>
          <table:table-cell table:formula="of:=DEGREES(ATAN(ABS([.F423]-[.C423])/ABS([.E423]-[.B423])))" office:value-type="float" office:value="2.35033977688092" calcext:value-type="float">
            <text:p>2.35033977688092</text:p>
          </table:table-cell>
          <table:table-cell table:formula="of:=SQRT(POWER([.H423];2)+POWER([.I423];2)+POWER([.J423];2))" office:value-type="float" office:value="614.201665878355" calcext:value-type="float">
            <text:p>614.201665878355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5.883" calcext:value-type="float">
            <text:p>285.883</text:p>
          </table:table-cell>
          <table:table-cell office:value-type="float" office:value="41.5298" calcext:value-type="float">
            <text:p>41.5298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41.4444" calcext:value-type="float">
            <text:p>41.4444</text:p>
          </table:table-cell>
          <table:table-cell/>
          <table:table-cell table:formula="of:=([.D424]-[.A424])/0.0166667" office:value-type="float" office:value="-3.59399281201431" calcext:value-type="float">
            <text:p>-3.59399281201431</text:p>
          </table:table-cell>
          <table:table-cell table:formula="of:=ABS([.E424]-[.B424])/0.0166667" office:value-type="float" office:value="620.338759322481" calcext:value-type="float">
            <text:p>620.338759322481</text:p>
          </table:table-cell>
          <table:table-cell table:formula="of:=([.F424]-[.C424])/0.0166667" office:value-type="float" office:value="-5.12398975202049" calcext:value-type="float">
            <text:p>-5.12398975202049</text:p>
          </table:table-cell>
          <table:table-cell table:formula="of:=DEGREES(ATAN(ABS([.F424]-[.C424])/ABS([.E424]-[.B424])))" office:value-type="float" office:value="0.473251600228928" calcext:value-type="float">
            <text:p>0.473251600228928</text:p>
          </table:table-cell>
          <table:table-cell table:formula="of:=SQRT(POWER([.H424];2)+POWER([.I424];2)+POWER([.J424];2))" office:value-type="float" office:value="620.370331635119" calcext:value-type="float">
            <text:p>620.370331635119</text:p>
          </table:table-cell>
        </table:table-row>
        <table:table-row table:style-name="ro1">
          <table:table-cell office:value-type="float" office:value="74.1401" calcext:value-type="float">
            <text:p>74.1401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42.4487" calcext:value-type="float">
            <text:p>42.4487</text:p>
          </table:table-cell>
          <table:table-cell office:value-type="float" office:value="74.0932" calcext:value-type="float">
            <text:p>74.0932</text:p>
          </table:table-cell>
          <table:table-cell office:value-type="float" office:value="272.8" calcext:value-type="float">
            <text:p>272.8</text:p>
          </table:table-cell>
          <table:table-cell office:value-type="float" office:value="42.3921" calcext:value-type="float">
            <text:p>42.3921</text:p>
          </table:table-cell>
          <table:table-cell/>
          <table:table-cell table:formula="of:=([.D425]-[.A425])/0.0166667" office:value-type="float" office:value="-2.81399437201173" calcext:value-type="float">
            <text:p>-2.81399437201173</text:p>
          </table:table-cell>
          <table:table-cell table:formula="of:=ABS([.E425]-[.B425])/0.0166667" office:value-type="float" office:value="536.038927922142" calcext:value-type="float">
            <text:p>536.038927922142</text:p>
          </table:table-cell>
          <table:table-cell table:formula="of:=([.F425]-[.C425])/0.0166667" office:value-type="float" office:value="-3.39599320801377" calcext:value-type="float">
            <text:p>-3.39599320801377</text:p>
          </table:table-cell>
          <table:table-cell table:formula="of:=DEGREES(ATAN(ABS([.F425]-[.C425])/ABS([.E425]-[.B425])))" office:value-type="float" office:value="0.362983852089776" calcext:value-type="float">
            <text:p>0.362983852089776</text:p>
          </table:table-cell>
          <table:table-cell table:formula="of:=SQRT(POWER([.H425];2)+POWER([.I425];2)+POWER([.J425];2))" office:value-type="float" office:value="536.057071198687" calcext:value-type="float">
            <text:p>536.057071198687</text:p>
          </table:table-cell>
        </table:table-row>
        <table:table-row table:style-name="ro1">
          <table:table-cell office:value-type="float" office:value="73.6332" calcext:value-type="float">
            <text:p>73.6332</text:p>
          </table:table-cell>
          <table:table-cell office:value-type="float" office:value="283.203" calcext:value-type="float">
            <text:p>283.203</text:p>
          </table:table-cell>
          <table:table-cell office:value-type="float" office:value="41.4606" calcext:value-type="float">
            <text:p>41.4606</text:p>
          </table:table-cell>
          <table:table-cell office:value-type="float" office:value="73.3403" calcext:value-type="float">
            <text:p>73.3403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41.3879" calcext:value-type="float">
            <text:p>41.3879</text:p>
          </table:table-cell>
          <table:table-cell/>
          <table:table-cell table:formula="of:=([.D426]-[.A426])/0.0166667" office:value-type="float" office:value="-17.5739648520705" calcext:value-type="float">
            <text:p>-17.5739648520705</text:p>
          </table:table-cell>
          <table:table-cell table:formula="of:=ABS([.E426]-[.B426])/0.0166667" office:value-type="float" office:value="616.738766522467" calcext:value-type="float">
            <text:p>616.738766522467</text:p>
          </table:table-cell>
          <table:table-cell table:formula="of:=([.F426]-[.C426])/0.0166667" office:value-type="float" office:value="-4.3619912760173" calcext:value-type="float">
            <text:p>-4.3619912760173</text:p>
          </table:table-cell>
          <table:table-cell table:formula="of:=DEGREES(ATAN(ABS([.F426]-[.C426])/ABS([.E426]-[.B426])))" office:value-type="float" office:value="0.405227523862965" calcext:value-type="float">
            <text:p>0.405227523862965</text:p>
          </table:table-cell>
          <table:table-cell table:formula="of:=SQRT(POWER([.H426];2)+POWER([.I426];2)+POWER([.J426];2))" office:value-type="float" office:value="617.004519708055" calcext:value-type="float">
            <text:p>617.004519708055</text:p>
          </table:table-cell>
        </table:table-row>
        <table:table-row table:style-name="ro1">
          <table:table-cell office:value-type="float" office:value="73.6423" calcext:value-type="float">
            <text:p>73.6423</text:p>
          </table:table-cell>
          <table:table-cell office:value-type="float" office:value="285.922" calcext:value-type="float">
            <text:p>285.922</text:p>
          </table:table-cell>
          <table:table-cell office:value-type="float" office:value="41.022" calcext:value-type="float">
            <text:p>41.022</text:p>
          </table:table-cell>
          <table:table-cell office:value-type="float" office:value="73.3464" calcext:value-type="float">
            <text:p>73.3464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40.6971" calcext:value-type="float">
            <text:p>40.6971</text:p>
          </table:table-cell>
          <table:table-cell/>
          <table:table-cell table:formula="of:=([.D427]-[.A427])/0.0166667" office:value-type="float" office:value="-17.7539644920712" calcext:value-type="float">
            <text:p>-17.7539644920712</text:p>
          </table:table-cell>
          <table:table-cell table:formula="of:=ABS([.E427]-[.B427])/0.0166667" office:value-type="float" office:value="619.55876088248" calcext:value-type="float">
            <text:p>619.55876088248</text:p>
          </table:table-cell>
          <table:table-cell table:formula="of:=([.F427]-[.C427])/0.0166667" office:value-type="float" office:value="-19.4939610120779" calcext:value-type="float">
            <text:p>-19.4939610120779</text:p>
          </table:table-cell>
          <table:table-cell table:formula="of:=DEGREES(ATAN(ABS([.F427]-[.C427])/ABS([.E427]-[.B427])))" office:value-type="float" office:value="1.80217502700065" calcext:value-type="float">
            <text:p>1.80217502700065</text:p>
          </table:table-cell>
          <table:table-cell table:formula="of:=SQRT(POWER([.H427];2)+POWER([.I427];2)+POWER([.J427];2))" office:value-type="float" office:value="620.11956585594" calcext:value-type="float">
            <text:p>620.11956585594</text:p>
          </table:table-cell>
        </table:table-row>
        <table:table-row table:style-name="ro1">
          <table:table-cell office:value-type="float" office:value="74.1364" calcext:value-type="float">
            <text:p>74.1364</text:p>
          </table:table-cell>
          <table:table-cell office:value-type="float" office:value="281.948" calcext:value-type="float">
            <text:p>281.948</text:p>
          </table:table-cell>
          <table:table-cell office:value-type="float" office:value="41.4061" calcext:value-type="float">
            <text:p>41.4061</text:p>
          </table:table-cell>
          <table:table-cell office:value-type="float" office:value="74.0894" calcext:value-type="float">
            <text:p>74.0894</text:p>
          </table:table-cell>
          <table:table-cell office:value-type="float" office:value="273.008" calcext:value-type="float">
            <text:p>273.008</text:p>
          </table:table-cell>
          <table:table-cell office:value-type="float" office:value="41.3671" calcext:value-type="float">
            <text:p>41.3671</text:p>
          </table:table-cell>
          <table:table-cell/>
          <table:table-cell table:formula="of:=([.D428]-[.A428])/0.0166667" office:value-type="float" office:value="-2.8199943600111" calcext:value-type="float">
            <text:p>-2.8199943600111</text:p>
          </table:table-cell>
          <table:table-cell table:formula="of:=ABS([.E428]-[.B428])/0.0166667" office:value-type="float" office:value="536.398927202146" calcext:value-type="float">
            <text:p>536.398927202146</text:p>
          </table:table-cell>
          <table:table-cell table:formula="of:=([.F428]-[.C428])/0.0166667" office:value-type="float" office:value="-2.33999532000945" calcext:value-type="float">
            <text:p>-2.33999532000945</text:p>
          </table:table-cell>
          <table:table-cell table:formula="of:=DEGREES(ATAN(ABS([.F428]-[.C428])/ABS([.E428]-[.B428])))" office:value-type="float" office:value="0.249946445891164" calcext:value-type="float">
            <text:p>0.249946445891164</text:p>
          </table:table-cell>
          <table:table-cell table:formula="of:=SQRT(POWER([.H428];2)+POWER([.I428];2)+POWER([.J428];2))" office:value-type="float" office:value="536.411443809601" calcext:value-type="float">
            <text:p>536.411443809601</text:p>
          </table:table-cell>
        </table:table-row>
        <table:table-row table:style-name="ro1">
          <table:table-cell office:value-type="float" office:value="74.1443" calcext:value-type="float">
            <text:p>74.1443</text:p>
          </table:table-cell>
          <table:table-cell office:value-type="float" office:value="283.193" calcext:value-type="float">
            <text:p>283.193</text:p>
          </table:table-cell>
          <table:table-cell office:value-type="float" office:value="41.7103" calcext:value-type="float">
            <text:p>41.7103</text:p>
          </table:table-cell>
          <table:table-cell office:value-type="float" office:value="74.0903" calcext:value-type="float">
            <text:p>74.0903</text:p>
          </table:table-cell>
          <table:table-cell office:value-type="float" office:value="272.952" calcext:value-type="float">
            <text:p>272.952</text:p>
          </table:table-cell>
          <table:table-cell office:value-type="float" office:value="41.6242" calcext:value-type="float">
            <text:p>41.6242</text:p>
          </table:table-cell>
          <table:table-cell/>
          <table:table-cell table:formula="of:=([.D429]-[.A429])/0.0166667" office:value-type="float" office:value="-3.23999352001308" calcext:value-type="float">
            <text:p>-3.23999352001308</text:p>
          </table:table-cell>
          <table:table-cell table:formula="of:=ABS([.E429]-[.B429])/0.0166667" office:value-type="float" office:value="614.458771082457" calcext:value-type="float">
            <text:p>614.458771082457</text:p>
          </table:table-cell>
          <table:table-cell table:formula="of:=([.F429]-[.C429])/0.0166667" office:value-type="float" office:value="-5.16598966802035" calcext:value-type="float">
            <text:p>-5.16598966802035</text:p>
          </table:table-cell>
          <table:table-cell table:formula="of:=DEGREES(ATAN(ABS([.F429]-[.C429])/ABS([.E429]-[.B429])))" office:value-type="float" office:value="0.48169616140037" calcext:value-type="float">
            <text:p>0.48169616140037</text:p>
          </table:table-cell>
          <table:table-cell table:formula="of:=SQRT(POWER([.H429];2)+POWER([.I429];2)+POWER([.J429];2))" office:value-type="float" office:value="614.489028679458" calcext:value-type="float">
            <text:p>614.489028679458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5.883" calcext:value-type="float">
            <text:p>285.883</text:p>
          </table:table-cell>
          <table:table-cell office:value-type="float" office:value="41.5298" calcext:value-type="float">
            <text:p>41.5298</text:p>
          </table:table-cell>
          <table:table-cell office:value-type="float" office:value="74.6059" calcext:value-type="float">
            <text:p>74.6059</text:p>
          </table:table-cell>
          <table:table-cell office:value-type="float" office:value="275.518" calcext:value-type="float">
            <text:p>275.518</text:p>
          </table:table-cell>
          <table:table-cell office:value-type="float" office:value="41.6955" calcext:value-type="float">
            <text:p>41.6955</text:p>
          </table:table-cell>
          <table:table-cell/>
          <table:table-cell table:formula="of:=([.D430]-[.A430])/0.0166667" office:value-type="float" office:value="11.5199769600465" calcext:value-type="float">
            <text:p>11.5199769600465</text:p>
          </table:table-cell>
          <table:table-cell table:formula="of:=ABS([.E430]-[.B430])/0.0166667" office:value-type="float" office:value="621.898756202488" calcext:value-type="float">
            <text:p>621.898756202488</text:p>
          </table:table-cell>
          <table:table-cell table:formula="of:=([.F430]-[.C430])/0.0166667" office:value-type="float" office:value="9.94198011603983" calcext:value-type="float">
            <text:p>9.94198011603983</text:p>
          </table:table-cell>
          <table:table-cell table:formula="of:=DEGREES(ATAN(ABS([.F430]-[.C430])/ABS([.E430]-[.B430])))" office:value-type="float" office:value="0.91588056049443" calcext:value-type="float">
            <text:p>0.91588056049443</text:p>
          </table:table-cell>
          <table:table-cell table:formula="of:=SQRT(POWER([.H430];2)+POWER([.I430];2)+POWER([.J430];2))" office:value-type="float" office:value="622.084894370527" calcext:value-type="float">
            <text:p>622.084894370527</text:p>
          </table:table-cell>
        </table:table-row>
        <table:table-row table:style-name="ro1">
          <table:table-cell office:value-type="float" office:value="74.3975" calcext:value-type="float">
            <text:p>74.3975</text:p>
          </table:table-cell>
          <table:table-cell office:value-type="float" office:value="283.308" calcext:value-type="float">
            <text:p>283.308</text:p>
          </table:table-cell>
          <table:table-cell office:value-type="float" office:value="41.1836" calcext:value-type="float">
            <text:p>41.1836</text:p>
          </table:table-cell>
          <table:table-cell office:value-type="float" office:value="74.34" calcext:value-type="float">
            <text:p>74.34</text:p>
          </table:table-cell>
          <table:table-cell office:value-type="float" office:value="272.969" calcext:value-type="float">
            <text:p>272.969</text:p>
          </table:table-cell>
          <table:table-cell office:value-type="float" office:value="41.6191" calcext:value-type="float">
            <text:p>41.6191</text:p>
          </table:table-cell>
          <table:table-cell/>
          <table:table-cell table:formula="of:=([.D431]-[.A431])/0.0166667" office:value-type="float" office:value="-3.44999310001322" calcext:value-type="float">
            <text:p>-3.44999310001322</text:p>
          </table:table-cell>
          <table:table-cell table:formula="of:=ABS([.E431]-[.B431])/0.0166667" office:value-type="float" office:value="620.338759322481" calcext:value-type="float">
            <text:p>620.338759322481</text:p>
          </table:table-cell>
          <table:table-cell table:formula="of:=([.F431]-[.C431])/0.0166667" office:value-type="float" office:value="26.1299477401048" calcext:value-type="float">
            <text:p>26.1299477401048</text:p>
          </table:table-cell>
          <table:table-cell table:formula="of:=DEGREES(ATAN(ABS([.F431]-[.C431])/ABS([.E431]-[.B431])))" office:value-type="float" office:value="2.41199055076217" calcext:value-type="float">
            <text:p>2.41199055076217</text:p>
          </table:table-cell>
          <table:table-cell table:formula="of:=SQRT(POWER([.H431];2)+POWER([.I431];2)+POWER([.J431];2))" office:value-type="float" office:value="620.898424010761" calcext:value-type="float">
            <text:p>620.898424010761</text:p>
          </table:table-cell>
        </table:table-row>
        <table:table-row table:style-name="ro1">
          <table:table-cell office:value-type="float" office:value="74.4044" calcext:value-type="float">
            <text:p>74.4044</text:p>
          </table:table-cell>
          <table:table-cell office:value-type="float" office:value="284.671" calcext:value-type="float">
            <text:p>284.671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74.3382" calcext:value-type="float">
            <text:p>74.3382</text:p>
          </table:table-cell>
          <table:table-cell office:value-type="float" office:value="273.071" calcext:value-type="float">
            <text:p>273.071</text:p>
          </table:table-cell>
          <table:table-cell office:value-type="float" office:value="41.1064" calcext:value-type="float">
            <text:p>41.1064</text:p>
          </table:table-cell>
          <table:table-cell/>
          <table:table-cell table:formula="of:=([.D432]-[.A432])/0.0166667" office:value-type="float" office:value="-3.97199205601558" calcext:value-type="float">
            <text:p>-3.97199205601558</text:p>
          </table:table-cell>
          <table:table-cell table:formula="of:=ABS([.E432]-[.B432])/0.0166667" office:value-type="float" office:value="695.998608002782" calcext:value-type="float">
            <text:p>695.998608002782</text:p>
          </table:table-cell>
          <table:table-cell table:formula="of:=([.F432]-[.C432])/0.0166667" office:value-type="float" office:value="8.60998278003462" calcext:value-type="float">
            <text:p>8.60998278003462</text:p>
          </table:table-cell>
          <table:table-cell table:formula="of:=DEGREES(ATAN(ABS([.F432]-[.C432])/ABS([.E432]-[.B432])))" office:value-type="float" office:value="0.708752153999323" calcext:value-type="float">
            <text:p>0.708752153999323</text:p>
          </table:table-cell>
          <table:table-cell table:formula="of:=SQRT(POWER([.H432];2)+POWER([.I432];2)+POWER([.J432];2))" office:value-type="float" office:value="696.063194592399" calcext:value-type="float">
            <text:p>696.063194592399</text:p>
          </table:table-cell>
        </table:table-row>
        <table:table-row table:style-name="ro1">
          <table:table-cell office:value-type="float" office:value="74.4268" calcext:value-type="float">
            <text:p>74.4268</text:p>
          </table:table-cell>
          <table:table-cell office:value-type="float" office:value="288.677" calcext:value-type="float">
            <text:p>288.677</text:p>
          </table:table-cell>
          <table:table-cell office:value-type="float" office:value="40.8265" calcext:value-type="float">
            <text:p>40.8265</text:p>
          </table:table-cell>
          <table:table-cell office:value-type="float" office:value="74.1196" calcext:value-type="float">
            <text:p>74.1196</text:p>
          </table:table-cell>
          <table:table-cell office:value-type="float" office:value="279.521" calcext:value-type="float">
            <text:p>279.521</text:p>
          </table:table-cell>
          <table:table-cell office:value-type="float" office:value="40.5427" calcext:value-type="float">
            <text:p>40.5427</text:p>
          </table:table-cell>
          <table:table-cell/>
          <table:table-cell table:formula="of:=([.D433]-[.A433])/0.0166667" office:value-type="float" office:value="-18.4319631360734" calcext:value-type="float">
            <text:p>-18.4319631360734</text:p>
          </table:table-cell>
          <table:table-cell table:formula="of:=ABS([.E433]-[.B433])/0.0166667" office:value-type="float" office:value="549.358901282198" calcext:value-type="float">
            <text:p>549.358901282198</text:p>
          </table:table-cell>
          <table:table-cell table:formula="of:=([.F433]-[.C433])/0.0166667" office:value-type="float" office:value="-17.0279659440681" calcext:value-type="float">
            <text:p>-17.0279659440681</text:p>
          </table:table-cell>
          <table:table-cell table:formula="of:=DEGREES(ATAN(ABS([.F433]-[.C433])/ABS([.E433]-[.B433])))" office:value-type="float" office:value="1.77537546452017" calcext:value-type="float">
            <text:p>1.77537546452017</text:p>
          </table:table-cell>
          <table:table-cell table:formula="of:=SQRT(POWER([.H433];2)+POWER([.I433];2)+POWER([.J433];2))" office:value-type="float" office:value="549.931715131275" calcext:value-type="float">
            <text:p>549.931715131275</text:p>
          </table:table-cell>
        </table:table-row>
        <table:table-row table:style-name="ro1">
          <table:table-cell office:value-type="float" office:value="74.4268" calcext:value-type="float">
            <text:p>74.4268</text:p>
          </table:table-cell>
          <table:table-cell office:value-type="float" office:value="288.677" calcext:value-type="float">
            <text:p>288.677</text:p>
          </table:table-cell>
          <table:table-cell office:value-type="float" office:value="40.8265" calcext:value-type="float">
            <text:p>40.8265</text:p>
          </table:table-cell>
          <table:table-cell office:value-type="float" office:value="74.3739" calcext:value-type="float">
            <text:p>74.3739</text:p>
          </table:table-cell>
          <table:table-cell office:value-type="float" office:value="279.498" calcext:value-type="float">
            <text:p>279.498</text:p>
          </table:table-cell>
          <table:table-cell office:value-type="float" office:value="40.7955" calcext:value-type="float">
            <text:p>40.7955</text:p>
          </table:table-cell>
          <table:table-cell/>
          <table:table-cell table:formula="of:=([.D434]-[.A434])/0.0166667" office:value-type="float" office:value="-3.17399365201233" calcext:value-type="float">
            <text:p>-3.17399365201233</text:p>
          </table:table-cell>
          <table:table-cell table:formula="of:=ABS([.E434]-[.B434])/0.0166667" office:value-type="float" office:value="550.738898522205" calcext:value-type="float">
            <text:p>550.738898522205</text:p>
          </table:table-cell>
          <table:table-cell table:formula="of:=([.F434]-[.C434])/0.0166667" office:value-type="float" office:value="-1.85999628000779" calcext:value-type="float">
            <text:p>-1.85999628000779</text:p>
          </table:table-cell>
          <table:table-cell table:formula="of:=DEGREES(ATAN(ABS([.F434]-[.C434])/ABS([.E434]-[.B434])))" office:value-type="float" office:value="0.193502822961991" calcext:value-type="float">
            <text:p>0.193502822961991</text:p>
          </table:table-cell>
          <table:table-cell table:formula="of:=SQRT(POWER([.H434];2)+POWER([.I434];2)+POWER([.J434];2))" office:value-type="float" office:value="550.75118535262" calcext:value-type="float">
            <text:p>550.75118535262</text:p>
          </table:table-cell>
        </table:table-row>
        <table:table-row table:style-name="ro1">
          <table:table-cell office:value-type="float" office:value="74.8902" calcext:value-type="float">
            <text:p>74.8902</text:p>
          </table:table-cell>
          <table:table-cell office:value-type="float" office:value="280.798" calcext:value-type="float">
            <text:p>280.798</text:p>
          </table:table-cell>
          <table:table-cell office:value-type="float" office:value="41.0815" calcext:value-type="float">
            <text:p>41.0815</text:p>
          </table:table-cell>
          <table:table-cell office:value-type="float" office:value="75.0603" calcext:value-type="float">
            <text:p>75.0603</text:p>
          </table:table-cell>
          <table:table-cell office:value-type="float" office:value="269.448" calcext:value-type="float">
            <text:p>269.448</text:p>
          </table:table-cell>
          <table:table-cell office:value-type="float" office:value="40.9613" calcext:value-type="float">
            <text:p>40.9613</text:p>
          </table:table-cell>
          <table:table-cell/>
          <table:table-cell table:formula="of:=([.D435]-[.A435])/0.0166667" office:value-type="float" office:value="10.2059795880411" calcext:value-type="float">
            <text:p>10.2059795880411</text:p>
          </table:table-cell>
          <table:table-cell table:formula="of:=ABS([.E435]-[.B435])/0.0166667" office:value-type="float" office:value="680.998638002725" calcext:value-type="float">
            <text:p>680.998638002725</text:p>
          </table:table-cell>
          <table:table-cell table:formula="of:=([.F435]-[.C435])/0.0166667" office:value-type="float" office:value="-7.21198557602867" calcext:value-type="float">
            <text:p>-7.21198557602867</text:p>
          </table:table-cell>
          <table:table-cell table:formula="of:=DEGREES(ATAN(ABS([.F435]-[.C435])/ABS([.E435]-[.B435])))" office:value-type="float" office:value="0.606757290477206" calcext:value-type="float">
            <text:p>0.606757290477206</text:p>
          </table:table-cell>
          <table:table-cell table:formula="of:=SQRT(POWER([.H435];2)+POWER([.I435];2)+POWER([.J435];2))" office:value-type="float" office:value="681.113294332791" calcext:value-type="float">
            <text:p>681.113294332791</text:p>
          </table:table-cell>
        </table:table-row>
        <table:table-row table:style-name="ro1">
          <table:table-cell office:value-type="float" office:value="74.6453" calcext:value-type="float">
            <text:p>74.6453</text:p>
          </table:table-cell>
          <table:table-cell office:value-type="float" office:value="282.003" calcext:value-type="float">
            <text:p>282.003</text:p>
          </table:table-cell>
          <table:table-cell office:value-type="float" office:value="41.3924" calcext:value-type="float">
            <text:p>41.3924</text:p>
          </table:table-cell>
          <table:table-cell office:value-type="float" office:value="74.581" calcext:value-type="float">
            <text:p>74.581</text:p>
          </table:table-cell>
          <table:table-cell office:value-type="float" office:value="271.821" calcext:value-type="float">
            <text:p>271.821</text:p>
          </table:table-cell>
          <table:table-cell office:value-type="float" office:value="41.3111" calcext:value-type="float">
            <text:p>41.3111</text:p>
          </table:table-cell>
          <table:table-cell/>
          <table:table-cell table:formula="of:=([.D436]-[.A436])/0.0166667" office:value-type="float" office:value="-3.85799228401561" calcext:value-type="float">
            <text:p>-3.85799228401561</text:p>
          </table:table-cell>
          <table:table-cell table:formula="of:=ABS([.E436]-[.B436])/0.0166667" office:value-type="float" office:value="610.918778162441" calcext:value-type="float">
            <text:p>610.918778162441</text:p>
          </table:table-cell>
          <table:table-cell table:formula="of:=([.F436]-[.C436])/0.0166667" office:value-type="float" office:value="-4.87799024401944" calcext:value-type="float">
            <text:p>-4.87799024401944</text:p>
          </table:table-cell>
          <table:table-cell table:formula="of:=DEGREES(ATAN(ABS([.F436]-[.C436])/ABS([.E436]-[.B436])))" office:value-type="float" office:value="0.457478676553335" calcext:value-type="float">
            <text:p>0.457478676553335</text:p>
          </table:table-cell>
          <table:table-cell table:formula="of:=SQRT(POWER([.H436];2)+POWER([.I436];2)+POWER([.J436];2))" office:value-type="float" office:value="610.95043367263" calcext:value-type="float">
            <text:p>610.95043367263</text:p>
          </table:table-cell>
        </table:table-row>
        <table:table-row table:style-name="ro1">
          <table:table-cell office:value-type="float" office:value="73.9257" calcext:value-type="float">
            <text:p>73.9257</text:p>
          </table:table-cell>
          <table:table-cell office:value-type="float" office:value="291.194" calcext:value-type="float">
            <text:p>291.194</text:p>
          </table:table-cell>
          <table:table-cell office:value-type="float" office:value="41.4548" calcext:value-type="float">
            <text:p>41.4548</text:p>
          </table:table-cell>
          <table:table-cell office:value-type="float" office:value="73.8767" calcext:value-type="float">
            <text:p>73.8767</text:p>
          </table:table-cell>
          <table:table-cell office:value-type="float" office:value="280.578" calcext:value-type="float">
            <text:p>280.578</text:p>
          </table:table-cell>
          <table:table-cell office:value-type="float" office:value="41.6301" calcext:value-type="float">
            <text:p>41.6301</text:p>
          </table:table-cell>
          <table:table-cell/>
          <table:table-cell table:formula="of:=([.D437]-[.A437])/0.0166667" office:value-type="float" office:value="-2.93999412001216" calcext:value-type="float">
            <text:p>-2.93999412001216</text:p>
          </table:table-cell>
          <table:table-cell table:formula="of:=ABS([.E437]-[.B437])/0.0166667" office:value-type="float" office:value="636.95872608255" calcext:value-type="float">
            <text:p>636.95872608255</text:p>
          </table:table-cell>
          <table:table-cell table:formula="of:=([.F437]-[.C437])/0.0166667" office:value-type="float" office:value="10.5179789640421" calcext:value-type="float">
            <text:p>10.5179789640421</text:p>
          </table:table-cell>
          <table:table-cell table:formula="of:=DEGREES(ATAN(ABS([.F437]-[.C437])/ABS([.E437]-[.B437])))" office:value-type="float" office:value="0.946028390500777" calcext:value-type="float">
            <text:p>0.946028390500777</text:p>
          </table:table-cell>
          <table:table-cell table:formula="of:=SQRT(POWER([.H437];2)+POWER([.I437];2)+POWER([.J437];2))" office:value-type="float" office:value="637.052344929064" calcext:value-type="float">
            <text:p>637.052344929064</text:p>
          </table:table-cell>
        </table:table-row>
        <table:table-row table:style-name="ro1">
          <table:table-cell office:value-type="float" office:value="74.6453" calcext:value-type="float">
            <text:p>74.6453</text:p>
          </table:table-cell>
          <table:table-cell office:value-type="float" office:value="281.998" calcext:value-type="float">
            <text:p>281.998</text:p>
          </table:table-cell>
          <table:table-cell office:value-type="float" office:value="41.3933" calcext:value-type="float">
            <text:p>41.3933</text:p>
          </table:table-cell>
          <table:table-cell office:value-type="float" office:value="74.5898" calcext:value-type="float">
            <text:p>74.5898</text:p>
          </table:table-cell>
          <table:table-cell office:value-type="float" office:value="273.011" calcext:value-type="float">
            <text:p>273.011</text:p>
          </table:table-cell>
          <table:table-cell office:value-type="float" office:value="41.6099" calcext:value-type="float">
            <text:p>41.6099</text:p>
          </table:table-cell>
          <table:table-cell/>
          <table:table-cell table:formula="of:=([.D438]-[.A438])/0.0166667" office:value-type="float" office:value="-3.32999334001387" calcext:value-type="float">
            <text:p>-3.32999334001387</text:p>
          </table:table-cell>
          <table:table-cell table:formula="of:=ABS([.E438]-[.B438])/0.0166667" office:value-type="float" office:value="539.218921562155" calcext:value-type="float">
            <text:p>539.218921562155</text:p>
          </table:table-cell>
          <table:table-cell table:formula="of:=([.F438]-[.C438])/0.0166667" office:value-type="float" office:value="12.995974008052" calcext:value-type="float">
            <text:p>12.995974008052</text:p>
          </table:table-cell>
          <table:table-cell table:formula="of:=DEGREES(ATAN(ABS([.F438]-[.C438])/ABS([.E438]-[.B438])))" office:value-type="float" office:value="1.38064579011483" calcext:value-type="float">
            <text:p>1.38064579011483</text:p>
          </table:table-cell>
          <table:table-cell table:formula="of:=SQRT(POWER([.H438];2)+POWER([.I438];2)+POWER([.J438];2))" office:value-type="float" office:value="539.385789177575" calcext:value-type="float">
            <text:p>539.385789177575</text:p>
          </table:table-cell>
        </table:table-row>
        <table:table-row table:style-name="ro1">
          <table:table-cell office:value-type="float" office:value="74.3993" calcext:value-type="float">
            <text:p>74.3993</text:p>
          </table:table-cell>
          <table:table-cell office:value-type="float" office:value="283.213" calcext:value-type="float">
            <text:p>283.213</text:p>
          </table:table-cell>
          <table:table-cell office:value-type="float" office:value="41.7048" calcext:value-type="float">
            <text:p>41.7048</text:p>
          </table:table-cell>
          <table:table-cell office:value-type="float" office:value="74.3409" calcext:value-type="float">
            <text:p>74.3409</text:p>
          </table:table-cell>
          <table:table-cell office:value-type="float" office:value="272.933" calcext:value-type="float">
            <text:p>272.933</text:p>
          </table:table-cell>
          <table:table-cell office:value-type="float" office:value="41.8728" calcext:value-type="float">
            <text:p>41.8728</text:p>
          </table:table-cell>
          <table:table-cell/>
          <table:table-cell table:formula="of:=([.D439]-[.A439])/0.0166667" office:value-type="float" office:value="-3.50399299201352" calcext:value-type="float">
            <text:p>-3.50399299201352</text:p>
          </table:table-cell>
          <table:table-cell table:formula="of:=ABS([.E439]-[.B439])/0.0166667" office:value-type="float" office:value="616.798766402469" calcext:value-type="float">
            <text:p>616.798766402469</text:p>
          </table:table-cell>
          <table:table-cell table:formula="of:=([.F439]-[.C439])/0.0166667" office:value-type="float" office:value="10.0799798400403" calcext:value-type="float">
            <text:p>10.0799798400403</text:p>
          </table:table-cell>
          <table:table-cell table:formula="of:=DEGREES(ATAN(ABS([.F439]-[.C439])/ABS([.E439]-[.B439])))" office:value-type="float" office:value="0.936267915382622" calcext:value-type="float">
            <text:p>0.936267915382622</text:p>
          </table:table-cell>
          <table:table-cell table:formula="of:=SQRT(POWER([.H439];2)+POWER([.I439];2)+POWER([.J439];2))" office:value-type="float" office:value="616.891078064897" calcext:value-type="float">
            <text:p>616.891078064897</text:p>
          </table:table-cell>
        </table:table-row>
        <table:table-row table:style-name="ro1">
          <table:table-cell office:value-type="float" office:value="73.9322" calcext:value-type="float">
            <text:p>73.9322</text:p>
          </table:table-cell>
          <table:table-cell office:value-type="float" office:value="292.536" calcext:value-type="float">
            <text:p>292.53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73.8777" calcext:value-type="float">
            <text:p>73.8777</text:p>
          </table:table-cell>
          <table:table-cell office:value-type="float" office:value="280.529" calcext:value-type="float">
            <text:p>280.529</text:p>
          </table:table-cell>
          <table:table-cell office:value-type="float" office:value="41.8895" calcext:value-type="float">
            <text:p>41.8895</text:p>
          </table:table-cell>
          <table:table-cell/>
          <table:table-cell table:formula="of:=([.D440]-[.A440])/0.0166667" office:value-type="float" office:value="-3.26999346001249" calcext:value-type="float">
            <text:p>-3.26999346001249</text:p>
          </table:table-cell>
          <table:table-cell table:formula="of:=ABS([.E440]-[.B440])/0.0166667" office:value-type="float" office:value="720.418559162882" calcext:value-type="float">
            <text:p>720.418559162882</text:p>
          </table:table-cell>
          <table:table-cell table:formula="of:=([.F440]-[.C440])/0.0166667" office:value-type="float" office:value="23.3999532000936" calcext:value-type="float">
            <text:p>23.3999532000936</text:p>
          </table:table-cell>
          <table:table-cell table:formula="of:=DEGREES(ATAN(ABS([.F440]-[.C440])/ABS([.E440]-[.B440])))" office:value-type="float" office:value="1.86037317603367" calcext:value-type="float">
            <text:p>1.86037317603367</text:p>
          </table:table-cell>
          <table:table-cell table:formula="of:=SQRT(POWER([.H440];2)+POWER([.I440];2)+POWER([.J440];2))" office:value-type="float" office:value="720.805903869633" calcext:value-type="float">
            <text:p>720.805903869633</text:p>
          </table:table-cell>
        </table:table-row>
        <table:table-row table:style-name="ro1">
          <table:table-cell office:value-type="float" office:value="73.8873" calcext:value-type="float">
            <text:p>73.8873</text:p>
          </table:table-cell>
          <table:table-cell office:value-type="float" office:value="283.279" calcext:value-type="float">
            <text:p>283.279</text:p>
          </table:table-cell>
          <table:table-cell office:value-type="float" office:value="41.193" calcext:value-type="float">
            <text:p>41.193</text:p>
          </table:table-cell>
          <table:table-cell office:value-type="float" office:value="73.8438" calcext:value-type="float">
            <text:p>73.8438</text:p>
          </table:table-cell>
          <table:table-cell office:value-type="float" office:value="274.34" calcext:value-type="float">
            <text:p>274.34</text:p>
          </table:table-cell>
          <table:table-cell office:value-type="float" office:value="40.9006" calcext:value-type="float">
            <text:p>40.9006</text:p>
          </table:table-cell>
          <table:table-cell/>
          <table:table-cell table:formula="of:=([.D441]-[.A441])/0.0166667" office:value-type="float" office:value="-2.60999478001011" calcext:value-type="float">
            <text:p>-2.60999478001011</text:p>
          </table:table-cell>
          <table:table-cell table:formula="of:=ABS([.E441]-[.B441])/0.0166667" office:value-type="float" office:value="536.338927322147" calcext:value-type="float">
            <text:p>536.338927322147</text:p>
          </table:table-cell>
          <table:table-cell table:formula="of:=([.F441]-[.C441])/0.0166667" office:value-type="float" office:value="-17.5439649120702" calcext:value-type="float">
            <text:p>-17.5439649120702</text:p>
          </table:table-cell>
          <table:table-cell table:formula="of:=DEGREES(ATAN(ABS([.F441]-[.C441])/ABS([.E441]-[.B441])))" office:value-type="float" office:value="1.87351096534769" calcext:value-type="float">
            <text:p>1.87351096534769</text:p>
          </table:table-cell>
          <table:table-cell table:formula="of:=SQRT(POWER([.H441];2)+POWER([.I441];2)+POWER([.J441];2))" office:value-type="float" office:value="536.63213446332" calcext:value-type="float">
            <text:p>536.63213446332</text:p>
          </table:table-cell>
        </table:table-row>
        <table:table-row table:style-name="ro1">
          <table:table-cell office:value-type="float" office:value="73.902" calcext:value-type="float">
            <text:p>73.902</text:p>
          </table:table-cell>
          <table:table-cell office:value-type="float" office:value="285.783" calcext:value-type="float">
            <text:p>285.783</text:p>
          </table:table-cell>
          <table:table-cell office:value-type="float" office:value="41.8047" calcext:value-type="float">
            <text:p>41.8047</text:p>
          </table:table-cell>
          <table:table-cell office:value-type="float" office:value="73.8581" calcext:value-type="float">
            <text:p>73.8581</text:p>
          </table:table-cell>
          <table:table-cell office:value-type="float" office:value="276.759" calcext:value-type="float">
            <text:p>276.759</text:p>
          </table:table-cell>
          <table:table-cell office:value-type="float" office:value="41.4994" calcext:value-type="float">
            <text:p>41.4994</text:p>
          </table:table-cell>
          <table:table-cell/>
          <table:table-cell table:formula="of:=([.D442]-[.A442])/0.0166667" office:value-type="float" office:value="-2.63399473201101" calcext:value-type="float">
            <text:p>-2.63399473201101</text:p>
          </table:table-cell>
          <table:table-cell table:formula="of:=ABS([.E442]-[.B442])/0.0166667" office:value-type="float" office:value="541.438917122166" calcext:value-type="float">
            <text:p>541.438917122166</text:p>
          </table:table-cell>
          <table:table-cell table:formula="of:=([.F442]-[.C442])/0.0166667" office:value-type="float" office:value="-18.317963364073" calcext:value-type="float">
            <text:p>-18.317963364073</text:p>
          </table:table-cell>
          <table:table-cell table:formula="of:=DEGREES(ATAN(ABS([.F442]-[.C442])/ABS([.E442]-[.B442])))" office:value-type="float" office:value="1.93769194423222" calcext:value-type="float">
            <text:p>1.93769194423222</text:p>
          </table:table-cell>
          <table:table-cell table:formula="of:=SQRT(POWER([.H442];2)+POWER([.I442];2)+POWER([.J442];2))" office:value-type="float" office:value="541.755098438842" calcext:value-type="float">
            <text:p>541.755098438842</text:p>
          </table:table-cell>
        </table:table-row>
        <table:table-row table:style-name="ro1">
          <table:table-cell office:value-type="float" office:value="73.6287" calcext:value-type="float">
            <text:p>73.6287</text:p>
          </table:table-cell>
          <table:table-cell office:value-type="float" office:value="281.841" calcext:value-type="float">
            <text:p>281.841</text:p>
          </table:table-cell>
          <table:table-cell office:value-type="float" office:value="41.6802" calcext:value-type="float">
            <text:p>41.6802</text:p>
          </table:table-cell>
          <table:table-cell office:value-type="float" office:value="73.3427" calcext:value-type="float">
            <text:p>73.3427</text:p>
          </table:table-cell>
          <table:table-cell office:value-type="float" office:value="272.823" calcext:value-type="float">
            <text:p>272.823</text:p>
          </table:table-cell>
          <table:table-cell office:value-type="float" office:value="41.9001" calcext:value-type="float">
            <text:p>41.9001</text:p>
          </table:table-cell>
          <table:table-cell/>
          <table:table-cell table:formula="of:=([.D443]-[.A443])/0.0166667" office:value-type="float" office:value="-17.1599656800687" calcext:value-type="float">
            <text:p>-17.1599656800687</text:p>
          </table:table-cell>
          <table:table-cell table:formula="of:=ABS([.E443]-[.B443])/0.0166667" office:value-type="float" office:value="541.078917842166" calcext:value-type="float">
            <text:p>541.078917842166</text:p>
          </table:table-cell>
          <table:table-cell table:formula="of:=([.F443]-[.C443])/0.0166667" office:value-type="float" office:value="13.1939736120529" calcext:value-type="float">
            <text:p>13.1939736120529</text:p>
          </table:table-cell>
          <table:table-cell table:formula="of:=DEGREES(ATAN(ABS([.F443]-[.C443])/ABS([.E443]-[.B443])))" office:value-type="float" office:value="1.39685579802847" calcext:value-type="float">
            <text:p>1.39685579802847</text:p>
          </table:table-cell>
          <table:table-cell table:formula="of:=SQRT(POWER([.H443];2)+POWER([.I443];2)+POWER([.J443];2))" office:value-type="float" office:value="541.511717966533" calcext:value-type="float">
            <text:p>541.511717966533</text:p>
          </table:table-cell>
        </table:table-row>
        <table:table-row table:style-name="ro1">
          <table:table-cell office:value-type="float" office:value="74.1235" calcext:value-type="float">
            <text:p>74.1235</text:p>
          </table:table-cell>
          <table:table-cell office:value-type="float" office:value="279.327" calcext:value-type="float">
            <text:p>279.327</text:p>
          </table:table-cell>
          <table:table-cell office:value-type="float" office:value="41.5794" calcext:value-type="float">
            <text:p>41.5794</text:p>
          </table:table-cell>
          <table:table-cell office:value-type="float" office:value="74.076" calcext:value-type="float">
            <text:p>74.076</text:p>
          </table:table-cell>
          <table:table-cell office:value-type="float" office:value="270.523" calcext:value-type="float">
            <text:p>270.523</text:p>
          </table:table-cell>
          <table:table-cell office:value-type="float" office:value="41.2843" calcext:value-type="float">
            <text:p>41.2843</text:p>
          </table:table-cell>
          <table:table-cell/>
          <table:table-cell table:formula="of:=([.D444]-[.A444])/0.0166667" office:value-type="float" office:value="-2.84999430001222" calcext:value-type="float">
            <text:p>-2.84999430001222</text:p>
          </table:table-cell>
          <table:table-cell table:formula="of:=ABS([.E444]-[.B444])/0.0166667" office:value-type="float" office:value="528.238943522111" calcext:value-type="float">
            <text:p>528.238943522111</text:p>
          </table:table-cell>
          <table:table-cell table:formula="of:=([.F444]-[.C444])/0.0166667" office:value-type="float" office:value="-17.7059645880707" calcext:value-type="float">
            <text:p>-17.7059645880707</text:p>
          </table:table-cell>
          <table:table-cell table:formula="of:=DEGREES(ATAN(ABS([.F444]-[.C444])/ABS([.E444]-[.B444])))" office:value-type="float" office:value="1.91977018199786" calcext:value-type="float">
            <text:p>1.91977018199786</text:p>
          </table:table-cell>
          <table:table-cell table:formula="of:=SQRT(POWER([.H444];2)+POWER([.I444];2)+POWER([.J444];2))" office:value-type="float" office:value="528.543285931115" calcext:value-type="float">
            <text:p>528.543285931115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282.028" calcext:value-type="float">
            <text:p>282.028</text:p>
          </table:table-cell>
          <table:table-cell office:value-type="float" office:value="41.1384" calcext:value-type="float">
            <text:p>41.1384</text:p>
          </table:table-cell>
          <table:table-cell office:value-type="float" office:value="74.5818" calcext:value-type="float">
            <text:p>74.5818</text:p>
          </table:table-cell>
          <table:table-cell office:value-type="float" office:value="271.771" calcext:value-type="float">
            <text:p>271.771</text:p>
          </table:table-cell>
          <table:table-cell office:value-type="float" office:value="41.5668" calcext:value-type="float">
            <text:p>41.5668</text:p>
          </table:table-cell>
          <table:table-cell/>
          <table:table-cell table:formula="of:=([.D445]-[.A445])/0.0166667" office:value-type="float" office:value="11.5079769840461" calcext:value-type="float">
            <text:p>11.5079769840461</text:p>
          </table:table-cell>
          <table:table-cell table:formula="of:=ABS([.E445]-[.B445])/0.0166667" office:value-type="float" office:value="615.418769162462" calcext:value-type="float">
            <text:p>615.418769162462</text:p>
          </table:table-cell>
          <table:table-cell table:formula="of:=([.F445]-[.C445])/0.0166667" office:value-type="float" office:value="25.703948592103" calcext:value-type="float">
            <text:p>25.703948592103</text:p>
          </table:table-cell>
          <table:table-cell table:formula="of:=DEGREES(ATAN(ABS([.F445]-[.C445])/ABS([.E445]-[.B445])))" office:value-type="float" office:value="2.3916597511834" calcext:value-type="float">
            <text:p>2.3916597511834</text:p>
          </table:table-cell>
          <table:table-cell table:formula="of:=SQRT(POWER([.H445];2)+POWER([.I445];2)+POWER([.J445];2))" office:value-type="float" office:value="616.062811688005" calcext:value-type="float">
            <text:p>616.062811688005</text:p>
          </table:table-cell>
        </table:table-row>
        <table:table-row table:style-name="ro1">
          <table:table-cell office:value-type="float" office:value="74.4522" calcext:value-type="float">
            <text:p>74.4522</text:p>
          </table:table-cell>
          <table:table-cell office:value-type="float" office:value="292.576" calcext:value-type="float">
            <text:p>292.576</text:p>
          </table:table-cell>
          <table:table-cell office:value-type="float" office:value="41.4883" calcext:value-type="float">
            <text:p>41.4883</text:p>
          </table:table-cell>
          <table:table-cell office:value-type="float" office:value="74.3858" calcext:value-type="float">
            <text:p>74.3858</text:p>
          </table:table-cell>
          <table:table-cell office:value-type="float" office:value="280.521" calcext:value-type="float">
            <text:p>280.521</text:p>
          </table:table-cell>
          <table:table-cell office:value-type="float" office:value="42.1375" calcext:value-type="float">
            <text:p>42.1375</text:p>
          </table:table-cell>
          <table:table-cell/>
          <table:table-cell table:formula="of:=([.D446]-[.A446])/0.0166667" office:value-type="float" office:value="-3.98399203201603" calcext:value-type="float">
            <text:p>-3.98399203201603</text:p>
          </table:table-cell>
          <table:table-cell table:formula="of:=ABS([.E446]-[.B446])/0.0166667" office:value-type="float" office:value="723.298553402894" calcext:value-type="float">
            <text:p>723.298553402894</text:p>
          </table:table-cell>
          <table:table-cell table:formula="of:=([.F446]-[.C446])/0.0166667" office:value-type="float" office:value="38.9519220961558" calcext:value-type="float">
            <text:p>38.9519220961558</text:p>
          </table:table-cell>
          <table:table-cell table:formula="of:=DEGREES(ATAN(ABS([.F446]-[.C446])/ABS([.E446]-[.B446])))" office:value-type="float" office:value="3.08258182714967" calcext:value-type="float">
            <text:p>3.08258182714967</text:p>
          </table:table-cell>
          <table:table-cell table:formula="of:=SQRT(POWER([.H446];2)+POWER([.I446];2)+POWER([.J446];2))" office:value-type="float" office:value="724.357592479167" calcext:value-type="float">
            <text:p>724.357592479167</text:p>
          </table:table-cell>
        </table:table-row>
        <table:table-row table:style-name="ro1">
          <table:table-cell office:value-type="float" office:value="73.882" calcext:value-type="float">
            <text:p>73.882</text:p>
          </table:table-cell>
          <table:table-cell office:value-type="float" office:value="281.927" calcext:value-type="float">
            <text:p>281.927</text:p>
          </table:table-cell>
          <table:table-cell office:value-type="float" office:value="41.4118" calcext:value-type="float">
            <text:p>41.4118</text:p>
          </table:table-cell>
          <table:table-cell office:value-type="float" office:value="73.8336" calcext:value-type="float">
            <text:p>73.8336</text:p>
          </table:table-cell>
          <table:table-cell office:value-type="float" office:value="271.734" calcext:value-type="float">
            <text:p>271.734</text:p>
          </table:table-cell>
          <table:table-cell office:value-type="float" office:value="41.3325" calcext:value-type="float">
            <text:p>41.3325</text:p>
          </table:table-cell>
          <table:table-cell/>
          <table:table-cell table:formula="of:=([.D447]-[.A447])/0.0166667" office:value-type="float" office:value="-2.90399419201167" calcext:value-type="float">
            <text:p>-2.90399419201167</text:p>
          </table:table-cell>
          <table:table-cell table:formula="of:=ABS([.E447]-[.B447])/0.0166667" office:value-type="float" office:value="611.578776842449" calcext:value-type="float">
            <text:p>611.578776842449</text:p>
          </table:table-cell>
          <table:table-cell table:formula="of:=([.F447]-[.C447])/0.0166667" office:value-type="float" office:value="-4.75799048401882" calcext:value-type="float">
            <text:p>-4.75799048401882</text:p>
          </table:table-cell>
          <table:table-cell table:formula="of:=DEGREES(ATAN(ABS([.F447]-[.C447])/ABS([.E447]-[.B447])))" office:value-type="float" office:value="0.445743515245618" calcext:value-type="float">
            <text:p>0.445743515245618</text:p>
          </table:table-cell>
          <table:table-cell table:formula="of:=SQRT(POWER([.H447];2)+POWER([.I447];2)+POWER([.J447];2))" office:value-type="float" office:value="611.604179138615" calcext:value-type="float">
            <text:p>611.604179138615</text:p>
          </table:table-cell>
        </table:table-row>
        <table:table-row table:style-name="ro1">
          <table:table-cell office:value-type="float" office:value="74.4079" calcext:value-type="float">
            <text:p>74.4079</text:p>
          </table:table-cell>
          <table:table-cell office:value-type="float" office:value="284.468" calcext:value-type="float">
            <text:p>284.468</text:p>
          </table:table-cell>
          <table:table-cell office:value-type="float" office:value="42.0098" calcext:value-type="float">
            <text:p>42.0098</text:p>
          </table:table-cell>
          <table:table-cell office:value-type="float" office:value="74.3549" calcext:value-type="float">
            <text:p>74.3549</text:p>
          </table:table-cell>
          <table:table-cell office:value-type="float" office:value="275.492" calcext:value-type="float">
            <text:p>275.492</text:p>
          </table:table-cell>
          <table:table-cell office:value-type="float" office:value="41.7021" calcext:value-type="float">
            <text:p>41.7021</text:p>
          </table:table-cell>
          <table:table-cell/>
          <table:table-cell table:formula="of:=([.D448]-[.A448])/0.0166667" office:value-type="float" office:value="-3.17999364001256" calcext:value-type="float">
            <text:p>-3.17999364001256</text:p>
          </table:table-cell>
          <table:table-cell table:formula="of:=ABS([.E448]-[.B448])/0.0166667" office:value-type="float" office:value="538.558922882154" calcext:value-type="float">
            <text:p>538.558922882154</text:p>
          </table:table-cell>
          <table:table-cell table:formula="of:=([.F448]-[.C448])/0.0166667" office:value-type="float" office:value="-18.4619630760737" calcext:value-type="float">
            <text:p>-18.4619630760737</text:p>
          </table:table-cell>
          <table:table-cell table:formula="of:=DEGREES(ATAN(ABS([.F448]-[.C448])/ABS([.E448]-[.B448])))" office:value-type="float" office:value="1.96334785592736" calcext:value-type="float">
            <text:p>1.96334785592736</text:p>
          </table:table-cell>
          <table:table-cell table:formula="of:=SQRT(POWER([.H448];2)+POWER([.I448];2)+POWER([.J448];2))" office:value-type="float" office:value="538.884653572691" calcext:value-type="float">
            <text:p>538.884653572691</text:p>
          </table:table-cell>
        </table:table-row>
        <table:table-row table:style-name="ro1">
          <table:table-cell office:value-type="float" office:value="74.1654" calcext:value-type="float">
            <text:p>74.1654</text:p>
          </table:table-cell>
          <table:table-cell office:value-type="float" office:value="287.122" calcext:value-type="float">
            <text:p>287.122</text:p>
          </table:table-cell>
          <table:table-cell office:value-type="float" office:value="41.8433" calcext:value-type="float">
            <text:p>41.8433</text:p>
          </table:table-cell>
          <table:table-cell office:value-type="float" office:value="74.3557" calcext:value-type="float">
            <text:p>74.3557</text:p>
          </table:table-cell>
          <table:table-cell office:value-type="float" office:value="275.44" calcext:value-type="float">
            <text:p>275.44</text:p>
          </table:table-cell>
          <table:table-cell office:value-type="float" office:value="41.9595" calcext:value-type="float">
            <text:p>41.9595</text:p>
          </table:table-cell>
          <table:table-cell/>
          <table:table-cell table:formula="of:=([.D449]-[.A449])/0.0166667" office:value-type="float" office:value="11.4179771640453" calcext:value-type="float">
            <text:p>11.4179771640453</text:p>
          </table:table-cell>
          <table:table-cell table:formula="of:=ABS([.E449]-[.B449])/0.0166667" office:value-type="float" office:value="700.918598162805" calcext:value-type="float">
            <text:p>700.918598162805</text:p>
          </table:table-cell>
          <table:table-cell table:formula="of:=([.F449]-[.C449])/0.0166667" office:value-type="float" office:value="6.97198605602784" calcext:value-type="float">
            <text:p>6.97198605602784</text:p>
          </table:table-cell>
          <table:table-cell table:formula="of:=DEGREES(ATAN(ABS([.F449]-[.C449])/ABS([.E449]-[.B449])))" office:value-type="float" office:value="0.569898135268549" calcext:value-type="float">
            <text:p>0.569898135268549</text:p>
          </table:table-cell>
          <table:table-cell table:formula="of:=SQRT(POWER([.H449];2)+POWER([.I449];2)+POWER([.J449];2))" office:value-type="float" office:value="701.046260986103" calcext:value-type="float">
            <text:p>701.046260986103</text:p>
          </table:table-cell>
        </table:table-row>
        <table:table-row table:style-name="ro1">
          <table:table-cell office:value-type="float" office:value="74.4147" calcext:value-type="float">
            <text:p>74.4147</text:p>
          </table:table-cell>
          <table:table-cell office:value-type="float" office:value="285.821" calcext:value-type="float">
            <text:p>285.821</text:p>
          </table:table-cell>
          <table:table-cell office:value-type="float" office:value="41.7938" calcext:value-type="float">
            <text:p>41.7938</text:p>
          </table:table-cell>
          <table:table-cell office:value-type="float" office:value="74.3764" calcext:value-type="float">
            <text:p>74.3764</text:p>
          </table:table-cell>
          <table:table-cell office:value-type="float" office:value="279.332" calcext:value-type="float">
            <text:p>279.332</text:p>
          </table:table-cell>
          <table:table-cell office:value-type="float" office:value="41.5762" calcext:value-type="float">
            <text:p>41.5762</text:p>
          </table:table-cell>
          <table:table-cell/>
          <table:table-cell table:formula="of:=([.D450]-[.A450])/0.0166667" office:value-type="float" office:value="-2.29799540400874" calcext:value-type="float">
            <text:p>-2.29799540400874</text:p>
          </table:table-cell>
          <table:table-cell table:formula="of:=ABS([.E450]-[.B450])/0.0166667" office:value-type="float" office:value="389.339221321559" calcext:value-type="float">
            <text:p>389.339221321559</text:p>
          </table:table-cell>
          <table:table-cell table:formula="of:=([.F450]-[.C450])/0.0166667" office:value-type="float" office:value="-13.0559738880521" calcext:value-type="float">
            <text:p>-13.0559738880521</text:p>
          </table:table-cell>
          <table:table-cell table:formula="of:=DEGREES(ATAN(ABS([.F450]-[.C450])/ABS([.E450]-[.B450])))" office:value-type="float" office:value="1.92061819773039" calcext:value-type="float">
            <text:p>1.92061819773039</text:p>
          </table:table-cell>
          <table:table-cell table:formula="of:=SQRT(POWER([.H450];2)+POWER([.I450];2)+POWER([.J450];2))" office:value-type="float" office:value="389.564845046778" calcext:value-type="float">
            <text:p>389.564845046778</text:p>
          </table:table-cell>
        </table:table-row>
        <table:table-row table:style-name="ro1">
          <table:table-cell office:value-type="float" office:value="73.6502" calcext:value-type="float">
            <text:p>73.6502</text:p>
          </table:table-cell>
          <table:table-cell office:value-type="float" office:value="287.108" calcext:value-type="float">
            <text:p>287.108</text:p>
          </table:table-cell>
          <table:table-cell office:value-type="float" office:value="41.5955" calcext:value-type="float">
            <text:p>41.5955</text:p>
          </table:table-cell>
          <table:table-cell office:value-type="float" office:value="73.6042" calcext:value-type="float">
            <text:p>73.6042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42.2393" calcext:value-type="float">
            <text:p>42.2393</text:p>
          </table:table-cell>
          <table:table-cell/>
          <table:table-cell table:formula="of:=([.D451]-[.A451])/0.0166667" office:value-type="float" office:value="-2.75999448001058" calcext:value-type="float">
            <text:p>-2.75999448001058</text:p>
          </table:table-cell>
          <table:table-cell table:formula="of:=ABS([.E451]-[.B451])/0.0166667" office:value-type="float" office:value="708.958582082838" calcext:value-type="float">
            <text:p>708.958582082838</text:p>
          </table:table-cell>
          <table:table-cell table:formula="of:=([.F451]-[.C451])/0.0166667" office:value-type="float" office:value="38.6279227441544" calcext:value-type="float">
            <text:p>38.6279227441544</text:p>
          </table:table-cell>
          <table:table-cell table:formula="of:=DEGREES(ATAN(ABS([.F451]-[.C451])/ABS([.E451]-[.B451])))" office:value-type="float" office:value="3.11870226893229" calcext:value-type="float">
            <text:p>3.11870226893229</text:p>
          </table:table-cell>
          <table:table-cell table:formula="of:=SQRT(POWER([.H451];2)+POWER([.I451];2)+POWER([.J451];2))" office:value-type="float" office:value="710.015496375935" calcext:value-type="float">
            <text:p>710.015496375935</text:p>
          </table:table-cell>
        </table:table-row>
        <table:table-row table:style-name="ro1">
          <table:table-cell office:value-type="float" office:value="74.1687" calcext:value-type="float">
            <text:p>74.1687</text:p>
          </table:table-cell>
          <table:table-cell office:value-type="float" office:value="288.653" calcext:value-type="float">
            <text:p>288.653</text:p>
          </table:table-cell>
          <table:table-cell office:value-type="float" office:value="40.8327" calcext:value-type="float">
            <text:p>40.8327</text:p>
          </table:table-cell>
          <table:table-cell office:value-type="float" office:value="74.1087" calcext:value-type="float">
            <text:p>74.1087</text:p>
          </table:table-cell>
          <table:table-cell office:value-type="float" office:value="276.813" calcext:value-type="float">
            <text:p>276.813</text:p>
          </table:table-cell>
          <table:table-cell office:value-type="float" office:value="41.2385" calcext:value-type="float">
            <text:p>41.2385</text:p>
          </table:table-cell>
          <table:table-cell/>
          <table:table-cell table:formula="of:=([.D452]-[.A452])/0.0166667" office:value-type="float" office:value="-3.59999280001454" calcext:value-type="float">
            <text:p>-3.59999280001454</text:p>
          </table:table-cell>
          <table:table-cell table:formula="of:=ABS([.E452]-[.B452])/0.0166667" office:value-type="float" office:value="710.398579202844" calcext:value-type="float">
            <text:p>710.398579202844</text:p>
          </table:table-cell>
          <table:table-cell table:formula="of:=([.F452]-[.C452])/0.0166667" office:value-type="float" office:value="24.3479513040973" calcext:value-type="float">
            <text:p>24.3479513040973</text:p>
          </table:table-cell>
          <table:table-cell table:formula="of:=DEGREES(ATAN(ABS([.F452]-[.C452])/ABS([.E452]-[.B452])))" office:value-type="float" office:value="1.96296703537359" calcext:value-type="float">
            <text:p>1.96296703537359</text:p>
          </table:table-cell>
          <table:table-cell table:formula="of:=SQRT(POWER([.H452];2)+POWER([.I452];2)+POWER([.J452];2))" office:value-type="float" office:value="710.824819497945" calcext:value-type="float">
            <text:p>710.824819497945</text:p>
          </table:table-cell>
        </table:table-row>
        <table:table-row table:style-name="ro1">
          <table:table-cell office:value-type="float" office:value="73.6653" calcext:value-type="float">
            <text:p>73.6653</text:p>
          </table:table-cell>
          <table:table-cell office:value-type="float" office:value="291.218" calcext:value-type="float">
            <text:p>291.218</text:p>
          </table:table-cell>
          <table:table-cell office:value-type="float" office:value="41.1965" calcext:value-type="float">
            <text:p>41.1965</text:p>
          </table:table-cell>
          <table:table-cell office:value-type="float" office:value="73.6174" calcext:value-type="float">
            <text:p>73.6174</text:p>
          </table:table-cell>
          <table:table-cell office:value-type="float" office:value="279.259" calcext:value-type="float">
            <text:p>279.259</text:p>
          </table:table-cell>
          <table:table-cell office:value-type="float" office:value="41.5951" calcext:value-type="float">
            <text:p>41.5951</text:p>
          </table:table-cell>
          <table:table-cell/>
          <table:table-cell table:formula="of:=([.D453]-[.A453])/0.0166667" office:value-type="float" office:value="-2.87399425201141" calcext:value-type="float">
            <text:p>-2.87399425201141</text:p>
          </table:table-cell>
          <table:table-cell table:formula="of:=ABS([.E453]-[.B453])/0.0166667" office:value-type="float" office:value="717.53856492287" calcext:value-type="float">
            <text:p>717.53856492287</text:p>
          </table:table-cell>
          <table:table-cell table:formula="of:=([.F453]-[.C453])/0.0166667" office:value-type="float" office:value="23.9159521680958" calcext:value-type="float">
            <text:p>23.9159521680958</text:p>
          </table:table-cell>
          <table:table-cell table:formula="of:=DEGREES(ATAN(ABS([.F453]-[.C453])/ABS([.E453]-[.B453])))" office:value-type="float" office:value="1.90899290964297" calcext:value-type="float">
            <text:p>1.90899290964297</text:p>
          </table:table-cell>
          <table:table-cell table:formula="of:=SQRT(POWER([.H453];2)+POWER([.I453];2)+POWER([.J453];2))" office:value-type="float" office:value="717.942772623724" calcext:value-type="float">
            <text:p>717.942772623724</text:p>
          </table:table-cell>
        </table:table-row>
        <table:table-row table:style-name="ro1">
          <table:table-cell office:value-type="float" office:value="74.1912" calcext:value-type="float">
            <text:p>74.1912</text:p>
          </table:table-cell>
          <table:table-cell office:value-type="float" office:value="292.602" calcext:value-type="float">
            <text:p>292.602</text:p>
          </table:table-cell>
          <table:table-cell office:value-type="float" office:value="41.2291" calcext:value-type="float">
            <text:p>41.2291</text:p>
          </table:table-cell>
          <table:table-cell office:value-type="float" office:value="74.1392" calcext:value-type="float">
            <text:p>74.1392</text:p>
          </table:table-cell>
          <table:table-cell office:value-type="float" office:value="281.783" calcext:value-type="float">
            <text:p>281.783</text:p>
          </table:table-cell>
          <table:table-cell office:value-type="float" office:value="42.189" calcext:value-type="float">
            <text:p>42.189</text:p>
          </table:table-cell>
          <table:table-cell/>
          <table:table-cell table:formula="of:=([.D454]-[.A454])/0.0166667" office:value-type="float" office:value="-3.11999376001203" calcext:value-type="float">
            <text:p>-3.11999376001203</text:p>
          </table:table-cell>
          <table:table-cell table:formula="of:=ABS([.E454]-[.B454])/0.0166667" office:value-type="float" office:value="649.138701722594" calcext:value-type="float">
            <text:p>649.138701722594</text:p>
          </table:table-cell>
          <table:table-cell table:formula="of:=([.F454]-[.C454])/0.0166667" office:value-type="float" office:value="57.5938848122302" calcext:value-type="float">
            <text:p>57.5938848122302</text:p>
          </table:table-cell>
          <table:table-cell table:formula="of:=DEGREES(ATAN(ABS([.F454]-[.C454])/ABS([.E454]-[.B454])))" office:value-type="float" office:value="5.070208306383" calcext:value-type="float">
            <text:p>5.070208306383</text:p>
          </table:table-cell>
          <table:table-cell table:formula="of:=SQRT(POWER([.H454];2)+POWER([.I454];2)+POWER([.J454];2))" office:value-type="float" office:value="651.696128577516" calcext:value-type="float">
            <text:p>651.696128577516</text:p>
          </table:table-cell>
        </table:table-row>
        <table:table-row table:style-name="ro1">
          <table:table-cell office:value-type="float" office:value="74.1654" calcext:value-type="float">
            <text:p>74.1654</text:p>
          </table:table-cell>
          <table:table-cell office:value-type="float" office:value="287.111" calcext:value-type="float">
            <text:p>287.111</text:p>
          </table:table-cell>
          <table:table-cell office:value-type="float" office:value="41.845" calcext:value-type="float">
            <text:p>41.845</text:p>
          </table:table-cell>
          <table:table-cell office:value-type="float" office:value="74.1067" calcext:value-type="float">
            <text:p>74.1067</text:p>
          </table:table-cell>
          <table:table-cell office:value-type="float" office:value="275.305" calcext:value-type="float">
            <text:p>275.305</text:p>
          </table:table-cell>
          <table:table-cell office:value-type="float" office:value="42.4814" calcext:value-type="float">
            <text:p>42.4814</text:p>
          </table:table-cell>
          <table:table-cell/>
          <table:table-cell table:formula="of:=([.D455]-[.A455])/0.0166667" office:value-type="float" office:value="-3.52199295601419" calcext:value-type="float">
            <text:p>-3.52199295601419</text:p>
          </table:table-cell>
          <table:table-cell table:formula="of:=ABS([.E455]-[.B455])/0.0166667" office:value-type="float" office:value="708.358583282833" calcext:value-type="float">
            <text:p>708.358583282833</text:p>
          </table:table-cell>
          <table:table-cell table:formula="of:=([.F455]-[.C455])/0.0166667" office:value-type="float" office:value="38.1839236321528" calcext:value-type="float">
            <text:p>38.1839236321528</text:p>
          </table:table-cell>
          <table:table-cell table:formula="of:=DEGREES(ATAN(ABS([.F455]-[.C455])/ABS([.E455]-[.B455])))" office:value-type="float" office:value="3.08553094378891" calcext:value-type="float">
            <text:p>3.08553094378891</text:p>
          </table:table-cell>
          <table:table-cell table:formula="of:=SQRT(POWER([.H455];2)+POWER([.I455];2)+POWER([.J455];2))" office:value-type="float" office:value="709.395728045207" calcext:value-type="float">
            <text:p>709.395728045207</text:p>
          </table:table-cell>
        </table:table-row>
        <table:table-row table:style-name="ro1">
          <table:table-cell office:value-type="float" office:value="73.9212" calcext:value-type="float">
            <text:p>73.9212</text:p>
          </table:table-cell>
          <table:table-cell office:value-type="float" office:value="289.741" calcext:value-type="float">
            <text:p>289.741</text:p>
          </table:table-cell>
          <table:table-cell office:value-type="float" office:value="41.941" calcext:value-type="float">
            <text:p>41.941</text:p>
          </table:table-cell>
          <table:table-cell office:value-type="float" office:value="73.6197" calcext:value-type="float">
            <text:p>73.6197</text:p>
          </table:table-cell>
          <table:table-cell office:value-type="float" office:value="279.162" calcext:value-type="float">
            <text:p>279.162</text:p>
          </table:table-cell>
          <table:table-cell office:value-type="float" office:value="42.1124" calcext:value-type="float">
            <text:p>42.1124</text:p>
          </table:table-cell>
          <table:table-cell/>
          <table:table-cell table:formula="of:=([.D456]-[.A456])/0.0166667" office:value-type="float" office:value="-18.0899638200726" calcext:value-type="float">
            <text:p>-18.0899638200726</text:p>
          </table:table-cell>
          <table:table-cell table:formula="of:=ABS([.E456]-[.B456])/0.0166667" office:value-type="float" office:value="634.738730522539" calcext:value-type="float">
            <text:p>634.738730522539</text:p>
          </table:table-cell>
          <table:table-cell table:formula="of:=([.F456]-[.C456])/0.0166667" office:value-type="float" office:value="10.283979432041" calcext:value-type="float">
            <text:p>10.283979432041</text:p>
          </table:table-cell>
          <table:table-cell table:formula="of:=DEGREES(ATAN(ABS([.F456]-[.C456])/ABS([.E456]-[.B456])))" office:value-type="float" office:value="0.928219817022789" calcext:value-type="float">
            <text:p>0.928219817022789</text:p>
          </table:table-cell>
          <table:table-cell table:formula="of:=SQRT(POWER([.H456];2)+POWER([.I456];2)+POWER([.J456];2))" office:value-type="float" office:value="635.079729679144" calcext:value-type="float">
            <text:p>635.079729679144</text:p>
          </table:table-cell>
        </table:table-row>
        <table:table-row table:style-name="ro1">
          <table:table-cell office:value-type="float" office:value="73.8893" calcext:value-type="float">
            <text:p>73.8893</text:p>
          </table:table-cell>
          <table:table-cell office:value-type="float" office:value="283.168" calcext:value-type="float">
            <text:p>283.168</text:p>
          </table:table-cell>
          <table:table-cell office:value-type="float" office:value="41.7168" calcext:value-type="float">
            <text:p>41.7168</text:p>
          </table:table-cell>
          <table:table-cell office:value-type="float" office:value="73.8367" calcext:value-type="float">
            <text:p>73.8367</text:p>
          </table:table-cell>
          <table:table-cell office:value-type="float" office:value="271.584" calcext:value-type="float">
            <text:p>271.584</text:p>
          </table:table-cell>
          <table:table-cell office:value-type="float" office:value="42.0988" calcext:value-type="float">
            <text:p>42.0988</text:p>
          </table:table-cell>
          <table:table-cell/>
          <table:table-cell table:formula="of:=([.D457]-[.A457])/0.0166667" office:value-type="float" office:value="-3.15599368801337" calcext:value-type="float">
            <text:p>-3.15599368801337</text:p>
          </table:table-cell>
          <table:table-cell table:formula="of:=ABS([.E457]-[.B457])/0.0166667" office:value-type="float" office:value="695.03860992278" calcext:value-type="float">
            <text:p>695.03860992278</text:p>
          </table:table-cell>
          <table:table-cell table:formula="of:=([.F457]-[.C457])/0.0166667" office:value-type="float" office:value="22.9199541600916" calcext:value-type="float">
            <text:p>22.9199541600916</text:p>
          </table:table-cell>
          <table:table-cell table:formula="of:=DEGREES(ATAN(ABS([.F457]-[.C457])/ABS([.E457]-[.B457])))" office:value-type="float" office:value="1.88873094545456" calcext:value-type="float">
            <text:p>1.88873094545456</text:p>
          </table:table-cell>
          <table:table-cell table:formula="of:=SQRT(POWER([.H457];2)+POWER([.I457];2)+POWER([.J457];2))" office:value-type="float" office:value="695.423578747694" calcext:value-type="float">
            <text:p>695.423578747694</text:p>
          </table:table-cell>
        </table:table-row>
        <table:table-row table:style-name="ro1">
          <table:table-cell office:value-type="float" office:value="74.185" calcext:value-type="float">
            <text:p>74.185</text:p>
          </table:table-cell>
          <table:table-cell office:value-type="float" office:value="291.217" calcext:value-type="float">
            <text:p>291.217</text:p>
          </table:table-cell>
          <table:table-cell office:value-type="float" office:value="41.4487" calcext:value-type="float">
            <text:p>41.4487</text:p>
          </table:table-cell>
          <table:table-cell office:value-type="float" office:value="74.1304" calcext:value-type="float">
            <text:p>74.1304</text:p>
          </table:table-cell>
          <table:table-cell office:value-type="float" office:value="280.609" calcext:value-type="float">
            <text:p>280.609</text:p>
          </table:table-cell>
          <table:table-cell office:value-type="float" office:value="41.6227" calcext:value-type="float">
            <text:p>41.6227</text:p>
          </table:table-cell>
          <table:table-cell/>
          <table:table-cell table:formula="of:=([.D458]-[.A458])/0.0166667" office:value-type="float" office:value="-3.27599344801357" calcext:value-type="float">
            <text:p>-3.27599344801357</text:p>
          </table:table-cell>
          <table:table-cell table:formula="of:=ABS([.E458]-[.B458])/0.0166667" office:value-type="float" office:value="636.478727042546" calcext:value-type="float">
            <text:p>636.478727042546</text:p>
          </table:table-cell>
          <table:table-cell table:formula="of:=([.F458]-[.C458])/0.0166667" office:value-type="float" office:value="10.4399791200417" calcext:value-type="float">
            <text:p>10.4399791200417</text:p>
          </table:table-cell>
          <table:table-cell table:formula="of:=DEGREES(ATAN(ABS([.F458]-[.C458])/ABS([.E458]-[.B458])))" office:value-type="float" office:value="0.939722067100756" calcext:value-type="float">
            <text:p>0.939722067100756</text:p>
          </table:table-cell>
          <table:table-cell table:formula="of:=SQRT(POWER([.H458];2)+POWER([.I458];2)+POWER([.J458];2))" office:value-type="float" office:value="636.57277296064" calcext:value-type="float">
            <text:p>636.57277296064</text:p>
          </table:table-cell>
        </table:table-row>
        <table:table-row table:style-name="ro1">
          <table:table-cell office:value-type="float" office:value="74.4468" calcext:value-type="float">
            <text:p>74.4468</text:p>
          </table:table-cell>
          <table:table-cell office:value-type="float" office:value="291.063" calcext:value-type="float">
            <text:p>291.063</text:p>
          </table:table-cell>
          <table:table-cell office:value-type="float" office:value="42.2405" calcext:value-type="float">
            <text:p>42.2405</text:p>
          </table:table-cell>
          <table:table-cell office:value-type="float" office:value="74.6484" calcext:value-type="float">
            <text:p>74.6484</text:p>
          </table:table-cell>
          <table:table-cell office:value-type="float" office:value="281.783" calcext:value-type="float">
            <text:p>281.783</text:p>
          </table:table-cell>
          <table:table-cell office:value-type="float" office:value="42.4361" calcext:value-type="float">
            <text:p>42.4361</text:p>
          </table:table-cell>
          <table:table-cell/>
          <table:table-cell table:formula="of:=([.D459]-[.A459])/0.0166667" office:value-type="float" office:value="12.0959758080483" calcext:value-type="float">
            <text:p>12.0959758080483</text:p>
          </table:table-cell>
          <table:table-cell table:formula="of:=ABS([.E459]-[.B459])/0.0166667" office:value-type="float" office:value="556.798886402226" calcext:value-type="float">
            <text:p>556.798886402226</text:p>
          </table:table-cell>
          <table:table-cell table:formula="of:=([.F459]-[.C459])/0.0166667" office:value-type="float" office:value="11.7359765280473" calcext:value-type="float">
            <text:p>11.7359765280473</text:p>
          </table:table-cell>
          <table:table-cell table:formula="of:=DEGREES(ATAN(ABS([.F459]-[.C459])/ABS([.E459]-[.B459])))" office:value-type="float" office:value="1.20747793990667" calcext:value-type="float">
            <text:p>1.20747793990667</text:p>
          </table:table-cell>
          <table:table-cell table:formula="of:=SQRT(POWER([.H459];2)+POWER([.I459];2)+POWER([.J459];2))" office:value-type="float" office:value="557.053898356859" calcext:value-type="float">
            <text:p>557.053898356859</text:p>
          </table:table-cell>
        </table:table-row>
        <table:table-row table:style-name="ro1">
          <table:table-cell office:value-type="float" office:value="74.425" calcext:value-type="float">
            <text:p>74.425</text:p>
          </table:table-cell>
          <table:table-cell office:value-type="float" office:value="286.974" calcext:value-type="float">
            <text:p>286.974</text:p>
          </table:table-cell>
          <table:table-cell office:value-type="float" office:value="42.6277" calcext:value-type="float">
            <text:p>42.6277</text:p>
          </table:table-cell>
          <table:table-cell office:value-type="float" office:value="74.3732" calcext:value-type="float">
            <text:p>74.3732</text:p>
          </table:table-cell>
          <table:table-cell office:value-type="float" office:value="277.812" calcext:value-type="float">
            <text:p>277.812</text:p>
          </table:table-cell>
          <table:table-cell office:value-type="float" office:value="42.8228" calcext:value-type="float">
            <text:p>42.8228</text:p>
          </table:table-cell>
          <table:table-cell/>
          <table:table-cell table:formula="of:=([.D460]-[.A460])/0.0166667" office:value-type="float" office:value="-3.10799378401244" calcext:value-type="float">
            <text:p>-3.10799378401244</text:p>
          </table:table-cell>
          <table:table-cell table:formula="of:=ABS([.E460]-[.B460])/0.0166667" office:value-type="float" office:value="549.718900562198" calcext:value-type="float">
            <text:p>549.718900562198</text:p>
          </table:table-cell>
          <table:table-cell table:formula="of:=([.F460]-[.C460])/0.0166667" office:value-type="float" office:value="11.705976588047" calcext:value-type="float">
            <text:p>11.705976588047</text:p>
          </table:table-cell>
          <table:table-cell table:formula="of:=DEGREES(ATAN(ABS([.F460]-[.C460])/ABS([.E460]-[.B460])))" office:value-type="float" office:value="1.21989930240893" calcext:value-type="float">
            <text:p>1.21989930240893</text:p>
          </table:table-cell>
          <table:table-cell table:formula="of:=SQRT(POWER([.H460];2)+POWER([.I460];2)+POWER([.J460];2))" office:value-type="float" office:value="549.852306668393" calcext:value-type="float">
            <text:p>549.852306668393</text:p>
          </table:table-cell>
        </table:table-row>
        <table:table-row table:style-name="ro1">
          <table:table-cell office:value-type="float" office:value="74.4531" calcext:value-type="float">
            <text:p>74.4531</text:p>
          </table:table-cell>
          <table:table-cell office:value-type="float" office:value="292.528" calcext:value-type="float">
            <text:p>292.528</text:p>
          </table:table-cell>
          <table:table-cell office:value-type="float" office:value="41.7534" calcext:value-type="float">
            <text:p>41.7534</text:p>
          </table:table-cell>
          <table:table-cell office:value-type="float" office:value="74.3994" calcext:value-type="float">
            <text:p>74.3994</text:p>
          </table:table-cell>
          <table:table-cell office:value-type="float" office:value="283.223" calcext:value-type="float">
            <text:p>283.223</text:p>
          </table:table-cell>
          <table:table-cell office:value-type="float" office:value="41.7031" calcext:value-type="float">
            <text:p>41.7031</text:p>
          </table:table-cell>
          <table:table-cell/>
          <table:table-cell table:formula="of:=([.D461]-[.A461])/0.0166667" office:value-type="float" office:value="-3.22199355601327" calcext:value-type="float">
            <text:p>-3.22199355601327</text:p>
          </table:table-cell>
          <table:table-cell table:formula="of:=ABS([.E461]-[.B461])/0.0166667" office:value-type="float" office:value="558.298883402234" calcext:value-type="float">
            <text:p>558.298883402234</text:p>
          </table:table-cell>
          <table:table-cell table:formula="of:=([.F461]-[.C461])/0.0166667" office:value-type="float" office:value="-3.01799396401207" calcext:value-type="float">
            <text:p>-3.01799396401207</text:p>
          </table:table-cell>
          <table:table-cell table:formula="of:=DEGREES(ATAN(ABS([.F461]-[.C461])/ABS([.E461]-[.B461])))" office:value-type="float" office:value="0.309720541434761" calcext:value-type="float">
            <text:p>0.309720541434761</text:p>
          </table:table-cell>
          <table:table-cell table:formula="of:=SQRT(POWER([.H461];2)+POWER([.I461];2)+POWER([.J461];2))" office:value-type="float" office:value="558.316337516844" calcext:value-type="float">
            <text:p>558.316337516844</text:p>
          </table:table-cell>
        </table:table-row>
        <table:table-row table:style-name="ro1">
          <table:table-cell office:value-type="float" office:value="74.4053" calcext:value-type="float">
            <text:p>74.4053</text:p>
          </table:table-cell>
          <table:table-cell office:value-type="float" office:value="284.626" calcext:value-type="float">
            <text:p>284.626</text:p>
          </table:table-cell>
          <table:table-cell office:value-type="float" office:value="41.224" calcext:value-type="float">
            <text:p>41.224</text:p>
          </table:table-cell>
          <table:table-cell office:value-type="float" office:value="74.3409" calcext:value-type="float">
            <text:p>74.3409</text:p>
          </table:table-cell>
          <table:table-cell office:value-type="float" office:value="272.933" calcext:value-type="float">
            <text:p>272.933</text:p>
          </table:table-cell>
          <table:table-cell office:value-type="float" office:value="41.8728" calcext:value-type="float">
            <text:p>41.8728</text:p>
          </table:table-cell>
          <table:table-cell/>
          <table:table-cell table:formula="of:=([.D462]-[.A462])/0.0166667" office:value-type="float" office:value="-3.86399227201498" calcext:value-type="float">
            <text:p>-3.86399227201498</text:p>
          </table:table-cell>
          <table:table-cell table:formula="of:=ABS([.E462]-[.B462])/0.0166667" office:value-type="float" office:value="701.578596842805" calcext:value-type="float">
            <text:p>701.578596842805</text:p>
          </table:table-cell>
          <table:table-cell table:formula="of:=([.F462]-[.C462])/0.0166667" office:value-type="float" office:value="38.9279221441558" calcext:value-type="float">
            <text:p>38.9279221441558</text:p>
          </table:table-cell>
          <table:table-cell table:formula="of:=DEGREES(ATAN(ABS([.F462]-[.C462])/ABS([.E462]-[.B462])))" office:value-type="float" office:value="3.17586788376489" calcext:value-type="float">
            <text:p>3.17586788376489</text:p>
          </table:table-cell>
          <table:table-cell table:formula="of:=SQRT(POWER([.H462];2)+POWER([.I462];2)+POWER([.J462];2))" office:value-type="float" office:value="702.668372069399" calcext:value-type="float">
            <text:p>702.668372069399</text:p>
          </table:table-cell>
        </table:table-row>
        <table:table-row table:style-name="ro1">
          <table:table-cell office:value-type="float" office:value="74.8956" calcext:value-type="float">
            <text:p>74.8956</text:p>
          </table:table-cell>
          <table:table-cell office:value-type="float" office:value="280.359" calcext:value-type="float">
            <text:p>280.359</text:p>
          </table:table-cell>
          <table:table-cell office:value-type="float" office:value="43.163" calcext:value-type="float">
            <text:p>43.163</text:p>
          </table:table-cell>
          <table:table-cell office:value-type="float" office:value="74.8357" calcext:value-type="float">
            <text:p>74.8357</text:p>
          </table:table-cell>
          <table:table-cell office:value-type="float" office:value="271.442" calcext:value-type="float">
            <text:p>271.442</text:p>
          </table:table-cell>
          <table:table-cell office:value-type="float" office:value="43.3462" calcext:value-type="float">
            <text:p>43.3462</text:p>
          </table:table-cell>
          <table:table-cell/>
          <table:table-cell table:formula="of:=([.D463]-[.A463])/0.0166667" office:value-type="float" office:value="-3.59399281201431" calcext:value-type="float">
            <text:p>-3.59399281201431</text:p>
          </table:table-cell>
          <table:table-cell table:formula="of:=ABS([.E463]-[.B463])/0.0166667" office:value-type="float" office:value="535.018929962139" calcext:value-type="float">
            <text:p>535.018929962139</text:p>
          </table:table-cell>
          <table:table-cell table:formula="of:=([.F463]-[.C463])/0.0166667" office:value-type="float" office:value="10.9919780160444" calcext:value-type="float">
            <text:p>10.9919780160444</text:p>
          </table:table-cell>
          <table:table-cell table:formula="of:=DEGREES(ATAN(ABS([.F463]-[.C463])/ABS([.E463]-[.B463])))" office:value-type="float" office:value="1.17697771869121" calcext:value-type="float">
            <text:p>1.17697771869121</text:p>
          </table:table-cell>
          <table:table-cell table:formula="of:=SQRT(POWER([.H463];2)+POWER([.I463];2)+POWER([.J463];2))" office:value-type="float" office:value="535.143901939347" calcext:value-type="float">
            <text:p>535.143901939347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5.883" calcext:value-type="float">
            <text:p>285.883</text:p>
          </table:table-cell>
          <table:table-cell office:value-type="float" office:value="41.5298" calcext:value-type="float">
            <text:p>41.5298</text:p>
          </table:table-cell>
          <table:table-cell office:value-type="float" office:value="74.3548" calcext:value-type="float">
            <text:p>74.3548</text:p>
          </table:table-cell>
          <table:table-cell office:value-type="float" office:value="275.487" calcext:value-type="float">
            <text:p>275.487</text:p>
          </table:table-cell>
          <table:table-cell office:value-type="float" office:value="41.7029" calcext:value-type="float">
            <text:p>41.7029</text:p>
          </table:table-cell>
          <table:table-cell/>
          <table:table-cell table:formula="of:=([.D464]-[.A464])/0.0166667" office:value-type="float" office:value="-3.54599290801423" calcext:value-type="float">
            <text:p>-3.54599290801423</text:p>
          </table:table-cell>
          <table:table-cell table:formula="of:=ABS([.E464]-[.B464])/0.0166667" office:value-type="float" office:value="623.758752482493" calcext:value-type="float">
            <text:p>623.758752482493</text:p>
          </table:table-cell>
          <table:table-cell table:formula="of:=([.F464]-[.C464])/0.0166667" office:value-type="float" office:value="10.3859792280414" calcext:value-type="float">
            <text:p>10.3859792280414</text:p>
          </table:table-cell>
          <table:table-cell table:formula="of:=DEGREES(ATAN(ABS([.F464]-[.C464])/ABS([.E464]-[.B464])))" office:value-type="float" office:value="0.953922953825138" calcext:value-type="float">
            <text:p>0.953922953825138</text:p>
          </table:table-cell>
          <table:table-cell table:formula="of:=SQRT(POWER([.H464];2)+POWER([.I464];2)+POWER([.J464];2))" office:value-type="float" office:value="623.855290855776" calcext:value-type="float">
            <text:p>623.855290855776</text:p>
          </table:table-cell>
        </table:table-row>
        <table:table-row table:style-name="ro1">
          <table:table-cell office:value-type="float" office:value="73.3893" calcext:value-type="float">
            <text:p>73.3893</text:p>
          </table:table-cell>
          <table:table-cell office:value-type="float" office:value="285.727" calcext:value-type="float">
            <text:p>285.727</text:p>
          </table:table-cell>
          <table:table-cell office:value-type="float" office:value="41.8183" calcext:value-type="float">
            <text:p>41.8183</text:p>
          </table:table-cell>
          <table:table-cell office:value-type="float" office:value="73.0973" calcext:value-type="float">
            <text:p>73.0973</text:p>
          </table:table-cell>
          <table:table-cell office:value-type="float" office:value="274.031" calcext:value-type="float">
            <text:p>274.031</text:p>
          </table:table-cell>
          <table:table-cell office:value-type="float" office:value="41.9526" calcext:value-type="float">
            <text:p>41.9526</text:p>
          </table:table-cell>
          <table:table-cell/>
          <table:table-cell table:formula="of:=([.D465]-[.A465])/0.0166667" office:value-type="float" office:value="-17.5199649600702" calcext:value-type="float">
            <text:p>-17.5199649600702</text:p>
          </table:table-cell>
          <table:table-cell table:formula="of:=ABS([.E465]-[.B465])/0.0166667" office:value-type="float" office:value="701.758596482805" calcext:value-type="float">
            <text:p>701.758596482805</text:p>
          </table:table-cell>
          <table:table-cell table:formula="of:=([.F465]-[.C465])/0.0166667" office:value-type="float" office:value="8.057983884032" calcext:value-type="float">
            <text:p>8.057983884032</text:p>
          </table:table-cell>
          <table:table-cell table:formula="of:=DEGREES(ATAN(ABS([.F465]-[.C465])/ABS([.E465]-[.B465])))" office:value-type="float" office:value="0.657873207086264" calcext:value-type="float">
            <text:p>0.657873207086264</text:p>
          </table:table-cell>
          <table:table-cell table:formula="of:=SQRT(POWER([.H465];2)+POWER([.I465];2)+POWER([.J465];2))" office:value-type="float" office:value="702.023509587816" calcext:value-type="float">
            <text:p>702.023509587816</text:p>
          </table:table-cell>
        </table:table-row>
        <table:table-row table:style-name="ro1">
          <table:table-cell office:value-type="float" office:value="74.6551" calcext:value-type="float">
            <text:p>74.6551</text:p>
          </table:table-cell>
          <table:table-cell office:value-type="float" office:value="283.187" calcext:value-type="float">
            <text:p>283.187</text:p>
          </table:table-cell>
          <table:table-cell office:value-type="float" office:value="41.9594" calcext:value-type="float">
            <text:p>41.9594</text:p>
          </table:table-cell>
          <table:table-cell office:value-type="float" office:value="74.8402" calcext:value-type="float">
            <text:p>74.8402</text:p>
          </table:table-cell>
          <table:table-cell office:value-type="float" office:value="272.981" calcext:value-type="float">
            <text:p>272.981</text:p>
          </table:table-cell>
          <table:table-cell office:value-type="float" office:value="41.8603" calcext:value-type="float">
            <text:p>41.8603</text:p>
          </table:table-cell>
          <table:table-cell/>
          <table:table-cell table:formula="of:=([.D466]-[.A466])/0.0166667" office:value-type="float" office:value="11.1059777880439" calcext:value-type="float">
            <text:p>11.1059777880439</text:p>
          </table:table-cell>
          <table:table-cell table:formula="of:=ABS([.E466]-[.B466])/0.0166667" office:value-type="float" office:value="612.35877528245" calcext:value-type="float">
            <text:p>612.35877528245</text:p>
          </table:table-cell>
          <table:table-cell table:formula="of:=([.F466]-[.C466])/0.0166667" office:value-type="float" office:value="-5.94598810802378" calcext:value-type="float">
            <text:p>-5.94598810802378</text:p>
          </table:table-cell>
          <table:table-cell table:formula="of:=DEGREES(ATAN(ABS([.F466]-[.C466])/ABS([.E466]-[.B466])))" office:value-type="float" office:value="0.556323075841114" calcext:value-type="float">
            <text:p>0.556323075841114</text:p>
          </table:table-cell>
          <table:table-cell table:formula="of:=SQRT(POWER([.H466];2)+POWER([.I466];2)+POWER([.J466];2))" office:value-type="float" office:value="612.488340446275" calcext:value-type="float">
            <text:p>612.488340446275</text:p>
          </table:table-cell>
        </table:table-row>
        <table:table-row table:style-name="ro1">
          <table:table-cell office:value-type="float" office:value="74.1654" calcext:value-type="float">
            <text:p>74.1654</text:p>
          </table:table-cell>
          <table:table-cell office:value-type="float" office:value="287.122" calcext:value-type="float">
            <text:p>287.122</text:p>
          </table:table-cell>
          <table:table-cell office:value-type="float" office:value="41.8433" calcext:value-type="float">
            <text:p>41.8433</text:p>
          </table:table-cell>
          <table:table-cell office:value-type="float" office:value="74.3623" calcext:value-type="float">
            <text:p>74.3623</text:p>
          </table:table-cell>
          <table:table-cell office:value-type="float" office:value="276.755" calcext:value-type="float">
            <text:p>276.755</text:p>
          </table:table-cell>
          <table:table-cell office:value-type="float" office:value="41.7452" calcext:value-type="float">
            <text:p>41.7452</text:p>
          </table:table-cell>
          <table:table-cell/>
          <table:table-cell table:formula="of:=([.D467]-[.A467])/0.0166667" office:value-type="float" office:value="11.8139763720472" calcext:value-type="float">
            <text:p>11.8139763720472</text:p>
          </table:table-cell>
          <table:table-cell table:formula="of:=ABS([.E467]-[.B467])/0.0166667" office:value-type="float" office:value="622.018755962489" calcext:value-type="float">
            <text:p>622.018755962489</text:p>
          </table:table-cell>
          <table:table-cell table:formula="of:=([.F467]-[.C467])/0.0166667" office:value-type="float" office:value="-5.88598822802368" calcext:value-type="float">
            <text:p>-5.88598822802368</text:p>
          </table:table-cell>
          <table:table-cell table:formula="of:=DEGREES(ATAN(ABS([.F467]-[.C467])/ABS([.E467]-[.B467])))" office:value-type="float" office:value="0.542157636145573" calcext:value-type="float">
            <text:p>0.542157636145573</text:p>
          </table:table-cell>
          <table:table-cell table:formula="of:=SQRT(POWER([.H467];2)+POWER([.I467];2)+POWER([.J467];2))" office:value-type="float" office:value="622.158780107026" calcext:value-type="float">
            <text:p>622.158780107026</text:p>
          </table:table-cell>
        </table:table-row>
        <table:table-row table:style-name="ro1">
          <table:table-cell office:value-type="float" office:value="74.4539" calcext:value-type="float">
            <text:p>74.4539</text:p>
          </table:table-cell>
          <table:table-cell office:value-type="float" office:value="292.462" calcext:value-type="float">
            <text:p>292.462</text:p>
          </table:table-cell>
          <table:table-cell office:value-type="float" office:value="42.021" calcext:value-type="float">
            <text:p>42.021</text:p>
          </table:table-cell>
          <table:table-cell office:value-type="float" office:value="74.3951" calcext:value-type="float">
            <text:p>74.3951</text:p>
          </table:table-cell>
          <table:table-cell office:value-type="float" office:value="281.704" calcext:value-type="float">
            <text:p>281.704</text:p>
          </table:table-cell>
          <table:table-cell office:value-type="float" office:value="42.7028" calcext:value-type="float">
            <text:p>42.7028</text:p>
          </table:table-cell>
          <table:table-cell/>
          <table:table-cell table:formula="of:=([.D468]-[.A468])/0.0166667" office:value-type="float" office:value="-3.52799294401442" calcext:value-type="float">
            <text:p>-3.52799294401442</text:p>
          </table:table-cell>
          <table:table-cell table:formula="of:=ABS([.E468]-[.B468])/0.0166667" office:value-type="float" office:value="645.478709042581" calcext:value-type="float">
            <text:p>645.478709042581</text:p>
          </table:table-cell>
          <table:table-cell table:formula="of:=([.F468]-[.C468])/0.0166667" office:value-type="float" office:value="40.9079181841638" calcext:value-type="float">
            <text:p>40.9079181841638</text:p>
          </table:table-cell>
          <table:table-cell table:formula="of:=DEGREES(ATAN(ABS([.F468]-[.C468])/ABS([.E468]-[.B468])))" office:value-type="float" office:value="3.62633270470681" calcext:value-type="float">
            <text:p>3.62633270470681</text:p>
          </table:table-cell>
          <table:table-cell table:formula="of:=SQRT(POWER([.H468];2)+POWER([.I468];2)+POWER([.J468];2))" office:value-type="float" office:value="646.783324098304" calcext:value-type="float">
            <text:p>646.783324098304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53" calcext:value-type="float">
            <text:p>289.653</text:p>
          </table:table-cell>
          <table:table-cell office:value-type="float" office:value="42.464" calcext:value-type="float">
            <text:p>42.464</text:p>
          </table:table-cell>
          <table:table-cell office:value-type="float" office:value="74.1272" calcext:value-type="float">
            <text:p>74.1272</text:p>
          </table:table-cell>
          <table:table-cell office:value-type="float" office:value="279.113" calcext:value-type="float">
            <text:p>279.113</text:p>
          </table:table-cell>
          <table:table-cell office:value-type="float" office:value="42.6168" calcext:value-type="float">
            <text:p>42.6168</text:p>
          </table:table-cell>
          <table:table-cell/>
          <table:table-cell table:formula="of:=([.D469]-[.A469])/0.0166667" office:value-type="float" office:value="-3.2579934840129" calcext:value-type="float">
            <text:p>-3.2579934840129</text:p>
          </table:table-cell>
          <table:table-cell table:formula="of:=ABS([.E469]-[.B469])/0.0166667" office:value-type="float" office:value="632.398735202531" calcext:value-type="float">
            <text:p>632.398735202531</text:p>
          </table:table-cell>
          <table:table-cell table:formula="of:=([.F469]-[.C469])/0.0166667" office:value-type="float" office:value="9.16798166403662" calcext:value-type="float">
            <text:p>9.16798166403662</text:p>
          </table:table-cell>
          <table:table-cell table:formula="of:=DEGREES(ATAN(ABS([.F469]-[.C469])/ABS([.E469]-[.B469])))" office:value-type="float" office:value="0.830567539142475" calcext:value-type="float">
            <text:p>0.830567539142475</text:p>
          </table:table-cell>
          <table:table-cell table:formula="of:=SQRT(POWER([.H469];2)+POWER([.I469];2)+POWER([.J469];2))" office:value-type="float" office:value="632.473577863214" calcext:value-type="float">
            <text:p>632.473577863214</text:p>
          </table:table-cell>
        </table:table-row>
        <table:table-row table:style-name="ro1">
          <table:table-cell office:value-type="float" office:value="74.4181" calcext:value-type="float">
            <text:p>74.4181</text:p>
          </table:table-cell>
          <table:table-cell office:value-type="float" office:value="287.406" calcext:value-type="float">
            <text:p>287.406</text:p>
          </table:table-cell>
          <table:table-cell office:value-type="float" office:value="40.5203" calcext:value-type="float">
            <text:p>40.5203</text:p>
          </table:table-cell>
          <table:table-cell office:value-type="float" office:value="74.3522" calcext:value-type="float">
            <text:p>74.3522</text:p>
          </table:table-cell>
          <table:table-cell office:value-type="float" office:value="275.622" calcext:value-type="float">
            <text:p>275.622</text:p>
          </table:table-cell>
          <table:table-cell office:value-type="float" office:value="40.9329" calcext:value-type="float">
            <text:p>40.9329</text:p>
          </table:table-cell>
          <table:table-cell/>
          <table:table-cell table:formula="of:=([.D470]-[.A470])/0.0166667" office:value-type="float" office:value="-3.95399209201577" calcext:value-type="float">
            <text:p>-3.95399209201577</text:p>
          </table:table-cell>
          <table:table-cell table:formula="of:=ABS([.E470]-[.B470])/0.0166667" office:value-type="float" office:value="707.038585922828" calcext:value-type="float">
            <text:p>707.038585922828</text:p>
          </table:table-cell>
          <table:table-cell table:formula="of:=([.F470]-[.C470])/0.0166667" office:value-type="float" office:value="24.7559504880993" calcext:value-type="float">
            <text:p>24.7559504880993</text:p>
          </table:table-cell>
          <table:table-cell table:formula="of:=DEGREES(ATAN(ABS([.F470]-[.C470])/ABS([.E470]-[.B470])))" office:value-type="float" office:value="2.00531102668695" calcext:value-type="float">
            <text:p>2.00531102668695</text:p>
          </table:table-cell>
          <table:table-cell table:formula="of:=SQRT(POWER([.H470];2)+POWER([.I470];2)+POWER([.J470];2))" office:value-type="float" office:value="707.482899526048" calcext:value-type="float">
            <text:p>707.482899526048</text:p>
          </table:table-cell>
        </table:table-row>
        <table:table-row table:style-name="ro1">
          <table:table-cell office:value-type="float" office:value="74.1787" calcext:value-type="float">
            <text:p>74.1787</text:p>
          </table:table-cell>
          <table:table-cell office:value-type="float" office:value="289.807" calcext:value-type="float">
            <text:p>289.807</text:p>
          </table:table-cell>
          <table:table-cell office:value-type="float" office:value="41.6722" calcext:value-type="float">
            <text:p>41.6722</text:p>
          </table:table-cell>
          <table:table-cell office:value-type="float" office:value="73.8787" calcext:value-type="float">
            <text:p>73.8787</text:p>
          </table:table-cell>
          <table:table-cell office:value-type="float" office:value="280.465" calcext:value-type="float">
            <text:p>280.465</text:p>
          </table:table-cell>
          <table:table-cell office:value-type="float" office:value="42.1513" calcext:value-type="float">
            <text:p>42.1513</text:p>
          </table:table-cell>
          <table:table-cell/>
          <table:table-cell table:formula="of:=([.D471]-[.A471])/0.0166667" office:value-type="float" office:value="-17.9999640000727" calcext:value-type="float">
            <text:p>-17.9999640000727</text:p>
          </table:table-cell>
          <table:table-cell table:formula="of:=ABS([.E471]-[.B471])/0.0166667" office:value-type="float" office:value="560.518878962245" calcext:value-type="float">
            <text:p>560.518878962245</text:p>
          </table:table-cell>
          <table:table-cell table:formula="of:=([.F471]-[.C471])/0.0166667" office:value-type="float" office:value="28.7459425081151" calcext:value-type="float">
            <text:p>28.7459425081151</text:p>
          </table:table-cell>
          <table:table-cell table:formula="of:=DEGREES(ATAN(ABS([.F471]-[.C471])/ABS([.E471]-[.B471])))" office:value-type="float" office:value="2.93581460913122" calcext:value-type="float">
            <text:p>2.93581460913122</text:p>
          </table:table-cell>
          <table:table-cell table:formula="of:=SQRT(POWER([.H471];2)+POWER([.I471];2)+POWER([.J471];2))" office:value-type="float" office:value="561.544069141305" calcext:value-type="float">
            <text:p>561.544069141305</text:p>
          </table:table-cell>
        </table:table-row>
        <table:table-row table:style-name="ro1">
          <table:table-cell office:value-type="float" office:value="73.656" calcext:value-type="float">
            <text:p>73.656</text:p>
          </table:table-cell>
          <table:table-cell office:value-type="float" office:value="288.436" calcext:value-type="float">
            <text:p>288.436</text:p>
          </table:table-cell>
          <table:table-cell office:value-type="float" office:value="41.639" calcext:value-type="float">
            <text:p>41.639</text:p>
          </table:table-cell>
          <table:table-cell office:value-type="float" office:value="73.6074" calcext:value-type="float">
            <text:p>73.6074</text:p>
          </table:table-cell>
          <table:table-cell office:value-type="float" office:value="276.654" calcext:value-type="float">
            <text:p>276.654</text:p>
          </table:table-cell>
          <table:table-cell office:value-type="float" office:value="41.7686" calcext:value-type="float">
            <text:p>41.7686</text:p>
          </table:table-cell>
          <table:table-cell/>
          <table:table-cell table:formula="of:=([.D472]-[.A472])/0.0166667" office:value-type="float" office:value="-2.91599416801212" calcext:value-type="float">
            <text:p>-2.91599416801212</text:p>
          </table:table-cell>
          <table:table-cell table:formula="of:=ABS([.E472]-[.B472])/0.0166667" office:value-type="float" office:value="706.918586162827" calcext:value-type="float">
            <text:p>706.918586162827</text:p>
          </table:table-cell>
          <table:table-cell table:formula="of:=([.F472]-[.C472])/0.0166667" office:value-type="float" office:value="7.77598444803089" calcext:value-type="float">
            <text:p>7.77598444803089</text:p>
          </table:table-cell>
          <table:table-cell table:formula="of:=DEGREES(ATAN(ABS([.F472]-[.C472])/ABS([.E472]-[.B472])))" office:value-type="float" office:value="0.630218431453092" calcext:value-type="float">
            <text:p>0.630218431453092</text:p>
          </table:table-cell>
          <table:table-cell table:formula="of:=SQRT(POWER([.H472];2)+POWER([.I472];2)+POWER([.J472];2))" office:value-type="float" office:value="706.967365879482" calcext:value-type="float">
            <text:p>706.967365879482</text:p>
          </table:table-cell>
        </table:table-row>
        <table:table-row table:style-name="ro1">
          <table:table-cell office:value-type="float" office:value="74.4521" calcext:value-type="float">
            <text:p>74.4521</text:p>
          </table:table-cell>
          <table:table-cell office:value-type="float" office:value="292.571" calcext:value-type="float">
            <text:p>292.571</text:p>
          </table:table-cell>
          <table:table-cell office:value-type="float" office:value="41.4892" calcext:value-type="float">
            <text:p>41.4892</text:p>
          </table:table-cell>
          <table:table-cell office:value-type="float" office:value="74.3925" calcext:value-type="float">
            <text:p>74.3925</text:p>
          </table:table-cell>
          <table:table-cell office:value-type="float" office:value="281.858" calcext:value-type="float">
            <text:p>281.858</text:p>
          </table:table-cell>
          <table:table-cell office:value-type="float" office:value="41.9226" calcext:value-type="float">
            <text:p>41.9226</text:p>
          </table:table-cell>
          <table:table-cell/>
          <table:table-cell table:formula="of:=([.D473]-[.A473])/0.0166667" office:value-type="float" office:value="-3.5759928480145" calcext:value-type="float">
            <text:p>-3.5759928480145</text:p>
          </table:table-cell>
          <table:table-cell table:formula="of:=ABS([.E473]-[.B473])/0.0166667" office:value-type="float" office:value="642.778714442572" calcext:value-type="float">
            <text:p>642.778714442572</text:p>
          </table:table-cell>
          <table:table-cell table:formula="of:=([.F473]-[.C473])/0.0166667" office:value-type="float" office:value="26.0039479921044" calcext:value-type="float">
            <text:p>26.0039479921044</text:p>
          </table:table-cell>
          <table:table-cell table:formula="of:=DEGREES(ATAN(ABS([.F473]-[.C473])/ABS([.E473]-[.B473])))" office:value-type="float" office:value="2.31666732404587" calcext:value-type="float">
            <text:p>2.31666732404587</text:p>
          </table:table-cell>
          <table:table-cell table:formula="of:=SQRT(POWER([.H473];2)+POWER([.I473];2)+POWER([.J473];2))" office:value-type="float" office:value="643.314440049709" calcext:value-type="float">
            <text:p>643.314440049709</text:p>
          </table:table-cell>
        </table:table-row>
        <table:table-row table:style-name="ro1">
          <table:table-cell office:value-type="float" office:value="74.155" calcext:value-type="float">
            <text:p>74.155</text:p>
          </table:table-cell>
          <table:table-cell office:value-type="float" office:value="284.271" calcext:value-type="float">
            <text:p>284.271</text:p>
          </table:table-cell>
          <table:table-cell office:value-type="float" office:value="42.8029" calcext:value-type="float">
            <text:p>42.8029</text:p>
          </table:table-cell>
          <table:table-cell office:value-type="float" office:value="73.8498" calcext:value-type="float">
            <text:p>73.8498</text:p>
          </table:table-cell>
          <table:table-cell office:value-type="float" office:value="274.012" calcext:value-type="float">
            <text:p>274.012</text:p>
          </table:table-cell>
          <table:table-cell office:value-type="float" office:value="42.4449" calcext:value-type="float">
            <text:p>42.4449</text:p>
          </table:table-cell>
          <table:table-cell/>
          <table:table-cell table:formula="of:=([.D474]-[.A474])/0.0166667" office:value-type="float" office:value="-18.3119633760732" calcext:value-type="float">
            <text:p>-18.3119633760732</text:p>
          </table:table-cell>
          <table:table-cell table:formula="of:=ABS([.E474]-[.B474])/0.0166667" office:value-type="float" office:value="615.538768922463" calcext:value-type="float">
            <text:p>615.538768922463</text:p>
          </table:table-cell>
          <table:table-cell table:formula="of:=([.F474]-[.C474])/0.0166667" office:value-type="float" office:value="-21.4799570400862" calcext:value-type="float">
            <text:p>-21.4799570400862</text:p>
          </table:table-cell>
          <table:table-cell table:formula="of:=DEGREES(ATAN(ABS([.F474]-[.C474])/ABS([.E474]-[.B474])))" office:value-type="float" office:value="1.99859333924296" calcext:value-type="float">
            <text:p>1.99859333924296</text:p>
          </table:table-cell>
          <table:table-cell table:formula="of:=SQRT(POWER([.H474];2)+POWER([.I474];2)+POWER([.J474];2))" office:value-type="float" office:value="616.185599153138" calcext:value-type="float">
            <text:p>616.185599153138</text:p>
          </table:table-cell>
        </table:table-row>
        <table:table-row table:style-name="ro1">
          <table:table-cell office:value-type="float" office:value="74.401" calcext:value-type="float">
            <text:p>74.401</text:p>
          </table:table-cell>
          <table:table-cell office:value-type="float" office:value="283.107" calcext:value-type="float">
            <text:p>283.107</text:p>
          </table:table-cell>
          <table:table-cell office:value-type="float" office:value="42.2271" calcext:value-type="float">
            <text:p>42.2271</text:p>
          </table:table-cell>
          <table:table-cell office:value-type="float" office:value="74.3426" calcext:value-type="float">
            <text:p>74.3426</text:p>
          </table:table-cell>
          <table:table-cell office:value-type="float" office:value="272.832" calcext:value-type="float">
            <text:p>272.832</text:p>
          </table:table-cell>
          <table:table-cell office:value-type="float" office:value="42.3846" calcext:value-type="float">
            <text:p>42.3846</text:p>
          </table:table-cell>
          <table:table-cell/>
          <table:table-cell table:formula="of:=([.D475]-[.A475])/0.0166667" office:value-type="float" office:value="-3.50399299201352" calcext:value-type="float">
            <text:p>-3.50399299201352</text:p>
          </table:table-cell>
          <table:table-cell table:formula="of:=ABS([.E475]-[.B475])/0.0166667" office:value-type="float" office:value="616.498767002468" calcext:value-type="float">
            <text:p>616.498767002468</text:p>
          </table:table-cell>
          <table:table-cell table:formula="of:=([.F475]-[.C475])/0.0166667" office:value-type="float" office:value="9.44998110003773" calcext:value-type="float">
            <text:p>9.44998110003773</text:p>
          </table:table-cell>
          <table:table-cell table:formula="of:=DEGREES(ATAN(ABS([.F475]-[.C475])/ABS([.E475]-[.B475])))" office:value-type="float" office:value="0.878187698378847" calcext:value-type="float">
            <text:p>0.878187698378847</text:p>
          </table:table-cell>
          <table:table-cell table:formula="of:=SQRT(POWER([.H475];2)+POWER([.I475];2)+POWER([.J475];2))" office:value-type="float" office:value="616.581146180487" calcext:value-type="float">
            <text:p>616.581146180487</text:p>
          </table:table-cell>
        </table:table-row>
        <table:table-row table:style-name="ro1">
          <table:table-cell office:value-type="float" office:value="74.6499" calcext:value-type="float">
            <text:p>74.6499</text:p>
          </table:table-cell>
          <table:table-cell office:value-type="float" office:value="281.674" calcext:value-type="float">
            <text:p>281.674</text:p>
          </table:table-cell>
          <table:table-cell office:value-type="float" office:value="42.9569" calcext:value-type="float">
            <text:p>42.9569</text:p>
          </table:table-cell>
          <table:table-cell office:value-type="float" office:value="74.5872" calcext:value-type="float">
            <text:p>74.5872</text:p>
          </table:table-cell>
          <table:table-cell office:value-type="float" office:value="271.41" calcext:value-type="float">
            <text:p>271.41</text:p>
          </table:table-cell>
          <table:table-cell office:value-type="float" office:value="43.3535" calcext:value-type="float">
            <text:p>43.3535</text:p>
          </table:table-cell>
          <table:table-cell/>
          <table:table-cell table:formula="of:=([.D476]-[.A476])/0.0166667" office:value-type="float" office:value="-3.76199247601545" calcext:value-type="float">
            <text:p>-3.76199247601545</text:p>
          </table:table-cell>
          <table:table-cell table:formula="of:=ABS([.E476]-[.B476])/0.0166667" office:value-type="float" office:value="615.838768322461" calcext:value-type="float">
            <text:p>615.838768322461</text:p>
          </table:table-cell>
          <table:table-cell table:formula="of:=([.F476]-[.C476])/0.0166667" office:value-type="float" office:value="23.7959524080951" calcext:value-type="float">
            <text:p>23.7959524080951</text:p>
          </table:table-cell>
          <table:table-cell table:formula="of:=DEGREES(ATAN(ABS([.F476]-[.C476])/ABS([.E476]-[.B476])))" office:value-type="float" office:value="2.21280273017577" calcext:value-type="float">
            <text:p>2.21280273017577</text:p>
          </table:table-cell>
          <table:table-cell table:formula="of:=SQRT(POWER([.H476];2)+POWER([.I476];2)+POWER([.J476];2))" office:value-type="float" office:value="616.309815358577" calcext:value-type="float">
            <text:p>616.309815358577</text:p>
          </table:table-cell>
        </table:table-row>
        <table:table-row table:style-name="ro1">
          <table:table-cell office:value-type="float" office:value="73.9222" calcext:value-type="float">
            <text:p>73.9222</text:p>
          </table:table-cell>
          <table:table-cell office:value-type="float" office:value="289.677" calcext:value-type="float">
            <text:p>289.677</text:p>
          </table:table-cell>
          <table:table-cell office:value-type="float" office:value="42.207" calcext:value-type="float">
            <text:p>42.207</text:p>
          </table:table-cell>
          <table:table-cell office:value-type="float" office:value="73.8745" calcext:value-type="float">
            <text:p>73.8745</text:p>
          </table:table-cell>
          <table:table-cell office:value-type="float" office:value="279.071" calcext:value-type="float">
            <text:p>279.071</text:p>
          </table:table-cell>
          <table:table-cell office:value-type="float" office:value="42.6258" calcext:value-type="float">
            <text:p>42.6258</text:p>
          </table:table-cell>
          <table:table-cell/>
          <table:table-cell table:formula="of:=([.D477]-[.A477])/0.0166667" office:value-type="float" office:value="-2.86199427601181" calcext:value-type="float">
            <text:p>-2.86199427601181</text:p>
          </table:table-cell>
          <table:table-cell table:formula="of:=ABS([.E477]-[.B477])/0.0166667" office:value-type="float" office:value="636.358727282545" calcext:value-type="float">
            <text:p>636.358727282545</text:p>
          </table:table-cell>
          <table:table-cell table:formula="of:=([.F477]-[.C477])/0.0166667" office:value-type="float" office:value="25.1279497441004" calcext:value-type="float">
            <text:p>25.1279497441004</text:p>
          </table:table-cell>
          <table:table-cell table:formula="of:=DEGREES(ATAN(ABS([.F477]-[.C477])/ABS([.E477]-[.B477])))" office:value-type="float" office:value="2.26126839809068" calcext:value-type="float">
            <text:p>2.26126839809068</text:p>
          </table:table-cell>
          <table:table-cell table:formula="of:=SQRT(POWER([.H477];2)+POWER([.I477];2)+POWER([.J477];2))" office:value-type="float" office:value="636.861079559929" calcext:value-type="float">
            <text:p>636.861079559929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.1608" calcext:value-type="float">
            <text:p>42.1608</text:p>
          </table:table-cell>
          <table:table-cell office:value-type="float" office:value="73.8673" calcext:value-type="float">
            <text:p>73.8673</text:p>
          </table:table-cell>
          <table:table-cell office:value-type="float" office:value="277.865" calcext:value-type="float">
            <text:p>277.865</text:p>
          </table:table-cell>
          <table:table-cell office:value-type="float" office:value="42.3192" calcext:value-type="float">
            <text:p>42.3192</text:p>
          </table:table-cell>
          <table:table-cell/>
          <table:table-cell table:formula="of:=([.D478]-[.A478])/0.0166667" office:value-type="float" office:value="-2.90999418001189" calcext:value-type="float">
            <text:p>-2.90999418001189</text:p>
          </table:table-cell>
          <table:table-cell table:formula="of:=ABS([.E478]-[.B478])/0.0166667" office:value-type="float" office:value="629.098741802517" calcext:value-type="float">
            <text:p>629.098741802517</text:p>
          </table:table-cell>
          <table:table-cell table:formula="of:=([.F478]-[.C478])/0.0166667" office:value-type="float" office:value="9.50398099203804" calcext:value-type="float">
            <text:p>9.50398099203804</text:p>
          </table:table-cell>
          <table:table-cell table:formula="of:=DEGREES(ATAN(ABS([.F478]-[.C478])/ABS([.E478]-[.B478])))" office:value-type="float" office:value="0.865518466656517" calcext:value-type="float">
            <text:p>0.865518466656517</text:p>
          </table:table-cell>
          <table:table-cell table:formula="of:=SQRT(POWER([.H478];2)+POWER([.I478];2)+POWER([.J478];2))" office:value-type="float" office:value="629.177256946192" calcext:value-type="float">
            <text:p>629.177256946192</text:p>
          </table:table-cell>
        </table:table-row>
        <table:table-row table:style-name="ro1">
          <table:table-cell office:value-type="float" office:value="74.4319" calcext:value-type="float">
            <text:p>74.4319</text:p>
          </table:table-cell>
          <table:table-cell office:value-type="float" office:value="288.345" calcext:value-type="float">
            <text:p>288.345</text:p>
          </table:table-cell>
          <table:table-cell office:value-type="float" office:value="42.4119" calcext:value-type="float">
            <text:p>42.4119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276.466" calcext:value-type="float">
            <text:p>276.466</text:p>
          </table:table-cell>
          <table:table-cell office:value-type="float" office:value="43.285" calcext:value-type="float">
            <text:p>43.285</text:p>
          </table:table-cell>
          <table:table-cell/>
          <table:table-cell table:formula="of:=([.D479]-[.A479])/0.0166667" office:value-type="float" office:value="11.2019775960449" calcext:value-type="float">
            <text:p>11.2019775960449</text:p>
          </table:table-cell>
          <table:table-cell table:formula="of:=ABS([.E479]-[.B479])/0.0166667" office:value-type="float" office:value="712.738574522852" calcext:value-type="float">
            <text:p>712.738574522852</text:p>
          </table:table-cell>
          <table:table-cell table:formula="of:=([.F479]-[.C479])/0.0166667" office:value-type="float" office:value="52.3858952282092" calcext:value-type="float">
            <text:p>52.3858952282092</text:p>
          </table:table-cell>
          <table:table-cell table:formula="of:=DEGREES(ATAN(ABS([.F479]-[.C479])/ABS([.E479]-[.B479])))" office:value-type="float" office:value="4.2036497072371" calcext:value-type="float">
            <text:p>4.2036497072371</text:p>
          </table:table-cell>
          <table:table-cell table:formula="of:=SQRT(POWER([.H479];2)+POWER([.I479];2)+POWER([.J479];2))" office:value-type="float" office:value="714.74893629427" calcext:value-type="float">
            <text:p>714.74893629427</text:p>
          </table:table-cell>
        </table:table-row>
        <table:table-row table:style-name="ro1">
          <table:table-cell office:value-type="float" office:value="73.6734" calcext:value-type="float">
            <text:p>73.6734</text:p>
          </table:table-cell>
          <table:table-cell office:value-type="float" office:value="292.453" calcext:value-type="float">
            <text:p>292.453</text:p>
          </table:table-cell>
          <table:table-cell office:value-type="float" office:value="41.7725" calcext:value-type="float">
            <text:p>41.7725</text:p>
          </table:table-cell>
          <table:table-cell office:value-type="float" office:value="73.373" calcext:value-type="float">
            <text:p>73.373</text:p>
          </table:table-cell>
          <table:table-cell office:value-type="float" office:value="280.369" calcext:value-type="float">
            <text:p>280.369</text:p>
          </table:table-cell>
          <table:table-cell office:value-type="float" office:value="42.4226" calcext:value-type="float">
            <text:p>42.4226</text:p>
          </table:table-cell>
          <table:table-cell/>
          <table:table-cell table:formula="of:=([.D480]-[.A480])/0.0166667" office:value-type="float" office:value="-18.0239639520719" calcext:value-type="float">
            <text:p>-18.0239639520719</text:p>
          </table:table-cell>
          <table:table-cell table:formula="of:=ABS([.E480]-[.B480])/0.0166667" office:value-type="float" office:value="725.038549922897" calcext:value-type="float">
            <text:p>725.038549922897</text:p>
          </table:table-cell>
          <table:table-cell table:formula="of:=([.F480]-[.C480])/0.0166667" office:value-type="float" office:value="39.0059219881561" calcext:value-type="float">
            <text:p>39.0059219881561</text:p>
          </table:table-cell>
          <table:table-cell table:formula="of:=DEGREES(ATAN(ABS([.F480]-[.C480])/ABS([.E480]-[.B480])))" office:value-type="float" office:value="3.07945326922661" calcext:value-type="float">
            <text:p>3.07945326922661</text:p>
          </table:table-cell>
          <table:table-cell table:formula="of:=SQRT(POWER([.H480];2)+POWER([.I480];2)+POWER([.J480];2))" office:value-type="float" office:value="726.310693918924" calcext:value-type="float">
            <text:p>726.310693918924</text:p>
          </table:table-cell>
        </table:table-row>
        <table:table-row table:style-name="ro1">
          <table:table-cell office:value-type="float" office:value="73.673" calcext:value-type="float">
            <text:p>73.673</text:p>
          </table:table-cell>
          <table:table-cell office:value-type="float" office:value="290.81" calcext:value-type="float">
            <text:p>290.81</text:p>
          </table:table-cell>
          <table:table-cell office:value-type="float" office:value="43.0558" calcext:value-type="float">
            <text:p>43.0558</text:p>
          </table:table-cell>
          <table:table-cell office:value-type="float" office:value="73.6329" calcext:value-type="float">
            <text:p>73.6329</text:p>
          </table:table-cell>
          <table:table-cell office:value-type="float" office:value="280.071" calcext:value-type="float">
            <text:p>280.071</text:p>
          </table:table-cell>
          <table:table-cell office:value-type="float" office:value="43.9719" calcext:value-type="float">
            <text:p>43.9719</text:p>
          </table:table-cell>
          <table:table-cell/>
          <table:table-cell table:formula="of:=([.D481]-[.A481])/0.0166667" office:value-type="float" office:value="-2.40599518800935" calcext:value-type="float">
            <text:p>-2.40599518800935</text:p>
          </table:table-cell>
          <table:table-cell table:formula="of:=ABS([.E481]-[.B481])/0.0166667" office:value-type="float" office:value="644.338711322576" calcext:value-type="float">
            <text:p>644.338711322576</text:p>
          </table:table-cell>
          <table:table-cell table:formula="of:=([.F481]-[.C481])/0.0166667" office:value-type="float" office:value="54.9658900682199" calcext:value-type="float">
            <text:p>54.9658900682199</text:p>
          </table:table-cell>
          <table:table-cell table:formula="of:=DEGREES(ATAN(ABS([.F481]-[.C481])/ABS([.E481]-[.B481])))" office:value-type="float" office:value="4.87586320728909" calcext:value-type="float">
            <text:p>4.87586320728909</text:p>
          </table:table-cell>
          <table:table-cell table:formula="of:=SQRT(POWER([.H481];2)+POWER([.I481];2)+POWER([.J481];2))" office:value-type="float" office:value="646.683394554611" calcext:value-type="float">
            <text:p>646.683394554611</text:p>
          </table:table-cell>
        </table:table-row>
        <table:table-row table:style-name="ro1">
          <table:table-cell office:value-type="float" office:value="74.1411" calcext:value-type="float">
            <text:p>74.1411</text:p>
          </table:table-cell>
          <table:table-cell office:value-type="float" office:value="281.684" calcext:value-type="float">
            <text:p>281.684</text:p>
          </table:table-cell>
          <table:table-cell office:value-type="float" office:value="42.7083" calcext:value-type="float">
            <text:p>42.7083</text:p>
          </table:table-cell>
          <table:table-cell office:value-type="float" office:value="74.3296" calcext:value-type="float">
            <text:p>74.3296</text:p>
          </table:table-cell>
          <table:table-cell office:value-type="float" office:value="270.248" calcext:value-type="float">
            <text:p>270.248</text:p>
          </table:table-cell>
          <table:table-cell office:value-type="float" office:value="42.8057" calcext:value-type="float">
            <text:p>42.8057</text:p>
          </table:table-cell>
          <table:table-cell/>
          <table:table-cell table:formula="of:=([.D482]-[.A482])/0.0166667" office:value-type="float" office:value="11.3099773800455" calcext:value-type="float">
            <text:p>11.3099773800455</text:p>
          </table:table-cell>
          <table:table-cell table:formula="of:=ABS([.E482]-[.B482])/0.0166667" office:value-type="float" office:value="686.158627682747" calcext:value-type="float">
            <text:p>686.158627682747</text:p>
          </table:table-cell>
          <table:table-cell table:formula="of:=([.F482]-[.C482])/0.0166667" office:value-type="float" office:value="5.8439883120234" calcext:value-type="float">
            <text:p>5.8439883120234</text:p>
          </table:table-cell>
          <table:table-cell table:formula="of:=DEGREES(ATAN(ABS([.F482]-[.C482])/ABS([.E482]-[.B482])))" office:value-type="float" office:value="0.487974291167118" calcext:value-type="float">
            <text:p>0.487974291167118</text:p>
          </table:table-cell>
          <table:table-cell table:formula="of:=SQRT(POWER([.H482];2)+POWER([.I482];2)+POWER([.J482];2))" office:value-type="float" office:value="686.276715422575" calcext:value-type="float">
            <text:p>686.276715422575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2.4658" calcext:value-type="float">
            <text:p>42.4658</text:p>
          </table:table-cell>
          <table:table-cell office:value-type="float" office:value="74.129" calcext:value-type="float">
            <text:p>74.129</text:p>
          </table:table-cell>
          <table:table-cell office:value-type="float" office:value="279" calcext:value-type="float">
            <text:p>279</text:p>
          </table:table-cell>
          <table:table-cell office:value-type="float" office:value="43.1353" calcext:value-type="float">
            <text:p>43.1353</text:p>
          </table:table-cell>
          <table:table-cell/>
          <table:table-cell table:formula="of:=([.D483]-[.A483])/0.0166667" office:value-type="float" office:value="-3.14999370001229" calcext:value-type="float">
            <text:p>-3.14999370001229</text:p>
          </table:table-cell>
          <table:table-cell table:formula="of:=ABS([.E483]-[.B483])/0.0166667" office:value-type="float" office:value="638.518722962554" calcext:value-type="float">
            <text:p>638.518722962554</text:p>
          </table:table-cell>
          <table:table-cell table:formula="of:=([.F483]-[.C483])/0.0166667" office:value-type="float" office:value="40.1699196601606" calcext:value-type="float">
            <text:p>40.1699196601606</text:p>
          </table:table-cell>
          <table:table-cell table:formula="of:=DEGREES(ATAN(ABS([.F483]-[.C483])/ABS([.E483]-[.B483])))" office:value-type="float" office:value="3.59979681297604" calcext:value-type="float">
            <text:p>3.59979681297604</text:p>
          </table:table-cell>
          <table:table-cell table:formula="of:=SQRT(POWER([.H483];2)+POWER([.I483];2)+POWER([.J483];2))" office:value-type="float" office:value="639.78879677558" calcext:value-type="float">
            <text:p>639.78879677558</text:p>
          </table:table-cell>
        </table:table-row>
        <table:table-row table:style-name="ro1">
          <table:table-cell office:value-type="float" office:value="74.1673" calcext:value-type="float">
            <text:p>74.1673</text:p>
          </table:table-cell>
          <table:table-cell office:value-type="float" office:value="287.008" calcext:value-type="float">
            <text:p>287.008</text:p>
          </table:table-cell>
          <table:table-cell office:value-type="float" office:value="42.3705" calcext:value-type="float">
            <text:p>42.3705</text:p>
          </table:table-cell>
          <table:table-cell office:value-type="float" office:value="74.3583" calcext:value-type="float">
            <text:p>74.3583</text:p>
          </table:table-cell>
          <table:table-cell office:value-type="float" office:value="275.284" calcext:value-type="float">
            <text:p>275.284</text:p>
          </table:table-cell>
          <table:table-cell office:value-type="float" office:value="42.7309" calcext:value-type="float">
            <text:p>42.7309</text:p>
          </table:table-cell>
          <table:table-cell/>
          <table:table-cell table:formula="of:=([.D484]-[.A484])/0.0166667" office:value-type="float" office:value="11.459977080046" calcext:value-type="float">
            <text:p>11.459977080046</text:p>
          </table:table-cell>
          <table:table-cell table:formula="of:=ABS([.E484]-[.B484])/0.0166667" office:value-type="float" office:value="703.438593122813" calcext:value-type="float">
            <text:p>703.438593122813</text:p>
          </table:table-cell>
          <table:table-cell table:formula="of:=([.F484]-[.C484])/0.0166667" office:value-type="float" office:value="21.6239567520864" calcext:value-type="float">
            <text:p>21.6239567520864</text:p>
          </table:table-cell>
          <table:table-cell table:formula="of:=DEGREES(ATAN(ABS([.F484]-[.C484])/ABS([.E484]-[.B484])))" office:value-type="float" office:value="1.76073850808993" calcext:value-type="float">
            <text:p>1.76073850808993</text:p>
          </table:table-cell>
          <table:table-cell table:formula="of:=SQRT(POWER([.H484];2)+POWER([.I484];2)+POWER([.J484];2))" office:value-type="float" office:value="703.864177860256" calcext:value-type="float">
            <text:p>703.864177860256</text:p>
          </table:table-cell>
        </table:table-row>
        <table:table-row table:style-name="ro1">
          <table:table-cell office:value-type="float" office:value="73.905" calcext:value-type="float">
            <text:p>73.905</text:p>
          </table:table-cell>
          <table:table-cell office:value-type="float" office:value="285.603" calcext:value-type="float">
            <text:p>285.603</text:p>
          </table:table-cell>
          <table:table-cell office:value-type="float" office:value="42.5948" calcext:value-type="float">
            <text:p>42.5948</text:p>
          </table:table-cell>
          <table:table-cell office:value-type="float" office:value="73.6031" calcext:value-type="float">
            <text:p>73.6031</text:p>
          </table:table-cell>
          <table:table-cell office:value-type="float" office:value="273.836" calcext:value-type="float">
            <text:p>273.836</text:p>
          </table:table-cell>
          <table:table-cell office:value-type="float" office:value="43.2191" calcext:value-type="float">
            <text:p>43.2191</text:p>
          </table:table-cell>
          <table:table-cell/>
          <table:table-cell table:formula="of:=([.D485]-[.A485])/0.0166667" office:value-type="float" office:value="-18.1139637720727" calcext:value-type="float">
            <text:p>-18.1139637720727</text:p>
          </table:table-cell>
          <table:table-cell table:formula="of:=ABS([.E485]-[.B485])/0.0166667" office:value-type="float" office:value="706.018587962824" calcext:value-type="float">
            <text:p>706.018587962824</text:p>
          </table:table-cell>
          <table:table-cell table:formula="of:=([.F485]-[.C485])/0.0166667" office:value-type="float" office:value="37.4579250841497" calcext:value-type="float">
            <text:p>37.4579250841497</text:p>
          </table:table-cell>
          <table:table-cell table:formula="of:=DEGREES(ATAN(ABS([.F485]-[.C485])/ABS([.E485]-[.B485])))" office:value-type="float" office:value="3.03698899990694" calcext:value-type="float">
            <text:p>3.03698899990694</text:p>
          </table:table-cell>
          <table:table-cell table:formula="of:=SQRT(POWER([.H485];2)+POWER([.I485];2)+POWER([.J485];2))" office:value-type="float" office:value="707.243563692287" calcext:value-type="float">
            <text:p>707.243563692287</text:p>
          </table:table-cell>
        </table:table-row>
        <table:table-row table:style-name="ro1">
          <table:table-cell office:value-type="float" office:value="73.3829" calcext:value-type="float">
            <text:p>73.3829</text:p>
          </table:table-cell>
          <table:table-cell office:value-type="float" office:value="282.956" calcext:value-type="float">
            <text:p>282.956</text:p>
          </table:table-cell>
          <table:table-cell office:value-type="float" office:value="42.5132" calcext:value-type="float">
            <text:p>42.5132</text:p>
          </table:table-cell>
          <table:table-cell office:value-type="float" office:value="73.0969" calcext:value-type="float">
            <text:p>73.0969</text:p>
          </table:table-cell>
          <table:table-cell office:value-type="float" office:value="272.643" calcext:value-type="float">
            <text:p>272.643</text:p>
          </table:table-cell>
          <table:table-cell office:value-type="float" office:value="42.6742" calcext:value-type="float">
            <text:p>42.6742</text:p>
          </table:table-cell>
          <table:table-cell/>
          <table:table-cell table:formula="of:=([.D486]-[.A486])/0.0166667" office:value-type="float" office:value="-17.1599656800687" calcext:value-type="float">
            <text:p>-17.1599656800687</text:p>
          </table:table-cell>
          <table:table-cell table:formula="of:=ABS([.E486]-[.B486])/0.0166667" office:value-type="float" office:value="618.778762442478" calcext:value-type="float">
            <text:p>618.778762442478</text:p>
          </table:table-cell>
          <table:table-cell table:formula="of:=([.F486]-[.C486])/0.0166667" office:value-type="float" office:value="9.65998068003872" calcext:value-type="float">
            <text:p>9.65998068003872</text:p>
          </table:table-cell>
          <table:table-cell table:formula="of:=DEGREES(ATAN(ABS([.F486]-[.C486])/ABS([.E486]-[.B486])))" office:value-type="float" office:value="0.894392632532905" calcext:value-type="float">
            <text:p>0.894392632532905</text:p>
          </table:table-cell>
          <table:table-cell table:formula="of:=SQRT(POWER([.H486];2)+POWER([.I486];2)+POWER([.J486];2))" office:value-type="float" office:value="619.092025872345" calcext:value-type="float">
            <text:p>619.092025872345</text:p>
          </table:table-cell>
        </table:table-row>
        <table:table-row table:style-name="ro1">
          <table:table-cell office:value-type="float" office:value="74.1859" calcext:value-type="float">
            <text:p>74.1859</text:p>
          </table:table-cell>
          <table:table-cell office:value-type="float" office:value="291.147" calcext:value-type="float">
            <text:p>291.147</text:p>
          </table:table-cell>
          <table:table-cell office:value-type="float" office:value="41.7165" calcext:value-type="float">
            <text:p>41.7165</text:p>
          </table:table-cell>
          <table:table-cell office:value-type="float" office:value="74.1067" calcext:value-type="float">
            <text:p>74.1067</text:p>
          </table:table-cell>
          <table:table-cell office:value-type="float" office:value="275.305" calcext:value-type="float">
            <text:p>275.305</text:p>
          </table:table-cell>
          <table:table-cell office:value-type="float" office:value="42.4814" calcext:value-type="float">
            <text:p>42.4814</text:p>
          </table:table-cell>
          <table:table-cell/>
          <table:table-cell table:formula="of:=([.D487]-[.A487])/0.0166667" office:value-type="float" office:value="-4.75199049601902" calcext:value-type="float">
            <text:p>-4.75199049601902</text:p>
          </table:table-cell>
          <table:table-cell table:formula="of:=ABS([.E487]-[.B487])/0.0166667" office:value-type="float" office:value="950.518098963801" calcext:value-type="float">
            <text:p>950.518098963801</text:p>
          </table:table-cell>
          <table:table-cell table:formula="of:=([.F487]-[.C487])/0.0166667" office:value-type="float" office:value="45.8939082121834" calcext:value-type="float">
            <text:p>45.8939082121834</text:p>
          </table:table-cell>
          <table:table-cell table:formula="of:=DEGREES(ATAN(ABS([.F487]-[.C487])/ABS([.E487]-[.B487])))" office:value-type="float" office:value="2.76426796949335" calcext:value-type="float">
            <text:p>2.76426796949335</text:p>
          </table:table-cell>
          <table:table-cell table:formula="of:=SQRT(POWER([.H487];2)+POWER([.I487];2)+POWER([.J487];2))" office:value-type="float" office:value="951.637267388379" calcext:value-type="float">
            <text:p>951.637267388379</text:p>
          </table:table-cell>
        </table:table-row>
        <table:table-row table:style-name="ro1">
          <table:table-cell office:value-type="float" office:value="73.6502" calcext:value-type="float">
            <text:p>73.6502</text:p>
          </table:table-cell>
          <table:table-cell office:value-type="float" office:value="287.108" calcext:value-type="float">
            <text:p>287.108</text:p>
          </table:table-cell>
          <table:table-cell office:value-type="float" office:value="41.5955" calcext:value-type="float">
            <text:p>41.5955</text:p>
          </table:table-cell>
          <table:table-cell office:value-type="float" office:value="73.8539" calcext:value-type="float">
            <text:p>73.8539</text:p>
          </table:table-cell>
          <table:table-cell office:value-type="float" office:value="275.366" calcext:value-type="float">
            <text:p>275.366</text:p>
          </table:table-cell>
          <table:table-cell office:value-type="float" office:value="41.9762" calcext:value-type="float">
            <text:p>41.9762</text:p>
          </table:table-cell>
          <table:table-cell/>
          <table:table-cell table:formula="of:=([.D488]-[.A488])/0.0166667" office:value-type="float" office:value="12.2219755560488" calcext:value-type="float">
            <text:p>12.2219755560488</text:p>
          </table:table-cell>
          <table:table-cell table:formula="of:=ABS([.E488]-[.B488])/0.0166667" office:value-type="float" office:value="704.518590962819" calcext:value-type="float">
            <text:p>704.518590962819</text:p>
          </table:table-cell>
          <table:table-cell table:formula="of:=([.F488]-[.C488])/0.0166667" office:value-type="float" office:value="22.8419543160912" calcext:value-type="float">
            <text:p>22.8419543160912</text:p>
          </table:table-cell>
          <table:table-cell table:formula="of:=DEGREES(ATAN(ABS([.F488]-[.C488])/ABS([.E488]-[.B488])))" office:value-type="float" office:value="1.85699753384875" calcext:value-type="float">
            <text:p>1.85699753384875</text:p>
          </table:table-cell>
          <table:table-cell table:formula="of:=SQRT(POWER([.H488];2)+POWER([.I488];2)+POWER([.J488];2))" office:value-type="float" office:value="704.994735140417" calcext:value-type="float">
            <text:p>704.994735140417</text:p>
          </table:table-cell>
        </table:table-row>
        <table:table-row table:style-name="ro1">
          <table:table-cell office:value-type="float" office:value="74.1573" calcext:value-type="float">
            <text:p>74.1573</text:p>
          </table:table-cell>
          <table:table-cell office:value-type="float" office:value="285.843" calcext:value-type="float">
            <text:p>285.843</text:p>
          </table:table-cell>
          <table:table-cell office:value-type="float" office:value="41.5386" calcext:value-type="float">
            <text:p>41.5386</text:p>
          </table:table-cell>
          <table:table-cell office:value-type="float" office:value="74.3482" calcext:value-type="float">
            <text:p>74.3482</text:p>
          </table:table-cell>
          <table:table-cell office:value-type="float" office:value="274.168" calcext:value-type="float">
            <text:p>274.168</text:p>
          </table:table-cell>
          <table:table-cell office:value-type="float" office:value="41.9185" calcext:value-type="float">
            <text:p>41.9185</text:p>
          </table:table-cell>
          <table:table-cell/>
          <table:table-cell table:formula="of:=([.D489]-[.A489])/0.0166667" office:value-type="float" office:value="11.4539770920458" calcext:value-type="float">
            <text:p>11.4539770920458</text:p>
          </table:table-cell>
          <table:table-cell table:formula="of:=ABS([.E489]-[.B489])/0.0166667" office:value-type="float" office:value="700.498599002803" calcext:value-type="float">
            <text:p>700.498599002803</text:p>
          </table:table-cell>
          <table:table-cell table:formula="of:=([.F489]-[.C489])/0.0166667" office:value-type="float" office:value="22.7939544120911" calcext:value-type="float">
            <text:p>22.7939544120911</text:p>
          </table:table-cell>
          <table:table-cell table:formula="of:=DEGREES(ATAN(ABS([.F489]-[.C489])/ABS([.E489]-[.B489])))" office:value-type="float" office:value="1.8637249798128" calcext:value-type="float">
            <text:p>1.8637249798128</text:p>
          </table:table-cell>
          <table:table-cell table:formula="of:=SQRT(POWER([.H489];2)+POWER([.I489];2)+POWER([.J489];2))" office:value-type="float" office:value="700.962941355572" calcext:value-type="float">
            <text:p>700.962941355572</text:p>
          </table:table-cell>
        </table:table-row>
        <table:table-row table:style-name="ro1">
          <table:table-cell office:value-type="float" office:value="74.2131" calcext:value-type="float">
            <text:p>74.2131</text:p>
          </table:table-cell>
          <table:table-cell office:value-type="float" office:value="296.676" calcext:value-type="float">
            <text:p>296.676</text:p>
          </table:table-cell>
          <table:table-cell office:value-type="float" office:value="41.3623" calcext:value-type="float">
            <text:p>41.3623</text:p>
          </table:table-cell>
          <table:table-cell office:value-type="float" office:value="74.1592" calcext:value-type="float">
            <text:p>74.1592</text:p>
          </table:table-cell>
          <table:table-cell office:value-type="float" office:value="285.735" calcext:value-type="float">
            <text:p>285.735</text:p>
          </table:table-cell>
          <table:table-cell office:value-type="float" office:value="42.0639" calcext:value-type="float">
            <text:p>42.0639</text:p>
          </table:table-cell>
          <table:table-cell/>
          <table:table-cell table:formula="of:=([.D490]-[.A490])/0.0166667" office:value-type="float" office:value="-3.23399353201286" calcext:value-type="float">
            <text:p>-3.23399353201286</text:p>
          </table:table-cell>
          <table:table-cell table:formula="of:=ABS([.E490]-[.B490])/0.0166667" office:value-type="float" office:value="656.458687082624" calcext:value-type="float">
            <text:p>656.458687082624</text:p>
          </table:table-cell>
          <table:table-cell table:formula="of:=([.F490]-[.C490])/0.0166667" office:value-type="float" office:value="42.0959158081683" calcext:value-type="float">
            <text:p>42.0959158081683</text:p>
          </table:table-cell>
          <table:table-cell table:formula="of:=DEGREES(ATAN(ABS([.F490]-[.C490])/ABS([.E490]-[.B490])))" office:value-type="float" office:value="3.66911195387519" calcext:value-type="float">
            <text:p>3.66911195387519</text:p>
          </table:table-cell>
          <table:table-cell table:formula="of:=SQRT(POWER([.H490];2)+POWER([.I490];2)+POWER([.J490];2))" office:value-type="float" office:value="657.814968428156" calcext:value-type="float">
            <text:p>657.814968428156</text:p>
          </table:table-cell>
        </table:table-row>
        <table:table-row table:style-name="ro1">
          <table:table-cell office:value-type="float" office:value="74.7295" calcext:value-type="float">
            <text:p>74.7295</text:p>
          </table:table-cell>
          <table:table-cell office:value-type="float" office:value="295.296" calcext:value-type="float">
            <text:p>295.296</text:p>
          </table:table-cell>
          <table:table-cell office:value-type="float" office:value="41.574" calcext:value-type="float">
            <text:p>41.574</text:p>
          </table:table-cell>
          <table:table-cell office:value-type="float" office:value="74.6788" calcext:value-type="float">
            <text:p>74.6788</text:p>
          </table:table-cell>
          <table:table-cell office:value-type="float" office:value="287.216" calcext:value-type="float">
            <text:p>287.216</text:p>
          </table:table-cell>
          <table:table-cell office:value-type="float" office:value="41.5688" calcext:value-type="float">
            <text:p>41.5688</text:p>
          </table:table-cell>
          <table:table-cell/>
          <table:table-cell table:formula="of:=([.D491]-[.A491])/0.0166667" office:value-type="float" office:value="-3.04199391601254" calcext:value-type="float">
            <text:p>-3.04199391601254</text:p>
          </table:table-cell>
          <table:table-cell table:formula="of:=ABS([.E491]-[.B491])/0.0166667" office:value-type="float" office:value="484.799030401938" calcext:value-type="float">
            <text:p>484.799030401938</text:p>
          </table:table-cell>
          <table:table-cell table:formula="of:=([.F491]-[.C491])/0.0166667" office:value-type="float" office:value="-0.311999376000947" calcext:value-type="float">
            <text:p>-0.311999376000947</text:p>
          </table:table-cell>
          <table:table-cell table:formula="of:=DEGREES(ATAN(ABS([.F491]-[.C491])/ABS([.E491]-[.B491])))" office:value-type="float" office:value="0.0368735163780832" calcext:value-type="float">
            <text:p>0.036873516378083</text:p>
          </table:table-cell>
          <table:table-cell table:formula="of:=SQRT(POWER([.H491];2)+POWER([.I491];2)+POWER([.J491];2))" office:value-type="float" office:value="484.808674581278" calcext:value-type="float">
            <text:p>484.808674581278</text:p>
          </table:table-cell>
        </table:table-row>
        <table:table-row table:style-name="ro1">
          <table:table-cell office:value-type="float" office:value="73.6888" calcext:value-type="float">
            <text:p>73.6888</text:p>
          </table:table-cell>
          <table:table-cell office:value-type="float" office:value="296.637" calcext:value-type="float">
            <text:p>296.637</text:p>
          </table:table-cell>
          <table:table-cell office:value-type="float" office:value="41.3734" calcext:value-type="float">
            <text:p>41.3734</text:p>
          </table:table-cell>
          <table:table-cell office:value-type="float" office:value="73.6399" calcext:value-type="float">
            <text:p>73.6399</text:p>
          </table:table-cell>
          <table:table-cell office:value-type="float" office:value="284.428" calcext:value-type="float">
            <text:p>284.428</text:p>
          </table:table-cell>
          <table:table-cell office:value-type="float" office:value="41.77" calcext:value-type="float">
            <text:p>41.77</text:p>
          </table:table-cell>
          <table:table-cell/>
          <table:table-cell table:formula="of:=([.D492]-[.A492])/0.0166667" office:value-type="float" office:value="-2.93399413201193" calcext:value-type="float">
            <text:p>-2.93399413201193</text:p>
          </table:table-cell>
          <table:table-cell table:formula="of:=ABS([.E492]-[.B492])/0.0166667" office:value-type="float" office:value="732.53853492293" calcext:value-type="float">
            <text:p>732.53853492293</text:p>
          </table:table-cell>
          <table:table-cell table:formula="of:=([.F492]-[.C492])/0.0166667" office:value-type="float" office:value="23.7959524080956" calcext:value-type="float">
            <text:p>23.7959524080956</text:p>
          </table:table-cell>
          <table:table-cell table:formula="of:=DEGREES(ATAN(ABS([.F492]-[.C492])/ABS([.E492]-[.B492])))" office:value-type="float" office:value="1.86055519737281" calcext:value-type="float">
            <text:p>1.86055519737281</text:p>
          </table:table-cell>
          <table:table-cell table:formula="of:=SQRT(POWER([.H492];2)+POWER([.I492];2)+POWER([.J492];2))" office:value-type="float" office:value="732.930802204143" calcext:value-type="float">
            <text:p>732.930802204143</text:p>
          </table:table-cell>
        </table:table-row>
        <table:table-row table:style-name="ro1">
          <table:table-cell office:value-type="float" office:value="74.4538" calcext:value-type="float">
            <text:p>74.4538</text:p>
          </table:table-cell>
          <table:table-cell office:value-type="float" office:value="292.451" calcext:value-type="float">
            <text:p>292.451</text:p>
          </table:table-cell>
          <table:table-cell office:value-type="float" office:value="42.0227" calcext:value-type="float">
            <text:p>42.0227</text:p>
          </table:table-cell>
          <table:table-cell office:value-type="float" office:value="74.3967" calcext:value-type="float">
            <text:p>74.3967</text:p>
          </table:table-cell>
          <table:table-cell office:value-type="float" office:value="281.595" calcext:value-type="float">
            <text:p>281.595</text:p>
          </table:table-cell>
          <table:table-cell office:value-type="float" office:value="43.2233" calcext:value-type="float">
            <text:p>43.2233</text:p>
          </table:table-cell>
          <table:table-cell/>
          <table:table-cell table:formula="of:=([.D493]-[.A493])/0.0166667" office:value-type="float" office:value="-3.42599314801403" calcext:value-type="float">
            <text:p>-3.42599314801403</text:p>
          </table:table-cell>
          <table:table-cell table:formula="of:=ABS([.E493]-[.B493])/0.0166667" office:value-type="float" office:value="651.358697282605" calcext:value-type="float">
            <text:p>651.358697282605</text:p>
          </table:table-cell>
          <table:table-cell table:formula="of:=([.F493]-[.C493])/0.0166667" office:value-type="float" office:value="72.0358559282882" calcext:value-type="float">
            <text:p>72.0358559282882</text:p>
          </table:table-cell>
          <table:table-cell table:formula="of:=DEGREES(ATAN(ABS([.F493]-[.C493])/ABS([.E493]-[.B493])))" office:value-type="float" office:value="6.31087899210049" calcext:value-type="float">
            <text:p>6.31087899210049</text:p>
          </table:table-cell>
          <table:table-cell table:formula="of:=SQRT(POWER([.H493];2)+POWER([.I493];2)+POWER([.J493];2))" office:value-type="float" office:value="655.338885229668" calcext:value-type="float">
            <text:p>655.338885229668</text:p>
          </table:table-cell>
        </table:table-row>
        <table:table-row table:style-name="ro1">
          <table:table-cell office:value-type="float" office:value="74.4414" calcext:value-type="float">
            <text:p>74.4414</text:p>
          </table:table-cell>
          <table:table-cell office:value-type="float" office:value="289.554" calcext:value-type="float">
            <text:p>289.554</text:p>
          </table:table-cell>
          <table:table-cell office:value-type="float" office:value="42.9882" calcext:value-type="float">
            <text:p>42.9882</text:p>
          </table:table-cell>
          <table:table-cell office:value-type="float" office:value="74.8718" calcext:value-type="float">
            <text:p>74.8718</text:p>
          </table:table-cell>
          <table:table-cell office:value-type="float" office:value="276.334" calcext:value-type="float">
            <text:p>276.334</text:p>
          </table:table-cell>
          <table:table-cell office:value-type="float" office:value="44.0497" calcext:value-type="float">
            <text:p>44.0497</text:p>
          </table:table-cell>
          <table:table-cell/>
          <table:table-cell table:formula="of:=([.D494]-[.A494])/0.0166667" office:value-type="float" office:value="25.8239483521028" calcext:value-type="float">
            <text:p>25.8239483521028</text:p>
          </table:table-cell>
          <table:table-cell table:formula="of:=ABS([.E494]-[.B494])/0.0166667" office:value-type="float" office:value="793.198413603171" calcext:value-type="float">
            <text:p>793.198413603171</text:p>
          </table:table-cell>
          <table:table-cell table:formula="of:=([.F494]-[.C494])/0.0166667" office:value-type="float" office:value="63.6898726202549" calcext:value-type="float">
            <text:p>63.6898726202549</text:p>
          </table:table-cell>
          <table:table-cell table:formula="of:=DEGREES(ATAN(ABS([.F494]-[.C494])/ABS([.E494]-[.B494])))" office:value-type="float" office:value="4.5907160646574" calcext:value-type="float">
            <text:p>4.5907160646574</text:p>
          </table:table-cell>
          <table:table-cell table:formula="of:=SQRT(POWER([.H494];2)+POWER([.I494];2)+POWER([.J494];2))" office:value-type="float" office:value="796.17020763494" calcext:value-type="float">
            <text:p>796.17020763494</text:p>
          </table:table-cell>
        </table:table-row>
        <table:table-row table:style-name="ro1">
          <table:table-cell office:value-type="float" office:value="74.9302" calcext:value-type="float">
            <text:p>74.9302</text:p>
          </table:table-cell>
          <table:table-cell office:value-type="float" office:value="285.647" calcext:value-type="float">
            <text:p>285.647</text:p>
          </table:table-cell>
          <table:table-cell office:value-type="float" office:value="42.8319" calcext:value-type="float">
            <text:p>42.8319</text:p>
          </table:table-cell>
          <table:table-cell office:value-type="float" office:value="75.1116" calcext:value-type="float">
            <text:p>75.1116</text:p>
          </table:table-cell>
          <table:table-cell office:value-type="float" office:value="275.258" calcext:value-type="float">
            <text:p>275.258</text:p>
          </table:table-cell>
          <table:table-cell office:value-type="float" office:value="43.2251" calcext:value-type="float">
            <text:p>43.2251</text:p>
          </table:table-cell>
          <table:table-cell/>
          <table:table-cell table:formula="of:=([.D495]-[.A495])/0.0166667" office:value-type="float" office:value="10.8839782320433" calcext:value-type="float">
            <text:p>10.8839782320433</text:p>
          </table:table-cell>
          <table:table-cell table:formula="of:=ABS([.E495]-[.B495])/0.0166667" office:value-type="float" office:value="623.338753322494" calcext:value-type="float">
            <text:p>623.338753322494</text:p>
          </table:table-cell>
          <table:table-cell table:formula="of:=([.F495]-[.C495])/0.0166667" office:value-type="float" office:value="23.5919528160944" calcext:value-type="float">
            <text:p>23.5919528160944</text:p>
          </table:table-cell>
          <table:table-cell table:formula="of:=DEGREES(ATAN(ABS([.F495]-[.C495])/ABS([.E495]-[.B495])))" office:value-type="float" office:value="2.16748028300443" calcext:value-type="float">
            <text:p>2.16748028300443</text:p>
          </table:table-cell>
          <table:table-cell table:formula="of:=SQRT(POWER([.H495];2)+POWER([.I495];2)+POWER([.J495];2))" office:value-type="float" office:value="623.879990553851" calcext:value-type="float">
            <text:p>623.879990553851</text:p>
          </table:table-cell>
        </table:table-row>
        <table:table-row table:style-name="ro1">
          <table:table-cell office:value-type="float" office:value="74.1559" calcext:value-type="float">
            <text:p>74.1559</text:p>
          </table:table-cell>
          <table:table-cell office:value-type="float" office:value="284.215" calcext:value-type="float">
            <text:p>284.215</text:p>
          </table:table-cell>
          <table:table-cell office:value-type="float" office:value="43.0645" calcext:value-type="float">
            <text:p>43.0645</text:p>
          </table:table-cell>
          <table:table-cell office:value-type="float" office:value="74.3534" calcext:value-type="float">
            <text:p>74.3534</text:p>
          </table:table-cell>
          <table:table-cell office:value-type="float" office:value="273.871" calcext:value-type="float">
            <text:p>273.871</text:p>
          </table:table-cell>
          <table:table-cell office:value-type="float" office:value="43.4541" calcext:value-type="float">
            <text:p>43.4541</text:p>
          </table:table-cell>
          <table:table-cell/>
          <table:table-cell table:formula="of:=([.D496]-[.A496])/0.0166667" office:value-type="float" office:value="11.8499763000469" calcext:value-type="float">
            <text:p>11.8499763000469</text:p>
          </table:table-cell>
          <table:table-cell table:formula="of:=ABS([.E496]-[.B496])/0.0166667" office:value-type="float" office:value="620.638758722482" calcext:value-type="float">
            <text:p>620.638758722482</text:p>
          </table:table-cell>
          <table:table-cell table:formula="of:=([.F496]-[.C496])/0.0166667" office:value-type="float" office:value="23.3759532480932" calcext:value-type="float">
            <text:p>23.3759532480932</text:p>
          </table:table-cell>
          <table:table-cell table:formula="of:=DEGREES(ATAN(ABS([.F496]-[.C496])/ABS([.E496]-[.B496])))" office:value-type="float" office:value="2.1569885069256" calcext:value-type="float">
            <text:p>2.1569885069256</text:p>
          </table:table-cell>
          <table:table-cell table:formula="of:=SQRT(POWER([.H496];2)+POWER([.I496];2)+POWER([.J496];2))" office:value-type="float" office:value="621.191859216742" calcext:value-type="float">
            <text:p>621.191859216742</text:p>
          </table:table-cell>
        </table:table-row>
        <table:table-row table:style-name="ro1">
          <table:table-cell office:value-type="float" office:value="73.9124" calcext:value-type="float">
            <text:p>73.9124</text:p>
          </table:table-cell>
          <table:table-cell office:value-type="float" office:value="286.864" calcext:value-type="float">
            <text:p>286.864</text:p>
          </table:table-cell>
          <table:table-cell office:value-type="float" office:value="42.904" calcext:value-type="float">
            <text:p>42.904</text:p>
          </table:table-cell>
          <table:table-cell office:value-type="float" office:value="73.8652" calcext:value-type="float">
            <text:p>73.8652</text:p>
          </table:table-cell>
          <table:table-cell office:value-type="float" office:value="276.388" calcext:value-type="float">
            <text:p>276.388</text:p>
          </table:table-cell>
          <table:table-cell office:value-type="float" office:value="43.3045" calcext:value-type="float">
            <text:p>43.3045</text:p>
          </table:table-cell>
          <table:table-cell/>
          <table:table-cell table:formula="of:=([.D497]-[.A497])/0.0166667" office:value-type="float" office:value="-2.83199433601155" calcext:value-type="float">
            <text:p>-2.83199433601155</text:p>
          </table:table-cell>
          <table:table-cell table:formula="of:=ABS([.E497]-[.B497])/0.0166667" office:value-type="float" office:value="628.558742882514" calcext:value-type="float">
            <text:p>628.558742882514</text:p>
          </table:table-cell>
          <table:table-cell table:formula="of:=([.F497]-[.C497])/0.0166667" office:value-type="float" office:value="24.0299519400958" calcext:value-type="float">
            <text:p>24.0299519400958</text:p>
          </table:table-cell>
          <table:table-cell table:formula="of:=DEGREES(ATAN(ABS([.F497]-[.C497])/ABS([.E497]-[.B497])))" office:value-type="float" office:value="2.18936522547858" calcext:value-type="float">
            <text:p>2.18936522547858</text:p>
          </table:table-cell>
          <table:table-cell table:formula="of:=SQRT(POWER([.H497];2)+POWER([.I497];2)+POWER([.J497];2))" office:value-type="float" office:value="629.024285728468" calcext:value-type="float">
            <text:p>629.024285728468</text:p>
          </table:table-cell>
        </table:table-row>
        <table:table-row table:style-name="ro1">
          <table:table-cell office:value-type="float" office:value="73.9307" calcext:value-type="float">
            <text:p>73.9307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2.7836" calcext:value-type="float">
            <text:p>42.7836</text:p>
          </table:table-cell>
          <table:table-cell office:value-type="float" office:value="73.8828" calcext:value-type="float">
            <text:p>73.8828</text:p>
          </table:table-cell>
          <table:table-cell office:value-type="float" office:value="280.254" calcext:value-type="float">
            <text:p>280.254</text:p>
          </table:table-cell>
          <table:table-cell office:value-type="float" office:value="43.1891" calcext:value-type="float">
            <text:p>43.1891</text:p>
          </table:table-cell>
          <table:table-cell/>
          <table:table-cell table:formula="of:=([.D498]-[.A498])/0.0166667" office:value-type="float" office:value="-2.87399425201141" calcext:value-type="float">
            <text:p>-2.87399425201141</text:p>
          </table:table-cell>
          <table:table-cell table:formula="of:=ABS([.E498]-[.B498])/0.0166667" office:value-type="float" office:value="638.638722722555" calcext:value-type="float">
            <text:p>638.638722722555</text:p>
          </table:table-cell>
          <table:table-cell table:formula="of:=([.F498]-[.C498])/0.0166667" office:value-type="float" office:value="24.3299513400975" calcext:value-type="float">
            <text:p>24.3299513400975</text:p>
          </table:table-cell>
          <table:table-cell table:formula="of:=DEGREES(ATAN(ABS([.F498]-[.C498])/ABS([.E498]-[.B498])))" office:value-type="float" office:value="2.18171819093908" calcext:value-type="float">
            <text:p>2.18171819093908</text:p>
          </table:table-cell>
          <table:table-cell table:formula="of:=SQRT(POWER([.H498];2)+POWER([.I498];2)+POWER([.J498];2))" office:value-type="float" office:value="639.108460698079" calcext:value-type="float">
            <text:p>639.108460698079</text:p>
          </table:table-cell>
        </table:table-row>
        <table:table-row table:style-name="ro1">
          <table:table-cell office:value-type="float" office:value="74.1611" calcext:value-type="float">
            <text:p>74.1611</text:p>
          </table:table-cell>
          <table:table-cell office:value-type="float" office:value="285.633" calcext:value-type="float">
            <text:p>285.633</text:p>
          </table:table-cell>
          <table:table-cell office:value-type="float" office:value="42.5877" calcext:value-type="float">
            <text:p>42.5877</text:p>
          </table:table-cell>
          <table:table-cell office:value-type="float" office:value="74.3526" calcext:value-type="float">
            <text:p>74.3526</text:p>
          </table:table-cell>
          <table:table-cell office:value-type="float" office:value="273.927" calcext:value-type="float">
            <text:p>273.927</text:p>
          </table:table-cell>
          <table:table-cell office:value-type="float" office:value="43.1975" calcext:value-type="float">
            <text:p>43.1975</text:p>
          </table:table-cell>
          <table:table-cell/>
          <table:table-cell table:formula="of:=([.D499]-[.A499])/0.0166667" office:value-type="float" office:value="11.4899770200454" calcext:value-type="float">
            <text:p>11.4899770200454</text:p>
          </table:table-cell>
          <table:table-cell table:formula="of:=ABS([.E499]-[.B499])/0.0166667" office:value-type="float" office:value="702.358595282807" calcext:value-type="float">
            <text:p>702.358595282807</text:p>
          </table:table-cell>
          <table:table-cell table:formula="of:=([.F499]-[.C499])/0.0166667" office:value-type="float" office:value="36.5879268241463" calcext:value-type="float">
            <text:p>36.5879268241463</text:p>
          </table:table-cell>
          <table:table-cell table:formula="of:=DEGREES(ATAN(ABS([.F499]-[.C499])/ABS([.E499]-[.B499])))" office:value-type="float" office:value="2.98201036862438" calcext:value-type="float">
            <text:p>2.98201036862438</text:p>
          </table:table-cell>
          <table:table-cell table:formula="of:=SQRT(POWER([.H499];2)+POWER([.I499];2)+POWER([.J499];2))" office:value-type="float" office:value="703.404785545882" calcext:value-type="float">
            <text:p>703.404785545882</text:p>
          </table:table-cell>
        </table:table-row>
        <table:table-row table:style-name="ro1">
          <table:table-cell office:value-type="float" office:value="74.1959" calcext:value-type="float">
            <text:p>74.1959</text:p>
          </table:table-cell>
          <table:table-cell office:value-type="float" office:value="292.32" calcext:value-type="float">
            <text:p>292.32</text:p>
          </table:table-cell>
          <table:table-cell office:value-type="float" office:value="42.5598" calcext:value-type="float">
            <text:p>42.5598</text:p>
          </table:table-cell>
          <table:table-cell office:value-type="float" office:value="74.1429" calcext:value-type="float">
            <text:p>74.1429</text:p>
          </table:table-cell>
          <table:table-cell office:value-type="float" office:value="281.57" calcext:value-type="float">
            <text:p>281.57</text:p>
          </table:table-cell>
          <table:table-cell office:value-type="float" office:value="43.2296" calcext:value-type="float">
            <text:p>43.2296</text:p>
          </table:table-cell>
          <table:table-cell/>
          <table:table-cell table:formula="of:=([.D500]-[.A500])/0.0166667" office:value-type="float" office:value="-3.17999364001256" calcext:value-type="float">
            <text:p>-3.17999364001256</text:p>
          </table:table-cell>
          <table:table-cell table:formula="of:=ABS([.E500]-[.B500])/0.0166667" office:value-type="float" office:value="644.99871000258" calcext:value-type="float">
            <text:p>644.99871000258</text:p>
          </table:table-cell>
          <table:table-cell table:formula="of:=([.F500]-[.C500])/0.0166667" office:value-type="float" office:value="40.1879196241605" calcext:value-type="float">
            <text:p>40.1879196241605</text:p>
          </table:table-cell>
          <table:table-cell table:formula="of:=DEGREES(ATAN(ABS([.F500]-[.C500])/ABS([.E500]-[.B500])))" office:value-type="float" office:value="3.56531785759594" calcext:value-type="float">
            <text:p>3.56531785759594</text:p>
          </table:table-cell>
          <table:table-cell table:formula="of:=SQRT(POWER([.H500];2)+POWER([.I500];2)+POWER([.J500];2))" office:value-type="float" office:value="646.257314966926" calcext:value-type="float">
            <text:p>646.257314966926</text:p>
          </table:table-cell>
        </table:table-row>
        <table:table-row table:style-name="ro1">
          <table:table-cell office:value-type="float" office:value="74.6988" calcext:value-type="float">
            <text:p>74.6988</text:p>
          </table:table-cell>
          <table:table-cell office:value-type="float" office:value="289.641" calcext:value-type="float">
            <text:p>289.641</text:p>
          </table:table-cell>
          <table:table-cell office:value-type="float" office:value="42.7168" calcext:value-type="float">
            <text:p>42.7168</text:p>
          </table:table-cell>
          <table:table-cell office:value-type="float" office:value="74.6408" calcext:value-type="float">
            <text:p>74.6408</text:p>
          </table:table-cell>
          <table:table-cell office:value-type="float" office:value="280.438" calcext:value-type="float">
            <text:p>280.438</text:p>
          </table:table-cell>
          <table:table-cell office:value-type="float" office:value="42.6509" calcext:value-type="float">
            <text:p>42.6509</text:p>
          </table:table-cell>
          <table:table-cell/>
          <table:table-cell table:formula="of:=([.D501]-[.A501])/0.0166667" office:value-type="float" office:value="-3.47999304001434" calcext:value-type="float">
            <text:p>-3.47999304001434</text:p>
          </table:table-cell>
          <table:table-cell table:formula="of:=ABS([.E501]-[.B501])/0.0166667" office:value-type="float" office:value="552.178895642211" calcext:value-type="float">
            <text:p>552.178895642211</text:p>
          </table:table-cell>
          <table:table-cell table:formula="of:=([.F501]-[.C501])/0.0166667" office:value-type="float" office:value="-3.95399209201577" calcext:value-type="float">
            <text:p>-3.95399209201577</text:p>
          </table:table-cell>
          <table:table-cell table:formula="of:=DEGREES(ATAN(ABS([.F501]-[.C501])/ABS([.E501]-[.B501])))" office:value-type="float" office:value="0.410271361119511" calcext:value-type="float">
            <text:p>0.410271361119511</text:p>
          </table:table-cell>
          <table:table-cell table:formula="of:=SQRT(POWER([.H501];2)+POWER([.I501];2)+POWER([.J501];2))" office:value-type="float" office:value="552.20401773047" calcext:value-type="float">
            <text:p>552.20401773047</text:p>
          </table:table-cell>
        </table:table-row>
        <table:table-row table:style-name="ro1">
          <table:table-cell office:value-type="float" office:value="74.1629" calcext:value-type="float">
            <text:p>74.1629</text:p>
          </table:table-cell>
          <table:table-cell office:value-type="float" office:value="285.52" calcext:value-type="float">
            <text:p>285.52</text:p>
          </table:table-cell>
          <table:table-cell office:value-type="float" office:value="43.1125" calcext:value-type="float">
            <text:p>43.1125</text:p>
          </table:table-cell>
          <table:table-cell office:value-type="float" office:value="74.1055" calcext:value-type="float">
            <text:p>74.1055</text:p>
          </table:table-cell>
          <table:table-cell office:value-type="float" office:value="273.742" calcext:value-type="float">
            <text:p>273.742</text:p>
          </table:table-cell>
          <table:table-cell office:value-type="float" office:value="43.9718" calcext:value-type="float">
            <text:p>43.9718</text:p>
          </table:table-cell>
          <table:table-cell/>
          <table:table-cell table:formula="of:=([.D502]-[.A502])/0.0166667" office:value-type="float" office:value="-3.443993112013" calcext:value-type="float">
            <text:p>-3.443993112013</text:p>
          </table:table-cell>
          <table:table-cell table:formula="of:=ABS([.E502]-[.B502])/0.0166667" office:value-type="float" office:value="706.678586642825" calcext:value-type="float">
            <text:p>706.678586642825</text:p>
          </table:table-cell>
          <table:table-cell table:formula="of:=([.F502]-[.C502])/0.0166667" office:value-type="float" office:value="51.5578968842065" calcext:value-type="float">
            <text:p>51.5578968842065</text:p>
          </table:table-cell>
          <table:table-cell table:formula="of:=DEGREES(ATAN(ABS([.F502]-[.C502])/ABS([.E502]-[.B502])))" office:value-type="float" office:value="4.17279548953548" calcext:value-type="float">
            <text:p>4.17279548953548</text:p>
          </table:table-cell>
          <table:table-cell table:formula="of:=SQRT(POWER([.H502];2)+POWER([.I502];2)+POWER([.J502];2))" office:value-type="float" office:value="708.56524233071" calcext:value-type="float">
            <text:p>708.56524233071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5.1388" calcext:value-type="float">
            <text:p>75.1388</text:p>
          </table:table-cell>
          <table:table-cell office:value-type="float" office:value="279.159" calcext:value-type="float">
            <text:p>279.159</text:p>
          </table:table-cell>
          <table:table-cell office:value-type="float" office:value="42.8504" calcext:value-type="float">
            <text:p>42.8504</text:p>
          </table:table-cell>
          <table:table-cell/>
          <table:table-cell table:formula="of:=([.D503]-[.A503])/0.0166667" office:value-type="float" office:value="10.9499781000441" calcext:value-type="float">
            <text:p>10.9499781000441</text:p>
          </table:table-cell>
          <table:table-cell table:formula="of:=ABS([.E503]-[.B503])/0.0166667" office:value-type="float" office:value="633.478733042533" calcext:value-type="float">
            <text:p>633.478733042533</text:p>
          </table:table-cell>
          <table:table-cell table:formula="of:=([.F503]-[.C503])/0.0166667" office:value-type="float" office:value="24.2099515800969" calcext:value-type="float">
            <text:p>24.2099515800969</text:p>
          </table:table-cell>
          <table:table-cell table:formula="of:=DEGREES(ATAN(ABS([.F503]-[.C503])/ABS([.E503]-[.B503])))" office:value-type="float" office:value="2.18863433285588" calcext:value-type="float">
            <text:p>2.18863433285588</text:p>
          </table:table-cell>
          <table:table-cell table:formula="of:=SQRT(POWER([.H503];2)+POWER([.I503];2)+POWER([.J503];2))" office:value-type="float" office:value="634.035747409462" calcext:value-type="float">
            <text:p>634.035747409462</text:p>
          </table:table-cell>
        </table:table-row>
        <table:table-row table:style-name="ro1">
          <table:table-cell office:value-type="float" office:value="73.9198" calcext:value-type="float">
            <text:p>73.9198</text:p>
          </table:table-cell>
          <table:table-cell office:value-type="float" office:value="288.13" calcext:value-type="float">
            <text:p>288.13</text:p>
          </table:table-cell>
          <table:table-cell office:value-type="float" office:value="43.2148" calcext:value-type="float">
            <text:p>43.2148</text:p>
          </table:table-cell>
          <table:table-cell office:value-type="float" office:value="73.8733" calcext:value-type="float">
            <text:p>73.8733</text:p>
          </table:table-cell>
          <table:table-cell office:value-type="float" office:value="277.543" calcext:value-type="float">
            <text:p>277.543</text:p>
          </table:table-cell>
          <table:table-cell office:value-type="float" office:value="43.868" calcext:value-type="float">
            <text:p>43.868</text:p>
          </table:table-cell>
          <table:table-cell/>
          <table:table-cell table:formula="of:=([.D504]-[.A504])/0.0166667" office:value-type="float" office:value="-2.78999442001084" calcext:value-type="float">
            <text:p>-2.78999442001084</text:p>
          </table:table-cell>
          <table:table-cell table:formula="of:=ABS([.E504]-[.B504])/0.0166667" office:value-type="float" office:value="635.21872956254" calcext:value-type="float">
            <text:p>635.21872956254</text:p>
          </table:table-cell>
          <table:table-cell table:formula="of:=([.F504]-[.C504])/0.0166667" office:value-type="float" office:value="39.1919216161571" calcext:value-type="float">
            <text:p>39.1919216161571</text:p>
          </table:table-cell>
          <table:table-cell table:formula="of:=DEGREES(ATAN(ABS([.F504]-[.C504])/ABS([.E504]-[.B504])))" office:value-type="float" office:value="3.53057733390632" calcext:value-type="float">
            <text:p>3.53057733390632</text:p>
          </table:table-cell>
          <table:table-cell table:formula="of:=SQRT(POWER([.H504];2)+POWER([.I504];2)+POWER([.J504];2))" office:value-type="float" office:value="636.432734211463" calcext:value-type="float">
            <text:p>636.432734211463</text:p>
          </table:table-cell>
        </table:table-row>
        <table:table-row table:style-name="ro1">
          <table:table-cell office:value-type="float" office:value="74.4643" calcext:value-type="float">
            <text:p>74.4643</text:p>
          </table:table-cell>
          <table:table-cell office:value-type="float" office:value="293.628" calcext:value-type="float">
            <text:p>293.628</text:p>
          </table:table-cell>
          <table:table-cell office:value-type="float" office:value="42.8687" calcext:value-type="float">
            <text:p>42.8687</text:p>
          </table:table-cell>
          <table:table-cell office:value-type="float" office:value="74.6604" calcext:value-type="float">
            <text:p>74.6604</text:p>
          </table:table-cell>
          <table:table-cell office:value-type="float" office:value="282.8" calcext:value-type="float">
            <text:p>282.8</text:p>
          </table:table-cell>
          <table:table-cell office:value-type="float" office:value="43.7863" calcext:value-type="float">
            <text:p>43.7863</text:p>
          </table:table-cell>
          <table:table-cell/>
          <table:table-cell table:formula="of:=([.D505]-[.A505])/0.0166667" office:value-type="float" office:value="11.7659764680471" calcext:value-type="float">
            <text:p>11.7659764680471</text:p>
          </table:table-cell>
          <table:table-cell table:formula="of:=ABS([.E505]-[.B505])/0.0166667" office:value-type="float" office:value="649.678700642597" calcext:value-type="float">
            <text:p>649.678700642597</text:p>
          </table:table-cell>
          <table:table-cell table:formula="of:=([.F505]-[.C505])/0.0166667" office:value-type="float" office:value="55.0558898882202" calcext:value-type="float">
            <text:p>55.0558898882202</text:p>
          </table:table-cell>
          <table:table-cell table:formula="of:=DEGREES(ATAN(ABS([.F505]-[.C505])/ABS([.E505]-[.B505])))" office:value-type="float" office:value="4.84385790142779" calcext:value-type="float">
            <text:p>4.84385790142779</text:p>
          </table:table-cell>
          <table:table-cell table:formula="of:=SQRT(POWER([.H505];2)+POWER([.I505];2)+POWER([.J505];2))" office:value-type="float" office:value="652.113489572393" calcext:value-type="float">
            <text:p>652.113489572393</text:p>
          </table:table-cell>
        </table:table-row>
        <table:table-row table:style-name="ro1">
          <table:table-cell office:value-type="float" office:value="74.9296" calcext:value-type="float">
            <text:p>74.9296</text:p>
          </table:table-cell>
          <table:table-cell office:value-type="float" office:value="285.709" calcext:value-type="float">
            <text:p>285.709</text:p>
          </table:table-cell>
          <table:table-cell office:value-type="float" office:value="42.5685" calcext:value-type="float">
            <text:p>42.5685</text:p>
          </table:table-cell>
          <table:table-cell office:value-type="float" office:value="75.3606" calcext:value-type="float">
            <text:p>75.3606</text:p>
          </table:table-cell>
          <table:table-cell office:value-type="float" office:value="275.438" calcext:value-type="float">
            <text:p>275.438</text:p>
          </table:table-cell>
          <table:table-cell office:value-type="float" office:value="42.4482" calcext:value-type="float">
            <text:p>42.4482</text:p>
          </table:table-cell>
          <table:table-cell/>
          <table:table-cell table:formula="of:=([.D506]-[.A506])/0.0166667" office:value-type="float" office:value="25.8599482801041" calcext:value-type="float">
            <text:p>25.8599482801041</text:p>
          </table:table-cell>
          <table:table-cell table:formula="of:=ABS([.E506]-[.B506])/0.0166667" office:value-type="float" office:value="616.258767482466" calcext:value-type="float">
            <text:p>616.258767482466</text:p>
          </table:table-cell>
          <table:table-cell table:formula="of:=([.F506]-[.C506])/0.0166667" office:value-type="float" office:value="-7.21798556402889" calcext:value-type="float">
            <text:p>-7.21798556402889</text:p>
          </table:table-cell>
          <table:table-cell table:formula="of:=DEGREES(ATAN(ABS([.F506]-[.C506])/ABS([.E506]-[.B506])))" office:value-type="float" office:value="0.671051222967146" calcext:value-type="float">
            <text:p>0.671051222967146</text:p>
          </table:table-cell>
          <table:table-cell table:formula="of:=SQRT(POWER([.H506];2)+POWER([.I506];2)+POWER([.J506];2))" office:value-type="float" office:value="616.843338895428" calcext:value-type="float">
            <text:p>616.843338895428</text:p>
          </table:table-cell>
        </table:table-row>
        <table:table-row table:style-name="ro1">
          <table:table-cell office:value-type="float" office:value="74.2159" calcext:value-type="float">
            <text:p>74.2159</text:p>
          </table:table-cell>
          <table:table-cell office:value-type="float" office:value="296.496" calcext:value-type="float">
            <text:p>296.496</text:p>
          </table:table-cell>
          <table:table-cell office:value-type="float" office:value="42.1684" calcext:value-type="float">
            <text:p>42.1684</text:p>
          </table:table-cell>
          <table:table-cell office:value-type="float" office:value="73.8868" calcext:value-type="float">
            <text:p>73.8868</text:p>
          </table:table-cell>
          <table:table-cell office:value-type="float" office:value="280.049" calcext:value-type="float">
            <text:p>280.049</text:p>
          </table:table-cell>
          <table:table-cell office:value-type="float" office:value="44.2234" calcext:value-type="float">
            <text:p>44.2234</text:p>
          </table:table-cell>
          <table:table-cell/>
          <table:table-cell table:formula="of:=([.D507]-[.A507])/0.0166667" office:value-type="float" office:value="-19.7459605080796" calcext:value-type="float">
            <text:p>-19.7459605080796</text:p>
          </table:table-cell>
          <table:table-cell table:formula="of:=ABS([.E507]-[.B507])/0.0166667" office:value-type="float" office:value="986.818026363947" calcext:value-type="float">
            <text:p>986.818026363947</text:p>
          </table:table-cell>
          <table:table-cell table:formula="of:=([.F507]-[.C507])/0.0166667" office:value-type="float" office:value="123.299753400493" calcext:value-type="float">
            <text:p>123.299753400493</text:p>
          </table:table-cell>
          <table:table-cell table:formula="of:=DEGREES(ATAN(ABS([.F507]-[.C507])/ABS([.E507]-[.B507])))" office:value-type="float" office:value="7.12201502094477" calcext:value-type="float">
            <text:p>7.12201502094477</text:p>
          </table:table-cell>
          <table:table-cell table:formula="of:=SQRT(POWER([.H507];2)+POWER([.I507];2)+POWER([.J507];2))" office:value-type="float" office:value="994.68716152459" calcext:value-type="float">
            <text:p>994.68716152459</text:p>
          </table:table-cell>
        </table:table-row>
        <table:table-row table:style-name="ro1">
          <table:table-cell office:value-type="float" office:value="73.6661" calcext:value-type="float">
            <text:p>73.6661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2.7436" calcext:value-type="float">
            <text:p>42.7436</text:p>
          </table:table-cell>
          <table:table-cell office:value-type="float" office:value="73.3765" calcext:value-type="float">
            <text:p>73.3765</text:p>
          </table:table-cell>
          <table:table-cell office:value-type="float" office:value="280.196" calcext:value-type="float">
            <text:p>280.196</text:p>
          </table:table-cell>
          <table:table-cell office:value-type="float" office:value="43.2029" calcext:value-type="float">
            <text:p>43.2029</text:p>
          </table:table-cell>
          <table:table-cell/>
          <table:table-cell table:formula="of:=([.D508]-[.A508])/0.0166667" office:value-type="float" office:value="-17.3759652480699" calcext:value-type="float">
            <text:p>-17.3759652480699</text:p>
          </table:table-cell>
          <table:table-cell table:formula="of:=ABS([.E508]-[.B508])/0.0166667" office:value-type="float" office:value="560.098879802239" calcext:value-type="float">
            <text:p>560.098879802239</text:p>
          </table:table-cell>
          <table:table-cell table:formula="of:=([.F508]-[.C508])/0.0166667" office:value-type="float" office:value="27.5579448841102" calcext:value-type="float">
            <text:p>27.5579448841102</text:p>
          </table:table-cell>
          <table:table-cell table:formula="of:=DEGREES(ATAN(ABS([.F508]-[.C508])/ABS([.E508]-[.B508])))" office:value-type="float" office:value="2.81679130607752" calcext:value-type="float">
            <text:p>2.81679130607752</text:p>
          </table:table-cell>
          <table:table-cell table:formula="of:=SQRT(POWER([.H508];2)+POWER([.I508];2)+POWER([.J508];2))" office:value-type="float" office:value="561.045559335658" calcext:value-type="float">
            <text:p>561.045559335658</text:p>
          </table:table-cell>
        </table:table-row>
        <table:table-row table:style-name="ro1">
          <table:table-cell office:value-type="float" office:value="74.1958" calcext:value-type="float">
            <text:p>74.1958</text:p>
          </table:table-cell>
          <table:table-cell office:value-type="float" office:value="292.314" calcext:value-type="float">
            <text:p>292.314</text:p>
          </table:table-cell>
          <table:table-cell office:value-type="float" office:value="42.5606" calcext:value-type="float">
            <text:p>42.5606</text:p>
          </table:table-cell>
          <table:table-cell office:value-type="float" office:value="74.1428" calcext:value-type="float">
            <text:p>74.1428</text:p>
          </table:table-cell>
          <table:table-cell office:value-type="float" office:value="281.559" calcext:value-type="float">
            <text:p>281.559</text:p>
          </table:table-cell>
          <table:table-cell office:value-type="float" office:value="43.2312" calcext:value-type="float">
            <text:p>43.2312</text:p>
          </table:table-cell>
          <table:table-cell/>
          <table:table-cell table:formula="of:=([.D509]-[.A509])/0.0166667" office:value-type="float" office:value="-3.17999364001341" calcext:value-type="float">
            <text:p>-3.17999364001341</text:p>
          </table:table-cell>
          <table:table-cell table:formula="of:=ABS([.E509]-[.B509])/0.0166667" office:value-type="float" office:value="645.298709402581" calcext:value-type="float">
            <text:p>645.298709402581</text:p>
          </table:table-cell>
          <table:table-cell table:formula="of:=([.F509]-[.C509])/0.0166667" office:value-type="float" office:value="40.235919528161" calcext:value-type="float">
            <text:p>40.235919528161</text:p>
          </table:table-cell>
          <table:table-cell table:formula="of:=DEGREES(ATAN(ABS([.F509]-[.C509])/ABS([.E509]-[.B509])))" office:value-type="float" office:value="3.56791001763394" calcext:value-type="float">
            <text:p>3.56791001763394</text:p>
          </table:table-cell>
          <table:table-cell table:formula="of:=SQRT(POWER([.H509];2)+POWER([.I509];2)+POWER([.J509];2))" office:value-type="float" office:value="646.559715677109" calcext:value-type="float">
            <text:p>646.559715677109</text:p>
          </table:table-cell>
        </table:table-row>
        <table:table-row table:style-name="ro1">
          <table:table-cell office:value-type="float" office:value="74.4327" calcext:value-type="float">
            <text:p>74.4327</text:p>
          </table:table-cell>
          <table:table-cell office:value-type="float" office:value="288.277" calcext:value-type="float">
            <text:p>288.277</text:p>
          </table:table-cell>
          <table:table-cell office:value-type="float" office:value="42.6776" calcext:value-type="float">
            <text:p>42.6776</text:p>
          </table:table-cell>
          <table:table-cell office:value-type="float" office:value="74.3815" calcext:value-type="float">
            <text:p>74.3815</text:p>
          </table:table-cell>
          <table:table-cell office:value-type="float" office:value="279.015" calcext:value-type="float">
            <text:p>279.015</text:p>
          </table:table-cell>
          <table:table-cell office:value-type="float" office:value="43.1306" calcext:value-type="float">
            <text:p>43.1306</text:p>
          </table:table-cell>
          <table:table-cell/>
          <table:table-cell table:formula="of:=([.D510]-[.A510])/0.0166667" office:value-type="float" office:value="-3.07199385601195" calcext:value-type="float">
            <text:p>-3.07199385601195</text:p>
          </table:table-cell>
          <table:table-cell table:formula="of:=ABS([.E510]-[.B510])/0.0166667" office:value-type="float" office:value="555.718888562223" calcext:value-type="float">
            <text:p>555.718888562223</text:p>
          </table:table-cell>
          <table:table-cell table:formula="of:=([.F510]-[.C510])/0.0166667" office:value-type="float" office:value="27.1799456401089" calcext:value-type="float">
            <text:p>27.1799456401089</text:p>
          </table:table-cell>
          <table:table-cell table:formula="of:=DEGREES(ATAN(ABS([.F510]-[.C510])/ABS([.E510]-[.B510])))" office:value-type="float" office:value="2.80007792838704" calcext:value-type="float">
            <text:p>2.80007792838704</text:p>
          </table:table-cell>
          <table:table-cell table:formula="of:=SQRT(POWER([.H510];2)+POWER([.I510];2)+POWER([.J510];2))" office:value-type="float" office:value="556.391651353687" calcext:value-type="float">
            <text:p>556.391651353687</text:p>
          </table:table-cell>
        </table:table-row>
        <table:table-row table:style-name="ro1">
          <table:table-cell office:value-type="float" office:value="74.4147" calcext:value-type="float">
            <text:p>74.4147</text:p>
          </table:table-cell>
          <table:table-cell office:value-type="float" office:value="285.816" calcext:value-type="float">
            <text:p>285.816</text:p>
          </table:table-cell>
          <table:table-cell office:value-type="float" office:value="41.7947" calcext:value-type="float">
            <text:p>41.7947</text:p>
          </table:table-cell>
          <table:table-cell office:value-type="float" office:value="74.3548" calcext:value-type="float">
            <text:p>74.3548</text:p>
          </table:table-cell>
          <table:table-cell office:value-type="float" office:value="275.476" calcext:value-type="float">
            <text:p>275.476</text:p>
          </table:table-cell>
          <table:table-cell office:value-type="float" office:value="41.7046" calcext:value-type="float">
            <text:p>41.7046</text:p>
          </table:table-cell>
          <table:table-cell/>
          <table:table-cell table:formula="of:=([.D511]-[.A511])/0.0166667" office:value-type="float" office:value="-3.59399281201431" calcext:value-type="float">
            <text:p>-3.59399281201431</text:p>
          </table:table-cell>
          <table:table-cell table:formula="of:=ABS([.E511]-[.B511])/0.0166667" office:value-type="float" office:value="620.39875920248" calcext:value-type="float">
            <text:p>620.39875920248</text:p>
          </table:table-cell>
          <table:table-cell table:formula="of:=([.F511]-[.C511])/0.0166667" office:value-type="float" office:value="-5.4059891880216" calcext:value-type="float">
            <text:p>-5.4059891880216</text:p>
          </table:table-cell>
          <table:table-cell table:formula="of:=DEGREES(ATAN(ABS([.F511]-[.C511])/ABS([.E511]-[.B511])))" office:value-type="float" office:value="0.499247493470198" calcext:value-type="float">
            <text:p>0.499247493470198</text:p>
          </table:table-cell>
          <table:table-cell table:formula="of:=SQRT(POWER([.H511];2)+POWER([.I511];2)+POWER([.J511];2))" office:value-type="float" office:value="620.432721512503" calcext:value-type="float">
            <text:p>620.432721512503</text:p>
          </table:table-cell>
        </table:table-row>
        <table:table-row table:style-name="ro1">
          <table:table-cell office:value-type="float" office:value="74.4319" calcext:value-type="float">
            <text:p>74.4319</text:p>
          </table:table-cell>
          <table:table-cell office:value-type="float" office:value="288.334" calcext:value-type="float">
            <text:p>288.334</text:p>
          </table:table-cell>
          <table:table-cell office:value-type="float" office:value="42.4136" calcext:value-type="float">
            <text:p>42.4136</text:p>
          </table:table-cell>
          <table:table-cell office:value-type="float" office:value="74.6177" calcext:value-type="float">
            <text:p>74.6177</text:p>
          </table:table-cell>
          <table:table-cell office:value-type="float" office:value="276.503" calcext:value-type="float">
            <text:p>276.503</text:p>
          </table:table-cell>
          <table:table-cell office:value-type="float" office:value="43.0302" calcext:value-type="float">
            <text:p>43.0302</text:p>
          </table:table-cell>
          <table:table-cell/>
          <table:table-cell table:formula="of:=([.D512]-[.A512])/0.0166667" office:value-type="float" office:value="11.1479777040446" calcext:value-type="float">
            <text:p>11.1479777040446</text:p>
          </table:table-cell>
          <table:table-cell table:formula="of:=ABS([.E512]-[.B512])/0.0166667" office:value-type="float" office:value="709.858580282841" calcext:value-type="float">
            <text:p>709.858580282841</text:p>
          </table:table-cell>
          <table:table-cell table:formula="of:=([.F512]-[.C512])/0.0166667" office:value-type="float" office:value="36.9959260081479" calcext:value-type="float">
            <text:p>36.9959260081479</text:p>
          </table:table-cell>
          <table:table-cell table:formula="of:=DEGREES(ATAN(ABS([.F512]-[.C512])/ABS([.E512]-[.B512])))" office:value-type="float" office:value="2.98340317863409" calcext:value-type="float">
            <text:p>2.98340317863409</text:p>
          </table:table-cell>
          <table:table-cell table:formula="of:=SQRT(POWER([.H512];2)+POWER([.I512];2)+POWER([.J512];2))" office:value-type="float" office:value="710.909403475056" calcext:value-type="float">
            <text:p>710.909403475056</text:p>
          </table:table-cell>
        </table:table-row>
        <table:table-row table:style-name="ro1">
          <table:table-cell office:value-type="float" office:value="73.954" calcext:value-type="float">
            <text:p>73.954</text:p>
          </table:table-cell>
          <table:table-cell office:value-type="float" office:value="296.474" calcext:value-type="float">
            <text:p>296.474</text:p>
          </table:table-cell>
          <table:table-cell office:value-type="float" office:value="42.1743" calcext:value-type="float">
            <text:p>42.1743</text:p>
          </table:table-cell>
          <table:table-cell office:value-type="float" office:value="73.6568" calcext:value-type="float">
            <text:p>73.6568</text:p>
          </table:table-cell>
          <table:table-cell office:value-type="float" office:value="286.777" calcext:value-type="float">
            <text:p>286.777</text:p>
          </table:table-cell>
          <table:table-cell office:value-type="float" office:value="43.1741" calcext:value-type="float">
            <text:p>43.1741</text:p>
          </table:table-cell>
          <table:table-cell/>
          <table:table-cell table:formula="of:=([.D513]-[.A513])/0.0166667" office:value-type="float" office:value="-17.8319643360707" calcext:value-type="float">
            <text:p>-17.8319643360707</text:p>
          </table:table-cell>
          <table:table-cell table:formula="of:=ABS([.E513]-[.B513])/0.0166667" office:value-type="float" office:value="581.818836362328" calcext:value-type="float">
            <text:p>581.818836362328</text:p>
          </table:table-cell>
          <table:table-cell table:formula="of:=([.F513]-[.C513])/0.0166667" office:value-type="float" office:value="59.98788002424" calcext:value-type="float">
            <text:p>59.98788002424</text:p>
          </table:table-cell>
          <table:table-cell table:formula="of:=DEGREES(ATAN(ABS([.F513]-[.C513])/ABS([.E513]-[.B513])))" office:value-type="float" office:value="5.88662672508651" calcext:value-type="float">
            <text:p>5.88662672508651</text:p>
          </table:table-cell>
          <table:table-cell table:formula="of:=SQRT(POWER([.H513];2)+POWER([.I513];2)+POWER([.J513];2))" office:value-type="float" office:value="585.174916625703" calcext:value-type="float">
            <text:p>585.174916625703</text:p>
          </table:table-cell>
        </table:table-row>
        <table:table-row table:style-name="ro1">
          <table:table-cell office:value-type="float" office:value="74.4189" calcext:value-type="float">
            <text:p>74.4189</text:p>
          </table:table-cell>
          <table:table-cell office:value-type="float" office:value="285.538" calcext:value-type="float">
            <text:p>285.538</text:p>
          </table:table-cell>
          <table:table-cell office:value-type="float" office:value="43.1072" calcext:value-type="float">
            <text:p>43.1072</text:p>
          </table:table-cell>
          <table:table-cell office:value-type="float" office:value="74.1122" calcext:value-type="float">
            <text:p>74.1122</text:p>
          </table:table-cell>
          <table:table-cell office:value-type="float" office:value="275" calcext:value-type="float">
            <text:p>275</text:p>
          </table:table-cell>
          <table:table-cell office:value-type="float" office:value="44.0197" calcext:value-type="float">
            <text:p>44.0197</text:p>
          </table:table-cell>
          <table:table-cell/>
          <table:table-cell table:formula="of:=([.D514]-[.A514])/0.0166667" office:value-type="float" office:value="-18.4019631960731" calcext:value-type="float">
            <text:p>-18.4019631960731</text:p>
          </table:table-cell>
          <table:table-cell table:formula="of:=ABS([.E514]-[.B514])/0.0166667" office:value-type="float" office:value="632.27873544253" calcext:value-type="float">
            <text:p>632.27873544253</text:p>
          </table:table-cell>
          <table:table-cell table:formula="of:=([.F514]-[.C514])/0.0166667" office:value-type="float" office:value="54.7498905002191" calcext:value-type="float">
            <text:p>54.7498905002191</text:p>
          </table:table-cell>
          <table:table-cell table:formula="of:=DEGREES(ATAN(ABS([.F514]-[.C514])/ABS([.E514]-[.B514])))" office:value-type="float" office:value="4.94897620301023" calcext:value-type="float">
            <text:p>4.94897620301023</text:p>
          </table:table-cell>
          <table:table-cell table:formula="of:=SQRT(POWER([.H514];2)+POWER([.I514];2)+POWER([.J514];2))" office:value-type="float" office:value="634.911475760251" calcext:value-type="float">
            <text:p>634.911475760251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4348" calcext:value-type="float">
            <text:p>43.4348</text:p>
          </table:table-cell>
          <table:table-cell office:value-type="float" office:value="74.3386" calcext:value-type="float">
            <text:p>74.3386</text:p>
          </table:table-cell>
          <table:table-cell office:value-type="float" office:value="271.378" calcext:value-type="float">
            <text:p>271.378</text:p>
          </table:table-cell>
          <table:table-cell office:value-type="float" office:value="43.361" calcext:value-type="float">
            <text:p>43.361</text:p>
          </table:table-cell>
          <table:table-cell/>
          <table:table-cell table:formula="of:=([.D515]-[.A515])/0.0166667" office:value-type="float" office:value="-3.0839938320124" calcext:value-type="float">
            <text:p>-3.0839938320124</text:p>
          </table:table-cell>
          <table:table-cell table:formula="of:=ABS([.E515]-[.B515])/0.0166667" office:value-type="float" office:value="532.67893464213" calcext:value-type="float">
            <text:p>532.67893464213</text:p>
          </table:table-cell>
          <table:table-cell table:formula="of:=([.F515]-[.C515])/0.0166667" office:value-type="float" office:value="-4.42799114401805" calcext:value-type="float">
            <text:p>-4.42799114401805</text:p>
          </table:table-cell>
          <table:table-cell table:formula="of:=DEGREES(ATAN(ABS([.F515]-[.C515])/ABS([.E515]-[.B515])))" office:value-type="float" office:value="0.476270684423779" calcext:value-type="float">
            <text:p>0.476270684423779</text:p>
          </table:table-cell>
          <table:table-cell table:formula="of:=SQRT(POWER([.H515];2)+POWER([.I515];2)+POWER([.J515];2))" office:value-type="float" office:value="532.706265717799" calcext:value-type="float">
            <text:p>532.706265717799</text:p>
          </table:table-cell>
        </table:table-row>
        <table:table-row table:style-name="ro1">
          <table:table-cell office:value-type="float" office:value="73.9317" calcext:value-type="float">
            <text:p>73.9317</text:p>
          </table:table-cell>
          <table:table-cell office:value-type="float" office:value="290.839" calcext:value-type="float">
            <text:p>290.839</text:p>
          </table:table-cell>
          <table:table-cell office:value-type="float" office:value="43.0489" calcext:value-type="float">
            <text:p>43.0489</text:p>
          </table:table-cell>
          <table:table-cell office:value-type="float" office:value="74.1318" calcext:value-type="float">
            <text:p>74.1318</text:p>
          </table:table-cell>
          <table:table-cell office:value-type="float" office:value="278.846" calcext:value-type="float">
            <text:p>278.846</text:p>
          </table:table-cell>
          <table:table-cell office:value-type="float" office:value="43.9098" calcext:value-type="float">
            <text:p>43.9098</text:p>
          </table:table-cell>
          <table:table-cell/>
          <table:table-cell table:formula="of:=([.D516]-[.A516])/0.0166667" office:value-type="float" office:value="12.0059759880475" calcext:value-type="float">
            <text:p>12.0059759880475</text:p>
          </table:table-cell>
          <table:table-cell table:formula="of:=ABS([.E516]-[.B516])/0.0166667" office:value-type="float" office:value="719.578560842878" calcext:value-type="float">
            <text:p>719.578560842878</text:p>
          </table:table-cell>
          <table:table-cell table:formula="of:=([.F516]-[.C516])/0.0166667" office:value-type="float" office:value="51.6538966922063" calcext:value-type="float">
            <text:p>51.6538966922063</text:p>
          </table:table-cell>
          <table:table-cell table:formula="of:=DEGREES(ATAN(ABS([.F516]-[.C516])/ABS([.E516]-[.B516])))" office:value-type="float" office:value="4.10585125281819" calcext:value-type="float">
            <text:p>4.10585125281819</text:p>
          </table:table-cell>
          <table:table-cell table:formula="of:=SQRT(POWER([.H516];2)+POWER([.I516];2)+POWER([.J516];2))" office:value-type="float" office:value="721.530022748619" calcext:value-type="float">
            <text:p>721.530022748619</text:p>
          </table:table-cell>
        </table:table-row>
        <table:table-row table:style-name="ro1">
          <table:table-cell office:value-type="float" office:value="74.6658" calcext:value-type="float">
            <text:p>74.6658</text:p>
          </table:table-cell>
          <table:table-cell office:value-type="float" office:value="284.319" calcext:value-type="float">
            <text:p>284.319</text:p>
          </table:table-cell>
          <table:table-cell office:value-type="float" office:value="42.7905" calcext:value-type="float">
            <text:p>42.7905</text:p>
          </table:table-cell>
          <table:table-cell office:value-type="float" office:value="74.6032" calcext:value-type="float">
            <text:p>74.6032</text:p>
          </table:table-cell>
          <table:table-cell office:value-type="float" office:value="273.908" calcext:value-type="float">
            <text:p>273.908</text:p>
          </table:table-cell>
          <table:table-cell office:value-type="float" office:value="43.446" calcext:value-type="float">
            <text:p>43.446</text:p>
          </table:table-cell>
          <table:table-cell/>
          <table:table-cell table:formula="of:=([.D517]-[.A517])/0.0166667" office:value-type="float" office:value="-3.75599248801522" calcext:value-type="float">
            <text:p>-3.75599248801522</text:p>
          </table:table-cell>
          <table:table-cell table:formula="of:=ABS([.E517]-[.B517])/0.0166667" office:value-type="float" office:value="624.658750682499" calcext:value-type="float">
            <text:p>624.658750682499</text:p>
          </table:table-cell>
          <table:table-cell table:formula="of:=([.F517]-[.C517])/0.0166667" office:value-type="float" office:value="39.3299213401571" calcext:value-type="float">
            <text:p>39.3299213401571</text:p>
          </table:table-cell>
          <table:table-cell table:formula="of:=DEGREES(ATAN(ABS([.F517]-[.C517])/ABS([.E517]-[.B517])))" office:value-type="float" office:value="3.60271561723181" calcext:value-type="float">
            <text:p>3.60271561723181</text:p>
          </table:table-cell>
          <table:table-cell table:formula="of:=SQRT(POWER([.H517];2)+POWER([.I517];2)+POWER([.J517];2))" office:value-type="float" office:value="625.906945956356" calcext:value-type="float">
            <text:p>625.906945956356</text:p>
          </table:table-cell>
        </table:table-row>
        <table:table-row table:style-name="ro1">
          <table:table-cell office:value-type="float" office:value="74.4484" calcext:value-type="float">
            <text:p>74.4484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42.7716" calcext:value-type="float">
            <text:p>42.7716</text:p>
          </table:table-cell>
          <table:table-cell office:value-type="float" office:value="74.8881" calcext:value-type="float">
            <text:p>74.8881</text:p>
          </table:table-cell>
          <table:table-cell office:value-type="float" office:value="278.974" calcext:value-type="float">
            <text:p>278.974</text:p>
          </table:table-cell>
          <table:table-cell office:value-type="float" office:value="43.6326" calcext:value-type="float">
            <text:p>43.6326</text:p>
          </table:table-cell>
          <table:table-cell/>
          <table:table-cell table:formula="of:=([.D518]-[.A518])/0.0166667" office:value-type="float" office:value="26.3819472361048" calcext:value-type="float">
            <text:p>26.3819472361048</text:p>
          </table:table-cell>
          <table:table-cell table:formula="of:=ABS([.E518]-[.B518])/0.0166667" office:value-type="float" office:value="718.258563482873" calcext:value-type="float">
            <text:p>718.258563482873</text:p>
          </table:table-cell>
          <table:table-cell table:formula="of:=([.F518]-[.C518])/0.0166667" office:value-type="float" office:value="51.6598966802065" calcext:value-type="float">
            <text:p>51.6598966802065</text:p>
          </table:table-cell>
          <table:table-cell table:formula="of:=DEGREES(ATAN(ABS([.F518]-[.C518])/ABS([.E518]-[.B518])))" office:value-type="float" office:value="4.11384716384448" calcext:value-type="float">
            <text:p>4.11384716384448</text:p>
          </table:table-cell>
          <table:table-cell table:formula="of:=SQRT(POWER([.H518];2)+POWER([.I518];2)+POWER([.J518];2))" office:value-type="float" office:value="720.597055282256" calcext:value-type="float">
            <text:p>720.597055282256</text:p>
          </table:table-cell>
        </table:table-row>
        <table:table-row table:style-name="ro1">
          <table:table-cell office:value-type="float" office:value="74.4485" calcext:value-type="float">
            <text:p>74.4485</text:p>
          </table:table-cell>
          <table:table-cell office:value-type="float" office:value="290.95" calcext:value-type="float">
            <text:p>290.95</text:p>
          </table:table-cell>
          <table:table-cell office:value-type="float" office:value="42.7708" calcext:value-type="float">
            <text:p>42.7708</text:p>
          </table:table-cell>
          <table:table-cell office:value-type="float" office:value="74.39" calcext:value-type="float">
            <text:p>74.39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4348" calcext:value-type="float">
            <text:p>43.4348</text:p>
          </table:table-cell>
          <table:table-cell/>
          <table:table-cell table:formula="of:=([.D519]-[.A519])/0.0166667" office:value-type="float" office:value="-3.50999298001375" calcext:value-type="float">
            <text:p>-3.50999298001375</text:p>
          </table:table-cell>
          <table:table-cell table:formula="of:=ABS([.E519]-[.B519])/0.0166667" office:value-type="float" office:value="641.638716722568" calcext:value-type="float">
            <text:p>641.638716722568</text:p>
          </table:table-cell>
          <table:table-cell table:formula="of:=([.F519]-[.C519])/0.0166667" office:value-type="float" office:value="39.8399203201595" calcext:value-type="float">
            <text:p>39.8399203201595</text:p>
          </table:table-cell>
          <table:table-cell table:formula="of:=DEGREES(ATAN(ABS([.F519]-[.C519])/ABS([.E519]-[.B519])))" office:value-type="float" office:value="3.55298483175364" calcext:value-type="float">
            <text:p>3.55298483175364</text:p>
          </table:table-cell>
          <table:table-cell table:formula="of:=SQRT(POWER([.H519];2)+POWER([.I519];2)+POWER([.J519];2))" office:value-type="float" office:value="642.883956946524" calcext:value-type="float">
            <text:p>642.883956946524</text:p>
          </table:table-cell>
        </table:table-row>
        <table:table-row table:style-name="ro1">
          <table:table-cell office:value-type="float" office:value="73.9208" calcext:value-type="float">
            <text:p>73.9208</text:p>
          </table:table-cell>
          <table:table-cell office:value-type="float" office:value="288.067" calcext:value-type="float">
            <text:p>288.067</text:p>
          </table:table-cell>
          <table:table-cell office:value-type="float" office:value="43.4792" calcext:value-type="float">
            <text:p>43.4792</text:p>
          </table:table-cell>
          <table:table-cell office:value-type="float" office:value="73.8743" calcext:value-type="float">
            <text:p>73.8743</text:p>
          </table:table-cell>
          <table:table-cell office:value-type="float" office:value="277.496" calcext:value-type="float">
            <text:p>277.496</text:p>
          </table:table-cell>
          <table:table-cell office:value-type="float" office:value="44.1246" calcext:value-type="float">
            <text:p>44.1246</text:p>
          </table:table-cell>
          <table:table-cell/>
          <table:table-cell table:formula="of:=([.D520]-[.A520])/0.0166667" office:value-type="float" office:value="-2.78999442001084" calcext:value-type="float">
            <text:p>-2.78999442001084</text:p>
          </table:table-cell>
          <table:table-cell table:formula="of:=ABS([.E520]-[.B520])/0.0166667" office:value-type="float" office:value="634.258731482539" calcext:value-type="float">
            <text:p>634.258731482539</text:p>
          </table:table-cell>
          <table:table-cell table:formula="of:=([.F520]-[.C520])/0.0166667" office:value-type="float" office:value="38.723922552155" calcext:value-type="float">
            <text:p>38.723922552155</text:p>
          </table:table-cell>
          <table:table-cell table:formula="of:=DEGREES(ATAN(ABS([.F520]-[.C520])/ABS([.E520]-[.B520])))" office:value-type="float" office:value="3.49378977368674" calcext:value-type="float">
            <text:p>3.49378977368674</text:p>
          </table:table-cell>
          <table:table-cell table:formula="of:=SQRT(POWER([.H520];2)+POWER([.I520];2)+POWER([.J520];2))" office:value-type="float" office:value="635.445878662005" calcext:value-type="float">
            <text:p>635.445878662005</text:p>
          </table:table-cell>
        </table:table-row>
        <table:table-row table:style-name="ro1">
          <table:table-cell office:value-type="float" office:value="73.6683" calcext:value-type="float">
            <text:p>73.6683</text:p>
          </table:table-cell>
          <table:table-cell office:value-type="float" office:value="289.431" calcext:value-type="float">
            <text:p>289.431</text:p>
          </table:table-cell>
          <table:table-cell office:value-type="float" office:value="43.2699" calcext:value-type="float">
            <text:p>43.2699</text:p>
          </table:table-cell>
          <table:table-cell office:value-type="float" office:value="73.6273" calcext:value-type="float">
            <text:p>73.6273</text:p>
          </table:table-cell>
          <table:table-cell office:value-type="float" office:value="278.794" calcext:value-type="float">
            <text:p>278.794</text:p>
          </table:table-cell>
          <table:table-cell office:value-type="float" office:value="43.9226" calcext:value-type="float">
            <text:p>43.9226</text:p>
          </table:table-cell>
          <table:table-cell/>
          <table:table-cell table:formula="of:=([.D521]-[.A521])/0.0166667" office:value-type="float" office:value="-2.45999508000965" calcext:value-type="float">
            <text:p>-2.45999508000965</text:p>
          </table:table-cell>
          <table:table-cell table:formula="of:=ABS([.E521]-[.B521])/0.0166667" office:value-type="float" office:value="638.218723562553" calcext:value-type="float">
            <text:p>638.218723562553</text:p>
          </table:table-cell>
          <table:table-cell table:formula="of:=([.F521]-[.C521])/0.0166667" office:value-type="float" office:value="39.1619216761568" calcext:value-type="float">
            <text:p>39.1619216761568</text:p>
          </table:table-cell>
          <table:table-cell table:formula="of:=DEGREES(ATAN(ABS([.F521]-[.C521])/ABS([.E521]-[.B521])))" office:value-type="float" office:value="3.51134015915767" calcext:value-type="float">
            <text:p>3.51134015915767</text:p>
          </table:table-cell>
          <table:table-cell table:formula="of:=SQRT(POWER([.H521];2)+POWER([.I521];2)+POWER([.J521];2))" office:value-type="float" office:value="639.423839711171" calcext:value-type="float">
            <text:p>639.423839711171</text:p>
          </table:table-cell>
        </table:table-row>
        <table:table-row table:style-name="ro1">
          <table:table-cell office:value-type="float" office:value="73.6745" calcext:value-type="float">
            <text:p>73.6745</text:p>
          </table:table-cell>
          <table:table-cell office:value-type="float" office:value="292.387" calcext:value-type="float">
            <text:p>292.387</text:p>
          </table:table-cell>
          <table:table-cell office:value-type="float" office:value="42.04" calcext:value-type="float">
            <text:p>42.04</text:p>
          </table:table-cell>
          <table:table-cell office:value-type="float" office:value="73.6376" calcext:value-type="float">
            <text:p>73.6376</text:p>
          </table:table-cell>
          <table:table-cell office:value-type="float" office:value="282.976" calcext:value-type="float">
            <text:p>282.976</text:p>
          </table:table-cell>
          <table:table-cell office:value-type="float" office:value="42.5075" calcext:value-type="float">
            <text:p>42.5075</text:p>
          </table:table-cell>
          <table:table-cell/>
          <table:table-cell table:formula="of:=([.D522]-[.A522])/0.0166667" office:value-type="float" office:value="-2.21399557200817" calcext:value-type="float">
            <text:p>-2.21399557200817</text:p>
          </table:table-cell>
          <table:table-cell table:formula="of:=ABS([.E522]-[.B522])/0.0166667" office:value-type="float" office:value="564.658870682259" calcext:value-type="float">
            <text:p>564.658870682259</text:p>
          </table:table-cell>
          <table:table-cell table:formula="of:=([.F522]-[.C522])/0.0166667" office:value-type="float" office:value="28.0499439001123" calcext:value-type="float">
            <text:p>28.0499439001123</text:p>
          </table:table-cell>
          <table:table-cell table:formula="of:=DEGREES(ATAN(ABS([.F522]-[.C522])/ABS([.E522]-[.B522])))" office:value-type="float" office:value="2.84388231161801" calcext:value-type="float">
            <text:p>2.84388231161801</text:p>
          </table:table-cell>
          <table:table-cell table:formula="of:=SQRT(POWER([.H522];2)+POWER([.I522];2)+POWER([.J522];2))" office:value-type="float" office:value="565.35947977314" calcext:value-type="float">
            <text:p>565.35947977314</text:p>
          </table:table-cell>
        </table:table-row>
        <table:table-row table:style-name="ro1">
          <table:table-cell office:value-type="float" office:value="74.4052" calcext:value-type="float">
            <text:p>74.4052</text:p>
          </table:table-cell>
          <table:table-cell office:value-type="float" office:value="282.831" calcext:value-type="float">
            <text:p>282.831</text:p>
          </table:table-cell>
          <table:table-cell office:value-type="float" office:value="43.532" calcext:value-type="float">
            <text:p>43.532</text:p>
          </table:table-cell>
          <table:table-cell office:value-type="float" office:value="74.3485" calcext:value-type="float">
            <text:p>74.3485</text:p>
          </table:table-cell>
          <table:table-cell office:value-type="float" office:value="272.473" calcext:value-type="float">
            <text:p>272.473</text:p>
          </table:table-cell>
          <table:table-cell office:value-type="float" office:value="44.1715" calcext:value-type="float">
            <text:p>44.1715</text:p>
          </table:table-cell>
          <table:table-cell/>
          <table:table-cell table:formula="of:=([.D523]-[.A523])/0.0166667" office:value-type="float" office:value="-3.40199319601314" calcext:value-type="float">
            <text:p>-3.40199319601314</text:p>
          </table:table-cell>
          <table:table-cell table:formula="of:=ABS([.E523]-[.B523])/0.0166667" office:value-type="float" office:value="621.478757042486" calcext:value-type="float">
            <text:p>621.478757042486</text:p>
          </table:table-cell>
          <table:table-cell table:formula="of:=([.F523]-[.C523])/0.0166667" office:value-type="float" office:value="38.3699232601538" calcext:value-type="float">
            <text:p>38.3699232601538</text:p>
          </table:table-cell>
          <table:table-cell table:formula="of:=DEGREES(ATAN(ABS([.F523]-[.C523])/ABS([.E523]-[.B523])))" office:value-type="float" office:value="3.53294088264857" calcext:value-type="float">
            <text:p>3.53294088264857</text:p>
          </table:table-cell>
          <table:table-cell table:formula="of:=SQRT(POWER([.H523];2)+POWER([.I523];2)+POWER([.J523];2))" office:value-type="float" office:value="622.671398109604" calcext:value-type="float">
            <text:p>622.671398109604</text:p>
          </table:table-cell>
        </table:table-row>
        <table:table-row table:style-name="ro1">
          <table:table-cell office:value-type="float" office:value="74.458" calcext:value-type="float">
            <text:p>74.458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3.3518" calcext:value-type="float">
            <text:p>43.3518</text:p>
          </table:table-cell>
          <table:table-cell office:value-type="float" office:value="74.6461" calcext:value-type="float">
            <text:p>74.6461</text:p>
          </table:table-cell>
          <table:table-cell office:value-type="float" office:value="280.065" calcext:value-type="float">
            <text:p>280.065</text:p>
          </table:table-cell>
          <table:table-cell office:value-type="float" office:value="44.4641" calcext:value-type="float">
            <text:p>44.4641</text:p>
          </table:table-cell>
          <table:table-cell/>
          <table:table-cell table:formula="of:=([.D524]-[.A524])/0.0166667" office:value-type="float" office:value="11.2859774280455" calcext:value-type="float">
            <text:p>11.2859774280455</text:p>
          </table:table-cell>
          <table:table-cell table:formula="of:=ABS([.E524]-[.B524])/0.0166667" office:value-type="float" office:value="725.938548122903" calcext:value-type="float">
            <text:p>725.938548122903</text:p>
          </table:table-cell>
          <table:table-cell table:formula="of:=([.F524]-[.C524])/0.0166667" office:value-type="float" office:value="66.7378665242672" calcext:value-type="float">
            <text:p>66.7378665242672</text:p>
          </table:table-cell>
          <table:table-cell table:formula="of:=DEGREES(ATAN(ABS([.F524]-[.C524])/ABS([.E524]-[.B524])))" office:value-type="float" office:value="5.25262068428575" calcext:value-type="float">
            <text:p>5.25262068428575</text:p>
          </table:table-cell>
          <table:table-cell table:formula="of:=SQRT(POWER([.H524];2)+POWER([.I524];2)+POWER([.J524];2))" office:value-type="float" office:value="729.087163352576" calcext:value-type="float">
            <text:p>729.087163352576</text:p>
          </table:table-cell>
        </table:table-row>
        <table:table-row table:style-name="ro1">
          <table:table-cell office:value-type="float" office:value="75.1687" calcext:value-type="float">
            <text:p>75.1687</text:p>
          </table:table-cell>
          <table:table-cell office:value-type="float" office:value="282.902" calcext:value-type="float">
            <text:p>282.902</text:p>
          </table:table-cell>
          <table:table-cell office:value-type="float" office:value="43.5137" calcext:value-type="float">
            <text:p>43.5137</text:p>
          </table:table-cell>
          <table:table-cell office:value-type="float" office:value="75.3444" calcext:value-type="float">
            <text:p>75.3444</text:p>
          </table:table-cell>
          <table:table-cell office:value-type="float" office:value="272.586" calcext:value-type="float">
            <text:p>272.586</text:p>
          </table:table-cell>
          <table:table-cell office:value-type="float" office:value="44.1443" calcext:value-type="float">
            <text:p>44.1443</text:p>
          </table:table-cell>
          <table:table-cell/>
          <table:table-cell table:formula="of:=([.D525]-[.A525])/0.0166667" office:value-type="float" office:value="10.5419789160417" calcext:value-type="float">
            <text:p>10.5419789160417</text:p>
          </table:table-cell>
          <table:table-cell table:formula="of:=ABS([.E525]-[.B525])/0.0166667" office:value-type="float" office:value="618.958762082474" calcext:value-type="float">
            <text:p>618.958762082474</text:p>
          </table:table-cell>
          <table:table-cell table:formula="of:=([.F525]-[.C525])/0.0166667" office:value-type="float" office:value="37.8359243281514" calcext:value-type="float">
            <text:p>37.8359243281514</text:p>
          </table:table-cell>
          <table:table-cell table:formula="of:=DEGREES(ATAN(ABS([.F525]-[.C525])/ABS([.E525]-[.B525])))" office:value-type="float" office:value="3.49804345461888" calcext:value-type="float">
            <text:p>3.49804345461888</text:p>
          </table:table-cell>
          <table:table-cell table:formula="of:=SQRT(POWER([.H525];2)+POWER([.I525];2)+POWER([.J525];2))" office:value-type="float" office:value="620.20370818619" calcext:value-type="float">
            <text:p>620.20370818619</text:p>
          </table:table-cell>
        </table:table-row>
        <table:table-row table:style-name="ro1">
          <table:table-cell office:value-type="float" office:value="74.4328" calcext:value-type="float">
            <text:p>74.4328</text:p>
          </table:table-cell>
          <table:table-cell office:value-type="float" office:value="288.293" calcext:value-type="float">
            <text:p>288.293</text:p>
          </table:table-cell>
          <table:table-cell office:value-type="float" office:value="42.6751" calcext:value-type="float">
            <text:p>42.6751</text:p>
          </table:table-cell>
          <table:table-cell office:value-type="float" office:value="74.6178" calcext:value-type="float">
            <text:p>74.6178</text:p>
          </table:table-cell>
          <table:table-cell office:value-type="float" office:value="276.513" calcext:value-type="float">
            <text:p>276.513</text:p>
          </table:table-cell>
          <table:table-cell office:value-type="float" office:value="43.0285" calcext:value-type="float">
            <text:p>43.0285</text:p>
          </table:table-cell>
          <table:table-cell/>
          <table:table-cell table:formula="of:=([.D526]-[.A526])/0.0166667" office:value-type="float" office:value="11.0999778000445" calcext:value-type="float">
            <text:p>11.0999778000445</text:p>
          </table:table-cell>
          <table:table-cell table:formula="of:=ABS([.E526]-[.B526])/0.0166667" office:value-type="float" office:value="706.798586402829" calcext:value-type="float">
            <text:p>706.798586402829</text:p>
          </table:table-cell>
          <table:table-cell table:formula="of:=([.F526]-[.C526])/0.0166667" office:value-type="float" office:value="21.2039575920849" calcext:value-type="float">
            <text:p>21.2039575920849</text:p>
          </table:table-cell>
          <table:table-cell table:formula="of:=DEGREES(ATAN(ABS([.F526]-[.C526])/ABS([.E526]-[.B526])))" office:value-type="float" office:value="1.71835800165546" calcext:value-type="float">
            <text:p>1.71835800165546</text:p>
          </table:table-cell>
          <table:table-cell table:formula="of:=SQRT(POWER([.H526];2)+POWER([.I526];2)+POWER([.J526];2))" office:value-type="float" office:value="707.203689940717" calcext:value-type="float">
            <text:p>707.203689940717</text:p>
          </table:table-cell>
        </table:table-row>
        <table:table-row table:style-name="ro1">
          <table:table-cell office:value-type="float" office:value="74.4468" calcext:value-type="float">
            <text:p>74.4468</text:p>
          </table:table-cell>
          <table:table-cell office:value-type="float" office:value="291.057" calcext:value-type="float">
            <text:p>291.057</text:p>
          </table:table-cell>
          <table:table-cell office:value-type="float" office:value="42.2414" calcext:value-type="float">
            <text:p>42.2414</text:p>
          </table:table-cell>
          <table:table-cell office:value-type="float" office:value="74.604" calcext:value-type="float">
            <text:p>74.604</text:p>
          </table:table-cell>
          <table:table-cell office:value-type="float" office:value="273.851" calcext:value-type="float">
            <text:p>273.851</text:p>
          </table:table-cell>
          <table:table-cell office:value-type="float" office:value="43.7025" calcext:value-type="float">
            <text:p>43.7025</text:p>
          </table:table-cell>
          <table:table-cell/>
          <table:table-cell table:formula="of:=([.D527]-[.A527])/0.0166667" office:value-type="float" office:value="9.43198113603792" calcext:value-type="float">
            <text:p>9.43198113603792</text:p>
          </table:table-cell>
          <table:table-cell table:formula="of:=ABS([.E527]-[.B527])/0.0166667" office:value-type="float" office:value="1032.35793528413" calcext:value-type="float">
            <text:p>1032.35793528413</text:p>
          </table:table-cell>
          <table:table-cell table:formula="of:=([.F527]-[.C527])/0.0166667" office:value-type="float" office:value="87.6658246683508" calcext:value-type="float">
            <text:p>87.6658246683508</text:p>
          </table:table-cell>
          <table:table-cell table:formula="of:=DEGREES(ATAN(ABS([.F527]-[.C527])/ABS([.E527]-[.B527])))" office:value-type="float" office:value="4.85380128332115" calcext:value-type="float">
            <text:p>4.85380128332115</text:p>
          </table:table-cell>
          <table:table-cell table:formula="of:=SQRT(POWER([.H527];2)+POWER([.I527];2)+POWER([.J527];2))" office:value-type="float" office:value="1036.11638613963" calcext:value-type="float">
            <text:p>1036.11638613963</text:p>
          </table:table-cell>
        </table:table-row>
        <table:table-row table:style-name="ro1">
          <table:table-cell office:value-type="float" office:value="74.6887" calcext:value-type="float">
            <text:p>74.6887</text:p>
          </table:table-cell>
          <table:table-cell office:value-type="float" office:value="288.415" calcext:value-type="float">
            <text:p>288.415</text:p>
          </table:table-cell>
          <table:table-cell office:value-type="float" office:value="42.1433" calcext:value-type="float">
            <text:p>42.1433</text:p>
          </table:table-cell>
          <table:table-cell office:value-type="float" office:value="74.6318" calcext:value-type="float">
            <text:p>74.6318</text:p>
          </table:table-cell>
          <table:table-cell office:value-type="float" office:value="279.212" calcext:value-type="float">
            <text:p>279.212</text:p>
          </table:table-cell>
          <table:table-cell office:value-type="float" office:value="42.3457" calcext:value-type="float">
            <text:p>42.3457</text:p>
          </table:table-cell>
          <table:table-cell/>
          <table:table-cell table:formula="of:=([.D528]-[.A528])/0.0166667" office:value-type="float" office:value="-3.41399317201359" calcext:value-type="float">
            <text:p>-3.41399317201359</text:p>
          </table:table-cell>
          <table:table-cell table:formula="of:=ABS([.E528]-[.B528])/0.0166667" office:value-type="float" office:value="552.178895642211" calcext:value-type="float">
            <text:p>552.178895642211</text:p>
          </table:table-cell>
          <table:table-cell table:formula="of:=([.F528]-[.C528])/0.0166667" office:value-type="float" office:value="12.1439757120484" calcext:value-type="float">
            <text:p>12.1439757120484</text:p>
          </table:table-cell>
          <table:table-cell table:formula="of:=DEGREES(ATAN(ABS([.F528]-[.C528])/ABS([.E528]-[.B528])))" office:value-type="float" office:value="1.25989314426811" calcext:value-type="float">
            <text:p>1.25989314426811</text:p>
          </table:table-cell>
          <table:table-cell table:formula="of:=SQRT(POWER([.H528];2)+POWER([.I528];2)+POWER([.J528];2))" office:value-type="float" office:value="552.32297099444" calcext:value-type="float">
            <text:p>552.32297099444</text:p>
          </table:table-cell>
        </table:table-row>
        <table:table-row table:style-name="ro1">
          <table:table-cell office:value-type="float" office:value="73.9148" calcext:value-type="float">
            <text:p>73.9148</text:p>
          </table:table-cell>
          <table:table-cell office:value-type="float" office:value="288.402" calcext:value-type="float">
            <text:p>288.40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73.6196" calcext:value-type="float">
            <text:p>73.6196</text:p>
          </table:table-cell>
          <table:table-cell office:value-type="float" office:value="279.152" calcext:value-type="float">
            <text:p>279.152</text:p>
          </table:table-cell>
          <table:table-cell office:value-type="float" office:value="42.1141" calcext:value-type="float">
            <text:p>42.1141</text:p>
          </table:table-cell>
          <table:table-cell/>
          <table:table-cell table:formula="of:=([.D529]-[.A529])/0.0166667" office:value-type="float" office:value="-17.7119645760705" calcext:value-type="float">
            <text:p>-17.7119645760705</text:p>
          </table:table-cell>
          <table:table-cell table:formula="of:=ABS([.E529]-[.B529])/0.0166667" office:value-type="float" office:value="554.99889000222" calcext:value-type="float">
            <text:p>554.99889000222</text:p>
          </table:table-cell>
          <table:table-cell table:formula="of:=([.F529]-[.C529])/0.0166667" office:value-type="float" office:value="13.007973984052" calcext:value-type="float">
            <text:p>13.007973984052</text:p>
          </table:table-cell>
          <table:table-cell table:formula="of:=DEGREES(ATAN(ABS([.F529]-[.C529])/ABS([.E529]-[.B529])))" office:value-type="float" office:value="1.34264337259276" calcext:value-type="float">
            <text:p>1.34264337259276</text:p>
          </table:table-cell>
          <table:table-cell table:formula="of:=SQRT(POWER([.H529];2)+POWER([.I529];2)+POWER([.J529];2))" office:value-type="float" office:value="555.433784514419" calcext:value-type="float">
            <text:p>555.433784514419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45" calcext:value-type="float">
            <text:p>288.345</text:p>
          </table:table-cell>
          <table:table-cell office:value-type="float" office:value="42.1616" calcext:value-type="float">
            <text:p>42.1616</text:p>
          </table:table-cell>
          <table:table-cell office:value-type="float" office:value="73.6118" calcext:value-type="float">
            <text:p>73.6118</text:p>
          </table:table-cell>
          <table:table-cell office:value-type="float" office:value="276.45" calcext:value-type="float">
            <text:p>276.45</text:p>
          </table:table-cell>
          <table:table-cell office:value-type="float" office:value="42.799" calcext:value-type="float">
            <text:p>42.799</text:p>
          </table:table-cell>
          <table:table-cell/>
          <table:table-cell table:formula="of:=([.D530]-[.A530])/0.0166667" office:value-type="float" office:value="-18.2399635200731" calcext:value-type="float">
            <text:p>-18.2399635200731</text:p>
          </table:table-cell>
          <table:table-cell table:formula="of:=ABS([.E530]-[.B530])/0.0166667" office:value-type="float" office:value="713.698572602857" calcext:value-type="float">
            <text:p>713.698572602857</text:p>
          </table:table-cell>
          <table:table-cell table:formula="of:=([.F530]-[.C530])/0.0166667" office:value-type="float" office:value="38.2439235121529" calcext:value-type="float">
            <text:p>38.2439235121529</text:p>
          </table:table-cell>
          <table:table-cell table:formula="of:=DEGREES(ATAN(ABS([.F530]-[.C530])/ABS([.E530]-[.B530])))" office:value-type="float" office:value="3.06729172023835" calcext:value-type="float">
            <text:p>3.06729172023835</text:p>
          </table:table-cell>
          <table:table-cell table:formula="of:=SQRT(POWER([.H530];2)+POWER([.I530];2)+POWER([.J530];2))" office:value-type="float" office:value="714.955205932632" calcext:value-type="float">
            <text:p>714.955205932632</text:p>
          </table:table-cell>
        </table:table-row>
        <table:table-row table:style-name="ro1">
          <table:table-cell office:value-type="float" office:value="74.214" calcext:value-type="float">
            <text:p>74.214</text:p>
          </table:table-cell>
          <table:table-cell office:value-type="float" office:value="296.614" calcext:value-type="float">
            <text:p>296.614</text:p>
          </table:table-cell>
          <table:table-cell office:value-type="float" office:value="41.6315" calcext:value-type="float">
            <text:p>41.6315</text:p>
          </table:table-cell>
          <table:table-cell office:value-type="float" office:value="74.1531" calcext:value-type="float">
            <text:p>74.1531</text:p>
          </table:table-cell>
          <table:table-cell office:value-type="float" office:value="284.366" calcext:value-type="float">
            <text:p>284.366</text:p>
          </table:table-cell>
          <table:table-cell office:value-type="float" office:value="42.2817" calcext:value-type="float">
            <text:p>42.2817</text:p>
          </table:table-cell>
          <table:table-cell/>
          <table:table-cell table:formula="of:=([.D531]-[.A531])/0.0166667" office:value-type="float" office:value="-3.65399269201484" calcext:value-type="float">
            <text:p>-3.65399269201484</text:p>
          </table:table-cell>
          <table:table-cell table:formula="of:=ABS([.E531]-[.B531])/0.0166667" office:value-type="float" office:value="734.878530242939" calcext:value-type="float">
            <text:p>734.878530242939</text:p>
          </table:table-cell>
          <table:table-cell table:formula="of:=([.F531]-[.C531])/0.0166667" office:value-type="float" office:value="39.0119219761559" calcext:value-type="float">
            <text:p>39.0119219761559</text:p>
          </table:table-cell>
          <table:table-cell table:formula="of:=DEGREES(ATAN(ABS([.F531]-[.C531])/ABS([.E531]-[.B531])))" office:value-type="float" office:value="3.03876383221397" calcext:value-type="float">
            <text:p>3.03876383221397</text:p>
          </table:table-cell>
          <table:table-cell table:formula="of:=SQRT(POWER([.H531];2)+POWER([.I531];2)+POWER([.J531];2))" office:value-type="float" office:value="735.922370859107" calcext:value-type="float">
            <text:p>735.922370859107</text:p>
          </table:table-cell>
        </table:table-row>
        <table:table-row table:style-name="ro1">
          <table:table-cell office:value-type="float" office:value="73.9287" calcext:value-type="float">
            <text:p>73.9287</text:p>
          </table:table-cell>
          <table:table-cell office:value-type="float" office:value="291.005" calcext:value-type="float">
            <text:p>291.005</text:p>
          </table:table-cell>
          <table:table-cell office:value-type="float" office:value="42.2544" calcext:value-type="float">
            <text:p>42.2544</text:p>
          </table:table-cell>
          <table:table-cell office:value-type="float" office:value="73.6274" calcext:value-type="float">
            <text:p>73.6274</text:p>
          </table:table-cell>
          <table:table-cell office:value-type="float" office:value="280.325" calcext:value-type="float">
            <text:p>280.325</text:p>
          </table:table-cell>
          <table:table-cell office:value-type="float" office:value="42.6783" calcext:value-type="float">
            <text:p>42.6783</text:p>
          </table:table-cell>
          <table:table-cell/>
          <table:table-cell table:formula="of:=([.D532]-[.A532])/0.0166667" office:value-type="float" office:value="-18.077963844073" calcext:value-type="float">
            <text:p>-18.077963844073</text:p>
          </table:table-cell>
          <table:table-cell table:formula="of:=ABS([.E532]-[.B532])/0.0166667" office:value-type="float" office:value="640.798718402564" calcext:value-type="float">
            <text:p>640.798718402564</text:p>
          </table:table-cell>
          <table:table-cell table:formula="of:=([.F532]-[.C532])/0.0166667" office:value-type="float" office:value="25.4339491321019" calcext:value-type="float">
            <text:p>25.4339491321019</text:p>
          </table:table-cell>
          <table:table-cell table:formula="of:=DEGREES(ATAN(ABS([.F532]-[.C532])/ABS([.E532]-[.B532])))" office:value-type="float" office:value="2.2729343537421" calcext:value-type="float">
            <text:p>2.2729343537421</text:p>
          </table:table-cell>
          <table:table-cell table:formula="of:=SQRT(POWER([.H532];2)+POWER([.I532];2)+POWER([.J532];2))" office:value-type="float" office:value="641.558022357737" calcext:value-type="float">
            <text:p>641.558022357737</text:p>
          </table:table-cell>
        </table:table-row>
        <table:table-row table:style-name="ro1">
          <table:table-cell office:value-type="float" office:value="74.9204" calcext:value-type="float">
            <text:p>74.9204</text:p>
          </table:table-cell>
          <table:table-cell office:value-type="float" office:value="284.388" calcext:value-type="float">
            <text:p>284.388</text:p>
          </table:table-cell>
          <table:table-cell office:value-type="float" office:value="42.5242" calcext:value-type="float">
            <text:p>42.5242</text:p>
          </table:table-cell>
          <table:table-cell office:value-type="float" office:value="75.1009" calcext:value-type="float">
            <text:p>75.1009</text:p>
          </table:table-cell>
          <table:table-cell office:value-type="float" office:value="274.092" calcext:value-type="float">
            <text:p>274.092</text:p>
          </table:table-cell>
          <table:table-cell office:value-type="float" office:value="42.6683" calcext:value-type="float">
            <text:p>42.6683</text:p>
          </table:table-cell>
          <table:table-cell/>
          <table:table-cell table:formula="of:=([.D533]-[.A533])/0.0166667" office:value-type="float" office:value="10.829978340043" calcext:value-type="float">
            <text:p>10.829978340043</text:p>
          </table:table-cell>
          <table:table-cell table:formula="of:=ABS([.E533]-[.B533])/0.0166667" office:value-type="float" office:value="617.758764482471" calcext:value-type="float">
            <text:p>617.758764482471</text:p>
          </table:table-cell>
          <table:table-cell table:formula="of:=([.F533]-[.C533])/0.0166667" office:value-type="float" office:value="8.64598270803469" calcext:value-type="float">
            <text:p>8.64598270803469</text:p>
          </table:table-cell>
          <table:table-cell table:formula="of:=DEGREES(ATAN(ABS([.F533]-[.C533])/ABS([.E533]-[.B533])))" office:value-type="float" office:value="0.801843707014335" calcext:value-type="float">
            <text:p>0.801843707014335</text:p>
          </table:table-cell>
          <table:table-cell table:formula="of:=SQRT(POWER([.H533];2)+POWER([.I533];2)+POWER([.J533];2))" office:value-type="float" office:value="617.914178946188" calcext:value-type="float">
            <text:p>617.914178946188</text:p>
          </table:table-cell>
        </table:table-row>
        <table:table-row table:style-name="ro1">
          <table:table-cell office:value-type="float" office:value="74.418" calcext:value-type="float">
            <text:p>74.418</text:p>
          </table:table-cell>
          <table:table-cell office:value-type="float" office:value="285.595" calcext:value-type="float">
            <text:p>285.595</text:p>
          </table:table-cell>
          <table:table-cell office:value-type="float" office:value="42.8449" calcext:value-type="float">
            <text:p>42.8449</text:p>
          </table:table-cell>
          <table:table-cell office:value-type="float" office:value="74.3723" calcext:value-type="float">
            <text:p>74.3723</text:p>
          </table:table-cell>
          <table:table-cell office:value-type="float" office:value="277.854" calcext:value-type="float">
            <text:p>277.854</text:p>
          </table:table-cell>
          <table:table-cell office:value-type="float" office:value="42.5662" calcext:value-type="float">
            <text:p>42.5662</text:p>
          </table:table-cell>
          <table:table-cell/>
          <table:table-cell table:formula="of:=([.D534]-[.A534])/0.0166667" office:value-type="float" office:value="-2.74199451601161" calcext:value-type="float">
            <text:p>-2.74199451601161</text:p>
          </table:table-cell>
          <table:table-cell table:formula="of:=ABS([.E534]-[.B534])/0.0166667" office:value-type="float" office:value="464.45907108186" calcext:value-type="float">
            <text:p>464.45907108186</text:p>
          </table:table-cell>
          <table:table-cell table:formula="of:=([.F534]-[.C534])/0.0166667" office:value-type="float" office:value="-16.7219665560669" calcext:value-type="float">
            <text:p>-16.7219665560669</text:p>
          </table:table-cell>
          <table:table-cell table:formula="of:=DEGREES(ATAN(ABS([.F534]-[.C534])/ABS([.E534]-[.B534])))" office:value-type="float" office:value="2.06193509919852" calcext:value-type="float">
            <text:p>2.06193509919852</text:p>
          </table:table-cell>
          <table:table-cell table:formula="of:=SQRT(POWER([.H534];2)+POWER([.I534];2)+POWER([.J534];2))" office:value-type="float" office:value="464.768083467069" calcext:value-type="float">
            <text:p>464.768083467069</text:p>
          </table:table-cell>
        </table:table-row>
        <table:table-row table:style-name="ro1">
          <table:table-cell office:value-type="float" office:value="73.9134" calcext:value-type="float">
            <text:p>73.9134</text:p>
          </table:table-cell>
          <table:table-cell office:value-type="float" office:value="286.807" calcext:value-type="float">
            <text:p>286.807</text:p>
          </table:table-cell>
          <table:table-cell office:value-type="float" office:value="43.167" calcext:value-type="float">
            <text:p>43.167</text:p>
          </table:table-cell>
          <table:table-cell office:value-type="float" office:value="73.862" calcext:value-type="float">
            <text:p>73.862</text:p>
          </table:table-cell>
          <table:table-cell office:value-type="float" office:value="274.973" calcext:value-type="float">
            <text:p>274.973</text:p>
          </table:table-cell>
          <table:table-cell office:value-type="float" office:value="44.0262" calcext:value-type="float">
            <text:p>44.0262</text:p>
          </table:table-cell>
          <table:table-cell/>
          <table:table-cell table:formula="of:=([.D535]-[.A535])/0.0166667" office:value-type="float" office:value="-3.0839938320124" calcext:value-type="float">
            <text:p>-3.0839938320124</text:p>
          </table:table-cell>
          <table:table-cell table:formula="of:=ABS([.E535]-[.B535])/0.0166667" office:value-type="float" office:value="710.03857992284" calcext:value-type="float">
            <text:p>710.03857992284</text:p>
          </table:table-cell>
          <table:table-cell table:formula="of:=([.F535]-[.C535])/0.0166667" office:value-type="float" office:value="51.5518968962063" calcext:value-type="float">
            <text:p>51.5518968962063</text:p>
          </table:table-cell>
          <table:table-cell table:formula="of:=DEGREES(ATAN(ABS([.F535]-[.C535])/ABS([.E535]-[.B535])))" office:value-type="float" office:value="4.15263692201514" calcext:value-type="float">
            <text:p>4.15263692201514</text:p>
          </table:table-cell>
          <table:table-cell table:formula="of:=SQRT(POWER([.H535];2)+POWER([.I535];2)+POWER([.J535];2))" office:value-type="float" office:value="711.914246289816" calcext:value-type="float">
            <text:p>711.914246289816</text:p>
          </table:table-cell>
        </table:table-row>
        <table:table-row table:style-name="ro1">
          <table:table-cell office:value-type="float" office:value="73.8755" calcext:value-type="float">
            <text:p>73.8755</text:p>
          </table:table-cell>
          <table:table-cell office:value-type="float" office:value="279.033" calcext:value-type="float">
            <text:p>279.033</text:p>
          </table:table-cell>
          <table:table-cell office:value-type="float" office:value="42.8822" calcext:value-type="float">
            <text:p>42.8822</text:p>
          </table:table-cell>
          <table:table-cell office:value-type="float" office:value="73.5815" calcext:value-type="float">
            <text:p>73.5815</text:p>
          </table:table-cell>
          <table:table-cell office:value-type="float" office:value="268.889" calcext:value-type="float">
            <text:p>268.889</text:p>
          </table:table-cell>
          <table:table-cell office:value-type="float" office:value="43.034" calcext:value-type="float">
            <text:p>43.034</text:p>
          </table:table-cell>
          <table:table-cell/>
          <table:table-cell table:formula="of:=([.D536]-[.A536])/0.0166667" office:value-type="float" office:value="-17.6399647200704" calcext:value-type="float">
            <text:p>-17.6399647200704</text:p>
          </table:table-cell>
          <table:table-cell table:formula="of:=ABS([.E536]-[.B536])/0.0166667" office:value-type="float" office:value="608.638782722435" calcext:value-type="float">
            <text:p>608.638782722435</text:p>
          </table:table-cell>
          <table:table-cell table:formula="of:=([.F536]-[.C536])/0.0166667" office:value-type="float" office:value="9.10798178403652" calcext:value-type="float">
            <text:p>9.10798178403652</text:p>
          </table:table-cell>
          <table:table-cell table:formula="of:=DEGREES(ATAN(ABS([.F536]-[.C536])/ABS([.E536]-[.B536])))" office:value-type="float" office:value="0.857339332398913" calcext:value-type="float">
            <text:p>0.857339332398913</text:p>
          </table:table-cell>
          <table:table-cell table:formula="of:=SQRT(POWER([.H536];2)+POWER([.I536];2)+POWER([.J536];2))" office:value-type="float" office:value="608.962471357104" calcext:value-type="float">
            <text:p>608.962471357104</text:p>
          </table:table-cell>
        </table:table-row>
        <table:table-row table:style-name="ro1">
          <table:table-cell office:value-type="float" office:value="74.4027" calcext:value-type="float">
            <text:p>74.4027</text:p>
          </table:table-cell>
          <table:table-cell office:value-type="float" office:value="282.996" calcext:value-type="float">
            <text:p>282.996</text:p>
          </table:table-cell>
          <table:table-cell office:value-type="float" office:value="42.7496" calcext:value-type="float">
            <text:p>42.7496</text:p>
          </table:table-cell>
          <table:table-cell office:value-type="float" office:value="74.3443" calcext:value-type="float">
            <text:p>74.3443</text:p>
          </table:table-cell>
          <table:table-cell office:value-type="float" office:value="272.731" calcext:value-type="float">
            <text:p>272.731</text:p>
          </table:table-cell>
          <table:table-cell office:value-type="float" office:value="42.8957" calcext:value-type="float">
            <text:p>42.8957</text:p>
          </table:table-cell>
          <table:table-cell/>
          <table:table-cell table:formula="of:=([.D537]-[.A537])/0.0166667" office:value-type="float" office:value="-3.50399299201352" calcext:value-type="float">
            <text:p>-3.50399299201352</text:p>
          </table:table-cell>
          <table:table-cell table:formula="of:=ABS([.E537]-[.B537])/0.0166667" office:value-type="float" office:value="615.898768202463" calcext:value-type="float">
            <text:p>615.898768202463</text:p>
          </table:table-cell>
          <table:table-cell table:formula="of:=([.F537]-[.C537])/0.0166667" office:value-type="float" office:value="8.76598246803489" calcext:value-type="float">
            <text:p>8.76598246803489</text:p>
          </table:table-cell>
          <table:table-cell table:formula="of:=DEGREES(ATAN(ABS([.F537]-[.C537])/ABS([.E537]-[.B537])))" office:value-type="float" office:value="0.815426031558856" calcext:value-type="float">
            <text:p>0.815426031558856</text:p>
          </table:table-cell>
          <table:table-cell table:formula="of:=SQRT(POWER([.H537];2)+POWER([.I537];2)+POWER([.J537];2))" office:value-type="float" office:value="615.971113842872" calcext:value-type="float">
            <text:p>615.971113842872</text:p>
          </table:table-cell>
        </table:table-row>
        <table:table-row table:style-name="ro1">
          <table:table-cell office:value-type="float" office:value="74.4112" calcext:value-type="float">
            <text:p>74.4112</text:p>
          </table:table-cell>
          <table:table-cell office:value-type="float" office:value="284.245" calcext:value-type="float">
            <text:p>284.245</text:p>
          </table:table-cell>
          <table:table-cell office:value-type="float" office:value="43.0575" calcext:value-type="float">
            <text:p>43.0575</text:p>
          </table:table-cell>
          <table:table-cell office:value-type="float" office:value="74.3517" calcext:value-type="float">
            <text:p>74.3517</text:p>
          </table:table-cell>
          <table:table-cell office:value-type="float" office:value="273.968" calcext:value-type="float">
            <text:p>273.968</text:p>
          </table:table-cell>
          <table:table-cell office:value-type="float" office:value="42.9432" calcext:value-type="float">
            <text:p>42.9432</text:p>
          </table:table-cell>
          <table:table-cell/>
          <table:table-cell table:formula="of:=([.D538]-[.A538])/0.0166667" office:value-type="float" office:value="-3.56999286001427" calcext:value-type="float">
            <text:p>-3.56999286001427</text:p>
          </table:table-cell>
          <table:table-cell table:formula="of:=ABS([.E538]-[.B538])/0.0166667" office:value-type="float" office:value="616.618766762466" calcext:value-type="float">
            <text:p>616.618766762466</text:p>
          </table:table-cell>
          <table:table-cell table:formula="of:=([.F538]-[.C538])/0.0166667" office:value-type="float" office:value="-6.85798628402744" calcext:value-type="float">
            <text:p>-6.85798628402744</text:p>
          </table:table-cell>
          <table:table-cell table:formula="of:=DEGREES(ATAN(ABS([.F538]-[.C538])/ABS([.E538]-[.B538])))" office:value-type="float" office:value="0.637212960132558" calcext:value-type="float">
            <text:p>0.637212960132558</text:p>
          </table:table-cell>
          <table:table-cell table:formula="of:=SQRT(POWER([.H538];2)+POWER([.I538];2)+POWER([.J538];2))" office:value-type="float" office:value="616.667236318386" calcext:value-type="float">
            <text:p>616.667236318386</text:p>
          </table:table-cell>
        </table:table-row>
        <table:table-row table:style-name="ro1">
          <table:table-cell office:value-type="float" office:value="74.6642" calcext:value-type="float">
            <text:p>74.6642</text:p>
          </table:table-cell>
          <table:table-cell office:value-type="float" office:value="284.426" calcext:value-type="float">
            <text:p>284.426</text:p>
          </table:table-cell>
          <table:table-cell office:value-type="float" office:value="42.2675" calcext:value-type="float">
            <text:p>42.2675</text:p>
          </table:table-cell>
          <table:table-cell office:value-type="float" office:value="74.8422" calcext:value-type="float">
            <text:p>74.8422</text:p>
          </table:table-cell>
          <table:table-cell office:value-type="float" office:value="272.829" calcext:value-type="float">
            <text:p>272.829</text:p>
          </table:table-cell>
          <table:table-cell office:value-type="float" office:value="42.6278" calcext:value-type="float">
            <text:p>42.6278</text:p>
          </table:table-cell>
          <table:table-cell/>
          <table:table-cell table:formula="of:=([.D539]-[.A539])/0.0166667" office:value-type="float" office:value="10.6799786400434" calcext:value-type="float">
            <text:p>10.6799786400434</text:p>
          </table:table-cell>
          <table:table-cell table:formula="of:=ABS([.E539]-[.B539])/0.0166667" office:value-type="float" office:value="695.818608362782" calcext:value-type="float">
            <text:p>695.818608362782</text:p>
          </table:table-cell>
          <table:table-cell table:formula="of:=([.F539]-[.C539])/0.0166667" office:value-type="float" office:value="21.6179567640866" calcext:value-type="float">
            <text:p>21.6179567640866</text:p>
          </table:table-cell>
          <table:table-cell table:formula="of:=DEGREES(ATAN(ABS([.F539]-[.C539])/ABS([.E539]-[.B539])))" office:value-type="float" office:value="1.77951462807571" calcext:value-type="float">
            <text:p>1.77951462807571</text:p>
          </table:table-cell>
          <table:table-cell table:formula="of:=SQRT(POWER([.H539];2)+POWER([.I539];2)+POWER([.J539];2))" office:value-type="float" office:value="696.236262875128" calcext:value-type="float">
            <text:p>696.236262875128</text:p>
          </table:table-cell>
        </table:table-row>
        <table:table-row table:style-name="ro1">
          <table:table-cell office:value-type="float" office:value="74.4484" calcext:value-type="float">
            <text:p>74.4484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42.7716" calcext:value-type="float">
            <text:p>42.7716</text:p>
          </table:table-cell>
          <table:table-cell office:value-type="float" office:value="74.39" calcext:value-type="float">
            <text:p>74.39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4348" calcext:value-type="float">
            <text:p>43.4348</text:p>
          </table:table-cell>
          <table:table-cell/>
          <table:table-cell table:formula="of:=([.D540]-[.A540])/0.0166667" office:value-type="float" office:value="-3.50399299201438" calcext:value-type="float">
            <text:p>-3.50399299201438</text:p>
          </table:table-cell>
          <table:table-cell table:formula="of:=ABS([.E540]-[.B540])/0.0166667" office:value-type="float" office:value="641.338717322567" calcext:value-type="float">
            <text:p>641.338717322567</text:p>
          </table:table-cell>
          <table:table-cell table:formula="of:=([.F540]-[.C540])/0.0166667" office:value-type="float" office:value="39.7919204161594" calcext:value-type="float">
            <text:p>39.7919204161594</text:p>
          </table:table-cell>
          <table:table-cell table:formula="of:=DEGREES(ATAN(ABS([.F540]-[.C540])/ABS([.E540]-[.B540])))" office:value-type="float" office:value="3.55037081253608" calcext:value-type="float">
            <text:p>3.55037081253608</text:p>
          </table:table-cell>
          <table:table-cell table:formula="of:=SQRT(POWER([.H540];2)+POWER([.I540];2)+POWER([.J540];2))" office:value-type="float" office:value="642.581531974153" calcext:value-type="float">
            <text:p>642.581531974153</text:p>
          </table:table-cell>
        </table:table-row>
        <table:table-row table:style-name="ro1">
          <table:table-cell office:value-type="float" office:value="74.1569" calcext:value-type="float">
            <text:p>74.1569</text:p>
          </table:table-cell>
          <table:table-cell office:value-type="float" office:value="284.164" calcext:value-type="float">
            <text:p>284.164</text:p>
          </table:table-cell>
          <table:table-cell office:value-type="float" office:value="43.3251" calcext:value-type="float">
            <text:p>43.3251</text:p>
          </table:table-cell>
          <table:table-cell office:value-type="float" office:value="74.3477" calcext:value-type="float">
            <text:p>74.3477</text:p>
          </table:table-cell>
          <table:table-cell office:value-type="float" office:value="272.528" calcext:value-type="float">
            <text:p>272.528</text:p>
          </table:table-cell>
          <table:table-cell office:value-type="float" office:value="43.916" calcext:value-type="float">
            <text:p>43.916</text:p>
          </table:table-cell>
          <table:table-cell/>
          <table:table-cell table:formula="of:=([.D541]-[.A541])/0.0166667" office:value-type="float" office:value="11.4479771040464" calcext:value-type="float">
            <text:p>11.4479771040464</text:p>
          </table:table-cell>
          <table:table-cell table:formula="of:=ABS([.E541]-[.B541])/0.0166667" office:value-type="float" office:value="698.158603682791" calcext:value-type="float">
            <text:p>698.158603682791</text:p>
          </table:table-cell>
          <table:table-cell table:formula="of:=([.F541]-[.C541])/0.0166667" office:value-type="float" office:value="35.4539290921417" calcext:value-type="float">
            <text:p>35.4539290921417</text:p>
          </table:table-cell>
          <table:table-cell table:formula="of:=DEGREES(ATAN(ABS([.F541]-[.C541])/ABS([.E541]-[.B541])))" office:value-type="float" office:value="2.90710022217156" calcext:value-type="float">
            <text:p>2.90710022217156</text:p>
          </table:table-cell>
          <table:table-cell table:formula="of:=SQRT(POWER([.H541];2)+POWER([.I541];2)+POWER([.J541];2))" office:value-type="float" office:value="699.15196714602" calcext:value-type="float">
            <text:p>699.15196714602</text:p>
          </table:table-cell>
        </table:table-row>
        <table:table-row table:style-name="ro1">
          <table:table-cell office:value-type="float" office:value="73.9243" calcext:value-type="float">
            <text:p>73.9243</text:p>
          </table:table-cell>
          <table:table-cell office:value-type="float" office:value="289.566" calcext:value-type="float">
            <text:p>289.566</text:p>
          </table:table-cell>
          <table:table-cell office:value-type="float" office:value="42.7357" calcext:value-type="float">
            <text:p>42.7357</text:p>
          </table:table-cell>
          <table:table-cell office:value-type="float" office:value="73.8713" calcext:value-type="float">
            <text:p>73.8713</text:p>
          </table:table-cell>
          <table:table-cell office:value-type="float" office:value="277.644" calcext:value-type="float">
            <text:p>277.644</text:p>
          </table:table-cell>
          <table:table-cell office:value-type="float" office:value="43.3535" calcext:value-type="float">
            <text:p>43.3535</text:p>
          </table:table-cell>
          <table:table-cell/>
          <table:table-cell table:formula="of:=([.D542]-[.A542])/0.0166667" office:value-type="float" office:value="-3.17999364001256" calcext:value-type="float">
            <text:p>-3.17999364001256</text:p>
          </table:table-cell>
          <table:table-cell table:formula="of:=ABS([.E542]-[.B542])/0.0166667" office:value-type="float" office:value="715.318569362859" calcext:value-type="float">
            <text:p>715.318569362859</text:p>
          </table:table-cell>
          <table:table-cell table:formula="of:=([.F542]-[.C542])/0.0166667" office:value-type="float" office:value="37.067925864148" calcext:value-type="float">
            <text:p>37.067925864148</text:p>
          </table:table-cell>
          <table:table-cell table:formula="of:=DEGREES(ATAN(ABS([.F542]-[.C542])/ABS([.E542]-[.B542])))" office:value-type="float" office:value="2.96642333800658" calcext:value-type="float">
            <text:p>2.96642333800658</text:p>
          </table:table-cell>
          <table:table-cell table:formula="of:=SQRT(POWER([.H542];2)+POWER([.I542];2)+POWER([.J542];2))" office:value-type="float" office:value="716.285417388033" calcext:value-type="float">
            <text:p>716.285417388033</text:p>
          </table:table-cell>
        </table:table-row>
        <table:table-row table:style-name="ro1">
          <table:table-cell office:value-type="float" office:value="74.1833" calcext:value-type="float">
            <text:p>74.1833</text:p>
          </table:table-cell>
          <table:table-cell office:value-type="float" office:value="289.526" calcext:value-type="float">
            <text:p>289.526</text:p>
          </table:table-cell>
          <table:table-cell office:value-type="float" office:value="42.9951" calcext:value-type="float">
            <text:p>42.9951</text:p>
          </table:table-cell>
          <table:table-cell office:value-type="float" office:value="74.1327" calcext:value-type="float">
            <text:p>74.1327</text:p>
          </table:table-cell>
          <table:table-cell office:value-type="float" office:value="278.798" calcext:value-type="float">
            <text:p>278.798</text:p>
          </table:table-cell>
          <table:table-cell office:value-type="float" office:value="44.167" calcext:value-type="float">
            <text:p>44.167</text:p>
          </table:table-cell>
          <table:table-cell/>
          <table:table-cell table:formula="of:=([.D543]-[.A543])/0.0166667" office:value-type="float" office:value="-3.03599392801232" calcext:value-type="float">
            <text:p>-3.03599392801232</text:p>
          </table:table-cell>
          <table:table-cell table:formula="of:=ABS([.E543]-[.B543])/0.0166667" office:value-type="float" office:value="643.678712642575" calcext:value-type="float">
            <text:p>643.678712642575</text:p>
          </table:table-cell>
          <table:table-cell table:formula="of:=([.F543]-[.C543])/0.0166667" office:value-type="float" office:value="70.3138593722813" calcext:value-type="float">
            <text:p>70.3138593722813</text:p>
          </table:table-cell>
          <table:table-cell table:formula="of:=DEGREES(ATAN(ABS([.F543]-[.C543])/ABS([.E543]-[.B543])))" office:value-type="float" office:value="6.23412972142124" calcext:value-type="float">
            <text:p>6.23412972142124</text:p>
          </table:table-cell>
          <table:table-cell table:formula="of:=SQRT(POWER([.H543];2)+POWER([.I543];2)+POWER([.J543];2))" office:value-type="float" office:value="647.514896499037" calcext:value-type="float">
            <text:p>647.514896499037</text:p>
          </table:table-cell>
        </table:table-row>
        <table:table-row table:style-name="ro1">
          <table:table-cell office:value-type="float" office:value="74.4181" calcext:value-type="float">
            <text:p>74.4181</text:p>
          </table:table-cell>
          <table:table-cell office:value-type="float" office:value="285.606" calcext:value-type="float">
            <text:p>285.606</text:p>
          </table:table-cell>
          <table:table-cell office:value-type="float" office:value="42.8432" calcext:value-type="float">
            <text:p>42.8432</text:p>
          </table:table-cell>
          <table:table-cell office:value-type="float" office:value="74.3591" calcext:value-type="float">
            <text:p>74.3591</text:p>
          </table:table-cell>
          <table:table-cell office:value-type="float" office:value="275.233" calcext:value-type="float">
            <text:p>275.233</text:p>
          </table:table-cell>
          <table:table-cell office:value-type="float" office:value="42.9877" calcext:value-type="float">
            <text:p>42.9877</text:p>
          </table:table-cell>
          <table:table-cell/>
          <table:table-cell table:formula="of:=([.D544]-[.A544])/0.0166667" office:value-type="float" office:value="-3.53999292001401" calcext:value-type="float">
            <text:p>-3.53999292001401</text:p>
          </table:table-cell>
          <table:table-cell table:formula="of:=ABS([.E544]-[.B544])/0.0166667" office:value-type="float" office:value="622.378755242489" calcext:value-type="float">
            <text:p>622.378755242489</text:p>
          </table:table-cell>
          <table:table-cell table:formula="of:=([.F544]-[.C544])/0.0166667" office:value-type="float" office:value="8.6699826600343" calcext:value-type="float">
            <text:p>8.6699826600343</text:p>
          </table:table-cell>
          <table:table-cell table:formula="of:=DEGREES(ATAN(ABS([.F544]-[.C544])/ABS([.E544]-[.B544])))" office:value-type="float" office:value="0.798101287645556" calcext:value-type="float">
            <text:p>0.798101287645556</text:p>
          </table:table-cell>
          <table:table-cell table:formula="of:=SQRT(POWER([.H544];2)+POWER([.I544];2)+POWER([.J544];2))" office:value-type="float" office:value="622.449206864616" calcext:value-type="float">
            <text:p>622.449206864616</text:p>
          </table:table-cell>
        </table:table-row>
        <table:table-row table:style-name="ro1">
          <table:table-cell office:value-type="float" office:value="74.195" calcext:value-type="float">
            <text:p>74.195</text:p>
          </table:table-cell>
          <table:table-cell office:value-type="float" office:value="292.38" calcext:value-type="float">
            <text:p>292.38</text:p>
          </table:table-cell>
          <table:table-cell office:value-type="float" office:value="42.2934" calcext:value-type="float">
            <text:p>42.2934</text:p>
          </table:table-cell>
          <table:table-cell office:value-type="float" office:value="74.142" calcext:value-type="float">
            <text:p>74.142</text:p>
          </table:table-cell>
          <table:table-cell office:value-type="float" office:value="281.624" calcext:value-type="float">
            <text:p>281.624</text:p>
          </table:table-cell>
          <table:table-cell office:value-type="float" office:value="42.9695" calcext:value-type="float">
            <text:p>42.9695</text:p>
          </table:table-cell>
          <table:table-cell/>
          <table:table-cell table:formula="of:=([.D545]-[.A545])/0.0166667" office:value-type="float" office:value="-3.17999364001256" calcext:value-type="float">
            <text:p>-3.17999364001256</text:p>
          </table:table-cell>
          <table:table-cell table:formula="of:=ABS([.E545]-[.B545])/0.0166667" office:value-type="float" office:value="645.35870928258" calcext:value-type="float">
            <text:p>645.35870928258</text:p>
          </table:table-cell>
          <table:table-cell table:formula="of:=([.F545]-[.C545])/0.0166667" office:value-type="float" office:value="40.5659188681622" calcext:value-type="float">
            <text:p>40.5659188681622</text:p>
          </table:table-cell>
          <table:table-cell table:formula="of:=DEGREES(ATAN(ABS([.F545]-[.C545])/ABS([.E545]-[.B545])))" office:value-type="float" office:value="3.59676255679553" calcext:value-type="float">
            <text:p>3.59676255679553</text:p>
          </table:table-cell>
          <table:table-cell table:formula="of:=SQRT(POWER([.H545];2)+POWER([.I545];2)+POWER([.J545];2))" office:value-type="float" office:value="646.640216642954" calcext:value-type="float">
            <text:p>646.640216642954</text:p>
          </table:table-cell>
        </table:table-row>
        <table:table-row table:style-name="ro1">
          <table:table-cell office:value-type="float" office:value="74.6491" calcext:value-type="float">
            <text:p>74.6491</text:p>
          </table:table-cell>
          <table:table-cell office:value-type="float" office:value="281.729" calcext:value-type="float">
            <text:p>281.729</text:p>
          </table:table-cell>
          <table:table-cell office:value-type="float" office:value="42.6966" calcext:value-type="float">
            <text:p>42.6966</text:p>
          </table:table-cell>
          <table:table-cell office:value-type="float" office:value="74.3452" calcext:value-type="float">
            <text:p>74.3452</text:p>
          </table:table-cell>
          <table:table-cell office:value-type="float" office:value="272.68" calcext:value-type="float">
            <text:p>272.68</text:p>
          </table:table-cell>
          <table:table-cell office:value-type="float" office:value="43.151" calcext:value-type="float">
            <text:p>43.151</text:p>
          </table:table-cell>
          <table:table-cell/>
          <table:table-cell table:formula="of:=([.D546]-[.A546])/0.0166667" office:value-type="float" office:value="-18.2339635320729" calcext:value-type="float">
            <text:p>-18.2339635320729</text:p>
          </table:table-cell>
          <table:table-cell table:formula="of:=ABS([.E546]-[.B546])/0.0166667" office:value-type="float" office:value="542.93891412217" calcext:value-type="float">
            <text:p>542.93891412217</text:p>
          </table:table-cell>
          <table:table-cell table:formula="of:=([.F546]-[.C546])/0.0166667" office:value-type="float" office:value="27.2639454721095" calcext:value-type="float">
            <text:p>27.2639454721095</text:p>
          </table:table-cell>
          <table:table-cell table:formula="of:=DEGREES(ATAN(ABS([.F546]-[.C546])/ABS([.E546]-[.B546])))" office:value-type="float" office:value="2.87472116711634" calcext:value-type="float">
            <text:p>2.87472116711634</text:p>
          </table:table-cell>
          <table:table-cell table:formula="of:=SQRT(POWER([.H546];2)+POWER([.I546];2)+POWER([.J546];2))" office:value-type="float" office:value="543.928731192752" calcext:value-type="float">
            <text:p>543.928731192752</text:p>
          </table:table-cell>
        </table:table-row>
        <table:table-row table:style-name="ro1">
          <table:table-cell office:value-type="float" office:value="74.1709" calcext:value-type="float">
            <text:p>74.1709</text:p>
          </table:table-cell>
          <table:table-cell office:value-type="float" office:value="286.779" calcext:value-type="float">
            <text:p>286.779</text:p>
          </table:table-cell>
          <table:table-cell office:value-type="float" office:value="43.4229" calcext:value-type="float">
            <text:p>43.4229</text:p>
          </table:table-cell>
          <table:table-cell office:value-type="float" office:value="74.119" calcext:value-type="float">
            <text:p>74.119</text:p>
          </table:table-cell>
          <table:table-cell office:value-type="float" office:value="276.258" calcext:value-type="float">
            <text:p>276.258</text:p>
          </table:table-cell>
          <table:table-cell office:value-type="float" office:value="44.0688" calcext:value-type="float">
            <text:p>44.0688</text:p>
          </table:table-cell>
          <table:table-cell/>
          <table:table-cell table:formula="of:=([.D547]-[.A547])/0.0166667" office:value-type="float" office:value="-3.11399377201266" calcext:value-type="float">
            <text:p>-3.11399377201266</text:p>
          </table:table-cell>
          <table:table-cell table:formula="of:=ABS([.E547]-[.B547])/0.0166667" office:value-type="float" office:value="631.258737482526" calcext:value-type="float">
            <text:p>631.258737482526</text:p>
          </table:table-cell>
          <table:table-cell table:formula="of:=([.F547]-[.C547])/0.0166667" office:value-type="float" office:value="38.7539224921553" calcext:value-type="float">
            <text:p>38.7539224921553</text:p>
          </table:table-cell>
          <table:table-cell table:formula="of:=DEGREES(ATAN(ABS([.F547]-[.C547])/ABS([.E547]-[.B547])))" office:value-type="float" office:value="3.51306494725699" calcext:value-type="float">
            <text:p>3.51306494725699</text:p>
          </table:table-cell>
          <table:table-cell table:formula="of:=SQRT(POWER([.H547];2)+POWER([.I547];2)+POWER([.J547];2))" office:value-type="float" office:value="632.454865673253" calcext:value-type="float">
            <text:p>632.454865673253</text:p>
          </table:table-cell>
        </table:table-row>
        <table:table-row table:style-name="ro1">
          <table:table-cell office:value-type="float" office:value="74.6995" calcext:value-type="float">
            <text:p>74.6995</text:p>
          </table:table-cell>
          <table:table-cell office:value-type="float" office:value="289.577" calcext:value-type="float">
            <text:p>289.577</text:p>
          </table:table-cell>
          <table:table-cell office:value-type="float" office:value="42.9822" calcext:value-type="float">
            <text:p>42.9822</text:p>
          </table:table-cell>
          <table:table-cell office:value-type="float" office:value="74.6431" calcext:value-type="float">
            <text:p>74.6431</text:p>
          </table:table-cell>
          <table:table-cell office:value-type="float" office:value="280.281" calcext:value-type="float">
            <text:p>280.281</text:p>
          </table:table-cell>
          <table:table-cell office:value-type="float" office:value="43.4285" calcext:value-type="float">
            <text:p>43.4285</text:p>
          </table:table-cell>
          <table:table-cell/>
          <table:table-cell table:formula="of:=([.D548]-[.A548])/0.0166667" office:value-type="float" office:value="-3.38399323201332" calcext:value-type="float">
            <text:p>-3.38399323201332</text:p>
          </table:table-cell>
          <table:table-cell table:formula="of:=ABS([.E548]-[.B548])/0.0166667" office:value-type="float" office:value="557.758884482231" calcext:value-type="float">
            <text:p>557.758884482231</text:p>
          </table:table-cell>
          <table:table-cell table:formula="of:=([.F548]-[.C548])/0.0166667" office:value-type="float" office:value="26.7779464441072" calcext:value-type="float">
            <text:p>26.7779464441072</text:p>
          </table:table-cell>
          <table:table-cell table:formula="of:=DEGREES(ATAN(ABS([.F548]-[.C548])/ABS([.E548]-[.B548])))" office:value-type="float" office:value="2.74865391717383" calcext:value-type="float">
            <text:p>2.74865391717383</text:p>
          </table:table-cell>
          <table:table-cell table:formula="of:=SQRT(POWER([.H548];2)+POWER([.I548];2)+POWER([.J548];2))" office:value-type="float" office:value="558.411571374394" calcext:value-type="float">
            <text:p>558.411571374394</text:p>
          </table:table-cell>
        </table:table-row>
        <table:table-row table:style-name="ro1">
          <table:table-cell office:value-type="float" office:value="73.907" calcext:value-type="float">
            <text:p>73.907</text:p>
          </table:table-cell>
          <table:table-cell office:value-type="float" office:value="285.495" calcext:value-type="float">
            <text:p>285.495</text:p>
          </table:table-cell>
          <table:table-cell office:value-type="float" office:value="43.1187" calcext:value-type="float">
            <text:p>43.1187</text:p>
          </table:table-cell>
          <table:table-cell office:value-type="float" office:value="73.8817" calcext:value-type="float">
            <text:p>73.8817</text:p>
          </table:table-cell>
          <table:table-cell office:value-type="float" office:value="280.302" calcext:value-type="float">
            <text:p>280.302</text:p>
          </table:table-cell>
          <table:table-cell office:value-type="float" office:value="42.9305" calcext:value-type="float">
            <text:p>42.9305</text:p>
          </table:table-cell>
          <table:table-cell/>
          <table:table-cell table:formula="of:=([.D549]-[.A549])/0.0166667" office:value-type="float" office:value="-1.51799696400616" calcext:value-type="float">
            <text:p>-1.51799696400616</text:p>
          </table:table-cell>
          <table:table-cell table:formula="of:=ABS([.E549]-[.B549])/0.0166667" office:value-type="float" office:value="311.579376841245" calcext:value-type="float">
            <text:p>311.579376841245</text:p>
          </table:table-cell>
          <table:table-cell table:formula="of:=([.F549]-[.C549])/0.0166667" office:value-type="float" office:value="-11.2919774160449" calcext:value-type="float">
            <text:p>-11.2919774160449</text:p>
          </table:table-cell>
          <table:table-cell table:formula="of:=DEGREES(ATAN(ABS([.F549]-[.C549])/ABS([.E549]-[.B549])))" office:value-type="float" office:value="2.07555334764845" calcext:value-type="float">
            <text:p>2.07555334764845</text:p>
          </table:table-cell>
          <table:table-cell table:formula="of:=SQRT(POWER([.H549];2)+POWER([.I549];2)+POWER([.J549];2))" office:value-type="float" office:value="311.787621854245" calcext:value-type="float">
            <text:p>311.787621854245</text:p>
          </table:table-cell>
        </table:table-row>
        <table:table-row table:style-name="ro1">
          <table:table-cell office:value-type="float" office:value="74.1787" calcext:value-type="float">
            <text:p>74.1787</text:p>
          </table:table-cell>
          <table:table-cell office:value-type="float" office:value="289.818" calcext:value-type="float">
            <text:p>289.818</text:p>
          </table:table-cell>
          <table:table-cell office:value-type="float" office:value="41.6705" calcext:value-type="float">
            <text:p>41.6705</text:p>
          </table:table-cell>
          <table:table-cell office:value-type="float" office:value="74.3764" calcext:value-type="float">
            <text:p>74.3764</text:p>
          </table:table-cell>
          <table:table-cell office:value-type="float" office:value="279.337" calcext:value-type="float">
            <text:p>279.337</text:p>
          </table:table-cell>
          <table:table-cell office:value-type="float" office:value="41.5754" calcext:value-type="float">
            <text:p>41.5754</text:p>
          </table:table-cell>
          <table:table-cell/>
          <table:table-cell table:formula="of:=([.D550]-[.A550])/0.0166667" office:value-type="float" office:value="11.8619762760473" calcext:value-type="float">
            <text:p>11.8619762760473</text:p>
          </table:table-cell>
          <table:table-cell table:formula="of:=ABS([.E550]-[.B550])/0.0166667" office:value-type="float" office:value="628.858742282515" calcext:value-type="float">
            <text:p>628.858742282515</text:p>
          </table:table-cell>
          <table:table-cell table:formula="of:=([.F550]-[.C550])/0.0166667" office:value-type="float" office:value="-5.70598858802253" calcext:value-type="float">
            <text:p>-5.70598858802253</text:p>
          </table:table-cell>
          <table:table-cell table:formula="of:=DEGREES(ATAN(ABS([.F550]-[.C550])/ABS([.E550]-[.B550])))" office:value-type="float" office:value="0.519862523225692" calcext:value-type="float">
            <text:p>0.519862523225692</text:p>
          </table:table-cell>
          <table:table-cell table:formula="of:=SQRT(POWER([.H550];2)+POWER([.I550];2)+POWER([.J550];2))" office:value-type="float" office:value="628.996488489472" calcext:value-type="float">
            <text:p>628.996488489472</text:p>
          </table:table-cell>
        </table:table-row>
        <table:table-row table:style-name="ro1">
          <table:table-cell office:value-type="float" office:value="74.2022" calcext:value-type="float">
            <text:p>74.2022</text:p>
          </table:table-cell>
          <table:table-cell office:value-type="float" office:value="293.721" calcext:value-type="float">
            <text:p>293.721</text:p>
          </table:table-cell>
          <table:table-cell office:value-type="float" office:value="42.3415" calcext:value-type="float">
            <text:p>42.3415</text:p>
          </table:table-cell>
          <table:table-cell office:value-type="float" office:value="74.1489" calcext:value-type="float">
            <text:p>74.1489</text:p>
          </table:table-cell>
          <table:table-cell office:value-type="float" office:value="282.906" calcext:value-type="float">
            <text:p>282.906</text:p>
          </table:table-cell>
          <table:table-cell office:value-type="float" office:value="43.0185" calcext:value-type="float">
            <text:p>43.0185</text:p>
          </table:table-cell>
          <table:table-cell/>
          <table:table-cell table:formula="of:=([.D551]-[.A551])/0.0166667" office:value-type="float" office:value="-3.19799360401323" calcext:value-type="float">
            <text:p>-3.19799360401323</text:p>
          </table:table-cell>
          <table:table-cell table:formula="of:=ABS([.E551]-[.B551])/0.0166667" office:value-type="float" office:value="648.898702202596" calcext:value-type="float">
            <text:p>648.898702202596</text:p>
          </table:table-cell>
          <table:table-cell table:formula="of:=([.F551]-[.C551])/0.0166667" office:value-type="float" office:value="40.6199187601625" calcext:value-type="float">
            <text:p>40.6199187601625</text:p>
          </table:table-cell>
          <table:table-cell table:formula="of:=DEGREES(ATAN(ABS([.F551]-[.C551])/ABS([.E551]-[.B551])))" office:value-type="float" office:value="3.58194135789835" calcext:value-type="float">
            <text:p>3.58194135789835</text:p>
          </table:table-cell>
          <table:table-cell table:formula="of:=SQRT(POWER([.H551];2)+POWER([.I551];2)+POWER([.J551];2))" office:value-type="float" office:value="650.176691894893" calcext:value-type="float">
            <text:p>650.176691894893</text:p>
          </table:table-cell>
        </table:table-row>
        <table:table-row table:style-name="ro1">
          <table:table-cell office:value-type="float" office:value="75.147" calcext:value-type="float">
            <text:p>75.147</text:p>
          </table:table-cell>
          <table:table-cell office:value-type="float" office:value="280.535" calcext:value-type="float">
            <text:p>280.535</text:p>
          </table:table-cell>
          <table:table-cell office:value-type="float" office:value="42.3795" calcext:value-type="float">
            <text:p>42.3795</text:p>
          </table:table-cell>
          <table:table-cell office:value-type="float" office:value="75.3219" calcext:value-type="float">
            <text:p>75.3219</text:p>
          </table:table-cell>
          <table:table-cell office:value-type="float" office:value="270.349" calcext:value-type="float">
            <text:p>270.349</text:p>
          </table:table-cell>
          <table:table-cell office:value-type="float" office:value="42.7801" calcext:value-type="float">
            <text:p>42.7801</text:p>
          </table:table-cell>
          <table:table-cell/>
          <table:table-cell table:formula="of:=([.D552]-[.A552])/0.0166667" office:value-type="float" office:value="10.4939790120416" calcext:value-type="float">
            <text:p>10.4939790120416</text:p>
          </table:table-cell>
          <table:table-cell table:formula="of:=ABS([.E552]-[.B552])/0.0166667" office:value-type="float" office:value="611.158777682447" calcext:value-type="float">
            <text:p>611.158777682447</text:p>
          </table:table-cell>
          <table:table-cell table:formula="of:=([.F552]-[.C552])/0.0166667" office:value-type="float" office:value="24.035951928096" calcext:value-type="float">
            <text:p>24.035951928096</text:p>
          </table:table-cell>
          <table:table-cell table:formula="of:=DEGREES(ATAN(ABS([.F552]-[.C552])/ABS([.E552]-[.B552])))" office:value-type="float" office:value="2.25219579531386" calcext:value-type="float">
            <text:p>2.25219579531386</text:p>
          </table:table-cell>
          <table:table-cell table:formula="of:=SQRT(POWER([.H552];2)+POWER([.I552];2)+POWER([.J552];2))" office:value-type="float" office:value="611.721261784236" calcext:value-type="float">
            <text:p>611.721261784236</text:p>
          </table:table-cell>
        </table:table-row>
        <table:table-row table:style-name="ro1">
          <table:table-cell office:value-type="float" office:value="74.1796" calcext:value-type="float">
            <text:p>74.1796</text:p>
          </table:table-cell>
          <table:table-cell office:value-type="float" office:value="289.754" calcext:value-type="float">
            <text:p>289.754</text:p>
          </table:table-cell>
          <table:table-cell office:value-type="float" office:value="41.9366" calcext:value-type="float">
            <text:p>41.9366</text:p>
          </table:table-cell>
          <table:table-cell office:value-type="float" office:value="74.1253" calcext:value-type="float">
            <text:p>74.1253</text:p>
          </table:table-cell>
          <table:table-cell office:value-type="float" office:value="279.204" calcext:value-type="float">
            <text:p>279.204</text:p>
          </table:table-cell>
          <table:table-cell office:value-type="float" office:value="42.1009" calcext:value-type="float">
            <text:p>42.1009</text:p>
          </table:table-cell>
          <table:table-cell/>
          <table:table-cell table:formula="of:=([.D553]-[.A553])/0.0166667" office:value-type="float" office:value="-3.2579934840129" calcext:value-type="float">
            <text:p>-3.2579934840129</text:p>
          </table:table-cell>
          <table:table-cell table:formula="of:=ABS([.E553]-[.B553])/0.0166667" office:value-type="float" office:value="632.998734002533" calcext:value-type="float">
            <text:p>632.998734002533</text:p>
          </table:table-cell>
          <table:table-cell table:formula="of:=([.F553]-[.C553])/0.0166667" office:value-type="float" office:value="9.85798028403969" calcext:value-type="float">
            <text:p>9.85798028403969</text:p>
          </table:table-cell>
          <table:table-cell table:formula="of:=DEGREES(ATAN(ABS([.F553]-[.C553])/ABS([.E553]-[.B553])))" office:value-type="float" office:value="0.892221387849239" calcext:value-type="float">
            <text:p>0.892221387849239</text:p>
          </table:table-cell>
          <table:table-cell table:formula="of:=SQRT(POWER([.H553];2)+POWER([.I553];2)+POWER([.J553];2))" office:value-type="float" office:value="633.083874021153" calcext:value-type="float">
            <text:p>633.083874021153</text:p>
          </table:table-cell>
        </table:table-row>
        <table:table-row table:style-name="ro1">
          <table:table-cell office:value-type="float" office:value="74.4397" calcext:value-type="float">
            <text:p>74.4397</text:p>
          </table:table-cell>
          <table:table-cell office:value-type="float" office:value="289.66" calcext:value-type="float">
            <text:p>289.66</text:p>
          </table:table-cell>
          <table:table-cell office:value-type="float" office:value="42.4606" calcext:value-type="float">
            <text:p>42.4606</text:p>
          </table:table-cell>
          <table:table-cell office:value-type="float" office:value="74.3815" calcext:value-type="float">
            <text:p>74.3815</text:p>
          </table:table-cell>
          <table:table-cell office:value-type="float" office:value="279.015" calcext:value-type="float">
            <text:p>279.015</text:p>
          </table:table-cell>
          <table:table-cell office:value-type="float" office:value="43.1306" calcext:value-type="float">
            <text:p>43.1306</text:p>
          </table:table-cell>
          <table:table-cell/>
          <table:table-cell table:formula="of:=([.D554]-[.A554])/0.0166667" office:value-type="float" office:value="-3.49199301601393" calcext:value-type="float">
            <text:p>-3.49199301601393</text:p>
          </table:table-cell>
          <table:table-cell table:formula="of:=ABS([.E554]-[.B554])/0.0166667" office:value-type="float" office:value="638.698722602557" calcext:value-type="float">
            <text:p>638.698722602557</text:p>
          </table:table-cell>
          <table:table-cell table:formula="of:=([.F554]-[.C554])/0.0166667" office:value-type="float" office:value="40.1999196001609" calcext:value-type="float">
            <text:p>40.1999196001609</text:p>
          </table:table-cell>
          <table:table-cell table:formula="of:=DEGREES(ATAN(ABS([.F554]-[.C554])/ABS([.E554]-[.B554])))" office:value-type="float" office:value="3.60146557090298" calcext:value-type="float">
            <text:p>3.60146557090298</text:p>
          </table:table-cell>
          <table:table-cell table:formula="of:=SQRT(POWER([.H554];2)+POWER([.I554];2)+POWER([.J554];2))" office:value-type="float" office:value="639.972097677095" calcext:value-type="float">
            <text:p>639.972097677095</text:p>
          </table:table-cell>
        </table:table-row>
        <table:table-row table:style-name="ro1">
          <table:table-cell office:value-type="float" office:value="73.6741" calcext:value-type="float">
            <text:p>73.6741</text:p>
          </table:table-cell>
          <table:table-cell office:value-type="float" office:value="290.751" calcext:value-type="float">
            <text:p>290.751</text:p>
          </table:table-cell>
          <table:table-cell office:value-type="float" office:value="43.3209" calcext:value-type="float">
            <text:p>43.3209</text:p>
          </table:table-cell>
          <table:table-cell office:value-type="float" office:value="73.6339" calcext:value-type="float">
            <text:p>73.6339</text:p>
          </table:table-cell>
          <table:table-cell office:value-type="float" office:value="280.007" calcext:value-type="float">
            <text:p>280.007</text:p>
          </table:table-cell>
          <table:table-cell office:value-type="float" office:value="44.2323" calcext:value-type="float">
            <text:p>44.2323</text:p>
          </table:table-cell>
          <table:table-cell/>
          <table:table-cell table:formula="of:=([.D555]-[.A555])/0.0166667" office:value-type="float" office:value="-2.41199517600957" calcext:value-type="float">
            <text:p>-2.41199517600957</text:p>
          </table:table-cell>
          <table:table-cell table:formula="of:=ABS([.E555]-[.B555])/0.0166667" office:value-type="float" office:value="644.638710722577" calcext:value-type="float">
            <text:p>644.638710722577</text:p>
          </table:table-cell>
          <table:table-cell table:formula="of:=([.F555]-[.C555])/0.0166667" office:value-type="float" office:value="54.6838906322188" calcext:value-type="float">
            <text:p>54.6838906322188</text:p>
          </table:table-cell>
          <table:table-cell table:formula="of:=DEGREES(ATAN(ABS([.F555]-[.C555])/ABS([.E555]-[.B555])))" office:value-type="float" office:value="4.84872078205751" calcext:value-type="float">
            <text:p>4.84872078205751</text:p>
          </table:table-cell>
          <table:table-cell table:formula="of:=SQRT(POWER([.H555];2)+POWER([.I555];2)+POWER([.J555];2))" office:value-type="float" office:value="646.958432186699" calcext:value-type="float">
            <text:p>646.958432186699</text:p>
          </table:table-cell>
        </table:table-row>
        <table:table-row table:style-name="ro1">
          <table:table-cell office:value-type="float" office:value="73.8963" calcext:value-type="float">
            <text:p>73.8963</text:p>
          </table:table-cell>
          <table:table-cell office:value-type="float" office:value="282.781" calcext:value-type="float">
            <text:p>282.781</text:p>
          </table:table-cell>
          <table:table-cell office:value-type="float" office:value="43.5445" calcext:value-type="float">
            <text:p>43.5445</text:p>
          </table:table-cell>
          <table:table-cell office:value-type="float" office:value="73.8447" calcext:value-type="float">
            <text:p>73.8447</text:p>
          </table:table-cell>
          <table:table-cell office:value-type="float" office:value="271.179" calcext:value-type="float">
            <text:p>271.179</text:p>
          </table:table-cell>
          <table:table-cell office:value-type="float" office:value="44.136" calcext:value-type="float">
            <text:p>44.136</text:p>
          </table:table-cell>
          <table:table-cell/>
          <table:table-cell table:formula="of:=([.D556]-[.A556])/0.0166667" office:value-type="float" office:value="-3.09599380801199" calcext:value-type="float">
            <text:p>-3.09599380801199</text:p>
          </table:table-cell>
          <table:table-cell table:formula="of:=ABS([.E556]-[.B556])/0.0166667" office:value-type="float" office:value="696.118607762786" calcext:value-type="float">
            <text:p>696.118607762786</text:p>
          </table:table-cell>
          <table:table-cell table:formula="of:=([.F556]-[.C556])/0.0166667" office:value-type="float" office:value="35.4899290201422" calcext:value-type="float">
            <text:p>35.4899290201422</text:p>
          </table:table-cell>
          <table:table-cell table:formula="of:=DEGREES(ATAN(ABS([.F556]-[.C556])/ABS([.E556]-[.B556])))" office:value-type="float" office:value="2.91856027624971" calcext:value-type="float">
            <text:p>2.91856027624971</text:p>
          </table:table-cell>
          <table:table-cell table:formula="of:=SQRT(POWER([.H556];2)+POWER([.I556];2)+POWER([.J556];2))" office:value-type="float" office:value="697.029580658607" calcext:value-type="float">
            <text:p>697.029580658607</text:p>
          </table:table-cell>
        </table:table-row>
        <table:table-row table:style-name="ro1">
          <table:table-cell office:value-type="float" office:value="73.9283" calcext:value-type="float">
            <text:p>73.9283</text:p>
          </table:table-cell>
          <table:table-cell office:value-type="float" office:value="289.338" calcext:value-type="float">
            <text:p>289.338</text:p>
          </table:table-cell>
          <table:table-cell office:value-type="float" office:value="43.792" calcext:value-type="float">
            <text:p>43.792</text:p>
          </table:table-cell>
          <table:table-cell office:value-type="float" office:value="73.6305" calcext:value-type="float">
            <text:p>73.6305</text:p>
          </table:table-cell>
          <table:table-cell office:value-type="float" office:value="278.629" calcext:value-type="float">
            <text:p>278.629</text:p>
          </table:table-cell>
          <table:table-cell office:value-type="float" office:value="44.6971" calcext:value-type="float">
            <text:p>44.6971</text:p>
          </table:table-cell>
          <table:table-cell/>
          <table:table-cell table:formula="of:=([.D557]-[.A557])/0.0166667" office:value-type="float" office:value="-17.8679642640712" calcext:value-type="float">
            <text:p>-17.8679642640712</text:p>
          </table:table-cell>
          <table:table-cell table:formula="of:=ABS([.E557]-[.B557])/0.0166667" office:value-type="float" office:value="642.53871492257" calcext:value-type="float">
            <text:p>642.53871492257</text:p>
          </table:table-cell>
          <table:table-cell table:formula="of:=([.F557]-[.C557])/0.0166667" office:value-type="float" office:value="54.3058913882171" calcext:value-type="float">
            <text:p>54.3058913882171</text:p>
          </table:table-cell>
          <table:table-cell table:formula="of:=DEGREES(ATAN(ABS([.F557]-[.C557])/ABS([.E557]-[.B557])))" office:value-type="float" office:value="4.83102600978902" calcext:value-type="float">
            <text:p>4.83102600978902</text:p>
          </table:table-cell>
          <table:table-cell table:formula="of:=SQRT(POWER([.H557];2)+POWER([.I557];2)+POWER([.J557];2))" office:value-type="float" office:value="645.077045135509" calcext:value-type="float">
            <text:p>645.077045135509</text:p>
          </table:table-cell>
        </table:table-row>
        <table:table-row table:style-name="ro1">
          <table:table-cell office:value-type="float" office:value="74.4344" calcext:value-type="float">
            <text:p>74.4344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43.2035" calcext:value-type="float">
            <text:p>43.2035</text:p>
          </table:table-cell>
          <table:table-cell office:value-type="float" office:value="74.3766" calcext:value-type="float">
            <text:p>74.3766</text:p>
          </table:table-cell>
          <table:table-cell office:value-type="float" office:value="277.6" calcext:value-type="float">
            <text:p>277.6</text:p>
          </table:table-cell>
          <table:table-cell office:value-type="float" office:value="43.8543" calcext:value-type="float">
            <text:p>43.8543</text:p>
          </table:table-cell>
          <table:table-cell/>
          <table:table-cell table:formula="of:=([.D558]-[.A558])/0.0166667" office:value-type="float" office:value="-3.46799306401389" calcext:value-type="float">
            <text:p>-3.46799306401389</text:p>
          </table:table-cell>
          <table:table-cell table:formula="of:=ABS([.E558]-[.B558])/0.0166667" office:value-type="float" office:value="634.318731362538" calcext:value-type="float">
            <text:p>634.318731362538</text:p>
          </table:table-cell>
          <table:table-cell table:formula="of:=([.F558]-[.C558])/0.0166667" office:value-type="float" office:value="39.0479219041564" calcext:value-type="float">
            <text:p>39.0479219041564</text:p>
          </table:table-cell>
          <table:table-cell table:formula="of:=DEGREES(ATAN(ABS([.F558]-[.C558])/ABS([.E558]-[.B558])))" office:value-type="float" office:value="3.5226162653676" calcext:value-type="float">
            <text:p>3.5226162653676</text:p>
          </table:table-cell>
          <table:table-cell table:formula="of:=SQRT(POWER([.H558];2)+POWER([.I558];2)+POWER([.J558];2))" office:value-type="float" office:value="635.528929426745" calcext:value-type="float">
            <text:p>635.528929426745</text:p>
          </table:table-cell>
        </table:table-row>
        <table:table-row table:style-name="ro1">
          <table:table-cell office:value-type="float" office:value="74.4214" calcext:value-type="float">
            <text:p>74.4214</text:p>
          </table:table-cell>
          <table:table-cell office:value-type="float" office:value="285.374" calcext:value-type="float">
            <text:p>285.374</text:p>
          </table:table-cell>
          <table:table-cell office:value-type="float" office:value="43.8924" calcext:value-type="float">
            <text:p>43.8924</text:p>
          </table:table-cell>
          <table:table-cell office:value-type="float" office:value="74.365" calcext:value-type="float">
            <text:p>74.365</text:p>
          </table:table-cell>
          <table:table-cell office:value-type="float" office:value="274.866" calcext:value-type="float">
            <text:p>274.866</text:p>
          </table:table-cell>
          <table:table-cell office:value-type="float" office:value="44.7815" calcext:value-type="float">
            <text:p>44.7815</text:p>
          </table:table-cell>
          <table:table-cell/>
          <table:table-cell table:formula="of:=([.D559]-[.A559])/0.0166667" office:value-type="float" office:value="-3.38399323201418" calcext:value-type="float">
            <text:p>-3.38399323201418</text:p>
          </table:table-cell>
          <table:table-cell table:formula="of:=ABS([.E559]-[.B559])/0.0166667" office:value-type="float" office:value="630.478739042524" calcext:value-type="float">
            <text:p>630.478739042524</text:p>
          </table:table-cell>
          <table:table-cell table:formula="of:=([.F559]-[.C559])/0.0166667" office:value-type="float" office:value="53.3458933082133" calcext:value-type="float">
            <text:p>53.3458933082133</text:p>
          </table:table-cell>
          <table:table-cell table:formula="of:=DEGREES(ATAN(ABS([.F559]-[.C559])/ABS([.E559]-[.B559])))" office:value-type="float" office:value="4.83637522163857" calcext:value-type="float">
            <text:p>4.83637522163857</text:p>
          </table:table-cell>
          <table:table-cell table:formula="of:=SQRT(POWER([.H559];2)+POWER([.I559];2)+POWER([.J559];2))" office:value-type="float" office:value="632.740607301046" calcext:value-type="float">
            <text:p>632.740607301046</text:p>
          </table:table-cell>
        </table:table-row>
        <table:table-row table:style-name="ro1">
          <table:table-cell office:value-type="float" office:value="73.9144" calcext:value-type="float">
            <text:p>73.9144</text:p>
          </table:table-cell>
          <table:table-cell office:value-type="float" office:value="286.75" calcext:value-type="float">
            <text:p>286.75</text:p>
          </table:table-cell>
          <table:table-cell office:value-type="float" office:value="43.4298" calcext:value-type="float">
            <text:p>43.4298</text:p>
          </table:table-cell>
          <table:table-cell office:value-type="float" office:value="73.8671" calcext:value-type="float">
            <text:p>73.8671</text:p>
          </table:table-cell>
          <table:table-cell office:value-type="float" office:value="276.278" calcext:value-type="float">
            <text:p>276.278</text:p>
          </table:table-cell>
          <table:table-cell office:value-type="float" office:value="43.8193" calcext:value-type="float">
            <text:p>43.8193</text:p>
          </table:table-cell>
          <table:table-cell/>
          <table:table-cell table:formula="of:=([.D560]-[.A560])/0.0166667" office:value-type="float" office:value="-2.83799432401177" calcext:value-type="float">
            <text:p>-2.83799432401177</text:p>
          </table:table-cell>
          <table:table-cell table:formula="of:=ABS([.E560]-[.B560])/0.0166667" office:value-type="float" office:value="628.318743362512" calcext:value-type="float">
            <text:p>628.318743362512</text:p>
          </table:table-cell>
          <table:table-cell table:formula="of:=([.F560]-[.C560])/0.0166667" office:value-type="float" office:value="23.3699532600934" calcext:value-type="float">
            <text:p>23.3699532600934</text:p>
          </table:table-cell>
          <table:table-cell table:formula="of:=DEGREES(ATAN(ABS([.F560]-[.C560])/ABS([.E560]-[.B560])))" office:value-type="float" office:value="2.1301015555965" calcext:value-type="float">
            <text:p>2.1301015555965</text:p>
          </table:table-cell>
          <table:table-cell table:formula="of:=SQRT(POWER([.H560];2)+POWER([.I560];2)+POWER([.J560];2))" office:value-type="float" office:value="628.75961399235" calcext:value-type="float">
            <text:p>628.75961399235</text:p>
          </table:table-cell>
        </table:table-row>
        <table:table-row table:style-name="ro1">
          <table:table-cell office:value-type="float" office:value="74.6604" calcext:value-type="float">
            <text:p>74.6604</text:p>
          </table:table-cell>
          <table:table-cell office:value-type="float" office:value="282.794" calcext:value-type="float">
            <text:p>282.794</text:p>
          </table:table-cell>
          <table:table-cell office:value-type="float" office:value="43.7872" calcext:value-type="float">
            <text:p>43.7872</text:p>
          </table:table-cell>
          <table:table-cell office:value-type="float" office:value="74.599" calcext:value-type="float">
            <text:p>74.599</text:p>
          </table:table-cell>
          <table:table-cell office:value-type="float" office:value="272.403" calcext:value-type="float">
            <text:p>272.403</text:p>
          </table:table-cell>
          <table:table-cell office:value-type="float" office:value="44.6731" calcext:value-type="float">
            <text:p>44.6731</text:p>
          </table:table-cell>
          <table:table-cell/>
          <table:table-cell table:formula="of:=([.D561]-[.A561])/0.0166667" office:value-type="float" office:value="-3.68399263201425" calcext:value-type="float">
            <text:p>-3.68399263201425</text:p>
          </table:table-cell>
          <table:table-cell table:formula="of:=ABS([.E561]-[.B561])/0.0166667" office:value-type="float" office:value="623.458753082492" calcext:value-type="float">
            <text:p>623.458753082492</text:p>
          </table:table-cell>
          <table:table-cell table:formula="of:=([.F561]-[.C561])/0.0166667" office:value-type="float" office:value="53.1538936922126" calcext:value-type="float">
            <text:p>53.1538936922126</text:p>
          </table:table-cell>
          <table:table-cell table:formula="of:=DEGREES(ATAN(ABS([.F561]-[.C561])/ABS([.E561]-[.B561])))" office:value-type="float" office:value="4.8730519550087" calcext:value-type="float">
            <text:p>4.8730519550087</text:p>
          </table:table-cell>
          <table:table-cell table:formula="of:=SQRT(POWER([.H561];2)+POWER([.I561];2)+POWER([.J561];2))" office:value-type="float" office:value="625.7313521085" calcext:value-type="float">
            <text:p>625.7313521085</text:p>
          </table:table-cell>
        </table:table-row>
        <table:table-row table:style-name="ro1">
          <table:table-cell office:value-type="float" office:value="74.9155" calcext:value-type="float">
            <text:p>74.9155</text:p>
          </table:table-cell>
          <table:table-cell office:value-type="float" office:value="282.768" calcext:value-type="float">
            <text:p>282.768</text:p>
          </table:table-cell>
          <table:table-cell office:value-type="float" office:value="44.0406" calcext:value-type="float">
            <text:p>44.0406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44.4567" calcext:value-type="float">
            <text:p>44.4567</text:p>
          </table:table-cell>
          <table:table-cell/>
          <table:table-cell table:formula="of:=([.D562]-[.A562])/0.0166667" office:value-type="float" office:value="11.3819772360456" calcext:value-type="float">
            <text:p>11.3819772360456</text:p>
          </table:table-cell>
          <table:table-cell table:formula="of:=ABS([.E562]-[.B562])/0.0166667" office:value-type="float" office:value="541.438917122162" calcext:value-type="float">
            <text:p>541.438917122162</text:p>
          </table:table-cell>
          <table:table-cell table:formula="of:=([.F562]-[.C562])/0.0166667" office:value-type="float" office:value="24.9659500680999" calcext:value-type="float">
            <text:p>24.9659500680999</text:p>
          </table:table-cell>
          <table:table-cell table:formula="of:=DEGREES(ATAN(ABS([.F562]-[.C562])/ABS([.E562]-[.B562])))" office:value-type="float" office:value="2.64005971776943" calcext:value-type="float">
            <text:p>2.64005971776943</text:p>
          </table:table-cell>
          <table:table-cell table:formula="of:=SQRT(POWER([.H562];2)+POWER([.I562];2)+POWER([.J562];2))" office:value-type="float" office:value="542.133700338786" calcext:value-type="float">
            <text:p>542.133700338786</text:p>
          </table:table-cell>
        </table:table-row>
        <table:table-row table:style-name="ro1">
          <table:table-cell office:value-type="float" office:value="74.4291" calcext:value-type="float">
            <text:p>74.4291</text:p>
          </table:table-cell>
          <table:table-cell office:value-type="float" office:value="286.684" calcext:value-type="float">
            <text:p>286.684</text:p>
          </table:table-cell>
          <table:table-cell office:value-type="float" office:value="43.9428" calcext:value-type="float">
            <text:p>43.9428</text:p>
          </table:table-cell>
          <table:table-cell office:value-type="float" office:value="74.3658" calcext:value-type="float">
            <text:p>74.3658</text:p>
          </table:table-cell>
          <table:table-cell office:value-type="float" office:value="274.82" calcext:value-type="float">
            <text:p>274.82</text:p>
          </table:table-cell>
          <table:table-cell office:value-type="float" office:value="45.0362" calcext:value-type="float">
            <text:p>45.0362</text:p>
          </table:table-cell>
          <table:table-cell/>
          <table:table-cell table:formula="of:=([.D563]-[.A563])/0.0166667" office:value-type="float" office:value="-3.79799240401593" calcext:value-type="float">
            <text:p>-3.79799240401593</text:p>
          </table:table-cell>
          <table:table-cell table:formula="of:=ABS([.E563]-[.B563])/0.0166667" office:value-type="float" office:value="711.838576322849" calcext:value-type="float">
            <text:p>711.838576322849</text:p>
          </table:table-cell>
          <table:table-cell table:formula="of:=([.F563]-[.C563])/0.0166667" office:value-type="float" office:value="65.6038687922626" calcext:value-type="float">
            <text:p>65.6038687922626</text:p>
          </table:table-cell>
          <table:table-cell table:formula="of:=DEGREES(ATAN(ABS([.F563]-[.C563])/ABS([.E563]-[.B563])))" office:value-type="float" office:value="5.2655710850205" calcext:value-type="float">
            <text:p>5.2655710850205</text:p>
          </table:table-cell>
          <table:table-cell table:formula="of:=SQRT(POWER([.H563];2)+POWER([.I563];2)+POWER([.J563];2))" office:value-type="float" office:value="714.865337730229" calcext:value-type="float">
            <text:p>714.865337730229</text:p>
          </table:table-cell>
        </table:table-row>
        <table:table-row table:style-name="ro1">
          <table:table-cell office:value-type="float" office:value="74.4572" calcext:value-type="float">
            <text:p>74.4572</text:p>
          </table:table-cell>
          <table:table-cell office:value-type="float" office:value="292.229" calcext:value-type="float">
            <text:p>292.229</text:p>
          </table:table-cell>
          <table:table-cell office:value-type="float" office:value="43.0851" calcext:value-type="float">
            <text:p>43.0851</text:p>
          </table:table-cell>
          <table:table-cell office:value-type="float" office:value="74.3984" calcext:value-type="float">
            <text:p>74.3984</text:p>
          </table:table-cell>
          <table:table-cell office:value-type="float" office:value="281.485" calcext:value-type="float">
            <text:p>281.485</text:p>
          </table:table-cell>
          <table:table-cell office:value-type="float" office:value="43.743" calcext:value-type="float">
            <text:p>43.743</text:p>
          </table:table-cell>
          <table:table-cell/>
          <table:table-cell table:formula="of:=([.D564]-[.A564])/0.0166667" office:value-type="float" office:value="-3.52799294401442" calcext:value-type="float">
            <text:p>-3.52799294401442</text:p>
          </table:table-cell>
          <table:table-cell table:formula="of:=ABS([.E564]-[.B564])/0.0166667" office:value-type="float" office:value="644.638710722577" calcext:value-type="float">
            <text:p>644.638710722577</text:p>
          </table:table-cell>
          <table:table-cell table:formula="of:=([.F564]-[.C564])/0.0166667" office:value-type="float" office:value="39.4739210521582" calcext:value-type="float">
            <text:p>39.4739210521582</text:p>
          </table:table-cell>
          <table:table-cell table:formula="of:=DEGREES(ATAN(ABS([.F564]-[.C564])/ABS([.E564]-[.B564])))" office:value-type="float" office:value="3.50408461990211" calcext:value-type="float">
            <text:p>3.50408461990211</text:p>
          </table:table-cell>
          <table:table-cell table:formula="of:=SQRT(POWER([.H564];2)+POWER([.I564];2)+POWER([.J564];2))" office:value-type="float" office:value="645.855792371262" calcext:value-type="float">
            <text:p>645.855792371262</text:p>
          </table:table-cell>
        </table:table-row>
        <table:table-row table:style-name="ro1">
          <table:table-cell office:value-type="float" office:value="74.4361" calcext:value-type="float">
            <text:p>74.4361</text:p>
          </table:table-cell>
          <table:table-cell office:value-type="float" office:value="288.057" calcext:value-type="float">
            <text:p>288.057</text:p>
          </table:table-cell>
          <table:table-cell office:value-type="float" office:value="43.7304" calcext:value-type="float">
            <text:p>43.7304</text:p>
          </table:table-cell>
          <table:table-cell office:value-type="float" office:value="74.6231" calcext:value-type="float">
            <text:p>74.6231</text:p>
          </table:table-cell>
          <table:table-cell office:value-type="float" office:value="276.153" calcext:value-type="float">
            <text:p>276.153</text:p>
          </table:table-cell>
          <table:table-cell office:value-type="float" office:value="44.8255" calcext:value-type="float">
            <text:p>44.8255</text:p>
          </table:table-cell>
          <table:table-cell/>
          <table:table-cell table:formula="of:=([.D565]-[.A565])/0.0166667" office:value-type="float" office:value="11.2199775600447" calcext:value-type="float">
            <text:p>11.2199775600447</text:p>
          </table:table-cell>
          <table:table-cell table:formula="of:=ABS([.E565]-[.B565])/0.0166667" office:value-type="float" office:value="714.238571522857" calcext:value-type="float">
            <text:p>714.238571522857</text:p>
          </table:table-cell>
          <table:table-cell table:formula="of:=([.F565]-[.C565])/0.0166667" office:value-type="float" office:value="65.7058685882625" calcext:value-type="float">
            <text:p>65.7058685882625</text:p>
          </table:table-cell>
          <table:table-cell table:formula="of:=DEGREES(ATAN(ABS([.F565]-[.C565])/ABS([.E565]-[.B565])))" office:value-type="float" office:value="5.25609039380644" calcext:value-type="float">
            <text:p>5.25609039380644</text:p>
          </table:table-cell>
          <table:table-cell table:formula="of:=SQRT(POWER([.H565];2)+POWER([.I565];2)+POWER([.J565];2))" office:value-type="float" office:value="717.342237787792" calcext:value-type="float">
            <text:p>717.342237787792</text:p>
          </table:table-cell>
        </table:table-row>
        <table:table-row table:style-name="ro1">
          <table:table-cell office:value-type="float" office:value="74.1604" calcext:value-type="float">
            <text:p>74.1604</text:p>
          </table:table-cell>
          <table:table-cell office:value-type="float" office:value="283.931" calcext:value-type="float">
            <text:p>283.931</text:p>
          </table:table-cell>
          <table:table-cell office:value-type="float" office:value="44.371" calcext:value-type="float">
            <text:p>44.371</text:p>
          </table:table-cell>
          <table:table-cell office:value-type="float" office:value="74.1091" calcext:value-type="float">
            <text:p>74.1091</text:p>
          </table:table-cell>
          <table:table-cell office:value-type="float" office:value="273.539" calcext:value-type="float">
            <text:p>273.539</text:p>
          </table:table-cell>
          <table:table-cell office:value-type="float" office:value="44.992" calcext:value-type="float">
            <text:p>44.992</text:p>
          </table:table-cell>
          <table:table-cell/>
          <table:table-cell table:formula="of:=([.D566]-[.A566])/0.0166667" office:value-type="float" office:value="-3.07799384401217" calcext:value-type="float">
            <text:p>-3.07799384401217</text:p>
          </table:table-cell>
          <table:table-cell table:formula="of:=ABS([.E566]-[.B566])/0.0166667" office:value-type="float" office:value="623.518752962494" calcext:value-type="float">
            <text:p>623.518752962494</text:p>
          </table:table-cell>
          <table:table-cell table:formula="of:=([.F566]-[.C566])/0.0166667" office:value-type="float" office:value="37.2599254801487" calcext:value-type="float">
            <text:p>37.2599254801487</text:p>
          </table:table-cell>
          <table:table-cell table:formula="of:=DEGREES(ATAN(ABS([.F566]-[.C566])/ABS([.E566]-[.B566])))" office:value-type="float" office:value="3.41978610489406" calcext:value-type="float">
            <text:p>3.41978610489406</text:p>
          </table:table-cell>
          <table:table-cell table:formula="of:=SQRT(POWER([.H566];2)+POWER([.I566];2)+POWER([.J566];2))" office:value-type="float" office:value="624.638624637313" calcext:value-type="float">
            <text:p>624.638624637313</text:p>
          </table:table-cell>
        </table:table-row>
        <table:table-row table:style-name="ro1">
          <table:table-cell office:value-type="float" office:value="73.891" calcext:value-type="float">
            <text:p>73.891</text:p>
          </table:table-cell>
          <table:table-cell office:value-type="float" office:value="281.435" calcext:value-type="float">
            <text:p>281.435</text:p>
          </table:table-cell>
          <table:table-cell office:value-type="float" office:value="43.7556" calcext:value-type="float">
            <text:p>43.7556</text:p>
          </table:table-cell>
          <table:table-cell office:value-type="float" office:value="73.5976" calcext:value-type="float">
            <text:p>73.5976</text:p>
          </table:table-cell>
          <table:table-cell office:value-type="float" office:value="271.107" calcext:value-type="float">
            <text:p>271.107</text:p>
          </table:table-cell>
          <table:table-cell office:value-type="float" office:value="44.3957" calcext:value-type="float">
            <text:p>44.3957</text:p>
          </table:table-cell>
          <table:table-cell/>
          <table:table-cell table:formula="of:=([.D567]-[.A567])/0.0166667" office:value-type="float" office:value="-17.6039647920707" calcext:value-type="float">
            <text:p>-17.6039647920707</text:p>
          </table:table-cell>
          <table:table-cell table:formula="of:=ABS([.E567]-[.B567])/0.0166667" office:value-type="float" office:value="619.678760642477" calcext:value-type="float">
            <text:p>619.678760642477</text:p>
          </table:table-cell>
          <table:table-cell table:formula="of:=([.F567]-[.C567])/0.0166667" office:value-type="float" office:value="38.4059231881534" calcext:value-type="float">
            <text:p>38.4059231881534</text:p>
          </table:table-cell>
          <table:table-cell table:formula="of:=DEGREES(ATAN(ABS([.F567]-[.C567])/ABS([.E567]-[.B567])))" office:value-type="float" office:value="3.54649284385492" calcext:value-type="float">
            <text:p>3.54649284385492</text:p>
          </table:table-cell>
          <table:table-cell table:formula="of:=SQRT(POWER([.H567];2)+POWER([.I567];2)+POWER([.J567];2))" office:value-type="float" office:value="621.117284338257" calcext:value-type="float">
            <text:p>621.117284338257</text:p>
          </table:table-cell>
        </table:table-row>
        <table:table-row table:style-name="ro1">
          <table:table-cell office:value-type="float" office:value="74.1986" calcext:value-type="float">
            <text:p>74.1986</text:p>
          </table:table-cell>
          <table:table-cell office:value-type="float" office:value="292.141" calcext:value-type="float">
            <text:p>292.141</text:p>
          </table:table-cell>
          <table:table-cell office:value-type="float" office:value="43.3576" calcext:value-type="float">
            <text:p>43.3576</text:p>
          </table:table-cell>
          <table:table-cell office:value-type="float" office:value="74.1465" calcext:value-type="float">
            <text:p>74.1465</text:p>
          </table:table-cell>
          <table:table-cell office:value-type="float" office:value="281.352" calcext:value-type="float">
            <text:p>281.352</text:p>
          </table:table-cell>
          <table:table-cell office:value-type="float" office:value="44.2683" calcext:value-type="float">
            <text:p>44.2683</text:p>
          </table:table-cell>
          <table:table-cell/>
          <table:table-cell table:formula="of:=([.D568]-[.A568])/0.0166667" office:value-type="float" office:value="-3.12599374801225" calcext:value-type="float">
            <text:p>-3.12599374801225</text:p>
          </table:table-cell>
          <table:table-cell table:formula="of:=ABS([.E568]-[.B568])/0.0166667" office:value-type="float" office:value="647.338705322592" calcext:value-type="float">
            <text:p>647.338705322592</text:p>
          </table:table-cell>
          <table:table-cell table:formula="of:=([.F568]-[.C568])/0.0166667" office:value-type="float" office:value="54.6418907162189" calcext:value-type="float">
            <text:p>54.6418907162189</text:p>
          </table:table-cell>
          <table:table-cell table:formula="of:=DEGREES(ATAN(ABS([.F568]-[.C568])/ABS([.E568]-[.B568])))" office:value-type="float" office:value="4.82490191667264" calcext:value-type="float">
            <text:p>4.82490191667264</text:p>
          </table:table-cell>
          <table:table-cell table:formula="of:=SQRT(POWER([.H568];2)+POWER([.I568];2)+POWER([.J568];2))" office:value-type="float" office:value="649.648295208019" calcext:value-type="float">
            <text:p>649.648295208019</text:p>
          </table:table-cell>
        </table:table-row>
        <table:table-row table:style-name="ro1">
          <table:table-cell office:value-type="float" office:value="74.4283" calcext:value-type="float">
            <text:p>74.4283</text:p>
          </table:table-cell>
          <table:table-cell office:value-type="float" office:value="286.735" calcext:value-type="float">
            <text:p>286.735</text:p>
          </table:table-cell>
          <table:table-cell office:value-type="float" office:value="43.6812" calcext:value-type="float">
            <text:p>43.6812</text:p>
          </table:table-cell>
          <table:table-cell office:value-type="float" office:value="74.3715" calcext:value-type="float">
            <text:p>74.3715</text:p>
          </table:table-cell>
          <table:table-cell office:value-type="float" office:value="276.169" calcext:value-type="float">
            <text:p>276.169</text:p>
          </table:table-cell>
          <table:table-cell office:value-type="float" office:value="44.5771" calcext:value-type="float">
            <text:p>44.5771</text:p>
          </table:table-cell>
          <table:table-cell/>
          <table:table-cell table:formula="of:=([.D569]-[.A569])/0.0166667" office:value-type="float" office:value="-3.40799318401336" calcext:value-type="float">
            <text:p>-3.40799318401336</text:p>
          </table:table-cell>
          <table:table-cell table:formula="of:=ABS([.E569]-[.B569])/0.0166667" office:value-type="float" office:value="633.958732082538" calcext:value-type="float">
            <text:p>633.958732082538</text:p>
          </table:table-cell>
          <table:table-cell table:formula="of:=([.F569]-[.C569])/0.0166667" office:value-type="float" office:value="53.7538924922153" calcext:value-type="float">
            <text:p>53.7538924922153</text:p>
          </table:table-cell>
          <table:table-cell table:formula="of:=DEGREES(ATAN(ABS([.F569]-[.C569])/ABS([.E569]-[.B569])))" office:value-type="float" office:value="4.84656460402688" calcext:value-type="float">
            <text:p>4.84656460402688</text:p>
          </table:table-cell>
          <table:table-cell table:formula="of:=SQRT(POWER([.H569];2)+POWER([.I569];2)+POWER([.J569];2))" office:value-type="float" office:value="636.242696900566" calcext:value-type="float">
            <text:p>636.242696900566</text:p>
          </table:table-cell>
        </table:table-row>
        <table:table-row table:style-name="ro1">
          <table:table-cell office:value-type="float" office:value="73.9212" calcext:value-type="float">
            <text:p>73.9212</text:p>
          </table:table-cell>
          <table:table-cell office:value-type="float" office:value="289.73" calcext:value-type="float">
            <text:p>289.73</text:p>
          </table:table-cell>
          <table:table-cell office:value-type="float" office:value="41.9428" calcext:value-type="float">
            <text:p>41.9428</text:p>
          </table:table-cell>
          <table:table-cell office:value-type="float" office:value="73.6241" calcext:value-type="float">
            <text:p>73.6241</text:p>
          </table:table-cell>
          <table:table-cell office:value-type="float" office:value="280.493" calcext:value-type="float">
            <text:p>280.493</text:p>
          </table:table-cell>
          <table:table-cell office:value-type="float" office:value="41.8978" calcext:value-type="float">
            <text:p>41.8978</text:p>
          </table:table-cell>
          <table:table-cell/>
          <table:table-cell table:formula="of:=([.D570]-[.A570])/0.0166667" office:value-type="float" office:value="-17.8259643480713" calcext:value-type="float">
            <text:p>-17.8259643480713</text:p>
          </table:table-cell>
          <table:table-cell table:formula="of:=ABS([.E570]-[.B570])/0.0166667" office:value-type="float" office:value="554.218891562218" calcext:value-type="float">
            <text:p>554.218891562218</text:p>
          </table:table-cell>
          <table:table-cell table:formula="of:=([.F570]-[.C570])/0.0166667" office:value-type="float" office:value="-2.6999946000109" calcext:value-type="float">
            <text:p>-2.6999946000109</text:p>
          </table:table-cell>
          <table:table-cell table:formula="of:=DEGREES(ATAN(ABS([.F570]-[.C570])/ABS([.E570]-[.B570])))" office:value-type="float" office:value="0.279126305172137" calcext:value-type="float">
            <text:p>0.279126305172137</text:p>
          </table:table-cell>
          <table:table-cell table:formula="of:=SQRT(POWER([.H570];2)+POWER([.I570];2)+POWER([.J570];2))" office:value-type="float" office:value="554.512069066339" calcext:value-type="float">
            <text:p>554.512069066339</text:p>
          </table:table-cell>
        </table:table-row>
        <table:table-row table:style-name="ro1">
          <table:table-cell office:value-type="float" office:value="74.7066" calcext:value-type="float">
            <text:p>74.7066</text:p>
          </table:table-cell>
          <table:table-cell office:value-type="float" office:value="291.021" calcext:value-type="float">
            <text:p>291.021</text:p>
          </table:table-cell>
          <table:table-cell office:value-type="float" office:value="42.5011" calcext:value-type="float">
            <text:p>42.5011</text:p>
          </table:table-cell>
          <table:table-cell office:value-type="float" office:value="74.8942" calcext:value-type="float">
            <text:p>74.8942</text:p>
          </table:table-cell>
          <table:table-cell office:value-type="float" office:value="280.457" calcext:value-type="float">
            <text:p>280.457</text:p>
          </table:table-cell>
          <table:table-cell office:value-type="float" office:value="42.6455" calcext:value-type="float">
            <text:p>42.6455</text:p>
          </table:table-cell>
          <table:table-cell/>
          <table:table-cell table:formula="of:=([.D571]-[.A571])/0.0166667" office:value-type="float" office:value="11.2559774880452" calcext:value-type="float">
            <text:p>11.2559774880452</text:p>
          </table:table-cell>
          <table:table-cell table:formula="of:=ABS([.E571]-[.B571])/0.0166667" office:value-type="float" office:value="633.838732322537" calcext:value-type="float">
            <text:p>633.838732322537</text:p>
          </table:table-cell>
          <table:table-cell table:formula="of:=([.F571]-[.C571])/0.0166667" office:value-type="float" office:value="8.6639826720345" calcext:value-type="float">
            <text:p>8.6639826720345</text:p>
          </table:table-cell>
          <table:table-cell table:formula="of:=DEGREES(ATAN(ABS([.F571]-[.C571])/ABS([.E571]-[.B571])))" office:value-type="float" office:value="0.783130948127905" calcext:value-type="float">
            <text:p>0.783130948127905</text:p>
          </table:table-cell>
          <table:table-cell table:formula="of:=SQRT(POWER([.H571];2)+POWER([.I571];2)+POWER([.J571];2))" office:value-type="float" office:value="633.997870830173" calcext:value-type="float">
            <text:p>633.997870830173</text:p>
          </table:table-cell>
        </table:table-row>
        <table:table-row table:style-name="ro1">
          <table:table-cell office:value-type="float" office:value="74.7238" calcext:value-type="float">
            <text:p>74.7238</text:p>
          </table:table-cell>
          <table:table-cell office:value-type="float" office:value="293.705" calcext:value-type="float">
            <text:p>293.705</text:p>
          </table:table-cell>
          <table:table-cell office:value-type="float" office:value="42.5969" calcext:value-type="float">
            <text:p>42.5969</text:p>
          </table:table-cell>
          <table:table-cell office:value-type="float" office:value="74.6596" calcext:value-type="float">
            <text:p>74.6596</text:p>
          </table:table-cell>
          <table:table-cell office:value-type="float" office:value="282.844" calcext:value-type="float">
            <text:p>282.844</text:p>
          </table:table-cell>
          <table:table-cell office:value-type="float" office:value="43.5275" calcext:value-type="float">
            <text:p>43.5275</text:p>
          </table:table-cell>
          <table:table-cell/>
          <table:table-cell table:formula="of:=([.D572]-[.A572])/0.0166667" office:value-type="float" office:value="-3.85199229601538" calcext:value-type="float">
            <text:p>-3.85199229601538</text:p>
          </table:table-cell>
          <table:table-cell table:formula="of:=ABS([.E572]-[.B572])/0.0166667" office:value-type="float" office:value="651.658696682606" calcext:value-type="float">
            <text:p>651.658696682606</text:p>
          </table:table-cell>
          <table:table-cell table:formula="of:=([.F572]-[.C572])/0.0166667" office:value-type="float" office:value="55.8358883282237" calcext:value-type="float">
            <text:p>55.8358883282237</text:p>
          </table:table-cell>
          <table:table-cell table:formula="of:=DEGREES(ATAN(ABS([.F572]-[.C572])/ABS([.E572]-[.B572])))" office:value-type="float" office:value="4.89729694259889" calcext:value-type="float">
            <text:p>4.89729694259889</text:p>
          </table:table-cell>
          <table:table-cell table:formula="of:=SQRT(POWER([.H572];2)+POWER([.I572];2)+POWER([.J572];2))" office:value-type="float" office:value="654.057750685766" calcext:value-type="float">
            <text:p>654.057750685766</text:p>
          </table:table-cell>
        </table:table-row>
        <table:table-row table:style-name="ro1">
          <table:table-cell office:value-type="float" office:value="74.9655" calcext:value-type="float">
            <text:p>74.9655</text:p>
          </table:table-cell>
          <table:table-cell office:value-type="float" office:value="291.037" calcext:value-type="float">
            <text:p>291.037</text:p>
          </table:table-cell>
          <table:table-cell office:value-type="float" office:value="42.4961" calcext:value-type="float">
            <text:p>42.4961</text:p>
          </table:table-cell>
          <table:table-cell office:value-type="float" office:value="75.1494" calcext:value-type="float">
            <text:p>75.1494</text:p>
          </table:table-cell>
          <table:table-cell office:value-type="float" office:value="280.324" calcext:value-type="float">
            <text:p>280.324</text:p>
          </table:table-cell>
          <table:table-cell office:value-type="float" office:value="43.417" calcext:value-type="float">
            <text:p>43.417</text:p>
          </table:table-cell>
          <table:table-cell/>
          <table:table-cell table:formula="of:=([.D573]-[.A573])/0.0166667" office:value-type="float" office:value="11.0339779320438" calcext:value-type="float">
            <text:p>11.0339779320438</text:p>
          </table:table-cell>
          <table:table-cell table:formula="of:=ABS([.E573]-[.B573])/0.0166667" office:value-type="float" office:value="642.778714442569" calcext:value-type="float">
            <text:p>642.778714442569</text:p>
          </table:table-cell>
          <table:table-cell table:formula="of:=([.F573]-[.C573])/0.0166667" office:value-type="float" office:value="55.2538894922212" calcext:value-type="float">
            <text:p>55.2538894922212</text:p>
          </table:table-cell>
          <table:table-cell table:formula="of:=DEGREES(ATAN(ABS([.F573]-[.C573])/ABS([.E573]-[.B573])))" office:value-type="float" office:value="4.91312372502294" calcext:value-type="float">
            <text:p>4.91312372502294</text:p>
          </table:table-cell>
          <table:table-cell table:formula="of:=SQRT(POWER([.H573];2)+POWER([.I573];2)+POWER([.J573];2))" office:value-type="float" office:value="645.243532872252" calcext:value-type="float">
            <text:p>645.243532872252</text:p>
          </table:table-cell>
        </table:table-row>
        <table:table-row table:style-name="ro1">
          <table:table-cell office:value-type="float" office:value="73.9352" calcext:value-type="float">
            <text:p>73.9352</text:p>
          </table:table-cell>
          <table:table-cell office:value-type="float" office:value="292.34" calcext:value-type="float">
            <text:p>292.34</text:p>
          </table:table-cell>
          <table:table-cell office:value-type="float" office:value="42.3021" calcext:value-type="float">
            <text:p>42.3021</text:p>
          </table:table-cell>
          <table:table-cell office:value-type="float" office:value="73.6341" calcext:value-type="float">
            <text:p>73.6341</text:p>
          </table:table-cell>
          <table:table-cell office:value-type="float" office:value="281.557" calcext:value-type="float">
            <text:p>281.557</text:p>
          </table:table-cell>
          <table:table-cell office:value-type="float" office:value="42.9848" calcext:value-type="float">
            <text:p>42.9848</text:p>
          </table:table-cell>
          <table:table-cell/>
          <table:table-cell table:formula="of:=([.D574]-[.A574])/0.0166667" office:value-type="float" office:value="-18.0659638680717" calcext:value-type="float">
            <text:p>-18.0659638680717</text:p>
          </table:table-cell>
          <table:table-cell table:formula="of:=ABS([.E574]-[.B574])/0.0166667" office:value-type="float" office:value="646.978706042586" calcext:value-type="float">
            <text:p>646.978706042586</text:p>
          </table:table-cell>
          <table:table-cell table:formula="of:=([.F574]-[.C574])/0.0166667" office:value-type="float" office:value="40.9619180761637" calcext:value-type="float">
            <text:p>40.9619180761637</text:p>
          </table:table-cell>
          <table:table-cell table:formula="of:=DEGREES(ATAN(ABS([.F574]-[.C574])/ABS([.E574]-[.B574])))" office:value-type="float" office:value="3.62271064697978" calcext:value-type="float">
            <text:p>3.62271064697978</text:p>
          </table:table-cell>
          <table:table-cell table:formula="of:=SQRT(POWER([.H574];2)+POWER([.I574];2)+POWER([.J574];2))" office:value-type="float" office:value="648.525792744976" calcext:value-type="float">
            <text:p>648.525792744976</text:p>
          </table:table-cell>
        </table:table-row>
        <table:table-row table:style-name="ro1">
          <table:table-cell office:value-type="float" office:value="74.2104" calcext:value-type="float">
            <text:p>74.2104</text:p>
          </table:table-cell>
          <table:table-cell office:value-type="float" office:value="295.013" calcext:value-type="float">
            <text:p>295.013</text:p>
          </table:table-cell>
          <table:table-cell office:value-type="float" office:value="42.6568" calcext:value-type="float">
            <text:p>42.6568</text:p>
          </table:table-cell>
          <table:table-cell office:value-type="float" office:value="74.4128" calcext:value-type="float">
            <text:p>74.4128</text:p>
          </table:table-cell>
          <table:table-cell office:value-type="float" office:value="284.117" calcext:value-type="float">
            <text:p>284.117</text:p>
          </table:table-cell>
          <table:table-cell office:value-type="float" office:value="43.5828" calcext:value-type="float">
            <text:p>43.5828</text:p>
          </table:table-cell>
          <table:table-cell/>
          <table:table-cell table:formula="of:=([.D575]-[.A575])/0.0166667" office:value-type="float" office:value="12.1439757120484" calcext:value-type="float">
            <text:p>12.1439757120484</text:p>
          </table:table-cell>
          <table:table-cell table:formula="of:=ABS([.E575]-[.B575])/0.0166667" office:value-type="float" office:value="653.758692482613" calcext:value-type="float">
            <text:p>653.758692482613</text:p>
          </table:table-cell>
          <table:table-cell table:formula="of:=([.F575]-[.C575])/0.0166667" office:value-type="float" office:value="55.5598888802224" calcext:value-type="float">
            <text:p>55.5598888802224</text:p>
          </table:table-cell>
          <table:table-cell table:formula="of:=DEGREES(ATAN(ABS([.F575]-[.C575])/ABS([.E575]-[.B575])))" office:value-type="float" office:value="4.85762760541588" calcext:value-type="float">
            <text:p>4.85762760541588</text:p>
          </table:table-cell>
          <table:table-cell table:formula="of:=SQRT(POWER([.H575];2)+POWER([.I575];2)+POWER([.J575];2))" office:value-type="float" office:value="656.227708493822" calcext:value-type="float">
            <text:p>656.227708493822</text:p>
          </table:table-cell>
        </table:table-row>
        <table:table-row table:style-name="ro1">
          <table:table-cell office:value-type="float" office:value="74.6925" calcext:value-type="float">
            <text:p>74.6925</text:p>
          </table:table-cell>
          <table:table-cell office:value-type="float" office:value="288.137" calcext:value-type="float">
            <text:p>288.137</text:p>
          </table:table-cell>
          <table:table-cell office:value-type="float" office:value="43.4611" calcext:value-type="float">
            <text:p>43.4611</text:p>
          </table:table-cell>
          <table:table-cell office:value-type="float" office:value="74.6297" calcext:value-type="float">
            <text:p>74.6297</text:p>
          </table:table-cell>
          <table:table-cell office:value-type="float" office:value="277.52" calcext:value-type="float">
            <text:p>277.52</text:p>
          </table:table-cell>
          <table:table-cell office:value-type="float" office:value="44.3628" calcext:value-type="float">
            <text:p>44.3628</text:p>
          </table:table-cell>
          <table:table-cell/>
          <table:table-cell table:formula="of:=([.D576]-[.A576])/0.0166667" office:value-type="float" office:value="-3.76799246401482" calcext:value-type="float">
            <text:p>-3.76799246401482</text:p>
          </table:table-cell>
          <table:table-cell table:formula="of:=ABS([.E576]-[.B576])/0.0166667" office:value-type="float" office:value="637.018725962549" calcext:value-type="float">
            <text:p>637.018725962549</text:p>
          </table:table-cell>
          <table:table-cell table:formula="of:=([.F576]-[.C576])/0.0166667" office:value-type="float" office:value="54.1018917962163" calcext:value-type="float">
            <text:p>54.1018917962163</text:p>
          </table:table-cell>
          <table:table-cell table:formula="of:=DEGREES(ATAN(ABS([.F576]-[.C576])/ABS([.E576]-[.B576])))" office:value-type="float" office:value="4.85447126252575" calcext:value-type="float">
            <text:p>4.85447126252575</text:p>
          </table:table-cell>
          <table:table-cell table:formula="of:=SQRT(POWER([.H576];2)+POWER([.I576];2)+POWER([.J576];2))" office:value-type="float" office:value="639.323134017601" calcext:value-type="float">
            <text:p>639.323134017601</text:p>
          </table:table-cell>
        </table:table-row>
        <table:table-row table:style-name="ro1">
          <table:table-cell office:value-type="float" office:value="74.4336" calcext:value-type="float">
            <text:p>74.4336</text:p>
          </table:table-cell>
          <table:table-cell office:value-type="float" office:value="288.23" calcext:value-type="float">
            <text:p>288.23</text:p>
          </table:table-cell>
          <table:table-cell office:value-type="float" office:value="42.9398" calcext:value-type="float">
            <text:p>42.9398</text:p>
          </table:table-cell>
          <table:table-cell office:value-type="float" office:value="74.6275" calcext:value-type="float">
            <text:p>74.6275</text:p>
          </table:table-cell>
          <table:table-cell office:value-type="float" office:value="277.679" calcext:value-type="float">
            <text:p>277.679</text:p>
          </table:table-cell>
          <table:table-cell office:value-type="float" office:value="43.5904" calcext:value-type="float">
            <text:p>43.5904</text:p>
          </table:table-cell>
          <table:table-cell/>
          <table:table-cell table:formula="of:=([.D577]-[.A577])/0.0166667" office:value-type="float" office:value="11.6339767320465" calcext:value-type="float">
            <text:p>11.6339767320465</text:p>
          </table:table-cell>
          <table:table-cell table:formula="of:=ABS([.E577]-[.B577])/0.0166667" office:value-type="float" office:value="633.058733882535" calcext:value-type="float">
            <text:p>633.058733882535</text:p>
          </table:table-cell>
          <table:table-cell table:formula="of:=([.F577]-[.C577])/0.0166667" office:value-type="float" office:value="39.0359219281564" calcext:value-type="float">
            <text:p>39.0359219281564</text:p>
          </table:table-cell>
          <table:table-cell table:formula="of:=DEGREES(ATAN(ABS([.F577]-[.C577])/ABS([.E577]-[.B577])))" office:value-type="float" office:value="3.52852777863531" calcext:value-type="float">
            <text:p>3.52852777863531</text:p>
          </table:table-cell>
          <table:table-cell table:formula="of:=SQRT(POWER([.H577];2)+POWER([.I577];2)+POWER([.J577];2))" office:value-type="float" office:value="634.367805898393" calcext:value-type="float">
            <text:p>634.367805898393</text:p>
          </table:table-cell>
        </table:table-row>
        <table:table-row table:style-name="ro1">
          <table:table-cell office:value-type="float" office:value="73.4143" calcext:value-type="float">
            <text:p>73.4143</text:p>
          </table:table-cell>
          <table:table-cell office:value-type="float" office:value="290.797" calcext:value-type="float">
            <text:p>290.797</text:p>
          </table:table-cell>
          <table:table-cell office:value-type="float" office:value="43.0602" calcext:value-type="float">
            <text:p>43.0602</text:p>
          </table:table-cell>
          <table:table-cell office:value-type="float" office:value="73.6184" calcext:value-type="float">
            <text:p>73.6184</text:p>
          </table:table-cell>
          <table:table-cell office:value-type="float" office:value="276.147" calcext:value-type="float">
            <text:p>276.147</text:p>
          </table:table-cell>
          <table:table-cell office:value-type="float" office:value="44.3392" calcext:value-type="float">
            <text:p>44.3392</text:p>
          </table:table-cell>
          <table:table-cell/>
          <table:table-cell table:formula="of:=([.D578]-[.A578])/0.0166667" office:value-type="float" office:value="12.2459755080488" calcext:value-type="float">
            <text:p>12.2459755080488</text:p>
          </table:table-cell>
          <table:table-cell table:formula="of:=ABS([.E578]-[.B578])/0.0166667" office:value-type="float" office:value="878.998242003518" calcext:value-type="float">
            <text:p>878.998242003518</text:p>
          </table:table-cell>
          <table:table-cell table:formula="of:=([.F578]-[.C578])/0.0166667" office:value-type="float" office:value="76.7398465203067" calcext:value-type="float">
            <text:p>76.7398465203067</text:p>
          </table:table-cell>
          <table:table-cell table:formula="of:=DEGREES(ATAN(ABS([.F578]-[.C578])/ABS([.E578]-[.B578])))" office:value-type="float" office:value="4.98948578842596" calcext:value-type="float">
            <text:p>4.98948578842596</text:p>
          </table:table-cell>
          <table:table-cell table:formula="of:=SQRT(POWER([.H578];2)+POWER([.I578];2)+POWER([.J578];2))" office:value-type="float" office:value="882.426698035242" calcext:value-type="float">
            <text:p>882.426698035242</text:p>
          </table:table-cell>
        </table:table-row>
        <table:table-row table:style-name="ro1">
          <table:table-cell office:value-type="float" office:value="73.9337" calcext:value-type="float">
            <text:p>73.9337</text:p>
          </table:table-cell>
          <table:table-cell office:value-type="float" office:value="290.722" calcext:value-type="float">
            <text:p>290.722</text:p>
          </table:table-cell>
          <table:table-cell office:value-type="float" office:value="43.5788" calcext:value-type="float">
            <text:p>43.5788</text:p>
          </table:table-cell>
          <table:table-cell office:value-type="float" office:value="74.1345" calcext:value-type="float">
            <text:p>74.1345</text:p>
          </table:table-cell>
          <table:table-cell office:value-type="float" office:value="278.68" calcext:value-type="float">
            <text:p>278.68</text:p>
          </table:table-cell>
          <table:table-cell office:value-type="float" office:value="44.6844" calcext:value-type="float">
            <text:p>44.6844</text:p>
          </table:table-cell>
          <table:table-cell/>
          <table:table-cell table:formula="of:=([.D579]-[.A579])/0.0166667" office:value-type="float" office:value="12.0479759040483" calcext:value-type="float">
            <text:p>12.0479759040483</text:p>
          </table:table-cell>
          <table:table-cell table:formula="of:=ABS([.E579]-[.B579])/0.0166667" office:value-type="float" office:value="722.518554962889" calcext:value-type="float">
            <text:p>722.518554962889</text:p>
          </table:table-cell>
          <table:table-cell table:formula="of:=([.F579]-[.C579])/0.0166667" office:value-type="float" office:value="66.3358673282651" calcext:value-type="float">
            <text:p>66.3358673282651</text:p>
          </table:table-cell>
          <table:table-cell table:formula="of:=DEGREES(ATAN(ABS([.F579]-[.C579])/ABS([.E579]-[.B579])))" office:value-type="float" office:value="5.24573306681474" calcext:value-type="float">
            <text:p>5.24573306681474</text:p>
          </table:table-cell>
          <table:table-cell table:formula="of:=SQRT(POWER([.H579];2)+POWER([.I579];2)+POWER([.J579];2))" office:value-type="float" office:value="725.657400763775" calcext:value-type="float">
            <text:p>725.657400763775</text:p>
          </table:table-cell>
        </table:table-row>
        <table:table-row table:style-name="ro1">
          <table:table-cell office:value-type="float" office:value="74.1968" calcext:value-type="float">
            <text:p>74.1968</text:p>
          </table:table-cell>
          <table:table-cell office:value-type="float" office:value="292.266" calcext:value-type="float">
            <text:p>292.266</text:p>
          </table:table-cell>
          <table:table-cell office:value-type="float" office:value="42.825" calcext:value-type="float">
            <text:p>42.825</text:p>
          </table:table-cell>
          <table:table-cell office:value-type="float" office:value="74.1429" calcext:value-type="float">
            <text:p>74.1429</text:p>
          </table:table-cell>
          <table:table-cell office:value-type="float" office:value="281.575" calcext:value-type="float">
            <text:p>281.575</text:p>
          </table:table-cell>
          <table:table-cell office:value-type="float" office:value="43.2287" calcext:value-type="float">
            <text:p>43.2287</text:p>
          </table:table-cell>
          <table:table-cell/>
          <table:table-cell table:formula="of:=([.D580]-[.A580])/0.0166667" office:value-type="float" office:value="-3.23399353201286" calcext:value-type="float">
            <text:p>-3.23399353201286</text:p>
          </table:table-cell>
          <table:table-cell table:formula="of:=ABS([.E580]-[.B580])/0.0166667" office:value-type="float" office:value="641.458717082568" calcext:value-type="float">
            <text:p>641.458717082568</text:p>
          </table:table-cell>
          <table:table-cell table:formula="of:=([.F580]-[.C580])/0.0166667" office:value-type="float" office:value="24.2219515560969" calcext:value-type="float">
            <text:p>24.2219515560969</text:p>
          </table:table-cell>
          <table:table-cell table:formula="of:=DEGREES(ATAN(ABS([.F580]-[.C580])/ABS([.E580]-[.B580])))" office:value-type="float" office:value="2.16250322317425" calcext:value-type="float">
            <text:p>2.16250322317425</text:p>
          </table:table-cell>
          <table:table-cell table:formula="of:=SQRT(POWER([.H580];2)+POWER([.I580];2)+POWER([.J580];2))" office:value-type="float" office:value="641.924019937379" calcext:value-type="float">
            <text:p>641.924019937379</text:p>
          </table:table-cell>
        </table:table-row>
        <table:table-row table:style-name="ro1">
          <table:table-cell office:value-type="float" office:value="74.4197" calcext:value-type="float">
            <text:p>74.4197</text:p>
          </table:table-cell>
          <table:table-cell office:value-type="float" office:value="285.487" calcext:value-type="float">
            <text:p>285.487</text:p>
          </table:table-cell>
          <table:table-cell office:value-type="float" office:value="43.3685" calcext:value-type="float">
            <text:p>43.3685</text:p>
          </table:table-cell>
          <table:table-cell office:value-type="float" office:value="74.6055" calcext:value-type="float">
            <text:p>74.6055</text:p>
          </table:table-cell>
          <table:table-cell office:value-type="float" office:value="273.749" calcext:value-type="float">
            <text:p>273.749</text:p>
          </table:table-cell>
          <table:table-cell office:value-type="float" office:value="44.2133" calcext:value-type="float">
            <text:p>44.2133</text:p>
          </table:table-cell>
          <table:table-cell/>
          <table:table-cell table:formula="of:=([.D581]-[.A581])/0.0166667" office:value-type="float" office:value="11.1479777040446" calcext:value-type="float">
            <text:p>11.1479777040446</text:p>
          </table:table-cell>
          <table:table-cell table:formula="of:=ABS([.E581]-[.B581])/0.0166667" office:value-type="float" office:value="704.278591442817" calcext:value-type="float">
            <text:p>704.278591442817</text:p>
          </table:table-cell>
          <table:table-cell table:formula="of:=([.F581]-[.C581])/0.0166667" office:value-type="float" office:value="50.6878986242027" calcext:value-type="float">
            <text:p>50.6878986242027</text:p>
          </table:table-cell>
          <table:table-cell table:formula="of:=DEGREES(ATAN(ABS([.F581]-[.C581])/ABS([.E581]-[.B581])))" office:value-type="float" office:value="4.11655806855625" calcext:value-type="float">
            <text:p>4.11655806855625</text:p>
          </table:table-cell>
          <table:table-cell table:formula="of:=SQRT(POWER([.H581];2)+POWER([.I581];2)+POWER([.J581];2))" office:value-type="float" office:value="706.188271524319" calcext:value-type="float">
            <text:p>706.188271524319</text:p>
          </table:table-cell>
        </table:table-row>
        <table:table-row table:style-name="ro1">
          <table:table-cell office:value-type="float" office:value="73.9218" calcext:value-type="float">
            <text:p>73.9218</text:p>
          </table:table-cell>
          <table:table-cell office:value-type="float" office:value="288.004" calcext:value-type="float">
            <text:p>288.004</text:p>
          </table:table-cell>
          <table:table-cell office:value-type="float" office:value="43.7433" calcext:value-type="float">
            <text:p>43.7433</text:p>
          </table:table-cell>
          <table:table-cell office:value-type="float" office:value="73.6305" calcext:value-type="float">
            <text:p>73.6305</text:p>
          </table:table-cell>
          <table:table-cell office:value-type="float" office:value="278.629" calcext:value-type="float">
            <text:p>278.629</text:p>
          </table:table-cell>
          <table:table-cell office:value-type="float" office:value="44.6971" calcext:value-type="float">
            <text:p>44.6971</text:p>
          </table:table-cell>
          <table:table-cell/>
          <table:table-cell table:formula="of:=([.D582]-[.A582])/0.0166667" office:value-type="float" office:value="-17.4779650440703" calcext:value-type="float">
            <text:p>-17.4779650440703</text:p>
          </table:table-cell>
          <table:table-cell table:formula="of:=ABS([.E582]-[.B582])/0.0166667" office:value-type="float" office:value="562.49887500225" calcext:value-type="float">
            <text:p>562.49887500225</text:p>
          </table:table-cell>
          <table:table-cell table:formula="of:=([.F582]-[.C582])/0.0166667" office:value-type="float" office:value="57.227885544229" calcext:value-type="float">
            <text:p>57.227885544229</text:p>
          </table:table-cell>
          <table:table-cell table:formula="of:=DEGREES(ATAN(ABS([.F582]-[.C582])/ABS([.E582]-[.B582])))" office:value-type="float" office:value="5.80920800658155" calcext:value-type="float">
            <text:p>5.80920800658155</text:p>
          </table:table-cell>
          <table:table-cell table:formula="of:=SQRT(POWER([.H582];2)+POWER([.I582];2)+POWER([.J582];2))" office:value-type="float" office:value="565.672603654041" calcext:value-type="float">
            <text:p>565.672603654041</text:p>
          </table:table-cell>
        </table:table-row>
        <table:table-row table:style-name="ro1">
          <table:table-cell office:value-type="float" office:value="74.1833" calcext:value-type="float">
            <text:p>74.1833</text:p>
          </table:table-cell>
          <table:table-cell office:value-type="float" office:value="289.526" calcext:value-type="float">
            <text:p>289.526</text:p>
          </table:table-cell>
          <table:table-cell office:value-type="float" office:value="42.9951" calcext:value-type="float">
            <text:p>42.9951</text:p>
          </table:table-cell>
          <table:table-cell office:value-type="float" office:value="74.1199" calcext:value-type="float">
            <text:p>74.1199</text:p>
          </table:table-cell>
          <table:table-cell office:value-type="float" office:value="276.2" calcext:value-type="float">
            <text:p>276.2</text:p>
          </table:table-cell>
          <table:table-cell office:value-type="float" office:value="44.3262" calcext:value-type="float">
            <text:p>44.3262</text:p>
          </table:table-cell>
          <table:table-cell/>
          <table:table-cell table:formula="of:=([.D583]-[.A583])/0.0166667" office:value-type="float" office:value="-3.8039923920153" calcext:value-type="float">
            <text:p>-3.8039923920153</text:p>
          </table:table-cell>
          <table:table-cell table:formula="of:=ABS([.E583]-[.B583])/0.0166667" office:value-type="float" office:value="799.5584008832" calcext:value-type="float">
            <text:p>799.5584008832</text:p>
          </table:table-cell>
          <table:table-cell table:formula="of:=([.F583]-[.C583])/0.0166667" office:value-type="float" office:value="79.8658402683194" calcext:value-type="float">
            <text:p>79.8658402683194</text:p>
          </table:table-cell>
          <table:table-cell table:formula="of:=DEGREES(ATAN(ABS([.F583]-[.C583])/ABS([.E583]-[.B583])))" office:value-type="float" office:value="5.70420759871484" calcext:value-type="float">
            <text:p>5.70420759871484</text:p>
          </table:table-cell>
          <table:table-cell table:formula="of:=SQRT(POWER([.H583];2)+POWER([.I583];2)+POWER([.J583];2))" office:value-type="float" office:value="803.546301853715" calcext:value-type="float">
            <text:p>803.546301853715</text:p>
          </table:table-cell>
        </table:table-row>
        <table:table-row table:style-name="ro1">
          <table:table-cell office:value-type="float" office:value="74.4206" calcext:value-type="float">
            <text:p>74.4206</text:p>
          </table:table-cell>
          <table:table-cell office:value-type="float" office:value="285.431" calcext:value-type="float">
            <text:p>285.431</text:p>
          </table:table-cell>
          <table:table-cell office:value-type="float" office:value="43.6305" calcext:value-type="float">
            <text:p>43.6305</text:p>
          </table:table-cell>
          <table:table-cell office:value-type="float" office:value="74.115" calcext:value-type="float">
            <text:p>74.115</text:p>
          </table:table-cell>
          <table:table-cell office:value-type="float" office:value="274.845" calcext:value-type="float">
            <text:p>274.845</text:p>
          </table:table-cell>
          <table:table-cell office:value-type="float" office:value="44.7871" calcext:value-type="float">
            <text:p>44.7871</text:p>
          </table:table-cell>
          <table:table-cell/>
          <table:table-cell table:formula="of:=([.D584]-[.A584])/0.0166667" office:value-type="float" office:value="-18.3359633280732" calcext:value-type="float">
            <text:p>-18.3359633280732</text:p>
          </table:table-cell>
          <table:table-cell table:formula="of:=ABS([.E584]-[.B584])/0.0166667" office:value-type="float" office:value="635.158729682538" calcext:value-type="float">
            <text:p>635.158729682538</text:p>
          </table:table-cell>
          <table:table-cell table:formula="of:=([.F584]-[.C584])/0.0166667" office:value-type="float" office:value="69.3958612082779" calcext:value-type="float">
            <text:p>69.3958612082779</text:p>
          </table:table-cell>
          <table:table-cell table:formula="of:=DEGREES(ATAN(ABS([.F584]-[.C584])/ABS([.E584]-[.B584])))" office:value-type="float" office:value="6.23526215561476" calcext:value-type="float">
            <text:p>6.23526215561476</text:p>
          </table:table-cell>
          <table:table-cell table:formula="of:=SQRT(POWER([.H584];2)+POWER([.I584];2)+POWER([.J584];2))" office:value-type="float" office:value="639.201537072575" calcext:value-type="float">
            <text:p>639.201537072575</text:p>
          </table:table-cell>
        </table:table-row>
        <table:table-row table:style-name="ro1">
          <table:table-cell office:value-type="float" office:value="74.4275" calcext:value-type="float">
            <text:p>74.4275</text:p>
          </table:table-cell>
          <table:table-cell office:value-type="float" office:value="286.798" calcext:value-type="float">
            <text:p>286.798</text:p>
          </table:table-cell>
          <table:table-cell office:value-type="float" office:value="43.4176" calcext:value-type="float">
            <text:p>43.4176</text:p>
          </table:table-cell>
          <table:table-cell office:value-type="float" office:value="74.3766" calcext:value-type="float">
            <text:p>74.3766</text:p>
          </table:table-cell>
          <table:table-cell office:value-type="float" office:value="277.595" calcext:value-type="float">
            <text:p>277.595</text:p>
          </table:table-cell>
          <table:table-cell office:value-type="float" office:value="43.8552" calcext:value-type="float">
            <text:p>43.8552</text:p>
          </table:table-cell>
          <table:table-cell/>
          <table:table-cell table:formula="of:=([.D585]-[.A585])/0.0166667" office:value-type="float" office:value="-3.05399389201213" calcext:value-type="float">
            <text:p>-3.05399389201213</text:p>
          </table:table-cell>
          <table:table-cell table:formula="of:=ABS([.E585]-[.B585])/0.0166667" office:value-type="float" office:value="552.178895642207" calcext:value-type="float">
            <text:p>552.178895642207</text:p>
          </table:table-cell>
          <table:table-cell table:formula="of:=([.F585]-[.C585])/0.0166667" office:value-type="float" office:value="26.2559474881052" calcext:value-type="float">
            <text:p>26.2559474881052</text:p>
          </table:table-cell>
          <table:table-cell table:formula="of:=DEGREES(ATAN(ABS([.F585]-[.C585])/ABS([.E585]-[.B585])))" office:value-type="float" office:value="2.72234733326585" calcext:value-type="float">
            <text:p>2.72234733326585</text:p>
          </table:table-cell>
          <table:table-cell table:formula="of:=SQRT(POWER([.H585];2)+POWER([.I585];2)+POWER([.J585];2))" office:value-type="float" office:value="552.811210495806" calcext:value-type="float">
            <text:p>552.811210495806</text:p>
          </table:table-cell>
        </table:table-row>
        <table:table-row table:style-name="ro1">
          <table:table-cell office:value-type="float" office:value="73.9494" calcext:value-type="float">
            <text:p>73.9494</text:p>
          </table:table-cell>
          <table:table-cell office:value-type="float" office:value="294.997" calcext:value-type="float">
            <text:p>294.997</text:p>
          </table:table-cell>
          <table:table-cell office:value-type="float" office:value="42.6619" calcext:value-type="float">
            <text:p>42.6619</text:p>
          </table:table-cell>
          <table:table-cell office:value-type="float" office:value="74.1508" calcext:value-type="float">
            <text:p>74.1508</text:p>
          </table:table-cell>
          <table:table-cell office:value-type="float" office:value="282.806" calcext:value-type="float">
            <text:p>282.806</text:p>
          </table:table-cell>
          <table:table-cell office:value-type="float" office:value="43.5382" calcext:value-type="float">
            <text:p>43.5382</text:p>
          </table:table-cell>
          <table:table-cell/>
          <table:table-cell table:formula="of:=([.D586]-[.A586])/0.0166667" office:value-type="float" office:value="12.0839758320487" calcext:value-type="float">
            <text:p>12.0839758320487</text:p>
          </table:table-cell>
          <table:table-cell table:formula="of:=ABS([.E586]-[.B586])/0.0166667" office:value-type="float" office:value="731.458537082928" calcext:value-type="float">
            <text:p>731.458537082928</text:p>
          </table:table-cell>
          <table:table-cell table:formula="of:=([.F586]-[.C586])/0.0166667" office:value-type="float" office:value="52.5778948442103" calcext:value-type="float">
            <text:p>52.5778948442103</text:p>
          </table:table-cell>
          <table:table-cell table:formula="of:=DEGREES(ATAN(ABS([.F586]-[.C586])/ABS([.E586]-[.B586])))" office:value-type="float" office:value="4.11140066889738" calcext:value-type="float">
            <text:p>4.11140066889738</text:p>
          </table:table-cell>
          <table:table-cell table:formula="of:=SQRT(POWER([.H586];2)+POWER([.I586];2)+POWER([.J586];2))" office:value-type="float" office:value="733.445327866812" calcext:value-type="float">
            <text:p>733.445327866812</text:p>
          </table:table-cell>
        </table:table-row>
        <table:table-row table:style-name="ro1">
          <table:table-cell office:value-type="float" office:value="74.458" calcext:value-type="float">
            <text:p>74.458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3.3518" calcext:value-type="float">
            <text:p>43.3518</text:p>
          </table:table-cell>
          <table:table-cell office:value-type="float" office:value="74.3941" calcext:value-type="float">
            <text:p>74.3941</text:p>
          </table:table-cell>
          <table:table-cell office:value-type="float" office:value="279.986" calcext:value-type="float">
            <text:p>279.986</text:p>
          </table:table-cell>
          <table:table-cell office:value-type="float" office:value="44.7287" calcext:value-type="float">
            <text:p>44.7287</text:p>
          </table:table-cell>
          <table:table-cell/>
          <table:table-cell table:formula="of:=([.D587]-[.A587])/0.0166667" office:value-type="float" office:value="-3.83399233201557" calcext:value-type="float">
            <text:p>-3.83399233201557</text:p>
          </table:table-cell>
          <table:table-cell table:formula="of:=ABS([.E587]-[.B587])/0.0166667" office:value-type="float" office:value="730.678538642923" calcext:value-type="float">
            <text:p>730.678538642923</text:p>
          </table:table-cell>
          <table:table-cell table:formula="of:=([.F587]-[.C587])/0.0166667" office:value-type="float" office:value="82.6138347723308" calcext:value-type="float">
            <text:p>82.6138347723308</text:p>
          </table:table-cell>
          <table:table-cell table:formula="of:=DEGREES(ATAN(ABS([.F587]-[.C587])/ABS([.E587]-[.B587])))" office:value-type="float" office:value="6.45072637163907" calcext:value-type="float">
            <text:p>6.45072637163907</text:p>
          </table:table-cell>
          <table:table-cell table:formula="of:=SQRT(POWER([.H587];2)+POWER([.I587];2)+POWER([.J587];2))" office:value-type="float" office:value="735.344050106036" calcext:value-type="float">
            <text:p>735.344050106036</text:p>
          </table:table-cell>
        </table:table-row>
        <table:table-row table:style-name="ro1">
          <table:table-cell office:value-type="float" office:value="74.9841" calcext:value-type="float">
            <text:p>74.9841</text:p>
          </table:table-cell>
          <table:table-cell office:value-type="float" office:value="293.726" calcext:value-type="float">
            <text:p>293.726</text:p>
          </table:table-cell>
          <table:table-cell office:value-type="float" office:value="42.5911" calcext:value-type="float">
            <text:p>42.5911</text:p>
          </table:table-cell>
          <table:table-cell office:value-type="float" office:value="75.1777" calcext:value-type="float">
            <text:p>75.1777</text:p>
          </table:table-cell>
          <table:table-cell office:value-type="float" office:value="284.249" calcext:value-type="float">
            <text:p>284.249</text:p>
          </table:table-cell>
          <table:table-cell office:value-type="float" office:value="43.3025" calcext:value-type="float">
            <text:p>43.3025</text:p>
          </table:table-cell>
          <table:table-cell/>
          <table:table-cell table:formula="of:=([.D588]-[.A588])/0.0166667" office:value-type="float" office:value="11.6159767680467" calcext:value-type="float">
            <text:p>11.6159767680467</text:p>
          </table:table-cell>
          <table:table-cell table:formula="of:=ABS([.E588]-[.B588])/0.0166667" office:value-type="float" office:value="568.618862762273" calcext:value-type="float">
            <text:p>568.618862762273</text:p>
          </table:table-cell>
          <table:table-cell table:formula="of:=([.F588]-[.C588])/0.0166667" office:value-type="float" office:value="42.683914632171" calcext:value-type="float">
            <text:p>42.683914632171</text:p>
          </table:table-cell>
          <table:table-cell table:formula="of:=DEGREES(ATAN(ABS([.F588]-[.C588])/ABS([.E588]-[.B588])))" office:value-type="float" office:value="4.29291078194062" calcext:value-type="float">
            <text:p>4.29291078194062</text:p>
          </table:table-cell>
          <table:table-cell table:formula="of:=SQRT(POWER([.H588];2)+POWER([.I588];2)+POWER([.J588];2))" office:value-type="float" office:value="570.336969320474" calcext:value-type="float">
            <text:p>570.336969320474</text:p>
          </table:table-cell>
        </table:table-row>
        <table:table-row table:style-name="ro1">
          <table:table-cell office:value-type="float" office:value="74.4188" calcext:value-type="float">
            <text:p>74.4188</text:p>
          </table:table-cell>
          <table:table-cell office:value-type="float" office:value="285.533" calcext:value-type="float">
            <text:p>285.533</text:p>
          </table:table-cell>
          <table:table-cell office:value-type="float" office:value="43.1081" calcext:value-type="float">
            <text:p>43.1081</text:p>
          </table:table-cell>
          <table:table-cell office:value-type="float" office:value="74.3616" calcext:value-type="float">
            <text:p>74.3616</text:p>
          </table:table-cell>
          <table:table-cell office:value-type="float" office:value="275.062" calcext:value-type="float">
            <text:p>275.062</text:p>
          </table:table-cell>
          <table:table-cell office:value-type="float" office:value="43.7596" calcext:value-type="float">
            <text:p>43.7596</text:p>
          </table:table-cell>
          <table:table-cell/>
          <table:table-cell table:formula="of:=([.D589]-[.A589])/0.0166667" office:value-type="float" office:value="-3.43199313601426" calcext:value-type="float">
            <text:p>-3.43199313601426</text:p>
          </table:table-cell>
          <table:table-cell table:formula="of:=ABS([.E589]-[.B589])/0.0166667" office:value-type="float" office:value="628.258743482513" calcext:value-type="float">
            <text:p>628.258743482513</text:p>
          </table:table-cell>
          <table:table-cell table:formula="of:=([.F589]-[.C589])/0.0166667" office:value-type="float" office:value="39.0899218201563" calcext:value-type="float">
            <text:p>39.0899218201563</text:p>
          </table:table-cell>
          <table:table-cell table:formula="of:=DEGREES(ATAN(ABS([.F589]-[.C589])/ABS([.E589]-[.B589])))" office:value-type="float" office:value="3.56032306876462" calcext:value-type="float">
            <text:p>3.56032306876462</text:p>
          </table:table-cell>
          <table:table-cell table:formula="of:=SQRT(POWER([.H589];2)+POWER([.I589];2)+POWER([.J589];2))" office:value-type="float" office:value="629.483001618803" calcext:value-type="float">
            <text:p>629.483001618803</text:p>
          </table:table-cell>
        </table:table-row>
        <table:table-row table:style-name="ro1">
          <table:table-cell office:value-type="float" office:value="74.1968" calcext:value-type="float">
            <text:p>74.1968</text:p>
          </table:table-cell>
          <table:table-cell office:value-type="float" office:value="292.255" calcext:value-type="float">
            <text:p>292.255</text:p>
          </table:table-cell>
          <table:table-cell office:value-type="float" office:value="42.8268" calcext:value-type="float">
            <text:p>42.8268</text:p>
          </table:table-cell>
          <table:table-cell office:value-type="float" office:value="74.3899" calcext:value-type="float">
            <text:p>74.3899</text:p>
          </table:table-cell>
          <table:table-cell office:value-type="float" office:value="280.24" calcext:value-type="float">
            <text:p>280.24</text:p>
          </table:table-cell>
          <table:table-cell office:value-type="float" office:value="43.4373" calcext:value-type="float">
            <text:p>43.4373</text:p>
          </table:table-cell>
          <table:table-cell/>
          <table:table-cell table:formula="of:=([.D590]-[.A590])/0.0166667" office:value-type="float" office:value="11.5859768280464" calcext:value-type="float">
            <text:p>11.5859768280464</text:p>
          </table:table-cell>
          <table:table-cell table:formula="of:=ABS([.E590]-[.B590])/0.0166667" office:value-type="float" office:value="720.898558202883" calcext:value-type="float">
            <text:p>720.898558202883</text:p>
          </table:table-cell>
          <table:table-cell table:formula="of:=([.F590]-[.C590])/0.0166667" office:value-type="float" office:value="36.6299267401466" calcext:value-type="float">
            <text:p>36.6299267401466</text:p>
          </table:table-cell>
          <table:table-cell table:formula="of:=DEGREES(ATAN(ABS([.F590]-[.C590])/ABS([.E590]-[.B590])))" office:value-type="float" office:value="2.90878209455473" calcext:value-type="float">
            <text:p>2.90878209455473</text:p>
          </table:table-cell>
          <table:table-cell table:formula="of:=SQRT(POWER([.H590];2)+POWER([.I590];2)+POWER([.J590];2))" office:value-type="float" office:value="721.921545329576" calcext:value-type="float">
            <text:p>721.921545329576</text:p>
          </table:table-cell>
        </table:table-row>
        <table:table-row table:style-name="ro1">
          <table:table-cell office:value-type="float" office:value="74.4467" calcext:value-type="float">
            <text:p>74.4467</text:p>
          </table:table-cell>
          <table:table-cell office:value-type="float" office:value="291.052" calcext:value-type="float">
            <text:p>291.052</text:p>
          </table:table-cell>
          <table:table-cell office:value-type="float" office:value="42.2423" calcext:value-type="float">
            <text:p>42.2423</text:p>
          </table:table-cell>
          <table:table-cell office:value-type="float" office:value="74.141" calcext:value-type="float">
            <text:p>74.141</text:p>
          </table:table-cell>
          <table:table-cell office:value-type="float" office:value="281.663" calcext:value-type="float">
            <text:p>281.663</text:p>
          </table:table-cell>
          <table:table-cell office:value-type="float" office:value="42.7117" calcext:value-type="float">
            <text:p>42.7117</text:p>
          </table:table-cell>
          <table:table-cell/>
          <table:table-cell table:formula="of:=([.D591]-[.A591])/0.0166667" office:value-type="float" office:value="-18.3419633160735" calcext:value-type="float">
            <text:p>-18.3419633160735</text:p>
          </table:table-cell>
          <table:table-cell table:formula="of:=ABS([.E591]-[.B591])/0.0166667" office:value-type="float" office:value="563.338873322254" calcext:value-type="float">
            <text:p>563.338873322254</text:p>
          </table:table-cell>
          <table:table-cell table:formula="of:=([.F591]-[.C591])/0.0166667" office:value-type="float" office:value="28.1639436721127" calcext:value-type="float">
            <text:p>28.1639436721127</text:p>
          </table:table-cell>
          <table:table-cell table:formula="of:=DEGREES(ATAN(ABS([.F591]-[.C591])/ABS([.E591]-[.B591])))" office:value-type="float" office:value="2.86210086509114" calcext:value-type="float">
            <text:p>2.86210086509114</text:p>
          </table:table-cell>
          <table:table-cell table:formula="of:=SQRT(POWER([.H591];2)+POWER([.I591];2)+POWER([.J591];2))" office:value-type="float" office:value="564.340607733876" calcext:value-type="float">
            <text:p>564.340607733876</text:p>
          </table:table-cell>
        </table:table-row>
        <table:table-row table:style-name="ro1">
          <table:table-cell office:value-type="float" office:value="74.1771" calcext:value-type="float">
            <text:p>74.1771</text:p>
          </table:table-cell>
          <table:table-cell office:value-type="float" office:value="288.138" calcext:value-type="float">
            <text:p>288.138</text:p>
          </table:table-cell>
          <table:table-cell office:value-type="float" office:value="43.2113" calcext:value-type="float">
            <text:p>43.2113</text:p>
          </table:table-cell>
          <table:table-cell office:value-type="float" office:value="74.1308" calcext:value-type="float">
            <text:p>74.1308</text:p>
          </table:table-cell>
          <table:table-cell office:value-type="float" office:value="278.888" calcext:value-type="float">
            <text:p>278.888</text:p>
          </table:table-cell>
          <table:table-cell office:value-type="float" office:value="43.6532" calcext:value-type="float">
            <text:p>43.6532</text:p>
          </table:table-cell>
          <table:table-cell/>
          <table:table-cell table:formula="of:=([.D592]-[.A592])/0.0166667" office:value-type="float" office:value="-2.77799444401125" calcext:value-type="float">
            <text:p>-2.77799444401125</text:p>
          </table:table-cell>
          <table:table-cell table:formula="of:=ABS([.E592]-[.B592])/0.0166667" office:value-type="float" office:value="554.99889000222" calcext:value-type="float">
            <text:p>554.99889000222</text:p>
          </table:table-cell>
          <table:table-cell table:formula="of:=([.F592]-[.C592])/0.0166667" office:value-type="float" office:value="26.5139469721059" calcext:value-type="float">
            <text:p>26.5139469721059</text:p>
          </table:table-cell>
          <table:table-cell table:formula="of:=DEGREES(ATAN(ABS([.F592]-[.C592])/ABS([.E592]-[.B592])))" office:value-type="float" office:value="2.73511024951972" calcext:value-type="float">
            <text:p>2.73511024951972</text:p>
          </table:table-cell>
          <table:table-cell table:formula="of:=SQRT(POWER([.H592];2)+POWER([.I592];2)+POWER([.J592];2))" office:value-type="float" office:value="555.63879862809" calcext:value-type="float">
            <text:p>555.63879862809</text:p>
          </table:table-cell>
        </table:table-row>
        <table:table-row table:style-name="ro1">
          <table:table-cell office:value-type="float" office:value="74.1833" calcext:value-type="float">
            <text:p>74.1833</text:p>
          </table:table-cell>
          <table:table-cell office:value-type="float" office:value="289.52" calcext:value-type="float">
            <text:p>289.52</text:p>
          </table:table-cell>
          <table:table-cell office:value-type="float" office:value="42.9959" calcext:value-type="float">
            <text:p>42.9959</text:p>
          </table:table-cell>
          <table:table-cell office:value-type="float" office:value="74.1308" calcext:value-type="float">
            <text:p>74.1308</text:p>
          </table:table-cell>
          <table:table-cell office:value-type="float" office:value="278.888" calcext:value-type="float">
            <text:p>278.888</text:p>
          </table:table-cell>
          <table:table-cell office:value-type="float" office:value="43.6532" calcext:value-type="float">
            <text:p>43.6532</text:p>
          </table:table-cell>
          <table:table-cell/>
          <table:table-cell table:formula="of:=([.D593]-[.A593])/0.0166667" office:value-type="float" office:value="-3.14999370001315" calcext:value-type="float">
            <text:p>-3.14999370001315</text:p>
          </table:table-cell>
          <table:table-cell table:formula="of:=ABS([.E593]-[.B593])/0.0166667" office:value-type="float" office:value="637.918724162552" calcext:value-type="float">
            <text:p>637.918724162552</text:p>
          </table:table-cell>
          <table:table-cell table:formula="of:=([.F593]-[.C593])/0.0166667" office:value-type="float" office:value="39.4379211241577" calcext:value-type="float">
            <text:p>39.4379211241577</text:p>
          </table:table-cell>
          <table:table-cell table:formula="of:=DEGREES(ATAN(ABS([.F593]-[.C593])/ABS([.E593]-[.B593])))" office:value-type="float" office:value="3.53768297337735" calcext:value-type="float">
            <text:p>3.53768297337735</text:p>
          </table:table-cell>
          <table:table-cell table:formula="of:=SQRT(POWER([.H593];2)+POWER([.I593];2)+POWER([.J593];2))" office:value-type="float" office:value="639.144405216915" calcext:value-type="float">
            <text:p>639.144405216915</text:p>
          </table:table-cell>
        </table:table-row>
        <table:table-row table:style-name="ro1">
          <table:table-cell office:value-type="float" office:value="74.6925" calcext:value-type="float">
            <text:p>74.6925</text:p>
          </table:table-cell>
          <table:table-cell office:value-type="float" office:value="288.132" calcext:value-type="float">
            <text:p>288.132</text:p>
          </table:table-cell>
          <table:table-cell office:value-type="float" office:value="43.462" calcext:value-type="float">
            <text:p>43.462</text:p>
          </table:table-cell>
          <table:table-cell office:value-type="float" office:value="74.8812" calcext:value-type="float">
            <text:p>74.8812</text:p>
          </table:table-cell>
          <table:table-cell office:value-type="float" office:value="277.535" calcext:value-type="float">
            <text:p>277.535</text:p>
          </table:table-cell>
          <table:table-cell office:value-type="float" office:value="44.3582" calcext:value-type="float">
            <text:p>44.3582</text:p>
          </table:table-cell>
          <table:table-cell/>
          <table:table-cell table:formula="of:=([.D594]-[.A594])/0.0166667" office:value-type="float" office:value="11.321977356046" calcext:value-type="float">
            <text:p>11.321977356046</text:p>
          </table:table-cell>
          <table:table-cell table:formula="of:=ABS([.E594]-[.B594])/0.0166667" office:value-type="float" office:value="635.818728362542" calcext:value-type="float">
            <text:p>635.818728362542</text:p>
          </table:table-cell>
          <table:table-cell table:formula="of:=([.F594]-[.C594])/0.0166667" office:value-type="float" office:value="53.7718924562147" calcext:value-type="float">
            <text:p>53.7718924562147</text:p>
          </table:table-cell>
          <table:table-cell table:formula="of:=DEGREES(ATAN(ABS([.F594]-[.C594])/ABS([.E594]-[.B594])))" office:value-type="float" office:value="4.83406443841817" calcext:value-type="float">
            <text:p>4.83406443841817</text:p>
          </table:table-cell>
          <table:table-cell table:formula="of:=SQRT(POWER([.H594];2)+POWER([.I594];2)+POWER([.J594];2))" office:value-type="float" office:value="638.188889691864" calcext:value-type="float">
            <text:p>638.188889691864</text:p>
          </table:table-cell>
        </table:table-row>
        <table:table-row table:style-name="ro1">
          <table:table-cell office:value-type="float" office:value="74.6832" calcext:value-type="float">
            <text:p>74.6832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43.1505" calcext:value-type="float">
            <text:p>43.1505</text:p>
          </table:table-cell>
          <table:table-cell office:value-type="float" office:value="74.6224" calcext:value-type="float">
            <text:p>74.6224</text:p>
          </table:table-cell>
          <table:table-cell office:value-type="float" office:value="276.21" calcext:value-type="float">
            <text:p>276.21</text:p>
          </table:table-cell>
          <table:table-cell office:value-type="float" office:value="44.5683" calcext:value-type="float">
            <text:p>44.5683</text:p>
          </table:table-cell>
          <table:table-cell/>
          <table:table-cell table:formula="of:=([.D595]-[.A595])/0.0166667" office:value-type="float" office:value="-3.64799270401462" calcext:value-type="float">
            <text:p>-3.64799270401462</text:p>
          </table:table-cell>
          <table:table-cell table:formula="of:=ABS([.E595]-[.B595])/0.0166667" office:value-type="float" office:value="639.41872116256" calcext:value-type="float">
            <text:p>639.41872116256</text:p>
          </table:table-cell>
          <table:table-cell table:formula="of:=([.F595]-[.C595])/0.0166667" office:value-type="float" office:value="85.0678298643403" calcext:value-type="float">
            <text:p>85.0678298643403</text:p>
          </table:table-cell>
          <table:table-cell table:formula="of:=DEGREES(ATAN(ABS([.F595]-[.C595])/ABS([.E595]-[.B595])))" office:value-type="float" office:value="7.57809108123001" calcext:value-type="float">
            <text:p>7.57809108123001</text:p>
          </table:table-cell>
          <table:table-cell table:formula="of:=SQRT(POWER([.H595];2)+POWER([.I595];2)+POWER([.J595];2))" office:value-type="float" office:value="645.062899647593" calcext:value-type="float">
            <text:p>645.062899647593</text:p>
          </table:table-cell>
        </table:table-row>
        <table:table-row table:style-name="ro1">
          <table:table-cell office:value-type="float" office:value="73.6672" calcext:value-type="float">
            <text:p>73.6672</text:p>
          </table:table-cell>
          <table:table-cell office:value-type="float" office:value="289.478" calcext:value-type="float">
            <text:p>289.478</text:p>
          </table:table-cell>
          <table:table-cell office:value-type="float" office:value="43.0073" calcext:value-type="float">
            <text:p>43.0073</text:p>
          </table:table-cell>
          <table:table-cell office:value-type="float" office:value="73.6273" calcext:value-type="float">
            <text:p>73.6273</text:p>
          </table:table-cell>
          <table:table-cell office:value-type="float" office:value="278.794" calcext:value-type="float">
            <text:p>278.794</text:p>
          </table:table-cell>
          <table:table-cell office:value-type="float" office:value="43.9226" calcext:value-type="float">
            <text:p>43.9226</text:p>
          </table:table-cell>
          <table:table-cell/>
          <table:table-cell table:formula="of:=([.D596]-[.A596])/0.0166667" office:value-type="float" office:value="-2.3939952120089" calcext:value-type="float">
            <text:p>-2.3939952120089</text:p>
          </table:table-cell>
          <table:table-cell table:formula="of:=ABS([.E596]-[.B596])/0.0166667" office:value-type="float" office:value="641.038717922566" calcext:value-type="float">
            <text:p>641.038717922566</text:p>
          </table:table-cell>
          <table:table-cell table:formula="of:=([.F596]-[.C596])/0.0166667" office:value-type="float" office:value="54.9178901642198" calcext:value-type="float">
            <text:p>54.9178901642198</text:p>
          </table:table-cell>
          <table:table-cell table:formula="of:=DEGREES(ATAN(ABS([.F596]-[.C596])/ABS([.E596]-[.B596])))" office:value-type="float" office:value="4.89658272257308" calcext:value-type="float">
            <text:p>4.89658272257308</text:p>
          </table:table-cell>
          <table:table-cell table:formula="of:=SQRT(POWER([.H596];2)+POWER([.I596];2)+POWER([.J596];2))" office:value-type="float" office:value="643.391283550664" calcext:value-type="float">
            <text:p>643.391283550664</text:p>
          </table:table-cell>
        </table:table-row>
        <table:table-row table:style-name="ro1">
          <table:table-cell office:value-type="float" office:value="73.9307" calcext:value-type="float">
            <text:p>73.9307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2.7836" calcext:value-type="float">
            <text:p>42.7836</text:p>
          </table:table-cell>
          <table:table-cell office:value-type="float" office:value="73.8838" calcext:value-type="float">
            <text:p>73.8838</text:p>
          </table:table-cell>
          <table:table-cell office:value-type="float" office:value="280.21" calcext:value-type="float">
            <text:p>280.21</text:p>
          </table:table-cell>
          <table:table-cell office:value-type="float" office:value="43.4467" calcext:value-type="float">
            <text:p>43.4467</text:p>
          </table:table-cell>
          <table:table-cell/>
          <table:table-cell table:formula="of:=([.D597]-[.A597])/0.0166667" office:value-type="float" office:value="-2.81399437201173" calcext:value-type="float">
            <text:p>-2.81399437201173</text:p>
          </table:table-cell>
          <table:table-cell table:formula="of:=ABS([.E597]-[.B597])/0.0166667" office:value-type="float" office:value="641.278717442568" calcext:value-type="float">
            <text:p>641.278717442568</text:p>
          </table:table-cell>
          <table:table-cell table:formula="of:=([.F597]-[.C597])/0.0166667" office:value-type="float" office:value="39.7859204281591" calcext:value-type="float">
            <text:p>39.7859204281591</text:p>
          </table:table-cell>
          <table:table-cell table:formula="of:=DEGREES(ATAN(ABS([.F597]-[.C597])/ABS([.E597]-[.B597])))" office:value-type="float" office:value="3.55016812568957" calcext:value-type="float">
            <text:p>3.55016812568957</text:p>
          </table:table-cell>
          <table:table-cell table:formula="of:=SQRT(POWER([.H597];2)+POWER([.I597];2)+POWER([.J597];2))" office:value-type="float" office:value="642.517884166212" calcext:value-type="float">
            <text:p>642.517884166212</text:p>
          </table:table-cell>
        </table:table-row>
        <table:table-row table:style-name="ro1">
          <table:table-cell office:value-type="float" office:value="73.9514" calcext:value-type="float">
            <text:p>73.9514</text:p>
          </table:table-cell>
          <table:table-cell office:value-type="float" office:value="294.881" calcext:value-type="float">
            <text:p>294.881</text:p>
          </table:table-cell>
          <table:table-cell office:value-type="float" office:value="43.1959" calcext:value-type="float">
            <text:p>43.1959</text:p>
          </table:table-cell>
          <table:table-cell office:value-type="float" office:value="73.9046" calcext:value-type="float">
            <text:p>73.9046</text:p>
          </table:table-cell>
          <table:table-cell office:value-type="float" office:value="283.967" calcext:value-type="float">
            <text:p>283.967</text:p>
          </table:table-cell>
          <table:table-cell office:value-type="float" office:value="44.1155" calcext:value-type="float">
            <text:p>44.1155</text:p>
          </table:table-cell>
          <table:table-cell/>
          <table:table-cell table:formula="of:=([.D598]-[.A598])/0.0166667" office:value-type="float" office:value="-2.80799438401151" calcext:value-type="float">
            <text:p>-2.80799438401151</text:p>
          </table:table-cell>
          <table:table-cell table:formula="of:=ABS([.E598]-[.B598])/0.0166667" office:value-type="float" office:value="654.838690322619" calcext:value-type="float">
            <text:p>654.838690322619</text:p>
          </table:table-cell>
          <table:table-cell table:formula="of:=([.F598]-[.C598])/0.0166667" office:value-type="float" office:value="55.1758896482204" calcext:value-type="float">
            <text:p>55.1758896482204</text:p>
          </table:table-cell>
          <table:table-cell table:formula="of:=DEGREES(ATAN(ABS([.F598]-[.C598])/ABS([.E598]-[.B598])))" office:value-type="float" office:value="4.81629445354989" calcext:value-type="float">
            <text:p>4.81629445354989</text:p>
          </table:table-cell>
          <table:table-cell table:formula="of:=SQRT(POWER([.H598];2)+POWER([.I598];2)+POWER([.J598];2))" office:value-type="float" office:value="657.165104044924" calcext:value-type="float">
            <text:p>657.165104044924</text:p>
          </table:table-cell>
        </table:table-row>
        <table:table-row table:style-name="ro1">
          <table:table-cell office:value-type="float" office:value="74.94" calcext:value-type="float">
            <text:p>74.94</text:p>
          </table:table-cell>
          <table:table-cell office:value-type="float" office:value="286.907" calcext:value-type="float">
            <text:p>286.907</text:p>
          </table:table-cell>
          <table:table-cell office:value-type="float" office:value="43.1419" calcext:value-type="float">
            <text:p>43.1419</text:p>
          </table:table-cell>
          <table:table-cell office:value-type="float" office:value="75.1216" calcext:value-type="float">
            <text:p>75.1216</text:p>
          </table:table-cell>
          <table:table-cell office:value-type="float" office:value="276.469" calcext:value-type="float">
            <text:p>276.469</text:p>
          </table:table-cell>
          <table:table-cell office:value-type="float" office:value="43.5287" calcext:value-type="float">
            <text:p>43.5287</text:p>
          </table:table-cell>
          <table:table-cell/>
          <table:table-cell table:formula="of:=([.D599]-[.A599])/0.0166667" office:value-type="float" office:value="10.8959782080438" calcext:value-type="float">
            <text:p>10.8959782080438</text:p>
          </table:table-cell>
          <table:table-cell table:formula="of:=ABS([.E599]-[.B599])/0.0166667" office:value-type="float" office:value="626.278747442504" calcext:value-type="float">
            <text:p>626.278747442504</text:p>
          </table:table-cell>
          <table:table-cell table:formula="of:=([.F599]-[.C599])/0.0166667" office:value-type="float" office:value="23.2079535840929" calcext:value-type="float">
            <text:p>23.2079535840929</text:p>
          </table:table-cell>
          <table:table-cell table:formula="of:=DEGREES(ATAN(ABS([.F599]-[.C599])/ABS([.E599]-[.B599])))" office:value-type="float" office:value="2.12223332725154" calcext:value-type="float">
            <text:p>2.12223332725154</text:p>
          </table:table-cell>
          <table:table-cell table:formula="of:=SQRT(POWER([.H599];2)+POWER([.I599];2)+POWER([.J599];2))" office:value-type="float" office:value="626.803319190975" calcext:value-type="float">
            <text:p>626.803319190975</text:p>
          </table:table-cell>
        </table:table-row>
        <table:table-row table:style-name="ro1">
          <table:table-cell office:value-type="float" office:value="73.91" calcext:value-type="float">
            <text:p>73.91</text:p>
          </table:table-cell>
          <table:table-cell office:value-type="float" office:value="285.331" calcext:value-type="float">
            <text:p>285.331</text:p>
          </table:table-cell>
          <table:table-cell office:value-type="float" office:value="43.9038" calcext:value-type="float">
            <text:p>43.9038</text:p>
          </table:table-cell>
          <table:table-cell office:value-type="float" office:value="73.8589" calcext:value-type="float">
            <text:p>73.8589</text:p>
          </table:table-cell>
          <table:table-cell office:value-type="float" office:value="273.568" calcext:value-type="float">
            <text:p>273.568</text:p>
          </table:table-cell>
          <table:table-cell office:value-type="float" office:value="44.7429" calcext:value-type="float">
            <text:p>44.7429</text:p>
          </table:table-cell>
          <table:table-cell/>
          <table:table-cell table:formula="of:=([.D600]-[.A600])/0.0166667" office:value-type="float" office:value="-3.06599386801173" calcext:value-type="float">
            <text:p>-3.06599386801173</text:p>
          </table:table-cell>
          <table:table-cell table:formula="of:=ABS([.E600]-[.B600])/0.0166667" office:value-type="float" office:value="705.778588442825" calcext:value-type="float">
            <text:p>705.778588442825</text:p>
          </table:table-cell>
          <table:table-cell table:formula="of:=([.F600]-[.C600])/0.0166667" office:value-type="float" office:value="50.3458993082015" calcext:value-type="float">
            <text:p>50.3458993082015</text:p>
          </table:table-cell>
          <table:table-cell table:formula="of:=DEGREES(ATAN(ABS([.F600]-[.C600])/ABS([.E600]-[.B600])))" office:value-type="float" office:value="4.08021677865929" calcext:value-type="float">
            <text:p>4.08021677865929</text:p>
          </table:table-cell>
          <table:table-cell table:formula="of:=SQRT(POWER([.H600];2)+POWER([.I600];2)+POWER([.J600];2))" office:value-type="float" office:value="707.578635771246" calcext:value-type="float">
            <text:p>707.578635771246</text:p>
          </table:table-cell>
        </table:table-row>
        <table:table-row table:style-name="ro1">
          <table:table-cell office:value-type="float" office:value="73.9448" calcext:value-type="float">
            <text:p>73.9448</text:p>
          </table:table-cell>
          <table:table-cell office:value-type="float" office:value="293.517" calcext:value-type="float">
            <text:p>293.517</text:p>
          </table:table-cell>
          <table:table-cell office:value-type="float" office:value="43.148" calcext:value-type="float">
            <text:p>43.148</text:p>
          </table:table-cell>
          <table:table-cell office:value-type="float" office:value="74.3941" calcext:value-type="float">
            <text:p>74.3941</text:p>
          </table:table-cell>
          <table:table-cell office:value-type="float" office:value="279.986" calcext:value-type="float">
            <text:p>279.986</text:p>
          </table:table-cell>
          <table:table-cell office:value-type="float" office:value="44.7287" calcext:value-type="float">
            <text:p>44.7287</text:p>
          </table:table-cell>
          <table:table-cell/>
          <table:table-cell table:formula="of:=([.D601]-[.A601])/0.0166667" office:value-type="float" office:value="26.9579460841075" calcext:value-type="float">
            <text:p>26.9579460841075</text:p>
          </table:table-cell>
          <table:table-cell table:formula="of:=ABS([.E601]-[.B601])/0.0166667" office:value-type="float" office:value="811.858376283248" calcext:value-type="float">
            <text:p>811.858376283248</text:p>
          </table:table-cell>
          <table:table-cell table:formula="of:=([.F601]-[.C601])/0.0166667" office:value-type="float" office:value="94.8418103163794" calcext:value-type="float">
            <text:p>94.8418103163794</text:p>
          </table:table-cell>
          <table:table-cell table:formula="of:=DEGREES(ATAN(ABS([.F601]-[.C601])/ABS([.E601]-[.B601])))" office:value-type="float" office:value="6.66312811524663" calcext:value-type="float">
            <text:p>6.66312811524663</text:p>
          </table:table-cell>
          <table:table-cell table:formula="of:=SQRT(POWER([.H601];2)+POWER([.I601];2)+POWER([.J601];2))" office:value-type="float" office:value="817.823772571104" calcext:value-type="float">
            <text:p>817.823772571104</text:p>
          </table:table-cell>
        </table:table-row>
        <table:table-row table:style-name="ro1">
          <table:table-cell office:value-type="float" office:value="74.4344" calcext:value-type="float">
            <text:p>74.4344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43.2035" calcext:value-type="float">
            <text:p>43.2035</text:p>
          </table:table-cell>
          <table:table-cell office:value-type="float" office:value="74.3766" calcext:value-type="float">
            <text:p>74.3766</text:p>
          </table:table-cell>
          <table:table-cell office:value-type="float" office:value="277.595" calcext:value-type="float">
            <text:p>277.595</text:p>
          </table:table-cell>
          <table:table-cell office:value-type="float" office:value="43.8552" calcext:value-type="float">
            <text:p>43.8552</text:p>
          </table:table-cell>
          <table:table-cell/>
          <table:table-cell table:formula="of:=([.D602]-[.A602])/0.0166667" office:value-type="float" office:value="-3.46799306401389" calcext:value-type="float">
            <text:p>-3.46799306401389</text:p>
          </table:table-cell>
          <table:table-cell table:formula="of:=ABS([.E602]-[.B602])/0.0166667" office:value-type="float" office:value="634.618730762538" calcext:value-type="float">
            <text:p>634.618730762538</text:p>
          </table:table-cell>
          <table:table-cell table:formula="of:=([.F602]-[.C602])/0.0166667" office:value-type="float" office:value="39.1019217961567" calcext:value-type="float">
            <text:p>39.1019217961567</text:p>
          </table:table-cell>
          <table:table-cell table:formula="of:=DEGREES(ATAN(ABS([.F602]-[.C602])/ABS([.E602]-[.B602])))" office:value-type="float" office:value="3.52581213215386" calcext:value-type="float">
            <text:p>3.52581213215386</text:p>
          </table:table-cell>
          <table:table-cell table:formula="of:=SQRT(POWER([.H602];2)+POWER([.I602];2)+POWER([.J602];2))" office:value-type="float" office:value="635.831676388256" calcext:value-type="float">
            <text:p>635.831676388256</text:p>
          </table:table-cell>
        </table:table-row>
        <table:table-row table:style-name="ro1">
          <table:table-cell office:value-type="float" office:value="73.9458" calcext:value-type="float">
            <text:p>73.9458</text:p>
          </table:table-cell>
          <table:table-cell office:value-type="float" office:value="293.457" calcext:value-type="float">
            <text:p>293.457</text:p>
          </table:table-cell>
          <table:table-cell office:value-type="float" office:value="43.4144" calcext:value-type="float">
            <text:p>43.4144</text:p>
          </table:table-cell>
          <table:table-cell office:value-type="float" office:value="73.9066" calcext:value-type="float">
            <text:p>73.9066</text:p>
          </table:table-cell>
          <table:table-cell office:value-type="float" office:value="283.856" calcext:value-type="float">
            <text:p>283.856</text:p>
          </table:table-cell>
          <table:table-cell office:value-type="float" office:value="44.6369" calcext:value-type="float">
            <text:p>44.6369</text:p>
          </table:table-cell>
          <table:table-cell/>
          <table:table-cell table:formula="of:=([.D603]-[.A603])/0.0166667" office:value-type="float" office:value="-2.35199529600989" calcext:value-type="float">
            <text:p>-2.35199529600989</text:p>
          </table:table-cell>
          <table:table-cell table:formula="of:=ABS([.E603]-[.B603])/0.0166667" office:value-type="float" office:value="576.058847882304" calcext:value-type="float">
            <text:p>576.058847882304</text:p>
          </table:table-cell>
          <table:table-cell table:formula="of:=([.F603]-[.C603])/0.0166667" office:value-type="float" office:value="73.3498533002932" calcext:value-type="float">
            <text:p>73.3498533002932</text:p>
          </table:table-cell>
          <table:table-cell table:formula="of:=DEGREES(ATAN(ABS([.F603]-[.C603])/ABS([.E603]-[.B603])))" office:value-type="float" office:value="7.2564511922371" calcext:value-type="float">
            <text:p>7.2564511922371</text:p>
          </table:table-cell>
          <table:table-cell table:formula="of:=SQRT(POWER([.H603];2)+POWER([.I603];2)+POWER([.J603];2))" office:value-type="float" office:value="580.714670974081" calcext:value-type="float">
            <text:p>580.714670974081</text:p>
          </table:table-cell>
        </table:table-row>
        <table:table-row table:style-name="ro1">
          <table:table-cell office:value-type="float" office:value="73.9392" calcext:value-type="float">
            <text:p>73.9392</text:p>
          </table:table-cell>
          <table:table-cell office:value-type="float" office:value="292.118" calcext:value-type="float">
            <text:p>292.118</text:p>
          </table:table-cell>
          <table:table-cell office:value-type="float" office:value="43.3636" calcext:value-type="float">
            <text:p>43.3636</text:p>
          </table:table-cell>
          <table:table-cell office:value-type="float" office:value="73.894" calcext:value-type="float">
            <text:p>73.894</text:p>
          </table:table-cell>
          <table:table-cell office:value-type="float" office:value="281.272" calcext:value-type="float">
            <text:p>281.272</text:p>
          </table:table-cell>
          <table:table-cell office:value-type="float" office:value="44.5338" calcext:value-type="float">
            <text:p>44.5338</text:p>
          </table:table-cell>
          <table:table-cell/>
          <table:table-cell table:formula="of:=([.D604]-[.A604])/0.0166667" office:value-type="float" office:value="-2.7119945760105" calcext:value-type="float">
            <text:p>-2.7119945760105</text:p>
          </table:table-cell>
          <table:table-cell table:formula="of:=ABS([.E604]-[.B604])/0.0166667" office:value-type="float" office:value="650.758698482603" calcext:value-type="float">
            <text:p>650.758698482603</text:p>
          </table:table-cell>
          <table:table-cell table:formula="of:=([.F604]-[.C604])/0.0166667" office:value-type="float" office:value="70.2118595762809" calcext:value-type="float">
            <text:p>70.2118595762809</text:p>
          </table:table-cell>
          <table:table-cell table:formula="of:=DEGREES(ATAN(ABS([.F604]-[.C604])/ABS([.E604]-[.B604])))" office:value-type="float" office:value="6.1579533594522" calcext:value-type="float">
            <text:p>6.1579533594522</text:p>
          </table:table-cell>
          <table:table-cell table:formula="of:=SQRT(POWER([.H604];2)+POWER([.I604];2)+POWER([.J604];2))" office:value-type="float" office:value="654.541017653219" calcext:value-type="float">
            <text:p>654.541017653219</text:p>
          </table:table-cell>
        </table:table-row>
        <table:table-row table:style-name="ro1">
          <table:table-cell office:value-type="float" office:value="74.4509" calcext:value-type="float">
            <text:p>74.4509</text:p>
          </table:table-cell>
          <table:table-cell office:value-type="float" office:value="290.768" calcext:value-type="float">
            <text:p>290.768</text:p>
          </table:table-cell>
          <table:table-cell office:value-type="float" office:value="43.5669" calcext:value-type="float">
            <text:p>43.5669</text:p>
          </table:table-cell>
          <table:table-cell office:value-type="float" office:value="74.4" calcext:value-type="float">
            <text:p>74.4</text:p>
          </table:table-cell>
          <table:table-cell office:value-type="float" office:value="281.371" calcext:value-type="float">
            <text:p>281.371</text:p>
          </table:table-cell>
          <table:table-cell office:value-type="float" office:value="44.2629" calcext:value-type="float">
            <text:p>44.2629</text:p>
          </table:table-cell>
          <table:table-cell/>
          <table:table-cell table:formula="of:=([.D605]-[.A605])/0.0166667" office:value-type="float" office:value="-3.05399389201213" calcext:value-type="float">
            <text:p>-3.05399389201213</text:p>
          </table:table-cell>
          <table:table-cell table:formula="of:=ABS([.E605]-[.B605])/0.0166667" office:value-type="float" office:value="563.818872362255" calcext:value-type="float">
            <text:p>563.818872362255</text:p>
          </table:table-cell>
          <table:table-cell table:formula="of:=([.F605]-[.C605])/0.0166667" office:value-type="float" office:value="41.7599164801673" calcext:value-type="float">
            <text:p>41.7599164801673</text:p>
          </table:table-cell>
          <table:table-cell table:formula="of:=DEGREES(ATAN(ABS([.F605]-[.C605])/ABS([.E605]-[.B605])))" office:value-type="float" office:value="4.23594561592281" calcext:value-type="float">
            <text:p>4.23594561592281</text:p>
          </table:table-cell>
          <table:table-cell table:formula="of:=SQRT(POWER([.H605];2)+POWER([.I605];2)+POWER([.J605];2))" office:value-type="float" office:value="565.371504707274" calcext:value-type="float">
            <text:p>565.371504707274</text:p>
          </table:table-cell>
        </table:table-row>
        <table:table-row table:style-name="ro1">
          <table:table-cell office:value-type="float" office:value="73.9263" calcext:value-type="float">
            <text:p>73.9263</text:p>
          </table:table-cell>
          <table:table-cell office:value-type="float" office:value="289.455" calcext:value-type="float">
            <text:p>289.455</text:p>
          </table:table-cell>
          <table:table-cell office:value-type="float" office:value="43.2638" calcext:value-type="float">
            <text:p>43.2638</text:p>
          </table:table-cell>
          <table:table-cell office:value-type="float" office:value="73.6284" calcext:value-type="float">
            <text:p>73.6284</text:p>
          </table:table-cell>
          <table:table-cell office:value-type="float" office:value="278.746" calcext:value-type="float">
            <text:p>278.746</text:p>
          </table:table-cell>
          <table:table-cell office:value-type="float" office:value="44.1799" calcext:value-type="float">
            <text:p>44.1799</text:p>
          </table:table-cell>
          <table:table-cell/>
          <table:table-cell table:formula="of:=([.D606]-[.A606])/0.0166667" office:value-type="float" office:value="-17.8739642520714" calcext:value-type="float">
            <text:p>-17.8739642520714</text:p>
          </table:table-cell>
          <table:table-cell table:formula="of:=ABS([.E606]-[.B606])/0.0166667" office:value-type="float" office:value="642.53871492257" calcext:value-type="float">
            <text:p>642.53871492257</text:p>
          </table:table-cell>
          <table:table-cell table:formula="of:=([.F606]-[.C606])/0.0166667" office:value-type="float" office:value="54.9658900682199" calcext:value-type="float">
            <text:p>54.9658900682199</text:p>
          </table:table-cell>
          <table:table-cell table:formula="of:=DEGREES(ATAN(ABS([.F606]-[.C606])/ABS([.E606]-[.B606])))" office:value-type="float" office:value="4.88945623658981" calcext:value-type="float">
            <text:p>4.88945623658981</text:p>
          </table:table-cell>
          <table:table-cell table:formula="of:=SQRT(POWER([.H606];2)+POWER([.I606];2)+POWER([.J606];2))" office:value-type="float" office:value="645.133108624433" calcext:value-type="float">
            <text:p>645.133108624433</text:p>
          </table:table-cell>
        </table:table-row>
        <table:table-row table:style-name="ro1">
          <table:table-cell office:value-type="float" office:value="73.91" calcext:value-type="float">
            <text:p>73.91</text:p>
          </table:table-cell>
          <table:table-cell office:value-type="float" office:value="285.321" calcext:value-type="float">
            <text:p>285.321</text:p>
          </table:table-cell>
          <table:table-cell office:value-type="float" office:value="43.9055" calcext:value-type="float">
            <text:p>43.9055</text:p>
          </table:table-cell>
          <table:table-cell office:value-type="float" office:value="73.864" calcext:value-type="float">
            <text:p>73.864</text:p>
          </table:table-cell>
          <table:table-cell office:value-type="float" office:value="274.86" calcext:value-type="float">
            <text:p>274.86</text:p>
          </table:table-cell>
          <table:table-cell office:value-type="float" office:value="44.5396" calcext:value-type="float">
            <text:p>44.5396</text:p>
          </table:table-cell>
          <table:table-cell/>
          <table:table-cell table:formula="of:=([.D607]-[.A607])/0.0166667" office:value-type="float" office:value="-2.75999448001058" calcext:value-type="float">
            <text:p>-2.75999448001058</text:p>
          </table:table-cell>
          <table:table-cell table:formula="of:=ABS([.E607]-[.B607])/0.0166667" office:value-type="float" office:value="627.658744682511" calcext:value-type="float">
            <text:p>627.658744682511</text:p>
          </table:table-cell>
          <table:table-cell table:formula="of:=([.F607]-[.C607])/0.0166667" office:value-type="float" office:value="38.045923908152" calcext:value-type="float">
            <text:p>38.045923908152</text:p>
          </table:table-cell>
          <table:table-cell table:formula="of:=DEGREES(ATAN(ABS([.F607]-[.C607])/ABS([.E607]-[.B607])))" office:value-type="float" office:value="3.46877496261588" calcext:value-type="float">
            <text:p>3.46877496261588</text:p>
          </table:table-cell>
          <table:table-cell table:formula="of:=SQRT(POWER([.H607];2)+POWER([.I607];2)+POWER([.J607];2))" office:value-type="float" office:value="628.816833165255" calcext:value-type="float">
            <text:p>628.816833165255</text:p>
          </table:table-cell>
        </table:table-row>
        <table:table-row table:style-name="ro1">
          <table:table-cell office:value-type="float" office:value="74.1958" calcext:value-type="float">
            <text:p>74.1958</text:p>
          </table:table-cell>
          <table:table-cell office:value-type="float" office:value="292.303" calcext:value-type="float">
            <text:p>292.303</text:p>
          </table:table-cell>
          <table:table-cell office:value-type="float" office:value="42.5624" calcext:value-type="float">
            <text:p>42.5624</text:p>
          </table:table-cell>
          <table:table-cell office:value-type="float" office:value="74.1447" calcext:value-type="float">
            <text:p>74.1447</text:p>
          </table:table-cell>
          <table:table-cell office:value-type="float" office:value="281.455" calcext:value-type="float">
            <text:p>281.455</text:p>
          </table:table-cell>
          <table:table-cell office:value-type="float" office:value="43.7501" calcext:value-type="float">
            <text:p>43.7501</text:p>
          </table:table-cell>
          <table:table-cell/>
          <table:table-cell table:formula="of:=([.D608]-[.A608])/0.0166667" office:value-type="float" office:value="-3.06599386801258" calcext:value-type="float">
            <text:p>-3.06599386801258</text:p>
          </table:table-cell>
          <table:table-cell table:formula="of:=ABS([.E608]-[.B608])/0.0166667" office:value-type="float" office:value="650.878698242604" calcext:value-type="float">
            <text:p>650.878698242604</text:p>
          </table:table-cell>
          <table:table-cell table:formula="of:=([.F608]-[.C608])/0.0166667" office:value-type="float" office:value="71.2618574762854" calcext:value-type="float">
            <text:p>71.2618574762854</text:p>
          </table:table-cell>
          <table:table-cell table:formula="of:=DEGREES(ATAN(ABS([.F608]-[.C608])/ABS([.E608]-[.B608])))" office:value-type="float" office:value="6.24817737639001" calcext:value-type="float">
            <text:p>6.24817737639001</text:p>
          </table:table-cell>
          <table:table-cell table:formula="of:=SQRT(POWER([.H608];2)+POWER([.I608];2)+POWER([.J608];2))" office:value-type="float" office:value="654.775329769957" calcext:value-type="float">
            <text:p>654.775329769957</text:p>
          </table:table-cell>
        </table:table-row>
        <table:table-row table:style-name="ro1">
          <table:table-cell office:value-type="float" office:value="73.6719" calcext:value-type="float">
            <text:p>73.6719</text:p>
          </table:table-cell>
          <table:table-cell office:value-type="float" office:value="290.863" calcext:value-type="float">
            <text:p>290.863</text:p>
          </table:table-cell>
          <table:table-cell office:value-type="float" office:value="42.7915" calcext:value-type="float">
            <text:p>42.7915</text:p>
          </table:table-cell>
          <table:table-cell office:value-type="float" office:value="73.6296" calcext:value-type="float">
            <text:p>73.6296</text:p>
          </table:table-cell>
          <table:table-cell office:value-type="float" office:value="280.217" calcext:value-type="float">
            <text:p>280.217</text:p>
          </table:table-cell>
          <table:table-cell office:value-type="float" office:value="43.1972" calcext:value-type="float">
            <text:p>43.1972</text:p>
          </table:table-cell>
          <table:table-cell/>
          <table:table-cell table:formula="of:=([.D609]-[.A609])/0.0166667" office:value-type="float" office:value="-2.53799492400999" calcext:value-type="float">
            <text:p>-2.53799492400999</text:p>
          </table:table-cell>
          <table:table-cell table:formula="of:=ABS([.E609]-[.B609])/0.0166667" office:value-type="float" office:value="638.758722482556" calcext:value-type="float">
            <text:p>638.758722482556</text:p>
          </table:table-cell>
          <table:table-cell table:formula="of:=([.F609]-[.C609])/0.0166667" office:value-type="float" office:value="24.3419513160976" calcext:value-type="float">
            <text:p>24.3419513160976</text:p>
          </table:table-cell>
          <table:table-cell table:formula="of:=DEGREES(ATAN(ABS([.F609]-[.C609])/ABS([.E609]-[.B609])))" office:value-type="float" office:value="2.18238354185592" calcext:value-type="float">
            <text:p>2.18238354185592</text:p>
          </table:table-cell>
          <table:table-cell table:formula="of:=SQRT(POWER([.H609];2)+POWER([.I609];2)+POWER([.J609];2))" office:value-type="float" office:value="639.227406765117" calcext:value-type="float">
            <text:p>639.227406765117</text:p>
          </table:table-cell>
        </table:table-row>
        <table:table-row table:style-name="ro1">
          <table:table-cell office:value-type="float" office:value="74.485" calcext:value-type="float">
            <text:p>74.485</text:p>
          </table:table-cell>
          <table:table-cell office:value-type="float" office:value="297.948" calcext:value-type="float">
            <text:p>297.948</text:p>
          </table:table-cell>
          <table:table-cell office:value-type="float" office:value="41.9406" calcext:value-type="float">
            <text:p>41.9406</text:p>
          </table:table-cell>
          <table:table-cell office:value-type="float" office:value="74.6749" calcext:value-type="float">
            <text:p>74.6749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43.1011" calcext:value-type="float">
            <text:p>43.1011</text:p>
          </table:table-cell>
          <table:table-cell/>
          <table:table-cell table:formula="of:=([.D610]-[.A610])/0.0166667" office:value-type="float" office:value="11.3939772120452" calcext:value-type="float">
            <text:p>11.3939772120452</text:p>
          </table:table-cell>
          <table:table-cell table:formula="of:=ABS([.E610]-[.B610])/0.0166667" office:value-type="float" office:value="743.158513682971" calcext:value-type="float">
            <text:p>743.158513682971</text:p>
          </table:table-cell>
          <table:table-cell table:formula="of:=([.F610]-[.C610])/0.0166667" office:value-type="float" office:value="69.6298607402785" calcext:value-type="float">
            <text:p>69.6298607402785</text:p>
          </table:table-cell>
          <table:table-cell table:formula="of:=DEGREES(ATAN(ABS([.F610]-[.C610])/ABS([.E610]-[.B610])))" office:value-type="float" office:value="5.35267246272368" calcext:value-type="float">
            <text:p>5.35267246272368</text:p>
          </table:table-cell>
          <table:table-cell table:formula="of:=SQRT(POWER([.H610];2)+POWER([.I610];2)+POWER([.J610];2))" office:value-type="float" office:value="746.500312580579" calcext:value-type="float">
            <text:p>746.500312580579</text:p>
          </table:table-cell>
        </table:table-row>
        <table:table-row table:style-name="ro1">
          <table:table-cell office:value-type="float" office:value="74.4476" calcext:value-type="float">
            <text:p>74.4476</text:p>
          </table:table-cell>
          <table:table-cell office:value-type="float" office:value="290.998" calcext:value-type="float">
            <text:p>290.998</text:p>
          </table:table-cell>
          <table:table-cell office:value-type="float" office:value="42.507" calcext:value-type="float">
            <text:p>42.507</text:p>
          </table:table-cell>
          <table:table-cell office:value-type="float" office:value="74.3891" calcext:value-type="float">
            <text:p>74.3891</text:p>
          </table:table-cell>
          <table:table-cell office:value-type="float" office:value="280.299" calcext:value-type="float">
            <text:p>280.299</text:p>
          </table:table-cell>
          <table:table-cell office:value-type="float" office:value="43.1772" calcext:value-type="float">
            <text:p>43.1772</text:p>
          </table:table-cell>
          <table:table-cell/>
          <table:table-cell table:formula="of:=([.D611]-[.A611])/0.0166667" office:value-type="float" office:value="-3.50999298001375" calcext:value-type="float">
            <text:p>-3.50999298001375</text:p>
          </table:table-cell>
          <table:table-cell table:formula="of:=ABS([.E611]-[.B611])/0.0166667" office:value-type="float" office:value="641.938716122569" calcext:value-type="float">
            <text:p>641.938716122569</text:p>
          </table:table-cell>
          <table:table-cell table:formula="of:=([.F611]-[.C611])/0.0166667" office:value-type="float" office:value="40.2119195761609" calcext:value-type="float">
            <text:p>40.2119195761609</text:p>
          </table:table-cell>
          <table:table-cell table:formula="of:=DEGREES(ATAN(ABS([.F611]-[.C611])/ABS([.E611]-[.B611])))" office:value-type="float" office:value="3.58440259710104" calcext:value-type="float">
            <text:p>3.58440259710104</text:p>
          </table:table-cell>
          <table:table-cell table:formula="of:=SQRT(POWER([.H611];2)+POWER([.I611];2)+POWER([.J611];2))" office:value-type="float" office:value="643.206524985413" calcext:value-type="float">
            <text:p>643.206524985413</text:p>
          </table:table-cell>
        </table:table-row>
        <table:table-row table:style-name="ro1">
          <table:table-cell office:value-type="float" office:value="73.4171" calcext:value-type="float">
            <text:p>73.4171</text:p>
          </table:table-cell>
          <table:table-cell office:value-type="float" office:value="292.239" calcext:value-type="float">
            <text:p>292.239</text:p>
          </table:table-cell>
          <table:table-cell office:value-type="float" office:value="42.5797" calcext:value-type="float">
            <text:p>42.5797</text:p>
          </table:table-cell>
          <table:table-cell office:value-type="float" office:value="73.1276" calcext:value-type="float">
            <text:p>73.1276</text:p>
          </table:table-cell>
          <table:table-cell office:value-type="float" office:value="281.45" calcext:value-type="float">
            <text:p>281.45</text:p>
          </table:table-cell>
          <table:table-cell office:value-type="float" office:value="43.2579" calcext:value-type="float">
            <text:p>43.2579</text:p>
          </table:table-cell>
          <table:table-cell/>
          <table:table-cell table:formula="of:=([.D612]-[.A612])/0.0166667" office:value-type="float" office:value="-17.3699652600697" calcext:value-type="float">
            <text:p>-17.3699652600697</text:p>
          </table:table-cell>
          <table:table-cell table:formula="of:=ABS([.E612]-[.B612])/0.0166667" office:value-type="float" office:value="647.338705322589" calcext:value-type="float">
            <text:p>647.338705322589</text:p>
          </table:table-cell>
          <table:table-cell table:formula="of:=([.F612]-[.C612])/0.0166667" office:value-type="float" office:value="40.6919186161626" calcext:value-type="float">
            <text:p>40.6919186161626</text:p>
          </table:table-cell>
          <table:table-cell table:formula="of:=DEGREES(ATAN(ABS([.F612]-[.C612])/ABS([.E612]-[.B612])))" office:value-type="float" office:value="3.59689843784644" calcext:value-type="float">
            <text:p>3.59689843784644</text:p>
          </table:table-cell>
          <table:table-cell table:formula="of:=SQRT(POWER([.H612];2)+POWER([.I612];2)+POWER([.J612];2))" office:value-type="float" office:value="648.84894031086" calcext:value-type="float">
            <text:p>648.84894031086</text:p>
          </table:table-cell>
        </table:table-row>
        <table:table-row table:style-name="ro1">
          <table:table-cell office:value-type="float" office:value="74.723" calcext:value-type="float">
            <text:p>74.723</text:p>
          </table:table-cell>
          <table:table-cell office:value-type="float" office:value="293.76" calcext:value-type="float">
            <text:p>293.76</text:p>
          </table:table-cell>
          <table:table-cell office:value-type="float" office:value="42.3307" calcext:value-type="float">
            <text:p>42.3307</text:p>
          </table:table-cell>
          <table:table-cell office:value-type="float" office:value="74.9058" calcext:value-type="float">
            <text:p>74.9058</text:p>
          </table:table-cell>
          <table:table-cell office:value-type="float" office:value="281.523" calcext:value-type="float">
            <text:p>281.523</text:p>
          </table:table-cell>
          <table:table-cell office:value-type="float" office:value="43.7324" calcext:value-type="float">
            <text:p>43.7324</text:p>
          </table:table-cell>
          <table:table-cell/>
          <table:table-cell table:formula="of:=([.D613]-[.A613])/0.0166667" office:value-type="float" office:value="10.9679780640439" calcext:value-type="float">
            <text:p>10.9679780640439</text:p>
          </table:table-cell>
          <table:table-cell table:formula="of:=ABS([.E613]-[.B613])/0.0166667" office:value-type="float" office:value="734.218531562935" calcext:value-type="float">
            <text:p>734.218531562935</text:p>
          </table:table-cell>
          <table:table-cell table:formula="of:=([.F613]-[.C613])/0.0166667" office:value-type="float" office:value="84.1018317963363" calcext:value-type="float">
            <text:p>84.1018317963363</text:p>
          </table:table-cell>
          <table:table-cell table:formula="of:=DEGREES(ATAN(ABS([.F613]-[.C613])/ABS([.E613]-[.B613])))" office:value-type="float" office:value="6.53452508139448" calcext:value-type="float">
            <text:p>6.53452508139448</text:p>
          </table:table-cell>
          <table:table-cell table:formula="of:=SQRT(POWER([.H613];2)+POWER([.I613];2)+POWER([.J613];2))" office:value-type="float" office:value="739.100985484896" calcext:value-type="float">
            <text:p>739.100985484896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83" calcext:value-type="float">
            <text:p>289.683</text:p>
          </table:table-cell>
          <table:table-cell office:value-type="float" office:value="42.4546" calcext:value-type="float">
            <text:p>42.4546</text:p>
          </table:table-cell>
          <table:table-cell office:value-type="float" office:value="74.8792" calcext:value-type="float">
            <text:p>74.8792</text:p>
          </table:table-cell>
          <table:table-cell office:value-type="float" office:value="277.698" calcext:value-type="float">
            <text:p>277.698</text:p>
          </table:table-cell>
          <table:table-cell office:value-type="float" office:value="43.5849" calcext:value-type="float">
            <text:p>43.5849</text:p>
          </table:table-cell>
          <table:table-cell/>
          <table:table-cell table:formula="of:=([.D614]-[.A614])/0.0166667" office:value-type="float" office:value="10.8719782560437" calcext:value-type="float">
            <text:p>10.8719782560437</text:p>
          </table:table-cell>
          <table:table-cell table:formula="of:=ABS([.E614]-[.B614])/0.0166667" office:value-type="float" office:value="719.098561802877" calcext:value-type="float">
            <text:p>719.098561802877</text:p>
          </table:table-cell>
          <table:table-cell table:formula="of:=([.F614]-[.C614])/0.0166667" office:value-type="float" office:value="67.8178643642712" calcext:value-type="float">
            <text:p>67.8178643642712</text:p>
          </table:table-cell>
          <table:table-cell table:formula="of:=DEGREES(ATAN(ABS([.F614]-[.C614])/ABS([.E614]-[.B614])))" office:value-type="float" office:value="5.38760412435079" calcext:value-type="float">
            <text:p>5.38760412435079</text:p>
          </table:table-cell>
          <table:table-cell table:formula="of:=SQRT(POWER([.H614];2)+POWER([.I614];2)+POWER([.J614];2))" office:value-type="float" office:value="722.371237124719" calcext:value-type="float">
            <text:p>722.371237124719</text:p>
          </table:table-cell>
        </table:table-row>
        <table:table-row table:style-name="ro1">
          <table:table-cell office:value-type="float" office:value="74.4484" calcext:value-type="float">
            <text:p>74.4484</text:p>
          </table:table-cell>
          <table:table-cell office:value-type="float" office:value="290.939" calcext:value-type="float">
            <text:p>290.939</text:p>
          </table:table-cell>
          <table:table-cell office:value-type="float" office:value="42.7725" calcext:value-type="float">
            <text:p>42.7725</text:p>
          </table:table-cell>
          <table:table-cell office:value-type="float" office:value="74.1447" calcext:value-type="float">
            <text:p>74.1447</text:p>
          </table:table-cell>
          <table:table-cell office:value-type="float" office:value="281.461" calcext:value-type="float">
            <text:p>281.461</text:p>
          </table:table-cell>
          <table:table-cell office:value-type="float" office:value="43.7493" calcext:value-type="float">
            <text:p>43.7493</text:p>
          </table:table-cell>
          <table:table-cell/>
          <table:table-cell table:formula="of:=([.D615]-[.A615])/0.0166667" office:value-type="float" office:value="-18.2219635560733" calcext:value-type="float">
            <text:p>-18.2219635560733</text:p>
          </table:table-cell>
          <table:table-cell table:formula="of:=ABS([.E615]-[.B615])/0.0166667" office:value-type="float" office:value="568.678862642275" calcext:value-type="float">
            <text:p>568.678862642275</text:p>
          </table:table-cell>
          <table:table-cell table:formula="of:=([.F615]-[.C615])/0.0166667" office:value-type="float" office:value="58.6078827842343" calcext:value-type="float">
            <text:p>58.6078827842343</text:p>
          </table:table-cell>
          <table:table-cell table:formula="of:=DEGREES(ATAN(ABS([.F615]-[.C615])/ABS([.E615]-[.B615])))" office:value-type="float" office:value="5.8841131930984" calcext:value-type="float">
            <text:p>5.8841131930984</text:p>
          </table:table-cell>
          <table:table-cell table:formula="of:=SQRT(POWER([.H615];2)+POWER([.I615];2)+POWER([.J615];2))" office:value-type="float" office:value="571.981269532842" calcext:value-type="float">
            <text:p>571.981269532842</text:p>
          </table:table-cell>
        </table:table-row>
        <table:table-row table:style-name="ro1">
          <table:table-cell office:value-type="float" office:value="73.6647" calcext:value-type="float">
            <text:p>73.6647</text:p>
          </table:table-cell>
          <table:table-cell office:value-type="float" office:value="287.985" calcext:value-type="float">
            <text:p>287.985</text:p>
          </table:table-cell>
          <table:table-cell office:value-type="float" office:value="43.7486" calcext:value-type="float">
            <text:p>43.7486</text:p>
          </table:table-cell>
          <table:table-cell office:value-type="float" office:value="73.6239" calcext:value-type="float">
            <text:p>73.6239</text:p>
          </table:table-cell>
          <table:table-cell office:value-type="float" office:value="277.412" calcext:value-type="float">
            <text:p>277.412</text:p>
          </table:table-cell>
          <table:table-cell office:value-type="float" office:value="44.3891" calcext:value-type="float">
            <text:p>44.3891</text:p>
          </table:table-cell>
          <table:table-cell/>
          <table:table-cell table:formula="of:=([.D616]-[.A616])/0.0166667" office:value-type="float" office:value="-2.4479951040092" calcext:value-type="float">
            <text:p>-2.4479951040092</text:p>
          </table:table-cell>
          <table:table-cell table:formula="of:=ABS([.E616]-[.B616])/0.0166667" office:value-type="float" office:value="634.37873124254" calcext:value-type="float">
            <text:p>634.37873124254</text:p>
          </table:table-cell>
          <table:table-cell table:formula="of:=([.F616]-[.C616])/0.0166667" office:value-type="float" office:value="38.4299231401535" calcext:value-type="float">
            <text:p>38.4299231401535</text:p>
          </table:table-cell>
          <table:table-cell table:formula="of:=DEGREES(ATAN(ABS([.F616]-[.C616])/ABS([.E616]-[.B616])))" office:value-type="float" office:value="3.466674931537" calcext:value-type="float">
            <text:p>3.466674931537</text:p>
          </table:table-cell>
          <table:table-cell table:formula="of:=SQRT(POWER([.H616];2)+POWER([.I616];2)+POWER([.J616];2))" office:value-type="float" office:value="635.546399821037" calcext:value-type="float">
            <text:p>635.546399821037</text:p>
          </table:table-cell>
        </table:table-row>
        <table:table-row table:style-name="ro1">
          <table:table-cell office:value-type="float" office:value="74.1833" calcext:value-type="float">
            <text:p>74.1833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2.9942" calcext:value-type="float">
            <text:p>42.9942</text:p>
          </table:table-cell>
          <table:table-cell office:value-type="float" office:value="74.1309" calcext:value-type="float">
            <text:p>74.1309</text:p>
          </table:table-cell>
          <table:table-cell office:value-type="float" office:value="278.894" calcext:value-type="float">
            <text:p>278.894</text:p>
          </table:table-cell>
          <table:table-cell office:value-type="float" office:value="43.6523" calcext:value-type="float">
            <text:p>43.6523</text:p>
          </table:table-cell>
          <table:table-cell/>
          <table:table-cell table:formula="of:=([.D617]-[.A617])/0.0166667" office:value-type="float" office:value="-3.14399371201292" calcext:value-type="float">
            <text:p>-3.14399371201292</text:p>
          </table:table-cell>
          <table:table-cell table:formula="of:=ABS([.E617]-[.B617])/0.0166667" office:value-type="float" office:value="638.218723562553" calcext:value-type="float">
            <text:p>638.218723562553</text:p>
          </table:table-cell>
          <table:table-cell table:formula="of:=([.F617]-[.C617])/0.0166667" office:value-type="float" office:value="39.4859210281578" calcext:value-type="float">
            <text:p>39.4859210281578</text:p>
          </table:table-cell>
          <table:table-cell table:formula="of:=DEGREES(ATAN(ABS([.F617]-[.C617])/ABS([.E617]-[.B617])))" office:value-type="float" office:value="3.54031703635283" calcext:value-type="float">
            <text:p>3.54031703635283</text:p>
          </table:table-cell>
          <table:table-cell table:formula="of:=SQRT(POWER([.H617];2)+POWER([.I617];2)+POWER([.J617];2))" office:value-type="float" office:value="639.446762257592" calcext:value-type="float">
            <text:p>639.446762257592</text:p>
          </table:table-cell>
        </table:table-row>
        <table:table-row table:style-name="ro1">
          <table:table-cell office:value-type="float" office:value="74.1842" calcext:value-type="float">
            <text:p>74.1842</text:p>
          </table:table-cell>
          <table:table-cell office:value-type="float" office:value="289.473" calcext:value-type="float">
            <text:p>289.473</text:p>
          </table:table-cell>
          <table:table-cell office:value-type="float" office:value="43.2586" calcext:value-type="float">
            <text:p>43.2586</text:p>
          </table:table-cell>
          <table:table-cell office:value-type="float" office:value="74.1318" calcext:value-type="float">
            <text:p>74.1318</text:p>
          </table:table-cell>
          <table:table-cell office:value-type="float" office:value="278.84" calcext:value-type="float">
            <text:p>278.84</text:p>
          </table:table-cell>
          <table:table-cell office:value-type="float" office:value="43.9106" calcext:value-type="float">
            <text:p>43.9106</text:p>
          </table:table-cell>
          <table:table-cell/>
          <table:table-cell table:formula="of:=([.D618]-[.A618])/0.0166667" office:value-type="float" office:value="-3.14399371201292" calcext:value-type="float">
            <text:p>-3.14399371201292</text:p>
          </table:table-cell>
          <table:table-cell table:formula="of:=ABS([.E618]-[.B618])/0.0166667" office:value-type="float" office:value="637.978724042554" calcext:value-type="float">
            <text:p>637.978724042554</text:p>
          </table:table-cell>
          <table:table-cell table:formula="of:=([.F618]-[.C618])/0.0166667" office:value-type="float" office:value="39.1199217601565" calcext:value-type="float">
            <text:p>39.1199217601565</text:p>
          </table:table-cell>
          <table:table-cell table:formula="of:=DEGREES(ATAN(ABS([.F618]-[.C618])/ABS([.E618]-[.B618])))" office:value-type="float" office:value="3.50889997773457" calcext:value-type="float">
            <text:p>3.50889997773457</text:p>
          </table:table-cell>
          <table:table-cell table:formula="of:=SQRT(POWER([.H618];2)+POWER([.I618];2)+POWER([.J618];2))" office:value-type="float" office:value="639.184719236894" calcext:value-type="float">
            <text:p>639.184719236894</text:p>
          </table:table-cell>
        </table:table-row>
        <table:table-row table:style-name="ro1">
          <table:table-cell office:value-type="float" office:value="74.4642" calcext:value-type="float">
            <text:p>74.4642</text:p>
          </table:table-cell>
          <table:table-cell office:value-type="float" office:value="293.623" calcext:value-type="float">
            <text:p>293.623</text:p>
          </table:table-cell>
          <table:table-cell office:value-type="float" office:value="42.8696" calcext:value-type="float">
            <text:p>42.8696</text:p>
          </table:table-cell>
          <table:table-cell office:value-type="float" office:value="74.4068" calcext:value-type="float">
            <text:p>74.4068</text:p>
          </table:table-cell>
          <table:table-cell office:value-type="float" office:value="282.715" calcext:value-type="float">
            <text:p>282.715</text:p>
          </table:table-cell>
          <table:table-cell office:value-type="float" office:value="44.0536" calcext:value-type="float">
            <text:p>44.0536</text:p>
          </table:table-cell>
          <table:table-cell/>
          <table:table-cell table:formula="of:=([.D619]-[.A619])/0.0166667" office:value-type="float" office:value="-3.44399311201385" calcext:value-type="float">
            <text:p>-3.44399311201385</text:p>
          </table:table-cell>
          <table:table-cell table:formula="of:=ABS([.E619]-[.B619])/0.0166667" office:value-type="float" office:value="654.478691042619" calcext:value-type="float">
            <text:p>654.478691042619</text:p>
          </table:table-cell>
          <table:table-cell table:formula="of:=([.F619]-[.C619])/0.0166667" office:value-type="float" office:value="71.0398579202844" calcext:value-type="float">
            <text:p>71.0398579202844</text:p>
          </table:table-cell>
          <table:table-cell table:formula="of:=DEGREES(ATAN(ABS([.F619]-[.C619])/ABS([.E619]-[.B619])))" office:value-type="float" office:value="6.19487082441118" calcext:value-type="float">
            <text:p>6.19487082441118</text:p>
          </table:table-cell>
          <table:table-cell table:formula="of:=SQRT(POWER([.H619];2)+POWER([.I619];2)+POWER([.J619];2))" office:value-type="float" office:value="658.331891625151" calcext:value-type="float">
            <text:p>658.331891625151</text:p>
          </table:table-cell>
        </table:table-row>
        <table:table-row table:style-name="ro1">
          <table:table-cell office:value-type="float" office:value="73.6601" calcext:value-type="float">
            <text:p>73.6601</text:p>
          </table:table-cell>
          <table:table-cell office:value-type="float" office:value="286.611" calcext:value-type="float">
            <text:p>286.611</text:p>
          </table:table-cell>
          <table:table-cell office:value-type="float" office:value="43.9611" calcext:value-type="float">
            <text:p>43.9611</text:p>
          </table:table-cell>
          <table:table-cell office:value-type="float" office:value="73.3737" calcext:value-type="float">
            <text:p>73.3737</text:p>
          </table:table-cell>
          <table:table-cell office:value-type="float" office:value="277.338" calcext:value-type="float">
            <text:p>277.338</text:p>
          </table:table-cell>
          <table:table-cell office:value-type="float" office:value="44.6519" calcext:value-type="float">
            <text:p>44.6519</text:p>
          </table:table-cell>
          <table:table-cell/>
          <table:table-cell table:formula="of:=([.D620]-[.A620])/0.0166667" office:value-type="float" office:value="-17.1839656320688" calcext:value-type="float">
            <text:p>-17.1839656320688</text:p>
          </table:table-cell>
          <table:table-cell table:formula="of:=ABS([.E620]-[.B620])/0.0166667" office:value-type="float" office:value="556.378887242224" calcext:value-type="float">
            <text:p>556.378887242224</text:p>
          </table:table-cell>
          <table:table-cell table:formula="of:=([.F620]-[.C620])/0.0166667" office:value-type="float" office:value="41.4479171041655" calcext:value-type="float">
            <text:p>41.4479171041655</text:p>
          </table:table-cell>
          <table:table-cell table:formula="of:=DEGREES(ATAN(ABS([.F620]-[.C620])/ABS([.E620]-[.B620])))" office:value-type="float" office:value="4.26042805218802" calcext:value-type="float">
            <text:p>4.26042805218802</text:p>
          </table:table-cell>
          <table:table-cell table:formula="of:=SQRT(POWER([.H620];2)+POWER([.I620];2)+POWER([.J620];2))" office:value-type="float" office:value="558.185170598443" calcext:value-type="float">
            <text:p>558.185170598443</text:p>
          </table:table-cell>
        </table:table-row>
        <table:table-row table:style-name="ro1">
          <table:table-cell office:value-type="float" office:value="73.9317" calcext:value-type="float">
            <text:p>73.9317</text:p>
          </table:table-cell>
          <table:table-cell office:value-type="float" office:value="290.839" calcext:value-type="float">
            <text:p>290.839</text:p>
          </table:table-cell>
          <table:table-cell office:value-type="float" office:value="43.0489" calcext:value-type="float">
            <text:p>43.0489</text:p>
          </table:table-cell>
          <table:table-cell office:value-type="float" office:value="74.1318" calcext:value-type="float">
            <text:p>74.1318</text:p>
          </table:table-cell>
          <table:table-cell office:value-type="float" office:value="278.846" calcext:value-type="float">
            <text:p>278.846</text:p>
          </table:table-cell>
          <table:table-cell office:value-type="float" office:value="43.9098" calcext:value-type="float">
            <text:p>43.9098</text:p>
          </table:table-cell>
          <table:table-cell/>
          <table:table-cell table:formula="of:=([.D621]-[.A621])/0.0166667" office:value-type="float" office:value="12.0059759880475" calcext:value-type="float">
            <text:p>12.0059759880475</text:p>
          </table:table-cell>
          <table:table-cell table:formula="of:=ABS([.E621]-[.B621])/0.0166667" office:value-type="float" office:value="719.578560842878" calcext:value-type="float">
            <text:p>719.578560842878</text:p>
          </table:table-cell>
          <table:table-cell table:formula="of:=([.F621]-[.C621])/0.0166667" office:value-type="float" office:value="51.6538966922063" calcext:value-type="float">
            <text:p>51.6538966922063</text:p>
          </table:table-cell>
          <table:table-cell table:formula="of:=DEGREES(ATAN(ABS([.F621]-[.C621])/ABS([.E621]-[.B621])))" office:value-type="float" office:value="4.10585125281819" calcext:value-type="float">
            <text:p>4.10585125281819</text:p>
          </table:table-cell>
          <table:table-cell table:formula="of:=SQRT(POWER([.H621];2)+POWER([.I621];2)+POWER([.J621];2))" office:value-type="float" office:value="721.530022748619" calcext:value-type="float">
            <text:p>721.530022748619</text:p>
          </table:table-cell>
        </table:table-row>
        <table:table-row table:style-name="ro1">
          <table:table-cell office:value-type="float" office:value="73.9352" calcext:value-type="float">
            <text:p>73.9352</text:p>
          </table:table-cell>
          <table:table-cell office:value-type="float" office:value="292.351" calcext:value-type="float">
            <text:p>292.351</text:p>
          </table:table-cell>
          <table:table-cell office:value-type="float" office:value="42.3003" calcext:value-type="float">
            <text:p>42.3003</text:p>
          </table:table-cell>
          <table:table-cell office:value-type="float" office:value="73.888" calcext:value-type="float">
            <text:p>73.888</text:p>
          </table:table-cell>
          <table:table-cell office:value-type="float" office:value="281.599" calcext:value-type="float">
            <text:p>281.599</text:p>
          </table:table-cell>
          <table:table-cell office:value-type="float" office:value="42.9758" calcext:value-type="float">
            <text:p>42.9758</text:p>
          </table:table-cell>
          <table:table-cell/>
          <table:table-cell table:formula="of:=([.D622]-[.A622])/0.0166667" office:value-type="float" office:value="-2.8319943360107" calcext:value-type="float">
            <text:p>-2.8319943360107</text:p>
          </table:table-cell>
          <table:table-cell table:formula="of:=ABS([.E622]-[.B622])/0.0166667" office:value-type="float" office:value="645.118709762581" calcext:value-type="float">
            <text:p>645.118709762581</text:p>
          </table:table-cell>
          <table:table-cell table:formula="of:=([.F622]-[.C622])/0.0166667" office:value-type="float" office:value="40.5299189401621" calcext:value-type="float">
            <text:p>40.5299189401621</text:p>
          </table:table-cell>
          <table:table-cell table:formula="of:=DEGREES(ATAN(ABS([.F622]-[.C622])/ABS([.E622]-[.B622])))" office:value-type="float" office:value="3.59491239587245" calcext:value-type="float">
            <text:p>3.59491239587245</text:p>
          </table:table-cell>
          <table:table-cell table:formula="of:=SQRT(POWER([.H622];2)+POWER([.I622];2)+POWER([.J622];2))" office:value-type="float" office:value="646.396816365112" calcext:value-type="float">
            <text:p>646.396816365112</text:p>
          </table:table-cell>
        </table:table-row>
        <table:table-row table:style-name="ro1">
          <table:table-cell office:value-type="float" office:value="74.684" calcext:value-type="float">
            <text:p>74.684</text:p>
          </table:table-cell>
          <table:table-cell office:value-type="float" office:value="286.821" calcext:value-type="float">
            <text:p>286.821</text:p>
          </table:table-cell>
          <table:table-cell office:value-type="float" office:value="43.4116" calcext:value-type="float">
            <text:p>43.4116</text:p>
          </table:table-cell>
          <table:table-cell office:value-type="float" office:value="74.8725" calcext:value-type="float">
            <text:p>74.8725</text:p>
          </table:table-cell>
          <table:table-cell office:value-type="float" office:value="276.282" calcext:value-type="float">
            <text:p>276.282</text:p>
          </table:table-cell>
          <table:table-cell office:value-type="float" office:value="44.3064" calcext:value-type="float">
            <text:p>44.3064</text:p>
          </table:table-cell>
          <table:table-cell/>
          <table:table-cell table:formula="of:=([.D623]-[.A623])/0.0166667" office:value-type="float" office:value="11.3099773800455" calcext:value-type="float">
            <text:p>11.3099773800455</text:p>
          </table:table-cell>
          <table:table-cell table:formula="of:=ABS([.E623]-[.B623])/0.0166667" office:value-type="float" office:value="632.338735322532" calcext:value-type="float">
            <text:p>632.338735322532</text:p>
          </table:table-cell>
          <table:table-cell table:formula="of:=([.F623]-[.C623])/0.0166667" office:value-type="float" office:value="53.6878926242145" calcext:value-type="float">
            <text:p>53.6878926242145</text:p>
          </table:table-cell>
          <table:table-cell table:formula="of:=DEGREES(ATAN(ABS([.F623]-[.C623])/ABS([.E623]-[.B623])))" office:value-type="float" office:value="4.85298436055359" calcext:value-type="float">
            <text:p>4.85298436055359</text:p>
          </table:table-cell>
          <table:table-cell table:formula="of:=SQRT(POWER([.H623];2)+POWER([.I623];2)+POWER([.J623];2))" office:value-type="float" office:value="634.714567023686" calcext:value-type="float">
            <text:p>634.714567023686</text:p>
          </table:table-cell>
        </table:table-row>
        <table:table-row table:style-name="ro1">
          <table:table-cell office:value-type="float" office:value="73.908" calcext:value-type="float">
            <text:p>73.908</text:p>
          </table:table-cell>
          <table:table-cell office:value-type="float" office:value="285.439" calcext:value-type="float">
            <text:p>285.439</text:p>
          </table:table-cell>
          <table:table-cell office:value-type="float" office:value="43.3809" calcext:value-type="float">
            <text:p>43.3809</text:p>
          </table:table-cell>
          <table:table-cell office:value-type="float" office:value="73.6151" calcext:value-type="float">
            <text:p>73.6151</text:p>
          </table:table-cell>
          <table:table-cell office:value-type="float" office:value="276.304" calcext:value-type="float">
            <text:p>276.304</text:p>
          </table:table-cell>
          <table:table-cell office:value-type="float" office:value="43.569" calcext:value-type="float">
            <text:p>43.569</text:p>
          </table:table-cell>
          <table:table-cell/>
          <table:table-cell table:formula="of:=([.D624]-[.A624])/0.0166667" office:value-type="float" office:value="-17.5739648520705" calcext:value-type="float">
            <text:p>-17.5739648520705</text:p>
          </table:table-cell>
          <table:table-cell table:formula="of:=ABS([.E624]-[.B624])/0.0166667" office:value-type="float" office:value="548.098903802195" calcext:value-type="float">
            <text:p>548.098903802195</text:p>
          </table:table-cell>
          <table:table-cell table:formula="of:=([.F624]-[.C624])/0.0166667" office:value-type="float" office:value="11.2859774280455" calcext:value-type="float">
            <text:p>11.2859774280455</text:p>
          </table:table-cell>
          <table:table-cell table:formula="of:=DEGREES(ATAN(ABS([.F624]-[.C624])/ABS([.E624]-[.B624])))" office:value-type="float" office:value="1.17961831809264" calcext:value-type="float">
            <text:p>1.17961831809264</text:p>
          </table:table-cell>
          <table:table-cell table:formula="of:=SQRT(POWER([.H624];2)+POWER([.I624];2)+POWER([.J624];2))" office:value-type="float" office:value="548.496696322135" calcext:value-type="float">
            <text:p>548.496696322135</text:p>
          </table:table-cell>
        </table:table-row>
        <table:table-row table:style-name="ro1">
          <table:table-cell office:value-type="float" office:value="73.6554" calcext:value-type="float">
            <text:p>73.6554</text:p>
          </table:table-cell>
          <table:table-cell office:value-type="float" office:value="285.245" calcext:value-type="float">
            <text:p>285.245</text:p>
          </table:table-cell>
          <table:table-cell office:value-type="float" office:value="44.1724" calcext:value-type="float">
            <text:p>44.1724</text:p>
          </table:table-cell>
          <table:table-cell office:value-type="float" office:value="73.3663" calcext:value-type="float">
            <text:p>73.3663</text:p>
          </table:table-cell>
          <table:table-cell office:value-type="float" office:value="274.713" calcext:value-type="float">
            <text:p>274.713</text:p>
          </table:table-cell>
          <table:table-cell office:value-type="float" office:value="45.0621" calcext:value-type="float">
            <text:p>45.0621</text:p>
          </table:table-cell>
          <table:table-cell/>
          <table:table-cell table:formula="of:=([.D625]-[.A625])/0.0166667" office:value-type="float" office:value="-17.3459653080697" calcext:value-type="float">
            <text:p>-17.3459653080697</text:p>
          </table:table-cell>
          <table:table-cell table:formula="of:=ABS([.E625]-[.B625])/0.0166667" office:value-type="float" office:value="631.918736162527" calcext:value-type="float">
            <text:p>631.918736162527</text:p>
          </table:table-cell>
          <table:table-cell table:formula="of:=([.F625]-[.C625])/0.0166667" office:value-type="float" office:value="53.3818932362134" calcext:value-type="float">
            <text:p>53.3818932362134</text:p>
          </table:table-cell>
          <table:table-cell table:formula="of:=DEGREES(ATAN(ABS([.F625]-[.C625])/ABS([.E625]-[.B625])))" office:value-type="float" office:value="4.82864732041804" calcext:value-type="float">
            <text:p>4.82864732041804</text:p>
          </table:table-cell>
          <table:table-cell table:formula="of:=SQRT(POWER([.H625];2)+POWER([.I625];2)+POWER([.J625];2))" office:value-type="float" office:value="634.406650462616" calcext:value-type="float">
            <text:p>634.406650462616</text:p>
          </table:table-cell>
        </table:table-row>
        <table:table-row table:style-name="ro1">
          <table:table-cell office:value-type="float" office:value="74.9045" calcext:value-type="float">
            <text:p>74.9045</text:p>
          </table:table-cell>
          <table:table-cell office:value-type="float" office:value="281.643" calcext:value-type="float">
            <text:p>281.643</text:p>
          </table:table-cell>
          <table:table-cell office:value-type="float" office:value="43.2109" calcext:value-type="float">
            <text:p>43.2109</text:p>
          </table:table-cell>
          <table:table-cell office:value-type="float" office:value="75.0849" calcext:value-type="float">
            <text:p>75.0849</text:p>
          </table:table-cell>
          <table:table-cell office:value-type="float" office:value="271.417" calcext:value-type="float">
            <text:p>271.417</text:p>
          </table:table-cell>
          <table:table-cell office:value-type="float" office:value="43.5941" calcext:value-type="float">
            <text:p>43.5941</text:p>
          </table:table-cell>
          <table:table-cell/>
          <table:table-cell table:formula="of:=([.D626]-[.A626])/0.0166667" office:value-type="float" office:value="10.8239783520437" calcext:value-type="float">
            <text:p>10.8239783520437</text:p>
          </table:table-cell>
          <table:table-cell table:formula="of:=ABS([.E626]-[.B626])/0.0166667" office:value-type="float" office:value="613.558772882454" calcext:value-type="float">
            <text:p>613.558772882454</text:p>
          </table:table-cell>
          <table:table-cell table:formula="of:=([.F626]-[.C626])/0.0166667" office:value-type="float" office:value="22.9919540160917" calcext:value-type="float">
            <text:p>22.9919540160917</text:p>
          </table:table-cell>
          <table:table-cell table:formula="of:=DEGREES(ATAN(ABS([.F626]-[.C626])/ABS([.E626]-[.B626])))" office:value-type="float" office:value="2.14604677887836" calcext:value-type="float">
            <text:p>2.14604677887836</text:p>
          </table:table-cell>
          <table:table-cell table:formula="of:=SQRT(POWER([.H626];2)+POWER([.I626];2)+POWER([.J626];2))" office:value-type="float" office:value="614.084811925736" calcext:value-type="float">
            <text:p>614.084811925736</text:p>
          </table:table-cell>
        </table:table-row>
        <table:table-row table:style-name="ro1">
          <table:table-cell office:value-type="float" office:value="74.2149" calcext:value-type="float">
            <text:p>74.2149</text:p>
          </table:table-cell>
          <table:table-cell office:value-type="float" office:value="296.552" calcext:value-type="float">
            <text:p>296.552</text:p>
          </table:table-cell>
          <table:table-cell office:value-type="float" office:value="41.9005" calcext:value-type="float">
            <text:p>41.9005</text:p>
          </table:table-cell>
          <table:table-cell office:value-type="float" office:value="74.1672" calcext:value-type="float">
            <text:p>74.1672</text:p>
          </table:table-cell>
          <table:table-cell office:value-type="float" office:value="286.997" calcext:value-type="float">
            <text:p>286.997</text:p>
          </table:table-cell>
          <table:table-cell office:value-type="float" office:value="42.3722" calcext:value-type="float">
            <text:p>42.3722</text:p>
          </table:table-cell>
          <table:table-cell/>
          <table:table-cell table:formula="of:=([.D627]-[.A627])/0.0166667" office:value-type="float" office:value="-2.86199427601181" calcext:value-type="float">
            <text:p>-2.86199427601181</text:p>
          </table:table-cell>
          <table:table-cell table:formula="of:=ABS([.E627]-[.B627])/0.0166667" office:value-type="float" office:value="573.298853402294" calcext:value-type="float">
            <text:p>573.298853402294</text:p>
          </table:table-cell>
          <table:table-cell table:formula="of:=([.F627]-[.C627])/0.0166667" office:value-type="float" office:value="28.3019433961131" calcext:value-type="float">
            <text:p>28.3019433961131</text:p>
          </table:table-cell>
          <table:table-cell table:formula="of:=DEGREES(ATAN(ABS([.F627]-[.C627])/ABS([.E627]-[.B627])))" office:value-type="float" office:value="2.82621622533991" calcext:value-type="float">
            <text:p>2.82621622533991</text:p>
          </table:table-cell>
          <table:table-cell table:formula="of:=SQRT(POWER([.H627];2)+POWER([.I627];2)+POWER([.J627];2))" office:value-type="float" office:value="574.004151834825" calcext:value-type="float">
            <text:p>574.004151834825</text:p>
          </table:table-cell>
        </table:table-row>
        <table:table-row table:style-name="ro1">
          <table:table-cell office:value-type="float" office:value="73.904" calcext:value-type="float">
            <text:p>73.904</text:p>
          </table:table-cell>
          <table:table-cell office:value-type="float" office:value="285.654" calcext:value-type="float">
            <text:p>285.654</text:p>
          </table:table-cell>
          <table:table-cell office:value-type="float" office:value="42.333" calcext:value-type="float">
            <text:p>42.333</text:p>
          </table:table-cell>
          <table:table-cell office:value-type="float" office:value="73.8508" calcext:value-type="float">
            <text:p>73.8508</text:p>
          </table:table-cell>
          <table:table-cell office:value-type="float" office:value="273.956" calcext:value-type="float">
            <text:p>273.956</text:p>
          </table:table-cell>
          <table:table-cell office:value-type="float" office:value="42.702" calcext:value-type="float">
            <text:p>42.702</text:p>
          </table:table-cell>
          <table:table-cell/>
          <table:table-cell table:formula="of:=([.D628]-[.A628])/0.0166667" office:value-type="float" office:value="-3.19199361601215" calcext:value-type="float">
            <text:p>-3.19199361601215</text:p>
          </table:table-cell>
          <table:table-cell table:formula="of:=ABS([.E628]-[.B628])/0.0166667" office:value-type="float" office:value="701.878596242806" calcext:value-type="float">
            <text:p>701.878596242806</text:p>
          </table:table-cell>
          <table:table-cell table:formula="of:=([.F628]-[.C628])/0.0166667" office:value-type="float" office:value="22.1399557200885" calcext:value-type="float">
            <text:p>22.1399557200885</text:p>
          </table:table-cell>
          <table:table-cell table:formula="of:=DEGREES(ATAN(ABS([.F628]-[.C628])/ABS([.E628]-[.B628])))" office:value-type="float" office:value="1.80673060148179" calcext:value-type="float">
            <text:p>1.80673060148179</text:p>
          </table:table-cell>
          <table:table-cell table:formula="of:=SQRT(POWER([.H628];2)+POWER([.I628];2)+POWER([.J628];2))" office:value-type="float" office:value="702.234953791325" calcext:value-type="float">
            <text:p>702.234953791325</text:p>
          </table:table-cell>
        </table:table-row>
        <table:table-row table:style-name="ro1">
          <table:table-cell office:value-type="float" office:value="73.9367" calcext:value-type="float">
            <text:p>73.9367</text:p>
          </table:table-cell>
          <table:table-cell office:value-type="float" office:value="293.995" calcext:value-type="float">
            <text:p>293.995</text:p>
          </table:table-cell>
          <table:table-cell office:value-type="float" office:value="41.0107" calcext:value-type="float">
            <text:p>41.0107</text:p>
          </table:table-cell>
          <table:table-cell office:value-type="float" office:value="73.6332" calcext:value-type="float">
            <text:p>73.6332</text:p>
          </table:table-cell>
          <table:table-cell office:value-type="float" office:value="283.187" calcext:value-type="float">
            <text:p>283.187</text:p>
          </table:table-cell>
          <table:table-cell office:value-type="float" office:value="41.4632" calcext:value-type="float">
            <text:p>41.4632</text:p>
          </table:table-cell>
          <table:table-cell/>
          <table:table-cell table:formula="of:=([.D629]-[.A629])/0.0166667" office:value-type="float" office:value="-18.2099635800728" calcext:value-type="float">
            <text:p>-18.2099635800728</text:p>
          </table:table-cell>
          <table:table-cell table:formula="of:=ABS([.E629]-[.B629])/0.0166667" office:value-type="float" office:value="648.478703042593" calcext:value-type="float">
            <text:p>648.478703042593</text:p>
          </table:table-cell>
          <table:table-cell table:formula="of:=([.F629]-[.C629])/0.0166667" office:value-type="float" office:value="27.1499457001086" calcext:value-type="float">
            <text:p>27.1499457001086</text:p>
          </table:table-cell>
          <table:table-cell table:formula="of:=DEGREES(ATAN(ABS([.F629]-[.C629])/ABS([.E629]-[.B629])))" office:value-type="float" office:value="2.39741004369642" calcext:value-type="float">
            <text:p>2.39741004369642</text:p>
          </table:table-cell>
          <table:table-cell table:formula="of:=SQRT(POWER([.H629];2)+POWER([.I629];2)+POWER([.J629];2))" office:value-type="float" office:value="649.302202849267" calcext:value-type="float">
            <text:p>649.302202849267</text:p>
          </table:table-cell>
        </table:table-row>
        <table:table-row table:style-name="ro1">
          <table:table-cell office:value-type="float" office:value="74.4744" calcext:value-type="float">
            <text:p>74.4744</text:p>
          </table:table-cell>
          <table:table-cell office:value-type="float" office:value="296.76" calcext:value-type="float">
            <text:p>296.76</text:p>
          </table:table-cell>
          <table:table-cell office:value-type="float" office:value="41.0871" calcext:value-type="float">
            <text:p>41.0871</text:p>
          </table:table-cell>
          <table:table-cell office:value-type="float" office:value="74.4147" calcext:value-type="float">
            <text:p>74.4147</text:p>
          </table:table-cell>
          <table:table-cell office:value-type="float" office:value="285.816" calcext:value-type="float">
            <text:p>285.816</text:p>
          </table:table-cell>
          <table:table-cell office:value-type="float" office:value="41.7947" calcext:value-type="float">
            <text:p>41.7947</text:p>
          </table:table-cell>
          <table:table-cell/>
          <table:table-cell table:formula="of:=([.D630]-[.A630])/0.0166667" office:value-type="float" office:value="-3.58199283601472" calcext:value-type="float">
            <text:p>-3.58199283601472</text:p>
          </table:table-cell>
          <table:table-cell table:formula="of:=ABS([.E630]-[.B630])/0.0166667" office:value-type="float" office:value="656.638686722628" calcext:value-type="float">
            <text:p>656.638686722628</text:p>
          </table:table-cell>
          <table:table-cell table:formula="of:=([.F630]-[.C630])/0.0166667" office:value-type="float" office:value="42.4559150881698" calcext:value-type="float">
            <text:p>42.4559150881698</text:p>
          </table:table-cell>
          <table:table-cell table:formula="of:=DEGREES(ATAN(ABS([.F630]-[.C630])/ABS([.E630]-[.B630])))" office:value-type="float" office:value="3.69939140353301" calcext:value-type="float">
            <text:p>3.69939140353301</text:p>
          </table:table-cell>
          <table:table-cell table:formula="of:=SQRT(POWER([.H630];2)+POWER([.I630];2)+POWER([.J630];2))" office:value-type="float" office:value="658.019528813141" calcext:value-type="float">
            <text:p>658.019528813141</text:p>
          </table:table-cell>
        </table:table-row>
        <table:table-row table:style-name="ro1">
          <table:table-cell office:value-type="float" office:value="74.6904" calcext:value-type="float">
            <text:p>74.6904</text:p>
          </table:table-cell>
          <table:table-cell office:value-type="float" office:value="290.264" calcext:value-type="float">
            <text:p>290.264</text:p>
          </table:table-cell>
          <table:table-cell office:value-type="float" office:value="39.7981" calcext:value-type="float">
            <text:p>39.7981</text:p>
          </table:table-cell>
          <table:table-cell office:value-type="float" office:value="74.8614" calcext:value-type="float">
            <text:p>74.8614</text:p>
          </table:table-cell>
          <table:table-cell office:value-type="float" office:value="277.107" calcext:value-type="float">
            <text:p>277.107</text:p>
          </table:table-cell>
          <table:table-cell office:value-type="float" office:value="40.1823" calcext:value-type="float">
            <text:p>40.1823</text:p>
          </table:table-cell>
          <table:table-cell/>
          <table:table-cell table:formula="of:=([.D631]-[.A631])/0.0166667" office:value-type="float" office:value="10.2599794800414" calcext:value-type="float">
            <text:p>10.2599794800414</text:p>
          </table:table-cell>
          <table:table-cell table:formula="of:=ABS([.E631]-[.B631])/0.0166667" office:value-type="float" office:value="789.418421163157" calcext:value-type="float">
            <text:p>789.418421163157</text:p>
          </table:table-cell>
          <table:table-cell table:formula="of:=([.F631]-[.C631])/0.0166667" office:value-type="float" office:value="23.0519538960922" calcext:value-type="float">
            <text:p>23.0519538960922</text:p>
          </table:table-cell>
          <table:table-cell table:formula="of:=DEGREES(ATAN(ABS([.F631]-[.C631])/ABS([.E631]-[.B631])))" office:value-type="float" office:value="1.67262938215603" calcext:value-type="float">
            <text:p>1.67262938215603</text:p>
          </table:table-cell>
          <table:table-cell table:formula="of:=SQRT(POWER([.H631];2)+POWER([.I631];2)+POWER([.J631];2))" office:value-type="float" office:value="789.821564297335" calcext:value-type="float">
            <text:p>789.821564297335</text:p>
          </table:table-cell>
        </table:table-row>
        <table:table-row table:style-name="ro1">
          <table:table-cell office:value-type="float" office:value="74.1803" calcext:value-type="float">
            <text:p>74.1803</text:p>
          </table:table-cell>
          <table:table-cell office:value-type="float" office:value="291.502" calcext:value-type="float">
            <text:p>291.502</text:p>
          </table:table-cell>
          <table:table-cell office:value-type="float" office:value="40.1171" calcext:value-type="float">
            <text:p>40.1171</text:p>
          </table:table-cell>
          <table:table-cell office:value-type="float" office:value="74.1307" calcext:value-type="float">
            <text:p>74.1307</text:p>
          </table:table-cell>
          <table:table-cell office:value-type="float" office:value="282.272" calcext:value-type="float">
            <text:p>282.272</text:p>
          </table:table-cell>
          <table:table-cell office:value-type="float" office:value="39.8367" calcext:value-type="float">
            <text:p>39.8367</text:p>
          </table:table-cell>
          <table:table-cell/>
          <table:table-cell table:formula="of:=([.D632]-[.A632])/0.0166667" office:value-type="float" office:value="-2.97599404801179" calcext:value-type="float">
            <text:p>-2.97599404801179</text:p>
          </table:table-cell>
          <table:table-cell table:formula="of:=ABS([.E632]-[.B632])/0.0166667" office:value-type="float" office:value="553.798892402216" calcext:value-type="float">
            <text:p>553.798892402216</text:p>
          </table:table-cell>
          <table:table-cell table:formula="of:=([.F632]-[.C632])/0.0166667" office:value-type="float" office:value="-16.8239663520673" calcext:value-type="float">
            <text:p>-16.8239663520673</text:p>
          </table:table-cell>
          <table:table-cell table:formula="of:=DEGREES(ATAN(ABS([.F632]-[.C632])/ABS([.E632]-[.B632])))" office:value-type="float" office:value="1.74006467794371" calcext:value-type="float">
            <text:p>1.74006467794371</text:p>
          </table:table-cell>
          <table:table-cell table:formula="of:=SQRT(POWER([.H632];2)+POWER([.I632];2)+POWER([.J632];2))" office:value-type="float" office:value="554.062375198236" calcext:value-type="float">
            <text:p>554.062375198236</text:p>
          </table:table-cell>
        </table:table-row>
        <table:table-row table:style-name="ro1">
          <table:table-cell office:value-type="float" office:value="74.915" calcext:value-type="float">
            <text:p>74.915</text:p>
          </table:table-cell>
          <table:table-cell office:value-type="float" office:value="284.832" calcext:value-type="float">
            <text:p>284.832</text:p>
          </table:table-cell>
          <table:table-cell office:value-type="float" office:value="40.424" calcext:value-type="float">
            <text:p>40.424</text:p>
          </table:table-cell>
          <table:table-cell office:value-type="float" office:value="75.0954" calcext:value-type="float">
            <text:p>75.0954</text:p>
          </table:table-cell>
          <table:table-cell office:value-type="float" office:value="274.556" calcext:value-type="float">
            <text:p>274.556</text:p>
          </table:table-cell>
          <table:table-cell office:value-type="float" office:value="40.3552" calcext:value-type="float">
            <text:p>40.3552</text:p>
          </table:table-cell>
          <table:table-cell/>
          <table:table-cell table:formula="of:=([.D633]-[.A633])/0.0166667" office:value-type="float" office:value="10.8239783520428" calcext:value-type="float">
            <text:p>10.8239783520428</text:p>
          </table:table-cell>
          <table:table-cell table:formula="of:=ABS([.E633]-[.B633])/0.0166667" office:value-type="float" office:value="616.558766882467" calcext:value-type="float">
            <text:p>616.558766882467</text:p>
          </table:table-cell>
          <table:table-cell table:formula="of:=([.F633]-[.C633])/0.0166667" office:value-type="float" office:value="-4.12799174401627" calcext:value-type="float">
            <text:p>-4.12799174401627</text:p>
          </table:table-cell>
          <table:table-cell table:formula="of:=DEGREES(ATAN(ABS([.F633]-[.C633])/ABS([.E633]-[.B633])))" office:value-type="float" office:value="0.383601667151525" calcext:value-type="float">
            <text:p>0.383601667151525</text:p>
          </table:table-cell>
          <table:table-cell table:formula="of:=SQRT(POWER([.H633];2)+POWER([.I633];2)+POWER([.J633];2))" office:value-type="float" office:value="616.667586178187" calcext:value-type="float">
            <text:p>616.667586178187</text:p>
          </table:table-cell>
        </table:table-row>
        <table:table-row table:style-name="ro1">
          <table:table-cell office:value-type="float" office:value="74.6773" calcext:value-type="float">
            <text:p>74.6773</text:p>
          </table:table-cell>
          <table:table-cell office:value-type="float" office:value="287.336" calcext:value-type="float">
            <text:p>287.336</text:p>
          </table:table-cell>
          <table:table-cell office:value-type="float" office:value="41.0396" calcext:value-type="float">
            <text:p>41.0396</text:p>
          </table:table-cell>
          <table:table-cell office:value-type="float" office:value="74.6117" calcext:value-type="float">
            <text:p>74.6117</text:p>
          </table:table-cell>
          <table:table-cell office:value-type="float" office:value="276.938" calcext:value-type="float">
            <text:p>276.938</text:p>
          </table:table-cell>
          <table:table-cell office:value-type="float" office:value="40.9633" calcext:value-type="float">
            <text:p>40.9633</text:p>
          </table:table-cell>
          <table:table-cell/>
          <table:table-cell table:formula="of:=([.D634]-[.A634])/0.0166667" office:value-type="float" office:value="-3.93599212801595" calcext:value-type="float">
            <text:p>-3.93599212801595</text:p>
          </table:table-cell>
          <table:table-cell table:formula="of:=ABS([.E634]-[.B634])/0.0166667" office:value-type="float" office:value="623.878752242497" calcext:value-type="float">
            <text:p>623.878752242497</text:p>
          </table:table-cell>
          <table:table-cell table:formula="of:=([.F634]-[.C634])/0.0166667" office:value-type="float" office:value="-4.57799084401851" calcext:value-type="float">
            <text:p>-4.57799084401851</text:p>
          </table:table-cell>
          <table:table-cell table:formula="of:=DEGREES(ATAN(ABS([.F634]-[.C634])/ABS([.E634]-[.B634])))" office:value-type="float" office:value="0.420425996777663" calcext:value-type="float">
            <text:p>0.420425996777663</text:p>
          </table:table-cell>
          <table:table-cell table:formula="of:=SQRT(POWER([.H634];2)+POWER([.I634];2)+POWER([.J634];2))" office:value-type="float" office:value="623.907963992971" calcext:value-type="float">
            <text:p>623.907963992971</text:p>
          </table:table-cell>
        </table:table-row>
        <table:table-row table:style-name="ro1">
          <table:table-cell office:value-type="float" office:value="74.4233" calcext:value-type="float">
            <text:p>74.4233</text:p>
          </table:table-cell>
          <table:table-cell office:value-type="float" office:value="287.089" calcext:value-type="float">
            <text:p>287.089</text:p>
          </table:table-cell>
          <table:table-cell office:value-type="float" office:value="42.1008" calcext:value-type="float">
            <text:p>42.1008</text:p>
          </table:table-cell>
          <table:table-cell office:value-type="float" office:value="74.3641" calcext:value-type="float">
            <text:p>74.3641</text:p>
          </table:table-cell>
          <table:table-cell office:value-type="float" office:value="276.655" calcext:value-type="float">
            <text:p>276.655</text:p>
          </table:table-cell>
          <table:table-cell office:value-type="float" office:value="42.2605" calcext:value-type="float">
            <text:p>42.2605</text:p>
          </table:table-cell>
          <table:table-cell/>
          <table:table-cell table:formula="of:=([.D635]-[.A635])/0.0166667" office:value-type="float" office:value="-3.55199289601446" calcext:value-type="float">
            <text:p>-3.55199289601446</text:p>
          </table:table-cell>
          <table:table-cell table:formula="of:=ABS([.E635]-[.B635])/0.0166667" office:value-type="float" office:value="626.038747922506" calcext:value-type="float">
            <text:p>626.038747922506</text:p>
          </table:table-cell>
          <table:table-cell table:formula="of:=([.F635]-[.C635])/0.0166667" office:value-type="float" office:value="9.58198083603838" calcext:value-type="float">
            <text:p>9.58198083603838</text:p>
          </table:table-cell>
          <table:table-cell table:formula="of:=DEGREES(ATAN(ABS([.F635]-[.C635])/ABS([.E635]-[.B635])))" office:value-type="float" office:value="0.876885333384779" calcext:value-type="float">
            <text:p>0.876885333384779</text:p>
          </table:table-cell>
          <table:table-cell table:formula="of:=SQRT(POWER([.H635];2)+POWER([.I635];2)+POWER([.J635];2))" office:value-type="float" office:value="626.122148554621" calcext:value-type="float">
            <text:p>626.122148554621</text:p>
          </table:table-cell>
        </table:table-row>
        <table:table-row table:style-name="ro1">
          <table:table-cell office:value-type="float" office:value="74.1415" calcext:value-type="float">
            <text:p>74.1415</text:p>
          </table:table-cell>
          <table:table-cell office:value-type="float" office:value="283.365" calcext:value-type="float">
            <text:p>283.365</text:p>
          </table:table-cell>
          <table:table-cell office:value-type="float" office:value="40.9236" calcext:value-type="float">
            <text:p>40.9236</text:p>
          </table:table-cell>
          <table:table-cell office:value-type="float" office:value="74.3301" calcext:value-type="float">
            <text:p>74.3301</text:p>
          </table:table-cell>
          <table:table-cell office:value-type="float" office:value="271.895" calcext:value-type="float">
            <text:p>271.895</text:p>
          </table:table-cell>
          <table:table-cell office:value-type="float" office:value="40.8061" calcext:value-type="float">
            <text:p>40.8061</text:p>
          </table:table-cell>
          <table:table-cell/>
          <table:table-cell table:formula="of:=([.D636]-[.A636])/0.0166667" office:value-type="float" office:value="11.3159773680458" calcext:value-type="float">
            <text:p>11.3159773680458</text:p>
          </table:table-cell>
          <table:table-cell table:formula="of:=ABS([.E636]-[.B636])/0.0166667" office:value-type="float" office:value="688.198623602754" calcext:value-type="float">
            <text:p>688.198623602754</text:p>
          </table:table-cell>
          <table:table-cell table:formula="of:=([.F636]-[.C636])/0.0166667" office:value-type="float" office:value="-7.04998590002818" calcext:value-type="float">
            <text:p>-7.04998590002818</text:p>
          </table:table-cell>
          <table:table-cell table:formula="of:=DEGREES(ATAN(ABS([.F636]-[.C636])/ABS([.E636]-[.B636])))" office:value-type="float" office:value="0.586924028693648" calcext:value-type="float">
            <text:p>0.586924028693648</text:p>
          </table:table-cell>
          <table:table-cell table:formula="of:=SQRT(POWER([.H636];2)+POWER([.I636];2)+POWER([.J636];2))" office:value-type="float" office:value="688.327755632235" calcext:value-type="float">
            <text:p>688.327755632235</text:p>
          </table:table-cell>
        </table:table-row>
        <table:table-row table:style-name="ro1">
          <table:table-cell office:value-type="float" office:value="74.1392" calcext:value-type="float">
            <text:p>74.1392</text:p>
          </table:table-cell>
          <table:table-cell office:value-type="float" office:value="281.794" calcext:value-type="float">
            <text:p>281.794</text:p>
          </table:table-cell>
          <table:table-cell office:value-type="float" office:value="42.1873" calcext:value-type="float">
            <text:p>42.1873</text:p>
          </table:table-cell>
          <table:table-cell office:value-type="float" office:value="74.3344" calcext:value-type="float">
            <text:p>74.3344</text:p>
          </table:table-cell>
          <table:table-cell office:value-type="float" office:value="271.644" calcext:value-type="float">
            <text:p>271.644</text:p>
          </table:table-cell>
          <table:table-cell office:value-type="float" office:value="42.0843" calcext:value-type="float">
            <text:p>42.0843</text:p>
          </table:table-cell>
          <table:table-cell/>
          <table:table-cell table:formula="of:=([.D637]-[.A637])/0.0166667" office:value-type="float" office:value="11.7119765760468" calcext:value-type="float">
            <text:p>11.7119765760468</text:p>
          </table:table-cell>
          <table:table-cell table:formula="of:=ABS([.E637]-[.B637])/0.0166667" office:value-type="float" office:value="608.998782002435" calcext:value-type="float">
            <text:p>608.998782002435</text:p>
          </table:table-cell>
          <table:table-cell table:formula="of:=([.F637]-[.C637])/0.0166667" office:value-type="float" office:value="-6.17998764002481" calcext:value-type="float">
            <text:p>-6.17998764002481</text:p>
          </table:table-cell>
          <table:table-cell table:formula="of:=DEGREES(ATAN(ABS([.F637]-[.C637])/ABS([.E637]-[.B637])))" office:value-type="float" office:value="0.581405195038354" calcext:value-type="float">
            <text:p>0.581405195038354</text:p>
          </table:table-cell>
          <table:table-cell table:formula="of:=SQRT(POWER([.H637];2)+POWER([.I637];2)+POWER([.J637];2))" office:value-type="float" office:value="609.142741172377" calcext:value-type="float">
            <text:p>609.142741172377</text:p>
          </table:table-cell>
        </table:table-row>
        <table:table-row table:style-name="ro1">
          <table:table-cell office:value-type="float" office:value="74.1636" calcext:value-type="float">
            <text:p>74.1636</text:p>
          </table:table-cell>
          <table:table-cell office:value-type="float" office:value="287.236" calcext:value-type="float">
            <text:p>287.236</text:p>
          </table:table-cell>
          <table:table-cell office:value-type="float" office:value="41.3153" calcext:value-type="float">
            <text:p>41.3153</text:p>
          </table:table-cell>
          <table:table-cell office:value-type="float" office:value="74.1089" calcext:value-type="float">
            <text:p>74.1089</text:p>
          </table:table-cell>
          <table:table-cell office:value-type="float" office:value="276.844" calcext:value-type="float">
            <text:p>276.844</text:p>
          </table:table-cell>
          <table:table-cell office:value-type="float" office:value="41.2335" calcext:value-type="float">
            <text:p>41.2335</text:p>
          </table:table-cell>
          <table:table-cell/>
          <table:table-cell table:formula="of:=([.D638]-[.A638])/0.0166667" office:value-type="float" office:value="-3.28199343601294" calcext:value-type="float">
            <text:p>-3.28199343601294</text:p>
          </table:table-cell>
          <table:table-cell table:formula="of:=ABS([.E638]-[.B638])/0.0166667" office:value-type="float" office:value="623.518752962494" calcext:value-type="float">
            <text:p>623.518752962494</text:p>
          </table:table-cell>
          <table:table-cell table:formula="of:=([.F638]-[.C638])/0.0166667" office:value-type="float" office:value="-4.9079901840197" calcext:value-type="float">
            <text:p>-4.9079901840197</text:p>
          </table:table-cell>
          <table:table-cell table:formula="of:=DEGREES(ATAN(ABS([.F638]-[.C638])/ABS([.E638]-[.B638])))" office:value-type="float" office:value="0.450990951743652" calcext:value-type="float">
            <text:p>0.450990951743652</text:p>
          </table:table-cell>
          <table:table-cell table:formula="of:=SQRT(POWER([.H638];2)+POWER([.I638];2)+POWER([.J638];2))" office:value-type="float" office:value="623.546706465894" calcext:value-type="float">
            <text:p>623.546706465894</text:p>
          </table:table-cell>
        </table:table-row>
        <table:table-row table:style-name="ro1">
          <table:table-cell office:value-type="float" office:value="74.1392" calcext:value-type="float">
            <text:p>74.1392</text:p>
          </table:table-cell>
          <table:table-cell office:value-type="float" office:value="281.794" calcext:value-type="float">
            <text:p>281.794</text:p>
          </table:table-cell>
          <table:table-cell office:value-type="float" office:value="42.1873" calcext:value-type="float">
            <text:p>42.1873</text:p>
          </table:table-cell>
          <table:table-cell office:value-type="float" office:value="74.0865" calcext:value-type="float">
            <text:p>74.0865</text:p>
          </table:table-cell>
          <table:table-cell office:value-type="float" office:value="271.567" calcext:value-type="float">
            <text:p>271.567</text:p>
          </table:table-cell>
          <table:table-cell office:value-type="float" office:value="42.3463" calcext:value-type="float">
            <text:p>42.3463</text:p>
          </table:table-cell>
          <table:table-cell/>
          <table:table-cell table:formula="of:=([.D639]-[.A639])/0.0166667" office:value-type="float" office:value="-3.16199367601274" calcext:value-type="float">
            <text:p>-3.16199367601274</text:p>
          </table:table-cell>
          <table:table-cell table:formula="of:=ABS([.E639]-[.B639])/0.0166667" office:value-type="float" office:value="613.618772762453" calcext:value-type="float">
            <text:p>613.618772762453</text:p>
          </table:table-cell>
          <table:table-cell table:formula="of:=([.F639]-[.C639])/0.0166667" office:value-type="float" office:value="9.5399809200381" calcext:value-type="float">
            <text:p>9.5399809200381</text:p>
          </table:table-cell>
          <table:table-cell table:formula="of:=DEGREES(ATAN(ABS([.F639]-[.C639])/ABS([.E639]-[.B639])))" office:value-type="float" office:value="0.890710379261691" calcext:value-type="float">
            <text:p>0.890710379261691</text:p>
          </table:table-cell>
          <table:table-cell table:formula="of:=SQRT(POWER([.H639];2)+POWER([.I639];2)+POWER([.J639];2))" office:value-type="float" office:value="613.701073590768" calcext:value-type="float">
            <text:p>613.701073590768</text:p>
          </table:table-cell>
        </table:table-row>
        <table:table-row table:style-name="ro1">
          <table:table-cell office:value-type="float" office:value="74.407" calcext:value-type="float">
            <text:p>74.407</text:p>
          </table:table-cell>
          <table:table-cell office:value-type="float" office:value="284.524" calcext:value-type="float">
            <text:p>284.524</text:p>
          </table:table-cell>
          <table:table-cell office:value-type="float" office:value="41.7475" calcext:value-type="float">
            <text:p>41.7475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41.4444" calcext:value-type="float">
            <text:p>41.4444</text:p>
          </table:table-cell>
          <table:table-cell/>
          <table:table-cell table:formula="of:=([.D640]-[.A640])/0.0166667" office:value-type="float" office:value="-3.17999364001256" calcext:value-type="float">
            <text:p>-3.17999364001256</text:p>
          </table:table-cell>
          <table:table-cell table:formula="of:=ABS([.E640]-[.B640])/0.0166667" office:value-type="float" office:value="538.798922402156" calcext:value-type="float">
            <text:p>538.798922402156</text:p>
          </table:table-cell>
          <table:table-cell table:formula="of:=([.F640]-[.C640])/0.0166667" office:value-type="float" office:value="-18.1859636280728" calcext:value-type="float">
            <text:p>-18.1859636280728</text:p>
          </table:table-cell>
          <table:table-cell table:formula="of:=DEGREES(ATAN(ABS([.F640]-[.C640])/ABS([.E640]-[.B640])))" office:value-type="float" office:value="1.93315817377626" calcext:value-type="float">
            <text:p>1.93315817377626</text:p>
          </table:table-cell>
          <table:table-cell table:formula="of:=SQRT(POWER([.H640];2)+POWER([.I640];2)+POWER([.J640];2))" office:value-type="float" office:value="539.115127235693" calcext:value-type="float">
            <text:p>539.115127235693</text:p>
          </table:table-cell>
        </table:table-row>
        <table:table-row table:style-name="ro1">
          <table:table-cell office:value-type="float" office:value="74.1922" calcext:value-type="float">
            <text:p>74.1922</text:p>
          </table:table-cell>
          <table:table-cell office:value-type="float" office:value="292.565" calcext:value-type="float">
            <text:p>292.565</text:p>
          </table:table-cell>
          <table:table-cell office:value-type="float" office:value="41.4926" calcext:value-type="float">
            <text:p>41.4926</text:p>
          </table:table-cell>
          <table:table-cell office:value-type="float" office:value="74.385" calcext:value-type="float">
            <text:p>74.385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41.8757" calcext:value-type="float">
            <text:p>41.8757</text:p>
          </table:table-cell>
          <table:table-cell/>
          <table:table-cell table:formula="of:=([.D641]-[.A641])/0.0166667" office:value-type="float" office:value="11.5679768640466" calcext:value-type="float">
            <text:p>11.5679768640466</text:p>
          </table:table-cell>
          <table:table-cell table:formula="of:=ABS([.E641]-[.B641])/0.0166667" office:value-type="float" office:value="718.738562522874" calcext:value-type="float">
            <text:p>718.738562522874</text:p>
          </table:table-cell>
          <table:table-cell table:formula="of:=([.F641]-[.C641])/0.0166667" office:value-type="float" office:value="22.9859540280919" calcext:value-type="float">
            <text:p>22.9859540280919</text:p>
          </table:table-cell>
          <table:table-cell table:formula="of:=DEGREES(ATAN(ABS([.F641]-[.C641])/ABS([.E641]-[.B641])))" office:value-type="float" office:value="1.83175009260276" calcext:value-type="float">
            <text:p>1.83175009260276</text:p>
          </table:table-cell>
          <table:table-cell table:formula="of:=SQRT(POWER([.H641];2)+POWER([.I641];2)+POWER([.J641];2))" office:value-type="float" office:value="719.199063840294" calcext:value-type="float">
            <text:p>719.199063840294</text:p>
          </table:table-cell>
        </table:table-row>
        <table:table-row table:style-name="ro1">
          <table:table-cell office:value-type="float" office:value="74.9544" calcext:value-type="float">
            <text:p>74.9544</text:p>
          </table:table-cell>
          <table:table-cell office:value-type="float" office:value="289.892" calcext:value-type="float">
            <text:p>289.892</text:p>
          </table:table-cell>
          <table:table-cell office:value-type="float" office:value="41.6515" calcext:value-type="float">
            <text:p>41.6515</text:p>
          </table:table-cell>
          <table:table-cell office:value-type="float" office:value="74.8916" calcext:value-type="float">
            <text:p>74.8916</text:p>
          </table:table-cell>
          <table:table-cell office:value-type="float" office:value="280.69" calcext:value-type="float">
            <text:p>280.69</text:p>
          </table:table-cell>
          <table:table-cell office:value-type="float" office:value="41.6027" calcext:value-type="float">
            <text:p>41.6027</text:p>
          </table:table-cell>
          <table:table-cell/>
          <table:table-cell table:formula="of:=([.D642]-[.A642])/0.0166667" office:value-type="float" office:value="-3.76799246401567" calcext:value-type="float">
            <text:p>-3.76799246401567</text:p>
          </table:table-cell>
          <table:table-cell table:formula="of:=ABS([.E642]-[.B642])/0.0166667" office:value-type="float" office:value="552.118895762208" calcext:value-type="float">
            <text:p>552.118895762208</text:p>
          </table:table-cell>
          <table:table-cell table:formula="of:=([.F642]-[.C642])/0.0166667" office:value-type="float" office:value="-2.92799414401171" calcext:value-type="float">
            <text:p>-2.92799414401171</text:p>
          </table:table-cell>
          <table:table-cell table:formula="of:=DEGREES(ATAN(ABS([.F642]-[.C642])/ABS([.E642]-[.B642])))" office:value-type="float" office:value="0.303847840568187" calcext:value-type="float">
            <text:p>0.303847840568187</text:p>
          </table:table-cell>
          <table:table-cell table:formula="of:=SQRT(POWER([.H642];2)+POWER([.I642];2)+POWER([.J642];2))" office:value-type="float" office:value="552.139516766004" calcext:value-type="float">
            <text:p>552.139516766004</text:p>
          </table:table-cell>
        </table:table-row>
        <table:table-row table:style-name="ro1">
          <table:table-cell office:value-type="float" office:value="74.2021" calcext:value-type="float">
            <text:p>74.2021</text:p>
          </table:table-cell>
          <table:table-cell office:value-type="float" office:value="295.558" calcext:value-type="float">
            <text:p>295.558</text:p>
          </table:table-cell>
          <table:table-cell office:value-type="float" office:value="40.2417" calcext:value-type="float">
            <text:p>40.2417</text:p>
          </table:table-cell>
          <table:table-cell office:value-type="float" office:value="74.1456" calcext:value-type="float">
            <text:p>74.1456</text:p>
          </table:table-cell>
          <table:table-cell office:value-type="float" office:value="284.815" calcext:value-type="float">
            <text:p>284.815</text:p>
          </table:table-cell>
          <table:table-cell office:value-type="float" office:value="40.1797" calcext:value-type="float">
            <text:p>40.1797</text:p>
          </table:table-cell>
          <table:table-cell/>
          <table:table-cell table:formula="of:=([.D643]-[.A643])/0.0166667" office:value-type="float" office:value="-3.38999322001355" calcext:value-type="float">
            <text:p>-3.38999322001355</text:p>
          </table:table-cell>
          <table:table-cell table:formula="of:=ABS([.E643]-[.B643])/0.0166667" office:value-type="float" office:value="644.578710842578" calcext:value-type="float">
            <text:p>644.578710842578</text:p>
          </table:table-cell>
          <table:table-cell table:formula="of:=([.F643]-[.C643])/0.0166667" office:value-type="float" office:value="-3.71999256001516" calcext:value-type="float">
            <text:p>-3.71999256001516</text:p>
          </table:table-cell>
          <table:table-cell table:formula="of:=DEGREES(ATAN(ABS([.F643]-[.C643])/ABS([.E643]-[.B643])))" office:value-type="float" office:value="0.330661723136366" calcext:value-type="float">
            <text:p>0.330661723136366</text:p>
          </table:table-cell>
          <table:table-cell table:formula="of:=SQRT(POWER([.H643];2)+POWER([.I643];2)+POWER([.J643];2))" office:value-type="float" office:value="644.598359344917" calcext:value-type="float">
            <text:p>644.598359344917</text:p>
          </table:table-cell>
        </table:table-row>
        <table:table-row table:style-name="ro1">
          <table:table-cell office:value-type="float" office:value="73.8958" calcext:value-type="float">
            <text:p>73.8958</text:p>
          </table:table-cell>
          <table:table-cell office:value-type="float" office:value="286.096" calcext:value-type="float">
            <text:p>286.096</text:p>
          </table:table-cell>
          <table:table-cell office:value-type="float" office:value="40.2275" calcext:value-type="float">
            <text:p>40.2275</text:p>
          </table:table-cell>
          <table:table-cell office:value-type="float" office:value="73.8477" calcext:value-type="float">
            <text:p>73.8477</text:p>
          </table:table-cell>
          <table:table-cell office:value-type="float" office:value="275.683" calcext:value-type="float">
            <text:p>275.683</text:p>
          </table:table-cell>
          <table:table-cell office:value-type="float" office:value="40.4285" calcext:value-type="float">
            <text:p>40.4285</text:p>
          </table:table-cell>
          <table:table-cell/>
          <table:table-cell table:formula="of:=([.D644]-[.A644])/0.0166667" office:value-type="float" office:value="-2.885994228011" calcext:value-type="float">
            <text:p>-2.885994228011</text:p>
          </table:table-cell>
          <table:table-cell table:formula="of:=ABS([.E644]-[.B644])/0.0166667" office:value-type="float" office:value="624.7787504425" calcext:value-type="float">
            <text:p>624.7787504425</text:p>
          </table:table-cell>
          <table:table-cell table:formula="of:=([.F644]-[.C644])/0.0166667" office:value-type="float" office:value="12.0599758800483" calcext:value-type="float">
            <text:p>12.0599758800483</text:p>
          </table:table-cell>
          <table:table-cell table:formula="of:=DEGREES(ATAN(ABS([.F644]-[.C644])/ABS([.E644]-[.B644])))" office:value-type="float" office:value="1.10583133262773" calcext:value-type="float">
            <text:p>1.10583133262773</text:p>
          </table:table-cell>
          <table:table-cell table:formula="of:=SQRT(POWER([.H644];2)+POWER([.I644];2)+POWER([.J644];2))" office:value-type="float" office:value="624.901799473648" calcext:value-type="float">
            <text:p>624.901799473648</text:p>
          </table:table-cell>
        </table:table-row>
        <table:table-row table:style-name="ro1">
          <table:table-cell office:value-type="float" office:value="73.9236" calcext:value-type="float">
            <text:p>73.9236</text:p>
          </table:table-cell>
          <table:table-cell office:value-type="float" office:value="291.301" calcext:value-type="float">
            <text:p>291.301</text:p>
          </table:table-cell>
          <table:table-cell office:value-type="float" office:value="40.9238" calcext:value-type="float">
            <text:p>40.9238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282.055" calcext:value-type="float">
            <text:p>282.055</text:p>
          </table:table-cell>
          <table:table-cell office:value-type="float" office:value="40.6358" calcext:value-type="float">
            <text:p>40.6358</text:p>
          </table:table-cell>
          <table:table-cell/>
          <table:table-cell table:formula="of:=([.D645]-[.A645])/0.0166667" office:value-type="float" office:value="-17.9639640720713" calcext:value-type="float">
            <text:p>-17.9639640720713</text:p>
          </table:table-cell>
          <table:table-cell table:formula="of:=ABS([.E645]-[.B645])/0.0166667" office:value-type="float" office:value="554.758890482218" calcext:value-type="float">
            <text:p>554.758890482218</text:p>
          </table:table-cell>
          <table:table-cell table:formula="of:=([.F645]-[.C645])/0.0166667" office:value-type="float" office:value="-17.2799654400689" calcext:value-type="float">
            <text:p>-17.2799654400689</text:p>
          </table:table-cell>
          <table:table-cell table:formula="of:=DEGREES(ATAN(ABS([.F645]-[.C645])/ABS([.E645]-[.B645])))" office:value-type="float" office:value="1.78410674081118" calcext:value-type="float">
            <text:p>1.78410674081118</text:p>
          </table:table-cell>
          <table:table-cell table:formula="of:=SQRT(POWER([.H645];2)+POWER([.I645];2)+POWER([.J645];2))" office:value-type="float" office:value="555.318582238929" calcext:value-type="float">
            <text:p>555.318582238929</text:p>
          </table:table-cell>
        </table:table-row>
        <table:table-row table:style-name="ro1">
          <table:table-cell office:value-type="float" office:value="73.9226" calcext:value-type="float">
            <text:p>73.9226</text:p>
          </table:table-cell>
          <table:table-cell office:value-type="float" office:value="291.36" calcext:value-type="float">
            <text:p>291.36</text:p>
          </table:table-cell>
          <table:table-cell office:value-type="float" office:value="40.6571" calcext:value-type="float">
            <text:p>40.6571</text:p>
          </table:table-cell>
          <table:table-cell office:value-type="float" office:value="73.8673" calcext:value-type="float">
            <text:p>73.8673</text:p>
          </table:table-cell>
          <table:table-cell office:value-type="float" office:value="279.446" calcext:value-type="float">
            <text:p>279.446</text:p>
          </table:table-cell>
          <table:table-cell office:value-type="float" office:value="40.8088" calcext:value-type="float">
            <text:p>40.8088</text:p>
          </table:table-cell>
          <table:table-cell/>
          <table:table-cell table:formula="of:=([.D646]-[.A646])/0.0166667" office:value-type="float" office:value="-3.31799336401343" calcext:value-type="float">
            <text:p>-3.31799336401343</text:p>
          </table:table-cell>
          <table:table-cell table:formula="of:=ABS([.E646]-[.B646])/0.0166667" office:value-type="float" office:value="714.838570322859" calcext:value-type="float">
            <text:p>714.838570322859</text:p>
          </table:table-cell>
          <table:table-cell table:formula="of:=([.F646]-[.C646])/0.0166667" office:value-type="float" office:value="9.1019817960363" calcext:value-type="float">
            <text:p>9.1019817960363</text:p>
          </table:table-cell>
          <table:table-cell table:formula="of:=DEGREES(ATAN(ABS([.F646]-[.C646])/ABS([.E646]-[.B646])))" office:value-type="float" office:value="0.729503111770163" calcext:value-type="float">
            <text:p>0.729503111770163</text:p>
          </table:table-cell>
          <table:table-cell table:formula="of:=SQRT(POWER([.H646];2)+POWER([.I646];2)+POWER([.J646];2))" office:value-type="float" office:value="714.904215104239" calcext:value-type="float">
            <text:p>714.904215104239</text:p>
          </table:table-cell>
        </table:table-row>
        <table:table-row table:style-name="ro1">
          <table:table-cell office:value-type="float" office:value="74.4567" calcext:value-type="float">
            <text:p>74.4567</text:p>
          </table:table-cell>
          <table:table-cell office:value-type="float" office:value="294.161" calcext:value-type="float">
            <text:p>294.161</text:p>
          </table:table-cell>
          <table:table-cell office:value-type="float" office:value="40.4623" calcext:value-type="float">
            <text:p>40.4623</text:p>
          </table:table-cell>
          <table:table-cell office:value-type="float" office:value="74.3959" calcext:value-type="float">
            <text:p>74.3959</text:p>
          </table:table-cell>
          <table:table-cell office:value-type="float" office:value="283.429" calcext:value-type="float">
            <text:p>283.429</text:p>
          </table:table-cell>
          <table:table-cell office:value-type="float" office:value="40.6574" calcext:value-type="float">
            <text:p>40.6574</text:p>
          </table:table-cell>
          <table:table-cell/>
          <table:table-cell table:formula="of:=([.D647]-[.A647])/0.0166667" office:value-type="float" office:value="-3.64799270401462" calcext:value-type="float">
            <text:p>-3.64799270401462</text:p>
          </table:table-cell>
          <table:table-cell table:formula="of:=ABS([.E647]-[.B647])/0.0166667" office:value-type="float" office:value="643.918712162577" calcext:value-type="float">
            <text:p>643.918712162577</text:p>
          </table:table-cell>
          <table:table-cell table:formula="of:=([.F647]-[.C647])/0.0166667" office:value-type="float" office:value="11.705976588047" calcext:value-type="float">
            <text:p>11.705976588047</text:p>
          </table:table-cell>
          <table:table-cell table:formula="of:=DEGREES(ATAN(ABS([.F647]-[.C647])/ABS([.E647]-[.B647])))" office:value-type="float" office:value="1.04148112104862" calcext:value-type="float">
            <text:p>1.04148112104862</text:p>
          </table:table-cell>
          <table:table-cell table:formula="of:=SQRT(POWER([.H647];2)+POWER([.I647];2)+POWER([.J647];2))" office:value-type="float" office:value="644.035438164516" calcext:value-type="float">
            <text:p>644.035438164516</text:p>
          </table:table-cell>
        </table:table-row>
        <table:table-row table:style-name="ro1">
          <table:table-cell office:value-type="float" office:value="73.8851" calcext:value-type="float">
            <text:p>73.8851</text:p>
          </table:table-cell>
          <table:table-cell office:value-type="float" office:value="283.374" calcext:value-type="float">
            <text:p>283.374</text:p>
          </table:table-cell>
          <table:table-cell office:value-type="float" office:value="40.6712" calcext:value-type="float">
            <text:p>40.6712</text:p>
          </table:table-cell>
          <table:table-cell office:value-type="float" office:value="73.5953" calcext:value-type="float">
            <text:p>73.5953</text:p>
          </table:table-cell>
          <table:table-cell office:value-type="float" office:value="275.707" calcext:value-type="float">
            <text:p>275.707</text:p>
          </table:table-cell>
          <table:table-cell office:value-type="float" office:value="40.177" calcext:value-type="float">
            <text:p>40.177</text:p>
          </table:table-cell>
          <table:table-cell/>
          <table:table-cell table:formula="of:=([.D648]-[.A648])/0.0166667" office:value-type="float" office:value="-17.3879652240695" calcext:value-type="float">
            <text:p>-17.3879652240695</text:p>
          </table:table-cell>
          <table:table-cell table:formula="of:=ABS([.E648]-[.B648])/0.0166667" office:value-type="float" office:value="460.019079961842" calcext:value-type="float">
            <text:p>460.019079961842</text:p>
          </table:table-cell>
          <table:table-cell table:formula="of:=([.F648]-[.C648])/0.0166667" office:value-type="float" office:value="-29.6519406961186" calcext:value-type="float">
            <text:p>-29.6519406961186</text:p>
          </table:table-cell>
          <table:table-cell table:formula="of:=DEGREES(ATAN(ABS([.F648]-[.C648])/ABS([.E648]-[.B648])))" office:value-type="float" office:value="3.68807305648152" calcext:value-type="float">
            <text:p>3.68807305648152</text:p>
          </table:table-cell>
          <table:table-cell table:formula="of:=SQRT(POWER([.H648];2)+POWER([.I648];2)+POWER([.J648];2))" office:value-type="float" office:value="461.301563893533" calcext:value-type="float">
            <text:p>461.301563893533</text:p>
          </table:table-cell>
        </table:table-row>
        <table:table-row table:style-name="ro1">
          <table:table-cell office:value-type="float" office:value="74.4338" calcext:value-type="float">
            <text:p>74.4338</text:p>
          </table:table-cell>
          <table:table-cell office:value-type="float" office:value="290.07" calcext:value-type="float">
            <text:p>290.07</text:p>
          </table:table-cell>
          <table:table-cell office:value-type="float" office:value="40.6024" calcext:value-type="float">
            <text:p>40.6024</text:p>
          </table:table-cell>
          <table:table-cell office:value-type="float" office:value="74.373" calcext:value-type="float">
            <text:p>74.373</text:p>
          </table:table-cell>
          <table:table-cell office:value-type="float" office:value="279.557" calcext:value-type="float">
            <text:p>279.557</text:p>
          </table:table-cell>
          <table:table-cell office:value-type="float" office:value="40.5344" calcext:value-type="float">
            <text:p>40.5344</text:p>
          </table:table-cell>
          <table:table-cell/>
          <table:table-cell table:formula="of:=([.D649]-[.A649])/0.0166667" office:value-type="float" office:value="-3.64799270401462" calcext:value-type="float">
            <text:p>-3.64799270401462</text:p>
          </table:table-cell>
          <table:table-cell table:formula="of:=ABS([.E649]-[.B649])/0.0166667" office:value-type="float" office:value="630.778738442522" calcext:value-type="float">
            <text:p>630.778738442522</text:p>
          </table:table-cell>
          <table:table-cell table:formula="of:=([.F649]-[.C649])/0.0166667" office:value-type="float" office:value="-4.07999184001662" calcext:value-type="float">
            <text:p>-4.07999184001662</text:p>
          </table:table-cell>
          <table:table-cell table:formula="of:=DEGREES(ATAN(ABS([.F649]-[.C649])/ABS([.E649]-[.B649])))" office:value-type="float" office:value="0.370594375902679" calcext:value-type="float">
            <text:p>0.370594375902679</text:p>
          </table:table-cell>
          <table:table-cell table:formula="of:=SQRT(POWER([.H649];2)+POWER([.I649];2)+POWER([.J649];2))" office:value-type="float" office:value="630.802481808151" calcext:value-type="float">
            <text:p>630.802481808151</text:p>
          </table:table-cell>
        </table:table-row>
        <table:table-row table:style-name="ro1">
          <table:table-cell office:value-type="float" office:value="74.4514" calcext:value-type="float">
            <text:p>74.4514</text:p>
          </table:table-cell>
          <table:table-cell office:value-type="float" office:value="292.647" calcext:value-type="float">
            <text:p>292.647</text:p>
          </table:table-cell>
          <table:table-cell office:value-type="float" office:value="41.2195" calcext:value-type="float">
            <text:p>41.2195</text:p>
          </table:table-cell>
          <table:table-cell office:value-type="float" office:value="74.6371" calcext:value-type="float">
            <text:p>74.6371</text:p>
          </table:table-cell>
          <table:table-cell office:value-type="float" office:value="280.719" calcext:value-type="float">
            <text:p>280.719</text:p>
          </table:table-cell>
          <table:table-cell office:value-type="float" office:value="41.3485" calcext:value-type="float">
            <text:p>41.3485</text:p>
          </table:table-cell>
          <table:table-cell/>
          <table:table-cell table:formula="of:=([.D650]-[.A650])/0.0166667" office:value-type="float" office:value="11.1419777160444" calcext:value-type="float">
            <text:p>11.1419777160444</text:p>
          </table:table-cell>
          <table:table-cell table:formula="of:=ABS([.E650]-[.B650])/0.0166667" office:value-type="float" office:value="715.678568642863" calcext:value-type="float">
            <text:p>715.678568642863</text:p>
          </table:table-cell>
          <table:table-cell table:formula="of:=([.F650]-[.C650])/0.0166667" office:value-type="float" office:value="7.73998452003125" calcext:value-type="float">
            <text:p>7.73998452003125</text:p>
          </table:table-cell>
          <table:table-cell table:formula="of:=DEGREES(ATAN(ABS([.F650]-[.C650])/ABS([.E650]-[.B650])))" office:value-type="float" office:value="0.619623358180634" calcext:value-type="float">
            <text:p>0.619623358180634</text:p>
          </table:table-cell>
          <table:table-cell table:formula="of:=SQRT(POWER([.H650];2)+POWER([.I650];2)+POWER([.J650];2))" office:value-type="float" office:value="715.807142072843" calcext:value-type="float">
            <text:p>715.807142072843</text:p>
          </table:table-cell>
        </table:table-row>
        <table:table-row table:style-name="ro1">
          <table:table-cell office:value-type="float" office:value="73.8757" calcext:value-type="float">
            <text:p>73.8757</text:p>
          </table:table-cell>
          <table:table-cell office:value-type="float" office:value="280.643" calcext:value-type="float">
            <text:p>280.643</text:p>
          </table:table-cell>
          <table:table-cell office:value-type="float" office:value="41.368" calcext:value-type="float">
            <text:p>41.368</text:p>
          </table:table-cell>
          <table:table-cell office:value-type="float" office:value="73.8276" calcext:value-type="float">
            <text:p>73.8276</text:p>
          </table:table-cell>
          <table:table-cell office:value-type="float" office:value="270.504" calcext:value-type="float">
            <text:p>270.504</text:p>
          </table:table-cell>
          <table:table-cell office:value-type="float" office:value="41.2896" calcext:value-type="float">
            <text:p>41.2896</text:p>
          </table:table-cell>
          <table:table-cell/>
          <table:table-cell table:formula="of:=([.D651]-[.A651])/0.0166667" office:value-type="float" office:value="-2.885994228011" calcext:value-type="float">
            <text:p>-2.885994228011</text:p>
          </table:table-cell>
          <table:table-cell table:formula="of:=ABS([.E651]-[.B651])/0.0166667" office:value-type="float" office:value="608.338783322431" calcext:value-type="float">
            <text:p>608.338783322431</text:p>
          </table:table-cell>
          <table:table-cell table:formula="of:=([.F651]-[.C651])/0.0166667" office:value-type="float" office:value="-4.70399059201894" calcext:value-type="float">
            <text:p>-4.70399059201894</text:p>
          </table:table-cell>
          <table:table-cell table:formula="of:=DEGREES(ATAN(ABS([.F651]-[.C651])/ABS([.E651]-[.B651])))" office:value-type="float" office:value="0.443031816643398" calcext:value-type="float">
            <text:p>0.443031816643398</text:p>
          </table:table-cell>
          <table:table-cell table:formula="of:=SQRT(POWER([.H651];2)+POWER([.I651];2)+POWER([.J651];2))" office:value-type="float" office:value="608.363815314807" calcext:value-type="float">
            <text:p>608.363815314807</text:p>
          </table:table-cell>
        </table:table-row>
        <table:table-row table:style-name="ro1">
          <table:table-cell office:value-type="float" office:value="74.1355" calcext:value-type="float">
            <text:p>74.1355</text:p>
          </table:table-cell>
          <table:table-cell office:value-type="float" office:value="282.018" calcext:value-type="float">
            <text:p>282.018</text:p>
          </table:table-cell>
          <table:table-cell office:value-type="float" office:value="41.1423" calcext:value-type="float">
            <text:p>41.1423</text:p>
          </table:table-cell>
          <table:table-cell office:value-type="float" office:value="74.0809" calcext:value-type="float">
            <text:p>74.0809</text:p>
          </table:table-cell>
          <table:table-cell office:value-type="float" office:value="271.873" calcext:value-type="float">
            <text:p>271.873</text:p>
          </table:table-cell>
          <table:table-cell office:value-type="float" office:value="40.8122" calcext:value-type="float">
            <text:p>40.8122</text:p>
          </table:table-cell>
          <table:table-cell/>
          <table:table-cell table:formula="of:=([.D652]-[.A652])/0.0166667" office:value-type="float" office:value="-3.27599344801272" calcext:value-type="float">
            <text:p>-3.27599344801272</text:p>
          </table:table-cell>
          <table:table-cell table:formula="of:=ABS([.E652]-[.B652])/0.0166667" office:value-type="float" office:value="608.698782602434" calcext:value-type="float">
            <text:p>608.698782602434</text:p>
          </table:table-cell>
          <table:table-cell table:formula="of:=([.F652]-[.C652])/0.0166667" office:value-type="float" office:value="-19.8059603880793" calcext:value-type="float">
            <text:p>-19.8059603880793</text:p>
          </table:table-cell>
          <table:table-cell table:formula="of:=DEGREES(ATAN(ABS([.F652]-[.C652])/ABS([.E652]-[.B652])))" office:value-type="float" office:value="1.86364379713091" calcext:value-type="float">
            <text:p>1.86364379713091</text:p>
          </table:table-cell>
          <table:table-cell table:formula="of:=SQRT(POWER([.H652];2)+POWER([.I652];2)+POWER([.J652];2))" office:value-type="float" office:value="609.029733380605" calcext:value-type="float">
            <text:p>609.029733380605</text:p>
          </table:table-cell>
        </table:table-row>
        <table:table-row table:style-name="ro1">
          <table:table-cell office:value-type="float" office:value="74.6773" calcext:value-type="float">
            <text:p>74.6773</text:p>
          </table:table-cell>
          <table:table-cell office:value-type="float" office:value="287.336" calcext:value-type="float">
            <text:p>287.336</text:p>
          </table:table-cell>
          <table:table-cell office:value-type="float" office:value="41.0396" calcext:value-type="float">
            <text:p>41.0396</text:p>
          </table:table-cell>
          <table:table-cell office:value-type="float" office:value="74.8562" calcext:value-type="float">
            <text:p>74.8562</text:p>
          </table:table-cell>
          <table:table-cell office:value-type="float" office:value="275.601" calcext:value-type="float">
            <text:p>275.601</text:p>
          </table:table-cell>
          <table:table-cell office:value-type="float" office:value="41.4304" calcext:value-type="float">
            <text:p>41.4304</text:p>
          </table:table-cell>
          <table:table-cell/>
          <table:table-cell table:formula="of:=([.D653]-[.A653])/0.0166667" office:value-type="float" office:value="10.7339785320429" calcext:value-type="float">
            <text:p>10.7339785320429</text:p>
          </table:table-cell>
          <table:table-cell table:formula="of:=ABS([.E653]-[.B653])/0.0166667" office:value-type="float" office:value="704.098591802817" calcext:value-type="float">
            <text:p>704.098591802817</text:p>
          </table:table-cell>
          <table:table-cell table:formula="of:=([.F653]-[.C653])/0.0166667" office:value-type="float" office:value="23.4479531040937" calcext:value-type="float">
            <text:p>23.4479531040937</text:p>
          </table:table-cell>
          <table:table-cell table:formula="of:=DEGREES(ATAN(ABS([.F653]-[.C653])/ABS([.E653]-[.B653])))" office:value-type="float" office:value="1.90736417926854" calcext:value-type="float">
            <text:p>1.90736417926854</text:p>
          </table:table-cell>
          <table:table-cell table:formula="of:=SQRT(POWER([.H653];2)+POWER([.I653];2)+POWER([.J653];2))" office:value-type="float" office:value="704.570686147677" calcext:value-type="float">
            <text:p>704.570686147677</text:p>
          </table:table-cell>
        </table:table-row>
        <table:table-row table:style-name="ro1">
          <table:table-cell office:value-type="float" office:value="74.1313" calcext:value-type="float">
            <text:p>74.1313</text:p>
          </table:table-cell>
          <table:table-cell office:value-type="float" office:value="280.56" calcext:value-type="float">
            <text:p>280.56</text:p>
          </table:table-cell>
          <table:table-cell office:value-type="float" office:value="41.8821" calcext:value-type="float">
            <text:p>41.8821</text:p>
          </table:table-cell>
          <table:table-cell office:value-type="float" office:value="74.0779" calcext:value-type="float">
            <text:p>74.0779</text:p>
          </table:table-cell>
          <table:table-cell office:value-type="float" office:value="270.428" calcext:value-type="float">
            <text:p>270.428</text:p>
          </table:table-cell>
          <table:table-cell office:value-type="float" office:value="41.7933" calcext:value-type="float">
            <text:p>41.7933</text:p>
          </table:table-cell>
          <table:table-cell/>
          <table:table-cell table:formula="of:=([.D654]-[.A654])/0.0166667" office:value-type="float" office:value="-3.2039935920126" calcext:value-type="float">
            <text:p>-3.2039935920126</text:p>
          </table:table-cell>
          <table:table-cell table:formula="of:=ABS([.E654]-[.B654])/0.0166667" office:value-type="float" office:value="607.918784162432" calcext:value-type="float">
            <text:p>607.918784162432</text:p>
          </table:table-cell>
          <table:table-cell table:formula="of:=([.F654]-[.C654])/0.0166667" office:value-type="float" office:value="-5.32798934402126" calcext:value-type="float">
            <text:p>-5.32798934402126</text:p>
          </table:table-cell>
          <table:table-cell table:formula="of:=DEGREES(ATAN(ABS([.F654]-[.C654])/ABS([.E654]-[.B654])))" office:value-type="float" office:value="0.502145179146822" calcext:value-type="float">
            <text:p>0.502145179146822</text:p>
          </table:table-cell>
          <table:table-cell table:formula="of:=SQRT(POWER([.H654];2)+POWER([.I654];2)+POWER([.J654];2))" office:value-type="float" office:value="607.950574621751" calcext:value-type="float">
            <text:p>607.950574621751</text:p>
          </table:table-cell>
        </table:table-row>
        <table:table-row table:style-name="ro1">
          <table:table-cell office:value-type="float" office:value="73.9108" calcext:value-type="float">
            <text:p>73.9108</text:p>
          </table:table-cell>
          <table:table-cell office:value-type="float" office:value="288.65" calcext:value-type="float">
            <text:p>288.65</text:p>
          </table:table-cell>
          <table:table-cell office:value-type="float" office:value="40.8355" calcext:value-type="float">
            <text:p>40.8355</text:p>
          </table:table-cell>
          <table:table-cell office:value-type="float" office:value="73.855" calcext:value-type="float">
            <text:p>73.855</text:p>
          </table:table-cell>
          <table:table-cell office:value-type="float" office:value="276.917" calcext:value-type="float">
            <text:p>276.917</text:p>
          </table:table-cell>
          <table:table-cell office:value-type="float" office:value="40.7237" calcext:value-type="float">
            <text:p>40.7237</text:p>
          </table:table-cell>
          <table:table-cell/>
          <table:table-cell table:formula="of:=([.D655]-[.A655])/0.0166667" office:value-type="float" office:value="-3.34799330401284" calcext:value-type="float">
            <text:p>-3.34799330401284</text:p>
          </table:table-cell>
          <table:table-cell table:formula="of:=ABS([.E655]-[.B655])/0.0166667" office:value-type="float" office:value="703.978592042816" calcext:value-type="float">
            <text:p>703.978592042816</text:p>
          </table:table-cell>
          <table:table-cell table:formula="of:=([.F655]-[.C655])/0.0166667" office:value-type="float" office:value="-6.70798658402697" calcext:value-type="float">
            <text:p>-6.70798658402697</text:p>
          </table:table-cell>
          <table:table-cell table:formula="of:=DEGREES(ATAN(ABS([.F655]-[.C655])/ABS([.E655]-[.B655])))" office:value-type="float" office:value="0.545936613909483" calcext:value-type="float">
            <text:p>0.545936613909483</text:p>
          </table:table-cell>
          <table:table-cell table:formula="of:=SQRT(POWER([.H655];2)+POWER([.I655];2)+POWER([.J655];2))" office:value-type="float" office:value="704.01851126072" calcext:value-type="float">
            <text:p>704.01851126072</text:p>
          </table:table-cell>
        </table:table-row>
        <table:table-row table:style-name="ro1">
          <table:table-cell office:value-type="float" office:value="74.1523" calcext:value-type="float">
            <text:p>74.1523</text:p>
          </table:table-cell>
          <table:table-cell office:value-type="float" office:value="284.444" calcext:value-type="float">
            <text:p>284.444</text:p>
          </table:table-cell>
          <table:table-cell office:value-type="float" office:value="42.0161" calcext:value-type="float">
            <text:p>42.0161</text:p>
          </table:table-cell>
          <table:table-cell office:value-type="float" office:value="74.3558" calcext:value-type="float">
            <text:p>74.3558</text:p>
          </table:table-cell>
          <table:table-cell office:value-type="float" office:value="275.45" calcext:value-type="float">
            <text:p>275.45</text:p>
          </table:table-cell>
          <table:table-cell office:value-type="float" office:value="41.9579" calcext:value-type="float">
            <text:p>41.9579</text:p>
          </table:table-cell>
          <table:table-cell/>
          <table:table-cell table:formula="of:=([.D656]-[.A656])/0.0166667" office:value-type="float" office:value="12.2099755800492" calcext:value-type="float">
            <text:p>12.2099755800492</text:p>
          </table:table-cell>
          <table:table-cell table:formula="of:=ABS([.E656]-[.B656])/0.0166667" office:value-type="float" office:value="539.63892072216" calcext:value-type="float">
            <text:p>539.63892072216</text:p>
          </table:table-cell>
          <table:table-cell table:formula="of:=([.F656]-[.C656])/0.0166667" office:value-type="float" office:value="-3.49199301601393" calcext:value-type="float">
            <text:p>-3.49199301601393</text:p>
          </table:table-cell>
          <table:table-cell table:formula="of:=DEGREES(ATAN(ABS([.F656]-[.C656])/ABS([.E656]-[.B656])))" office:value-type="float" office:value="0.370754705885967" calcext:value-type="float">
            <text:p>0.370754705885967</text:p>
          </table:table-cell>
          <table:table-cell table:formula="of:=SQRT(POWER([.H656];2)+POWER([.I656];2)+POWER([.J656];2))" office:value-type="float" office:value="539.788330993796" calcext:value-type="float">
            <text:p>539.788330993796</text:p>
          </table:table-cell>
        </table:table-row>
        <table:table-row table:style-name="ro1">
          <table:table-cell office:value-type="float" office:value="74.4435" calcext:value-type="float">
            <text:p>74.4435</text:p>
          </table:table-cell>
          <table:table-cell office:value-type="float" office:value="291.305" calcext:value-type="float">
            <text:p>291.305</text:p>
          </table:table-cell>
          <table:table-cell office:value-type="float" office:value="41.1754" calcext:value-type="float">
            <text:p>41.1754</text:p>
          </table:table-cell>
          <table:table-cell office:value-type="float" office:value="74.8738" calcext:value-type="float">
            <text:p>74.8738</text:p>
          </table:table-cell>
          <table:table-cell office:value-type="float" office:value="278.133" calcext:value-type="float">
            <text:p>278.133</text:p>
          </table:table-cell>
          <table:table-cell office:value-type="float" office:value="41.5159" calcext:value-type="float">
            <text:p>41.5159</text:p>
          </table:table-cell>
          <table:table-cell/>
          <table:table-cell table:formula="of:=([.D657]-[.A657])/0.0166667" office:value-type="float" office:value="25.8179483641034" calcext:value-type="float">
            <text:p>25.8179483641034</text:p>
          </table:table-cell>
          <table:table-cell table:formula="of:=ABS([.E657]-[.B657])/0.0166667" office:value-type="float" office:value="790.318419363163" calcext:value-type="float">
            <text:p>790.318419363163</text:p>
          </table:table-cell>
          <table:table-cell table:formula="of:=([.F657]-[.C657])/0.0166667" office:value-type="float" office:value="20.4299591400816" calcext:value-type="float">
            <text:p>20.4299591400816</text:p>
          </table:table-cell>
          <table:table-cell table:formula="of:=DEGREES(ATAN(ABS([.F657]-[.C657])/ABS([.E657]-[.B657])))" office:value-type="float" office:value="1.48078265034686" calcext:value-type="float">
            <text:p>1.48078265034686</text:p>
          </table:table-cell>
          <table:table-cell table:formula="of:=SQRT(POWER([.H657];2)+POWER([.I657];2)+POWER([.J657];2))" office:value-type="float" office:value="791.003889796305" calcext:value-type="float">
            <text:p>791.003889796305</text:p>
          </table:table-cell>
        </table:table-row>
        <table:table-row table:style-name="ro1">
          <table:table-cell office:value-type="float" office:value="74.1778" calcext:value-type="float">
            <text:p>74.1778</text:p>
          </table:table-cell>
          <table:table-cell office:value-type="float" office:value="289.887" calcext:value-type="float">
            <text:p>289.887</text:p>
          </table:table-cell>
          <table:table-cell office:value-type="float" office:value="41.4033" calcext:value-type="float">
            <text:p>41.4033</text:p>
          </table:table-cell>
          <table:table-cell office:value-type="float" office:value="73.8643" calcext:value-type="float">
            <text:p>73.8643</text:p>
          </table:table-cell>
          <table:table-cell office:value-type="float" office:value="278.024" calcext:value-type="float">
            <text:p>278.024</text:p>
          </table:table-cell>
          <table:table-cell office:value-type="float" office:value="41.543" calcext:value-type="float">
            <text:p>41.543</text:p>
          </table:table-cell>
          <table:table-cell/>
          <table:table-cell table:formula="of:=([.D658]-[.A658])/0.0166667" office:value-type="float" office:value="-18.8099623800755" calcext:value-type="float">
            <text:p>-18.8099623800755</text:p>
          </table:table-cell>
          <table:table-cell table:formula="of:=ABS([.E658]-[.B658])/0.0166667" office:value-type="float" office:value="711.778576442847" calcext:value-type="float">
            <text:p>711.778576442847</text:p>
          </table:table-cell>
          <table:table-cell table:formula="of:=([.F658]-[.C658])/0.0166667" office:value-type="float" office:value="8.38198323603339" calcext:value-type="float">
            <text:p>8.38198323603339</text:p>
          </table:table-cell>
          <table:table-cell table:formula="of:=DEGREES(ATAN(ABS([.F658]-[.C658])/ABS([.E658]-[.B658])))" office:value-type="float" office:value="0.67469024942439" calcext:value-type="float">
            <text:p>0.67469024942439</text:p>
          </table:table-cell>
          <table:table-cell table:formula="of:=SQRT(POWER([.H658];2)+POWER([.I658];2)+POWER([.J658];2))" office:value-type="float" office:value="712.076410373715" calcext:value-type="float">
            <text:p>712.076410373715</text:p>
          </table:table-cell>
        </table:table-row>
        <table:table-row table:style-name="ro1">
          <table:table-cell office:value-type="float" office:value="74.1263" calcext:value-type="float">
            <text:p>74.1263</text:p>
          </table:table-cell>
          <table:table-cell office:value-type="float" office:value="279.166" calcext:value-type="float">
            <text:p>279.166</text:p>
          </table:table-cell>
          <table:table-cell office:value-type="float" office:value="42.3577" calcext:value-type="float">
            <text:p>42.3577</text:p>
          </table:table-cell>
          <table:table-cell office:value-type="float" office:value="74.3151" calcext:value-type="float">
            <text:p>74.3151</text:p>
          </table:table-cell>
          <table:table-cell office:value-type="float" office:value="267.798" calcext:value-type="float">
            <text:p>267.798</text:p>
          </table:table-cell>
          <table:table-cell office:value-type="float" office:value="42.7154" calcext:value-type="float">
            <text:p>42.7154</text:p>
          </table:table-cell>
          <table:table-cell/>
          <table:table-cell table:formula="of:=([.D659]-[.A659])/0.0166667" office:value-type="float" office:value="11.3279773440453" calcext:value-type="float">
            <text:p>11.3279773440453</text:p>
          </table:table-cell>
          <table:table-cell table:formula="of:=ABS([.E659]-[.B659])/0.0166667" office:value-type="float" office:value="682.078635842728" calcext:value-type="float">
            <text:p>682.078635842728</text:p>
          </table:table-cell>
          <table:table-cell table:formula="of:=([.F659]-[.C659])/0.0166667" office:value-type="float" office:value="21.4619570760859" calcext:value-type="float">
            <text:p>21.4619570760859</text:p>
          </table:table-cell>
          <table:table-cell table:formula="of:=DEGREES(ATAN(ABS([.F659]-[.C659])/ABS([.E659]-[.B659])))" office:value-type="float" office:value="1.80224670634525" calcext:value-type="float">
            <text:p>1.80224670634525</text:p>
          </table:table-cell>
          <table:table-cell table:formula="of:=SQRT(POWER([.H659];2)+POWER([.I659];2)+POWER([.J659];2))" office:value-type="float" office:value="682.510222740524" calcext:value-type="float">
            <text:p>682.510222740524</text:p>
          </table:table-cell>
        </table:table-row>
        <table:table-row table:style-name="ro1">
          <table:table-cell office:value-type="float" office:value="74.1226" calcext:value-type="float">
            <text:p>74.1226</text:p>
          </table:table-cell>
          <table:table-cell office:value-type="float" office:value="279.391" calcext:value-type="float">
            <text:p>279.391</text:p>
          </table:table-cell>
          <table:table-cell office:value-type="float" office:value="41.3179" calcext:value-type="float">
            <text:p>41.3179</text:p>
          </table:table-cell>
          <table:table-cell office:value-type="float" office:value="74.0685" calcext:value-type="float">
            <text:p>74.0685</text:p>
          </table:table-cell>
          <table:table-cell office:value-type="float" office:value="269.348" calcext:value-type="float">
            <text:p>269.348</text:p>
          </table:table-cell>
          <table:table-cell office:value-type="float" office:value="40.9872" calcext:value-type="float">
            <text:p>40.9872</text:p>
          </table:table-cell>
          <table:table-cell/>
          <table:table-cell table:formula="of:=([.D660]-[.A660])/0.0166667" office:value-type="float" office:value="-3.24599350801331" calcext:value-type="float">
            <text:p>-3.24599350801331</text:p>
          </table:table-cell>
          <table:table-cell table:formula="of:=ABS([.E660]-[.B660])/0.0166667" office:value-type="float" office:value="602.578794842411" calcext:value-type="float">
            <text:p>602.578794842411</text:p>
          </table:table-cell>
          <table:table-cell table:formula="of:=([.F660]-[.C660])/0.0166667" office:value-type="float" office:value="-19.8419603160794" calcext:value-type="float">
            <text:p>-19.8419603160794</text:p>
          </table:table-cell>
          <table:table-cell table:formula="of:=DEGREES(ATAN(ABS([.F660]-[.C660])/ABS([.E660]-[.B660])))" office:value-type="float" office:value="1.88597735012113" calcext:value-type="float">
            <text:p>1.88597735012113</text:p>
          </table:table-cell>
          <table:table-cell table:formula="of:=SQRT(POWER([.H660];2)+POWER([.I660];2)+POWER([.J660];2))" office:value-type="float" office:value="602.914126436569" calcext:value-type="float">
            <text:p>602.914126436569</text:p>
          </table:table-cell>
        </table:table-row>
        <table:table-row table:style-name="ro1">
          <table:table-cell office:value-type="float" office:value="73.9443" calcext:value-type="float">
            <text:p>73.9443</text:p>
          </table:table-cell>
          <table:table-cell office:value-type="float" office:value="295.296" calcext:value-type="float">
            <text:p>295.296</text:p>
          </table:table-cell>
          <table:table-cell office:value-type="float" office:value="41.3224" calcext:value-type="float">
            <text:p>41.3224</text:p>
          </table:table-cell>
          <table:table-cell office:value-type="float" office:value="73.8903" calcext:value-type="float">
            <text:p>73.8903</text:p>
          </table:table-cell>
          <table:table-cell office:value-type="float" office:value="283.102" calcext:value-type="float">
            <text:p>283.102</text:p>
          </table:table-cell>
          <table:table-cell office:value-type="float" office:value="41.9801" calcext:value-type="float">
            <text:p>41.9801</text:p>
          </table:table-cell>
          <table:table-cell/>
          <table:table-cell table:formula="of:=([.D661]-[.A661])/0.0166667" office:value-type="float" office:value="-3.23999352001308" calcext:value-type="float">
            <text:p>-3.23999352001308</text:p>
          </table:table-cell>
          <table:table-cell table:formula="of:=ABS([.E661]-[.B661])/0.0166667" office:value-type="float" office:value="731.638536722928" calcext:value-type="float">
            <text:p>731.638536722928</text:p>
          </table:table-cell>
          <table:table-cell table:formula="of:=([.F661]-[.C661])/0.0166667" office:value-type="float" office:value="39.4619210761577" calcext:value-type="float">
            <text:p>39.4619210761577</text:p>
          </table:table-cell>
          <table:table-cell table:formula="of:=DEGREES(ATAN(ABS([.F661]-[.C661])/ABS([.E661]-[.B661])))" office:value-type="float" office:value="3.08733441194638" calcext:value-type="float">
            <text:p>3.08733441194638</text:p>
          </table:table-cell>
          <table:table-cell table:formula="of:=SQRT(POWER([.H661];2)+POWER([.I661];2)+POWER([.J661];2))" office:value-type="float" office:value="732.709143651898" calcext:value-type="float">
            <text:p>732.709143651898</text:p>
          </table:table-cell>
        </table:table-row>
        <table:table-row table:style-name="ro1">
          <table:table-cell office:value-type="float" office:value="74.4622" calcext:value-type="float">
            <text:p>74.4622</text:p>
          </table:table-cell>
          <table:table-cell office:value-type="float" office:value="295.703" calcext:value-type="float">
            <text:p>295.703</text:p>
          </table:table-cell>
          <table:table-cell office:value-type="float" office:value="39.6969" calcext:value-type="float">
            <text:p>39.6969</text:p>
          </table:table-cell>
          <table:table-cell office:value-type="float" office:value="74.6414" calcext:value-type="float">
            <text:p>74.6414</text:p>
          </table:table-cell>
          <table:table-cell office:value-type="float" office:value="282.267" calcext:value-type="float">
            <text:p>282.267</text:p>
          </table:table-cell>
          <table:table-cell office:value-type="float" office:value="40.0858" calcext:value-type="float">
            <text:p>40.0858</text:p>
          </table:table-cell>
          <table:table-cell/>
          <table:table-cell table:formula="of:=([.D662]-[.A662])/0.0166667" office:value-type="float" office:value="10.7519784960435" calcext:value-type="float">
            <text:p>10.7519784960435</text:p>
          </table:table-cell>
          <table:table-cell table:formula="of:=ABS([.E662]-[.B662])/0.0166667" office:value-type="float" office:value="806.158387683223" calcext:value-type="float">
            <text:p>806.158387683223</text:p>
          </table:table-cell>
          <table:table-cell table:formula="of:=([.F662]-[.C662])/0.0166667" office:value-type="float" office:value="23.3339533320933" calcext:value-type="float">
            <text:p>23.3339533320933</text:p>
          </table:table-cell>
          <table:table-cell table:formula="of:=DEGREES(ATAN(ABS([.F662]-[.C662])/ABS([.E662]-[.B662])))" office:value-type="float" office:value="1.65794203118429" calcext:value-type="float">
            <text:p>1.65794203118429</text:p>
          </table:table-cell>
          <table:table-cell table:formula="of:=SQRT(POWER([.H662];2)+POWER([.I662];2)+POWER([.J662];2))" office:value-type="float" office:value="806.567681259111" calcext:value-type="float">
            <text:p>806.567681259111</text:p>
          </table:table-cell>
        </table:table-row>
        <table:table-row table:style-name="ro1">
          <table:table-cell office:value-type="float" office:value="74.426" calcext:value-type="float">
            <text:p>74.426</text:p>
          </table:table-cell>
          <table:table-cell office:value-type="float" office:value="288.74" calcext:value-type="float">
            <text:p>288.74</text:p>
          </table:table-cell>
          <table:table-cell office:value-type="float" office:value="40.5603" calcext:value-type="float">
            <text:p>40.5603</text:p>
          </table:table-cell>
          <table:table-cell office:value-type="float" office:value="74.61" calcext:value-type="float">
            <text:p>74.61</text:p>
          </table:table-cell>
          <table:table-cell office:value-type="float" office:value="277.028" calcext:value-type="float">
            <text:p>277.028</text:p>
          </table:table-cell>
          <table:table-cell office:value-type="float" office:value="40.448" calcext:value-type="float">
            <text:p>40.448</text:p>
          </table:table-cell>
          <table:table-cell/>
          <table:table-cell table:formula="of:=([.D663]-[.A663])/0.0166667" office:value-type="float" office:value="11.039977920044" calcext:value-type="float">
            <text:p>11.039977920044</text:p>
          </table:table-cell>
          <table:table-cell table:formula="of:=ABS([.E663]-[.B663])/0.0166667" office:value-type="float" office:value="702.71859456281" calcext:value-type="float">
            <text:p>702.71859456281</text:p>
          </table:table-cell>
          <table:table-cell table:formula="of:=([.F663]-[.C663])/0.0166667" office:value-type="float" office:value="-6.73798652402681" calcext:value-type="float">
            <text:p>-6.73798652402681</text:p>
          </table:table-cell>
          <table:table-cell table:formula="of:=DEGREES(ATAN(ABS([.F663]-[.C663])/ABS([.E663]-[.B663])))" office:value-type="float" office:value="0.549361241725331" calcext:value-type="float">
            <text:p>0.549361241725331</text:p>
          </table:table-cell>
          <table:table-cell table:formula="of:=SQRT(POWER([.H663];2)+POWER([.I663];2)+POWER([.J663];2))" office:value-type="float" office:value="702.837609067133" calcext:value-type="float">
            <text:p>702.837609067133</text:p>
          </table:table-cell>
        </table:table-row>
        <table:table-row table:style-name="ro1">
          <table:table-cell office:value-type="float" office:value="74.1335" calcext:value-type="float">
            <text:p>74.1335</text:p>
          </table:table-cell>
          <table:table-cell office:value-type="float" office:value="282.107" calcext:value-type="float">
            <text:p>282.107</text:p>
          </table:table-cell>
          <table:table-cell office:value-type="float" office:value="40.6226" calcext:value-type="float">
            <text:p>40.6226</text:p>
          </table:table-cell>
          <table:table-cell office:value-type="float" office:value="74.0836" calcext:value-type="float">
            <text:p>74.0836</text:p>
          </table:table-cell>
          <table:table-cell office:value-type="float" office:value="273.298" calcext:value-type="float">
            <text:p>273.298</text:p>
          </table:table-cell>
          <table:table-cell office:value-type="float" office:value="39.8286" calcext:value-type="float">
            <text:p>39.8286</text:p>
          </table:table-cell>
          <table:table-cell/>
          <table:table-cell table:formula="of:=([.D664]-[.A664])/0.0166667" office:value-type="float" office:value="-2.99399401201161" calcext:value-type="float">
            <text:p>-2.99399401201161</text:p>
          </table:table-cell>
          <table:table-cell table:formula="of:=ABS([.E664]-[.B664])/0.0166667" office:value-type="float" office:value="528.538942922116" calcext:value-type="float">
            <text:p>528.538942922116</text:p>
          </table:table-cell>
          <table:table-cell table:formula="of:=([.F664]-[.C664])/0.0166667" office:value-type="float" office:value="-47.6399047201904" calcext:value-type="float">
            <text:p>-47.6399047201904</text:p>
          </table:table-cell>
          <table:table-cell table:formula="of:=DEGREES(ATAN(ABS([.F664]-[.C664])/ABS([.E664]-[.B664])))" office:value-type="float" office:value="5.15044231074976" calcext:value-type="float">
            <text:p>5.15044231074976</text:p>
          </table:table-cell>
          <table:table-cell table:formula="of:=SQRT(POWER([.H664];2)+POWER([.I664];2)+POWER([.J664];2))" office:value-type="float" office:value="530.690058986524" calcext:value-type="float">
            <text:p>530.690058986524</text:p>
          </table:table-cell>
        </table:table-row>
        <table:table-row table:style-name="ro1">
          <table:table-cell office:value-type="float" office:value="73.8851" calcext:value-type="float">
            <text:p>73.8851</text:p>
          </table:table-cell>
          <table:table-cell office:value-type="float" office:value="283.374" calcext:value-type="float">
            <text:p>283.374</text:p>
          </table:table-cell>
          <table:table-cell office:value-type="float" office:value="40.6712" calcext:value-type="float">
            <text:p>40.6712</text:p>
          </table:table-cell>
          <table:table-cell office:value-type="float" office:value="73.5909" calcext:value-type="float">
            <text:p>73.5909</text:p>
          </table:table-cell>
          <table:table-cell office:value-type="float" office:value="274.395" calcext:value-type="float">
            <text:p>274.395</text:p>
          </table:table-cell>
          <table:table-cell office:value-type="float" office:value="40.396" calcext:value-type="float">
            <text:p>40.396</text:p>
          </table:table-cell>
          <table:table-cell/>
          <table:table-cell table:formula="of:=([.D665]-[.A665])/0.0166667" office:value-type="float" office:value="-17.65196469607" calcext:value-type="float">
            <text:p>-17.65196469607</text:p>
          </table:table-cell>
          <table:table-cell table:formula="of:=ABS([.E665]-[.B665])/0.0166667" office:value-type="float" office:value="538.738922522158" calcext:value-type="float">
            <text:p>538.738922522158</text:p>
          </table:table-cell>
          <table:table-cell table:formula="of:=([.F665]-[.C665])/0.0166667" office:value-type="float" office:value="-16.5119669760659" calcext:value-type="float">
            <text:p>-16.5119669760659</text:p>
          </table:table-cell>
          <table:table-cell table:formula="of:=DEGREES(ATAN(ABS([.F665]-[.C665])/ABS([.E665]-[.B665])))" office:value-type="float" office:value="1.7555255584388" calcext:value-type="float">
            <text:p>1.7555255584388</text:p>
          </table:table-cell>
          <table:table-cell table:formula="of:=SQRT(POWER([.H665];2)+POWER([.I665];2)+POWER([.J665];2))" office:value-type="float" office:value="539.280876307871" calcext:value-type="float">
            <text:p>539.280876307871</text:p>
          </table:table-cell>
        </table:table-row>
        <table:table-row table:style-name="ro1">
          <table:table-cell office:value-type="float" office:value="74.1831" calcext:value-type="float">
            <text:p>74.1831</text:p>
          </table:table-cell>
          <table:table-cell office:value-type="float" office:value="291.319" calcext:value-type="float">
            <text:p>291.319</text:p>
          </table:table-cell>
          <table:table-cell office:value-type="float" office:value="40.9185" calcext:value-type="float">
            <text:p>40.9185</text:p>
          </table:table-cell>
          <table:table-cell office:value-type="float" office:value="73.8852" calcext:value-type="float">
            <text:p>73.8852</text:p>
          </table:table-cell>
          <table:table-cell office:value-type="float" office:value="283.379" calcext:value-type="float">
            <text:p>283.379</text:p>
          </table:table-cell>
          <table:table-cell office:value-type="float" office:value="40.6703" calcext:value-type="float">
            <text:p>40.6703</text:p>
          </table:table-cell>
          <table:table-cell/>
          <table:table-cell table:formula="of:=([.D666]-[.A666])/0.0166667" office:value-type="float" office:value="-17.8739642520714" calcext:value-type="float">
            <text:p>-17.8739642520714</text:p>
          </table:table-cell>
          <table:table-cell table:formula="of:=ABS([.E666]-[.B666])/0.0166667" office:value-type="float" office:value="476.399047201906" calcext:value-type="float">
            <text:p>476.399047201906</text:p>
          </table:table-cell>
          <table:table-cell table:formula="of:=([.F666]-[.C666])/0.0166667" office:value-type="float" office:value="-14.8919702160598" calcext:value-type="float">
            <text:p>-14.8919702160598</text:p>
          </table:table-cell>
          <table:table-cell table:formula="of:=DEGREES(ATAN(ABS([.F666]-[.C666])/ABS([.E666]-[.B666])))" office:value-type="float" office:value="1.79045128706515" calcext:value-type="float">
            <text:p>1.79045128706515</text:p>
          </table:table-cell>
          <table:table-cell table:formula="of:=SQRT(POWER([.H666];2)+POWER([.I666];2)+POWER([.J666];2))" office:value-type="float" office:value="476.966771955745" calcext:value-type="float">
            <text:p>476.966771955745</text:p>
          </table:table-cell>
        </table:table-row>
        <table:table-row table:style-name="ro1">
          <table:table-cell office:value-type="float" office:value="74.6764" calcext:value-type="float">
            <text:p>74.6764</text:p>
          </table:table-cell>
          <table:table-cell office:value-type="float" office:value="287.377" calcext:value-type="float">
            <text:p>287.377</text:p>
          </table:table-cell>
          <table:table-cell office:value-type="float" office:value="40.7777" calcext:value-type="float">
            <text:p>40.7777</text:p>
          </table:table-cell>
          <table:table-cell office:value-type="float" office:value="74.8635" calcext:value-type="float">
            <text:p>74.8635</text:p>
          </table:table-cell>
          <table:table-cell office:value-type="float" office:value="276.948" calcext:value-type="float">
            <text:p>276.948</text:p>
          </table:table-cell>
          <table:table-cell office:value-type="float" office:value="40.9593" calcext:value-type="float">
            <text:p>40.9593</text:p>
          </table:table-cell>
          <table:table-cell/>
          <table:table-cell table:formula="of:=([.D667]-[.A667])/0.0166667" office:value-type="float" office:value="11.225977548045" calcext:value-type="float">
            <text:p>11.225977548045</text:p>
          </table:table-cell>
          <table:table-cell table:formula="of:=ABS([.E667]-[.B667])/0.0166667" office:value-type="float" office:value="625.738748522505" calcext:value-type="float">
            <text:p>625.738748522505</text:p>
          </table:table-cell>
          <table:table-cell table:formula="of:=([.F667]-[.C667])/0.0166667" office:value-type="float" office:value="10.8959782080433" calcext:value-type="float">
            <text:p>10.8959782080433</text:p>
          </table:table-cell>
          <table:table-cell table:formula="of:=DEGREES(ATAN(ABS([.F667]-[.C667])/ABS([.E667]-[.B667])))" office:value-type="float" office:value="0.997589617353616" calcext:value-type="float">
            <text:p>0.997589617353616</text:p>
          </table:table-cell>
          <table:table-cell table:formula="of:=SQRT(POWER([.H667];2)+POWER([.I667];2)+POWER([.J667];2))" office:value-type="float" office:value="625.934282745026" calcext:value-type="float">
            <text:p>625.934282745026</text:p>
          </table:table-cell>
        </table:table-row>
        <table:table-row table:style-name="ro1">
          <table:table-cell office:value-type="float" office:value="74.1715" calcext:value-type="float">
            <text:p>74.1715</text:p>
          </table:table-cell>
          <table:table-cell office:value-type="float" office:value="288.484" calcext:value-type="float">
            <text:p>288.484</text:p>
          </table:table-cell>
          <table:table-cell office:value-type="float" office:value="41.6265" calcext:value-type="float">
            <text:p>41.6265</text:p>
          </table:table-cell>
          <table:table-cell office:value-type="float" office:value="74.1234" calcext:value-type="float">
            <text:p>74.1234</text:p>
          </table:table-cell>
          <table:table-cell office:value-type="float" office:value="279.311" calcext:value-type="float">
            <text:p>279.311</text:p>
          </table:table-cell>
          <table:table-cell office:value-type="float" office:value="41.5819" calcext:value-type="float">
            <text:p>41.5819</text:p>
          </table:table-cell>
          <table:table-cell/>
          <table:table-cell table:formula="of:=([.D668]-[.A668])/0.0166667" office:value-type="float" office:value="-2.885994228011" calcext:value-type="float">
            <text:p>-2.885994228011</text:p>
          </table:table-cell>
          <table:table-cell table:formula="of:=ABS([.E668]-[.B668])/0.0166667" office:value-type="float" office:value="550.378899242202" calcext:value-type="float">
            <text:p>550.378899242202</text:p>
          </table:table-cell>
          <table:table-cell table:formula="of:=([.F668]-[.C668])/0.0166667" office:value-type="float" office:value="-2.67599464801086" calcext:value-type="float">
            <text:p>-2.67599464801086</text:p>
          </table:table-cell>
          <table:table-cell table:formula="of:=DEGREES(ATAN(ABS([.F668]-[.C668])/ABS([.E668]-[.B668])))" office:value-type="float" office:value="0.278575343955874" calcext:value-type="float">
            <text:p>0.278575343955874</text:p>
          </table:table-cell>
          <table:table-cell table:formula="of:=SQRT(POWER([.H668];2)+POWER([.I668];2)+POWER([.J668];2))" office:value-type="float" office:value="550.392971104372" calcext:value-type="float">
            <text:p>550.392971104372</text:p>
          </table:table-cell>
        </table:table-row>
        <table:table-row table:style-name="ro1">
          <table:table-cell office:value-type="float" office:value="74.6635" calcext:value-type="float">
            <text:p>74.6635</text:p>
          </table:table-cell>
          <table:table-cell office:value-type="float" office:value="284.492" calcext:value-type="float">
            <text:p>284.492</text:p>
          </table:table-cell>
          <table:table-cell office:value-type="float" office:value="42.0036" calcext:value-type="float">
            <text:p>42.0036</text:p>
          </table:table-cell>
          <table:table-cell office:value-type="float" office:value="74.8482" calcext:value-type="float">
            <text:p>74.8482</text:p>
          </table:table-cell>
          <table:table-cell office:value-type="float" office:value="274.287" calcext:value-type="float">
            <text:p>274.287</text:p>
          </table:table-cell>
          <table:table-cell office:value-type="float" office:value="41.646" calcext:value-type="float">
            <text:p>41.646</text:p>
          </table:table-cell>
          <table:table-cell/>
          <table:table-cell table:formula="of:=([.D669]-[.A669])/0.0166667" office:value-type="float" office:value="11.0819778360447" calcext:value-type="float">
            <text:p>11.0819778360447</text:p>
          </table:table-cell>
          <table:table-cell table:formula="of:=ABS([.E669]-[.B669])/0.0166667" office:value-type="float" office:value="612.298775402452" calcext:value-type="float">
            <text:p>612.298775402452</text:p>
          </table:table-cell>
          <table:table-cell table:formula="of:=([.F669]-[.C669])/0.0166667" office:value-type="float" office:value="-21.4559570880857" calcext:value-type="float">
            <text:p>-21.4559570880857</text:p>
          </table:table-cell>
          <table:table-cell table:formula="of:=DEGREES(ATAN(ABS([.F669]-[.C669])/ABS([.E669]-[.B669])))" office:value-type="float" office:value="2.00691726363486" calcext:value-type="float">
            <text:p>2.00691726363486</text:p>
          </table:table-cell>
          <table:table-cell table:formula="of:=SQRT(POWER([.H669];2)+POWER([.I669];2)+POWER([.J669];2))" office:value-type="float" office:value="612.774802587922" calcext:value-type="float">
            <text:p>612.774802587922</text:p>
          </table:table-cell>
        </table:table-row>
        <table:table-row table:style-name="ro1">
          <table:table-cell office:value-type="float" office:value="73.6571" calcext:value-type="float">
            <text:p>73.6571</text:p>
          </table:table-cell>
          <table:table-cell office:value-type="float" office:value="288.394" calcext:value-type="float">
            <text:p>288.394</text:p>
          </table:table-cell>
          <table:table-cell office:value-type="float" office:value="41.9009" calcext:value-type="float">
            <text:p>41.9009</text:p>
          </table:table-cell>
          <table:table-cell office:value-type="float" office:value="73.6142" calcext:value-type="float">
            <text:p>73.6142</text:p>
          </table:table-cell>
          <table:table-cell office:value-type="float" office:value="277.897" calcext:value-type="float">
            <text:p>277.897</text:p>
          </table:table-cell>
          <table:table-cell office:value-type="float" office:value="42.0664" calcext:value-type="float">
            <text:p>42.0664</text:p>
          </table:table-cell>
          <table:table-cell/>
          <table:table-cell table:formula="of:=([.D670]-[.A670])/0.0166667" office:value-type="float" office:value="-2.57399485201048" calcext:value-type="float">
            <text:p>-2.57399485201048</text:p>
          </table:table-cell>
          <table:table-cell table:formula="of:=ABS([.E670]-[.B670])/0.0166667" office:value-type="float" office:value="629.81874036252" calcext:value-type="float">
            <text:p>629.81874036252</text:p>
          </table:table-cell>
          <table:table-cell table:formula="of:=([.F670]-[.C670])/0.0166667" office:value-type="float" office:value="9.92998014003981" calcext:value-type="float">
            <text:p>9.92998014003981</text:p>
          </table:table-cell>
          <table:table-cell table:formula="of:=DEGREES(ATAN(ABS([.F670]-[.C670])/ABS([.E670]-[.B670])))" office:value-type="float" office:value="0.903273879365787" calcext:value-type="float">
            <text:p>0.903273879365787</text:p>
          </table:table-cell>
          <table:table-cell table:formula="of:=SQRT(POWER([.H670];2)+POWER([.I670];2)+POWER([.J670];2))" office:value-type="float" office:value="629.902274695775" calcext:value-type="float">
            <text:p>629.902274695775</text:p>
          </table:table-cell>
        </table:table-row>
        <table:table-row table:style-name="ro1">
          <table:table-cell office:value-type="float" office:value="74.1235" calcext:value-type="float">
            <text:p>74.1235</text:p>
          </table:table-cell>
          <table:table-cell office:value-type="float" office:value="279.332" calcext:value-type="float">
            <text:p>279.332</text:p>
          </table:table-cell>
          <table:table-cell office:value-type="float" office:value="41.5785" calcext:value-type="float">
            <text:p>41.5785</text:p>
          </table:table-cell>
          <table:table-cell office:value-type="float" office:value="73.8176" calcext:value-type="float">
            <text:p>73.8176</text:p>
          </table:table-cell>
          <table:table-cell office:value-type="float" office:value="267.936" calcext:value-type="float">
            <text:p>267.936</text:p>
          </table:table-cell>
          <table:table-cell office:value-type="float" office:value="41.7168" calcext:value-type="float">
            <text:p>41.7168</text:p>
          </table:table-cell>
          <table:table-cell/>
          <table:table-cell table:formula="of:=([.D671]-[.A671])/0.0166667" office:value-type="float" office:value="-18.3539632920739" calcext:value-type="float">
            <text:p>-18.3539632920739</text:p>
          </table:table-cell>
          <table:table-cell table:formula="of:=ABS([.E671]-[.B671])/0.0166667" office:value-type="float" office:value="683.758632482736" calcext:value-type="float">
            <text:p>683.758632482736</text:p>
          </table:table-cell>
          <table:table-cell table:formula="of:=([.F671]-[.C671])/0.0166667" office:value-type="float" office:value="8.29798340403325" calcext:value-type="float">
            <text:p>8.29798340403325</text:p>
          </table:table-cell>
          <table:table-cell table:formula="of:=DEGREES(ATAN(ABS([.F671]-[.C671])/ABS([.E671]-[.B671])))" office:value-type="float" office:value="0.695298115917612" calcext:value-type="float">
            <text:p>0.695298115917612</text:p>
          </table:table-cell>
          <table:table-cell table:formula="of:=SQRT(POWER([.H671];2)+POWER([.I671];2)+POWER([.J671];2))" office:value-type="float" office:value="684.055255072104" calcext:value-type="float">
            <text:p>684.055255072104</text:p>
          </table:table-cell>
        </table:table-row>
        <table:table-row table:style-name="ro1">
          <table:table-cell office:value-type="float" office:value="74.8752" calcext:value-type="float">
            <text:p>74.8752</text:p>
          </table:table-cell>
          <table:table-cell office:value-type="float" office:value="278.021" calcext:value-type="float">
            <text:p>278.021</text:p>
          </table:table-cell>
          <table:table-cell office:value-type="float" office:value="42.0346" calcext:value-type="float">
            <text:p>42.0346</text:p>
          </table:table-cell>
          <table:table-cell office:value-type="float" office:value="75.0537" calcext:value-type="float">
            <text:p>75.0537</text:p>
          </table:table-cell>
          <table:table-cell office:value-type="float" office:value="268.03" calcext:value-type="float">
            <text:p>268.03</text:p>
          </table:table-cell>
          <table:table-cell office:value-type="float" office:value="41.935" calcext:value-type="float">
            <text:p>41.935</text:p>
          </table:table-cell>
          <table:table-cell/>
          <table:table-cell table:formula="of:=([.D672]-[.A672])/0.0166667" office:value-type="float" office:value="10.7099785800428" calcext:value-type="float">
            <text:p>10.7099785800428</text:p>
          </table:table-cell>
          <table:table-cell table:formula="of:=ABS([.E672]-[.B672])/0.0166667" office:value-type="float" office:value="599.4588010824" calcext:value-type="float">
            <text:p>599.4588010824</text:p>
          </table:table-cell>
          <table:table-cell table:formula="of:=([.F672]-[.C672])/0.0166667" office:value-type="float" office:value="-5.97598804802362" calcext:value-type="float">
            <text:p>-5.97598804802362</text:p>
          </table:table-cell>
          <table:table-cell table:formula="of:=DEGREES(ATAN(ABS([.F672]-[.C672])/ABS([.E672]-[.B672])))" office:value-type="float" office:value="0.571161105734525" calcext:value-type="float">
            <text:p>0.571161105734525</text:p>
          </table:table-cell>
          <table:table-cell table:formula="of:=SQRT(POWER([.H672];2)+POWER([.I672];2)+POWER([.J672];2))" office:value-type="float" office:value="599.584247849695" calcext:value-type="float">
            <text:p>599.584247849695</text:p>
          </table:table-cell>
        </table:table-row>
        <table:table-row table:style-name="ro1">
          <table:table-cell office:value-type="float" office:value="74.385" calcext:value-type="float">
            <text:p>74.385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41.8757" calcext:value-type="float">
            <text:p>41.8757</text:p>
          </table:table-cell>
          <table:table-cell office:value-type="float" office:value="74.5682" calcext:value-type="float">
            <text:p>74.5682</text:p>
          </table:table-cell>
          <table:table-cell office:value-type="float" office:value="269.153" calcext:value-type="float">
            <text:p>269.153</text:p>
          </table:table-cell>
          <table:table-cell office:value-type="float" office:value="42.2452" calcext:value-type="float">
            <text:p>42.2452</text:p>
          </table:table-cell>
          <table:table-cell/>
          <table:table-cell table:formula="of:=([.D673]-[.A673])/0.0166667" office:value-type="float" office:value="10.9919780160439" calcext:value-type="float">
            <text:p>10.9919780160439</text:p>
          </table:table-cell>
          <table:table-cell table:formula="of:=ABS([.E673]-[.B673])/0.0166667" office:value-type="float" office:value="685.978628042744" calcext:value-type="float">
            <text:p>685.978628042744</text:p>
          </table:table-cell>
          <table:table-cell table:formula="of:=([.F673]-[.C673])/0.0166667" office:value-type="float" office:value="22.1699556600884" calcext:value-type="float">
            <text:p>22.1699556600884</text:p>
          </table:table-cell>
          <table:table-cell table:formula="of:=DEGREES(ATAN(ABS([.F673]-[.C673])/ABS([.E673]-[.B673])))" office:value-type="float" office:value="1.85108232151441" calcext:value-type="float">
            <text:p>1.85108232151441</text:p>
          </table:table-cell>
          <table:table-cell table:formula="of:=SQRT(POWER([.H673];2)+POWER([.I673];2)+POWER([.J673];2))" office:value-type="float" office:value="686.424801887344" calcext:value-type="float">
            <text:p>686.424801887344</text:p>
          </table:table-cell>
        </table:table-row>
        <table:table-row table:style-name="ro1">
          <table:table-cell office:value-type="float" office:value="74.1735" calcext:value-type="float">
            <text:p>74.1735</text:p>
          </table:table-cell>
          <table:table-cell office:value-type="float" office:value="288.385" calcext:value-type="float">
            <text:p>288.385</text:p>
          </table:table-cell>
          <table:table-cell office:value-type="float" office:value="42.1529" calcext:value-type="float">
            <text:p>42.1529</text:p>
          </table:table-cell>
          <table:table-cell office:value-type="float" office:value="74.1135" calcext:value-type="float">
            <text:p>74.1135</text:p>
          </table:table-cell>
          <table:table-cell office:value-type="float" office:value="276.571" calcext:value-type="float">
            <text:p>276.571</text:p>
          </table:table-cell>
          <table:table-cell office:value-type="float" office:value="42.5256" calcext:value-type="float">
            <text:p>42.5256</text:p>
          </table:table-cell>
          <table:table-cell/>
          <table:table-cell table:formula="of:=([.D674]-[.A674])/0.0166667" office:value-type="float" office:value="-3.59999280001454" calcext:value-type="float">
            <text:p>-3.59999280001454</text:p>
          </table:table-cell>
          <table:table-cell table:formula="of:=ABS([.E674]-[.B674])/0.0166667" office:value-type="float" office:value="708.838582322833" calcext:value-type="float">
            <text:p>708.838582322833</text:p>
          </table:table-cell>
          <table:table-cell table:formula="of:=([.F674]-[.C674])/0.0166667" office:value-type="float" office:value="22.3619552760891" calcext:value-type="float">
            <text:p>22.3619552760891</text:p>
          </table:table-cell>
          <table:table-cell table:formula="of:=DEGREES(ATAN(ABS([.F674]-[.C674])/ABS([.E674]-[.B674])))" office:value-type="float" office:value="1.80692882481793" calcext:value-type="float">
            <text:p>1.80692882481793</text:p>
          </table:table-cell>
          <table:table-cell table:formula="of:=SQRT(POWER([.H674];2)+POWER([.I674];2)+POWER([.J674];2))" office:value-type="float" office:value="709.200361520899" calcext:value-type="float">
            <text:p>709.200361520899</text:p>
          </table:table-cell>
        </table:table-row>
        <table:table-row table:style-name="ro1">
          <table:table-cell office:value-type="float" office:value="74.6281" calcext:value-type="float">
            <text:p>74.6281</text:p>
          </table:table-cell>
          <table:table-cell office:value-type="float" office:value="279.496" calcext:value-type="float">
            <text:p>279.496</text:p>
          </table:table-cell>
          <table:table-cell office:value-type="float" office:value="41.0449" calcext:value-type="float">
            <text:p>41.0449</text:p>
          </table:table-cell>
          <table:table-cell office:value-type="float" office:value="74.8109" calcext:value-type="float">
            <text:p>74.8109</text:p>
          </table:table-cell>
          <table:table-cell office:value-type="float" office:value="269.524" calcext:value-type="float">
            <text:p>269.524</text:p>
          </table:table-cell>
          <table:table-cell office:value-type="float" office:value="40.4577" calcext:value-type="float">
            <text:p>40.4577</text:p>
          </table:table-cell>
          <table:table-cell/>
          <table:table-cell table:formula="of:=([.D675]-[.A675])/0.0166667" office:value-type="float" office:value="10.9679780640439" calcext:value-type="float">
            <text:p>10.9679780640439</text:p>
          </table:table-cell>
          <table:table-cell table:formula="of:=ABS([.E675]-[.B675])/0.0166667" office:value-type="float" office:value="598.318803362392" calcext:value-type="float">
            <text:p>598.318803362392</text:p>
          </table:table-cell>
          <table:table-cell table:formula="of:=([.F675]-[.C675])/0.0166667" office:value-type="float" office:value="-35.2319295361407" calcext:value-type="float">
            <text:p>-35.2319295361407</text:p>
          </table:table-cell>
          <table:table-cell table:formula="of:=DEGREES(ATAN(ABS([.F675]-[.C675])/ABS([.E675]-[.B675])))" office:value-type="float" office:value="3.36996352571159" calcext:value-type="float">
            <text:p>3.36996352571159</text:p>
          </table:table-cell>
          <table:table-cell table:formula="of:=SQRT(POWER([.H675];2)+POWER([.I675];2)+POWER([.J675];2))" office:value-type="float" office:value="599.455566208754" calcext:value-type="float">
            <text:p>599.455566208754</text:p>
          </table:table-cell>
        </table:table-row>
        <table:table-row table:style-name="ro1">
          <table:table-cell office:value-type="float" office:value="74.6304" calcext:value-type="float">
            <text:p>74.6304</text:p>
          </table:table-cell>
          <table:table-cell office:value-type="float" office:value="279.329" calcext:value-type="float">
            <text:p>279.329</text:p>
          </table:table-cell>
          <table:table-cell office:value-type="float" office:value="41.8252" calcext:value-type="float">
            <text:p>41.8252</text:p>
          </table:table-cell>
          <table:table-cell office:value-type="float" office:value="74.5667" calcext:value-type="float">
            <text:p>74.5667</text:p>
          </table:table-cell>
          <table:table-cell office:value-type="float" office:value="269.251" calcext:value-type="float">
            <text:p>269.251</text:p>
          </table:table-cell>
          <table:table-cell office:value-type="float" office:value="41.7372" calcext:value-type="float">
            <text:p>41.7372</text:p>
          </table:table-cell>
          <table:table-cell/>
          <table:table-cell table:formula="of:=([.D676]-[.A676])/0.0166667" office:value-type="float" office:value="-3.82199235601512" calcext:value-type="float">
            <text:p>-3.82199235601512</text:p>
          </table:table-cell>
          <table:table-cell table:formula="of:=ABS([.E676]-[.B676])/0.0166667" office:value-type="float" office:value="604.678790642421" calcext:value-type="float">
            <text:p>604.678790642421</text:p>
          </table:table-cell>
          <table:table-cell table:formula="of:=([.F676]-[.C676])/0.0166667" office:value-type="float" office:value="-5.27998944002118" calcext:value-type="float">
            <text:p>-5.27998944002118</text:p>
          </table:table-cell>
          <table:table-cell table:formula="of:=DEGREES(ATAN(ABS([.F676]-[.C676])/ABS([.E676]-[.B676])))" office:value-type="float" office:value="0.500287800982559" calcext:value-type="float">
            <text:p>0.500287800982559</text:p>
          </table:table-cell>
          <table:table-cell table:formula="of:=SQRT(POWER([.H676];2)+POWER([.I676];2)+POWER([.J676];2))" office:value-type="float" office:value="604.713920599515" calcext:value-type="float">
            <text:p>604.713920599515</text:p>
          </table:table-cell>
        </table:table-row>
        <table:table-row table:style-name="ro1">
          <table:table-cell office:value-type="float" office:value="73.885" calcext:value-type="float">
            <text:p>73.885</text:p>
          </table:table-cell>
          <table:table-cell office:value-type="float" office:value="281.763" calcext:value-type="float">
            <text:p>281.763</text:p>
          </table:table-cell>
          <table:table-cell office:value-type="float" office:value="42.1945" calcext:value-type="float">
            <text:p>42.1945</text:p>
          </table:table-cell>
          <table:table-cell office:value-type="float" office:value="73.589" calcext:value-type="float">
            <text:p>73.589</text:p>
          </table:table-cell>
          <table:table-cell office:value-type="float" office:value="271.506" calcext:value-type="float">
            <text:p>271.506</text:p>
          </table:table-cell>
          <table:table-cell office:value-type="float" office:value="42.3608" calcext:value-type="float">
            <text:p>42.3608</text:p>
          </table:table-cell>
          <table:table-cell/>
          <table:table-cell table:formula="of:=([.D677]-[.A677])/0.0166667" office:value-type="float" office:value="-17.7599644800714" calcext:value-type="float">
            <text:p>-17.7599644800714</text:p>
          </table:table-cell>
          <table:table-cell table:formula="of:=ABS([.E677]-[.B677])/0.0166667" office:value-type="float" office:value="615.418769162462" calcext:value-type="float">
            <text:p>615.418769162462</text:p>
          </table:table-cell>
          <table:table-cell table:formula="of:=([.F677]-[.C677])/0.0166667" office:value-type="float" office:value="9.97798004403989" calcext:value-type="float">
            <text:p>9.97798004403989</text:p>
          </table:table-cell>
          <table:table-cell table:formula="of:=DEGREES(ATAN(ABS([.F677]-[.C677])/ABS([.E677]-[.B677])))" office:value-type="float" office:value="0.928873292288898" calcext:value-type="float">
            <text:p>0.928873292288898</text:p>
          </table:table-cell>
          <table:table-cell table:formula="of:=SQRT(POWER([.H677];2)+POWER([.I677];2)+POWER([.J677];2))" office:value-type="float" office:value="615.755826494181" calcext:value-type="float">
            <text:p>615.755826494181</text:p>
          </table:table-cell>
        </table:table-row>
        <table:table-row table:style-name="ro1">
          <table:table-cell office:value-type="float" office:value="74.1725" calcext:value-type="float">
            <text:p>74.1725</text:p>
          </table:table-cell>
          <table:table-cell office:value-type="float" office:value="288.443" calcext:value-type="float">
            <text:p>288.443</text:p>
          </table:table-cell>
          <table:table-cell office:value-type="float" office:value="41.8885" calcext:value-type="float">
            <text:p>41.8885</text:p>
          </table:table-cell>
          <table:table-cell office:value-type="float" office:value="74.3716" calcext:value-type="float">
            <text:p>74.3716</text:p>
          </table:table-cell>
          <table:table-cell office:value-type="float" office:value="277.923" calcext:value-type="float">
            <text:p>277.923</text:p>
          </table:table-cell>
          <table:table-cell office:value-type="float" office:value="42.3053" calcext:value-type="float">
            <text:p>42.3053</text:p>
          </table:table-cell>
          <table:table-cell/>
          <table:table-cell table:formula="of:=([.D678]-[.A678])/0.0166667" office:value-type="float" office:value="11.9459761080479" calcext:value-type="float">
            <text:p>11.9459761080479</text:p>
          </table:table-cell>
          <table:table-cell table:formula="of:=ABS([.E678]-[.B678])/0.0166667" office:value-type="float" office:value="631.198737602524" calcext:value-type="float">
            <text:p>631.198737602524</text:p>
          </table:table-cell>
          <table:table-cell table:formula="of:=([.F678]-[.C678])/0.0166667" office:value-type="float" office:value="25.0079499841002" calcext:value-type="float">
            <text:p>25.0079499841002</text:p>
          </table:table-cell>
          <table:table-cell table:formula="of:=DEGREES(ATAN(ABS([.F678]-[.C678])/ABS([.E678]-[.B678])))" office:value-type="float" office:value="2.26885904696907" calcext:value-type="float">
            <text:p>2.26885904696907</text:p>
          </table:table-cell>
          <table:table-cell table:formula="of:=SQRT(POWER([.H678];2)+POWER([.I678];2)+POWER([.J678];2))" office:value-type="float" office:value="631.806893171166" calcext:value-type="float">
            <text:p>631.806893171166</text:p>
          </table:table-cell>
        </table:table-row>
        <table:table-row table:style-name="ro1">
          <table:table-cell office:value-type="float" office:value="74.1716" calcext:value-type="float">
            <text:p>74.1716</text:p>
          </table:table-cell>
          <table:table-cell office:value-type="float" office:value="288.501" calcext:value-type="float">
            <text:p>288.501</text:p>
          </table:table-cell>
          <table:table-cell office:value-type="float" office:value="41.6239" calcext:value-type="float">
            <text:p>41.6239</text:p>
          </table:table-cell>
          <table:table-cell office:value-type="float" office:value="74.1354" calcext:value-type="float">
            <text:p>74.1354</text:p>
          </table:table-cell>
          <table:table-cell office:value-type="float" office:value="281.997" calcext:value-type="float">
            <text:p>281.997</text:p>
          </table:table-cell>
          <table:table-cell office:value-type="float" office:value="41.1457" calcext:value-type="float">
            <text:p>41.1457</text:p>
          </table:table-cell>
          <table:table-cell/>
          <table:table-cell table:formula="of:=([.D679]-[.A679])/0.0166667" office:value-type="float" office:value="-2.17199565600832" calcext:value-type="float">
            <text:p>-2.17199565600832</text:p>
          </table:table-cell>
          <table:table-cell table:formula="of:=ABS([.E679]-[.B679])/0.0166667" office:value-type="float" office:value="390.239219521559" calcext:value-type="float">
            <text:p>390.239219521559</text:p>
          </table:table-cell>
          <table:table-cell table:formula="of:=([.F679]-[.C679])/0.0166667" office:value-type="float" office:value="-28.6919426161148" calcext:value-type="float">
            <text:p>-28.6919426161148</text:p>
          </table:table-cell>
          <table:table-cell table:formula="of:=DEGREES(ATAN(ABS([.F679]-[.C679])/ABS([.E679]-[.B679])))" office:value-type="float" office:value="4.20504775657055" calcext:value-type="float">
            <text:p>4.20504775657055</text:p>
          </table:table-cell>
          <table:table-cell table:formula="of:=SQRT(POWER([.H679];2)+POWER([.I679];2)+POWER([.J679];2))" office:value-type="float" office:value="391.298599012329" calcext:value-type="float">
            <text:p>391.298599012329</text:p>
          </table:table-cell>
        </table:table-row>
        <table:table-row table:style-name="ro1">
          <table:table-cell office:value-type="float" office:value="73.8799" calcext:value-type="float">
            <text:p>73.8799</text:p>
          </table:table-cell>
          <table:table-cell office:value-type="float" office:value="282.026" calcext:value-type="float">
            <text:p>282.026</text:p>
          </table:table-cell>
          <table:table-cell office:value-type="float" office:value="40.8908" calcext:value-type="float">
            <text:p>40.8908</text:p>
          </table:table-cell>
          <table:table-cell office:value-type="float" office:value="73.8254" calcext:value-type="float">
            <text:p>73.8254</text:p>
          </table:table-cell>
          <table:table-cell office:value-type="float" office:value="270.579" calcext:value-type="float">
            <text:p>270.579</text:p>
          </table:table-cell>
          <table:table-cell office:value-type="float" office:value="40.7834" calcext:value-type="float">
            <text:p>40.7834</text:p>
          </table:table-cell>
          <table:table-cell/>
          <table:table-cell table:formula="of:=([.D680]-[.A680])/0.0166667" office:value-type="float" office:value="-3.26999346001335" calcext:value-type="float">
            <text:p>-3.26999346001335</text:p>
          </table:table-cell>
          <table:table-cell table:formula="of:=ABS([.E680]-[.B680])/0.0166667" office:value-type="float" office:value="686.818626362747" calcext:value-type="float">
            <text:p>686.818626362747</text:p>
          </table:table-cell>
          <table:table-cell table:formula="of:=([.F680]-[.C680])/0.0166667" office:value-type="float" office:value="-6.44398711202568" calcext:value-type="float">
            <text:p>-6.44398711202568</text:p>
          </table:table-cell>
          <table:table-cell table:formula="of:=DEGREES(ATAN(ABS([.F680]-[.C680])/ABS([.E680]-[.B680])))" office:value-type="float" office:value="0.537554482866297" calcext:value-type="float">
            <text:p>0.537554482866297</text:p>
          </table:table-cell>
          <table:table-cell table:formula="of:=SQRT(POWER([.H680];2)+POWER([.I680];2)+POWER([.J680];2))" office:value-type="float" office:value="686.856639587869" calcext:value-type="float">
            <text:p>686.856639587869</text:p>
          </table:table-cell>
        </table:table-row>
        <table:table-row table:style-name="ro1">
          <table:table-cell office:value-type="float" office:value="74.1564" calcext:value-type="float">
            <text:p>74.1564</text:p>
          </table:table-cell>
          <table:table-cell office:value-type="float" office:value="285.899" calcext:value-type="float">
            <text:p>285.899</text:p>
          </table:table-cell>
          <table:table-cell office:value-type="float" office:value="41.2753" calcext:value-type="float">
            <text:p>41.2753</text:p>
          </table:table-cell>
          <table:table-cell office:value-type="float" office:value="74.1038" calcext:value-type="float">
            <text:p>74.1038</text:p>
          </table:table-cell>
          <table:table-cell office:value-type="float" office:value="275.45" calcext:value-type="float">
            <text:p>275.45</text:p>
          </table:table-cell>
          <table:table-cell office:value-type="float" office:value="41.7112" calcext:value-type="float">
            <text:p>41.7112</text:p>
          </table:table-cell>
          <table:table-cell/>
          <table:table-cell table:formula="of:=([.D681]-[.A681])/0.0166667" office:value-type="float" office:value="-3.15599368801252" calcext:value-type="float">
            <text:p>-3.15599368801252</text:p>
          </table:table-cell>
          <table:table-cell table:formula="of:=ABS([.E681]-[.B681])/0.0166667" office:value-type="float" office:value="626.938746122509" calcext:value-type="float">
            <text:p>626.938746122509</text:p>
          </table:table-cell>
          <table:table-cell table:formula="of:=([.F681]-[.C681])/0.0166667" office:value-type="float" office:value="26.1539476921044" calcext:value-type="float">
            <text:p>26.1539476921044</text:p>
          </table:table-cell>
          <table:table-cell table:formula="of:=DEGREES(ATAN(ABS([.F681]-[.C681])/ABS([.E681]-[.B681])))" office:value-type="float" office:value="2.38881780675551" calcext:value-type="float">
            <text:p>2.38881780675551</text:p>
          </table:table-cell>
          <table:table-cell table:formula="of:=SQRT(POWER([.H681];2)+POWER([.I681];2)+POWER([.J681];2))" office:value-type="float" office:value="627.491976574763" calcext:value-type="float">
            <text:p>627.491976574763</text:p>
          </table:table-cell>
        </table:table-row>
        <table:table-row table:style-name="ro1">
          <table:table-cell office:value-type="float" office:value="74.4576" calcext:value-type="float">
            <text:p>74.4576</text:p>
          </table:table-cell>
          <table:table-cell office:value-type="float" office:value="294.106" calcext:value-type="float">
            <text:p>294.106</text:p>
          </table:table-cell>
          <table:table-cell office:value-type="float" office:value="40.7297" calcext:value-type="float">
            <text:p>40.7297</text:p>
          </table:table-cell>
          <table:table-cell office:value-type="float" office:value="74.6437" calcext:value-type="float">
            <text:p>74.6437</text:p>
          </table:table-cell>
          <table:table-cell office:value-type="float" office:value="282.097" calcext:value-type="float">
            <text:p>282.097</text:p>
          </table:table-cell>
          <table:table-cell office:value-type="float" office:value="40.8722" calcext:value-type="float">
            <text:p>40.8722</text:p>
          </table:table-cell>
          <table:table-cell/>
          <table:table-cell table:formula="of:=([.D682]-[.A682])/0.0166667" office:value-type="float" office:value="11.1659776680444" calcext:value-type="float">
            <text:p>11.1659776680444</text:p>
          </table:table-cell>
          <table:table-cell table:formula="of:=ABS([.E682]-[.B682])/0.0166667" office:value-type="float" office:value="720.538558922883" calcext:value-type="float">
            <text:p>720.538558922883</text:p>
          </table:table-cell>
          <table:table-cell table:formula="of:=([.F682]-[.C682])/0.0166667" office:value-type="float" office:value="8.5499829000341" calcext:value-type="float">
            <text:p>8.5499829000341</text:p>
          </table:table-cell>
          <table:table-cell table:formula="of:=DEGREES(ATAN(ABS([.F682]-[.C682])/ABS([.E682]-[.B682])))" office:value-type="float" office:value="0.679845566408705" calcext:value-type="float">
            <text:p>0.679845566408705</text:p>
          </table:table-cell>
          <table:table-cell table:formula="of:=SQRT(POWER([.H682];2)+POWER([.I682];2)+POWER([.J682];2))" office:value-type="float" office:value="720.6757912956" calcext:value-type="float">
            <text:p>720.6757912956</text:p>
          </table:table-cell>
        </table:table-row>
        <table:table-row table:style-name="ro1">
          <table:table-cell office:value-type="float" office:value="73.8968" calcext:value-type="float">
            <text:p>73.8968</text:p>
          </table:table-cell>
          <table:table-cell office:value-type="float" office:value="286.045" calcext:value-type="float">
            <text:p>286.045</text:p>
          </table:table-cell>
          <table:table-cell office:value-type="float" office:value="40.4906" calcext:value-type="float">
            <text:p>40.4906</text:p>
          </table:table-cell>
          <table:table-cell office:value-type="float" office:value="73.8437" calcext:value-type="float">
            <text:p>73.8437</text:p>
          </table:table-cell>
          <table:table-cell office:value-type="float" office:value="274.32" calcext:value-type="float">
            <text:p>274.32</text:p>
          </table:table-cell>
          <table:table-cell office:value-type="float" office:value="40.904" calcext:value-type="float">
            <text:p>40.904</text:p>
          </table:table-cell>
          <table:table-cell/>
          <table:table-cell table:formula="of:=([.D683]-[.A683])/0.0166667" office:value-type="float" office:value="-3.18599362801278" calcext:value-type="float">
            <text:p>-3.18599362801278</text:p>
          </table:table-cell>
          <table:table-cell table:formula="of:=ABS([.E683]-[.B683])/0.0166667" office:value-type="float" office:value="703.498593002815" calcext:value-type="float">
            <text:p>703.498593002815</text:p>
          </table:table-cell>
          <table:table-cell table:formula="of:=([.F683]-[.C683])/0.0166667" office:value-type="float" office:value="24.8039503920994" calcext:value-type="float">
            <text:p>24.8039503920994</text:p>
          </table:table-cell>
          <table:table-cell table:formula="of:=DEGREES(ATAN(ABS([.F683]-[.C683])/ABS([.E683]-[.B683])))" office:value-type="float" office:value="2.019297879533" calcext:value-type="float">
            <text:p>2.019297879533</text:p>
          </table:table-cell>
          <table:table-cell table:formula="of:=SQRT(POWER([.H683];2)+POWER([.I683];2)+POWER([.J683];2))" office:value-type="float" office:value="703.942935803317" calcext:value-type="float">
            <text:p>703.942935803317</text:p>
          </table:table-cell>
        </table:table-row>
        <table:table-row table:style-name="ro1">
          <table:table-cell office:value-type="float" office:value="74.1494" calcext:value-type="float">
            <text:p>74.1494</text:p>
          </table:table-cell>
          <table:table-cell office:value-type="float" office:value="284.596" calcext:value-type="float">
            <text:p>284.596</text:p>
          </table:table-cell>
          <table:table-cell office:value-type="float" office:value="41.2312" calcext:value-type="float">
            <text:p>41.2312</text:p>
          </table:table-cell>
          <table:table-cell office:value-type="float" office:value="73.8508" calcext:value-type="float">
            <text:p>73.8508</text:p>
          </table:table-cell>
          <table:table-cell office:value-type="float" office:value="275.522" calcext:value-type="float">
            <text:p>275.522</text:p>
          </table:table-cell>
          <table:table-cell office:value-type="float" office:value="41.2035" calcext:value-type="float">
            <text:p>41.2035</text:p>
          </table:table-cell>
          <table:table-cell/>
          <table:table-cell table:formula="of:=([.D684]-[.A684])/0.0166667" office:value-type="float" office:value="-17.9159641680713" calcext:value-type="float">
            <text:p>-17.9159641680713</text:p>
          </table:table-cell>
          <table:table-cell table:formula="of:=ABS([.E684]-[.B684])/0.0166667" office:value-type="float" office:value="544.438911122179" calcext:value-type="float">
            <text:p>544.438911122179</text:p>
          </table:table-cell>
          <table:table-cell table:formula="of:=([.F684]-[.C684])/0.0166667" office:value-type="float" office:value="-1.66199667600682" calcext:value-type="float">
            <text:p>-1.66199667600682</text:p>
          </table:table-cell>
          <table:table-cell table:formula="of:=DEGREES(ATAN(ABS([.F684]-[.C684])/ABS([.E684]-[.B684])))" office:value-type="float" office:value="0.174905021223614" calcext:value-type="float">
            <text:p>0.174905021223614</text:p>
          </table:table-cell>
          <table:table-cell table:formula="of:=SQRT(POWER([.H684];2)+POWER([.I684];2)+POWER([.J684];2))" office:value-type="float" office:value="544.736148928016" calcext:value-type="float">
            <text:p>544.736148928016</text:p>
          </table:table-cell>
        </table:table-row>
        <table:table-row table:style-name="ro1">
          <table:table-cell office:value-type="float" office:value="74.4417" calcext:value-type="float">
            <text:p>74.4417</text:p>
          </table:table-cell>
          <table:table-cell office:value-type="float" office:value="291.407" calcext:value-type="float">
            <text:p>291.407</text:p>
          </table:table-cell>
          <table:table-cell office:value-type="float" office:value="40.6448" calcext:value-type="float">
            <text:p>40.6448</text:p>
          </table:table-cell>
          <table:table-cell office:value-type="float" office:value="74.6347" calcext:value-type="float">
            <text:p>74.6347</text:p>
          </table:table-cell>
          <table:table-cell office:value-type="float" office:value="280.867" calcext:value-type="float">
            <text:p>280.867</text:p>
          </table:table-cell>
          <table:table-cell office:value-type="float" office:value="40.5686" calcext:value-type="float">
            <text:p>40.5686</text:p>
          </table:table-cell>
          <table:table-cell/>
          <table:table-cell table:formula="of:=([.D685]-[.A685])/0.0166667" office:value-type="float" office:value="11.5799768400462" calcext:value-type="float">
            <text:p>11.5799768400462</text:p>
          </table:table-cell>
          <table:table-cell table:formula="of:=ABS([.E685]-[.B685])/0.0166667" office:value-type="float" office:value="632.398735202527" calcext:value-type="float">
            <text:p>632.398735202527</text:p>
          </table:table-cell>
          <table:table-cell table:formula="of:=([.F685]-[.C685])/0.0166667" office:value-type="float" office:value="-4.57199085601829" calcext:value-type="float">
            <text:p>-4.57199085601829</text:p>
          </table:table-cell>
          <table:table-cell table:formula="of:=DEGREES(ATAN(ABS([.F685]-[.C685])/ABS([.E685]-[.B685])))" office:value-type="float" office:value="0.414218437974111" calcext:value-type="float">
            <text:p>0.414218437974111</text:p>
          </table:table-cell>
          <table:table-cell table:formula="of:=SQRT(POWER([.H685];2)+POWER([.I685];2)+POWER([.J685];2))" office:value-type="float" office:value="632.521271776499" calcext:value-type="float">
            <text:p>632.521271776499</text:p>
          </table:table-cell>
        </table:table-row>
        <table:table-row table:style-name="ro1">
          <table:table-cell office:value-type="float" office:value="74.1564" calcext:value-type="float">
            <text:p>74.1564</text:p>
          </table:table-cell>
          <table:table-cell office:value-type="float" office:value="285.905" calcext:value-type="float">
            <text:p>285.905</text:p>
          </table:table-cell>
          <table:table-cell office:value-type="float" office:value="41.2744" calcext:value-type="float">
            <text:p>41.2744</text:p>
          </table:table-cell>
          <table:table-cell office:value-type="float" office:value="73.8519" calcext:value-type="float">
            <text:p>73.8519</text:p>
          </table:table-cell>
          <table:table-cell office:value-type="float" office:value="275.475" calcext:value-type="float">
            <text:p>275.475</text:p>
          </table:table-cell>
          <table:table-cell office:value-type="float" office:value="41.4604" calcext:value-type="float">
            <text:p>41.4604</text:p>
          </table:table-cell>
          <table:table-cell/>
          <table:table-cell table:formula="of:=([.D686]-[.A686])/0.0166667" office:value-type="float" office:value="-18.2699634600733" calcext:value-type="float">
            <text:p>-18.2699634600733</text:p>
          </table:table-cell>
          <table:table-cell table:formula="of:=ABS([.E686]-[.B686])/0.0166667" office:value-type="float" office:value="625.7987484025" calcext:value-type="float">
            <text:p>625.7987484025</text:p>
          </table:table-cell>
          <table:table-cell table:formula="of:=([.F686]-[.C686])/0.0166667" office:value-type="float" office:value="11.1599776800446" calcext:value-type="float">
            <text:p>11.1599776800446</text:p>
          </table:table-cell>
          <table:table-cell table:formula="of:=DEGREES(ATAN(ABS([.F686]-[.C686])/ABS([.E686]-[.B686])))" office:value-type="float" office:value="1.02165728503657" calcext:value-type="float">
            <text:p>1.02165728503657</text:p>
          </table:table-cell>
          <table:table-cell table:formula="of:=SQRT(POWER([.H686];2)+POWER([.I686];2)+POWER([.J686];2))" office:value-type="float" office:value="626.164842648314" calcext:value-type="float">
            <text:p>626.164842648314</text:p>
          </table:table-cell>
        </table:table-row>
        <table:table-row table:style-name="ro1">
          <table:table-cell office:value-type="float" office:value="74.4409" calcext:value-type="float">
            <text:p>74.4409</text:p>
          </table:table-cell>
          <table:table-cell office:value-type="float" office:value="291.466" calcext:value-type="float">
            <text:p>291.466</text:p>
          </table:table-cell>
          <table:table-cell office:value-type="float" office:value="40.378" calcext:value-type="float">
            <text:p>40.378</text:p>
          </table:table-cell>
          <table:table-cell office:value-type="float" office:value="74.3797" calcext:value-type="float">
            <text:p>74.3797</text:p>
          </table:table-cell>
          <table:table-cell office:value-type="float" office:value="280.891" calcext:value-type="float">
            <text:p>280.891</text:p>
          </table:table-cell>
          <table:table-cell office:value-type="float" office:value="40.3148" calcext:value-type="float">
            <text:p>40.3148</text:p>
          </table:table-cell>
          <table:table-cell/>
          <table:table-cell table:formula="of:=([.D687]-[.A687])/0.0166667" office:value-type="float" office:value="-3.67199265601466" calcext:value-type="float">
            <text:p>-3.67199265601466</text:p>
          </table:table-cell>
          <table:table-cell table:formula="of:=ABS([.E687]-[.B687])/0.0166667" office:value-type="float" office:value="634.498731002537" calcext:value-type="float">
            <text:p>634.498731002537</text:p>
          </table:table-cell>
          <table:table-cell table:formula="of:=([.F687]-[.C687])/0.0166667" office:value-type="float" office:value="-3.79199241601528" calcext:value-type="float">
            <text:p>-3.79199241601528</text:p>
          </table:table-cell>
          <table:table-cell table:formula="of:=DEGREES(ATAN(ABS([.F687]-[.C687])/ABS([.E687]-[.B687])))" office:value-type="float" office:value="0.342416090286257" calcext:value-type="float">
            <text:p>0.342416090286257</text:p>
          </table:table-cell>
          <table:table-cell table:formula="of:=SQRT(POWER([.H687];2)+POWER([.I687];2)+POWER([.J687];2))" office:value-type="float" office:value="634.520687117748" calcext:value-type="float">
            <text:p>634.520687117748</text:p>
          </table:table-cell>
        </table:table-row>
        <table:table-row table:style-name="ro1">
          <table:table-cell office:value-type="float" office:value="74.9157" calcext:value-type="float">
            <text:p>74.9157</text:p>
          </table:table-cell>
          <table:table-cell office:value-type="float" office:value="284.781" calcext:value-type="float">
            <text:p>284.781</text:p>
          </table:table-cell>
          <table:table-cell office:value-type="float" office:value="40.6864" calcext:value-type="float">
            <text:p>40.6864</text:p>
          </table:table-cell>
          <table:table-cell office:value-type="float" office:value="75.0873" calcext:value-type="float">
            <text:p>75.0873</text:p>
          </table:table-cell>
          <table:table-cell office:value-type="float" office:value="273.201" calcext:value-type="float">
            <text:p>273.201</text:p>
          </table:table-cell>
          <table:table-cell office:value-type="float" office:value="40.8296" calcext:value-type="float">
            <text:p>40.8296</text:p>
          </table:table-cell>
          <table:table-cell/>
          <table:table-cell table:formula="of:=([.D688]-[.A688])/0.0166667" office:value-type="float" office:value="10.2959794080411" calcext:value-type="float">
            <text:p>10.2959794080411</text:p>
          </table:table-cell>
          <table:table-cell table:formula="of:=ABS([.E688]-[.B688])/0.0166667" office:value-type="float" office:value="694.798610402778" calcext:value-type="float">
            <text:p>694.798610402778</text:p>
          </table:table-cell>
          <table:table-cell table:formula="of:=([.F688]-[.C688])/0.0166667" office:value-type="float" office:value="8.59198281603438" calcext:value-type="float">
            <text:p>8.59198281603438</text:p>
          </table:table-cell>
          <table:table-cell table:formula="of:=DEGREES(ATAN(ABS([.F688]-[.C688])/ABS([.E688]-[.B688])))" office:value-type="float" office:value="0.708492006601283" calcext:value-type="float">
            <text:p>0.708492006601283</text:p>
          </table:table-cell>
          <table:table-cell table:formula="of:=SQRT(POWER([.H688];2)+POWER([.I688];2)+POWER([.J688];2))" office:value-type="float" office:value="694.928009493295" calcext:value-type="float">
            <text:p>694.928009493295</text:p>
          </table:table-cell>
        </table:table-row>
        <table:table-row table:style-name="ro1">
          <table:table-cell office:value-type="float" office:value="74.1504" calcext:value-type="float">
            <text:p>74.1504</text:p>
          </table:table-cell>
          <table:table-cell office:value-type="float" office:value="284.561" calcext:value-type="float">
            <text:p>284.561</text:p>
          </table:table-cell>
          <table:table-cell office:value-type="float" office:value="41.4904" calcext:value-type="float">
            <text:p>41.4904</text:p>
          </table:table-cell>
          <table:table-cell office:value-type="float" office:value="74.0972" calcext:value-type="float">
            <text:p>74.0972</text:p>
          </table:table-cell>
          <table:table-cell office:value-type="float" office:value="274.218" calcext:value-type="float">
            <text:p>274.218</text:p>
          </table:table-cell>
          <table:table-cell office:value-type="float" office:value="41.6643" calcext:value-type="float">
            <text:p>41.6643</text:p>
          </table:table-cell>
          <table:table-cell/>
          <table:table-cell table:formula="of:=([.D689]-[.A689])/0.0166667" office:value-type="float" office:value="-3.191993616013" calcext:value-type="float">
            <text:p>-3.191993616013</text:p>
          </table:table-cell>
          <table:table-cell table:formula="of:=ABS([.E689]-[.B689])/0.0166667" office:value-type="float" office:value="620.57875884248" calcext:value-type="float">
            <text:p>620.57875884248</text:p>
          </table:table-cell>
          <table:table-cell table:formula="of:=([.F689]-[.C689])/0.0166667" office:value-type="float" office:value="10.4339791320415" calcext:value-type="float">
            <text:p>10.4339791320415</text:p>
          </table:table-cell>
          <table:table-cell table:formula="of:=DEGREES(ATAN(ABS([.F689]-[.C689])/ABS([.E689]-[.B689])))" office:value-type="float" office:value="0.963240582331228" calcext:value-type="float">
            <text:p>0.963240582331228</text:p>
          </table:table-cell>
          <table:table-cell table:formula="of:=SQRT(POWER([.H689];2)+POWER([.I689];2)+POWER([.J689];2))" office:value-type="float" office:value="620.67467538981" calcext:value-type="float">
            <text:p>620.67467538981</text:p>
          </table:table-cell>
        </table:table-row>
        <table:table-row table:style-name="ro1">
          <table:table-cell office:value-type="float" office:value="73.6492" calcext:value-type="float">
            <text:p>73.6492</text:p>
          </table:table-cell>
          <table:table-cell office:value-type="float" office:value="287.187" calcext:value-type="float">
            <text:p>287.187</text:p>
          </table:table-cell>
          <table:table-cell office:value-type="float" office:value="41.328" calcext:value-type="float">
            <text:p>41.328</text:p>
          </table:table-cell>
          <table:table-cell office:value-type="float" office:value="73.3499" calcext:value-type="float">
            <text:p>73.3499</text:p>
          </table:table-cell>
          <table:table-cell office:value-type="float" office:value="275.44" calcext:value-type="float">
            <text:p>275.44</text:p>
          </table:table-cell>
          <table:table-cell office:value-type="float" office:value="41.4707" calcext:value-type="float">
            <text:p>41.4707</text:p>
          </table:table-cell>
          <table:table-cell/>
          <table:table-cell table:formula="of:=([.D690]-[.A690])/0.0166667" office:value-type="float" office:value="-17.9579640840711" calcext:value-type="float">
            <text:p>-17.9579640840711</text:p>
          </table:table-cell>
          <table:table-cell table:formula="of:=ABS([.E690]-[.B690])/0.0166667" office:value-type="float" office:value="704.81859036282" calcext:value-type="float">
            <text:p>704.81859036282</text:p>
          </table:table-cell>
          <table:table-cell table:formula="of:=([.F690]-[.C690])/0.0166667" office:value-type="float" office:value="8.56198287603412" calcext:value-type="float">
            <text:p>8.56198287603412</text:p>
          </table:table-cell>
          <table:table-cell table:formula="of:=DEGREES(ATAN(ABS([.F690]-[.C690])/ABS([.E690]-[.B690])))" office:value-type="float" office:value="0.695982428973398" calcext:value-type="float">
            <text:p>0.695982428973398</text:p>
          </table:table-cell>
          <table:table-cell table:formula="of:=SQRT(POWER([.H690];2)+POWER([.I690];2)+POWER([.J690];2))" office:value-type="float" office:value="705.099313108336" calcext:value-type="float">
            <text:p>705.099313108336</text:p>
          </table:table-cell>
        </table:table-row>
        <table:table-row table:style-name="ro1">
          <table:table-cell office:value-type="float" office:value="73.6574" calcext:value-type="float">
            <text:p>73.6574</text:p>
          </table:table-cell>
          <table:table-cell office:value-type="float" office:value="290.02" calcext:value-type="float">
            <text:p>290.02</text:p>
          </table:table-cell>
          <table:table-cell office:value-type="float" office:value="40.6176" calcext:value-type="float">
            <text:p>40.6176</text:p>
          </table:table-cell>
          <table:table-cell office:value-type="float" office:value="73.855" calcext:value-type="float">
            <text:p>73.855</text:p>
          </table:table-cell>
          <table:table-cell office:value-type="float" office:value="276.922" calcext:value-type="float">
            <text:p>276.922</text:p>
          </table:table-cell>
          <table:table-cell office:value-type="float" office:value="40.7229" calcext:value-type="float">
            <text:p>40.7229</text:p>
          </table:table-cell>
          <table:table-cell/>
          <table:table-cell table:formula="of:=([.D691]-[.A691])/0.0166667" office:value-type="float" office:value="11.8559762880479" calcext:value-type="float">
            <text:p>11.8559762880479</text:p>
          </table:table-cell>
          <table:table-cell table:formula="of:=ABS([.E691]-[.B691])/0.0166667" office:value-type="float" office:value="785.878428243141" calcext:value-type="float">
            <text:p>785.878428243141</text:p>
          </table:table-cell>
          <table:table-cell table:formula="of:=([.F691]-[.C691])/0.0166667" office:value-type="float" office:value="6.31798736402526" calcext:value-type="float">
            <text:p>6.31798736402526</text:p>
          </table:table-cell>
          <table:table-cell table:formula="of:=DEGREES(ATAN(ABS([.F691]-[.C691])/ABS([.E691]-[.B691])))" office:value-type="float" office:value="0.460613498837373" calcext:value-type="float">
            <text:p>0.460613498837373</text:p>
          </table:table-cell>
          <table:table-cell table:formula="of:=SQRT(POWER([.H691];2)+POWER([.I691];2)+POWER([.J691];2))" office:value-type="float" office:value="785.993247500247" calcext:value-type="float">
            <text:p>785.993247500247</text:p>
          </table:table-cell>
        </table:table-row>
        <table:table-row table:style-name="ro1">
          <table:table-cell office:value-type="float" office:value="74.4122" calcext:value-type="float">
            <text:p>74.4122</text:p>
          </table:table-cell>
          <table:table-cell office:value-type="float" office:value="286.002" calcext:value-type="float">
            <text:p>286.002</text:p>
          </table:table-cell>
          <table:table-cell office:value-type="float" office:value="41.002" calcext:value-type="float">
            <text:p>41.002</text:p>
          </table:table-cell>
          <table:table-cell office:value-type="float" office:value="74.5963" calcext:value-type="float">
            <text:p>74.5963</text:p>
          </table:table-cell>
          <table:table-cell office:value-type="float" office:value="274.374" calcext:value-type="float">
            <text:p>274.374</text:p>
          </table:table-cell>
          <table:table-cell office:value-type="float" office:value="41.1368" calcext:value-type="float">
            <text:p>41.1368</text:p>
          </table:table-cell>
          <table:table-cell/>
          <table:table-cell table:formula="of:=([.D692]-[.A692])/0.0166667" office:value-type="float" office:value="11.0459779080442" calcext:value-type="float">
            <text:p>11.0459779080442</text:p>
          </table:table-cell>
          <table:table-cell table:formula="of:=ABS([.E692]-[.B692])/0.0166667" office:value-type="float" office:value="697.67860464279" calcext:value-type="float">
            <text:p>697.67860464279</text:p>
          </table:table-cell>
          <table:table-cell table:formula="of:=([.F692]-[.C692])/0.0166667" office:value-type="float" office:value="8.08798382403226" calcext:value-type="float">
            <text:p>8.08798382403226</text:p>
          </table:table-cell>
          <table:table-cell table:formula="of:=DEGREES(ATAN(ABS([.F692]-[.C692])/ABS([.E692]-[.B692])))" office:value-type="float" office:value="0.66418344670466" calcext:value-type="float">
            <text:p>0.66418344670466</text:p>
          </table:table-cell>
          <table:table-cell table:formula="of:=SQRT(POWER([.H692];2)+POWER([.I692];2)+POWER([.J692];2))" office:value-type="float" office:value="697.812915104466" calcext:value-type="float">
            <text:p>697.812915104466</text:p>
          </table:table-cell>
        </table:table-row>
        <table:table-row table:style-name="ro1">
          <table:table-cell office:value-type="float" office:value="74.4348" calcext:value-type="float">
            <text:p>74.4348</text:p>
          </table:table-cell>
          <table:table-cell office:value-type="float" office:value="290.033" calcext:value-type="float">
            <text:p>290.033</text:p>
          </table:table-cell>
          <table:table-cell office:value-type="float" office:value="40.8649" calcext:value-type="float">
            <text:p>40.8649</text:p>
          </table:table-cell>
          <table:table-cell office:value-type="float" office:value="74.6265" calcext:value-type="float">
            <text:p>74.6265</text:p>
          </table:table-cell>
          <table:table-cell office:value-type="float" office:value="279.598" calcext:value-type="float">
            <text:p>279.598</text:p>
          </table:table-cell>
          <table:table-cell office:value-type="float" office:value="40.5253" calcext:value-type="float">
            <text:p>40.5253</text:p>
          </table:table-cell>
          <table:table-cell/>
          <table:table-cell table:formula="of:=([.D693]-[.A693])/0.0166667" office:value-type="float" office:value="11.5019769960458" calcext:value-type="float">
            <text:p>11.5019769960458</text:p>
          </table:table-cell>
          <table:table-cell table:formula="of:=ABS([.E693]-[.B693])/0.0166667" office:value-type="float" office:value="626.098747802505" calcext:value-type="float">
            <text:p>626.098747802505</text:p>
          </table:table-cell>
          <table:table-cell table:formula="of:=([.F693]-[.C693])/0.0166667" office:value-type="float" office:value="-20.3759592480813" calcext:value-type="float">
            <text:p>-20.3759592480813</text:p>
          </table:table-cell>
          <table:table-cell table:formula="of:=DEGREES(ATAN(ABS([.F693]-[.C693])/ABS([.E693]-[.B693])))" office:value-type="float" office:value="1.86399441049224" calcext:value-type="float">
            <text:p>1.86399441049224</text:p>
          </table:table-cell>
          <table:table-cell table:formula="of:=SQRT(POWER([.H693];2)+POWER([.I693];2)+POWER([.J693];2))" office:value-type="float" office:value="626.535806789972" calcext:value-type="float">
            <text:p>626.535806789972</text:p>
          </table:table-cell>
        </table:table-row>
        <table:table-row table:style-name="ro1">
          <table:table-cell office:value-type="float" office:value="74.1476" calcext:value-type="float">
            <text:p>74.1476</text:p>
          </table:table-cell>
          <table:table-cell office:value-type="float" office:value="284.724" calcext:value-type="float">
            <text:p>284.724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74.3375" calcext:value-type="float">
            <text:p>74.3375</text:p>
          </table:table-cell>
          <table:table-cell office:value-type="float" office:value="273.146" calcext:value-type="float">
            <text:p>273.146</text:p>
          </table:table-cell>
          <table:table-cell office:value-type="float" office:value="40.8456" calcext:value-type="float">
            <text:p>40.8456</text:p>
          </table:table-cell>
          <table:table-cell/>
          <table:table-cell table:formula="of:=([.D694]-[.A694])/0.0166667" office:value-type="float" office:value="11.3939772120461" calcext:value-type="float">
            <text:p>11.3939772120461</text:p>
          </table:table-cell>
          <table:table-cell table:formula="of:=ABS([.E694]-[.B694])/0.0166667" office:value-type="float" office:value="694.678610642777" calcext:value-type="float">
            <text:p>694.678610642777</text:p>
          </table:table-cell>
          <table:table-cell table:formula="of:=([.F694]-[.C694])/0.0166667" office:value-type="float" office:value="8.56798286403392" calcext:value-type="float">
            <text:p>8.56798286403392</text:p>
          </table:table-cell>
          <table:table-cell table:formula="of:=DEGREES(ATAN(ABS([.F694]-[.C694])/ABS([.E694]-[.B694])))" office:value-type="float" office:value="0.706635211242009" calcext:value-type="float">
            <text:p>0.706635211242009</text:p>
          </table:table-cell>
          <table:table-cell table:formula="of:=SQRT(POWER([.H694];2)+POWER([.I694];2)+POWER([.J694];2))" office:value-type="float" office:value="694.824873713979" calcext:value-type="float">
            <text:p>694.824873713979</text:p>
          </table:table-cell>
        </table:table-row>
        <table:table-row table:style-name="ro1">
          <table:table-cell office:value-type="float" office:value="74.3748" calcext:value-type="float">
            <text:p>74.3748</text:p>
          </table:table-cell>
          <table:table-cell office:value-type="float" office:value="279.46" calcext:value-type="float">
            <text:p>279.46</text:p>
          </table:table-cell>
          <table:table-cell office:value-type="float" office:value="41.0531" calcext:value-type="float">
            <text:p>41.0531</text:p>
          </table:table-cell>
          <table:table-cell office:value-type="float" office:value="74.0808" calcext:value-type="float">
            <text:p>74.0808</text:p>
          </table:table-cell>
          <table:table-cell office:value-type="float" office:value="271.868" calcext:value-type="float">
            <text:p>271.868</text:p>
          </table:table-cell>
          <table:table-cell office:value-type="float" office:value="40.813" calcext:value-type="float">
            <text:p>40.813</text:p>
          </table:table-cell>
          <table:table-cell/>
          <table:table-cell table:formula="of:=([.D695]-[.A695])/0.0166667" office:value-type="float" office:value="-17.6399647200704" calcext:value-type="float">
            <text:p>-17.6399647200704</text:p>
          </table:table-cell>
          <table:table-cell table:formula="of:=ABS([.E695]-[.B695])/0.0166667" office:value-type="float" office:value="455.519088961821" calcext:value-type="float">
            <text:p>455.519088961821</text:p>
          </table:table-cell>
          <table:table-cell table:formula="of:=([.F695]-[.C695])/0.0166667" office:value-type="float" office:value="-14.4059711880575" calcext:value-type="float">
            <text:p>-14.4059711880575</text:p>
          </table:table-cell>
          <table:table-cell table:formula="of:=DEGREES(ATAN(ABS([.F695]-[.C695])/ABS([.E695]-[.B695])))" office:value-type="float" office:value="1.81139792936048" calcext:value-type="float">
            <text:p>1.81139792936048</text:p>
          </table:table-cell>
          <table:table-cell table:formula="of:=SQRT(POWER([.H695];2)+POWER([.I695];2)+POWER([.J695];2))" office:value-type="float" office:value="456.088084441815" calcext:value-type="float">
            <text:p>456.088084441815</text:p>
          </table:table-cell>
        </table:table-row>
        <table:table-row table:style-name="ro1">
          <table:table-cell office:value-type="float" office:value="74.6788" calcext:value-type="float">
            <text:p>74.6788</text:p>
          </table:table-cell>
          <table:table-cell office:value-type="float" office:value="287.227" calcext:value-type="float">
            <text:p>287.227</text:p>
          </table:table-cell>
          <table:table-cell office:value-type="float" office:value="41.567" calcext:value-type="float">
            <text:p>41.567</text:p>
          </table:table-cell>
          <table:table-cell office:value-type="float" office:value="74.6132" calcext:value-type="float">
            <text:p>74.6132</text:p>
          </table:table-cell>
          <table:table-cell office:value-type="float" office:value="276.833" calcext:value-type="float">
            <text:p>276.833</text:p>
          </table:table-cell>
          <table:table-cell office:value-type="float" office:value="41.4804" calcext:value-type="float">
            <text:p>41.4804</text:p>
          </table:table-cell>
          <table:table-cell/>
          <table:table-cell table:formula="of:=([.D696]-[.A696])/0.0166667" office:value-type="float" office:value="-3.9359921280151" calcext:value-type="float">
            <text:p>-3.9359921280151</text:p>
          </table:table-cell>
          <table:table-cell table:formula="of:=ABS([.E696]-[.B696])/0.0166667" office:value-type="float" office:value="623.638752722492" calcext:value-type="float">
            <text:p>623.638752722492</text:p>
          </table:table-cell>
          <table:table-cell table:formula="of:=([.F696]-[.C696])/0.0166667" office:value-type="float" office:value="-5.19598960802061" calcext:value-type="float">
            <text:p>-5.19598960802061</text:p>
          </table:table-cell>
          <table:table-cell table:formula="of:=DEGREES(ATAN(ABS([.F696]-[.C696])/ABS([.E696]-[.B696])))" office:value-type="float" office:value="0.47736191052475" calcext:value-type="float">
            <text:p>0.47736191052475</text:p>
          </table:table-cell>
          <table:table-cell table:formula="of:=SQRT(POWER([.H696];2)+POWER([.I696];2)+POWER([.J696];2))" office:value-type="float" office:value="623.672818262351" calcext:value-type="float">
            <text:p>623.672818262351</text:p>
          </table:table-cell>
        </table:table-row>
        <table:table-row table:style-name="ro1">
          <table:table-cell office:value-type="float" office:value="74.6712" calcext:value-type="float">
            <text:p>74.6712</text:p>
          </table:table-cell>
          <table:table-cell office:value-type="float" office:value="285.856" calcext:value-type="float">
            <text:p>285.856</text:p>
          </table:table-cell>
          <table:table-cell office:value-type="float" office:value="41.7859" calcext:value-type="float">
            <text:p>41.7859</text:p>
          </table:table-cell>
          <table:table-cell office:value-type="float" office:value="74.8416" calcext:value-type="float">
            <text:p>74.8416</text:p>
          </table:table-cell>
          <table:table-cell office:value-type="float" office:value="272.885" calcext:value-type="float">
            <text:p>272.885</text:p>
          </table:table-cell>
          <table:table-cell office:value-type="float" office:value="42.3713" calcext:value-type="float">
            <text:p>42.3713</text:p>
          </table:table-cell>
          <table:table-cell/>
          <table:table-cell table:formula="of:=([.D697]-[.A697])/0.0166667" office:value-type="float" office:value="10.2239795520409" calcext:value-type="float">
            <text:p>10.2239795520409</text:p>
          </table:table-cell>
          <table:table-cell table:formula="of:=ABS([.E697]-[.B697])/0.0166667" office:value-type="float" office:value="778.258443483113" calcext:value-type="float">
            <text:p>778.258443483113</text:p>
          </table:table-cell>
          <table:table-cell table:formula="of:=([.F697]-[.C697])/0.0166667" office:value-type="float" office:value="35.1239297521405" calcext:value-type="float">
            <text:p>35.1239297521405</text:p>
          </table:table-cell>
          <table:table-cell table:formula="of:=DEGREES(ATAN(ABS([.F697]-[.C697])/ABS([.E697]-[.B697])))" office:value-type="float" office:value="2.58408792825204" calcext:value-type="float">
            <text:p>2.58408792825204</text:p>
          </table:table-cell>
          <table:table-cell table:formula="of:=SQRT(POWER([.H697];2)+POWER([.I697];2)+POWER([.J697];2))" office:value-type="float" office:value="779.117722203694" calcext:value-type="float">
            <text:p>779.117722203694</text:p>
          </table:table-cell>
        </table:table-row>
        <table:table-row table:style-name="ro1">
          <table:table-cell office:value-type="float" office:value="73.6631" calcext:value-type="float">
            <text:p>73.6631</text:p>
          </table:table-cell>
          <table:table-cell office:value-type="float" office:value="291.336" calcext:value-type="float">
            <text:p>291.336</text:p>
          </table:table-cell>
          <table:table-cell office:value-type="float" office:value="40.6634" calcext:value-type="float">
            <text:p>40.6634</text:p>
          </table:table-cell>
          <table:table-cell office:value-type="float" office:value="73.3646" calcext:value-type="float">
            <text:p>73.3646</text:p>
          </table:table-cell>
          <table:table-cell office:value-type="float" office:value="280.732" calcext:value-type="float">
            <text:p>280.732</text:p>
          </table:table-cell>
          <table:table-cell office:value-type="float" office:value="40.6025" calcext:value-type="float">
            <text:p>40.6025</text:p>
          </table:table-cell>
          <table:table-cell/>
          <table:table-cell table:formula="of:=([.D698]-[.A698])/0.0166667" office:value-type="float" office:value="-17.9099641800719" calcext:value-type="float">
            <text:p>-17.9099641800719</text:p>
          </table:table-cell>
          <table:table-cell table:formula="of:=ABS([.E698]-[.B698])/0.0166667" office:value-type="float" office:value="636.238727522544" calcext:value-type="float">
            <text:p>636.238727522544</text:p>
          </table:table-cell>
          <table:table-cell table:formula="of:=([.F698]-[.C698])/0.0166667" office:value-type="float" office:value="-3.65399269201484" calcext:value-type="float">
            <text:p>-3.65399269201484</text:p>
          </table:table-cell>
          <table:table-cell table:formula="of:=DEGREES(ATAN(ABS([.F698]-[.C698])/ABS([.E698]-[.B698])))" office:value-type="float" office:value="0.329052679177216" calcext:value-type="float">
            <text:p>0.329052679177216</text:p>
          </table:table-cell>
          <table:table-cell table:formula="of:=SQRT(POWER([.H698];2)+POWER([.I698];2)+POWER([.J698];2))" office:value-type="float" office:value="636.501246565182" calcext:value-type="float">
            <text:p>636.501246565182</text:p>
          </table:table-cell>
        </table:table-row>
        <table:table-row table:style-name="ro1">
          <table:table-cell office:value-type="float" office:value="74.7092" calcext:value-type="float">
            <text:p>74.7092</text:p>
          </table:table-cell>
          <table:table-cell office:value-type="float" office:value="292.839" calcext:value-type="float">
            <text:p>292.839</text:p>
          </table:table-cell>
          <table:table-cell office:value-type="float" office:value="40.4131" calcext:value-type="float">
            <text:p>40.4131</text:p>
          </table:table-cell>
          <table:table-cell office:value-type="float" office:value="74.888" calcext:value-type="float">
            <text:p>74.888</text:p>
          </table:table-cell>
          <table:table-cell office:value-type="float" office:value="280.946" calcext:value-type="float">
            <text:p>280.946</text:p>
          </table:table-cell>
          <table:table-cell office:value-type="float" office:value="40.301" calcext:value-type="float">
            <text:p>40.301</text:p>
          </table:table-cell>
          <table:table-cell/>
          <table:table-cell table:formula="of:=([.D699]-[.A699])/0.0166667" office:value-type="float" office:value="10.7279785440435" calcext:value-type="float">
            <text:p>10.7279785440435</text:p>
          </table:table-cell>
          <table:table-cell table:formula="of:=ABS([.E699]-[.B699])/0.0166667" office:value-type="float" office:value="713.578572842853" calcext:value-type="float">
            <text:p>713.578572842853</text:p>
          </table:table-cell>
          <table:table-cell table:formula="of:=([.F699]-[.C699])/0.0166667" office:value-type="float" office:value="-6.72598654802679" calcext:value-type="float">
            <text:p>-6.72598654802679</text:p>
          </table:table-cell>
          <table:table-cell table:formula="of:=DEGREES(ATAN(ABS([.F699]-[.C699])/ABS([.E699]-[.B699])))" office:value-type="float" office:value="0.540037558451629" calcext:value-type="float">
            <text:p>0.540037558451629</text:p>
          </table:table-cell>
          <table:table-cell table:formula="of:=SQRT(POWER([.H699];2)+POWER([.I699];2)+POWER([.J699];2))" office:value-type="float" office:value="713.690905111679" calcext:value-type="float">
            <text:p>713.690905111679</text:p>
          </table:table-cell>
        </table:table-row>
        <table:table-row table:style-name="ro1">
          <table:table-cell office:value-type="float" office:value="74.1626" calcext:value-type="float">
            <text:p>74.1626</text:p>
          </table:table-cell>
          <table:table-cell office:value-type="float" office:value="287.288" calcext:value-type="float">
            <text:p>287.288</text:p>
          </table:table-cell>
          <table:table-cell office:value-type="float" office:value="41.052" calcext:value-type="float">
            <text:p>41.052</text:p>
          </table:table-cell>
          <table:table-cell office:value-type="float" office:value="74.354" calcext:value-type="float">
            <text:p>74.354</text:p>
          </table:table-cell>
          <table:table-cell office:value-type="float" office:value="275.549" calcext:value-type="float">
            <text:p>275.549</text:p>
          </table:table-cell>
          <table:table-cell office:value-type="float" office:value="41.4436" calcext:value-type="float">
            <text:p>41.4436</text:p>
          </table:table-cell>
          <table:table-cell/>
          <table:table-cell table:formula="of:=([.D700]-[.A700])/0.0166667" office:value-type="float" office:value="11.483977032046" calcext:value-type="float">
            <text:p>11.483977032046</text:p>
          </table:table-cell>
          <table:table-cell table:formula="of:=ABS([.E700]-[.B700])/0.0166667" office:value-type="float" office:value="704.338591322819" calcext:value-type="float">
            <text:p>704.338591322819</text:p>
          </table:table-cell>
          <table:table-cell table:formula="of:=([.F700]-[.C700])/0.0166667" office:value-type="float" office:value="23.4959530080942" calcext:value-type="float">
            <text:p>23.4959530080942</text:p>
          </table:table-cell>
          <table:table-cell table:formula="of:=DEGREES(ATAN(ABS([.F700]-[.C700])/ABS([.E700]-[.B700])))" office:value-type="float" office:value="1.91061504836773" calcext:value-type="float">
            <text:p>1.91061504836773</text:p>
          </table:table-cell>
          <table:table-cell table:formula="of:=SQRT(POWER([.H700];2)+POWER([.I700];2)+POWER([.J700];2))" office:value-type="float" office:value="704.823944515823" calcext:value-type="float">
            <text:p>704.823944515823</text:p>
          </table:table-cell>
        </table:table-row>
        <table:table-row table:style-name="ro1">
          <table:table-cell office:value-type="float" office:value="74.1636" calcext:value-type="float">
            <text:p>74.1636</text:p>
          </table:table-cell>
          <table:table-cell office:value-type="float" office:value="287.236" calcext:value-type="float">
            <text:p>287.236</text:p>
          </table:table-cell>
          <table:table-cell office:value-type="float" office:value="41.3153" calcext:value-type="float">
            <text:p>41.3153</text:p>
          </table:table-cell>
          <table:table-cell office:value-type="float" office:value="74.1098" calcext:value-type="float">
            <text:p>74.1098</text:p>
          </table:table-cell>
          <table:table-cell office:value-type="float" office:value="276.786" calcext:value-type="float">
            <text:p>276.786</text:p>
          </table:table-cell>
          <table:table-cell office:value-type="float" office:value="41.4927" calcext:value-type="float">
            <text:p>41.4927</text:p>
          </table:table-cell>
          <table:table-cell/>
          <table:table-cell table:formula="of:=([.D701]-[.A701])/0.0166667" office:value-type="float" office:value="-3.22799354401264" calcext:value-type="float">
            <text:p>-3.22799354401264</text:p>
          </table:table-cell>
          <table:table-cell table:formula="of:=ABS([.E701]-[.B701])/0.0166667" office:value-type="float" office:value="626.998746002507" calcext:value-type="float">
            <text:p>626.998746002507</text:p>
          </table:table-cell>
          <table:table-cell table:formula="of:=([.F701]-[.C701])/0.0166667" office:value-type="float" office:value="10.6439787120425" calcext:value-type="float">
            <text:p>10.6439787120425</text:p>
          </table:table-cell>
          <table:table-cell table:formula="of:=DEGREES(ATAN(ABS([.F701]-[.C701])/ABS([.E701]-[.B701])))" office:value-type="float" office:value="0.972564119637164" calcext:value-type="float">
            <text:p>0.972564119637164</text:p>
          </table:table-cell>
          <table:table-cell table:formula="of:=SQRT(POWER([.H701];2)+POWER([.I701];2)+POWER([.J701];2))" office:value-type="float" office:value="627.097394121407" calcext:value-type="float">
            <text:p>627.097394121407</text:p>
          </table:table-cell>
        </table:table-row>
        <table:table-row table:style-name="ro1">
          <table:table-cell office:value-type="float" office:value="74.4355" calcext:value-type="float">
            <text:p>74.4355</text:p>
          </table:table-cell>
          <table:table-cell office:value-type="float" office:value="289.958" calcext:value-type="float">
            <text:p>289.958</text:p>
          </table:table-cell>
          <table:table-cell office:value-type="float" office:value="41.1333" calcext:value-type="float">
            <text:p>41.1333</text:p>
          </table:table-cell>
          <table:table-cell office:value-type="float" office:value="74.3815" calcext:value-type="float">
            <text:p>74.3815</text:p>
          </table:table-cell>
          <table:table-cell office:value-type="float" office:value="280.787" calcext:value-type="float">
            <text:p>280.787</text:p>
          </table:table-cell>
          <table:table-cell office:value-type="float" office:value="40.8361" calcext:value-type="float">
            <text:p>40.8361</text:p>
          </table:table-cell>
          <table:table-cell/>
          <table:table-cell table:formula="of:=([.D702]-[.A702])/0.0166667" office:value-type="float" office:value="-3.23999352001308" calcext:value-type="float">
            <text:p>-3.23999352001308</text:p>
          </table:table-cell>
          <table:table-cell table:formula="of:=ABS([.E702]-[.B702])/0.0166667" office:value-type="float" office:value="550.258899482204" calcext:value-type="float">
            <text:p>550.258899482204</text:p>
          </table:table-cell>
          <table:table-cell table:formula="of:=([.F702]-[.C702])/0.0166667" office:value-type="float" office:value="-17.8319643360711" calcext:value-type="float">
            <text:p>-17.8319643360711</text:p>
          </table:table-cell>
          <table:table-cell table:formula="of:=DEGREES(ATAN(ABS([.F702]-[.C702])/ABS([.E702]-[.B702])))" office:value-type="float" office:value="1.85610603960709" calcext:value-type="float">
            <text:p>1.85610603960709</text:p>
          </table:table-cell>
          <table:table-cell table:formula="of:=SQRT(POWER([.H702];2)+POWER([.I702];2)+POWER([.J702];2))" office:value-type="float" office:value="550.557293085342" calcext:value-type="float">
            <text:p>550.557293085342</text:p>
          </table:table-cell>
        </table:table-row>
        <table:table-row table:style-name="ro1">
          <table:table-cell office:value-type="float" office:value="73.9367" calcext:value-type="float">
            <text:p>73.9367</text:p>
          </table:table-cell>
          <table:table-cell office:value-type="float" office:value="293.995" calcext:value-type="float">
            <text:p>293.995</text:p>
          </table:table-cell>
          <table:table-cell office:value-type="float" office:value="41.0107" calcext:value-type="float">
            <text:p>41.0107</text:p>
          </table:table-cell>
          <table:table-cell office:value-type="float" office:value="73.8809" calcext:value-type="float">
            <text:p>73.8809</text:p>
          </table:table-cell>
          <table:table-cell office:value-type="float" office:value="281.961" calcext:value-type="float">
            <text:p>281.961</text:p>
          </table:table-cell>
          <table:table-cell office:value-type="float" office:value="41.1539" calcext:value-type="float">
            <text:p>41.1539</text:p>
          </table:table-cell>
          <table:table-cell/>
          <table:table-cell table:formula="of:=([.D703]-[.A703])/0.0166667" office:value-type="float" office:value="-3.34799330401369" calcext:value-type="float">
            <text:p>-3.34799330401369</text:p>
          </table:table-cell>
          <table:table-cell table:formula="of:=ABS([.E703]-[.B703])/0.0166667" office:value-type="float" office:value="722.038555922888" calcext:value-type="float">
            <text:p>722.038555922888</text:p>
          </table:table-cell>
          <table:table-cell table:formula="of:=([.F703]-[.C703])/0.0166667" office:value-type="float" office:value="8.59198281603438" calcext:value-type="float">
            <text:p>8.59198281603438</text:p>
          </table:table-cell>
          <table:table-cell table:formula="of:=DEGREES(ATAN(ABS([.F703]-[.C703])/ABS([.E703]-[.B703])))" office:value-type="float" office:value="0.68176569654632" calcext:value-type="float">
            <text:p>0.68176569654632</text:p>
          </table:table-cell>
          <table:table-cell table:formula="of:=SQRT(POWER([.H703];2)+POWER([.I703];2)+POWER([.J703];2))" office:value-type="float" office:value="722.097436269569" calcext:value-type="float">
            <text:p>722.097436269569</text:p>
          </table:table-cell>
        </table:table-row>
        <table:table-row table:style-name="ro1">
          <table:table-cell office:value-type="float" office:value="73.6377" calcext:value-type="float">
            <text:p>73.6377</text:p>
          </table:table-cell>
          <table:table-cell office:value-type="float" office:value="284.545" calcext:value-type="float">
            <text:p>284.545</text:p>
          </table:table-cell>
          <table:table-cell office:value-type="float" office:value="41.2441" calcext:value-type="float">
            <text:p>41.2441</text:p>
          </table:table-cell>
          <table:table-cell office:value-type="float" office:value="73.5867" calcext:value-type="float">
            <text:p>73.5867</text:p>
          </table:table-cell>
          <table:table-cell office:value-type="float" office:value="271.591" calcext:value-type="float">
            <text:p>271.591</text:p>
          </table:table-cell>
          <table:table-cell office:value-type="float" office:value="41.8529" calcext:value-type="float">
            <text:p>41.8529</text:p>
          </table:table-cell>
          <table:table-cell/>
          <table:table-cell table:formula="of:=([.D704]-[.A704])/0.0166667" office:value-type="float" office:value="-3.05999388001236" calcext:value-type="float">
            <text:p>-3.05999388001236</text:p>
          </table:table-cell>
          <table:table-cell table:formula="of:=ABS([.E704]-[.B704])/0.0166667" office:value-type="float" office:value="777.238445523109" calcext:value-type="float">
            <text:p>777.238445523109</text:p>
          </table:table-cell>
          <table:table-cell table:formula="of:=([.F704]-[.C704])/0.0166667" office:value-type="float" office:value="36.5279269441458" calcext:value-type="float">
            <text:p>36.5279269441458</text:p>
          </table:table-cell>
          <table:table-cell table:formula="of:=DEGREES(ATAN(ABS([.F704]-[.C704])/ABS([.E704]-[.B704])))" office:value-type="float" office:value="2.69075368357544" calcext:value-type="float">
            <text:p>2.69075368357544</text:p>
          </table:table-cell>
          <table:table-cell table:formula="of:=SQRT(POWER([.H704];2)+POWER([.I704];2)+POWER([.J704];2))" office:value-type="float" office:value="778.102341731833" calcext:value-type="float">
            <text:p>778.102341731833</text:p>
          </table:table-cell>
        </table:table-row>
        <table:table-row table:style-name="ro1">
          <table:table-cell office:value-type="float" office:value="74.4425" calcext:value-type="float">
            <text:p>74.4425</text:p>
          </table:table-cell>
          <table:table-cell office:value-type="float" office:value="291.348" calcext:value-type="float">
            <text:p>291.348</text:p>
          </table:table-cell>
          <table:table-cell office:value-type="float" office:value="40.9115" calcext:value-type="float">
            <text:p>40.9115</text:p>
          </table:table-cell>
          <table:table-cell office:value-type="float" office:value="74.6205" calcext:value-type="float">
            <text:p>74.6205</text:p>
          </table:table-cell>
          <table:table-cell office:value-type="float" office:value="278.135" calcext:value-type="float">
            <text:p>278.135</text:p>
          </table:table-cell>
          <table:table-cell office:value-type="float" office:value="41.2675" calcext:value-type="float">
            <text:p>41.2675</text:p>
          </table:table-cell>
          <table:table-cell/>
          <table:table-cell table:formula="of:=([.D705]-[.A705])/0.0166667" office:value-type="float" office:value="10.6799786400434" calcext:value-type="float">
            <text:p>10.6799786400434</text:p>
          </table:table-cell>
          <table:table-cell table:formula="of:=ABS([.E705]-[.B705])/0.0166667" office:value-type="float" office:value="792.778414443172" calcext:value-type="float">
            <text:p>792.778414443172</text:p>
          </table:table-cell>
          <table:table-cell table:formula="of:=([.F705]-[.C705])/0.0166667" office:value-type="float" office:value="21.3599572800855" calcext:value-type="float">
            <text:p>21.3599572800855</text:p>
          </table:table-cell>
          <table:table-cell table:formula="of:=DEGREES(ATAN(ABS([.F705]-[.C705])/ABS([.E705]-[.B705])))" office:value-type="float" office:value="1.54335608553799" calcext:value-type="float">
            <text:p>1.54335608553799</text:p>
          </table:table-cell>
          <table:table-cell table:formula="of:=SQRT(POWER([.H705];2)+POWER([.I705];2)+POWER([.J705];2))" office:value-type="float" office:value="793.138023376631" calcext:value-type="float">
            <text:p>793.138023376631</text:p>
          </table:table-cell>
        </table:table-row>
        <table:table-row table:style-name="ro1">
          <table:table-cell office:value-type="float" office:value="73.9499" calcext:value-type="float">
            <text:p>73.9499</text:p>
          </table:table-cell>
          <table:table-cell office:value-type="float" office:value="296.716" calcext:value-type="float">
            <text:p>296.716</text:p>
          </table:table-cell>
          <table:table-cell office:value-type="float" office:value="41.0989" calcext:value-type="float">
            <text:p>41.0989</text:p>
          </table:table-cell>
          <table:table-cell office:value-type="float" office:value="73.8987" calcext:value-type="float">
            <text:p>73.8987</text:p>
          </table:table-cell>
          <table:table-cell office:value-type="float" office:value="284.307" calcext:value-type="float">
            <text:p>284.307</text:p>
          </table:table-cell>
          <table:table-cell office:value-type="float" office:value="42.5465" calcext:value-type="float">
            <text:p>42.5465</text:p>
          </table:table-cell>
          <table:table-cell/>
          <table:table-cell table:formula="of:=([.D706]-[.A706])/0.0166667" office:value-type="float" office:value="-3.07199385601195" calcext:value-type="float">
            <text:p>-3.07199385601195</text:p>
          </table:table-cell>
          <table:table-cell table:formula="of:=ABS([.E706]-[.B706])/0.0166667" office:value-type="float" office:value="744.538510922978" calcext:value-type="float">
            <text:p>744.538510922978</text:p>
          </table:table-cell>
          <table:table-cell table:formula="of:=([.F706]-[.C706])/0.0166667" office:value-type="float" office:value="86.8558262883475" calcext:value-type="float">
            <text:p>86.8558262883475</text:p>
          </table:table-cell>
          <table:table-cell table:formula="of:=DEGREES(ATAN(ABS([.F706]-[.C706])/ABS([.E706]-[.B706])))" office:value-type="float" office:value="6.65389359682227" calcext:value-type="float">
            <text:p>6.65389359682227</text:p>
          </table:table-cell>
          <table:table-cell table:formula="of:=SQRT(POWER([.H706];2)+POWER([.I706];2)+POWER([.J706];2))" office:value-type="float" office:value="749.5938673401" calcext:value-type="float">
            <text:p>749.5938673401</text:p>
          </table:table-cell>
        </table:table-row>
        <table:table-row table:style-name="ro1">
          <table:table-cell office:value-type="float" office:value="73.885" calcext:value-type="float">
            <text:p>73.885</text:p>
          </table:table-cell>
          <table:table-cell office:value-type="float" office:value="281.763" calcext:value-type="float">
            <text:p>281.763</text:p>
          </table:table-cell>
          <table:table-cell office:value-type="float" office:value="42.1945" calcext:value-type="float">
            <text:p>42.1945</text:p>
          </table:table-cell>
          <table:table-cell office:value-type="float" office:value="73.589" calcext:value-type="float">
            <text:p>73.589</text:p>
          </table:table-cell>
          <table:table-cell office:value-type="float" office:value="271.506" calcext:value-type="float">
            <text:p>271.506</text:p>
          </table:table-cell>
          <table:table-cell office:value-type="float" office:value="42.3608" calcext:value-type="float">
            <text:p>42.3608</text:p>
          </table:table-cell>
          <table:table-cell/>
          <table:table-cell table:formula="of:=([.D707]-[.A707])/0.0166667" office:value-type="float" office:value="-17.7599644800714" calcext:value-type="float">
            <text:p>-17.7599644800714</text:p>
          </table:table-cell>
          <table:table-cell table:formula="of:=ABS([.E707]-[.B707])/0.0166667" office:value-type="float" office:value="615.418769162462" calcext:value-type="float">
            <text:p>615.418769162462</text:p>
          </table:table-cell>
          <table:table-cell table:formula="of:=([.F707]-[.C707])/0.0166667" office:value-type="float" office:value="9.97798004403989" calcext:value-type="float">
            <text:p>9.97798004403989</text:p>
          </table:table-cell>
          <table:table-cell table:formula="of:=DEGREES(ATAN(ABS([.F707]-[.C707])/ABS([.E707]-[.B707])))" office:value-type="float" office:value="0.928873292288898" calcext:value-type="float">
            <text:p>0.928873292288898</text:p>
          </table:table-cell>
          <table:table-cell table:formula="of:=SQRT(POWER([.H707];2)+POWER([.I707];2)+POWER([.J707];2))" office:value-type="float" office:value="615.755826494181" calcext:value-type="float">
            <text:p>615.755826494181</text:p>
          </table:table-cell>
        </table:table-row>
        <table:table-row table:style-name="ro1">
          <table:table-cell office:value-type="float" office:value="74.6735" calcext:value-type="float">
            <text:p>74.6735</text:p>
          </table:table-cell>
          <table:table-cell office:value-type="float" office:value="285.691" calcext:value-type="float">
            <text:p>285.691</text:p>
          </table:table-cell>
          <table:table-cell office:value-type="float" office:value="42.5737" calcext:value-type="float">
            <text:p>42.5737</text:p>
          </table:table-cell>
          <table:table-cell office:value-type="float" office:value="74.6163" calcext:value-type="float">
            <text:p>74.6163</text:p>
          </table:table-cell>
          <table:table-cell office:value-type="float" office:value="276.628" calcext:value-type="float">
            <text:p>276.628</text:p>
          </table:table-cell>
          <table:table-cell office:value-type="float" office:value="42.5118" calcext:value-type="float">
            <text:p>42.5118</text:p>
          </table:table-cell>
          <table:table-cell/>
          <table:table-cell table:formula="of:=([.D708]-[.A708])/0.0166667" office:value-type="float" office:value="-3.43199313601426" calcext:value-type="float">
            <text:p>-3.43199313601426</text:p>
          </table:table-cell>
          <table:table-cell table:formula="of:=ABS([.E708]-[.B708])/0.0166667" office:value-type="float" office:value="543.778912442174" calcext:value-type="float">
            <text:p>543.778912442174</text:p>
          </table:table-cell>
          <table:table-cell table:formula="of:=([.F708]-[.C708])/0.0166667" office:value-type="float" office:value="-3.71399257201494" calcext:value-type="float">
            <text:p>-3.71399257201494</text:p>
          </table:table-cell>
          <table:table-cell table:formula="of:=DEGREES(ATAN(ABS([.F708]-[.C708])/ABS([.E708]-[.B708])))" office:value-type="float" office:value="0.39132225592568" calcext:value-type="float">
            <text:p>0.39132225592568</text:p>
          </table:table-cell>
          <table:table-cell table:formula="of:=SQRT(POWER([.H708];2)+POWER([.I708];2)+POWER([.J708];2))" office:value-type="float" office:value="543.802425458461" calcext:value-type="float">
            <text:p>543.802425458461</text:p>
          </table:table-cell>
        </table:table-row>
        <table:table-row table:style-name="ro1">
          <table:table-cell office:value-type="float" office:value="74.1869" calcext:value-type="float">
            <text:p>74.1869</text:p>
          </table:table-cell>
          <table:table-cell office:value-type="float" office:value="291.104" calcext:value-type="float">
            <text:p>291.104</text:p>
          </table:table-cell>
          <table:table-cell office:value-type="float" office:value="41.9799" calcext:value-type="float">
            <text:p>41.9799</text:p>
          </table:table-cell>
          <table:table-cell office:value-type="float" office:value="74.3858" calcext:value-type="float">
            <text:p>74.3858</text:p>
          </table:table-cell>
          <table:table-cell office:value-type="float" office:value="280.526" calcext:value-type="float">
            <text:p>280.526</text:p>
          </table:table-cell>
          <table:table-cell office:value-type="float" office:value="42.1367" calcext:value-type="float">
            <text:p>42.1367</text:p>
          </table:table-cell>
          <table:table-cell/>
          <table:table-cell table:formula="of:=([.D709]-[.A709])/0.0166667" office:value-type="float" office:value="11.9339761320483" calcext:value-type="float">
            <text:p>11.9339761320483</text:p>
          </table:table-cell>
          <table:table-cell table:formula="of:=ABS([.E709]-[.B709])/0.0166667" office:value-type="float" office:value="634.678730642537" calcext:value-type="float">
            <text:p>634.678730642537</text:p>
          </table:table-cell>
          <table:table-cell table:formula="of:=([.F709]-[.C709])/0.0166667" office:value-type="float" office:value="9.40798118403745" calcext:value-type="float">
            <text:p>9.40798118403745</text:p>
          </table:table-cell>
          <table:table-cell table:formula="of:=DEGREES(ATAN(ABS([.F709]-[.C709])/ABS([.E709]-[.B709])))" office:value-type="float" office:value="0.849245632868974" calcext:value-type="float">
            <text:p>0.849245632868974</text:p>
          </table:table-cell>
          <table:table-cell table:formula="of:=SQRT(POWER([.H709];2)+POWER([.I709];2)+POWER([.J709];2))" office:value-type="float" office:value="634.860631183177" calcext:value-type="float">
            <text:p>634.860631183177</text:p>
          </table:table-cell>
        </table:table-row>
        <table:table-row table:style-name="ro1">
          <table:table-cell office:value-type="float" office:value="74.6491" calcext:value-type="float">
            <text:p>74.6491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42.6957" calcext:value-type="float">
            <text:p>42.6957</text:p>
          </table:table-cell>
          <table:table-cell office:value-type="float" office:value="74.5856" calcext:value-type="float">
            <text:p>74.5856</text:p>
          </table:table-cell>
          <table:table-cell office:value-type="float" office:value="271.515" calcext:value-type="float">
            <text:p>271.515</text:p>
          </table:table-cell>
          <table:table-cell office:value-type="float" office:value="42.8435" calcext:value-type="float">
            <text:p>42.8435</text:p>
          </table:table-cell>
          <table:table-cell/>
          <table:table-cell table:formula="of:=([.D710]-[.A710])/0.0166667" office:value-type="float" office:value="-3.80999238001553" calcext:value-type="float">
            <text:p>-3.80999238001553</text:p>
          </table:table-cell>
          <table:table-cell table:formula="of:=ABS([.E710]-[.B710])/0.0166667" office:value-type="float" office:value="613.138773722452" calcext:value-type="float">
            <text:p>613.138773722452</text:p>
          </table:table-cell>
          <table:table-cell table:formula="of:=([.F710]-[.C710])/0.0166667" office:value-type="float" office:value="8.86798226403527" calcext:value-type="float">
            <text:p>8.86798226403527</text:p>
          </table:table-cell>
          <table:table-cell table:formula="of:=DEGREES(ATAN(ABS([.F710]-[.C710])/ABS([.E710]-[.B710])))" office:value-type="float" office:value="0.828625677901788" calcext:value-type="float">
            <text:p>0.828625677901788</text:p>
          </table:table-cell>
          <table:table-cell table:formula="of:=SQRT(POWER([.H710];2)+POWER([.I710];2)+POWER([.J710];2))" office:value-type="float" office:value="613.214736444945" calcext:value-type="float">
            <text:p>613.214736444945</text:p>
          </table:table-cell>
        </table:table-row>
        <table:table-row table:style-name="ro1">
          <table:table-cell office:value-type="float" office:value="73.9322" calcext:value-type="float">
            <text:p>73.9322</text:p>
          </table:table-cell>
          <table:table-cell office:value-type="float" office:value="292.536" calcext:value-type="float">
            <text:p>292.53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73.6343" calcext:value-type="float">
            <text:p>73.6343</text:p>
          </table:table-cell>
          <table:table-cell office:value-type="float" office:value="283.147" calcext:value-type="float">
            <text:p>283.147</text:p>
          </table:table-cell>
          <table:table-cell office:value-type="float" office:value="41.7224" calcext:value-type="float">
            <text:p>41.7224</text:p>
          </table:table-cell>
          <table:table-cell/>
          <table:table-cell table:formula="of:=([.D711]-[.A711])/0.0166667" office:value-type="float" office:value="-17.8739642520714" calcext:value-type="float">
            <text:p>-17.8739642520714</text:p>
          </table:table-cell>
          <table:table-cell table:formula="of:=ABS([.E711]-[.B711])/0.0166667" office:value-type="float" office:value="563.338873322254" calcext:value-type="float">
            <text:p>563.338873322254</text:p>
          </table:table-cell>
          <table:table-cell table:formula="of:=([.F711]-[.C711])/0.0166667" office:value-type="float" office:value="13.3739732520537" calcext:value-type="float">
            <text:p>13.3739732520537</text:p>
          </table:table-cell>
          <table:table-cell table:formula="of:=DEGREES(ATAN(ABS([.F711]-[.C711])/ABS([.E711]-[.B711])))" office:value-type="float" office:value="1.35997770991435" calcext:value-type="float">
            <text:p>1.35997770991435</text:p>
          </table:table-cell>
          <table:table-cell table:formula="of:=SQRT(POWER([.H711];2)+POWER([.I711];2)+POWER([.J711];2))" office:value-type="float" office:value="563.78101063677" calcext:value-type="float">
            <text:p>563.78101063677</text:p>
          </table:table-cell>
        </table:table-row>
        <table:table-row table:style-name="ro1">
          <table:table-cell office:value-type="float" office:value="74.1878" calcext:value-type="float">
            <text:p>74.1878</text:p>
          </table:table-cell>
          <table:table-cell office:value-type="float" office:value="291.045" calcext:value-type="float">
            <text:p>291.045</text:p>
          </table:table-cell>
          <table:table-cell office:value-type="float" office:value="42.2457" calcext:value-type="float">
            <text:p>42.2457</text:p>
          </table:table-cell>
          <table:table-cell office:value-type="float" office:value="73.8913" calcext:value-type="float">
            <text:p>73.8913</text:p>
          </table:table-cell>
          <table:table-cell office:value-type="float" office:value="283.057" calcext:value-type="float">
            <text:p>283.057</text:p>
          </table:table-cell>
          <table:table-cell office:value-type="float" office:value="42.2398" calcext:value-type="float">
            <text:p>42.2398</text:p>
          </table:table-cell>
          <table:table-cell/>
          <table:table-cell table:formula="of:=([.D712]-[.A712])/0.0166667" office:value-type="float" office:value="-17.7899644200708" calcext:value-type="float">
            <text:p>-17.7899644200708</text:p>
          </table:table-cell>
          <table:table-cell table:formula="of:=ABS([.E712]-[.B712])/0.0166667" office:value-type="float" office:value="479.279041441917" calcext:value-type="float">
            <text:p>479.279041441917</text:p>
          </table:table-cell>
          <table:table-cell table:formula="of:=([.F712]-[.C712])/0.0166667" office:value-type="float" office:value="-0.35399929200123" calcext:value-type="float">
            <text:p>-0.35399929200123</text:p>
          </table:table-cell>
          <table:table-cell table:formula="of:=DEGREES(ATAN(ABS([.F712]-[.C712])/ABS([.E712]-[.B712])))" office:value-type="float" office:value="0.0423191083693626" calcext:value-type="float">
            <text:p>0.042319108369363</text:p>
          </table:table-cell>
          <table:table-cell table:formula="of:=SQRT(POWER([.H712];2)+POWER([.I712];2)+POWER([.J712];2))" office:value-type="float" office:value="479.609223967856" calcext:value-type="float">
            <text:p>479.609223967856</text:p>
          </table:table-cell>
        </table:table-row>
        <table:table-row table:style-name="ro1">
          <table:table-cell office:value-type="float" office:value="74.1869" calcext:value-type="float">
            <text:p>74.1869</text:p>
          </table:table-cell>
          <table:table-cell office:value-type="float" office:value="291.104" calcext:value-type="float">
            <text:p>291.104</text:p>
          </table:table-cell>
          <table:table-cell office:value-type="float" office:value="41.9799" calcext:value-type="float">
            <text:p>41.9799</text:p>
          </table:table-cell>
          <table:table-cell office:value-type="float" office:value="74.1383" calcext:value-type="float">
            <text:p>74.1383</text:p>
          </table:table-cell>
          <table:table-cell office:value-type="float" office:value="281.843" calcext:value-type="float">
            <text:p>281.843</text:p>
          </table:table-cell>
          <table:table-cell office:value-type="float" office:value="41.9273" calcext:value-type="float">
            <text:p>41.9273</text:p>
          </table:table-cell>
          <table:table-cell/>
          <table:table-cell table:formula="of:=([.D713]-[.A713])/0.0166667" office:value-type="float" office:value="-2.91599416801126" calcext:value-type="float">
            <text:p>-2.91599416801126</text:p>
          </table:table-cell>
          <table:table-cell table:formula="of:=ABS([.E713]-[.B713])/0.0166667" office:value-type="float" office:value="555.658888682221" calcext:value-type="float">
            <text:p>555.658888682221</text:p>
          </table:table-cell>
          <table:table-cell table:formula="of:=([.F713]-[.C713])/0.0166667" office:value-type="float" office:value="-3.15599368801252" calcext:value-type="float">
            <text:p>-3.15599368801252</text:p>
          </table:table-cell>
          <table:table-cell table:formula="of:=DEGREES(ATAN(ABS([.F713]-[.C713])/ABS([.E713]-[.B713])))" office:value-type="float" office:value="0.325421185154504" calcext:value-type="float">
            <text:p>0.325421185154504</text:p>
          </table:table-cell>
          <table:table-cell table:formula="of:=SQRT(POWER([.H713];2)+POWER([.I713];2)+POWER([.J713];2))" office:value-type="float" office:value="555.675502330008" calcext:value-type="float">
            <text:p>555.675502330008</text:p>
          </table:table-cell>
        </table:table-row>
        <table:table-row table:style-name="ro1">
          <table:table-cell office:value-type="float" office:value="74.1673" calcext:value-type="float">
            <text:p>74.1673</text:p>
          </table:table-cell>
          <table:table-cell office:value-type="float" office:value="287.008" calcext:value-type="float">
            <text:p>287.008</text:p>
          </table:table-cell>
          <table:table-cell office:value-type="float" office:value="42.3705" calcext:value-type="float">
            <text:p>42.3705</text:p>
          </table:table-cell>
          <table:table-cell office:value-type="float" office:value="74.3583" calcext:value-type="float">
            <text:p>74.3583</text:p>
          </table:table-cell>
          <table:table-cell office:value-type="float" office:value="275.284" calcext:value-type="float">
            <text:p>275.284</text:p>
          </table:table-cell>
          <table:table-cell office:value-type="float" office:value="42.7309" calcext:value-type="float">
            <text:p>42.7309</text:p>
          </table:table-cell>
          <table:table-cell/>
          <table:table-cell table:formula="of:=([.D714]-[.A714])/0.0166667" office:value-type="float" office:value="11.459977080046" calcext:value-type="float">
            <text:p>11.459977080046</text:p>
          </table:table-cell>
          <table:table-cell table:formula="of:=ABS([.E714]-[.B714])/0.0166667" office:value-type="float" office:value="703.438593122813" calcext:value-type="float">
            <text:p>703.438593122813</text:p>
          </table:table-cell>
          <table:table-cell table:formula="of:=([.F714]-[.C714])/0.0166667" office:value-type="float" office:value="21.6239567520864" calcext:value-type="float">
            <text:p>21.6239567520864</text:p>
          </table:table-cell>
          <table:table-cell table:formula="of:=DEGREES(ATAN(ABS([.F714]-[.C714])/ABS([.E714]-[.B714])))" office:value-type="float" office:value="1.76073850808993" calcext:value-type="float">
            <text:p>1.76073850808993</text:p>
          </table:table-cell>
          <table:table-cell table:formula="of:=SQRT(POWER([.H714];2)+POWER([.I714];2)+POWER([.J714];2))" office:value-type="float" office:value="703.864177860256" calcext:value-type="float">
            <text:p>703.864177860256</text:p>
          </table:table-cell>
        </table:table-row>
        <table:table-row table:style-name="ro1">
          <table:table-cell office:value-type="float" office:value="74.6559" calcext:value-type="float">
            <text:p>74.6559</text:p>
          </table:table-cell>
          <table:table-cell office:value-type="float" office:value="283.137" calcext:value-type="float">
            <text:p>283.137</text:p>
          </table:table-cell>
          <table:table-cell office:value-type="float" office:value="42.22" calcext:value-type="float">
            <text:p>42.22</text:p>
          </table:table-cell>
          <table:table-cell office:value-type="float" office:value="74.6002" calcext:value-type="float">
            <text:p>74.6002</text:p>
          </table:table-cell>
          <table:table-cell office:value-type="float" office:value="274.112" calcext:value-type="float">
            <text:p>274.112</text:p>
          </table:table-cell>
          <table:table-cell office:value-type="float" office:value="42.4217" calcext:value-type="float">
            <text:p>42.4217</text:p>
          </table:table-cell>
          <table:table-cell/>
          <table:table-cell table:formula="of:=([.D715]-[.A715])/0.0166667" office:value-type="float" office:value="-3.34199331601347" calcext:value-type="float">
            <text:p>-3.34199331601347</text:p>
          </table:table-cell>
          <table:table-cell table:formula="of:=ABS([.E715]-[.B715])/0.0166667" office:value-type="float" office:value="541.498917002165" calcext:value-type="float">
            <text:p>541.498917002165</text:p>
          </table:table-cell>
          <table:table-cell table:formula="of:=([.F715]-[.C715])/0.0166667" office:value-type="float" office:value="12.1019757960486" calcext:value-type="float">
            <text:p>12.1019757960486</text:p>
          </table:table-cell>
          <table:table-cell table:formula="of:=DEGREES(ATAN(ABS([.F715]-[.C715])/ABS([.E715]-[.B715])))" office:value-type="float" office:value="1.28029199085295" calcext:value-type="float">
            <text:p>1.28029199085295</text:p>
          </table:table-cell>
          <table:table-cell table:formula="of:=SQRT(POWER([.H715];2)+POWER([.I715];2)+POWER([.J715];2))" office:value-type="float" office:value="541.644444125489" calcext:value-type="float">
            <text:p>541.644444125489</text:p>
          </table:table-cell>
        </table:table-row>
        <table:table-row table:style-name="ro1">
          <table:table-cell office:value-type="float" office:value="74.1523" calcext:value-type="float">
            <text:p>74.1523</text:p>
          </table:table-cell>
          <table:table-cell office:value-type="float" office:value="284.444" calcext:value-type="float">
            <text:p>284.444</text:p>
          </table:table-cell>
          <table:table-cell office:value-type="float" office:value="42.0161" calcext:value-type="float">
            <text:p>42.0161</text:p>
          </table:table-cell>
          <table:table-cell office:value-type="float" office:value="74.3689" calcext:value-type="float">
            <text:p>74.3689</text:p>
          </table:table-cell>
          <table:table-cell office:value-type="float" office:value="278.066" calcext:value-type="float">
            <text:p>278.066</text:p>
          </table:table-cell>
          <table:table-cell office:value-type="float" office:value="41.5314" calcext:value-type="float">
            <text:p>41.5314</text:p>
          </table:table-cell>
          <table:table-cell/>
          <table:table-cell table:formula="of:=([.D716]-[.A716])/0.0166667" office:value-type="float" office:value="12.995974008052" calcext:value-type="float">
            <text:p>12.995974008052</text:p>
          </table:table-cell>
          <table:table-cell table:formula="of:=ABS([.E716]-[.B716])/0.0166667" office:value-type="float" office:value="382.679234641533" calcext:value-type="float">
            <text:p>382.679234641533</text:p>
          </table:table-cell>
          <table:table-cell table:formula="of:=([.F716]-[.C716])/0.0166667" office:value-type="float" office:value="-29.0819418361165" calcext:value-type="float">
            <text:p>-29.0819418361165</text:p>
          </table:table-cell>
          <table:table-cell table:formula="of:=DEGREES(ATAN(ABS([.F716]-[.C716])/ABS([.E716]-[.B716])))" office:value-type="float" office:value="4.3458742653521" calcext:value-type="float">
            <text:p>4.3458742653521</text:p>
          </table:table-cell>
          <table:table-cell table:formula="of:=SQRT(POWER([.H716];2)+POWER([.I716];2)+POWER([.J716];2))" office:value-type="float" office:value="384.002670963636" calcext:value-type="float">
            <text:p>384.002670963636</text:p>
          </table:table-cell>
        </table:table-row>
        <table:table-row table:style-name="ro1">
          <table:table-cell office:value-type="float" office:value="74.2058" calcext:value-type="float">
            <text:p>74.2058</text:p>
          </table:table-cell>
          <table:table-cell office:value-type="float" office:value="295.319" calcext:value-type="float">
            <text:p>295.319</text:p>
          </table:table-cell>
          <table:table-cell office:value-type="float" office:value="41.3164" calcext:value-type="float">
            <text:p>41.3164</text:p>
          </table:table-cell>
          <table:table-cell office:value-type="float" office:value="74.1503" calcext:value-type="float">
            <text:p>74.1503</text:p>
          </table:table-cell>
          <table:table-cell office:value-type="float" office:value="284.54" calcext:value-type="float">
            <text:p>284.54</text:p>
          </table:table-cell>
          <table:table-cell office:value-type="float" office:value="41.4939" calcext:value-type="float">
            <text:p>41.4939</text:p>
          </table:table-cell>
          <table:table-cell/>
          <table:table-cell table:formula="of:=([.D717]-[.A717])/0.0166667" office:value-type="float" office:value="-3.32999334001302" calcext:value-type="float">
            <text:p>-3.32999334001302</text:p>
          </table:table-cell>
          <table:table-cell table:formula="of:=ABS([.E717]-[.B717])/0.0166667" office:value-type="float" office:value="646.738706522587" calcext:value-type="float">
            <text:p>646.738706522587</text:p>
          </table:table-cell>
          <table:table-cell table:formula="of:=([.F717]-[.C717])/0.0166667" office:value-type="float" office:value="10.6499787000423" calcext:value-type="float">
            <text:p>10.6499787000423</text:p>
          </table:table-cell>
          <table:table-cell table:formula="of:=DEGREES(ATAN(ABS([.F717]-[.C717])/ABS([.E717]-[.B717])))" office:value-type="float" office:value="0.943416063706148" calcext:value-type="float">
            <text:p>0.943416063706148</text:p>
          </table:table-cell>
          <table:table-cell table:formula="of:=SQRT(POWER([.H717];2)+POWER([.I717];2)+POWER([.J717];2))" office:value-type="float" office:value="646.834959952278" calcext:value-type="float">
            <text:p>646.834959952278</text:p>
          </table:table-cell>
        </table:table-row>
        <table:table-row table:style-name="ro1">
          <table:table-cell office:value-type="float" office:value="74.4294" calcext:value-type="float">
            <text:p>74.4294</text:p>
          </table:table-cell>
          <table:table-cell office:value-type="float" office:value="288.513" calcext:value-type="float">
            <text:p>288.513</text:p>
          </table:table-cell>
          <table:table-cell office:value-type="float" office:value="41.6195" calcext:value-type="float">
            <text:p>41.6195</text:p>
          </table:table-cell>
          <table:table-cell office:value-type="float" office:value="74.6221" calcext:value-type="float">
            <text:p>74.6221</text:p>
          </table:table-cell>
          <table:table-cell office:value-type="float" office:value="278.039" calcext:value-type="float">
            <text:p>278.039</text:p>
          </table:table-cell>
          <table:table-cell office:value-type="float" office:value="41.7839" calcext:value-type="float">
            <text:p>41.7839</text:p>
          </table:table-cell>
          <table:table-cell/>
          <table:table-cell table:formula="of:=([.D718]-[.A718])/0.0166667" office:value-type="float" office:value="11.5619768760464" calcext:value-type="float">
            <text:p>11.5619768760464</text:p>
          </table:table-cell>
          <table:table-cell table:formula="of:=ABS([.E718]-[.B718])/0.0166667" office:value-type="float" office:value="628.438743122513" calcext:value-type="float">
            <text:p>628.438743122513</text:p>
          </table:table-cell>
          <table:table-cell table:formula="of:=([.F718]-[.C718])/0.0166667" office:value-type="float" office:value="9.86398027203949" calcext:value-type="float">
            <text:p>9.86398027203949</text:p>
          </table:table-cell>
          <table:table-cell table:formula="of:=DEGREES(ATAN(ABS([.F718]-[.C718])/ABS([.E718]-[.B718])))" office:value-type="float" office:value="0.899241238135359" calcext:value-type="float">
            <text:p>0.899241238135359</text:p>
          </table:table-cell>
          <table:table-cell table:formula="of:=SQRT(POWER([.H718];2)+POWER([.I718];2)+POWER([.J718];2))" office:value-type="float" office:value="628.622487088629" calcext:value-type="float">
            <text:p>628.622487088629</text:p>
          </table:table-cell>
        </table:table-row>
        <table:table-row table:style-name="ro1">
          <table:table-cell office:value-type="float" office:value="74.1912" calcext:value-type="float">
            <text:p>74.1912</text:p>
          </table:table-cell>
          <table:table-cell office:value-type="float" office:value="292.608" calcext:value-type="float">
            <text:p>292.608</text:p>
          </table:table-cell>
          <table:table-cell office:value-type="float" office:value="41.2282" calcext:value-type="float">
            <text:p>41.2282</text:p>
          </table:table-cell>
          <table:table-cell office:value-type="float" office:value="74.1363" calcext:value-type="float">
            <text:p>74.1363</text:p>
          </table:table-cell>
          <table:table-cell office:value-type="float" office:value="281.937" calcext:value-type="float">
            <text:p>281.937</text:p>
          </table:table-cell>
          <table:table-cell office:value-type="float" office:value="41.4078" calcext:value-type="float">
            <text:p>41.4078</text:p>
          </table:table-cell>
          <table:table-cell/>
          <table:table-cell table:formula="of:=([.D719]-[.A719])/0.0166667" office:value-type="float" office:value="-3.29399341201253" calcext:value-type="float">
            <text:p>-3.29399341201253</text:p>
          </table:table-cell>
          <table:table-cell table:formula="of:=ABS([.E719]-[.B719])/0.0166667" office:value-type="float" office:value="640.258719482561" calcext:value-type="float">
            <text:p>640.258719482561</text:p>
          </table:table-cell>
          <table:table-cell table:formula="of:=([.F719]-[.C719])/0.0166667" office:value-type="float" office:value="10.7759784480431" calcext:value-type="float">
            <text:p>10.7759784480431</text:p>
          </table:table-cell>
          <table:table-cell table:formula="of:=DEGREES(ATAN(ABS([.F719]-[.C719])/ABS([.E719]-[.B719])))" office:value-type="float" office:value="0.964234890360272" calcext:value-type="float">
            <text:p>0.964234890360272</text:p>
          </table:table-cell>
          <table:table-cell table:formula="of:=SQRT(POWER([.H719];2)+POWER([.I719];2)+POWER([.J719];2))" office:value-type="float" office:value="640.357868677788" calcext:value-type="float">
            <text:p>640.357868677788</text:p>
          </table:table-cell>
        </table:table-row>
        <table:table-row table:style-name="ro1">
          <table:table-cell office:value-type="float" office:value="73.9127" calcext:value-type="float">
            <text:p>73.9127</text:p>
          </table:table-cell>
          <table:table-cell office:value-type="float" office:value="288.518" calcext:value-type="float">
            <text:p>288.518</text:p>
          </table:table-cell>
          <table:table-cell office:value-type="float" office:value="41.368" calcext:value-type="float">
            <text:p>41.368</text:p>
          </table:table-cell>
          <table:table-cell office:value-type="float" office:value="73.859" calcext:value-type="float">
            <text:p>73.859</text:p>
          </table:table-cell>
          <table:table-cell office:value-type="float" office:value="276.686" calcext:value-type="float">
            <text:p>276.686</text:p>
          </table:table-cell>
          <table:table-cell office:value-type="float" office:value="41.761" calcext:value-type="float">
            <text:p>41.761</text:p>
          </table:table-cell>
          <table:table-cell/>
          <table:table-cell table:formula="of:=([.D720]-[.A720])/0.0166667" office:value-type="float" office:value="-3.22199355601327" calcext:value-type="float">
            <text:p>-3.22199355601327</text:p>
          </table:table-cell>
          <table:table-cell table:formula="of:=ABS([.E720]-[.B720])/0.0166667" office:value-type="float" office:value="709.918580162839" calcext:value-type="float">
            <text:p>709.918580162839</text:p>
          </table:table-cell>
          <table:table-cell table:formula="of:=([.F720]-[.C720])/0.0166667" office:value-type="float" office:value="23.5799528400944" calcext:value-type="float">
            <text:p>23.5799528400944</text:p>
          </table:table-cell>
          <table:table-cell table:formula="of:=DEGREES(ATAN(ABS([.F720]-[.C720])/ABS([.E720]-[.B720])))" office:value-type="float" office:value="1.90238051119371" calcext:value-type="float">
            <text:p>1.90238051119371</text:p>
          </table:table-cell>
          <table:table-cell table:formula="of:=SQRT(POWER([.H720];2)+POWER([.I720];2)+POWER([.J720];2))" office:value-type="float" office:value="710.317383905841" calcext:value-type="float">
            <text:p>710.317383905841</text:p>
          </table:table-cell>
        </table:table-row>
        <table:table-row table:style-name="ro1">
          <table:table-cell office:value-type="float" office:value="74.4216" calcext:value-type="float">
            <text:p>74.4216</text:p>
          </table:table-cell>
          <table:table-cell office:value-type="float" office:value="287.181" calcext:value-type="float">
            <text:p>287.181</text:p>
          </table:table-cell>
          <table:table-cell office:value-type="float" office:value="41.5766" calcext:value-type="float">
            <text:p>41.5766</text:p>
          </table:table-cell>
          <table:table-cell office:value-type="float" office:value="74.3706" calcext:value-type="float">
            <text:p>74.3706</text:p>
          </table:table-cell>
          <table:table-cell office:value-type="float" office:value="277.96" calcext:value-type="float">
            <text:p>277.96</text:p>
          </table:table-cell>
          <table:table-cell office:value-type="float" office:value="42.0492" calcext:value-type="float">
            <text:p>42.0492</text:p>
          </table:table-cell>
          <table:table-cell/>
          <table:table-cell table:formula="of:=([.D721]-[.A721])/0.0166667" office:value-type="float" office:value="-3.05999388001236" calcext:value-type="float">
            <text:p>-3.05999388001236</text:p>
          </table:table-cell>
          <table:table-cell table:formula="of:=ABS([.E721]-[.B721])/0.0166667" office:value-type="float" office:value="553.258893482213" calcext:value-type="float">
            <text:p>553.258893482213</text:p>
          </table:table-cell>
          <table:table-cell table:formula="of:=([.F721]-[.C721])/0.0166667" office:value-type="float" office:value="28.3559432881134" calcext:value-type="float">
            <text:p>28.3559432881134</text:p>
          </table:table-cell>
          <table:table-cell table:formula="of:=DEGREES(ATAN(ABS([.F721]-[.C721])/ABS([.E721]-[.B721])))" office:value-type="float" office:value="2.93398904385801" calcext:value-type="float">
            <text:p>2.93398904385801</text:p>
          </table:table-cell>
          <table:table-cell table:formula="of:=SQRT(POWER([.H721];2)+POWER([.I721];2)+POWER([.J721];2))" office:value-type="float" office:value="553.993525503202" calcext:value-type="float">
            <text:p>553.993525503202</text:p>
          </table:table-cell>
        </table:table-row>
        <table:table-row table:style-name="ro1">
          <table:table-cell office:value-type="float" office:value="74.7051" calcext:value-type="float">
            <text:p>74.7051</text:p>
          </table:table-cell>
          <table:table-cell office:value-type="float" office:value="291.139" calcext:value-type="float">
            <text:p>291.139</text:p>
          </table:table-cell>
          <table:table-cell office:value-type="float" office:value="41.9696" calcext:value-type="float">
            <text:p>41.9696</text:p>
          </table:table-cell>
          <table:table-cell office:value-type="float" office:value="74.6475" calcext:value-type="float">
            <text:p>74.6475</text:p>
          </table:table-cell>
          <table:table-cell office:value-type="float" office:value="281.828" calcext:value-type="float">
            <text:p>281.828</text:p>
          </table:table-cell>
          <table:table-cell office:value-type="float" office:value="42.1771" calcext:value-type="float">
            <text:p>42.1771</text:p>
          </table:table-cell>
          <table:table-cell/>
          <table:table-cell table:formula="of:=([.D722]-[.A722])/0.0166667" office:value-type="float" office:value="-3.4559930880143" calcext:value-type="float">
            <text:p>-3.4559930880143</text:p>
          </table:table-cell>
          <table:table-cell table:formula="of:=ABS([.E722]-[.B722])/0.0166667" office:value-type="float" office:value="558.658882682237" calcext:value-type="float">
            <text:p>558.658882682237</text:p>
          </table:table-cell>
          <table:table-cell table:formula="of:=([.F722]-[.C722])/0.0166667" office:value-type="float" office:value="12.44997510005" calcext:value-type="float">
            <text:p>12.44997510005</text:p>
          </table:table-cell>
          <table:table-cell table:formula="of:=DEGREES(ATAN(ABS([.F722]-[.C722])/ABS([.E722]-[.B722])))" office:value-type="float" office:value="1.27665198832999" calcext:value-type="float">
            <text:p>1.27665198832999</text:p>
          </table:table-cell>
          <table:table-cell table:formula="of:=SQRT(POWER([.H722];2)+POWER([.I722];2)+POWER([.J722];2))" office:value-type="float" office:value="558.808279258622" calcext:value-type="float">
            <text:p>558.808279258622</text:p>
          </table:table-cell>
        </table:table-row>
        <table:table-row table:style-name="ro1">
          <table:table-cell office:value-type="float" office:value="73.6712" calcext:value-type="float">
            <text:p>73.6712</text:p>
          </table:table-cell>
          <table:table-cell office:value-type="float" office:value="292.561" calcext:value-type="float">
            <text:p>292.561</text:p>
          </table:table-cell>
          <table:table-cell office:value-type="float" office:value="41.2404" calcext:value-type="float">
            <text:p>41.2404</text:p>
          </table:table-cell>
          <table:table-cell office:value-type="float" office:value="73.6275" calcext:value-type="float">
            <text:p>73.6275</text:p>
          </table:table-cell>
          <table:table-cell office:value-type="float" office:value="281.885" calcext:value-type="float">
            <text:p>281.885</text:p>
          </table:table-cell>
          <table:table-cell office:value-type="float" office:value="41.4209" calcext:value-type="float">
            <text:p>41.4209</text:p>
          </table:table-cell>
          <table:table-cell/>
          <table:table-cell table:formula="of:=([.D723]-[.A723])/0.0166667" office:value-type="float" office:value="-2.62199475601056" calcext:value-type="float">
            <text:p>-2.62199475601056</text:p>
          </table:table-cell>
          <table:table-cell table:formula="of:=ABS([.E723]-[.B723])/0.0166667" office:value-type="float" office:value="640.558718882562" calcext:value-type="float">
            <text:p>640.558718882562</text:p>
          </table:table-cell>
          <table:table-cell table:formula="of:=([.F723]-[.C723])/0.0166667" office:value-type="float" office:value="10.8299783400434" calcext:value-type="float">
            <text:p>10.8299783400434</text:p>
          </table:table-cell>
          <table:table-cell table:formula="of:=DEGREES(ATAN(ABS([.F723]-[.C723])/ABS([.E723]-[.B723])))" office:value-type="float" office:value="0.968612117232817" calcext:value-type="float">
            <text:p>0.968612117232817</text:p>
          </table:table-cell>
          <table:table-cell table:formula="of:=SQRT(POWER([.H723];2)+POWER([.I723];2)+POWER([.J723];2))" office:value-type="float" office:value="640.65562951075" calcext:value-type="float">
            <text:p>640.65562951075</text:p>
          </table:table-cell>
        </table:table-row>
        <table:table-row table:style-name="ro1">
          <table:table-cell office:value-type="float" office:value="74.1913" calcext:value-type="float">
            <text:p>74.1913</text:p>
          </table:table-cell>
          <table:table-cell office:value-type="float" office:value="292.613" calcext:value-type="float">
            <text:p>292.613</text:p>
          </table:table-cell>
          <table:table-cell office:value-type="float" office:value="41.2273" calcext:value-type="float">
            <text:p>41.2273</text:p>
          </table:table-cell>
          <table:table-cell office:value-type="float" office:value="74.1332" calcext:value-type="float">
            <text:p>74.1332</text:p>
          </table:table-cell>
          <table:table-cell office:value-type="float" office:value="280.447" calcext:value-type="float">
            <text:p>280.447</text:p>
          </table:table-cell>
          <table:table-cell office:value-type="float" office:value="42.403" calcext:value-type="float">
            <text:p>42.403</text:p>
          </table:table-cell>
          <table:table-cell/>
          <table:table-cell table:formula="of:=([.D724]-[.A724])/0.0166667" office:value-type="float" office:value="-3.48599302801371" calcext:value-type="float">
            <text:p>-3.48599302801371</text:p>
          </table:table-cell>
          <table:table-cell table:formula="of:=ABS([.E724]-[.B724])/0.0166667" office:value-type="float" office:value="729.95854008292" calcext:value-type="float">
            <text:p>729.95854008292</text:p>
          </table:table-cell>
          <table:table-cell table:formula="of:=([.F724]-[.C724])/0.0166667" office:value-type="float" office:value="70.5418589162821" calcext:value-type="float">
            <text:p>70.5418589162821</text:p>
          </table:table-cell>
          <table:table-cell table:formula="of:=DEGREES(ATAN(ABS([.F724]-[.C724])/ABS([.E724]-[.B724])))" office:value-type="float" office:value="5.51981889824681" calcext:value-type="float">
            <text:p>5.51981889824681</text:p>
          </table:table-cell>
          <table:table-cell table:formula="of:=SQRT(POWER([.H724];2)+POWER([.I724];2)+POWER([.J724];2))" office:value-type="float" office:value="733.36742240622" calcext:value-type="float">
            <text:p>733.36742240622</text:p>
          </table:table-cell>
        </table:table-row>
        <table:table-row table:style-name="ro1">
          <table:table-cell office:value-type="float" office:value="74.439" calcext:value-type="float">
            <text:p>74.439</text:p>
          </table:table-cell>
          <table:table-cell office:value-type="float" office:value="289.735" calcext:value-type="float">
            <text:p>289.735</text:p>
          </table:table-cell>
          <table:table-cell office:value-type="float" office:value="42.193" calcext:value-type="float">
            <text:p>42.193</text:p>
          </table:table-cell>
          <table:table-cell office:value-type="float" office:value="74.6401" calcext:value-type="float">
            <text:p>74.6401</text:p>
          </table:table-cell>
          <table:table-cell office:value-type="float" office:value="280.502" calcext:value-type="float">
            <text:p>280.502</text:p>
          </table:table-cell>
          <table:table-cell office:value-type="float" office:value="42.3894" calcext:value-type="float">
            <text:p>42.3894</text:p>
          </table:table-cell>
          <table:table-cell/>
          <table:table-cell table:formula="of:=([.D725]-[.A725])/0.0166667" office:value-type="float" office:value="12.0659758680489" calcext:value-type="float">
            <text:p>12.0659758680489</text:p>
          </table:table-cell>
          <table:table-cell table:formula="of:=ABS([.E725]-[.B725])/0.0166667" office:value-type="float" office:value="553.978892042216" calcext:value-type="float">
            <text:p>553.978892042216</text:p>
          </table:table-cell>
          <table:table-cell table:formula="of:=([.F725]-[.C725])/0.0166667" office:value-type="float" office:value="11.7839764320474" calcext:value-type="float">
            <text:p>11.7839764320474</text:p>
          </table:table-cell>
          <table:table-cell table:formula="of:=DEGREES(ATAN(ABS([.F725]-[.C725])/ABS([.E725]-[.B725])))" office:value-type="float" office:value="1.21858489430485" calcext:value-type="float">
            <text:p>1.21858489430485</text:p>
          </table:table-cell>
          <table:table-cell table:formula="of:=SQRT(POWER([.H725];2)+POWER([.I725];2)+POWER([.J725];2))" office:value-type="float" office:value="554.235566075041" calcext:value-type="float">
            <text:p>554.235566075041</text:p>
          </table:table-cell>
        </table:table-row>
        <table:table-row table:style-name="ro1">
          <table:table-cell office:value-type="float" office:value="74.1869" calcext:value-type="float">
            <text:p>74.1869</text:p>
          </table:table-cell>
          <table:table-cell office:value-type="float" office:value="291.11" calcext:value-type="float">
            <text:p>291.11</text:p>
          </table:table-cell>
          <table:table-cell office:value-type="float" office:value="41.979" calcext:value-type="float">
            <text:p>41.979</text:p>
          </table:table-cell>
          <table:table-cell office:value-type="float" office:value="74.1323" calcext:value-type="float">
            <text:p>74.1323</text:p>
          </table:table-cell>
          <table:table-cell office:value-type="float" office:value="280.506" calcext:value-type="float">
            <text:p>280.506</text:p>
          </table:table-cell>
          <table:table-cell office:value-type="float" office:value="42.1423" calcext:value-type="float">
            <text:p>42.1423</text:p>
          </table:table-cell>
          <table:table-cell/>
          <table:table-cell table:formula="of:=([.D726]-[.A726])/0.0166667" office:value-type="float" office:value="-3.27599344801272" calcext:value-type="float">
            <text:p>-3.27599344801272</text:p>
          </table:table-cell>
          <table:table-cell table:formula="of:=ABS([.E726]-[.B726])/0.0166667" office:value-type="float" office:value="636.238727522548" calcext:value-type="float">
            <text:p>636.238727522548</text:p>
          </table:table-cell>
          <table:table-cell table:formula="of:=([.F726]-[.C726])/0.0166667" office:value-type="float" office:value="9.79798040403917" calcext:value-type="float">
            <text:p>9.79798040403917</text:p>
          </table:table-cell>
          <table:table-cell table:formula="of:=DEGREES(ATAN(ABS([.F726]-[.C726])/ABS([.E726]-[.B726])))" office:value-type="float" office:value="0.882276618213633" calcext:value-type="float">
            <text:p>0.882276618213633</text:p>
          </table:table-cell>
          <table:table-cell table:formula="of:=SQRT(POWER([.H726];2)+POWER([.I726];2)+POWER([.J726];2))" office:value-type="float" office:value="636.322599749985" calcext:value-type="float">
            <text:p>636.322599749985</text:p>
          </table:table-cell>
        </table:table-row>
        <table:table-row table:style-name="ro1">
          <table:table-cell office:value-type="float" office:value="74.4381" calcext:value-type="float">
            <text:p>74.4381</text:p>
          </table:table-cell>
          <table:table-cell office:value-type="float" office:value="289.788" calcext:value-type="float">
            <text:p>289.788</text:p>
          </table:table-cell>
          <table:table-cell office:value-type="float" office:value="41.9288" calcext:value-type="float">
            <text:p>41.9288</text:p>
          </table:table-cell>
          <table:table-cell office:value-type="float" office:value="74.1383" calcext:value-type="float">
            <text:p>74.1383</text:p>
          </table:table-cell>
          <table:table-cell office:value-type="float" office:value="281.843" calcext:value-type="float">
            <text:p>281.843</text:p>
          </table:table-cell>
          <table:table-cell office:value-type="float" office:value="41.9273" calcext:value-type="float">
            <text:p>41.9273</text:p>
          </table:table-cell>
          <table:table-cell/>
          <table:table-cell table:formula="of:=([.D727]-[.A727])/0.0166667" office:value-type="float" office:value="-17.9879640240722" calcext:value-type="float">
            <text:p>-17.9879640240722</text:p>
          </table:table-cell>
          <table:table-cell table:formula="of:=ABS([.E727]-[.B727])/0.0166667" office:value-type="float" office:value="476.699046601906" calcext:value-type="float">
            <text:p>476.699046601906</text:p>
          </table:table-cell>
          <table:table-cell table:formula="of:=([.F727]-[.C727])/0.0166667" office:value-type="float" office:value="-0.0899998200003634" calcext:value-type="float">
            <text:p>-0.089999820000364</text:p>
          </table:table-cell>
          <table:table-cell table:formula="of:=DEGREES(ATAN(ABS([.F727]-[.C727])/ABS([.E727]-[.B727])))" office:value-type="float" office:value="0.0108173276587139" calcext:value-type="float">
            <text:p>0.010817327658714</text:p>
          </table:table-cell>
          <table:table-cell table:formula="of:=SQRT(POWER([.H727];2)+POWER([.I727];2)+POWER([.J727];2))" office:value-type="float" office:value="477.03831709923" calcext:value-type="float">
            <text:p>477.03831709923</text:p>
          </table:table-cell>
        </table:table-row>
        <table:table-row table:style-name="ro1">
          <table:table-cell office:value-type="float" office:value="73.9353" calcext:value-type="float">
            <text:p>73.9353</text:p>
          </table:table-cell>
          <table:table-cell office:value-type="float" office:value="292.368" calcext:value-type="float">
            <text:p>292.368</text:p>
          </table:table-cell>
          <table:table-cell office:value-type="float" office:value="42.2977" calcext:value-type="float">
            <text:p>42.2977</text:p>
          </table:table-cell>
          <table:table-cell office:value-type="float" office:value="73.6398" calcext:value-type="float">
            <text:p>73.6398</text:p>
          </table:table-cell>
          <table:table-cell office:value-type="float" office:value="282.871" calcext:value-type="float">
            <text:p>282.871</text:p>
          </table:table-cell>
          <table:table-cell office:value-type="float" office:value="43.0287" calcext:value-type="float">
            <text:p>43.0287</text:p>
          </table:table-cell>
          <table:table-cell/>
          <table:table-cell table:formula="of:=([.D728]-[.A728])/0.0166667" office:value-type="float" office:value="-17.7299645400712" calcext:value-type="float">
            <text:p>-17.7299645400712</text:p>
          </table:table-cell>
          <table:table-cell table:formula="of:=ABS([.E728]-[.B728])/0.0166667" office:value-type="float" office:value="569.81886036228" calcext:value-type="float">
            <text:p>569.81886036228</text:p>
          </table:table-cell>
          <table:table-cell table:formula="of:=([.F728]-[.C728])/0.0166667" office:value-type="float" office:value="43.8599122801755" calcext:value-type="float">
            <text:p>43.8599122801755</text:p>
          </table:table-cell>
          <table:table-cell table:formula="of:=DEGREES(ATAN(ABS([.F728]-[.C728])/ABS([.E728]-[.B728])))" office:value-type="float" office:value="4.40147344534605" calcext:value-type="float">
            <text:p>4.40147344534605</text:p>
          </table:table-cell>
          <table:table-cell table:formula="of:=SQRT(POWER([.H728];2)+POWER([.I728];2)+POWER([.J728];2))" office:value-type="float" office:value="571.779308100936" calcext:value-type="float">
            <text:p>571.779308100936</text:p>
          </table:table-cell>
        </table:table-row>
        <table:table-row table:style-name="ro1">
          <table:table-cell office:value-type="float" office:value="73.6536" calcext:value-type="float">
            <text:p>73.6536</text:p>
          </table:table-cell>
          <table:table-cell office:value-type="float" office:value="286.964" calcext:value-type="float">
            <text:p>286.964</text:p>
          </table:table-cell>
          <table:table-cell office:value-type="float" office:value="42.3821" calcext:value-type="float">
            <text:p>42.3821</text:p>
          </table:table-cell>
          <table:table-cell office:value-type="float" office:value="73.602" calcext:value-type="float">
            <text:p>73.602</text:p>
          </table:table-cell>
          <table:table-cell office:value-type="float" office:value="273.898" calcext:value-type="float">
            <text:p>273.898</text:p>
          </table:table-cell>
          <table:table-cell office:value-type="float" office:value="42.9615" calcext:value-type="float">
            <text:p>42.9615</text:p>
          </table:table-cell>
          <table:table-cell/>
          <table:table-cell table:formula="of:=([.D729]-[.A729])/0.0166667" office:value-type="float" office:value="-3.09599380801199" calcext:value-type="float">
            <text:p>-3.09599380801199</text:p>
          </table:table-cell>
          <table:table-cell table:formula="of:=ABS([.E729]-[.B729])/0.0166667" office:value-type="float" office:value="783.958432083134" calcext:value-type="float">
            <text:p>783.958432083134</text:p>
          </table:table-cell>
          <table:table-cell table:formula="of:=([.F729]-[.C729])/0.0166667" office:value-type="float" office:value="34.763930472139" calcext:value-type="float">
            <text:p>34.763930472139</text:p>
          </table:table-cell>
          <table:table-cell table:formula="of:=DEGREES(ATAN(ABS([.F729]-[.C729])/ABS([.E729]-[.B729])))" office:value-type="float" office:value="2.53906632901679" calcext:value-type="float">
            <text:p>2.53906632901679</text:p>
          </table:table-cell>
          <table:table-cell table:formula="of:=SQRT(POWER([.H729];2)+POWER([.I729];2)+POWER([.J729];2))" office:value-type="float" office:value="784.734948421298" calcext:value-type="float">
            <text:p>784.734948421298</text:p>
          </table:table-cell>
        </table:table-row>
        <table:table-row table:style-name="ro1">
          <table:table-cell office:value-type="float" office:value="74.1753" calcext:value-type="float">
            <text:p>74.1753</text:p>
          </table:table-cell>
          <table:table-cell office:value-type="float" office:value="288.269" calcext:value-type="float">
            <text:p>288.269</text:p>
          </table:table-cell>
          <table:table-cell office:value-type="float" office:value="42.6811" calcext:value-type="float">
            <text:p>42.6811</text:p>
          </table:table-cell>
          <table:table-cell office:value-type="float" office:value="74.3608" calcext:value-type="float">
            <text:p>74.3608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43.5008" calcext:value-type="float">
            <text:p>43.5008</text:p>
          </table:table-cell>
          <table:table-cell/>
          <table:table-cell table:formula="of:=([.D730]-[.A730])/0.0166667" office:value-type="float" office:value="11.1299777400448" calcext:value-type="float">
            <text:p>11.1299777400448</text:p>
          </table:table-cell>
          <table:table-cell table:formula="of:=ABS([.E730]-[.B730])/0.0166667" office:value-type="float" office:value="788.398423203153" calcext:value-type="float">
            <text:p>788.398423203153</text:p>
          </table:table-cell>
          <table:table-cell table:formula="of:=([.F730]-[.C730])/0.0166667" office:value-type="float" office:value="49.1819016361966" calcext:value-type="float">
            <text:p>49.1819016361966</text:p>
          </table:table-cell>
          <table:table-cell table:formula="of:=DEGREES(ATAN(ABS([.F730]-[.C730])/ABS([.E730]-[.B730])))" office:value-type="float" office:value="3.5696019892061" calcext:value-type="float">
            <text:p>3.5696019892061</text:p>
          </table:table-cell>
          <table:table-cell table:formula="of:=SQRT(POWER([.H730];2)+POWER([.I730];2)+POWER([.J730];2))" office:value-type="float" office:value="790.009373085069" calcext:value-type="float">
            <text:p>790.009373085069</text:p>
          </table:table-cell>
        </table:table-row>
        <table:table-row table:style-name="ro1">
          <table:table-cell office:value-type="float" office:value="73.9168" calcext:value-type="float">
            <text:p>73.9168</text:p>
          </table:table-cell>
          <table:table-cell office:value-type="float" office:value="288.303" calcext:value-type="float">
            <text:p>288.303</text:p>
          </table:table-cell>
          <table:table-cell office:value-type="float" office:value="42.4233" calcext:value-type="float">
            <text:p>42.4233</text:p>
          </table:table-cell>
          <table:table-cell office:value-type="float" office:value="73.6174" calcext:value-type="float">
            <text:p>73.6174</text:p>
          </table:table-cell>
          <table:table-cell office:value-type="float" office:value="277.733" calcext:value-type="float">
            <text:p>277.733</text:p>
          </table:table-cell>
          <table:table-cell office:value-type="float" office:value="42.8424" calcext:value-type="float">
            <text:p>42.8424</text:p>
          </table:table-cell>
          <table:table-cell/>
          <table:table-cell table:formula="of:=([.D731]-[.A731])/0.0166667" office:value-type="float" office:value="-17.9639640720713" calcext:value-type="float">
            <text:p>-17.9639640720713</text:p>
          </table:table-cell>
          <table:table-cell table:formula="of:=ABS([.E731]-[.B731])/0.0166667" office:value-type="float" office:value="634.198731602536" calcext:value-type="float">
            <text:p>634.198731602536</text:p>
          </table:table-cell>
          <table:table-cell table:formula="of:=([.F731]-[.C731])/0.0166667" office:value-type="float" office:value="25.1459497081006" calcext:value-type="float">
            <text:p>25.1459497081006</text:p>
          </table:table-cell>
          <table:table-cell table:formula="of:=DEGREES(ATAN(ABS([.F731]-[.C731])/ABS([.E731]-[.B731])))" office:value-type="float" office:value="2.27058556910091" calcext:value-type="float">
            <text:p>2.27058556910091</text:p>
          </table:table-cell>
          <table:table-cell table:formula="of:=SQRT(POWER([.H731];2)+POWER([.I731];2)+POWER([.J731];2))" office:value-type="float" office:value="634.95122171563" calcext:value-type="float">
            <text:p>634.95122171563</text:p>
          </table:table-cell>
        </table:table-row>
        <table:table-row table:style-name="ro1">
          <table:table-cell office:value-type="float" office:value="73.9188" calcext:value-type="float">
            <text:p>73.9188</text:p>
          </table:table-cell>
          <table:table-cell office:value-type="float" office:value="288.188" calcext:value-type="float">
            <text:p>288.188</text:p>
          </table:table-cell>
          <table:table-cell office:value-type="float" office:value="42.9511" calcext:value-type="float">
            <text:p>42.9511</text:p>
          </table:table-cell>
          <table:table-cell office:value-type="float" office:value="73.8976" calcext:value-type="float">
            <text:p>73.8976</text:p>
          </table:table-cell>
          <table:table-cell office:value-type="float" office:value="284.347" calcext:value-type="float">
            <text:p>284.347</text:p>
          </table:table-cell>
          <table:table-cell office:value-type="float" office:value="42.2871" calcext:value-type="float">
            <text:p>42.2871</text:p>
          </table:table-cell>
          <table:table-cell/>
          <table:table-cell table:formula="of:=([.D732]-[.A732])/0.0166667" office:value-type="float" office:value="-1.27199745600553" calcext:value-type="float">
            <text:p>-1.27199745600553</text:p>
          </table:table-cell>
          <table:table-cell table:formula="of:=ABS([.E732]-[.B732])/0.0166667" office:value-type="float" office:value="230.459539080922" calcext:value-type="float">
            <text:p>230.459539080922</text:p>
          </table:table-cell>
          <table:table-cell table:formula="of:=([.F732]-[.C732])/0.0166667" office:value-type="float" office:value="-39.839920320159" calcext:value-type="float">
            <text:p>-39.839920320159</text:p>
          </table:table-cell>
          <table:table-cell table:formula="of:=DEGREES(ATAN(ABS([.F732]-[.C732])/ABS([.E732]-[.B732])))" office:value-type="float" office:value="9.8078809228064" calcext:value-type="float">
            <text:p>9.8078809228064</text:p>
          </table:table-cell>
          <table:table-cell table:formula="of:=SQRT(POWER([.H732];2)+POWER([.I732];2)+POWER([.J732];2))" office:value-type="float" office:value="233.881244186095" calcext:value-type="float">
            <text:p>233.881244186095</text:p>
          </table:table-cell>
        </table:table-row>
        <table:table-row table:style-name="ro1">
          <table:table-cell office:value-type="float" office:value="73.9158" calcext:value-type="float">
            <text:p>73.9158</text:p>
          </table:table-cell>
          <table:table-cell office:value-type="float" office:value="288.345" calcext:value-type="float">
            <text:p>288.345</text:p>
          </table:table-cell>
          <table:table-cell office:value-type="float" office:value="42.1616" calcext:value-type="float">
            <text:p>42.1616</text:p>
          </table:table-cell>
          <table:table-cell office:value-type="float" office:value="73.8682" calcext:value-type="float">
            <text:p>73.8682</text:p>
          </table:table-cell>
          <table:table-cell office:value-type="float" office:value="277.792" calcext:value-type="float">
            <text:p>277.792</text:p>
          </table:table-cell>
          <table:table-cell office:value-type="float" office:value="42.5809" calcext:value-type="float">
            <text:p>42.5809</text:p>
          </table:table-cell>
          <table:table-cell/>
          <table:table-cell table:formula="of:=([.D733]-[.A733])/0.0166667" office:value-type="float" office:value="-2.85599428801159" calcext:value-type="float">
            <text:p>-2.85599428801159</text:p>
          </table:table-cell>
          <table:table-cell table:formula="of:=ABS([.E733]-[.B733])/0.0166667" office:value-type="float" office:value="633.178733642536" calcext:value-type="float">
            <text:p>633.178733642536</text:p>
          </table:table-cell>
          <table:table-cell table:formula="of:=([.F733]-[.C733])/0.0166667" office:value-type="float" office:value="25.1579496841006" calcext:value-type="float">
            <text:p>25.1579496841006</text:p>
          </table:table-cell>
          <table:table-cell table:formula="of:=DEGREES(ATAN(ABS([.F733]-[.C733])/ABS([.E733]-[.B733])))" office:value-type="float" office:value="2.27532361125729" calcext:value-type="float">
            <text:p>2.27532361125729</text:p>
          </table:table-cell>
          <table:table-cell table:formula="of:=SQRT(POWER([.H733];2)+POWER([.I733];2)+POWER([.J733];2))" office:value-type="float" office:value="633.684770112748" calcext:value-type="float">
            <text:p>633.684770112748</text:p>
          </table:table-cell>
        </table:table-row>
        <table:table-row table:style-name="ro1">
          <table:table-cell office:value-type="float" office:value="74.1512" calcext:value-type="float">
            <text:p>74.1512</text:p>
          </table:table-cell>
          <table:table-cell office:value-type="float" office:value="284.478" calcext:value-type="float">
            <text:p>284.478</text:p>
          </table:table-cell>
          <table:table-cell office:value-type="float" office:value="41.7572" calcext:value-type="float">
            <text:p>41.7572</text:p>
          </table:table-cell>
          <table:table-cell office:value-type="float" office:value="73.8539" calcext:value-type="float">
            <text:p>73.8539</text:p>
          </table:table-cell>
          <table:table-cell office:value-type="float" office:value="275.371" calcext:value-type="float">
            <text:p>275.371</text:p>
          </table:table-cell>
          <table:table-cell office:value-type="float" office:value="41.9754" calcext:value-type="float">
            <text:p>41.9754</text:p>
          </table:table-cell>
          <table:table-cell/>
          <table:table-cell table:formula="of:=([.D734]-[.A734])/0.0166667" office:value-type="float" office:value="-17.8379643240718" calcext:value-type="float">
            <text:p>-17.8379643240718</text:p>
          </table:table-cell>
          <table:table-cell table:formula="of:=ABS([.E734]-[.B734])/0.0166667" office:value-type="float" office:value="546.418907162187" calcext:value-type="float">
            <text:p>546.418907162187</text:p>
          </table:table-cell>
          <table:table-cell table:formula="of:=([.F734]-[.C734])/0.0166667" office:value-type="float" office:value="13.0919738160526" calcext:value-type="float">
            <text:p>13.0919738160526</text:p>
          </table:table-cell>
          <table:table-cell table:formula="of:=DEGREES(ATAN(ABS([.F734]-[.C734])/ABS([.E734]-[.B734])))" office:value-type="float" office:value="1.3725208759473" calcext:value-type="float">
            <text:p>1.3725208759473</text:p>
          </table:table-cell>
          <table:table-cell table:formula="of:=SQRT(POWER([.H734];2)+POWER([.I734];2)+POWER([.J734];2))" office:value-type="float" office:value="546.866724946715" calcext:value-type="float">
            <text:p>546.866724946715</text:p>
          </table:table-cell>
        </table:table-row>
        <table:table-row table:style-name="ro1">
          <table:table-cell office:value-type="float" office:value="73.9398" calcext:value-type="float">
            <text:p>73.9398</text:p>
          </table:table-cell>
          <table:table-cell office:value-type="float" office:value="293.824" calcext:value-type="float">
            <text:p>293.824</text:p>
          </table:table-cell>
          <table:table-cell office:value-type="float" office:value="41.8121" calcext:value-type="float">
            <text:p>41.8121</text:p>
          </table:table-cell>
          <table:table-cell office:value-type="float" office:value="73.887" calcext:value-type="float">
            <text:p>73.887</text:p>
          </table:table-cell>
          <table:table-cell office:value-type="float" office:value="281.643" calcext:value-type="float">
            <text:p>281.643</text:p>
          </table:table-cell>
          <table:table-cell office:value-type="float" office:value="42.7173" calcext:value-type="float">
            <text:p>42.7173</text:p>
          </table:table-cell>
          <table:table-cell/>
          <table:table-cell table:formula="of:=([.D735]-[.A735])/0.0166667" office:value-type="float" office:value="-3.16799366401296" calcext:value-type="float">
            <text:p>-3.16799366401296</text:p>
          </table:table-cell>
          <table:table-cell table:formula="of:=ABS([.E735]-[.B735])/0.0166667" office:value-type="float" office:value="730.858538282926" calcext:value-type="float">
            <text:p>730.858538282926</text:p>
          </table:table-cell>
          <table:table-cell table:formula="of:=([.F735]-[.C735])/0.0166667" office:value-type="float" office:value="54.3118913762173" calcext:value-type="float">
            <text:p>54.3118913762173</text:p>
          </table:table-cell>
          <table:table-cell table:formula="of:=DEGREES(ATAN(ABS([.F735]-[.C735])/ABS([.E735]-[.B735])))" office:value-type="float" office:value="4.24997818081408" calcext:value-type="float">
            <text:p>4.24997818081408</text:p>
          </table:table-cell>
          <table:table-cell table:formula="of:=SQRT(POWER([.H735];2)+POWER([.I735];2)+POWER([.J735];2))" office:value-type="float" office:value="732.880631965242" calcext:value-type="float">
            <text:p>732.880631965242</text:p>
          </table:table-cell>
        </table:table-row>
        <table:table-row table:style-name="ro1">
          <table:table-cell office:value-type="float" office:value="74.194" calcext:value-type="float">
            <text:p>74.194</text:p>
          </table:table-cell>
          <table:table-cell office:value-type="float" office:value="292.428" calcext:value-type="float">
            <text:p>292.428</text:p>
          </table:table-cell>
          <table:table-cell office:value-type="float" office:value="42.0287" calcext:value-type="float">
            <text:p>42.0287</text:p>
          </table:table-cell>
          <table:table-cell office:value-type="float" office:value="74.395" calcext:value-type="float">
            <text:p>74.395</text:p>
          </table:table-cell>
          <table:table-cell office:value-type="float" office:value="281.699" calcext:value-type="float">
            <text:p>281.699</text:p>
          </table:table-cell>
          <table:table-cell office:value-type="float" office:value="42.7037" calcext:value-type="float">
            <text:p>42.7037</text:p>
          </table:table-cell>
          <table:table-cell/>
          <table:table-cell table:formula="of:=([.D736]-[.A736])/0.0166667" office:value-type="float" office:value="12.0599758800478" calcext:value-type="float">
            <text:p>12.0599758800478</text:p>
          </table:table-cell>
          <table:table-cell table:formula="of:=ABS([.E736]-[.B736])/0.0166667" office:value-type="float" office:value="643.738712522574" calcext:value-type="float">
            <text:p>643.738712522574</text:p>
          </table:table-cell>
          <table:table-cell table:formula="of:=([.F736]-[.C736])/0.0166667" office:value-type="float" office:value="40.4999190001618" calcext:value-type="float">
            <text:p>40.4999190001618</text:p>
          </table:table-cell>
          <table:table-cell table:formula="of:=DEGREES(ATAN(ABS([.F736]-[.C736])/ABS([.E736]-[.B736])))" office:value-type="float" office:value="3.59993901535895" calcext:value-type="float">
            <text:p>3.59993901535895</text:p>
          </table:table-cell>
          <table:table-cell table:formula="of:=SQRT(POWER([.H736];2)+POWER([.I736];2)+POWER([.J736];2))" office:value-type="float" office:value="645.124186848911" calcext:value-type="float">
            <text:p>645.124186848911</text:p>
          </table:table-cell>
        </table:table-row>
        <table:table-row table:style-name="ro1">
          <table:table-cell office:value-type="float" office:value="73.9267" calcext:value-type="float">
            <text:p>73.9267</text:p>
          </table:table-cell>
          <table:table-cell office:value-type="float" office:value="291.123" calcext:value-type="float">
            <text:p>291.123</text:p>
          </table:table-cell>
          <table:table-cell office:value-type="float" office:value="41.7227" calcext:value-type="float">
            <text:p>41.7227</text:p>
          </table:table-cell>
          <table:table-cell office:value-type="float" office:value="73.6297" calcext:value-type="float">
            <text:p>73.6297</text:p>
          </table:table-cell>
          <table:table-cell office:value-type="float" office:value="281.781" calcext:value-type="float">
            <text:p>281.781</text:p>
          </table:table-cell>
          <table:table-cell office:value-type="float" office:value="41.942" calcext:value-type="float">
            <text:p>41.942</text:p>
          </table:table-cell>
          <table:table-cell/>
          <table:table-cell table:formula="of:=([.D737]-[.A737])/0.0166667" office:value-type="float" office:value="-17.8199643600711" calcext:value-type="float">
            <text:p>-17.8199643600711</text:p>
          </table:table-cell>
          <table:table-cell table:formula="of:=ABS([.E737]-[.B737])/0.0166667" office:value-type="float" office:value="560.518878962241" calcext:value-type="float">
            <text:p>560.518878962241</text:p>
          </table:table-cell>
          <table:table-cell table:formula="of:=([.F737]-[.C737])/0.0166667" office:value-type="float" office:value="13.1579736840524" calcext:value-type="float">
            <text:p>13.1579736840524</text:p>
          </table:table-cell>
          <table:table-cell table:formula="of:=DEGREES(ATAN(ABS([.F737]-[.C737])/ABS([.E737]-[.B737])))" office:value-type="float" office:value="1.34475028909952" calcext:value-type="float">
            <text:p>1.34475028909952</text:p>
          </table:table-cell>
          <table:table-cell table:formula="of:=SQRT(POWER([.H737];2)+POWER([.I737];2)+POWER([.J737];2))" office:value-type="float" office:value="560.956412811505" calcext:value-type="float">
            <text:p>560.956412811505</text:p>
          </table:table-cell>
        </table:table-row>
        <table:table-row table:style-name="ro1">
          <table:table-cell office:value-type="float" office:value="73.9148" calcext:value-type="float">
            <text:p>73.9148</text:p>
          </table:table-cell>
          <table:table-cell office:value-type="float" office:value="288.402" calcext:value-type="float">
            <text:p>288.40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73.8662" calcext:value-type="float">
            <text:p>73.8662</text:p>
          </table:table-cell>
          <table:table-cell office:value-type="float" office:value="277.903" calcext:value-type="float">
            <text:p>277.903</text:p>
          </table:table-cell>
          <table:table-cell office:value-type="float" office:value="42.0631" calcext:value-type="float">
            <text:p>42.0631</text:p>
          </table:table-cell>
          <table:table-cell/>
          <table:table-cell table:formula="of:=([.D738]-[.A738])/0.0166667" office:value-type="float" office:value="-2.91599416801126" calcext:value-type="float">
            <text:p>-2.91599416801126</text:p>
          </table:table-cell>
          <table:table-cell table:formula="of:=ABS([.E738]-[.B738])/0.0166667" office:value-type="float" office:value="629.938740122518" calcext:value-type="float">
            <text:p>629.938740122518</text:p>
          </table:table-cell>
          <table:table-cell table:formula="of:=([.F738]-[.C738])/0.0166667" office:value-type="float" office:value="9.94798010403963" calcext:value-type="float">
            <text:p>9.94798010403963</text:p>
          </table:table-cell>
          <table:table-cell table:formula="of:=DEGREES(ATAN(ABS([.F738]-[.C738])/ABS([.E738]-[.B738])))" office:value-type="float" office:value="0.904738610054582" calcext:value-type="float">
            <text:p>0.904738610054582</text:p>
          </table:table-cell>
          <table:table-cell table:formula="of:=SQRT(POWER([.H738];2)+POWER([.I738];2)+POWER([.J738];2))" office:value-type="float" office:value="630.024032587078" calcext:value-type="float">
            <text:p>630.024032587078</text:p>
          </table:table-cell>
        </table:table-row>
        <table:table-row table:style-name="ro1">
          <table:table-cell office:value-type="float" office:value="73.9388" calcext:value-type="float">
            <text:p>73.9388</text:p>
          </table:table-cell>
          <table:table-cell office:value-type="float" office:value="293.879" calcext:value-type="float">
            <text:p>293.879</text:p>
          </table:table-cell>
          <table:table-cell office:value-type="float" office:value="41.5454" calcext:value-type="float">
            <text:p>41.5454</text:p>
          </table:table-cell>
          <table:table-cell office:value-type="float" office:value="73.8839" calcext:value-type="float">
            <text:p>73.8839</text:p>
          </table:table-cell>
          <table:table-cell office:value-type="float" office:value="281.802" calcext:value-type="float">
            <text:p>281.802</text:p>
          </table:table-cell>
          <table:table-cell office:value-type="float" office:value="41.9363" calcext:value-type="float">
            <text:p>41.9363</text:p>
          </table:table-cell>
          <table:table-cell/>
          <table:table-cell table:formula="of:=([.D739]-[.A739])/0.0166667" office:value-type="float" office:value="-3.29399341201339" calcext:value-type="float">
            <text:p>-3.29399341201339</text:p>
          </table:table-cell>
          <table:table-cell table:formula="of:=ABS([.E739]-[.B739])/0.0166667" office:value-type="float" office:value="724.618550762898" calcext:value-type="float">
            <text:p>724.618550762898</text:p>
          </table:table-cell>
          <table:table-cell table:formula="of:=([.F739]-[.C739])/0.0166667" office:value-type="float" office:value="23.4539530920939" calcext:value-type="float">
            <text:p>23.4539530920939</text:p>
          </table:table-cell>
          <table:table-cell table:formula="of:=DEGREES(ATAN(ABS([.F739]-[.C739])/ABS([.E739]-[.B739])))" office:value-type="float" office:value="1.85386302895844" calcext:value-type="float">
            <text:p>1.85386302895844</text:p>
          </table:table-cell>
          <table:table-cell table:formula="of:=SQRT(POWER([.H739];2)+POWER([.I739];2)+POWER([.J739];2))" office:value-type="float" office:value="725.005505094939" calcext:value-type="float">
            <text:p>725.005505094939</text:p>
          </table:table-cell>
        </table:table-row>
        <table:table-row table:style-name="ro1">
          <table:table-cell office:value-type="float" office:value="75.4519" calcext:value-type="float">
            <text:p>75.4519</text:p>
          </table:table-cell>
          <table:table-cell office:value-type="float" office:value="287.112" calcext:value-type="float">
            <text:p>287.112</text:p>
          </table:table-cell>
          <table:table-cell office:value-type="float" office:value="42.3421" calcext:value-type="float">
            <text:p>42.3421</text:p>
          </table:table-cell>
          <table:table-cell office:value-type="float" office:value="75.6329" calcext:value-type="float">
            <text:p>75.6329</text:p>
          </table:table-cell>
          <table:table-cell office:value-type="float" office:value="277.978" calcext:value-type="float">
            <text:p>277.978</text:p>
          </table:table-cell>
          <table:table-cell office:value-type="float" office:value="42.5347" calcext:value-type="float">
            <text:p>42.5347</text:p>
          </table:table-cell>
          <table:table-cell/>
          <table:table-cell table:formula="of:=([.D740]-[.A740])/0.0166667" office:value-type="float" office:value="10.8599782800441" calcext:value-type="float">
            <text:p>10.8599782800441</text:p>
          </table:table-cell>
          <table:table-cell table:formula="of:=ABS([.E740]-[.B740])/0.0166667" office:value-type="float" office:value="548.038903922193" calcext:value-type="float">
            <text:p>548.038903922193</text:p>
          </table:table-cell>
          <table:table-cell table:formula="of:=([.F740]-[.C740])/0.0166667" office:value-type="float" office:value="11.5559768880461" calcext:value-type="float">
            <text:p>11.5559768880461</text:p>
          </table:table-cell>
          <table:table-cell table:formula="of:=DEGREES(ATAN(ABS([.F740]-[.C740])/ABS([.E740]-[.B740])))" office:value-type="float" office:value="1.2079627851091" calcext:value-type="float">
            <text:p>1.2079627851091</text:p>
          </table:table-cell>
          <table:table-cell table:formula="of:=SQRT(POWER([.H740];2)+POWER([.I740];2)+POWER([.J740];2))" office:value-type="float" office:value="548.268291935909" calcext:value-type="float">
            <text:p>548.268291935909</text:p>
          </table:table-cell>
        </table:table-row>
        <table:table-row table:style-name="ro1">
          <table:table-cell office:value-type="float" office:value="74.1541" calcext:value-type="float">
            <text:p>74.1541</text:p>
          </table:table-cell>
          <table:table-cell office:value-type="float" office:value="284.332" calcext:value-type="float">
            <text:p>284.332</text:p>
          </table:table-cell>
          <table:table-cell office:value-type="float" office:value="42.5402" calcext:value-type="float">
            <text:p>42.5402</text:p>
          </table:table-cell>
          <table:table-cell office:value-type="float" office:value="74.1018" calcext:value-type="float">
            <text:p>74.1018</text:p>
          </table:table-cell>
          <table:table-cell office:value-type="float" office:value="273.957" calcext:value-type="float">
            <text:p>273.957</text:p>
          </table:table-cell>
          <table:table-cell office:value-type="float" office:value="42.9473" calcext:value-type="float">
            <text:p>42.9473</text:p>
          </table:table-cell>
          <table:table-cell/>
          <table:table-cell table:formula="of:=([.D741]-[.A741])/0.0166667" office:value-type="float" office:value="-3.1379937240127" calcext:value-type="float">
            <text:p>-3.1379937240127</text:p>
          </table:table-cell>
          <table:table-cell table:formula="of:=ABS([.E741]-[.B741])/0.0166667" office:value-type="float" office:value="622.49875500249" calcext:value-type="float">
            <text:p>622.49875500249</text:p>
          </table:table-cell>
          <table:table-cell table:formula="of:=([.F741]-[.C741])/0.0166667" office:value-type="float" office:value="24.4259511480977" calcext:value-type="float">
            <text:p>24.4259511480977</text:p>
          </table:table-cell>
          <table:table-cell table:formula="of:=DEGREES(ATAN(ABS([.F741]-[.C741])/ABS([.E741]-[.B741])))" office:value-type="float" office:value="2.24705078942711" calcext:value-type="float">
            <text:p>2.24705078942711</text:p>
          </table:table-cell>
          <table:table-cell table:formula="of:=SQRT(POWER([.H741];2)+POWER([.I741];2)+POWER([.J741];2))" office:value-type="float" office:value="622.98569331386" calcext:value-type="float">
            <text:p>622.98569331386</text:p>
          </table:table-cell>
        </table:table-row>
        <table:table-row table:style-name="ro1">
          <table:table-cell office:value-type="float" office:value="74.9478" calcext:value-type="float">
            <text:p>74.9478</text:p>
          </table:table-cell>
          <table:table-cell office:value-type="float" office:value="288.334" calcext:value-type="float">
            <text:p>288.334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75.14" calcext:value-type="float">
            <text:p>75.14</text:p>
          </table:table-cell>
          <table:table-cell office:value-type="float" office:value="279.057" calcext:value-type="float">
            <text:p>279.057</text:p>
          </table:table-cell>
          <table:table-cell office:value-type="float" office:value="43.3671" calcext:value-type="float">
            <text:p>43.3671</text:p>
          </table:table-cell>
          <table:table-cell/>
          <table:table-cell table:formula="of:=([.D742]-[.A742])/0.0166667" office:value-type="float" office:value="11.5319769360461" calcext:value-type="float">
            <text:p>11.5319769360461</text:p>
          </table:table-cell>
          <table:table-cell table:formula="of:=ABS([.E742]-[.B742])/0.0166667" office:value-type="float" office:value="556.618886762226" calcext:value-type="float">
            <text:p>556.618886762226</text:p>
          </table:table-cell>
          <table:table-cell table:formula="of:=([.F742]-[.C742])/0.0166667" office:value-type="float" office:value="42.1919156161689" calcext:value-type="float">
            <text:p>42.1919156161689</text:p>
          </table:table-cell>
          <table:table-cell table:formula="of:=DEGREES(ATAN(ABS([.F742]-[.C742])/ABS([.E742]-[.B742])))" office:value-type="float" office:value="4.33475171345453" calcext:value-type="float">
            <text:p>4.33475171345453</text:p>
          </table:table-cell>
          <table:table-cell table:formula="of:=SQRT(POWER([.H742];2)+POWER([.I742];2)+POWER([.J742];2))" office:value-type="float" office:value="558.334782487922" calcext:value-type="float">
            <text:p>558.334782487922</text:p>
          </table:table-cell>
        </table:table-row>
        <table:table-row table:style-name="ro1">
          <table:table-cell office:value-type="float" office:value="74.6811" calcext:value-type="float">
            <text:p>74.6811</text:p>
          </table:table-cell>
          <table:table-cell office:value-type="float" office:value="287.055" calcext:value-type="float">
            <text:p>287.055</text:p>
          </table:table-cell>
          <table:table-cell office:value-type="float" office:value="42.3582" calcext:value-type="float">
            <text:p>42.3582</text:p>
          </table:table-cell>
          <table:table-cell office:value-type="float" office:value="74.8766" calcext:value-type="float">
            <text:p>74.8766</text:p>
          </table:table-cell>
          <table:table-cell office:value-type="float" office:value="277.92" calcext:value-type="float">
            <text:p>277.92</text:p>
          </table:table-cell>
          <table:table-cell office:value-type="float" office:value="42.5509" calcext:value-type="float">
            <text:p>42.5509</text:p>
          </table:table-cell>
          <table:table-cell/>
          <table:table-cell table:formula="of:=([.D743]-[.A743])/0.0166667" office:value-type="float" office:value="11.7299765400467" calcext:value-type="float">
            <text:p>11.7299765400467</text:p>
          </table:table-cell>
          <table:table-cell table:formula="of:=ABS([.E743]-[.B743])/0.0166667" office:value-type="float" office:value="548.098903802192" calcext:value-type="float">
            <text:p>548.098903802192</text:p>
          </table:table-cell>
          <table:table-cell table:formula="of:=([.F743]-[.C743])/0.0166667" office:value-type="float" office:value="11.5619768760464" calcext:value-type="float">
            <text:p>11.5619768760464</text:p>
          </table:table-cell>
          <table:table-cell table:formula="of:=DEGREES(ATAN(ABS([.F743]-[.C743])/ABS([.E743]-[.B743])))" office:value-type="float" office:value="1.20845752248197" calcext:value-type="float">
            <text:p>1.20845752248197</text:p>
          </table:table-cell>
          <table:table-cell table:formula="of:=SQRT(POWER([.H743];2)+POWER([.I743];2)+POWER([.J743];2))" office:value-type="float" office:value="548.346313936801" calcext:value-type="float">
            <text:p>548.346313936801</text:p>
          </table:table-cell>
        </table:table-row>
        <table:table-row table:style-name="ro1">
          <table:table-cell office:value-type="float" office:value="74.4181" calcext:value-type="float">
            <text:p>74.4181</text:p>
          </table:table-cell>
          <table:table-cell office:value-type="float" office:value="285.606" calcext:value-type="float">
            <text:p>285.606</text:p>
          </table:table-cell>
          <table:table-cell office:value-type="float" office:value="42.8432" calcext:value-type="float">
            <text:p>42.8432</text:p>
          </table:table-cell>
          <table:table-cell office:value-type="float" office:value="74.3657" calcext:value-type="float">
            <text:p>74.3657</text:p>
          </table:table-cell>
          <table:table-cell office:value-type="float" office:value="276.545" calcext:value-type="float">
            <text:p>276.545</text:p>
          </table:table-cell>
          <table:table-cell office:value-type="float" office:value="42.7767" calcext:value-type="float">
            <text:p>42.7767</text:p>
          </table:table-cell>
          <table:table-cell/>
          <table:table-cell table:formula="of:=([.D744]-[.A744])/0.0166667" office:value-type="float" office:value="-3.14399371201207" calcext:value-type="float">
            <text:p>-3.14399371201207</text:p>
          </table:table-cell>
          <table:table-cell table:formula="of:=ABS([.E744]-[.B744])/0.0166667" office:value-type="float" office:value="543.658912682173" calcext:value-type="float">
            <text:p>543.658912682173</text:p>
          </table:table-cell>
          <table:table-cell table:formula="of:=([.F744]-[.C744])/0.0166667" office:value-type="float" office:value="-3.98999202001625" calcext:value-type="float">
            <text:p>-3.98999202001625</text:p>
          </table:table-cell>
          <table:table-cell table:formula="of:=DEGREES(ATAN(ABS([.F744]-[.C744])/ABS([.E744]-[.B744])))" office:value-type="float" office:value="0.420494529379019" calcext:value-type="float">
            <text:p>0.420494529379019</text:p>
          </table:table-cell>
          <table:table-cell table:formula="of:=SQRT(POWER([.H744];2)+POWER([.I744];2)+POWER([.J744];2))" office:value-type="float" office:value="543.682644629699" calcext:value-type="float">
            <text:p>543.682644629699</text:p>
          </table:table-cell>
        </table:table-row>
        <table:table-row table:style-name="ro1">
          <table:table-cell office:value-type="float" office:value="74.4328" calcext:value-type="float">
            <text:p>74.4328</text:p>
          </table:table-cell>
          <table:table-cell office:value-type="float" office:value="288.288" calcext:value-type="float">
            <text:p>288.288</text:p>
          </table:table-cell>
          <table:table-cell office:value-type="float" office:value="42.6759" calcext:value-type="float">
            <text:p>42.6759</text:p>
          </table:table-cell>
          <table:table-cell office:value-type="float" office:value="74.3807" calcext:value-type="float">
            <text:p>74.3807</text:p>
          </table:table-cell>
          <table:table-cell office:value-type="float" office:value="279.085" calcext:value-type="float">
            <text:p>279.085</text:p>
          </table:table-cell>
          <table:table-cell office:value-type="float" office:value="42.8693" calcext:value-type="float">
            <text:p>42.8693</text:p>
          </table:table-cell>
          <table:table-cell/>
          <table:table-cell table:formula="of:=([.D745]-[.A745])/0.0166667" office:value-type="float" office:value="-3.12599374801225" calcext:value-type="float">
            <text:p>-3.12599374801225</text:p>
          </table:table-cell>
          <table:table-cell table:formula="of:=ABS([.E745]-[.B745])/0.0166667" office:value-type="float" office:value="552.178895642211" calcext:value-type="float">
            <text:p>552.178895642211</text:p>
          </table:table-cell>
          <table:table-cell table:formula="of:=([.F745]-[.C745])/0.0166667" office:value-type="float" office:value="11.6039767920467" calcext:value-type="float">
            <text:p>11.6039767920467</text:p>
          </table:table-cell>
          <table:table-cell table:formula="of:=DEGREES(ATAN(ABS([.F745]-[.C745])/ABS([.E745]-[.B745])))" office:value-type="float" office:value="1.20388709900686" calcext:value-type="float">
            <text:p>1.20388709900686</text:p>
          </table:table-cell>
          <table:table-cell table:formula="of:=SQRT(POWER([.H745];2)+POWER([.I745];2)+POWER([.J745];2))" office:value-type="float" office:value="552.309656720715" calcext:value-type="float">
            <text:p>552.309656720715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71" calcext:value-type="float">
            <text:p>284.371</text:p>
          </table:table-cell>
          <table:table-cell office:value-type="float" office:value="42.7775" calcext:value-type="float">
            <text:p>42.7775</text:p>
          </table:table-cell>
          <table:table-cell office:value-type="float" office:value="75.6022" calcext:value-type="float">
            <text:p>75.6022</text:p>
          </table:table-cell>
          <table:table-cell office:value-type="float" office:value="274.055" calcext:value-type="float">
            <text:p>274.055</text:p>
          </table:table-cell>
          <table:table-cell office:value-type="float" office:value="43.1655" calcext:value-type="float">
            <text:p>43.1655</text:p>
          </table:table-cell>
          <table:table-cell/>
          <table:table-cell table:formula="of:=([.D746]-[.A746])/0.0166667" office:value-type="float" office:value="25.5359489281023" calcext:value-type="float">
            <text:p>25.5359489281023</text:p>
          </table:table-cell>
          <table:table-cell table:formula="of:=ABS([.E746]-[.B746])/0.0166667" office:value-type="float" office:value="618.958762082474" calcext:value-type="float">
            <text:p>618.958762082474</text:p>
          </table:table-cell>
          <table:table-cell table:formula="of:=([.F746]-[.C746])/0.0166667" office:value-type="float" office:value="23.279953440093" calcext:value-type="float">
            <text:p>23.279953440093</text:p>
          </table:table-cell>
          <table:table-cell table:formula="of:=DEGREES(ATAN(ABS([.F746]-[.C746])/ABS([.E746]-[.B746])))" office:value-type="float" office:value="2.15396361205133" calcext:value-type="float">
            <text:p>2.15396361205133</text:p>
          </table:table-cell>
          <table:table-cell table:formula="of:=SQRT(POWER([.H746];2)+POWER([.I746];2)+POWER([.J746];2))" office:value-type="float" office:value="619.922567808674" calcext:value-type="float">
            <text:p>619.922567808674</text:p>
          </table:table-cell>
        </table:table-row>
        <table:table-row table:style-name="ro1">
          <table:table-cell office:value-type="float" office:value="74.4555" calcext:value-type="float">
            <text:p>74.4555</text:p>
          </table:table-cell>
          <table:table-cell office:value-type="float" office:value="292.343" calcext:value-type="float">
            <text:p>292.343</text:p>
          </table:table-cell>
          <table:table-cell office:value-type="float" office:value="42.5538" calcext:value-type="float">
            <text:p>42.5538</text:p>
          </table:table-cell>
          <table:table-cell office:value-type="float" office:value="74.6507" calcext:value-type="float">
            <text:p>74.6507</text:p>
          </table:table-cell>
          <table:table-cell office:value-type="float" office:value="281.625" calcext:value-type="float">
            <text:p>281.625</text:p>
          </table:table-cell>
          <table:table-cell office:value-type="float" office:value="43.2162" calcext:value-type="float">
            <text:p>43.2162</text:p>
          </table:table-cell>
          <table:table-cell/>
          <table:table-cell table:formula="of:=([.D747]-[.A747])/0.0166667" office:value-type="float" office:value="11.7119765760468" calcext:value-type="float">
            <text:p>11.7119765760468</text:p>
          </table:table-cell>
          <table:table-cell table:formula="of:=ABS([.E747]-[.B747])/0.0166667" office:value-type="float" office:value="643.078713842573" calcext:value-type="float">
            <text:p>643.078713842573</text:p>
          </table:table-cell>
          <table:table-cell table:formula="of:=([.F747]-[.C747])/0.0166667" office:value-type="float" office:value="39.7439205121589" calcext:value-type="float">
            <text:p>39.7439205121589</text:p>
          </table:table-cell>
          <table:table-cell table:formula="of:=DEGREES(ATAN(ABS([.F747]-[.C747])/ABS([.E747]-[.B747])))" office:value-type="float" office:value="3.53652863462575" calcext:value-type="float">
            <text:p>3.53652863462575</text:p>
          </table:table-cell>
          <table:table-cell table:formula="of:=SQRT(POWER([.H747];2)+POWER([.I747];2)+POWER([.J747];2))" office:value-type="float" office:value="644.412121092095" calcext:value-type="float">
            <text:p>644.412121092095</text:p>
          </table:table-cell>
        </table:table-row>
        <table:table-row table:style-name="ro1">
          <table:table-cell office:value-type="float" office:value="73.9484" calcext:value-type="float">
            <text:p>73.9484</text:p>
          </table:table-cell>
          <table:table-cell office:value-type="float" office:value="295.063" calcext:value-type="float">
            <text:p>295.063</text:p>
          </table:table-cell>
          <table:table-cell office:value-type="float" office:value="42.3933" calcext:value-type="float">
            <text:p>42.3933</text:p>
          </table:table-cell>
          <table:table-cell office:value-type="float" office:value="73.8997" calcext:value-type="float">
            <text:p>73.8997</text:p>
          </table:table-cell>
          <table:table-cell office:value-type="float" office:value="284.246" calcext:value-type="float">
            <text:p>284.246</text:p>
          </table:table-cell>
          <table:table-cell office:value-type="float" office:value="42.8092" calcext:value-type="float">
            <text:p>42.8092</text:p>
          </table:table-cell>
          <table:table-cell/>
          <table:table-cell table:formula="of:=([.D748]-[.A748])/0.0166667" office:value-type="float" office:value="-2.92199415601234" calcext:value-type="float">
            <text:p>-2.92199415601234</text:p>
          </table:table-cell>
          <table:table-cell table:formula="of:=ABS([.E748]-[.B748])/0.0166667" office:value-type="float" office:value="649.018701962597" calcext:value-type="float">
            <text:p>649.018701962597</text:p>
          </table:table-cell>
          <table:table-cell table:formula="of:=([.F748]-[.C748])/0.0166667" office:value-type="float" office:value="24.9539500920994" calcext:value-type="float">
            <text:p>24.9539500920994</text:p>
          </table:table-cell>
          <table:table-cell table:formula="of:=DEGREES(ATAN(ABS([.F748]-[.C748])/ABS([.E748]-[.B748])))" office:value-type="float" office:value="2.2018658378855" calcext:value-type="float">
            <text:p>2.2018658378855</text:p>
          </table:table-cell>
          <table:table-cell table:formula="of:=SQRT(POWER([.H748];2)+POWER([.I748];2)+POWER([.J748];2))" office:value-type="float" office:value="649.504821515792" calcext:value-type="float">
            <text:p>649.504821515792</text:p>
          </table:table-cell>
        </table:table-row>
        <table:table-row table:style-name="ro1">
          <table:table-cell office:value-type="float" office:value="74.4113" calcext:value-type="float">
            <text:p>74.4113</text:p>
          </table:table-cell>
          <table:table-cell office:value-type="float" office:value="284.25" calcext:value-type="float">
            <text:p>284.25</text:p>
          </table:table-cell>
          <table:table-cell office:value-type="float" office:value="43.0566" calcext:value-type="float">
            <text:p>43.0566</text:p>
          </table:table-cell>
          <table:table-cell office:value-type="float" office:value="74.3526" calcext:value-type="float">
            <text:p>74.3526</text:p>
          </table:table-cell>
          <table:table-cell office:value-type="float" office:value="273.927" calcext:value-type="float">
            <text:p>273.927</text:p>
          </table:table-cell>
          <table:table-cell office:value-type="float" office:value="43.1975" calcext:value-type="float">
            <text:p>43.1975</text:p>
          </table:table-cell>
          <table:table-cell/>
          <table:table-cell table:formula="of:=([.D749]-[.A749])/0.0166667" office:value-type="float" office:value="-3.52199295601419" calcext:value-type="float">
            <text:p>-3.52199295601419</text:p>
          </table:table-cell>
          <table:table-cell table:formula="of:=ABS([.E749]-[.B749])/0.0166667" office:value-type="float" office:value="619.378761242476" calcext:value-type="float">
            <text:p>619.378761242476</text:p>
          </table:table-cell>
          <table:table-cell table:formula="of:=([.F749]-[.C749])/0.0166667" office:value-type="float" office:value="8.45398309203351" calcext:value-type="float">
            <text:p>8.45398309203351</text:p>
          </table:table-cell>
          <table:table-cell table:formula="of:=DEGREES(ATAN(ABS([.F749]-[.C749])/ABS([.E749]-[.B749])))" office:value-type="float" office:value="0.781989156330452" calcext:value-type="float">
            <text:p>0.781989156330452</text:p>
          </table:table-cell>
          <table:table-cell table:formula="of:=SQRT(POWER([.H749];2)+POWER([.I749];2)+POWER([.J749];2))" office:value-type="float" office:value="619.446465921606" calcext:value-type="float">
            <text:p>619.446465921606</text:p>
          </table:table-cell>
        </table:table-row>
        <table:table-row table:style-name="ro1">
          <table:table-cell office:value-type="float" office:value="74.698" calcext:value-type="float">
            <text:p>74.698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75.1304" calcext:value-type="float">
            <text:p>75.1304</text:p>
          </table:table-cell>
          <table:table-cell office:value-type="float" office:value="277.781" calcext:value-type="float">
            <text:p>277.781</text:p>
          </table:table-cell>
          <table:table-cell office:value-type="float" office:value="43.32" calcext:value-type="float">
            <text:p>43.32</text:p>
          </table:table-cell>
          <table:table-cell/>
          <table:table-cell table:formula="of:=([.D750]-[.A750])/0.0166667" office:value-type="float" office:value="25.9439481121038" calcext:value-type="float">
            <text:p>25.9439481121038</text:p>
          </table:table-cell>
          <table:table-cell table:formula="of:=ABS([.E750]-[.B750])/0.0166667" office:value-type="float" office:value="714.77857044286" calcext:value-type="float">
            <text:p>714.77857044286</text:p>
          </table:table-cell>
          <table:table-cell table:formula="of:=([.F750]-[.C750])/0.0166667" office:value-type="float" office:value="52.0258959482081" calcext:value-type="float">
            <text:p>52.0258959482081</text:p>
          </table:table-cell>
          <table:table-cell table:formula="of:=DEGREES(ATAN(ABS([.F750]-[.C750])/ABS([.E750]-[.B750])))" office:value-type="float" office:value="4.16299122813051" calcext:value-type="float">
            <text:p>4.16299122813051</text:p>
          </table:table-cell>
          <table:table-cell table:formula="of:=SQRT(POWER([.H750];2)+POWER([.I750];2)+POWER([.J750];2))" office:value-type="float" office:value="717.138889656108" calcext:value-type="float">
            <text:p>717.138889656108</text:p>
          </table:table-cell>
        </table:table-row>
        <table:table-row table:style-name="ro1">
          <table:table-cell office:value-type="float" office:value="73.9233" calcext:value-type="float">
            <text:p>73.9233</text:p>
          </table:table-cell>
          <table:table-cell office:value-type="float" office:value="289.624" calcext:value-type="float">
            <text:p>289.624</text:p>
          </table:table-cell>
          <table:table-cell office:value-type="float" office:value="42.471" calcext:value-type="float">
            <text:p>42.471</text:p>
          </table:table-cell>
          <table:table-cell office:value-type="float" office:value="73.3791" calcext:value-type="float">
            <text:p>73.3791</text:p>
          </table:table-cell>
          <table:table-cell office:value-type="float" office:value="281.607" calcext:value-type="float">
            <text:p>281.607</text:p>
          </table:table-cell>
          <table:table-cell office:value-type="float" office:value="42.7277" calcext:value-type="float">
            <text:p>42.7277</text:p>
          </table:table-cell>
          <table:table-cell/>
          <table:table-cell table:formula="of:=([.D751]-[.A751])/0.0166667" office:value-type="float" office:value="-32.6519346961308" calcext:value-type="float">
            <text:p>-32.6519346961308</text:p>
          </table:table-cell>
          <table:table-cell table:formula="of:=ABS([.E751]-[.B751])/0.0166667" office:value-type="float" office:value="481.019037961924" calcext:value-type="float">
            <text:p>481.019037961924</text:p>
          </table:table-cell>
          <table:table-cell table:formula="of:=([.F751]-[.C751])/0.0166667" office:value-type="float" office:value="15.4019691960617" calcext:value-type="float">
            <text:p>15.4019691960617</text:p>
          </table:table-cell>
          <table:table-cell table:formula="of:=DEGREES(ATAN(ABS([.F751]-[.C751])/ABS([.E751]-[.B751])))" office:value-type="float" office:value="1.83395326330199" calcext:value-type="float">
            <text:p>1.83395326330199</text:p>
          </table:table-cell>
          <table:table-cell table:formula="of:=SQRT(POWER([.H751];2)+POWER([.I751];2)+POWER([.J751];2))" office:value-type="float" office:value="482.371935726294" calcext:value-type="float">
            <text:p>482.371935726294</text:p>
          </table:table-cell>
        </table:table-row>
        <table:table-row table:style-name="ro1">
          <table:table-cell office:value-type="float" office:value="74.2214" calcext:value-type="float">
            <text:p>74.2214</text:p>
          </table:table-cell>
          <table:table-cell office:value-type="float" office:value="297.995" calcext:value-type="float">
            <text:p>297.995</text:p>
          </table:table-cell>
          <table:table-cell office:value-type="float" office:value="41.6758" calcext:value-type="float">
            <text:p>41.6758</text:p>
          </table:table-cell>
          <table:table-cell office:value-type="float" office:value="74.1611" calcext:value-type="float">
            <text:p>74.1611</text:p>
          </table:table-cell>
          <table:table-cell office:value-type="float" office:value="285.627" calcext:value-type="float">
            <text:p>285.627</text:p>
          </table:table-cell>
          <table:table-cell office:value-type="float" office:value="42.5886" calcext:value-type="float">
            <text:p>42.5886</text:p>
          </table:table-cell>
          <table:table-cell/>
          <table:table-cell table:formula="of:=([.D752]-[.A752])/0.0166667" office:value-type="float" office:value="-3.61799276401435" calcext:value-type="float">
            <text:p>-3.61799276401435</text:p>
          </table:table-cell>
          <table:table-cell table:formula="of:=ABS([.E752]-[.B752])/0.0166667" office:value-type="float" office:value="742.078515842968" calcext:value-type="float">
            <text:p>742.078515842968</text:p>
          </table:table-cell>
          <table:table-cell table:formula="of:=([.F752]-[.C752])/0.0166667" office:value-type="float" office:value="54.7678904642189" calcext:value-type="float">
            <text:p>54.7678904642189</text:p>
          </table:table-cell>
          <table:table-cell table:formula="of:=DEGREES(ATAN(ABS([.F752]-[.C752])/ABS([.E752]-[.B752])))" office:value-type="float" office:value="4.22096856108871" calcext:value-type="float">
            <text:p>4.22096856108871</text:p>
          </table:table-cell>
          <table:table-cell table:formula="of:=SQRT(POWER([.H752];2)+POWER([.I752];2)+POWER([.J752];2))" office:value-type="float" office:value="744.105594235955" calcext:value-type="float">
            <text:p>744.105594235955</text:p>
          </table:table-cell>
        </table:table-row>
        <table:table-row table:style-name="ro1">
          <table:table-cell office:value-type="float" office:value="74.2067" calcext:value-type="float">
            <text:p>74.2067</text:p>
          </table:table-cell>
          <table:table-cell office:value-type="float" office:value="295.258" calcext:value-type="float">
            <text:p>295.258</text:p>
          </table:table-cell>
          <table:table-cell office:value-type="float" office:value="41.5849" calcext:value-type="float">
            <text:p>41.5849</text:p>
          </table:table-cell>
          <table:table-cell office:value-type="float" office:value="74.4069" calcext:value-type="float">
            <text:p>74.4069</text:p>
          </table:table-cell>
          <table:table-cell office:value-type="float" office:value="284.503" calcext:value-type="float">
            <text:p>284.503</text:p>
          </table:table-cell>
          <table:table-cell office:value-type="float" office:value="41.7509" calcext:value-type="float">
            <text:p>41.7509</text:p>
          </table:table-cell>
          <table:table-cell/>
          <table:table-cell table:formula="of:=([.D753]-[.A753])/0.0166667" office:value-type="float" office:value="12.0119759760478" calcext:value-type="float">
            <text:p>12.0119759760478</text:p>
          </table:table-cell>
          <table:table-cell table:formula="of:=ABS([.E753]-[.B753])/0.0166667" office:value-type="float" office:value="645.298709402581" calcext:value-type="float">
            <text:p>645.298709402581</text:p>
          </table:table-cell>
          <table:table-cell table:formula="of:=([.F753]-[.C753])/0.0166667" office:value-type="float" office:value="9.95998008004008" calcext:value-type="float">
            <text:p>9.95998008004008</text:p>
          </table:table-cell>
          <table:table-cell table:formula="of:=DEGREES(ATAN(ABS([.F753]-[.C753])/ABS([.E753]-[.B753])))" office:value-type="float" office:value="0.884271895176897" calcext:value-type="float">
            <text:p>0.884271895176897</text:p>
          </table:table-cell>
          <table:table-cell table:formula="of:=SQRT(POWER([.H753];2)+POWER([.I753];2)+POWER([.J753];2))" office:value-type="float" office:value="645.487345442713" calcext:value-type="float">
            <text:p>645.487345442713</text:p>
          </table:table-cell>
        </table:table-row>
        <table:table-row table:style-name="ro1">
          <table:table-cell office:value-type="float" office:value="73.9277" calcext:value-type="float">
            <text:p>73.9277</text:p>
          </table:table-cell>
          <table:table-cell office:value-type="float" office:value="291.07" calcext:value-type="float">
            <text:p>291.07</text:p>
          </table:table-cell>
          <table:table-cell office:value-type="float" office:value="41.9877" calcext:value-type="float">
            <text:p>41.9877</text:p>
          </table:table-cell>
          <table:table-cell office:value-type="float" office:value="73.8797" calcext:value-type="float">
            <text:p>73.8797</text:p>
          </table:table-cell>
          <table:table-cell office:value-type="float" office:value="280.411" calcext:value-type="float">
            <text:p>280.411</text:p>
          </table:table-cell>
          <table:table-cell office:value-type="float" office:value="42.4112" calcext:value-type="float">
            <text:p>42.4112</text:p>
          </table:table-cell>
          <table:table-cell/>
          <table:table-cell table:formula="of:=([.D754]-[.A754])/0.0166667" office:value-type="float" office:value="-2.87999424001163" calcext:value-type="float">
            <text:p>-2.87999424001163</text:p>
          </table:table-cell>
          <table:table-cell table:formula="of:=ABS([.E754]-[.B754])/0.0166667" office:value-type="float" office:value="639.538720922558" calcext:value-type="float">
            <text:p>639.538720922558</text:p>
          </table:table-cell>
          <table:table-cell table:formula="of:=([.F754]-[.C754])/0.0166667" office:value-type="float" office:value="25.4099491801019" calcext:value-type="float">
            <text:p>25.4099491801019</text:p>
          </table:table-cell>
          <table:table-cell table:formula="of:=DEGREES(ATAN(ABS([.F754]-[.C754])/ABS([.E754]-[.B754])))" office:value-type="float" office:value="2.2752609562361" calcext:value-type="float">
            <text:p>2.2752609562361</text:p>
          </table:table-cell>
          <table:table-cell table:formula="of:=SQRT(POWER([.H754];2)+POWER([.I754];2)+POWER([.J754];2))" office:value-type="float" office:value="640.049791378311" calcext:value-type="float">
            <text:p>640.049791378311</text:p>
          </table:table-cell>
        </table:table-row>
        <table:table-row table:style-name="ro1">
          <table:table-cell office:value-type="float" office:value="73.4029" calcext:value-type="float">
            <text:p>73.4029</text:p>
          </table:table-cell>
          <table:table-cell office:value-type="float" office:value="288.18" calcext:value-type="float">
            <text:p>288.18</text:p>
          </table:table-cell>
          <table:table-cell office:value-type="float" office:value="42.7023" calcext:value-type="float">
            <text:p>42.7023</text:p>
          </table:table-cell>
          <table:table-cell office:value-type="float" office:value="73.3667" calcext:value-type="float">
            <text:p>73.3667</text:p>
          </table:table-cell>
          <table:table-cell office:value-type="float" office:value="277.638" calcext:value-type="float">
            <text:p>277.638</text:p>
          </table:table-cell>
          <table:table-cell office:value-type="float" office:value="43.1096" calcext:value-type="float">
            <text:p>43.1096</text:p>
          </table:table-cell>
          <table:table-cell/>
          <table:table-cell table:formula="of:=([.D755]-[.A755])/0.0166667" office:value-type="float" office:value="-2.17199565600917" calcext:value-type="float">
            <text:p>-2.17199565600917</text:p>
          </table:table-cell>
          <table:table-cell table:formula="of:=ABS([.E755]-[.B755])/0.0166667" office:value-type="float" office:value="632.518734962532" calcext:value-type="float">
            <text:p>632.518734962532</text:p>
          </table:table-cell>
          <table:table-cell table:formula="of:=([.F755]-[.C755])/0.0166667" office:value-type="float" office:value="24.4379511240977" calcext:value-type="float">
            <text:p>24.4379511240977</text:p>
          </table:table-cell>
          <table:table-cell table:formula="of:=DEGREES(ATAN(ABS([.F755]-[.C755])/ABS([.E755]-[.B755])))" office:value-type="float" office:value="2.21257537567142" calcext:value-type="float">
            <text:p>2.21257537567142</text:p>
          </table:table-cell>
          <table:table-cell table:formula="of:=SQRT(POWER([.H755];2)+POWER([.I755];2)+POWER([.J755];2))" office:value-type="float" office:value="632.994376830375" calcext:value-type="float">
            <text:p>632.994376830375</text:p>
          </table:table-cell>
        </table:table-row>
        <table:table-row table:style-name="ro1">
          <table:table-cell office:value-type="float" office:value="74.4172" calcext:value-type="float">
            <text:p>74.4172</text:p>
          </table:table-cell>
          <table:table-cell office:value-type="float" office:value="285.651" calcext:value-type="float">
            <text:p>285.651</text:p>
          </table:table-cell>
          <table:table-cell office:value-type="float" office:value="42.5824" calcext:value-type="float">
            <text:p>42.5824</text:p>
          </table:table-cell>
          <table:table-cell office:value-type="float" office:value="74.359" calcext:value-type="float">
            <text:p>74.359</text:p>
          </table:table-cell>
          <table:table-cell office:value-type="float" office:value="275.217" calcext:value-type="float">
            <text:p>275.217</text:p>
          </table:table-cell>
          <table:table-cell office:value-type="float" office:value="42.9902" calcext:value-type="float">
            <text:p>42.9902</text:p>
          </table:table-cell>
          <table:table-cell/>
          <table:table-cell table:formula="of:=([.D756]-[.A756])/0.0166667" office:value-type="float" office:value="-3.49199301601393" calcext:value-type="float">
            <text:p>-3.49199301601393</text:p>
          </table:table-cell>
          <table:table-cell table:formula="of:=ABS([.E756]-[.B756])/0.0166667" office:value-type="float" office:value="626.038747922506" calcext:value-type="float">
            <text:p>626.038747922506</text:p>
          </table:table-cell>
          <table:table-cell table:formula="of:=([.F756]-[.C756])/0.0166667" office:value-type="float" office:value="24.467951064098" calcext:value-type="float">
            <text:p>24.467951064098</text:p>
          </table:table-cell>
          <table:table-cell table:formula="of:=DEGREES(ATAN(ABS([.F756]-[.C756])/ABS([.E756]-[.B756])))" office:value-type="float" office:value="2.23819557890314" calcext:value-type="float">
            <text:p>2.23819557890314</text:p>
          </table:table-cell>
          <table:table-cell table:formula="of:=SQRT(POWER([.H756];2)+POWER([.I756];2)+POWER([.J756];2))" office:value-type="float" office:value="626.526446804026" calcext:value-type="float">
            <text:p>626.526446804026</text:p>
          </table:table-cell>
        </table:table-row>
        <table:table-row table:style-name="ro1">
          <table:table-cell office:value-type="float" office:value="74.7295" calcext:value-type="float">
            <text:p>74.7295</text:p>
          </table:table-cell>
          <table:table-cell office:value-type="float" office:value="295.307" calcext:value-type="float">
            <text:p>295.307</text:p>
          </table:table-cell>
          <table:table-cell office:value-type="float" office:value="41.5722" calcext:value-type="float">
            <text:p>41.5722</text:p>
          </table:table-cell>
          <table:table-cell office:value-type="float" office:value="75.1651" calcext:value-type="float">
            <text:p>75.1651</text:p>
          </table:table-cell>
          <table:table-cell office:value-type="float" office:value="283.224" calcext:value-type="float">
            <text:p>283.224</text:p>
          </table:table-cell>
          <table:table-cell office:value-type="float" office:value="41.9487" calcext:value-type="float">
            <text:p>41.9487</text:p>
          </table:table-cell>
          <table:table-cell/>
          <table:table-cell table:formula="of:=([.D757]-[.A757])/0.0166667" office:value-type="float" office:value="26.1359477281042" calcext:value-type="float">
            <text:p>26.1359477281042</text:p>
          </table:table-cell>
          <table:table-cell table:formula="of:=ABS([.E757]-[.B757])/0.0166667" office:value-type="float" office:value="724.978550042902" calcext:value-type="float">
            <text:p>724.978550042902</text:p>
          </table:table-cell>
          <table:table-cell table:formula="of:=([.F757]-[.C757])/0.0166667" office:value-type="float" office:value="22.5899548200904" calcext:value-type="float">
            <text:p>22.5899548200904</text:p>
          </table:table-cell>
          <table:table-cell table:formula="of:=DEGREES(ATAN(ABS([.F757]-[.C757])/ABS([.E757]-[.B757])))" office:value-type="float" office:value="1.78472925454194" calcext:value-type="float">
            <text:p>1.78472925454194</text:p>
          </table:table-cell>
          <table:table-cell table:formula="of:=SQRT(POWER([.H757];2)+POWER([.I757];2)+POWER([.J757];2))" office:value-type="float" office:value="725.801137946702" calcext:value-type="float">
            <text:p>725.801137946702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66" calcext:value-type="float">
            <text:p>288.466</text:p>
          </table:table-cell>
          <table:table-cell office:value-type="float" office:value="42.1305" calcext:value-type="float">
            <text:p>42.1305</text:p>
          </table:table-cell>
          <table:table-cell office:value-type="float" office:value="75.3802" calcext:value-type="float">
            <text:p>75.3802</text:p>
          </table:table-cell>
          <table:table-cell office:value-type="float" office:value="278.002" calcext:value-type="float">
            <text:p>278.002</text:p>
          </table:table-cell>
          <table:table-cell office:value-type="float" office:value="42.2832" calcext:value-type="float">
            <text:p>42.2832</text:p>
          </table:table-cell>
          <table:table-cell/>
          <table:table-cell table:formula="of:=([.D758]-[.A758])/0.0166667" office:value-type="float" office:value="10.5599788800424" calcext:value-type="float">
            <text:p>10.5599788800424</text:p>
          </table:table-cell>
          <table:table-cell table:formula="of:=ABS([.E758]-[.B758])/0.0166667" office:value-type="float" office:value="627.838744322511" calcext:value-type="float">
            <text:p>627.838744322511</text:p>
          </table:table-cell>
          <table:table-cell table:formula="of:=([.F758]-[.C758])/0.0166667" office:value-type="float" office:value="9.16198167603683" calcext:value-type="float">
            <text:p>9.16198167603683</text:p>
          </table:table-cell>
          <table:table-cell table:formula="of:=DEGREES(ATAN(ABS([.F758]-[.C758])/ABS([.E758]-[.B758])))" office:value-type="float" office:value="0.836051659599458" calcext:value-type="float">
            <text:p>0.836051659599458</text:p>
          </table:table-cell>
          <table:table-cell table:formula="of:=SQRT(POWER([.H758];2)+POWER([.I758];2)+POWER([.J758];2))" office:value-type="float" office:value="627.994382088444" calcext:value-type="float">
            <text:p>627.994382088444</text:p>
          </table:table-cell>
        </table:table-row>
        <table:table-row table:style-name="ro1">
          <table:table-cell office:value-type="float" office:value="74.9822" calcext:value-type="float">
            <text:p>74.9822</text:p>
          </table:table-cell>
          <table:table-cell office:value-type="float" office:value="293.908" calcext:value-type="float">
            <text:p>293.908</text:p>
          </table:table-cell>
          <table:table-cell office:value-type="float" office:value="41.7894" calcext:value-type="float">
            <text:p>41.7894</text:p>
          </table:table-cell>
          <table:table-cell office:value-type="float" office:value="75.1748" calcext:value-type="float">
            <text:p>75.1748</text:p>
          </table:table-cell>
          <table:table-cell office:value-type="float" office:value="284.524" calcext:value-type="float">
            <text:p>284.524</text:p>
          </table:table-cell>
          <table:table-cell office:value-type="float" office:value="41.9939" calcext:value-type="float">
            <text:p>41.9939</text:p>
          </table:table-cell>
          <table:table-cell/>
          <table:table-cell table:formula="of:=([.D759]-[.A759])/0.0166667" office:value-type="float" office:value="11.5559768880461" calcext:value-type="float">
            <text:p>11.5559768880461</text:p>
          </table:table-cell>
          <table:table-cell table:formula="of:=ABS([.E759]-[.B759])/0.0166667" office:value-type="float" office:value="563.038873922253" calcext:value-type="float">
            <text:p>563.038873922253</text:p>
          </table:table-cell>
          <table:table-cell table:formula="of:=([.F759]-[.C759])/0.0166667" office:value-type="float" office:value="12.2699754600488" calcext:value-type="float">
            <text:p>12.2699754600488</text:p>
          </table:table-cell>
          <table:table-cell table:formula="of:=DEGREES(ATAN(ABS([.F759]-[.C759])/ABS([.E759]-[.B759])))" office:value-type="float" office:value="1.24841566534811" calcext:value-type="float">
            <text:p>1.24841566534811</text:p>
          </table:table-cell>
          <table:table-cell table:formula="of:=SQRT(POWER([.H759];2)+POWER([.I759];2)+POWER([.J759];2))" office:value-type="float" office:value="563.291102758836" calcext:value-type="float">
            <text:p>563.291102758836</text:p>
          </table:table-cell>
        </table:table-row>
        <table:table-row table:style-name="ro1">
          <table:table-cell office:value-type="float" office:value="73.633" calcext:value-type="float">
            <text:p>73.633</text:p>
          </table:table-cell>
          <table:table-cell office:value-type="float" office:value="281.623" calcext:value-type="float">
            <text:p>281.623</text:p>
          </table:table-cell>
          <table:table-cell office:value-type="float" office:value="42.7229" calcext:value-type="float">
            <text:p>42.7229</text:p>
          </table:table-cell>
          <table:table-cell office:value-type="float" office:value="73.3462" calcext:value-type="float">
            <text:p>73.3462</text:p>
          </table:table-cell>
          <table:table-cell office:value-type="float" office:value="272.661" calcext:value-type="float">
            <text:p>272.661</text:p>
          </table:table-cell>
          <table:table-cell office:value-type="float" office:value="42.6689" calcext:value-type="float">
            <text:p>42.6689</text:p>
          </table:table-cell>
          <table:table-cell/>
          <table:table-cell table:formula="of:=([.D760]-[.A760])/0.0166667" office:value-type="float" office:value="-17.2079655840688" calcext:value-type="float">
            <text:p>-17.2079655840688</text:p>
          </table:table-cell>
          <table:table-cell table:formula="of:=ABS([.E760]-[.B760])/0.0166667" office:value-type="float" office:value="537.71892456215" calcext:value-type="float">
            <text:p>537.71892456215</text:p>
          </table:table-cell>
          <table:table-cell table:formula="of:=([.F760]-[.C760])/0.0166667" office:value-type="float" office:value="-3.23999352001308" calcext:value-type="float">
            <text:p>-3.23999352001308</text:p>
          </table:table-cell>
          <table:table-cell table:formula="of:=DEGREES(ATAN(ABS([.F760]-[.C760])/ABS([.E760]-[.B760])))" office:value-type="float" office:value="0.34522814676832" calcext:value-type="float">
            <text:p>0.34522814676832</text:p>
          </table:table-cell>
          <table:table-cell table:formula="of:=SQRT(POWER([.H760];2)+POWER([.I760];2)+POWER([.J760];2))" office:value-type="float" office:value="538.003953024351" calcext:value-type="float">
            <text:p>538.003953024351</text:p>
          </table:table-cell>
        </table:table-row>
        <table:table-row table:style-name="ro1">
          <table:table-cell office:value-type="float" office:value="74.4539" calcext:value-type="float">
            <text:p>74.4539</text:p>
          </table:table-cell>
          <table:table-cell office:value-type="float" office:value="292.468" calcext:value-type="float">
            <text:p>292.468</text:p>
          </table:table-cell>
          <table:table-cell office:value-type="float" office:value="42.0201" calcext:value-type="float">
            <text:p>42.0201</text:p>
          </table:table-cell>
          <table:table-cell office:value-type="float" office:value="74.401" calcext:value-type="float">
            <text:p>74.401</text:p>
          </table:table-cell>
          <table:table-cell office:value-type="float" office:value="283.107" calcext:value-type="float">
            <text:p>283.107</text:p>
          </table:table-cell>
          <table:table-cell office:value-type="float" office:value="42.2271" calcext:value-type="float">
            <text:p>42.2271</text:p>
          </table:table-cell>
          <table:table-cell/>
          <table:table-cell table:formula="of:=([.D761]-[.A761])/0.0166667" office:value-type="float" office:value="-3.17399365201319" calcext:value-type="float">
            <text:p>-3.17399365201319</text:p>
          </table:table-cell>
          <table:table-cell table:formula="of:=ABS([.E761]-[.B761])/0.0166667" office:value-type="float" office:value="561.658876682246" calcext:value-type="float">
            <text:p>561.658876682246</text:p>
          </table:table-cell>
          <table:table-cell table:formula="of:=([.F761]-[.C761])/0.0166667" office:value-type="float" office:value="12.4199751600497" calcext:value-type="float">
            <text:p>12.4199751600497</text:p>
          </table:table-cell>
          <table:table-cell table:formula="of:=DEGREES(ATAN(ABS([.F761]-[.C761])/ABS([.E761]-[.B761])))" office:value-type="float" office:value="1.26677638774002" calcext:value-type="float">
            <text:p>1.26677638774002</text:p>
          </table:table-cell>
          <table:table-cell table:formula="of:=SQRT(POWER([.H761];2)+POWER([.I761];2)+POWER([.J761];2))" office:value-type="float" office:value="561.805147515259" calcext:value-type="float">
            <text:p>561.805147515259</text:p>
          </table:table-cell>
        </table:table-row>
        <table:table-row table:style-name="ro1">
          <table:table-cell office:value-type="float" office:value="74.7238" calcext:value-type="float">
            <text:p>74.7238</text:p>
          </table:table-cell>
          <table:table-cell office:value-type="float" office:value="293.711" calcext:value-type="float">
            <text:p>293.711</text:p>
          </table:table-cell>
          <table:table-cell office:value-type="float" office:value="42.596" calcext:value-type="float">
            <text:p>42.596</text:p>
          </table:table-cell>
          <table:table-cell office:value-type="float" office:value="74.9141" calcext:value-type="float">
            <text:p>74.9141</text:p>
          </table:table-cell>
          <table:table-cell office:value-type="float" office:value="282.873" calcext:value-type="float">
            <text:p>282.873</text:p>
          </table:table-cell>
          <table:table-cell office:value-type="float" office:value="43.5206" calcext:value-type="float">
            <text:p>43.5206</text:p>
          </table:table-cell>
          <table:table-cell/>
          <table:table-cell table:formula="of:=([.D762]-[.A762])/0.0166667" office:value-type="float" office:value="11.4179771640461" calcext:value-type="float">
            <text:p>11.4179771640461</text:p>
          </table:table-cell>
          <table:table-cell table:formula="of:=ABS([.E762]-[.B762])/0.0166667" office:value-type="float" office:value="650.278699442602" calcext:value-type="float">
            <text:p>650.278699442602</text:p>
          </table:table-cell>
          <table:table-cell table:formula="of:=([.F762]-[.C762])/0.0166667" office:value-type="float" office:value="55.4758890482222" calcext:value-type="float">
            <text:p>55.4758890482222</text:p>
          </table:table-cell>
          <table:table-cell table:formula="of:=DEGREES(ATAN(ABS([.F762]-[.C762])/ABS([.E762]-[.B762])))" office:value-type="float" office:value="4.8761503794169" calcext:value-type="float">
            <text:p>4.8761503794169</text:p>
          </table:table-cell>
          <table:table-cell table:formula="of:=SQRT(POWER([.H762];2)+POWER([.I762];2)+POWER([.J762];2))" office:value-type="float" office:value="652.740631044959" calcext:value-type="float">
            <text:p>652.740631044959</text:p>
          </table:table-cell>
        </table:table-row>
        <table:table-row table:style-name="ro1">
          <table:table-cell office:value-type="float" office:value="74.4468" calcext:value-type="float">
            <text:p>74.4468</text:p>
          </table:table-cell>
          <table:table-cell office:value-type="float" office:value="291.068" calcext:value-type="float">
            <text:p>291.068</text:p>
          </table:table-cell>
          <table:table-cell office:value-type="float" office:value="42.2397" calcext:value-type="float">
            <text:p>42.2397</text:p>
          </table:table-cell>
          <table:table-cell office:value-type="float" office:value="74.6326" calcext:value-type="float">
            <text:p>74.6326</text:p>
          </table:table-cell>
          <table:table-cell office:value-type="float" office:value="279.158" calcext:value-type="float">
            <text:p>279.158</text:p>
          </table:table-cell>
          <table:table-cell office:value-type="float" office:value="42.6048" calcext:value-type="float">
            <text:p>42.6048</text:p>
          </table:table-cell>
          <table:table-cell/>
          <table:table-cell table:formula="of:=([.D763]-[.A763])/0.0166667" office:value-type="float" office:value="11.1479777040446" calcext:value-type="float">
            <text:p>11.1479777040446</text:p>
          </table:table-cell>
          <table:table-cell table:formula="of:=ABS([.E763]-[.B763])/0.0166667" office:value-type="float" office:value="714.598570802857" calcext:value-type="float">
            <text:p>714.598570802857</text:p>
          </table:table-cell>
          <table:table-cell table:formula="of:=([.F763]-[.C763])/0.0166667" office:value-type="float" office:value="21.9059561880875" calcext:value-type="float">
            <text:p>21.9059561880875</text:p>
          </table:table-cell>
          <table:table-cell table:formula="of:=DEGREES(ATAN(ABS([.F763]-[.C763])/ABS([.E763]-[.B763])))" office:value-type="float" office:value="1.75584720377085" calcext:value-type="float">
            <text:p>1.75584720377085</text:p>
          </table:table-cell>
          <table:table-cell table:formula="of:=SQRT(POWER([.H763];2)+POWER([.I763];2)+POWER([.J763];2))" office:value-type="float" office:value="715.021164523743" calcext:value-type="float">
            <text:p>715.021164523743</text:p>
          </table:table-cell>
        </table:table-row>
        <table:table-row table:style-name="ro1">
          <table:table-cell office:value-type="float" office:value="74.17" calcext:value-type="float">
            <text:p>74.17</text:p>
          </table:table-cell>
          <table:table-cell office:value-type="float" office:value="286.831" calcext:value-type="float">
            <text:p>286.831</text:p>
          </table:table-cell>
          <table:table-cell office:value-type="float" office:value="43.1609" calcext:value-type="float">
            <text:p>43.1609</text:p>
          </table:table-cell>
          <table:table-cell office:value-type="float" office:value="74.119" calcext:value-type="float">
            <text:p>74.119</text:p>
          </table:table-cell>
          <table:table-cell office:value-type="float" office:value="276.258" calcext:value-type="float">
            <text:p>276.258</text:p>
          </table:table-cell>
          <table:table-cell office:value-type="float" office:value="44.0688" calcext:value-type="float">
            <text:p>44.0688</text:p>
          </table:table-cell>
          <table:table-cell/>
          <table:table-cell table:formula="of:=([.D764]-[.A764])/0.0166667" office:value-type="float" office:value="-3.05999388001236" calcext:value-type="float">
            <text:p>-3.05999388001236</text:p>
          </table:table-cell>
          <table:table-cell table:formula="of:=ABS([.E764]-[.B764])/0.0166667" office:value-type="float" office:value="634.37873124254" calcext:value-type="float">
            <text:p>634.37873124254</text:p>
          </table:table-cell>
          <table:table-cell table:formula="of:=([.F764]-[.C764])/0.0166667" office:value-type="float" office:value="54.4738910522182" calcext:value-type="float">
            <text:p>54.4738910522182</text:p>
          </table:table-cell>
          <table:table-cell table:formula="of:=DEGREES(ATAN(ABS([.F764]-[.C764])/ABS([.E764]-[.B764])))" office:value-type="float" office:value="4.90793015641369" calcext:value-type="float">
            <text:p>4.90793015641369</text:p>
          </table:table-cell>
          <table:table-cell table:formula="of:=SQRT(POWER([.H764];2)+POWER([.I764];2)+POWER([.J764];2))" office:value-type="float" office:value="636.720616143226" calcext:value-type="float">
            <text:p>636.720616143226</text:p>
          </table:table-cell>
        </table:table-row>
        <table:table-row table:style-name="ro1">
          <table:table-cell office:value-type="float" office:value="74.4634" calcext:value-type="float">
            <text:p>74.4634</text:p>
          </table:table-cell>
          <table:table-cell office:value-type="float" office:value="293.689" calcext:value-type="float">
            <text:p>293.689</text:p>
          </table:table-cell>
          <table:table-cell office:value-type="float" office:value="42.6018" calcext:value-type="float">
            <text:p>42.6018</text:p>
          </table:table-cell>
          <table:table-cell office:value-type="float" office:value="74.3984" calcext:value-type="float">
            <text:p>74.3984</text:p>
          </table:table-cell>
          <table:table-cell office:value-type="float" office:value="281.485" calcext:value-type="float">
            <text:p>281.485</text:p>
          </table:table-cell>
          <table:table-cell office:value-type="float" office:value="43.743" calcext:value-type="float">
            <text:p>43.743</text:p>
          </table:table-cell>
          <table:table-cell/>
          <table:table-cell table:formula="of:=([.D765]-[.A765])/0.0166667" office:value-type="float" office:value="-3.89999220001632" calcext:value-type="float">
            <text:p>-3.89999220001632</text:p>
          </table:table-cell>
          <table:table-cell table:formula="of:=ABS([.E765]-[.B765])/0.0166667" office:value-type="float" office:value="732.238535522929" calcext:value-type="float">
            <text:p>732.238535522929</text:p>
          </table:table-cell>
          <table:table-cell table:formula="of:=([.F765]-[.C765])/0.0166667" office:value-type="float" office:value="68.4718630562742" calcext:value-type="float">
            <text:p>68.4718630562742</text:p>
          </table:table-cell>
          <table:table-cell table:formula="of:=DEGREES(ATAN(ABS([.F765]-[.C765])/ABS([.E765]-[.B765])))" office:value-type="float" office:value="5.34221198769434" calcext:value-type="float">
            <text:p>5.34221198769434</text:p>
          </table:table-cell>
          <table:table-cell table:formula="of:=SQRT(POWER([.H765];2)+POWER([.I765];2)+POWER([.J765];2))" office:value-type="float" office:value="735.443321320088" calcext:value-type="float">
            <text:p>735.443321320088</text:p>
          </table:table-cell>
        </table:table-row>
        <table:table-row table:style-name="ro1">
          <table:table-cell office:value-type="float" office:value="74.4415" calcext:value-type="float">
            <text:p>74.4415</text:p>
          </table:table-cell>
          <table:table-cell office:value-type="float" office:value="289.565" calcext:value-type="float">
            <text:p>289.565</text:p>
          </table:table-cell>
          <table:table-cell office:value-type="float" office:value="42.9865" calcext:value-type="float">
            <text:p>42.9865</text:p>
          </table:table-cell>
          <table:table-cell office:value-type="float" office:value="74.3883" calcext:value-type="float">
            <text:p>74.3883</text:p>
          </table:table-cell>
          <table:table-cell office:value-type="float" office:value="280.364" calcext:value-type="float">
            <text:p>280.364</text:p>
          </table:table-cell>
          <table:table-cell office:value-type="float" office:value="42.9161" calcext:value-type="float">
            <text:p>42.9161</text:p>
          </table:table-cell>
          <table:table-cell/>
          <table:table-cell table:formula="of:=([.D766]-[.A766])/0.0166667" office:value-type="float" office:value="-3.191993616013" calcext:value-type="float">
            <text:p>-3.191993616013</text:p>
          </table:table-cell>
          <table:table-cell table:formula="of:=ABS([.E766]-[.B766])/0.0166667" office:value-type="float" office:value="552.05889588221" calcext:value-type="float">
            <text:p>552.05889588221</text:p>
          </table:table-cell>
          <table:table-cell table:formula="of:=([.F766]-[.C766])/0.0166667" office:value-type="float" office:value="-4.22399155201686" calcext:value-type="float">
            <text:p>-4.22399155201686</text:p>
          </table:table-cell>
          <table:table-cell table:formula="of:=DEGREES(ATAN(ABS([.F766]-[.C766])/ABS([.E766]-[.B766])))" office:value-type="float" office:value="0.438381063685798" calcext:value-type="float">
            <text:p>0.438381063685798</text:p>
          </table:table-cell>
          <table:table-cell table:formula="of:=SQRT(POWER([.H766];2)+POWER([.I766];2)+POWER([.J766];2))" office:value-type="float" office:value="552.084282922961" calcext:value-type="float">
            <text:p>552.084282922961</text:p>
          </table:table-cell>
        </table:table-row>
        <table:table-row table:style-name="ro1">
          <table:table-cell office:value-type="float" office:value="74.4484" calcext:value-type="float">
            <text:p>74.4484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42.7716" calcext:value-type="float">
            <text:p>42.7716</text:p>
          </table:table-cell>
          <table:table-cell office:value-type="float" office:value="74.39" calcext:value-type="float">
            <text:p>74.39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4348" calcext:value-type="float">
            <text:p>43.4348</text:p>
          </table:table-cell>
          <table:table-cell/>
          <table:table-cell table:formula="of:=([.D767]-[.A767])/0.0166667" office:value-type="float" office:value="-3.50399299201438" calcext:value-type="float">
            <text:p>-3.50399299201438</text:p>
          </table:table-cell>
          <table:table-cell table:formula="of:=ABS([.E767]-[.B767])/0.0166667" office:value-type="float" office:value="641.338717322567" calcext:value-type="float">
            <text:p>641.338717322567</text:p>
          </table:table-cell>
          <table:table-cell table:formula="of:=([.F767]-[.C767])/0.0166667" office:value-type="float" office:value="39.7919204161594" calcext:value-type="float">
            <text:p>39.7919204161594</text:p>
          </table:table-cell>
          <table:table-cell table:formula="of:=DEGREES(ATAN(ABS([.F767]-[.C767])/ABS([.E767]-[.B767])))" office:value-type="float" office:value="3.55037081253608" calcext:value-type="float">
            <text:p>3.55037081253608</text:p>
          </table:table-cell>
          <table:table-cell table:formula="of:=SQRT(POWER([.H767];2)+POWER([.I767];2)+POWER([.J767];2))" office:value-type="float" office:value="642.581531974153" calcext:value-type="float">
            <text:p>642.581531974153</text:p>
          </table:table-cell>
        </table:table-row>
        <table:table-row table:style-name="ro1">
          <table:table-cell office:value-type="float" office:value="74.4406" calcext:value-type="float">
            <text:p>74.4406</text:p>
          </table:table-cell>
          <table:table-cell office:value-type="float" office:value="289.613" calcext:value-type="float">
            <text:p>289.613</text:p>
          </table:table-cell>
          <table:table-cell office:value-type="float" office:value="42.7236" calcext:value-type="float">
            <text:p>42.7236</text:p>
          </table:table-cell>
          <table:table-cell office:value-type="float" office:value="74.3816" calcext:value-type="float">
            <text:p>74.3816</text:p>
          </table:table-cell>
          <table:table-cell office:value-type="float" office:value="279.026" calcext:value-type="float">
            <text:p>279.026</text:p>
          </table:table-cell>
          <table:table-cell office:value-type="float" office:value="43.1289" calcext:value-type="float">
            <text:p>43.1289</text:p>
          </table:table-cell>
          <table:table-cell/>
          <table:table-cell table:formula="of:=([.D768]-[.A768])/0.0166667" office:value-type="float" office:value="-3.53999292001401" calcext:value-type="float">
            <text:p>-3.53999292001401</text:p>
          </table:table-cell>
          <table:table-cell table:formula="of:=ABS([.E768]-[.B768])/0.0166667" office:value-type="float" office:value="635.21872956254" calcext:value-type="float">
            <text:p>635.21872956254</text:p>
          </table:table-cell>
          <table:table-cell table:formula="of:=([.F768]-[.C768])/0.0166667" office:value-type="float" office:value="24.3179513640975" calcext:value-type="float">
            <text:p>24.3179513640975</text:p>
          </table:table-cell>
          <table:table-cell table:formula="of:=DEGREES(ATAN(ABS([.F768]-[.C768])/ABS([.E768]-[.B768])))" office:value-type="float" office:value="2.19237223971373" calcext:value-type="float">
            <text:p>2.19237223971373</text:p>
          </table:table-cell>
          <table:table-cell table:formula="of:=SQRT(POWER([.H768];2)+POWER([.I768];2)+POWER([.J768];2))" office:value-type="float" office:value="635.693895436686" calcext:value-type="float">
            <text:p>635.693895436686</text:p>
          </table:table-cell>
        </table:table-row>
        <table:table-row table:style-name="ro1">
          <table:table-cell office:value-type="float" office:value="74.1843" calcext:value-type="float">
            <text:p>74.1843</text:p>
          </table:table-cell>
          <table:table-cell office:value-type="float" office:value="289.478" calcext:value-type="float">
            <text:p>289.478</text:p>
          </table:table-cell>
          <table:table-cell office:value-type="float" office:value="43.2577" calcext:value-type="float">
            <text:p>43.2577</text:p>
          </table:table-cell>
          <table:table-cell office:value-type="float" office:value="74.3707" calcext:value-type="float">
            <text:p>74.3707</text:p>
          </table:table-cell>
          <table:table-cell office:value-type="float" office:value="276.226" calcext:value-type="float">
            <text:p>276.226</text:p>
          </table:table-cell>
          <table:table-cell office:value-type="float" office:value="44.3198" calcext:value-type="float">
            <text:p>44.3198</text:p>
          </table:table-cell>
          <table:table-cell/>
          <table:table-cell table:formula="of:=([.D769]-[.A769])/0.0166667" office:value-type="float" office:value="11.1839776320451" calcext:value-type="float">
            <text:p>11.1839776320451</text:p>
          </table:table-cell>
          <table:table-cell table:formula="of:=ABS([.E769]-[.B769])/0.0166667" office:value-type="float" office:value="795.118409763181" calcext:value-type="float">
            <text:p>795.118409763181</text:p>
          </table:table-cell>
          <table:table-cell table:formula="of:=([.F769]-[.C769])/0.0166667" office:value-type="float" office:value="63.725872548255" calcext:value-type="float">
            <text:p>63.725872548255</text:p>
          </table:table-cell>
          <table:table-cell table:formula="of:=DEGREES(ATAN(ABS([.F769]-[.C769])/ABS([.E769]-[.B769])))" office:value-type="float" office:value="4.58225552384087" calcext:value-type="float">
            <text:p>4.58225552384087</text:p>
          </table:table-cell>
          <table:table-cell table:formula="of:=SQRT(POWER([.H769];2)+POWER([.I769];2)+POWER([.J769];2))" office:value-type="float" office:value="797.746421948755" calcext:value-type="float">
            <text:p>797.746421948755</text:p>
          </table:table-cell>
        </table:table-row>
        <table:table-row table:style-name="ro1">
          <table:table-cell office:value-type="float" office:value="74.1752" calcext:value-type="float">
            <text:p>74.1752</text:p>
          </table:table-cell>
          <table:table-cell office:value-type="float" office:value="288.253" calcext:value-type="float">
            <text:p>288.253</text:p>
          </table:table-cell>
          <table:table-cell office:value-type="float" office:value="42.6837" calcext:value-type="float">
            <text:p>42.6837</text:p>
          </table:table-cell>
          <table:table-cell office:value-type="float" office:value="74.124" calcext:value-type="float">
            <text:p>74.124</text:p>
          </table:table-cell>
          <table:table-cell office:value-type="float" office:value="277.617" calcext:value-type="float">
            <text:p>277.617</text:p>
          </table:table-cell>
          <table:table-cell office:value-type="float" office:value="43.6048" calcext:value-type="float">
            <text:p>43.6048</text:p>
          </table:table-cell>
          <table:table-cell/>
          <table:table-cell table:formula="of:=([.D770]-[.A770])/0.0166667" office:value-type="float" office:value="-3.0719938560128" calcext:value-type="float">
            <text:p>-3.0719938560128</text:p>
          </table:table-cell>
          <table:table-cell table:formula="of:=ABS([.E770]-[.B770])/0.0166667" office:value-type="float" office:value="638.158723682551" calcext:value-type="float">
            <text:p>638.158723682551</text:p>
          </table:table-cell>
          <table:table-cell table:formula="of:=([.F770]-[.C770])/0.0166667" office:value-type="float" office:value="55.2658894682208" calcext:value-type="float">
            <text:p>55.2658894682208</text:p>
          </table:table-cell>
          <table:table-cell table:formula="of:=DEGREES(ATAN(ABS([.F770]-[.C770])/ABS([.E770]-[.B770])))" office:value-type="float" office:value="4.94958598372785" calcext:value-type="float">
            <text:p>4.94958598372785</text:p>
          </table:table-cell>
          <table:table-cell table:formula="of:=SQRT(POWER([.H770];2)+POWER([.I770];2)+POWER([.J770];2))" office:value-type="float" office:value="640.554691105379" calcext:value-type="float">
            <text:p>640.554691105379</text:p>
          </table:table-cell>
        </table:table-row>
        <table:table-row table:style-name="ro1">
          <table:table-cell office:value-type="float" office:value="74.1968" calcext:value-type="float">
            <text:p>74.1968</text:p>
          </table:table-cell>
          <table:table-cell office:value-type="float" office:value="292.26" calcext:value-type="float">
            <text:p>292.26</text:p>
          </table:table-cell>
          <table:table-cell office:value-type="float" office:value="42.8259" calcext:value-type="float">
            <text:p>42.8259</text:p>
          </table:table-cell>
          <table:table-cell office:value-type="float" office:value="74.1377" calcext:value-type="float">
            <text:p>74.1377</text:p>
          </table:table-cell>
          <table:table-cell office:value-type="float" office:value="280.166" calcext:value-type="float">
            <text:p>280.166</text:p>
          </table:table-cell>
          <table:table-cell office:value-type="float" office:value="43.7019" calcext:value-type="float">
            <text:p>43.7019</text:p>
          </table:table-cell>
          <table:table-cell/>
          <table:table-cell table:formula="of:=([.D771]-[.A771])/0.0166667" office:value-type="float" office:value="-3.54599290801423" calcext:value-type="float">
            <text:p>-3.54599290801423</text:p>
          </table:table-cell>
          <table:table-cell table:formula="of:=ABS([.E771]-[.B771])/0.0166667" office:value-type="float" office:value="725.638548722902" calcext:value-type="float">
            <text:p>725.638548722902</text:p>
          </table:table-cell>
          <table:table-cell table:formula="of:=([.F771]-[.C771])/0.0166667" office:value-type="float" office:value="52.5598948802105" calcext:value-type="float">
            <text:p>52.5598948802105</text:p>
          </table:table-cell>
          <table:table-cell table:formula="of:=DEGREES(ATAN(ABS([.F771]-[.C771])/ABS([.E771]-[.B771])))" office:value-type="float" office:value="4.1428479029289" calcext:value-type="float">
            <text:p>4.1428479029289</text:p>
          </table:table-cell>
          <table:table-cell table:formula="of:=SQRT(POWER([.H771];2)+POWER([.I771];2)+POWER([.J771];2))" office:value-type="float" office:value="727.548225211362" calcext:value-type="float">
            <text:p>727.548225211362</text:p>
          </table:table-cell>
        </table:table-row>
        <table:table-row table:style-name="ro1">
          <table:table-cell office:value-type="float" office:value="74.4642" calcext:value-type="float">
            <text:p>74.4642</text:p>
          </table:table-cell>
          <table:table-cell office:value-type="float" office:value="293.623" calcext:value-type="float">
            <text:p>293.623</text:p>
          </table:table-cell>
          <table:table-cell office:value-type="float" office:value="42.8696" calcext:value-type="float">
            <text:p>42.8696</text:p>
          </table:table-cell>
          <table:table-cell office:value-type="float" office:value="74.6528" calcext:value-type="float">
            <text:p>74.6528</text:p>
          </table:table-cell>
          <table:table-cell office:value-type="float" office:value="281.445" calcext:value-type="float">
            <text:p>281.445</text:p>
          </table:table-cell>
          <table:table-cell office:value-type="float" office:value="43.9982" calcext:value-type="float">
            <text:p>43.9982</text:p>
          </table:table-cell>
          <table:table-cell/>
          <table:table-cell table:formula="of:=([.D772]-[.A772])/0.0166667" office:value-type="float" office:value="11.3159773680449" calcext:value-type="float">
            <text:p>11.3159773680449</text:p>
          </table:table-cell>
          <table:table-cell table:formula="of:=ABS([.E772]-[.B772])/0.0166667" office:value-type="float" office:value="730.678538642923" calcext:value-type="float">
            <text:p>730.678538642923</text:p>
          </table:table-cell>
          <table:table-cell table:formula="of:=([.F772]-[.C772])/0.0166667" office:value-type="float" office:value="67.7158645682708" calcext:value-type="float">
            <text:p>67.7158645682708</text:p>
          </table:table-cell>
          <table:table-cell table:formula="of:=DEGREES(ATAN(ABS([.F772]-[.C772])/ABS([.E772]-[.B772])))" office:value-type="float" office:value="5.29478059007025" calcext:value-type="float">
            <text:p>5.29478059007025</text:p>
          </table:table-cell>
          <table:table-cell table:formula="of:=SQRT(POWER([.H772];2)+POWER([.I772];2)+POWER([.J772];2))" office:value-type="float" office:value="733.896870473897" calcext:value-type="float">
            <text:p>733.896870473897</text:p>
          </table:table-cell>
        </table:table-row>
        <table:table-row table:style-name="ro1">
          <table:table-cell office:value-type="float" office:value="74.691" calcext:value-type="float">
            <text:p>74.691</text:p>
          </table:table-cell>
          <table:table-cell office:value-type="float" office:value="288.247" calcext:value-type="float">
            <text:p>288.247</text:p>
          </table:table-cell>
          <table:table-cell office:value-type="float" office:value="42.9347" calcext:value-type="float">
            <text:p>42.9347</text:p>
          </table:table-cell>
          <table:table-cell office:value-type="float" office:value="74.8785" calcext:value-type="float">
            <text:p>74.8785</text:p>
          </table:table-cell>
          <table:table-cell office:value-type="float" office:value="277.746" calcext:value-type="float">
            <text:p>277.746</text:p>
          </table:table-cell>
          <table:table-cell office:value-type="float" office:value="43.3279" calcext:value-type="float">
            <text:p>43.3279</text:p>
          </table:table-cell>
          <table:table-cell/>
          <table:table-cell table:formula="of:=([.D773]-[.A773])/0.0166667" office:value-type="float" office:value="11.249977500045" calcext:value-type="float">
            <text:p>11.249977500045</text:p>
          </table:table-cell>
          <table:table-cell table:formula="of:=ABS([.E773]-[.B773])/0.0166667" office:value-type="float" office:value="630.058739882522" calcext:value-type="float">
            <text:p>630.058739882522</text:p>
          </table:table-cell>
          <table:table-cell table:formula="of:=([.F773]-[.C773])/0.0166667" office:value-type="float" office:value="23.5919528160944" calcext:value-type="float">
            <text:p>23.5919528160944</text:p>
          </table:table-cell>
          <table:table-cell table:formula="of:=DEGREES(ATAN(ABS([.F773]-[.C773])/ABS([.E773]-[.B773])))" office:value-type="float" office:value="2.14438439304813" calcext:value-type="float">
            <text:p>2.14438439304813</text:p>
          </table:table-cell>
          <table:table-cell table:formula="of:=SQRT(POWER([.H773];2)+POWER([.I773];2)+POWER([.J773];2))" office:value-type="float" office:value="630.60063267791" calcext:value-type="float">
            <text:p>630.60063267791</text:p>
          </table:table-cell>
        </table:table-row>
        <table:table-row table:style-name="ro1">
          <table:table-cell office:value-type="float" office:value="74.4642" calcext:value-type="float">
            <text:p>74.4642</text:p>
          </table:table-cell>
          <table:table-cell office:value-type="float" office:value="293.623" calcext:value-type="float">
            <text:p>293.623</text:p>
          </table:table-cell>
          <table:table-cell office:value-type="float" office:value="42.8696" calcext:value-type="float">
            <text:p>42.8696</text:p>
          </table:table-cell>
          <table:table-cell office:value-type="float" office:value="74.4128" calcext:value-type="float">
            <text:p>74.4128</text:p>
          </table:table-cell>
          <table:table-cell office:value-type="float" office:value="284.122" calcext:value-type="float">
            <text:p>284.122</text:p>
          </table:table-cell>
          <table:table-cell office:value-type="float" office:value="43.5819" calcext:value-type="float">
            <text:p>43.5819</text:p>
          </table:table-cell>
          <table:table-cell/>
          <table:table-cell table:formula="of:=([.D774]-[.A774])/0.0166667" office:value-type="float" office:value="-3.0839938320124" calcext:value-type="float">
            <text:p>-3.0839938320124</text:p>
          </table:table-cell>
          <table:table-cell table:formula="of:=ABS([.E774]-[.B774])/0.0166667" office:value-type="float" office:value="570.058859882279" calcext:value-type="float">
            <text:p>570.058859882279</text:p>
          </table:table-cell>
          <table:table-cell table:formula="of:=([.F774]-[.C774])/0.0166667" office:value-type="float" office:value="42.7379145241709" calcext:value-type="float">
            <text:p>42.7379145241709</text:p>
          </table:table-cell>
          <table:table-cell table:formula="of:=DEGREES(ATAN(ABS([.F774]-[.C774])/ABS([.E774]-[.B774])))" office:value-type="float" office:value="4.28750421403875" calcext:value-type="float">
            <text:p>4.28750421403875</text:p>
          </table:table-cell>
          <table:table-cell table:formula="of:=SQRT(POWER([.H774];2)+POWER([.I774];2)+POWER([.J774];2))" office:value-type="float" office:value="571.666987052878" calcext:value-type="float">
            <text:p>571.666987052878</text:p>
          </table:table-cell>
        </table:table-row>
        <table:table-row table:style-name="ro1">
          <table:table-cell office:value-type="float" office:value="74.1815" calcext:value-type="float">
            <text:p>74.1815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2.4658" calcext:value-type="float">
            <text:p>42.4658</text:p>
          </table:table-cell>
          <table:table-cell office:value-type="float" office:value="74.1341" calcext:value-type="float">
            <text:p>74.1341</text:p>
          </table:table-cell>
          <table:table-cell office:value-type="float" office:value="280.382" calcext:value-type="float">
            <text:p>280.382</text:p>
          </table:table-cell>
          <table:table-cell office:value-type="float" office:value="42.6645" calcext:value-type="float">
            <text:p>42.6645</text:p>
          </table:table-cell>
          <table:table-cell/>
          <table:table-cell table:formula="of:=([.D775]-[.A775])/0.0166667" office:value-type="float" office:value="-2.84399431201114" calcext:value-type="float">
            <text:p>-2.84399431201114</text:p>
          </table:table-cell>
          <table:table-cell table:formula="of:=ABS([.E775]-[.B775])/0.0166667" office:value-type="float" office:value="555.598888802222" calcext:value-type="float">
            <text:p>555.598888802222</text:p>
          </table:table-cell>
          <table:table-cell table:formula="of:=([.F775]-[.C775])/0.0166667" office:value-type="float" office:value="11.9219761560474" calcext:value-type="float">
            <text:p>11.9219761560474</text:p>
          </table:table-cell>
          <table:table-cell table:formula="of:=DEGREES(ATAN(ABS([.F775]-[.C775])/ABS([.E775]-[.B775])))" office:value-type="float" office:value="1.22925751075265" calcext:value-type="float">
            <text:p>1.22925751075265</text:p>
          </table:table-cell>
          <table:table-cell table:formula="of:=SQRT(POWER([.H775];2)+POWER([.I775];2)+POWER([.J775];2))" office:value-type="float" office:value="555.734061451497" calcext:value-type="float">
            <text:p>555.734061451497</text:p>
          </table:table-cell>
        </table:table-row>
        <table:table-row table:style-name="ro1">
          <table:table-cell office:value-type="float" office:value="74.1959" calcext:value-type="float">
            <text:p>74.1959</text:p>
          </table:table-cell>
          <table:table-cell office:value-type="float" office:value="292.32" calcext:value-type="float">
            <text:p>292.32</text:p>
          </table:table-cell>
          <table:table-cell office:value-type="float" office:value="42.5598" calcext:value-type="float">
            <text:p>42.5598</text:p>
          </table:table-cell>
          <table:table-cell office:value-type="float" office:value="74.1368" calcext:value-type="float">
            <text:p>74.1368</text:p>
          </table:table-cell>
          <table:table-cell office:value-type="float" office:value="280.22" calcext:value-type="float">
            <text:p>280.22</text:p>
          </table:table-cell>
          <table:table-cell office:value-type="float" office:value="43.4428" calcext:value-type="float">
            <text:p>43.4428</text:p>
          </table:table-cell>
          <table:table-cell/>
          <table:table-cell table:formula="of:=([.D776]-[.A776])/0.0166667" office:value-type="float" office:value="-3.54599290801423" calcext:value-type="float">
            <text:p>-3.54599290801423</text:p>
          </table:table-cell>
          <table:table-cell table:formula="of:=ABS([.E776]-[.B776])/0.0166667" office:value-type="float" office:value="725.998548002902" calcext:value-type="float">
            <text:p>725.998548002902</text:p>
          </table:table-cell>
          <table:table-cell table:formula="of:=([.F776]-[.C776])/0.0166667" office:value-type="float" office:value="52.9798940402117" calcext:value-type="float">
            <text:p>52.9798940402117</text:p>
          </table:table-cell>
          <table:table-cell table:formula="of:=DEGREES(ATAN(ABS([.F776]-[.C776])/ABS([.E776]-[.B776])))" office:value-type="float" office:value="4.17377286359268" calcext:value-type="float">
            <text:p>4.17377286359268</text:p>
          </table:table-cell>
          <table:table-cell table:formula="of:=SQRT(POWER([.H776];2)+POWER([.I776];2)+POWER([.J776];2))" office:value-type="float" office:value="727.937727378199" calcext:value-type="float">
            <text:p>727.937727378199</text:p>
          </table:table-cell>
        </table:table-row>
        <table:table-row table:style-name="ro1">
          <table:table-cell office:value-type="float" office:value="73.9104" calcext:value-type="float">
            <text:p>73.9104</text:p>
          </table:table-cell>
          <table:table-cell office:value-type="float" office:value="286.972" calcext:value-type="float">
            <text:p>286.972</text:p>
          </table:table-cell>
          <table:table-cell office:value-type="float" office:value="42.3784" calcext:value-type="float">
            <text:p>42.3784</text:p>
          </table:table-cell>
          <table:table-cell office:value-type="float" office:value="73.8569" calcext:value-type="float">
            <text:p>73.8569</text:p>
          </table:table-cell>
          <table:table-cell office:value-type="float" office:value="275.216" calcext:value-type="float">
            <text:p>275.216</text:p>
          </table:table-cell>
          <table:table-cell office:value-type="float" office:value="42.7466" calcext:value-type="float">
            <text:p>42.7466</text:p>
          </table:table-cell>
          <table:table-cell/>
          <table:table-cell table:formula="of:=([.D777]-[.A777])/0.0166667" office:value-type="float" office:value="-3.20999358001282" calcext:value-type="float">
            <text:p>-3.20999358001282</text:p>
          </table:table-cell>
          <table:table-cell table:formula="of:=ABS([.E777]-[.B777])/0.0166667" office:value-type="float" office:value="705.35858928282" calcext:value-type="float">
            <text:p>705.35858928282</text:p>
          </table:table-cell>
          <table:table-cell table:formula="of:=([.F777]-[.C777])/0.0166667" office:value-type="float" office:value="22.0919558160885" calcext:value-type="float">
            <text:p>22.0919558160885</text:p>
          </table:table-cell>
          <table:table-cell table:formula="of:=DEGREES(ATAN(ABS([.F777]-[.C777])/ABS([.E777]-[.B777])))" office:value-type="float" office:value="1.79392751862765" calcext:value-type="float">
            <text:p>1.79392751862765</text:p>
          </table:table-cell>
          <table:table-cell table:formula="of:=SQRT(POWER([.H777];2)+POWER([.I777];2)+POWER([.J777];2))" office:value-type="float" office:value="705.711766974034" calcext:value-type="float">
            <text:p>705.711766974034</text:p>
          </table:table-cell>
        </table:table-row>
        <table:table-row table:style-name="ro1">
          <table:table-cell office:value-type="float" office:value="74.4626" calcext:value-type="float">
            <text:p>74.4626</text:p>
          </table:table-cell>
          <table:table-cell office:value-type="float" office:value="293.738" calcext:value-type="float">
            <text:p>293.738</text:p>
          </table:table-cell>
          <table:table-cell office:value-type="float" office:value="42.3365" calcext:value-type="float">
            <text:p>42.3365</text:p>
          </table:table-cell>
          <table:table-cell office:value-type="float" office:value="74.4103" calcext:value-type="float">
            <text:p>74.4103</text:p>
          </table:table-cell>
          <table:table-cell office:value-type="float" office:value="284.279" calcext:value-type="float">
            <text:p>284.279</text:p>
          </table:table-cell>
          <table:table-cell office:value-type="float" office:value="42.7992" calcext:value-type="float">
            <text:p>42.7992</text:p>
          </table:table-cell>
          <table:table-cell/>
          <table:table-cell table:formula="of:=([.D778]-[.A778])/0.0166667" office:value-type="float" office:value="-3.13799372401185" calcext:value-type="float">
            <text:p>-3.13799372401185</text:p>
          </table:table-cell>
          <table:table-cell table:formula="of:=ABS([.E778]-[.B778])/0.0166667" office:value-type="float" office:value="567.53886492227" calcext:value-type="float">
            <text:p>567.53886492227</text:p>
          </table:table-cell>
          <table:table-cell table:formula="of:=([.F778]-[.C778])/0.0166667" office:value-type="float" office:value="27.7619444761109" calcext:value-type="float">
            <text:p>27.7619444761109</text:p>
          </table:table-cell>
          <table:table-cell table:formula="of:=DEGREES(ATAN(ABS([.F778]-[.C778])/ABS([.E778]-[.B778])))" office:value-type="float" office:value="2.80046964817918" calcext:value-type="float">
            <text:p>2.80046964817918</text:p>
          </table:table-cell>
          <table:table-cell table:formula="of:=SQRT(POWER([.H778];2)+POWER([.I778];2)+POWER([.J778];2))" office:value-type="float" office:value="568.226130834341" calcext:value-type="float">
            <text:p>568.226130834341</text:p>
          </table:table-cell>
        </table:table-row>
        <table:table-row table:style-name="ro1">
          <table:table-cell office:value-type="float" office:value="74.4563" calcext:value-type="float">
            <text:p>74.4563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42.8209" calcext:value-type="float">
            <text:p>42.8209</text:p>
          </table:table-cell>
          <table:table-cell office:value-type="float" office:value="74.3992" calcext:value-type="float">
            <text:p>74.3992</text:p>
          </table:table-cell>
          <table:table-cell office:value-type="float" office:value="281.426" calcext:value-type="float">
            <text:p>281.426</text:p>
          </table:table-cell>
          <table:table-cell office:value-type="float" office:value="44.0035" calcext:value-type="float">
            <text:p>44.0035</text:p>
          </table:table-cell>
          <table:table-cell/>
          <table:table-cell table:formula="of:=([.D779]-[.A779])/0.0166667" office:value-type="float" office:value="-3.42599314801403" calcext:value-type="float">
            <text:p>-3.42599314801403</text:p>
          </table:table-cell>
          <table:table-cell table:formula="of:=ABS([.E779]-[.B779])/0.0166667" office:value-type="float" office:value="651.058697882604" calcext:value-type="float">
            <text:p>651.058697882604</text:p>
          </table:table-cell>
          <table:table-cell table:formula="of:=([.F779]-[.C779])/0.0166667" office:value-type="float" office:value="70.9558580882839" calcext:value-type="float">
            <text:p>70.9558580882839</text:p>
          </table:table-cell>
          <table:table-cell table:formula="of:=DEGREES(ATAN(ABS([.F779]-[.C779])/ABS([.E779]-[.B779])))" office:value-type="float" office:value="6.21985186536979" calcext:value-type="float">
            <text:p>6.21985186536979</text:p>
          </table:table-cell>
          <table:table-cell table:formula="of:=SQRT(POWER([.H779];2)+POWER([.I779];2)+POWER([.J779];2))" office:value-type="float" office:value="654.922819357126" calcext:value-type="float">
            <text:p>654.922819357126</text:p>
          </table:table-cell>
        </table:table-row>
        <table:table-row table:style-name="ro1">
          <table:table-cell office:value-type="float" office:value="74.7003" calcext:value-type="float">
            <text:p>74.7003</text:p>
          </table:table-cell>
          <table:table-cell office:value-type="float" office:value="289.524" calcext:value-type="float">
            <text:p>289.524</text:p>
          </table:table-cell>
          <table:table-cell office:value-type="float" office:value="43.2458" calcext:value-type="float">
            <text:p>43.2458</text:p>
          </table:table-cell>
          <table:table-cell office:value-type="float" office:value="74.6446" calcext:value-type="float">
            <text:p>74.6446</text:p>
          </table:table-cell>
          <table:table-cell office:value-type="float" office:value="280.178" calcext:value-type="float">
            <text:p>280.178</text:p>
          </table:table-cell>
          <table:table-cell office:value-type="float" office:value="43.9458" calcext:value-type="float">
            <text:p>43.9458</text:p>
          </table:table-cell>
          <table:table-cell/>
          <table:table-cell table:formula="of:=([.D780]-[.A780])/0.0166667" office:value-type="float" office:value="-3.34199331601347" calcext:value-type="float">
            <text:p>-3.34199331601347</text:p>
          </table:table-cell>
          <table:table-cell table:formula="of:=ABS([.E780]-[.B780])/0.0166667" office:value-type="float" office:value="560.758878482243" calcext:value-type="float">
            <text:p>560.758878482243</text:p>
          </table:table-cell>
          <table:table-cell table:formula="of:=([.F780]-[.C780])/0.0166667" office:value-type="float" office:value="41.9999160001678" calcext:value-type="float">
            <text:p>41.9999160001678</text:p>
          </table:table-cell>
          <table:table-cell table:formula="of:=DEGREES(ATAN(ABS([.F780]-[.C780])/ABS([.E780]-[.B780])))" office:value-type="float" office:value="4.28336187376211" calcext:value-type="float">
            <text:p>4.28336187376211</text:p>
          </table:table-cell>
          <table:table-cell table:formula="of:=SQRT(POWER([.H780];2)+POWER([.I780];2)+POWER([.J780];2))" office:value-type="float" office:value="562.339471902879" calcext:value-type="float">
            <text:p>562.339471902879</text:p>
          </table:table-cell>
        </table:table-row>
        <table:table-row table:style-name="ro1">
          <table:table-cell office:value-type="float" office:value="74.17" calcext:value-type="float">
            <text:p>74.17</text:p>
          </table:table-cell>
          <table:table-cell office:value-type="float" office:value="286.836" calcext:value-type="float">
            <text:p>286.836</text:p>
          </table:table-cell>
          <table:table-cell office:value-type="float" office:value="43.16" calcext:value-type="float">
            <text:p>43.16</text:p>
          </table:table-cell>
          <table:table-cell office:value-type="float" office:value="73.8724" calcext:value-type="float">
            <text:p>73.8724</text:p>
          </table:table-cell>
          <table:table-cell office:value-type="float" office:value="277.607" calcext:value-type="float">
            <text:p>277.607</text:p>
          </table:table-cell>
          <table:table-cell office:value-type="float" office:value="43.6088" calcext:value-type="float">
            <text:p>43.6088</text:p>
          </table:table-cell>
          <table:table-cell/>
          <table:table-cell table:formula="of:=([.D781]-[.A781])/0.0166667" office:value-type="float" office:value="-17.8559642880716" calcext:value-type="float">
            <text:p>-17.8559642880716</text:p>
          </table:table-cell>
          <table:table-cell table:formula="of:=ABS([.E781]-[.B781])/0.0166667" office:value-type="float" office:value="553.738892522214" calcext:value-type="float">
            <text:p>553.738892522214</text:p>
          </table:table-cell>
          <table:table-cell table:formula="of:=([.F781]-[.C781])/0.0166667" office:value-type="float" office:value="26.927946144108" calcext:value-type="float">
            <text:p>26.927946144108</text:p>
          </table:table-cell>
          <table:table-cell table:formula="of:=DEGREES(ATAN(ABS([.F781]-[.C781])/ABS([.E781]-[.B781])))" office:value-type="float" office:value="2.78406162131765" calcext:value-type="float">
            <text:p>2.78406162131765</text:p>
          </table:table-cell>
          <table:table-cell table:formula="of:=SQRT(POWER([.H781];2)+POWER([.I781];2)+POWER([.J781];2))" office:value-type="float" office:value="554.680728740349" calcext:value-type="float">
            <text:p>554.680728740349</text:p>
          </table:table-cell>
        </table:table-row>
        <table:table-row table:style-name="ro1">
          <table:table-cell office:value-type="float" office:value="74.691" calcext:value-type="float">
            <text:p>74.691</text:p>
          </table:table-cell>
          <table:table-cell office:value-type="float" office:value="288.258" calcext:value-type="float">
            <text:p>288.258</text:p>
          </table:table-cell>
          <table:table-cell office:value-type="float" office:value="42.9329" calcext:value-type="float">
            <text:p>42.9329</text:p>
          </table:table-cell>
          <table:table-cell office:value-type="float" office:value="74.8874" calcext:value-type="float">
            <text:p>74.8874</text:p>
          </table:table-cell>
          <table:table-cell office:value-type="float" office:value="279.033" calcext:value-type="float">
            <text:p>279.033</text:p>
          </table:table-cell>
          <table:table-cell office:value-type="float" office:value="43.3733" calcext:value-type="float">
            <text:p>43.3733</text:p>
          </table:table-cell>
          <table:table-cell/>
          <table:table-cell table:formula="of:=([.D782]-[.A782])/0.0166667" office:value-type="float" office:value="11.783976432047" calcext:value-type="float">
            <text:p>11.783976432047</text:p>
          </table:table-cell>
          <table:table-cell table:formula="of:=ABS([.E782]-[.B782])/0.0166667" office:value-type="float" office:value="553.498893002212" calcext:value-type="float">
            <text:p>553.498893002212</text:p>
          </table:table-cell>
          <table:table-cell table:formula="of:=([.F782]-[.C782])/0.0166667" office:value-type="float" office:value="26.4239471521055" calcext:value-type="float">
            <text:p>26.4239471521055</text:p>
          </table:table-cell>
          <table:table-cell table:formula="of:=DEGREES(ATAN(ABS([.F782]-[.C782])/ABS([.E782]-[.B782])))" office:value-type="float" office:value="2.73321604101617" calcext:value-type="float">
            <text:p>2.73321604101617</text:p>
          </table:table-cell>
          <table:table-cell table:formula="of:=SQRT(POWER([.H782];2)+POWER([.I782];2)+POWER([.J782];2))" office:value-type="float" office:value="554.254554909856" calcext:value-type="float">
            <text:p>554.254554909856</text:p>
          </table:table-cell>
        </table:table-row>
        <table:table-row table:style-name="ro1">
          <table:table-cell office:value-type="float" office:value="74.4303" calcext:value-type="float">
            <text:p>74.4303</text:p>
          </table:table-cell>
          <table:table-cell office:value-type="float" office:value="288.466" calcext:value-type="float">
            <text:p>288.466</text:p>
          </table:table-cell>
          <table:table-cell office:value-type="float" office:value="41.8823" calcext:value-type="float">
            <text:p>41.8823</text:p>
          </table:table-cell>
          <table:table-cell office:value-type="float" office:value="74.3765" calcext:value-type="float">
            <text:p>74.3765</text:p>
          </table:table-cell>
          <table:table-cell office:value-type="float" office:value="279.353" calcext:value-type="float">
            <text:p>279.353</text:p>
          </table:table-cell>
          <table:table-cell office:value-type="float" office:value="41.5728" calcext:value-type="float">
            <text:p>41.5728</text:p>
          </table:table-cell>
          <table:table-cell/>
          <table:table-cell table:formula="of:=([.D783]-[.A783])/0.0166667" office:value-type="float" office:value="-3.22799354401349" calcext:value-type="float">
            <text:p>-3.22799354401349</text:p>
          </table:table-cell>
          <table:table-cell table:formula="of:=ABS([.E783]-[.B783])/0.0166667" office:value-type="float" office:value="546.778906442187" calcext:value-type="float">
            <text:p>546.778906442187</text:p>
          </table:table-cell>
          <table:table-cell table:formula="of:=([.F783]-[.C783])/0.0166667" office:value-type="float" office:value="-18.5699628600743" calcext:value-type="float">
            <text:p>-18.5699628600743</text:p>
          </table:table-cell>
          <table:table-cell table:formula="of:=DEGREES(ATAN(ABS([.F783]-[.C783])/ABS([.E783]-[.B783])))" office:value-type="float" office:value="1.94515861049745" calcext:value-type="float">
            <text:p>1.94515861049745</text:p>
          </table:table-cell>
          <table:table-cell table:formula="of:=SQRT(POWER([.H783];2)+POWER([.I783];2)+POWER([.J783];2))" office:value-type="float" office:value="547.103679381759" calcext:value-type="float">
            <text:p>547.103679381759</text:p>
          </table:table-cell>
        </table:table-row>
        <table:table-row table:style-name="ro1">
          <table:table-cell office:value-type="float" office:value="74.4079" calcext:value-type="float">
            <text:p>74.4079</text:p>
          </table:table-cell>
          <table:table-cell office:value-type="float" office:value="284.474" calcext:value-type="float">
            <text:p>284.474</text:p>
          </table:table-cell>
          <table:table-cell office:value-type="float" office:value="42.0089" calcext:value-type="float">
            <text:p>42.0089</text:p>
          </table:table-cell>
          <table:table-cell office:value-type="float" office:value="74.1098" calcext:value-type="float">
            <text:p>74.1098</text:p>
          </table:table-cell>
          <table:table-cell office:value-type="float" office:value="276.786" calcext:value-type="float">
            <text:p>276.786</text:p>
          </table:table-cell>
          <table:table-cell office:value-type="float" office:value="41.4927" calcext:value-type="float">
            <text:p>41.4927</text:p>
          </table:table-cell>
          <table:table-cell/>
          <table:table-cell table:formula="of:=([.D784]-[.A784])/0.0166667" office:value-type="float" office:value="-17.885964228071" calcext:value-type="float">
            <text:p>-17.885964228071</text:p>
          </table:table-cell>
          <table:table-cell table:formula="of:=ABS([.E784]-[.B784])/0.0166667" office:value-type="float" office:value="461.279077441844" calcext:value-type="float">
            <text:p>461.279077441844</text:p>
          </table:table-cell>
          <table:table-cell table:formula="of:=([.F784]-[.C784])/0.0166667" office:value-type="float" office:value="-30.9719380561238" calcext:value-type="float">
            <text:p>-30.9719380561238</text:p>
          </table:table-cell>
          <table:table-cell table:formula="of:=DEGREES(ATAN(ABS([.F784]-[.C784])/ABS([.E784]-[.B784])))" office:value-type="float" office:value="3.84127934925552" calcext:value-type="float">
            <text:p>3.84127934925552</text:p>
          </table:table-cell>
          <table:table-cell table:formula="of:=SQRT(POWER([.H784];2)+POWER([.I784];2)+POWER([.J784];2))" office:value-type="float" office:value="462.663545083162" calcext:value-type="float">
            <text:p>462.663545083162</text:p>
          </table:table-cell>
        </table:table-row>
        <table:table-row table:style-name="ro1">
          <table:table-cell office:value-type="float" office:value="74.1235" calcext:value-type="float">
            <text:p>74.1235</text:p>
          </table:table-cell>
          <table:table-cell office:value-type="float" office:value="279.332" calcext:value-type="float">
            <text:p>279.332</text:p>
          </table:table-cell>
          <table:table-cell office:value-type="float" office:value="41.5785" calcext:value-type="float">
            <text:p>41.5785</text:p>
          </table:table-cell>
          <table:table-cell office:value-type="float" office:value="74.0647" calcext:value-type="float">
            <text:p>74.0647</text:p>
          </table:table-cell>
          <table:table-cell office:value-type="float" office:value="267.969" calcext:value-type="float">
            <text:p>267.969</text:p>
          </table:table-cell>
          <table:table-cell office:value-type="float" office:value="41.709" calcext:value-type="float">
            <text:p>41.709</text:p>
          </table:table-cell>
          <table:table-cell/>
          <table:table-cell table:formula="of:=([.D785]-[.A785])/0.0166667" office:value-type="float" office:value="-3.52799294401442" calcext:value-type="float">
            <text:p>-3.52799294401442</text:p>
          </table:table-cell>
          <table:table-cell table:formula="of:=ABS([.E785]-[.B785])/0.0166667" office:value-type="float" office:value="681.778636442727" calcext:value-type="float">
            <text:p>681.778636442727</text:p>
          </table:table-cell>
          <table:table-cell table:formula="of:=([.F785]-[.C785])/0.0166667" office:value-type="float" office:value="7.82998434003162" calcext:value-type="float">
            <text:p>7.82998434003162</text:p>
          </table:table-cell>
          <table:table-cell table:formula="of:=DEGREES(ATAN(ABS([.F785]-[.C785])/ABS([.E785]-[.B785])))" office:value-type="float" office:value="0.657992653062439" calcext:value-type="float">
            <text:p>0.657992653062439</text:p>
          </table:table-cell>
          <table:table-cell table:formula="of:=SQRT(POWER([.H785];2)+POWER([.I785];2)+POWER([.J785];2))" office:value-type="float" office:value="681.832724719694" calcext:value-type="float">
            <text:p>681.832724719694</text:p>
          </table:table-cell>
        </table:table-row>
        <table:table-row table:style-name="ro1">
          <table:table-cell office:value-type="float" office:value="74.6612" calcext:value-type="float">
            <text:p>74.6612</text:p>
          </table:table-cell>
          <table:table-cell office:value-type="float" office:value="284.661" calcext:value-type="float">
            <text:p>284.661</text:p>
          </table:table-cell>
          <table:table-cell office:value-type="float" office:value="41.216" calcext:value-type="float">
            <text:p>41.216</text:p>
          </table:table-cell>
          <table:table-cell office:value-type="float" office:value="74.8468" calcext:value-type="float">
            <text:p>74.8468</text:p>
          </table:table-cell>
          <table:table-cell office:value-type="float" office:value="274.395" calcext:value-type="float">
            <text:p>274.395</text:p>
          </table:table-cell>
          <table:table-cell office:value-type="float" office:value="41.131" calcext:value-type="float">
            <text:p>41.131</text:p>
          </table:table-cell>
          <table:table-cell/>
          <table:table-cell table:formula="of:=([.D786]-[.A786])/0.0166667" office:value-type="float" office:value="11.135977728045" calcext:value-type="float">
            <text:p>11.135977728045</text:p>
          </table:table-cell>
          <table:table-cell table:formula="of:=ABS([.E786]-[.B786])/0.0166667" office:value-type="float" office:value="615.958768082465" calcext:value-type="float">
            <text:p>615.958768082465</text:p>
          </table:table-cell>
          <table:table-cell table:formula="of:=([.F786]-[.C786])/0.0166667" office:value-type="float" office:value="-5.09998980002045" calcext:value-type="float">
            <text:p>-5.09998980002045</text:p>
          </table:table-cell>
          <table:table-cell table:formula="of:=DEGREES(ATAN(ABS([.F786]-[.C786])/ABS([.E786]-[.B786])))" office:value-type="float" office:value="0.474384373009886" calcext:value-type="float">
            <text:p>0.474384373009886</text:p>
          </table:table-cell>
          <table:table-cell table:formula="of:=SQRT(POWER([.H786];2)+POWER([.I786];2)+POWER([.J786];2))" office:value-type="float" office:value="616.080533594097" calcext:value-type="float">
            <text:p>616.080533594097</text:p>
          </table:table-cell>
        </table:table-row>
        <table:table-row table:style-name="ro1">
          <table:table-cell office:value-type="float" office:value="74.1913" calcext:value-type="float">
            <text:p>74.1913</text:p>
          </table:table-cell>
          <table:table-cell office:value-type="float" office:value="292.624" calcext:value-type="float">
            <text:p>292.624</text:p>
          </table:table-cell>
          <table:table-cell office:value-type="float" office:value="41.2255" calcext:value-type="float">
            <text:p>41.2255</text:p>
          </table:table-cell>
          <table:table-cell office:value-type="float" office:value="74.3841" calcext:value-type="float">
            <text:p>74.3841</text:p>
          </table:table-cell>
          <table:table-cell office:value-type="float" office:value="280.64" calcext:value-type="float">
            <text:p>280.64</text:p>
          </table:table-cell>
          <table:table-cell office:value-type="float" office:value="41.6154" calcext:value-type="float">
            <text:p>41.6154</text:p>
          </table:table-cell>
          <table:table-cell/>
          <table:table-cell table:formula="of:=([.D787]-[.A787])/0.0166667" office:value-type="float" office:value="11.5679768640466" calcext:value-type="float">
            <text:p>11.5679768640466</text:p>
          </table:table-cell>
          <table:table-cell table:formula="of:=ABS([.E787]-[.B787])/0.0166667" office:value-type="float" office:value="719.038561922879" calcext:value-type="float">
            <text:p>719.038561922879</text:p>
          </table:table-cell>
          <table:table-cell table:formula="of:=([.F787]-[.C787])/0.0166667" office:value-type="float" office:value="23.3939532120938" calcext:value-type="float">
            <text:p>23.3939532120938</text:p>
          </table:table-cell>
          <table:table-cell table:formula="of:=DEGREES(ATAN(ABS([.F787]-[.C787])/ABS([.E787]-[.B787])))" office:value-type="float" office:value="1.863463539096" calcext:value-type="float">
            <text:p>1.863463539096</text:p>
          </table:table-cell>
          <table:table-cell table:formula="of:=SQRT(POWER([.H787];2)+POWER([.I787];2)+POWER([.J787];2))" office:value-type="float" office:value="719.512021211416" calcext:value-type="float">
            <text:p>719.512021211416</text:p>
          </table:table-cell>
        </table:table-row>
        <table:table-row table:style-name="ro1">
          <table:table-cell office:value-type="float" office:value="74.3977" calcext:value-type="float">
            <text:p>74.3977</text:p>
          </table:table-cell>
          <table:table-cell office:value-type="float" office:value="283.334" calcext:value-type="float">
            <text:p>283.334</text:p>
          </table:table-cell>
          <table:table-cell office:value-type="float" office:value="41.1793" calcext:value-type="float">
            <text:p>41.1793</text:p>
          </table:table-cell>
          <table:table-cell office:value-type="float" office:value="74.3328" calcext:value-type="float">
            <text:p>74.3328</text:p>
          </table:table-cell>
          <table:table-cell office:value-type="float" office:value="271.754" calcext:value-type="float">
            <text:p>271.754</text:p>
          </table:table-cell>
          <table:table-cell office:value-type="float" office:value="41.5719" calcext:value-type="float">
            <text:p>41.5719</text:p>
          </table:table-cell>
          <table:table-cell/>
          <table:table-cell table:formula="of:=([.D788]-[.A788])/0.0166667" office:value-type="float" office:value="-3.89399221201524" calcext:value-type="float">
            <text:p>-3.89399221201524</text:p>
          </table:table-cell>
          <table:table-cell table:formula="of:=ABS([.E788]-[.B788])/0.0166667" office:value-type="float" office:value="694.798610402778" calcext:value-type="float">
            <text:p>694.798610402778</text:p>
          </table:table-cell>
          <table:table-cell table:formula="of:=([.F788]-[.C788])/0.0166667" office:value-type="float" office:value="23.5559528880943" calcext:value-type="float">
            <text:p>23.5559528880943</text:p>
          </table:table-cell>
          <table:table-cell table:formula="of:=DEGREES(ATAN(ABS([.F788]-[.C788])/ABS([.E788]-[.B788])))" office:value-type="float" office:value="1.9417711923316" calcext:value-type="float">
            <text:p>1.9417711923316</text:p>
          </table:table-cell>
          <table:table-cell table:formula="of:=SQRT(POWER([.H788];2)+POWER([.I788];2)+POWER([.J788];2))" office:value-type="float" office:value="695.208713344018" calcext:value-type="float">
            <text:p>695.208713344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23:09.940715948</dc:date>
    <meta:editing-duration>PT1M17S</meta:editing-duration>
    <meta:editing-cycles>2</meta:editing-cycles>
    <meta:document-statistic meta:table-count="1" meta:cell-count="8668" meta:object-count="0"/>
  </office:meta>
</office:document-meta>
</file>